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14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3.5mm"/>
    </style:style>
    <style:style style:name="co4" style:family="table-column">
      <style:table-column-properties fo:break-before="auto" style:column-width="29.76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4.66mm"/>
    </style:style>
    <style:style style:name="co8" style:family="table-column">
      <style:table-column-properties fo:break-before="auto" style:column-width="41.66mm"/>
    </style:style>
    <style:style style:name="co9" style:family="table-column">
      <style:table-column-properties fo:break-before="auto" style:column-width="35.4mm"/>
    </style:style>
    <style:style style:name="co10" style:family="table-column">
      <style:table-column-properties fo:break-before="auto" style:column-width="34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fcd4d1"/>
    </style:style>
    <style:style style:name="ce2" style:family="table-cell" style:parent-style-name="Default" style:data-style-name="N100">
      <style:table-cell-properties fo:background-color="#fcd4d1"/>
    </style: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fo:background-color="#fcd4d1"/>
    </style:style>
    <style:style style:name="ce6" style:family="table-cell" style:parent-style-name="Default" style:data-style-name="N41"/>
    <style:style style:name="ce7" style:family="table-cell" style:parent-style-name="Default" style:data-style-name="N41">
      <style:table-cell-properties fo:background-color="#fcd4d1"/>
    </style:style>
    <style:style style:name="ce8" style:family="table-cell" style:parent-style-name="Default">
      <style:table-cell-properties fo:background-color="#e0efd4"/>
    </style:style>
  </office:automatic-styles>
  <office:body>
    <office:spreadsheet>
      <table:calculation-settings table:automatic-find-labels="false" table:use-regular-expressions="false" table:use-wildcards="true"/>
      <table:table table:name="data_1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6" table:default-cell-style-name="ce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_TIME</text:p>
          </table:table-cell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rrected timestamp</text:p>
          </table:table-cell>
          <table:table-cell office:value-type="string" calcext:value-type="string">
            <text:p>Corrected time</text:p>
          </table:table-cell>
          <table:table-cell table:style-name="ce8" office:value-type="string" calcext:value-type="string">
            <text:p>Correction timestamp</text:p>
          </table:table-cell>
          <table:table-cell/>
        </table:table-row>
        <table:table-row table:style-name="ro1">
          <table:table-cell table:style-name="ce1" office:value-type="float" office:value="1590055279" calcext:value-type="float">
            <text:p>1590055279</text:p>
          </table:table-cell>
          <table:table-cell table:style-name="ce2" office:value-type="string" calcext:value-type="string">
            <text:p>2020-05-21 07:01:1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-0.1</text:p>
          </table:table-cell>
          <table:table-cell table:style-name="ce1" office:value-type="string" calcext:value-type="string">
            <text:p>255.0</text:p>
          </table:table-cell>
          <table:table-cell table:style-name="ce5" table:formula="of:=[.I2]" office:value-type="date" office:date-value="2020-06-15T12:32:24" calcext:value-type="date">
            <text:p>15/06/20</text:p>
          </table:table-cell>
          <table:table-cell table:style-name="ce7" table:formula="of:=[.I2]" office:value-type="time" office:time-value="PT1055940H32M24.000000134S" calcext:value-type="time">
            <text:p>12:32:24</text:p>
          </table:table-cell>
          <table:table-cell table:style-name="ce1" table:formula="of:=[.A2]+[.$J$2]" office:value-type="float" office:value="1592235144" calcext:value-type="float">
            <text:p>1592235144</text:p>
          </table:table-cell>
          <table:table-cell table:style-name="ce1" table:formula="of:=([.$H2]/86400)+25569-(3/24)" office:value-type="float" office:value="43997.5225" calcext:value-type="float">
            <text:p>43997,5225</text:p>
          </table:table-cell>
          <table:table-cell table:style-name="ce8" table:formula="of:=1592242200-[.A6]" office:value-type="float" office:value="2179865" calcext:value-type="float">
            <text:p>2179865</text:p>
          </table:table-cell>
          <table:table-cell/>
        </table:table-row>
        <table:table-row table:style-name="ro1">
          <table:table-cell table:style-name="ce1" office:value-type="float" office:value="1590055279" calcext:value-type="float">
            <text:p>1590055279</text:p>
          </table:table-cell>
          <table:table-cell table:style-name="ce2" office:value-type="string" calcext:value-type="string">
            <text:p>2020-05-21 07:01:1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-0.1</text:p>
          </table:table-cell>
          <table:table-cell table:style-name="ce1" office:value-type="string" calcext:value-type="string">
            <text:p>255.0</text:p>
          </table:table-cell>
          <table:table-cell table:style-name="ce5" table:formula="of:=[.I3]" office:value-type="date" office:date-value="2020-06-15T12:32:24" calcext:value-type="date">
            <text:p>15/06/20</text:p>
          </table:table-cell>
          <table:table-cell table:style-name="ce7" table:formula="of:=[.I3]" office:value-type="time" office:time-value="PT1055940H32M24.000000134S" calcext:value-type="time">
            <text:p>12:32:24</text:p>
          </table:table-cell>
          <table:table-cell table:style-name="ce1" table:formula="of:=[.A3]+[.$J$2]" office:value-type="float" office:value="1592235144" calcext:value-type="float">
            <text:p>1592235144</text:p>
          </table:table-cell>
          <table:table-cell table:style-name="ce1" table:formula="of:=([.$H3]/86400)+25569-(3/24)" office:value-type="float" office:value="43997.5225" calcext:value-type="float">
            <text:p>43997,5225</text:p>
          </table:table-cell>
          <table:table-cell table:number-columns-repeated="2"/>
        </table:table-row>
        <table:table-row table:style-name="ro1">
          <table:table-cell table:style-name="ce1" office:value-type="float" office:value="1590055279" calcext:value-type="float">
            <text:p>1590055279</text:p>
          </table:table-cell>
          <table:table-cell table:style-name="ce2" office:value-type="string" calcext:value-type="string">
            <text:p>2020-05-21 07:01:1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-0.1</text:p>
          </table:table-cell>
          <table:table-cell table:style-name="ce1" office:value-type="string" calcext:value-type="string">
            <text:p>255.0</text:p>
          </table:table-cell>
          <table:table-cell table:style-name="ce5" table:formula="of:=[.I4]" office:value-type="date" office:date-value="2020-06-15T12:32:24" calcext:value-type="date">
            <text:p>15/06/20</text:p>
          </table:table-cell>
          <table:table-cell table:style-name="ce7" table:formula="of:=[.I4]" office:value-type="time" office:time-value="PT1055940H32M24.000000134S" calcext:value-type="time">
            <text:p>12:32:24</text:p>
          </table:table-cell>
          <table:table-cell table:style-name="ce1" table:formula="of:=[.A4]+[.$J$2]" office:value-type="float" office:value="1592235144" calcext:value-type="float">
            <text:p>1592235144</text:p>
          </table:table-cell>
          <table:table-cell table:style-name="ce1" table:formula="of:=([.$H4]/86400)+25569-(3/24)" office:value-type="float" office:value="43997.5225" calcext:value-type="float">
            <text:p>43997,5225</text:p>
          </table:table-cell>
          <table:table-cell table:number-columns-repeated="2"/>
        </table:table-row>
        <table:table-row table:style-name="ro1">
          <table:table-cell table:style-name="ce1" office:value-type="float" office:value="1590055279" calcext:value-type="float">
            <text:p>1590055279</text:p>
          </table:table-cell>
          <table:table-cell table:style-name="ce2" office:value-type="string" calcext:value-type="string">
            <text:p>2020-05-21 07:01: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-0.1</text:p>
          </table:table-cell>
          <table:table-cell table:style-name="ce1" office:value-type="string" calcext:value-type="string">
            <text:p>255.0</text:p>
          </table:table-cell>
          <table:table-cell table:style-name="ce5" table:formula="of:=[.I5]" office:value-type="date" office:date-value="2020-06-15T12:32:24" calcext:value-type="date">
            <text:p>15/06/20</text:p>
          </table:table-cell>
          <table:table-cell table:style-name="ce7" table:formula="of:=[.I5]" office:value-type="time" office:time-value="PT1055940H32M24.000000134S" calcext:value-type="time">
            <text:p>12:32:24</text:p>
          </table:table-cell>
          <table:table-cell table:style-name="ce1" table:formula="of:=[.A5]+[.$J$2]" office:value-type="float" office:value="1592235144" calcext:value-type="float">
            <text:p>1592235144</text:p>
          </table:table-cell>
          <table:table-cell table:style-name="ce1" table:formula="of:=([.$H5]/86400)+25569-(3/24)" office:value-type="float" office:value="43997.5225" calcext:value-type="float">
            <text:p>43997,5225</text:p>
          </table:table-cell>
          <table:table-cell table:number-columns-repeated="2"/>
        </table:table-row>
        <table:table-row table:style-name="ro1">
          <table:table-cell office:value-type="float" office:value="1590062335" calcext:value-type="float">
            <text:p>1590062335</text:p>
          </table:table-cell>
          <table:table-cell table:style-name="ce3" office:value-type="string" calcext:value-type="string">
            <text:p>2020-05-21 08:58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6]" office:value-type="date" office:date-value="2020-06-15T14:30:00" calcext:value-type="date">
            <text:p>15/06/20</text:p>
          </table:table-cell>
          <table:table-cell table:formula="of:=[.I6]" office:value-type="time" office:time-value="PT1055942H30M00S" calcext:value-type="time">
            <text:p>14:30:00</text:p>
          </table:table-cell>
          <table:table-cell table:formula="of:=[.A6]+[.$J$2]" office:value-type="float" office:value="1592242200" calcext:value-type="float">
            <text:p>1592242200</text:p>
          </table:table-cell>
          <table:table-cell table:formula="of:=([.$H6]/86400)+25569-(3/24)" office:value-type="float" office:value="43997.6041666667" calcext:value-type="float">
            <text:p>43997,6041666667</text:p>
          </table:table-cell>
          <table:table-cell table:number-columns-repeated="2"/>
        </table:table-row>
        <table:table-row table:style-name="ro1">
          <table:table-cell office:value-type="float" office:value="1590062335" calcext:value-type="float">
            <text:p>1590062335</text:p>
          </table:table-cell>
          <table:table-cell table:style-name="ce3" office:value-type="string" calcext:value-type="string">
            <text:p>2020-05-21 08:58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7]" office:value-type="date" office:date-value="2020-06-15T14:30:00" calcext:value-type="date">
            <text:p>15/06/20</text:p>
          </table:table-cell>
          <table:table-cell table:formula="of:=[.I7]" office:value-type="time" office:time-value="PT1055942H30M00S" calcext:value-type="time">
            <text:p>14:30:00</text:p>
          </table:table-cell>
          <table:table-cell table:formula="of:=[.A7]+[.$J$2]" office:value-type="float" office:value="1592242200" calcext:value-type="float">
            <text:p>1592242200</text:p>
          </table:table-cell>
          <table:table-cell table:formula="of:=([.$H7]/86400)+25569-(3/24)" office:value-type="float" office:value="43997.6041666667" calcext:value-type="float">
            <text:p>43997,6041666667</text:p>
          </table:table-cell>
          <table:table-cell table:number-columns-repeated="2"/>
        </table:table-row>
        <table:table-row table:style-name="ro1">
          <table:table-cell office:value-type="float" office:value="1590062335" calcext:value-type="float">
            <text:p>1590062335</text:p>
          </table:table-cell>
          <table:table-cell table:style-name="ce3" office:value-type="string" calcext:value-type="string">
            <text:p>2020-05-21 08:58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8]" office:value-type="date" office:date-value="2020-06-15T14:30:00" calcext:value-type="date">
            <text:p>15/06/20</text:p>
          </table:table-cell>
          <table:table-cell table:formula="of:=[.I8]" office:value-type="time" office:time-value="PT1055942H30M00S" calcext:value-type="time">
            <text:p>14:30:00</text:p>
          </table:table-cell>
          <table:table-cell table:formula="of:=[.A8]+[.$J$2]" office:value-type="float" office:value="1592242200" calcext:value-type="float">
            <text:p>1592242200</text:p>
          </table:table-cell>
          <table:table-cell table:formula="of:=([.$H8]/86400)+25569-(3/24)" office:value-type="float" office:value="43997.6041666667" calcext:value-type="float">
            <text:p>43997,6041666667</text:p>
          </table:table-cell>
          <table:table-cell table:number-columns-repeated="2"/>
        </table:table-row>
        <table:table-row table:style-name="ro1">
          <table:table-cell office:value-type="float" office:value="1590062335" calcext:value-type="float">
            <text:p>1590062335</text:p>
          </table:table-cell>
          <table:table-cell table:style-name="ce3" office:value-type="string" calcext:value-type="string">
            <text:p>2020-05-21 08:58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9]" office:value-type="date" office:date-value="2020-06-15T14:30:00" calcext:value-type="date">
            <text:p>15/06/20</text:p>
          </table:table-cell>
          <table:table-cell table:formula="of:=[.I9]" office:value-type="time" office:time-value="PT1055942H30M00S" calcext:value-type="time">
            <text:p>14:30:00</text:p>
          </table:table-cell>
          <table:table-cell table:formula="of:=[.A9]+[.$J$2]" office:value-type="float" office:value="1592242200" calcext:value-type="float">
            <text:p>1592242200</text:p>
          </table:table-cell>
          <table:table-cell table:formula="of:=([.$H9]/86400)+25569-(3/24)" office:value-type="float" office:value="43997.6041666667" calcext:value-type="float">
            <text:p>43997,6041666667</text:p>
          </table:table-cell>
          <table:table-cell table:number-columns-repeated="2"/>
        </table:table-row>
        <table:table-row table:style-name="ro1">
          <table:table-cell office:value-type="float" office:value="1590065934" calcext:value-type="float">
            <text:p>1590065934</text:p>
          </table:table-cell>
          <table:table-cell table:style-name="ce3" office:value-type="string" calcext:value-type="string">
            <text:p>2020-05-21 09:58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0]" office:value-type="date" office:date-value="2020-06-15T15:29:59" calcext:value-type="date">
            <text:p>15/06/20</text:p>
          </table:table-cell>
          <table:table-cell table:formula="of:=[.I10]" office:value-type="time" office:time-value="PT1055943H29M59.000000395S" calcext:value-type="time">
            <text:p>15:29:59</text:p>
          </table:table-cell>
          <table:table-cell table:formula="of:=[.A10]+[.$J$2]" office:value-type="float" office:value="1592245799" calcext:value-type="float">
            <text:p>1592245799</text:p>
          </table:table-cell>
          <table:table-cell table:formula="of:=([.$H10]/86400)+25569-(3/24)" office:value-type="float" office:value="43997.6458217593" calcext:value-type="float">
            <text:p>43997,6458217593</text:p>
          </table:table-cell>
          <table:table-cell table:number-columns-repeated="2"/>
        </table:table-row>
        <table:table-row table:style-name="ro1">
          <table:table-cell office:value-type="float" office:value="1590065934" calcext:value-type="float">
            <text:p>1590065934</text:p>
          </table:table-cell>
          <table:table-cell table:style-name="ce3" office:value-type="string" calcext:value-type="string">
            <text:p>2020-05-21 09:58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1]" office:value-type="date" office:date-value="2020-06-15T15:29:59" calcext:value-type="date">
            <text:p>15/06/20</text:p>
          </table:table-cell>
          <table:table-cell table:formula="of:=[.I11]" office:value-type="time" office:time-value="PT1055943H29M59.000000395S" calcext:value-type="time">
            <text:p>15:29:59</text:p>
          </table:table-cell>
          <table:table-cell table:formula="of:=[.A11]+[.$J$2]" office:value-type="float" office:value="1592245799" calcext:value-type="float">
            <text:p>1592245799</text:p>
          </table:table-cell>
          <table:table-cell table:formula="of:=([.$H11]/86400)+25569-(3/24)" office:value-type="float" office:value="43997.6458217593" calcext:value-type="float">
            <text:p>43997,6458217593</text:p>
          </table:table-cell>
          <table:table-cell table:number-columns-repeated="2"/>
        </table:table-row>
        <table:table-row table:style-name="ro1">
          <table:table-cell office:value-type="float" office:value="1590065934" calcext:value-type="float">
            <text:p>1590065934</text:p>
          </table:table-cell>
          <table:table-cell table:style-name="ce3" office:value-type="string" calcext:value-type="string">
            <text:p>2020-05-21 09:58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2]" office:value-type="date" office:date-value="2020-06-15T15:29:59" calcext:value-type="date">
            <text:p>15/06/20</text:p>
          </table:table-cell>
          <table:table-cell table:formula="of:=[.I12]" office:value-type="time" office:time-value="PT1055943H29M59.000000395S" calcext:value-type="time">
            <text:p>15:29:59</text:p>
          </table:table-cell>
          <table:table-cell table:formula="of:=[.A12]+[.$J$2]" office:value-type="float" office:value="1592245799" calcext:value-type="float">
            <text:p>1592245799</text:p>
          </table:table-cell>
          <table:table-cell table:formula="of:=([.$H12]/86400)+25569-(3/24)" office:value-type="float" office:value="43997.6458217593" calcext:value-type="float">
            <text:p>43997,6458217593</text:p>
          </table:table-cell>
          <table:table-cell table:number-columns-repeated="2"/>
        </table:table-row>
        <table:table-row table:style-name="ro1">
          <table:table-cell office:value-type="float" office:value="1590065934" calcext:value-type="float">
            <text:p>1590065934</text:p>
          </table:table-cell>
          <table:table-cell table:style-name="ce3" office:value-type="string" calcext:value-type="string">
            <text:p>2020-05-21 09:58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3]" office:value-type="date" office:date-value="2020-06-15T15:29:59" calcext:value-type="date">
            <text:p>15/06/20</text:p>
          </table:table-cell>
          <table:table-cell table:formula="of:=[.I13]" office:value-type="time" office:time-value="PT1055943H29M59.000000395S" calcext:value-type="time">
            <text:p>15:29:59</text:p>
          </table:table-cell>
          <table:table-cell table:formula="of:=[.A13]+[.$J$2]" office:value-type="float" office:value="1592245799" calcext:value-type="float">
            <text:p>1592245799</text:p>
          </table:table-cell>
          <table:table-cell table:formula="of:=([.$H13]/86400)+25569-(3/24)" office:value-type="float" office:value="43997.6458217593" calcext:value-type="float">
            <text:p>43997,6458217593</text:p>
          </table:table-cell>
          <table:table-cell table:number-columns-repeated="2"/>
        </table:table-row>
        <table:table-row table:style-name="ro1">
          <table:table-cell office:value-type="float" office:value="1590069533" calcext:value-type="float">
            <text:p>1590069533</text:p>
          </table:table-cell>
          <table:table-cell table:style-name="ce3" office:value-type="string" calcext:value-type="string">
            <text:p>2020-05-21 10:58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]" office:value-type="date" office:date-value="2020-06-15T16:29:58" calcext:value-type="date">
            <text:p>15/06/20</text:p>
          </table:table-cell>
          <table:table-cell table:formula="of:=[.I14]" office:value-type="time" office:time-value="PT1055944H29M57.999999113S" calcext:value-type="time">
            <text:p>16:29:58</text:p>
          </table:table-cell>
          <table:table-cell table:formula="of:=[.A14]+[.$J$2]" office:value-type="float" office:value="1592249398" calcext:value-type="float">
            <text:p>1592249398</text:p>
          </table:table-cell>
          <table:table-cell table:formula="of:=([.$H14]/86400)+25569-(3/24)" office:value-type="float" office:value="43997.6874768519" calcext:value-type="float">
            <text:p>43997,6874768519</text:p>
          </table:table-cell>
          <table:table-cell table:number-columns-repeated="2"/>
        </table:table-row>
        <table:table-row table:style-name="ro1">
          <table:table-cell office:value-type="float" office:value="1590069533" calcext:value-type="float">
            <text:p>1590069533</text:p>
          </table:table-cell>
          <table:table-cell table:style-name="ce3" office:value-type="string" calcext:value-type="string">
            <text:p>2020-05-21 10:58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5]" office:value-type="date" office:date-value="2020-06-15T16:29:58" calcext:value-type="date">
            <text:p>15/06/20</text:p>
          </table:table-cell>
          <table:table-cell table:formula="of:=[.I15]" office:value-type="time" office:time-value="PT1055944H29M57.999999113S" calcext:value-type="time">
            <text:p>16:29:58</text:p>
          </table:table-cell>
          <table:table-cell table:formula="of:=[.A15]+[.$J$2]" office:value-type="float" office:value="1592249398" calcext:value-type="float">
            <text:p>1592249398</text:p>
          </table:table-cell>
          <table:table-cell table:formula="of:=([.$H15]/86400)+25569-(3/24)" office:value-type="float" office:value="43997.6874768519" calcext:value-type="float">
            <text:p>43997,6874768519</text:p>
          </table:table-cell>
          <table:table-cell table:number-columns-repeated="2"/>
        </table:table-row>
        <table:table-row table:style-name="ro1">
          <table:table-cell office:value-type="float" office:value="1590069533" calcext:value-type="float">
            <text:p>1590069533</text:p>
          </table:table-cell>
          <table:table-cell table:style-name="ce3" office:value-type="string" calcext:value-type="string">
            <text:p>2020-05-21 10:58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6]" office:value-type="date" office:date-value="2020-06-15T16:29:58" calcext:value-type="date">
            <text:p>15/06/20</text:p>
          </table:table-cell>
          <table:table-cell table:formula="of:=[.I16]" office:value-type="time" office:time-value="PT1055944H29M57.999999113S" calcext:value-type="time">
            <text:p>16:29:58</text:p>
          </table:table-cell>
          <table:table-cell table:formula="of:=[.A16]+[.$J$2]" office:value-type="float" office:value="1592249398" calcext:value-type="float">
            <text:p>1592249398</text:p>
          </table:table-cell>
          <table:table-cell table:formula="of:=([.$H16]/86400)+25569-(3/24)" office:value-type="float" office:value="43997.6874768519" calcext:value-type="float">
            <text:p>43997,6874768519</text:p>
          </table:table-cell>
          <table:table-cell table:number-columns-repeated="2"/>
        </table:table-row>
        <table:table-row table:style-name="ro1">
          <table:table-cell office:value-type="float" office:value="1590069533" calcext:value-type="float">
            <text:p>1590069533</text:p>
          </table:table-cell>
          <table:table-cell table:style-name="ce3" office:value-type="string" calcext:value-type="string">
            <text:p>2020-05-21 10:58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7]" office:value-type="date" office:date-value="2020-06-15T16:29:58" calcext:value-type="date">
            <text:p>15/06/20</text:p>
          </table:table-cell>
          <table:table-cell table:formula="of:=[.I17]" office:value-type="time" office:time-value="PT1055944H29M57.999999113S" calcext:value-type="time">
            <text:p>16:29:58</text:p>
          </table:table-cell>
          <table:table-cell table:formula="of:=[.A17]+[.$J$2]" office:value-type="float" office:value="1592249398" calcext:value-type="float">
            <text:p>1592249398</text:p>
          </table:table-cell>
          <table:table-cell table:formula="of:=([.$H17]/86400)+25569-(3/24)" office:value-type="float" office:value="43997.6874768519" calcext:value-type="float">
            <text:p>43997,6874768519</text:p>
          </table:table-cell>
          <table:table-cell table:number-columns-repeated="2"/>
        </table:table-row>
        <table:table-row table:style-name="ro1">
          <table:table-cell office:value-type="float" office:value="1590073132" calcext:value-type="float">
            <text:p>1590073132</text:p>
          </table:table-cell>
          <table:table-cell table:style-name="ce3" office:value-type="string" calcext:value-type="string">
            <text:p>2020-05-21 11:58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18]" office:value-type="date" office:date-value="2020-06-15T17:29:57" calcext:value-type="date">
            <text:p>15/06/20</text:p>
          </table:table-cell>
          <table:table-cell table:formula="of:=[.I18]" office:value-type="time" office:time-value="PT1055945H29M57.000000346S" calcext:value-type="time">
            <text:p>17:29:57</text:p>
          </table:table-cell>
          <table:table-cell table:formula="of:=[.A18]+[.$J$2]" office:value-type="float" office:value="1592252997" calcext:value-type="float">
            <text:p>1592252997</text:p>
          </table:table-cell>
          <table:table-cell table:formula="of:=([.$H18]/86400)+25569-(3/24)" office:value-type="float" office:value="43997.7291319445" calcext:value-type="float">
            <text:p>43997,7291319445</text:p>
          </table:table-cell>
          <table:table-cell table:number-columns-repeated="2"/>
        </table:table-row>
        <table:table-row table:style-name="ro1">
          <table:table-cell office:value-type="float" office:value="1590073132" calcext:value-type="float">
            <text:p>1590073132</text:p>
          </table:table-cell>
          <table:table-cell table:style-name="ce3" office:value-type="string" calcext:value-type="string">
            <text:p>2020-05-21 11:58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7.0</text:p>
          </table:table-cell>
          <table:table-cell table:formula="of:=[.I19]" office:value-type="date" office:date-value="2020-06-15T17:29:57" calcext:value-type="date">
            <text:p>15/06/20</text:p>
          </table:table-cell>
          <table:table-cell table:formula="of:=[.I19]" office:value-type="time" office:time-value="PT1055945H29M57.000000346S" calcext:value-type="time">
            <text:p>17:29:57</text:p>
          </table:table-cell>
          <table:table-cell table:formula="of:=[.A19]+[.$J$2]" office:value-type="float" office:value="1592252997" calcext:value-type="float">
            <text:p>1592252997</text:p>
          </table:table-cell>
          <table:table-cell table:formula="of:=([.$H19]/86400)+25569-(3/24)" office:value-type="float" office:value="43997.7291319445" calcext:value-type="float">
            <text:p>43997,7291319445</text:p>
          </table:table-cell>
          <table:table-cell table:number-columns-repeated="2"/>
        </table:table-row>
        <table:table-row table:style-name="ro1">
          <table:table-cell office:value-type="float" office:value="1590073132" calcext:value-type="float">
            <text:p>1590073132</text:p>
          </table:table-cell>
          <table:table-cell table:style-name="ce3" office:value-type="string" calcext:value-type="string">
            <text:p>2020-05-21 11:58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20]" office:value-type="date" office:date-value="2020-06-15T17:29:57" calcext:value-type="date">
            <text:p>15/06/20</text:p>
          </table:table-cell>
          <table:table-cell table:formula="of:=[.I20]" office:value-type="time" office:time-value="PT1055945H29M57.000000346S" calcext:value-type="time">
            <text:p>17:29:57</text:p>
          </table:table-cell>
          <table:table-cell table:formula="of:=[.A20]+[.$J$2]" office:value-type="float" office:value="1592252997" calcext:value-type="float">
            <text:p>1592252997</text:p>
          </table:table-cell>
          <table:table-cell table:formula="of:=([.$H20]/86400)+25569-(3/24)" office:value-type="float" office:value="43997.7291319445" calcext:value-type="float">
            <text:p>43997,7291319445</text:p>
          </table:table-cell>
          <table:table-cell table:number-columns-repeated="2"/>
        </table:table-row>
        <table:table-row table:style-name="ro1">
          <table:table-cell office:value-type="float" office:value="1590073132" calcext:value-type="float">
            <text:p>1590073132</text:p>
          </table:table-cell>
          <table:table-cell table:style-name="ce3" office:value-type="string" calcext:value-type="string">
            <text:p>2020-05-21 11:58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table:formula="of:=[.I21]" office:value-type="date" office:date-value="2020-06-15T17:29:57" calcext:value-type="date">
            <text:p>15/06/20</text:p>
          </table:table-cell>
          <table:table-cell table:formula="of:=[.I21]" office:value-type="time" office:time-value="PT1055945H29M57.000000346S" calcext:value-type="time">
            <text:p>17:29:57</text:p>
          </table:table-cell>
          <table:table-cell table:formula="of:=[.A21]+[.$J$2]" office:value-type="float" office:value="1592252997" calcext:value-type="float">
            <text:p>1592252997</text:p>
          </table:table-cell>
          <table:table-cell table:formula="of:=([.$H21]/86400)+25569-(3/24)" office:value-type="float" office:value="43997.7291319445" calcext:value-type="float">
            <text:p>43997,7291319445</text:p>
          </table:table-cell>
          <table:table-cell table:number-columns-repeated="2"/>
        </table:table-row>
        <table:table-row table:style-name="ro1">
          <table:table-cell office:value-type="float" office:value="1590076731" calcext:value-type="float">
            <text:p>1590076731</text:p>
          </table:table-cell>
          <table:table-cell table:style-name="ce3" office:value-type="string" calcext:value-type="string">
            <text:p>2020-05-21 12:58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22]" office:value-type="date" office:date-value="2020-06-15T18:29:56" calcext:value-type="date">
            <text:p>15/06/20</text:p>
          </table:table-cell>
          <table:table-cell table:formula="of:=[.I22]" office:value-type="time" office:time-value="PT1055946H29M55.999999903S" calcext:value-type="time">
            <text:p>18:29:56</text:p>
          </table:table-cell>
          <table:table-cell table:formula="of:=[.A22]+[.$J$2]" office:value-type="float" office:value="1592256596" calcext:value-type="float">
            <text:p>1592256596</text:p>
          </table:table-cell>
          <table:table-cell table:formula="of:=([.$H22]/86400)+25569-(3/24)" office:value-type="float" office:value="43997.770787037" calcext:value-type="float">
            <text:p>43997,770787037</text:p>
          </table:table-cell>
          <table:table-cell table:number-columns-repeated="2"/>
        </table:table-row>
        <table:table-row table:style-name="ro1">
          <table:table-cell office:value-type="float" office:value="1590076731" calcext:value-type="float">
            <text:p>1590076731</text:p>
          </table:table-cell>
          <table:table-cell table:style-name="ce3" office:value-type="string" calcext:value-type="string">
            <text:p>2020-05-21 12:58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3]" office:value-type="date" office:date-value="2020-06-15T18:29:56" calcext:value-type="date">
            <text:p>15/06/20</text:p>
          </table:table-cell>
          <table:table-cell table:formula="of:=[.I23]" office:value-type="time" office:time-value="PT1055946H29M55.999999903S" calcext:value-type="time">
            <text:p>18:29:56</text:p>
          </table:table-cell>
          <table:table-cell table:formula="of:=[.A23]+[.$J$2]" office:value-type="float" office:value="1592256596" calcext:value-type="float">
            <text:p>1592256596</text:p>
          </table:table-cell>
          <table:table-cell table:formula="of:=([.$H23]/86400)+25569-(3/24)" office:value-type="float" office:value="43997.770787037" calcext:value-type="float">
            <text:p>43997,770787037</text:p>
          </table:table-cell>
          <table:table-cell table:number-columns-repeated="2"/>
        </table:table-row>
        <table:table-row table:style-name="ro1">
          <table:table-cell office:value-type="float" office:value="1590076731" calcext:value-type="float">
            <text:p>1590076731</text:p>
          </table:table-cell>
          <table:table-cell table:style-name="ce3" office:value-type="string" calcext:value-type="string">
            <text:p>2020-05-21 12:58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4]" office:value-type="date" office:date-value="2020-06-15T18:29:56" calcext:value-type="date">
            <text:p>15/06/20</text:p>
          </table:table-cell>
          <table:table-cell table:formula="of:=[.I24]" office:value-type="time" office:time-value="PT1055946H29M55.999999903S" calcext:value-type="time">
            <text:p>18:29:56</text:p>
          </table:table-cell>
          <table:table-cell table:formula="of:=[.A24]+[.$J$2]" office:value-type="float" office:value="1592256596" calcext:value-type="float">
            <text:p>1592256596</text:p>
          </table:table-cell>
          <table:table-cell table:formula="of:=([.$H24]/86400)+25569-(3/24)" office:value-type="float" office:value="43997.770787037" calcext:value-type="float">
            <text:p>43997,770787037</text:p>
          </table:table-cell>
          <table:table-cell table:number-columns-repeated="2"/>
        </table:table-row>
        <table:table-row table:style-name="ro1">
          <table:table-cell office:value-type="float" office:value="1590076731" calcext:value-type="float">
            <text:p>1590076731</text:p>
          </table:table-cell>
          <table:table-cell table:style-name="ce3" office:value-type="string" calcext:value-type="string">
            <text:p>2020-05-21 12:58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25]" office:value-type="date" office:date-value="2020-06-15T18:29:56" calcext:value-type="date">
            <text:p>15/06/20</text:p>
          </table:table-cell>
          <table:table-cell table:formula="of:=[.I25]" office:value-type="time" office:time-value="PT1055946H29M55.999999903S" calcext:value-type="time">
            <text:p>18:29:56</text:p>
          </table:table-cell>
          <table:table-cell table:formula="of:=[.A25]+[.$J$2]" office:value-type="float" office:value="1592256596" calcext:value-type="float">
            <text:p>1592256596</text:p>
          </table:table-cell>
          <table:table-cell table:formula="of:=([.$H25]/86400)+25569-(3/24)" office:value-type="float" office:value="43997.770787037" calcext:value-type="float">
            <text:p>43997,770787037</text:p>
          </table:table-cell>
          <table:table-cell table:number-columns-repeated="2"/>
        </table:table-row>
        <table:table-row table:style-name="ro1">
          <table:table-cell office:value-type="float" office:value="1590080330" calcext:value-type="float">
            <text:p>1590080330</text:p>
          </table:table-cell>
          <table:table-cell table:style-name="ce3" office:value-type="string" calcext:value-type="string">
            <text:p>2020-05-21 13:58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26]" office:value-type="date" office:date-value="2020-06-15T19:29:55" calcext:value-type="date">
            <text:p>15/06/20</text:p>
          </table:table-cell>
          <table:table-cell table:formula="of:=[.I26]" office:value-type="time" office:time-value="PT1055947H29M55.000000298S" calcext:value-type="time">
            <text:p>19:29:55</text:p>
          </table:table-cell>
          <table:table-cell table:formula="of:=[.A26]+[.$J$2]" office:value-type="float" office:value="1592260195" calcext:value-type="float">
            <text:p>1592260195</text:p>
          </table:table-cell>
          <table:table-cell table:formula="of:=([.$H26]/86400)+25569-(3/24)" office:value-type="float" office:value="43997.8124421296" calcext:value-type="float">
            <text:p>43997,8124421296</text:p>
          </table:table-cell>
          <table:table-cell table:number-columns-repeated="2"/>
        </table:table-row>
        <table:table-row table:style-name="ro1">
          <table:table-cell office:value-type="float" office:value="1590080330" calcext:value-type="float">
            <text:p>1590080330</text:p>
          </table:table-cell>
          <table:table-cell table:style-name="ce3" office:value-type="string" calcext:value-type="string">
            <text:p>2020-05-21 13:58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7]" office:value-type="date" office:date-value="2020-06-15T19:29:55" calcext:value-type="date">
            <text:p>15/06/20</text:p>
          </table:table-cell>
          <table:table-cell table:formula="of:=[.I27]" office:value-type="time" office:time-value="PT1055947H29M55.000000298S" calcext:value-type="time">
            <text:p>19:29:55</text:p>
          </table:table-cell>
          <table:table-cell table:formula="of:=[.A27]+[.$J$2]" office:value-type="float" office:value="1592260195" calcext:value-type="float">
            <text:p>1592260195</text:p>
          </table:table-cell>
          <table:table-cell table:formula="of:=([.$H27]/86400)+25569-(3/24)" office:value-type="float" office:value="43997.8124421296" calcext:value-type="float">
            <text:p>43997,8124421296</text:p>
          </table:table-cell>
          <table:table-cell table:number-columns-repeated="2"/>
        </table:table-row>
        <table:table-row table:style-name="ro1">
          <table:table-cell office:value-type="float" office:value="1590080330" calcext:value-type="float">
            <text:p>1590080330</text:p>
          </table:table-cell>
          <table:table-cell table:style-name="ce3" office:value-type="string" calcext:value-type="string">
            <text:p>2020-05-21 13:58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8]" office:value-type="date" office:date-value="2020-06-15T19:29:55" calcext:value-type="date">
            <text:p>15/06/20</text:p>
          </table:table-cell>
          <table:table-cell table:formula="of:=[.I28]" office:value-type="time" office:time-value="PT1055947H29M55.000000298S" calcext:value-type="time">
            <text:p>19:29:55</text:p>
          </table:table-cell>
          <table:table-cell table:formula="of:=[.A28]+[.$J$2]" office:value-type="float" office:value="1592260195" calcext:value-type="float">
            <text:p>1592260195</text:p>
          </table:table-cell>
          <table:table-cell table:formula="of:=([.$H28]/86400)+25569-(3/24)" office:value-type="float" office:value="43997.8124421296" calcext:value-type="float">
            <text:p>43997,8124421296</text:p>
          </table:table-cell>
          <table:table-cell table:number-columns-repeated="2"/>
        </table:table-row>
        <table:table-row table:style-name="ro1">
          <table:table-cell office:value-type="float" office:value="1590080330" calcext:value-type="float">
            <text:p>1590080330</text:p>
          </table:table-cell>
          <table:table-cell table:style-name="ce3" office:value-type="string" calcext:value-type="string">
            <text:p>2020-05-21 13:58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29]" office:value-type="date" office:date-value="2020-06-15T19:29:55" calcext:value-type="date">
            <text:p>15/06/20</text:p>
          </table:table-cell>
          <table:table-cell table:formula="of:=[.I29]" office:value-type="time" office:time-value="PT1055947H29M55.000000298S" calcext:value-type="time">
            <text:p>19:29:55</text:p>
          </table:table-cell>
          <table:table-cell table:formula="of:=[.A29]+[.$J$2]" office:value-type="float" office:value="1592260195" calcext:value-type="float">
            <text:p>1592260195</text:p>
          </table:table-cell>
          <table:table-cell table:formula="of:=([.$H29]/86400)+25569-(3/24)" office:value-type="float" office:value="43997.8124421296" calcext:value-type="float">
            <text:p>43997,8124421296</text:p>
          </table:table-cell>
          <table:table-cell table:number-columns-repeated="2"/>
        </table:table-row>
        <table:table-row table:style-name="ro1">
          <table:table-cell office:value-type="float" office:value="1590083928" calcext:value-type="float">
            <text:p>1590083928</text:p>
          </table:table-cell>
          <table:table-cell table:style-name="ce3" office:value-type="string" calcext:value-type="string">
            <text:p>2020-05-21 14:58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30]" office:value-type="date" office:date-value="2020-06-15T20:29:53" calcext:value-type="date">
            <text:p>15/06/20</text:p>
          </table:table-cell>
          <table:table-cell table:formula="of:=[.I30]" office:value-type="time" office:time-value="PT1055948H29M53.00000025S" calcext:value-type="time">
            <text:p>20:29:53</text:p>
          </table:table-cell>
          <table:table-cell table:formula="of:=[.A30]+[.$J$2]" office:value-type="float" office:value="1592263793" calcext:value-type="float">
            <text:p>1592263793</text:p>
          </table:table-cell>
          <table:table-cell table:formula="of:=([.$H30]/86400)+25569-(3/24)" office:value-type="float" office:value="43997.8540856481" calcext:value-type="float">
            <text:p>43997,8540856481</text:p>
          </table:table-cell>
          <table:table-cell table:number-columns-repeated="2"/>
        </table:table-row>
        <table:table-row table:style-name="ro1">
          <table:table-cell office:value-type="float" office:value="1590083928" calcext:value-type="float">
            <text:p>1590083928</text:p>
          </table:table-cell>
          <table:table-cell table:style-name="ce3" office:value-type="string" calcext:value-type="string">
            <text:p>2020-05-21 14:58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31]" office:value-type="date" office:date-value="2020-06-15T20:29:53" calcext:value-type="date">
            <text:p>15/06/20</text:p>
          </table:table-cell>
          <table:table-cell table:formula="of:=[.I31]" office:value-type="time" office:time-value="PT1055948H29M53.00000025S" calcext:value-type="time">
            <text:p>20:29:53</text:p>
          </table:table-cell>
          <table:table-cell table:formula="of:=[.A31]+[.$J$2]" office:value-type="float" office:value="1592263793" calcext:value-type="float">
            <text:p>1592263793</text:p>
          </table:table-cell>
          <table:table-cell table:formula="of:=([.$H31]/86400)+25569-(3/24)" office:value-type="float" office:value="43997.8540856481" calcext:value-type="float">
            <text:p>43997,8540856481</text:p>
          </table:table-cell>
          <table:table-cell table:number-columns-repeated="2"/>
        </table:table-row>
        <table:table-row table:style-name="ro1">
          <table:table-cell office:value-type="float" office:value="1590083928" calcext:value-type="float">
            <text:p>1590083928</text:p>
          </table:table-cell>
          <table:table-cell table:style-name="ce3" office:value-type="string" calcext:value-type="string">
            <text:p>2020-05-21 14:58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32]" office:value-type="date" office:date-value="2020-06-15T20:29:53" calcext:value-type="date">
            <text:p>15/06/20</text:p>
          </table:table-cell>
          <table:table-cell table:formula="of:=[.I32]" office:value-type="time" office:time-value="PT1055948H29M53.00000025S" calcext:value-type="time">
            <text:p>20:29:53</text:p>
          </table:table-cell>
          <table:table-cell table:formula="of:=[.A32]+[.$J$2]" office:value-type="float" office:value="1592263793" calcext:value-type="float">
            <text:p>1592263793</text:p>
          </table:table-cell>
          <table:table-cell table:formula="of:=([.$H32]/86400)+25569-(3/24)" office:value-type="float" office:value="43997.8540856481" calcext:value-type="float">
            <text:p>43997,8540856481</text:p>
          </table:table-cell>
          <table:table-cell table:number-columns-repeated="2"/>
        </table:table-row>
        <table:table-row table:style-name="ro1">
          <table:table-cell office:value-type="float" office:value="1590083928" calcext:value-type="float">
            <text:p>1590083928</text:p>
          </table:table-cell>
          <table:table-cell table:style-name="ce3" office:value-type="string" calcext:value-type="string">
            <text:p>2020-05-21 14:58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33]" office:value-type="date" office:date-value="2020-06-15T20:29:53" calcext:value-type="date">
            <text:p>15/06/20</text:p>
          </table:table-cell>
          <table:table-cell table:formula="of:=[.I33]" office:value-type="time" office:time-value="PT1055948H29M53.00000025S" calcext:value-type="time">
            <text:p>20:29:53</text:p>
          </table:table-cell>
          <table:table-cell table:formula="of:=[.A33]+[.$J$2]" office:value-type="float" office:value="1592263793" calcext:value-type="float">
            <text:p>1592263793</text:p>
          </table:table-cell>
          <table:table-cell table:formula="of:=([.$H33]/86400)+25569-(3/24)" office:value-type="float" office:value="43997.8540856481" calcext:value-type="float">
            <text:p>43997,8540856481</text:p>
          </table:table-cell>
          <table:table-cell table:number-columns-repeated="2"/>
        </table:table-row>
        <table:table-row table:style-name="ro1">
          <table:table-cell office:value-type="float" office:value="1590087527" calcext:value-type="float">
            <text:p>1590087527</text:p>
          </table:table-cell>
          <table:table-cell table:style-name="ce3" office:value-type="string" calcext:value-type="string">
            <text:p>2020-05-21 15:58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34]" office:value-type="date" office:date-value="2020-06-15T21:29:52" calcext:value-type="date">
            <text:p>15/06/20</text:p>
          </table:table-cell>
          <table:table-cell table:formula="of:=[.I34]" office:value-type="time" office:time-value="PT1055949H29M51.999999806S" calcext:value-type="time">
            <text:p>21:29:52</text:p>
          </table:table-cell>
          <table:table-cell table:formula="of:=[.A34]+[.$J$2]" office:value-type="float" office:value="1592267392" calcext:value-type="float">
            <text:p>1592267392</text:p>
          </table:table-cell>
          <table:table-cell table:formula="of:=([.$H34]/86400)+25569-(3/24)" office:value-type="float" office:value="43997.8957407408" calcext:value-type="float">
            <text:p>43997,8957407408</text:p>
          </table:table-cell>
          <table:table-cell table:number-columns-repeated="2"/>
        </table:table-row>
        <table:table-row table:style-name="ro1">
          <table:table-cell office:value-type="float" office:value="1590087527" calcext:value-type="float">
            <text:p>1590087527</text:p>
          </table:table-cell>
          <table:table-cell table:style-name="ce3" office:value-type="string" calcext:value-type="string">
            <text:p>2020-05-21 15:58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35]" office:value-type="date" office:date-value="2020-06-15T21:29:52" calcext:value-type="date">
            <text:p>15/06/20</text:p>
          </table:table-cell>
          <table:table-cell table:formula="of:=[.I35]" office:value-type="time" office:time-value="PT1055949H29M51.999999806S" calcext:value-type="time">
            <text:p>21:29:52</text:p>
          </table:table-cell>
          <table:table-cell table:formula="of:=[.A35]+[.$J$2]" office:value-type="float" office:value="1592267392" calcext:value-type="float">
            <text:p>1592267392</text:p>
          </table:table-cell>
          <table:table-cell table:formula="of:=([.$H35]/86400)+25569-(3/24)" office:value-type="float" office:value="43997.8957407408" calcext:value-type="float">
            <text:p>43997,8957407408</text:p>
          </table:table-cell>
          <table:table-cell table:number-columns-repeated="2"/>
        </table:table-row>
        <table:table-row table:style-name="ro1">
          <table:table-cell office:value-type="float" office:value="1590087527" calcext:value-type="float">
            <text:p>1590087527</text:p>
          </table:table-cell>
          <table:table-cell table:style-name="ce3" office:value-type="string" calcext:value-type="string">
            <text:p>2020-05-21 15:58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36]" office:value-type="date" office:date-value="2020-06-15T21:29:52" calcext:value-type="date">
            <text:p>15/06/20</text:p>
          </table:table-cell>
          <table:table-cell table:formula="of:=[.I36]" office:value-type="time" office:time-value="PT1055949H29M51.999999806S" calcext:value-type="time">
            <text:p>21:29:52</text:p>
          </table:table-cell>
          <table:table-cell table:formula="of:=[.A36]+[.$J$2]" office:value-type="float" office:value="1592267392" calcext:value-type="float">
            <text:p>1592267392</text:p>
          </table:table-cell>
          <table:table-cell table:formula="of:=([.$H36]/86400)+25569-(3/24)" office:value-type="float" office:value="43997.8957407408" calcext:value-type="float">
            <text:p>43997,8957407408</text:p>
          </table:table-cell>
          <table:table-cell table:number-columns-repeated="2"/>
        </table:table-row>
        <table:table-row table:style-name="ro1">
          <table:table-cell office:value-type="float" office:value="1590087527" calcext:value-type="float">
            <text:p>1590087527</text:p>
          </table:table-cell>
          <table:table-cell table:style-name="ce3" office:value-type="string" calcext:value-type="string">
            <text:p>2020-05-21 15:58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37]" office:value-type="date" office:date-value="2020-06-15T21:29:52" calcext:value-type="date">
            <text:p>15/06/20</text:p>
          </table:table-cell>
          <table:table-cell table:formula="of:=[.I37]" office:value-type="time" office:time-value="PT1055949H29M51.999999806S" calcext:value-type="time">
            <text:p>21:29:52</text:p>
          </table:table-cell>
          <table:table-cell table:formula="of:=[.A37]+[.$J$2]" office:value-type="float" office:value="1592267392" calcext:value-type="float">
            <text:p>1592267392</text:p>
          </table:table-cell>
          <table:table-cell table:formula="of:=([.$H37]/86400)+25569-(3/24)" office:value-type="float" office:value="43997.8957407408" calcext:value-type="float">
            <text:p>43997,8957407408</text:p>
          </table:table-cell>
          <table:table-cell table:number-columns-repeated="2"/>
        </table:table-row>
        <table:table-row table:style-name="ro1">
          <table:table-cell office:value-type="float" office:value="1590091126" calcext:value-type="float">
            <text:p>1590091126</text:p>
          </table:table-cell>
          <table:table-cell table:style-name="ce3" office:value-type="string" calcext:value-type="string">
            <text:p>2020-05-21 16:58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38]" office:value-type="date" office:date-value="2020-06-15T22:29:51" calcext:value-type="date">
            <text:p>15/06/20</text:p>
          </table:table-cell>
          <table:table-cell table:formula="of:=[.I38]" office:value-type="time" office:time-value="PT1055950H29M51.000000201S" calcext:value-type="time">
            <text:p>22:29:51</text:p>
          </table:table-cell>
          <table:table-cell table:formula="of:=[.A38]+[.$J$2]" office:value-type="float" office:value="1592270991" calcext:value-type="float">
            <text:p>1592270991</text:p>
          </table:table-cell>
          <table:table-cell table:formula="of:=([.$H38]/86400)+25569-(3/24)" office:value-type="float" office:value="43997.9373958333" calcext:value-type="float">
            <text:p>43997,9373958333</text:p>
          </table:table-cell>
          <table:table-cell table:number-columns-repeated="2"/>
        </table:table-row>
        <table:table-row table:style-name="ro1">
          <table:table-cell office:value-type="float" office:value="1590091126" calcext:value-type="float">
            <text:p>1590091126</text:p>
          </table:table-cell>
          <table:table-cell table:style-name="ce3" office:value-type="string" calcext:value-type="string">
            <text:p>2020-05-21 16:58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39]" office:value-type="date" office:date-value="2020-06-15T22:29:51" calcext:value-type="date">
            <text:p>15/06/20</text:p>
          </table:table-cell>
          <table:table-cell table:formula="of:=[.I39]" office:value-type="time" office:time-value="PT1055950H29M51.000000201S" calcext:value-type="time">
            <text:p>22:29:51</text:p>
          </table:table-cell>
          <table:table-cell table:formula="of:=[.A39]+[.$J$2]" office:value-type="float" office:value="1592270991" calcext:value-type="float">
            <text:p>1592270991</text:p>
          </table:table-cell>
          <table:table-cell table:formula="of:=([.$H39]/86400)+25569-(3/24)" office:value-type="float" office:value="43997.9373958333" calcext:value-type="float">
            <text:p>43997,9373958333</text:p>
          </table:table-cell>
          <table:table-cell table:number-columns-repeated="2"/>
        </table:table-row>
        <table:table-row table:style-name="ro1">
          <table:table-cell office:value-type="float" office:value="1590091126" calcext:value-type="float">
            <text:p>1590091126</text:p>
          </table:table-cell>
          <table:table-cell table:style-name="ce3" office:value-type="string" calcext:value-type="string">
            <text:p>2020-05-21 16:58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40]" office:value-type="date" office:date-value="2020-06-15T22:29:51" calcext:value-type="date">
            <text:p>15/06/20</text:p>
          </table:table-cell>
          <table:table-cell table:formula="of:=[.I40]" office:value-type="time" office:time-value="PT1055950H29M51.000000201S" calcext:value-type="time">
            <text:p>22:29:51</text:p>
          </table:table-cell>
          <table:table-cell table:formula="of:=[.A40]+[.$J$2]" office:value-type="float" office:value="1592270991" calcext:value-type="float">
            <text:p>1592270991</text:p>
          </table:table-cell>
          <table:table-cell table:formula="of:=([.$H40]/86400)+25569-(3/24)" office:value-type="float" office:value="43997.9373958333" calcext:value-type="float">
            <text:p>43997,9373958333</text:p>
          </table:table-cell>
          <table:table-cell table:number-columns-repeated="2"/>
        </table:table-row>
        <table:table-row table:style-name="ro1">
          <table:table-cell office:value-type="float" office:value="1590091126" calcext:value-type="float">
            <text:p>1590091126</text:p>
          </table:table-cell>
          <table:table-cell table:style-name="ce3" office:value-type="string" calcext:value-type="string">
            <text:p>2020-05-21 16:58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41]" office:value-type="date" office:date-value="2020-06-15T22:29:51" calcext:value-type="date">
            <text:p>15/06/20</text:p>
          </table:table-cell>
          <table:table-cell table:formula="of:=[.I41]" office:value-type="time" office:time-value="PT1055950H29M51.000000201S" calcext:value-type="time">
            <text:p>22:29:51</text:p>
          </table:table-cell>
          <table:table-cell table:formula="of:=[.A41]+[.$J$2]" office:value-type="float" office:value="1592270991" calcext:value-type="float">
            <text:p>1592270991</text:p>
          </table:table-cell>
          <table:table-cell table:formula="of:=([.$H41]/86400)+25569-(3/24)" office:value-type="float" office:value="43997.9373958333" calcext:value-type="float">
            <text:p>43997,9373958333</text:p>
          </table:table-cell>
          <table:table-cell table:number-columns-repeated="2"/>
        </table:table-row>
        <table:table-row table:style-name="ro1">
          <table:table-cell office:value-type="float" office:value="1590094725" calcext:value-type="float">
            <text:p>1590094725</text:p>
          </table:table-cell>
          <table:table-cell table:style-name="ce3" office:value-type="string" calcext:value-type="string">
            <text:p>2020-05-21 17:58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42]" office:value-type="date" office:date-value="2020-06-15T23:29:50" calcext:value-type="date">
            <text:p>15/06/20</text:p>
          </table:table-cell>
          <table:table-cell table:formula="of:=[.I42]" office:value-type="time" office:time-value="PT1055951H29M49.999999758S" calcext:value-type="time">
            <text:p>23:29:50</text:p>
          </table:table-cell>
          <table:table-cell table:formula="of:=[.A42]+[.$J$2]" office:value-type="float" office:value="1592274590" calcext:value-type="float">
            <text:p>1592274590</text:p>
          </table:table-cell>
          <table:table-cell table:formula="of:=([.$H42]/86400)+25569-(3/24)" office:value-type="float" office:value="43997.9790509259" calcext:value-type="float">
            <text:p>43997,9790509259</text:p>
          </table:table-cell>
          <table:table-cell table:number-columns-repeated="2"/>
        </table:table-row>
        <table:table-row table:style-name="ro1">
          <table:table-cell office:value-type="float" office:value="1590094725" calcext:value-type="float">
            <text:p>1590094725</text:p>
          </table:table-cell>
          <table:table-cell table:style-name="ce3" office:value-type="string" calcext:value-type="string">
            <text:p>2020-05-21 17:58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43]" office:value-type="date" office:date-value="2020-06-15T23:29:50" calcext:value-type="date">
            <text:p>15/06/20</text:p>
          </table:table-cell>
          <table:table-cell table:formula="of:=[.I43]" office:value-type="time" office:time-value="PT1055951H29M49.999999758S" calcext:value-type="time">
            <text:p>23:29:50</text:p>
          </table:table-cell>
          <table:table-cell table:formula="of:=[.A43]+[.$J$2]" office:value-type="float" office:value="1592274590" calcext:value-type="float">
            <text:p>1592274590</text:p>
          </table:table-cell>
          <table:table-cell table:formula="of:=([.$H43]/86400)+25569-(3/24)" office:value-type="float" office:value="43997.9790509259" calcext:value-type="float">
            <text:p>43997,9790509259</text:p>
          </table:table-cell>
          <table:table-cell table:number-columns-repeated="2"/>
        </table:table-row>
        <table:table-row table:style-name="ro1">
          <table:table-cell office:value-type="float" office:value="1590094725" calcext:value-type="float">
            <text:p>1590094725</text:p>
          </table:table-cell>
          <table:table-cell table:style-name="ce3" office:value-type="string" calcext:value-type="string">
            <text:p>2020-05-21 17:58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44]" office:value-type="date" office:date-value="2020-06-15T23:29:50" calcext:value-type="date">
            <text:p>15/06/20</text:p>
          </table:table-cell>
          <table:table-cell table:formula="of:=[.I44]" office:value-type="time" office:time-value="PT1055951H29M49.999999758S" calcext:value-type="time">
            <text:p>23:29:50</text:p>
          </table:table-cell>
          <table:table-cell table:formula="of:=[.A44]+[.$J$2]" office:value-type="float" office:value="1592274590" calcext:value-type="float">
            <text:p>1592274590</text:p>
          </table:table-cell>
          <table:table-cell table:formula="of:=([.$H44]/86400)+25569-(3/24)" office:value-type="float" office:value="43997.9790509259" calcext:value-type="float">
            <text:p>43997,9790509259</text:p>
          </table:table-cell>
          <table:table-cell table:number-columns-repeated="2"/>
        </table:table-row>
        <table:table-row table:style-name="ro1">
          <table:table-cell office:value-type="float" office:value="1590094725" calcext:value-type="float">
            <text:p>1590094725</text:p>
          </table:table-cell>
          <table:table-cell table:style-name="ce3" office:value-type="string" calcext:value-type="string">
            <text:p>2020-05-21 17:58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45]" office:value-type="date" office:date-value="2020-06-15T23:29:50" calcext:value-type="date">
            <text:p>15/06/20</text:p>
          </table:table-cell>
          <table:table-cell table:formula="of:=[.I45]" office:value-type="time" office:time-value="PT1055951H29M49.999999758S" calcext:value-type="time">
            <text:p>23:29:50</text:p>
          </table:table-cell>
          <table:table-cell table:formula="of:=[.A45]+[.$J$2]" office:value-type="float" office:value="1592274590" calcext:value-type="float">
            <text:p>1592274590</text:p>
          </table:table-cell>
          <table:table-cell table:formula="of:=([.$H45]/86400)+25569-(3/24)" office:value-type="float" office:value="43997.9790509259" calcext:value-type="float">
            <text:p>43997,9790509259</text:p>
          </table:table-cell>
          <table:table-cell table:number-columns-repeated="2"/>
        </table:table-row>
        <table:table-row table:style-name="ro1">
          <table:table-cell office:value-type="float" office:value="1590098324" calcext:value-type="float">
            <text:p>1590098324</text:p>
          </table:table-cell>
          <table:table-cell table:style-name="ce3" office:value-type="string" calcext:value-type="string">
            <text:p>2020-05-21 18:58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46]" office:value-type="date" office:date-value="2020-06-16T00:29:49" calcext:value-type="date">
            <text:p>16/06/20</text:p>
          </table:table-cell>
          <table:table-cell table:formula="of:=[.I46]" office:value-type="time" office:time-value="PT1055952H29M49.000000153S" calcext:value-type="time">
            <text:p>00:29:49</text:p>
          </table:table-cell>
          <table:table-cell table:formula="of:=[.A46]+[.$J$2]" office:value-type="float" office:value="1592278189" calcext:value-type="float">
            <text:p>1592278189</text:p>
          </table:table-cell>
          <table:table-cell table:formula="of:=([.$H46]/86400)+25569-(3/24)" office:value-type="float" office:value="43998.0207060185" calcext:value-type="float">
            <text:p>43998,0207060185</text:p>
          </table:table-cell>
          <table:table-cell table:number-columns-repeated="2"/>
        </table:table-row>
        <table:table-row table:style-name="ro1">
          <table:table-cell office:value-type="float" office:value="1590098324" calcext:value-type="float">
            <text:p>1590098324</text:p>
          </table:table-cell>
          <table:table-cell table:style-name="ce3" office:value-type="string" calcext:value-type="string">
            <text:p>2020-05-21 18:58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47]" office:value-type="date" office:date-value="2020-06-16T00:29:49" calcext:value-type="date">
            <text:p>16/06/20</text:p>
          </table:table-cell>
          <table:table-cell table:formula="of:=[.I47]" office:value-type="time" office:time-value="PT1055952H29M49.000000153S" calcext:value-type="time">
            <text:p>00:29:49</text:p>
          </table:table-cell>
          <table:table-cell table:formula="of:=[.A47]+[.$J$2]" office:value-type="float" office:value="1592278189" calcext:value-type="float">
            <text:p>1592278189</text:p>
          </table:table-cell>
          <table:table-cell table:formula="of:=([.$H47]/86400)+25569-(3/24)" office:value-type="float" office:value="43998.0207060185" calcext:value-type="float">
            <text:p>43998,0207060185</text:p>
          </table:table-cell>
          <table:table-cell table:number-columns-repeated="2"/>
        </table:table-row>
        <table:table-row table:style-name="ro1">
          <table:table-cell office:value-type="float" office:value="1590098324" calcext:value-type="float">
            <text:p>1590098324</text:p>
          </table:table-cell>
          <table:table-cell table:style-name="ce3" office:value-type="string" calcext:value-type="string">
            <text:p>2020-05-21 18:58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1.0</text:p>
          </table:table-cell>
          <table:table-cell table:formula="of:=[.I48]" office:value-type="date" office:date-value="2020-06-16T00:29:49" calcext:value-type="date">
            <text:p>16/06/20</text:p>
          </table:table-cell>
          <table:table-cell table:formula="of:=[.I48]" office:value-type="time" office:time-value="PT1055952H29M49.000000153S" calcext:value-type="time">
            <text:p>00:29:49</text:p>
          </table:table-cell>
          <table:table-cell table:formula="of:=[.A48]+[.$J$2]" office:value-type="float" office:value="1592278189" calcext:value-type="float">
            <text:p>1592278189</text:p>
          </table:table-cell>
          <table:table-cell table:formula="of:=([.$H48]/86400)+25569-(3/24)" office:value-type="float" office:value="43998.0207060185" calcext:value-type="float">
            <text:p>43998,0207060185</text:p>
          </table:table-cell>
          <table:table-cell table:number-columns-repeated="2"/>
        </table:table-row>
        <table:table-row table:style-name="ro1">
          <table:table-cell office:value-type="float" office:value="1590098324" calcext:value-type="float">
            <text:p>1590098324</text:p>
          </table:table-cell>
          <table:table-cell table:style-name="ce3" office:value-type="string" calcext:value-type="string">
            <text:p>2020-05-21 18:58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49]" office:value-type="date" office:date-value="2020-06-16T00:29:49" calcext:value-type="date">
            <text:p>16/06/20</text:p>
          </table:table-cell>
          <table:table-cell table:formula="of:=[.I49]" office:value-type="time" office:time-value="PT1055952H29M49.000000153S" calcext:value-type="time">
            <text:p>00:29:49</text:p>
          </table:table-cell>
          <table:table-cell table:formula="of:=[.A49]+[.$J$2]" office:value-type="float" office:value="1592278189" calcext:value-type="float">
            <text:p>1592278189</text:p>
          </table:table-cell>
          <table:table-cell table:formula="of:=([.$H49]/86400)+25569-(3/24)" office:value-type="float" office:value="43998.0207060185" calcext:value-type="float">
            <text:p>43998,0207060185</text:p>
          </table:table-cell>
          <table:table-cell table:number-columns-repeated="2"/>
        </table:table-row>
        <table:table-row table:style-name="ro1">
          <table:table-cell office:value-type="float" office:value="1590101923" calcext:value-type="float">
            <text:p>1590101923</text:p>
          </table:table-cell>
          <table:table-cell table:style-name="ce3" office:value-type="string" calcext:value-type="string">
            <text:p>2020-05-21 19:58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50]" office:value-type="date" office:date-value="2020-06-16T01:29:48" calcext:value-type="date">
            <text:p>16/06/20</text:p>
          </table:table-cell>
          <table:table-cell table:formula="of:=[.I50]" office:value-type="time" office:time-value="PT1055953H29M47.999999709S" calcext:value-type="time">
            <text:p>01:29:48</text:p>
          </table:table-cell>
          <table:table-cell table:formula="of:=[.A50]+[.$J$2]" office:value-type="float" office:value="1592281788" calcext:value-type="float">
            <text:p>1592281788</text:p>
          </table:table-cell>
          <table:table-cell table:formula="of:=([.$H50]/86400)+25569-(3/24)" office:value-type="float" office:value="43998.0623611111" calcext:value-type="float">
            <text:p>43998,0623611111</text:p>
          </table:table-cell>
          <table:table-cell table:number-columns-repeated="2"/>
        </table:table-row>
        <table:table-row table:style-name="ro1">
          <table:table-cell office:value-type="float" office:value="1590101923" calcext:value-type="float">
            <text:p>1590101923</text:p>
          </table:table-cell>
          <table:table-cell table:style-name="ce3" office:value-type="string" calcext:value-type="string">
            <text:p>2020-05-21 19:58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51]" office:value-type="date" office:date-value="2020-06-16T01:29:48" calcext:value-type="date">
            <text:p>16/06/20</text:p>
          </table:table-cell>
          <table:table-cell table:formula="of:=[.I51]" office:value-type="time" office:time-value="PT1055953H29M47.999999709S" calcext:value-type="time">
            <text:p>01:29:48</text:p>
          </table:table-cell>
          <table:table-cell table:formula="of:=[.A51]+[.$J$2]" office:value-type="float" office:value="1592281788" calcext:value-type="float">
            <text:p>1592281788</text:p>
          </table:table-cell>
          <table:table-cell table:formula="of:=([.$H51]/86400)+25569-(3/24)" office:value-type="float" office:value="43998.0623611111" calcext:value-type="float">
            <text:p>43998,0623611111</text:p>
          </table:table-cell>
          <table:table-cell table:number-columns-repeated="2"/>
        </table:table-row>
        <table:table-row table:style-name="ro1">
          <table:table-cell office:value-type="float" office:value="1590101923" calcext:value-type="float">
            <text:p>1590101923</text:p>
          </table:table-cell>
          <table:table-cell table:style-name="ce3" office:value-type="string" calcext:value-type="string">
            <text:p>2020-05-21 19:58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52]" office:value-type="date" office:date-value="2020-06-16T01:29:48" calcext:value-type="date">
            <text:p>16/06/20</text:p>
          </table:table-cell>
          <table:table-cell table:formula="of:=[.I52]" office:value-type="time" office:time-value="PT1055953H29M47.999999709S" calcext:value-type="time">
            <text:p>01:29:48</text:p>
          </table:table-cell>
          <table:table-cell table:formula="of:=[.A52]+[.$J$2]" office:value-type="float" office:value="1592281788" calcext:value-type="float">
            <text:p>1592281788</text:p>
          </table:table-cell>
          <table:table-cell table:formula="of:=([.$H52]/86400)+25569-(3/24)" office:value-type="float" office:value="43998.0623611111" calcext:value-type="float">
            <text:p>43998,0623611111</text:p>
          </table:table-cell>
          <table:table-cell table:number-columns-repeated="2"/>
        </table:table-row>
        <table:table-row table:style-name="ro1">
          <table:table-cell office:value-type="float" office:value="1590101923" calcext:value-type="float">
            <text:p>1590101923</text:p>
          </table:table-cell>
          <table:table-cell table:style-name="ce3" office:value-type="string" calcext:value-type="string">
            <text:p>2020-05-21 19:58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53]" office:value-type="date" office:date-value="2020-06-16T01:29:48" calcext:value-type="date">
            <text:p>16/06/20</text:p>
          </table:table-cell>
          <table:table-cell table:formula="of:=[.I53]" office:value-type="time" office:time-value="PT1055953H29M47.999999709S" calcext:value-type="time">
            <text:p>01:29:48</text:p>
          </table:table-cell>
          <table:table-cell table:formula="of:=[.A53]+[.$J$2]" office:value-type="float" office:value="1592281788" calcext:value-type="float">
            <text:p>1592281788</text:p>
          </table:table-cell>
          <table:table-cell table:formula="of:=([.$H53]/86400)+25569-(3/24)" office:value-type="float" office:value="43998.0623611111" calcext:value-type="float">
            <text:p>43998,0623611111</text:p>
          </table:table-cell>
          <table:table-cell table:number-columns-repeated="2"/>
        </table:table-row>
        <table:table-row table:style-name="ro1">
          <table:table-cell office:value-type="float" office:value="1590105522" calcext:value-type="float">
            <text:p>1590105522</text:p>
          </table:table-cell>
          <table:table-cell table:style-name="ce3" office:value-type="string" calcext:value-type="string">
            <text:p>2020-05-21 20:58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54]" office:value-type="date" office:date-value="2020-06-16T02:29:47" calcext:value-type="date">
            <text:p>16/06/20</text:p>
          </table:table-cell>
          <table:table-cell table:formula="of:=[.I54]" office:value-type="time" office:time-value="PT1055954H29M47.000000104S" calcext:value-type="time">
            <text:p>02:29:47</text:p>
          </table:table-cell>
          <table:table-cell table:formula="of:=[.A54]+[.$J$2]" office:value-type="float" office:value="1592285387" calcext:value-type="float">
            <text:p>1592285387</text:p>
          </table:table-cell>
          <table:table-cell table:formula="of:=([.$H54]/86400)+25569-(3/24)" office:value-type="float" office:value="43998.1040162037" calcext:value-type="float">
            <text:p>43998,1040162037</text:p>
          </table:table-cell>
          <table:table-cell table:number-columns-repeated="2"/>
        </table:table-row>
        <table:table-row table:style-name="ro1">
          <table:table-cell office:value-type="float" office:value="1590105522" calcext:value-type="float">
            <text:p>1590105522</text:p>
          </table:table-cell>
          <table:table-cell table:style-name="ce3" office:value-type="string" calcext:value-type="string">
            <text:p>2020-05-21 20:58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55]" office:value-type="date" office:date-value="2020-06-16T02:29:47" calcext:value-type="date">
            <text:p>16/06/20</text:p>
          </table:table-cell>
          <table:table-cell table:formula="of:=[.I55]" office:value-type="time" office:time-value="PT1055954H29M47.000000104S" calcext:value-type="time">
            <text:p>02:29:47</text:p>
          </table:table-cell>
          <table:table-cell table:formula="of:=[.A55]+[.$J$2]" office:value-type="float" office:value="1592285387" calcext:value-type="float">
            <text:p>1592285387</text:p>
          </table:table-cell>
          <table:table-cell table:formula="of:=([.$H55]/86400)+25569-(3/24)" office:value-type="float" office:value="43998.1040162037" calcext:value-type="float">
            <text:p>43998,1040162037</text:p>
          </table:table-cell>
          <table:table-cell table:number-columns-repeated="2"/>
        </table:table-row>
        <table:table-row table:style-name="ro1">
          <table:table-cell office:value-type="float" office:value="1590105522" calcext:value-type="float">
            <text:p>1590105522</text:p>
          </table:table-cell>
          <table:table-cell table:style-name="ce3" office:value-type="string" calcext:value-type="string">
            <text:p>2020-05-21 20:58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56]" office:value-type="date" office:date-value="2020-06-16T02:29:47" calcext:value-type="date">
            <text:p>16/06/20</text:p>
          </table:table-cell>
          <table:table-cell table:formula="of:=[.I56]" office:value-type="time" office:time-value="PT1055954H29M47.000000104S" calcext:value-type="time">
            <text:p>02:29:47</text:p>
          </table:table-cell>
          <table:table-cell table:formula="of:=[.A56]+[.$J$2]" office:value-type="float" office:value="1592285387" calcext:value-type="float">
            <text:p>1592285387</text:p>
          </table:table-cell>
          <table:table-cell table:formula="of:=([.$H56]/86400)+25569-(3/24)" office:value-type="float" office:value="43998.1040162037" calcext:value-type="float">
            <text:p>43998,1040162037</text:p>
          </table:table-cell>
          <table:table-cell table:number-columns-repeated="2"/>
        </table:table-row>
        <table:table-row table:style-name="ro1">
          <table:table-cell office:value-type="float" office:value="1590105522" calcext:value-type="float">
            <text:p>1590105522</text:p>
          </table:table-cell>
          <table:table-cell table:style-name="ce3" office:value-type="string" calcext:value-type="string">
            <text:p>2020-05-21 20:58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57]" office:value-type="date" office:date-value="2020-06-16T02:29:47" calcext:value-type="date">
            <text:p>16/06/20</text:p>
          </table:table-cell>
          <table:table-cell table:formula="of:=[.I57]" office:value-type="time" office:time-value="PT1055954H29M47.000000104S" calcext:value-type="time">
            <text:p>02:29:47</text:p>
          </table:table-cell>
          <table:table-cell table:formula="of:=[.A57]+[.$J$2]" office:value-type="float" office:value="1592285387" calcext:value-type="float">
            <text:p>1592285387</text:p>
          </table:table-cell>
          <table:table-cell table:formula="of:=([.$H57]/86400)+25569-(3/24)" office:value-type="float" office:value="43998.1040162037" calcext:value-type="float">
            <text:p>43998,1040162037</text:p>
          </table:table-cell>
          <table:table-cell table:number-columns-repeated="2"/>
        </table:table-row>
        <table:table-row table:style-name="ro1">
          <table:table-cell office:value-type="float" office:value="1590109121" calcext:value-type="float">
            <text:p>1590109121</text:p>
          </table:table-cell>
          <table:table-cell table:style-name="ce3" office:value-type="string" calcext:value-type="string">
            <text:p>2020-05-21 21:58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58]" office:value-type="date" office:date-value="2020-06-16T03:29:46" calcext:value-type="date">
            <text:p>16/06/20</text:p>
          </table:table-cell>
          <table:table-cell table:formula="of:=[.I58]" office:value-type="time" office:time-value="PT1055955H29M46.000000499S" calcext:value-type="time">
            <text:p>03:29:46</text:p>
          </table:table-cell>
          <table:table-cell table:formula="of:=[.A58]+[.$J$2]" office:value-type="float" office:value="1592288986" calcext:value-type="float">
            <text:p>1592288986</text:p>
          </table:table-cell>
          <table:table-cell table:formula="of:=([.$H58]/86400)+25569-(3/24)" office:value-type="float" office:value="43998.1456712963" calcext:value-type="float">
            <text:p>43998,1456712963</text:p>
          </table:table-cell>
          <table:table-cell table:number-columns-repeated="2"/>
        </table:table-row>
        <table:table-row table:style-name="ro1">
          <table:table-cell office:value-type="float" office:value="1590109121" calcext:value-type="float">
            <text:p>1590109121</text:p>
          </table:table-cell>
          <table:table-cell table:style-name="ce3" office:value-type="string" calcext:value-type="string">
            <text:p>2020-05-21 21:58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59]" office:value-type="date" office:date-value="2020-06-16T03:29:46" calcext:value-type="date">
            <text:p>16/06/20</text:p>
          </table:table-cell>
          <table:table-cell table:formula="of:=[.I59]" office:value-type="time" office:time-value="PT1055955H29M46.000000499S" calcext:value-type="time">
            <text:p>03:29:46</text:p>
          </table:table-cell>
          <table:table-cell table:formula="of:=[.A59]+[.$J$2]" office:value-type="float" office:value="1592288986" calcext:value-type="float">
            <text:p>1592288986</text:p>
          </table:table-cell>
          <table:table-cell table:formula="of:=([.$H59]/86400)+25569-(3/24)" office:value-type="float" office:value="43998.1456712963" calcext:value-type="float">
            <text:p>43998,1456712963</text:p>
          </table:table-cell>
          <table:table-cell table:number-columns-repeated="2"/>
        </table:table-row>
        <table:table-row table:style-name="ro1">
          <table:table-cell office:value-type="float" office:value="1590109121" calcext:value-type="float">
            <text:p>1590109121</text:p>
          </table:table-cell>
          <table:table-cell table:style-name="ce3" office:value-type="string" calcext:value-type="string">
            <text:p>2020-05-21 21:58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60]" office:value-type="date" office:date-value="2020-06-16T03:29:46" calcext:value-type="date">
            <text:p>16/06/20</text:p>
          </table:table-cell>
          <table:table-cell table:formula="of:=[.I60]" office:value-type="time" office:time-value="PT1055955H29M46.000000499S" calcext:value-type="time">
            <text:p>03:29:46</text:p>
          </table:table-cell>
          <table:table-cell table:formula="of:=[.A60]+[.$J$2]" office:value-type="float" office:value="1592288986" calcext:value-type="float">
            <text:p>1592288986</text:p>
          </table:table-cell>
          <table:table-cell table:formula="of:=([.$H60]/86400)+25569-(3/24)" office:value-type="float" office:value="43998.1456712963" calcext:value-type="float">
            <text:p>43998,1456712963</text:p>
          </table:table-cell>
          <table:table-cell table:number-columns-repeated="2"/>
        </table:table-row>
        <table:table-row table:style-name="ro1">
          <table:table-cell office:value-type="float" office:value="1590109121" calcext:value-type="float">
            <text:p>1590109121</text:p>
          </table:table-cell>
          <table:table-cell table:style-name="ce3" office:value-type="string" calcext:value-type="string">
            <text:p>2020-05-21 21:58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1]" office:value-type="date" office:date-value="2020-06-16T03:29:46" calcext:value-type="date">
            <text:p>16/06/20</text:p>
          </table:table-cell>
          <table:table-cell table:formula="of:=[.I61]" office:value-type="time" office:time-value="PT1055955H29M46.000000499S" calcext:value-type="time">
            <text:p>03:29:46</text:p>
          </table:table-cell>
          <table:table-cell table:formula="of:=[.A61]+[.$J$2]" office:value-type="float" office:value="1592288986" calcext:value-type="float">
            <text:p>1592288986</text:p>
          </table:table-cell>
          <table:table-cell table:formula="of:=([.$H61]/86400)+25569-(3/24)" office:value-type="float" office:value="43998.1456712963" calcext:value-type="float">
            <text:p>43998,1456712963</text:p>
          </table:table-cell>
          <table:table-cell table:number-columns-repeated="2"/>
        </table:table-row>
        <table:table-row table:style-name="ro1">
          <table:table-cell office:value-type="float" office:value="1590112720" calcext:value-type="float">
            <text:p>1590112720</text:p>
          </table:table-cell>
          <table:table-cell table:style-name="ce3" office:value-type="string" calcext:value-type="string">
            <text:p>2020-05-21 22:58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62]" office:value-type="date" office:date-value="2020-06-16T04:29:45" calcext:value-type="date">
            <text:p>16/06/20</text:p>
          </table:table-cell>
          <table:table-cell table:formula="of:=[.I62]" office:value-type="time" office:time-value="PT1055956H29M44.999999218S" calcext:value-type="time">
            <text:p>04:29:45</text:p>
          </table:table-cell>
          <table:table-cell table:formula="of:=[.A62]+[.$J$2]" office:value-type="float" office:value="1592292585" calcext:value-type="float">
            <text:p>1592292585</text:p>
          </table:table-cell>
          <table:table-cell table:formula="of:=([.$H62]/86400)+25569-(3/24)" office:value-type="float" office:value="43998.1873263889" calcext:value-type="float">
            <text:p>43998,1873263889</text:p>
          </table:table-cell>
          <table:table-cell table:number-columns-repeated="2"/>
        </table:table-row>
        <table:table-row table:style-name="ro1">
          <table:table-cell office:value-type="float" office:value="1590112720" calcext:value-type="float">
            <text:p>1590112720</text:p>
          </table:table-cell>
          <table:table-cell table:style-name="ce3" office:value-type="string" calcext:value-type="string">
            <text:p>2020-05-21 22:58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63]" office:value-type="date" office:date-value="2020-06-16T04:29:45" calcext:value-type="date">
            <text:p>16/06/20</text:p>
          </table:table-cell>
          <table:table-cell table:formula="of:=[.I63]" office:value-type="time" office:time-value="PT1055956H29M44.999999218S" calcext:value-type="time">
            <text:p>04:29:45</text:p>
          </table:table-cell>
          <table:table-cell table:formula="of:=[.A63]+[.$J$2]" office:value-type="float" office:value="1592292585" calcext:value-type="float">
            <text:p>1592292585</text:p>
          </table:table-cell>
          <table:table-cell table:formula="of:=([.$H63]/86400)+25569-(3/24)" office:value-type="float" office:value="43998.1873263889" calcext:value-type="float">
            <text:p>43998,1873263889</text:p>
          </table:table-cell>
          <table:table-cell table:number-columns-repeated="2"/>
        </table:table-row>
        <table:table-row table:style-name="ro1">
          <table:table-cell office:value-type="float" office:value="1590112720" calcext:value-type="float">
            <text:p>1590112720</text:p>
          </table:table-cell>
          <table:table-cell table:style-name="ce3" office:value-type="string" calcext:value-type="string">
            <text:p>2020-05-21 22:58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64]" office:value-type="date" office:date-value="2020-06-16T04:29:45" calcext:value-type="date">
            <text:p>16/06/20</text:p>
          </table:table-cell>
          <table:table-cell table:formula="of:=[.I64]" office:value-type="time" office:time-value="PT1055956H29M44.999999218S" calcext:value-type="time">
            <text:p>04:29:45</text:p>
          </table:table-cell>
          <table:table-cell table:formula="of:=[.A64]+[.$J$2]" office:value-type="float" office:value="1592292585" calcext:value-type="float">
            <text:p>1592292585</text:p>
          </table:table-cell>
          <table:table-cell table:formula="of:=([.$H64]/86400)+25569-(3/24)" office:value-type="float" office:value="43998.1873263889" calcext:value-type="float">
            <text:p>43998,1873263889</text:p>
          </table:table-cell>
          <table:table-cell table:number-columns-repeated="2"/>
        </table:table-row>
        <table:table-row table:style-name="ro1">
          <table:table-cell office:value-type="float" office:value="1590112720" calcext:value-type="float">
            <text:p>1590112720</text:p>
          </table:table-cell>
          <table:table-cell table:style-name="ce3" office:value-type="string" calcext:value-type="string">
            <text:p>2020-05-21 22:58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65]" office:value-type="date" office:date-value="2020-06-16T04:29:45" calcext:value-type="date">
            <text:p>16/06/20</text:p>
          </table:table-cell>
          <table:table-cell table:formula="of:=[.I65]" office:value-type="time" office:time-value="PT1055956H29M44.999999218S" calcext:value-type="time">
            <text:p>04:29:45</text:p>
          </table:table-cell>
          <table:table-cell table:formula="of:=[.A65]+[.$J$2]" office:value-type="float" office:value="1592292585" calcext:value-type="float">
            <text:p>1592292585</text:p>
          </table:table-cell>
          <table:table-cell table:formula="of:=([.$H65]/86400)+25569-(3/24)" office:value-type="float" office:value="43998.1873263889" calcext:value-type="float">
            <text:p>43998,1873263889</text:p>
          </table:table-cell>
          <table:table-cell table:number-columns-repeated="2"/>
        </table:table-row>
        <table:table-row table:style-name="ro1">
          <table:table-cell office:value-type="float" office:value="1590116319" calcext:value-type="float">
            <text:p>1590116319</text:p>
          </table:table-cell>
          <table:table-cell table:style-name="ce3" office:value-type="string" calcext:value-type="string">
            <text:p>2020-05-21 23:58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table:formula="of:=[.I66]" office:value-type="date" office:date-value="2020-06-16T05:29:44" calcext:value-type="date">
            <text:p>16/06/20</text:p>
          </table:table-cell>
          <table:table-cell table:formula="of:=[.I66]" office:value-type="time" office:time-value="PT1055957H29M44.000000451S" calcext:value-type="time">
            <text:p>05:29:44</text:p>
          </table:table-cell>
          <table:table-cell table:formula="of:=[.A66]+[.$J$2]" office:value-type="float" office:value="1592296184" calcext:value-type="float">
            <text:p>1592296184</text:p>
          </table:table-cell>
          <table:table-cell table:formula="of:=([.$H66]/86400)+25569-(3/24)" office:value-type="float" office:value="43998.2289814815" calcext:value-type="float">
            <text:p>43998,2289814815</text:p>
          </table:table-cell>
          <table:table-cell table:number-columns-repeated="2"/>
        </table:table-row>
        <table:table-row table:style-name="ro1">
          <table:table-cell office:value-type="float" office:value="1590116319" calcext:value-type="float">
            <text:p>1590116319</text:p>
          </table:table-cell>
          <table:table-cell table:style-name="ce3" office:value-type="string" calcext:value-type="string">
            <text:p>2020-05-21 23:58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6.0</text:p>
          </table:table-cell>
          <table:table-cell table:formula="of:=[.I67]" office:value-type="date" office:date-value="2020-06-16T05:29:44" calcext:value-type="date">
            <text:p>16/06/20</text:p>
          </table:table-cell>
          <table:table-cell table:formula="of:=[.I67]" office:value-type="time" office:time-value="PT1055957H29M44.000000451S" calcext:value-type="time">
            <text:p>05:29:44</text:p>
          </table:table-cell>
          <table:table-cell table:formula="of:=[.A67]+[.$J$2]" office:value-type="float" office:value="1592296184" calcext:value-type="float">
            <text:p>1592296184</text:p>
          </table:table-cell>
          <table:table-cell table:formula="of:=([.$H67]/86400)+25569-(3/24)" office:value-type="float" office:value="43998.2289814815" calcext:value-type="float">
            <text:p>43998,2289814815</text:p>
          </table:table-cell>
          <table:table-cell table:number-columns-repeated="2"/>
        </table:table-row>
        <table:table-row table:style-name="ro1">
          <table:table-cell office:value-type="float" office:value="1590116319" calcext:value-type="float">
            <text:p>1590116319</text:p>
          </table:table-cell>
          <table:table-cell table:style-name="ce3" office:value-type="string" calcext:value-type="string">
            <text:p>2020-05-21 23:58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1.0</text:p>
          </table:table-cell>
          <table:table-cell table:formula="of:=[.I68]" office:value-type="date" office:date-value="2020-06-16T05:29:44" calcext:value-type="date">
            <text:p>16/06/20</text:p>
          </table:table-cell>
          <table:table-cell table:formula="of:=[.I68]" office:value-type="time" office:time-value="PT1055957H29M44.000000451S" calcext:value-type="time">
            <text:p>05:29:44</text:p>
          </table:table-cell>
          <table:table-cell table:formula="of:=[.A68]+[.$J$2]" office:value-type="float" office:value="1592296184" calcext:value-type="float">
            <text:p>1592296184</text:p>
          </table:table-cell>
          <table:table-cell table:formula="of:=([.$H68]/86400)+25569-(3/24)" office:value-type="float" office:value="43998.2289814815" calcext:value-type="float">
            <text:p>43998,2289814815</text:p>
          </table:table-cell>
          <table:table-cell table:number-columns-repeated="2"/>
        </table:table-row>
        <table:table-row table:style-name="ro1">
          <table:table-cell office:value-type="float" office:value="1590116319" calcext:value-type="float">
            <text:p>1590116319</text:p>
          </table:table-cell>
          <table:table-cell table:style-name="ce3" office:value-type="string" calcext:value-type="string">
            <text:p>2020-05-21 23:58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5.0</text:p>
          </table:table-cell>
          <table:table-cell table:formula="of:=[.I69]" office:value-type="date" office:date-value="2020-06-16T05:29:44" calcext:value-type="date">
            <text:p>16/06/20</text:p>
          </table:table-cell>
          <table:table-cell table:formula="of:=[.I69]" office:value-type="time" office:time-value="PT1055957H29M44.000000451S" calcext:value-type="time">
            <text:p>05:29:44</text:p>
          </table:table-cell>
          <table:table-cell table:formula="of:=[.A69]+[.$J$2]" office:value-type="float" office:value="1592296184" calcext:value-type="float">
            <text:p>1592296184</text:p>
          </table:table-cell>
          <table:table-cell table:formula="of:=([.$H69]/86400)+25569-(3/24)" office:value-type="float" office:value="43998.2289814815" calcext:value-type="float">
            <text:p>43998,2289814815</text:p>
          </table:table-cell>
          <table:table-cell table:number-columns-repeated="2"/>
        </table:table-row>
        <table:table-row table:style-name="ro1">
          <table:table-cell office:value-type="float" office:value="1590119918" calcext:value-type="float">
            <text:p>1590119918</text:p>
          </table:table-cell>
          <table:table-cell table:style-name="ce3" office:value-type="string" calcext:value-type="string">
            <text:p>2020-05-22 00:58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70]" office:value-type="date" office:date-value="2020-06-16T06:29:43" calcext:value-type="date">
            <text:p>16/06/20</text:p>
          </table:table-cell>
          <table:table-cell table:formula="of:=[.I70]" office:value-type="time" office:time-value="PT1055958H29M43.000000007S" calcext:value-type="time">
            <text:p>06:29:43</text:p>
          </table:table-cell>
          <table:table-cell table:formula="of:=[.A70]+[.$J$2]" office:value-type="float" office:value="1592299783" calcext:value-type="float">
            <text:p>1592299783</text:p>
          </table:table-cell>
          <table:table-cell table:formula="of:=([.$H70]/86400)+25569-(3/24)" office:value-type="float" office:value="43998.2706365741" calcext:value-type="float">
            <text:p>43998,2706365741</text:p>
          </table:table-cell>
          <table:table-cell table:number-columns-repeated="2"/>
        </table:table-row>
        <table:table-row table:style-name="ro1">
          <table:table-cell office:value-type="float" office:value="1590119918" calcext:value-type="float">
            <text:p>1590119918</text:p>
          </table:table-cell>
          <table:table-cell table:style-name="ce3" office:value-type="string" calcext:value-type="string">
            <text:p>2020-05-22 00:58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71]" office:value-type="date" office:date-value="2020-06-16T06:29:43" calcext:value-type="date">
            <text:p>16/06/20</text:p>
          </table:table-cell>
          <table:table-cell table:formula="of:=[.I71]" office:value-type="time" office:time-value="PT1055958H29M43.000000007S" calcext:value-type="time">
            <text:p>06:29:43</text:p>
          </table:table-cell>
          <table:table-cell table:formula="of:=[.A71]+[.$J$2]" office:value-type="float" office:value="1592299783" calcext:value-type="float">
            <text:p>1592299783</text:p>
          </table:table-cell>
          <table:table-cell table:formula="of:=([.$H71]/86400)+25569-(3/24)" office:value-type="float" office:value="43998.2706365741" calcext:value-type="float">
            <text:p>43998,2706365741</text:p>
          </table:table-cell>
          <table:table-cell table:number-columns-repeated="2"/>
        </table:table-row>
        <table:table-row table:style-name="ro1">
          <table:table-cell office:value-type="float" office:value="1590119918" calcext:value-type="float">
            <text:p>1590119918</text:p>
          </table:table-cell>
          <table:table-cell table:style-name="ce3" office:value-type="string" calcext:value-type="string">
            <text:p>2020-05-22 00:58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table:formula="of:=[.I72]" office:value-type="date" office:date-value="2020-06-16T06:29:43" calcext:value-type="date">
            <text:p>16/06/20</text:p>
          </table:table-cell>
          <table:table-cell table:formula="of:=[.I72]" office:value-type="time" office:time-value="PT1055958H29M43.000000007S" calcext:value-type="time">
            <text:p>06:29:43</text:p>
          </table:table-cell>
          <table:table-cell table:formula="of:=[.A72]+[.$J$2]" office:value-type="float" office:value="1592299783" calcext:value-type="float">
            <text:p>1592299783</text:p>
          </table:table-cell>
          <table:table-cell table:formula="of:=([.$H72]/86400)+25569-(3/24)" office:value-type="float" office:value="43998.2706365741" calcext:value-type="float">
            <text:p>43998,2706365741</text:p>
          </table:table-cell>
          <table:table-cell table:number-columns-repeated="2"/>
        </table:table-row>
        <table:table-row table:style-name="ro1">
          <table:table-cell office:value-type="float" office:value="1590119918" calcext:value-type="float">
            <text:p>1590119918</text:p>
          </table:table-cell>
          <table:table-cell table:style-name="ce3" office:value-type="string" calcext:value-type="string">
            <text:p>2020-05-22 00:58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3]" office:value-type="date" office:date-value="2020-06-16T06:29:43" calcext:value-type="date">
            <text:p>16/06/20</text:p>
          </table:table-cell>
          <table:table-cell table:formula="of:=[.I73]" office:value-type="time" office:time-value="PT1055958H29M43.000000007S" calcext:value-type="time">
            <text:p>06:29:43</text:p>
          </table:table-cell>
          <table:table-cell table:formula="of:=[.A73]+[.$J$2]" office:value-type="float" office:value="1592299783" calcext:value-type="float">
            <text:p>1592299783</text:p>
          </table:table-cell>
          <table:table-cell table:formula="of:=([.$H73]/86400)+25569-(3/24)" office:value-type="float" office:value="43998.2706365741" calcext:value-type="float">
            <text:p>43998,2706365741</text:p>
          </table:table-cell>
          <table:table-cell table:number-columns-repeated="2"/>
        </table:table-row>
        <table:table-row table:style-name="ro1">
          <table:table-cell office:value-type="float" office:value="1590123517" calcext:value-type="float">
            <text:p>1590123517</text:p>
          </table:table-cell>
          <table:table-cell table:style-name="ce3" office:value-type="string" calcext:value-type="string">
            <text:p>2020-05-22 01:58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74]" office:value-type="date" office:date-value="2020-06-16T07:29:42" calcext:value-type="date">
            <text:p>16/06/20</text:p>
          </table:table-cell>
          <table:table-cell table:formula="of:=[.I74]" office:value-type="time" office:time-value="PT1055959H29M41.999999564S" calcext:value-type="time">
            <text:p>07:29:42</text:p>
          </table:table-cell>
          <table:table-cell table:formula="of:=[.A74]+[.$J$2]" office:value-type="float" office:value="1592303382" calcext:value-type="float">
            <text:p>1592303382</text:p>
          </table:table-cell>
          <table:table-cell table:formula="of:=([.$H74]/86400)+25569-(3/24)" office:value-type="float" office:value="43998.3122916667" calcext:value-type="float">
            <text:p>43998,3122916667</text:p>
          </table:table-cell>
          <table:table-cell table:number-columns-repeated="2"/>
        </table:table-row>
        <table:table-row table:style-name="ro1">
          <table:table-cell office:value-type="float" office:value="1590123517" calcext:value-type="float">
            <text:p>1590123517</text:p>
          </table:table-cell>
          <table:table-cell table:style-name="ce3" office:value-type="string" calcext:value-type="string">
            <text:p>2020-05-22 01:58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75]" office:value-type="date" office:date-value="2020-06-16T07:29:42" calcext:value-type="date">
            <text:p>16/06/20</text:p>
          </table:table-cell>
          <table:table-cell table:formula="of:=[.I75]" office:value-type="time" office:time-value="PT1055959H29M41.999999564S" calcext:value-type="time">
            <text:p>07:29:42</text:p>
          </table:table-cell>
          <table:table-cell table:formula="of:=[.A75]+[.$J$2]" office:value-type="float" office:value="1592303382" calcext:value-type="float">
            <text:p>1592303382</text:p>
          </table:table-cell>
          <table:table-cell table:formula="of:=([.$H75]/86400)+25569-(3/24)" office:value-type="float" office:value="43998.3122916667" calcext:value-type="float">
            <text:p>43998,3122916667</text:p>
          </table:table-cell>
          <table:table-cell table:number-columns-repeated="2"/>
        </table:table-row>
        <table:table-row table:style-name="ro1">
          <table:table-cell office:value-type="float" office:value="1590123517" calcext:value-type="float">
            <text:p>1590123517</text:p>
          </table:table-cell>
          <table:table-cell table:style-name="ce3" office:value-type="string" calcext:value-type="string">
            <text:p>2020-05-22 01:58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76]" office:value-type="date" office:date-value="2020-06-16T07:29:42" calcext:value-type="date">
            <text:p>16/06/20</text:p>
          </table:table-cell>
          <table:table-cell table:formula="of:=[.I76]" office:value-type="time" office:time-value="PT1055959H29M41.999999564S" calcext:value-type="time">
            <text:p>07:29:42</text:p>
          </table:table-cell>
          <table:table-cell table:formula="of:=[.A76]+[.$J$2]" office:value-type="float" office:value="1592303382" calcext:value-type="float">
            <text:p>1592303382</text:p>
          </table:table-cell>
          <table:table-cell table:formula="of:=([.$H76]/86400)+25569-(3/24)" office:value-type="float" office:value="43998.3122916667" calcext:value-type="float">
            <text:p>43998,3122916667</text:p>
          </table:table-cell>
          <table:table-cell table:number-columns-repeated="2"/>
        </table:table-row>
        <table:table-row table:style-name="ro1">
          <table:table-cell office:value-type="float" office:value="1590123517" calcext:value-type="float">
            <text:p>1590123517</text:p>
          </table:table-cell>
          <table:table-cell table:style-name="ce3" office:value-type="string" calcext:value-type="string">
            <text:p>2020-05-22 01:58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77]" office:value-type="date" office:date-value="2020-06-16T07:29:42" calcext:value-type="date">
            <text:p>16/06/20</text:p>
          </table:table-cell>
          <table:table-cell table:formula="of:=[.I77]" office:value-type="time" office:time-value="PT1055959H29M41.999999564S" calcext:value-type="time">
            <text:p>07:29:42</text:p>
          </table:table-cell>
          <table:table-cell table:formula="of:=[.A77]+[.$J$2]" office:value-type="float" office:value="1592303382" calcext:value-type="float">
            <text:p>1592303382</text:p>
          </table:table-cell>
          <table:table-cell table:formula="of:=([.$H77]/86400)+25569-(3/24)" office:value-type="float" office:value="43998.3122916667" calcext:value-type="float">
            <text:p>43998,3122916667</text:p>
          </table:table-cell>
          <table:table-cell table:number-columns-repeated="2"/>
        </table:table-row>
        <table:table-row table:style-name="ro1">
          <table:table-cell office:value-type="float" office:value="1590127116" calcext:value-type="float">
            <text:p>1590127116</text:p>
          </table:table-cell>
          <table:table-cell table:style-name="ce3" office:value-type="string" calcext:value-type="string">
            <text:p>2020-05-22 02:58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78]" office:value-type="date" office:date-value="2020-06-16T08:29:41" calcext:value-type="date">
            <text:p>16/06/20</text:p>
          </table:table-cell>
          <table:table-cell table:formula="of:=[.I78]" office:value-type="time" office:time-value="PT1055960H29M41.000000797S" calcext:value-type="time">
            <text:p>08:29:41</text:p>
          </table:table-cell>
          <table:table-cell table:formula="of:=[.A78]+[.$J$2]" office:value-type="float" office:value="1592306981" calcext:value-type="float">
            <text:p>1592306981</text:p>
          </table:table-cell>
          <table:table-cell table:formula="of:=([.$H78]/86400)+25569-(3/24)" office:value-type="float" office:value="43998.3539467593" calcext:value-type="float">
            <text:p>43998,3539467593</text:p>
          </table:table-cell>
          <table:table-cell table:number-columns-repeated="2"/>
        </table:table-row>
        <table:table-row table:style-name="ro1">
          <table:table-cell office:value-type="float" office:value="1590127116" calcext:value-type="float">
            <text:p>1590127116</text:p>
          </table:table-cell>
          <table:table-cell table:style-name="ce3" office:value-type="string" calcext:value-type="string">
            <text:p>2020-05-22 02:58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79]" office:value-type="date" office:date-value="2020-06-16T08:29:41" calcext:value-type="date">
            <text:p>16/06/20</text:p>
          </table:table-cell>
          <table:table-cell table:formula="of:=[.I79]" office:value-type="time" office:time-value="PT1055960H29M41.000000797S" calcext:value-type="time">
            <text:p>08:29:41</text:p>
          </table:table-cell>
          <table:table-cell table:formula="of:=[.A79]+[.$J$2]" office:value-type="float" office:value="1592306981" calcext:value-type="float">
            <text:p>1592306981</text:p>
          </table:table-cell>
          <table:table-cell table:formula="of:=([.$H79]/86400)+25569-(3/24)" office:value-type="float" office:value="43998.3539467593" calcext:value-type="float">
            <text:p>43998,3539467593</text:p>
          </table:table-cell>
          <table:table-cell table:number-columns-repeated="2"/>
        </table:table-row>
        <table:table-row table:style-name="ro1">
          <table:table-cell office:value-type="float" office:value="1590127116" calcext:value-type="float">
            <text:p>1590127116</text:p>
          </table:table-cell>
          <table:table-cell table:style-name="ce3" office:value-type="string" calcext:value-type="string">
            <text:p>2020-05-22 02:58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table:formula="of:=[.I80]" office:value-type="date" office:date-value="2020-06-16T08:29:41" calcext:value-type="date">
            <text:p>16/06/20</text:p>
          </table:table-cell>
          <table:table-cell table:formula="of:=[.I80]" office:value-type="time" office:time-value="PT1055960H29M41.000000797S" calcext:value-type="time">
            <text:p>08:29:41</text:p>
          </table:table-cell>
          <table:table-cell table:formula="of:=[.A80]+[.$J$2]" office:value-type="float" office:value="1592306981" calcext:value-type="float">
            <text:p>1592306981</text:p>
          </table:table-cell>
          <table:table-cell table:formula="of:=([.$H80]/86400)+25569-(3/24)" office:value-type="float" office:value="43998.3539467593" calcext:value-type="float">
            <text:p>43998,3539467593</text:p>
          </table:table-cell>
          <table:table-cell table:number-columns-repeated="2"/>
        </table:table-row>
        <table:table-row table:style-name="ro1">
          <table:table-cell office:value-type="float" office:value="1590127116" calcext:value-type="float">
            <text:p>1590127116</text:p>
          </table:table-cell>
          <table:table-cell table:style-name="ce3" office:value-type="string" calcext:value-type="string">
            <text:p>2020-05-22 02:58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1]" office:value-type="date" office:date-value="2020-06-16T08:29:41" calcext:value-type="date">
            <text:p>16/06/20</text:p>
          </table:table-cell>
          <table:table-cell table:formula="of:=[.I81]" office:value-type="time" office:time-value="PT1055960H29M41.000000797S" calcext:value-type="time">
            <text:p>08:29:41</text:p>
          </table:table-cell>
          <table:table-cell table:formula="of:=[.A81]+[.$J$2]" office:value-type="float" office:value="1592306981" calcext:value-type="float">
            <text:p>1592306981</text:p>
          </table:table-cell>
          <table:table-cell table:formula="of:=([.$H81]/86400)+25569-(3/24)" office:value-type="float" office:value="43998.3539467593" calcext:value-type="float">
            <text:p>43998,3539467593</text:p>
          </table:table-cell>
          <table:table-cell table:number-columns-repeated="2"/>
        </table:table-row>
        <table:table-row table:style-name="ro1">
          <table:table-cell office:value-type="float" office:value="1590130715" calcext:value-type="float">
            <text:p>1590130715</text:p>
          </table:table-cell>
          <table:table-cell table:style-name="ce3" office:value-type="string" calcext:value-type="string">
            <text:p>2020-05-22 03:58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82]" office:value-type="date" office:date-value="2020-06-16T09:29:40" calcext:value-type="date">
            <text:p>16/06/20</text:p>
          </table:table-cell>
          <table:table-cell table:formula="of:=[.I82]" office:value-type="time" office:time-value="PT1055961H29M39.999999516S" calcext:value-type="time">
            <text:p>09:29:40</text:p>
          </table:table-cell>
          <table:table-cell table:formula="of:=[.A82]+[.$J$2]" office:value-type="float" office:value="1592310580" calcext:value-type="float">
            <text:p>1592310580</text:p>
          </table:table-cell>
          <table:table-cell table:formula="of:=([.$H82]/86400)+25569-(3/24)" office:value-type="float" office:value="43998.3956018519" calcext:value-type="float">
            <text:p>43998,3956018519</text:p>
          </table:table-cell>
          <table:table-cell table:number-columns-repeated="2"/>
        </table:table-row>
        <table:table-row table:style-name="ro1">
          <table:table-cell office:value-type="float" office:value="1590130715" calcext:value-type="float">
            <text:p>1590130715</text:p>
          </table:table-cell>
          <table:table-cell table:style-name="ce3" office:value-type="string" calcext:value-type="string">
            <text:p>2020-05-22 03:58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83]" office:value-type="date" office:date-value="2020-06-16T09:29:40" calcext:value-type="date">
            <text:p>16/06/20</text:p>
          </table:table-cell>
          <table:table-cell table:formula="of:=[.I83]" office:value-type="time" office:time-value="PT1055961H29M39.999999516S" calcext:value-type="time">
            <text:p>09:29:40</text:p>
          </table:table-cell>
          <table:table-cell table:formula="of:=[.A83]+[.$J$2]" office:value-type="float" office:value="1592310580" calcext:value-type="float">
            <text:p>1592310580</text:p>
          </table:table-cell>
          <table:table-cell table:formula="of:=([.$H83]/86400)+25569-(3/24)" office:value-type="float" office:value="43998.3956018519" calcext:value-type="float">
            <text:p>43998,3956018519</text:p>
          </table:table-cell>
          <table:table-cell table:number-columns-repeated="2"/>
        </table:table-row>
        <table:table-row table:style-name="ro1">
          <table:table-cell office:value-type="float" office:value="1590130715" calcext:value-type="float">
            <text:p>1590130715</text:p>
          </table:table-cell>
          <table:table-cell table:style-name="ce3" office:value-type="string" calcext:value-type="string">
            <text:p>2020-05-22 03:58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84]" office:value-type="date" office:date-value="2020-06-16T09:29:40" calcext:value-type="date">
            <text:p>16/06/20</text:p>
          </table:table-cell>
          <table:table-cell table:formula="of:=[.I84]" office:value-type="time" office:time-value="PT1055961H29M39.999999516S" calcext:value-type="time">
            <text:p>09:29:40</text:p>
          </table:table-cell>
          <table:table-cell table:formula="of:=[.A84]+[.$J$2]" office:value-type="float" office:value="1592310580" calcext:value-type="float">
            <text:p>1592310580</text:p>
          </table:table-cell>
          <table:table-cell table:formula="of:=([.$H84]/86400)+25569-(3/24)" office:value-type="float" office:value="43998.3956018519" calcext:value-type="float">
            <text:p>43998,3956018519</text:p>
          </table:table-cell>
          <table:table-cell table:number-columns-repeated="2"/>
        </table:table-row>
        <table:table-row table:style-name="ro1">
          <table:table-cell office:value-type="float" office:value="1590130715" calcext:value-type="float">
            <text:p>1590130715</text:p>
          </table:table-cell>
          <table:table-cell table:style-name="ce3" office:value-type="string" calcext:value-type="string">
            <text:p>2020-05-22 03:58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85]" office:value-type="date" office:date-value="2020-06-16T09:29:40" calcext:value-type="date">
            <text:p>16/06/20</text:p>
          </table:table-cell>
          <table:table-cell table:formula="of:=[.I85]" office:value-type="time" office:time-value="PT1055961H29M39.999999516S" calcext:value-type="time">
            <text:p>09:29:40</text:p>
          </table:table-cell>
          <table:table-cell table:formula="of:=[.A85]+[.$J$2]" office:value-type="float" office:value="1592310580" calcext:value-type="float">
            <text:p>1592310580</text:p>
          </table:table-cell>
          <table:table-cell table:formula="of:=([.$H85]/86400)+25569-(3/24)" office:value-type="float" office:value="43998.3956018519" calcext:value-type="float">
            <text:p>43998,3956018519</text:p>
          </table:table-cell>
          <table:table-cell table:number-columns-repeated="2"/>
        </table:table-row>
        <table:table-row table:style-name="ro1">
          <table:table-cell office:value-type="float" office:value="1590134314" calcext:value-type="float">
            <text:p>1590134314</text:p>
          </table:table-cell>
          <table:table-cell table:style-name="ce3" office:value-type="string" calcext:value-type="string">
            <text:p>2020-05-22 04:58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86]" office:value-type="date" office:date-value="2020-06-16T10:29:39" calcext:value-type="date">
            <text:p>16/06/20</text:p>
          </table:table-cell>
          <table:table-cell table:formula="of:=[.I86]" office:value-type="time" office:time-value="PT1055962H29M38.999999911S" calcext:value-type="time">
            <text:p>10:29:39</text:p>
          </table:table-cell>
          <table:table-cell table:formula="of:=[.A86]+[.$J$2]" office:value-type="float" office:value="1592314179" calcext:value-type="float">
            <text:p>1592314179</text:p>
          </table:table-cell>
          <table:table-cell table:formula="of:=([.$H86]/86400)+25569-(3/24)" office:value-type="float" office:value="43998.4372569445" calcext:value-type="float">
            <text:p>43998,4372569445</text:p>
          </table:table-cell>
          <table:table-cell table:number-columns-repeated="2"/>
        </table:table-row>
        <table:table-row table:style-name="ro1">
          <table:table-cell office:value-type="float" office:value="1590134314" calcext:value-type="float">
            <text:p>1590134314</text:p>
          </table:table-cell>
          <table:table-cell table:style-name="ce3" office:value-type="string" calcext:value-type="string">
            <text:p>2020-05-22 04:58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87]" office:value-type="date" office:date-value="2020-06-16T10:29:39" calcext:value-type="date">
            <text:p>16/06/20</text:p>
          </table:table-cell>
          <table:table-cell table:formula="of:=[.I87]" office:value-type="time" office:time-value="PT1055962H29M38.999999911S" calcext:value-type="time">
            <text:p>10:29:39</text:p>
          </table:table-cell>
          <table:table-cell table:formula="of:=[.A87]+[.$J$2]" office:value-type="float" office:value="1592314179" calcext:value-type="float">
            <text:p>1592314179</text:p>
          </table:table-cell>
          <table:table-cell table:formula="of:=([.$H87]/86400)+25569-(3/24)" office:value-type="float" office:value="43998.4372569445" calcext:value-type="float">
            <text:p>43998,4372569445</text:p>
          </table:table-cell>
          <table:table-cell table:number-columns-repeated="2"/>
        </table:table-row>
        <table:table-row table:style-name="ro1">
          <table:table-cell office:value-type="float" office:value="1590134314" calcext:value-type="float">
            <text:p>1590134314</text:p>
          </table:table-cell>
          <table:table-cell table:style-name="ce3" office:value-type="string" calcext:value-type="string">
            <text:p>2020-05-22 04:58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88]" office:value-type="date" office:date-value="2020-06-16T10:29:39" calcext:value-type="date">
            <text:p>16/06/20</text:p>
          </table:table-cell>
          <table:table-cell table:formula="of:=[.I88]" office:value-type="time" office:time-value="PT1055962H29M38.999999911S" calcext:value-type="time">
            <text:p>10:29:39</text:p>
          </table:table-cell>
          <table:table-cell table:formula="of:=[.A88]+[.$J$2]" office:value-type="float" office:value="1592314179" calcext:value-type="float">
            <text:p>1592314179</text:p>
          </table:table-cell>
          <table:table-cell table:formula="of:=([.$H88]/86400)+25569-(3/24)" office:value-type="float" office:value="43998.4372569445" calcext:value-type="float">
            <text:p>43998,4372569445</text:p>
          </table:table-cell>
          <table:table-cell table:number-columns-repeated="2"/>
        </table:table-row>
        <table:table-row table:style-name="ro1">
          <table:table-cell office:value-type="float" office:value="1590134314" calcext:value-type="float">
            <text:p>1590134314</text:p>
          </table:table-cell>
          <table:table-cell table:style-name="ce3" office:value-type="string" calcext:value-type="string">
            <text:p>2020-05-22 04:58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9]" office:value-type="date" office:date-value="2020-06-16T10:29:39" calcext:value-type="date">
            <text:p>16/06/20</text:p>
          </table:table-cell>
          <table:table-cell table:formula="of:=[.I89]" office:value-type="time" office:time-value="PT1055962H29M38.999999911S" calcext:value-type="time">
            <text:p>10:29:39</text:p>
          </table:table-cell>
          <table:table-cell table:formula="of:=[.A89]+[.$J$2]" office:value-type="float" office:value="1592314179" calcext:value-type="float">
            <text:p>1592314179</text:p>
          </table:table-cell>
          <table:table-cell table:formula="of:=([.$H89]/86400)+25569-(3/24)" office:value-type="float" office:value="43998.4372569445" calcext:value-type="float">
            <text:p>43998,4372569445</text:p>
          </table:table-cell>
          <table:table-cell table:number-columns-repeated="2"/>
        </table:table-row>
        <table:table-row table:style-name="ro1">
          <table:table-cell office:value-type="float" office:value="1590137913" calcext:value-type="float">
            <text:p>1590137913</text:p>
          </table:table-cell>
          <table:table-cell table:style-name="ce3" office:value-type="string" calcext:value-type="string">
            <text:p>2020-05-22 05:58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90]" office:value-type="date" office:date-value="2020-06-16T11:29:38" calcext:value-type="date">
            <text:p>16/06/20</text:p>
          </table:table-cell>
          <table:table-cell table:formula="of:=[.I90]" office:value-type="time" office:time-value="PT1055963H29M38.000000305S" calcext:value-type="time">
            <text:p>11:29:38</text:p>
          </table:table-cell>
          <table:table-cell table:formula="of:=[.A90]+[.$J$2]" office:value-type="float" office:value="1592317778" calcext:value-type="float">
            <text:p>1592317778</text:p>
          </table:table-cell>
          <table:table-cell table:formula="of:=([.$H90]/86400)+25569-(3/24)" office:value-type="float" office:value="43998.478912037" calcext:value-type="float">
            <text:p>43998,478912037</text:p>
          </table:table-cell>
          <table:table-cell table:number-columns-repeated="2"/>
        </table:table-row>
        <table:table-row table:style-name="ro1">
          <table:table-cell office:value-type="float" office:value="1590137913" calcext:value-type="float">
            <text:p>1590137913</text:p>
          </table:table-cell>
          <table:table-cell table:style-name="ce3" office:value-type="string" calcext:value-type="string">
            <text:p>2020-05-22 05:58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91]" office:value-type="date" office:date-value="2020-06-16T11:29:38" calcext:value-type="date">
            <text:p>16/06/20</text:p>
          </table:table-cell>
          <table:table-cell table:formula="of:=[.I91]" office:value-type="time" office:time-value="PT1055963H29M38.000000305S" calcext:value-type="time">
            <text:p>11:29:38</text:p>
          </table:table-cell>
          <table:table-cell table:formula="of:=[.A91]+[.$J$2]" office:value-type="float" office:value="1592317778" calcext:value-type="float">
            <text:p>1592317778</text:p>
          </table:table-cell>
          <table:table-cell table:formula="of:=([.$H91]/86400)+25569-(3/24)" office:value-type="float" office:value="43998.478912037" calcext:value-type="float">
            <text:p>43998,478912037</text:p>
          </table:table-cell>
          <table:table-cell table:number-columns-repeated="2"/>
        </table:table-row>
        <table:table-row table:style-name="ro1">
          <table:table-cell office:value-type="float" office:value="1590137913" calcext:value-type="float">
            <text:p>1590137913</text:p>
          </table:table-cell>
          <table:table-cell table:style-name="ce3" office:value-type="string" calcext:value-type="string">
            <text:p>2020-05-22 05:58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92]" office:value-type="date" office:date-value="2020-06-16T11:29:38" calcext:value-type="date">
            <text:p>16/06/20</text:p>
          </table:table-cell>
          <table:table-cell table:formula="of:=[.I92]" office:value-type="time" office:time-value="PT1055963H29M38.000000305S" calcext:value-type="time">
            <text:p>11:29:38</text:p>
          </table:table-cell>
          <table:table-cell table:formula="of:=[.A92]+[.$J$2]" office:value-type="float" office:value="1592317778" calcext:value-type="float">
            <text:p>1592317778</text:p>
          </table:table-cell>
          <table:table-cell table:formula="of:=([.$H92]/86400)+25569-(3/24)" office:value-type="float" office:value="43998.478912037" calcext:value-type="float">
            <text:p>43998,478912037</text:p>
          </table:table-cell>
          <table:table-cell table:number-columns-repeated="2"/>
        </table:table-row>
        <table:table-row table:style-name="ro1">
          <table:table-cell office:value-type="float" office:value="1590137913" calcext:value-type="float">
            <text:p>1590137913</text:p>
          </table:table-cell>
          <table:table-cell table:style-name="ce3" office:value-type="string" calcext:value-type="string">
            <text:p>2020-05-22 05:58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93]" office:value-type="date" office:date-value="2020-06-16T11:29:38" calcext:value-type="date">
            <text:p>16/06/20</text:p>
          </table:table-cell>
          <table:table-cell table:formula="of:=[.I93]" office:value-type="time" office:time-value="PT1055963H29M38.000000305S" calcext:value-type="time">
            <text:p>11:29:38</text:p>
          </table:table-cell>
          <table:table-cell table:formula="of:=[.A93]+[.$J$2]" office:value-type="float" office:value="1592317778" calcext:value-type="float">
            <text:p>1592317778</text:p>
          </table:table-cell>
          <table:table-cell table:formula="of:=([.$H93]/86400)+25569-(3/24)" office:value-type="float" office:value="43998.478912037" calcext:value-type="float">
            <text:p>43998,478912037</text:p>
          </table:table-cell>
          <table:table-cell table:number-columns-repeated="2"/>
        </table:table-row>
        <table:table-row table:style-name="ro1">
          <table:table-cell office:value-type="float" office:value="1590141512" calcext:value-type="float">
            <text:p>1590141512</text:p>
          </table:table-cell>
          <table:table-cell table:style-name="ce3" office:value-type="string" calcext:value-type="string">
            <text:p>2020-05-22 06:58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table:formula="of:=[.I94]" office:value-type="date" office:date-value="2020-06-16T12:29:37" calcext:value-type="date">
            <text:p>16/06/20</text:p>
          </table:table-cell>
          <table:table-cell table:formula="of:=[.I94]" office:value-type="time" office:time-value="PT1055964H29M36.999999862S" calcext:value-type="time">
            <text:p>12:29:37</text:p>
          </table:table-cell>
          <table:table-cell table:formula="of:=[.A94]+[.$J$2]" office:value-type="float" office:value="1592321377" calcext:value-type="float">
            <text:p>1592321377</text:p>
          </table:table-cell>
          <table:table-cell table:formula="of:=([.$H94]/86400)+25569-(3/24)" office:value-type="float" office:value="43998.5205671296" calcext:value-type="float">
            <text:p>43998,5205671296</text:p>
          </table:table-cell>
          <table:table-cell table:number-columns-repeated="2"/>
        </table:table-row>
        <table:table-row table:style-name="ro1">
          <table:table-cell office:value-type="float" office:value="1590141512" calcext:value-type="float">
            <text:p>1590141512</text:p>
          </table:table-cell>
          <table:table-cell table:style-name="ce3" office:value-type="string" calcext:value-type="string">
            <text:p>2020-05-22 06:58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7.0</text:p>
          </table:table-cell>
          <table:table-cell table:formula="of:=[.I95]" office:value-type="date" office:date-value="2020-06-16T12:29:37" calcext:value-type="date">
            <text:p>16/06/20</text:p>
          </table:table-cell>
          <table:table-cell table:formula="of:=[.I95]" office:value-type="time" office:time-value="PT1055964H29M36.999999862S" calcext:value-type="time">
            <text:p>12:29:37</text:p>
          </table:table-cell>
          <table:table-cell table:formula="of:=[.A95]+[.$J$2]" office:value-type="float" office:value="1592321377" calcext:value-type="float">
            <text:p>1592321377</text:p>
          </table:table-cell>
          <table:table-cell table:formula="of:=([.$H95]/86400)+25569-(3/24)" office:value-type="float" office:value="43998.5205671296" calcext:value-type="float">
            <text:p>43998,5205671296</text:p>
          </table:table-cell>
          <table:table-cell table:number-columns-repeated="2"/>
        </table:table-row>
        <table:table-row table:style-name="ro1">
          <table:table-cell office:value-type="float" office:value="1590141512" calcext:value-type="float">
            <text:p>1590141512</text:p>
          </table:table-cell>
          <table:table-cell table:style-name="ce3" office:value-type="string" calcext:value-type="string">
            <text:p>2020-05-22 06:58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1.0</text:p>
          </table:table-cell>
          <table:table-cell table:formula="of:=[.I96]" office:value-type="date" office:date-value="2020-06-16T12:29:37" calcext:value-type="date">
            <text:p>16/06/20</text:p>
          </table:table-cell>
          <table:table-cell table:formula="of:=[.I96]" office:value-type="time" office:time-value="PT1055964H29M36.999999862S" calcext:value-type="time">
            <text:p>12:29:37</text:p>
          </table:table-cell>
          <table:table-cell table:formula="of:=[.A96]+[.$J$2]" office:value-type="float" office:value="1592321377" calcext:value-type="float">
            <text:p>1592321377</text:p>
          </table:table-cell>
          <table:table-cell table:formula="of:=([.$H96]/86400)+25569-(3/24)" office:value-type="float" office:value="43998.5205671296" calcext:value-type="float">
            <text:p>43998,5205671296</text:p>
          </table:table-cell>
          <table:table-cell table:number-columns-repeated="2"/>
        </table:table-row>
        <table:table-row table:style-name="ro1">
          <table:table-cell office:value-type="float" office:value="1590141512" calcext:value-type="float">
            <text:p>1590141512</text:p>
          </table:table-cell>
          <table:table-cell table:style-name="ce3" office:value-type="string" calcext:value-type="string">
            <text:p>2020-05-22 06:58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5.0</text:p>
          </table:table-cell>
          <table:table-cell table:formula="of:=[.I97]" office:value-type="date" office:date-value="2020-06-16T12:29:37" calcext:value-type="date">
            <text:p>16/06/20</text:p>
          </table:table-cell>
          <table:table-cell table:formula="of:=[.I97]" office:value-type="time" office:time-value="PT1055964H29M36.999999862S" calcext:value-type="time">
            <text:p>12:29:37</text:p>
          </table:table-cell>
          <table:table-cell table:formula="of:=[.A97]+[.$J$2]" office:value-type="float" office:value="1592321377" calcext:value-type="float">
            <text:p>1592321377</text:p>
          </table:table-cell>
          <table:table-cell table:formula="of:=([.$H97]/86400)+25569-(3/24)" office:value-type="float" office:value="43998.5205671296" calcext:value-type="float">
            <text:p>43998,5205671296</text:p>
          </table:table-cell>
          <table:table-cell table:number-columns-repeated="2"/>
        </table:table-row>
        <table:table-row table:style-name="ro1">
          <table:table-cell office:value-type="float" office:value="1590145111" calcext:value-type="float">
            <text:p>1590145111</text:p>
          </table:table-cell>
          <table:table-cell table:style-name="ce3" office:value-type="string" calcext:value-type="string">
            <text:p>2020-05-22 07:58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8]" office:value-type="date" office:date-value="2020-06-16T13:29:36" calcext:value-type="date">
            <text:p>16/06/20</text:p>
          </table:table-cell>
          <table:table-cell table:formula="of:=[.I98]" office:value-type="time" office:time-value="PT1055965H29M36.000000257S" calcext:value-type="time">
            <text:p>13:29:36</text:p>
          </table:table-cell>
          <table:table-cell table:formula="of:=[.A98]+[.$J$2]" office:value-type="float" office:value="1592324976" calcext:value-type="float">
            <text:p>1592324976</text:p>
          </table:table-cell>
          <table:table-cell table:formula="of:=([.$H98]/86400)+25569-(3/24)" office:value-type="float" office:value="43998.5622222222" calcext:value-type="float">
            <text:p>43998,5622222222</text:p>
          </table:table-cell>
          <table:table-cell table:number-columns-repeated="2"/>
        </table:table-row>
        <table:table-row table:style-name="ro1">
          <table:table-cell office:value-type="float" office:value="1590145111" calcext:value-type="float">
            <text:p>1590145111</text:p>
          </table:table-cell>
          <table:table-cell table:style-name="ce3" office:value-type="string" calcext:value-type="string">
            <text:p>2020-05-22 07:58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99]" office:value-type="date" office:date-value="2020-06-16T13:29:36" calcext:value-type="date">
            <text:p>16/06/20</text:p>
          </table:table-cell>
          <table:table-cell table:formula="of:=[.I99]" office:value-type="time" office:time-value="PT1055965H29M36.000000257S" calcext:value-type="time">
            <text:p>13:29:36</text:p>
          </table:table-cell>
          <table:table-cell table:formula="of:=[.A99]+[.$J$2]" office:value-type="float" office:value="1592324976" calcext:value-type="float">
            <text:p>1592324976</text:p>
          </table:table-cell>
          <table:table-cell table:formula="of:=([.$H99]/86400)+25569-(3/24)" office:value-type="float" office:value="43998.5622222222" calcext:value-type="float">
            <text:p>43998,5622222222</text:p>
          </table:table-cell>
          <table:table-cell table:number-columns-repeated="2"/>
        </table:table-row>
        <table:table-row table:style-name="ro1">
          <table:table-cell office:value-type="float" office:value="1590145111" calcext:value-type="float">
            <text:p>1590145111</text:p>
          </table:table-cell>
          <table:table-cell table:style-name="ce3" office:value-type="string" calcext:value-type="string">
            <text:p>2020-05-22 07:58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100]" office:value-type="date" office:date-value="2020-06-16T13:29:36" calcext:value-type="date">
            <text:p>16/06/20</text:p>
          </table:table-cell>
          <table:table-cell table:formula="of:=[.I100]" office:value-type="time" office:time-value="PT1055965H29M36.000000257S" calcext:value-type="time">
            <text:p>13:29:36</text:p>
          </table:table-cell>
          <table:table-cell table:formula="of:=[.A100]+[.$J$2]" office:value-type="float" office:value="1592324976" calcext:value-type="float">
            <text:p>1592324976</text:p>
          </table:table-cell>
          <table:table-cell table:formula="of:=([.$H100]/86400)+25569-(3/24)" office:value-type="float" office:value="43998.5622222222" calcext:value-type="float">
            <text:p>43998,5622222222</text:p>
          </table:table-cell>
          <table:table-cell table:number-columns-repeated="2"/>
        </table:table-row>
        <table:table-row table:style-name="ro1">
          <table:table-cell office:value-type="float" office:value="1590145111" calcext:value-type="float">
            <text:p>1590145111</text:p>
          </table:table-cell>
          <table:table-cell table:style-name="ce3" office:value-type="string" calcext:value-type="string">
            <text:p>2020-05-22 07:58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table:formula="of:=[.I101]" office:value-type="date" office:date-value="2020-06-16T13:29:36" calcext:value-type="date">
            <text:p>16/06/20</text:p>
          </table:table-cell>
          <table:table-cell table:formula="of:=[.I101]" office:value-type="time" office:time-value="PT1055965H29M36.000000257S" calcext:value-type="time">
            <text:p>13:29:36</text:p>
          </table:table-cell>
          <table:table-cell table:formula="of:=[.A101]+[.$J$2]" office:value-type="float" office:value="1592324976" calcext:value-type="float">
            <text:p>1592324976</text:p>
          </table:table-cell>
          <table:table-cell table:formula="of:=([.$H101]/86400)+25569-(3/24)" office:value-type="float" office:value="43998.5622222222" calcext:value-type="float">
            <text:p>43998,5622222222</text:p>
          </table:table-cell>
          <table:table-cell table:number-columns-repeated="2"/>
        </table:table-row>
        <table:table-row table:style-name="ro1">
          <table:table-cell office:value-type="float" office:value="1590148710" calcext:value-type="float">
            <text:p>1590148710</text:p>
          </table:table-cell>
          <table:table-cell table:style-name="ce3" office:value-type="string" calcext:value-type="string">
            <text:p>2020-05-22 08:58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102]" office:value-type="date" office:date-value="2020-06-16T14:29:35" calcext:value-type="date">
            <text:p>16/06/20</text:p>
          </table:table-cell>
          <table:table-cell table:formula="of:=[.I102]" office:value-type="time" office:time-value="PT1055966H29M34.999999814S" calcext:value-type="time">
            <text:p>14:29:35</text:p>
          </table:table-cell>
          <table:table-cell table:formula="of:=[.A102]+[.$J$2]" office:value-type="float" office:value="1592328575" calcext:value-type="float">
            <text:p>1592328575</text:p>
          </table:table-cell>
          <table:table-cell table:formula="of:=([.$H102]/86400)+25569-(3/24)" office:value-type="float" office:value="43998.6038773148" calcext:value-type="float">
            <text:p>43998,6038773148</text:p>
          </table:table-cell>
          <table:table-cell table:number-columns-repeated="2"/>
        </table:table-row>
        <table:table-row table:style-name="ro1">
          <table:table-cell office:value-type="float" office:value="1590148710" calcext:value-type="float">
            <text:p>1590148710</text:p>
          </table:table-cell>
          <table:table-cell table:style-name="ce3" office:value-type="string" calcext:value-type="string">
            <text:p>2020-05-22 08:58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103]" office:value-type="date" office:date-value="2020-06-16T14:29:35" calcext:value-type="date">
            <text:p>16/06/20</text:p>
          </table:table-cell>
          <table:table-cell table:formula="of:=[.I103]" office:value-type="time" office:time-value="PT1055966H29M34.999999814S" calcext:value-type="time">
            <text:p>14:29:35</text:p>
          </table:table-cell>
          <table:table-cell table:formula="of:=[.A103]+[.$J$2]" office:value-type="float" office:value="1592328575" calcext:value-type="float">
            <text:p>1592328575</text:p>
          </table:table-cell>
          <table:table-cell table:formula="of:=([.$H103]/86400)+25569-(3/24)" office:value-type="float" office:value="43998.6038773148" calcext:value-type="float">
            <text:p>43998,6038773148</text:p>
          </table:table-cell>
          <table:table-cell table:number-columns-repeated="2"/>
        </table:table-row>
        <table:table-row table:style-name="ro1">
          <table:table-cell office:value-type="float" office:value="1590148710" calcext:value-type="float">
            <text:p>1590148710</text:p>
          </table:table-cell>
          <table:table-cell table:style-name="ce3" office:value-type="string" calcext:value-type="string">
            <text:p>2020-05-22 08:58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104]" office:value-type="date" office:date-value="2020-06-16T14:29:35" calcext:value-type="date">
            <text:p>16/06/20</text:p>
          </table:table-cell>
          <table:table-cell table:formula="of:=[.I104]" office:value-type="time" office:time-value="PT1055966H29M34.999999814S" calcext:value-type="time">
            <text:p>14:29:35</text:p>
          </table:table-cell>
          <table:table-cell table:formula="of:=[.A104]+[.$J$2]" office:value-type="float" office:value="1592328575" calcext:value-type="float">
            <text:p>1592328575</text:p>
          </table:table-cell>
          <table:table-cell table:formula="of:=([.$H104]/86400)+25569-(3/24)" office:value-type="float" office:value="43998.6038773148" calcext:value-type="float">
            <text:p>43998,6038773148</text:p>
          </table:table-cell>
          <table:table-cell table:number-columns-repeated="2"/>
        </table:table-row>
        <table:table-row table:style-name="ro1">
          <table:table-cell office:value-type="float" office:value="1590148710" calcext:value-type="float">
            <text:p>1590148710</text:p>
          </table:table-cell>
          <table:table-cell table:style-name="ce3" office:value-type="string" calcext:value-type="string">
            <text:p>2020-05-22 08:58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105]" office:value-type="date" office:date-value="2020-06-16T14:29:35" calcext:value-type="date">
            <text:p>16/06/20</text:p>
          </table:table-cell>
          <table:table-cell table:formula="of:=[.I105]" office:value-type="time" office:time-value="PT1055966H29M34.999999814S" calcext:value-type="time">
            <text:p>14:29:35</text:p>
          </table:table-cell>
          <table:table-cell table:formula="of:=[.A105]+[.$J$2]" office:value-type="float" office:value="1592328575" calcext:value-type="float">
            <text:p>1592328575</text:p>
          </table:table-cell>
          <table:table-cell table:formula="of:=([.$H105]/86400)+25569-(3/24)" office:value-type="float" office:value="43998.6038773148" calcext:value-type="float">
            <text:p>43998,6038773148</text:p>
          </table:table-cell>
          <table:table-cell table:number-columns-repeated="2"/>
        </table:table-row>
        <table:table-row table:style-name="ro1">
          <table:table-cell office:value-type="float" office:value="1590152309" calcext:value-type="float">
            <text:p>1590152309</text:p>
          </table:table-cell>
          <table:table-cell table:style-name="ce3" office:value-type="string" calcext:value-type="string">
            <text:p>2020-05-22 09:58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106]" office:value-type="date" office:date-value="2020-06-16T15:29:34" calcext:value-type="date">
            <text:p>16/06/20</text:p>
          </table:table-cell>
          <table:table-cell table:formula="of:=[.I106]" office:value-type="time" office:time-value="PT1055967H29M34.000000209S" calcext:value-type="time">
            <text:p>15:29:34</text:p>
          </table:table-cell>
          <table:table-cell table:formula="of:=[.A106]+[.$J$2]" office:value-type="float" office:value="1592332174" calcext:value-type="float">
            <text:p>1592332174</text:p>
          </table:table-cell>
          <table:table-cell table:formula="of:=([.$H106]/86400)+25569-(3/24)" office:value-type="float" office:value="43998.6455324074" calcext:value-type="float">
            <text:p>43998,6455324074</text:p>
          </table:table-cell>
          <table:table-cell table:number-columns-repeated="2"/>
        </table:table-row>
        <table:table-row table:style-name="ro1">
          <table:table-cell office:value-type="float" office:value="1590152309" calcext:value-type="float">
            <text:p>1590152309</text:p>
          </table:table-cell>
          <table:table-cell table:style-name="ce3" office:value-type="string" calcext:value-type="string">
            <text:p>2020-05-22 09:58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07]" office:value-type="date" office:date-value="2020-06-16T15:29:34" calcext:value-type="date">
            <text:p>16/06/20</text:p>
          </table:table-cell>
          <table:table-cell table:formula="of:=[.I107]" office:value-type="time" office:time-value="PT1055967H29M34.000000209S" calcext:value-type="time">
            <text:p>15:29:34</text:p>
          </table:table-cell>
          <table:table-cell table:formula="of:=[.A107]+[.$J$2]" office:value-type="float" office:value="1592332174" calcext:value-type="float">
            <text:p>1592332174</text:p>
          </table:table-cell>
          <table:table-cell table:formula="of:=([.$H107]/86400)+25569-(3/24)" office:value-type="float" office:value="43998.6455324074" calcext:value-type="float">
            <text:p>43998,6455324074</text:p>
          </table:table-cell>
          <table:table-cell table:number-columns-repeated="2"/>
        </table:table-row>
        <table:table-row table:style-name="ro1">
          <table:table-cell office:value-type="float" office:value="1590152309" calcext:value-type="float">
            <text:p>1590152309</text:p>
          </table:table-cell>
          <table:table-cell table:style-name="ce3" office:value-type="string" calcext:value-type="string">
            <text:p>2020-05-22 09:58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108]" office:value-type="date" office:date-value="2020-06-16T15:29:34" calcext:value-type="date">
            <text:p>16/06/20</text:p>
          </table:table-cell>
          <table:table-cell table:formula="of:=[.I108]" office:value-type="time" office:time-value="PT1055967H29M34.000000209S" calcext:value-type="time">
            <text:p>15:29:34</text:p>
          </table:table-cell>
          <table:table-cell table:formula="of:=[.A108]+[.$J$2]" office:value-type="float" office:value="1592332174" calcext:value-type="float">
            <text:p>1592332174</text:p>
          </table:table-cell>
          <table:table-cell table:formula="of:=([.$H108]/86400)+25569-(3/24)" office:value-type="float" office:value="43998.6455324074" calcext:value-type="float">
            <text:p>43998,6455324074</text:p>
          </table:table-cell>
          <table:table-cell table:number-columns-repeated="2"/>
        </table:table-row>
        <table:table-row table:style-name="ro1">
          <table:table-cell office:value-type="float" office:value="1590152309" calcext:value-type="float">
            <text:p>1590152309</text:p>
          </table:table-cell>
          <table:table-cell table:style-name="ce3" office:value-type="string" calcext:value-type="string">
            <text:p>2020-05-22 09:58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109]" office:value-type="date" office:date-value="2020-06-16T15:29:34" calcext:value-type="date">
            <text:p>16/06/20</text:p>
          </table:table-cell>
          <table:table-cell table:formula="of:=[.I109]" office:value-type="time" office:time-value="PT1055967H29M34.000000209S" calcext:value-type="time">
            <text:p>15:29:34</text:p>
          </table:table-cell>
          <table:table-cell table:formula="of:=[.A109]+[.$J$2]" office:value-type="float" office:value="1592332174" calcext:value-type="float">
            <text:p>1592332174</text:p>
          </table:table-cell>
          <table:table-cell table:formula="of:=([.$H109]/86400)+25569-(3/24)" office:value-type="float" office:value="43998.6455324074" calcext:value-type="float">
            <text:p>43998,6455324074</text:p>
          </table:table-cell>
          <table:table-cell table:number-columns-repeated="2"/>
        </table:table-row>
        <table:table-row table:style-name="ro1">
          <table:table-cell office:value-type="float" office:value="1590155908" calcext:value-type="float">
            <text:p>1590155908</text:p>
          </table:table-cell>
          <table:table-cell table:style-name="ce3" office:value-type="string" calcext:value-type="string">
            <text:p>2020-05-22 10:58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110]" office:value-type="date" office:date-value="2020-06-16T16:29:33" calcext:value-type="date">
            <text:p>16/06/20</text:p>
          </table:table-cell>
          <table:table-cell table:formula="of:=[.I110]" office:value-type="time" office:time-value="PT1055968H29M32.999999765S" calcext:value-type="time">
            <text:p>16:29:33</text:p>
          </table:table-cell>
          <table:table-cell table:formula="of:=[.A110]+[.$J$2]" office:value-type="float" office:value="1592335773" calcext:value-type="float">
            <text:p>1592335773</text:p>
          </table:table-cell>
          <table:table-cell table:formula="of:=([.$H110]/86400)+25569-(3/24)" office:value-type="float" office:value="43998.6871875" calcext:value-type="float">
            <text:p>43998,6871875</text:p>
          </table:table-cell>
          <table:table-cell table:number-columns-repeated="2"/>
        </table:table-row>
        <table:table-row table:style-name="ro1">
          <table:table-cell office:value-type="float" office:value="1590155908" calcext:value-type="float">
            <text:p>1590155908</text:p>
          </table:table-cell>
          <table:table-cell table:style-name="ce3" office:value-type="string" calcext:value-type="string">
            <text:p>2020-05-22 10:58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111]" office:value-type="date" office:date-value="2020-06-16T16:29:33" calcext:value-type="date">
            <text:p>16/06/20</text:p>
          </table:table-cell>
          <table:table-cell table:formula="of:=[.I111]" office:value-type="time" office:time-value="PT1055968H29M32.999999765S" calcext:value-type="time">
            <text:p>16:29:33</text:p>
          </table:table-cell>
          <table:table-cell table:formula="of:=[.A111]+[.$J$2]" office:value-type="float" office:value="1592335773" calcext:value-type="float">
            <text:p>1592335773</text:p>
          </table:table-cell>
          <table:table-cell table:formula="of:=([.$H111]/86400)+25569-(3/24)" office:value-type="float" office:value="43998.6871875" calcext:value-type="float">
            <text:p>43998,6871875</text:p>
          </table:table-cell>
          <table:table-cell table:number-columns-repeated="2"/>
        </table:table-row>
        <table:table-row table:style-name="ro1">
          <table:table-cell office:value-type="float" office:value="1590155908" calcext:value-type="float">
            <text:p>1590155908</text:p>
          </table:table-cell>
          <table:table-cell table:style-name="ce3" office:value-type="string" calcext:value-type="string">
            <text:p>2020-05-22 10:58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112]" office:value-type="date" office:date-value="2020-06-16T16:29:33" calcext:value-type="date">
            <text:p>16/06/20</text:p>
          </table:table-cell>
          <table:table-cell table:formula="of:=[.I112]" office:value-type="time" office:time-value="PT1055968H29M32.999999765S" calcext:value-type="time">
            <text:p>16:29:33</text:p>
          </table:table-cell>
          <table:table-cell table:formula="of:=[.A112]+[.$J$2]" office:value-type="float" office:value="1592335773" calcext:value-type="float">
            <text:p>1592335773</text:p>
          </table:table-cell>
          <table:table-cell table:formula="of:=([.$H112]/86400)+25569-(3/24)" office:value-type="float" office:value="43998.6871875" calcext:value-type="float">
            <text:p>43998,6871875</text:p>
          </table:table-cell>
          <table:table-cell table:number-columns-repeated="2"/>
        </table:table-row>
        <table:table-row table:style-name="ro1">
          <table:table-cell office:value-type="float" office:value="1590155908" calcext:value-type="float">
            <text:p>1590155908</text:p>
          </table:table-cell>
          <table:table-cell table:style-name="ce3" office:value-type="string" calcext:value-type="string">
            <text:p>2020-05-22 10:58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113]" office:value-type="date" office:date-value="2020-06-16T16:29:33" calcext:value-type="date">
            <text:p>16/06/20</text:p>
          </table:table-cell>
          <table:table-cell table:formula="of:=[.I113]" office:value-type="time" office:time-value="PT1055968H29M32.999999765S" calcext:value-type="time">
            <text:p>16:29:33</text:p>
          </table:table-cell>
          <table:table-cell table:formula="of:=[.A113]+[.$J$2]" office:value-type="float" office:value="1592335773" calcext:value-type="float">
            <text:p>1592335773</text:p>
          </table:table-cell>
          <table:table-cell table:formula="of:=([.$H113]/86400)+25569-(3/24)" office:value-type="float" office:value="43998.6871875" calcext:value-type="float">
            <text:p>43998,6871875</text:p>
          </table:table-cell>
          <table:table-cell table:number-columns-repeated="2"/>
        </table:table-row>
        <table:table-row table:style-name="ro1">
          <table:table-cell office:value-type="float" office:value="1590159507" calcext:value-type="float">
            <text:p>1590159507</text:p>
          </table:table-cell>
          <table:table-cell table:style-name="ce3" office:value-type="string" calcext:value-type="string">
            <text:p>2020-05-22 11:58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114]" office:value-type="date" office:date-value="2020-06-16T17:29:32" calcext:value-type="date">
            <text:p>16/06/20</text:p>
          </table:table-cell>
          <table:table-cell table:formula="of:=[.I114]" office:value-type="time" office:time-value="PT1055969H29M32.00000016S" calcext:value-type="time">
            <text:p>17:29:32</text:p>
          </table:table-cell>
          <table:table-cell table:formula="of:=[.A114]+[.$J$2]" office:value-type="float" office:value="1592339372" calcext:value-type="float">
            <text:p>1592339372</text:p>
          </table:table-cell>
          <table:table-cell table:formula="of:=([.$H114]/86400)+25569-(3/24)" office:value-type="float" office:value="43998.7288425926" calcext:value-type="float">
            <text:p>43998,7288425926</text:p>
          </table:table-cell>
          <table:table-cell table:number-columns-repeated="2"/>
        </table:table-row>
        <table:table-row table:style-name="ro1">
          <table:table-cell office:value-type="float" office:value="1590159507" calcext:value-type="float">
            <text:p>1590159507</text:p>
          </table:table-cell>
          <table:table-cell table:style-name="ce3" office:value-type="string" calcext:value-type="string">
            <text:p>2020-05-22 11:58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115]" office:value-type="date" office:date-value="2020-06-16T17:29:32" calcext:value-type="date">
            <text:p>16/06/20</text:p>
          </table:table-cell>
          <table:table-cell table:formula="of:=[.I115]" office:value-type="time" office:time-value="PT1055969H29M32.00000016S" calcext:value-type="time">
            <text:p>17:29:32</text:p>
          </table:table-cell>
          <table:table-cell table:formula="of:=[.A115]+[.$J$2]" office:value-type="float" office:value="1592339372" calcext:value-type="float">
            <text:p>1592339372</text:p>
          </table:table-cell>
          <table:table-cell table:formula="of:=([.$H115]/86400)+25569-(3/24)" office:value-type="float" office:value="43998.7288425926" calcext:value-type="float">
            <text:p>43998,7288425926</text:p>
          </table:table-cell>
          <table:table-cell table:number-columns-repeated="2"/>
        </table:table-row>
        <table:table-row table:style-name="ro1">
          <table:table-cell office:value-type="float" office:value="1590159507" calcext:value-type="float">
            <text:p>1590159507</text:p>
          </table:table-cell>
          <table:table-cell table:style-name="ce3" office:value-type="string" calcext:value-type="string">
            <text:p>2020-05-22 11:58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table:formula="of:=[.I116]" office:value-type="date" office:date-value="2020-06-16T17:29:32" calcext:value-type="date">
            <text:p>16/06/20</text:p>
          </table:table-cell>
          <table:table-cell table:formula="of:=[.I116]" office:value-type="time" office:time-value="PT1055969H29M32.00000016S" calcext:value-type="time">
            <text:p>17:29:32</text:p>
          </table:table-cell>
          <table:table-cell table:formula="of:=[.A116]+[.$J$2]" office:value-type="float" office:value="1592339372" calcext:value-type="float">
            <text:p>1592339372</text:p>
          </table:table-cell>
          <table:table-cell table:formula="of:=([.$H116]/86400)+25569-(3/24)" office:value-type="float" office:value="43998.7288425926" calcext:value-type="float">
            <text:p>43998,7288425926</text:p>
          </table:table-cell>
          <table:table-cell table:number-columns-repeated="2"/>
        </table:table-row>
        <table:table-row table:style-name="ro1">
          <table:table-cell office:value-type="float" office:value="1590159507" calcext:value-type="float">
            <text:p>1590159507</text:p>
          </table:table-cell>
          <table:table-cell table:style-name="ce3" office:value-type="string" calcext:value-type="string">
            <text:p>2020-05-22 11:58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117]" office:value-type="date" office:date-value="2020-06-16T17:29:32" calcext:value-type="date">
            <text:p>16/06/20</text:p>
          </table:table-cell>
          <table:table-cell table:formula="of:=[.I117]" office:value-type="time" office:time-value="PT1055969H29M32.00000016S" calcext:value-type="time">
            <text:p>17:29:32</text:p>
          </table:table-cell>
          <table:table-cell table:formula="of:=[.A117]+[.$J$2]" office:value-type="float" office:value="1592339372" calcext:value-type="float">
            <text:p>1592339372</text:p>
          </table:table-cell>
          <table:table-cell table:formula="of:=([.$H117]/86400)+25569-(3/24)" office:value-type="float" office:value="43998.7288425926" calcext:value-type="float">
            <text:p>43998,7288425926</text:p>
          </table:table-cell>
          <table:table-cell table:number-columns-repeated="2"/>
        </table:table-row>
        <table:table-row table:style-name="ro1">
          <table:table-cell office:value-type="float" office:value="1590163106" calcext:value-type="float">
            <text:p>1590163106</text:p>
          </table:table-cell>
          <table:table-cell table:style-name="ce3" office:value-type="string" calcext:value-type="string">
            <text:p>2020-05-22 12:58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0.0</text:p>
          </table:table-cell>
          <table:table-cell table:formula="of:=[.I118]" office:value-type="date" office:date-value="2020-06-16T18:29:31" calcext:value-type="date">
            <text:p>16/06/20</text:p>
          </table:table-cell>
          <table:table-cell table:formula="of:=[.I118]" office:value-type="time" office:time-value="PT1055970H29M30.999999717S" calcext:value-type="time">
            <text:p>18:29:31</text:p>
          </table:table-cell>
          <table:table-cell table:formula="of:=[.A118]+[.$J$2]" office:value-type="float" office:value="1592342971" calcext:value-type="float">
            <text:p>1592342971</text:p>
          </table:table-cell>
          <table:table-cell table:formula="of:=([.$H118]/86400)+25569-(3/24)" office:value-type="float" office:value="43998.7704976852" calcext:value-type="float">
            <text:p>43998,7704976852</text:p>
          </table:table-cell>
          <table:table-cell table:number-columns-repeated="2"/>
        </table:table-row>
        <table:table-row table:style-name="ro1">
          <table:table-cell office:value-type="float" office:value="1590163106" calcext:value-type="float">
            <text:p>1590163106</text:p>
          </table:table-cell>
          <table:table-cell table:style-name="ce3" office:value-type="string" calcext:value-type="string">
            <text:p>2020-05-22 12:58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119]" office:value-type="date" office:date-value="2020-06-16T18:29:31" calcext:value-type="date">
            <text:p>16/06/20</text:p>
          </table:table-cell>
          <table:table-cell table:formula="of:=[.I119]" office:value-type="time" office:time-value="PT1055970H29M30.999999717S" calcext:value-type="time">
            <text:p>18:29:31</text:p>
          </table:table-cell>
          <table:table-cell table:formula="of:=[.A119]+[.$J$2]" office:value-type="float" office:value="1592342971" calcext:value-type="float">
            <text:p>1592342971</text:p>
          </table:table-cell>
          <table:table-cell table:formula="of:=([.$H119]/86400)+25569-(3/24)" office:value-type="float" office:value="43998.7704976852" calcext:value-type="float">
            <text:p>43998,7704976852</text:p>
          </table:table-cell>
          <table:table-cell table:number-columns-repeated="2"/>
        </table:table-row>
        <table:table-row table:style-name="ro1">
          <table:table-cell office:value-type="float" office:value="1590163106" calcext:value-type="float">
            <text:p>1590163106</text:p>
          </table:table-cell>
          <table:table-cell table:style-name="ce3" office:value-type="string" calcext:value-type="string">
            <text:p>2020-05-22 12:58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table:formula="of:=[.I120]" office:value-type="date" office:date-value="2020-06-16T18:29:31" calcext:value-type="date">
            <text:p>16/06/20</text:p>
          </table:table-cell>
          <table:table-cell table:formula="of:=[.I120]" office:value-type="time" office:time-value="PT1055970H29M30.999999717S" calcext:value-type="time">
            <text:p>18:29:31</text:p>
          </table:table-cell>
          <table:table-cell table:formula="of:=[.A120]+[.$J$2]" office:value-type="float" office:value="1592342971" calcext:value-type="float">
            <text:p>1592342971</text:p>
          </table:table-cell>
          <table:table-cell table:formula="of:=([.$H120]/86400)+25569-(3/24)" office:value-type="float" office:value="43998.7704976852" calcext:value-type="float">
            <text:p>43998,7704976852</text:p>
          </table:table-cell>
          <table:table-cell table:number-columns-repeated="2"/>
        </table:table-row>
        <table:table-row table:style-name="ro1">
          <table:table-cell office:value-type="float" office:value="1590163106" calcext:value-type="float">
            <text:p>1590163106</text:p>
          </table:table-cell>
          <table:table-cell table:style-name="ce3" office:value-type="string" calcext:value-type="string">
            <text:p>2020-05-22 12:58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table:formula="of:=[.I121]" office:value-type="date" office:date-value="2020-06-16T18:29:31" calcext:value-type="date">
            <text:p>16/06/20</text:p>
          </table:table-cell>
          <table:table-cell table:formula="of:=[.I121]" office:value-type="time" office:time-value="PT1055970H29M30.999999717S" calcext:value-type="time">
            <text:p>18:29:31</text:p>
          </table:table-cell>
          <table:table-cell table:formula="of:=[.A121]+[.$J$2]" office:value-type="float" office:value="1592342971" calcext:value-type="float">
            <text:p>1592342971</text:p>
          </table:table-cell>
          <table:table-cell table:formula="of:=([.$H121]/86400)+25569-(3/24)" office:value-type="float" office:value="43998.7704976852" calcext:value-type="float">
            <text:p>43998,7704976852</text:p>
          </table:table-cell>
          <table:table-cell table:number-columns-repeated="2"/>
        </table:table-row>
        <table:table-row table:style-name="ro1">
          <table:table-cell office:value-type="float" office:value="1590166705" calcext:value-type="float">
            <text:p>1590166705</text:p>
          </table:table-cell>
          <table:table-cell table:style-name="ce3" office:value-type="string" calcext:value-type="string">
            <text:p>2020-05-22 13:58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122]" office:value-type="date" office:date-value="2020-06-16T19:29:30" calcext:value-type="date">
            <text:p>16/06/20</text:p>
          </table:table-cell>
          <table:table-cell table:formula="of:=[.I122]" office:value-type="time" office:time-value="PT1055971H29M30.000000112S" calcext:value-type="time">
            <text:p>19:29:30</text:p>
          </table:table-cell>
          <table:table-cell table:formula="of:=[.A122]+[.$J$2]" office:value-type="float" office:value="1592346570" calcext:value-type="float">
            <text:p>1592346570</text:p>
          </table:table-cell>
          <table:table-cell table:formula="of:=([.$H122]/86400)+25569-(3/24)" office:value-type="float" office:value="43998.8121527778" calcext:value-type="float">
            <text:p>43998,8121527778</text:p>
          </table:table-cell>
          <table:table-cell table:number-columns-repeated="2"/>
        </table:table-row>
        <table:table-row table:style-name="ro1">
          <table:table-cell office:value-type="float" office:value="1590166705" calcext:value-type="float">
            <text:p>1590166705</text:p>
          </table:table-cell>
          <table:table-cell table:style-name="ce3" office:value-type="string" calcext:value-type="string">
            <text:p>2020-05-22 13:58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123]" office:value-type="date" office:date-value="2020-06-16T19:29:30" calcext:value-type="date">
            <text:p>16/06/20</text:p>
          </table:table-cell>
          <table:table-cell table:formula="of:=[.I123]" office:value-type="time" office:time-value="PT1055971H29M30.000000112S" calcext:value-type="time">
            <text:p>19:29:30</text:p>
          </table:table-cell>
          <table:table-cell table:formula="of:=[.A123]+[.$J$2]" office:value-type="float" office:value="1592346570" calcext:value-type="float">
            <text:p>1592346570</text:p>
          </table:table-cell>
          <table:table-cell table:formula="of:=([.$H123]/86400)+25569-(3/24)" office:value-type="float" office:value="43998.8121527778" calcext:value-type="float">
            <text:p>43998,8121527778</text:p>
          </table:table-cell>
          <table:table-cell table:number-columns-repeated="2"/>
        </table:table-row>
        <table:table-row table:style-name="ro1">
          <table:table-cell office:value-type="float" office:value="1590166705" calcext:value-type="float">
            <text:p>1590166705</text:p>
          </table:table-cell>
          <table:table-cell table:style-name="ce3" office:value-type="string" calcext:value-type="string">
            <text:p>2020-05-22 13:58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table:formula="of:=[.I124]" office:value-type="date" office:date-value="2020-06-16T19:29:30" calcext:value-type="date">
            <text:p>16/06/20</text:p>
          </table:table-cell>
          <table:table-cell table:formula="of:=[.I124]" office:value-type="time" office:time-value="PT1055971H29M30.000000112S" calcext:value-type="time">
            <text:p>19:29:30</text:p>
          </table:table-cell>
          <table:table-cell table:formula="of:=[.A124]+[.$J$2]" office:value-type="float" office:value="1592346570" calcext:value-type="float">
            <text:p>1592346570</text:p>
          </table:table-cell>
          <table:table-cell table:formula="of:=([.$H124]/86400)+25569-(3/24)" office:value-type="float" office:value="43998.8121527778" calcext:value-type="float">
            <text:p>43998,8121527778</text:p>
          </table:table-cell>
          <table:table-cell table:number-columns-repeated="2"/>
        </table:table-row>
        <table:table-row table:style-name="ro1">
          <table:table-cell office:value-type="float" office:value="1590166705" calcext:value-type="float">
            <text:p>1590166705</text:p>
          </table:table-cell>
          <table:table-cell table:style-name="ce3" office:value-type="string" calcext:value-type="string">
            <text:p>2020-05-22 13:58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table:formula="of:=[.I125]" office:value-type="date" office:date-value="2020-06-16T19:29:30" calcext:value-type="date">
            <text:p>16/06/20</text:p>
          </table:table-cell>
          <table:table-cell table:formula="of:=[.I125]" office:value-type="time" office:time-value="PT1055971H29M30.000000112S" calcext:value-type="time">
            <text:p>19:29:30</text:p>
          </table:table-cell>
          <table:table-cell table:formula="of:=[.A125]+[.$J$2]" office:value-type="float" office:value="1592346570" calcext:value-type="float">
            <text:p>1592346570</text:p>
          </table:table-cell>
          <table:table-cell table:formula="of:=([.$H125]/86400)+25569-(3/24)" office:value-type="float" office:value="43998.8121527778" calcext:value-type="float">
            <text:p>43998,8121527778</text:p>
          </table:table-cell>
          <table:table-cell table:number-columns-repeated="2"/>
        </table:table-row>
        <table:table-row table:style-name="ro1">
          <table:table-cell office:value-type="float" office:value="1590170304" calcext:value-type="float">
            <text:p>1590170304</text:p>
          </table:table-cell>
          <table:table-cell table:style-name="ce3" office:value-type="string" calcext:value-type="string">
            <text:p>2020-05-22 14:58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table:formula="of:=[.I126]" office:value-type="date" office:date-value="2020-06-16T20:29:29" calcext:value-type="date">
            <text:p>16/06/20</text:p>
          </table:table-cell>
          <table:table-cell table:formula="of:=[.I126]" office:value-type="time" office:time-value="PT1055972H29M29.000000507S" calcext:value-type="time">
            <text:p>20:29:29</text:p>
          </table:table-cell>
          <table:table-cell table:formula="of:=[.A126]+[.$J$2]" office:value-type="float" office:value="1592350169" calcext:value-type="float">
            <text:p>1592350169</text:p>
          </table:table-cell>
          <table:table-cell table:formula="of:=([.$H126]/86400)+25569-(3/24)" office:value-type="float" office:value="43998.8538078704" calcext:value-type="float">
            <text:p>43998,8538078704</text:p>
          </table:table-cell>
          <table:table-cell table:number-columns-repeated="2"/>
        </table:table-row>
        <table:table-row table:style-name="ro1">
          <table:table-cell office:value-type="float" office:value="1590170304" calcext:value-type="float">
            <text:p>1590170304</text:p>
          </table:table-cell>
          <table:table-cell table:style-name="ce3" office:value-type="string" calcext:value-type="string">
            <text:p>2020-05-22 14:58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6.0</text:p>
          </table:table-cell>
          <table:table-cell table:formula="of:=[.I127]" office:value-type="date" office:date-value="2020-06-16T20:29:29" calcext:value-type="date">
            <text:p>16/06/20</text:p>
          </table:table-cell>
          <table:table-cell table:formula="of:=[.I127]" office:value-type="time" office:time-value="PT1055972H29M29.000000507S" calcext:value-type="time">
            <text:p>20:29:29</text:p>
          </table:table-cell>
          <table:table-cell table:formula="of:=[.A127]+[.$J$2]" office:value-type="float" office:value="1592350169" calcext:value-type="float">
            <text:p>1592350169</text:p>
          </table:table-cell>
          <table:table-cell table:formula="of:=([.$H127]/86400)+25569-(3/24)" office:value-type="float" office:value="43998.8538078704" calcext:value-type="float">
            <text:p>43998,8538078704</text:p>
          </table:table-cell>
          <table:table-cell table:number-columns-repeated="2"/>
        </table:table-row>
        <table:table-row table:style-name="ro1">
          <table:table-cell office:value-type="float" office:value="1590170304" calcext:value-type="float">
            <text:p>1590170304</text:p>
          </table:table-cell>
          <table:table-cell table:style-name="ce3" office:value-type="string" calcext:value-type="string">
            <text:p>2020-05-22 14:58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table:formula="of:=[.I128]" office:value-type="date" office:date-value="2020-06-16T20:29:29" calcext:value-type="date">
            <text:p>16/06/20</text:p>
          </table:table-cell>
          <table:table-cell table:formula="of:=[.I128]" office:value-type="time" office:time-value="PT1055972H29M29.000000507S" calcext:value-type="time">
            <text:p>20:29:29</text:p>
          </table:table-cell>
          <table:table-cell table:formula="of:=[.A128]+[.$J$2]" office:value-type="float" office:value="1592350169" calcext:value-type="float">
            <text:p>1592350169</text:p>
          </table:table-cell>
          <table:table-cell table:formula="of:=([.$H128]/86400)+25569-(3/24)" office:value-type="float" office:value="43998.8538078704" calcext:value-type="float">
            <text:p>43998,8538078704</text:p>
          </table:table-cell>
          <table:table-cell table:number-columns-repeated="2"/>
        </table:table-row>
        <table:table-row table:style-name="ro1">
          <table:table-cell office:value-type="float" office:value="1590170304" calcext:value-type="float">
            <text:p>1590170304</text:p>
          </table:table-cell>
          <table:table-cell table:style-name="ce3" office:value-type="string" calcext:value-type="string">
            <text:p>2020-05-22 14:58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table:formula="of:=[.I129]" office:value-type="date" office:date-value="2020-06-16T20:29:29" calcext:value-type="date">
            <text:p>16/06/20</text:p>
          </table:table-cell>
          <table:table-cell table:formula="of:=[.I129]" office:value-type="time" office:time-value="PT1055972H29M29.000000507S" calcext:value-type="time">
            <text:p>20:29:29</text:p>
          </table:table-cell>
          <table:table-cell table:formula="of:=[.A129]+[.$J$2]" office:value-type="float" office:value="1592350169" calcext:value-type="float">
            <text:p>1592350169</text:p>
          </table:table-cell>
          <table:table-cell table:formula="of:=([.$H129]/86400)+25569-(3/24)" office:value-type="float" office:value="43998.8538078704" calcext:value-type="float">
            <text:p>43998,8538078704</text:p>
          </table:table-cell>
          <table:table-cell table:number-columns-repeated="2"/>
        </table:table-row>
        <table:table-row table:style-name="ro1">
          <table:table-cell office:value-type="float" office:value="1590173903" calcext:value-type="float">
            <text:p>1590173903</text:p>
          </table:table-cell>
          <table:table-cell table:style-name="ce3" office:value-type="string" calcext:value-type="string">
            <text:p>2020-05-22 15:58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130]" office:value-type="date" office:date-value="2020-06-16T21:29:28" calcext:value-type="date">
            <text:p>16/06/20</text:p>
          </table:table-cell>
          <table:table-cell table:formula="of:=[.I130]" office:value-type="time" office:time-value="PT1055973H29M27.999999225S" calcext:value-type="time">
            <text:p>21:29:28</text:p>
          </table:table-cell>
          <table:table-cell table:formula="of:=[.A130]+[.$J$2]" office:value-type="float" office:value="1592353768" calcext:value-type="float">
            <text:p>1592353768</text:p>
          </table:table-cell>
          <table:table-cell table:formula="of:=([.$H130]/86400)+25569-(3/24)" office:value-type="float" office:value="43998.895462963" calcext:value-type="float">
            <text:p>43998,895462963</text:p>
          </table:table-cell>
          <table:table-cell table:number-columns-repeated="2"/>
        </table:table-row>
        <table:table-row table:style-name="ro1">
          <table:table-cell office:value-type="float" office:value="1590173903" calcext:value-type="float">
            <text:p>1590173903</text:p>
          </table:table-cell>
          <table:table-cell table:style-name="ce3" office:value-type="string" calcext:value-type="string">
            <text:p>2020-05-22 15:58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131]" office:value-type="date" office:date-value="2020-06-16T21:29:28" calcext:value-type="date">
            <text:p>16/06/20</text:p>
          </table:table-cell>
          <table:table-cell table:formula="of:=[.I131]" office:value-type="time" office:time-value="PT1055973H29M27.999999225S" calcext:value-type="time">
            <text:p>21:29:28</text:p>
          </table:table-cell>
          <table:table-cell table:formula="of:=[.A131]+[.$J$2]" office:value-type="float" office:value="1592353768" calcext:value-type="float">
            <text:p>1592353768</text:p>
          </table:table-cell>
          <table:table-cell table:formula="of:=([.$H131]/86400)+25569-(3/24)" office:value-type="float" office:value="43998.895462963" calcext:value-type="float">
            <text:p>43998,895462963</text:p>
          </table:table-cell>
          <table:table-cell table:number-columns-repeated="2"/>
        </table:table-row>
        <table:table-row table:style-name="ro1">
          <table:table-cell office:value-type="float" office:value="1590173903" calcext:value-type="float">
            <text:p>1590173903</text:p>
          </table:table-cell>
          <table:table-cell table:style-name="ce3" office:value-type="string" calcext:value-type="string">
            <text:p>2020-05-22 15:58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table:formula="of:=[.I132]" office:value-type="date" office:date-value="2020-06-16T21:29:28" calcext:value-type="date">
            <text:p>16/06/20</text:p>
          </table:table-cell>
          <table:table-cell table:formula="of:=[.I132]" office:value-type="time" office:time-value="PT1055973H29M27.999999225S" calcext:value-type="time">
            <text:p>21:29:28</text:p>
          </table:table-cell>
          <table:table-cell table:formula="of:=[.A132]+[.$J$2]" office:value-type="float" office:value="1592353768" calcext:value-type="float">
            <text:p>1592353768</text:p>
          </table:table-cell>
          <table:table-cell table:formula="of:=([.$H132]/86400)+25569-(3/24)" office:value-type="float" office:value="43998.895462963" calcext:value-type="float">
            <text:p>43998,895462963</text:p>
          </table:table-cell>
          <table:table-cell table:number-columns-repeated="2"/>
        </table:table-row>
        <table:table-row table:style-name="ro1">
          <table:table-cell office:value-type="float" office:value="1590173903" calcext:value-type="float">
            <text:p>1590173903</text:p>
          </table:table-cell>
          <table:table-cell table:style-name="ce3" office:value-type="string" calcext:value-type="string">
            <text:p>2020-05-22 15:58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133]" office:value-type="date" office:date-value="2020-06-16T21:29:28" calcext:value-type="date">
            <text:p>16/06/20</text:p>
          </table:table-cell>
          <table:table-cell table:formula="of:=[.I133]" office:value-type="time" office:time-value="PT1055973H29M27.999999225S" calcext:value-type="time">
            <text:p>21:29:28</text:p>
          </table:table-cell>
          <table:table-cell table:formula="of:=[.A133]+[.$J$2]" office:value-type="float" office:value="1592353768" calcext:value-type="float">
            <text:p>1592353768</text:p>
          </table:table-cell>
          <table:table-cell table:formula="of:=([.$H133]/86400)+25569-(3/24)" office:value-type="float" office:value="43998.895462963" calcext:value-type="float">
            <text:p>43998,895462963</text:p>
          </table:table-cell>
          <table:table-cell table:number-columns-repeated="2"/>
        </table:table-row>
        <table:table-row table:style-name="ro1">
          <table:table-cell office:value-type="float" office:value="1590177502" calcext:value-type="float">
            <text:p>1590177502</text:p>
          </table:table-cell>
          <table:table-cell table:style-name="ce3" office:value-type="string" calcext:value-type="string">
            <text:p>2020-05-22 16:58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134]" office:value-type="date" office:date-value="2020-06-16T22:29:27" calcext:value-type="date">
            <text:p>16/06/20</text:p>
          </table:table-cell>
          <table:table-cell table:formula="of:=[.I134]" office:value-type="time" office:time-value="PT1055974H29M27.000000458S" calcext:value-type="time">
            <text:p>22:29:27</text:p>
          </table:table-cell>
          <table:table-cell table:formula="of:=[.A134]+[.$J$2]" office:value-type="float" office:value="1592357367" calcext:value-type="float">
            <text:p>1592357367</text:p>
          </table:table-cell>
          <table:table-cell table:formula="of:=([.$H134]/86400)+25569-(3/24)" office:value-type="float" office:value="43998.9371180556" calcext:value-type="float">
            <text:p>43998,9371180556</text:p>
          </table:table-cell>
          <table:table-cell table:number-columns-repeated="2"/>
        </table:table-row>
        <table:table-row table:style-name="ro1">
          <table:table-cell office:value-type="float" office:value="1590177502" calcext:value-type="float">
            <text:p>1590177502</text:p>
          </table:table-cell>
          <table:table-cell table:style-name="ce3" office:value-type="string" calcext:value-type="string">
            <text:p>2020-05-22 16:58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135]" office:value-type="date" office:date-value="2020-06-16T22:29:27" calcext:value-type="date">
            <text:p>16/06/20</text:p>
          </table:table-cell>
          <table:table-cell table:formula="of:=[.I135]" office:value-type="time" office:time-value="PT1055974H29M27.000000458S" calcext:value-type="time">
            <text:p>22:29:27</text:p>
          </table:table-cell>
          <table:table-cell table:formula="of:=[.A135]+[.$J$2]" office:value-type="float" office:value="1592357367" calcext:value-type="float">
            <text:p>1592357367</text:p>
          </table:table-cell>
          <table:table-cell table:formula="of:=([.$H135]/86400)+25569-(3/24)" office:value-type="float" office:value="43998.9371180556" calcext:value-type="float">
            <text:p>43998,9371180556</text:p>
          </table:table-cell>
          <table:table-cell table:number-columns-repeated="2"/>
        </table:table-row>
        <table:table-row table:style-name="ro1">
          <table:table-cell office:value-type="float" office:value="1590177502" calcext:value-type="float">
            <text:p>1590177502</text:p>
          </table:table-cell>
          <table:table-cell table:style-name="ce3" office:value-type="string" calcext:value-type="string">
            <text:p>2020-05-22 16:58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table:formula="of:=[.I136]" office:value-type="date" office:date-value="2020-06-16T22:29:27" calcext:value-type="date">
            <text:p>16/06/20</text:p>
          </table:table-cell>
          <table:table-cell table:formula="of:=[.I136]" office:value-type="time" office:time-value="PT1055974H29M27.000000458S" calcext:value-type="time">
            <text:p>22:29:27</text:p>
          </table:table-cell>
          <table:table-cell table:formula="of:=[.A136]+[.$J$2]" office:value-type="float" office:value="1592357367" calcext:value-type="float">
            <text:p>1592357367</text:p>
          </table:table-cell>
          <table:table-cell table:formula="of:=([.$H136]/86400)+25569-(3/24)" office:value-type="float" office:value="43998.9371180556" calcext:value-type="float">
            <text:p>43998,9371180556</text:p>
          </table:table-cell>
          <table:table-cell table:number-columns-repeated="2"/>
        </table:table-row>
        <table:table-row table:style-name="ro1">
          <table:table-cell office:value-type="float" office:value="1590177502" calcext:value-type="float">
            <text:p>1590177502</text:p>
          </table:table-cell>
          <table:table-cell table:style-name="ce3" office:value-type="string" calcext:value-type="string">
            <text:p>2020-05-22 16:58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137]" office:value-type="date" office:date-value="2020-06-16T22:29:27" calcext:value-type="date">
            <text:p>16/06/20</text:p>
          </table:table-cell>
          <table:table-cell table:formula="of:=[.I137]" office:value-type="time" office:time-value="PT1055974H29M27.000000458S" calcext:value-type="time">
            <text:p>22:29:27</text:p>
          </table:table-cell>
          <table:table-cell table:formula="of:=[.A137]+[.$J$2]" office:value-type="float" office:value="1592357367" calcext:value-type="float">
            <text:p>1592357367</text:p>
          </table:table-cell>
          <table:table-cell table:formula="of:=([.$H137]/86400)+25569-(3/24)" office:value-type="float" office:value="43998.9371180556" calcext:value-type="float">
            <text:p>43998,9371180556</text:p>
          </table:table-cell>
          <table:table-cell table:number-columns-repeated="2"/>
        </table:table-row>
        <table:table-row table:style-name="ro1">
          <table:table-cell office:value-type="float" office:value="1590181101" calcext:value-type="float">
            <text:p>1590181101</text:p>
          </table:table-cell>
          <table:table-cell table:style-name="ce3" office:value-type="string" calcext:value-type="string">
            <text:p>2020-05-22 17:58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138]" office:value-type="date" office:date-value="2020-06-16T23:29:26" calcext:value-type="date">
            <text:p>16/06/20</text:p>
          </table:table-cell>
          <table:table-cell table:formula="of:=[.I138]" office:value-type="time" office:time-value="PT1055975H29M26.000000015S" calcext:value-type="time">
            <text:p>23:29:26</text:p>
          </table:table-cell>
          <table:table-cell table:formula="of:=[.A138]+[.$J$2]" office:value-type="float" office:value="1592360966" calcext:value-type="float">
            <text:p>1592360966</text:p>
          </table:table-cell>
          <table:table-cell table:formula="of:=([.$H138]/86400)+25569-(3/24)" office:value-type="float" office:value="43998.9787731482" calcext:value-type="float">
            <text:p>43998,9787731482</text:p>
          </table:table-cell>
          <table:table-cell table:number-columns-repeated="2"/>
        </table:table-row>
        <table:table-row table:style-name="ro1">
          <table:table-cell office:value-type="float" office:value="1590181101" calcext:value-type="float">
            <text:p>1590181101</text:p>
          </table:table-cell>
          <table:table-cell table:style-name="ce3" office:value-type="string" calcext:value-type="string">
            <text:p>2020-05-22 17:58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139]" office:value-type="date" office:date-value="2020-06-16T23:29:26" calcext:value-type="date">
            <text:p>16/06/20</text:p>
          </table:table-cell>
          <table:table-cell table:formula="of:=[.I139]" office:value-type="time" office:time-value="PT1055975H29M26.000000015S" calcext:value-type="time">
            <text:p>23:29:26</text:p>
          </table:table-cell>
          <table:table-cell table:formula="of:=[.A139]+[.$J$2]" office:value-type="float" office:value="1592360966" calcext:value-type="float">
            <text:p>1592360966</text:p>
          </table:table-cell>
          <table:table-cell table:formula="of:=([.$H139]/86400)+25569-(3/24)" office:value-type="float" office:value="43998.9787731482" calcext:value-type="float">
            <text:p>43998,9787731482</text:p>
          </table:table-cell>
          <table:table-cell table:number-columns-repeated="2"/>
        </table:table-row>
        <table:table-row table:style-name="ro1">
          <table:table-cell office:value-type="float" office:value="1590181101" calcext:value-type="float">
            <text:p>1590181101</text:p>
          </table:table-cell>
          <table:table-cell table:style-name="ce3" office:value-type="string" calcext:value-type="string">
            <text:p>2020-05-22 17:58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table:formula="of:=[.I140]" office:value-type="date" office:date-value="2020-06-16T23:29:26" calcext:value-type="date">
            <text:p>16/06/20</text:p>
          </table:table-cell>
          <table:table-cell table:formula="of:=[.I140]" office:value-type="time" office:time-value="PT1055975H29M26.000000015S" calcext:value-type="time">
            <text:p>23:29:26</text:p>
          </table:table-cell>
          <table:table-cell table:formula="of:=[.A140]+[.$J$2]" office:value-type="float" office:value="1592360966" calcext:value-type="float">
            <text:p>1592360966</text:p>
          </table:table-cell>
          <table:table-cell table:formula="of:=([.$H140]/86400)+25569-(3/24)" office:value-type="float" office:value="43998.9787731482" calcext:value-type="float">
            <text:p>43998,9787731482</text:p>
          </table:table-cell>
          <table:table-cell table:number-columns-repeated="2"/>
        </table:table-row>
        <table:table-row table:style-name="ro1">
          <table:table-cell office:value-type="float" office:value="1590181101" calcext:value-type="float">
            <text:p>1590181101</text:p>
          </table:table-cell>
          <table:table-cell table:style-name="ce3" office:value-type="string" calcext:value-type="string">
            <text:p>2020-05-22 17:58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141]" office:value-type="date" office:date-value="2020-06-16T23:29:26" calcext:value-type="date">
            <text:p>16/06/20</text:p>
          </table:table-cell>
          <table:table-cell table:formula="of:=[.I141]" office:value-type="time" office:time-value="PT1055975H29M26.000000015S" calcext:value-type="time">
            <text:p>23:29:26</text:p>
          </table:table-cell>
          <table:table-cell table:formula="of:=[.A141]+[.$J$2]" office:value-type="float" office:value="1592360966" calcext:value-type="float">
            <text:p>1592360966</text:p>
          </table:table-cell>
          <table:table-cell table:formula="of:=([.$H141]/86400)+25569-(3/24)" office:value-type="float" office:value="43998.9787731482" calcext:value-type="float">
            <text:p>43998,9787731482</text:p>
          </table:table-cell>
          <table:table-cell table:number-columns-repeated="2"/>
        </table:table-row>
        <table:table-row table:style-name="ro1">
          <table:table-cell office:value-type="float" office:value="1590184700" calcext:value-type="float">
            <text:p>1590184700</text:p>
          </table:table-cell>
          <table:table-cell table:style-name="ce3" office:value-type="string" calcext:value-type="string">
            <text:p>2020-05-22 18:58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142]" office:value-type="date" office:date-value="2020-06-17T00:29:25" calcext:value-type="date">
            <text:p>17/06/20</text:p>
          </table:table-cell>
          <table:table-cell table:formula="of:=[.I142]" office:value-type="time" office:time-value="PT1055976H29M24.999999572S" calcext:value-type="time">
            <text:p>00:29:25</text:p>
          </table:table-cell>
          <table:table-cell table:formula="of:=[.A142]+[.$J$2]" office:value-type="float" office:value="1592364565" calcext:value-type="float">
            <text:p>1592364565</text:p>
          </table:table-cell>
          <table:table-cell table:formula="of:=([.$H142]/86400)+25569-(3/24)" office:value-type="float" office:value="43999.0204282407" calcext:value-type="float">
            <text:p>43999,0204282407</text:p>
          </table:table-cell>
          <table:table-cell table:number-columns-repeated="2"/>
        </table:table-row>
        <table:table-row table:style-name="ro1">
          <table:table-cell office:value-type="float" office:value="1590184700" calcext:value-type="float">
            <text:p>1590184700</text:p>
          </table:table-cell>
          <table:table-cell table:style-name="ce3" office:value-type="string" calcext:value-type="string">
            <text:p>2020-05-22 18:58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143]" office:value-type="date" office:date-value="2020-06-17T00:29:25" calcext:value-type="date">
            <text:p>17/06/20</text:p>
          </table:table-cell>
          <table:table-cell table:formula="of:=[.I143]" office:value-type="time" office:time-value="PT1055976H29M24.999999572S" calcext:value-type="time">
            <text:p>00:29:25</text:p>
          </table:table-cell>
          <table:table-cell table:formula="of:=[.A143]+[.$J$2]" office:value-type="float" office:value="1592364565" calcext:value-type="float">
            <text:p>1592364565</text:p>
          </table:table-cell>
          <table:table-cell table:formula="of:=([.$H143]/86400)+25569-(3/24)" office:value-type="float" office:value="43999.0204282407" calcext:value-type="float">
            <text:p>43999,0204282407</text:p>
          </table:table-cell>
          <table:table-cell table:number-columns-repeated="2"/>
        </table:table-row>
        <table:table-row table:style-name="ro1">
          <table:table-cell office:value-type="float" office:value="1590184700" calcext:value-type="float">
            <text:p>1590184700</text:p>
          </table:table-cell>
          <table:table-cell table:style-name="ce3" office:value-type="string" calcext:value-type="string">
            <text:p>2020-05-22 18:58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table:formula="of:=[.I144]" office:value-type="date" office:date-value="2020-06-17T00:29:25" calcext:value-type="date">
            <text:p>17/06/20</text:p>
          </table:table-cell>
          <table:table-cell table:formula="of:=[.I144]" office:value-type="time" office:time-value="PT1055976H29M24.999999572S" calcext:value-type="time">
            <text:p>00:29:25</text:p>
          </table:table-cell>
          <table:table-cell table:formula="of:=[.A144]+[.$J$2]" office:value-type="float" office:value="1592364565" calcext:value-type="float">
            <text:p>1592364565</text:p>
          </table:table-cell>
          <table:table-cell table:formula="of:=([.$H144]/86400)+25569-(3/24)" office:value-type="float" office:value="43999.0204282407" calcext:value-type="float">
            <text:p>43999,0204282407</text:p>
          </table:table-cell>
          <table:table-cell table:number-columns-repeated="2"/>
        </table:table-row>
        <table:table-row table:style-name="ro1">
          <table:table-cell office:value-type="float" office:value="1590184700" calcext:value-type="float">
            <text:p>1590184700</text:p>
          </table:table-cell>
          <table:table-cell table:style-name="ce3" office:value-type="string" calcext:value-type="string">
            <text:p>2020-05-22 18:58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145]" office:value-type="date" office:date-value="2020-06-17T00:29:25" calcext:value-type="date">
            <text:p>17/06/20</text:p>
          </table:table-cell>
          <table:table-cell table:formula="of:=[.I145]" office:value-type="time" office:time-value="PT1055976H29M24.999999572S" calcext:value-type="time">
            <text:p>00:29:25</text:p>
          </table:table-cell>
          <table:table-cell table:formula="of:=[.A145]+[.$J$2]" office:value-type="float" office:value="1592364565" calcext:value-type="float">
            <text:p>1592364565</text:p>
          </table:table-cell>
          <table:table-cell table:formula="of:=([.$H145]/86400)+25569-(3/24)" office:value-type="float" office:value="43999.0204282407" calcext:value-type="float">
            <text:p>43999,0204282407</text:p>
          </table:table-cell>
          <table:table-cell table:number-columns-repeated="2"/>
        </table:table-row>
        <table:table-row table:style-name="ro1">
          <table:table-cell office:value-type="float" office:value="1590188299" calcext:value-type="float">
            <text:p>1590188299</text:p>
          </table:table-cell>
          <table:table-cell table:style-name="ce3" office:value-type="string" calcext:value-type="string">
            <text:p>2020-05-22 19:58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146]" office:value-type="date" office:date-value="2020-06-17T01:29:24" calcext:value-type="date">
            <text:p>17/06/20</text:p>
          </table:table-cell>
          <table:table-cell table:formula="of:=[.I146]" office:value-type="time" office:time-value="PT1055977H29M24.000000805S" calcext:value-type="time">
            <text:p>01:29:24</text:p>
          </table:table-cell>
          <table:table-cell table:formula="of:=[.A146]+[.$J$2]" office:value-type="float" office:value="1592368164" calcext:value-type="float">
            <text:p>1592368164</text:p>
          </table:table-cell>
          <table:table-cell table:formula="of:=([.$H146]/86400)+25569-(3/24)" office:value-type="float" office:value="43999.0620833333" calcext:value-type="float">
            <text:p>43999,0620833333</text:p>
          </table:table-cell>
          <table:table-cell table:number-columns-repeated="2"/>
        </table:table-row>
        <table:table-row table:style-name="ro1">
          <table:table-cell office:value-type="float" office:value="1590188299" calcext:value-type="float">
            <text:p>1590188299</text:p>
          </table:table-cell>
          <table:table-cell table:style-name="ce3" office:value-type="string" calcext:value-type="string">
            <text:p>2020-05-22 19:58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147]" office:value-type="date" office:date-value="2020-06-17T01:29:24" calcext:value-type="date">
            <text:p>17/06/20</text:p>
          </table:table-cell>
          <table:table-cell table:formula="of:=[.I147]" office:value-type="time" office:time-value="PT1055977H29M24.000000805S" calcext:value-type="time">
            <text:p>01:29:24</text:p>
          </table:table-cell>
          <table:table-cell table:formula="of:=[.A147]+[.$J$2]" office:value-type="float" office:value="1592368164" calcext:value-type="float">
            <text:p>1592368164</text:p>
          </table:table-cell>
          <table:table-cell table:formula="of:=([.$H147]/86400)+25569-(3/24)" office:value-type="float" office:value="43999.0620833333" calcext:value-type="float">
            <text:p>43999,0620833333</text:p>
          </table:table-cell>
          <table:table-cell table:number-columns-repeated="2"/>
        </table:table-row>
        <table:table-row table:style-name="ro1">
          <table:table-cell office:value-type="float" office:value="1590188299" calcext:value-type="float">
            <text:p>1590188299</text:p>
          </table:table-cell>
          <table:table-cell table:style-name="ce3" office:value-type="string" calcext:value-type="string">
            <text:p>2020-05-22 19:58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148]" office:value-type="date" office:date-value="2020-06-17T01:29:24" calcext:value-type="date">
            <text:p>17/06/20</text:p>
          </table:table-cell>
          <table:table-cell table:formula="of:=[.I148]" office:value-type="time" office:time-value="PT1055977H29M24.000000805S" calcext:value-type="time">
            <text:p>01:29:24</text:p>
          </table:table-cell>
          <table:table-cell table:formula="of:=[.A148]+[.$J$2]" office:value-type="float" office:value="1592368164" calcext:value-type="float">
            <text:p>1592368164</text:p>
          </table:table-cell>
          <table:table-cell table:formula="of:=([.$H148]/86400)+25569-(3/24)" office:value-type="float" office:value="43999.0620833333" calcext:value-type="float">
            <text:p>43999,0620833333</text:p>
          </table:table-cell>
          <table:table-cell table:number-columns-repeated="2"/>
        </table:table-row>
        <table:table-row table:style-name="ro1">
          <table:table-cell office:value-type="float" office:value="1590188299" calcext:value-type="float">
            <text:p>1590188299</text:p>
          </table:table-cell>
          <table:table-cell table:style-name="ce3" office:value-type="string" calcext:value-type="string">
            <text:p>2020-05-22 19:58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149]" office:value-type="date" office:date-value="2020-06-17T01:29:24" calcext:value-type="date">
            <text:p>17/06/20</text:p>
          </table:table-cell>
          <table:table-cell table:formula="of:=[.I149]" office:value-type="time" office:time-value="PT1055977H29M24.000000805S" calcext:value-type="time">
            <text:p>01:29:24</text:p>
          </table:table-cell>
          <table:table-cell table:formula="of:=[.A149]+[.$J$2]" office:value-type="float" office:value="1592368164" calcext:value-type="float">
            <text:p>1592368164</text:p>
          </table:table-cell>
          <table:table-cell table:formula="of:=([.$H149]/86400)+25569-(3/24)" office:value-type="float" office:value="43999.0620833333" calcext:value-type="float">
            <text:p>43999,0620833333</text:p>
          </table:table-cell>
          <table:table-cell table:number-columns-repeated="2"/>
        </table:table-row>
        <table:table-row table:style-name="ro1">
          <table:table-cell office:value-type="float" office:value="1590191898" calcext:value-type="float">
            <text:p>1590191898</text:p>
          </table:table-cell>
          <table:table-cell table:style-name="ce3" office:value-type="string" calcext:value-type="string">
            <text:p>2020-05-22 20:58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150]" office:value-type="date" office:date-value="2020-06-17T02:29:23" calcext:value-type="date">
            <text:p>17/06/20</text:p>
          </table:table-cell>
          <table:table-cell table:formula="of:=[.I150]" office:value-type="time" office:time-value="PT1055978H29M22.999999523S" calcext:value-type="time">
            <text:p>02:29:23</text:p>
          </table:table-cell>
          <table:table-cell table:formula="of:=[.A150]+[.$J$2]" office:value-type="float" office:value="1592371763" calcext:value-type="float">
            <text:p>1592371763</text:p>
          </table:table-cell>
          <table:table-cell table:formula="of:=([.$H150]/86400)+25569-(3/24)" office:value-type="float" office:value="43999.1037384259" calcext:value-type="float">
            <text:p>43999,1037384259</text:p>
          </table:table-cell>
          <table:table-cell table:number-columns-repeated="2"/>
        </table:table-row>
        <table:table-row table:style-name="ro1">
          <table:table-cell office:value-type="float" office:value="1590191898" calcext:value-type="float">
            <text:p>1590191898</text:p>
          </table:table-cell>
          <table:table-cell table:style-name="ce3" office:value-type="string" calcext:value-type="string">
            <text:p>2020-05-22 20:58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51]" office:value-type="date" office:date-value="2020-06-17T02:29:23" calcext:value-type="date">
            <text:p>17/06/20</text:p>
          </table:table-cell>
          <table:table-cell table:formula="of:=[.I151]" office:value-type="time" office:time-value="PT1055978H29M22.999999523S" calcext:value-type="time">
            <text:p>02:29:23</text:p>
          </table:table-cell>
          <table:table-cell table:formula="of:=[.A151]+[.$J$2]" office:value-type="float" office:value="1592371763" calcext:value-type="float">
            <text:p>1592371763</text:p>
          </table:table-cell>
          <table:table-cell table:formula="of:=([.$H151]/86400)+25569-(3/24)" office:value-type="float" office:value="43999.1037384259" calcext:value-type="float">
            <text:p>43999,1037384259</text:p>
          </table:table-cell>
          <table:table-cell table:number-columns-repeated="2"/>
        </table:table-row>
        <table:table-row table:style-name="ro1">
          <table:table-cell office:value-type="float" office:value="1590191898" calcext:value-type="float">
            <text:p>1590191898</text:p>
          </table:table-cell>
          <table:table-cell table:style-name="ce3" office:value-type="string" calcext:value-type="string">
            <text:p>2020-05-22 20:58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152]" office:value-type="date" office:date-value="2020-06-17T02:29:23" calcext:value-type="date">
            <text:p>17/06/20</text:p>
          </table:table-cell>
          <table:table-cell table:formula="of:=[.I152]" office:value-type="time" office:time-value="PT1055978H29M22.999999523S" calcext:value-type="time">
            <text:p>02:29:23</text:p>
          </table:table-cell>
          <table:table-cell table:formula="of:=[.A152]+[.$J$2]" office:value-type="float" office:value="1592371763" calcext:value-type="float">
            <text:p>1592371763</text:p>
          </table:table-cell>
          <table:table-cell table:formula="of:=([.$H152]/86400)+25569-(3/24)" office:value-type="float" office:value="43999.1037384259" calcext:value-type="float">
            <text:p>43999,1037384259</text:p>
          </table:table-cell>
          <table:table-cell table:number-columns-repeated="2"/>
        </table:table-row>
        <table:table-row table:style-name="ro1">
          <table:table-cell office:value-type="float" office:value="1590191898" calcext:value-type="float">
            <text:p>1590191898</text:p>
          </table:table-cell>
          <table:table-cell table:style-name="ce3" office:value-type="string" calcext:value-type="string">
            <text:p>2020-05-22 20:58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153]" office:value-type="date" office:date-value="2020-06-17T02:29:23" calcext:value-type="date">
            <text:p>17/06/20</text:p>
          </table:table-cell>
          <table:table-cell table:formula="of:=[.I153]" office:value-type="time" office:time-value="PT1055978H29M22.999999523S" calcext:value-type="time">
            <text:p>02:29:23</text:p>
          </table:table-cell>
          <table:table-cell table:formula="of:=[.A153]+[.$J$2]" office:value-type="float" office:value="1592371763" calcext:value-type="float">
            <text:p>1592371763</text:p>
          </table:table-cell>
          <table:table-cell table:formula="of:=([.$H153]/86400)+25569-(3/24)" office:value-type="float" office:value="43999.1037384259" calcext:value-type="float">
            <text:p>43999,1037384259</text:p>
          </table:table-cell>
          <table:table-cell table:number-columns-repeated="2"/>
        </table:table-row>
        <table:table-row table:style-name="ro1">
          <table:table-cell office:value-type="float" office:value="1590195497" calcext:value-type="float">
            <text:p>1590195497</text:p>
          </table:table-cell>
          <table:table-cell table:style-name="ce3" office:value-type="string" calcext:value-type="string">
            <text:p>2020-05-22 21:58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table:formula="of:=[.I154]" office:value-type="date" office:date-value="2020-06-17T03:29:22" calcext:value-type="date">
            <text:p>17/06/20</text:p>
          </table:table-cell>
          <table:table-cell table:formula="of:=[.I154]" office:value-type="time" office:time-value="PT1055979H29M21.999999918S" calcext:value-type="time">
            <text:p>03:29:22</text:p>
          </table:table-cell>
          <table:table-cell table:formula="of:=[.A154]+[.$J$2]" office:value-type="float" office:value="1592375362" calcext:value-type="float">
            <text:p>1592375362</text:p>
          </table:table-cell>
          <table:table-cell table:formula="of:=([.$H154]/86400)+25569-(3/24)" office:value-type="float" office:value="43999.1453935185" calcext:value-type="float">
            <text:p>43999,1453935185</text:p>
          </table:table-cell>
          <table:table-cell table:number-columns-repeated="2"/>
        </table:table-row>
        <table:table-row table:style-name="ro1">
          <table:table-cell office:value-type="float" office:value="1590195497" calcext:value-type="float">
            <text:p>1590195497</text:p>
          </table:table-cell>
          <table:table-cell table:style-name="ce3" office:value-type="string" calcext:value-type="string">
            <text:p>2020-05-22 21:58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6.0</text:p>
          </table:table-cell>
          <table:table-cell table:formula="of:=[.I155]" office:value-type="date" office:date-value="2020-06-17T03:29:22" calcext:value-type="date">
            <text:p>17/06/20</text:p>
          </table:table-cell>
          <table:table-cell table:formula="of:=[.I155]" office:value-type="time" office:time-value="PT1055979H29M21.999999918S" calcext:value-type="time">
            <text:p>03:29:22</text:p>
          </table:table-cell>
          <table:table-cell table:formula="of:=[.A155]+[.$J$2]" office:value-type="float" office:value="1592375362" calcext:value-type="float">
            <text:p>1592375362</text:p>
          </table:table-cell>
          <table:table-cell table:formula="of:=([.$H155]/86400)+25569-(3/24)" office:value-type="float" office:value="43999.1453935185" calcext:value-type="float">
            <text:p>43999,1453935185</text:p>
          </table:table-cell>
          <table:table-cell table:number-columns-repeated="2"/>
        </table:table-row>
        <table:table-row table:style-name="ro1">
          <table:table-cell office:value-type="float" office:value="1590195497" calcext:value-type="float">
            <text:p>1590195497</text:p>
          </table:table-cell>
          <table:table-cell table:style-name="ce3" office:value-type="string" calcext:value-type="string">
            <text:p>2020-05-22 21:58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1.0</text:p>
          </table:table-cell>
          <table:table-cell table:formula="of:=[.I156]" office:value-type="date" office:date-value="2020-06-17T03:29:22" calcext:value-type="date">
            <text:p>17/06/20</text:p>
          </table:table-cell>
          <table:table-cell table:formula="of:=[.I156]" office:value-type="time" office:time-value="PT1055979H29M21.999999918S" calcext:value-type="time">
            <text:p>03:29:22</text:p>
          </table:table-cell>
          <table:table-cell table:formula="of:=[.A156]+[.$J$2]" office:value-type="float" office:value="1592375362" calcext:value-type="float">
            <text:p>1592375362</text:p>
          </table:table-cell>
          <table:table-cell table:formula="of:=([.$H156]/86400)+25569-(3/24)" office:value-type="float" office:value="43999.1453935185" calcext:value-type="float">
            <text:p>43999,1453935185</text:p>
          </table:table-cell>
          <table:table-cell table:number-columns-repeated="2"/>
        </table:table-row>
        <table:table-row table:style-name="ro1">
          <table:table-cell office:value-type="float" office:value="1590195497" calcext:value-type="float">
            <text:p>1590195497</text:p>
          </table:table-cell>
          <table:table-cell table:style-name="ce3" office:value-type="string" calcext:value-type="string">
            <text:p>2020-05-22 21:58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5.0</text:p>
          </table:table-cell>
          <table:table-cell table:formula="of:=[.I157]" office:value-type="date" office:date-value="2020-06-17T03:29:22" calcext:value-type="date">
            <text:p>17/06/20</text:p>
          </table:table-cell>
          <table:table-cell table:formula="of:=[.I157]" office:value-type="time" office:time-value="PT1055979H29M21.999999918S" calcext:value-type="time">
            <text:p>03:29:22</text:p>
          </table:table-cell>
          <table:table-cell table:formula="of:=[.A157]+[.$J$2]" office:value-type="float" office:value="1592375362" calcext:value-type="float">
            <text:p>1592375362</text:p>
          </table:table-cell>
          <table:table-cell table:formula="of:=([.$H157]/86400)+25569-(3/24)" office:value-type="float" office:value="43999.1453935185" calcext:value-type="float">
            <text:p>43999,1453935185</text:p>
          </table:table-cell>
          <table:table-cell table:number-columns-repeated="2"/>
        </table:table-row>
        <table:table-row table:style-name="ro1">
          <table:table-cell office:value-type="float" office:value="1590199096" calcext:value-type="float">
            <text:p>1590199096</text:p>
          </table:table-cell>
          <table:table-cell table:style-name="ce3" office:value-type="string" calcext:value-type="string">
            <text:p>2020-05-22 22:58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158]" office:value-type="date" office:date-value="2020-06-17T04:29:21" calcext:value-type="date">
            <text:p>17/06/20</text:p>
          </table:table-cell>
          <table:table-cell table:formula="of:=[.I158]" office:value-type="time" office:time-value="PT1055980H29M21.000000313S" calcext:value-type="time">
            <text:p>04:29:21</text:p>
          </table:table-cell>
          <table:table-cell table:formula="of:=[.A158]+[.$J$2]" office:value-type="float" office:value="1592378961" calcext:value-type="float">
            <text:p>1592378961</text:p>
          </table:table-cell>
          <table:table-cell table:formula="of:=([.$H158]/86400)+25569-(3/24)" office:value-type="float" office:value="43999.1870486111" calcext:value-type="float">
            <text:p>43999,1870486111</text:p>
          </table:table-cell>
          <table:table-cell table:number-columns-repeated="2"/>
        </table:table-row>
        <table:table-row table:style-name="ro1">
          <table:table-cell office:value-type="float" office:value="1590199096" calcext:value-type="float">
            <text:p>1590199096</text:p>
          </table:table-cell>
          <table:table-cell table:style-name="ce3" office:value-type="string" calcext:value-type="string">
            <text:p>2020-05-22 22:58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59]" office:value-type="date" office:date-value="2020-06-17T04:29:21" calcext:value-type="date">
            <text:p>17/06/20</text:p>
          </table:table-cell>
          <table:table-cell table:formula="of:=[.I159]" office:value-type="time" office:time-value="PT1055980H29M21.000000313S" calcext:value-type="time">
            <text:p>04:29:21</text:p>
          </table:table-cell>
          <table:table-cell table:formula="of:=[.A159]+[.$J$2]" office:value-type="float" office:value="1592378961" calcext:value-type="float">
            <text:p>1592378961</text:p>
          </table:table-cell>
          <table:table-cell table:formula="of:=([.$H159]/86400)+25569-(3/24)" office:value-type="float" office:value="43999.1870486111" calcext:value-type="float">
            <text:p>43999,1870486111</text:p>
          </table:table-cell>
          <table:table-cell table:number-columns-repeated="2"/>
        </table:table-row>
        <table:table-row table:style-name="ro1">
          <table:table-cell office:value-type="float" office:value="1590199096" calcext:value-type="float">
            <text:p>1590199096</text:p>
          </table:table-cell>
          <table:table-cell table:style-name="ce3" office:value-type="string" calcext:value-type="string">
            <text:p>2020-05-22 22:58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160]" office:value-type="date" office:date-value="2020-06-17T04:29:21" calcext:value-type="date">
            <text:p>17/06/20</text:p>
          </table:table-cell>
          <table:table-cell table:formula="of:=[.I160]" office:value-type="time" office:time-value="PT1055980H29M21.000000313S" calcext:value-type="time">
            <text:p>04:29:21</text:p>
          </table:table-cell>
          <table:table-cell table:formula="of:=[.A160]+[.$J$2]" office:value-type="float" office:value="1592378961" calcext:value-type="float">
            <text:p>1592378961</text:p>
          </table:table-cell>
          <table:table-cell table:formula="of:=([.$H160]/86400)+25569-(3/24)" office:value-type="float" office:value="43999.1870486111" calcext:value-type="float">
            <text:p>43999,1870486111</text:p>
          </table:table-cell>
          <table:table-cell table:number-columns-repeated="2"/>
        </table:table-row>
        <table:table-row table:style-name="ro1">
          <table:table-cell office:value-type="float" office:value="1590199096" calcext:value-type="float">
            <text:p>1590199096</text:p>
          </table:table-cell>
          <table:table-cell table:style-name="ce3" office:value-type="string" calcext:value-type="string">
            <text:p>2020-05-22 22:58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161]" office:value-type="date" office:date-value="2020-06-17T04:29:21" calcext:value-type="date">
            <text:p>17/06/20</text:p>
          </table:table-cell>
          <table:table-cell table:formula="of:=[.I161]" office:value-type="time" office:time-value="PT1055980H29M21.000000313S" calcext:value-type="time">
            <text:p>04:29:21</text:p>
          </table:table-cell>
          <table:table-cell table:formula="of:=[.A161]+[.$J$2]" office:value-type="float" office:value="1592378961" calcext:value-type="float">
            <text:p>1592378961</text:p>
          </table:table-cell>
          <table:table-cell table:formula="of:=([.$H161]/86400)+25569-(3/24)" office:value-type="float" office:value="43999.1870486111" calcext:value-type="float">
            <text:p>43999,1870486111</text:p>
          </table:table-cell>
          <table:table-cell table:number-columns-repeated="2"/>
        </table:table-row>
        <table:table-row table:style-name="ro1">
          <table:table-cell office:value-type="float" office:value="1590202695" calcext:value-type="float">
            <text:p>1590202695</text:p>
          </table:table-cell>
          <table:table-cell table:style-name="ce3" office:value-type="string" calcext:value-type="string">
            <text:p>2020-05-22 23:58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162]" office:value-type="date" office:date-value="2020-06-17T05:29:20" calcext:value-type="date">
            <text:p>17/06/20</text:p>
          </table:table-cell>
          <table:table-cell table:formula="of:=[.I162]" office:value-type="time" office:time-value="PT1055981H29M19.99999987S" calcext:value-type="time">
            <text:p>05:29:20</text:p>
          </table:table-cell>
          <table:table-cell table:formula="of:=[.A162]+[.$J$2]" office:value-type="float" office:value="1592382560" calcext:value-type="float">
            <text:p>1592382560</text:p>
          </table:table-cell>
          <table:table-cell table:formula="of:=([.$H162]/86400)+25569-(3/24)" office:value-type="float" office:value="43999.2287037037" calcext:value-type="float">
            <text:p>43999,2287037037</text:p>
          </table:table-cell>
          <table:table-cell table:number-columns-repeated="2"/>
        </table:table-row>
        <table:table-row table:style-name="ro1">
          <table:table-cell office:value-type="float" office:value="1590202695" calcext:value-type="float">
            <text:p>1590202695</text:p>
          </table:table-cell>
          <table:table-cell table:style-name="ce3" office:value-type="string" calcext:value-type="string">
            <text:p>2020-05-22 23:58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63]" office:value-type="date" office:date-value="2020-06-17T05:29:20" calcext:value-type="date">
            <text:p>17/06/20</text:p>
          </table:table-cell>
          <table:table-cell table:formula="of:=[.I163]" office:value-type="time" office:time-value="PT1055981H29M19.99999987S" calcext:value-type="time">
            <text:p>05:29:20</text:p>
          </table:table-cell>
          <table:table-cell table:formula="of:=[.A163]+[.$J$2]" office:value-type="float" office:value="1592382560" calcext:value-type="float">
            <text:p>1592382560</text:p>
          </table:table-cell>
          <table:table-cell table:formula="of:=([.$H163]/86400)+25569-(3/24)" office:value-type="float" office:value="43999.2287037037" calcext:value-type="float">
            <text:p>43999,2287037037</text:p>
          </table:table-cell>
          <table:table-cell table:number-columns-repeated="2"/>
        </table:table-row>
        <table:table-row table:style-name="ro1">
          <table:table-cell office:value-type="float" office:value="1590202695" calcext:value-type="float">
            <text:p>1590202695</text:p>
          </table:table-cell>
          <table:table-cell table:style-name="ce3" office:value-type="string" calcext:value-type="string">
            <text:p>2020-05-22 23:58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164]" office:value-type="date" office:date-value="2020-06-17T05:29:20" calcext:value-type="date">
            <text:p>17/06/20</text:p>
          </table:table-cell>
          <table:table-cell table:formula="of:=[.I164]" office:value-type="time" office:time-value="PT1055981H29M19.99999987S" calcext:value-type="time">
            <text:p>05:29:20</text:p>
          </table:table-cell>
          <table:table-cell table:formula="of:=[.A164]+[.$J$2]" office:value-type="float" office:value="1592382560" calcext:value-type="float">
            <text:p>1592382560</text:p>
          </table:table-cell>
          <table:table-cell table:formula="of:=([.$H164]/86400)+25569-(3/24)" office:value-type="float" office:value="43999.2287037037" calcext:value-type="float">
            <text:p>43999,2287037037</text:p>
          </table:table-cell>
          <table:table-cell table:number-columns-repeated="2"/>
        </table:table-row>
        <table:table-row table:style-name="ro1">
          <table:table-cell office:value-type="float" office:value="1590202695" calcext:value-type="float">
            <text:p>1590202695</text:p>
          </table:table-cell>
          <table:table-cell table:style-name="ce3" office:value-type="string" calcext:value-type="string">
            <text:p>2020-05-22 23:58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165]" office:value-type="date" office:date-value="2020-06-17T05:29:20" calcext:value-type="date">
            <text:p>17/06/20</text:p>
          </table:table-cell>
          <table:table-cell table:formula="of:=[.I165]" office:value-type="time" office:time-value="PT1055981H29M19.99999987S" calcext:value-type="time">
            <text:p>05:29:20</text:p>
          </table:table-cell>
          <table:table-cell table:formula="of:=[.A165]+[.$J$2]" office:value-type="float" office:value="1592382560" calcext:value-type="float">
            <text:p>1592382560</text:p>
          </table:table-cell>
          <table:table-cell table:formula="of:=([.$H165]/86400)+25569-(3/24)" office:value-type="float" office:value="43999.2287037037" calcext:value-type="float">
            <text:p>43999,2287037037</text:p>
          </table:table-cell>
          <table:table-cell table:number-columns-repeated="2"/>
        </table:table-row>
        <table:table-row table:style-name="ro1">
          <table:table-cell office:value-type="float" office:value="1590206294" calcext:value-type="float">
            <text:p>1590206294</text:p>
          </table:table-cell>
          <table:table-cell table:style-name="ce3" office:value-type="string" calcext:value-type="string">
            <text:p>2020-05-23 00:58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166]" office:value-type="date" office:date-value="2020-06-17T06:29:19" calcext:value-type="date">
            <text:p>17/06/20</text:p>
          </table:table-cell>
          <table:table-cell table:formula="of:=[.I166]" office:value-type="time" office:time-value="PT1055982H29M19.000000264S" calcext:value-type="time">
            <text:p>06:29:19</text:p>
          </table:table-cell>
          <table:table-cell table:formula="of:=[.A166]+[.$J$2]" office:value-type="float" office:value="1592386159" calcext:value-type="float">
            <text:p>1592386159</text:p>
          </table:table-cell>
          <table:table-cell table:formula="of:=([.$H166]/86400)+25569-(3/24)" office:value-type="float" office:value="43999.2703587963" calcext:value-type="float">
            <text:p>43999,2703587963</text:p>
          </table:table-cell>
          <table:table-cell table:number-columns-repeated="2"/>
        </table:table-row>
        <table:table-row table:style-name="ro1">
          <table:table-cell office:value-type="float" office:value="1590206294" calcext:value-type="float">
            <text:p>1590206294</text:p>
          </table:table-cell>
          <table:table-cell table:style-name="ce3" office:value-type="string" calcext:value-type="string">
            <text:p>2020-05-23 00:58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67]" office:value-type="date" office:date-value="2020-06-17T06:29:19" calcext:value-type="date">
            <text:p>17/06/20</text:p>
          </table:table-cell>
          <table:table-cell table:formula="of:=[.I167]" office:value-type="time" office:time-value="PT1055982H29M19.000000264S" calcext:value-type="time">
            <text:p>06:29:19</text:p>
          </table:table-cell>
          <table:table-cell table:formula="of:=[.A167]+[.$J$2]" office:value-type="float" office:value="1592386159" calcext:value-type="float">
            <text:p>1592386159</text:p>
          </table:table-cell>
          <table:table-cell table:formula="of:=([.$H167]/86400)+25569-(3/24)" office:value-type="float" office:value="43999.2703587963" calcext:value-type="float">
            <text:p>43999,2703587963</text:p>
          </table:table-cell>
          <table:table-cell table:number-columns-repeated="2"/>
        </table:table-row>
        <table:table-row table:style-name="ro1">
          <table:table-cell office:value-type="float" office:value="1590206294" calcext:value-type="float">
            <text:p>1590206294</text:p>
          </table:table-cell>
          <table:table-cell table:style-name="ce3" office:value-type="string" calcext:value-type="string">
            <text:p>2020-05-23 00:58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168]" office:value-type="date" office:date-value="2020-06-17T06:29:19" calcext:value-type="date">
            <text:p>17/06/20</text:p>
          </table:table-cell>
          <table:table-cell table:formula="of:=[.I168]" office:value-type="time" office:time-value="PT1055982H29M19.000000264S" calcext:value-type="time">
            <text:p>06:29:19</text:p>
          </table:table-cell>
          <table:table-cell table:formula="of:=[.A168]+[.$J$2]" office:value-type="float" office:value="1592386159" calcext:value-type="float">
            <text:p>1592386159</text:p>
          </table:table-cell>
          <table:table-cell table:formula="of:=([.$H168]/86400)+25569-(3/24)" office:value-type="float" office:value="43999.2703587963" calcext:value-type="float">
            <text:p>43999,2703587963</text:p>
          </table:table-cell>
          <table:table-cell table:number-columns-repeated="2"/>
        </table:table-row>
        <table:table-row table:style-name="ro1">
          <table:table-cell office:value-type="float" office:value="1590206294" calcext:value-type="float">
            <text:p>1590206294</text:p>
          </table:table-cell>
          <table:table-cell table:style-name="ce3" office:value-type="string" calcext:value-type="string">
            <text:p>2020-05-23 00:58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169]" office:value-type="date" office:date-value="2020-06-17T06:29:19" calcext:value-type="date">
            <text:p>17/06/20</text:p>
          </table:table-cell>
          <table:table-cell table:formula="of:=[.I169]" office:value-type="time" office:time-value="PT1055982H29M19.000000264S" calcext:value-type="time">
            <text:p>06:29:19</text:p>
          </table:table-cell>
          <table:table-cell table:formula="of:=[.A169]+[.$J$2]" office:value-type="float" office:value="1592386159" calcext:value-type="float">
            <text:p>1592386159</text:p>
          </table:table-cell>
          <table:table-cell table:formula="of:=([.$H169]/86400)+25569-(3/24)" office:value-type="float" office:value="43999.2703587963" calcext:value-type="float">
            <text:p>43999,2703587963</text:p>
          </table:table-cell>
          <table:table-cell table:number-columns-repeated="2"/>
        </table:table-row>
        <table:table-row table:style-name="ro1">
          <table:table-cell office:value-type="float" office:value="1590209893" calcext:value-type="float">
            <text:p>1590209893</text:p>
          </table:table-cell>
          <table:table-cell table:style-name="ce3" office:value-type="string" calcext:value-type="string">
            <text:p>2020-05-23 01:58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170]" office:value-type="date" office:date-value="2020-06-17T07:29:18" calcext:value-type="date">
            <text:p>17/06/20</text:p>
          </table:table-cell>
          <table:table-cell table:formula="of:=[.I170]" office:value-type="time" office:time-value="PT1055983H29M17.999999821S" calcext:value-type="time">
            <text:p>07:29:18</text:p>
          </table:table-cell>
          <table:table-cell table:formula="of:=[.A170]+[.$J$2]" office:value-type="float" office:value="1592389758" calcext:value-type="float">
            <text:p>1592389758</text:p>
          </table:table-cell>
          <table:table-cell table:formula="of:=([.$H170]/86400)+25569-(3/24)" office:value-type="float" office:value="43999.3120138889" calcext:value-type="float">
            <text:p>43999,3120138889</text:p>
          </table:table-cell>
          <table:table-cell table:number-columns-repeated="2"/>
        </table:table-row>
        <table:table-row table:style-name="ro1">
          <table:table-cell office:value-type="float" office:value="1590209893" calcext:value-type="float">
            <text:p>1590209893</text:p>
          </table:table-cell>
          <table:table-cell table:style-name="ce3" office:value-type="string" calcext:value-type="string">
            <text:p>2020-05-23 01:58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171]" office:value-type="date" office:date-value="2020-06-17T07:29:18" calcext:value-type="date">
            <text:p>17/06/20</text:p>
          </table:table-cell>
          <table:table-cell table:formula="of:=[.I171]" office:value-type="time" office:time-value="PT1055983H29M17.999999821S" calcext:value-type="time">
            <text:p>07:29:18</text:p>
          </table:table-cell>
          <table:table-cell table:formula="of:=[.A171]+[.$J$2]" office:value-type="float" office:value="1592389758" calcext:value-type="float">
            <text:p>1592389758</text:p>
          </table:table-cell>
          <table:table-cell table:formula="of:=([.$H171]/86400)+25569-(3/24)" office:value-type="float" office:value="43999.3120138889" calcext:value-type="float">
            <text:p>43999,3120138889</text:p>
          </table:table-cell>
          <table:table-cell table:number-columns-repeated="2"/>
        </table:table-row>
        <table:table-row table:style-name="ro1">
          <table:table-cell office:value-type="float" office:value="1590209893" calcext:value-type="float">
            <text:p>1590209893</text:p>
          </table:table-cell>
          <table:table-cell table:style-name="ce3" office:value-type="string" calcext:value-type="string">
            <text:p>2020-05-23 01:58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172]" office:value-type="date" office:date-value="2020-06-17T07:29:18" calcext:value-type="date">
            <text:p>17/06/20</text:p>
          </table:table-cell>
          <table:table-cell table:formula="of:=[.I172]" office:value-type="time" office:time-value="PT1055983H29M17.999999821S" calcext:value-type="time">
            <text:p>07:29:18</text:p>
          </table:table-cell>
          <table:table-cell table:formula="of:=[.A172]+[.$J$2]" office:value-type="float" office:value="1592389758" calcext:value-type="float">
            <text:p>1592389758</text:p>
          </table:table-cell>
          <table:table-cell table:formula="of:=([.$H172]/86400)+25569-(3/24)" office:value-type="float" office:value="43999.3120138889" calcext:value-type="float">
            <text:p>43999,3120138889</text:p>
          </table:table-cell>
          <table:table-cell table:number-columns-repeated="2"/>
        </table:table-row>
        <table:table-row table:style-name="ro1">
          <table:table-cell office:value-type="float" office:value="1590209893" calcext:value-type="float">
            <text:p>1590209893</text:p>
          </table:table-cell>
          <table:table-cell table:style-name="ce3" office:value-type="string" calcext:value-type="string">
            <text:p>2020-05-23 01:58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173]" office:value-type="date" office:date-value="2020-06-17T07:29:18" calcext:value-type="date">
            <text:p>17/06/20</text:p>
          </table:table-cell>
          <table:table-cell table:formula="of:=[.I173]" office:value-type="time" office:time-value="PT1055983H29M17.999999821S" calcext:value-type="time">
            <text:p>07:29:18</text:p>
          </table:table-cell>
          <table:table-cell table:formula="of:=[.A173]+[.$J$2]" office:value-type="float" office:value="1592389758" calcext:value-type="float">
            <text:p>1592389758</text:p>
          </table:table-cell>
          <table:table-cell table:formula="of:=([.$H173]/86400)+25569-(3/24)" office:value-type="float" office:value="43999.3120138889" calcext:value-type="float">
            <text:p>43999,3120138889</text:p>
          </table:table-cell>
          <table:table-cell table:number-columns-repeated="2"/>
        </table:table-row>
        <table:table-row table:style-name="ro1">
          <table:table-cell office:value-type="float" office:value="1590213492" calcext:value-type="float">
            <text:p>1590213492</text:p>
          </table:table-cell>
          <table:table-cell table:style-name="ce3" office:value-type="string" calcext:value-type="string">
            <text:p>2020-05-23 02:58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174]" office:value-type="date" office:date-value="2020-06-17T08:29:17" calcext:value-type="date">
            <text:p>17/06/20</text:p>
          </table:table-cell>
          <table:table-cell table:formula="of:=[.I174]" office:value-type="time" office:time-value="PT1055984H29M17.000000216S" calcext:value-type="time">
            <text:p>08:29:17</text:p>
          </table:table-cell>
          <table:table-cell table:formula="of:=[.A174]+[.$J$2]" office:value-type="float" office:value="1592393357" calcext:value-type="float">
            <text:p>1592393357</text:p>
          </table:table-cell>
          <table:table-cell table:formula="of:=([.$H174]/86400)+25569-(3/24)" office:value-type="float" office:value="43999.3536689815" calcext:value-type="float">
            <text:p>43999,3536689815</text:p>
          </table:table-cell>
          <table:table-cell table:number-columns-repeated="2"/>
        </table:table-row>
        <table:table-row table:style-name="ro1">
          <table:table-cell office:value-type="float" office:value="1590213492" calcext:value-type="float">
            <text:p>1590213492</text:p>
          </table:table-cell>
          <table:table-cell table:style-name="ce3" office:value-type="string" calcext:value-type="string">
            <text:p>2020-05-23 02:58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175]" office:value-type="date" office:date-value="2020-06-17T08:29:17" calcext:value-type="date">
            <text:p>17/06/20</text:p>
          </table:table-cell>
          <table:table-cell table:formula="of:=[.I175]" office:value-type="time" office:time-value="PT1055984H29M17.000000216S" calcext:value-type="time">
            <text:p>08:29:17</text:p>
          </table:table-cell>
          <table:table-cell table:formula="of:=[.A175]+[.$J$2]" office:value-type="float" office:value="1592393357" calcext:value-type="float">
            <text:p>1592393357</text:p>
          </table:table-cell>
          <table:table-cell table:formula="of:=([.$H175]/86400)+25569-(3/24)" office:value-type="float" office:value="43999.3536689815" calcext:value-type="float">
            <text:p>43999,3536689815</text:p>
          </table:table-cell>
          <table:table-cell table:number-columns-repeated="2"/>
        </table:table-row>
        <table:table-row table:style-name="ro1">
          <table:table-cell office:value-type="float" office:value="1590213492" calcext:value-type="float">
            <text:p>1590213492</text:p>
          </table:table-cell>
          <table:table-cell table:style-name="ce3" office:value-type="string" calcext:value-type="string">
            <text:p>2020-05-23 02:58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176]" office:value-type="date" office:date-value="2020-06-17T08:29:17" calcext:value-type="date">
            <text:p>17/06/20</text:p>
          </table:table-cell>
          <table:table-cell table:formula="of:=[.I176]" office:value-type="time" office:time-value="PT1055984H29M17.000000216S" calcext:value-type="time">
            <text:p>08:29:17</text:p>
          </table:table-cell>
          <table:table-cell table:formula="of:=[.A176]+[.$J$2]" office:value-type="float" office:value="1592393357" calcext:value-type="float">
            <text:p>1592393357</text:p>
          </table:table-cell>
          <table:table-cell table:formula="of:=([.$H176]/86400)+25569-(3/24)" office:value-type="float" office:value="43999.3536689815" calcext:value-type="float">
            <text:p>43999,3536689815</text:p>
          </table:table-cell>
          <table:table-cell table:number-columns-repeated="2"/>
        </table:table-row>
        <table:table-row table:style-name="ro1">
          <table:table-cell office:value-type="float" office:value="1590213492" calcext:value-type="float">
            <text:p>1590213492</text:p>
          </table:table-cell>
          <table:table-cell table:style-name="ce3" office:value-type="string" calcext:value-type="string">
            <text:p>2020-05-23 02:58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177]" office:value-type="date" office:date-value="2020-06-17T08:29:17" calcext:value-type="date">
            <text:p>17/06/20</text:p>
          </table:table-cell>
          <table:table-cell table:formula="of:=[.I177]" office:value-type="time" office:time-value="PT1055984H29M17.000000216S" calcext:value-type="time">
            <text:p>08:29:17</text:p>
          </table:table-cell>
          <table:table-cell table:formula="of:=[.A177]+[.$J$2]" office:value-type="float" office:value="1592393357" calcext:value-type="float">
            <text:p>1592393357</text:p>
          </table:table-cell>
          <table:table-cell table:formula="of:=([.$H177]/86400)+25569-(3/24)" office:value-type="float" office:value="43999.3536689815" calcext:value-type="float">
            <text:p>43999,3536689815</text:p>
          </table:table-cell>
          <table:table-cell table:number-columns-repeated="2"/>
        </table:table-row>
        <table:table-row table:style-name="ro1">
          <table:table-cell office:value-type="float" office:value="1590217091" calcext:value-type="float">
            <text:p>1590217091</text:p>
          </table:table-cell>
          <table:table-cell table:style-name="ce3" office:value-type="string" calcext:value-type="string">
            <text:p>2020-05-23 03:58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178]" office:value-type="date" office:date-value="2020-06-17T09:29:16" calcext:value-type="date">
            <text:p>17/06/20</text:p>
          </table:table-cell>
          <table:table-cell table:formula="of:=[.I178]" office:value-type="time" office:time-value="PT1055985H29M15.999999773S" calcext:value-type="time">
            <text:p>09:29:16</text:p>
          </table:table-cell>
          <table:table-cell table:formula="of:=[.A178]+[.$J$2]" office:value-type="float" office:value="1592396956" calcext:value-type="float">
            <text:p>1592396956</text:p>
          </table:table-cell>
          <table:table-cell table:formula="of:=([.$H178]/86400)+25569-(3/24)" office:value-type="float" office:value="43999.3953240741" calcext:value-type="float">
            <text:p>43999,3953240741</text:p>
          </table:table-cell>
          <table:table-cell table:number-columns-repeated="2"/>
        </table:table-row>
        <table:table-row table:style-name="ro1">
          <table:table-cell office:value-type="float" office:value="1590217091" calcext:value-type="float">
            <text:p>1590217091</text:p>
          </table:table-cell>
          <table:table-cell table:style-name="ce3" office:value-type="string" calcext:value-type="string">
            <text:p>2020-05-23 03:58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179]" office:value-type="date" office:date-value="2020-06-17T09:29:16" calcext:value-type="date">
            <text:p>17/06/20</text:p>
          </table:table-cell>
          <table:table-cell table:formula="of:=[.I179]" office:value-type="time" office:time-value="PT1055985H29M15.999999773S" calcext:value-type="time">
            <text:p>09:29:16</text:p>
          </table:table-cell>
          <table:table-cell table:formula="of:=[.A179]+[.$J$2]" office:value-type="float" office:value="1592396956" calcext:value-type="float">
            <text:p>1592396956</text:p>
          </table:table-cell>
          <table:table-cell table:formula="of:=([.$H179]/86400)+25569-(3/24)" office:value-type="float" office:value="43999.3953240741" calcext:value-type="float">
            <text:p>43999,3953240741</text:p>
          </table:table-cell>
          <table:table-cell table:number-columns-repeated="2"/>
        </table:table-row>
        <table:table-row table:style-name="ro1">
          <table:table-cell office:value-type="float" office:value="1590217091" calcext:value-type="float">
            <text:p>1590217091</text:p>
          </table:table-cell>
          <table:table-cell table:style-name="ce3" office:value-type="string" calcext:value-type="string">
            <text:p>2020-05-23 03:58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180]" office:value-type="date" office:date-value="2020-06-17T09:29:16" calcext:value-type="date">
            <text:p>17/06/20</text:p>
          </table:table-cell>
          <table:table-cell table:formula="of:=[.I180]" office:value-type="time" office:time-value="PT1055985H29M15.999999773S" calcext:value-type="time">
            <text:p>09:29:16</text:p>
          </table:table-cell>
          <table:table-cell table:formula="of:=[.A180]+[.$J$2]" office:value-type="float" office:value="1592396956" calcext:value-type="float">
            <text:p>1592396956</text:p>
          </table:table-cell>
          <table:table-cell table:formula="of:=([.$H180]/86400)+25569-(3/24)" office:value-type="float" office:value="43999.3953240741" calcext:value-type="float">
            <text:p>43999,3953240741</text:p>
          </table:table-cell>
          <table:table-cell table:number-columns-repeated="2"/>
        </table:table-row>
        <table:table-row table:style-name="ro1">
          <table:table-cell office:value-type="float" office:value="1590217091" calcext:value-type="float">
            <text:p>1590217091</text:p>
          </table:table-cell>
          <table:table-cell table:style-name="ce3" office:value-type="string" calcext:value-type="string">
            <text:p>2020-05-23 03:58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181]" office:value-type="date" office:date-value="2020-06-17T09:29:16" calcext:value-type="date">
            <text:p>17/06/20</text:p>
          </table:table-cell>
          <table:table-cell table:formula="of:=[.I181]" office:value-type="time" office:time-value="PT1055985H29M15.999999773S" calcext:value-type="time">
            <text:p>09:29:16</text:p>
          </table:table-cell>
          <table:table-cell table:formula="of:=[.A181]+[.$J$2]" office:value-type="float" office:value="1592396956" calcext:value-type="float">
            <text:p>1592396956</text:p>
          </table:table-cell>
          <table:table-cell table:formula="of:=([.$H181]/86400)+25569-(3/24)" office:value-type="float" office:value="43999.3953240741" calcext:value-type="float">
            <text:p>43999,3953240741</text:p>
          </table:table-cell>
          <table:table-cell table:number-columns-repeated="2"/>
        </table:table-row>
        <table:table-row table:style-name="ro1">
          <table:table-cell office:value-type="float" office:value="1590220690" calcext:value-type="float">
            <text:p>1590220690</text:p>
          </table:table-cell>
          <table:table-cell table:style-name="ce3" office:value-type="string" calcext:value-type="string">
            <text:p>2020-05-23 04:58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0.0</text:p>
          </table:table-cell>
          <table:table-cell table:formula="of:=[.I182]" office:value-type="date" office:date-value="2020-06-17T10:29:15" calcext:value-type="date">
            <text:p>17/06/20</text:p>
          </table:table-cell>
          <table:table-cell table:formula="of:=[.I182]" office:value-type="time" office:time-value="PT1055986H29M15.000000168S" calcext:value-type="time">
            <text:p>10:29:15</text:p>
          </table:table-cell>
          <table:table-cell table:formula="of:=[.A182]+[.$J$2]" office:value-type="float" office:value="1592400555" calcext:value-type="float">
            <text:p>1592400555</text:p>
          </table:table-cell>
          <table:table-cell table:formula="of:=([.$H182]/86400)+25569-(3/24)" office:value-type="float" office:value="43999.4369791667" calcext:value-type="float">
            <text:p>43999,4369791667</text:p>
          </table:table-cell>
          <table:table-cell table:number-columns-repeated="2"/>
        </table:table-row>
        <table:table-row table:style-name="ro1">
          <table:table-cell office:value-type="float" office:value="1590220690" calcext:value-type="float">
            <text:p>1590220690</text:p>
          </table:table-cell>
          <table:table-cell table:style-name="ce3" office:value-type="string" calcext:value-type="string">
            <text:p>2020-05-23 04:58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57.0</text:p>
          </table:table-cell>
          <table:table-cell table:formula="of:=[.I183]" office:value-type="date" office:date-value="2020-06-17T10:29:15" calcext:value-type="date">
            <text:p>17/06/20</text:p>
          </table:table-cell>
          <table:table-cell table:formula="of:=[.I183]" office:value-type="time" office:time-value="PT1055986H29M15.000000168S" calcext:value-type="time">
            <text:p>10:29:15</text:p>
          </table:table-cell>
          <table:table-cell table:formula="of:=[.A183]+[.$J$2]" office:value-type="float" office:value="1592400555" calcext:value-type="float">
            <text:p>1592400555</text:p>
          </table:table-cell>
          <table:table-cell table:formula="of:=([.$H183]/86400)+25569-(3/24)" office:value-type="float" office:value="43999.4369791667" calcext:value-type="float">
            <text:p>43999,4369791667</text:p>
          </table:table-cell>
          <table:table-cell table:number-columns-repeated="2"/>
        </table:table-row>
        <table:table-row table:style-name="ro1">
          <table:table-cell office:value-type="float" office:value="1590220690" calcext:value-type="float">
            <text:p>1590220690</text:p>
          </table:table-cell>
          <table:table-cell table:style-name="ce3" office:value-type="string" calcext:value-type="string">
            <text:p>2020-05-23 04:58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51.0</text:p>
          </table:table-cell>
          <table:table-cell table:formula="of:=[.I184]" office:value-type="date" office:date-value="2020-06-17T10:29:15" calcext:value-type="date">
            <text:p>17/06/20</text:p>
          </table:table-cell>
          <table:table-cell table:formula="of:=[.I184]" office:value-type="time" office:time-value="PT1055986H29M15.000000168S" calcext:value-type="time">
            <text:p>10:29:15</text:p>
          </table:table-cell>
          <table:table-cell table:formula="of:=[.A184]+[.$J$2]" office:value-type="float" office:value="1592400555" calcext:value-type="float">
            <text:p>1592400555</text:p>
          </table:table-cell>
          <table:table-cell table:formula="of:=([.$H184]/86400)+25569-(3/24)" office:value-type="float" office:value="43999.4369791667" calcext:value-type="float">
            <text:p>43999,4369791667</text:p>
          </table:table-cell>
          <table:table-cell table:number-columns-repeated="2"/>
        </table:table-row>
        <table:table-row table:style-name="ro1">
          <table:table-cell office:value-type="float" office:value="1590220690" calcext:value-type="float">
            <text:p>1590220690</text:p>
          </table:table-cell>
          <table:table-cell table:style-name="ce3" office:value-type="string" calcext:value-type="string">
            <text:p>2020-05-23 04:58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5.0</text:p>
          </table:table-cell>
          <table:table-cell table:formula="of:=[.I185]" office:value-type="date" office:date-value="2020-06-17T10:29:15" calcext:value-type="date">
            <text:p>17/06/20</text:p>
          </table:table-cell>
          <table:table-cell table:formula="of:=[.I185]" office:value-type="time" office:time-value="PT1055986H29M15.000000168S" calcext:value-type="time">
            <text:p>10:29:15</text:p>
          </table:table-cell>
          <table:table-cell table:formula="of:=[.A185]+[.$J$2]" office:value-type="float" office:value="1592400555" calcext:value-type="float">
            <text:p>1592400555</text:p>
          </table:table-cell>
          <table:table-cell table:formula="of:=([.$H185]/86400)+25569-(3/24)" office:value-type="float" office:value="43999.4369791667" calcext:value-type="float">
            <text:p>43999,4369791667</text:p>
          </table:table-cell>
          <table:table-cell table:number-columns-repeated="2"/>
        </table:table-row>
        <table:table-row table:style-name="ro1">
          <table:table-cell office:value-type="float" office:value="1590224289" calcext:value-type="float">
            <text:p>1590224289</text:p>
          </table:table-cell>
          <table:table-cell table:style-name="ce3" office:value-type="string" calcext:value-type="string">
            <text:p>2020-05-23 05:58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186]" office:value-type="date" office:date-value="2020-06-17T11:29:14" calcext:value-type="date">
            <text:p>17/06/20</text:p>
          </table:table-cell>
          <table:table-cell table:formula="of:=[.I186]" office:value-type="time" office:time-value="PT1055987H29M13.999999724S" calcext:value-type="time">
            <text:p>11:29:14</text:p>
          </table:table-cell>
          <table:table-cell table:formula="of:=[.A186]+[.$J$2]" office:value-type="float" office:value="1592404154" calcext:value-type="float">
            <text:p>1592404154</text:p>
          </table:table-cell>
          <table:table-cell table:formula="of:=([.$H186]/86400)+25569-(3/24)" office:value-type="float" office:value="43999.4786342593" calcext:value-type="float">
            <text:p>43999,4786342593</text:p>
          </table:table-cell>
          <table:table-cell table:number-columns-repeated="2"/>
        </table:table-row>
        <table:table-row table:style-name="ro1">
          <table:table-cell office:value-type="float" office:value="1590224289" calcext:value-type="float">
            <text:p>1590224289</text:p>
          </table:table-cell>
          <table:table-cell table:style-name="ce3" office:value-type="string" calcext:value-type="string">
            <text:p>2020-05-23 05:58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87]" office:value-type="date" office:date-value="2020-06-17T11:29:14" calcext:value-type="date">
            <text:p>17/06/20</text:p>
          </table:table-cell>
          <table:table-cell table:formula="of:=[.I187]" office:value-type="time" office:time-value="PT1055987H29M13.999999724S" calcext:value-type="time">
            <text:p>11:29:14</text:p>
          </table:table-cell>
          <table:table-cell table:formula="of:=[.A187]+[.$J$2]" office:value-type="float" office:value="1592404154" calcext:value-type="float">
            <text:p>1592404154</text:p>
          </table:table-cell>
          <table:table-cell table:formula="of:=([.$H187]/86400)+25569-(3/24)" office:value-type="float" office:value="43999.4786342593" calcext:value-type="float">
            <text:p>43999,4786342593</text:p>
          </table:table-cell>
          <table:table-cell table:number-columns-repeated="2"/>
        </table:table-row>
        <table:table-row table:style-name="ro1">
          <table:table-cell office:value-type="float" office:value="1590224289" calcext:value-type="float">
            <text:p>1590224289</text:p>
          </table:table-cell>
          <table:table-cell table:style-name="ce3" office:value-type="string" calcext:value-type="string">
            <text:p>2020-05-23 05:58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188]" office:value-type="date" office:date-value="2020-06-17T11:29:14" calcext:value-type="date">
            <text:p>17/06/20</text:p>
          </table:table-cell>
          <table:table-cell table:formula="of:=[.I188]" office:value-type="time" office:time-value="PT1055987H29M13.999999724S" calcext:value-type="time">
            <text:p>11:29:14</text:p>
          </table:table-cell>
          <table:table-cell table:formula="of:=[.A188]+[.$J$2]" office:value-type="float" office:value="1592404154" calcext:value-type="float">
            <text:p>1592404154</text:p>
          </table:table-cell>
          <table:table-cell table:formula="of:=([.$H188]/86400)+25569-(3/24)" office:value-type="float" office:value="43999.4786342593" calcext:value-type="float">
            <text:p>43999,4786342593</text:p>
          </table:table-cell>
          <table:table-cell table:number-columns-repeated="2"/>
        </table:table-row>
        <table:table-row table:style-name="ro1">
          <table:table-cell office:value-type="float" office:value="1590224289" calcext:value-type="float">
            <text:p>1590224289</text:p>
          </table:table-cell>
          <table:table-cell table:style-name="ce3" office:value-type="string" calcext:value-type="string">
            <text:p>2020-05-23 05:58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189]" office:value-type="date" office:date-value="2020-06-17T11:29:14" calcext:value-type="date">
            <text:p>17/06/20</text:p>
          </table:table-cell>
          <table:table-cell table:formula="of:=[.I189]" office:value-type="time" office:time-value="PT1055987H29M13.999999724S" calcext:value-type="time">
            <text:p>11:29:14</text:p>
          </table:table-cell>
          <table:table-cell table:formula="of:=[.A189]+[.$J$2]" office:value-type="float" office:value="1592404154" calcext:value-type="float">
            <text:p>1592404154</text:p>
          </table:table-cell>
          <table:table-cell table:formula="of:=([.$H189]/86400)+25569-(3/24)" office:value-type="float" office:value="43999.4786342593" calcext:value-type="float">
            <text:p>43999,4786342593</text:p>
          </table:table-cell>
          <table:table-cell table:number-columns-repeated="2"/>
        </table:table-row>
        <table:table-row table:style-name="ro1">
          <table:table-cell office:value-type="float" office:value="1590227888" calcext:value-type="float">
            <text:p>1590227888</text:p>
          </table:table-cell>
          <table:table-cell table:style-name="ce3" office:value-type="string" calcext:value-type="string">
            <text:p>2020-05-23 06:58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190]" office:value-type="date" office:date-value="2020-06-17T12:29:13" calcext:value-type="date">
            <text:p>17/06/20</text:p>
          </table:table-cell>
          <table:table-cell table:formula="of:=[.I190]" office:value-type="time" office:time-value="PT1055988H29M13.000000119S" calcext:value-type="time">
            <text:p>12:29:13</text:p>
          </table:table-cell>
          <table:table-cell table:formula="of:=[.A190]+[.$J$2]" office:value-type="float" office:value="1592407753" calcext:value-type="float">
            <text:p>1592407753</text:p>
          </table:table-cell>
          <table:table-cell table:formula="of:=([.$H190]/86400)+25569-(3/24)" office:value-type="float" office:value="43999.5202893519" calcext:value-type="float">
            <text:p>43999,5202893519</text:p>
          </table:table-cell>
          <table:table-cell table:number-columns-repeated="2"/>
        </table:table-row>
        <table:table-row table:style-name="ro1">
          <table:table-cell office:value-type="float" office:value="1590227888" calcext:value-type="float">
            <text:p>1590227888</text:p>
          </table:table-cell>
          <table:table-cell table:style-name="ce3" office:value-type="string" calcext:value-type="string">
            <text:p>2020-05-23 06:58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191]" office:value-type="date" office:date-value="2020-06-17T12:29:13" calcext:value-type="date">
            <text:p>17/06/20</text:p>
          </table:table-cell>
          <table:table-cell table:formula="of:=[.I191]" office:value-type="time" office:time-value="PT1055988H29M13.000000119S" calcext:value-type="time">
            <text:p>12:29:13</text:p>
          </table:table-cell>
          <table:table-cell table:formula="of:=[.A191]+[.$J$2]" office:value-type="float" office:value="1592407753" calcext:value-type="float">
            <text:p>1592407753</text:p>
          </table:table-cell>
          <table:table-cell table:formula="of:=([.$H191]/86400)+25569-(3/24)" office:value-type="float" office:value="43999.5202893519" calcext:value-type="float">
            <text:p>43999,5202893519</text:p>
          </table:table-cell>
          <table:table-cell table:number-columns-repeated="2"/>
        </table:table-row>
        <table:table-row table:style-name="ro1">
          <table:table-cell office:value-type="float" office:value="1590227888" calcext:value-type="float">
            <text:p>1590227888</text:p>
          </table:table-cell>
          <table:table-cell table:style-name="ce3" office:value-type="string" calcext:value-type="string">
            <text:p>2020-05-23 06:58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192]" office:value-type="date" office:date-value="2020-06-17T12:29:13" calcext:value-type="date">
            <text:p>17/06/20</text:p>
          </table:table-cell>
          <table:table-cell table:formula="of:=[.I192]" office:value-type="time" office:time-value="PT1055988H29M13.000000119S" calcext:value-type="time">
            <text:p>12:29:13</text:p>
          </table:table-cell>
          <table:table-cell table:formula="of:=[.A192]+[.$J$2]" office:value-type="float" office:value="1592407753" calcext:value-type="float">
            <text:p>1592407753</text:p>
          </table:table-cell>
          <table:table-cell table:formula="of:=([.$H192]/86400)+25569-(3/24)" office:value-type="float" office:value="43999.5202893519" calcext:value-type="float">
            <text:p>43999,5202893519</text:p>
          </table:table-cell>
          <table:table-cell table:number-columns-repeated="2"/>
        </table:table-row>
        <table:table-row table:style-name="ro1">
          <table:table-cell office:value-type="float" office:value="1590227888" calcext:value-type="float">
            <text:p>1590227888</text:p>
          </table:table-cell>
          <table:table-cell table:style-name="ce3" office:value-type="string" calcext:value-type="string">
            <text:p>2020-05-23 06:58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193]" office:value-type="date" office:date-value="2020-06-17T12:29:13" calcext:value-type="date">
            <text:p>17/06/20</text:p>
          </table:table-cell>
          <table:table-cell table:formula="of:=[.I193]" office:value-type="time" office:time-value="PT1055988H29M13.000000119S" calcext:value-type="time">
            <text:p>12:29:13</text:p>
          </table:table-cell>
          <table:table-cell table:formula="of:=[.A193]+[.$J$2]" office:value-type="float" office:value="1592407753" calcext:value-type="float">
            <text:p>1592407753</text:p>
          </table:table-cell>
          <table:table-cell table:formula="of:=([.$H193]/86400)+25569-(3/24)" office:value-type="float" office:value="43999.5202893519" calcext:value-type="float">
            <text:p>43999,5202893519</text:p>
          </table:table-cell>
          <table:table-cell table:number-columns-repeated="2"/>
        </table:table-row>
        <table:table-row table:style-name="ro1">
          <table:table-cell office:value-type="float" office:value="1590231487" calcext:value-type="float">
            <text:p>1590231487</text:p>
          </table:table-cell>
          <table:table-cell table:style-name="ce3" office:value-type="string" calcext:value-type="string">
            <text:p>2020-05-23 07:58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194]" office:value-type="date" office:date-value="2020-06-17T13:29:12" calcext:value-type="date">
            <text:p>17/06/20</text:p>
          </table:table-cell>
          <table:table-cell table:formula="of:=[.I194]" office:value-type="time" office:time-value="PT1055989H29M12.000000514S" calcext:value-type="time">
            <text:p>13:29:12</text:p>
          </table:table-cell>
          <table:table-cell table:formula="of:=[.A194]+[.$J$2]" office:value-type="float" office:value="1592411352" calcext:value-type="float">
            <text:p>1592411352</text:p>
          </table:table-cell>
          <table:table-cell table:formula="of:=([.$H194]/86400)+25569-(3/24)" office:value-type="float" office:value="43999.5619444445" calcext:value-type="float">
            <text:p>43999,5619444445</text:p>
          </table:table-cell>
          <table:table-cell table:number-columns-repeated="2"/>
        </table:table-row>
        <table:table-row table:style-name="ro1">
          <table:table-cell office:value-type="float" office:value="1590231487" calcext:value-type="float">
            <text:p>1590231487</text:p>
          </table:table-cell>
          <table:table-cell table:style-name="ce3" office:value-type="string" calcext:value-type="string">
            <text:p>2020-05-23 07:58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195]" office:value-type="date" office:date-value="2020-06-17T13:29:12" calcext:value-type="date">
            <text:p>17/06/20</text:p>
          </table:table-cell>
          <table:table-cell table:formula="of:=[.I195]" office:value-type="time" office:time-value="PT1055989H29M12.000000514S" calcext:value-type="time">
            <text:p>13:29:12</text:p>
          </table:table-cell>
          <table:table-cell table:formula="of:=[.A195]+[.$J$2]" office:value-type="float" office:value="1592411352" calcext:value-type="float">
            <text:p>1592411352</text:p>
          </table:table-cell>
          <table:table-cell table:formula="of:=([.$H195]/86400)+25569-(3/24)" office:value-type="float" office:value="43999.5619444445" calcext:value-type="float">
            <text:p>43999,5619444445</text:p>
          </table:table-cell>
          <table:table-cell table:number-columns-repeated="2"/>
        </table:table-row>
        <table:table-row table:style-name="ro1">
          <table:table-cell office:value-type="float" office:value="1590231487" calcext:value-type="float">
            <text:p>1590231487</text:p>
          </table:table-cell>
          <table:table-cell table:style-name="ce3" office:value-type="string" calcext:value-type="string">
            <text:p>2020-05-23 07:58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table:formula="of:=[.I196]" office:value-type="date" office:date-value="2020-06-17T13:29:12" calcext:value-type="date">
            <text:p>17/06/20</text:p>
          </table:table-cell>
          <table:table-cell table:formula="of:=[.I196]" office:value-type="time" office:time-value="PT1055989H29M12.000000514S" calcext:value-type="time">
            <text:p>13:29:12</text:p>
          </table:table-cell>
          <table:table-cell table:formula="of:=[.A196]+[.$J$2]" office:value-type="float" office:value="1592411352" calcext:value-type="float">
            <text:p>1592411352</text:p>
          </table:table-cell>
          <table:table-cell table:formula="of:=([.$H196]/86400)+25569-(3/24)" office:value-type="float" office:value="43999.5619444445" calcext:value-type="float">
            <text:p>43999,5619444445</text:p>
          </table:table-cell>
          <table:table-cell table:number-columns-repeated="2"/>
        </table:table-row>
        <table:table-row table:style-name="ro1">
          <table:table-cell office:value-type="float" office:value="1590231487" calcext:value-type="float">
            <text:p>1590231487</text:p>
          </table:table-cell>
          <table:table-cell table:style-name="ce3" office:value-type="string" calcext:value-type="string">
            <text:p>2020-05-23 07:58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197]" office:value-type="date" office:date-value="2020-06-17T13:29:12" calcext:value-type="date">
            <text:p>17/06/20</text:p>
          </table:table-cell>
          <table:table-cell table:formula="of:=[.I197]" office:value-type="time" office:time-value="PT1055989H29M12.000000514S" calcext:value-type="time">
            <text:p>13:29:12</text:p>
          </table:table-cell>
          <table:table-cell table:formula="of:=[.A197]+[.$J$2]" office:value-type="float" office:value="1592411352" calcext:value-type="float">
            <text:p>1592411352</text:p>
          </table:table-cell>
          <table:table-cell table:formula="of:=([.$H197]/86400)+25569-(3/24)" office:value-type="float" office:value="43999.5619444445" calcext:value-type="float">
            <text:p>43999,5619444445</text:p>
          </table:table-cell>
          <table:table-cell table:number-columns-repeated="2"/>
        </table:table-row>
        <table:table-row table:style-name="ro1">
          <table:table-cell office:value-type="float" office:value="1590235086" calcext:value-type="float">
            <text:p>1590235086</text:p>
          </table:table-cell>
          <table:table-cell table:style-name="ce3" office:value-type="string" calcext:value-type="string">
            <text:p>2020-05-23 08:58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198]" office:value-type="date" office:date-value="2020-06-17T14:29:11" calcext:value-type="date">
            <text:p>17/06/20</text:p>
          </table:table-cell>
          <table:table-cell table:formula="of:=[.I198]" office:value-type="time" office:time-value="PT1055990H29M10.999999233S" calcext:value-type="time">
            <text:p>14:29:11</text:p>
          </table:table-cell>
          <table:table-cell table:formula="of:=[.A198]+[.$J$2]" office:value-type="float" office:value="1592414951" calcext:value-type="float">
            <text:p>1592414951</text:p>
          </table:table-cell>
          <table:table-cell table:formula="of:=([.$H198]/86400)+25569-(3/24)" office:value-type="float" office:value="43999.603599537" calcext:value-type="float">
            <text:p>43999,603599537</text:p>
          </table:table-cell>
          <table:table-cell table:number-columns-repeated="2"/>
        </table:table-row>
        <table:table-row table:style-name="ro1">
          <table:table-cell office:value-type="float" office:value="1590235086" calcext:value-type="float">
            <text:p>1590235086</text:p>
          </table:table-cell>
          <table:table-cell table:style-name="ce3" office:value-type="string" calcext:value-type="string">
            <text:p>2020-05-23 08:58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6.0</text:p>
          </table:table-cell>
          <table:table-cell table:formula="of:=[.I199]" office:value-type="date" office:date-value="2020-06-17T14:29:11" calcext:value-type="date">
            <text:p>17/06/20</text:p>
          </table:table-cell>
          <table:table-cell table:formula="of:=[.I199]" office:value-type="time" office:time-value="PT1055990H29M10.999999233S" calcext:value-type="time">
            <text:p>14:29:11</text:p>
          </table:table-cell>
          <table:table-cell table:formula="of:=[.A199]+[.$J$2]" office:value-type="float" office:value="1592414951" calcext:value-type="float">
            <text:p>1592414951</text:p>
          </table:table-cell>
          <table:table-cell table:formula="of:=([.$H199]/86400)+25569-(3/24)" office:value-type="float" office:value="43999.603599537" calcext:value-type="float">
            <text:p>43999,603599537</text:p>
          </table:table-cell>
          <table:table-cell table:number-columns-repeated="2"/>
        </table:table-row>
        <table:table-row table:style-name="ro1">
          <table:table-cell office:value-type="float" office:value="1590235086" calcext:value-type="float">
            <text:p>1590235086</text:p>
          </table:table-cell>
          <table:table-cell table:style-name="ce3" office:value-type="string" calcext:value-type="string">
            <text:p>2020-05-23 08:58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table:formula="of:=[.I200]" office:value-type="date" office:date-value="2020-06-17T14:29:11" calcext:value-type="date">
            <text:p>17/06/20</text:p>
          </table:table-cell>
          <table:table-cell table:formula="of:=[.I200]" office:value-type="time" office:time-value="PT1055990H29M10.999999233S" calcext:value-type="time">
            <text:p>14:29:11</text:p>
          </table:table-cell>
          <table:table-cell table:formula="of:=[.A200]+[.$J$2]" office:value-type="float" office:value="1592414951" calcext:value-type="float">
            <text:p>1592414951</text:p>
          </table:table-cell>
          <table:table-cell table:formula="of:=([.$H200]/86400)+25569-(3/24)" office:value-type="float" office:value="43999.603599537" calcext:value-type="float">
            <text:p>43999,603599537</text:p>
          </table:table-cell>
          <table:table-cell table:number-columns-repeated="2"/>
        </table:table-row>
        <table:table-row table:style-name="ro1">
          <table:table-cell office:value-type="float" office:value="1590235086" calcext:value-type="float">
            <text:p>1590235086</text:p>
          </table:table-cell>
          <table:table-cell table:style-name="ce3" office:value-type="string" calcext:value-type="string">
            <text:p>2020-05-23 08:58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table:formula="of:=[.I201]" office:value-type="date" office:date-value="2020-06-17T14:29:11" calcext:value-type="date">
            <text:p>17/06/20</text:p>
          </table:table-cell>
          <table:table-cell table:formula="of:=[.I201]" office:value-type="time" office:time-value="PT1055990H29M10.999999233S" calcext:value-type="time">
            <text:p>14:29:11</text:p>
          </table:table-cell>
          <table:table-cell table:formula="of:=[.A201]+[.$J$2]" office:value-type="float" office:value="1592414951" calcext:value-type="float">
            <text:p>1592414951</text:p>
          </table:table-cell>
          <table:table-cell table:formula="of:=([.$H201]/86400)+25569-(3/24)" office:value-type="float" office:value="43999.603599537" calcext:value-type="float">
            <text:p>43999,603599537</text:p>
          </table:table-cell>
          <table:table-cell table:number-columns-repeated="2"/>
        </table:table-row>
        <table:table-row table:style-name="ro1">
          <table:table-cell office:value-type="float" office:value="1590238685" calcext:value-type="float">
            <text:p>1590238685</text:p>
          </table:table-cell>
          <table:table-cell table:style-name="ce3" office:value-type="string" calcext:value-type="string">
            <text:p>2020-05-23 09:58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table:formula="of:=[.I202]" office:value-type="date" office:date-value="2020-06-17T15:29:10" calcext:value-type="date">
            <text:p>17/06/20</text:p>
          </table:table-cell>
          <table:table-cell table:formula="of:=[.I202]" office:value-type="time" office:time-value="PT1055991H29M10.000000466S" calcext:value-type="time">
            <text:p>15:29:10</text:p>
          </table:table-cell>
          <table:table-cell table:formula="of:=[.A202]+[.$J$2]" office:value-type="float" office:value="1592418550" calcext:value-type="float">
            <text:p>1592418550</text:p>
          </table:table-cell>
          <table:table-cell table:formula="of:=([.$H202]/86400)+25569-(3/24)" office:value-type="float" office:value="43999.6452546296" calcext:value-type="float">
            <text:p>43999,6452546296</text:p>
          </table:table-cell>
          <table:table-cell table:number-columns-repeated="2"/>
        </table:table-row>
        <table:table-row table:style-name="ro1">
          <table:table-cell office:value-type="float" office:value="1590238685" calcext:value-type="float">
            <text:p>1590238685</text:p>
          </table:table-cell>
          <table:table-cell table:style-name="ce3" office:value-type="string" calcext:value-type="string">
            <text:p>2020-05-23 09:58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table:formula="of:=[.I203]" office:value-type="date" office:date-value="2020-06-17T15:29:10" calcext:value-type="date">
            <text:p>17/06/20</text:p>
          </table:table-cell>
          <table:table-cell table:formula="of:=[.I203]" office:value-type="time" office:time-value="PT1055991H29M10.000000466S" calcext:value-type="time">
            <text:p>15:29:10</text:p>
          </table:table-cell>
          <table:table-cell table:formula="of:=[.A203]+[.$J$2]" office:value-type="float" office:value="1592418550" calcext:value-type="float">
            <text:p>1592418550</text:p>
          </table:table-cell>
          <table:table-cell table:formula="of:=([.$H203]/86400)+25569-(3/24)" office:value-type="float" office:value="43999.6452546296" calcext:value-type="float">
            <text:p>43999,6452546296</text:p>
          </table:table-cell>
          <table:table-cell table:number-columns-repeated="2"/>
        </table:table-row>
        <table:table-row table:style-name="ro1">
          <table:table-cell office:value-type="float" office:value="1590238685" calcext:value-type="float">
            <text:p>1590238685</text:p>
          </table:table-cell>
          <table:table-cell table:style-name="ce3" office:value-type="string" calcext:value-type="string">
            <text:p>2020-05-23 09:58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.0</text:p>
          </table:table-cell>
          <table:table-cell table:formula="of:=[.I204]" office:value-type="date" office:date-value="2020-06-17T15:29:10" calcext:value-type="date">
            <text:p>17/06/20</text:p>
          </table:table-cell>
          <table:table-cell table:formula="of:=[.I204]" office:value-type="time" office:time-value="PT1055991H29M10.000000466S" calcext:value-type="time">
            <text:p>15:29:10</text:p>
          </table:table-cell>
          <table:table-cell table:formula="of:=[.A204]+[.$J$2]" office:value-type="float" office:value="1592418550" calcext:value-type="float">
            <text:p>1592418550</text:p>
          </table:table-cell>
          <table:table-cell table:formula="of:=([.$H204]/86400)+25569-(3/24)" office:value-type="float" office:value="43999.6452546296" calcext:value-type="float">
            <text:p>43999,6452546296</text:p>
          </table:table-cell>
          <table:table-cell table:number-columns-repeated="2"/>
        </table:table-row>
        <table:table-row table:style-name="ro1">
          <table:table-cell office:value-type="float" office:value="1590238685" calcext:value-type="float">
            <text:p>1590238685</text:p>
          </table:table-cell>
          <table:table-cell table:style-name="ce3" office:value-type="string" calcext:value-type="string">
            <text:p>2020-05-23 09:58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table:formula="of:=[.I205]" office:value-type="date" office:date-value="2020-06-17T15:29:10" calcext:value-type="date">
            <text:p>17/06/20</text:p>
          </table:table-cell>
          <table:table-cell table:formula="of:=[.I205]" office:value-type="time" office:time-value="PT1055991H29M10.000000466S" calcext:value-type="time">
            <text:p>15:29:10</text:p>
          </table:table-cell>
          <table:table-cell table:formula="of:=[.A205]+[.$J$2]" office:value-type="float" office:value="1592418550" calcext:value-type="float">
            <text:p>1592418550</text:p>
          </table:table-cell>
          <table:table-cell table:formula="of:=([.$H205]/86400)+25569-(3/24)" office:value-type="float" office:value="43999.6452546296" calcext:value-type="float">
            <text:p>43999,6452546296</text:p>
          </table:table-cell>
          <table:table-cell table:number-columns-repeated="2"/>
        </table:table-row>
        <table:table-row table:style-name="ro1">
          <table:table-cell office:value-type="float" office:value="1590242284" calcext:value-type="float">
            <text:p>1590242284</text:p>
          </table:table-cell>
          <table:table-cell table:style-name="ce3" office:value-type="string" calcext:value-type="string">
            <text:p>2020-05-23 10:58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206]" office:value-type="date" office:date-value="2020-06-17T16:29:09" calcext:value-type="date">
            <text:p>17/06/20</text:p>
          </table:table-cell>
          <table:table-cell table:formula="of:=[.I206]" office:value-type="time" office:time-value="PT1055992H29M09.000000022S" calcext:value-type="time">
            <text:p>16:29:09</text:p>
          </table:table-cell>
          <table:table-cell table:formula="of:=[.A206]+[.$J$2]" office:value-type="float" office:value="1592422149" calcext:value-type="float">
            <text:p>1592422149</text:p>
          </table:table-cell>
          <table:table-cell table:formula="of:=([.$H206]/86400)+25569-(3/24)" office:value-type="float" office:value="43999.6869097222" calcext:value-type="float">
            <text:p>43999,6869097222</text:p>
          </table:table-cell>
          <table:table-cell table:number-columns-repeated="2"/>
        </table:table-row>
        <table:table-row table:style-name="ro1">
          <table:table-cell office:value-type="float" office:value="1590242284" calcext:value-type="float">
            <text:p>1590242284</text:p>
          </table:table-cell>
          <table:table-cell table:style-name="ce3" office:value-type="string" calcext:value-type="string">
            <text:p>2020-05-23 10:58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table:formula="of:=[.I207]" office:value-type="date" office:date-value="2020-06-17T16:29:09" calcext:value-type="date">
            <text:p>17/06/20</text:p>
          </table:table-cell>
          <table:table-cell table:formula="of:=[.I207]" office:value-type="time" office:time-value="PT1055992H29M09.000000022S" calcext:value-type="time">
            <text:p>16:29:09</text:p>
          </table:table-cell>
          <table:table-cell table:formula="of:=[.A207]+[.$J$2]" office:value-type="float" office:value="1592422149" calcext:value-type="float">
            <text:p>1592422149</text:p>
          </table:table-cell>
          <table:table-cell table:formula="of:=([.$H207]/86400)+25569-(3/24)" office:value-type="float" office:value="43999.6869097222" calcext:value-type="float">
            <text:p>43999,6869097222</text:p>
          </table:table-cell>
          <table:table-cell table:number-columns-repeated="2"/>
        </table:table-row>
        <table:table-row table:style-name="ro1">
          <table:table-cell office:value-type="float" office:value="1590242284" calcext:value-type="float">
            <text:p>1590242284</text:p>
          </table:table-cell>
          <table:table-cell table:style-name="ce3" office:value-type="string" calcext:value-type="string">
            <text:p>2020-05-23 10:58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table:formula="of:=[.I208]" office:value-type="date" office:date-value="2020-06-17T16:29:09" calcext:value-type="date">
            <text:p>17/06/20</text:p>
          </table:table-cell>
          <table:table-cell table:formula="of:=[.I208]" office:value-type="time" office:time-value="PT1055992H29M09.000000022S" calcext:value-type="time">
            <text:p>16:29:09</text:p>
          </table:table-cell>
          <table:table-cell table:formula="of:=[.A208]+[.$J$2]" office:value-type="float" office:value="1592422149" calcext:value-type="float">
            <text:p>1592422149</text:p>
          </table:table-cell>
          <table:table-cell table:formula="of:=([.$H208]/86400)+25569-(3/24)" office:value-type="float" office:value="43999.6869097222" calcext:value-type="float">
            <text:p>43999,6869097222</text:p>
          </table:table-cell>
          <table:table-cell table:number-columns-repeated="2"/>
        </table:table-row>
        <table:table-row table:style-name="ro1">
          <table:table-cell office:value-type="float" office:value="1590242284" calcext:value-type="float">
            <text:p>1590242284</text:p>
          </table:table-cell>
          <table:table-cell table:style-name="ce3" office:value-type="string" calcext:value-type="string">
            <text:p>2020-05-23 10:58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table:formula="of:=[.I209]" office:value-type="date" office:date-value="2020-06-17T16:29:09" calcext:value-type="date">
            <text:p>17/06/20</text:p>
          </table:table-cell>
          <table:table-cell table:formula="of:=[.I209]" office:value-type="time" office:time-value="PT1055992H29M09.000000022S" calcext:value-type="time">
            <text:p>16:29:09</text:p>
          </table:table-cell>
          <table:table-cell table:formula="of:=[.A209]+[.$J$2]" office:value-type="float" office:value="1592422149" calcext:value-type="float">
            <text:p>1592422149</text:p>
          </table:table-cell>
          <table:table-cell table:formula="of:=([.$H209]/86400)+25569-(3/24)" office:value-type="float" office:value="43999.6869097222" calcext:value-type="float">
            <text:p>43999,6869097222</text:p>
          </table:table-cell>
          <table:table-cell table:number-columns-repeated="2"/>
        </table:table-row>
        <table:table-row table:style-name="ro1">
          <table:table-cell office:value-type="float" office:value="1590245883" calcext:value-type="float">
            <text:p>1590245883</text:p>
          </table:table-cell>
          <table:table-cell table:style-name="ce3" office:value-type="string" calcext:value-type="string">
            <text:p>2020-05-23 11:58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1.0</text:p>
          </table:table-cell>
          <table:table-cell table:formula="of:=[.I210]" office:value-type="date" office:date-value="2020-06-17T17:29:08" calcext:value-type="date">
            <text:p>17/06/20</text:p>
          </table:table-cell>
          <table:table-cell table:formula="of:=[.I210]" office:value-type="time" office:time-value="PT1055993H29M07.999999579S" calcext:value-type="time">
            <text:p>17:29:08</text:p>
          </table:table-cell>
          <table:table-cell table:formula="of:=[.A210]+[.$J$2]" office:value-type="float" office:value="1592425748" calcext:value-type="float">
            <text:p>1592425748</text:p>
          </table:table-cell>
          <table:table-cell table:formula="of:=([.$H210]/86400)+25569-(3/24)" office:value-type="float" office:value="43999.7285648148" calcext:value-type="float">
            <text:p>43999,7285648148</text:p>
          </table:table-cell>
          <table:table-cell table:number-columns-repeated="2"/>
        </table:table-row>
        <table:table-row table:style-name="ro1">
          <table:table-cell office:value-type="float" office:value="1590245883" calcext:value-type="float">
            <text:p>1590245883</text:p>
          </table:table-cell>
          <table:table-cell table:style-name="ce3" office:value-type="string" calcext:value-type="string">
            <text:p>2020-05-23 11:58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7.0</text:p>
          </table:table-cell>
          <table:table-cell table:formula="of:=[.I211]" office:value-type="date" office:date-value="2020-06-17T17:29:08" calcext:value-type="date">
            <text:p>17/06/20</text:p>
          </table:table-cell>
          <table:table-cell table:formula="of:=[.I211]" office:value-type="time" office:time-value="PT1055993H29M07.999999579S" calcext:value-type="time">
            <text:p>17:29:08</text:p>
          </table:table-cell>
          <table:table-cell table:formula="of:=[.A211]+[.$J$2]" office:value-type="float" office:value="1592425748" calcext:value-type="float">
            <text:p>1592425748</text:p>
          </table:table-cell>
          <table:table-cell table:formula="of:=([.$H211]/86400)+25569-(3/24)" office:value-type="float" office:value="43999.7285648148" calcext:value-type="float">
            <text:p>43999,7285648148</text:p>
          </table:table-cell>
          <table:table-cell table:number-columns-repeated="2"/>
        </table:table-row>
        <table:table-row table:style-name="ro1">
          <table:table-cell office:value-type="float" office:value="1590245883" calcext:value-type="float">
            <text:p>1590245883</text:p>
          </table:table-cell>
          <table:table-cell table:style-name="ce3" office:value-type="string" calcext:value-type="string">
            <text:p>2020-05-23 11:58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2.0</text:p>
          </table:table-cell>
          <table:table-cell table:formula="of:=[.I212]" office:value-type="date" office:date-value="2020-06-17T17:29:08" calcext:value-type="date">
            <text:p>17/06/20</text:p>
          </table:table-cell>
          <table:table-cell table:formula="of:=[.I212]" office:value-type="time" office:time-value="PT1055993H29M07.999999579S" calcext:value-type="time">
            <text:p>17:29:08</text:p>
          </table:table-cell>
          <table:table-cell table:formula="of:=[.A212]+[.$J$2]" office:value-type="float" office:value="1592425748" calcext:value-type="float">
            <text:p>1592425748</text:p>
          </table:table-cell>
          <table:table-cell table:formula="of:=([.$H212]/86400)+25569-(3/24)" office:value-type="float" office:value="43999.7285648148" calcext:value-type="float">
            <text:p>43999,7285648148</text:p>
          </table:table-cell>
          <table:table-cell table:number-columns-repeated="2"/>
        </table:table-row>
        <table:table-row table:style-name="ro1">
          <table:table-cell office:value-type="float" office:value="1590245883" calcext:value-type="float">
            <text:p>1590245883</text:p>
          </table:table-cell>
          <table:table-cell table:style-name="ce3" office:value-type="string" calcext:value-type="string">
            <text:p>2020-05-23 11:58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5.0</text:p>
          </table:table-cell>
          <table:table-cell table:formula="of:=[.I213]" office:value-type="date" office:date-value="2020-06-17T17:29:08" calcext:value-type="date">
            <text:p>17/06/20</text:p>
          </table:table-cell>
          <table:table-cell table:formula="of:=[.I213]" office:value-type="time" office:time-value="PT1055993H29M07.999999579S" calcext:value-type="time">
            <text:p>17:29:08</text:p>
          </table:table-cell>
          <table:table-cell table:formula="of:=[.A213]+[.$J$2]" office:value-type="float" office:value="1592425748" calcext:value-type="float">
            <text:p>1592425748</text:p>
          </table:table-cell>
          <table:table-cell table:formula="of:=([.$H213]/86400)+25569-(3/24)" office:value-type="float" office:value="43999.7285648148" calcext:value-type="float">
            <text:p>43999,7285648148</text:p>
          </table:table-cell>
          <table:table-cell table:number-columns-repeated="2"/>
        </table:table-row>
        <table:table-row table:style-name="ro1">
          <table:table-cell office:value-type="float" office:value="1590249482" calcext:value-type="float">
            <text:p>1590249482</text:p>
          </table:table-cell>
          <table:table-cell table:style-name="ce3" office:value-type="string" calcext:value-type="string">
            <text:p>2020-05-23 12:58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0.0</text:p>
          </table:table-cell>
          <table:table-cell table:formula="of:=[.I214]" office:value-type="date" office:date-value="2020-06-17T18:29:07" calcext:value-type="date">
            <text:p>17/06/20</text:p>
          </table:table-cell>
          <table:table-cell table:formula="of:=[.I214]" office:value-type="time" office:time-value="PT1055994H29M07.000000812S" calcext:value-type="time">
            <text:p>18:29:07</text:p>
          </table:table-cell>
          <table:table-cell table:formula="of:=[.A214]+[.$J$2]" office:value-type="float" office:value="1592429347" calcext:value-type="float">
            <text:p>1592429347</text:p>
          </table:table-cell>
          <table:table-cell table:formula="of:=([.$H214]/86400)+25569-(3/24)" office:value-type="float" office:value="43999.7702199074" calcext:value-type="float">
            <text:p>43999,7702199074</text:p>
          </table:table-cell>
          <table:table-cell table:number-columns-repeated="2"/>
        </table:table-row>
        <table:table-row table:style-name="ro1">
          <table:table-cell office:value-type="float" office:value="1590249482" calcext:value-type="float">
            <text:p>1590249482</text:p>
          </table:table-cell>
          <table:table-cell table:style-name="ce3" office:value-type="string" calcext:value-type="string">
            <text:p>2020-05-23 12:58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table:formula="of:=[.I215]" office:value-type="date" office:date-value="2020-06-17T18:29:07" calcext:value-type="date">
            <text:p>17/06/20</text:p>
          </table:table-cell>
          <table:table-cell table:formula="of:=[.I215]" office:value-type="time" office:time-value="PT1055994H29M07.000000812S" calcext:value-type="time">
            <text:p>18:29:07</text:p>
          </table:table-cell>
          <table:table-cell table:formula="of:=[.A215]+[.$J$2]" office:value-type="float" office:value="1592429347" calcext:value-type="float">
            <text:p>1592429347</text:p>
          </table:table-cell>
          <table:table-cell table:formula="of:=([.$H215]/86400)+25569-(3/24)" office:value-type="float" office:value="43999.7702199074" calcext:value-type="float">
            <text:p>43999,7702199074</text:p>
          </table:table-cell>
          <table:table-cell table:number-columns-repeated="2"/>
        </table:table-row>
        <table:table-row table:style-name="ro1">
          <table:table-cell office:value-type="float" office:value="1590249482" calcext:value-type="float">
            <text:p>1590249482</text:p>
          </table:table-cell>
          <table:table-cell table:style-name="ce3" office:value-type="string" calcext:value-type="string">
            <text:p>2020-05-23 12:58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1.0</text:p>
          </table:table-cell>
          <table:table-cell table:formula="of:=[.I216]" office:value-type="date" office:date-value="2020-06-17T18:29:07" calcext:value-type="date">
            <text:p>17/06/20</text:p>
          </table:table-cell>
          <table:table-cell table:formula="of:=[.I216]" office:value-type="time" office:time-value="PT1055994H29M07.000000812S" calcext:value-type="time">
            <text:p>18:29:07</text:p>
          </table:table-cell>
          <table:table-cell table:formula="of:=[.A216]+[.$J$2]" office:value-type="float" office:value="1592429347" calcext:value-type="float">
            <text:p>1592429347</text:p>
          </table:table-cell>
          <table:table-cell table:formula="of:=([.$H216]/86400)+25569-(3/24)" office:value-type="float" office:value="43999.7702199074" calcext:value-type="float">
            <text:p>43999,7702199074</text:p>
          </table:table-cell>
          <table:table-cell table:number-columns-repeated="2"/>
        </table:table-row>
        <table:table-row table:style-name="ro1">
          <table:table-cell office:value-type="float" office:value="1590249482" calcext:value-type="float">
            <text:p>1590249482</text:p>
          </table:table-cell>
          <table:table-cell table:style-name="ce3" office:value-type="string" calcext:value-type="string">
            <text:p>2020-05-23 12:58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5.0</text:p>
          </table:table-cell>
          <table:table-cell table:formula="of:=[.I217]" office:value-type="date" office:date-value="2020-06-17T18:29:07" calcext:value-type="date">
            <text:p>17/06/20</text:p>
          </table:table-cell>
          <table:table-cell table:formula="of:=[.I217]" office:value-type="time" office:time-value="PT1055994H29M07.000000812S" calcext:value-type="time">
            <text:p>18:29:07</text:p>
          </table:table-cell>
          <table:table-cell table:formula="of:=[.A217]+[.$J$2]" office:value-type="float" office:value="1592429347" calcext:value-type="float">
            <text:p>1592429347</text:p>
          </table:table-cell>
          <table:table-cell table:formula="of:=([.$H217]/86400)+25569-(3/24)" office:value-type="float" office:value="43999.7702199074" calcext:value-type="float">
            <text:p>43999,7702199074</text:p>
          </table:table-cell>
          <table:table-cell table:number-columns-repeated="2"/>
        </table:table-row>
        <table:table-row table:style-name="ro1">
          <table:table-cell office:value-type="float" office:value="1590253081" calcext:value-type="float">
            <text:p>1590253081</text:p>
          </table:table-cell>
          <table:table-cell table:style-name="ce3" office:value-type="string" calcext:value-type="string">
            <text:p>2020-05-23 13:58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table:formula="of:=[.I218]" office:value-type="date" office:date-value="2020-06-17T19:29:06" calcext:value-type="date">
            <text:p>17/06/20</text:p>
          </table:table-cell>
          <table:table-cell table:formula="of:=[.I218]" office:value-type="time" office:time-value="PT1055995H29M05.999999531S" calcext:value-type="time">
            <text:p>19:29:06</text:p>
          </table:table-cell>
          <table:table-cell table:formula="of:=[.A218]+[.$J$2]" office:value-type="float" office:value="1592432946" calcext:value-type="float">
            <text:p>1592432946</text:p>
          </table:table-cell>
          <table:table-cell table:formula="of:=([.$H218]/86400)+25569-(3/24)" office:value-type="float" office:value="43999.811875" calcext:value-type="float">
            <text:p>43999,811875</text:p>
          </table:table-cell>
          <table:table-cell table:number-columns-repeated="2"/>
        </table:table-row>
        <table:table-row table:style-name="ro1">
          <table:table-cell office:value-type="float" office:value="1590253081" calcext:value-type="float">
            <text:p>1590253081</text:p>
          </table:table-cell>
          <table:table-cell table:style-name="ce3" office:value-type="string" calcext:value-type="string">
            <text:p>2020-05-23 13:58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6.0</text:p>
          </table:table-cell>
          <table:table-cell table:formula="of:=[.I219]" office:value-type="date" office:date-value="2020-06-17T19:29:06" calcext:value-type="date">
            <text:p>17/06/20</text:p>
          </table:table-cell>
          <table:table-cell table:formula="of:=[.I219]" office:value-type="time" office:time-value="PT1055995H29M05.999999531S" calcext:value-type="time">
            <text:p>19:29:06</text:p>
          </table:table-cell>
          <table:table-cell table:formula="of:=[.A219]+[.$J$2]" office:value-type="float" office:value="1592432946" calcext:value-type="float">
            <text:p>1592432946</text:p>
          </table:table-cell>
          <table:table-cell table:formula="of:=([.$H219]/86400)+25569-(3/24)" office:value-type="float" office:value="43999.811875" calcext:value-type="float">
            <text:p>43999,811875</text:p>
          </table:table-cell>
          <table:table-cell table:number-columns-repeated="2"/>
        </table:table-row>
        <table:table-row table:style-name="ro1">
          <table:table-cell office:value-type="float" office:value="1590253081" calcext:value-type="float">
            <text:p>1590253081</text:p>
          </table:table-cell>
          <table:table-cell table:style-name="ce3" office:value-type="string" calcext:value-type="string">
            <text:p>2020-05-23 13:58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table:formula="of:=[.I220]" office:value-type="date" office:date-value="2020-06-17T19:29:06" calcext:value-type="date">
            <text:p>17/06/20</text:p>
          </table:table-cell>
          <table:table-cell table:formula="of:=[.I220]" office:value-type="time" office:time-value="PT1055995H29M05.999999531S" calcext:value-type="time">
            <text:p>19:29:06</text:p>
          </table:table-cell>
          <table:table-cell table:formula="of:=[.A220]+[.$J$2]" office:value-type="float" office:value="1592432946" calcext:value-type="float">
            <text:p>1592432946</text:p>
          </table:table-cell>
          <table:table-cell table:formula="of:=([.$H220]/86400)+25569-(3/24)" office:value-type="float" office:value="43999.811875" calcext:value-type="float">
            <text:p>43999,811875</text:p>
          </table:table-cell>
          <table:table-cell table:number-columns-repeated="2"/>
        </table:table-row>
        <table:table-row table:style-name="ro1">
          <table:table-cell office:value-type="float" office:value="1590253081" calcext:value-type="float">
            <text:p>1590253081</text:p>
          </table:table-cell>
          <table:table-cell table:style-name="ce3" office:value-type="string" calcext:value-type="string">
            <text:p>2020-05-23 13:58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table:formula="of:=[.I221]" office:value-type="date" office:date-value="2020-06-17T19:29:06" calcext:value-type="date">
            <text:p>17/06/20</text:p>
          </table:table-cell>
          <table:table-cell table:formula="of:=[.I221]" office:value-type="time" office:time-value="PT1055995H29M05.999999531S" calcext:value-type="time">
            <text:p>19:29:06</text:p>
          </table:table-cell>
          <table:table-cell table:formula="of:=[.A221]+[.$J$2]" office:value-type="float" office:value="1592432946" calcext:value-type="float">
            <text:p>1592432946</text:p>
          </table:table-cell>
          <table:table-cell table:formula="of:=([.$H221]/86400)+25569-(3/24)" office:value-type="float" office:value="43999.811875" calcext:value-type="float">
            <text:p>43999,811875</text:p>
          </table:table-cell>
          <table:table-cell table:number-columns-repeated="2"/>
        </table:table-row>
        <table:table-row table:style-name="ro1">
          <table:table-cell office:value-type="float" office:value="1590256680" calcext:value-type="float">
            <text:p>1590256680</text:p>
          </table:table-cell>
          <table:table-cell table:style-name="ce3" office:value-type="string" calcext:value-type="string">
            <text:p>2020-05-23 14:58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222]" office:value-type="date" office:date-value="2020-06-17T20:29:05" calcext:value-type="date">
            <text:p>17/06/20</text:p>
          </table:table-cell>
          <table:table-cell table:formula="of:=[.I222]" office:value-type="time" office:time-value="PT1055996H29M04.999999925S" calcext:value-type="time">
            <text:p>20:29:05</text:p>
          </table:table-cell>
          <table:table-cell table:formula="of:=[.A222]+[.$J$2]" office:value-type="float" office:value="1592436545" calcext:value-type="float">
            <text:p>1592436545</text:p>
          </table:table-cell>
          <table:table-cell table:formula="of:=([.$H222]/86400)+25569-(3/24)" office:value-type="float" office:value="43999.8535300926" calcext:value-type="float">
            <text:p>43999,8535300926</text:p>
          </table:table-cell>
          <table:table-cell table:number-columns-repeated="2"/>
        </table:table-row>
        <table:table-row table:style-name="ro1">
          <table:table-cell office:value-type="float" office:value="1590256680" calcext:value-type="float">
            <text:p>1590256680</text:p>
          </table:table-cell>
          <table:table-cell table:style-name="ce3" office:value-type="string" calcext:value-type="string">
            <text:p>2020-05-23 14:58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table:formula="of:=[.I223]" office:value-type="date" office:date-value="2020-06-17T20:29:05" calcext:value-type="date">
            <text:p>17/06/20</text:p>
          </table:table-cell>
          <table:table-cell table:formula="of:=[.I223]" office:value-type="time" office:time-value="PT1055996H29M04.999999925S" calcext:value-type="time">
            <text:p>20:29:05</text:p>
          </table:table-cell>
          <table:table-cell table:formula="of:=[.A223]+[.$J$2]" office:value-type="float" office:value="1592436545" calcext:value-type="float">
            <text:p>1592436545</text:p>
          </table:table-cell>
          <table:table-cell table:formula="of:=([.$H223]/86400)+25569-(3/24)" office:value-type="float" office:value="43999.8535300926" calcext:value-type="float">
            <text:p>43999,8535300926</text:p>
          </table:table-cell>
          <table:table-cell table:number-columns-repeated="2"/>
        </table:table-row>
        <table:table-row table:style-name="ro1">
          <table:table-cell office:value-type="float" office:value="1590256680" calcext:value-type="float">
            <text:p>1590256680</text:p>
          </table:table-cell>
          <table:table-cell table:style-name="ce3" office:value-type="string" calcext:value-type="string">
            <text:p>2020-05-23 14:58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table:formula="of:=[.I224]" office:value-type="date" office:date-value="2020-06-17T20:29:05" calcext:value-type="date">
            <text:p>17/06/20</text:p>
          </table:table-cell>
          <table:table-cell table:formula="of:=[.I224]" office:value-type="time" office:time-value="PT1055996H29M04.999999925S" calcext:value-type="time">
            <text:p>20:29:05</text:p>
          </table:table-cell>
          <table:table-cell table:formula="of:=[.A224]+[.$J$2]" office:value-type="float" office:value="1592436545" calcext:value-type="float">
            <text:p>1592436545</text:p>
          </table:table-cell>
          <table:table-cell table:formula="of:=([.$H224]/86400)+25569-(3/24)" office:value-type="float" office:value="43999.8535300926" calcext:value-type="float">
            <text:p>43999,8535300926</text:p>
          </table:table-cell>
          <table:table-cell table:number-columns-repeated="2"/>
        </table:table-row>
        <table:table-row table:style-name="ro1">
          <table:table-cell office:value-type="float" office:value="1590256680" calcext:value-type="float">
            <text:p>1590256680</text:p>
          </table:table-cell>
          <table:table-cell table:style-name="ce3" office:value-type="string" calcext:value-type="string">
            <text:p>2020-05-23 14:58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table:formula="of:=[.I225]" office:value-type="date" office:date-value="2020-06-17T20:29:05" calcext:value-type="date">
            <text:p>17/06/20</text:p>
          </table:table-cell>
          <table:table-cell table:formula="of:=[.I225]" office:value-type="time" office:time-value="PT1055996H29M04.999999925S" calcext:value-type="time">
            <text:p>20:29:05</text:p>
          </table:table-cell>
          <table:table-cell table:formula="of:=[.A225]+[.$J$2]" office:value-type="float" office:value="1592436545" calcext:value-type="float">
            <text:p>1592436545</text:p>
          </table:table-cell>
          <table:table-cell table:formula="of:=([.$H225]/86400)+25569-(3/24)" office:value-type="float" office:value="43999.8535300926" calcext:value-type="float">
            <text:p>43999,8535300926</text:p>
          </table:table-cell>
          <table:table-cell table:number-columns-repeated="2"/>
        </table:table-row>
        <table:table-row table:style-name="ro1">
          <table:table-cell office:value-type="float" office:value="1590260279" calcext:value-type="float">
            <text:p>1590260279</text:p>
          </table:table-cell>
          <table:table-cell table:style-name="ce3" office:value-type="string" calcext:value-type="string">
            <text:p>2020-05-23 15:57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226]" office:value-type="date" office:date-value="2020-06-17T21:29:04" calcext:value-type="date">
            <text:p>17/06/20</text:p>
          </table:table-cell>
          <table:table-cell table:formula="of:=[.I226]" office:value-type="time" office:time-value="PT1055997H29M04.00000032S" calcext:value-type="time">
            <text:p>21:29:04</text:p>
          </table:table-cell>
          <table:table-cell table:formula="of:=[.A226]+[.$J$2]" office:value-type="float" office:value="1592440144" calcext:value-type="float">
            <text:p>1592440144</text:p>
          </table:table-cell>
          <table:table-cell table:formula="of:=([.$H226]/86400)+25569-(3/24)" office:value-type="float" office:value="43999.8951851852" calcext:value-type="float">
            <text:p>43999,8951851852</text:p>
          </table:table-cell>
          <table:table-cell table:number-columns-repeated="2"/>
        </table:table-row>
        <table:table-row table:style-name="ro1">
          <table:table-cell office:value-type="float" office:value="1590260279" calcext:value-type="float">
            <text:p>1590260279</text:p>
          </table:table-cell>
          <table:table-cell table:style-name="ce3" office:value-type="string" calcext:value-type="string">
            <text:p>2020-05-23 15:57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table:formula="of:=[.I227]" office:value-type="date" office:date-value="2020-06-17T21:29:04" calcext:value-type="date">
            <text:p>17/06/20</text:p>
          </table:table-cell>
          <table:table-cell table:formula="of:=[.I227]" office:value-type="time" office:time-value="PT1055997H29M04.00000032S" calcext:value-type="time">
            <text:p>21:29:04</text:p>
          </table:table-cell>
          <table:table-cell table:formula="of:=[.A227]+[.$J$2]" office:value-type="float" office:value="1592440144" calcext:value-type="float">
            <text:p>1592440144</text:p>
          </table:table-cell>
          <table:table-cell table:formula="of:=([.$H227]/86400)+25569-(3/24)" office:value-type="float" office:value="43999.8951851852" calcext:value-type="float">
            <text:p>43999,8951851852</text:p>
          </table:table-cell>
          <table:table-cell table:number-columns-repeated="2"/>
        </table:table-row>
        <table:table-row table:style-name="ro1">
          <table:table-cell office:value-type="float" office:value="1590260279" calcext:value-type="float">
            <text:p>1590260279</text:p>
          </table:table-cell>
          <table:table-cell table:style-name="ce3" office:value-type="string" calcext:value-type="string">
            <text:p>2020-05-23 15:57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table:formula="of:=[.I228]" office:value-type="date" office:date-value="2020-06-17T21:29:04" calcext:value-type="date">
            <text:p>17/06/20</text:p>
          </table:table-cell>
          <table:table-cell table:formula="of:=[.I228]" office:value-type="time" office:time-value="PT1055997H29M04.00000032S" calcext:value-type="time">
            <text:p>21:29:04</text:p>
          </table:table-cell>
          <table:table-cell table:formula="of:=[.A228]+[.$J$2]" office:value-type="float" office:value="1592440144" calcext:value-type="float">
            <text:p>1592440144</text:p>
          </table:table-cell>
          <table:table-cell table:formula="of:=([.$H228]/86400)+25569-(3/24)" office:value-type="float" office:value="43999.8951851852" calcext:value-type="float">
            <text:p>43999,8951851852</text:p>
          </table:table-cell>
          <table:table-cell table:number-columns-repeated="2"/>
        </table:table-row>
        <table:table-row table:style-name="ro1">
          <table:table-cell office:value-type="float" office:value="1590260279" calcext:value-type="float">
            <text:p>1590260279</text:p>
          </table:table-cell>
          <table:table-cell table:style-name="ce3" office:value-type="string" calcext:value-type="string">
            <text:p>2020-05-23 15:57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table:formula="of:=[.I229]" office:value-type="date" office:date-value="2020-06-17T21:29:04" calcext:value-type="date">
            <text:p>17/06/20</text:p>
          </table:table-cell>
          <table:table-cell table:formula="of:=[.I229]" office:value-type="time" office:time-value="PT1055997H29M04.00000032S" calcext:value-type="time">
            <text:p>21:29:04</text:p>
          </table:table-cell>
          <table:table-cell table:formula="of:=[.A229]+[.$J$2]" office:value-type="float" office:value="1592440144" calcext:value-type="float">
            <text:p>1592440144</text:p>
          </table:table-cell>
          <table:table-cell table:formula="of:=([.$H229]/86400)+25569-(3/24)" office:value-type="float" office:value="43999.8951851852" calcext:value-type="float">
            <text:p>43999,8951851852</text:p>
          </table:table-cell>
          <table:table-cell table:number-columns-repeated="2"/>
        </table:table-row>
        <table:table-row table:style-name="ro1">
          <table:table-cell office:value-type="float" office:value="1590263878" calcext:value-type="float">
            <text:p>1590263878</text:p>
          </table:table-cell>
          <table:table-cell table:style-name="ce3" office:value-type="string" calcext:value-type="string">
            <text:p>2020-05-23 16:57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230]" office:value-type="date" office:date-value="2020-06-17T22:29:03" calcext:value-type="date">
            <text:p>17/06/20</text:p>
          </table:table-cell>
          <table:table-cell table:formula="of:=[.I230]" office:value-type="time" office:time-value="PT1055998H29M02.999999877S" calcext:value-type="time">
            <text:p>22:29:03</text:p>
          </table:table-cell>
          <table:table-cell table:formula="of:=[.A230]+[.$J$2]" office:value-type="float" office:value="1592443743" calcext:value-type="float">
            <text:p>1592443743</text:p>
          </table:table-cell>
          <table:table-cell table:formula="of:=([.$H230]/86400)+25569-(3/24)" office:value-type="float" office:value="43999.9368402778" calcext:value-type="float">
            <text:p>43999,9368402778</text:p>
          </table:table-cell>
          <table:table-cell table:number-columns-repeated="2"/>
        </table:table-row>
        <table:table-row table:style-name="ro1">
          <table:table-cell office:value-type="float" office:value="1590263878" calcext:value-type="float">
            <text:p>1590263878</text:p>
          </table:table-cell>
          <table:table-cell table:style-name="ce3" office:value-type="string" calcext:value-type="string">
            <text:p>2020-05-23 16:57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table:formula="of:=[.I231]" office:value-type="date" office:date-value="2020-06-17T22:29:03" calcext:value-type="date">
            <text:p>17/06/20</text:p>
          </table:table-cell>
          <table:table-cell table:formula="of:=[.I231]" office:value-type="time" office:time-value="PT1055998H29M02.999999877S" calcext:value-type="time">
            <text:p>22:29:03</text:p>
          </table:table-cell>
          <table:table-cell table:formula="of:=[.A231]+[.$J$2]" office:value-type="float" office:value="1592443743" calcext:value-type="float">
            <text:p>1592443743</text:p>
          </table:table-cell>
          <table:table-cell table:formula="of:=([.$H231]/86400)+25569-(3/24)" office:value-type="float" office:value="43999.9368402778" calcext:value-type="float">
            <text:p>43999,9368402778</text:p>
          </table:table-cell>
          <table:table-cell table:number-columns-repeated="2"/>
        </table:table-row>
        <table:table-row table:style-name="ro1">
          <table:table-cell office:value-type="float" office:value="1590263878" calcext:value-type="float">
            <text:p>1590263878</text:p>
          </table:table-cell>
          <table:table-cell table:style-name="ce3" office:value-type="string" calcext:value-type="string">
            <text:p>2020-05-23 16:57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table:formula="of:=[.I232]" office:value-type="date" office:date-value="2020-06-17T22:29:03" calcext:value-type="date">
            <text:p>17/06/20</text:p>
          </table:table-cell>
          <table:table-cell table:formula="of:=[.I232]" office:value-type="time" office:time-value="PT1055998H29M02.999999877S" calcext:value-type="time">
            <text:p>22:29:03</text:p>
          </table:table-cell>
          <table:table-cell table:formula="of:=[.A232]+[.$J$2]" office:value-type="float" office:value="1592443743" calcext:value-type="float">
            <text:p>1592443743</text:p>
          </table:table-cell>
          <table:table-cell table:formula="of:=([.$H232]/86400)+25569-(3/24)" office:value-type="float" office:value="43999.9368402778" calcext:value-type="float">
            <text:p>43999,9368402778</text:p>
          </table:table-cell>
          <table:table-cell table:number-columns-repeated="2"/>
        </table:table-row>
        <table:table-row table:style-name="ro1">
          <table:table-cell office:value-type="float" office:value="1590263878" calcext:value-type="float">
            <text:p>1590263878</text:p>
          </table:table-cell>
          <table:table-cell table:style-name="ce3" office:value-type="string" calcext:value-type="string">
            <text:p>2020-05-23 16:57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table:formula="of:=[.I233]" office:value-type="date" office:date-value="2020-06-17T22:29:03" calcext:value-type="date">
            <text:p>17/06/20</text:p>
          </table:table-cell>
          <table:table-cell table:formula="of:=[.I233]" office:value-type="time" office:time-value="PT1055998H29M02.999999877S" calcext:value-type="time">
            <text:p>22:29:03</text:p>
          </table:table-cell>
          <table:table-cell table:formula="of:=[.A233]+[.$J$2]" office:value-type="float" office:value="1592443743" calcext:value-type="float">
            <text:p>1592443743</text:p>
          </table:table-cell>
          <table:table-cell table:formula="of:=([.$H233]/86400)+25569-(3/24)" office:value-type="float" office:value="43999.9368402778" calcext:value-type="float">
            <text:p>43999,9368402778</text:p>
          </table:table-cell>
          <table:table-cell table:number-columns-repeated="2"/>
        </table:table-row>
        <table:table-row table:style-name="ro1">
          <table:table-cell office:value-type="float" office:value="1590267477" calcext:value-type="float">
            <text:p>1590267477</text:p>
          </table:table-cell>
          <table:table-cell table:style-name="ce3" office:value-type="string" calcext:value-type="string">
            <text:p>2020-05-23 17:57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table:formula="of:=[.I234]" office:value-type="date" office:date-value="2020-06-17T23:29:02" calcext:value-type="date">
            <text:p>17/06/20</text:p>
          </table:table-cell>
          <table:table-cell table:formula="of:=[.I234]" office:value-type="time" office:time-value="PT1055999H29M02.000000272S" calcext:value-type="time">
            <text:p>23:29:02</text:p>
          </table:table-cell>
          <table:table-cell table:formula="of:=[.A234]+[.$J$2]" office:value-type="float" office:value="1592447342" calcext:value-type="float">
            <text:p>1592447342</text:p>
          </table:table-cell>
          <table:table-cell table:formula="of:=([.$H234]/86400)+25569-(3/24)" office:value-type="float" office:value="43999.9784953704" calcext:value-type="float">
            <text:p>43999,9784953704</text:p>
          </table:table-cell>
          <table:table-cell table:number-columns-repeated="2"/>
        </table:table-row>
        <table:table-row table:style-name="ro1">
          <table:table-cell office:value-type="float" office:value="1590267477" calcext:value-type="float">
            <text:p>1590267477</text:p>
          </table:table-cell>
          <table:table-cell table:style-name="ce3" office:value-type="string" calcext:value-type="string">
            <text:p>2020-05-23 17:57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table:formula="of:=[.I235]" office:value-type="date" office:date-value="2020-06-17T23:29:02" calcext:value-type="date">
            <text:p>17/06/20</text:p>
          </table:table-cell>
          <table:table-cell table:formula="of:=[.I235]" office:value-type="time" office:time-value="PT1055999H29M02.000000272S" calcext:value-type="time">
            <text:p>23:29:02</text:p>
          </table:table-cell>
          <table:table-cell table:formula="of:=[.A235]+[.$J$2]" office:value-type="float" office:value="1592447342" calcext:value-type="float">
            <text:p>1592447342</text:p>
          </table:table-cell>
          <table:table-cell table:formula="of:=([.$H235]/86400)+25569-(3/24)" office:value-type="float" office:value="43999.9784953704" calcext:value-type="float">
            <text:p>43999,9784953704</text:p>
          </table:table-cell>
          <table:table-cell table:number-columns-repeated="2"/>
        </table:table-row>
        <table:table-row table:style-name="ro1">
          <table:table-cell office:value-type="float" office:value="1590267477" calcext:value-type="float">
            <text:p>1590267477</text:p>
          </table:table-cell>
          <table:table-cell table:style-name="ce3" office:value-type="string" calcext:value-type="string">
            <text:p>2020-05-23 17:57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table:formula="of:=[.I236]" office:value-type="date" office:date-value="2020-06-17T23:29:02" calcext:value-type="date">
            <text:p>17/06/20</text:p>
          </table:table-cell>
          <table:table-cell table:formula="of:=[.I236]" office:value-type="time" office:time-value="PT1055999H29M02.000000272S" calcext:value-type="time">
            <text:p>23:29:02</text:p>
          </table:table-cell>
          <table:table-cell table:formula="of:=[.A236]+[.$J$2]" office:value-type="float" office:value="1592447342" calcext:value-type="float">
            <text:p>1592447342</text:p>
          </table:table-cell>
          <table:table-cell table:formula="of:=([.$H236]/86400)+25569-(3/24)" office:value-type="float" office:value="43999.9784953704" calcext:value-type="float">
            <text:p>43999,9784953704</text:p>
          </table:table-cell>
          <table:table-cell table:number-columns-repeated="2"/>
        </table:table-row>
        <table:table-row table:style-name="ro1">
          <table:table-cell office:value-type="float" office:value="1590267477" calcext:value-type="float">
            <text:p>1590267477</text:p>
          </table:table-cell>
          <table:table-cell table:style-name="ce3" office:value-type="string" calcext:value-type="string">
            <text:p>2020-05-23 17:57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table:formula="of:=[.I237]" office:value-type="date" office:date-value="2020-06-17T23:29:02" calcext:value-type="date">
            <text:p>17/06/20</text:p>
          </table:table-cell>
          <table:table-cell table:formula="of:=[.I237]" office:value-type="time" office:time-value="PT1055999H29M02.000000272S" calcext:value-type="time">
            <text:p>23:29:02</text:p>
          </table:table-cell>
          <table:table-cell table:formula="of:=[.A237]+[.$J$2]" office:value-type="float" office:value="1592447342" calcext:value-type="float">
            <text:p>1592447342</text:p>
          </table:table-cell>
          <table:table-cell table:formula="of:=([.$H237]/86400)+25569-(3/24)" office:value-type="float" office:value="43999.9784953704" calcext:value-type="float">
            <text:p>43999,9784953704</text:p>
          </table:table-cell>
          <table:table-cell table:number-columns-repeated="2"/>
        </table:table-row>
        <table:table-row table:style-name="ro1">
          <table:table-cell office:value-type="float" office:value="1590271076" calcext:value-type="float">
            <text:p>1590271076</text:p>
          </table:table-cell>
          <table:table-cell table:style-name="ce3" office:value-type="string" calcext:value-type="string">
            <text:p>2020-05-23 18:57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table:formula="of:=[.I238]" office:value-type="date" office:date-value="2020-06-18T00:29:01" calcext:value-type="date">
            <text:p>18/06/20</text:p>
          </table:table-cell>
          <table:table-cell table:formula="of:=[.I238]" office:value-type="time" office:time-value="PT1056000H29M00.999999829S" calcext:value-type="time">
            <text:p>00:29:01</text:p>
          </table:table-cell>
          <table:table-cell table:formula="of:=[.A238]+[.$J$2]" office:value-type="float" office:value="1592450941" calcext:value-type="float">
            <text:p>1592450941</text:p>
          </table:table-cell>
          <table:table-cell table:formula="of:=([.$H238]/86400)+25569-(3/24)" office:value-type="float" office:value="44000.020150463" calcext:value-type="float">
            <text:p>44000,020150463</text:p>
          </table:table-cell>
          <table:table-cell table:number-columns-repeated="2"/>
        </table:table-row>
        <table:table-row table:style-name="ro1">
          <table:table-cell office:value-type="float" office:value="1590271076" calcext:value-type="float">
            <text:p>1590271076</text:p>
          </table:table-cell>
          <table:table-cell table:style-name="ce3" office:value-type="string" calcext:value-type="string">
            <text:p>2020-05-23 18:57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table:formula="of:=[.I239]" office:value-type="date" office:date-value="2020-06-18T00:29:01" calcext:value-type="date">
            <text:p>18/06/20</text:p>
          </table:table-cell>
          <table:table-cell table:formula="of:=[.I239]" office:value-type="time" office:time-value="PT1056000H29M00.999999829S" calcext:value-type="time">
            <text:p>00:29:01</text:p>
          </table:table-cell>
          <table:table-cell table:formula="of:=[.A239]+[.$J$2]" office:value-type="float" office:value="1592450941" calcext:value-type="float">
            <text:p>1592450941</text:p>
          </table:table-cell>
          <table:table-cell table:formula="of:=([.$H239]/86400)+25569-(3/24)" office:value-type="float" office:value="44000.020150463" calcext:value-type="float">
            <text:p>44000,020150463</text:p>
          </table:table-cell>
          <table:table-cell table:number-columns-repeated="2"/>
        </table:table-row>
        <table:table-row table:style-name="ro1">
          <table:table-cell office:value-type="float" office:value="1590271076" calcext:value-type="float">
            <text:p>1590271076</text:p>
          </table:table-cell>
          <table:table-cell table:style-name="ce3" office:value-type="string" calcext:value-type="string">
            <text:p>2020-05-23 18:57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.0</text:p>
          </table:table-cell>
          <table:table-cell table:formula="of:=[.I240]" office:value-type="date" office:date-value="2020-06-18T00:29:01" calcext:value-type="date">
            <text:p>18/06/20</text:p>
          </table:table-cell>
          <table:table-cell table:formula="of:=[.I240]" office:value-type="time" office:time-value="PT1056000H29M00.999999829S" calcext:value-type="time">
            <text:p>00:29:01</text:p>
          </table:table-cell>
          <table:table-cell table:formula="of:=[.A240]+[.$J$2]" office:value-type="float" office:value="1592450941" calcext:value-type="float">
            <text:p>1592450941</text:p>
          </table:table-cell>
          <table:table-cell table:formula="of:=([.$H240]/86400)+25569-(3/24)" office:value-type="float" office:value="44000.020150463" calcext:value-type="float">
            <text:p>44000,020150463</text:p>
          </table:table-cell>
          <table:table-cell table:number-columns-repeated="2"/>
        </table:table-row>
        <table:table-row table:style-name="ro1">
          <table:table-cell office:value-type="float" office:value="1590271076" calcext:value-type="float">
            <text:p>1590271076</text:p>
          </table:table-cell>
          <table:table-cell table:style-name="ce3" office:value-type="string" calcext:value-type="string">
            <text:p>2020-05-23 18:57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table:formula="of:=[.I241]" office:value-type="date" office:date-value="2020-06-18T00:29:01" calcext:value-type="date">
            <text:p>18/06/20</text:p>
          </table:table-cell>
          <table:table-cell table:formula="of:=[.I241]" office:value-type="time" office:time-value="PT1056000H29M00.999999829S" calcext:value-type="time">
            <text:p>00:29:01</text:p>
          </table:table-cell>
          <table:table-cell table:formula="of:=[.A241]+[.$J$2]" office:value-type="float" office:value="1592450941" calcext:value-type="float">
            <text:p>1592450941</text:p>
          </table:table-cell>
          <table:table-cell table:formula="of:=([.$H241]/86400)+25569-(3/24)" office:value-type="float" office:value="44000.020150463" calcext:value-type="float">
            <text:p>44000,020150463</text:p>
          </table:table-cell>
          <table:table-cell table:number-columns-repeated="2"/>
        </table:table-row>
        <table:table-row table:style-name="ro1">
          <table:table-cell office:value-type="float" office:value="1590274675" calcext:value-type="float">
            <text:p>1590274675</text:p>
          </table:table-cell>
          <table:table-cell table:style-name="ce3" office:value-type="string" calcext:value-type="string">
            <text:p>2020-05-23 19:57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0.0</text:p>
          </table:table-cell>
          <table:table-cell table:formula="of:=[.I242]" office:value-type="date" office:date-value="2020-06-18T01:29:00" calcext:value-type="date">
            <text:p>18/06/20</text:p>
          </table:table-cell>
          <table:table-cell table:formula="of:=[.I242]" office:value-type="time" office:time-value="PT1056001H29M00.000000224S" calcext:value-type="time">
            <text:p>01:29:00</text:p>
          </table:table-cell>
          <table:table-cell table:formula="of:=[.A242]+[.$J$2]" office:value-type="float" office:value="1592454540" calcext:value-type="float">
            <text:p>1592454540</text:p>
          </table:table-cell>
          <table:table-cell table:formula="of:=([.$H242]/86400)+25569-(3/24)" office:value-type="float" office:value="44000.0618055556" calcext:value-type="float">
            <text:p>44000,0618055556</text:p>
          </table:table-cell>
          <table:table-cell table:number-columns-repeated="2"/>
        </table:table-row>
        <table:table-row table:style-name="ro1">
          <table:table-cell office:value-type="float" office:value="1590274675" calcext:value-type="float">
            <text:p>1590274675</text:p>
          </table:table-cell>
          <table:table-cell table:style-name="ce3" office:value-type="string" calcext:value-type="string">
            <text:p>2020-05-23 19:57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table:formula="of:=[.I243]" office:value-type="date" office:date-value="2020-06-18T01:29:00" calcext:value-type="date">
            <text:p>18/06/20</text:p>
          </table:table-cell>
          <table:table-cell table:formula="of:=[.I243]" office:value-type="time" office:time-value="PT1056001H29M00.000000224S" calcext:value-type="time">
            <text:p>01:29:00</text:p>
          </table:table-cell>
          <table:table-cell table:formula="of:=[.A243]+[.$J$2]" office:value-type="float" office:value="1592454540" calcext:value-type="float">
            <text:p>1592454540</text:p>
          </table:table-cell>
          <table:table-cell table:formula="of:=([.$H243]/86400)+25569-(3/24)" office:value-type="float" office:value="44000.0618055556" calcext:value-type="float">
            <text:p>44000,0618055556</text:p>
          </table:table-cell>
          <table:table-cell table:number-columns-repeated="2"/>
        </table:table-row>
        <table:table-row table:style-name="ro1">
          <table:table-cell office:value-type="float" office:value="1590274675" calcext:value-type="float">
            <text:p>1590274675</text:p>
          </table:table-cell>
          <table:table-cell table:style-name="ce3" office:value-type="string" calcext:value-type="string">
            <text:p>2020-05-23 19:57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1.0</text:p>
          </table:table-cell>
          <table:table-cell table:formula="of:=[.I244]" office:value-type="date" office:date-value="2020-06-18T01:29:00" calcext:value-type="date">
            <text:p>18/06/20</text:p>
          </table:table-cell>
          <table:table-cell table:formula="of:=[.I244]" office:value-type="time" office:time-value="PT1056001H29M00.000000224S" calcext:value-type="time">
            <text:p>01:29:00</text:p>
          </table:table-cell>
          <table:table-cell table:formula="of:=[.A244]+[.$J$2]" office:value-type="float" office:value="1592454540" calcext:value-type="float">
            <text:p>1592454540</text:p>
          </table:table-cell>
          <table:table-cell table:formula="of:=([.$H244]/86400)+25569-(3/24)" office:value-type="float" office:value="44000.0618055556" calcext:value-type="float">
            <text:p>44000,0618055556</text:p>
          </table:table-cell>
          <table:table-cell table:number-columns-repeated="2"/>
        </table:table-row>
        <table:table-row table:style-name="ro1">
          <table:table-cell office:value-type="float" office:value="1590274675" calcext:value-type="float">
            <text:p>1590274675</text:p>
          </table:table-cell>
          <table:table-cell table:style-name="ce3" office:value-type="string" calcext:value-type="string">
            <text:p>2020-05-23 19:57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5.0</text:p>
          </table:table-cell>
          <table:table-cell table:formula="of:=[.I245]" office:value-type="date" office:date-value="2020-06-18T01:29:00" calcext:value-type="date">
            <text:p>18/06/20</text:p>
          </table:table-cell>
          <table:table-cell table:formula="of:=[.I245]" office:value-type="time" office:time-value="PT1056001H29M00.000000224S" calcext:value-type="time">
            <text:p>01:29:00</text:p>
          </table:table-cell>
          <table:table-cell table:formula="of:=[.A245]+[.$J$2]" office:value-type="float" office:value="1592454540" calcext:value-type="float">
            <text:p>1592454540</text:p>
          </table:table-cell>
          <table:table-cell table:formula="of:=([.$H245]/86400)+25569-(3/24)" office:value-type="float" office:value="44000.0618055556" calcext:value-type="float">
            <text:p>44000,0618055556</text:p>
          </table:table-cell>
          <table:table-cell table:number-columns-repeated="2"/>
        </table:table-row>
        <table:table-row table:style-name="ro1">
          <table:table-cell office:value-type="float" office:value="1590278274" calcext:value-type="float">
            <text:p>1590278274</text:p>
          </table:table-cell>
          <table:table-cell table:style-name="ce3" office:value-type="string" calcext:value-type="string">
            <text:p>2020-05-23 20:57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table:formula="of:=[.I246]" office:value-type="date" office:date-value="2020-06-18T02:28:59" calcext:value-type="date">
            <text:p>18/06/20</text:p>
          </table:table-cell>
          <table:table-cell table:formula="of:=[.I246]" office:value-type="time" office:time-value="PT1056002H28M58.99999978S" calcext:value-type="time">
            <text:p>02:28:59</text:p>
          </table:table-cell>
          <table:table-cell table:formula="of:=[.A246]+[.$J$2]" office:value-type="float" office:value="1592458139" calcext:value-type="float">
            <text:p>1592458139</text:p>
          </table:table-cell>
          <table:table-cell table:formula="of:=([.$H246]/86400)+25569-(3/24)" office:value-type="float" office:value="44000.1034606482" calcext:value-type="float">
            <text:p>44000,1034606482</text:p>
          </table:table-cell>
          <table:table-cell table:number-columns-repeated="2"/>
        </table:table-row>
        <table:table-row table:style-name="ro1">
          <table:table-cell office:value-type="float" office:value="1590278274" calcext:value-type="float">
            <text:p>1590278274</text:p>
          </table:table-cell>
          <table:table-cell table:style-name="ce3" office:value-type="string" calcext:value-type="string">
            <text:p>2020-05-23 20:57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6.0</text:p>
          </table:table-cell>
          <table:table-cell table:formula="of:=[.I247]" office:value-type="date" office:date-value="2020-06-18T02:28:59" calcext:value-type="date">
            <text:p>18/06/20</text:p>
          </table:table-cell>
          <table:table-cell table:formula="of:=[.I247]" office:value-type="time" office:time-value="PT1056002H28M58.99999978S" calcext:value-type="time">
            <text:p>02:28:59</text:p>
          </table:table-cell>
          <table:table-cell table:formula="of:=[.A247]+[.$J$2]" office:value-type="float" office:value="1592458139" calcext:value-type="float">
            <text:p>1592458139</text:p>
          </table:table-cell>
          <table:table-cell table:formula="of:=([.$H247]/86400)+25569-(3/24)" office:value-type="float" office:value="44000.1034606482" calcext:value-type="float">
            <text:p>44000,1034606482</text:p>
          </table:table-cell>
          <table:table-cell table:number-columns-repeated="2"/>
        </table:table-row>
        <table:table-row table:style-name="ro1">
          <table:table-cell office:value-type="float" office:value="1590278274" calcext:value-type="float">
            <text:p>1590278274</text:p>
          </table:table-cell>
          <table:table-cell table:style-name="ce3" office:value-type="string" calcext:value-type="string">
            <text:p>2020-05-23 20:57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1.0</text:p>
          </table:table-cell>
          <table:table-cell table:formula="of:=[.I248]" office:value-type="date" office:date-value="2020-06-18T02:28:59" calcext:value-type="date">
            <text:p>18/06/20</text:p>
          </table:table-cell>
          <table:table-cell table:formula="of:=[.I248]" office:value-type="time" office:time-value="PT1056002H28M58.99999978S" calcext:value-type="time">
            <text:p>02:28:59</text:p>
          </table:table-cell>
          <table:table-cell table:formula="of:=[.A248]+[.$J$2]" office:value-type="float" office:value="1592458139" calcext:value-type="float">
            <text:p>1592458139</text:p>
          </table:table-cell>
          <table:table-cell table:formula="of:=([.$H248]/86400)+25569-(3/24)" office:value-type="float" office:value="44000.1034606482" calcext:value-type="float">
            <text:p>44000,1034606482</text:p>
          </table:table-cell>
          <table:table-cell table:number-columns-repeated="2"/>
        </table:table-row>
        <table:table-row table:style-name="ro1">
          <table:table-cell office:value-type="float" office:value="1590278274" calcext:value-type="float">
            <text:p>1590278274</text:p>
          </table:table-cell>
          <table:table-cell table:style-name="ce3" office:value-type="string" calcext:value-type="string">
            <text:p>2020-05-23 20:57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table:formula="of:=[.I249]" office:value-type="date" office:date-value="2020-06-18T02:28:59" calcext:value-type="date">
            <text:p>18/06/20</text:p>
          </table:table-cell>
          <table:table-cell table:formula="of:=[.I249]" office:value-type="time" office:time-value="PT1056002H28M58.99999978S" calcext:value-type="time">
            <text:p>02:28:59</text:p>
          </table:table-cell>
          <table:table-cell table:formula="of:=[.A249]+[.$J$2]" office:value-type="float" office:value="1592458139" calcext:value-type="float">
            <text:p>1592458139</text:p>
          </table:table-cell>
          <table:table-cell table:formula="of:=([.$H249]/86400)+25569-(3/24)" office:value-type="float" office:value="44000.1034606482" calcext:value-type="float">
            <text:p>44000,1034606482</text:p>
          </table:table-cell>
          <table:table-cell table:number-columns-repeated="2"/>
        </table:table-row>
        <table:table-row table:style-name="ro1">
          <table:table-cell office:value-type="float" office:value="1590281873" calcext:value-type="float">
            <text:p>1590281873</text:p>
          </table:table-cell>
          <table:table-cell table:style-name="ce3" office:value-type="string" calcext:value-type="string">
            <text:p>2020-05-23 21:57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250]" office:value-type="date" office:date-value="2020-06-18T03:28:58" calcext:value-type="date">
            <text:p>18/06/20</text:p>
          </table:table-cell>
          <table:table-cell table:formula="of:=[.I250]" office:value-type="time" office:time-value="PT1056003H28M58.000000175S" calcext:value-type="time">
            <text:p>03:28:58</text:p>
          </table:table-cell>
          <table:table-cell table:formula="of:=[.A250]+[.$J$2]" office:value-type="float" office:value="1592461738" calcext:value-type="float">
            <text:p>1592461738</text:p>
          </table:table-cell>
          <table:table-cell table:formula="of:=([.$H250]/86400)+25569-(3/24)" office:value-type="float" office:value="44000.1451157407" calcext:value-type="float">
            <text:p>44000,1451157407</text:p>
          </table:table-cell>
          <table:table-cell table:number-columns-repeated="2"/>
        </table:table-row>
        <table:table-row table:style-name="ro1">
          <table:table-cell office:value-type="float" office:value="1590281873" calcext:value-type="float">
            <text:p>1590281873</text:p>
          </table:table-cell>
          <table:table-cell table:style-name="ce3" office:value-type="string" calcext:value-type="string">
            <text:p>2020-05-23 21:57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251]" office:value-type="date" office:date-value="2020-06-18T03:28:58" calcext:value-type="date">
            <text:p>18/06/20</text:p>
          </table:table-cell>
          <table:table-cell table:formula="of:=[.I251]" office:value-type="time" office:time-value="PT1056003H28M58.000000175S" calcext:value-type="time">
            <text:p>03:28:58</text:p>
          </table:table-cell>
          <table:table-cell table:formula="of:=[.A251]+[.$J$2]" office:value-type="float" office:value="1592461738" calcext:value-type="float">
            <text:p>1592461738</text:p>
          </table:table-cell>
          <table:table-cell table:formula="of:=([.$H251]/86400)+25569-(3/24)" office:value-type="float" office:value="44000.1451157407" calcext:value-type="float">
            <text:p>44000,1451157407</text:p>
          </table:table-cell>
          <table:table-cell table:number-columns-repeated="2"/>
        </table:table-row>
        <table:table-row table:style-name="ro1">
          <table:table-cell office:value-type="float" office:value="1590281873" calcext:value-type="float">
            <text:p>1590281873</text:p>
          </table:table-cell>
          <table:table-cell table:style-name="ce3" office:value-type="string" calcext:value-type="string">
            <text:p>2020-05-23 21:57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1.0</text:p>
          </table:table-cell>
          <table:table-cell table:formula="of:=[.I252]" office:value-type="date" office:date-value="2020-06-18T03:28:58" calcext:value-type="date">
            <text:p>18/06/20</text:p>
          </table:table-cell>
          <table:table-cell table:formula="of:=[.I252]" office:value-type="time" office:time-value="PT1056003H28M58.000000175S" calcext:value-type="time">
            <text:p>03:28:58</text:p>
          </table:table-cell>
          <table:table-cell table:formula="of:=[.A252]+[.$J$2]" office:value-type="float" office:value="1592461738" calcext:value-type="float">
            <text:p>1592461738</text:p>
          </table:table-cell>
          <table:table-cell table:formula="of:=([.$H252]/86400)+25569-(3/24)" office:value-type="float" office:value="44000.1451157407" calcext:value-type="float">
            <text:p>44000,1451157407</text:p>
          </table:table-cell>
          <table:table-cell table:number-columns-repeated="2"/>
        </table:table-row>
        <table:table-row table:style-name="ro1">
          <table:table-cell office:value-type="float" office:value="1590281873" calcext:value-type="float">
            <text:p>1590281873</text:p>
          </table:table-cell>
          <table:table-cell table:style-name="ce3" office:value-type="string" calcext:value-type="string">
            <text:p>2020-05-23 21:57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253]" office:value-type="date" office:date-value="2020-06-18T03:28:58" calcext:value-type="date">
            <text:p>18/06/20</text:p>
          </table:table-cell>
          <table:table-cell table:formula="of:=[.I253]" office:value-type="time" office:time-value="PT1056003H28M58.000000175S" calcext:value-type="time">
            <text:p>03:28:58</text:p>
          </table:table-cell>
          <table:table-cell table:formula="of:=[.A253]+[.$J$2]" office:value-type="float" office:value="1592461738" calcext:value-type="float">
            <text:p>1592461738</text:p>
          </table:table-cell>
          <table:table-cell table:formula="of:=([.$H253]/86400)+25569-(3/24)" office:value-type="float" office:value="44000.1451157407" calcext:value-type="float">
            <text:p>44000,1451157407</text:p>
          </table:table-cell>
          <table:table-cell table:number-columns-repeated="2"/>
        </table:table-row>
        <table:table-row table:style-name="ro1">
          <table:table-cell office:value-type="float" office:value="1590285472" calcext:value-type="float">
            <text:p>1590285472</text:p>
          </table:table-cell>
          <table:table-cell table:style-name="ce3" office:value-type="string" calcext:value-type="string">
            <text:p>2020-05-23 22:57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254]" office:value-type="date" office:date-value="2020-06-18T04:28:57" calcext:value-type="date">
            <text:p>18/06/20</text:p>
          </table:table-cell>
          <table:table-cell table:formula="of:=[.I254]" office:value-type="time" office:time-value="PT1056004H28M56.999999732S" calcext:value-type="time">
            <text:p>04:28:57</text:p>
          </table:table-cell>
          <table:table-cell table:formula="of:=[.A254]+[.$J$2]" office:value-type="float" office:value="1592465337" calcext:value-type="float">
            <text:p>1592465337</text:p>
          </table:table-cell>
          <table:table-cell table:formula="of:=([.$H254]/86400)+25569-(3/24)" office:value-type="float" office:value="44000.1867708333" calcext:value-type="float">
            <text:p>44000,1867708333</text:p>
          </table:table-cell>
          <table:table-cell table:number-columns-repeated="2"/>
        </table:table-row>
        <table:table-row table:style-name="ro1">
          <table:table-cell office:value-type="float" office:value="1590285472" calcext:value-type="float">
            <text:p>1590285472</text:p>
          </table:table-cell>
          <table:table-cell table:style-name="ce3" office:value-type="string" calcext:value-type="string">
            <text:p>2020-05-23 22:57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255]" office:value-type="date" office:date-value="2020-06-18T04:28:57" calcext:value-type="date">
            <text:p>18/06/20</text:p>
          </table:table-cell>
          <table:table-cell table:formula="of:=[.I255]" office:value-type="time" office:time-value="PT1056004H28M56.999999732S" calcext:value-type="time">
            <text:p>04:28:57</text:p>
          </table:table-cell>
          <table:table-cell table:formula="of:=[.A255]+[.$J$2]" office:value-type="float" office:value="1592465337" calcext:value-type="float">
            <text:p>1592465337</text:p>
          </table:table-cell>
          <table:table-cell table:formula="of:=([.$H255]/86400)+25569-(3/24)" office:value-type="float" office:value="44000.1867708333" calcext:value-type="float">
            <text:p>44000,1867708333</text:p>
          </table:table-cell>
          <table:table-cell table:number-columns-repeated="2"/>
        </table:table-row>
        <table:table-row table:style-name="ro1">
          <table:table-cell office:value-type="float" office:value="1590285472" calcext:value-type="float">
            <text:p>1590285472</text:p>
          </table:table-cell>
          <table:table-cell table:style-name="ce3" office:value-type="string" calcext:value-type="string">
            <text:p>2020-05-23 22:57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1.0</text:p>
          </table:table-cell>
          <table:table-cell table:formula="of:=[.I256]" office:value-type="date" office:date-value="2020-06-18T04:28:57" calcext:value-type="date">
            <text:p>18/06/20</text:p>
          </table:table-cell>
          <table:table-cell table:formula="of:=[.I256]" office:value-type="time" office:time-value="PT1056004H28M56.999999732S" calcext:value-type="time">
            <text:p>04:28:57</text:p>
          </table:table-cell>
          <table:table-cell table:formula="of:=[.A256]+[.$J$2]" office:value-type="float" office:value="1592465337" calcext:value-type="float">
            <text:p>1592465337</text:p>
          </table:table-cell>
          <table:table-cell table:formula="of:=([.$H256]/86400)+25569-(3/24)" office:value-type="float" office:value="44000.1867708333" calcext:value-type="float">
            <text:p>44000,1867708333</text:p>
          </table:table-cell>
          <table:table-cell table:number-columns-repeated="2"/>
        </table:table-row>
        <table:table-row table:style-name="ro1">
          <table:table-cell office:value-type="float" office:value="1590285472" calcext:value-type="float">
            <text:p>1590285472</text:p>
          </table:table-cell>
          <table:table-cell table:style-name="ce3" office:value-type="string" calcext:value-type="string">
            <text:p>2020-05-23 22:57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257]" office:value-type="date" office:date-value="2020-06-18T04:28:57" calcext:value-type="date">
            <text:p>18/06/20</text:p>
          </table:table-cell>
          <table:table-cell table:formula="of:=[.I257]" office:value-type="time" office:time-value="PT1056004H28M56.999999732S" calcext:value-type="time">
            <text:p>04:28:57</text:p>
          </table:table-cell>
          <table:table-cell table:formula="of:=[.A257]+[.$J$2]" office:value-type="float" office:value="1592465337" calcext:value-type="float">
            <text:p>1592465337</text:p>
          </table:table-cell>
          <table:table-cell table:formula="of:=([.$H257]/86400)+25569-(3/24)" office:value-type="float" office:value="44000.1867708333" calcext:value-type="float">
            <text:p>44000,1867708333</text:p>
          </table:table-cell>
          <table:table-cell table:number-columns-repeated="2"/>
        </table:table-row>
        <table:table-row table:style-name="ro1">
          <table:table-cell office:value-type="float" office:value="1590289071" calcext:value-type="float">
            <text:p>1590289071</text:p>
          </table:table-cell>
          <table:table-cell table:style-name="ce3" office:value-type="string" calcext:value-type="string">
            <text:p>2020-05-23 23:57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258]" office:value-type="date" office:date-value="2020-06-18T05:28:56" calcext:value-type="date">
            <text:p>18/06/20</text:p>
          </table:table-cell>
          <table:table-cell table:formula="of:=[.I258]" office:value-type="time" office:time-value="PT1056005H28M56.000000127S" calcext:value-type="time">
            <text:p>05:28:56</text:p>
          </table:table-cell>
          <table:table-cell table:formula="of:=[.A258]+[.$J$2]" office:value-type="float" office:value="1592468936" calcext:value-type="float">
            <text:p>1592468936</text:p>
          </table:table-cell>
          <table:table-cell table:formula="of:=([.$H258]/86400)+25569-(3/24)" office:value-type="float" office:value="44000.2284259259" calcext:value-type="float">
            <text:p>44000,2284259259</text:p>
          </table:table-cell>
          <table:table-cell table:number-columns-repeated="2"/>
        </table:table-row>
        <table:table-row table:style-name="ro1">
          <table:table-cell office:value-type="float" office:value="1590289071" calcext:value-type="float">
            <text:p>1590289071</text:p>
          </table:table-cell>
          <table:table-cell table:style-name="ce3" office:value-type="string" calcext:value-type="string">
            <text:p>2020-05-23 23:57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6.0</text:p>
          </table:table-cell>
          <table:table-cell table:formula="of:=[.I259]" office:value-type="date" office:date-value="2020-06-18T05:28:56" calcext:value-type="date">
            <text:p>18/06/20</text:p>
          </table:table-cell>
          <table:table-cell table:formula="of:=[.I259]" office:value-type="time" office:time-value="PT1056005H28M56.000000127S" calcext:value-type="time">
            <text:p>05:28:56</text:p>
          </table:table-cell>
          <table:table-cell table:formula="of:=[.A259]+[.$J$2]" office:value-type="float" office:value="1592468936" calcext:value-type="float">
            <text:p>1592468936</text:p>
          </table:table-cell>
          <table:table-cell table:formula="of:=([.$H259]/86400)+25569-(3/24)" office:value-type="float" office:value="44000.2284259259" calcext:value-type="float">
            <text:p>44000,2284259259</text:p>
          </table:table-cell>
          <table:table-cell table:number-columns-repeated="2"/>
        </table:table-row>
        <table:table-row table:style-name="ro1">
          <table:table-cell office:value-type="float" office:value="1590289071" calcext:value-type="float">
            <text:p>1590289071</text:p>
          </table:table-cell>
          <table:table-cell table:style-name="ce3" office:value-type="string" calcext:value-type="string">
            <text:p>2020-05-23 23:57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260]" office:value-type="date" office:date-value="2020-06-18T05:28:56" calcext:value-type="date">
            <text:p>18/06/20</text:p>
          </table:table-cell>
          <table:table-cell table:formula="of:=[.I260]" office:value-type="time" office:time-value="PT1056005H28M56.000000127S" calcext:value-type="time">
            <text:p>05:28:56</text:p>
          </table:table-cell>
          <table:table-cell table:formula="of:=[.A260]+[.$J$2]" office:value-type="float" office:value="1592468936" calcext:value-type="float">
            <text:p>1592468936</text:p>
          </table:table-cell>
          <table:table-cell table:formula="of:=([.$H260]/86400)+25569-(3/24)" office:value-type="float" office:value="44000.2284259259" calcext:value-type="float">
            <text:p>44000,2284259259</text:p>
          </table:table-cell>
          <table:table-cell table:number-columns-repeated="2"/>
        </table:table-row>
        <table:table-row table:style-name="ro1">
          <table:table-cell office:value-type="float" office:value="1590289071" calcext:value-type="float">
            <text:p>1590289071</text:p>
          </table:table-cell>
          <table:table-cell table:style-name="ce3" office:value-type="string" calcext:value-type="string">
            <text:p>2020-05-23 23:57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261]" office:value-type="date" office:date-value="2020-06-18T05:28:56" calcext:value-type="date">
            <text:p>18/06/20</text:p>
          </table:table-cell>
          <table:table-cell table:formula="of:=[.I261]" office:value-type="time" office:time-value="PT1056005H28M56.000000127S" calcext:value-type="time">
            <text:p>05:28:56</text:p>
          </table:table-cell>
          <table:table-cell table:formula="of:=[.A261]+[.$J$2]" office:value-type="float" office:value="1592468936" calcext:value-type="float">
            <text:p>1592468936</text:p>
          </table:table-cell>
          <table:table-cell table:formula="of:=([.$H261]/86400)+25569-(3/24)" office:value-type="float" office:value="44000.2284259259" calcext:value-type="float">
            <text:p>44000,2284259259</text:p>
          </table:table-cell>
          <table:table-cell table:number-columns-repeated="2"/>
        </table:table-row>
        <table:table-row table:style-name="ro1">
          <table:table-cell office:value-type="float" office:value="1590292670" calcext:value-type="float">
            <text:p>1590292670</text:p>
          </table:table-cell>
          <table:table-cell table:style-name="ce3" office:value-type="string" calcext:value-type="string">
            <text:p>2020-05-24 00:57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262]" office:value-type="date" office:date-value="2020-06-18T06:28:55" calcext:value-type="date">
            <text:p>18/06/20</text:p>
          </table:table-cell>
          <table:table-cell table:formula="of:=[.I262]" office:value-type="time" office:time-value="PT1056006H28M55.000000522S" calcext:value-type="time">
            <text:p>06:28:55</text:p>
          </table:table-cell>
          <table:table-cell table:formula="of:=[.A262]+[.$J$2]" office:value-type="float" office:value="1592472535" calcext:value-type="float">
            <text:p>1592472535</text:p>
          </table:table-cell>
          <table:table-cell table:formula="of:=([.$H262]/86400)+25569-(3/24)" office:value-type="float" office:value="44000.2700810185" calcext:value-type="float">
            <text:p>44000,2700810185</text:p>
          </table:table-cell>
          <table:table-cell table:number-columns-repeated="2"/>
        </table:table-row>
        <table:table-row table:style-name="ro1">
          <table:table-cell office:value-type="float" office:value="1590292670" calcext:value-type="float">
            <text:p>1590292670</text:p>
          </table:table-cell>
          <table:table-cell table:style-name="ce3" office:value-type="string" calcext:value-type="string">
            <text:p>2020-05-24 00:57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263]" office:value-type="date" office:date-value="2020-06-18T06:28:55" calcext:value-type="date">
            <text:p>18/06/20</text:p>
          </table:table-cell>
          <table:table-cell table:formula="of:=[.I263]" office:value-type="time" office:time-value="PT1056006H28M55.000000522S" calcext:value-type="time">
            <text:p>06:28:55</text:p>
          </table:table-cell>
          <table:table-cell table:formula="of:=[.A263]+[.$J$2]" office:value-type="float" office:value="1592472535" calcext:value-type="float">
            <text:p>1592472535</text:p>
          </table:table-cell>
          <table:table-cell table:formula="of:=([.$H263]/86400)+25569-(3/24)" office:value-type="float" office:value="44000.2700810185" calcext:value-type="float">
            <text:p>44000,2700810185</text:p>
          </table:table-cell>
          <table:table-cell table:number-columns-repeated="2"/>
        </table:table-row>
        <table:table-row table:style-name="ro1">
          <table:table-cell office:value-type="float" office:value="1590292670" calcext:value-type="float">
            <text:p>1590292670</text:p>
          </table:table-cell>
          <table:table-cell table:style-name="ce3" office:value-type="string" calcext:value-type="string">
            <text:p>2020-05-24 00:57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1.0</text:p>
          </table:table-cell>
          <table:table-cell table:formula="of:=[.I264]" office:value-type="date" office:date-value="2020-06-18T06:28:55" calcext:value-type="date">
            <text:p>18/06/20</text:p>
          </table:table-cell>
          <table:table-cell table:formula="of:=[.I264]" office:value-type="time" office:time-value="PT1056006H28M55.000000522S" calcext:value-type="time">
            <text:p>06:28:55</text:p>
          </table:table-cell>
          <table:table-cell table:formula="of:=[.A264]+[.$J$2]" office:value-type="float" office:value="1592472535" calcext:value-type="float">
            <text:p>1592472535</text:p>
          </table:table-cell>
          <table:table-cell table:formula="of:=([.$H264]/86400)+25569-(3/24)" office:value-type="float" office:value="44000.2700810185" calcext:value-type="float">
            <text:p>44000,2700810185</text:p>
          </table:table-cell>
          <table:table-cell table:number-columns-repeated="2"/>
        </table:table-row>
        <table:table-row table:style-name="ro1">
          <table:table-cell office:value-type="float" office:value="1590292670" calcext:value-type="float">
            <text:p>1590292670</text:p>
          </table:table-cell>
          <table:table-cell table:style-name="ce3" office:value-type="string" calcext:value-type="string">
            <text:p>2020-05-24 00:57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265]" office:value-type="date" office:date-value="2020-06-18T06:28:55" calcext:value-type="date">
            <text:p>18/06/20</text:p>
          </table:table-cell>
          <table:table-cell table:formula="of:=[.I265]" office:value-type="time" office:time-value="PT1056006H28M55.000000522S" calcext:value-type="time">
            <text:p>06:28:55</text:p>
          </table:table-cell>
          <table:table-cell table:formula="of:=[.A265]+[.$J$2]" office:value-type="float" office:value="1592472535" calcext:value-type="float">
            <text:p>1592472535</text:p>
          </table:table-cell>
          <table:table-cell table:formula="of:=([.$H265]/86400)+25569-(3/24)" office:value-type="float" office:value="44000.2700810185" calcext:value-type="float">
            <text:p>44000,2700810185</text:p>
          </table:table-cell>
          <table:table-cell table:number-columns-repeated="2"/>
        </table:table-row>
        <table:table-row table:style-name="ro1">
          <table:table-cell office:value-type="float" office:value="1590296269" calcext:value-type="float">
            <text:p>1590296269</text:p>
          </table:table-cell>
          <table:table-cell table:style-name="ce3" office:value-type="string" calcext:value-type="string">
            <text:p>2020-05-24 01:57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266]" office:value-type="date" office:date-value="2020-06-18T07:28:54" calcext:value-type="date">
            <text:p>18/06/20</text:p>
          </table:table-cell>
          <table:table-cell table:formula="of:=[.I266]" office:value-type="time" office:time-value="PT1056007H28M53.99999924S" calcext:value-type="time">
            <text:p>07:28:54</text:p>
          </table:table-cell>
          <table:table-cell table:formula="of:=[.A266]+[.$J$2]" office:value-type="float" office:value="1592476134" calcext:value-type="float">
            <text:p>1592476134</text:p>
          </table:table-cell>
          <table:table-cell table:formula="of:=([.$H266]/86400)+25569-(3/24)" office:value-type="float" office:value="44000.3117361111" calcext:value-type="float">
            <text:p>44000,3117361111</text:p>
          </table:table-cell>
          <table:table-cell table:number-columns-repeated="2"/>
        </table:table-row>
        <table:table-row table:style-name="ro1">
          <table:table-cell office:value-type="float" office:value="1590296269" calcext:value-type="float">
            <text:p>1590296269</text:p>
          </table:table-cell>
          <table:table-cell table:style-name="ce3" office:value-type="string" calcext:value-type="string">
            <text:p>2020-05-24 01:57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267]" office:value-type="date" office:date-value="2020-06-18T07:28:54" calcext:value-type="date">
            <text:p>18/06/20</text:p>
          </table:table-cell>
          <table:table-cell table:formula="of:=[.I267]" office:value-type="time" office:time-value="PT1056007H28M53.99999924S" calcext:value-type="time">
            <text:p>07:28:54</text:p>
          </table:table-cell>
          <table:table-cell table:formula="of:=[.A267]+[.$J$2]" office:value-type="float" office:value="1592476134" calcext:value-type="float">
            <text:p>1592476134</text:p>
          </table:table-cell>
          <table:table-cell table:formula="of:=([.$H267]/86400)+25569-(3/24)" office:value-type="float" office:value="44000.3117361111" calcext:value-type="float">
            <text:p>44000,3117361111</text:p>
          </table:table-cell>
          <table:table-cell table:number-columns-repeated="2"/>
        </table:table-row>
        <table:table-row table:style-name="ro1">
          <table:table-cell office:value-type="float" office:value="1590296269" calcext:value-type="float">
            <text:p>1590296269</text:p>
          </table:table-cell>
          <table:table-cell table:style-name="ce3" office:value-type="string" calcext:value-type="string">
            <text:p>2020-05-24 01:57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268]" office:value-type="date" office:date-value="2020-06-18T07:28:54" calcext:value-type="date">
            <text:p>18/06/20</text:p>
          </table:table-cell>
          <table:table-cell table:formula="of:=[.I268]" office:value-type="time" office:time-value="PT1056007H28M53.99999924S" calcext:value-type="time">
            <text:p>07:28:54</text:p>
          </table:table-cell>
          <table:table-cell table:formula="of:=[.A268]+[.$J$2]" office:value-type="float" office:value="1592476134" calcext:value-type="float">
            <text:p>1592476134</text:p>
          </table:table-cell>
          <table:table-cell table:formula="of:=([.$H268]/86400)+25569-(3/24)" office:value-type="float" office:value="44000.3117361111" calcext:value-type="float">
            <text:p>44000,3117361111</text:p>
          </table:table-cell>
          <table:table-cell table:number-columns-repeated="2"/>
        </table:table-row>
        <table:table-row table:style-name="ro1">
          <table:table-cell office:value-type="float" office:value="1590296269" calcext:value-type="float">
            <text:p>1590296269</text:p>
          </table:table-cell>
          <table:table-cell table:style-name="ce3" office:value-type="string" calcext:value-type="string">
            <text:p>2020-05-24 01:57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table:formula="of:=[.I269]" office:value-type="date" office:date-value="2020-06-18T07:28:54" calcext:value-type="date">
            <text:p>18/06/20</text:p>
          </table:table-cell>
          <table:table-cell table:formula="of:=[.I269]" office:value-type="time" office:time-value="PT1056007H28M53.99999924S" calcext:value-type="time">
            <text:p>07:28:54</text:p>
          </table:table-cell>
          <table:table-cell table:formula="of:=[.A269]+[.$J$2]" office:value-type="float" office:value="1592476134" calcext:value-type="float">
            <text:p>1592476134</text:p>
          </table:table-cell>
          <table:table-cell table:formula="of:=([.$H269]/86400)+25569-(3/24)" office:value-type="float" office:value="44000.3117361111" calcext:value-type="float">
            <text:p>44000,3117361111</text:p>
          </table:table-cell>
          <table:table-cell table:number-columns-repeated="2"/>
        </table:table-row>
        <table:table-row table:style-name="ro1">
          <table:table-cell office:value-type="float" office:value="1590299868" calcext:value-type="float">
            <text:p>1590299868</text:p>
          </table:table-cell>
          <table:table-cell table:style-name="ce3" office:value-type="string" calcext:value-type="string">
            <text:p>2020-05-24 02:57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table:formula="of:=[.I270]" office:value-type="date" office:date-value="2020-06-18T08:28:53" calcext:value-type="date">
            <text:p>18/06/20</text:p>
          </table:table-cell>
          <table:table-cell table:formula="of:=[.I270]" office:value-type="time" office:time-value="PT1056008H28M52.999999635S" calcext:value-type="time">
            <text:p>08:28:53</text:p>
          </table:table-cell>
          <table:table-cell table:formula="of:=[.A270]+[.$J$2]" office:value-type="float" office:value="1592479733" calcext:value-type="float">
            <text:p>1592479733</text:p>
          </table:table-cell>
          <table:table-cell table:formula="of:=([.$H270]/86400)+25569-(3/24)" office:value-type="float" office:value="44000.3533912037" calcext:value-type="float">
            <text:p>44000,3533912037</text:p>
          </table:table-cell>
          <table:table-cell table:number-columns-repeated="2"/>
        </table:table-row>
        <table:table-row table:style-name="ro1">
          <table:table-cell office:value-type="float" office:value="1590299868" calcext:value-type="float">
            <text:p>1590299868</text:p>
          </table:table-cell>
          <table:table-cell table:style-name="ce3" office:value-type="string" calcext:value-type="string">
            <text:p>2020-05-24 02:57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56.0</text:p>
          </table:table-cell>
          <table:table-cell table:formula="of:=[.I271]" office:value-type="date" office:date-value="2020-06-18T08:28:53" calcext:value-type="date">
            <text:p>18/06/20</text:p>
          </table:table-cell>
          <table:table-cell table:formula="of:=[.I271]" office:value-type="time" office:time-value="PT1056008H28M52.999999635S" calcext:value-type="time">
            <text:p>08:28:53</text:p>
          </table:table-cell>
          <table:table-cell table:formula="of:=[.A271]+[.$J$2]" office:value-type="float" office:value="1592479733" calcext:value-type="float">
            <text:p>1592479733</text:p>
          </table:table-cell>
          <table:table-cell table:formula="of:=([.$H271]/86400)+25569-(3/24)" office:value-type="float" office:value="44000.3533912037" calcext:value-type="float">
            <text:p>44000,3533912037</text:p>
          </table:table-cell>
          <table:table-cell table:number-columns-repeated="2"/>
        </table:table-row>
        <table:table-row table:style-name="ro1">
          <table:table-cell office:value-type="float" office:value="1590299868" calcext:value-type="float">
            <text:p>1590299868</text:p>
          </table:table-cell>
          <table:table-cell table:style-name="ce3" office:value-type="string" calcext:value-type="string">
            <text:p>2020-05-24 02:57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1.0</text:p>
          </table:table-cell>
          <table:table-cell table:formula="of:=[.I272]" office:value-type="date" office:date-value="2020-06-18T08:28:53" calcext:value-type="date">
            <text:p>18/06/20</text:p>
          </table:table-cell>
          <table:table-cell table:formula="of:=[.I272]" office:value-type="time" office:time-value="PT1056008H28M52.999999635S" calcext:value-type="time">
            <text:p>08:28:53</text:p>
          </table:table-cell>
          <table:table-cell table:formula="of:=[.A272]+[.$J$2]" office:value-type="float" office:value="1592479733" calcext:value-type="float">
            <text:p>1592479733</text:p>
          </table:table-cell>
          <table:table-cell table:formula="of:=([.$H272]/86400)+25569-(3/24)" office:value-type="float" office:value="44000.3533912037" calcext:value-type="float">
            <text:p>44000,3533912037</text:p>
          </table:table-cell>
          <table:table-cell table:number-columns-repeated="2"/>
        </table:table-row>
        <table:table-row table:style-name="ro1">
          <table:table-cell office:value-type="float" office:value="1590299868" calcext:value-type="float">
            <text:p>1590299868</text:p>
          </table:table-cell>
          <table:table-cell table:style-name="ce3" office:value-type="string" calcext:value-type="string">
            <text:p>2020-05-24 02:57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table:formula="of:=[.I273]" office:value-type="date" office:date-value="2020-06-18T08:28:53" calcext:value-type="date">
            <text:p>18/06/20</text:p>
          </table:table-cell>
          <table:table-cell table:formula="of:=[.I273]" office:value-type="time" office:time-value="PT1056008H28M52.999999635S" calcext:value-type="time">
            <text:p>08:28:53</text:p>
          </table:table-cell>
          <table:table-cell table:formula="of:=[.A273]+[.$J$2]" office:value-type="float" office:value="1592479733" calcext:value-type="float">
            <text:p>1592479733</text:p>
          </table:table-cell>
          <table:table-cell table:formula="of:=([.$H273]/86400)+25569-(3/24)" office:value-type="float" office:value="44000.3533912037" calcext:value-type="float">
            <text:p>44000,3533912037</text:p>
          </table:table-cell>
          <table:table-cell table:number-columns-repeated="2"/>
        </table:table-row>
        <table:table-row table:style-name="ro1">
          <table:table-cell office:value-type="float" office:value="1590303467" calcext:value-type="float">
            <text:p>1590303467</text:p>
          </table:table-cell>
          <table:table-cell table:style-name="ce3" office:value-type="string" calcext:value-type="string">
            <text:p>2020-05-24 03:57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274]" office:value-type="date" office:date-value="2020-06-18T09:28:52" calcext:value-type="date">
            <text:p>18/06/20</text:p>
          </table:table-cell>
          <table:table-cell table:formula="of:=[.I274]" office:value-type="time" office:time-value="PT1056009H28M52.00000003S" calcext:value-type="time">
            <text:p>09:28:52</text:p>
          </table:table-cell>
          <table:table-cell table:formula="of:=[.A274]+[.$J$2]" office:value-type="float" office:value="1592483332" calcext:value-type="float">
            <text:p>1592483332</text:p>
          </table:table-cell>
          <table:table-cell table:formula="of:=([.$H274]/86400)+25569-(3/24)" office:value-type="float" office:value="44000.3950462963" calcext:value-type="float">
            <text:p>44000,3950462963</text:p>
          </table:table-cell>
          <table:table-cell table:number-columns-repeated="2"/>
        </table:table-row>
        <table:table-row table:style-name="ro1">
          <table:table-cell office:value-type="float" office:value="1590303467" calcext:value-type="float">
            <text:p>1590303467</text:p>
          </table:table-cell>
          <table:table-cell table:style-name="ce3" office:value-type="string" calcext:value-type="string">
            <text:p>2020-05-24 03:57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275]" office:value-type="date" office:date-value="2020-06-18T09:28:52" calcext:value-type="date">
            <text:p>18/06/20</text:p>
          </table:table-cell>
          <table:table-cell table:formula="of:=[.I275]" office:value-type="time" office:time-value="PT1056009H28M52.00000003S" calcext:value-type="time">
            <text:p>09:28:52</text:p>
          </table:table-cell>
          <table:table-cell table:formula="of:=[.A275]+[.$J$2]" office:value-type="float" office:value="1592483332" calcext:value-type="float">
            <text:p>1592483332</text:p>
          </table:table-cell>
          <table:table-cell table:formula="of:=([.$H275]/86400)+25569-(3/24)" office:value-type="float" office:value="44000.3950462963" calcext:value-type="float">
            <text:p>44000,3950462963</text:p>
          </table:table-cell>
          <table:table-cell table:number-columns-repeated="2"/>
        </table:table-row>
        <table:table-row table:style-name="ro1">
          <table:table-cell office:value-type="float" office:value="1590303467" calcext:value-type="float">
            <text:p>1590303467</text:p>
          </table:table-cell>
          <table:table-cell table:style-name="ce3" office:value-type="string" calcext:value-type="string">
            <text:p>2020-05-24 03:57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table:formula="of:=[.I276]" office:value-type="date" office:date-value="2020-06-18T09:28:52" calcext:value-type="date">
            <text:p>18/06/20</text:p>
          </table:table-cell>
          <table:table-cell table:formula="of:=[.I276]" office:value-type="time" office:time-value="PT1056009H28M52.00000003S" calcext:value-type="time">
            <text:p>09:28:52</text:p>
          </table:table-cell>
          <table:table-cell table:formula="of:=[.A276]+[.$J$2]" office:value-type="float" office:value="1592483332" calcext:value-type="float">
            <text:p>1592483332</text:p>
          </table:table-cell>
          <table:table-cell table:formula="of:=([.$H276]/86400)+25569-(3/24)" office:value-type="float" office:value="44000.3950462963" calcext:value-type="float">
            <text:p>44000,3950462963</text:p>
          </table:table-cell>
          <table:table-cell table:number-columns-repeated="2"/>
        </table:table-row>
        <table:table-row table:style-name="ro1">
          <table:table-cell office:value-type="float" office:value="1590303467" calcext:value-type="float">
            <text:p>1590303467</text:p>
          </table:table-cell>
          <table:table-cell table:style-name="ce3" office:value-type="string" calcext:value-type="string">
            <text:p>2020-05-24 03:57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277]" office:value-type="date" office:date-value="2020-06-18T09:28:52" calcext:value-type="date">
            <text:p>18/06/20</text:p>
          </table:table-cell>
          <table:table-cell table:formula="of:=[.I277]" office:value-type="time" office:time-value="PT1056009H28M52.00000003S" calcext:value-type="time">
            <text:p>09:28:52</text:p>
          </table:table-cell>
          <table:table-cell table:formula="of:=[.A277]+[.$J$2]" office:value-type="float" office:value="1592483332" calcext:value-type="float">
            <text:p>1592483332</text:p>
          </table:table-cell>
          <table:table-cell table:formula="of:=([.$H277]/86400)+25569-(3/24)" office:value-type="float" office:value="44000.3950462963" calcext:value-type="float">
            <text:p>44000,3950462963</text:p>
          </table:table-cell>
          <table:table-cell table:number-columns-repeated="2"/>
        </table:table-row>
        <table:table-row table:style-name="ro1">
          <table:table-cell office:value-type="float" office:value="1590307066" calcext:value-type="float">
            <text:p>1590307066</text:p>
          </table:table-cell>
          <table:table-cell table:style-name="ce3" office:value-type="string" calcext:value-type="string">
            <text:p>2020-05-24 04:57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278]" office:value-type="date" office:date-value="2020-06-18T10:28:51" calcext:value-type="date">
            <text:p>18/06/20</text:p>
          </table:table-cell>
          <table:table-cell table:formula="of:=[.I278]" office:value-type="time" office:time-value="PT1056010H28M50.999999586S" calcext:value-type="time">
            <text:p>10:28:51</text:p>
          </table:table-cell>
          <table:table-cell table:formula="of:=[.A278]+[.$J$2]" office:value-type="float" office:value="1592486931" calcext:value-type="float">
            <text:p>1592486931</text:p>
          </table:table-cell>
          <table:table-cell table:formula="of:=([.$H278]/86400)+25569-(3/24)" office:value-type="float" office:value="44000.4367013889" calcext:value-type="float">
            <text:p>44000,4367013889</text:p>
          </table:table-cell>
          <table:table-cell table:number-columns-repeated="2"/>
        </table:table-row>
        <table:table-row table:style-name="ro1">
          <table:table-cell office:value-type="float" office:value="1590307066" calcext:value-type="float">
            <text:p>1590307066</text:p>
          </table:table-cell>
          <table:table-cell table:style-name="ce3" office:value-type="string" calcext:value-type="string">
            <text:p>2020-05-24 04:57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79]" office:value-type="date" office:date-value="2020-06-18T10:28:51" calcext:value-type="date">
            <text:p>18/06/20</text:p>
          </table:table-cell>
          <table:table-cell table:formula="of:=[.I279]" office:value-type="time" office:time-value="PT1056010H28M50.999999586S" calcext:value-type="time">
            <text:p>10:28:51</text:p>
          </table:table-cell>
          <table:table-cell table:formula="of:=[.A279]+[.$J$2]" office:value-type="float" office:value="1592486931" calcext:value-type="float">
            <text:p>1592486931</text:p>
          </table:table-cell>
          <table:table-cell table:formula="of:=([.$H279]/86400)+25569-(3/24)" office:value-type="float" office:value="44000.4367013889" calcext:value-type="float">
            <text:p>44000,4367013889</text:p>
          </table:table-cell>
          <table:table-cell table:number-columns-repeated="2"/>
        </table:table-row>
        <table:table-row table:style-name="ro1">
          <table:table-cell office:value-type="float" office:value="1590307066" calcext:value-type="float">
            <text:p>1590307066</text:p>
          </table:table-cell>
          <table:table-cell table:style-name="ce3" office:value-type="string" calcext:value-type="string">
            <text:p>2020-05-24 04:57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80]" office:value-type="date" office:date-value="2020-06-18T10:28:51" calcext:value-type="date">
            <text:p>18/06/20</text:p>
          </table:table-cell>
          <table:table-cell table:formula="of:=[.I280]" office:value-type="time" office:time-value="PT1056010H28M50.999999586S" calcext:value-type="time">
            <text:p>10:28:51</text:p>
          </table:table-cell>
          <table:table-cell table:formula="of:=[.A280]+[.$J$2]" office:value-type="float" office:value="1592486931" calcext:value-type="float">
            <text:p>1592486931</text:p>
          </table:table-cell>
          <table:table-cell table:formula="of:=([.$H280]/86400)+25569-(3/24)" office:value-type="float" office:value="44000.4367013889" calcext:value-type="float">
            <text:p>44000,4367013889</text:p>
          </table:table-cell>
          <table:table-cell table:number-columns-repeated="2"/>
        </table:table-row>
        <table:table-row table:style-name="ro1">
          <table:table-cell office:value-type="float" office:value="1590307066" calcext:value-type="float">
            <text:p>1590307066</text:p>
          </table:table-cell>
          <table:table-cell table:style-name="ce3" office:value-type="string" calcext:value-type="string">
            <text:p>2020-05-24 04:57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281]" office:value-type="date" office:date-value="2020-06-18T10:28:51" calcext:value-type="date">
            <text:p>18/06/20</text:p>
          </table:table-cell>
          <table:table-cell table:formula="of:=[.I281]" office:value-type="time" office:time-value="PT1056010H28M50.999999586S" calcext:value-type="time">
            <text:p>10:28:51</text:p>
          </table:table-cell>
          <table:table-cell table:formula="of:=[.A281]+[.$J$2]" office:value-type="float" office:value="1592486931" calcext:value-type="float">
            <text:p>1592486931</text:p>
          </table:table-cell>
          <table:table-cell table:formula="of:=([.$H281]/86400)+25569-(3/24)" office:value-type="float" office:value="44000.4367013889" calcext:value-type="float">
            <text:p>44000,4367013889</text:p>
          </table:table-cell>
          <table:table-cell table:number-columns-repeated="2"/>
        </table:table-row>
        <table:table-row table:style-name="ro1">
          <table:table-cell office:value-type="float" office:value="1590310665" calcext:value-type="float">
            <text:p>1590310665</text:p>
          </table:table-cell>
          <table:table-cell table:style-name="ce3" office:value-type="string" calcext:value-type="string">
            <text:p>2020-05-24 05:57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282]" office:value-type="date" office:date-value="2020-06-18T11:28:50" calcext:value-type="date">
            <text:p>18/06/20</text:p>
          </table:table-cell>
          <table:table-cell table:formula="of:=[.I282]" office:value-type="time" office:time-value="PT1056011H28M50.00000082S" calcext:value-type="time">
            <text:p>11:28:50</text:p>
          </table:table-cell>
          <table:table-cell table:formula="of:=[.A282]+[.$J$2]" office:value-type="float" office:value="1592490530" calcext:value-type="float">
            <text:p>1592490530</text:p>
          </table:table-cell>
          <table:table-cell table:formula="of:=([.$H282]/86400)+25569-(3/24)" office:value-type="float" office:value="44000.4783564815" calcext:value-type="float">
            <text:p>44000,4783564815</text:p>
          </table:table-cell>
          <table:table-cell table:number-columns-repeated="2"/>
        </table:table-row>
        <table:table-row table:style-name="ro1">
          <table:table-cell office:value-type="float" office:value="1590310665" calcext:value-type="float">
            <text:p>1590310665</text:p>
          </table:table-cell>
          <table:table-cell table:style-name="ce3" office:value-type="string" calcext:value-type="string">
            <text:p>2020-05-24 05:57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83]" office:value-type="date" office:date-value="2020-06-18T11:28:50" calcext:value-type="date">
            <text:p>18/06/20</text:p>
          </table:table-cell>
          <table:table-cell table:formula="of:=[.I283]" office:value-type="time" office:time-value="PT1056011H28M50.00000082S" calcext:value-type="time">
            <text:p>11:28:50</text:p>
          </table:table-cell>
          <table:table-cell table:formula="of:=[.A283]+[.$J$2]" office:value-type="float" office:value="1592490530" calcext:value-type="float">
            <text:p>1592490530</text:p>
          </table:table-cell>
          <table:table-cell table:formula="of:=([.$H283]/86400)+25569-(3/24)" office:value-type="float" office:value="44000.4783564815" calcext:value-type="float">
            <text:p>44000,4783564815</text:p>
          </table:table-cell>
          <table:table-cell table:number-columns-repeated="2"/>
        </table:table-row>
        <table:table-row table:style-name="ro1">
          <table:table-cell office:value-type="float" office:value="1590310665" calcext:value-type="float">
            <text:p>1590310665</text:p>
          </table:table-cell>
          <table:table-cell table:style-name="ce3" office:value-type="string" calcext:value-type="string">
            <text:p>2020-05-24 05:57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84]" office:value-type="date" office:date-value="2020-06-18T11:28:50" calcext:value-type="date">
            <text:p>18/06/20</text:p>
          </table:table-cell>
          <table:table-cell table:formula="of:=[.I284]" office:value-type="time" office:time-value="PT1056011H28M50.00000082S" calcext:value-type="time">
            <text:p>11:28:50</text:p>
          </table:table-cell>
          <table:table-cell table:formula="of:=[.A284]+[.$J$2]" office:value-type="float" office:value="1592490530" calcext:value-type="float">
            <text:p>1592490530</text:p>
          </table:table-cell>
          <table:table-cell table:formula="of:=([.$H284]/86400)+25569-(3/24)" office:value-type="float" office:value="44000.4783564815" calcext:value-type="float">
            <text:p>44000,4783564815</text:p>
          </table:table-cell>
          <table:table-cell table:number-columns-repeated="2"/>
        </table:table-row>
        <table:table-row table:style-name="ro1">
          <table:table-cell office:value-type="float" office:value="1590310665" calcext:value-type="float">
            <text:p>1590310665</text:p>
          </table:table-cell>
          <table:table-cell table:style-name="ce3" office:value-type="string" calcext:value-type="string">
            <text:p>2020-05-24 05:57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285]" office:value-type="date" office:date-value="2020-06-18T11:28:50" calcext:value-type="date">
            <text:p>18/06/20</text:p>
          </table:table-cell>
          <table:table-cell table:formula="of:=[.I285]" office:value-type="time" office:time-value="PT1056011H28M50.00000082S" calcext:value-type="time">
            <text:p>11:28:50</text:p>
          </table:table-cell>
          <table:table-cell table:formula="of:=[.A285]+[.$J$2]" office:value-type="float" office:value="1592490530" calcext:value-type="float">
            <text:p>1592490530</text:p>
          </table:table-cell>
          <table:table-cell table:formula="of:=([.$H285]/86400)+25569-(3/24)" office:value-type="float" office:value="44000.4783564815" calcext:value-type="float">
            <text:p>44000,4783564815</text:p>
          </table:table-cell>
          <table:table-cell table:number-columns-repeated="2"/>
        </table:table-row>
        <table:table-row table:style-name="ro1">
          <table:table-cell office:value-type="float" office:value="1590314264" calcext:value-type="float">
            <text:p>1590314264</text:p>
          </table:table-cell>
          <table:table-cell table:style-name="ce3" office:value-type="string" calcext:value-type="string">
            <text:p>2020-05-24 06:57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286]" office:value-type="date" office:date-value="2020-06-18T12:28:49" calcext:value-type="date">
            <text:p>18/06/20</text:p>
          </table:table-cell>
          <table:table-cell table:formula="of:=[.I286]" office:value-type="time" office:time-value="PT1056012H28M48.999999538S" calcext:value-type="time">
            <text:p>12:28:49</text:p>
          </table:table-cell>
          <table:table-cell table:formula="of:=[.A286]+[.$J$2]" office:value-type="float" office:value="1592494129" calcext:value-type="float">
            <text:p>1592494129</text:p>
          </table:table-cell>
          <table:table-cell table:formula="of:=([.$H286]/86400)+25569-(3/24)" office:value-type="float" office:value="44000.5200115741" calcext:value-type="float">
            <text:p>44000,5200115741</text:p>
          </table:table-cell>
          <table:table-cell table:number-columns-repeated="2"/>
        </table:table-row>
        <table:table-row table:style-name="ro1">
          <table:table-cell office:value-type="float" office:value="1590314264" calcext:value-type="float">
            <text:p>1590314264</text:p>
          </table:table-cell>
          <table:table-cell table:style-name="ce3" office:value-type="string" calcext:value-type="string">
            <text:p>2020-05-24 06:57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87]" office:value-type="date" office:date-value="2020-06-18T12:28:49" calcext:value-type="date">
            <text:p>18/06/20</text:p>
          </table:table-cell>
          <table:table-cell table:formula="of:=[.I287]" office:value-type="time" office:time-value="PT1056012H28M48.999999538S" calcext:value-type="time">
            <text:p>12:28:49</text:p>
          </table:table-cell>
          <table:table-cell table:formula="of:=[.A287]+[.$J$2]" office:value-type="float" office:value="1592494129" calcext:value-type="float">
            <text:p>1592494129</text:p>
          </table:table-cell>
          <table:table-cell table:formula="of:=([.$H287]/86400)+25569-(3/24)" office:value-type="float" office:value="44000.5200115741" calcext:value-type="float">
            <text:p>44000,5200115741</text:p>
          </table:table-cell>
          <table:table-cell table:number-columns-repeated="2"/>
        </table:table-row>
        <table:table-row table:style-name="ro1">
          <table:table-cell office:value-type="float" office:value="1590314264" calcext:value-type="float">
            <text:p>1590314264</text:p>
          </table:table-cell>
          <table:table-cell table:style-name="ce3" office:value-type="string" calcext:value-type="string">
            <text:p>2020-05-24 06:57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88]" office:value-type="date" office:date-value="2020-06-18T12:28:49" calcext:value-type="date">
            <text:p>18/06/20</text:p>
          </table:table-cell>
          <table:table-cell table:formula="of:=[.I288]" office:value-type="time" office:time-value="PT1056012H28M48.999999538S" calcext:value-type="time">
            <text:p>12:28:49</text:p>
          </table:table-cell>
          <table:table-cell table:formula="of:=[.A288]+[.$J$2]" office:value-type="float" office:value="1592494129" calcext:value-type="float">
            <text:p>1592494129</text:p>
          </table:table-cell>
          <table:table-cell table:formula="of:=([.$H288]/86400)+25569-(3/24)" office:value-type="float" office:value="44000.5200115741" calcext:value-type="float">
            <text:p>44000,5200115741</text:p>
          </table:table-cell>
          <table:table-cell table:number-columns-repeated="2"/>
        </table:table-row>
        <table:table-row table:style-name="ro1">
          <table:table-cell office:value-type="float" office:value="1590314264" calcext:value-type="float">
            <text:p>1590314264</text:p>
          </table:table-cell>
          <table:table-cell table:style-name="ce3" office:value-type="string" calcext:value-type="string">
            <text:p>2020-05-24 06:57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289]" office:value-type="date" office:date-value="2020-06-18T12:28:49" calcext:value-type="date">
            <text:p>18/06/20</text:p>
          </table:table-cell>
          <table:table-cell table:formula="of:=[.I289]" office:value-type="time" office:time-value="PT1056012H28M48.999999538S" calcext:value-type="time">
            <text:p>12:28:49</text:p>
          </table:table-cell>
          <table:table-cell table:formula="of:=[.A289]+[.$J$2]" office:value-type="float" office:value="1592494129" calcext:value-type="float">
            <text:p>1592494129</text:p>
          </table:table-cell>
          <table:table-cell table:formula="of:=([.$H289]/86400)+25569-(3/24)" office:value-type="float" office:value="44000.5200115741" calcext:value-type="float">
            <text:p>44000,5200115741</text:p>
          </table:table-cell>
          <table:table-cell table:number-columns-repeated="2"/>
        </table:table-row>
        <table:table-row table:style-name="ro1">
          <table:table-cell office:value-type="float" office:value="1590317863" calcext:value-type="float">
            <text:p>1590317863</text:p>
          </table:table-cell>
          <table:table-cell table:style-name="ce3" office:value-type="string" calcext:value-type="string">
            <text:p>2020-05-24 07:57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290]" office:value-type="date" office:date-value="2020-06-18T13:28:48" calcext:value-type="date">
            <text:p>18/06/20</text:p>
          </table:table-cell>
          <table:table-cell table:formula="of:=[.I290]" office:value-type="time" office:time-value="PT1056013H28M47.999999933S" calcext:value-type="time">
            <text:p>13:28:48</text:p>
          </table:table-cell>
          <table:table-cell table:formula="of:=[.A290]+[.$J$2]" office:value-type="float" office:value="1592497728" calcext:value-type="float">
            <text:p>1592497728</text:p>
          </table:table-cell>
          <table:table-cell table:formula="of:=([.$H290]/86400)+25569-(3/24)" office:value-type="float" office:value="44000.5616666667" calcext:value-type="float">
            <text:p>44000,5616666667</text:p>
          </table:table-cell>
          <table:table-cell table:number-columns-repeated="2"/>
        </table:table-row>
        <table:table-row table:style-name="ro1">
          <table:table-cell office:value-type="float" office:value="1590317863" calcext:value-type="float">
            <text:p>1590317863</text:p>
          </table:table-cell>
          <table:table-cell table:style-name="ce3" office:value-type="string" calcext:value-type="string">
            <text:p>2020-05-24 07:57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91]" office:value-type="date" office:date-value="2020-06-18T13:28:48" calcext:value-type="date">
            <text:p>18/06/20</text:p>
          </table:table-cell>
          <table:table-cell table:formula="of:=[.I291]" office:value-type="time" office:time-value="PT1056013H28M47.999999933S" calcext:value-type="time">
            <text:p>13:28:48</text:p>
          </table:table-cell>
          <table:table-cell table:formula="of:=[.A291]+[.$J$2]" office:value-type="float" office:value="1592497728" calcext:value-type="float">
            <text:p>1592497728</text:p>
          </table:table-cell>
          <table:table-cell table:formula="of:=([.$H291]/86400)+25569-(3/24)" office:value-type="float" office:value="44000.5616666667" calcext:value-type="float">
            <text:p>44000,5616666667</text:p>
          </table:table-cell>
          <table:table-cell table:number-columns-repeated="2"/>
        </table:table-row>
        <table:table-row table:style-name="ro1">
          <table:table-cell office:value-type="float" office:value="1590317863" calcext:value-type="float">
            <text:p>1590317863</text:p>
          </table:table-cell>
          <table:table-cell table:style-name="ce3" office:value-type="string" calcext:value-type="string">
            <text:p>2020-05-24 07:57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92]" office:value-type="date" office:date-value="2020-06-18T13:28:48" calcext:value-type="date">
            <text:p>18/06/20</text:p>
          </table:table-cell>
          <table:table-cell table:formula="of:=[.I292]" office:value-type="time" office:time-value="PT1056013H28M47.999999933S" calcext:value-type="time">
            <text:p>13:28:48</text:p>
          </table:table-cell>
          <table:table-cell table:formula="of:=[.A292]+[.$J$2]" office:value-type="float" office:value="1592497728" calcext:value-type="float">
            <text:p>1592497728</text:p>
          </table:table-cell>
          <table:table-cell table:formula="of:=([.$H292]/86400)+25569-(3/24)" office:value-type="float" office:value="44000.5616666667" calcext:value-type="float">
            <text:p>44000,5616666667</text:p>
          </table:table-cell>
          <table:table-cell table:number-columns-repeated="2"/>
        </table:table-row>
        <table:table-row table:style-name="ro1">
          <table:table-cell office:value-type="float" office:value="1590317863" calcext:value-type="float">
            <text:p>1590317863</text:p>
          </table:table-cell>
          <table:table-cell table:style-name="ce3" office:value-type="string" calcext:value-type="string">
            <text:p>2020-05-24 07:57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293]" office:value-type="date" office:date-value="2020-06-18T13:28:48" calcext:value-type="date">
            <text:p>18/06/20</text:p>
          </table:table-cell>
          <table:table-cell table:formula="of:=[.I293]" office:value-type="time" office:time-value="PT1056013H28M47.999999933S" calcext:value-type="time">
            <text:p>13:28:48</text:p>
          </table:table-cell>
          <table:table-cell table:formula="of:=[.A293]+[.$J$2]" office:value-type="float" office:value="1592497728" calcext:value-type="float">
            <text:p>1592497728</text:p>
          </table:table-cell>
          <table:table-cell table:formula="of:=([.$H293]/86400)+25569-(3/24)" office:value-type="float" office:value="44000.5616666667" calcext:value-type="float">
            <text:p>44000,5616666667</text:p>
          </table:table-cell>
          <table:table-cell table:number-columns-repeated="2"/>
        </table:table-row>
        <table:table-row table:style-name="ro1">
          <table:table-cell office:value-type="float" office:value="1590321462" calcext:value-type="float">
            <text:p>1590321462</text:p>
          </table:table-cell>
          <table:table-cell table:style-name="ce3" office:value-type="string" calcext:value-type="string">
            <text:p>2020-05-24 08:57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294]" office:value-type="date" office:date-value="2020-06-18T14:28:47" calcext:value-type="date">
            <text:p>18/06/20</text:p>
          </table:table-cell>
          <table:table-cell table:formula="of:=[.I294]" office:value-type="time" office:time-value="PT1056014H28M47.000000328S" calcext:value-type="time">
            <text:p>14:28:47</text:p>
          </table:table-cell>
          <table:table-cell table:formula="of:=[.A294]+[.$J$2]" office:value-type="float" office:value="1592501327" calcext:value-type="float">
            <text:p>1592501327</text:p>
          </table:table-cell>
          <table:table-cell table:formula="of:=([.$H294]/86400)+25569-(3/24)" office:value-type="float" office:value="44000.6033217593" calcext:value-type="float">
            <text:p>44000,6033217593</text:p>
          </table:table-cell>
          <table:table-cell table:number-columns-repeated="2"/>
        </table:table-row>
        <table:table-row table:style-name="ro1">
          <table:table-cell office:value-type="float" office:value="1590321462" calcext:value-type="float">
            <text:p>1590321462</text:p>
          </table:table-cell>
          <table:table-cell table:style-name="ce3" office:value-type="string" calcext:value-type="string">
            <text:p>2020-05-24 08:57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295]" office:value-type="date" office:date-value="2020-06-18T14:28:47" calcext:value-type="date">
            <text:p>18/06/20</text:p>
          </table:table-cell>
          <table:table-cell table:formula="of:=[.I295]" office:value-type="time" office:time-value="PT1056014H28M47.000000328S" calcext:value-type="time">
            <text:p>14:28:47</text:p>
          </table:table-cell>
          <table:table-cell table:formula="of:=[.A295]+[.$J$2]" office:value-type="float" office:value="1592501327" calcext:value-type="float">
            <text:p>1592501327</text:p>
          </table:table-cell>
          <table:table-cell table:formula="of:=([.$H295]/86400)+25569-(3/24)" office:value-type="float" office:value="44000.6033217593" calcext:value-type="float">
            <text:p>44000,6033217593</text:p>
          </table:table-cell>
          <table:table-cell table:number-columns-repeated="2"/>
        </table:table-row>
        <table:table-row table:style-name="ro1">
          <table:table-cell office:value-type="float" office:value="1590321462" calcext:value-type="float">
            <text:p>1590321462</text:p>
          </table:table-cell>
          <table:table-cell table:style-name="ce3" office:value-type="string" calcext:value-type="string">
            <text:p>2020-05-24 08:57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296]" office:value-type="date" office:date-value="2020-06-18T14:28:47" calcext:value-type="date">
            <text:p>18/06/20</text:p>
          </table:table-cell>
          <table:table-cell table:formula="of:=[.I296]" office:value-type="time" office:time-value="PT1056014H28M47.000000328S" calcext:value-type="time">
            <text:p>14:28:47</text:p>
          </table:table-cell>
          <table:table-cell table:formula="of:=[.A296]+[.$J$2]" office:value-type="float" office:value="1592501327" calcext:value-type="float">
            <text:p>1592501327</text:p>
          </table:table-cell>
          <table:table-cell table:formula="of:=([.$H296]/86400)+25569-(3/24)" office:value-type="float" office:value="44000.6033217593" calcext:value-type="float">
            <text:p>44000,6033217593</text:p>
          </table:table-cell>
          <table:table-cell table:number-columns-repeated="2"/>
        </table:table-row>
        <table:table-row table:style-name="ro1">
          <table:table-cell office:value-type="float" office:value="1590321462" calcext:value-type="float">
            <text:p>1590321462</text:p>
          </table:table-cell>
          <table:table-cell table:style-name="ce3" office:value-type="string" calcext:value-type="string">
            <text:p>2020-05-24 08:57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297]" office:value-type="date" office:date-value="2020-06-18T14:28:47" calcext:value-type="date">
            <text:p>18/06/20</text:p>
          </table:table-cell>
          <table:table-cell table:formula="of:=[.I297]" office:value-type="time" office:time-value="PT1056014H28M47.000000328S" calcext:value-type="time">
            <text:p>14:28:47</text:p>
          </table:table-cell>
          <table:table-cell table:formula="of:=[.A297]+[.$J$2]" office:value-type="float" office:value="1592501327" calcext:value-type="float">
            <text:p>1592501327</text:p>
          </table:table-cell>
          <table:table-cell table:formula="of:=([.$H297]/86400)+25569-(3/24)" office:value-type="float" office:value="44000.6033217593" calcext:value-type="float">
            <text:p>44000,6033217593</text:p>
          </table:table-cell>
          <table:table-cell table:number-columns-repeated="2"/>
        </table:table-row>
        <table:table-row table:style-name="ro1">
          <table:table-cell office:value-type="float" office:value="1590325061" calcext:value-type="float">
            <text:p>1590325061</text:p>
          </table:table-cell>
          <table:table-cell table:style-name="ce3" office:value-type="string" calcext:value-type="string">
            <text:p>2020-05-24 09:57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0.0</text:p>
          </table:table-cell>
          <table:table-cell table:formula="of:=[.I298]" office:value-type="date" office:date-value="2020-06-18T15:28:46" calcext:value-type="date">
            <text:p>18/06/20</text:p>
          </table:table-cell>
          <table:table-cell table:formula="of:=[.I298]" office:value-type="time" office:time-value="PT1056015H28M45.999999885S" calcext:value-type="time">
            <text:p>15:28:46</text:p>
          </table:table-cell>
          <table:table-cell table:formula="of:=[.A298]+[.$J$2]" office:value-type="float" office:value="1592504926" calcext:value-type="float">
            <text:p>1592504926</text:p>
          </table:table-cell>
          <table:table-cell table:formula="of:=([.$H298]/86400)+25569-(3/24)" office:value-type="float" office:value="44000.6449768519" calcext:value-type="float">
            <text:p>44000,6449768519</text:p>
          </table:table-cell>
          <table:table-cell table:number-columns-repeated="2"/>
        </table:table-row>
        <table:table-row table:style-name="ro1">
          <table:table-cell office:value-type="float" office:value="1590325061" calcext:value-type="float">
            <text:p>1590325061</text:p>
          </table:table-cell>
          <table:table-cell table:style-name="ce3" office:value-type="string" calcext:value-type="string">
            <text:p>2020-05-24 09:57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6.0</text:p>
          </table:table-cell>
          <table:table-cell table:formula="of:=[.I299]" office:value-type="date" office:date-value="2020-06-18T15:28:46" calcext:value-type="date">
            <text:p>18/06/20</text:p>
          </table:table-cell>
          <table:table-cell table:formula="of:=[.I299]" office:value-type="time" office:time-value="PT1056015H28M45.999999885S" calcext:value-type="time">
            <text:p>15:28:46</text:p>
          </table:table-cell>
          <table:table-cell table:formula="of:=[.A299]+[.$J$2]" office:value-type="float" office:value="1592504926" calcext:value-type="float">
            <text:p>1592504926</text:p>
          </table:table-cell>
          <table:table-cell table:formula="of:=([.$H299]/86400)+25569-(3/24)" office:value-type="float" office:value="44000.6449768519" calcext:value-type="float">
            <text:p>44000,6449768519</text:p>
          </table:table-cell>
          <table:table-cell table:number-columns-repeated="2"/>
        </table:table-row>
        <table:table-row table:style-name="ro1">
          <table:table-cell office:value-type="float" office:value="1590325061" calcext:value-type="float">
            <text:p>1590325061</text:p>
          </table:table-cell>
          <table:table-cell table:style-name="ce3" office:value-type="string" calcext:value-type="string">
            <text:p>2020-05-24 09:57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51.0</text:p>
          </table:table-cell>
          <table:table-cell table:formula="of:=[.I300]" office:value-type="date" office:date-value="2020-06-18T15:28:46" calcext:value-type="date">
            <text:p>18/06/20</text:p>
          </table:table-cell>
          <table:table-cell table:formula="of:=[.I300]" office:value-type="time" office:time-value="PT1056015H28M45.999999885S" calcext:value-type="time">
            <text:p>15:28:46</text:p>
          </table:table-cell>
          <table:table-cell table:formula="of:=[.A300]+[.$J$2]" office:value-type="float" office:value="1592504926" calcext:value-type="float">
            <text:p>1592504926</text:p>
          </table:table-cell>
          <table:table-cell table:formula="of:=([.$H300]/86400)+25569-(3/24)" office:value-type="float" office:value="44000.6449768519" calcext:value-type="float">
            <text:p>44000,6449768519</text:p>
          </table:table-cell>
          <table:table-cell table:number-columns-repeated="2"/>
        </table:table-row>
        <table:table-row table:style-name="ro1">
          <table:table-cell office:value-type="float" office:value="1590325061" calcext:value-type="float">
            <text:p>1590325061</text:p>
          </table:table-cell>
          <table:table-cell table:style-name="ce3" office:value-type="string" calcext:value-type="string">
            <text:p>2020-05-24 09:57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9</text:p>
          </table:table-cell>
          <table:table-cell office:value-type="string" calcext:value-type="string">
            <text:p>54.0</text:p>
          </table:table-cell>
          <table:table-cell table:formula="of:=[.I301]" office:value-type="date" office:date-value="2020-06-18T15:28:46" calcext:value-type="date">
            <text:p>18/06/20</text:p>
          </table:table-cell>
          <table:table-cell table:formula="of:=[.I301]" office:value-type="time" office:time-value="PT1056015H28M45.999999885S" calcext:value-type="time">
            <text:p>15:28:46</text:p>
          </table:table-cell>
          <table:table-cell table:formula="of:=[.A301]+[.$J$2]" office:value-type="float" office:value="1592504926" calcext:value-type="float">
            <text:p>1592504926</text:p>
          </table:table-cell>
          <table:table-cell table:formula="of:=([.$H301]/86400)+25569-(3/24)" office:value-type="float" office:value="44000.6449768519" calcext:value-type="float">
            <text:p>44000,6449768519</text:p>
          </table:table-cell>
          <table:table-cell table:number-columns-repeated="2"/>
        </table:table-row>
        <table:table-row table:style-name="ro1">
          <table:table-cell office:value-type="float" office:value="1590328660" calcext:value-type="float">
            <text:p>1590328660</text:p>
          </table:table-cell>
          <table:table-cell table:style-name="ce3" office:value-type="string" calcext:value-type="string">
            <text:p>2020-05-24 10:57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302]" office:value-type="date" office:date-value="2020-06-18T16:28:45" calcext:value-type="date">
            <text:p>18/06/20</text:p>
          </table:table-cell>
          <table:table-cell table:formula="of:=[.I302]" office:value-type="time" office:time-value="PT1056016H28M45.000000279S" calcext:value-type="time">
            <text:p>16:28:45</text:p>
          </table:table-cell>
          <table:table-cell table:formula="of:=[.A302]+[.$J$2]" office:value-type="float" office:value="1592508525" calcext:value-type="float">
            <text:p>1592508525</text:p>
          </table:table-cell>
          <table:table-cell table:formula="of:=([.$H302]/86400)+25569-(3/24)" office:value-type="float" office:value="44000.6866319444" calcext:value-type="float">
            <text:p>44000,6866319444</text:p>
          </table:table-cell>
          <table:table-cell table:number-columns-repeated="2"/>
        </table:table-row>
        <table:table-row table:style-name="ro1">
          <table:table-cell office:value-type="float" office:value="1590328660" calcext:value-type="float">
            <text:p>1590328660</text:p>
          </table:table-cell>
          <table:table-cell table:style-name="ce3" office:value-type="string" calcext:value-type="string">
            <text:p>2020-05-24 10:57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303]" office:value-type="date" office:date-value="2020-06-18T16:28:45" calcext:value-type="date">
            <text:p>18/06/20</text:p>
          </table:table-cell>
          <table:table-cell table:formula="of:=[.I303]" office:value-type="time" office:time-value="PT1056016H28M45.000000279S" calcext:value-type="time">
            <text:p>16:28:45</text:p>
          </table:table-cell>
          <table:table-cell table:formula="of:=[.A303]+[.$J$2]" office:value-type="float" office:value="1592508525" calcext:value-type="float">
            <text:p>1592508525</text:p>
          </table:table-cell>
          <table:table-cell table:formula="of:=([.$H303]/86400)+25569-(3/24)" office:value-type="float" office:value="44000.6866319444" calcext:value-type="float">
            <text:p>44000,6866319444</text:p>
          </table:table-cell>
          <table:table-cell table:number-columns-repeated="2"/>
        </table:table-row>
        <table:table-row table:style-name="ro1">
          <table:table-cell office:value-type="float" office:value="1590328660" calcext:value-type="float">
            <text:p>1590328660</text:p>
          </table:table-cell>
          <table:table-cell table:style-name="ce3" office:value-type="string" calcext:value-type="string">
            <text:p>2020-05-24 10:57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table:formula="of:=[.I304]" office:value-type="date" office:date-value="2020-06-18T16:28:45" calcext:value-type="date">
            <text:p>18/06/20</text:p>
          </table:table-cell>
          <table:table-cell table:formula="of:=[.I304]" office:value-type="time" office:time-value="PT1056016H28M45.000000279S" calcext:value-type="time">
            <text:p>16:28:45</text:p>
          </table:table-cell>
          <table:table-cell table:formula="of:=[.A304]+[.$J$2]" office:value-type="float" office:value="1592508525" calcext:value-type="float">
            <text:p>1592508525</text:p>
          </table:table-cell>
          <table:table-cell table:formula="of:=([.$H304]/86400)+25569-(3/24)" office:value-type="float" office:value="44000.6866319444" calcext:value-type="float">
            <text:p>44000,6866319444</text:p>
          </table:table-cell>
          <table:table-cell table:number-columns-repeated="2"/>
        </table:table-row>
        <table:table-row table:style-name="ro1">
          <table:table-cell office:value-type="float" office:value="1590328660" calcext:value-type="float">
            <text:p>1590328660</text:p>
          </table:table-cell>
          <table:table-cell table:style-name="ce3" office:value-type="string" calcext:value-type="string">
            <text:p>2020-05-24 10:57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305]" office:value-type="date" office:date-value="2020-06-18T16:28:45" calcext:value-type="date">
            <text:p>18/06/20</text:p>
          </table:table-cell>
          <table:table-cell table:formula="of:=[.I305]" office:value-type="time" office:time-value="PT1056016H28M45.000000279S" calcext:value-type="time">
            <text:p>16:28:45</text:p>
          </table:table-cell>
          <table:table-cell table:formula="of:=[.A305]+[.$J$2]" office:value-type="float" office:value="1592508525" calcext:value-type="float">
            <text:p>1592508525</text:p>
          </table:table-cell>
          <table:table-cell table:formula="of:=([.$H305]/86400)+25569-(3/24)" office:value-type="float" office:value="44000.6866319444" calcext:value-type="float">
            <text:p>44000,6866319444</text:p>
          </table:table-cell>
          <table:table-cell table:number-columns-repeated="2"/>
        </table:table-row>
        <table:table-row table:style-name="ro1">
          <table:table-cell office:value-type="float" office:value="1590332259" calcext:value-type="float">
            <text:p>1590332259</text:p>
          </table:table-cell>
          <table:table-cell table:style-name="ce3" office:value-type="string" calcext:value-type="string">
            <text:p>2020-05-24 11:57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306]" office:value-type="date" office:date-value="2020-06-18T17:28:44" calcext:value-type="date">
            <text:p>18/06/20</text:p>
          </table:table-cell>
          <table:table-cell table:formula="of:=[.I306]" office:value-type="time" office:time-value="PT1056017H28M43.999999836S" calcext:value-type="time">
            <text:p>17:28:44</text:p>
          </table:table-cell>
          <table:table-cell table:formula="of:=[.A306]+[.$J$2]" office:value-type="float" office:value="1592512124" calcext:value-type="float">
            <text:p>1592512124</text:p>
          </table:table-cell>
          <table:table-cell table:formula="of:=([.$H306]/86400)+25569-(3/24)" office:value-type="float" office:value="44000.728287037" calcext:value-type="float">
            <text:p>44000,728287037</text:p>
          </table:table-cell>
          <table:table-cell table:number-columns-repeated="2"/>
        </table:table-row>
        <table:table-row table:style-name="ro1">
          <table:table-cell office:value-type="float" office:value="1590332259" calcext:value-type="float">
            <text:p>1590332259</text:p>
          </table:table-cell>
          <table:table-cell table:style-name="ce3" office:value-type="string" calcext:value-type="string">
            <text:p>2020-05-24 11:57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307]" office:value-type="date" office:date-value="2020-06-18T17:28:44" calcext:value-type="date">
            <text:p>18/06/20</text:p>
          </table:table-cell>
          <table:table-cell table:formula="of:=[.I307]" office:value-type="time" office:time-value="PT1056017H28M43.999999836S" calcext:value-type="time">
            <text:p>17:28:44</text:p>
          </table:table-cell>
          <table:table-cell table:formula="of:=[.A307]+[.$J$2]" office:value-type="float" office:value="1592512124" calcext:value-type="float">
            <text:p>1592512124</text:p>
          </table:table-cell>
          <table:table-cell table:formula="of:=([.$H307]/86400)+25569-(3/24)" office:value-type="float" office:value="44000.728287037" calcext:value-type="float">
            <text:p>44000,728287037</text:p>
          </table:table-cell>
          <table:table-cell table:number-columns-repeated="2"/>
        </table:table-row>
        <table:table-row table:style-name="ro1">
          <table:table-cell office:value-type="float" office:value="1590332259" calcext:value-type="float">
            <text:p>1590332259</text:p>
          </table:table-cell>
          <table:table-cell table:style-name="ce3" office:value-type="string" calcext:value-type="string">
            <text:p>2020-05-24 11:57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308]" office:value-type="date" office:date-value="2020-06-18T17:28:44" calcext:value-type="date">
            <text:p>18/06/20</text:p>
          </table:table-cell>
          <table:table-cell table:formula="of:=[.I308]" office:value-type="time" office:time-value="PT1056017H28M43.999999836S" calcext:value-type="time">
            <text:p>17:28:44</text:p>
          </table:table-cell>
          <table:table-cell table:formula="of:=[.A308]+[.$J$2]" office:value-type="float" office:value="1592512124" calcext:value-type="float">
            <text:p>1592512124</text:p>
          </table:table-cell>
          <table:table-cell table:formula="of:=([.$H308]/86400)+25569-(3/24)" office:value-type="float" office:value="44000.728287037" calcext:value-type="float">
            <text:p>44000,728287037</text:p>
          </table:table-cell>
          <table:table-cell table:number-columns-repeated="2"/>
        </table:table-row>
        <table:table-row table:style-name="ro1">
          <table:table-cell office:value-type="float" office:value="1590332259" calcext:value-type="float">
            <text:p>1590332259</text:p>
          </table:table-cell>
          <table:table-cell table:style-name="ce3" office:value-type="string" calcext:value-type="string">
            <text:p>2020-05-24 11:57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309]" office:value-type="date" office:date-value="2020-06-18T17:28:44" calcext:value-type="date">
            <text:p>18/06/20</text:p>
          </table:table-cell>
          <table:table-cell table:formula="of:=[.I309]" office:value-type="time" office:time-value="PT1056017H28M43.999999836S" calcext:value-type="time">
            <text:p>17:28:44</text:p>
          </table:table-cell>
          <table:table-cell table:formula="of:=[.A309]+[.$J$2]" office:value-type="float" office:value="1592512124" calcext:value-type="float">
            <text:p>1592512124</text:p>
          </table:table-cell>
          <table:table-cell table:formula="of:=([.$H309]/86400)+25569-(3/24)" office:value-type="float" office:value="44000.728287037" calcext:value-type="float">
            <text:p>44000,728287037</text:p>
          </table:table-cell>
          <table:table-cell table:number-columns-repeated="2"/>
        </table:table-row>
        <table:table-row table:style-name="ro1">
          <table:table-cell office:value-type="float" office:value="1590335858" calcext:value-type="float">
            <text:p>1590335858</text:p>
          </table:table-cell>
          <table:table-cell table:style-name="ce3" office:value-type="string" calcext:value-type="string">
            <text:p>2020-05-24 12:57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310]" office:value-type="date" office:date-value="2020-06-18T18:28:43" calcext:value-type="date">
            <text:p>18/06/20</text:p>
          </table:table-cell>
          <table:table-cell table:formula="of:=[.I310]" office:value-type="time" office:time-value="PT1056018H28M43.000000231S" calcext:value-type="time">
            <text:p>18:28:43</text:p>
          </table:table-cell>
          <table:table-cell table:formula="of:=[.A310]+[.$J$2]" office:value-type="float" office:value="1592515723" calcext:value-type="float">
            <text:p>1592515723</text:p>
          </table:table-cell>
          <table:table-cell table:formula="of:=([.$H310]/86400)+25569-(3/24)" office:value-type="float" office:value="44000.7699421296" calcext:value-type="float">
            <text:p>44000,7699421296</text:p>
          </table:table-cell>
          <table:table-cell table:number-columns-repeated="2"/>
        </table:table-row>
        <table:table-row table:style-name="ro1">
          <table:table-cell office:value-type="float" office:value="1590335858" calcext:value-type="float">
            <text:p>1590335858</text:p>
          </table:table-cell>
          <table:table-cell table:style-name="ce3" office:value-type="string" calcext:value-type="string">
            <text:p>2020-05-24 12:57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311]" office:value-type="date" office:date-value="2020-06-18T18:28:43" calcext:value-type="date">
            <text:p>18/06/20</text:p>
          </table:table-cell>
          <table:table-cell table:formula="of:=[.I311]" office:value-type="time" office:time-value="PT1056018H28M43.000000231S" calcext:value-type="time">
            <text:p>18:28:43</text:p>
          </table:table-cell>
          <table:table-cell table:formula="of:=[.A311]+[.$J$2]" office:value-type="float" office:value="1592515723" calcext:value-type="float">
            <text:p>1592515723</text:p>
          </table:table-cell>
          <table:table-cell table:formula="of:=([.$H311]/86400)+25569-(3/24)" office:value-type="float" office:value="44000.7699421296" calcext:value-type="float">
            <text:p>44000,7699421296</text:p>
          </table:table-cell>
          <table:table-cell table:number-columns-repeated="2"/>
        </table:table-row>
        <table:table-row table:style-name="ro1">
          <table:table-cell office:value-type="float" office:value="1590335858" calcext:value-type="float">
            <text:p>1590335858</text:p>
          </table:table-cell>
          <table:table-cell table:style-name="ce3" office:value-type="string" calcext:value-type="string">
            <text:p>2020-05-24 12:57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312]" office:value-type="date" office:date-value="2020-06-18T18:28:43" calcext:value-type="date">
            <text:p>18/06/20</text:p>
          </table:table-cell>
          <table:table-cell table:formula="of:=[.I312]" office:value-type="time" office:time-value="PT1056018H28M43.000000231S" calcext:value-type="time">
            <text:p>18:28:43</text:p>
          </table:table-cell>
          <table:table-cell table:formula="of:=[.A312]+[.$J$2]" office:value-type="float" office:value="1592515723" calcext:value-type="float">
            <text:p>1592515723</text:p>
          </table:table-cell>
          <table:table-cell table:formula="of:=([.$H312]/86400)+25569-(3/24)" office:value-type="float" office:value="44000.7699421296" calcext:value-type="float">
            <text:p>44000,7699421296</text:p>
          </table:table-cell>
          <table:table-cell table:number-columns-repeated="2"/>
        </table:table-row>
        <table:table-row table:style-name="ro1">
          <table:table-cell office:value-type="float" office:value="1590335858" calcext:value-type="float">
            <text:p>1590335858</text:p>
          </table:table-cell>
          <table:table-cell table:style-name="ce3" office:value-type="string" calcext:value-type="string">
            <text:p>2020-05-24 12:57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table:formula="of:=[.I313]" office:value-type="date" office:date-value="2020-06-18T18:28:43" calcext:value-type="date">
            <text:p>18/06/20</text:p>
          </table:table-cell>
          <table:table-cell table:formula="of:=[.I313]" office:value-type="time" office:time-value="PT1056018H28M43.000000231S" calcext:value-type="time">
            <text:p>18:28:43</text:p>
          </table:table-cell>
          <table:table-cell table:formula="of:=[.A313]+[.$J$2]" office:value-type="float" office:value="1592515723" calcext:value-type="float">
            <text:p>1592515723</text:p>
          </table:table-cell>
          <table:table-cell table:formula="of:=([.$H313]/86400)+25569-(3/24)" office:value-type="float" office:value="44000.7699421296" calcext:value-type="float">
            <text:p>44000,7699421296</text:p>
          </table:table-cell>
          <table:table-cell table:number-columns-repeated="2"/>
        </table:table-row>
        <table:table-row table:style-name="ro1">
          <table:table-cell office:value-type="float" office:value="1590339457" calcext:value-type="float">
            <text:p>1590339457</text:p>
          </table:table-cell>
          <table:table-cell table:style-name="ce3" office:value-type="string" calcext:value-type="string">
            <text:p>2020-05-24 13:57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314]" office:value-type="date" office:date-value="2020-06-18T19:28:42" calcext:value-type="date">
            <text:p>18/06/20</text:p>
          </table:table-cell>
          <table:table-cell table:formula="of:=[.I314]" office:value-type="time" office:time-value="PT1056019H28M41.999999788S" calcext:value-type="time">
            <text:p>19:28:42</text:p>
          </table:table-cell>
          <table:table-cell table:formula="of:=[.A314]+[.$J$2]" office:value-type="float" office:value="1592519322" calcext:value-type="float">
            <text:p>1592519322</text:p>
          </table:table-cell>
          <table:table-cell table:formula="of:=([.$H314]/86400)+25569-(3/24)" office:value-type="float" office:value="44000.8115972222" calcext:value-type="float">
            <text:p>44000,8115972222</text:p>
          </table:table-cell>
          <table:table-cell table:number-columns-repeated="2"/>
        </table:table-row>
        <table:table-row table:style-name="ro1">
          <table:table-cell office:value-type="float" office:value="1590339457" calcext:value-type="float">
            <text:p>1590339457</text:p>
          </table:table-cell>
          <table:table-cell table:style-name="ce3" office:value-type="string" calcext:value-type="string">
            <text:p>2020-05-24 13:57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315]" office:value-type="date" office:date-value="2020-06-18T19:28:42" calcext:value-type="date">
            <text:p>18/06/20</text:p>
          </table:table-cell>
          <table:table-cell table:formula="of:=[.I315]" office:value-type="time" office:time-value="PT1056019H28M41.999999788S" calcext:value-type="time">
            <text:p>19:28:42</text:p>
          </table:table-cell>
          <table:table-cell table:formula="of:=[.A315]+[.$J$2]" office:value-type="float" office:value="1592519322" calcext:value-type="float">
            <text:p>1592519322</text:p>
          </table:table-cell>
          <table:table-cell table:formula="of:=([.$H315]/86400)+25569-(3/24)" office:value-type="float" office:value="44000.8115972222" calcext:value-type="float">
            <text:p>44000,8115972222</text:p>
          </table:table-cell>
          <table:table-cell table:number-columns-repeated="2"/>
        </table:table-row>
        <table:table-row table:style-name="ro1">
          <table:table-cell office:value-type="float" office:value="1590339457" calcext:value-type="float">
            <text:p>1590339457</text:p>
          </table:table-cell>
          <table:table-cell table:style-name="ce3" office:value-type="string" calcext:value-type="string">
            <text:p>2020-05-24 13:57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316]" office:value-type="date" office:date-value="2020-06-18T19:28:42" calcext:value-type="date">
            <text:p>18/06/20</text:p>
          </table:table-cell>
          <table:table-cell table:formula="of:=[.I316]" office:value-type="time" office:time-value="PT1056019H28M41.999999788S" calcext:value-type="time">
            <text:p>19:28:42</text:p>
          </table:table-cell>
          <table:table-cell table:formula="of:=[.A316]+[.$J$2]" office:value-type="float" office:value="1592519322" calcext:value-type="float">
            <text:p>1592519322</text:p>
          </table:table-cell>
          <table:table-cell table:formula="of:=([.$H316]/86400)+25569-(3/24)" office:value-type="float" office:value="44000.8115972222" calcext:value-type="float">
            <text:p>44000,8115972222</text:p>
          </table:table-cell>
          <table:table-cell table:number-columns-repeated="2"/>
        </table:table-row>
        <table:table-row table:style-name="ro1">
          <table:table-cell office:value-type="float" office:value="1590339457" calcext:value-type="float">
            <text:p>1590339457</text:p>
          </table:table-cell>
          <table:table-cell table:style-name="ce3" office:value-type="string" calcext:value-type="string">
            <text:p>2020-05-24 13:57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table:formula="of:=[.I317]" office:value-type="date" office:date-value="2020-06-18T19:28:42" calcext:value-type="date">
            <text:p>18/06/20</text:p>
          </table:table-cell>
          <table:table-cell table:formula="of:=[.I317]" office:value-type="time" office:time-value="PT1056019H28M41.999999788S" calcext:value-type="time">
            <text:p>19:28:42</text:p>
          </table:table-cell>
          <table:table-cell table:formula="of:=[.A317]+[.$J$2]" office:value-type="float" office:value="1592519322" calcext:value-type="float">
            <text:p>1592519322</text:p>
          </table:table-cell>
          <table:table-cell table:formula="of:=([.$H317]/86400)+25569-(3/24)" office:value-type="float" office:value="44000.8115972222" calcext:value-type="float">
            <text:p>44000,8115972222</text:p>
          </table:table-cell>
          <table:table-cell table:number-columns-repeated="2"/>
        </table:table-row>
        <table:table-row table:style-name="ro1">
          <table:table-cell office:value-type="float" office:value="1590343056" calcext:value-type="float">
            <text:p>1590343056</text:p>
          </table:table-cell>
          <table:table-cell table:style-name="ce3" office:value-type="string" calcext:value-type="string">
            <text:p>2020-05-24 14:57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318]" office:value-type="date" office:date-value="2020-06-18T20:28:41" calcext:value-type="date">
            <text:p>18/06/20</text:p>
          </table:table-cell>
          <table:table-cell table:formula="of:=[.I318]" office:value-type="time" office:time-value="PT1056020H28M41.000000183S" calcext:value-type="time">
            <text:p>20:28:41</text:p>
          </table:table-cell>
          <table:table-cell table:formula="of:=[.A318]+[.$J$2]" office:value-type="float" office:value="1592522921" calcext:value-type="float">
            <text:p>1592522921</text:p>
          </table:table-cell>
          <table:table-cell table:formula="of:=([.$H318]/86400)+25569-(3/24)" office:value-type="float" office:value="44000.8532523148" calcext:value-type="float">
            <text:p>44000,8532523148</text:p>
          </table:table-cell>
          <table:table-cell table:number-columns-repeated="2"/>
        </table:table-row>
        <table:table-row table:style-name="ro1">
          <table:table-cell office:value-type="float" office:value="1590343056" calcext:value-type="float">
            <text:p>1590343056</text:p>
          </table:table-cell>
          <table:table-cell table:style-name="ce3" office:value-type="string" calcext:value-type="string">
            <text:p>2020-05-24 14:57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319]" office:value-type="date" office:date-value="2020-06-18T20:28:41" calcext:value-type="date">
            <text:p>18/06/20</text:p>
          </table:table-cell>
          <table:table-cell table:formula="of:=[.I319]" office:value-type="time" office:time-value="PT1056020H28M41.000000183S" calcext:value-type="time">
            <text:p>20:28:41</text:p>
          </table:table-cell>
          <table:table-cell table:formula="of:=[.A319]+[.$J$2]" office:value-type="float" office:value="1592522921" calcext:value-type="float">
            <text:p>1592522921</text:p>
          </table:table-cell>
          <table:table-cell table:formula="of:=([.$H319]/86400)+25569-(3/24)" office:value-type="float" office:value="44000.8532523148" calcext:value-type="float">
            <text:p>44000,8532523148</text:p>
          </table:table-cell>
          <table:table-cell table:number-columns-repeated="2"/>
        </table:table-row>
        <table:table-row table:style-name="ro1">
          <table:table-cell office:value-type="float" office:value="1590343056" calcext:value-type="float">
            <text:p>1590343056</text:p>
          </table:table-cell>
          <table:table-cell table:style-name="ce3" office:value-type="string" calcext:value-type="string">
            <text:p>2020-05-24 14:57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320]" office:value-type="date" office:date-value="2020-06-18T20:28:41" calcext:value-type="date">
            <text:p>18/06/20</text:p>
          </table:table-cell>
          <table:table-cell table:formula="of:=[.I320]" office:value-type="time" office:time-value="PT1056020H28M41.000000183S" calcext:value-type="time">
            <text:p>20:28:41</text:p>
          </table:table-cell>
          <table:table-cell table:formula="of:=[.A320]+[.$J$2]" office:value-type="float" office:value="1592522921" calcext:value-type="float">
            <text:p>1592522921</text:p>
          </table:table-cell>
          <table:table-cell table:formula="of:=([.$H320]/86400)+25569-(3/24)" office:value-type="float" office:value="44000.8532523148" calcext:value-type="float">
            <text:p>44000,8532523148</text:p>
          </table:table-cell>
          <table:table-cell table:number-columns-repeated="2"/>
        </table:table-row>
        <table:table-row table:style-name="ro1">
          <table:table-cell office:value-type="float" office:value="1590343056" calcext:value-type="float">
            <text:p>1590343056</text:p>
          </table:table-cell>
          <table:table-cell table:style-name="ce3" office:value-type="string" calcext:value-type="string">
            <text:p>2020-05-24 14:57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4.0</text:p>
          </table:table-cell>
          <table:table-cell table:formula="of:=[.I321]" office:value-type="date" office:date-value="2020-06-18T20:28:41" calcext:value-type="date">
            <text:p>18/06/20</text:p>
          </table:table-cell>
          <table:table-cell table:formula="of:=[.I321]" office:value-type="time" office:time-value="PT1056020H28M41.000000183S" calcext:value-type="time">
            <text:p>20:28:41</text:p>
          </table:table-cell>
          <table:table-cell table:formula="of:=[.A321]+[.$J$2]" office:value-type="float" office:value="1592522921" calcext:value-type="float">
            <text:p>1592522921</text:p>
          </table:table-cell>
          <table:table-cell table:formula="of:=([.$H321]/86400)+25569-(3/24)" office:value-type="float" office:value="44000.8532523148" calcext:value-type="float">
            <text:p>44000,8532523148</text:p>
          </table:table-cell>
          <table:table-cell table:number-columns-repeated="2"/>
        </table:table-row>
        <table:table-row table:style-name="ro1">
          <table:table-cell office:value-type="float" office:value="1590346655" calcext:value-type="float">
            <text:p>1590346655</text:p>
          </table:table-cell>
          <table:table-cell table:style-name="ce3" office:value-type="string" calcext:value-type="string">
            <text:p>2020-05-24 15:57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322]" office:value-type="date" office:date-value="2020-06-18T21:28:40" calcext:value-type="date">
            <text:p>18/06/20</text:p>
          </table:table-cell>
          <table:table-cell table:formula="of:=[.I322]" office:value-type="time" office:time-value="PT1056021H28M39.999999739S" calcext:value-type="time">
            <text:p>21:28:40</text:p>
          </table:table-cell>
          <table:table-cell table:formula="of:=[.A322]+[.$J$2]" office:value-type="float" office:value="1592526520" calcext:value-type="float">
            <text:p>1592526520</text:p>
          </table:table-cell>
          <table:table-cell table:formula="of:=([.$H322]/86400)+25569-(3/24)" office:value-type="float" office:value="44000.8949074074" calcext:value-type="float">
            <text:p>44000,8949074074</text:p>
          </table:table-cell>
          <table:table-cell table:number-columns-repeated="2"/>
        </table:table-row>
        <table:table-row table:style-name="ro1">
          <table:table-cell office:value-type="float" office:value="1590346655" calcext:value-type="float">
            <text:p>1590346655</text:p>
          </table:table-cell>
          <table:table-cell table:style-name="ce3" office:value-type="string" calcext:value-type="string">
            <text:p>2020-05-24 15:57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323]" office:value-type="date" office:date-value="2020-06-18T21:28:40" calcext:value-type="date">
            <text:p>18/06/20</text:p>
          </table:table-cell>
          <table:table-cell table:formula="of:=[.I323]" office:value-type="time" office:time-value="PT1056021H28M39.999999739S" calcext:value-type="time">
            <text:p>21:28:40</text:p>
          </table:table-cell>
          <table:table-cell table:formula="of:=[.A323]+[.$J$2]" office:value-type="float" office:value="1592526520" calcext:value-type="float">
            <text:p>1592526520</text:p>
          </table:table-cell>
          <table:table-cell table:formula="of:=([.$H323]/86400)+25569-(3/24)" office:value-type="float" office:value="44000.8949074074" calcext:value-type="float">
            <text:p>44000,8949074074</text:p>
          </table:table-cell>
          <table:table-cell table:number-columns-repeated="2"/>
        </table:table-row>
        <table:table-row table:style-name="ro1">
          <table:table-cell office:value-type="float" office:value="1590346655" calcext:value-type="float">
            <text:p>1590346655</text:p>
          </table:table-cell>
          <table:table-cell table:style-name="ce3" office:value-type="string" calcext:value-type="string">
            <text:p>2020-05-24 15:57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324]" office:value-type="date" office:date-value="2020-06-18T21:28:40" calcext:value-type="date">
            <text:p>18/06/20</text:p>
          </table:table-cell>
          <table:table-cell table:formula="of:=[.I324]" office:value-type="time" office:time-value="PT1056021H28M39.999999739S" calcext:value-type="time">
            <text:p>21:28:40</text:p>
          </table:table-cell>
          <table:table-cell table:formula="of:=[.A324]+[.$J$2]" office:value-type="float" office:value="1592526520" calcext:value-type="float">
            <text:p>1592526520</text:p>
          </table:table-cell>
          <table:table-cell table:formula="of:=([.$H324]/86400)+25569-(3/24)" office:value-type="float" office:value="44000.8949074074" calcext:value-type="float">
            <text:p>44000,8949074074</text:p>
          </table:table-cell>
          <table:table-cell table:number-columns-repeated="2"/>
        </table:table-row>
        <table:table-row table:style-name="ro1">
          <table:table-cell office:value-type="float" office:value="1590346655" calcext:value-type="float">
            <text:p>1590346655</text:p>
          </table:table-cell>
          <table:table-cell table:style-name="ce3" office:value-type="string" calcext:value-type="string">
            <text:p>2020-05-24 15:57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325]" office:value-type="date" office:date-value="2020-06-18T21:28:40" calcext:value-type="date">
            <text:p>18/06/20</text:p>
          </table:table-cell>
          <table:table-cell table:formula="of:=[.I325]" office:value-type="time" office:time-value="PT1056021H28M39.999999739S" calcext:value-type="time">
            <text:p>21:28:40</text:p>
          </table:table-cell>
          <table:table-cell table:formula="of:=[.A325]+[.$J$2]" office:value-type="float" office:value="1592526520" calcext:value-type="float">
            <text:p>1592526520</text:p>
          </table:table-cell>
          <table:table-cell table:formula="of:=([.$H325]/86400)+25569-(3/24)" office:value-type="float" office:value="44000.8949074074" calcext:value-type="float">
            <text:p>44000,8949074074</text:p>
          </table:table-cell>
          <table:table-cell table:number-columns-repeated="2"/>
        </table:table-row>
        <table:table-row table:style-name="ro1">
          <table:table-cell office:value-type="float" office:value="1590350254" calcext:value-type="float">
            <text:p>1590350254</text:p>
          </table:table-cell>
          <table:table-cell table:style-name="ce3" office:value-type="string" calcext:value-type="string">
            <text:p>2020-05-24 16:57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326]" office:value-type="date" office:date-value="2020-06-18T22:28:39" calcext:value-type="date">
            <text:p>18/06/20</text:p>
          </table:table-cell>
          <table:table-cell table:formula="of:=[.I326]" office:value-type="time" office:time-value="PT1056022H28M39.000000134S" calcext:value-type="time">
            <text:p>22:28:39</text:p>
          </table:table-cell>
          <table:table-cell table:formula="of:=[.A326]+[.$J$2]" office:value-type="float" office:value="1592530119" calcext:value-type="float">
            <text:p>1592530119</text:p>
          </table:table-cell>
          <table:table-cell table:formula="of:=([.$H326]/86400)+25569-(3/24)" office:value-type="float" office:value="44000.9365625" calcext:value-type="float">
            <text:p>44000,9365625</text:p>
          </table:table-cell>
          <table:table-cell table:number-columns-repeated="2"/>
        </table:table-row>
        <table:table-row table:style-name="ro1">
          <table:table-cell office:value-type="float" office:value="1590350254" calcext:value-type="float">
            <text:p>1590350254</text:p>
          </table:table-cell>
          <table:table-cell table:style-name="ce3" office:value-type="string" calcext:value-type="string">
            <text:p>2020-05-24 16:57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7.0</text:p>
          </table:table-cell>
          <table:table-cell table:formula="of:=[.I327]" office:value-type="date" office:date-value="2020-06-18T22:28:39" calcext:value-type="date">
            <text:p>18/06/20</text:p>
          </table:table-cell>
          <table:table-cell table:formula="of:=[.I327]" office:value-type="time" office:time-value="PT1056022H28M39.000000134S" calcext:value-type="time">
            <text:p>22:28:39</text:p>
          </table:table-cell>
          <table:table-cell table:formula="of:=[.A327]+[.$J$2]" office:value-type="float" office:value="1592530119" calcext:value-type="float">
            <text:p>1592530119</text:p>
          </table:table-cell>
          <table:table-cell table:formula="of:=([.$H327]/86400)+25569-(3/24)" office:value-type="float" office:value="44000.9365625" calcext:value-type="float">
            <text:p>44000,9365625</text:p>
          </table:table-cell>
          <table:table-cell table:number-columns-repeated="2"/>
        </table:table-row>
        <table:table-row table:style-name="ro1">
          <table:table-cell office:value-type="float" office:value="1590350254" calcext:value-type="float">
            <text:p>1590350254</text:p>
          </table:table-cell>
          <table:table-cell table:style-name="ce3" office:value-type="string" calcext:value-type="string">
            <text:p>2020-05-24 16:57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1.0</text:p>
          </table:table-cell>
          <table:table-cell table:formula="of:=[.I328]" office:value-type="date" office:date-value="2020-06-18T22:28:39" calcext:value-type="date">
            <text:p>18/06/20</text:p>
          </table:table-cell>
          <table:table-cell table:formula="of:=[.I328]" office:value-type="time" office:time-value="PT1056022H28M39.000000134S" calcext:value-type="time">
            <text:p>22:28:39</text:p>
          </table:table-cell>
          <table:table-cell table:formula="of:=[.A328]+[.$J$2]" office:value-type="float" office:value="1592530119" calcext:value-type="float">
            <text:p>1592530119</text:p>
          </table:table-cell>
          <table:table-cell table:formula="of:=([.$H328]/86400)+25569-(3/24)" office:value-type="float" office:value="44000.9365625" calcext:value-type="float">
            <text:p>44000,9365625</text:p>
          </table:table-cell>
          <table:table-cell table:number-columns-repeated="2"/>
        </table:table-row>
        <table:table-row table:style-name="ro1">
          <table:table-cell office:value-type="float" office:value="1590350254" calcext:value-type="float">
            <text:p>1590350254</text:p>
          </table:table-cell>
          <table:table-cell table:style-name="ce3" office:value-type="string" calcext:value-type="string">
            <text:p>2020-05-24 16:57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table:formula="of:=[.I329]" office:value-type="date" office:date-value="2020-06-18T22:28:39" calcext:value-type="date">
            <text:p>18/06/20</text:p>
          </table:table-cell>
          <table:table-cell table:formula="of:=[.I329]" office:value-type="time" office:time-value="PT1056022H28M39.000000134S" calcext:value-type="time">
            <text:p>22:28:39</text:p>
          </table:table-cell>
          <table:table-cell table:formula="of:=[.A329]+[.$J$2]" office:value-type="float" office:value="1592530119" calcext:value-type="float">
            <text:p>1592530119</text:p>
          </table:table-cell>
          <table:table-cell table:formula="of:=([.$H329]/86400)+25569-(3/24)" office:value-type="float" office:value="44000.9365625" calcext:value-type="float">
            <text:p>44000,9365625</text:p>
          </table:table-cell>
          <table:table-cell table:number-columns-repeated="2"/>
        </table:table-row>
        <table:table-row table:style-name="ro1">
          <table:table-cell office:value-type="float" office:value="1590353853" calcext:value-type="float">
            <text:p>1590353853</text:p>
          </table:table-cell>
          <table:table-cell table:style-name="ce3" office:value-type="string" calcext:value-type="string">
            <text:p>2020-05-24 17:57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330]" office:value-type="date" office:date-value="2020-06-18T23:28:38" calcext:value-type="date">
            <text:p>18/06/20</text:p>
          </table:table-cell>
          <table:table-cell table:formula="of:=[.I330]" office:value-type="time" office:time-value="PT1056023H28M38.000000529S" calcext:value-type="time">
            <text:p>23:28:38</text:p>
          </table:table-cell>
          <table:table-cell table:formula="of:=[.A330]+[.$J$2]" office:value-type="float" office:value="1592533718" calcext:value-type="float">
            <text:p>1592533718</text:p>
          </table:table-cell>
          <table:table-cell table:formula="of:=([.$H330]/86400)+25569-(3/24)" office:value-type="float" office:value="44000.9782175926" calcext:value-type="float">
            <text:p>44000,9782175926</text:p>
          </table:table-cell>
          <table:table-cell table:number-columns-repeated="2"/>
        </table:table-row>
        <table:table-row table:style-name="ro1">
          <table:table-cell office:value-type="float" office:value="1590353853" calcext:value-type="float">
            <text:p>1590353853</text:p>
          </table:table-cell>
          <table:table-cell table:style-name="ce3" office:value-type="string" calcext:value-type="string">
            <text:p>2020-05-24 17:57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6.0</text:p>
          </table:table-cell>
          <table:table-cell table:formula="of:=[.I331]" office:value-type="date" office:date-value="2020-06-18T23:28:38" calcext:value-type="date">
            <text:p>18/06/20</text:p>
          </table:table-cell>
          <table:table-cell table:formula="of:=[.I331]" office:value-type="time" office:time-value="PT1056023H28M38.000000529S" calcext:value-type="time">
            <text:p>23:28:38</text:p>
          </table:table-cell>
          <table:table-cell table:formula="of:=[.A331]+[.$J$2]" office:value-type="float" office:value="1592533718" calcext:value-type="float">
            <text:p>1592533718</text:p>
          </table:table-cell>
          <table:table-cell table:formula="of:=([.$H331]/86400)+25569-(3/24)" office:value-type="float" office:value="44000.9782175926" calcext:value-type="float">
            <text:p>44000,9782175926</text:p>
          </table:table-cell>
          <table:table-cell table:number-columns-repeated="2"/>
        </table:table-row>
        <table:table-row table:style-name="ro1">
          <table:table-cell office:value-type="float" office:value="1590353853" calcext:value-type="float">
            <text:p>1590353853</text:p>
          </table:table-cell>
          <table:table-cell table:style-name="ce3" office:value-type="string" calcext:value-type="string">
            <text:p>2020-05-24 17:57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1.0</text:p>
          </table:table-cell>
          <table:table-cell table:formula="of:=[.I332]" office:value-type="date" office:date-value="2020-06-18T23:28:38" calcext:value-type="date">
            <text:p>18/06/20</text:p>
          </table:table-cell>
          <table:table-cell table:formula="of:=[.I332]" office:value-type="time" office:time-value="PT1056023H28M38.000000529S" calcext:value-type="time">
            <text:p>23:28:38</text:p>
          </table:table-cell>
          <table:table-cell table:formula="of:=[.A332]+[.$J$2]" office:value-type="float" office:value="1592533718" calcext:value-type="float">
            <text:p>1592533718</text:p>
          </table:table-cell>
          <table:table-cell table:formula="of:=([.$H332]/86400)+25569-(3/24)" office:value-type="float" office:value="44000.9782175926" calcext:value-type="float">
            <text:p>44000,9782175926</text:p>
          </table:table-cell>
          <table:table-cell table:number-columns-repeated="2"/>
        </table:table-row>
        <table:table-row table:style-name="ro1">
          <table:table-cell office:value-type="float" office:value="1590353853" calcext:value-type="float">
            <text:p>1590353853</text:p>
          </table:table-cell>
          <table:table-cell table:style-name="ce3" office:value-type="string" calcext:value-type="string">
            <text:p>2020-05-24 17:57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333]" office:value-type="date" office:date-value="2020-06-18T23:28:38" calcext:value-type="date">
            <text:p>18/06/20</text:p>
          </table:table-cell>
          <table:table-cell table:formula="of:=[.I333]" office:value-type="time" office:time-value="PT1056023H28M38.000000529S" calcext:value-type="time">
            <text:p>23:28:38</text:p>
          </table:table-cell>
          <table:table-cell table:formula="of:=[.A333]+[.$J$2]" office:value-type="float" office:value="1592533718" calcext:value-type="float">
            <text:p>1592533718</text:p>
          </table:table-cell>
          <table:table-cell table:formula="of:=([.$H333]/86400)+25569-(3/24)" office:value-type="float" office:value="44000.9782175926" calcext:value-type="float">
            <text:p>44000,9782175926</text:p>
          </table:table-cell>
          <table:table-cell table:number-columns-repeated="2"/>
        </table:table-row>
        <table:table-row table:style-name="ro1">
          <table:table-cell office:value-type="float" office:value="1590357452" calcext:value-type="float">
            <text:p>1590357452</text:p>
          </table:table-cell>
          <table:table-cell table:style-name="ce3" office:value-type="string" calcext:value-type="string">
            <text:p>2020-05-24 18:57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334]" office:value-type="date" office:date-value="2020-06-19T00:28:37" calcext:value-type="date">
            <text:p>19/06/20</text:p>
          </table:table-cell>
          <table:table-cell table:formula="of:=[.I334]" office:value-type="time" office:time-value="PT1056024H28M36.999999247S" calcext:value-type="time">
            <text:p>00:28:37</text:p>
          </table:table-cell>
          <table:table-cell table:formula="of:=[.A334]+[.$J$2]" office:value-type="float" office:value="1592537317" calcext:value-type="float">
            <text:p>1592537317</text:p>
          </table:table-cell>
          <table:table-cell table:formula="of:=([.$H334]/86400)+25569-(3/24)" office:value-type="float" office:value="44001.0198726852" calcext:value-type="float">
            <text:p>44001,0198726852</text:p>
          </table:table-cell>
          <table:table-cell table:number-columns-repeated="2"/>
        </table:table-row>
        <table:table-row table:style-name="ro1">
          <table:table-cell office:value-type="float" office:value="1590357452" calcext:value-type="float">
            <text:p>1590357452</text:p>
          </table:table-cell>
          <table:table-cell table:style-name="ce3" office:value-type="string" calcext:value-type="string">
            <text:p>2020-05-24 18:57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335]" office:value-type="date" office:date-value="2020-06-19T00:28:37" calcext:value-type="date">
            <text:p>19/06/20</text:p>
          </table:table-cell>
          <table:table-cell table:formula="of:=[.I335]" office:value-type="time" office:time-value="PT1056024H28M36.999999247S" calcext:value-type="time">
            <text:p>00:28:37</text:p>
          </table:table-cell>
          <table:table-cell table:formula="of:=[.A335]+[.$J$2]" office:value-type="float" office:value="1592537317" calcext:value-type="float">
            <text:p>1592537317</text:p>
          </table:table-cell>
          <table:table-cell table:formula="of:=([.$H335]/86400)+25569-(3/24)" office:value-type="float" office:value="44001.0198726852" calcext:value-type="float">
            <text:p>44001,0198726852</text:p>
          </table:table-cell>
          <table:table-cell table:number-columns-repeated="2"/>
        </table:table-row>
        <table:table-row table:style-name="ro1">
          <table:table-cell office:value-type="float" office:value="1590357452" calcext:value-type="float">
            <text:p>1590357452</text:p>
          </table:table-cell>
          <table:table-cell table:style-name="ce3" office:value-type="string" calcext:value-type="string">
            <text:p>2020-05-24 18:57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table:formula="of:=[.I336]" office:value-type="date" office:date-value="2020-06-19T00:28:37" calcext:value-type="date">
            <text:p>19/06/20</text:p>
          </table:table-cell>
          <table:table-cell table:formula="of:=[.I336]" office:value-type="time" office:time-value="PT1056024H28M36.999999247S" calcext:value-type="time">
            <text:p>00:28:37</text:p>
          </table:table-cell>
          <table:table-cell table:formula="of:=[.A336]+[.$J$2]" office:value-type="float" office:value="1592537317" calcext:value-type="float">
            <text:p>1592537317</text:p>
          </table:table-cell>
          <table:table-cell table:formula="of:=([.$H336]/86400)+25569-(3/24)" office:value-type="float" office:value="44001.0198726852" calcext:value-type="float">
            <text:p>44001,0198726852</text:p>
          </table:table-cell>
          <table:table-cell table:number-columns-repeated="2"/>
        </table:table-row>
        <table:table-row table:style-name="ro1">
          <table:table-cell office:value-type="float" office:value="1590357452" calcext:value-type="float">
            <text:p>1590357452</text:p>
          </table:table-cell>
          <table:table-cell table:style-name="ce3" office:value-type="string" calcext:value-type="string">
            <text:p>2020-05-24 18:57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337]" office:value-type="date" office:date-value="2020-06-19T00:28:37" calcext:value-type="date">
            <text:p>19/06/20</text:p>
          </table:table-cell>
          <table:table-cell table:formula="of:=[.I337]" office:value-type="time" office:time-value="PT1056024H28M36.999999247S" calcext:value-type="time">
            <text:p>00:28:37</text:p>
          </table:table-cell>
          <table:table-cell table:formula="of:=[.A337]+[.$J$2]" office:value-type="float" office:value="1592537317" calcext:value-type="float">
            <text:p>1592537317</text:p>
          </table:table-cell>
          <table:table-cell table:formula="of:=([.$H337]/86400)+25569-(3/24)" office:value-type="float" office:value="44001.0198726852" calcext:value-type="float">
            <text:p>44001,0198726852</text:p>
          </table:table-cell>
          <table:table-cell table:number-columns-repeated="2"/>
        </table:table-row>
        <table:table-row table:style-name="ro1">
          <table:table-cell office:value-type="float" office:value="1590361051" calcext:value-type="float">
            <text:p>1590361051</text:p>
          </table:table-cell>
          <table:table-cell table:style-name="ce3" office:value-type="string" calcext:value-type="string">
            <text:p>2020-05-24 19:57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338]" office:value-type="date" office:date-value="2020-06-19T01:28:36" calcext:value-type="date">
            <text:p>19/06/20</text:p>
          </table:table-cell>
          <table:table-cell table:formula="of:=[.I338]" office:value-type="time" office:time-value="PT1056025H28M35.999999642S" calcext:value-type="time">
            <text:p>01:28:36</text:p>
          </table:table-cell>
          <table:table-cell table:formula="of:=[.A338]+[.$J$2]" office:value-type="float" office:value="1592540916" calcext:value-type="float">
            <text:p>1592540916</text:p>
          </table:table-cell>
          <table:table-cell table:formula="of:=([.$H338]/86400)+25569-(3/24)" office:value-type="float" office:value="44001.0615277778" calcext:value-type="float">
            <text:p>44001,0615277778</text:p>
          </table:table-cell>
          <table:table-cell table:number-columns-repeated="2"/>
        </table:table-row>
        <table:table-row table:style-name="ro1">
          <table:table-cell office:value-type="float" office:value="1590361051" calcext:value-type="float">
            <text:p>1590361051</text:p>
          </table:table-cell>
          <table:table-cell table:style-name="ce3" office:value-type="string" calcext:value-type="string">
            <text:p>2020-05-24 19:57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339]" office:value-type="date" office:date-value="2020-06-19T01:28:36" calcext:value-type="date">
            <text:p>19/06/20</text:p>
          </table:table-cell>
          <table:table-cell table:formula="of:=[.I339]" office:value-type="time" office:time-value="PT1056025H28M35.999999642S" calcext:value-type="time">
            <text:p>01:28:36</text:p>
          </table:table-cell>
          <table:table-cell table:formula="of:=[.A339]+[.$J$2]" office:value-type="float" office:value="1592540916" calcext:value-type="float">
            <text:p>1592540916</text:p>
          </table:table-cell>
          <table:table-cell table:formula="of:=([.$H339]/86400)+25569-(3/24)" office:value-type="float" office:value="44001.0615277778" calcext:value-type="float">
            <text:p>44001,0615277778</text:p>
          </table:table-cell>
          <table:table-cell table:number-columns-repeated="2"/>
        </table:table-row>
        <table:table-row table:style-name="ro1">
          <table:table-cell office:value-type="float" office:value="1590361051" calcext:value-type="float">
            <text:p>1590361051</text:p>
          </table:table-cell>
          <table:table-cell table:style-name="ce3" office:value-type="string" calcext:value-type="string">
            <text:p>2020-05-24 19:57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table:formula="of:=[.I340]" office:value-type="date" office:date-value="2020-06-19T01:28:36" calcext:value-type="date">
            <text:p>19/06/20</text:p>
          </table:table-cell>
          <table:table-cell table:formula="of:=[.I340]" office:value-type="time" office:time-value="PT1056025H28M35.999999642S" calcext:value-type="time">
            <text:p>01:28:36</text:p>
          </table:table-cell>
          <table:table-cell table:formula="of:=[.A340]+[.$J$2]" office:value-type="float" office:value="1592540916" calcext:value-type="float">
            <text:p>1592540916</text:p>
          </table:table-cell>
          <table:table-cell table:formula="of:=([.$H340]/86400)+25569-(3/24)" office:value-type="float" office:value="44001.0615277778" calcext:value-type="float">
            <text:p>44001,0615277778</text:p>
          </table:table-cell>
          <table:table-cell table:number-columns-repeated="2"/>
        </table:table-row>
        <table:table-row table:style-name="ro1">
          <table:table-cell office:value-type="float" office:value="1590361051" calcext:value-type="float">
            <text:p>1590361051</text:p>
          </table:table-cell>
          <table:table-cell table:style-name="ce3" office:value-type="string" calcext:value-type="string">
            <text:p>2020-05-24 19:57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341]" office:value-type="date" office:date-value="2020-06-19T01:28:36" calcext:value-type="date">
            <text:p>19/06/20</text:p>
          </table:table-cell>
          <table:table-cell table:formula="of:=[.I341]" office:value-type="time" office:time-value="PT1056025H28M35.999999642S" calcext:value-type="time">
            <text:p>01:28:36</text:p>
          </table:table-cell>
          <table:table-cell table:formula="of:=[.A341]+[.$J$2]" office:value-type="float" office:value="1592540916" calcext:value-type="float">
            <text:p>1592540916</text:p>
          </table:table-cell>
          <table:table-cell table:formula="of:=([.$H341]/86400)+25569-(3/24)" office:value-type="float" office:value="44001.0615277778" calcext:value-type="float">
            <text:p>44001,0615277778</text:p>
          </table:table-cell>
          <table:table-cell table:number-columns-repeated="2"/>
        </table:table-row>
        <table:table-row table:style-name="ro1">
          <table:table-cell office:value-type="float" office:value="1590364650" calcext:value-type="float">
            <text:p>1590364650</text:p>
          </table:table-cell>
          <table:table-cell table:style-name="ce3" office:value-type="string" calcext:value-type="string">
            <text:p>2020-05-24 20:57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342]" office:value-type="date" office:date-value="2020-06-19T02:28:35" calcext:value-type="date">
            <text:p>19/06/20</text:p>
          </table:table-cell>
          <table:table-cell table:formula="of:=[.I342]" office:value-type="time" office:time-value="PT1056026H28M35.000000037S" calcext:value-type="time">
            <text:p>02:28:35</text:p>
          </table:table-cell>
          <table:table-cell table:formula="of:=[.A342]+[.$J$2]" office:value-type="float" office:value="1592544515" calcext:value-type="float">
            <text:p>1592544515</text:p>
          </table:table-cell>
          <table:table-cell table:formula="of:=([.$H342]/86400)+25569-(3/24)" office:value-type="float" office:value="44001.1031828704" calcext:value-type="float">
            <text:p>44001,1031828704</text:p>
          </table:table-cell>
          <table:table-cell table:number-columns-repeated="2"/>
        </table:table-row>
        <table:table-row table:style-name="ro1">
          <table:table-cell office:value-type="float" office:value="1590364650" calcext:value-type="float">
            <text:p>1590364650</text:p>
          </table:table-cell>
          <table:table-cell table:style-name="ce3" office:value-type="string" calcext:value-type="string">
            <text:p>2020-05-24 20:57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343]" office:value-type="date" office:date-value="2020-06-19T02:28:35" calcext:value-type="date">
            <text:p>19/06/20</text:p>
          </table:table-cell>
          <table:table-cell table:formula="of:=[.I343]" office:value-type="time" office:time-value="PT1056026H28M35.000000037S" calcext:value-type="time">
            <text:p>02:28:35</text:p>
          </table:table-cell>
          <table:table-cell table:formula="of:=[.A343]+[.$J$2]" office:value-type="float" office:value="1592544515" calcext:value-type="float">
            <text:p>1592544515</text:p>
          </table:table-cell>
          <table:table-cell table:formula="of:=([.$H343]/86400)+25569-(3/24)" office:value-type="float" office:value="44001.1031828704" calcext:value-type="float">
            <text:p>44001,1031828704</text:p>
          </table:table-cell>
          <table:table-cell table:number-columns-repeated="2"/>
        </table:table-row>
        <table:table-row table:style-name="ro1">
          <table:table-cell office:value-type="float" office:value="1590364650" calcext:value-type="float">
            <text:p>1590364650</text:p>
          </table:table-cell>
          <table:table-cell table:style-name="ce3" office:value-type="string" calcext:value-type="string">
            <text:p>2020-05-24 20:57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table:formula="of:=[.I344]" office:value-type="date" office:date-value="2020-06-19T02:28:35" calcext:value-type="date">
            <text:p>19/06/20</text:p>
          </table:table-cell>
          <table:table-cell table:formula="of:=[.I344]" office:value-type="time" office:time-value="PT1056026H28M35.000000037S" calcext:value-type="time">
            <text:p>02:28:35</text:p>
          </table:table-cell>
          <table:table-cell table:formula="of:=[.A344]+[.$J$2]" office:value-type="float" office:value="1592544515" calcext:value-type="float">
            <text:p>1592544515</text:p>
          </table:table-cell>
          <table:table-cell table:formula="of:=([.$H344]/86400)+25569-(3/24)" office:value-type="float" office:value="44001.1031828704" calcext:value-type="float">
            <text:p>44001,1031828704</text:p>
          </table:table-cell>
          <table:table-cell table:number-columns-repeated="2"/>
        </table:table-row>
        <table:table-row table:style-name="ro1">
          <table:table-cell office:value-type="float" office:value="1590364650" calcext:value-type="float">
            <text:p>1590364650</text:p>
          </table:table-cell>
          <table:table-cell table:style-name="ce3" office:value-type="string" calcext:value-type="string">
            <text:p>2020-05-24 20:57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345]" office:value-type="date" office:date-value="2020-06-19T02:28:35" calcext:value-type="date">
            <text:p>19/06/20</text:p>
          </table:table-cell>
          <table:table-cell table:formula="of:=[.I345]" office:value-type="time" office:time-value="PT1056026H28M35.000000037S" calcext:value-type="time">
            <text:p>02:28:35</text:p>
          </table:table-cell>
          <table:table-cell table:formula="of:=[.A345]+[.$J$2]" office:value-type="float" office:value="1592544515" calcext:value-type="float">
            <text:p>1592544515</text:p>
          </table:table-cell>
          <table:table-cell table:formula="of:=([.$H345]/86400)+25569-(3/24)" office:value-type="float" office:value="44001.1031828704" calcext:value-type="float">
            <text:p>44001,1031828704</text:p>
          </table:table-cell>
          <table:table-cell table:number-columns-repeated="2"/>
        </table:table-row>
        <table:table-row table:style-name="ro1">
          <table:table-cell office:value-type="float" office:value="1590368249" calcext:value-type="float">
            <text:p>1590368249</text:p>
          </table:table-cell>
          <table:table-cell table:style-name="ce3" office:value-type="string" calcext:value-type="string">
            <text:p>2020-05-24 21:57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346]" office:value-type="date" office:date-value="2020-06-19T03:28:34" calcext:value-type="date">
            <text:p>19/06/20</text:p>
          </table:table-cell>
          <table:table-cell table:formula="of:=[.I346]" office:value-type="time" office:time-value="PT1056027H28M33.999999594S" calcext:value-type="time">
            <text:p>03:28:34</text:p>
          </table:table-cell>
          <table:table-cell table:formula="of:=[.A346]+[.$J$2]" office:value-type="float" office:value="1592548114" calcext:value-type="float">
            <text:p>1592548114</text:p>
          </table:table-cell>
          <table:table-cell table:formula="of:=([.$H346]/86400)+25569-(3/24)" office:value-type="float" office:value="44001.144837963" calcext:value-type="float">
            <text:p>44001,144837963</text:p>
          </table:table-cell>
          <table:table-cell table:number-columns-repeated="2"/>
        </table:table-row>
        <table:table-row table:style-name="ro1">
          <table:table-cell office:value-type="float" office:value="1590368249" calcext:value-type="float">
            <text:p>1590368249</text:p>
          </table:table-cell>
          <table:table-cell table:style-name="ce3" office:value-type="string" calcext:value-type="string">
            <text:p>2020-05-24 21:57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347]" office:value-type="date" office:date-value="2020-06-19T03:28:34" calcext:value-type="date">
            <text:p>19/06/20</text:p>
          </table:table-cell>
          <table:table-cell table:formula="of:=[.I347]" office:value-type="time" office:time-value="PT1056027H28M33.999999594S" calcext:value-type="time">
            <text:p>03:28:34</text:p>
          </table:table-cell>
          <table:table-cell table:formula="of:=[.A347]+[.$J$2]" office:value-type="float" office:value="1592548114" calcext:value-type="float">
            <text:p>1592548114</text:p>
          </table:table-cell>
          <table:table-cell table:formula="of:=([.$H347]/86400)+25569-(3/24)" office:value-type="float" office:value="44001.144837963" calcext:value-type="float">
            <text:p>44001,144837963</text:p>
          </table:table-cell>
          <table:table-cell table:number-columns-repeated="2"/>
        </table:table-row>
        <table:table-row table:style-name="ro1">
          <table:table-cell office:value-type="float" office:value="1590368249" calcext:value-type="float">
            <text:p>1590368249</text:p>
          </table:table-cell>
          <table:table-cell table:style-name="ce3" office:value-type="string" calcext:value-type="string">
            <text:p>2020-05-24 21:57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348]" office:value-type="date" office:date-value="2020-06-19T03:28:34" calcext:value-type="date">
            <text:p>19/06/20</text:p>
          </table:table-cell>
          <table:table-cell table:formula="of:=[.I348]" office:value-type="time" office:time-value="PT1056027H28M33.999999594S" calcext:value-type="time">
            <text:p>03:28:34</text:p>
          </table:table-cell>
          <table:table-cell table:formula="of:=[.A348]+[.$J$2]" office:value-type="float" office:value="1592548114" calcext:value-type="float">
            <text:p>1592548114</text:p>
          </table:table-cell>
          <table:table-cell table:formula="of:=([.$H348]/86400)+25569-(3/24)" office:value-type="float" office:value="44001.144837963" calcext:value-type="float">
            <text:p>44001,144837963</text:p>
          </table:table-cell>
          <table:table-cell table:number-columns-repeated="2"/>
        </table:table-row>
        <table:table-row table:style-name="ro1">
          <table:table-cell office:value-type="float" office:value="1590368249" calcext:value-type="float">
            <text:p>1590368249</text:p>
          </table:table-cell>
          <table:table-cell table:style-name="ce3" office:value-type="string" calcext:value-type="string">
            <text:p>2020-05-24 21:57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349]" office:value-type="date" office:date-value="2020-06-19T03:28:34" calcext:value-type="date">
            <text:p>19/06/20</text:p>
          </table:table-cell>
          <table:table-cell table:formula="of:=[.I349]" office:value-type="time" office:time-value="PT1056027H28M33.999999594S" calcext:value-type="time">
            <text:p>03:28:34</text:p>
          </table:table-cell>
          <table:table-cell table:formula="of:=[.A349]+[.$J$2]" office:value-type="float" office:value="1592548114" calcext:value-type="float">
            <text:p>1592548114</text:p>
          </table:table-cell>
          <table:table-cell table:formula="of:=([.$H349]/86400)+25569-(3/24)" office:value-type="float" office:value="44001.144837963" calcext:value-type="float">
            <text:p>44001,144837963</text:p>
          </table:table-cell>
          <table:table-cell table:number-columns-repeated="2"/>
        </table:table-row>
        <table:table-row table:style-name="ro1">
          <table:table-cell office:value-type="float" office:value="1590371848" calcext:value-type="float">
            <text:p>1590371848</text:p>
          </table:table-cell>
          <table:table-cell table:style-name="ce3" office:value-type="string" calcext:value-type="string">
            <text:p>2020-05-24 22:57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350]" office:value-type="date" office:date-value="2020-06-19T04:28:33" calcext:value-type="date">
            <text:p>19/06/20</text:p>
          </table:table-cell>
          <table:table-cell table:formula="of:=[.I350]" office:value-type="time" office:time-value="PT1056028H28M33.000000827S" calcext:value-type="time">
            <text:p>04:28:33</text:p>
          </table:table-cell>
          <table:table-cell table:formula="of:=[.A350]+[.$J$2]" office:value-type="float" office:value="1592551713" calcext:value-type="float">
            <text:p>1592551713</text:p>
          </table:table-cell>
          <table:table-cell table:formula="of:=([.$H350]/86400)+25569-(3/24)" office:value-type="float" office:value="44001.1864930556" calcext:value-type="float">
            <text:p>44001,1864930556</text:p>
          </table:table-cell>
          <table:table-cell table:number-columns-repeated="2"/>
        </table:table-row>
        <table:table-row table:style-name="ro1">
          <table:table-cell office:value-type="float" office:value="1590371848" calcext:value-type="float">
            <text:p>1590371848</text:p>
          </table:table-cell>
          <table:table-cell table:style-name="ce3" office:value-type="string" calcext:value-type="string">
            <text:p>2020-05-24 22:57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351]" office:value-type="date" office:date-value="2020-06-19T04:28:33" calcext:value-type="date">
            <text:p>19/06/20</text:p>
          </table:table-cell>
          <table:table-cell table:formula="of:=[.I351]" office:value-type="time" office:time-value="PT1056028H28M33.000000827S" calcext:value-type="time">
            <text:p>04:28:33</text:p>
          </table:table-cell>
          <table:table-cell table:formula="of:=[.A351]+[.$J$2]" office:value-type="float" office:value="1592551713" calcext:value-type="float">
            <text:p>1592551713</text:p>
          </table:table-cell>
          <table:table-cell table:formula="of:=([.$H351]/86400)+25569-(3/24)" office:value-type="float" office:value="44001.1864930556" calcext:value-type="float">
            <text:p>44001,1864930556</text:p>
          </table:table-cell>
          <table:table-cell table:number-columns-repeated="2"/>
        </table:table-row>
        <table:table-row table:style-name="ro1">
          <table:table-cell office:value-type="float" office:value="1590371848" calcext:value-type="float">
            <text:p>1590371848</text:p>
          </table:table-cell>
          <table:table-cell table:style-name="ce3" office:value-type="string" calcext:value-type="string">
            <text:p>2020-05-24 22:57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352]" office:value-type="date" office:date-value="2020-06-19T04:28:33" calcext:value-type="date">
            <text:p>19/06/20</text:p>
          </table:table-cell>
          <table:table-cell table:formula="of:=[.I352]" office:value-type="time" office:time-value="PT1056028H28M33.000000827S" calcext:value-type="time">
            <text:p>04:28:33</text:p>
          </table:table-cell>
          <table:table-cell table:formula="of:=[.A352]+[.$J$2]" office:value-type="float" office:value="1592551713" calcext:value-type="float">
            <text:p>1592551713</text:p>
          </table:table-cell>
          <table:table-cell table:formula="of:=([.$H352]/86400)+25569-(3/24)" office:value-type="float" office:value="44001.1864930556" calcext:value-type="float">
            <text:p>44001,1864930556</text:p>
          </table:table-cell>
          <table:table-cell table:number-columns-repeated="2"/>
        </table:table-row>
        <table:table-row table:style-name="ro1">
          <table:table-cell office:value-type="float" office:value="1590371848" calcext:value-type="float">
            <text:p>1590371848</text:p>
          </table:table-cell>
          <table:table-cell table:style-name="ce3" office:value-type="string" calcext:value-type="string">
            <text:p>2020-05-24 22:57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353]" office:value-type="date" office:date-value="2020-06-19T04:28:33" calcext:value-type="date">
            <text:p>19/06/20</text:p>
          </table:table-cell>
          <table:table-cell table:formula="of:=[.I353]" office:value-type="time" office:time-value="PT1056028H28M33.000000827S" calcext:value-type="time">
            <text:p>04:28:33</text:p>
          </table:table-cell>
          <table:table-cell table:formula="of:=[.A353]+[.$J$2]" office:value-type="float" office:value="1592551713" calcext:value-type="float">
            <text:p>1592551713</text:p>
          </table:table-cell>
          <table:table-cell table:formula="of:=([.$H353]/86400)+25569-(3/24)" office:value-type="float" office:value="44001.1864930556" calcext:value-type="float">
            <text:p>44001,1864930556</text:p>
          </table:table-cell>
          <table:table-cell table:number-columns-repeated="2"/>
        </table:table-row>
        <table:table-row table:style-name="ro1">
          <table:table-cell office:value-type="float" office:value="1590375447" calcext:value-type="float">
            <text:p>1590375447</text:p>
          </table:table-cell>
          <table:table-cell table:style-name="ce3" office:value-type="string" calcext:value-type="string">
            <text:p>2020-05-24 23:57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354]" office:value-type="date" office:date-value="2020-06-19T05:28:32" calcext:value-type="date">
            <text:p>19/06/20</text:p>
          </table:table-cell>
          <table:table-cell table:formula="of:=[.I354]" office:value-type="time" office:time-value="PT1056029H28M31.999999546S" calcext:value-type="time">
            <text:p>05:28:32</text:p>
          </table:table-cell>
          <table:table-cell table:formula="of:=[.A354]+[.$J$2]" office:value-type="float" office:value="1592555312" calcext:value-type="float">
            <text:p>1592555312</text:p>
          </table:table-cell>
          <table:table-cell table:formula="of:=([.$H354]/86400)+25569-(3/24)" office:value-type="float" office:value="44001.2281481481" calcext:value-type="float">
            <text:p>44001,2281481481</text:p>
          </table:table-cell>
          <table:table-cell table:number-columns-repeated="2"/>
        </table:table-row>
        <table:table-row table:style-name="ro1">
          <table:table-cell office:value-type="float" office:value="1590375447" calcext:value-type="float">
            <text:p>1590375447</text:p>
          </table:table-cell>
          <table:table-cell table:style-name="ce3" office:value-type="string" calcext:value-type="string">
            <text:p>2020-05-24 23:57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table:formula="of:=[.I355]" office:value-type="date" office:date-value="2020-06-19T05:28:32" calcext:value-type="date">
            <text:p>19/06/20</text:p>
          </table:table-cell>
          <table:table-cell table:formula="of:=[.I355]" office:value-type="time" office:time-value="PT1056029H28M31.999999546S" calcext:value-type="time">
            <text:p>05:28:32</text:p>
          </table:table-cell>
          <table:table-cell table:formula="of:=[.A355]+[.$J$2]" office:value-type="float" office:value="1592555312" calcext:value-type="float">
            <text:p>1592555312</text:p>
          </table:table-cell>
          <table:table-cell table:formula="of:=([.$H355]/86400)+25569-(3/24)" office:value-type="float" office:value="44001.2281481481" calcext:value-type="float">
            <text:p>44001,2281481481</text:p>
          </table:table-cell>
          <table:table-cell table:number-columns-repeated="2"/>
        </table:table-row>
        <table:table-row table:style-name="ro1">
          <table:table-cell office:value-type="float" office:value="1590375447" calcext:value-type="float">
            <text:p>1590375447</text:p>
          </table:table-cell>
          <table:table-cell table:style-name="ce3" office:value-type="string" calcext:value-type="string">
            <text:p>2020-05-24 23:57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356]" office:value-type="date" office:date-value="2020-06-19T05:28:32" calcext:value-type="date">
            <text:p>19/06/20</text:p>
          </table:table-cell>
          <table:table-cell table:formula="of:=[.I356]" office:value-type="time" office:time-value="PT1056029H28M31.999999546S" calcext:value-type="time">
            <text:p>05:28:32</text:p>
          </table:table-cell>
          <table:table-cell table:formula="of:=[.A356]+[.$J$2]" office:value-type="float" office:value="1592555312" calcext:value-type="float">
            <text:p>1592555312</text:p>
          </table:table-cell>
          <table:table-cell table:formula="of:=([.$H356]/86400)+25569-(3/24)" office:value-type="float" office:value="44001.2281481481" calcext:value-type="float">
            <text:p>44001,2281481481</text:p>
          </table:table-cell>
          <table:table-cell table:number-columns-repeated="2"/>
        </table:table-row>
        <table:table-row table:style-name="ro1">
          <table:table-cell office:value-type="float" office:value="1590375447" calcext:value-type="float">
            <text:p>1590375447</text:p>
          </table:table-cell>
          <table:table-cell table:style-name="ce3" office:value-type="string" calcext:value-type="string">
            <text:p>2020-05-24 23:57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357]" office:value-type="date" office:date-value="2020-06-19T05:28:32" calcext:value-type="date">
            <text:p>19/06/20</text:p>
          </table:table-cell>
          <table:table-cell table:formula="of:=[.I357]" office:value-type="time" office:time-value="PT1056029H28M31.999999546S" calcext:value-type="time">
            <text:p>05:28:32</text:p>
          </table:table-cell>
          <table:table-cell table:formula="of:=[.A357]+[.$J$2]" office:value-type="float" office:value="1592555312" calcext:value-type="float">
            <text:p>1592555312</text:p>
          </table:table-cell>
          <table:table-cell table:formula="of:=([.$H357]/86400)+25569-(3/24)" office:value-type="float" office:value="44001.2281481481" calcext:value-type="float">
            <text:p>44001,2281481481</text:p>
          </table:table-cell>
          <table:table-cell table:number-columns-repeated="2"/>
        </table:table-row>
        <table:table-row table:style-name="ro1">
          <table:table-cell office:value-type="float" office:value="1590379046" calcext:value-type="float">
            <text:p>1590379046</text:p>
          </table:table-cell>
          <table:table-cell table:style-name="ce3" office:value-type="string" calcext:value-type="string">
            <text:p>2020-05-25 00:57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358]" office:value-type="date" office:date-value="2020-06-19T06:28:31" calcext:value-type="date">
            <text:p>19/06/20</text:p>
          </table:table-cell>
          <table:table-cell table:formula="of:=[.I358]" office:value-type="time" office:time-value="PT1056030H28M30.99999994S" calcext:value-type="time">
            <text:p>06:28:31</text:p>
          </table:table-cell>
          <table:table-cell table:formula="of:=[.A358]+[.$J$2]" office:value-type="float" office:value="1592558911" calcext:value-type="float">
            <text:p>1592558911</text:p>
          </table:table-cell>
          <table:table-cell table:formula="of:=([.$H358]/86400)+25569-(3/24)" office:value-type="float" office:value="44001.2698032407" calcext:value-type="float">
            <text:p>44001,2698032407</text:p>
          </table:table-cell>
          <table:table-cell table:number-columns-repeated="2"/>
        </table:table-row>
        <table:table-row table:style-name="ro1">
          <table:table-cell office:value-type="float" office:value="1590379046" calcext:value-type="float">
            <text:p>1590379046</text:p>
          </table:table-cell>
          <table:table-cell table:style-name="ce3" office:value-type="string" calcext:value-type="string">
            <text:p>2020-05-25 00:57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359]" office:value-type="date" office:date-value="2020-06-19T06:28:31" calcext:value-type="date">
            <text:p>19/06/20</text:p>
          </table:table-cell>
          <table:table-cell table:formula="of:=[.I359]" office:value-type="time" office:time-value="PT1056030H28M30.99999994S" calcext:value-type="time">
            <text:p>06:28:31</text:p>
          </table:table-cell>
          <table:table-cell table:formula="of:=[.A359]+[.$J$2]" office:value-type="float" office:value="1592558911" calcext:value-type="float">
            <text:p>1592558911</text:p>
          </table:table-cell>
          <table:table-cell table:formula="of:=([.$H359]/86400)+25569-(3/24)" office:value-type="float" office:value="44001.2698032407" calcext:value-type="float">
            <text:p>44001,2698032407</text:p>
          </table:table-cell>
          <table:table-cell table:number-columns-repeated="2"/>
        </table:table-row>
        <table:table-row table:style-name="ro1">
          <table:table-cell office:value-type="float" office:value="1590379046" calcext:value-type="float">
            <text:p>1590379046</text:p>
          </table:table-cell>
          <table:table-cell table:style-name="ce3" office:value-type="string" calcext:value-type="string">
            <text:p>2020-05-25 00:57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360]" office:value-type="date" office:date-value="2020-06-19T06:28:31" calcext:value-type="date">
            <text:p>19/06/20</text:p>
          </table:table-cell>
          <table:table-cell table:formula="of:=[.I360]" office:value-type="time" office:time-value="PT1056030H28M30.99999994S" calcext:value-type="time">
            <text:p>06:28:31</text:p>
          </table:table-cell>
          <table:table-cell table:formula="of:=[.A360]+[.$J$2]" office:value-type="float" office:value="1592558911" calcext:value-type="float">
            <text:p>1592558911</text:p>
          </table:table-cell>
          <table:table-cell table:formula="of:=([.$H360]/86400)+25569-(3/24)" office:value-type="float" office:value="44001.2698032407" calcext:value-type="float">
            <text:p>44001,2698032407</text:p>
          </table:table-cell>
          <table:table-cell table:number-columns-repeated="2"/>
        </table:table-row>
        <table:table-row table:style-name="ro1">
          <table:table-cell office:value-type="float" office:value="1590379046" calcext:value-type="float">
            <text:p>1590379046</text:p>
          </table:table-cell>
          <table:table-cell table:style-name="ce3" office:value-type="string" calcext:value-type="string">
            <text:p>2020-05-25 00:57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361]" office:value-type="date" office:date-value="2020-06-19T06:28:31" calcext:value-type="date">
            <text:p>19/06/20</text:p>
          </table:table-cell>
          <table:table-cell table:formula="of:=[.I361]" office:value-type="time" office:time-value="PT1056030H28M30.99999994S" calcext:value-type="time">
            <text:p>06:28:31</text:p>
          </table:table-cell>
          <table:table-cell table:formula="of:=[.A361]+[.$J$2]" office:value-type="float" office:value="1592558911" calcext:value-type="float">
            <text:p>1592558911</text:p>
          </table:table-cell>
          <table:table-cell table:formula="of:=([.$H361]/86400)+25569-(3/24)" office:value-type="float" office:value="44001.2698032407" calcext:value-type="float">
            <text:p>44001,2698032407</text:p>
          </table:table-cell>
          <table:table-cell table:number-columns-repeated="2"/>
        </table:table-row>
        <table:table-row table:style-name="ro1">
          <table:table-cell office:value-type="float" office:value="1590382645" calcext:value-type="float">
            <text:p>1590382645</text:p>
          </table:table-cell>
          <table:table-cell table:style-name="ce3" office:value-type="string" calcext:value-type="string">
            <text:p>2020-05-25 01:57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362]" office:value-type="date" office:date-value="2020-06-19T07:28:30" calcext:value-type="date">
            <text:p>19/06/20</text:p>
          </table:table-cell>
          <table:table-cell table:formula="of:=[.I362]" office:value-type="time" office:time-value="PT1056031H28M30.000000335S" calcext:value-type="time">
            <text:p>07:28:30</text:p>
          </table:table-cell>
          <table:table-cell table:formula="of:=[.A362]+[.$J$2]" office:value-type="float" office:value="1592562510" calcext:value-type="float">
            <text:p>1592562510</text:p>
          </table:table-cell>
          <table:table-cell table:formula="of:=([.$H362]/86400)+25569-(3/24)" office:value-type="float" office:value="44001.3114583333" calcext:value-type="float">
            <text:p>44001,3114583333</text:p>
          </table:table-cell>
          <table:table-cell table:number-columns-repeated="2"/>
        </table:table-row>
        <table:table-row table:style-name="ro1">
          <table:table-cell office:value-type="float" office:value="1590382645" calcext:value-type="float">
            <text:p>1590382645</text:p>
          </table:table-cell>
          <table:table-cell table:style-name="ce3" office:value-type="string" calcext:value-type="string">
            <text:p>2020-05-25 01:57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363]" office:value-type="date" office:date-value="2020-06-19T07:28:30" calcext:value-type="date">
            <text:p>19/06/20</text:p>
          </table:table-cell>
          <table:table-cell table:formula="of:=[.I363]" office:value-type="time" office:time-value="PT1056031H28M30.000000335S" calcext:value-type="time">
            <text:p>07:28:30</text:p>
          </table:table-cell>
          <table:table-cell table:formula="of:=[.A363]+[.$J$2]" office:value-type="float" office:value="1592562510" calcext:value-type="float">
            <text:p>1592562510</text:p>
          </table:table-cell>
          <table:table-cell table:formula="of:=([.$H363]/86400)+25569-(3/24)" office:value-type="float" office:value="44001.3114583333" calcext:value-type="float">
            <text:p>44001,3114583333</text:p>
          </table:table-cell>
          <table:table-cell table:number-columns-repeated="2"/>
        </table:table-row>
        <table:table-row table:style-name="ro1">
          <table:table-cell office:value-type="float" office:value="1590382645" calcext:value-type="float">
            <text:p>1590382645</text:p>
          </table:table-cell>
          <table:table-cell table:style-name="ce3" office:value-type="string" calcext:value-type="string">
            <text:p>2020-05-25 01:57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364]" office:value-type="date" office:date-value="2020-06-19T07:28:30" calcext:value-type="date">
            <text:p>19/06/20</text:p>
          </table:table-cell>
          <table:table-cell table:formula="of:=[.I364]" office:value-type="time" office:time-value="PT1056031H28M30.000000335S" calcext:value-type="time">
            <text:p>07:28:30</text:p>
          </table:table-cell>
          <table:table-cell table:formula="of:=[.A364]+[.$J$2]" office:value-type="float" office:value="1592562510" calcext:value-type="float">
            <text:p>1592562510</text:p>
          </table:table-cell>
          <table:table-cell table:formula="of:=([.$H364]/86400)+25569-(3/24)" office:value-type="float" office:value="44001.3114583333" calcext:value-type="float">
            <text:p>44001,3114583333</text:p>
          </table:table-cell>
          <table:table-cell table:number-columns-repeated="2"/>
        </table:table-row>
        <table:table-row table:style-name="ro1">
          <table:table-cell office:value-type="float" office:value="1590382645" calcext:value-type="float">
            <text:p>1590382645</text:p>
          </table:table-cell>
          <table:table-cell table:style-name="ce3" office:value-type="string" calcext:value-type="string">
            <text:p>2020-05-25 01:57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365]" office:value-type="date" office:date-value="2020-06-19T07:28:30" calcext:value-type="date">
            <text:p>19/06/20</text:p>
          </table:table-cell>
          <table:table-cell table:formula="of:=[.I365]" office:value-type="time" office:time-value="PT1056031H28M30.000000335S" calcext:value-type="time">
            <text:p>07:28:30</text:p>
          </table:table-cell>
          <table:table-cell table:formula="of:=[.A365]+[.$J$2]" office:value-type="float" office:value="1592562510" calcext:value-type="float">
            <text:p>1592562510</text:p>
          </table:table-cell>
          <table:table-cell table:formula="of:=([.$H365]/86400)+25569-(3/24)" office:value-type="float" office:value="44001.3114583333" calcext:value-type="float">
            <text:p>44001,3114583333</text:p>
          </table:table-cell>
          <table:table-cell table:number-columns-repeated="2"/>
        </table:table-row>
        <table:table-row table:style-name="ro1">
          <table:table-cell office:value-type="float" office:value="1590386244" calcext:value-type="float">
            <text:p>1590386244</text:p>
          </table:table-cell>
          <table:table-cell table:style-name="ce3" office:value-type="string" calcext:value-type="string">
            <text:p>2020-05-25 02:57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366]" office:value-type="date" office:date-value="2020-06-19T08:28:29" calcext:value-type="date">
            <text:p>19/06/20</text:p>
          </table:table-cell>
          <table:table-cell table:formula="of:=[.I366]" office:value-type="time" office:time-value="PT1056032H28M28.999999892S" calcext:value-type="time">
            <text:p>08:28:29</text:p>
          </table:table-cell>
          <table:table-cell table:formula="of:=[.A366]+[.$J$2]" office:value-type="float" office:value="1592566109" calcext:value-type="float">
            <text:p>1592566109</text:p>
          </table:table-cell>
          <table:table-cell table:formula="of:=([.$H366]/86400)+25569-(3/24)" office:value-type="float" office:value="44001.3531134259" calcext:value-type="float">
            <text:p>44001,3531134259</text:p>
          </table:table-cell>
          <table:table-cell table:number-columns-repeated="2"/>
        </table:table-row>
        <table:table-row table:style-name="ro1">
          <table:table-cell office:value-type="float" office:value="1590386244" calcext:value-type="float">
            <text:p>1590386244</text:p>
          </table:table-cell>
          <table:table-cell table:style-name="ce3" office:value-type="string" calcext:value-type="string">
            <text:p>2020-05-25 02:57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367]" office:value-type="date" office:date-value="2020-06-19T08:28:29" calcext:value-type="date">
            <text:p>19/06/20</text:p>
          </table:table-cell>
          <table:table-cell table:formula="of:=[.I367]" office:value-type="time" office:time-value="PT1056032H28M28.999999892S" calcext:value-type="time">
            <text:p>08:28:29</text:p>
          </table:table-cell>
          <table:table-cell table:formula="of:=[.A367]+[.$J$2]" office:value-type="float" office:value="1592566109" calcext:value-type="float">
            <text:p>1592566109</text:p>
          </table:table-cell>
          <table:table-cell table:formula="of:=([.$H367]/86400)+25569-(3/24)" office:value-type="float" office:value="44001.3531134259" calcext:value-type="float">
            <text:p>44001,3531134259</text:p>
          </table:table-cell>
          <table:table-cell table:number-columns-repeated="2"/>
        </table:table-row>
        <table:table-row table:style-name="ro1">
          <table:table-cell office:value-type="float" office:value="1590386244" calcext:value-type="float">
            <text:p>1590386244</text:p>
          </table:table-cell>
          <table:table-cell table:style-name="ce3" office:value-type="string" calcext:value-type="string">
            <text:p>2020-05-25 02:57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368]" office:value-type="date" office:date-value="2020-06-19T08:28:29" calcext:value-type="date">
            <text:p>19/06/20</text:p>
          </table:table-cell>
          <table:table-cell table:formula="of:=[.I368]" office:value-type="time" office:time-value="PT1056032H28M28.999999892S" calcext:value-type="time">
            <text:p>08:28:29</text:p>
          </table:table-cell>
          <table:table-cell table:formula="of:=[.A368]+[.$J$2]" office:value-type="float" office:value="1592566109" calcext:value-type="float">
            <text:p>1592566109</text:p>
          </table:table-cell>
          <table:table-cell table:formula="of:=([.$H368]/86400)+25569-(3/24)" office:value-type="float" office:value="44001.3531134259" calcext:value-type="float">
            <text:p>44001,3531134259</text:p>
          </table:table-cell>
          <table:table-cell table:number-columns-repeated="2"/>
        </table:table-row>
        <table:table-row table:style-name="ro1">
          <table:table-cell office:value-type="float" office:value="1590386244" calcext:value-type="float">
            <text:p>1590386244</text:p>
          </table:table-cell>
          <table:table-cell table:style-name="ce3" office:value-type="string" calcext:value-type="string">
            <text:p>2020-05-25 02:57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369]" office:value-type="date" office:date-value="2020-06-19T08:28:29" calcext:value-type="date">
            <text:p>19/06/20</text:p>
          </table:table-cell>
          <table:table-cell table:formula="of:=[.I369]" office:value-type="time" office:time-value="PT1056032H28M28.999999892S" calcext:value-type="time">
            <text:p>08:28:29</text:p>
          </table:table-cell>
          <table:table-cell table:formula="of:=[.A369]+[.$J$2]" office:value-type="float" office:value="1592566109" calcext:value-type="float">
            <text:p>1592566109</text:p>
          </table:table-cell>
          <table:table-cell table:formula="of:=([.$H369]/86400)+25569-(3/24)" office:value-type="float" office:value="44001.3531134259" calcext:value-type="float">
            <text:p>44001,3531134259</text:p>
          </table:table-cell>
          <table:table-cell table:number-columns-repeated="2"/>
        </table:table-row>
        <table:table-row table:style-name="ro1">
          <table:table-cell office:value-type="float" office:value="1590389843" calcext:value-type="float">
            <text:p>1590389843</text:p>
          </table:table-cell>
          <table:table-cell table:style-name="ce3" office:value-type="string" calcext:value-type="string">
            <text:p>2020-05-25 03:57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370]" office:value-type="date" office:date-value="2020-06-19T09:28:28" calcext:value-type="date">
            <text:p>19/06/20</text:p>
          </table:table-cell>
          <table:table-cell table:formula="of:=[.I370]" office:value-type="time" office:time-value="PT1056033H28M28.000000287S" calcext:value-type="time">
            <text:p>09:28:28</text:p>
          </table:table-cell>
          <table:table-cell table:formula="of:=[.A370]+[.$J$2]" office:value-type="float" office:value="1592569708" calcext:value-type="float">
            <text:p>1592569708</text:p>
          </table:table-cell>
          <table:table-cell table:formula="of:=([.$H370]/86400)+25569-(3/24)" office:value-type="float" office:value="44001.3947685185" calcext:value-type="float">
            <text:p>44001,3947685185</text:p>
          </table:table-cell>
          <table:table-cell table:number-columns-repeated="2"/>
        </table:table-row>
        <table:table-row table:style-name="ro1">
          <table:table-cell office:value-type="float" office:value="1590389843" calcext:value-type="float">
            <text:p>1590389843</text:p>
          </table:table-cell>
          <table:table-cell table:style-name="ce3" office:value-type="string" calcext:value-type="string">
            <text:p>2020-05-25 03:57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371]" office:value-type="date" office:date-value="2020-06-19T09:28:28" calcext:value-type="date">
            <text:p>19/06/20</text:p>
          </table:table-cell>
          <table:table-cell table:formula="of:=[.I371]" office:value-type="time" office:time-value="PT1056033H28M28.000000287S" calcext:value-type="time">
            <text:p>09:28:28</text:p>
          </table:table-cell>
          <table:table-cell table:formula="of:=[.A371]+[.$J$2]" office:value-type="float" office:value="1592569708" calcext:value-type="float">
            <text:p>1592569708</text:p>
          </table:table-cell>
          <table:table-cell table:formula="of:=([.$H371]/86400)+25569-(3/24)" office:value-type="float" office:value="44001.3947685185" calcext:value-type="float">
            <text:p>44001,3947685185</text:p>
          </table:table-cell>
          <table:table-cell table:number-columns-repeated="2"/>
        </table:table-row>
        <table:table-row table:style-name="ro1">
          <table:table-cell office:value-type="float" office:value="1590389843" calcext:value-type="float">
            <text:p>1590389843</text:p>
          </table:table-cell>
          <table:table-cell table:style-name="ce3" office:value-type="string" calcext:value-type="string">
            <text:p>2020-05-25 03:57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372]" office:value-type="date" office:date-value="2020-06-19T09:28:28" calcext:value-type="date">
            <text:p>19/06/20</text:p>
          </table:table-cell>
          <table:table-cell table:formula="of:=[.I372]" office:value-type="time" office:time-value="PT1056033H28M28.000000287S" calcext:value-type="time">
            <text:p>09:28:28</text:p>
          </table:table-cell>
          <table:table-cell table:formula="of:=[.A372]+[.$J$2]" office:value-type="float" office:value="1592569708" calcext:value-type="float">
            <text:p>1592569708</text:p>
          </table:table-cell>
          <table:table-cell table:formula="of:=([.$H372]/86400)+25569-(3/24)" office:value-type="float" office:value="44001.3947685185" calcext:value-type="float">
            <text:p>44001,3947685185</text:p>
          </table:table-cell>
          <table:table-cell table:number-columns-repeated="2"/>
        </table:table-row>
        <table:table-row table:style-name="ro1">
          <table:table-cell office:value-type="float" office:value="1590389843" calcext:value-type="float">
            <text:p>1590389843</text:p>
          </table:table-cell>
          <table:table-cell table:style-name="ce3" office:value-type="string" calcext:value-type="string">
            <text:p>2020-05-25 03:57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373]" office:value-type="date" office:date-value="2020-06-19T09:28:28" calcext:value-type="date">
            <text:p>19/06/20</text:p>
          </table:table-cell>
          <table:table-cell table:formula="of:=[.I373]" office:value-type="time" office:time-value="PT1056033H28M28.000000287S" calcext:value-type="time">
            <text:p>09:28:28</text:p>
          </table:table-cell>
          <table:table-cell table:formula="of:=[.A373]+[.$J$2]" office:value-type="float" office:value="1592569708" calcext:value-type="float">
            <text:p>1592569708</text:p>
          </table:table-cell>
          <table:table-cell table:formula="of:=([.$H373]/86400)+25569-(3/24)" office:value-type="float" office:value="44001.3947685185" calcext:value-type="float">
            <text:p>44001,3947685185</text:p>
          </table:table-cell>
          <table:table-cell table:number-columns-repeated="2"/>
        </table:table-row>
        <table:table-row table:style-name="ro1">
          <table:table-cell office:value-type="float" office:value="1590393442" calcext:value-type="float">
            <text:p>1590393442</text:p>
          </table:table-cell>
          <table:table-cell table:style-name="ce3" office:value-type="string" calcext:value-type="string">
            <text:p>2020-05-25 04:57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374]" office:value-type="date" office:date-value="2020-06-19T10:28:27" calcext:value-type="date">
            <text:p>19/06/20</text:p>
          </table:table-cell>
          <table:table-cell table:formula="of:=[.I374]" office:value-type="time" office:time-value="PT1056034H28M26.999999844S" calcext:value-type="time">
            <text:p>10:28:27</text:p>
          </table:table-cell>
          <table:table-cell table:formula="of:=[.A374]+[.$J$2]" office:value-type="float" office:value="1592573307" calcext:value-type="float">
            <text:p>1592573307</text:p>
          </table:table-cell>
          <table:table-cell table:formula="of:=([.$H374]/86400)+25569-(3/24)" office:value-type="float" office:value="44001.4364236111" calcext:value-type="float">
            <text:p>44001,4364236111</text:p>
          </table:table-cell>
          <table:table-cell table:number-columns-repeated="2"/>
        </table:table-row>
        <table:table-row table:style-name="ro1">
          <table:table-cell office:value-type="float" office:value="1590393442" calcext:value-type="float">
            <text:p>1590393442</text:p>
          </table:table-cell>
          <table:table-cell table:style-name="ce3" office:value-type="string" calcext:value-type="string">
            <text:p>2020-05-25 04:57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6.0</text:p>
          </table:table-cell>
          <table:table-cell table:formula="of:=[.I375]" office:value-type="date" office:date-value="2020-06-19T10:28:27" calcext:value-type="date">
            <text:p>19/06/20</text:p>
          </table:table-cell>
          <table:table-cell table:formula="of:=[.I375]" office:value-type="time" office:time-value="PT1056034H28M26.999999844S" calcext:value-type="time">
            <text:p>10:28:27</text:p>
          </table:table-cell>
          <table:table-cell table:formula="of:=[.A375]+[.$J$2]" office:value-type="float" office:value="1592573307" calcext:value-type="float">
            <text:p>1592573307</text:p>
          </table:table-cell>
          <table:table-cell table:formula="of:=([.$H375]/86400)+25569-(3/24)" office:value-type="float" office:value="44001.4364236111" calcext:value-type="float">
            <text:p>44001,4364236111</text:p>
          </table:table-cell>
          <table:table-cell table:number-columns-repeated="2"/>
        </table:table-row>
        <table:table-row table:style-name="ro1">
          <table:table-cell office:value-type="float" office:value="1590393442" calcext:value-type="float">
            <text:p>1590393442</text:p>
          </table:table-cell>
          <table:table-cell table:style-name="ce3" office:value-type="string" calcext:value-type="string">
            <text:p>2020-05-25 04:57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376]" office:value-type="date" office:date-value="2020-06-19T10:28:27" calcext:value-type="date">
            <text:p>19/06/20</text:p>
          </table:table-cell>
          <table:table-cell table:formula="of:=[.I376]" office:value-type="time" office:time-value="PT1056034H28M26.999999844S" calcext:value-type="time">
            <text:p>10:28:27</text:p>
          </table:table-cell>
          <table:table-cell table:formula="of:=[.A376]+[.$J$2]" office:value-type="float" office:value="1592573307" calcext:value-type="float">
            <text:p>1592573307</text:p>
          </table:table-cell>
          <table:table-cell table:formula="of:=([.$H376]/86400)+25569-(3/24)" office:value-type="float" office:value="44001.4364236111" calcext:value-type="float">
            <text:p>44001,4364236111</text:p>
          </table:table-cell>
          <table:table-cell table:number-columns-repeated="2"/>
        </table:table-row>
        <table:table-row table:style-name="ro1">
          <table:table-cell office:value-type="float" office:value="1590393442" calcext:value-type="float">
            <text:p>1590393442</text:p>
          </table:table-cell>
          <table:table-cell table:style-name="ce3" office:value-type="string" calcext:value-type="string">
            <text:p>2020-05-25 04:57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377]" office:value-type="date" office:date-value="2020-06-19T10:28:27" calcext:value-type="date">
            <text:p>19/06/20</text:p>
          </table:table-cell>
          <table:table-cell table:formula="of:=[.I377]" office:value-type="time" office:time-value="PT1056034H28M26.999999844S" calcext:value-type="time">
            <text:p>10:28:27</text:p>
          </table:table-cell>
          <table:table-cell table:formula="of:=[.A377]+[.$J$2]" office:value-type="float" office:value="1592573307" calcext:value-type="float">
            <text:p>1592573307</text:p>
          </table:table-cell>
          <table:table-cell table:formula="of:=([.$H377]/86400)+25569-(3/24)" office:value-type="float" office:value="44001.4364236111" calcext:value-type="float">
            <text:p>44001,4364236111</text:p>
          </table:table-cell>
          <table:table-cell table:number-columns-repeated="2"/>
        </table:table-row>
        <table:table-row table:style-name="ro1">
          <table:table-cell office:value-type="float" office:value="1590397041" calcext:value-type="float">
            <text:p>1590397041</text:p>
          </table:table-cell>
          <table:table-cell table:style-name="ce3" office:value-type="string" calcext:value-type="string">
            <text:p>2020-05-25 05:57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378]" office:value-type="date" office:date-value="2020-06-19T11:28:26" calcext:value-type="date">
            <text:p>19/06/20</text:p>
          </table:table-cell>
          <table:table-cell table:formula="of:=[.I378]" office:value-type="time" office:time-value="PT1056035H28M26.000000238S" calcext:value-type="time">
            <text:p>11:28:26</text:p>
          </table:table-cell>
          <table:table-cell table:formula="of:=[.A378]+[.$J$2]" office:value-type="float" office:value="1592576906" calcext:value-type="float">
            <text:p>1592576906</text:p>
          </table:table-cell>
          <table:table-cell table:formula="of:=([.$H378]/86400)+25569-(3/24)" office:value-type="float" office:value="44001.4780787037" calcext:value-type="float">
            <text:p>44001,4780787037</text:p>
          </table:table-cell>
          <table:table-cell table:number-columns-repeated="2"/>
        </table:table-row>
        <table:table-row table:style-name="ro1">
          <table:table-cell office:value-type="float" office:value="1590397041" calcext:value-type="float">
            <text:p>1590397041</text:p>
          </table:table-cell>
          <table:table-cell table:style-name="ce3" office:value-type="string" calcext:value-type="string">
            <text:p>2020-05-25 05:57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379]" office:value-type="date" office:date-value="2020-06-19T11:28:26" calcext:value-type="date">
            <text:p>19/06/20</text:p>
          </table:table-cell>
          <table:table-cell table:formula="of:=[.I379]" office:value-type="time" office:time-value="PT1056035H28M26.000000238S" calcext:value-type="time">
            <text:p>11:28:26</text:p>
          </table:table-cell>
          <table:table-cell table:formula="of:=[.A379]+[.$J$2]" office:value-type="float" office:value="1592576906" calcext:value-type="float">
            <text:p>1592576906</text:p>
          </table:table-cell>
          <table:table-cell table:formula="of:=([.$H379]/86400)+25569-(3/24)" office:value-type="float" office:value="44001.4780787037" calcext:value-type="float">
            <text:p>44001,4780787037</text:p>
          </table:table-cell>
          <table:table-cell table:number-columns-repeated="2"/>
        </table:table-row>
        <table:table-row table:style-name="ro1">
          <table:table-cell office:value-type="float" office:value="1590397041" calcext:value-type="float">
            <text:p>1590397041</text:p>
          </table:table-cell>
          <table:table-cell table:style-name="ce3" office:value-type="string" calcext:value-type="string">
            <text:p>2020-05-25 05:57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380]" office:value-type="date" office:date-value="2020-06-19T11:28:26" calcext:value-type="date">
            <text:p>19/06/20</text:p>
          </table:table-cell>
          <table:table-cell table:formula="of:=[.I380]" office:value-type="time" office:time-value="PT1056035H28M26.000000238S" calcext:value-type="time">
            <text:p>11:28:26</text:p>
          </table:table-cell>
          <table:table-cell table:formula="of:=[.A380]+[.$J$2]" office:value-type="float" office:value="1592576906" calcext:value-type="float">
            <text:p>1592576906</text:p>
          </table:table-cell>
          <table:table-cell table:formula="of:=([.$H380]/86400)+25569-(3/24)" office:value-type="float" office:value="44001.4780787037" calcext:value-type="float">
            <text:p>44001,4780787037</text:p>
          </table:table-cell>
          <table:table-cell table:number-columns-repeated="2"/>
        </table:table-row>
        <table:table-row table:style-name="ro1">
          <table:table-cell office:value-type="float" office:value="1590397041" calcext:value-type="float">
            <text:p>1590397041</text:p>
          </table:table-cell>
          <table:table-cell table:style-name="ce3" office:value-type="string" calcext:value-type="string">
            <text:p>2020-05-25 05:57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381]" office:value-type="date" office:date-value="2020-06-19T11:28:26" calcext:value-type="date">
            <text:p>19/06/20</text:p>
          </table:table-cell>
          <table:table-cell table:formula="of:=[.I381]" office:value-type="time" office:time-value="PT1056035H28M26.000000238S" calcext:value-type="time">
            <text:p>11:28:26</text:p>
          </table:table-cell>
          <table:table-cell table:formula="of:=[.A381]+[.$J$2]" office:value-type="float" office:value="1592576906" calcext:value-type="float">
            <text:p>1592576906</text:p>
          </table:table-cell>
          <table:table-cell table:formula="of:=([.$H381]/86400)+25569-(3/24)" office:value-type="float" office:value="44001.4780787037" calcext:value-type="float">
            <text:p>44001,4780787037</text:p>
          </table:table-cell>
          <table:table-cell table:number-columns-repeated="2"/>
        </table:table-row>
        <table:table-row table:style-name="ro1">
          <table:table-cell office:value-type="float" office:value="1590400640" calcext:value-type="float">
            <text:p>1590400640</text:p>
          </table:table-cell>
          <table:table-cell table:style-name="ce3" office:value-type="string" calcext:value-type="string">
            <text:p>2020-05-25 06:57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382]" office:value-type="date" office:date-value="2020-06-19T12:28:25" calcext:value-type="date">
            <text:p>19/06/20</text:p>
          </table:table-cell>
          <table:table-cell table:formula="of:=[.I382]" office:value-type="time" office:time-value="PT1056036H28M24.999999795S" calcext:value-type="time">
            <text:p>12:28:25</text:p>
          </table:table-cell>
          <table:table-cell table:formula="of:=[.A382]+[.$J$2]" office:value-type="float" office:value="1592580505" calcext:value-type="float">
            <text:p>1592580505</text:p>
          </table:table-cell>
          <table:table-cell table:formula="of:=([.$H382]/86400)+25569-(3/24)" office:value-type="float" office:value="44001.5197337963" calcext:value-type="float">
            <text:p>44001,5197337963</text:p>
          </table:table-cell>
          <table:table-cell table:number-columns-repeated="2"/>
        </table:table-row>
        <table:table-row table:style-name="ro1">
          <table:table-cell office:value-type="float" office:value="1590400640" calcext:value-type="float">
            <text:p>1590400640</text:p>
          </table:table-cell>
          <table:table-cell table:style-name="ce3" office:value-type="string" calcext:value-type="string">
            <text:p>2020-05-25 06:57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383]" office:value-type="date" office:date-value="2020-06-19T12:28:25" calcext:value-type="date">
            <text:p>19/06/20</text:p>
          </table:table-cell>
          <table:table-cell table:formula="of:=[.I383]" office:value-type="time" office:time-value="PT1056036H28M24.999999795S" calcext:value-type="time">
            <text:p>12:28:25</text:p>
          </table:table-cell>
          <table:table-cell table:formula="of:=[.A383]+[.$J$2]" office:value-type="float" office:value="1592580505" calcext:value-type="float">
            <text:p>1592580505</text:p>
          </table:table-cell>
          <table:table-cell table:formula="of:=([.$H383]/86400)+25569-(3/24)" office:value-type="float" office:value="44001.5197337963" calcext:value-type="float">
            <text:p>44001,5197337963</text:p>
          </table:table-cell>
          <table:table-cell table:number-columns-repeated="2"/>
        </table:table-row>
        <table:table-row table:style-name="ro1">
          <table:table-cell office:value-type="float" office:value="1590400640" calcext:value-type="float">
            <text:p>1590400640</text:p>
          </table:table-cell>
          <table:table-cell table:style-name="ce3" office:value-type="string" calcext:value-type="string">
            <text:p>2020-05-25 06:57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384]" office:value-type="date" office:date-value="2020-06-19T12:28:25" calcext:value-type="date">
            <text:p>19/06/20</text:p>
          </table:table-cell>
          <table:table-cell table:formula="of:=[.I384]" office:value-type="time" office:time-value="PT1056036H28M24.999999795S" calcext:value-type="time">
            <text:p>12:28:25</text:p>
          </table:table-cell>
          <table:table-cell table:formula="of:=[.A384]+[.$J$2]" office:value-type="float" office:value="1592580505" calcext:value-type="float">
            <text:p>1592580505</text:p>
          </table:table-cell>
          <table:table-cell table:formula="of:=([.$H384]/86400)+25569-(3/24)" office:value-type="float" office:value="44001.5197337963" calcext:value-type="float">
            <text:p>44001,5197337963</text:p>
          </table:table-cell>
          <table:table-cell table:number-columns-repeated="2"/>
        </table:table-row>
        <table:table-row table:style-name="ro1">
          <table:table-cell office:value-type="float" office:value="1590400640" calcext:value-type="float">
            <text:p>1590400640</text:p>
          </table:table-cell>
          <table:table-cell table:style-name="ce3" office:value-type="string" calcext:value-type="string">
            <text:p>2020-05-25 06:57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385]" office:value-type="date" office:date-value="2020-06-19T12:28:25" calcext:value-type="date">
            <text:p>19/06/20</text:p>
          </table:table-cell>
          <table:table-cell table:formula="of:=[.I385]" office:value-type="time" office:time-value="PT1056036H28M24.999999795S" calcext:value-type="time">
            <text:p>12:28:25</text:p>
          </table:table-cell>
          <table:table-cell table:formula="of:=[.A385]+[.$J$2]" office:value-type="float" office:value="1592580505" calcext:value-type="float">
            <text:p>1592580505</text:p>
          </table:table-cell>
          <table:table-cell table:formula="of:=([.$H385]/86400)+25569-(3/24)" office:value-type="float" office:value="44001.5197337963" calcext:value-type="float">
            <text:p>44001,5197337963</text:p>
          </table:table-cell>
          <table:table-cell table:number-columns-repeated="2"/>
        </table:table-row>
        <table:table-row table:style-name="ro1">
          <table:table-cell office:value-type="float" office:value="1590404239" calcext:value-type="float">
            <text:p>1590404239</text:p>
          </table:table-cell>
          <table:table-cell table:style-name="ce3" office:value-type="string" calcext:value-type="string">
            <text:p>2020-05-25 07:57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9.0</text:p>
          </table:table-cell>
          <table:table-cell table:formula="of:=[.I386]" office:value-type="date" office:date-value="2020-06-19T13:28:24" calcext:value-type="date">
            <text:p>19/06/20</text:p>
          </table:table-cell>
          <table:table-cell table:formula="of:=[.I386]" office:value-type="time" office:time-value="PT1056037H28M24.00000019S" calcext:value-type="time">
            <text:p>13:28:24</text:p>
          </table:table-cell>
          <table:table-cell table:formula="of:=[.A386]+[.$J$2]" office:value-type="float" office:value="1592584104" calcext:value-type="float">
            <text:p>1592584104</text:p>
          </table:table-cell>
          <table:table-cell table:formula="of:=([.$H386]/86400)+25569-(3/24)" office:value-type="float" office:value="44001.5613888889" calcext:value-type="float">
            <text:p>44001,5613888889</text:p>
          </table:table-cell>
          <table:table-cell table:number-columns-repeated="2"/>
        </table:table-row>
        <table:table-row table:style-name="ro1">
          <table:table-cell office:value-type="float" office:value="1590404239" calcext:value-type="float">
            <text:p>1590404239</text:p>
          </table:table-cell>
          <table:table-cell table:style-name="ce3" office:value-type="string" calcext:value-type="string">
            <text:p>2020-05-25 07:57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6.0</text:p>
          </table:table-cell>
          <table:table-cell table:formula="of:=[.I387]" office:value-type="date" office:date-value="2020-06-19T13:28:24" calcext:value-type="date">
            <text:p>19/06/20</text:p>
          </table:table-cell>
          <table:table-cell table:formula="of:=[.I387]" office:value-type="time" office:time-value="PT1056037H28M24.00000019S" calcext:value-type="time">
            <text:p>13:28:24</text:p>
          </table:table-cell>
          <table:table-cell table:formula="of:=[.A387]+[.$J$2]" office:value-type="float" office:value="1592584104" calcext:value-type="float">
            <text:p>1592584104</text:p>
          </table:table-cell>
          <table:table-cell table:formula="of:=([.$H387]/86400)+25569-(3/24)" office:value-type="float" office:value="44001.5613888889" calcext:value-type="float">
            <text:p>44001,5613888889</text:p>
          </table:table-cell>
          <table:table-cell table:number-columns-repeated="2"/>
        </table:table-row>
        <table:table-row table:style-name="ro1">
          <table:table-cell office:value-type="float" office:value="1590404239" calcext:value-type="float">
            <text:p>1590404239</text:p>
          </table:table-cell>
          <table:table-cell table:style-name="ce3" office:value-type="string" calcext:value-type="string">
            <text:p>2020-05-25 07:57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table:formula="of:=[.I388]" office:value-type="date" office:date-value="2020-06-19T13:28:24" calcext:value-type="date">
            <text:p>19/06/20</text:p>
          </table:table-cell>
          <table:table-cell table:formula="of:=[.I388]" office:value-type="time" office:time-value="PT1056037H28M24.00000019S" calcext:value-type="time">
            <text:p>13:28:24</text:p>
          </table:table-cell>
          <table:table-cell table:formula="of:=[.A388]+[.$J$2]" office:value-type="float" office:value="1592584104" calcext:value-type="float">
            <text:p>1592584104</text:p>
          </table:table-cell>
          <table:table-cell table:formula="of:=([.$H388]/86400)+25569-(3/24)" office:value-type="float" office:value="44001.5613888889" calcext:value-type="float">
            <text:p>44001,5613888889</text:p>
          </table:table-cell>
          <table:table-cell table:number-columns-repeated="2"/>
        </table:table-row>
        <table:table-row table:style-name="ro1">
          <table:table-cell office:value-type="float" office:value="1590404239" calcext:value-type="float">
            <text:p>1590404239</text:p>
          </table:table-cell>
          <table:table-cell table:style-name="ce3" office:value-type="string" calcext:value-type="string">
            <text:p>2020-05-25 07:57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4.0</text:p>
          </table:table-cell>
          <table:table-cell table:formula="of:=[.I389]" office:value-type="date" office:date-value="2020-06-19T13:28:24" calcext:value-type="date">
            <text:p>19/06/20</text:p>
          </table:table-cell>
          <table:table-cell table:formula="of:=[.I389]" office:value-type="time" office:time-value="PT1056037H28M24.00000019S" calcext:value-type="time">
            <text:p>13:28:24</text:p>
          </table:table-cell>
          <table:table-cell table:formula="of:=[.A389]+[.$J$2]" office:value-type="float" office:value="1592584104" calcext:value-type="float">
            <text:p>1592584104</text:p>
          </table:table-cell>
          <table:table-cell table:formula="of:=([.$H389]/86400)+25569-(3/24)" office:value-type="float" office:value="44001.5613888889" calcext:value-type="float">
            <text:p>44001,5613888889</text:p>
          </table:table-cell>
          <table:table-cell table:number-columns-repeated="2"/>
        </table:table-row>
        <table:table-row table:style-name="ro1">
          <table:table-cell office:value-type="float" office:value="1590407838" calcext:value-type="float">
            <text:p>1590407838</text:p>
          </table:table-cell>
          <table:table-cell table:style-name="ce3" office:value-type="string" calcext:value-type="string">
            <text:p>2020-05-25 08:57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390]" office:value-type="date" office:date-value="2020-06-19T14:28:23" calcext:value-type="date">
            <text:p>19/06/20</text:p>
          </table:table-cell>
          <table:table-cell table:formula="of:=[.I390]" office:value-type="time" office:time-value="PT1056038H28M22.999999747S" calcext:value-type="time">
            <text:p>14:28:23</text:p>
          </table:table-cell>
          <table:table-cell table:formula="of:=[.A390]+[.$J$2]" office:value-type="float" office:value="1592587703" calcext:value-type="float">
            <text:p>1592587703</text:p>
          </table:table-cell>
          <table:table-cell table:formula="of:=([.$H390]/86400)+25569-(3/24)" office:value-type="float" office:value="44001.6030439815" calcext:value-type="float">
            <text:p>44001,6030439815</text:p>
          </table:table-cell>
          <table:table-cell table:number-columns-repeated="2"/>
        </table:table-row>
        <table:table-row table:style-name="ro1">
          <table:table-cell office:value-type="float" office:value="1590407838" calcext:value-type="float">
            <text:p>1590407838</text:p>
          </table:table-cell>
          <table:table-cell table:style-name="ce3" office:value-type="string" calcext:value-type="string">
            <text:p>2020-05-25 08:57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391]" office:value-type="date" office:date-value="2020-06-19T14:28:23" calcext:value-type="date">
            <text:p>19/06/20</text:p>
          </table:table-cell>
          <table:table-cell table:formula="of:=[.I391]" office:value-type="time" office:time-value="PT1056038H28M22.999999747S" calcext:value-type="time">
            <text:p>14:28:23</text:p>
          </table:table-cell>
          <table:table-cell table:formula="of:=[.A391]+[.$J$2]" office:value-type="float" office:value="1592587703" calcext:value-type="float">
            <text:p>1592587703</text:p>
          </table:table-cell>
          <table:table-cell table:formula="of:=([.$H391]/86400)+25569-(3/24)" office:value-type="float" office:value="44001.6030439815" calcext:value-type="float">
            <text:p>44001,6030439815</text:p>
          </table:table-cell>
          <table:table-cell table:number-columns-repeated="2"/>
        </table:table-row>
        <table:table-row table:style-name="ro1">
          <table:table-cell office:value-type="float" office:value="1590407838" calcext:value-type="float">
            <text:p>1590407838</text:p>
          </table:table-cell>
          <table:table-cell table:style-name="ce3" office:value-type="string" calcext:value-type="string">
            <text:p>2020-05-25 08:57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1.0</text:p>
          </table:table-cell>
          <table:table-cell table:formula="of:=[.I392]" office:value-type="date" office:date-value="2020-06-19T14:28:23" calcext:value-type="date">
            <text:p>19/06/20</text:p>
          </table:table-cell>
          <table:table-cell table:formula="of:=[.I392]" office:value-type="time" office:time-value="PT1056038H28M22.999999747S" calcext:value-type="time">
            <text:p>14:28:23</text:p>
          </table:table-cell>
          <table:table-cell table:formula="of:=[.A392]+[.$J$2]" office:value-type="float" office:value="1592587703" calcext:value-type="float">
            <text:p>1592587703</text:p>
          </table:table-cell>
          <table:table-cell table:formula="of:=([.$H392]/86400)+25569-(3/24)" office:value-type="float" office:value="44001.6030439815" calcext:value-type="float">
            <text:p>44001,6030439815</text:p>
          </table:table-cell>
          <table:table-cell table:number-columns-repeated="2"/>
        </table:table-row>
        <table:table-row table:style-name="ro1">
          <table:table-cell office:value-type="float" office:value="1590407838" calcext:value-type="float">
            <text:p>1590407838</text:p>
          </table:table-cell>
          <table:table-cell table:style-name="ce3" office:value-type="string" calcext:value-type="string">
            <text:p>2020-05-25 08:57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393]" office:value-type="date" office:date-value="2020-06-19T14:28:23" calcext:value-type="date">
            <text:p>19/06/20</text:p>
          </table:table-cell>
          <table:table-cell table:formula="of:=[.I393]" office:value-type="time" office:time-value="PT1056038H28M22.999999747S" calcext:value-type="time">
            <text:p>14:28:23</text:p>
          </table:table-cell>
          <table:table-cell table:formula="of:=[.A393]+[.$J$2]" office:value-type="float" office:value="1592587703" calcext:value-type="float">
            <text:p>1592587703</text:p>
          </table:table-cell>
          <table:table-cell table:formula="of:=([.$H393]/86400)+25569-(3/24)" office:value-type="float" office:value="44001.6030439815" calcext:value-type="float">
            <text:p>44001,6030439815</text:p>
          </table:table-cell>
          <table:table-cell table:number-columns-repeated="2"/>
        </table:table-row>
        <table:table-row table:style-name="ro1">
          <table:table-cell office:value-type="float" office:value="1590411437" calcext:value-type="float">
            <text:p>1590411437</text:p>
          </table:table-cell>
          <table:table-cell table:style-name="ce3" office:value-type="string" calcext:value-type="string">
            <text:p>2020-05-25 09:57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394]" office:value-type="date" office:date-value="2020-06-19T15:28:22" calcext:value-type="date">
            <text:p>19/06/20</text:p>
          </table:table-cell>
          <table:table-cell table:formula="of:=[.I394]" office:value-type="time" office:time-value="PT1056039H28M22.000000142S" calcext:value-type="time">
            <text:p>15:28:22</text:p>
          </table:table-cell>
          <table:table-cell table:formula="of:=[.A394]+[.$J$2]" office:value-type="float" office:value="1592591302" calcext:value-type="float">
            <text:p>1592591302</text:p>
          </table:table-cell>
          <table:table-cell table:formula="of:=([.$H394]/86400)+25569-(3/24)" office:value-type="float" office:value="44001.6446990741" calcext:value-type="float">
            <text:p>44001,6446990741</text:p>
          </table:table-cell>
          <table:table-cell table:number-columns-repeated="2"/>
        </table:table-row>
        <table:table-row table:style-name="ro1">
          <table:table-cell office:value-type="float" office:value="1590411437" calcext:value-type="float">
            <text:p>1590411437</text:p>
          </table:table-cell>
          <table:table-cell table:style-name="ce3" office:value-type="string" calcext:value-type="string">
            <text:p>2020-05-25 09:57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395]" office:value-type="date" office:date-value="2020-06-19T15:28:22" calcext:value-type="date">
            <text:p>19/06/20</text:p>
          </table:table-cell>
          <table:table-cell table:formula="of:=[.I395]" office:value-type="time" office:time-value="PT1056039H28M22.000000142S" calcext:value-type="time">
            <text:p>15:28:22</text:p>
          </table:table-cell>
          <table:table-cell table:formula="of:=[.A395]+[.$J$2]" office:value-type="float" office:value="1592591302" calcext:value-type="float">
            <text:p>1592591302</text:p>
          </table:table-cell>
          <table:table-cell table:formula="of:=([.$H395]/86400)+25569-(3/24)" office:value-type="float" office:value="44001.6446990741" calcext:value-type="float">
            <text:p>44001,6446990741</text:p>
          </table:table-cell>
          <table:table-cell table:number-columns-repeated="2"/>
        </table:table-row>
        <table:table-row table:style-name="ro1">
          <table:table-cell office:value-type="float" office:value="1590411437" calcext:value-type="float">
            <text:p>1590411437</text:p>
          </table:table-cell>
          <table:table-cell table:style-name="ce3" office:value-type="string" calcext:value-type="string">
            <text:p>2020-05-25 09:57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1.0</text:p>
          </table:table-cell>
          <table:table-cell table:formula="of:=[.I396]" office:value-type="date" office:date-value="2020-06-19T15:28:22" calcext:value-type="date">
            <text:p>19/06/20</text:p>
          </table:table-cell>
          <table:table-cell table:formula="of:=[.I396]" office:value-type="time" office:time-value="PT1056039H28M22.000000142S" calcext:value-type="time">
            <text:p>15:28:22</text:p>
          </table:table-cell>
          <table:table-cell table:formula="of:=[.A396]+[.$J$2]" office:value-type="float" office:value="1592591302" calcext:value-type="float">
            <text:p>1592591302</text:p>
          </table:table-cell>
          <table:table-cell table:formula="of:=([.$H396]/86400)+25569-(3/24)" office:value-type="float" office:value="44001.6446990741" calcext:value-type="float">
            <text:p>44001,6446990741</text:p>
          </table:table-cell>
          <table:table-cell table:number-columns-repeated="2"/>
        </table:table-row>
        <table:table-row table:style-name="ro1">
          <table:table-cell office:value-type="float" office:value="1590411437" calcext:value-type="float">
            <text:p>1590411437</text:p>
          </table:table-cell>
          <table:table-cell table:style-name="ce3" office:value-type="string" calcext:value-type="string">
            <text:p>2020-05-25 09:57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397]" office:value-type="date" office:date-value="2020-06-19T15:28:22" calcext:value-type="date">
            <text:p>19/06/20</text:p>
          </table:table-cell>
          <table:table-cell table:formula="of:=[.I397]" office:value-type="time" office:time-value="PT1056039H28M22.000000142S" calcext:value-type="time">
            <text:p>15:28:22</text:p>
          </table:table-cell>
          <table:table-cell table:formula="of:=[.A397]+[.$J$2]" office:value-type="float" office:value="1592591302" calcext:value-type="float">
            <text:p>1592591302</text:p>
          </table:table-cell>
          <table:table-cell table:formula="of:=([.$H397]/86400)+25569-(3/24)" office:value-type="float" office:value="44001.6446990741" calcext:value-type="float">
            <text:p>44001,6446990741</text:p>
          </table:table-cell>
          <table:table-cell table:number-columns-repeated="2"/>
        </table:table-row>
        <table:table-row table:style-name="ro1">
          <table:table-cell office:value-type="float" office:value="1590415036" calcext:value-type="float">
            <text:p>1590415036</text:p>
          </table:table-cell>
          <table:table-cell table:style-name="ce3" office:value-type="string" calcext:value-type="string">
            <text:p>2020-05-25 10:57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398]" office:value-type="date" office:date-value="2020-06-19T16:28:21" calcext:value-type="date">
            <text:p>19/06/20</text:p>
          </table:table-cell>
          <table:table-cell table:formula="of:=[.I398]" office:value-type="time" office:time-value="PT1056040H28M21.000000536S" calcext:value-type="time">
            <text:p>16:28:21</text:p>
          </table:table-cell>
          <table:table-cell table:formula="of:=[.A398]+[.$J$2]" office:value-type="float" office:value="1592594901" calcext:value-type="float">
            <text:p>1592594901</text:p>
          </table:table-cell>
          <table:table-cell table:formula="of:=([.$H398]/86400)+25569-(3/24)" office:value-type="float" office:value="44001.6863541667" calcext:value-type="float">
            <text:p>44001,6863541667</text:p>
          </table:table-cell>
          <table:table-cell table:number-columns-repeated="2"/>
        </table:table-row>
        <table:table-row table:style-name="ro1">
          <table:table-cell office:value-type="float" office:value="1590415036" calcext:value-type="float">
            <text:p>1590415036</text:p>
          </table:table-cell>
          <table:table-cell table:style-name="ce3" office:value-type="string" calcext:value-type="string">
            <text:p>2020-05-25 10:57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399]" office:value-type="date" office:date-value="2020-06-19T16:28:21" calcext:value-type="date">
            <text:p>19/06/20</text:p>
          </table:table-cell>
          <table:table-cell table:formula="of:=[.I399]" office:value-type="time" office:time-value="PT1056040H28M21.000000536S" calcext:value-type="time">
            <text:p>16:28:21</text:p>
          </table:table-cell>
          <table:table-cell table:formula="of:=[.A399]+[.$J$2]" office:value-type="float" office:value="1592594901" calcext:value-type="float">
            <text:p>1592594901</text:p>
          </table:table-cell>
          <table:table-cell table:formula="of:=([.$H399]/86400)+25569-(3/24)" office:value-type="float" office:value="44001.6863541667" calcext:value-type="float">
            <text:p>44001,6863541667</text:p>
          </table:table-cell>
          <table:table-cell table:number-columns-repeated="2"/>
        </table:table-row>
        <table:table-row table:style-name="ro1">
          <table:table-cell office:value-type="float" office:value="1590415036" calcext:value-type="float">
            <text:p>1590415036</text:p>
          </table:table-cell>
          <table:table-cell table:style-name="ce3" office:value-type="string" calcext:value-type="string">
            <text:p>2020-05-25 10:57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table:formula="of:=[.I400]" office:value-type="date" office:date-value="2020-06-19T16:28:21" calcext:value-type="date">
            <text:p>19/06/20</text:p>
          </table:table-cell>
          <table:table-cell table:formula="of:=[.I400]" office:value-type="time" office:time-value="PT1056040H28M21.000000536S" calcext:value-type="time">
            <text:p>16:28:21</text:p>
          </table:table-cell>
          <table:table-cell table:formula="of:=[.A400]+[.$J$2]" office:value-type="float" office:value="1592594901" calcext:value-type="float">
            <text:p>1592594901</text:p>
          </table:table-cell>
          <table:table-cell table:formula="of:=([.$H400]/86400)+25569-(3/24)" office:value-type="float" office:value="44001.6863541667" calcext:value-type="float">
            <text:p>44001,6863541667</text:p>
          </table:table-cell>
          <table:table-cell table:number-columns-repeated="2"/>
        </table:table-row>
        <table:table-row table:style-name="ro1">
          <table:table-cell office:value-type="float" office:value="1590415036" calcext:value-type="float">
            <text:p>1590415036</text:p>
          </table:table-cell>
          <table:table-cell table:style-name="ce3" office:value-type="string" calcext:value-type="string">
            <text:p>2020-05-25 10:57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401]" office:value-type="date" office:date-value="2020-06-19T16:28:21" calcext:value-type="date">
            <text:p>19/06/20</text:p>
          </table:table-cell>
          <table:table-cell table:formula="of:=[.I401]" office:value-type="time" office:time-value="PT1056040H28M21.000000536S" calcext:value-type="time">
            <text:p>16:28:21</text:p>
          </table:table-cell>
          <table:table-cell table:formula="of:=[.A401]+[.$J$2]" office:value-type="float" office:value="1592594901" calcext:value-type="float">
            <text:p>1592594901</text:p>
          </table:table-cell>
          <table:table-cell table:formula="of:=([.$H401]/86400)+25569-(3/24)" office:value-type="float" office:value="44001.6863541667" calcext:value-type="float">
            <text:p>44001,6863541667</text:p>
          </table:table-cell>
          <table:table-cell table:number-columns-repeated="2"/>
        </table:table-row>
        <table:table-row table:style-name="ro1">
          <table:table-cell office:value-type="float" office:value="1590418635" calcext:value-type="float">
            <text:p>1590418635</text:p>
          </table:table-cell>
          <table:table-cell table:style-name="ce3" office:value-type="string" calcext:value-type="string">
            <text:p>2020-05-25 11:57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402]" office:value-type="date" office:date-value="2020-06-19T17:28:20" calcext:value-type="date">
            <text:p>19/06/20</text:p>
          </table:table-cell>
          <table:table-cell table:formula="of:=[.I402]" office:value-type="time" office:time-value="PT1056041H28M19.999999255S" calcext:value-type="time">
            <text:p>17:28:20</text:p>
          </table:table-cell>
          <table:table-cell table:formula="of:=[.A402]+[.$J$2]" office:value-type="float" office:value="1592598500" calcext:value-type="float">
            <text:p>1592598500</text:p>
          </table:table-cell>
          <table:table-cell table:formula="of:=([.$H402]/86400)+25569-(3/24)" office:value-type="float" office:value="44001.7280092593" calcext:value-type="float">
            <text:p>44001,7280092593</text:p>
          </table:table-cell>
          <table:table-cell table:number-columns-repeated="2"/>
        </table:table-row>
        <table:table-row table:style-name="ro1">
          <table:table-cell office:value-type="float" office:value="1590418635" calcext:value-type="float">
            <text:p>1590418635</text:p>
          </table:table-cell>
          <table:table-cell table:style-name="ce3" office:value-type="string" calcext:value-type="string">
            <text:p>2020-05-25 11:57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403]" office:value-type="date" office:date-value="2020-06-19T17:28:20" calcext:value-type="date">
            <text:p>19/06/20</text:p>
          </table:table-cell>
          <table:table-cell table:formula="of:=[.I403]" office:value-type="time" office:time-value="PT1056041H28M19.999999255S" calcext:value-type="time">
            <text:p>17:28:20</text:p>
          </table:table-cell>
          <table:table-cell table:formula="of:=[.A403]+[.$J$2]" office:value-type="float" office:value="1592598500" calcext:value-type="float">
            <text:p>1592598500</text:p>
          </table:table-cell>
          <table:table-cell table:formula="of:=([.$H403]/86400)+25569-(3/24)" office:value-type="float" office:value="44001.7280092593" calcext:value-type="float">
            <text:p>44001,7280092593</text:p>
          </table:table-cell>
          <table:table-cell table:number-columns-repeated="2"/>
        </table:table-row>
        <table:table-row table:style-name="ro1">
          <table:table-cell office:value-type="float" office:value="1590418635" calcext:value-type="float">
            <text:p>1590418635</text:p>
          </table:table-cell>
          <table:table-cell table:style-name="ce3" office:value-type="string" calcext:value-type="string">
            <text:p>2020-05-25 11:57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404]" office:value-type="date" office:date-value="2020-06-19T17:28:20" calcext:value-type="date">
            <text:p>19/06/20</text:p>
          </table:table-cell>
          <table:table-cell table:formula="of:=[.I404]" office:value-type="time" office:time-value="PT1056041H28M19.999999255S" calcext:value-type="time">
            <text:p>17:28:20</text:p>
          </table:table-cell>
          <table:table-cell table:formula="of:=[.A404]+[.$J$2]" office:value-type="float" office:value="1592598500" calcext:value-type="float">
            <text:p>1592598500</text:p>
          </table:table-cell>
          <table:table-cell table:formula="of:=([.$H404]/86400)+25569-(3/24)" office:value-type="float" office:value="44001.7280092593" calcext:value-type="float">
            <text:p>44001,7280092593</text:p>
          </table:table-cell>
          <table:table-cell table:number-columns-repeated="2"/>
        </table:table-row>
        <table:table-row table:style-name="ro1">
          <table:table-cell office:value-type="float" office:value="1590418635" calcext:value-type="float">
            <text:p>1590418635</text:p>
          </table:table-cell>
          <table:table-cell table:style-name="ce3" office:value-type="string" calcext:value-type="string">
            <text:p>2020-05-25 11:57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405]" office:value-type="date" office:date-value="2020-06-19T17:28:20" calcext:value-type="date">
            <text:p>19/06/20</text:p>
          </table:table-cell>
          <table:table-cell table:formula="of:=[.I405]" office:value-type="time" office:time-value="PT1056041H28M19.999999255S" calcext:value-type="time">
            <text:p>17:28:20</text:p>
          </table:table-cell>
          <table:table-cell table:formula="of:=[.A405]+[.$J$2]" office:value-type="float" office:value="1592598500" calcext:value-type="float">
            <text:p>1592598500</text:p>
          </table:table-cell>
          <table:table-cell table:formula="of:=([.$H405]/86400)+25569-(3/24)" office:value-type="float" office:value="44001.7280092593" calcext:value-type="float">
            <text:p>44001,7280092593</text:p>
          </table:table-cell>
          <table:table-cell table:number-columns-repeated="2"/>
        </table:table-row>
        <table:table-row table:style-name="ro1">
          <table:table-cell office:value-type="float" office:value="1590422234" calcext:value-type="float">
            <text:p>1590422234</text:p>
          </table:table-cell>
          <table:table-cell table:style-name="ce3" office:value-type="string" calcext:value-type="string">
            <text:p>2020-05-25 12:57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406]" office:value-type="date" office:date-value="2020-06-19T18:28:19" calcext:value-type="date">
            <text:p>19/06/20</text:p>
          </table:table-cell>
          <table:table-cell table:formula="of:=[.I406]" office:value-type="time" office:time-value="PT1056042H28M18.99999965S" calcext:value-type="time">
            <text:p>18:28:19</text:p>
          </table:table-cell>
          <table:table-cell table:formula="of:=[.A406]+[.$J$2]" office:value-type="float" office:value="1592602099" calcext:value-type="float">
            <text:p>1592602099</text:p>
          </table:table-cell>
          <table:table-cell table:formula="of:=([.$H406]/86400)+25569-(3/24)" office:value-type="float" office:value="44001.7696643519" calcext:value-type="float">
            <text:p>44001,7696643519</text:p>
          </table:table-cell>
          <table:table-cell table:number-columns-repeated="2"/>
        </table:table-row>
        <table:table-row table:style-name="ro1">
          <table:table-cell office:value-type="float" office:value="1590422234" calcext:value-type="float">
            <text:p>1590422234</text:p>
          </table:table-cell>
          <table:table-cell table:style-name="ce3" office:value-type="string" calcext:value-type="string">
            <text:p>2020-05-25 12:57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407]" office:value-type="date" office:date-value="2020-06-19T18:28:19" calcext:value-type="date">
            <text:p>19/06/20</text:p>
          </table:table-cell>
          <table:table-cell table:formula="of:=[.I407]" office:value-type="time" office:time-value="PT1056042H28M18.99999965S" calcext:value-type="time">
            <text:p>18:28:19</text:p>
          </table:table-cell>
          <table:table-cell table:formula="of:=[.A407]+[.$J$2]" office:value-type="float" office:value="1592602099" calcext:value-type="float">
            <text:p>1592602099</text:p>
          </table:table-cell>
          <table:table-cell table:formula="of:=([.$H407]/86400)+25569-(3/24)" office:value-type="float" office:value="44001.7696643519" calcext:value-type="float">
            <text:p>44001,7696643519</text:p>
          </table:table-cell>
          <table:table-cell table:number-columns-repeated="2"/>
        </table:table-row>
        <table:table-row table:style-name="ro1">
          <table:table-cell office:value-type="float" office:value="1590422234" calcext:value-type="float">
            <text:p>1590422234</text:p>
          </table:table-cell>
          <table:table-cell table:style-name="ce3" office:value-type="string" calcext:value-type="string">
            <text:p>2020-05-25 12:57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408]" office:value-type="date" office:date-value="2020-06-19T18:28:19" calcext:value-type="date">
            <text:p>19/06/20</text:p>
          </table:table-cell>
          <table:table-cell table:formula="of:=[.I408]" office:value-type="time" office:time-value="PT1056042H28M18.99999965S" calcext:value-type="time">
            <text:p>18:28:19</text:p>
          </table:table-cell>
          <table:table-cell table:formula="of:=[.A408]+[.$J$2]" office:value-type="float" office:value="1592602099" calcext:value-type="float">
            <text:p>1592602099</text:p>
          </table:table-cell>
          <table:table-cell table:formula="of:=([.$H408]/86400)+25569-(3/24)" office:value-type="float" office:value="44001.7696643519" calcext:value-type="float">
            <text:p>44001,7696643519</text:p>
          </table:table-cell>
          <table:table-cell table:number-columns-repeated="2"/>
        </table:table-row>
        <table:table-row table:style-name="ro1">
          <table:table-cell office:value-type="float" office:value="1590422234" calcext:value-type="float">
            <text:p>1590422234</text:p>
          </table:table-cell>
          <table:table-cell table:style-name="ce3" office:value-type="string" calcext:value-type="string">
            <text:p>2020-05-25 12:57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409]" office:value-type="date" office:date-value="2020-06-19T18:28:19" calcext:value-type="date">
            <text:p>19/06/20</text:p>
          </table:table-cell>
          <table:table-cell table:formula="of:=[.I409]" office:value-type="time" office:time-value="PT1056042H28M18.99999965S" calcext:value-type="time">
            <text:p>18:28:19</text:p>
          </table:table-cell>
          <table:table-cell table:formula="of:=[.A409]+[.$J$2]" office:value-type="float" office:value="1592602099" calcext:value-type="float">
            <text:p>1592602099</text:p>
          </table:table-cell>
          <table:table-cell table:formula="of:=([.$H409]/86400)+25569-(3/24)" office:value-type="float" office:value="44001.7696643519" calcext:value-type="float">
            <text:p>44001,7696643519</text:p>
          </table:table-cell>
          <table:table-cell table:number-columns-repeated="2"/>
        </table:table-row>
        <table:table-row table:style-name="ro1">
          <table:table-cell office:value-type="float" office:value="1590425833" calcext:value-type="float">
            <text:p>1590425833</text:p>
          </table:table-cell>
          <table:table-cell table:style-name="ce3" office:value-type="string" calcext:value-type="string">
            <text:p>2020-05-25 13:57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410]" office:value-type="date" office:date-value="2020-06-19T19:28:18" calcext:value-type="date">
            <text:p>19/06/20</text:p>
          </table:table-cell>
          <table:table-cell table:formula="of:=[.I410]" office:value-type="time" office:time-value="PT1056043H28M18.000000045S" calcext:value-type="time">
            <text:p>19:28:18</text:p>
          </table:table-cell>
          <table:table-cell table:formula="of:=[.A410]+[.$J$2]" office:value-type="float" office:value="1592605698" calcext:value-type="float">
            <text:p>1592605698</text:p>
          </table:table-cell>
          <table:table-cell table:formula="of:=([.$H410]/86400)+25569-(3/24)" office:value-type="float" office:value="44001.8113194444" calcext:value-type="float">
            <text:p>44001,8113194444</text:p>
          </table:table-cell>
          <table:table-cell table:number-columns-repeated="2"/>
        </table:table-row>
        <table:table-row table:style-name="ro1">
          <table:table-cell office:value-type="float" office:value="1590425833" calcext:value-type="float">
            <text:p>1590425833</text:p>
          </table:table-cell>
          <table:table-cell table:style-name="ce3" office:value-type="string" calcext:value-type="string">
            <text:p>2020-05-25 13:57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411]" office:value-type="date" office:date-value="2020-06-19T19:28:18" calcext:value-type="date">
            <text:p>19/06/20</text:p>
          </table:table-cell>
          <table:table-cell table:formula="of:=[.I411]" office:value-type="time" office:time-value="PT1056043H28M18.000000045S" calcext:value-type="time">
            <text:p>19:28:18</text:p>
          </table:table-cell>
          <table:table-cell table:formula="of:=[.A411]+[.$J$2]" office:value-type="float" office:value="1592605698" calcext:value-type="float">
            <text:p>1592605698</text:p>
          </table:table-cell>
          <table:table-cell table:formula="of:=([.$H411]/86400)+25569-(3/24)" office:value-type="float" office:value="44001.8113194444" calcext:value-type="float">
            <text:p>44001,8113194444</text:p>
          </table:table-cell>
          <table:table-cell table:number-columns-repeated="2"/>
        </table:table-row>
        <table:table-row table:style-name="ro1">
          <table:table-cell office:value-type="float" office:value="1590425833" calcext:value-type="float">
            <text:p>1590425833</text:p>
          </table:table-cell>
          <table:table-cell table:style-name="ce3" office:value-type="string" calcext:value-type="string">
            <text:p>2020-05-25 13:57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412]" office:value-type="date" office:date-value="2020-06-19T19:28:18" calcext:value-type="date">
            <text:p>19/06/20</text:p>
          </table:table-cell>
          <table:table-cell table:formula="of:=[.I412]" office:value-type="time" office:time-value="PT1056043H28M18.000000045S" calcext:value-type="time">
            <text:p>19:28:18</text:p>
          </table:table-cell>
          <table:table-cell table:formula="of:=[.A412]+[.$J$2]" office:value-type="float" office:value="1592605698" calcext:value-type="float">
            <text:p>1592605698</text:p>
          </table:table-cell>
          <table:table-cell table:formula="of:=([.$H412]/86400)+25569-(3/24)" office:value-type="float" office:value="44001.8113194444" calcext:value-type="float">
            <text:p>44001,8113194444</text:p>
          </table:table-cell>
          <table:table-cell table:number-columns-repeated="2"/>
        </table:table-row>
        <table:table-row table:style-name="ro1">
          <table:table-cell office:value-type="float" office:value="1590425833" calcext:value-type="float">
            <text:p>1590425833</text:p>
          </table:table-cell>
          <table:table-cell table:style-name="ce3" office:value-type="string" calcext:value-type="string">
            <text:p>2020-05-25 13:57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413]" office:value-type="date" office:date-value="2020-06-19T19:28:18" calcext:value-type="date">
            <text:p>19/06/20</text:p>
          </table:table-cell>
          <table:table-cell table:formula="of:=[.I413]" office:value-type="time" office:time-value="PT1056043H28M18.000000045S" calcext:value-type="time">
            <text:p>19:28:18</text:p>
          </table:table-cell>
          <table:table-cell table:formula="of:=[.A413]+[.$J$2]" office:value-type="float" office:value="1592605698" calcext:value-type="float">
            <text:p>1592605698</text:p>
          </table:table-cell>
          <table:table-cell table:formula="of:=([.$H413]/86400)+25569-(3/24)" office:value-type="float" office:value="44001.8113194444" calcext:value-type="float">
            <text:p>44001,8113194444</text:p>
          </table:table-cell>
          <table:table-cell table:number-columns-repeated="2"/>
        </table:table-row>
        <table:table-row table:style-name="ro1">
          <table:table-cell office:value-type="float" office:value="1590429432" calcext:value-type="float">
            <text:p>1590429432</text:p>
          </table:table-cell>
          <table:table-cell table:style-name="ce3" office:value-type="string" calcext:value-type="string">
            <text:p>2020-05-25 14:57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0.0</text:p>
          </table:table-cell>
          <table:table-cell table:formula="of:=[.I414]" office:value-type="date" office:date-value="2020-06-19T20:28:17" calcext:value-type="date">
            <text:p>19/06/20</text:p>
          </table:table-cell>
          <table:table-cell table:formula="of:=[.I414]" office:value-type="time" office:time-value="PT1056044H28M16.999999601S" calcext:value-type="time">
            <text:p>20:28:17</text:p>
          </table:table-cell>
          <table:table-cell table:formula="of:=[.A414]+[.$J$2]" office:value-type="float" office:value="1592609297" calcext:value-type="float">
            <text:p>1592609297</text:p>
          </table:table-cell>
          <table:table-cell table:formula="of:=([.$H414]/86400)+25569-(3/24)" office:value-type="float" office:value="44001.852974537" calcext:value-type="float">
            <text:p>44001,852974537</text:p>
          </table:table-cell>
          <table:table-cell table:number-columns-repeated="2"/>
        </table:table-row>
        <table:table-row table:style-name="ro1">
          <table:table-cell office:value-type="float" office:value="1590429432" calcext:value-type="float">
            <text:p>1590429432</text:p>
          </table:table-cell>
          <table:table-cell table:style-name="ce3" office:value-type="string" calcext:value-type="string">
            <text:p>2020-05-25 14:57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7.0</text:p>
          </table:table-cell>
          <table:table-cell table:formula="of:=[.I415]" office:value-type="date" office:date-value="2020-06-19T20:28:17" calcext:value-type="date">
            <text:p>19/06/20</text:p>
          </table:table-cell>
          <table:table-cell table:formula="of:=[.I415]" office:value-type="time" office:time-value="PT1056044H28M16.999999601S" calcext:value-type="time">
            <text:p>20:28:17</text:p>
          </table:table-cell>
          <table:table-cell table:formula="of:=[.A415]+[.$J$2]" office:value-type="float" office:value="1592609297" calcext:value-type="float">
            <text:p>1592609297</text:p>
          </table:table-cell>
          <table:table-cell table:formula="of:=([.$H415]/86400)+25569-(3/24)" office:value-type="float" office:value="44001.852974537" calcext:value-type="float">
            <text:p>44001,852974537</text:p>
          </table:table-cell>
          <table:table-cell table:number-columns-repeated="2"/>
        </table:table-row>
        <table:table-row table:style-name="ro1">
          <table:table-cell office:value-type="float" office:value="1590429432" calcext:value-type="float">
            <text:p>1590429432</text:p>
          </table:table-cell>
          <table:table-cell table:style-name="ce3" office:value-type="string" calcext:value-type="string">
            <text:p>2020-05-25 14:57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51.0</text:p>
          </table:table-cell>
          <table:table-cell table:formula="of:=[.I416]" office:value-type="date" office:date-value="2020-06-19T20:28:17" calcext:value-type="date">
            <text:p>19/06/20</text:p>
          </table:table-cell>
          <table:table-cell table:formula="of:=[.I416]" office:value-type="time" office:time-value="PT1056044H28M16.999999601S" calcext:value-type="time">
            <text:p>20:28:17</text:p>
          </table:table-cell>
          <table:table-cell table:formula="of:=[.A416]+[.$J$2]" office:value-type="float" office:value="1592609297" calcext:value-type="float">
            <text:p>1592609297</text:p>
          </table:table-cell>
          <table:table-cell table:formula="of:=([.$H416]/86400)+25569-(3/24)" office:value-type="float" office:value="44001.852974537" calcext:value-type="float">
            <text:p>44001,852974537</text:p>
          </table:table-cell>
          <table:table-cell table:number-columns-repeated="2"/>
        </table:table-row>
        <table:table-row table:style-name="ro1">
          <table:table-cell office:value-type="float" office:value="1590429432" calcext:value-type="float">
            <text:p>1590429432</text:p>
          </table:table-cell>
          <table:table-cell table:style-name="ce3" office:value-type="string" calcext:value-type="string">
            <text:p>2020-05-25 14:57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2</text:p>
          </table:table-cell>
          <table:table-cell office:value-type="string" calcext:value-type="string">
            <text:p>54.0</text:p>
          </table:table-cell>
          <table:table-cell table:formula="of:=[.I417]" office:value-type="date" office:date-value="2020-06-19T20:28:17" calcext:value-type="date">
            <text:p>19/06/20</text:p>
          </table:table-cell>
          <table:table-cell table:formula="of:=[.I417]" office:value-type="time" office:time-value="PT1056044H28M16.999999601S" calcext:value-type="time">
            <text:p>20:28:17</text:p>
          </table:table-cell>
          <table:table-cell table:formula="of:=[.A417]+[.$J$2]" office:value-type="float" office:value="1592609297" calcext:value-type="float">
            <text:p>1592609297</text:p>
          </table:table-cell>
          <table:table-cell table:formula="of:=([.$H417]/86400)+25569-(3/24)" office:value-type="float" office:value="44001.852974537" calcext:value-type="float">
            <text:p>44001,852974537</text:p>
          </table:table-cell>
          <table:table-cell table:number-columns-repeated="2"/>
        </table:table-row>
        <table:table-row table:style-name="ro1">
          <table:table-cell office:value-type="float" office:value="1590433031" calcext:value-type="float">
            <text:p>1590433031</text:p>
          </table:table-cell>
          <table:table-cell table:style-name="ce3" office:value-type="string" calcext:value-type="string">
            <text:p>2020-05-25 15:57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418]" office:value-type="date" office:date-value="2020-06-19T21:28:16" calcext:value-type="date">
            <text:p>19/06/20</text:p>
          </table:table-cell>
          <table:table-cell table:formula="of:=[.I418]" office:value-type="time" office:time-value="PT1056045H28M16.000000834S" calcext:value-type="time">
            <text:p>21:28:16</text:p>
          </table:table-cell>
          <table:table-cell table:formula="of:=[.A418]+[.$J$2]" office:value-type="float" office:value="1592612896" calcext:value-type="float">
            <text:p>1592612896</text:p>
          </table:table-cell>
          <table:table-cell table:formula="of:=([.$H418]/86400)+25569-(3/24)" office:value-type="float" office:value="44001.8946296296" calcext:value-type="float">
            <text:p>44001,8946296296</text:p>
          </table:table-cell>
          <table:table-cell table:number-columns-repeated="2"/>
        </table:table-row>
        <table:table-row table:style-name="ro1">
          <table:table-cell office:value-type="float" office:value="1590433031" calcext:value-type="float">
            <text:p>1590433031</text:p>
          </table:table-cell>
          <table:table-cell table:style-name="ce3" office:value-type="string" calcext:value-type="string">
            <text:p>2020-05-25 15:57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6.0</text:p>
          </table:table-cell>
          <table:table-cell table:formula="of:=[.I419]" office:value-type="date" office:date-value="2020-06-19T21:28:16" calcext:value-type="date">
            <text:p>19/06/20</text:p>
          </table:table-cell>
          <table:table-cell table:formula="of:=[.I419]" office:value-type="time" office:time-value="PT1056045H28M16.000000834S" calcext:value-type="time">
            <text:p>21:28:16</text:p>
          </table:table-cell>
          <table:table-cell table:formula="of:=[.A419]+[.$J$2]" office:value-type="float" office:value="1592612896" calcext:value-type="float">
            <text:p>1592612896</text:p>
          </table:table-cell>
          <table:table-cell table:formula="of:=([.$H419]/86400)+25569-(3/24)" office:value-type="float" office:value="44001.8946296296" calcext:value-type="float">
            <text:p>44001,8946296296</text:p>
          </table:table-cell>
          <table:table-cell table:number-columns-repeated="2"/>
        </table:table-row>
        <table:table-row table:style-name="ro1">
          <table:table-cell office:value-type="float" office:value="1590433031" calcext:value-type="float">
            <text:p>1590433031</text:p>
          </table:table-cell>
          <table:table-cell table:style-name="ce3" office:value-type="string" calcext:value-type="string">
            <text:p>2020-05-25 15:57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1.0</text:p>
          </table:table-cell>
          <table:table-cell table:formula="of:=[.I420]" office:value-type="date" office:date-value="2020-06-19T21:28:16" calcext:value-type="date">
            <text:p>19/06/20</text:p>
          </table:table-cell>
          <table:table-cell table:formula="of:=[.I420]" office:value-type="time" office:time-value="PT1056045H28M16.000000834S" calcext:value-type="time">
            <text:p>21:28:16</text:p>
          </table:table-cell>
          <table:table-cell table:formula="of:=[.A420]+[.$J$2]" office:value-type="float" office:value="1592612896" calcext:value-type="float">
            <text:p>1592612896</text:p>
          </table:table-cell>
          <table:table-cell table:formula="of:=([.$H420]/86400)+25569-(3/24)" office:value-type="float" office:value="44001.8946296296" calcext:value-type="float">
            <text:p>44001,8946296296</text:p>
          </table:table-cell>
          <table:table-cell table:number-columns-repeated="2"/>
        </table:table-row>
        <table:table-row table:style-name="ro1">
          <table:table-cell office:value-type="float" office:value="1590433031" calcext:value-type="float">
            <text:p>1590433031</text:p>
          </table:table-cell>
          <table:table-cell table:style-name="ce3" office:value-type="string" calcext:value-type="string">
            <text:p>2020-05-25 15:57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421]" office:value-type="date" office:date-value="2020-06-19T21:28:16" calcext:value-type="date">
            <text:p>19/06/20</text:p>
          </table:table-cell>
          <table:table-cell table:formula="of:=[.I421]" office:value-type="time" office:time-value="PT1056045H28M16.000000834S" calcext:value-type="time">
            <text:p>21:28:16</text:p>
          </table:table-cell>
          <table:table-cell table:formula="of:=[.A421]+[.$J$2]" office:value-type="float" office:value="1592612896" calcext:value-type="float">
            <text:p>1592612896</text:p>
          </table:table-cell>
          <table:table-cell table:formula="of:=([.$H421]/86400)+25569-(3/24)" office:value-type="float" office:value="44001.8946296296" calcext:value-type="float">
            <text:p>44001,8946296296</text:p>
          </table:table-cell>
          <table:table-cell table:number-columns-repeated="2"/>
        </table:table-row>
        <table:table-row table:style-name="ro1">
          <table:table-cell office:value-type="float" office:value="1590436630" calcext:value-type="float">
            <text:p>1590436630</text:p>
          </table:table-cell>
          <table:table-cell table:style-name="ce3" office:value-type="string" calcext:value-type="string">
            <text:p>2020-05-25 16:57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422]" office:value-type="date" office:date-value="2020-06-19T22:28:15" calcext:value-type="date">
            <text:p>19/06/20</text:p>
          </table:table-cell>
          <table:table-cell table:formula="of:=[.I422]" office:value-type="time" office:time-value="PT1056046H28M14.999999553S" calcext:value-type="time">
            <text:p>22:28:15</text:p>
          </table:table-cell>
          <table:table-cell table:formula="of:=[.A422]+[.$J$2]" office:value-type="float" office:value="1592616495" calcext:value-type="float">
            <text:p>1592616495</text:p>
          </table:table-cell>
          <table:table-cell table:formula="of:=([.$H422]/86400)+25569-(3/24)" office:value-type="float" office:value="44001.9362847222" calcext:value-type="float">
            <text:p>44001,9362847222</text:p>
          </table:table-cell>
          <table:table-cell table:number-columns-repeated="2"/>
        </table:table-row>
        <table:table-row table:style-name="ro1">
          <table:table-cell office:value-type="float" office:value="1590436630" calcext:value-type="float">
            <text:p>1590436630</text:p>
          </table:table-cell>
          <table:table-cell table:style-name="ce3" office:value-type="string" calcext:value-type="string">
            <text:p>2020-05-25 16:57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423]" office:value-type="date" office:date-value="2020-06-19T22:28:15" calcext:value-type="date">
            <text:p>19/06/20</text:p>
          </table:table-cell>
          <table:table-cell table:formula="of:=[.I423]" office:value-type="time" office:time-value="PT1056046H28M14.999999553S" calcext:value-type="time">
            <text:p>22:28:15</text:p>
          </table:table-cell>
          <table:table-cell table:formula="of:=[.A423]+[.$J$2]" office:value-type="float" office:value="1592616495" calcext:value-type="float">
            <text:p>1592616495</text:p>
          </table:table-cell>
          <table:table-cell table:formula="of:=([.$H423]/86400)+25569-(3/24)" office:value-type="float" office:value="44001.9362847222" calcext:value-type="float">
            <text:p>44001,9362847222</text:p>
          </table:table-cell>
          <table:table-cell table:number-columns-repeated="2"/>
        </table:table-row>
        <table:table-row table:style-name="ro1">
          <table:table-cell office:value-type="float" office:value="1590436630" calcext:value-type="float">
            <text:p>1590436630</text:p>
          </table:table-cell>
          <table:table-cell table:style-name="ce3" office:value-type="string" calcext:value-type="string">
            <text:p>2020-05-25 16:57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424]" office:value-type="date" office:date-value="2020-06-19T22:28:15" calcext:value-type="date">
            <text:p>19/06/20</text:p>
          </table:table-cell>
          <table:table-cell table:formula="of:=[.I424]" office:value-type="time" office:time-value="PT1056046H28M14.999999553S" calcext:value-type="time">
            <text:p>22:28:15</text:p>
          </table:table-cell>
          <table:table-cell table:formula="of:=[.A424]+[.$J$2]" office:value-type="float" office:value="1592616495" calcext:value-type="float">
            <text:p>1592616495</text:p>
          </table:table-cell>
          <table:table-cell table:formula="of:=([.$H424]/86400)+25569-(3/24)" office:value-type="float" office:value="44001.9362847222" calcext:value-type="float">
            <text:p>44001,9362847222</text:p>
          </table:table-cell>
          <table:table-cell table:number-columns-repeated="2"/>
        </table:table-row>
        <table:table-row table:style-name="ro1">
          <table:table-cell office:value-type="float" office:value="1590436630" calcext:value-type="float">
            <text:p>1590436630</text:p>
          </table:table-cell>
          <table:table-cell table:style-name="ce3" office:value-type="string" calcext:value-type="string">
            <text:p>2020-05-25 16:57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425]" office:value-type="date" office:date-value="2020-06-19T22:28:15" calcext:value-type="date">
            <text:p>19/06/20</text:p>
          </table:table-cell>
          <table:table-cell table:formula="of:=[.I425]" office:value-type="time" office:time-value="PT1056046H28M14.999999553S" calcext:value-type="time">
            <text:p>22:28:15</text:p>
          </table:table-cell>
          <table:table-cell table:formula="of:=[.A425]+[.$J$2]" office:value-type="float" office:value="1592616495" calcext:value-type="float">
            <text:p>1592616495</text:p>
          </table:table-cell>
          <table:table-cell table:formula="of:=([.$H425]/86400)+25569-(3/24)" office:value-type="float" office:value="44001.9362847222" calcext:value-type="float">
            <text:p>44001,9362847222</text:p>
          </table:table-cell>
          <table:table-cell table:number-columns-repeated="2"/>
        </table:table-row>
        <table:table-row table:style-name="ro1">
          <table:table-cell office:value-type="float" office:value="1590440229" calcext:value-type="float">
            <text:p>1590440229</text:p>
          </table:table-cell>
          <table:table-cell table:style-name="ce3" office:value-type="string" calcext:value-type="string">
            <text:p>2020-05-25 17:57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426]" office:value-type="date" office:date-value="2020-06-19T23:28:14" calcext:value-type="date">
            <text:p>19/06/20</text:p>
          </table:table-cell>
          <table:table-cell table:formula="of:=[.I426]" office:value-type="time" office:time-value="PT1056047H28M13.999999948S" calcext:value-type="time">
            <text:p>23:28:14</text:p>
          </table:table-cell>
          <table:table-cell table:formula="of:=[.A426]+[.$J$2]" office:value-type="float" office:value="1592620094" calcext:value-type="float">
            <text:p>1592620094</text:p>
          </table:table-cell>
          <table:table-cell table:formula="of:=([.$H426]/86400)+25569-(3/24)" office:value-type="float" office:value="44001.9779398148" calcext:value-type="float">
            <text:p>44001,9779398148</text:p>
          </table:table-cell>
          <table:table-cell table:number-columns-repeated="2"/>
        </table:table-row>
        <table:table-row table:style-name="ro1">
          <table:table-cell office:value-type="float" office:value="1590440229" calcext:value-type="float">
            <text:p>1590440229</text:p>
          </table:table-cell>
          <table:table-cell table:style-name="ce3" office:value-type="string" calcext:value-type="string">
            <text:p>2020-05-25 17:57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427]" office:value-type="date" office:date-value="2020-06-19T23:28:14" calcext:value-type="date">
            <text:p>19/06/20</text:p>
          </table:table-cell>
          <table:table-cell table:formula="of:=[.I427]" office:value-type="time" office:time-value="PT1056047H28M13.999999948S" calcext:value-type="time">
            <text:p>23:28:14</text:p>
          </table:table-cell>
          <table:table-cell table:formula="of:=[.A427]+[.$J$2]" office:value-type="float" office:value="1592620094" calcext:value-type="float">
            <text:p>1592620094</text:p>
          </table:table-cell>
          <table:table-cell table:formula="of:=([.$H427]/86400)+25569-(3/24)" office:value-type="float" office:value="44001.9779398148" calcext:value-type="float">
            <text:p>44001,9779398148</text:p>
          </table:table-cell>
          <table:table-cell table:number-columns-repeated="2"/>
        </table:table-row>
        <table:table-row table:style-name="ro1">
          <table:table-cell office:value-type="float" office:value="1590440229" calcext:value-type="float">
            <text:p>1590440229</text:p>
          </table:table-cell>
          <table:table-cell table:style-name="ce3" office:value-type="string" calcext:value-type="string">
            <text:p>2020-05-25 17:57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428]" office:value-type="date" office:date-value="2020-06-19T23:28:14" calcext:value-type="date">
            <text:p>19/06/20</text:p>
          </table:table-cell>
          <table:table-cell table:formula="of:=[.I428]" office:value-type="time" office:time-value="PT1056047H28M13.999999948S" calcext:value-type="time">
            <text:p>23:28:14</text:p>
          </table:table-cell>
          <table:table-cell table:formula="of:=[.A428]+[.$J$2]" office:value-type="float" office:value="1592620094" calcext:value-type="float">
            <text:p>1592620094</text:p>
          </table:table-cell>
          <table:table-cell table:formula="of:=([.$H428]/86400)+25569-(3/24)" office:value-type="float" office:value="44001.9779398148" calcext:value-type="float">
            <text:p>44001,9779398148</text:p>
          </table:table-cell>
          <table:table-cell table:number-columns-repeated="2"/>
        </table:table-row>
        <table:table-row table:style-name="ro1">
          <table:table-cell office:value-type="float" office:value="1590440229" calcext:value-type="float">
            <text:p>1590440229</text:p>
          </table:table-cell>
          <table:table-cell table:style-name="ce3" office:value-type="string" calcext:value-type="string">
            <text:p>2020-05-25 17:57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429]" office:value-type="date" office:date-value="2020-06-19T23:28:14" calcext:value-type="date">
            <text:p>19/06/20</text:p>
          </table:table-cell>
          <table:table-cell table:formula="of:=[.I429]" office:value-type="time" office:time-value="PT1056047H28M13.999999948S" calcext:value-type="time">
            <text:p>23:28:14</text:p>
          </table:table-cell>
          <table:table-cell table:formula="of:=[.A429]+[.$J$2]" office:value-type="float" office:value="1592620094" calcext:value-type="float">
            <text:p>1592620094</text:p>
          </table:table-cell>
          <table:table-cell table:formula="of:=([.$H429]/86400)+25569-(3/24)" office:value-type="float" office:value="44001.9779398148" calcext:value-type="float">
            <text:p>44001,9779398148</text:p>
          </table:table-cell>
          <table:table-cell table:number-columns-repeated="2"/>
        </table:table-row>
        <table:table-row table:style-name="ro1">
          <table:table-cell office:value-type="float" office:value="1590443828" calcext:value-type="float">
            <text:p>1590443828</text:p>
          </table:table-cell>
          <table:table-cell table:style-name="ce3" office:value-type="string" calcext:value-type="string">
            <text:p>2020-05-25 18:57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430]" office:value-type="date" office:date-value="2020-06-20T00:28:13" calcext:value-type="date">
            <text:p>20/06/20</text:p>
          </table:table-cell>
          <table:table-cell table:formula="of:=[.I430]" office:value-type="time" office:time-value="PT1056048H28M13.000000343S" calcext:value-type="time">
            <text:p>00:28:13</text:p>
          </table:table-cell>
          <table:table-cell table:formula="of:=[.A430]+[.$J$2]" office:value-type="float" office:value="1592623693" calcext:value-type="float">
            <text:p>1592623693</text:p>
          </table:table-cell>
          <table:table-cell table:formula="of:=([.$H430]/86400)+25569-(3/24)" office:value-type="float" office:value="44002.0195949074" calcext:value-type="float">
            <text:p>44002,0195949074</text:p>
          </table:table-cell>
          <table:table-cell table:number-columns-repeated="2"/>
        </table:table-row>
        <table:table-row table:style-name="ro1">
          <table:table-cell office:value-type="float" office:value="1590443828" calcext:value-type="float">
            <text:p>1590443828</text:p>
          </table:table-cell>
          <table:table-cell table:style-name="ce3" office:value-type="string" calcext:value-type="string">
            <text:p>2020-05-25 18:57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431]" office:value-type="date" office:date-value="2020-06-20T00:28:13" calcext:value-type="date">
            <text:p>20/06/20</text:p>
          </table:table-cell>
          <table:table-cell table:formula="of:=[.I431]" office:value-type="time" office:time-value="PT1056048H28M13.000000343S" calcext:value-type="time">
            <text:p>00:28:13</text:p>
          </table:table-cell>
          <table:table-cell table:formula="of:=[.A431]+[.$J$2]" office:value-type="float" office:value="1592623693" calcext:value-type="float">
            <text:p>1592623693</text:p>
          </table:table-cell>
          <table:table-cell table:formula="of:=([.$H431]/86400)+25569-(3/24)" office:value-type="float" office:value="44002.0195949074" calcext:value-type="float">
            <text:p>44002,0195949074</text:p>
          </table:table-cell>
          <table:table-cell table:number-columns-repeated="2"/>
        </table:table-row>
        <table:table-row table:style-name="ro1">
          <table:table-cell office:value-type="float" office:value="1590443828" calcext:value-type="float">
            <text:p>1590443828</text:p>
          </table:table-cell>
          <table:table-cell table:style-name="ce3" office:value-type="string" calcext:value-type="string">
            <text:p>2020-05-25 18:57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432]" office:value-type="date" office:date-value="2020-06-20T00:28:13" calcext:value-type="date">
            <text:p>20/06/20</text:p>
          </table:table-cell>
          <table:table-cell table:formula="of:=[.I432]" office:value-type="time" office:time-value="PT1056048H28M13.000000343S" calcext:value-type="time">
            <text:p>00:28:13</text:p>
          </table:table-cell>
          <table:table-cell table:formula="of:=[.A432]+[.$J$2]" office:value-type="float" office:value="1592623693" calcext:value-type="float">
            <text:p>1592623693</text:p>
          </table:table-cell>
          <table:table-cell table:formula="of:=([.$H432]/86400)+25569-(3/24)" office:value-type="float" office:value="44002.0195949074" calcext:value-type="float">
            <text:p>44002,0195949074</text:p>
          </table:table-cell>
          <table:table-cell table:number-columns-repeated="2"/>
        </table:table-row>
        <table:table-row table:style-name="ro1">
          <table:table-cell office:value-type="float" office:value="1590443828" calcext:value-type="float">
            <text:p>1590443828</text:p>
          </table:table-cell>
          <table:table-cell table:style-name="ce3" office:value-type="string" calcext:value-type="string">
            <text:p>2020-05-25 18:57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433]" office:value-type="date" office:date-value="2020-06-20T00:28:13" calcext:value-type="date">
            <text:p>20/06/20</text:p>
          </table:table-cell>
          <table:table-cell table:formula="of:=[.I433]" office:value-type="time" office:time-value="PT1056048H28M13.000000343S" calcext:value-type="time">
            <text:p>00:28:13</text:p>
          </table:table-cell>
          <table:table-cell table:formula="of:=[.A433]+[.$J$2]" office:value-type="float" office:value="1592623693" calcext:value-type="float">
            <text:p>1592623693</text:p>
          </table:table-cell>
          <table:table-cell table:formula="of:=([.$H433]/86400)+25569-(3/24)" office:value-type="float" office:value="44002.0195949074" calcext:value-type="float">
            <text:p>44002,0195949074</text:p>
          </table:table-cell>
          <table:table-cell table:number-columns-repeated="2"/>
        </table:table-row>
        <table:table-row table:style-name="ro1">
          <table:table-cell office:value-type="float" office:value="1590447427" calcext:value-type="float">
            <text:p>1590447427</text:p>
          </table:table-cell>
          <table:table-cell table:style-name="ce3" office:value-type="string" calcext:value-type="string">
            <text:p>2020-05-25 19:57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434]" office:value-type="date" office:date-value="2020-06-20T01:28:12" calcext:value-type="date">
            <text:p>20/06/20</text:p>
          </table:table-cell>
          <table:table-cell table:formula="of:=[.I434]" office:value-type="time" office:time-value="PT1056049H28M11.999999899S" calcext:value-type="time">
            <text:p>01:28:12</text:p>
          </table:table-cell>
          <table:table-cell table:formula="of:=[.A434]+[.$J$2]" office:value-type="float" office:value="1592627292" calcext:value-type="float">
            <text:p>1592627292</text:p>
          </table:table-cell>
          <table:table-cell table:formula="of:=([.$H434]/86400)+25569-(3/24)" office:value-type="float" office:value="44002.06125" calcext:value-type="float">
            <text:p>44002,06125</text:p>
          </table:table-cell>
          <table:table-cell table:number-columns-repeated="2"/>
        </table:table-row>
        <table:table-row table:style-name="ro1">
          <table:table-cell office:value-type="float" office:value="1590447427" calcext:value-type="float">
            <text:p>1590447427</text:p>
          </table:table-cell>
          <table:table-cell table:style-name="ce3" office:value-type="string" calcext:value-type="string">
            <text:p>2020-05-25 19:57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435]" office:value-type="date" office:date-value="2020-06-20T01:28:12" calcext:value-type="date">
            <text:p>20/06/20</text:p>
          </table:table-cell>
          <table:table-cell table:formula="of:=[.I435]" office:value-type="time" office:time-value="PT1056049H28M11.999999899S" calcext:value-type="time">
            <text:p>01:28:12</text:p>
          </table:table-cell>
          <table:table-cell table:formula="of:=[.A435]+[.$J$2]" office:value-type="float" office:value="1592627292" calcext:value-type="float">
            <text:p>1592627292</text:p>
          </table:table-cell>
          <table:table-cell table:formula="of:=([.$H435]/86400)+25569-(3/24)" office:value-type="float" office:value="44002.06125" calcext:value-type="float">
            <text:p>44002,06125</text:p>
          </table:table-cell>
          <table:table-cell table:number-columns-repeated="2"/>
        </table:table-row>
        <table:table-row table:style-name="ro1">
          <table:table-cell office:value-type="float" office:value="1590447427" calcext:value-type="float">
            <text:p>1590447427</text:p>
          </table:table-cell>
          <table:table-cell table:style-name="ce3" office:value-type="string" calcext:value-type="string">
            <text:p>2020-05-25 19:57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table:formula="of:=[.I436]" office:value-type="date" office:date-value="2020-06-20T01:28:12" calcext:value-type="date">
            <text:p>20/06/20</text:p>
          </table:table-cell>
          <table:table-cell table:formula="of:=[.I436]" office:value-type="time" office:time-value="PT1056049H28M11.999999899S" calcext:value-type="time">
            <text:p>01:28:12</text:p>
          </table:table-cell>
          <table:table-cell table:formula="of:=[.A436]+[.$J$2]" office:value-type="float" office:value="1592627292" calcext:value-type="float">
            <text:p>1592627292</text:p>
          </table:table-cell>
          <table:table-cell table:formula="of:=([.$H436]/86400)+25569-(3/24)" office:value-type="float" office:value="44002.06125" calcext:value-type="float">
            <text:p>44002,06125</text:p>
          </table:table-cell>
          <table:table-cell table:number-columns-repeated="2"/>
        </table:table-row>
        <table:table-row table:style-name="ro1">
          <table:table-cell office:value-type="float" office:value="1590447427" calcext:value-type="float">
            <text:p>1590447427</text:p>
          </table:table-cell>
          <table:table-cell table:style-name="ce3" office:value-type="string" calcext:value-type="string">
            <text:p>2020-05-25 19:57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437]" office:value-type="date" office:date-value="2020-06-20T01:28:12" calcext:value-type="date">
            <text:p>20/06/20</text:p>
          </table:table-cell>
          <table:table-cell table:formula="of:=[.I437]" office:value-type="time" office:time-value="PT1056049H28M11.999999899S" calcext:value-type="time">
            <text:p>01:28:12</text:p>
          </table:table-cell>
          <table:table-cell table:formula="of:=[.A437]+[.$J$2]" office:value-type="float" office:value="1592627292" calcext:value-type="float">
            <text:p>1592627292</text:p>
          </table:table-cell>
          <table:table-cell table:formula="of:=([.$H437]/86400)+25569-(3/24)" office:value-type="float" office:value="44002.06125" calcext:value-type="float">
            <text:p>44002,06125</text:p>
          </table:table-cell>
          <table:table-cell table:number-columns-repeated="2"/>
        </table:table-row>
        <table:table-row table:style-name="ro1">
          <table:table-cell office:value-type="float" office:value="1590451026" calcext:value-type="float">
            <text:p>1590451026</text:p>
          </table:table-cell>
          <table:table-cell table:style-name="ce3" office:value-type="string" calcext:value-type="string">
            <text:p>2020-05-25 20:57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438]" office:value-type="date" office:date-value="2020-06-20T02:28:11" calcext:value-type="date">
            <text:p>20/06/20</text:p>
          </table:table-cell>
          <table:table-cell table:formula="of:=[.I438]" office:value-type="time" office:time-value="PT1056050H28M11.000000294S" calcext:value-type="time">
            <text:p>02:28:11</text:p>
          </table:table-cell>
          <table:table-cell table:formula="of:=[.A438]+[.$J$2]" office:value-type="float" office:value="1592630891" calcext:value-type="float">
            <text:p>1592630891</text:p>
          </table:table-cell>
          <table:table-cell table:formula="of:=([.$H438]/86400)+25569-(3/24)" office:value-type="float" office:value="44002.1029050926" calcext:value-type="float">
            <text:p>44002,1029050926</text:p>
          </table:table-cell>
          <table:table-cell table:number-columns-repeated="2"/>
        </table:table-row>
        <table:table-row table:style-name="ro1">
          <table:table-cell office:value-type="float" office:value="1590451026" calcext:value-type="float">
            <text:p>1590451026</text:p>
          </table:table-cell>
          <table:table-cell table:style-name="ce3" office:value-type="string" calcext:value-type="string">
            <text:p>2020-05-25 20:57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439]" office:value-type="date" office:date-value="2020-06-20T02:28:11" calcext:value-type="date">
            <text:p>20/06/20</text:p>
          </table:table-cell>
          <table:table-cell table:formula="of:=[.I439]" office:value-type="time" office:time-value="PT1056050H28M11.000000294S" calcext:value-type="time">
            <text:p>02:28:11</text:p>
          </table:table-cell>
          <table:table-cell table:formula="of:=[.A439]+[.$J$2]" office:value-type="float" office:value="1592630891" calcext:value-type="float">
            <text:p>1592630891</text:p>
          </table:table-cell>
          <table:table-cell table:formula="of:=([.$H439]/86400)+25569-(3/24)" office:value-type="float" office:value="44002.1029050926" calcext:value-type="float">
            <text:p>44002,1029050926</text:p>
          </table:table-cell>
          <table:table-cell table:number-columns-repeated="2"/>
        </table:table-row>
        <table:table-row table:style-name="ro1">
          <table:table-cell office:value-type="float" office:value="1590451026" calcext:value-type="float">
            <text:p>1590451026</text:p>
          </table:table-cell>
          <table:table-cell table:style-name="ce3" office:value-type="string" calcext:value-type="string">
            <text:p>2020-05-25 20:57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440]" office:value-type="date" office:date-value="2020-06-20T02:28:11" calcext:value-type="date">
            <text:p>20/06/20</text:p>
          </table:table-cell>
          <table:table-cell table:formula="of:=[.I440]" office:value-type="time" office:time-value="PT1056050H28M11.000000294S" calcext:value-type="time">
            <text:p>02:28:11</text:p>
          </table:table-cell>
          <table:table-cell table:formula="of:=[.A440]+[.$J$2]" office:value-type="float" office:value="1592630891" calcext:value-type="float">
            <text:p>1592630891</text:p>
          </table:table-cell>
          <table:table-cell table:formula="of:=([.$H440]/86400)+25569-(3/24)" office:value-type="float" office:value="44002.1029050926" calcext:value-type="float">
            <text:p>44002,1029050926</text:p>
          </table:table-cell>
          <table:table-cell table:number-columns-repeated="2"/>
        </table:table-row>
        <table:table-row table:style-name="ro1">
          <table:table-cell office:value-type="float" office:value="1590451026" calcext:value-type="float">
            <text:p>1590451026</text:p>
          </table:table-cell>
          <table:table-cell table:style-name="ce3" office:value-type="string" calcext:value-type="string">
            <text:p>2020-05-25 20:57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441]" office:value-type="date" office:date-value="2020-06-20T02:28:11" calcext:value-type="date">
            <text:p>20/06/20</text:p>
          </table:table-cell>
          <table:table-cell table:formula="of:=[.I441]" office:value-type="time" office:time-value="PT1056050H28M11.000000294S" calcext:value-type="time">
            <text:p>02:28:11</text:p>
          </table:table-cell>
          <table:table-cell table:formula="of:=[.A441]+[.$J$2]" office:value-type="float" office:value="1592630891" calcext:value-type="float">
            <text:p>1592630891</text:p>
          </table:table-cell>
          <table:table-cell table:formula="of:=([.$H441]/86400)+25569-(3/24)" office:value-type="float" office:value="44002.1029050926" calcext:value-type="float">
            <text:p>44002,1029050926</text:p>
          </table:table-cell>
          <table:table-cell table:number-columns-repeated="2"/>
        </table:table-row>
        <table:table-row table:style-name="ro1">
          <table:table-cell office:value-type="float" office:value="1590454625" calcext:value-type="float">
            <text:p>1590454625</text:p>
          </table:table-cell>
          <table:table-cell table:style-name="ce3" office:value-type="string" calcext:value-type="string">
            <text:p>2020-05-25 21:57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442]" office:value-type="date" office:date-value="2020-06-20T03:28:10" calcext:value-type="date">
            <text:p>20/06/20</text:p>
          </table:table-cell>
          <table:table-cell table:formula="of:=[.I442]" office:value-type="time" office:time-value="PT1056051H28M09.999999851S" calcext:value-type="time">
            <text:p>03:28:10</text:p>
          </table:table-cell>
          <table:table-cell table:formula="of:=[.A442]+[.$J$2]" office:value-type="float" office:value="1592634490" calcext:value-type="float">
            <text:p>1592634490</text:p>
          </table:table-cell>
          <table:table-cell table:formula="of:=([.$H442]/86400)+25569-(3/24)" office:value-type="float" office:value="44002.1445601852" calcext:value-type="float">
            <text:p>44002,1445601852</text:p>
          </table:table-cell>
          <table:table-cell table:number-columns-repeated="2"/>
        </table:table-row>
        <table:table-row table:style-name="ro1">
          <table:table-cell office:value-type="float" office:value="1590454625" calcext:value-type="float">
            <text:p>1590454625</text:p>
          </table:table-cell>
          <table:table-cell table:style-name="ce3" office:value-type="string" calcext:value-type="string">
            <text:p>2020-05-25 21:57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6.0</text:p>
          </table:table-cell>
          <table:table-cell table:formula="of:=[.I443]" office:value-type="date" office:date-value="2020-06-20T03:28:10" calcext:value-type="date">
            <text:p>20/06/20</text:p>
          </table:table-cell>
          <table:table-cell table:formula="of:=[.I443]" office:value-type="time" office:time-value="PT1056051H28M09.999999851S" calcext:value-type="time">
            <text:p>03:28:10</text:p>
          </table:table-cell>
          <table:table-cell table:formula="of:=[.A443]+[.$J$2]" office:value-type="float" office:value="1592634490" calcext:value-type="float">
            <text:p>1592634490</text:p>
          </table:table-cell>
          <table:table-cell table:formula="of:=([.$H443]/86400)+25569-(3/24)" office:value-type="float" office:value="44002.1445601852" calcext:value-type="float">
            <text:p>44002,1445601852</text:p>
          </table:table-cell>
          <table:table-cell table:number-columns-repeated="2"/>
        </table:table-row>
        <table:table-row table:style-name="ro1">
          <table:table-cell office:value-type="float" office:value="1590454625" calcext:value-type="float">
            <text:p>1590454625</text:p>
          </table:table-cell>
          <table:table-cell table:style-name="ce3" office:value-type="string" calcext:value-type="string">
            <text:p>2020-05-25 21:57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1.0</text:p>
          </table:table-cell>
          <table:table-cell table:formula="of:=[.I444]" office:value-type="date" office:date-value="2020-06-20T03:28:10" calcext:value-type="date">
            <text:p>20/06/20</text:p>
          </table:table-cell>
          <table:table-cell table:formula="of:=[.I444]" office:value-type="time" office:time-value="PT1056051H28M09.999999851S" calcext:value-type="time">
            <text:p>03:28:10</text:p>
          </table:table-cell>
          <table:table-cell table:formula="of:=[.A444]+[.$J$2]" office:value-type="float" office:value="1592634490" calcext:value-type="float">
            <text:p>1592634490</text:p>
          </table:table-cell>
          <table:table-cell table:formula="of:=([.$H444]/86400)+25569-(3/24)" office:value-type="float" office:value="44002.1445601852" calcext:value-type="float">
            <text:p>44002,1445601852</text:p>
          </table:table-cell>
          <table:table-cell table:number-columns-repeated="2"/>
        </table:table-row>
        <table:table-row table:style-name="ro1">
          <table:table-cell office:value-type="float" office:value="1590454625" calcext:value-type="float">
            <text:p>1590454625</text:p>
          </table:table-cell>
          <table:table-cell table:style-name="ce3" office:value-type="string" calcext:value-type="string">
            <text:p>2020-05-25 21:57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445]" office:value-type="date" office:date-value="2020-06-20T03:28:10" calcext:value-type="date">
            <text:p>20/06/20</text:p>
          </table:table-cell>
          <table:table-cell table:formula="of:=[.I445]" office:value-type="time" office:time-value="PT1056051H28M09.999999851S" calcext:value-type="time">
            <text:p>03:28:10</text:p>
          </table:table-cell>
          <table:table-cell table:formula="of:=[.A445]+[.$J$2]" office:value-type="float" office:value="1592634490" calcext:value-type="float">
            <text:p>1592634490</text:p>
          </table:table-cell>
          <table:table-cell table:formula="of:=([.$H445]/86400)+25569-(3/24)" office:value-type="float" office:value="44002.1445601852" calcext:value-type="float">
            <text:p>44002,1445601852</text:p>
          </table:table-cell>
          <table:table-cell table:number-columns-repeated="2"/>
        </table:table-row>
        <table:table-row table:style-name="ro1">
          <table:table-cell office:value-type="float" office:value="1590458224" calcext:value-type="float">
            <text:p>1590458224</text:p>
          </table:table-cell>
          <table:table-cell table:style-name="ce3" office:value-type="string" calcext:value-type="string">
            <text:p>2020-05-25 22:57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446]" office:value-type="date" office:date-value="2020-06-20T04:28:09" calcext:value-type="date">
            <text:p>20/06/20</text:p>
          </table:table-cell>
          <table:table-cell table:formula="of:=[.I446]" office:value-type="time" office:time-value="PT1056052H28M09.000000246S" calcext:value-type="time">
            <text:p>04:28:09</text:p>
          </table:table-cell>
          <table:table-cell table:formula="of:=[.A446]+[.$J$2]" office:value-type="float" office:value="1592638089" calcext:value-type="float">
            <text:p>1592638089</text:p>
          </table:table-cell>
          <table:table-cell table:formula="of:=([.$H446]/86400)+25569-(3/24)" office:value-type="float" office:value="44002.1862152778" calcext:value-type="float">
            <text:p>44002,1862152778</text:p>
          </table:table-cell>
          <table:table-cell table:number-columns-repeated="2"/>
        </table:table-row>
        <table:table-row table:style-name="ro1">
          <table:table-cell office:value-type="float" office:value="1590458224" calcext:value-type="float">
            <text:p>1590458224</text:p>
          </table:table-cell>
          <table:table-cell table:style-name="ce3" office:value-type="string" calcext:value-type="string">
            <text:p>2020-05-25 22:57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447]" office:value-type="date" office:date-value="2020-06-20T04:28:09" calcext:value-type="date">
            <text:p>20/06/20</text:p>
          </table:table-cell>
          <table:table-cell table:formula="of:=[.I447]" office:value-type="time" office:time-value="PT1056052H28M09.000000246S" calcext:value-type="time">
            <text:p>04:28:09</text:p>
          </table:table-cell>
          <table:table-cell table:formula="of:=[.A447]+[.$J$2]" office:value-type="float" office:value="1592638089" calcext:value-type="float">
            <text:p>1592638089</text:p>
          </table:table-cell>
          <table:table-cell table:formula="of:=([.$H447]/86400)+25569-(3/24)" office:value-type="float" office:value="44002.1862152778" calcext:value-type="float">
            <text:p>44002,1862152778</text:p>
          </table:table-cell>
          <table:table-cell table:number-columns-repeated="2"/>
        </table:table-row>
        <table:table-row table:style-name="ro1">
          <table:table-cell office:value-type="float" office:value="1590458224" calcext:value-type="float">
            <text:p>1590458224</text:p>
          </table:table-cell>
          <table:table-cell table:style-name="ce3" office:value-type="string" calcext:value-type="string">
            <text:p>2020-05-25 22:57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448]" office:value-type="date" office:date-value="2020-06-20T04:28:09" calcext:value-type="date">
            <text:p>20/06/20</text:p>
          </table:table-cell>
          <table:table-cell table:formula="of:=[.I448]" office:value-type="time" office:time-value="PT1056052H28M09.000000246S" calcext:value-type="time">
            <text:p>04:28:09</text:p>
          </table:table-cell>
          <table:table-cell table:formula="of:=[.A448]+[.$J$2]" office:value-type="float" office:value="1592638089" calcext:value-type="float">
            <text:p>1592638089</text:p>
          </table:table-cell>
          <table:table-cell table:formula="of:=([.$H448]/86400)+25569-(3/24)" office:value-type="float" office:value="44002.1862152778" calcext:value-type="float">
            <text:p>44002,1862152778</text:p>
          </table:table-cell>
          <table:table-cell table:number-columns-repeated="2"/>
        </table:table-row>
        <table:table-row table:style-name="ro1">
          <table:table-cell office:value-type="float" office:value="1590458224" calcext:value-type="float">
            <text:p>1590458224</text:p>
          </table:table-cell>
          <table:table-cell table:style-name="ce3" office:value-type="string" calcext:value-type="string">
            <text:p>2020-05-25 22:57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449]" office:value-type="date" office:date-value="2020-06-20T04:28:09" calcext:value-type="date">
            <text:p>20/06/20</text:p>
          </table:table-cell>
          <table:table-cell table:formula="of:=[.I449]" office:value-type="time" office:time-value="PT1056052H28M09.000000246S" calcext:value-type="time">
            <text:p>04:28:09</text:p>
          </table:table-cell>
          <table:table-cell table:formula="of:=[.A449]+[.$J$2]" office:value-type="float" office:value="1592638089" calcext:value-type="float">
            <text:p>1592638089</text:p>
          </table:table-cell>
          <table:table-cell table:formula="of:=([.$H449]/86400)+25569-(3/24)" office:value-type="float" office:value="44002.1862152778" calcext:value-type="float">
            <text:p>44002,1862152778</text:p>
          </table:table-cell>
          <table:table-cell table:number-columns-repeated="2"/>
        </table:table-row>
        <table:table-row table:style-name="ro1">
          <table:table-cell office:value-type="float" office:value="1590461823" calcext:value-type="float">
            <text:p>1590461823</text:p>
          </table:table-cell>
          <table:table-cell table:style-name="ce3" office:value-type="string" calcext:value-type="string">
            <text:p>2020-05-25 23:57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450]" office:value-type="date" office:date-value="2020-06-20T05:28:08" calcext:value-type="date">
            <text:p>20/06/20</text:p>
          </table:table-cell>
          <table:table-cell table:formula="of:=[.I450]" office:value-type="time" office:time-value="PT1056053H28M07.999999803S" calcext:value-type="time">
            <text:p>05:28:08</text:p>
          </table:table-cell>
          <table:table-cell table:formula="of:=[.A450]+[.$J$2]" office:value-type="float" office:value="1592641688" calcext:value-type="float">
            <text:p>1592641688</text:p>
          </table:table-cell>
          <table:table-cell table:formula="of:=([.$H450]/86400)+25569-(3/24)" office:value-type="float" office:value="44002.2278703704" calcext:value-type="float">
            <text:p>44002,2278703704</text:p>
          </table:table-cell>
          <table:table-cell table:number-columns-repeated="2"/>
        </table:table-row>
        <table:table-row table:style-name="ro1">
          <table:table-cell office:value-type="float" office:value="1590461823" calcext:value-type="float">
            <text:p>1590461823</text:p>
          </table:table-cell>
          <table:table-cell table:style-name="ce3" office:value-type="string" calcext:value-type="string">
            <text:p>2020-05-25 23:57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51]" office:value-type="date" office:date-value="2020-06-20T05:28:08" calcext:value-type="date">
            <text:p>20/06/20</text:p>
          </table:table-cell>
          <table:table-cell table:formula="of:=[.I451]" office:value-type="time" office:time-value="PT1056053H28M07.999999803S" calcext:value-type="time">
            <text:p>05:28:08</text:p>
          </table:table-cell>
          <table:table-cell table:formula="of:=[.A451]+[.$J$2]" office:value-type="float" office:value="1592641688" calcext:value-type="float">
            <text:p>1592641688</text:p>
          </table:table-cell>
          <table:table-cell table:formula="of:=([.$H451]/86400)+25569-(3/24)" office:value-type="float" office:value="44002.2278703704" calcext:value-type="float">
            <text:p>44002,2278703704</text:p>
          </table:table-cell>
          <table:table-cell table:number-columns-repeated="2"/>
        </table:table-row>
        <table:table-row table:style-name="ro1">
          <table:table-cell office:value-type="float" office:value="1590461823" calcext:value-type="float">
            <text:p>1590461823</text:p>
          </table:table-cell>
          <table:table-cell table:style-name="ce3" office:value-type="string" calcext:value-type="string">
            <text:p>2020-05-25 23:57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52]" office:value-type="date" office:date-value="2020-06-20T05:28:08" calcext:value-type="date">
            <text:p>20/06/20</text:p>
          </table:table-cell>
          <table:table-cell table:formula="of:=[.I452]" office:value-type="time" office:time-value="PT1056053H28M07.999999803S" calcext:value-type="time">
            <text:p>05:28:08</text:p>
          </table:table-cell>
          <table:table-cell table:formula="of:=[.A452]+[.$J$2]" office:value-type="float" office:value="1592641688" calcext:value-type="float">
            <text:p>1592641688</text:p>
          </table:table-cell>
          <table:table-cell table:formula="of:=([.$H452]/86400)+25569-(3/24)" office:value-type="float" office:value="44002.2278703704" calcext:value-type="float">
            <text:p>44002,2278703704</text:p>
          </table:table-cell>
          <table:table-cell table:number-columns-repeated="2"/>
        </table:table-row>
        <table:table-row table:style-name="ro1">
          <table:table-cell office:value-type="float" office:value="1590461823" calcext:value-type="float">
            <text:p>1590461823</text:p>
          </table:table-cell>
          <table:table-cell table:style-name="ce3" office:value-type="string" calcext:value-type="string">
            <text:p>2020-05-25 23:57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453]" office:value-type="date" office:date-value="2020-06-20T05:28:08" calcext:value-type="date">
            <text:p>20/06/20</text:p>
          </table:table-cell>
          <table:table-cell table:formula="of:=[.I453]" office:value-type="time" office:time-value="PT1056053H28M07.999999803S" calcext:value-type="time">
            <text:p>05:28:08</text:p>
          </table:table-cell>
          <table:table-cell table:formula="of:=[.A453]+[.$J$2]" office:value-type="float" office:value="1592641688" calcext:value-type="float">
            <text:p>1592641688</text:p>
          </table:table-cell>
          <table:table-cell table:formula="of:=([.$H453]/86400)+25569-(3/24)" office:value-type="float" office:value="44002.2278703704" calcext:value-type="float">
            <text:p>44002,2278703704</text:p>
          </table:table-cell>
          <table:table-cell table:number-columns-repeated="2"/>
        </table:table-row>
        <table:table-row table:style-name="ro1">
          <table:table-cell office:value-type="float" office:value="1590465422" calcext:value-type="float">
            <text:p>1590465422</text:p>
          </table:table-cell>
          <table:table-cell table:style-name="ce3" office:value-type="string" calcext:value-type="string">
            <text:p>2020-05-26 00:57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54]" office:value-type="date" office:date-value="2020-06-20T06:28:07" calcext:value-type="date">
            <text:p>20/06/20</text:p>
          </table:table-cell>
          <table:table-cell table:formula="of:=[.I454]" office:value-type="time" office:time-value="PT1056054H28M07.000000197S" calcext:value-type="time">
            <text:p>06:28:07</text:p>
          </table:table-cell>
          <table:table-cell table:formula="of:=[.A454]+[.$J$2]" office:value-type="float" office:value="1592645287" calcext:value-type="float">
            <text:p>1592645287</text:p>
          </table:table-cell>
          <table:table-cell table:formula="of:=([.$H454]/86400)+25569-(3/24)" office:value-type="float" office:value="44002.269525463" calcext:value-type="float">
            <text:p>44002,269525463</text:p>
          </table:table-cell>
          <table:table-cell table:number-columns-repeated="2"/>
        </table:table-row>
        <table:table-row table:style-name="ro1">
          <table:table-cell office:value-type="float" office:value="1590465422" calcext:value-type="float">
            <text:p>1590465422</text:p>
          </table:table-cell>
          <table:table-cell table:style-name="ce3" office:value-type="string" calcext:value-type="string">
            <text:p>2020-05-26 00:57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55]" office:value-type="date" office:date-value="2020-06-20T06:28:07" calcext:value-type="date">
            <text:p>20/06/20</text:p>
          </table:table-cell>
          <table:table-cell table:formula="of:=[.I455]" office:value-type="time" office:time-value="PT1056054H28M07.000000197S" calcext:value-type="time">
            <text:p>06:28:07</text:p>
          </table:table-cell>
          <table:table-cell table:formula="of:=[.A455]+[.$J$2]" office:value-type="float" office:value="1592645287" calcext:value-type="float">
            <text:p>1592645287</text:p>
          </table:table-cell>
          <table:table-cell table:formula="of:=([.$H455]/86400)+25569-(3/24)" office:value-type="float" office:value="44002.269525463" calcext:value-type="float">
            <text:p>44002,269525463</text:p>
          </table:table-cell>
          <table:table-cell table:number-columns-repeated="2"/>
        </table:table-row>
        <table:table-row table:style-name="ro1">
          <table:table-cell office:value-type="float" office:value="1590465422" calcext:value-type="float">
            <text:p>1590465422</text:p>
          </table:table-cell>
          <table:table-cell table:style-name="ce3" office:value-type="string" calcext:value-type="string">
            <text:p>2020-05-26 00:57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56]" office:value-type="date" office:date-value="2020-06-20T06:28:07" calcext:value-type="date">
            <text:p>20/06/20</text:p>
          </table:table-cell>
          <table:table-cell table:formula="of:=[.I456]" office:value-type="time" office:time-value="PT1056054H28M07.000000197S" calcext:value-type="time">
            <text:p>06:28:07</text:p>
          </table:table-cell>
          <table:table-cell table:formula="of:=[.A456]+[.$J$2]" office:value-type="float" office:value="1592645287" calcext:value-type="float">
            <text:p>1592645287</text:p>
          </table:table-cell>
          <table:table-cell table:formula="of:=([.$H456]/86400)+25569-(3/24)" office:value-type="float" office:value="44002.269525463" calcext:value-type="float">
            <text:p>44002,269525463</text:p>
          </table:table-cell>
          <table:table-cell table:number-columns-repeated="2"/>
        </table:table-row>
        <table:table-row table:style-name="ro1">
          <table:table-cell office:value-type="float" office:value="1590465422" calcext:value-type="float">
            <text:p>1590465422</text:p>
          </table:table-cell>
          <table:table-cell table:style-name="ce3" office:value-type="string" calcext:value-type="string">
            <text:p>2020-05-26 00:57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457]" office:value-type="date" office:date-value="2020-06-20T06:28:07" calcext:value-type="date">
            <text:p>20/06/20</text:p>
          </table:table-cell>
          <table:table-cell table:formula="of:=[.I457]" office:value-type="time" office:time-value="PT1056054H28M07.000000197S" calcext:value-type="time">
            <text:p>06:28:07</text:p>
          </table:table-cell>
          <table:table-cell table:formula="of:=[.A457]+[.$J$2]" office:value-type="float" office:value="1592645287" calcext:value-type="float">
            <text:p>1592645287</text:p>
          </table:table-cell>
          <table:table-cell table:formula="of:=([.$H457]/86400)+25569-(3/24)" office:value-type="float" office:value="44002.269525463" calcext:value-type="float">
            <text:p>44002,269525463</text:p>
          </table:table-cell>
          <table:table-cell table:number-columns-repeated="2"/>
        </table:table-row>
        <table:table-row table:style-name="ro1">
          <table:table-cell office:value-type="float" office:value="1590469021" calcext:value-type="float">
            <text:p>1590469021</text:p>
          </table:table-cell>
          <table:table-cell table:style-name="ce3" office:value-type="string" calcext:value-type="string">
            <text:p>2020-05-26 01:57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58]" office:value-type="date" office:date-value="2020-06-20T07:28:06" calcext:value-type="date">
            <text:p>20/06/20</text:p>
          </table:table-cell>
          <table:table-cell table:formula="of:=[.I458]" office:value-type="time" office:time-value="PT1056055H28M05.999999754S" calcext:value-type="time">
            <text:p>07:28:06</text:p>
          </table:table-cell>
          <table:table-cell table:formula="of:=[.A458]+[.$J$2]" office:value-type="float" office:value="1592648886" calcext:value-type="float">
            <text:p>1592648886</text:p>
          </table:table-cell>
          <table:table-cell table:formula="of:=([.$H458]/86400)+25569-(3/24)" office:value-type="float" office:value="44002.3111805556" calcext:value-type="float">
            <text:p>44002,3111805556</text:p>
          </table:table-cell>
          <table:table-cell table:number-columns-repeated="2"/>
        </table:table-row>
        <table:table-row table:style-name="ro1">
          <table:table-cell office:value-type="float" office:value="1590469021" calcext:value-type="float">
            <text:p>1590469021</text:p>
          </table:table-cell>
          <table:table-cell table:style-name="ce3" office:value-type="string" calcext:value-type="string">
            <text:p>2020-05-26 01:57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59]" office:value-type="date" office:date-value="2020-06-20T07:28:06" calcext:value-type="date">
            <text:p>20/06/20</text:p>
          </table:table-cell>
          <table:table-cell table:formula="of:=[.I459]" office:value-type="time" office:time-value="PT1056055H28M05.999999754S" calcext:value-type="time">
            <text:p>07:28:06</text:p>
          </table:table-cell>
          <table:table-cell table:formula="of:=[.A459]+[.$J$2]" office:value-type="float" office:value="1592648886" calcext:value-type="float">
            <text:p>1592648886</text:p>
          </table:table-cell>
          <table:table-cell table:formula="of:=([.$H459]/86400)+25569-(3/24)" office:value-type="float" office:value="44002.3111805556" calcext:value-type="float">
            <text:p>44002,3111805556</text:p>
          </table:table-cell>
          <table:table-cell table:number-columns-repeated="2"/>
        </table:table-row>
        <table:table-row table:style-name="ro1">
          <table:table-cell office:value-type="float" office:value="1590469021" calcext:value-type="float">
            <text:p>1590469021</text:p>
          </table:table-cell>
          <table:table-cell table:style-name="ce3" office:value-type="string" calcext:value-type="string">
            <text:p>2020-05-26 01:57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60]" office:value-type="date" office:date-value="2020-06-20T07:28:06" calcext:value-type="date">
            <text:p>20/06/20</text:p>
          </table:table-cell>
          <table:table-cell table:formula="of:=[.I460]" office:value-type="time" office:time-value="PT1056055H28M05.999999754S" calcext:value-type="time">
            <text:p>07:28:06</text:p>
          </table:table-cell>
          <table:table-cell table:formula="of:=[.A460]+[.$J$2]" office:value-type="float" office:value="1592648886" calcext:value-type="float">
            <text:p>1592648886</text:p>
          </table:table-cell>
          <table:table-cell table:formula="of:=([.$H460]/86400)+25569-(3/24)" office:value-type="float" office:value="44002.3111805556" calcext:value-type="float">
            <text:p>44002,3111805556</text:p>
          </table:table-cell>
          <table:table-cell table:number-columns-repeated="2"/>
        </table:table-row>
        <table:table-row table:style-name="ro1">
          <table:table-cell office:value-type="float" office:value="1590469021" calcext:value-type="float">
            <text:p>1590469021</text:p>
          </table:table-cell>
          <table:table-cell table:style-name="ce3" office:value-type="string" calcext:value-type="string">
            <text:p>2020-05-26 01:57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461]" office:value-type="date" office:date-value="2020-06-20T07:28:06" calcext:value-type="date">
            <text:p>20/06/20</text:p>
          </table:table-cell>
          <table:table-cell table:formula="of:=[.I461]" office:value-type="time" office:time-value="PT1056055H28M05.999999754S" calcext:value-type="time">
            <text:p>07:28:06</text:p>
          </table:table-cell>
          <table:table-cell table:formula="of:=[.A461]+[.$J$2]" office:value-type="float" office:value="1592648886" calcext:value-type="float">
            <text:p>1592648886</text:p>
          </table:table-cell>
          <table:table-cell table:formula="of:=([.$H461]/86400)+25569-(3/24)" office:value-type="float" office:value="44002.3111805556" calcext:value-type="float">
            <text:p>44002,3111805556</text:p>
          </table:table-cell>
          <table:table-cell table:number-columns-repeated="2"/>
        </table:table-row>
        <table:table-row table:style-name="ro1">
          <table:table-cell office:value-type="float" office:value="1590472620" calcext:value-type="float">
            <text:p>1590472620</text:p>
          </table:table-cell>
          <table:table-cell table:style-name="ce3" office:value-type="string" calcext:value-type="string">
            <text:p>2020-05-26 02:57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62]" office:value-type="date" office:date-value="2020-06-20T08:28:05" calcext:value-type="date">
            <text:p>20/06/20</text:p>
          </table:table-cell>
          <table:table-cell table:formula="of:=[.I462]" office:value-type="time" office:time-value="PT1056056H28M05.000000149S" calcext:value-type="time">
            <text:p>08:28:05</text:p>
          </table:table-cell>
          <table:table-cell table:formula="of:=[.A462]+[.$J$2]" office:value-type="float" office:value="1592652485" calcext:value-type="float">
            <text:p>1592652485</text:p>
          </table:table-cell>
          <table:table-cell table:formula="of:=([.$H462]/86400)+25569-(3/24)" office:value-type="float" office:value="44002.3528356481" calcext:value-type="float">
            <text:p>44002,3528356481</text:p>
          </table:table-cell>
          <table:table-cell table:number-columns-repeated="2"/>
        </table:table-row>
        <table:table-row table:style-name="ro1">
          <table:table-cell office:value-type="float" office:value="1590472620" calcext:value-type="float">
            <text:p>1590472620</text:p>
          </table:table-cell>
          <table:table-cell table:style-name="ce3" office:value-type="string" calcext:value-type="string">
            <text:p>2020-05-26 02:57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63]" office:value-type="date" office:date-value="2020-06-20T08:28:05" calcext:value-type="date">
            <text:p>20/06/20</text:p>
          </table:table-cell>
          <table:table-cell table:formula="of:=[.I463]" office:value-type="time" office:time-value="PT1056056H28M05.000000149S" calcext:value-type="time">
            <text:p>08:28:05</text:p>
          </table:table-cell>
          <table:table-cell table:formula="of:=[.A463]+[.$J$2]" office:value-type="float" office:value="1592652485" calcext:value-type="float">
            <text:p>1592652485</text:p>
          </table:table-cell>
          <table:table-cell table:formula="of:=([.$H463]/86400)+25569-(3/24)" office:value-type="float" office:value="44002.3528356481" calcext:value-type="float">
            <text:p>44002,3528356481</text:p>
          </table:table-cell>
          <table:table-cell table:number-columns-repeated="2"/>
        </table:table-row>
        <table:table-row table:style-name="ro1">
          <table:table-cell office:value-type="float" office:value="1590472620" calcext:value-type="float">
            <text:p>1590472620</text:p>
          </table:table-cell>
          <table:table-cell table:style-name="ce3" office:value-type="string" calcext:value-type="string">
            <text:p>2020-05-26 02:57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64]" office:value-type="date" office:date-value="2020-06-20T08:28:05" calcext:value-type="date">
            <text:p>20/06/20</text:p>
          </table:table-cell>
          <table:table-cell table:formula="of:=[.I464]" office:value-type="time" office:time-value="PT1056056H28M05.000000149S" calcext:value-type="time">
            <text:p>08:28:05</text:p>
          </table:table-cell>
          <table:table-cell table:formula="of:=[.A464]+[.$J$2]" office:value-type="float" office:value="1592652485" calcext:value-type="float">
            <text:p>1592652485</text:p>
          </table:table-cell>
          <table:table-cell table:formula="of:=([.$H464]/86400)+25569-(3/24)" office:value-type="float" office:value="44002.3528356481" calcext:value-type="float">
            <text:p>44002,3528356481</text:p>
          </table:table-cell>
          <table:table-cell table:number-columns-repeated="2"/>
        </table:table-row>
        <table:table-row table:style-name="ro1">
          <table:table-cell office:value-type="float" office:value="1590472620" calcext:value-type="float">
            <text:p>1590472620</text:p>
          </table:table-cell>
          <table:table-cell table:style-name="ce3" office:value-type="string" calcext:value-type="string">
            <text:p>2020-05-26 02:57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465]" office:value-type="date" office:date-value="2020-06-20T08:28:05" calcext:value-type="date">
            <text:p>20/06/20</text:p>
          </table:table-cell>
          <table:table-cell table:formula="of:=[.I465]" office:value-type="time" office:time-value="PT1056056H28M05.000000149S" calcext:value-type="time">
            <text:p>08:28:05</text:p>
          </table:table-cell>
          <table:table-cell table:formula="of:=[.A465]+[.$J$2]" office:value-type="float" office:value="1592652485" calcext:value-type="float">
            <text:p>1592652485</text:p>
          </table:table-cell>
          <table:table-cell table:formula="of:=([.$H465]/86400)+25569-(3/24)" office:value-type="float" office:value="44002.3528356481" calcext:value-type="float">
            <text:p>44002,3528356481</text:p>
          </table:table-cell>
          <table:table-cell table:number-columns-repeated="2"/>
        </table:table-row>
        <table:table-row table:style-name="ro1">
          <table:table-cell office:value-type="float" office:value="1590476219" calcext:value-type="float">
            <text:p>1590476219</text:p>
          </table:table-cell>
          <table:table-cell table:style-name="ce3" office:value-type="string" calcext:value-type="string">
            <text:p>2020-05-26 03:56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66]" office:value-type="date" office:date-value="2020-06-20T09:28:04" calcext:value-type="date">
            <text:p>20/06/20</text:p>
          </table:table-cell>
          <table:table-cell table:formula="of:=[.I466]" office:value-type="time" office:time-value="PT1056057H28M04.000000544S" calcext:value-type="time">
            <text:p>09:28:04</text:p>
          </table:table-cell>
          <table:table-cell table:formula="of:=[.A466]+[.$J$2]" office:value-type="float" office:value="1592656084" calcext:value-type="float">
            <text:p>1592656084</text:p>
          </table:table-cell>
          <table:table-cell table:formula="of:=([.$H466]/86400)+25569-(3/24)" office:value-type="float" office:value="44002.3944907407" calcext:value-type="float">
            <text:p>44002,3944907407</text:p>
          </table:table-cell>
          <table:table-cell table:number-columns-repeated="2"/>
        </table:table-row>
        <table:table-row table:style-name="ro1">
          <table:table-cell office:value-type="float" office:value="1590476219" calcext:value-type="float">
            <text:p>1590476219</text:p>
          </table:table-cell>
          <table:table-cell table:style-name="ce3" office:value-type="string" calcext:value-type="string">
            <text:p>2020-05-26 03:56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67]" office:value-type="date" office:date-value="2020-06-20T09:28:04" calcext:value-type="date">
            <text:p>20/06/20</text:p>
          </table:table-cell>
          <table:table-cell table:formula="of:=[.I467]" office:value-type="time" office:time-value="PT1056057H28M04.000000544S" calcext:value-type="time">
            <text:p>09:28:04</text:p>
          </table:table-cell>
          <table:table-cell table:formula="of:=[.A467]+[.$J$2]" office:value-type="float" office:value="1592656084" calcext:value-type="float">
            <text:p>1592656084</text:p>
          </table:table-cell>
          <table:table-cell table:formula="of:=([.$H467]/86400)+25569-(3/24)" office:value-type="float" office:value="44002.3944907407" calcext:value-type="float">
            <text:p>44002,3944907407</text:p>
          </table:table-cell>
          <table:table-cell table:number-columns-repeated="2"/>
        </table:table-row>
        <table:table-row table:style-name="ro1">
          <table:table-cell office:value-type="float" office:value="1590476219" calcext:value-type="float">
            <text:p>1590476219</text:p>
          </table:table-cell>
          <table:table-cell table:style-name="ce3" office:value-type="string" calcext:value-type="string">
            <text:p>2020-05-26 03:56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68]" office:value-type="date" office:date-value="2020-06-20T09:28:04" calcext:value-type="date">
            <text:p>20/06/20</text:p>
          </table:table-cell>
          <table:table-cell table:formula="of:=[.I468]" office:value-type="time" office:time-value="PT1056057H28M04.000000544S" calcext:value-type="time">
            <text:p>09:28:04</text:p>
          </table:table-cell>
          <table:table-cell table:formula="of:=[.A468]+[.$J$2]" office:value-type="float" office:value="1592656084" calcext:value-type="float">
            <text:p>1592656084</text:p>
          </table:table-cell>
          <table:table-cell table:formula="of:=([.$H468]/86400)+25569-(3/24)" office:value-type="float" office:value="44002.3944907407" calcext:value-type="float">
            <text:p>44002,3944907407</text:p>
          </table:table-cell>
          <table:table-cell table:number-columns-repeated="2"/>
        </table:table-row>
        <table:table-row table:style-name="ro1">
          <table:table-cell office:value-type="float" office:value="1590476219" calcext:value-type="float">
            <text:p>1590476219</text:p>
          </table:table-cell>
          <table:table-cell table:style-name="ce3" office:value-type="string" calcext:value-type="string">
            <text:p>2020-05-26 03:56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469]" office:value-type="date" office:date-value="2020-06-20T09:28:04" calcext:value-type="date">
            <text:p>20/06/20</text:p>
          </table:table-cell>
          <table:table-cell table:formula="of:=[.I469]" office:value-type="time" office:time-value="PT1056057H28M04.000000544S" calcext:value-type="time">
            <text:p>09:28:04</text:p>
          </table:table-cell>
          <table:table-cell table:formula="of:=[.A469]+[.$J$2]" office:value-type="float" office:value="1592656084" calcext:value-type="float">
            <text:p>1592656084</text:p>
          </table:table-cell>
          <table:table-cell table:formula="of:=([.$H469]/86400)+25569-(3/24)" office:value-type="float" office:value="44002.3944907407" calcext:value-type="float">
            <text:p>44002,3944907407</text:p>
          </table:table-cell>
          <table:table-cell table:number-columns-repeated="2"/>
        </table:table-row>
        <table:table-row table:style-name="ro1">
          <table:table-cell office:value-type="float" office:value="1590479818" calcext:value-type="float">
            <text:p>1590479818</text:p>
          </table:table-cell>
          <table:table-cell table:style-name="ce3" office:value-type="string" calcext:value-type="string">
            <text:p>2020-05-26 04:56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470]" office:value-type="date" office:date-value="2020-06-20T10:28:03" calcext:value-type="date">
            <text:p>20/06/20</text:p>
          </table:table-cell>
          <table:table-cell table:formula="of:=[.I470]" office:value-type="time" office:time-value="PT1056058H28M02.999999262S" calcext:value-type="time">
            <text:p>10:28:03</text:p>
          </table:table-cell>
          <table:table-cell table:formula="of:=[.A470]+[.$J$2]" office:value-type="float" office:value="1592659683" calcext:value-type="float">
            <text:p>1592659683</text:p>
          </table:table-cell>
          <table:table-cell table:formula="of:=([.$H470]/86400)+25569-(3/24)" office:value-type="float" office:value="44002.4361458333" calcext:value-type="float">
            <text:p>44002,4361458333</text:p>
          </table:table-cell>
          <table:table-cell table:number-columns-repeated="2"/>
        </table:table-row>
        <table:table-row table:style-name="ro1">
          <table:table-cell office:value-type="float" office:value="1590479818" calcext:value-type="float">
            <text:p>1590479818</text:p>
          </table:table-cell>
          <table:table-cell table:style-name="ce3" office:value-type="string" calcext:value-type="string">
            <text:p>2020-05-26 04:56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71]" office:value-type="date" office:date-value="2020-06-20T10:28:03" calcext:value-type="date">
            <text:p>20/06/20</text:p>
          </table:table-cell>
          <table:table-cell table:formula="of:=[.I471]" office:value-type="time" office:time-value="PT1056058H28M02.999999262S" calcext:value-type="time">
            <text:p>10:28:03</text:p>
          </table:table-cell>
          <table:table-cell table:formula="of:=[.A471]+[.$J$2]" office:value-type="float" office:value="1592659683" calcext:value-type="float">
            <text:p>1592659683</text:p>
          </table:table-cell>
          <table:table-cell table:formula="of:=([.$H471]/86400)+25569-(3/24)" office:value-type="float" office:value="44002.4361458333" calcext:value-type="float">
            <text:p>44002,4361458333</text:p>
          </table:table-cell>
          <table:table-cell table:number-columns-repeated="2"/>
        </table:table-row>
        <table:table-row table:style-name="ro1">
          <table:table-cell office:value-type="float" office:value="1590479818" calcext:value-type="float">
            <text:p>1590479818</text:p>
          </table:table-cell>
          <table:table-cell table:style-name="ce3" office:value-type="string" calcext:value-type="string">
            <text:p>2020-05-26 04:56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72]" office:value-type="date" office:date-value="2020-06-20T10:28:03" calcext:value-type="date">
            <text:p>20/06/20</text:p>
          </table:table-cell>
          <table:table-cell table:formula="of:=[.I472]" office:value-type="time" office:time-value="PT1056058H28M02.999999262S" calcext:value-type="time">
            <text:p>10:28:03</text:p>
          </table:table-cell>
          <table:table-cell table:formula="of:=[.A472]+[.$J$2]" office:value-type="float" office:value="1592659683" calcext:value-type="float">
            <text:p>1592659683</text:p>
          </table:table-cell>
          <table:table-cell table:formula="of:=([.$H472]/86400)+25569-(3/24)" office:value-type="float" office:value="44002.4361458333" calcext:value-type="float">
            <text:p>44002,4361458333</text:p>
          </table:table-cell>
          <table:table-cell table:number-columns-repeated="2"/>
        </table:table-row>
        <table:table-row table:style-name="ro1">
          <table:table-cell office:value-type="float" office:value="1590479818" calcext:value-type="float">
            <text:p>1590479818</text:p>
          </table:table-cell>
          <table:table-cell table:style-name="ce3" office:value-type="string" calcext:value-type="string">
            <text:p>2020-05-26 04:56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473]" office:value-type="date" office:date-value="2020-06-20T10:28:03" calcext:value-type="date">
            <text:p>20/06/20</text:p>
          </table:table-cell>
          <table:table-cell table:formula="of:=[.I473]" office:value-type="time" office:time-value="PT1056058H28M02.999999262S" calcext:value-type="time">
            <text:p>10:28:03</text:p>
          </table:table-cell>
          <table:table-cell table:formula="of:=[.A473]+[.$J$2]" office:value-type="float" office:value="1592659683" calcext:value-type="float">
            <text:p>1592659683</text:p>
          </table:table-cell>
          <table:table-cell table:formula="of:=([.$H473]/86400)+25569-(3/24)" office:value-type="float" office:value="44002.4361458333" calcext:value-type="float">
            <text:p>44002,4361458333</text:p>
          </table:table-cell>
          <table:table-cell table:number-columns-repeated="2"/>
        </table:table-row>
        <table:table-row table:style-name="ro1">
          <table:table-cell office:value-type="float" office:value="1590483417" calcext:value-type="float">
            <text:p>1590483417</text:p>
          </table:table-cell>
          <table:table-cell table:style-name="ce3" office:value-type="string" calcext:value-type="string">
            <text:p>2020-05-26 05:56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474]" office:value-type="date" office:date-value="2020-06-20T11:28:02" calcext:value-type="date">
            <text:p>20/06/20</text:p>
          </table:table-cell>
          <table:table-cell table:formula="of:=[.I474]" office:value-type="time" office:time-value="PT1056059H28M01.999999657S" calcext:value-type="time">
            <text:p>11:28:02</text:p>
          </table:table-cell>
          <table:table-cell table:formula="of:=[.A474]+[.$J$2]" office:value-type="float" office:value="1592663282" calcext:value-type="float">
            <text:p>1592663282</text:p>
          </table:table-cell>
          <table:table-cell table:formula="of:=([.$H474]/86400)+25569-(3/24)" office:value-type="float" office:value="44002.4778009259" calcext:value-type="float">
            <text:p>44002,4778009259</text:p>
          </table:table-cell>
          <table:table-cell table:number-columns-repeated="2"/>
        </table:table-row>
        <table:table-row table:style-name="ro1">
          <table:table-cell office:value-type="float" office:value="1590483417" calcext:value-type="float">
            <text:p>1590483417</text:p>
          </table:table-cell>
          <table:table-cell table:style-name="ce3" office:value-type="string" calcext:value-type="string">
            <text:p>2020-05-26 05:56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475]" office:value-type="date" office:date-value="2020-06-20T11:28:02" calcext:value-type="date">
            <text:p>20/06/20</text:p>
          </table:table-cell>
          <table:table-cell table:formula="of:=[.I475]" office:value-type="time" office:time-value="PT1056059H28M01.999999657S" calcext:value-type="time">
            <text:p>11:28:02</text:p>
          </table:table-cell>
          <table:table-cell table:formula="of:=[.A475]+[.$J$2]" office:value-type="float" office:value="1592663282" calcext:value-type="float">
            <text:p>1592663282</text:p>
          </table:table-cell>
          <table:table-cell table:formula="of:=([.$H475]/86400)+25569-(3/24)" office:value-type="float" office:value="44002.4778009259" calcext:value-type="float">
            <text:p>44002,4778009259</text:p>
          </table:table-cell>
          <table:table-cell table:number-columns-repeated="2"/>
        </table:table-row>
        <table:table-row table:style-name="ro1">
          <table:table-cell office:value-type="float" office:value="1590483417" calcext:value-type="float">
            <text:p>1590483417</text:p>
          </table:table-cell>
          <table:table-cell table:style-name="ce3" office:value-type="string" calcext:value-type="string">
            <text:p>2020-05-26 05:56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476]" office:value-type="date" office:date-value="2020-06-20T11:28:02" calcext:value-type="date">
            <text:p>20/06/20</text:p>
          </table:table-cell>
          <table:table-cell table:formula="of:=[.I476]" office:value-type="time" office:time-value="PT1056059H28M01.999999657S" calcext:value-type="time">
            <text:p>11:28:02</text:p>
          </table:table-cell>
          <table:table-cell table:formula="of:=[.A476]+[.$J$2]" office:value-type="float" office:value="1592663282" calcext:value-type="float">
            <text:p>1592663282</text:p>
          </table:table-cell>
          <table:table-cell table:formula="of:=([.$H476]/86400)+25569-(3/24)" office:value-type="float" office:value="44002.4778009259" calcext:value-type="float">
            <text:p>44002,4778009259</text:p>
          </table:table-cell>
          <table:table-cell table:number-columns-repeated="2"/>
        </table:table-row>
        <table:table-row table:style-name="ro1">
          <table:table-cell office:value-type="float" office:value="1590483417" calcext:value-type="float">
            <text:p>1590483417</text:p>
          </table:table-cell>
          <table:table-cell table:style-name="ce3" office:value-type="string" calcext:value-type="string">
            <text:p>2020-05-26 05:56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477]" office:value-type="date" office:date-value="2020-06-20T11:28:02" calcext:value-type="date">
            <text:p>20/06/20</text:p>
          </table:table-cell>
          <table:table-cell table:formula="of:=[.I477]" office:value-type="time" office:time-value="PT1056059H28M01.999999657S" calcext:value-type="time">
            <text:p>11:28:02</text:p>
          </table:table-cell>
          <table:table-cell table:formula="of:=[.A477]+[.$J$2]" office:value-type="float" office:value="1592663282" calcext:value-type="float">
            <text:p>1592663282</text:p>
          </table:table-cell>
          <table:table-cell table:formula="of:=([.$H477]/86400)+25569-(3/24)" office:value-type="float" office:value="44002.4778009259" calcext:value-type="float">
            <text:p>44002,4778009259</text:p>
          </table:table-cell>
          <table:table-cell table:number-columns-repeated="2"/>
        </table:table-row>
        <table:table-row table:style-name="ro1">
          <table:table-cell office:value-type="float" office:value="1590487016" calcext:value-type="float">
            <text:p>1590487016</text:p>
          </table:table-cell>
          <table:table-cell table:style-name="ce3" office:value-type="string" calcext:value-type="string">
            <text:p>2020-05-26 06:56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78]" office:value-type="date" office:date-value="2020-06-20T12:28:01" calcext:value-type="date">
            <text:p>20/06/20</text:p>
          </table:table-cell>
          <table:table-cell table:formula="of:=[.I478]" office:value-type="time" office:time-value="PT1056060H28M01.000000052S" calcext:value-type="time">
            <text:p>12:28:01</text:p>
          </table:table-cell>
          <table:table-cell table:formula="of:=[.A478]+[.$J$2]" office:value-type="float" office:value="1592666881" calcext:value-type="float">
            <text:p>1592666881</text:p>
          </table:table-cell>
          <table:table-cell table:formula="of:=([.$H478]/86400)+25569-(3/24)" office:value-type="float" office:value="44002.5194560185" calcext:value-type="float">
            <text:p>44002,5194560185</text:p>
          </table:table-cell>
          <table:table-cell table:number-columns-repeated="2"/>
        </table:table-row>
        <table:table-row table:style-name="ro1">
          <table:table-cell office:value-type="float" office:value="1590487016" calcext:value-type="float">
            <text:p>1590487016</text:p>
          </table:table-cell>
          <table:table-cell table:style-name="ce3" office:value-type="string" calcext:value-type="string">
            <text:p>2020-05-26 06:56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79]" office:value-type="date" office:date-value="2020-06-20T12:28:01" calcext:value-type="date">
            <text:p>20/06/20</text:p>
          </table:table-cell>
          <table:table-cell table:formula="of:=[.I479]" office:value-type="time" office:time-value="PT1056060H28M01.000000052S" calcext:value-type="time">
            <text:p>12:28:01</text:p>
          </table:table-cell>
          <table:table-cell table:formula="of:=[.A479]+[.$J$2]" office:value-type="float" office:value="1592666881" calcext:value-type="float">
            <text:p>1592666881</text:p>
          </table:table-cell>
          <table:table-cell table:formula="of:=([.$H479]/86400)+25569-(3/24)" office:value-type="float" office:value="44002.5194560185" calcext:value-type="float">
            <text:p>44002,5194560185</text:p>
          </table:table-cell>
          <table:table-cell table:number-columns-repeated="2"/>
        </table:table-row>
        <table:table-row table:style-name="ro1">
          <table:table-cell office:value-type="float" office:value="1590487016" calcext:value-type="float">
            <text:p>1590487016</text:p>
          </table:table-cell>
          <table:table-cell table:style-name="ce3" office:value-type="string" calcext:value-type="string">
            <text:p>2020-05-26 06:56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80]" office:value-type="date" office:date-value="2020-06-20T12:28:01" calcext:value-type="date">
            <text:p>20/06/20</text:p>
          </table:table-cell>
          <table:table-cell table:formula="of:=[.I480]" office:value-type="time" office:time-value="PT1056060H28M01.000000052S" calcext:value-type="time">
            <text:p>12:28:01</text:p>
          </table:table-cell>
          <table:table-cell table:formula="of:=[.A480]+[.$J$2]" office:value-type="float" office:value="1592666881" calcext:value-type="float">
            <text:p>1592666881</text:p>
          </table:table-cell>
          <table:table-cell table:formula="of:=([.$H480]/86400)+25569-(3/24)" office:value-type="float" office:value="44002.5194560185" calcext:value-type="float">
            <text:p>44002,5194560185</text:p>
          </table:table-cell>
          <table:table-cell table:number-columns-repeated="2"/>
        </table:table-row>
        <table:table-row table:style-name="ro1">
          <table:table-cell office:value-type="float" office:value="1590487016" calcext:value-type="float">
            <text:p>1590487016</text:p>
          </table:table-cell>
          <table:table-cell table:style-name="ce3" office:value-type="string" calcext:value-type="string">
            <text:p>2020-05-26 06:56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481]" office:value-type="date" office:date-value="2020-06-20T12:28:01" calcext:value-type="date">
            <text:p>20/06/20</text:p>
          </table:table-cell>
          <table:table-cell table:formula="of:=[.I481]" office:value-type="time" office:time-value="PT1056060H28M01.000000052S" calcext:value-type="time">
            <text:p>12:28:01</text:p>
          </table:table-cell>
          <table:table-cell table:formula="of:=[.A481]+[.$J$2]" office:value-type="float" office:value="1592666881" calcext:value-type="float">
            <text:p>1592666881</text:p>
          </table:table-cell>
          <table:table-cell table:formula="of:=([.$H481]/86400)+25569-(3/24)" office:value-type="float" office:value="44002.5194560185" calcext:value-type="float">
            <text:p>44002,5194560185</text:p>
          </table:table-cell>
          <table:table-cell table:number-columns-repeated="2"/>
        </table:table-row>
        <table:table-row table:style-name="ro1">
          <table:table-cell office:value-type="float" office:value="1590490615" calcext:value-type="float">
            <text:p>1590490615</text:p>
          </table:table-cell>
          <table:table-cell table:style-name="ce3" office:value-type="string" calcext:value-type="string">
            <text:p>2020-05-26 07:56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82]" office:value-type="date" office:date-value="2020-06-20T13:28:00" calcext:value-type="date">
            <text:p>20/06/20</text:p>
          </table:table-cell>
          <table:table-cell table:formula="of:=[.I482]" office:value-type="time" office:time-value="PT1056061H27M59.999999609S" calcext:value-type="time">
            <text:p>13:28:00</text:p>
          </table:table-cell>
          <table:table-cell table:formula="of:=[.A482]+[.$J$2]" office:value-type="float" office:value="1592670480" calcext:value-type="float">
            <text:p>1592670480</text:p>
          </table:table-cell>
          <table:table-cell table:formula="of:=([.$H482]/86400)+25569-(3/24)" office:value-type="float" office:value="44002.5611111111" calcext:value-type="float">
            <text:p>44002,5611111111</text:p>
          </table:table-cell>
          <table:table-cell table:number-columns-repeated="2"/>
        </table:table-row>
        <table:table-row table:style-name="ro1">
          <table:table-cell office:value-type="float" office:value="1590490615" calcext:value-type="float">
            <text:p>1590490615</text:p>
          </table:table-cell>
          <table:table-cell table:style-name="ce3" office:value-type="string" calcext:value-type="string">
            <text:p>2020-05-26 07:56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83]" office:value-type="date" office:date-value="2020-06-20T13:28:00" calcext:value-type="date">
            <text:p>20/06/20</text:p>
          </table:table-cell>
          <table:table-cell table:formula="of:=[.I483]" office:value-type="time" office:time-value="PT1056061H27M59.999999609S" calcext:value-type="time">
            <text:p>13:28:00</text:p>
          </table:table-cell>
          <table:table-cell table:formula="of:=[.A483]+[.$J$2]" office:value-type="float" office:value="1592670480" calcext:value-type="float">
            <text:p>1592670480</text:p>
          </table:table-cell>
          <table:table-cell table:formula="of:=([.$H483]/86400)+25569-(3/24)" office:value-type="float" office:value="44002.5611111111" calcext:value-type="float">
            <text:p>44002,5611111111</text:p>
          </table:table-cell>
          <table:table-cell table:number-columns-repeated="2"/>
        </table:table-row>
        <table:table-row table:style-name="ro1">
          <table:table-cell office:value-type="float" office:value="1590490615" calcext:value-type="float">
            <text:p>1590490615</text:p>
          </table:table-cell>
          <table:table-cell table:style-name="ce3" office:value-type="string" calcext:value-type="string">
            <text:p>2020-05-26 07:56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484]" office:value-type="date" office:date-value="2020-06-20T13:28:00" calcext:value-type="date">
            <text:p>20/06/20</text:p>
          </table:table-cell>
          <table:table-cell table:formula="of:=[.I484]" office:value-type="time" office:time-value="PT1056061H27M59.999999609S" calcext:value-type="time">
            <text:p>13:28:00</text:p>
          </table:table-cell>
          <table:table-cell table:formula="of:=[.A484]+[.$J$2]" office:value-type="float" office:value="1592670480" calcext:value-type="float">
            <text:p>1592670480</text:p>
          </table:table-cell>
          <table:table-cell table:formula="of:=([.$H484]/86400)+25569-(3/24)" office:value-type="float" office:value="44002.5611111111" calcext:value-type="float">
            <text:p>44002,5611111111</text:p>
          </table:table-cell>
          <table:table-cell table:number-columns-repeated="2"/>
        </table:table-row>
        <table:table-row table:style-name="ro1">
          <table:table-cell office:value-type="float" office:value="1590490615" calcext:value-type="float">
            <text:p>1590490615</text:p>
          </table:table-cell>
          <table:table-cell table:style-name="ce3" office:value-type="string" calcext:value-type="string">
            <text:p>2020-05-26 07:56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485]" office:value-type="date" office:date-value="2020-06-20T13:28:00" calcext:value-type="date">
            <text:p>20/06/20</text:p>
          </table:table-cell>
          <table:table-cell table:formula="of:=[.I485]" office:value-type="time" office:time-value="PT1056061H27M59.999999609S" calcext:value-type="time">
            <text:p>13:28:00</text:p>
          </table:table-cell>
          <table:table-cell table:formula="of:=[.A485]+[.$J$2]" office:value-type="float" office:value="1592670480" calcext:value-type="float">
            <text:p>1592670480</text:p>
          </table:table-cell>
          <table:table-cell table:formula="of:=([.$H485]/86400)+25569-(3/24)" office:value-type="float" office:value="44002.5611111111" calcext:value-type="float">
            <text:p>44002,5611111111</text:p>
          </table:table-cell>
          <table:table-cell table:number-columns-repeated="2"/>
        </table:table-row>
        <table:table-row table:style-name="ro1">
          <table:table-cell office:value-type="float" office:value="1590494214" calcext:value-type="float">
            <text:p>1590494214</text:p>
          </table:table-cell>
          <table:table-cell table:style-name="ce3" office:value-type="string" calcext:value-type="string">
            <text:p>2020-05-26 08:56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86]" office:value-type="date" office:date-value="2020-06-20T14:27:59" calcext:value-type="date">
            <text:p>20/06/20</text:p>
          </table:table-cell>
          <table:table-cell table:formula="of:=[.I486]" office:value-type="time" office:time-value="PT1056062H27M59.000000842S" calcext:value-type="time">
            <text:p>14:27:59</text:p>
          </table:table-cell>
          <table:table-cell table:formula="of:=[.A486]+[.$J$2]" office:value-type="float" office:value="1592674079" calcext:value-type="float">
            <text:p>1592674079</text:p>
          </table:table-cell>
          <table:table-cell table:formula="of:=([.$H486]/86400)+25569-(3/24)" office:value-type="float" office:value="44002.6027662037" calcext:value-type="float">
            <text:p>44002,6027662037</text:p>
          </table:table-cell>
          <table:table-cell table:number-columns-repeated="2"/>
        </table:table-row>
        <table:table-row table:style-name="ro1">
          <table:table-cell office:value-type="float" office:value="1590494214" calcext:value-type="float">
            <text:p>1590494214</text:p>
          </table:table-cell>
          <table:table-cell table:style-name="ce3" office:value-type="string" calcext:value-type="string">
            <text:p>2020-05-26 08:56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487]" office:value-type="date" office:date-value="2020-06-20T14:27:59" calcext:value-type="date">
            <text:p>20/06/20</text:p>
          </table:table-cell>
          <table:table-cell table:formula="of:=[.I487]" office:value-type="time" office:time-value="PT1056062H27M59.000000842S" calcext:value-type="time">
            <text:p>14:27:59</text:p>
          </table:table-cell>
          <table:table-cell table:formula="of:=[.A487]+[.$J$2]" office:value-type="float" office:value="1592674079" calcext:value-type="float">
            <text:p>1592674079</text:p>
          </table:table-cell>
          <table:table-cell table:formula="of:=([.$H487]/86400)+25569-(3/24)" office:value-type="float" office:value="44002.6027662037" calcext:value-type="float">
            <text:p>44002,6027662037</text:p>
          </table:table-cell>
          <table:table-cell table:number-columns-repeated="2"/>
        </table:table-row>
        <table:table-row table:style-name="ro1">
          <table:table-cell office:value-type="float" office:value="1590494214" calcext:value-type="float">
            <text:p>1590494214</text:p>
          </table:table-cell>
          <table:table-cell table:style-name="ce3" office:value-type="string" calcext:value-type="string">
            <text:p>2020-05-26 08:56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488]" office:value-type="date" office:date-value="2020-06-20T14:27:59" calcext:value-type="date">
            <text:p>20/06/20</text:p>
          </table:table-cell>
          <table:table-cell table:formula="of:=[.I488]" office:value-type="time" office:time-value="PT1056062H27M59.000000842S" calcext:value-type="time">
            <text:p>14:27:59</text:p>
          </table:table-cell>
          <table:table-cell table:formula="of:=[.A488]+[.$J$2]" office:value-type="float" office:value="1592674079" calcext:value-type="float">
            <text:p>1592674079</text:p>
          </table:table-cell>
          <table:table-cell table:formula="of:=([.$H488]/86400)+25569-(3/24)" office:value-type="float" office:value="44002.6027662037" calcext:value-type="float">
            <text:p>44002,6027662037</text:p>
          </table:table-cell>
          <table:table-cell table:number-columns-repeated="2"/>
        </table:table-row>
        <table:table-row table:style-name="ro1">
          <table:table-cell office:value-type="float" office:value="1590494214" calcext:value-type="float">
            <text:p>1590494214</text:p>
          </table:table-cell>
          <table:table-cell table:style-name="ce3" office:value-type="string" calcext:value-type="string">
            <text:p>2020-05-26 08:56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489]" office:value-type="date" office:date-value="2020-06-20T14:27:59" calcext:value-type="date">
            <text:p>20/06/20</text:p>
          </table:table-cell>
          <table:table-cell table:formula="of:=[.I489]" office:value-type="time" office:time-value="PT1056062H27M59.000000842S" calcext:value-type="time">
            <text:p>14:27:59</text:p>
          </table:table-cell>
          <table:table-cell table:formula="of:=[.A489]+[.$J$2]" office:value-type="float" office:value="1592674079" calcext:value-type="float">
            <text:p>1592674079</text:p>
          </table:table-cell>
          <table:table-cell table:formula="of:=([.$H489]/86400)+25569-(3/24)" office:value-type="float" office:value="44002.6027662037" calcext:value-type="float">
            <text:p>44002,6027662037</text:p>
          </table:table-cell>
          <table:table-cell table:number-columns-repeated="2"/>
        </table:table-row>
        <table:table-row table:style-name="ro1">
          <table:table-cell office:value-type="float" office:value="1590497813" calcext:value-type="float">
            <text:p>1590497813</text:p>
          </table:table-cell>
          <table:table-cell table:style-name="ce3" office:value-type="string" calcext:value-type="string">
            <text:p>2020-05-26 09:56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490]" office:value-type="date" office:date-value="2020-06-20T15:27:58" calcext:value-type="date">
            <text:p>20/06/20</text:p>
          </table:table-cell>
          <table:table-cell table:formula="of:=[.I490]" office:value-type="time" office:time-value="PT1056063H27M57.99999956S" calcext:value-type="time">
            <text:p>15:27:58</text:p>
          </table:table-cell>
          <table:table-cell table:formula="of:=[.A490]+[.$J$2]" office:value-type="float" office:value="1592677678" calcext:value-type="float">
            <text:p>1592677678</text:p>
          </table:table-cell>
          <table:table-cell table:formula="of:=([.$H490]/86400)+25569-(3/24)" office:value-type="float" office:value="44002.6444212963" calcext:value-type="float">
            <text:p>44002,6444212963</text:p>
          </table:table-cell>
          <table:table-cell table:number-columns-repeated="2"/>
        </table:table-row>
        <table:table-row table:style-name="ro1">
          <table:table-cell office:value-type="float" office:value="1590497813" calcext:value-type="float">
            <text:p>1590497813</text:p>
          </table:table-cell>
          <table:table-cell table:style-name="ce3" office:value-type="string" calcext:value-type="string">
            <text:p>2020-05-26 09:56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table:formula="of:=[.I491]" office:value-type="date" office:date-value="2020-06-20T15:27:58" calcext:value-type="date">
            <text:p>20/06/20</text:p>
          </table:table-cell>
          <table:table-cell table:formula="of:=[.I491]" office:value-type="time" office:time-value="PT1056063H27M57.99999956S" calcext:value-type="time">
            <text:p>15:27:58</text:p>
          </table:table-cell>
          <table:table-cell table:formula="of:=[.A491]+[.$J$2]" office:value-type="float" office:value="1592677678" calcext:value-type="float">
            <text:p>1592677678</text:p>
          </table:table-cell>
          <table:table-cell table:formula="of:=([.$H491]/86400)+25569-(3/24)" office:value-type="float" office:value="44002.6444212963" calcext:value-type="float">
            <text:p>44002,6444212963</text:p>
          </table:table-cell>
          <table:table-cell table:number-columns-repeated="2"/>
        </table:table-row>
        <table:table-row table:style-name="ro1">
          <table:table-cell office:value-type="float" office:value="1590497813" calcext:value-type="float">
            <text:p>1590497813</text:p>
          </table:table-cell>
          <table:table-cell table:style-name="ce3" office:value-type="string" calcext:value-type="string">
            <text:p>2020-05-26 09:56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492]" office:value-type="date" office:date-value="2020-06-20T15:27:58" calcext:value-type="date">
            <text:p>20/06/20</text:p>
          </table:table-cell>
          <table:table-cell table:formula="of:=[.I492]" office:value-type="time" office:time-value="PT1056063H27M57.99999956S" calcext:value-type="time">
            <text:p>15:27:58</text:p>
          </table:table-cell>
          <table:table-cell table:formula="of:=[.A492]+[.$J$2]" office:value-type="float" office:value="1592677678" calcext:value-type="float">
            <text:p>1592677678</text:p>
          </table:table-cell>
          <table:table-cell table:formula="of:=([.$H492]/86400)+25569-(3/24)" office:value-type="float" office:value="44002.6444212963" calcext:value-type="float">
            <text:p>44002,6444212963</text:p>
          </table:table-cell>
          <table:table-cell table:number-columns-repeated="2"/>
        </table:table-row>
        <table:table-row table:style-name="ro1">
          <table:table-cell office:value-type="float" office:value="1590497813" calcext:value-type="float">
            <text:p>1590497813</text:p>
          </table:table-cell>
          <table:table-cell table:style-name="ce3" office:value-type="string" calcext:value-type="string">
            <text:p>2020-05-26 09:56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493]" office:value-type="date" office:date-value="2020-06-20T15:27:58" calcext:value-type="date">
            <text:p>20/06/20</text:p>
          </table:table-cell>
          <table:table-cell table:formula="of:=[.I493]" office:value-type="time" office:time-value="PT1056063H27M57.99999956S" calcext:value-type="time">
            <text:p>15:27:58</text:p>
          </table:table-cell>
          <table:table-cell table:formula="of:=[.A493]+[.$J$2]" office:value-type="float" office:value="1592677678" calcext:value-type="float">
            <text:p>1592677678</text:p>
          </table:table-cell>
          <table:table-cell table:formula="of:=([.$H493]/86400)+25569-(3/24)" office:value-type="float" office:value="44002.6444212963" calcext:value-type="float">
            <text:p>44002,6444212963</text:p>
          </table:table-cell>
          <table:table-cell table:number-columns-repeated="2"/>
        </table:table-row>
        <table:table-row table:style-name="ro1">
          <table:table-cell office:value-type="float" office:value="1590501412" calcext:value-type="float">
            <text:p>1590501412</text:p>
          </table:table-cell>
          <table:table-cell table:style-name="ce3" office:value-type="string" calcext:value-type="string">
            <text:p>2020-05-26 10:56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494]" office:value-type="date" office:date-value="2020-06-20T16:27:57" calcext:value-type="date">
            <text:p>20/06/20</text:p>
          </table:table-cell>
          <table:table-cell table:formula="of:=[.I494]" office:value-type="time" office:time-value="PT1056064H27M56.999999955S" calcext:value-type="time">
            <text:p>16:27:57</text:p>
          </table:table-cell>
          <table:table-cell table:formula="of:=[.A494]+[.$J$2]" office:value-type="float" office:value="1592681277" calcext:value-type="float">
            <text:p>1592681277</text:p>
          </table:table-cell>
          <table:table-cell table:formula="of:=([.$H494]/86400)+25569-(3/24)" office:value-type="float" office:value="44002.6860763889" calcext:value-type="float">
            <text:p>44002,6860763889</text:p>
          </table:table-cell>
          <table:table-cell table:number-columns-repeated="2"/>
        </table:table-row>
        <table:table-row table:style-name="ro1">
          <table:table-cell office:value-type="float" office:value="1590501412" calcext:value-type="float">
            <text:p>1590501412</text:p>
          </table:table-cell>
          <table:table-cell table:style-name="ce3" office:value-type="string" calcext:value-type="string">
            <text:p>2020-05-26 10:56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table:formula="of:=[.I495]" office:value-type="date" office:date-value="2020-06-20T16:27:57" calcext:value-type="date">
            <text:p>20/06/20</text:p>
          </table:table-cell>
          <table:table-cell table:formula="of:=[.I495]" office:value-type="time" office:time-value="PT1056064H27M56.999999955S" calcext:value-type="time">
            <text:p>16:27:57</text:p>
          </table:table-cell>
          <table:table-cell table:formula="of:=[.A495]+[.$J$2]" office:value-type="float" office:value="1592681277" calcext:value-type="float">
            <text:p>1592681277</text:p>
          </table:table-cell>
          <table:table-cell table:formula="of:=([.$H495]/86400)+25569-(3/24)" office:value-type="float" office:value="44002.6860763889" calcext:value-type="float">
            <text:p>44002,6860763889</text:p>
          </table:table-cell>
          <table:table-cell table:number-columns-repeated="2"/>
        </table:table-row>
        <table:table-row table:style-name="ro1">
          <table:table-cell office:value-type="float" office:value="1590501412" calcext:value-type="float">
            <text:p>1590501412</text:p>
          </table:table-cell>
          <table:table-cell table:style-name="ce3" office:value-type="string" calcext:value-type="string">
            <text:p>2020-05-26 10:56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496]" office:value-type="date" office:date-value="2020-06-20T16:27:57" calcext:value-type="date">
            <text:p>20/06/20</text:p>
          </table:table-cell>
          <table:table-cell table:formula="of:=[.I496]" office:value-type="time" office:time-value="PT1056064H27M56.999999955S" calcext:value-type="time">
            <text:p>16:27:57</text:p>
          </table:table-cell>
          <table:table-cell table:formula="of:=[.A496]+[.$J$2]" office:value-type="float" office:value="1592681277" calcext:value-type="float">
            <text:p>1592681277</text:p>
          </table:table-cell>
          <table:table-cell table:formula="of:=([.$H496]/86400)+25569-(3/24)" office:value-type="float" office:value="44002.6860763889" calcext:value-type="float">
            <text:p>44002,6860763889</text:p>
          </table:table-cell>
          <table:table-cell table:number-columns-repeated="2"/>
        </table:table-row>
        <table:table-row table:style-name="ro1">
          <table:table-cell office:value-type="float" office:value="1590501412" calcext:value-type="float">
            <text:p>1590501412</text:p>
          </table:table-cell>
          <table:table-cell table:style-name="ce3" office:value-type="string" calcext:value-type="string">
            <text:p>2020-05-26 10:56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497]" office:value-type="date" office:date-value="2020-06-20T16:27:57" calcext:value-type="date">
            <text:p>20/06/20</text:p>
          </table:table-cell>
          <table:table-cell table:formula="of:=[.I497]" office:value-type="time" office:time-value="PT1056064H27M56.999999955S" calcext:value-type="time">
            <text:p>16:27:57</text:p>
          </table:table-cell>
          <table:table-cell table:formula="of:=[.A497]+[.$J$2]" office:value-type="float" office:value="1592681277" calcext:value-type="float">
            <text:p>1592681277</text:p>
          </table:table-cell>
          <table:table-cell table:formula="of:=([.$H497]/86400)+25569-(3/24)" office:value-type="float" office:value="44002.6860763889" calcext:value-type="float">
            <text:p>44002,6860763889</text:p>
          </table:table-cell>
          <table:table-cell table:number-columns-repeated="2"/>
        </table:table-row>
        <table:table-row table:style-name="ro1">
          <table:table-cell office:value-type="float" office:value="1590505011" calcext:value-type="float">
            <text:p>1590505011</text:p>
          </table:table-cell>
          <table:table-cell table:style-name="ce3" office:value-type="string" calcext:value-type="string">
            <text:p>2020-05-26 11:56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498]" office:value-type="date" office:date-value="2020-06-20T17:27:56" calcext:value-type="date">
            <text:p>20/06/20</text:p>
          </table:table-cell>
          <table:table-cell table:formula="of:=[.I498]" office:value-type="time" office:time-value="PT1056065H27M56.00000035S" calcext:value-type="time">
            <text:p>17:27:56</text:p>
          </table:table-cell>
          <table:table-cell table:formula="of:=[.A498]+[.$J$2]" office:value-type="float" office:value="1592684876" calcext:value-type="float">
            <text:p>1592684876</text:p>
          </table:table-cell>
          <table:table-cell table:formula="of:=([.$H498]/86400)+25569-(3/24)" office:value-type="float" office:value="44002.7277314815" calcext:value-type="float">
            <text:p>44002,7277314815</text:p>
          </table:table-cell>
          <table:table-cell table:number-columns-repeated="2"/>
        </table:table-row>
        <table:table-row table:style-name="ro1">
          <table:table-cell office:value-type="float" office:value="1590505011" calcext:value-type="float">
            <text:p>1590505011</text:p>
          </table:table-cell>
          <table:table-cell table:style-name="ce3" office:value-type="string" calcext:value-type="string">
            <text:p>2020-05-26 11:56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499]" office:value-type="date" office:date-value="2020-06-20T17:27:56" calcext:value-type="date">
            <text:p>20/06/20</text:p>
          </table:table-cell>
          <table:table-cell table:formula="of:=[.I499]" office:value-type="time" office:time-value="PT1056065H27M56.00000035S" calcext:value-type="time">
            <text:p>17:27:56</text:p>
          </table:table-cell>
          <table:table-cell table:formula="of:=[.A499]+[.$J$2]" office:value-type="float" office:value="1592684876" calcext:value-type="float">
            <text:p>1592684876</text:p>
          </table:table-cell>
          <table:table-cell table:formula="of:=([.$H499]/86400)+25569-(3/24)" office:value-type="float" office:value="44002.7277314815" calcext:value-type="float">
            <text:p>44002,7277314815</text:p>
          </table:table-cell>
          <table:table-cell table:number-columns-repeated="2"/>
        </table:table-row>
        <table:table-row table:style-name="ro1">
          <table:table-cell office:value-type="float" office:value="1590505011" calcext:value-type="float">
            <text:p>1590505011</text:p>
          </table:table-cell>
          <table:table-cell table:style-name="ce3" office:value-type="string" calcext:value-type="string">
            <text:p>2020-05-26 11:56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00]" office:value-type="date" office:date-value="2020-06-20T17:27:56" calcext:value-type="date">
            <text:p>20/06/20</text:p>
          </table:table-cell>
          <table:table-cell table:formula="of:=[.I500]" office:value-type="time" office:time-value="PT1056065H27M56.00000035S" calcext:value-type="time">
            <text:p>17:27:56</text:p>
          </table:table-cell>
          <table:table-cell table:formula="of:=[.A500]+[.$J$2]" office:value-type="float" office:value="1592684876" calcext:value-type="float">
            <text:p>1592684876</text:p>
          </table:table-cell>
          <table:table-cell table:formula="of:=([.$H500]/86400)+25569-(3/24)" office:value-type="float" office:value="44002.7277314815" calcext:value-type="float">
            <text:p>44002,7277314815</text:p>
          </table:table-cell>
          <table:table-cell table:number-columns-repeated="2"/>
        </table:table-row>
        <table:table-row table:style-name="ro1">
          <table:table-cell office:value-type="float" office:value="1590505011" calcext:value-type="float">
            <text:p>1590505011</text:p>
          </table:table-cell>
          <table:table-cell table:style-name="ce3" office:value-type="string" calcext:value-type="string">
            <text:p>2020-05-26 11:56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501]" office:value-type="date" office:date-value="2020-06-20T17:27:56" calcext:value-type="date">
            <text:p>20/06/20</text:p>
          </table:table-cell>
          <table:table-cell table:formula="of:=[.I501]" office:value-type="time" office:time-value="PT1056065H27M56.00000035S" calcext:value-type="time">
            <text:p>17:27:56</text:p>
          </table:table-cell>
          <table:table-cell table:formula="of:=[.A501]+[.$J$2]" office:value-type="float" office:value="1592684876" calcext:value-type="float">
            <text:p>1592684876</text:p>
          </table:table-cell>
          <table:table-cell table:formula="of:=([.$H501]/86400)+25569-(3/24)" office:value-type="float" office:value="44002.7277314815" calcext:value-type="float">
            <text:p>44002,7277314815</text:p>
          </table:table-cell>
          <table:table-cell table:number-columns-repeated="2"/>
        </table:table-row>
        <table:table-row table:style-name="ro1">
          <table:table-cell office:value-type="float" office:value="1590508610" calcext:value-type="float">
            <text:p>1590508610</text:p>
          </table:table-cell>
          <table:table-cell table:style-name="ce3" office:value-type="string" calcext:value-type="string">
            <text:p>2020-05-26 12:56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9.0</text:p>
          </table:table-cell>
          <table:table-cell table:formula="of:=[.I502]" office:value-type="date" office:date-value="2020-06-20T18:27:55" calcext:value-type="date">
            <text:p>20/06/20</text:p>
          </table:table-cell>
          <table:table-cell table:formula="of:=[.I502]" office:value-type="time" office:time-value="PT1056066H27M54.999999907S" calcext:value-type="time">
            <text:p>18:27:55</text:p>
          </table:table-cell>
          <table:table-cell table:formula="of:=[.A502]+[.$J$2]" office:value-type="float" office:value="1592688475" calcext:value-type="float">
            <text:p>1592688475</text:p>
          </table:table-cell>
          <table:table-cell table:formula="of:=([.$H502]/86400)+25569-(3/24)" office:value-type="float" office:value="44002.7693865741" calcext:value-type="float">
            <text:p>44002,7693865741</text:p>
          </table:table-cell>
          <table:table-cell table:number-columns-repeated="2"/>
        </table:table-row>
        <table:table-row table:style-name="ro1">
          <table:table-cell office:value-type="float" office:value="1590508610" calcext:value-type="float">
            <text:p>1590508610</text:p>
          </table:table-cell>
          <table:table-cell table:style-name="ce3" office:value-type="string" calcext:value-type="string">
            <text:p>2020-05-26 12:56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table:formula="of:=[.I503]" office:value-type="date" office:date-value="2020-06-20T18:27:55" calcext:value-type="date">
            <text:p>20/06/20</text:p>
          </table:table-cell>
          <table:table-cell table:formula="of:=[.I503]" office:value-type="time" office:time-value="PT1056066H27M54.999999907S" calcext:value-type="time">
            <text:p>18:27:55</text:p>
          </table:table-cell>
          <table:table-cell table:formula="of:=[.A503]+[.$J$2]" office:value-type="float" office:value="1592688475" calcext:value-type="float">
            <text:p>1592688475</text:p>
          </table:table-cell>
          <table:table-cell table:formula="of:=([.$H503]/86400)+25569-(3/24)" office:value-type="float" office:value="44002.7693865741" calcext:value-type="float">
            <text:p>44002,7693865741</text:p>
          </table:table-cell>
          <table:table-cell table:number-columns-repeated="2"/>
        </table:table-row>
        <table:table-row table:style-name="ro1">
          <table:table-cell office:value-type="float" office:value="1590508610" calcext:value-type="float">
            <text:p>1590508610</text:p>
          </table:table-cell>
          <table:table-cell table:style-name="ce3" office:value-type="string" calcext:value-type="string">
            <text:p>2020-05-26 12:56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table:formula="of:=[.I504]" office:value-type="date" office:date-value="2020-06-20T18:27:55" calcext:value-type="date">
            <text:p>20/06/20</text:p>
          </table:table-cell>
          <table:table-cell table:formula="of:=[.I504]" office:value-type="time" office:time-value="PT1056066H27M54.999999907S" calcext:value-type="time">
            <text:p>18:27:55</text:p>
          </table:table-cell>
          <table:table-cell table:formula="of:=[.A504]+[.$J$2]" office:value-type="float" office:value="1592688475" calcext:value-type="float">
            <text:p>1592688475</text:p>
          </table:table-cell>
          <table:table-cell table:formula="of:=([.$H504]/86400)+25569-(3/24)" office:value-type="float" office:value="44002.7693865741" calcext:value-type="float">
            <text:p>44002,7693865741</text:p>
          </table:table-cell>
          <table:table-cell table:number-columns-repeated="2"/>
        </table:table-row>
        <table:table-row table:style-name="ro1">
          <table:table-cell office:value-type="float" office:value="1590508610" calcext:value-type="float">
            <text:p>1590508610</text:p>
          </table:table-cell>
          <table:table-cell table:style-name="ce3" office:value-type="string" calcext:value-type="string">
            <text:p>2020-05-26 12:56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4.0</text:p>
          </table:table-cell>
          <table:table-cell table:formula="of:=[.I505]" office:value-type="date" office:date-value="2020-06-20T18:27:55" calcext:value-type="date">
            <text:p>20/06/20</text:p>
          </table:table-cell>
          <table:table-cell table:formula="of:=[.I505]" office:value-type="time" office:time-value="PT1056066H27M54.999999907S" calcext:value-type="time">
            <text:p>18:27:55</text:p>
          </table:table-cell>
          <table:table-cell table:formula="of:=[.A505]+[.$J$2]" office:value-type="float" office:value="1592688475" calcext:value-type="float">
            <text:p>1592688475</text:p>
          </table:table-cell>
          <table:table-cell table:formula="of:=([.$H505]/86400)+25569-(3/24)" office:value-type="float" office:value="44002.7693865741" calcext:value-type="float">
            <text:p>44002,7693865741</text:p>
          </table:table-cell>
          <table:table-cell table:number-columns-repeated="2"/>
        </table:table-row>
        <table:table-row table:style-name="ro1">
          <table:table-cell office:value-type="float" office:value="1590512209" calcext:value-type="float">
            <text:p>1590512209</text:p>
          </table:table-cell>
          <table:table-cell table:style-name="ce3" office:value-type="string" calcext:value-type="string">
            <text:p>2020-05-26 13:56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06]" office:value-type="date" office:date-value="2020-06-20T19:27:54" calcext:value-type="date">
            <text:p>20/06/20</text:p>
          </table:table-cell>
          <table:table-cell table:formula="of:=[.I506]" office:value-type="time" office:time-value="PT1056067H27M54.000000302S" calcext:value-type="time">
            <text:p>19:27:54</text:p>
          </table:table-cell>
          <table:table-cell table:formula="of:=[.A506]+[.$J$2]" office:value-type="float" office:value="1592692074" calcext:value-type="float">
            <text:p>1592692074</text:p>
          </table:table-cell>
          <table:table-cell table:formula="of:=([.$H506]/86400)+25569-(3/24)" office:value-type="float" office:value="44002.8110416667" calcext:value-type="float">
            <text:p>44002,8110416667</text:p>
          </table:table-cell>
          <table:table-cell table:number-columns-repeated="2"/>
        </table:table-row>
        <table:table-row table:style-name="ro1">
          <table:table-cell office:value-type="float" office:value="1590512209" calcext:value-type="float">
            <text:p>1590512209</text:p>
          </table:table-cell>
          <table:table-cell table:style-name="ce3" office:value-type="string" calcext:value-type="string">
            <text:p>2020-05-26 13:56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07]" office:value-type="date" office:date-value="2020-06-20T19:27:54" calcext:value-type="date">
            <text:p>20/06/20</text:p>
          </table:table-cell>
          <table:table-cell table:formula="of:=[.I507]" office:value-type="time" office:time-value="PT1056067H27M54.000000302S" calcext:value-type="time">
            <text:p>19:27:54</text:p>
          </table:table-cell>
          <table:table-cell table:formula="of:=[.A507]+[.$J$2]" office:value-type="float" office:value="1592692074" calcext:value-type="float">
            <text:p>1592692074</text:p>
          </table:table-cell>
          <table:table-cell table:formula="of:=([.$H507]/86400)+25569-(3/24)" office:value-type="float" office:value="44002.8110416667" calcext:value-type="float">
            <text:p>44002,8110416667</text:p>
          </table:table-cell>
          <table:table-cell table:number-columns-repeated="2"/>
        </table:table-row>
        <table:table-row table:style-name="ro1">
          <table:table-cell office:value-type="float" office:value="1590512209" calcext:value-type="float">
            <text:p>1590512209</text:p>
          </table:table-cell>
          <table:table-cell table:style-name="ce3" office:value-type="string" calcext:value-type="string">
            <text:p>2020-05-26 13:56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08]" office:value-type="date" office:date-value="2020-06-20T19:27:54" calcext:value-type="date">
            <text:p>20/06/20</text:p>
          </table:table-cell>
          <table:table-cell table:formula="of:=[.I508]" office:value-type="time" office:time-value="PT1056067H27M54.000000302S" calcext:value-type="time">
            <text:p>19:27:54</text:p>
          </table:table-cell>
          <table:table-cell table:formula="of:=[.A508]+[.$J$2]" office:value-type="float" office:value="1592692074" calcext:value-type="float">
            <text:p>1592692074</text:p>
          </table:table-cell>
          <table:table-cell table:formula="of:=([.$H508]/86400)+25569-(3/24)" office:value-type="float" office:value="44002.8110416667" calcext:value-type="float">
            <text:p>44002,8110416667</text:p>
          </table:table-cell>
          <table:table-cell table:number-columns-repeated="2"/>
        </table:table-row>
        <table:table-row table:style-name="ro1">
          <table:table-cell office:value-type="float" office:value="1590512209" calcext:value-type="float">
            <text:p>1590512209</text:p>
          </table:table-cell>
          <table:table-cell table:style-name="ce3" office:value-type="string" calcext:value-type="string">
            <text:p>2020-05-26 13:56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509]" office:value-type="date" office:date-value="2020-06-20T19:27:54" calcext:value-type="date">
            <text:p>20/06/20</text:p>
          </table:table-cell>
          <table:table-cell table:formula="of:=[.I509]" office:value-type="time" office:time-value="PT1056067H27M54.000000302S" calcext:value-type="time">
            <text:p>19:27:54</text:p>
          </table:table-cell>
          <table:table-cell table:formula="of:=[.A509]+[.$J$2]" office:value-type="float" office:value="1592692074" calcext:value-type="float">
            <text:p>1592692074</text:p>
          </table:table-cell>
          <table:table-cell table:formula="of:=([.$H509]/86400)+25569-(3/24)" office:value-type="float" office:value="44002.8110416667" calcext:value-type="float">
            <text:p>44002,8110416667</text:p>
          </table:table-cell>
          <table:table-cell table:number-columns-repeated="2"/>
        </table:table-row>
        <table:table-row table:style-name="ro1">
          <table:table-cell office:value-type="float" office:value="1590515808" calcext:value-type="float">
            <text:p>1590515808</text:p>
          </table:table-cell>
          <table:table-cell table:style-name="ce3" office:value-type="string" calcext:value-type="string">
            <text:p>2020-05-26 14:56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10]" office:value-type="date" office:date-value="2020-06-20T20:27:53" calcext:value-type="date">
            <text:p>20/06/20</text:p>
          </table:table-cell>
          <table:table-cell table:formula="of:=[.I510]" office:value-type="time" office:time-value="PT1056068H27M52.999999858S" calcext:value-type="time">
            <text:p>20:27:53</text:p>
          </table:table-cell>
          <table:table-cell table:formula="of:=[.A510]+[.$J$2]" office:value-type="float" office:value="1592695673" calcext:value-type="float">
            <text:p>1592695673</text:p>
          </table:table-cell>
          <table:table-cell table:formula="of:=([.$H510]/86400)+25569-(3/24)" office:value-type="float" office:value="44002.8526967593" calcext:value-type="float">
            <text:p>44002,8526967593</text:p>
          </table:table-cell>
          <table:table-cell table:number-columns-repeated="2"/>
        </table:table-row>
        <table:table-row table:style-name="ro1">
          <table:table-cell office:value-type="float" office:value="1590515808" calcext:value-type="float">
            <text:p>1590515808</text:p>
          </table:table-cell>
          <table:table-cell table:style-name="ce3" office:value-type="string" calcext:value-type="string">
            <text:p>2020-05-26 14:56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table:formula="of:=[.I511]" office:value-type="date" office:date-value="2020-06-20T20:27:53" calcext:value-type="date">
            <text:p>20/06/20</text:p>
          </table:table-cell>
          <table:table-cell table:formula="of:=[.I511]" office:value-type="time" office:time-value="PT1056068H27M52.999999858S" calcext:value-type="time">
            <text:p>20:27:53</text:p>
          </table:table-cell>
          <table:table-cell table:formula="of:=[.A511]+[.$J$2]" office:value-type="float" office:value="1592695673" calcext:value-type="float">
            <text:p>1592695673</text:p>
          </table:table-cell>
          <table:table-cell table:formula="of:=([.$H511]/86400)+25569-(3/24)" office:value-type="float" office:value="44002.8526967593" calcext:value-type="float">
            <text:p>44002,8526967593</text:p>
          </table:table-cell>
          <table:table-cell table:number-columns-repeated="2"/>
        </table:table-row>
        <table:table-row table:style-name="ro1">
          <table:table-cell office:value-type="float" office:value="1590515808" calcext:value-type="float">
            <text:p>1590515808</text:p>
          </table:table-cell>
          <table:table-cell table:style-name="ce3" office:value-type="string" calcext:value-type="string">
            <text:p>2020-05-26 14:56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12]" office:value-type="date" office:date-value="2020-06-20T20:27:53" calcext:value-type="date">
            <text:p>20/06/20</text:p>
          </table:table-cell>
          <table:table-cell table:formula="of:=[.I512]" office:value-type="time" office:time-value="PT1056068H27M52.999999858S" calcext:value-type="time">
            <text:p>20:27:53</text:p>
          </table:table-cell>
          <table:table-cell table:formula="of:=[.A512]+[.$J$2]" office:value-type="float" office:value="1592695673" calcext:value-type="float">
            <text:p>1592695673</text:p>
          </table:table-cell>
          <table:table-cell table:formula="of:=([.$H512]/86400)+25569-(3/24)" office:value-type="float" office:value="44002.8526967593" calcext:value-type="float">
            <text:p>44002,8526967593</text:p>
          </table:table-cell>
          <table:table-cell table:number-columns-repeated="2"/>
        </table:table-row>
        <table:table-row table:style-name="ro1">
          <table:table-cell office:value-type="float" office:value="1590515808" calcext:value-type="float">
            <text:p>1590515808</text:p>
          </table:table-cell>
          <table:table-cell table:style-name="ce3" office:value-type="string" calcext:value-type="string">
            <text:p>2020-05-26 14:56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13]" office:value-type="date" office:date-value="2020-06-20T20:27:53" calcext:value-type="date">
            <text:p>20/06/20</text:p>
          </table:table-cell>
          <table:table-cell table:formula="of:=[.I513]" office:value-type="time" office:time-value="PT1056068H27M52.999999858S" calcext:value-type="time">
            <text:p>20:27:53</text:p>
          </table:table-cell>
          <table:table-cell table:formula="of:=[.A513]+[.$J$2]" office:value-type="float" office:value="1592695673" calcext:value-type="float">
            <text:p>1592695673</text:p>
          </table:table-cell>
          <table:table-cell table:formula="of:=([.$H513]/86400)+25569-(3/24)" office:value-type="float" office:value="44002.8526967593" calcext:value-type="float">
            <text:p>44002,8526967593</text:p>
          </table:table-cell>
          <table:table-cell table:number-columns-repeated="2"/>
        </table:table-row>
        <table:table-row table:style-name="ro1">
          <table:table-cell office:value-type="float" office:value="1590519407" calcext:value-type="float">
            <text:p>1590519407</text:p>
          </table:table-cell>
          <table:table-cell table:style-name="ce3" office:value-type="string" calcext:value-type="string">
            <text:p>2020-05-26 15:56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14]" office:value-type="date" office:date-value="2020-06-20T21:27:52" calcext:value-type="date">
            <text:p>20/06/20</text:p>
          </table:table-cell>
          <table:table-cell table:formula="of:=[.I514]" office:value-type="time" office:time-value="PT1056069H27M52.000000253S" calcext:value-type="time">
            <text:p>21:27:52</text:p>
          </table:table-cell>
          <table:table-cell table:formula="of:=[.A514]+[.$J$2]" office:value-type="float" office:value="1592699272" calcext:value-type="float">
            <text:p>1592699272</text:p>
          </table:table-cell>
          <table:table-cell table:formula="of:=([.$H514]/86400)+25569-(3/24)" office:value-type="float" office:value="44002.8943518519" calcext:value-type="float">
            <text:p>44002,8943518519</text:p>
          </table:table-cell>
          <table:table-cell table:number-columns-repeated="2"/>
        </table:table-row>
        <table:table-row table:style-name="ro1">
          <table:table-cell office:value-type="float" office:value="1590519407" calcext:value-type="float">
            <text:p>1590519407</text:p>
          </table:table-cell>
          <table:table-cell table:style-name="ce3" office:value-type="string" calcext:value-type="string">
            <text:p>2020-05-26 15:56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6.0</text:p>
          </table:table-cell>
          <table:table-cell table:formula="of:=[.I515]" office:value-type="date" office:date-value="2020-06-20T21:27:52" calcext:value-type="date">
            <text:p>20/06/20</text:p>
          </table:table-cell>
          <table:table-cell table:formula="of:=[.I515]" office:value-type="time" office:time-value="PT1056069H27M52.000000253S" calcext:value-type="time">
            <text:p>21:27:52</text:p>
          </table:table-cell>
          <table:table-cell table:formula="of:=[.A515]+[.$J$2]" office:value-type="float" office:value="1592699272" calcext:value-type="float">
            <text:p>1592699272</text:p>
          </table:table-cell>
          <table:table-cell table:formula="of:=([.$H515]/86400)+25569-(3/24)" office:value-type="float" office:value="44002.8943518519" calcext:value-type="float">
            <text:p>44002,8943518519</text:p>
          </table:table-cell>
          <table:table-cell table:number-columns-repeated="2"/>
        </table:table-row>
        <table:table-row table:style-name="ro1">
          <table:table-cell office:value-type="float" office:value="1590519407" calcext:value-type="float">
            <text:p>1590519407</text:p>
          </table:table-cell>
          <table:table-cell table:style-name="ce3" office:value-type="string" calcext:value-type="string">
            <text:p>2020-05-26 15:56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16]" office:value-type="date" office:date-value="2020-06-20T21:27:52" calcext:value-type="date">
            <text:p>20/06/20</text:p>
          </table:table-cell>
          <table:table-cell table:formula="of:=[.I516]" office:value-type="time" office:time-value="PT1056069H27M52.000000253S" calcext:value-type="time">
            <text:p>21:27:52</text:p>
          </table:table-cell>
          <table:table-cell table:formula="of:=[.A516]+[.$J$2]" office:value-type="float" office:value="1592699272" calcext:value-type="float">
            <text:p>1592699272</text:p>
          </table:table-cell>
          <table:table-cell table:formula="of:=([.$H516]/86400)+25569-(3/24)" office:value-type="float" office:value="44002.8943518519" calcext:value-type="float">
            <text:p>44002,8943518519</text:p>
          </table:table-cell>
          <table:table-cell table:number-columns-repeated="2"/>
        </table:table-row>
        <table:table-row table:style-name="ro1">
          <table:table-cell office:value-type="float" office:value="1590519407" calcext:value-type="float">
            <text:p>1590519407</text:p>
          </table:table-cell>
          <table:table-cell table:style-name="ce3" office:value-type="string" calcext:value-type="string">
            <text:p>2020-05-26 15:56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17]" office:value-type="date" office:date-value="2020-06-20T21:27:52" calcext:value-type="date">
            <text:p>20/06/20</text:p>
          </table:table-cell>
          <table:table-cell table:formula="of:=[.I517]" office:value-type="time" office:time-value="PT1056069H27M52.000000253S" calcext:value-type="time">
            <text:p>21:27:52</text:p>
          </table:table-cell>
          <table:table-cell table:formula="of:=[.A517]+[.$J$2]" office:value-type="float" office:value="1592699272" calcext:value-type="float">
            <text:p>1592699272</text:p>
          </table:table-cell>
          <table:table-cell table:formula="of:=([.$H517]/86400)+25569-(3/24)" office:value-type="float" office:value="44002.8943518519" calcext:value-type="float">
            <text:p>44002,8943518519</text:p>
          </table:table-cell>
          <table:table-cell table:number-columns-repeated="2"/>
        </table:table-row>
        <table:table-row table:style-name="ro1">
          <table:table-cell office:value-type="float" office:value="1590523006" calcext:value-type="float">
            <text:p>1590523006</text:p>
          </table:table-cell>
          <table:table-cell table:style-name="ce3" office:value-type="string" calcext:value-type="string">
            <text:p>2020-05-26 16:56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18]" office:value-type="date" office:date-value="2020-06-20T22:27:51" calcext:value-type="date">
            <text:p>20/06/20</text:p>
          </table:table-cell>
          <table:table-cell table:formula="of:=[.I518]" office:value-type="time" office:time-value="PT1056070H27M50.99999981S" calcext:value-type="time">
            <text:p>22:27:51</text:p>
          </table:table-cell>
          <table:table-cell table:formula="of:=[.A518]+[.$J$2]" office:value-type="float" office:value="1592702871" calcext:value-type="float">
            <text:p>1592702871</text:p>
          </table:table-cell>
          <table:table-cell table:formula="of:=([.$H518]/86400)+25569-(3/24)" office:value-type="float" office:value="44002.9360069445" calcext:value-type="float">
            <text:p>44002,9360069445</text:p>
          </table:table-cell>
          <table:table-cell table:number-columns-repeated="2"/>
        </table:table-row>
        <table:table-row table:style-name="ro1">
          <table:table-cell office:value-type="float" office:value="1590523006" calcext:value-type="float">
            <text:p>1590523006</text:p>
          </table:table-cell>
          <table:table-cell table:style-name="ce3" office:value-type="string" calcext:value-type="string">
            <text:p>2020-05-26 16:56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19]" office:value-type="date" office:date-value="2020-06-20T22:27:51" calcext:value-type="date">
            <text:p>20/06/20</text:p>
          </table:table-cell>
          <table:table-cell table:formula="of:=[.I519]" office:value-type="time" office:time-value="PT1056070H27M50.99999981S" calcext:value-type="time">
            <text:p>22:27:51</text:p>
          </table:table-cell>
          <table:table-cell table:formula="of:=[.A519]+[.$J$2]" office:value-type="float" office:value="1592702871" calcext:value-type="float">
            <text:p>1592702871</text:p>
          </table:table-cell>
          <table:table-cell table:formula="of:=([.$H519]/86400)+25569-(3/24)" office:value-type="float" office:value="44002.9360069445" calcext:value-type="float">
            <text:p>44002,9360069445</text:p>
          </table:table-cell>
          <table:table-cell table:number-columns-repeated="2"/>
        </table:table-row>
        <table:table-row table:style-name="ro1">
          <table:table-cell office:value-type="float" office:value="1590523006" calcext:value-type="float">
            <text:p>1590523006</text:p>
          </table:table-cell>
          <table:table-cell table:style-name="ce3" office:value-type="string" calcext:value-type="string">
            <text:p>2020-05-26 16:56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20]" office:value-type="date" office:date-value="2020-06-20T22:27:51" calcext:value-type="date">
            <text:p>20/06/20</text:p>
          </table:table-cell>
          <table:table-cell table:formula="of:=[.I520]" office:value-type="time" office:time-value="PT1056070H27M50.99999981S" calcext:value-type="time">
            <text:p>22:27:51</text:p>
          </table:table-cell>
          <table:table-cell table:formula="of:=[.A520]+[.$J$2]" office:value-type="float" office:value="1592702871" calcext:value-type="float">
            <text:p>1592702871</text:p>
          </table:table-cell>
          <table:table-cell table:formula="of:=([.$H520]/86400)+25569-(3/24)" office:value-type="float" office:value="44002.9360069445" calcext:value-type="float">
            <text:p>44002,9360069445</text:p>
          </table:table-cell>
          <table:table-cell table:number-columns-repeated="2"/>
        </table:table-row>
        <table:table-row table:style-name="ro1">
          <table:table-cell office:value-type="float" office:value="1590523006" calcext:value-type="float">
            <text:p>1590523006</text:p>
          </table:table-cell>
          <table:table-cell table:style-name="ce3" office:value-type="string" calcext:value-type="string">
            <text:p>2020-05-26 16:56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21]" office:value-type="date" office:date-value="2020-06-20T22:27:51" calcext:value-type="date">
            <text:p>20/06/20</text:p>
          </table:table-cell>
          <table:table-cell table:formula="of:=[.I521]" office:value-type="time" office:time-value="PT1056070H27M50.99999981S" calcext:value-type="time">
            <text:p>22:27:51</text:p>
          </table:table-cell>
          <table:table-cell table:formula="of:=[.A521]+[.$J$2]" office:value-type="float" office:value="1592702871" calcext:value-type="float">
            <text:p>1592702871</text:p>
          </table:table-cell>
          <table:table-cell table:formula="of:=([.$H521]/86400)+25569-(3/24)" office:value-type="float" office:value="44002.9360069445" calcext:value-type="float">
            <text:p>44002,9360069445</text:p>
          </table:table-cell>
          <table:table-cell table:number-columns-repeated="2"/>
        </table:table-row>
        <table:table-row table:style-name="ro1">
          <table:table-cell office:value-type="float" office:value="1590526605" calcext:value-type="float">
            <text:p>1590526605</text:p>
          </table:table-cell>
          <table:table-cell table:style-name="ce3" office:value-type="string" calcext:value-type="string">
            <text:p>2020-05-26 17:56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22]" office:value-type="date" office:date-value="2020-06-20T23:27:50" calcext:value-type="date">
            <text:p>20/06/20</text:p>
          </table:table-cell>
          <table:table-cell table:formula="of:=[.I522]" office:value-type="time" office:time-value="PT1056071H27M50.000000205S" calcext:value-type="time">
            <text:p>23:27:50</text:p>
          </table:table-cell>
          <table:table-cell table:formula="of:=[.A522]+[.$J$2]" office:value-type="float" office:value="1592706470" calcext:value-type="float">
            <text:p>1592706470</text:p>
          </table:table-cell>
          <table:table-cell table:formula="of:=([.$H522]/86400)+25569-(3/24)" office:value-type="float" office:value="44002.977662037" calcext:value-type="float">
            <text:p>44002,977662037</text:p>
          </table:table-cell>
          <table:table-cell table:number-columns-repeated="2"/>
        </table:table-row>
        <table:table-row table:style-name="ro1">
          <table:table-cell office:value-type="float" office:value="1590526605" calcext:value-type="float">
            <text:p>1590526605</text:p>
          </table:table-cell>
          <table:table-cell table:style-name="ce3" office:value-type="string" calcext:value-type="string">
            <text:p>2020-05-26 17:56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23]" office:value-type="date" office:date-value="2020-06-20T23:27:50" calcext:value-type="date">
            <text:p>20/06/20</text:p>
          </table:table-cell>
          <table:table-cell table:formula="of:=[.I523]" office:value-type="time" office:time-value="PT1056071H27M50.000000205S" calcext:value-type="time">
            <text:p>23:27:50</text:p>
          </table:table-cell>
          <table:table-cell table:formula="of:=[.A523]+[.$J$2]" office:value-type="float" office:value="1592706470" calcext:value-type="float">
            <text:p>1592706470</text:p>
          </table:table-cell>
          <table:table-cell table:formula="of:=([.$H523]/86400)+25569-(3/24)" office:value-type="float" office:value="44002.977662037" calcext:value-type="float">
            <text:p>44002,977662037</text:p>
          </table:table-cell>
          <table:table-cell table:number-columns-repeated="2"/>
        </table:table-row>
        <table:table-row table:style-name="ro1">
          <table:table-cell office:value-type="float" office:value="1590526605" calcext:value-type="float">
            <text:p>1590526605</text:p>
          </table:table-cell>
          <table:table-cell table:style-name="ce3" office:value-type="string" calcext:value-type="string">
            <text:p>2020-05-26 17:56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524]" office:value-type="date" office:date-value="2020-06-20T23:27:50" calcext:value-type="date">
            <text:p>20/06/20</text:p>
          </table:table-cell>
          <table:table-cell table:formula="of:=[.I524]" office:value-type="time" office:time-value="PT1056071H27M50.000000205S" calcext:value-type="time">
            <text:p>23:27:50</text:p>
          </table:table-cell>
          <table:table-cell table:formula="of:=[.A524]+[.$J$2]" office:value-type="float" office:value="1592706470" calcext:value-type="float">
            <text:p>1592706470</text:p>
          </table:table-cell>
          <table:table-cell table:formula="of:=([.$H524]/86400)+25569-(3/24)" office:value-type="float" office:value="44002.977662037" calcext:value-type="float">
            <text:p>44002,977662037</text:p>
          </table:table-cell>
          <table:table-cell table:number-columns-repeated="2"/>
        </table:table-row>
        <table:table-row table:style-name="ro1">
          <table:table-cell office:value-type="float" office:value="1590526605" calcext:value-type="float">
            <text:p>1590526605</text:p>
          </table:table-cell>
          <table:table-cell table:style-name="ce3" office:value-type="string" calcext:value-type="string">
            <text:p>2020-05-26 17:56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25]" office:value-type="date" office:date-value="2020-06-20T23:27:50" calcext:value-type="date">
            <text:p>20/06/20</text:p>
          </table:table-cell>
          <table:table-cell table:formula="of:=[.I525]" office:value-type="time" office:time-value="PT1056071H27M50.000000205S" calcext:value-type="time">
            <text:p>23:27:50</text:p>
          </table:table-cell>
          <table:table-cell table:formula="of:=[.A525]+[.$J$2]" office:value-type="float" office:value="1592706470" calcext:value-type="float">
            <text:p>1592706470</text:p>
          </table:table-cell>
          <table:table-cell table:formula="of:=([.$H525]/86400)+25569-(3/24)" office:value-type="float" office:value="44002.977662037" calcext:value-type="float">
            <text:p>44002,977662037</text:p>
          </table:table-cell>
          <table:table-cell table:number-columns-repeated="2"/>
        </table:table-row>
        <table:table-row table:style-name="ro1">
          <table:table-cell office:value-type="float" office:value="1590530204" calcext:value-type="float">
            <text:p>1590530204</text:p>
          </table:table-cell>
          <table:table-cell table:style-name="ce3" office:value-type="string" calcext:value-type="string">
            <text:p>2020-05-26 18:56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26]" office:value-type="date" office:date-value="2020-06-21T00:27:49" calcext:value-type="date">
            <text:p>21/06/20</text:p>
          </table:table-cell>
          <table:table-cell table:formula="of:=[.I526]" office:value-type="time" office:time-value="PT1056072H27M48.999999762S" calcext:value-type="time">
            <text:p>00:27:49</text:p>
          </table:table-cell>
          <table:table-cell table:formula="of:=[.A526]+[.$J$2]" office:value-type="float" office:value="1592710069" calcext:value-type="float">
            <text:p>1592710069</text:p>
          </table:table-cell>
          <table:table-cell table:formula="of:=([.$H526]/86400)+25569-(3/24)" office:value-type="float" office:value="44003.0193171296" calcext:value-type="float">
            <text:p>44003,0193171296</text:p>
          </table:table-cell>
          <table:table-cell table:number-columns-repeated="2"/>
        </table:table-row>
        <table:table-row table:style-name="ro1">
          <table:table-cell office:value-type="float" office:value="1590530204" calcext:value-type="float">
            <text:p>1590530204</text:p>
          </table:table-cell>
          <table:table-cell table:style-name="ce3" office:value-type="string" calcext:value-type="string">
            <text:p>2020-05-26 18:56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27]" office:value-type="date" office:date-value="2020-06-21T00:27:49" calcext:value-type="date">
            <text:p>21/06/20</text:p>
          </table:table-cell>
          <table:table-cell table:formula="of:=[.I527]" office:value-type="time" office:time-value="PT1056072H27M48.999999762S" calcext:value-type="time">
            <text:p>00:27:49</text:p>
          </table:table-cell>
          <table:table-cell table:formula="of:=[.A527]+[.$J$2]" office:value-type="float" office:value="1592710069" calcext:value-type="float">
            <text:p>1592710069</text:p>
          </table:table-cell>
          <table:table-cell table:formula="of:=([.$H527]/86400)+25569-(3/24)" office:value-type="float" office:value="44003.0193171296" calcext:value-type="float">
            <text:p>44003,0193171296</text:p>
          </table:table-cell>
          <table:table-cell table:number-columns-repeated="2"/>
        </table:table-row>
        <table:table-row table:style-name="ro1">
          <table:table-cell office:value-type="float" office:value="1590530204" calcext:value-type="float">
            <text:p>1590530204</text:p>
          </table:table-cell>
          <table:table-cell table:style-name="ce3" office:value-type="string" calcext:value-type="string">
            <text:p>2020-05-26 18:56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28]" office:value-type="date" office:date-value="2020-06-21T00:27:49" calcext:value-type="date">
            <text:p>21/06/20</text:p>
          </table:table-cell>
          <table:table-cell table:formula="of:=[.I528]" office:value-type="time" office:time-value="PT1056072H27M48.999999762S" calcext:value-type="time">
            <text:p>00:27:49</text:p>
          </table:table-cell>
          <table:table-cell table:formula="of:=[.A528]+[.$J$2]" office:value-type="float" office:value="1592710069" calcext:value-type="float">
            <text:p>1592710069</text:p>
          </table:table-cell>
          <table:table-cell table:formula="of:=([.$H528]/86400)+25569-(3/24)" office:value-type="float" office:value="44003.0193171296" calcext:value-type="float">
            <text:p>44003,0193171296</text:p>
          </table:table-cell>
          <table:table-cell table:number-columns-repeated="2"/>
        </table:table-row>
        <table:table-row table:style-name="ro1">
          <table:table-cell office:value-type="float" office:value="1590530204" calcext:value-type="float">
            <text:p>1590530204</text:p>
          </table:table-cell>
          <table:table-cell table:style-name="ce3" office:value-type="string" calcext:value-type="string">
            <text:p>2020-05-26 18:56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29]" office:value-type="date" office:date-value="2020-06-21T00:27:49" calcext:value-type="date">
            <text:p>21/06/20</text:p>
          </table:table-cell>
          <table:table-cell table:formula="of:=[.I529]" office:value-type="time" office:time-value="PT1056072H27M48.999999762S" calcext:value-type="time">
            <text:p>00:27:49</text:p>
          </table:table-cell>
          <table:table-cell table:formula="of:=[.A529]+[.$J$2]" office:value-type="float" office:value="1592710069" calcext:value-type="float">
            <text:p>1592710069</text:p>
          </table:table-cell>
          <table:table-cell table:formula="of:=([.$H529]/86400)+25569-(3/24)" office:value-type="float" office:value="44003.0193171296" calcext:value-type="float">
            <text:p>44003,0193171296</text:p>
          </table:table-cell>
          <table:table-cell table:number-columns-repeated="2"/>
        </table:table-row>
        <table:table-row table:style-name="ro1">
          <table:table-cell office:value-type="float" office:value="1590533803" calcext:value-type="float">
            <text:p>1590533803</text:p>
          </table:table-cell>
          <table:table-cell table:style-name="ce3" office:value-type="string" calcext:value-type="string">
            <text:p>2020-05-26 19:56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table:formula="of:=[.I530]" office:value-type="date" office:date-value="2020-06-21T01:27:48" calcext:value-type="date">
            <text:p>21/06/20</text:p>
          </table:table-cell>
          <table:table-cell table:formula="of:=[.I530]" office:value-type="time" office:time-value="PT1056073H27M48.000000156S" calcext:value-type="time">
            <text:p>01:27:48</text:p>
          </table:table-cell>
          <table:table-cell table:formula="of:=[.A530]+[.$J$2]" office:value-type="float" office:value="1592713668" calcext:value-type="float">
            <text:p>1592713668</text:p>
          </table:table-cell>
          <table:table-cell table:formula="of:=([.$H530]/86400)+25569-(3/24)" office:value-type="float" office:value="44003.0609722222" calcext:value-type="float">
            <text:p>44003,0609722222</text:p>
          </table:table-cell>
          <table:table-cell table:number-columns-repeated="2"/>
        </table:table-row>
        <table:table-row table:style-name="ro1">
          <table:table-cell office:value-type="float" office:value="1590533803" calcext:value-type="float">
            <text:p>1590533803</text:p>
          </table:table-cell>
          <table:table-cell table:style-name="ce3" office:value-type="string" calcext:value-type="string">
            <text:p>2020-05-26 19:56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7.0</text:p>
          </table:table-cell>
          <table:table-cell table:formula="of:=[.I531]" office:value-type="date" office:date-value="2020-06-21T01:27:48" calcext:value-type="date">
            <text:p>21/06/20</text:p>
          </table:table-cell>
          <table:table-cell table:formula="of:=[.I531]" office:value-type="time" office:time-value="PT1056073H27M48.000000156S" calcext:value-type="time">
            <text:p>01:27:48</text:p>
          </table:table-cell>
          <table:table-cell table:formula="of:=[.A531]+[.$J$2]" office:value-type="float" office:value="1592713668" calcext:value-type="float">
            <text:p>1592713668</text:p>
          </table:table-cell>
          <table:table-cell table:formula="of:=([.$H531]/86400)+25569-(3/24)" office:value-type="float" office:value="44003.0609722222" calcext:value-type="float">
            <text:p>44003,0609722222</text:p>
          </table:table-cell>
          <table:table-cell table:number-columns-repeated="2"/>
        </table:table-row>
        <table:table-row table:style-name="ro1">
          <table:table-cell office:value-type="float" office:value="1590533803" calcext:value-type="float">
            <text:p>1590533803</text:p>
          </table:table-cell>
          <table:table-cell table:style-name="ce3" office:value-type="string" calcext:value-type="string">
            <text:p>2020-05-26 19:56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1.0</text:p>
          </table:table-cell>
          <table:table-cell table:formula="of:=[.I532]" office:value-type="date" office:date-value="2020-06-21T01:27:48" calcext:value-type="date">
            <text:p>21/06/20</text:p>
          </table:table-cell>
          <table:table-cell table:formula="of:=[.I532]" office:value-type="time" office:time-value="PT1056073H27M48.000000156S" calcext:value-type="time">
            <text:p>01:27:48</text:p>
          </table:table-cell>
          <table:table-cell table:formula="of:=[.A532]+[.$J$2]" office:value-type="float" office:value="1592713668" calcext:value-type="float">
            <text:p>1592713668</text:p>
          </table:table-cell>
          <table:table-cell table:formula="of:=([.$H532]/86400)+25569-(3/24)" office:value-type="float" office:value="44003.0609722222" calcext:value-type="float">
            <text:p>44003,0609722222</text:p>
          </table:table-cell>
          <table:table-cell table:number-columns-repeated="2"/>
        </table:table-row>
        <table:table-row table:style-name="ro1">
          <table:table-cell office:value-type="float" office:value="1590533803" calcext:value-type="float">
            <text:p>1590533803</text:p>
          </table:table-cell>
          <table:table-cell table:style-name="ce3" office:value-type="string" calcext:value-type="string">
            <text:p>2020-05-26 19:56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4.0</text:p>
          </table:table-cell>
          <table:table-cell table:formula="of:=[.I533]" office:value-type="date" office:date-value="2020-06-21T01:27:48" calcext:value-type="date">
            <text:p>21/06/20</text:p>
          </table:table-cell>
          <table:table-cell table:formula="of:=[.I533]" office:value-type="time" office:time-value="PT1056073H27M48.000000156S" calcext:value-type="time">
            <text:p>01:27:48</text:p>
          </table:table-cell>
          <table:table-cell table:formula="of:=[.A533]+[.$J$2]" office:value-type="float" office:value="1592713668" calcext:value-type="float">
            <text:p>1592713668</text:p>
          </table:table-cell>
          <table:table-cell table:formula="of:=([.$H533]/86400)+25569-(3/24)" office:value-type="float" office:value="44003.0609722222" calcext:value-type="float">
            <text:p>44003,0609722222</text:p>
          </table:table-cell>
          <table:table-cell table:number-columns-repeated="2"/>
        </table:table-row>
        <table:table-row table:style-name="ro1">
          <table:table-cell office:value-type="float" office:value="1590537402" calcext:value-type="float">
            <text:p>1590537402</text:p>
          </table:table-cell>
          <table:table-cell table:style-name="ce3" office:value-type="string" calcext:value-type="string">
            <text:p>2020-05-26 20:56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534]" office:value-type="date" office:date-value="2020-06-21T02:27:47" calcext:value-type="date">
            <text:p>21/06/20</text:p>
          </table:table-cell>
          <table:table-cell table:formula="of:=[.I534]" office:value-type="time" office:time-value="PT1056074H27M47.000000551S" calcext:value-type="time">
            <text:p>02:27:47</text:p>
          </table:table-cell>
          <table:table-cell table:formula="of:=[.A534]+[.$J$2]" office:value-type="float" office:value="1592717267" calcext:value-type="float">
            <text:p>1592717267</text:p>
          </table:table-cell>
          <table:table-cell table:formula="of:=([.$H534]/86400)+25569-(3/24)" office:value-type="float" office:value="44003.1026273148" calcext:value-type="float">
            <text:p>44003,1026273148</text:p>
          </table:table-cell>
          <table:table-cell table:number-columns-repeated="2"/>
        </table:table-row>
        <table:table-row table:style-name="ro1">
          <table:table-cell office:value-type="float" office:value="1590537402" calcext:value-type="float">
            <text:p>1590537402</text:p>
          </table:table-cell>
          <table:table-cell table:style-name="ce3" office:value-type="string" calcext:value-type="string">
            <text:p>2020-05-26 20:56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535]" office:value-type="date" office:date-value="2020-06-21T02:27:47" calcext:value-type="date">
            <text:p>21/06/20</text:p>
          </table:table-cell>
          <table:table-cell table:formula="of:=[.I535]" office:value-type="time" office:time-value="PT1056074H27M47.000000551S" calcext:value-type="time">
            <text:p>02:27:47</text:p>
          </table:table-cell>
          <table:table-cell table:formula="of:=[.A535]+[.$J$2]" office:value-type="float" office:value="1592717267" calcext:value-type="float">
            <text:p>1592717267</text:p>
          </table:table-cell>
          <table:table-cell table:formula="of:=([.$H535]/86400)+25569-(3/24)" office:value-type="float" office:value="44003.1026273148" calcext:value-type="float">
            <text:p>44003,1026273148</text:p>
          </table:table-cell>
          <table:table-cell table:number-columns-repeated="2"/>
        </table:table-row>
        <table:table-row table:style-name="ro1">
          <table:table-cell office:value-type="float" office:value="1590537402" calcext:value-type="float">
            <text:p>1590537402</text:p>
          </table:table-cell>
          <table:table-cell table:style-name="ce3" office:value-type="string" calcext:value-type="string">
            <text:p>2020-05-26 20:56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536]" office:value-type="date" office:date-value="2020-06-21T02:27:47" calcext:value-type="date">
            <text:p>21/06/20</text:p>
          </table:table-cell>
          <table:table-cell table:formula="of:=[.I536]" office:value-type="time" office:time-value="PT1056074H27M47.000000551S" calcext:value-type="time">
            <text:p>02:27:47</text:p>
          </table:table-cell>
          <table:table-cell table:formula="of:=[.A536]+[.$J$2]" office:value-type="float" office:value="1592717267" calcext:value-type="float">
            <text:p>1592717267</text:p>
          </table:table-cell>
          <table:table-cell table:formula="of:=([.$H536]/86400)+25569-(3/24)" office:value-type="float" office:value="44003.1026273148" calcext:value-type="float">
            <text:p>44003,1026273148</text:p>
          </table:table-cell>
          <table:table-cell table:number-columns-repeated="2"/>
        </table:table-row>
        <table:table-row table:style-name="ro1">
          <table:table-cell office:value-type="float" office:value="1590537402" calcext:value-type="float">
            <text:p>1590537402</text:p>
          </table:table-cell>
          <table:table-cell table:style-name="ce3" office:value-type="string" calcext:value-type="string">
            <text:p>2020-05-26 20:56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537]" office:value-type="date" office:date-value="2020-06-21T02:27:47" calcext:value-type="date">
            <text:p>21/06/20</text:p>
          </table:table-cell>
          <table:table-cell table:formula="of:=[.I537]" office:value-type="time" office:time-value="PT1056074H27M47.000000551S" calcext:value-type="time">
            <text:p>02:27:47</text:p>
          </table:table-cell>
          <table:table-cell table:formula="of:=[.A537]+[.$J$2]" office:value-type="float" office:value="1592717267" calcext:value-type="float">
            <text:p>1592717267</text:p>
          </table:table-cell>
          <table:table-cell table:formula="of:=([.$H537]/86400)+25569-(3/24)" office:value-type="float" office:value="44003.1026273148" calcext:value-type="float">
            <text:p>44003,1026273148</text:p>
          </table:table-cell>
          <table:table-cell table:number-columns-repeated="2"/>
        </table:table-row>
        <table:table-row table:style-name="ro1">
          <table:table-cell office:value-type="float" office:value="1590541001" calcext:value-type="float">
            <text:p>1590541001</text:p>
          </table:table-cell>
          <table:table-cell table:style-name="ce3" office:value-type="string" calcext:value-type="string">
            <text:p>2020-05-26 21:56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538]" office:value-type="date" office:date-value="2020-06-21T03:27:46" calcext:value-type="date">
            <text:p>21/06/20</text:p>
          </table:table-cell>
          <table:table-cell table:formula="of:=[.I538]" office:value-type="time" office:time-value="PT1056075H27M45.99999927S" calcext:value-type="time">
            <text:p>03:27:46</text:p>
          </table:table-cell>
          <table:table-cell table:formula="of:=[.A538]+[.$J$2]" office:value-type="float" office:value="1592720866" calcext:value-type="float">
            <text:p>1592720866</text:p>
          </table:table-cell>
          <table:table-cell table:formula="of:=([.$H538]/86400)+25569-(3/24)" office:value-type="float" office:value="44003.1442824074" calcext:value-type="float">
            <text:p>44003,1442824074</text:p>
          </table:table-cell>
          <table:table-cell table:number-columns-repeated="2"/>
        </table:table-row>
        <table:table-row table:style-name="ro1">
          <table:table-cell office:value-type="float" office:value="1590541001" calcext:value-type="float">
            <text:p>1590541001</text:p>
          </table:table-cell>
          <table:table-cell table:style-name="ce3" office:value-type="string" calcext:value-type="string">
            <text:p>2020-05-26 21:56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539]" office:value-type="date" office:date-value="2020-06-21T03:27:46" calcext:value-type="date">
            <text:p>21/06/20</text:p>
          </table:table-cell>
          <table:table-cell table:formula="of:=[.I539]" office:value-type="time" office:time-value="PT1056075H27M45.99999927S" calcext:value-type="time">
            <text:p>03:27:46</text:p>
          </table:table-cell>
          <table:table-cell table:formula="of:=[.A539]+[.$J$2]" office:value-type="float" office:value="1592720866" calcext:value-type="float">
            <text:p>1592720866</text:p>
          </table:table-cell>
          <table:table-cell table:formula="of:=([.$H539]/86400)+25569-(3/24)" office:value-type="float" office:value="44003.1442824074" calcext:value-type="float">
            <text:p>44003,1442824074</text:p>
          </table:table-cell>
          <table:table-cell table:number-columns-repeated="2"/>
        </table:table-row>
        <table:table-row table:style-name="ro1">
          <table:table-cell office:value-type="float" office:value="1590541001" calcext:value-type="float">
            <text:p>1590541001</text:p>
          </table:table-cell>
          <table:table-cell table:style-name="ce3" office:value-type="string" calcext:value-type="string">
            <text:p>2020-05-26 21:56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540]" office:value-type="date" office:date-value="2020-06-21T03:27:46" calcext:value-type="date">
            <text:p>21/06/20</text:p>
          </table:table-cell>
          <table:table-cell table:formula="of:=[.I540]" office:value-type="time" office:time-value="PT1056075H27M45.99999927S" calcext:value-type="time">
            <text:p>03:27:46</text:p>
          </table:table-cell>
          <table:table-cell table:formula="of:=[.A540]+[.$J$2]" office:value-type="float" office:value="1592720866" calcext:value-type="float">
            <text:p>1592720866</text:p>
          </table:table-cell>
          <table:table-cell table:formula="of:=([.$H540]/86400)+25569-(3/24)" office:value-type="float" office:value="44003.1442824074" calcext:value-type="float">
            <text:p>44003,1442824074</text:p>
          </table:table-cell>
          <table:table-cell table:number-columns-repeated="2"/>
        </table:table-row>
        <table:table-row table:style-name="ro1">
          <table:table-cell office:value-type="float" office:value="1590541001" calcext:value-type="float">
            <text:p>1590541001</text:p>
          </table:table-cell>
          <table:table-cell table:style-name="ce3" office:value-type="string" calcext:value-type="string">
            <text:p>2020-05-26 21:56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541]" office:value-type="date" office:date-value="2020-06-21T03:27:46" calcext:value-type="date">
            <text:p>21/06/20</text:p>
          </table:table-cell>
          <table:table-cell table:formula="of:=[.I541]" office:value-type="time" office:time-value="PT1056075H27M45.99999927S" calcext:value-type="time">
            <text:p>03:27:46</text:p>
          </table:table-cell>
          <table:table-cell table:formula="of:=[.A541]+[.$J$2]" office:value-type="float" office:value="1592720866" calcext:value-type="float">
            <text:p>1592720866</text:p>
          </table:table-cell>
          <table:table-cell table:formula="of:=([.$H541]/86400)+25569-(3/24)" office:value-type="float" office:value="44003.1442824074" calcext:value-type="float">
            <text:p>44003,1442824074</text:p>
          </table:table-cell>
          <table:table-cell table:number-columns-repeated="2"/>
        </table:table-row>
        <table:table-row table:style-name="ro1">
          <table:table-cell office:value-type="float" office:value="1590544600" calcext:value-type="float">
            <text:p>1590544600</text:p>
          </table:table-cell>
          <table:table-cell table:style-name="ce3" office:value-type="string" calcext:value-type="string">
            <text:p>2020-05-26 22:56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542]" office:value-type="date" office:date-value="2020-06-21T04:27:45" calcext:value-type="date">
            <text:p>21/06/20</text:p>
          </table:table-cell>
          <table:table-cell table:formula="of:=[.I542]" office:value-type="time" office:time-value="PT1056076H27M44.999999665S" calcext:value-type="time">
            <text:p>04:27:45</text:p>
          </table:table-cell>
          <table:table-cell table:formula="of:=[.A542]+[.$J$2]" office:value-type="float" office:value="1592724465" calcext:value-type="float">
            <text:p>1592724465</text:p>
          </table:table-cell>
          <table:table-cell table:formula="of:=([.$H542]/86400)+25569-(3/24)" office:value-type="float" office:value="44003.1859375" calcext:value-type="float">
            <text:p>44003,1859375</text:p>
          </table:table-cell>
          <table:table-cell table:number-columns-repeated="2"/>
        </table:table-row>
        <table:table-row table:style-name="ro1">
          <table:table-cell office:value-type="float" office:value="1590544600" calcext:value-type="float">
            <text:p>1590544600</text:p>
          </table:table-cell>
          <table:table-cell table:style-name="ce3" office:value-type="string" calcext:value-type="string">
            <text:p>2020-05-26 22:56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543]" office:value-type="date" office:date-value="2020-06-21T04:27:45" calcext:value-type="date">
            <text:p>21/06/20</text:p>
          </table:table-cell>
          <table:table-cell table:formula="of:=[.I543]" office:value-type="time" office:time-value="PT1056076H27M44.999999665S" calcext:value-type="time">
            <text:p>04:27:45</text:p>
          </table:table-cell>
          <table:table-cell table:formula="of:=[.A543]+[.$J$2]" office:value-type="float" office:value="1592724465" calcext:value-type="float">
            <text:p>1592724465</text:p>
          </table:table-cell>
          <table:table-cell table:formula="of:=([.$H543]/86400)+25569-(3/24)" office:value-type="float" office:value="44003.1859375" calcext:value-type="float">
            <text:p>44003,1859375</text:p>
          </table:table-cell>
          <table:table-cell table:number-columns-repeated="2"/>
        </table:table-row>
        <table:table-row table:style-name="ro1">
          <table:table-cell office:value-type="float" office:value="1590544600" calcext:value-type="float">
            <text:p>1590544600</text:p>
          </table:table-cell>
          <table:table-cell table:style-name="ce3" office:value-type="string" calcext:value-type="string">
            <text:p>2020-05-26 22:56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544]" office:value-type="date" office:date-value="2020-06-21T04:27:45" calcext:value-type="date">
            <text:p>21/06/20</text:p>
          </table:table-cell>
          <table:table-cell table:formula="of:=[.I544]" office:value-type="time" office:time-value="PT1056076H27M44.999999665S" calcext:value-type="time">
            <text:p>04:27:45</text:p>
          </table:table-cell>
          <table:table-cell table:formula="of:=[.A544]+[.$J$2]" office:value-type="float" office:value="1592724465" calcext:value-type="float">
            <text:p>1592724465</text:p>
          </table:table-cell>
          <table:table-cell table:formula="of:=([.$H544]/86400)+25569-(3/24)" office:value-type="float" office:value="44003.1859375" calcext:value-type="float">
            <text:p>44003,1859375</text:p>
          </table:table-cell>
          <table:table-cell table:number-columns-repeated="2"/>
        </table:table-row>
        <table:table-row table:style-name="ro1">
          <table:table-cell office:value-type="float" office:value="1590544600" calcext:value-type="float">
            <text:p>1590544600</text:p>
          </table:table-cell>
          <table:table-cell table:style-name="ce3" office:value-type="string" calcext:value-type="string">
            <text:p>2020-05-26 22:56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545]" office:value-type="date" office:date-value="2020-06-21T04:27:45" calcext:value-type="date">
            <text:p>21/06/20</text:p>
          </table:table-cell>
          <table:table-cell table:formula="of:=[.I545]" office:value-type="time" office:time-value="PT1056076H27M44.999999665S" calcext:value-type="time">
            <text:p>04:27:45</text:p>
          </table:table-cell>
          <table:table-cell table:formula="of:=[.A545]+[.$J$2]" office:value-type="float" office:value="1592724465" calcext:value-type="float">
            <text:p>1592724465</text:p>
          </table:table-cell>
          <table:table-cell table:formula="of:=([.$H545]/86400)+25569-(3/24)" office:value-type="float" office:value="44003.1859375" calcext:value-type="float">
            <text:p>44003,1859375</text:p>
          </table:table-cell>
          <table:table-cell table:number-columns-repeated="2"/>
        </table:table-row>
        <table:table-row table:style-name="ro1">
          <table:table-cell office:value-type="float" office:value="1590548199" calcext:value-type="float">
            <text:p>1590548199</text:p>
          </table:table-cell>
          <table:table-cell table:style-name="ce3" office:value-type="string" calcext:value-type="string">
            <text:p>2020-05-26 23:56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546]" office:value-type="date" office:date-value="2020-06-21T05:27:44" calcext:value-type="date">
            <text:p>21/06/20</text:p>
          </table:table-cell>
          <table:table-cell table:formula="of:=[.I546]" office:value-type="time" office:time-value="PT1056077H27M44.00000006S" calcext:value-type="time">
            <text:p>05:27:44</text:p>
          </table:table-cell>
          <table:table-cell table:formula="of:=[.A546]+[.$J$2]" office:value-type="float" office:value="1592728064" calcext:value-type="float">
            <text:p>1592728064</text:p>
          </table:table-cell>
          <table:table-cell table:formula="of:=([.$H546]/86400)+25569-(3/24)" office:value-type="float" office:value="44003.2275925926" calcext:value-type="float">
            <text:p>44003,2275925926</text:p>
          </table:table-cell>
          <table:table-cell table:number-columns-repeated="2"/>
        </table:table-row>
        <table:table-row table:style-name="ro1">
          <table:table-cell office:value-type="float" office:value="1590548199" calcext:value-type="float">
            <text:p>1590548199</text:p>
          </table:table-cell>
          <table:table-cell table:style-name="ce3" office:value-type="string" calcext:value-type="string">
            <text:p>2020-05-26 23:56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547]" office:value-type="date" office:date-value="2020-06-21T05:27:44" calcext:value-type="date">
            <text:p>21/06/20</text:p>
          </table:table-cell>
          <table:table-cell table:formula="of:=[.I547]" office:value-type="time" office:time-value="PT1056077H27M44.00000006S" calcext:value-type="time">
            <text:p>05:27:44</text:p>
          </table:table-cell>
          <table:table-cell table:formula="of:=[.A547]+[.$J$2]" office:value-type="float" office:value="1592728064" calcext:value-type="float">
            <text:p>1592728064</text:p>
          </table:table-cell>
          <table:table-cell table:formula="of:=([.$H547]/86400)+25569-(3/24)" office:value-type="float" office:value="44003.2275925926" calcext:value-type="float">
            <text:p>44003,2275925926</text:p>
          </table:table-cell>
          <table:table-cell table:number-columns-repeated="2"/>
        </table:table-row>
        <table:table-row table:style-name="ro1">
          <table:table-cell office:value-type="float" office:value="1590548199" calcext:value-type="float">
            <text:p>1590548199</text:p>
          </table:table-cell>
          <table:table-cell table:style-name="ce3" office:value-type="string" calcext:value-type="string">
            <text:p>2020-05-26 23:56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548]" office:value-type="date" office:date-value="2020-06-21T05:27:44" calcext:value-type="date">
            <text:p>21/06/20</text:p>
          </table:table-cell>
          <table:table-cell table:formula="of:=[.I548]" office:value-type="time" office:time-value="PT1056077H27M44.00000006S" calcext:value-type="time">
            <text:p>05:27:44</text:p>
          </table:table-cell>
          <table:table-cell table:formula="of:=[.A548]+[.$J$2]" office:value-type="float" office:value="1592728064" calcext:value-type="float">
            <text:p>1592728064</text:p>
          </table:table-cell>
          <table:table-cell table:formula="of:=([.$H548]/86400)+25569-(3/24)" office:value-type="float" office:value="44003.2275925926" calcext:value-type="float">
            <text:p>44003,2275925926</text:p>
          </table:table-cell>
          <table:table-cell table:number-columns-repeated="2"/>
        </table:table-row>
        <table:table-row table:style-name="ro1">
          <table:table-cell office:value-type="float" office:value="1590548199" calcext:value-type="float">
            <text:p>1590548199</text:p>
          </table:table-cell>
          <table:table-cell table:style-name="ce3" office:value-type="string" calcext:value-type="string">
            <text:p>2020-05-26 23:56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549]" office:value-type="date" office:date-value="2020-06-21T05:27:44" calcext:value-type="date">
            <text:p>21/06/20</text:p>
          </table:table-cell>
          <table:table-cell table:formula="of:=[.I549]" office:value-type="time" office:time-value="PT1056077H27M44.00000006S" calcext:value-type="time">
            <text:p>05:27:44</text:p>
          </table:table-cell>
          <table:table-cell table:formula="of:=[.A549]+[.$J$2]" office:value-type="float" office:value="1592728064" calcext:value-type="float">
            <text:p>1592728064</text:p>
          </table:table-cell>
          <table:table-cell table:formula="of:=([.$H549]/86400)+25569-(3/24)" office:value-type="float" office:value="44003.2275925926" calcext:value-type="float">
            <text:p>44003,2275925926</text:p>
          </table:table-cell>
          <table:table-cell table:number-columns-repeated="2"/>
        </table:table-row>
        <table:table-row table:style-name="ro1">
          <table:table-cell office:value-type="float" office:value="1590551798" calcext:value-type="float">
            <text:p>1590551798</text:p>
          </table:table-cell>
          <table:table-cell table:style-name="ce3" office:value-type="string" calcext:value-type="string">
            <text:p>2020-05-27 00:56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550]" office:value-type="date" office:date-value="2020-06-21T06:27:43" calcext:value-type="date">
            <text:p>21/06/20</text:p>
          </table:table-cell>
          <table:table-cell table:formula="of:=[.I550]" office:value-type="time" office:time-value="PT1056078H27M42.999999616S" calcext:value-type="time">
            <text:p>06:27:43</text:p>
          </table:table-cell>
          <table:table-cell table:formula="of:=[.A550]+[.$J$2]" office:value-type="float" office:value="1592731663" calcext:value-type="float">
            <text:p>1592731663</text:p>
          </table:table-cell>
          <table:table-cell table:formula="of:=([.$H550]/86400)+25569-(3/24)" office:value-type="float" office:value="44003.2692476852" calcext:value-type="float">
            <text:p>44003,2692476852</text:p>
          </table:table-cell>
          <table:table-cell table:number-columns-repeated="2"/>
        </table:table-row>
        <table:table-row table:style-name="ro1">
          <table:table-cell office:value-type="float" office:value="1590551798" calcext:value-type="float">
            <text:p>1590551798</text:p>
          </table:table-cell>
          <table:table-cell table:style-name="ce3" office:value-type="string" calcext:value-type="string">
            <text:p>2020-05-27 00:56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551]" office:value-type="date" office:date-value="2020-06-21T06:27:43" calcext:value-type="date">
            <text:p>21/06/20</text:p>
          </table:table-cell>
          <table:table-cell table:formula="of:=[.I551]" office:value-type="time" office:time-value="PT1056078H27M42.999999616S" calcext:value-type="time">
            <text:p>06:27:43</text:p>
          </table:table-cell>
          <table:table-cell table:formula="of:=[.A551]+[.$J$2]" office:value-type="float" office:value="1592731663" calcext:value-type="float">
            <text:p>1592731663</text:p>
          </table:table-cell>
          <table:table-cell table:formula="of:=([.$H551]/86400)+25569-(3/24)" office:value-type="float" office:value="44003.2692476852" calcext:value-type="float">
            <text:p>44003,2692476852</text:p>
          </table:table-cell>
          <table:table-cell table:number-columns-repeated="2"/>
        </table:table-row>
        <table:table-row table:style-name="ro1">
          <table:table-cell office:value-type="float" office:value="1590551798" calcext:value-type="float">
            <text:p>1590551798</text:p>
          </table:table-cell>
          <table:table-cell table:style-name="ce3" office:value-type="string" calcext:value-type="string">
            <text:p>2020-05-27 00:56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552]" office:value-type="date" office:date-value="2020-06-21T06:27:43" calcext:value-type="date">
            <text:p>21/06/20</text:p>
          </table:table-cell>
          <table:table-cell table:formula="of:=[.I552]" office:value-type="time" office:time-value="PT1056078H27M42.999999616S" calcext:value-type="time">
            <text:p>06:27:43</text:p>
          </table:table-cell>
          <table:table-cell table:formula="of:=[.A552]+[.$J$2]" office:value-type="float" office:value="1592731663" calcext:value-type="float">
            <text:p>1592731663</text:p>
          </table:table-cell>
          <table:table-cell table:formula="of:=([.$H552]/86400)+25569-(3/24)" office:value-type="float" office:value="44003.2692476852" calcext:value-type="float">
            <text:p>44003,2692476852</text:p>
          </table:table-cell>
          <table:table-cell table:number-columns-repeated="2"/>
        </table:table-row>
        <table:table-row table:style-name="ro1">
          <table:table-cell office:value-type="float" office:value="1590551798" calcext:value-type="float">
            <text:p>1590551798</text:p>
          </table:table-cell>
          <table:table-cell table:style-name="ce3" office:value-type="string" calcext:value-type="string">
            <text:p>2020-05-27 00:56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553]" office:value-type="date" office:date-value="2020-06-21T06:27:43" calcext:value-type="date">
            <text:p>21/06/20</text:p>
          </table:table-cell>
          <table:table-cell table:formula="of:=[.I553]" office:value-type="time" office:time-value="PT1056078H27M42.999999616S" calcext:value-type="time">
            <text:p>06:27:43</text:p>
          </table:table-cell>
          <table:table-cell table:formula="of:=[.A553]+[.$J$2]" office:value-type="float" office:value="1592731663" calcext:value-type="float">
            <text:p>1592731663</text:p>
          </table:table-cell>
          <table:table-cell table:formula="of:=([.$H553]/86400)+25569-(3/24)" office:value-type="float" office:value="44003.2692476852" calcext:value-type="float">
            <text:p>44003,2692476852</text:p>
          </table:table-cell>
          <table:table-cell table:number-columns-repeated="2"/>
        </table:table-row>
        <table:table-row table:style-name="ro1">
          <table:table-cell office:value-type="float" office:value="1590555397" calcext:value-type="float">
            <text:p>1590555397</text:p>
          </table:table-cell>
          <table:table-cell table:style-name="ce3" office:value-type="string" calcext:value-type="string">
            <text:p>2020-05-27 01:56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554]" office:value-type="date" office:date-value="2020-06-21T07:27:42" calcext:value-type="date">
            <text:p>21/06/20</text:p>
          </table:table-cell>
          <table:table-cell table:formula="of:=[.I554]" office:value-type="time" office:time-value="PT1056079H27M42.000000849S" calcext:value-type="time">
            <text:p>07:27:42</text:p>
          </table:table-cell>
          <table:table-cell table:formula="of:=[.A554]+[.$J$2]" office:value-type="float" office:value="1592735262" calcext:value-type="float">
            <text:p>1592735262</text:p>
          </table:table-cell>
          <table:table-cell table:formula="of:=([.$H554]/86400)+25569-(3/24)" office:value-type="float" office:value="44003.3109027778" calcext:value-type="float">
            <text:p>44003,3109027778</text:p>
          </table:table-cell>
          <table:table-cell table:number-columns-repeated="2"/>
        </table:table-row>
        <table:table-row table:style-name="ro1">
          <table:table-cell office:value-type="float" office:value="1590555397" calcext:value-type="float">
            <text:p>1590555397</text:p>
          </table:table-cell>
          <table:table-cell table:style-name="ce3" office:value-type="string" calcext:value-type="string">
            <text:p>2020-05-27 01:56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555]" office:value-type="date" office:date-value="2020-06-21T07:27:42" calcext:value-type="date">
            <text:p>21/06/20</text:p>
          </table:table-cell>
          <table:table-cell table:formula="of:=[.I555]" office:value-type="time" office:time-value="PT1056079H27M42.000000849S" calcext:value-type="time">
            <text:p>07:27:42</text:p>
          </table:table-cell>
          <table:table-cell table:formula="of:=[.A555]+[.$J$2]" office:value-type="float" office:value="1592735262" calcext:value-type="float">
            <text:p>1592735262</text:p>
          </table:table-cell>
          <table:table-cell table:formula="of:=([.$H555]/86400)+25569-(3/24)" office:value-type="float" office:value="44003.3109027778" calcext:value-type="float">
            <text:p>44003,3109027778</text:p>
          </table:table-cell>
          <table:table-cell table:number-columns-repeated="2"/>
        </table:table-row>
        <table:table-row table:style-name="ro1">
          <table:table-cell office:value-type="float" office:value="1590555397" calcext:value-type="float">
            <text:p>1590555397</text:p>
          </table:table-cell>
          <table:table-cell table:style-name="ce3" office:value-type="string" calcext:value-type="string">
            <text:p>2020-05-27 01:56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556]" office:value-type="date" office:date-value="2020-06-21T07:27:42" calcext:value-type="date">
            <text:p>21/06/20</text:p>
          </table:table-cell>
          <table:table-cell table:formula="of:=[.I556]" office:value-type="time" office:time-value="PT1056079H27M42.000000849S" calcext:value-type="time">
            <text:p>07:27:42</text:p>
          </table:table-cell>
          <table:table-cell table:formula="of:=[.A556]+[.$J$2]" office:value-type="float" office:value="1592735262" calcext:value-type="float">
            <text:p>1592735262</text:p>
          </table:table-cell>
          <table:table-cell table:formula="of:=([.$H556]/86400)+25569-(3/24)" office:value-type="float" office:value="44003.3109027778" calcext:value-type="float">
            <text:p>44003,3109027778</text:p>
          </table:table-cell>
          <table:table-cell table:number-columns-repeated="2"/>
        </table:table-row>
        <table:table-row table:style-name="ro1">
          <table:table-cell office:value-type="float" office:value="1590555397" calcext:value-type="float">
            <text:p>1590555397</text:p>
          </table:table-cell>
          <table:table-cell table:style-name="ce3" office:value-type="string" calcext:value-type="string">
            <text:p>2020-05-27 01:56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557]" office:value-type="date" office:date-value="2020-06-21T07:27:42" calcext:value-type="date">
            <text:p>21/06/20</text:p>
          </table:table-cell>
          <table:table-cell table:formula="of:=[.I557]" office:value-type="time" office:time-value="PT1056079H27M42.000000849S" calcext:value-type="time">
            <text:p>07:27:42</text:p>
          </table:table-cell>
          <table:table-cell table:formula="of:=[.A557]+[.$J$2]" office:value-type="float" office:value="1592735262" calcext:value-type="float">
            <text:p>1592735262</text:p>
          </table:table-cell>
          <table:table-cell table:formula="of:=([.$H557]/86400)+25569-(3/24)" office:value-type="float" office:value="44003.3109027778" calcext:value-type="float">
            <text:p>44003,3109027778</text:p>
          </table:table-cell>
          <table:table-cell table:number-columns-repeated="2"/>
        </table:table-row>
        <table:table-row table:style-name="ro1">
          <table:table-cell office:value-type="float" office:value="1590558996" calcext:value-type="float">
            <text:p>1590558996</text:p>
          </table:table-cell>
          <table:table-cell table:style-name="ce3" office:value-type="string" calcext:value-type="string">
            <text:p>2020-05-27 02:56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558]" office:value-type="date" office:date-value="2020-06-21T08:27:41" calcext:value-type="date">
            <text:p>21/06/20</text:p>
          </table:table-cell>
          <table:table-cell table:formula="of:=[.I558]" office:value-type="time" office:time-value="PT1056080H27M40.999999568S" calcext:value-type="time">
            <text:p>08:27:41</text:p>
          </table:table-cell>
          <table:table-cell table:formula="of:=[.A558]+[.$J$2]" office:value-type="float" office:value="1592738861" calcext:value-type="float">
            <text:p>1592738861</text:p>
          </table:table-cell>
          <table:table-cell table:formula="of:=([.$H558]/86400)+25569-(3/24)" office:value-type="float" office:value="44003.3525578704" calcext:value-type="float">
            <text:p>44003,3525578704</text:p>
          </table:table-cell>
          <table:table-cell table:number-columns-repeated="2"/>
        </table:table-row>
        <table:table-row table:style-name="ro1">
          <table:table-cell office:value-type="float" office:value="1590558996" calcext:value-type="float">
            <text:p>1590558996</text:p>
          </table:table-cell>
          <table:table-cell table:style-name="ce3" office:value-type="string" calcext:value-type="string">
            <text:p>2020-05-27 02:56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6.0</text:p>
          </table:table-cell>
          <table:table-cell table:formula="of:=[.I559]" office:value-type="date" office:date-value="2020-06-21T08:27:41" calcext:value-type="date">
            <text:p>21/06/20</text:p>
          </table:table-cell>
          <table:table-cell table:formula="of:=[.I559]" office:value-type="time" office:time-value="PT1056080H27M40.999999568S" calcext:value-type="time">
            <text:p>08:27:41</text:p>
          </table:table-cell>
          <table:table-cell table:formula="of:=[.A559]+[.$J$2]" office:value-type="float" office:value="1592738861" calcext:value-type="float">
            <text:p>1592738861</text:p>
          </table:table-cell>
          <table:table-cell table:formula="of:=([.$H559]/86400)+25569-(3/24)" office:value-type="float" office:value="44003.3525578704" calcext:value-type="float">
            <text:p>44003,3525578704</text:p>
          </table:table-cell>
          <table:table-cell table:number-columns-repeated="2"/>
        </table:table-row>
        <table:table-row table:style-name="ro1">
          <table:table-cell office:value-type="float" office:value="1590558996" calcext:value-type="float">
            <text:p>1590558996</text:p>
          </table:table-cell>
          <table:table-cell table:style-name="ce3" office:value-type="string" calcext:value-type="string">
            <text:p>2020-05-27 02:56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60]" office:value-type="date" office:date-value="2020-06-21T08:27:41" calcext:value-type="date">
            <text:p>21/06/20</text:p>
          </table:table-cell>
          <table:table-cell table:formula="of:=[.I560]" office:value-type="time" office:time-value="PT1056080H27M40.999999568S" calcext:value-type="time">
            <text:p>08:27:41</text:p>
          </table:table-cell>
          <table:table-cell table:formula="of:=[.A560]+[.$J$2]" office:value-type="float" office:value="1592738861" calcext:value-type="float">
            <text:p>1592738861</text:p>
          </table:table-cell>
          <table:table-cell table:formula="of:=([.$H560]/86400)+25569-(3/24)" office:value-type="float" office:value="44003.3525578704" calcext:value-type="float">
            <text:p>44003,3525578704</text:p>
          </table:table-cell>
          <table:table-cell table:number-columns-repeated="2"/>
        </table:table-row>
        <table:table-row table:style-name="ro1">
          <table:table-cell office:value-type="float" office:value="1590558996" calcext:value-type="float">
            <text:p>1590558996</text:p>
          </table:table-cell>
          <table:table-cell table:style-name="ce3" office:value-type="string" calcext:value-type="string">
            <text:p>2020-05-27 02:56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561]" office:value-type="date" office:date-value="2020-06-21T08:27:41" calcext:value-type="date">
            <text:p>21/06/20</text:p>
          </table:table-cell>
          <table:table-cell table:formula="of:=[.I561]" office:value-type="time" office:time-value="PT1056080H27M40.999999568S" calcext:value-type="time">
            <text:p>08:27:41</text:p>
          </table:table-cell>
          <table:table-cell table:formula="of:=[.A561]+[.$J$2]" office:value-type="float" office:value="1592738861" calcext:value-type="float">
            <text:p>1592738861</text:p>
          </table:table-cell>
          <table:table-cell table:formula="of:=([.$H561]/86400)+25569-(3/24)" office:value-type="float" office:value="44003.3525578704" calcext:value-type="float">
            <text:p>44003,3525578704</text:p>
          </table:table-cell>
          <table:table-cell table:number-columns-repeated="2"/>
        </table:table-row>
        <table:table-row table:style-name="ro1">
          <table:table-cell office:value-type="float" office:value="1590562595" calcext:value-type="float">
            <text:p>1590562595</text:p>
          </table:table-cell>
          <table:table-cell table:style-name="ce3" office:value-type="string" calcext:value-type="string">
            <text:p>2020-05-27 03:56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562]" office:value-type="date" office:date-value="2020-06-21T09:27:40" calcext:value-type="date">
            <text:p>21/06/20</text:p>
          </table:table-cell>
          <table:table-cell table:formula="of:=[.I562]" office:value-type="time" office:time-value="PT1056081H27M39.999999963S" calcext:value-type="time">
            <text:p>09:27:40</text:p>
          </table:table-cell>
          <table:table-cell table:formula="of:=[.A562]+[.$J$2]" office:value-type="float" office:value="1592742460" calcext:value-type="float">
            <text:p>1592742460</text:p>
          </table:table-cell>
          <table:table-cell table:formula="of:=([.$H562]/86400)+25569-(3/24)" office:value-type="float" office:value="44003.394212963" calcext:value-type="float">
            <text:p>44003,394212963</text:p>
          </table:table-cell>
          <table:table-cell table:number-columns-repeated="2"/>
        </table:table-row>
        <table:table-row table:style-name="ro1">
          <table:table-cell office:value-type="float" office:value="1590562595" calcext:value-type="float">
            <text:p>1590562595</text:p>
          </table:table-cell>
          <table:table-cell table:style-name="ce3" office:value-type="string" calcext:value-type="string">
            <text:p>2020-05-27 03:56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table:formula="of:=[.I563]" office:value-type="date" office:date-value="2020-06-21T09:27:40" calcext:value-type="date">
            <text:p>21/06/20</text:p>
          </table:table-cell>
          <table:table-cell table:formula="of:=[.I563]" office:value-type="time" office:time-value="PT1056081H27M39.999999963S" calcext:value-type="time">
            <text:p>09:27:40</text:p>
          </table:table-cell>
          <table:table-cell table:formula="of:=[.A563]+[.$J$2]" office:value-type="float" office:value="1592742460" calcext:value-type="float">
            <text:p>1592742460</text:p>
          </table:table-cell>
          <table:table-cell table:formula="of:=([.$H563]/86400)+25569-(3/24)" office:value-type="float" office:value="44003.394212963" calcext:value-type="float">
            <text:p>44003,394212963</text:p>
          </table:table-cell>
          <table:table-cell table:number-columns-repeated="2"/>
        </table:table-row>
        <table:table-row table:style-name="ro1">
          <table:table-cell office:value-type="float" office:value="1590562595" calcext:value-type="float">
            <text:p>1590562595</text:p>
          </table:table-cell>
          <table:table-cell table:style-name="ce3" office:value-type="string" calcext:value-type="string">
            <text:p>2020-05-27 03:56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564]" office:value-type="date" office:date-value="2020-06-21T09:27:40" calcext:value-type="date">
            <text:p>21/06/20</text:p>
          </table:table-cell>
          <table:table-cell table:formula="of:=[.I564]" office:value-type="time" office:time-value="PT1056081H27M39.999999963S" calcext:value-type="time">
            <text:p>09:27:40</text:p>
          </table:table-cell>
          <table:table-cell table:formula="of:=[.A564]+[.$J$2]" office:value-type="float" office:value="1592742460" calcext:value-type="float">
            <text:p>1592742460</text:p>
          </table:table-cell>
          <table:table-cell table:formula="of:=([.$H564]/86400)+25569-(3/24)" office:value-type="float" office:value="44003.394212963" calcext:value-type="float">
            <text:p>44003,394212963</text:p>
          </table:table-cell>
          <table:table-cell table:number-columns-repeated="2"/>
        </table:table-row>
        <table:table-row table:style-name="ro1">
          <table:table-cell office:value-type="float" office:value="1590562595" calcext:value-type="float">
            <text:p>1590562595</text:p>
          </table:table-cell>
          <table:table-cell table:style-name="ce3" office:value-type="string" calcext:value-type="string">
            <text:p>2020-05-27 03:56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565]" office:value-type="date" office:date-value="2020-06-21T09:27:40" calcext:value-type="date">
            <text:p>21/06/20</text:p>
          </table:table-cell>
          <table:table-cell table:formula="of:=[.I565]" office:value-type="time" office:time-value="PT1056081H27M39.999999963S" calcext:value-type="time">
            <text:p>09:27:40</text:p>
          </table:table-cell>
          <table:table-cell table:formula="of:=[.A565]+[.$J$2]" office:value-type="float" office:value="1592742460" calcext:value-type="float">
            <text:p>1592742460</text:p>
          </table:table-cell>
          <table:table-cell table:formula="of:=([.$H565]/86400)+25569-(3/24)" office:value-type="float" office:value="44003.394212963" calcext:value-type="float">
            <text:p>44003,394212963</text:p>
          </table:table-cell>
          <table:table-cell table:number-columns-repeated="2"/>
        </table:table-row>
        <table:table-row table:style-name="ro1">
          <table:table-cell office:value-type="float" office:value="1590566194" calcext:value-type="float">
            <text:p>1590566194</text:p>
          </table:table-cell>
          <table:table-cell table:style-name="ce3" office:value-type="string" calcext:value-type="string">
            <text:p>2020-05-27 04:56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566]" office:value-type="date" office:date-value="2020-06-21T10:27:39" calcext:value-type="date">
            <text:p>21/06/20</text:p>
          </table:table-cell>
          <table:table-cell table:formula="of:=[.I566]" office:value-type="time" office:time-value="PT1056082H27M39.000000358S" calcext:value-type="time">
            <text:p>10:27:39</text:p>
          </table:table-cell>
          <table:table-cell table:formula="of:=[.A566]+[.$J$2]" office:value-type="float" office:value="1592746059" calcext:value-type="float">
            <text:p>1592746059</text:p>
          </table:table-cell>
          <table:table-cell table:formula="of:=([.$H566]/86400)+25569-(3/24)" office:value-type="float" office:value="44003.4358680556" calcext:value-type="float">
            <text:p>44003,4358680556</text:p>
          </table:table-cell>
          <table:table-cell table:number-columns-repeated="2"/>
        </table:table-row>
        <table:table-row table:style-name="ro1">
          <table:table-cell office:value-type="float" office:value="1590566194" calcext:value-type="float">
            <text:p>1590566194</text:p>
          </table:table-cell>
          <table:table-cell table:style-name="ce3" office:value-type="string" calcext:value-type="string">
            <text:p>2020-05-27 04:56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567]" office:value-type="date" office:date-value="2020-06-21T10:27:39" calcext:value-type="date">
            <text:p>21/06/20</text:p>
          </table:table-cell>
          <table:table-cell table:formula="of:=[.I567]" office:value-type="time" office:time-value="PT1056082H27M39.000000358S" calcext:value-type="time">
            <text:p>10:27:39</text:p>
          </table:table-cell>
          <table:table-cell table:formula="of:=[.A567]+[.$J$2]" office:value-type="float" office:value="1592746059" calcext:value-type="float">
            <text:p>1592746059</text:p>
          </table:table-cell>
          <table:table-cell table:formula="of:=([.$H567]/86400)+25569-(3/24)" office:value-type="float" office:value="44003.4358680556" calcext:value-type="float">
            <text:p>44003,4358680556</text:p>
          </table:table-cell>
          <table:table-cell table:number-columns-repeated="2"/>
        </table:table-row>
        <table:table-row table:style-name="ro1">
          <table:table-cell office:value-type="float" office:value="1590566194" calcext:value-type="float">
            <text:p>1590566194</text:p>
          </table:table-cell>
          <table:table-cell table:style-name="ce3" office:value-type="string" calcext:value-type="string">
            <text:p>2020-05-27 04:56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568]" office:value-type="date" office:date-value="2020-06-21T10:27:39" calcext:value-type="date">
            <text:p>21/06/20</text:p>
          </table:table-cell>
          <table:table-cell table:formula="of:=[.I568]" office:value-type="time" office:time-value="PT1056082H27M39.000000358S" calcext:value-type="time">
            <text:p>10:27:39</text:p>
          </table:table-cell>
          <table:table-cell table:formula="of:=[.A568]+[.$J$2]" office:value-type="float" office:value="1592746059" calcext:value-type="float">
            <text:p>1592746059</text:p>
          </table:table-cell>
          <table:table-cell table:formula="of:=([.$H568]/86400)+25569-(3/24)" office:value-type="float" office:value="44003.4358680556" calcext:value-type="float">
            <text:p>44003,4358680556</text:p>
          </table:table-cell>
          <table:table-cell table:number-columns-repeated="2"/>
        </table:table-row>
        <table:table-row table:style-name="ro1">
          <table:table-cell office:value-type="float" office:value="1590566194" calcext:value-type="float">
            <text:p>1590566194</text:p>
          </table:table-cell>
          <table:table-cell table:style-name="ce3" office:value-type="string" calcext:value-type="string">
            <text:p>2020-05-27 04:56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569]" office:value-type="date" office:date-value="2020-06-21T10:27:39" calcext:value-type="date">
            <text:p>21/06/20</text:p>
          </table:table-cell>
          <table:table-cell table:formula="of:=[.I569]" office:value-type="time" office:time-value="PT1056082H27M39.000000358S" calcext:value-type="time">
            <text:p>10:27:39</text:p>
          </table:table-cell>
          <table:table-cell table:formula="of:=[.A569]+[.$J$2]" office:value-type="float" office:value="1592746059" calcext:value-type="float">
            <text:p>1592746059</text:p>
          </table:table-cell>
          <table:table-cell table:formula="of:=([.$H569]/86400)+25569-(3/24)" office:value-type="float" office:value="44003.4358680556" calcext:value-type="float">
            <text:p>44003,4358680556</text:p>
          </table:table-cell>
          <table:table-cell table:number-columns-repeated="2"/>
        </table:table-row>
        <table:table-row table:style-name="ro1">
          <table:table-cell office:value-type="float" office:value="1590569793" calcext:value-type="float">
            <text:p>1590569793</text:p>
          </table:table-cell>
          <table:table-cell table:style-name="ce3" office:value-type="string" calcext:value-type="string">
            <text:p>2020-05-27 05:56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570]" office:value-type="date" office:date-value="2020-06-21T11:27:38" calcext:value-type="date">
            <text:p>21/06/20</text:p>
          </table:table-cell>
          <table:table-cell table:formula="of:=[.I570]" office:value-type="time" office:time-value="PT1056083H27M37.999999914S" calcext:value-type="time">
            <text:p>11:27:38</text:p>
          </table:table-cell>
          <table:table-cell table:formula="of:=[.A570]+[.$J$2]" office:value-type="float" office:value="1592749658" calcext:value-type="float">
            <text:p>1592749658</text:p>
          </table:table-cell>
          <table:table-cell table:formula="of:=([.$H570]/86400)+25569-(3/24)" office:value-type="float" office:value="44003.4775231482" calcext:value-type="float">
            <text:p>44003,4775231482</text:p>
          </table:table-cell>
          <table:table-cell table:number-columns-repeated="2"/>
        </table:table-row>
        <table:table-row table:style-name="ro1">
          <table:table-cell office:value-type="float" office:value="1590569793" calcext:value-type="float">
            <text:p>1590569793</text:p>
          </table:table-cell>
          <table:table-cell table:style-name="ce3" office:value-type="string" calcext:value-type="string">
            <text:p>2020-05-27 05:56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571]" office:value-type="date" office:date-value="2020-06-21T11:27:38" calcext:value-type="date">
            <text:p>21/06/20</text:p>
          </table:table-cell>
          <table:table-cell table:formula="of:=[.I571]" office:value-type="time" office:time-value="PT1056083H27M37.999999914S" calcext:value-type="time">
            <text:p>11:27:38</text:p>
          </table:table-cell>
          <table:table-cell table:formula="of:=[.A571]+[.$J$2]" office:value-type="float" office:value="1592749658" calcext:value-type="float">
            <text:p>1592749658</text:p>
          </table:table-cell>
          <table:table-cell table:formula="of:=([.$H571]/86400)+25569-(3/24)" office:value-type="float" office:value="44003.4775231482" calcext:value-type="float">
            <text:p>44003,4775231482</text:p>
          </table:table-cell>
          <table:table-cell table:number-columns-repeated="2"/>
        </table:table-row>
        <table:table-row table:style-name="ro1">
          <table:table-cell office:value-type="float" office:value="1590569793" calcext:value-type="float">
            <text:p>1590569793</text:p>
          </table:table-cell>
          <table:table-cell table:style-name="ce3" office:value-type="string" calcext:value-type="string">
            <text:p>2020-05-27 05:56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572]" office:value-type="date" office:date-value="2020-06-21T11:27:38" calcext:value-type="date">
            <text:p>21/06/20</text:p>
          </table:table-cell>
          <table:table-cell table:formula="of:=[.I572]" office:value-type="time" office:time-value="PT1056083H27M37.999999914S" calcext:value-type="time">
            <text:p>11:27:38</text:p>
          </table:table-cell>
          <table:table-cell table:formula="of:=[.A572]+[.$J$2]" office:value-type="float" office:value="1592749658" calcext:value-type="float">
            <text:p>1592749658</text:p>
          </table:table-cell>
          <table:table-cell table:formula="of:=([.$H572]/86400)+25569-(3/24)" office:value-type="float" office:value="44003.4775231482" calcext:value-type="float">
            <text:p>44003,4775231482</text:p>
          </table:table-cell>
          <table:table-cell table:number-columns-repeated="2"/>
        </table:table-row>
        <table:table-row table:style-name="ro1">
          <table:table-cell office:value-type="float" office:value="1590569793" calcext:value-type="float">
            <text:p>1590569793</text:p>
          </table:table-cell>
          <table:table-cell table:style-name="ce3" office:value-type="string" calcext:value-type="string">
            <text:p>2020-05-27 05:56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73]" office:value-type="date" office:date-value="2020-06-21T11:27:38" calcext:value-type="date">
            <text:p>21/06/20</text:p>
          </table:table-cell>
          <table:table-cell table:formula="of:=[.I573]" office:value-type="time" office:time-value="PT1056083H27M37.999999914S" calcext:value-type="time">
            <text:p>11:27:38</text:p>
          </table:table-cell>
          <table:table-cell table:formula="of:=[.A573]+[.$J$2]" office:value-type="float" office:value="1592749658" calcext:value-type="float">
            <text:p>1592749658</text:p>
          </table:table-cell>
          <table:table-cell table:formula="of:=([.$H573]/86400)+25569-(3/24)" office:value-type="float" office:value="44003.4775231482" calcext:value-type="float">
            <text:p>44003,4775231482</text:p>
          </table:table-cell>
          <table:table-cell table:number-columns-repeated="2"/>
        </table:table-row>
        <table:table-row table:style-name="ro1">
          <table:table-cell office:value-type="float" office:value="1590573392" calcext:value-type="float">
            <text:p>1590573392</text:p>
          </table:table-cell>
          <table:table-cell table:style-name="ce3" office:value-type="string" calcext:value-type="string">
            <text:p>2020-05-27 06:56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74]" office:value-type="date" office:date-value="2020-06-21T12:27:37" calcext:value-type="date">
            <text:p>21/06/20</text:p>
          </table:table-cell>
          <table:table-cell table:formula="of:=[.I574]" office:value-type="time" office:time-value="PT1056084H27M37.000000309S" calcext:value-type="time">
            <text:p>12:27:37</text:p>
          </table:table-cell>
          <table:table-cell table:formula="of:=[.A574]+[.$J$2]" office:value-type="float" office:value="1592753257" calcext:value-type="float">
            <text:p>1592753257</text:p>
          </table:table-cell>
          <table:table-cell table:formula="of:=([.$H574]/86400)+25569-(3/24)" office:value-type="float" office:value="44003.5191782407" calcext:value-type="float">
            <text:p>44003,5191782407</text:p>
          </table:table-cell>
          <table:table-cell table:number-columns-repeated="2"/>
        </table:table-row>
        <table:table-row table:style-name="ro1">
          <table:table-cell office:value-type="float" office:value="1590573392" calcext:value-type="float">
            <text:p>1590573392</text:p>
          </table:table-cell>
          <table:table-cell table:style-name="ce3" office:value-type="string" calcext:value-type="string">
            <text:p>2020-05-27 06:56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75]" office:value-type="date" office:date-value="2020-06-21T12:27:37" calcext:value-type="date">
            <text:p>21/06/20</text:p>
          </table:table-cell>
          <table:table-cell table:formula="of:=[.I575]" office:value-type="time" office:time-value="PT1056084H27M37.000000309S" calcext:value-type="time">
            <text:p>12:27:37</text:p>
          </table:table-cell>
          <table:table-cell table:formula="of:=[.A575]+[.$J$2]" office:value-type="float" office:value="1592753257" calcext:value-type="float">
            <text:p>1592753257</text:p>
          </table:table-cell>
          <table:table-cell table:formula="of:=([.$H575]/86400)+25569-(3/24)" office:value-type="float" office:value="44003.5191782407" calcext:value-type="float">
            <text:p>44003,5191782407</text:p>
          </table:table-cell>
          <table:table-cell table:number-columns-repeated="2"/>
        </table:table-row>
        <table:table-row table:style-name="ro1">
          <table:table-cell office:value-type="float" office:value="1590573392" calcext:value-type="float">
            <text:p>1590573392</text:p>
          </table:table-cell>
          <table:table-cell table:style-name="ce3" office:value-type="string" calcext:value-type="string">
            <text:p>2020-05-27 06:56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576]" office:value-type="date" office:date-value="2020-06-21T12:27:37" calcext:value-type="date">
            <text:p>21/06/20</text:p>
          </table:table-cell>
          <table:table-cell table:formula="of:=[.I576]" office:value-type="time" office:time-value="PT1056084H27M37.000000309S" calcext:value-type="time">
            <text:p>12:27:37</text:p>
          </table:table-cell>
          <table:table-cell table:formula="of:=[.A576]+[.$J$2]" office:value-type="float" office:value="1592753257" calcext:value-type="float">
            <text:p>1592753257</text:p>
          </table:table-cell>
          <table:table-cell table:formula="of:=([.$H576]/86400)+25569-(3/24)" office:value-type="float" office:value="44003.5191782407" calcext:value-type="float">
            <text:p>44003,5191782407</text:p>
          </table:table-cell>
          <table:table-cell table:number-columns-repeated="2"/>
        </table:table-row>
        <table:table-row table:style-name="ro1">
          <table:table-cell office:value-type="float" office:value="1590573392" calcext:value-type="float">
            <text:p>1590573392</text:p>
          </table:table-cell>
          <table:table-cell table:style-name="ce3" office:value-type="string" calcext:value-type="string">
            <text:p>2020-05-27 06:56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577]" office:value-type="date" office:date-value="2020-06-21T12:27:37" calcext:value-type="date">
            <text:p>21/06/20</text:p>
          </table:table-cell>
          <table:table-cell table:formula="of:=[.I577]" office:value-type="time" office:time-value="PT1056084H27M37.000000309S" calcext:value-type="time">
            <text:p>12:27:37</text:p>
          </table:table-cell>
          <table:table-cell table:formula="of:=[.A577]+[.$J$2]" office:value-type="float" office:value="1592753257" calcext:value-type="float">
            <text:p>1592753257</text:p>
          </table:table-cell>
          <table:table-cell table:formula="of:=([.$H577]/86400)+25569-(3/24)" office:value-type="float" office:value="44003.5191782407" calcext:value-type="float">
            <text:p>44003,5191782407</text:p>
          </table:table-cell>
          <table:table-cell table:number-columns-repeated="2"/>
        </table:table-row>
        <table:table-row table:style-name="ro1">
          <table:table-cell office:value-type="float" office:value="1590576991" calcext:value-type="float">
            <text:p>1590576991</text:p>
          </table:table-cell>
          <table:table-cell table:style-name="ce3" office:value-type="string" calcext:value-type="string">
            <text:p>2020-05-27 07:56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78]" office:value-type="date" office:date-value="2020-06-21T13:27:36" calcext:value-type="date">
            <text:p>21/06/20</text:p>
          </table:table-cell>
          <table:table-cell table:formula="of:=[.I578]" office:value-type="time" office:time-value="PT1056085H27M35.999999866S" calcext:value-type="time">
            <text:p>13:27:36</text:p>
          </table:table-cell>
          <table:table-cell table:formula="of:=[.A578]+[.$J$2]" office:value-type="float" office:value="1592756856" calcext:value-type="float">
            <text:p>1592756856</text:p>
          </table:table-cell>
          <table:table-cell table:formula="of:=([.$H578]/86400)+25569-(3/24)" office:value-type="float" office:value="44003.5608333333" calcext:value-type="float">
            <text:p>44003,5608333333</text:p>
          </table:table-cell>
          <table:table-cell table:number-columns-repeated="2"/>
        </table:table-row>
        <table:table-row table:style-name="ro1">
          <table:table-cell office:value-type="float" office:value="1590576991" calcext:value-type="float">
            <text:p>1590576991</text:p>
          </table:table-cell>
          <table:table-cell table:style-name="ce3" office:value-type="string" calcext:value-type="string">
            <text:p>2020-05-27 07:56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79]" office:value-type="date" office:date-value="2020-06-21T13:27:36" calcext:value-type="date">
            <text:p>21/06/20</text:p>
          </table:table-cell>
          <table:table-cell table:formula="of:=[.I579]" office:value-type="time" office:time-value="PT1056085H27M35.999999866S" calcext:value-type="time">
            <text:p>13:27:36</text:p>
          </table:table-cell>
          <table:table-cell table:formula="of:=[.A579]+[.$J$2]" office:value-type="float" office:value="1592756856" calcext:value-type="float">
            <text:p>1592756856</text:p>
          </table:table-cell>
          <table:table-cell table:formula="of:=([.$H579]/86400)+25569-(3/24)" office:value-type="float" office:value="44003.5608333333" calcext:value-type="float">
            <text:p>44003,5608333333</text:p>
          </table:table-cell>
          <table:table-cell table:number-columns-repeated="2"/>
        </table:table-row>
        <table:table-row table:style-name="ro1">
          <table:table-cell office:value-type="float" office:value="1590576991" calcext:value-type="float">
            <text:p>1590576991</text:p>
          </table:table-cell>
          <table:table-cell table:style-name="ce3" office:value-type="string" calcext:value-type="string">
            <text:p>2020-05-27 07:56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80]" office:value-type="date" office:date-value="2020-06-21T13:27:36" calcext:value-type="date">
            <text:p>21/06/20</text:p>
          </table:table-cell>
          <table:table-cell table:formula="of:=[.I580]" office:value-type="time" office:time-value="PT1056085H27M35.999999866S" calcext:value-type="time">
            <text:p>13:27:36</text:p>
          </table:table-cell>
          <table:table-cell table:formula="of:=[.A580]+[.$J$2]" office:value-type="float" office:value="1592756856" calcext:value-type="float">
            <text:p>1592756856</text:p>
          </table:table-cell>
          <table:table-cell table:formula="of:=([.$H580]/86400)+25569-(3/24)" office:value-type="float" office:value="44003.5608333333" calcext:value-type="float">
            <text:p>44003,5608333333</text:p>
          </table:table-cell>
          <table:table-cell table:number-columns-repeated="2"/>
        </table:table-row>
        <table:table-row table:style-name="ro1">
          <table:table-cell office:value-type="float" office:value="1590576991" calcext:value-type="float">
            <text:p>1590576991</text:p>
          </table:table-cell>
          <table:table-cell table:style-name="ce3" office:value-type="string" calcext:value-type="string">
            <text:p>2020-05-27 07:56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81]" office:value-type="date" office:date-value="2020-06-21T13:27:36" calcext:value-type="date">
            <text:p>21/06/20</text:p>
          </table:table-cell>
          <table:table-cell table:formula="of:=[.I581]" office:value-type="time" office:time-value="PT1056085H27M35.999999866S" calcext:value-type="time">
            <text:p>13:27:36</text:p>
          </table:table-cell>
          <table:table-cell table:formula="of:=[.A581]+[.$J$2]" office:value-type="float" office:value="1592756856" calcext:value-type="float">
            <text:p>1592756856</text:p>
          </table:table-cell>
          <table:table-cell table:formula="of:=([.$H581]/86400)+25569-(3/24)" office:value-type="float" office:value="44003.5608333333" calcext:value-type="float">
            <text:p>44003,5608333333</text:p>
          </table:table-cell>
          <table:table-cell table:number-columns-repeated="2"/>
        </table:table-row>
        <table:table-row table:style-name="ro1">
          <table:table-cell office:value-type="float" office:value="1590580590" calcext:value-type="float">
            <text:p>1590580590</text:p>
          </table:table-cell>
          <table:table-cell table:style-name="ce3" office:value-type="string" calcext:value-type="string">
            <text:p>2020-05-27 08:56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82]" office:value-type="date" office:date-value="2020-06-21T14:27:35" calcext:value-type="date">
            <text:p>21/06/20</text:p>
          </table:table-cell>
          <table:table-cell table:formula="of:=[.I582]" office:value-type="time" office:time-value="PT1056086H27M35.000000261S" calcext:value-type="time">
            <text:p>14:27:35</text:p>
          </table:table-cell>
          <table:table-cell table:formula="of:=[.A582]+[.$J$2]" office:value-type="float" office:value="1592760455" calcext:value-type="float">
            <text:p>1592760455</text:p>
          </table:table-cell>
          <table:table-cell table:formula="of:=([.$H582]/86400)+25569-(3/24)" office:value-type="float" office:value="44003.6024884259" calcext:value-type="float">
            <text:p>44003,6024884259</text:p>
          </table:table-cell>
          <table:table-cell table:number-columns-repeated="2"/>
        </table:table-row>
        <table:table-row table:style-name="ro1">
          <table:table-cell office:value-type="float" office:value="1590580590" calcext:value-type="float">
            <text:p>1590580590</text:p>
          </table:table-cell>
          <table:table-cell table:style-name="ce3" office:value-type="string" calcext:value-type="string">
            <text:p>2020-05-27 08:56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583]" office:value-type="date" office:date-value="2020-06-21T14:27:35" calcext:value-type="date">
            <text:p>21/06/20</text:p>
          </table:table-cell>
          <table:table-cell table:formula="of:=[.I583]" office:value-type="time" office:time-value="PT1056086H27M35.000000261S" calcext:value-type="time">
            <text:p>14:27:35</text:p>
          </table:table-cell>
          <table:table-cell table:formula="of:=[.A583]+[.$J$2]" office:value-type="float" office:value="1592760455" calcext:value-type="float">
            <text:p>1592760455</text:p>
          </table:table-cell>
          <table:table-cell table:formula="of:=([.$H583]/86400)+25569-(3/24)" office:value-type="float" office:value="44003.6024884259" calcext:value-type="float">
            <text:p>44003,6024884259</text:p>
          </table:table-cell>
          <table:table-cell table:number-columns-repeated="2"/>
        </table:table-row>
        <table:table-row table:style-name="ro1">
          <table:table-cell office:value-type="float" office:value="1590580590" calcext:value-type="float">
            <text:p>1590580590</text:p>
          </table:table-cell>
          <table:table-cell table:style-name="ce3" office:value-type="string" calcext:value-type="string">
            <text:p>2020-05-27 08:56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584]" office:value-type="date" office:date-value="2020-06-21T14:27:35" calcext:value-type="date">
            <text:p>21/06/20</text:p>
          </table:table-cell>
          <table:table-cell table:formula="of:=[.I584]" office:value-type="time" office:time-value="PT1056086H27M35.000000261S" calcext:value-type="time">
            <text:p>14:27:35</text:p>
          </table:table-cell>
          <table:table-cell table:formula="of:=[.A584]+[.$J$2]" office:value-type="float" office:value="1592760455" calcext:value-type="float">
            <text:p>1592760455</text:p>
          </table:table-cell>
          <table:table-cell table:formula="of:=([.$H584]/86400)+25569-(3/24)" office:value-type="float" office:value="44003.6024884259" calcext:value-type="float">
            <text:p>44003,6024884259</text:p>
          </table:table-cell>
          <table:table-cell table:number-columns-repeated="2"/>
        </table:table-row>
        <table:table-row table:style-name="ro1">
          <table:table-cell office:value-type="float" office:value="1590580590" calcext:value-type="float">
            <text:p>1590580590</text:p>
          </table:table-cell>
          <table:table-cell table:style-name="ce3" office:value-type="string" calcext:value-type="string">
            <text:p>2020-05-27 08:56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85]" office:value-type="date" office:date-value="2020-06-21T14:27:35" calcext:value-type="date">
            <text:p>21/06/20</text:p>
          </table:table-cell>
          <table:table-cell table:formula="of:=[.I585]" office:value-type="time" office:time-value="PT1056086H27M35.000000261S" calcext:value-type="time">
            <text:p>14:27:35</text:p>
          </table:table-cell>
          <table:table-cell table:formula="of:=[.A585]+[.$J$2]" office:value-type="float" office:value="1592760455" calcext:value-type="float">
            <text:p>1592760455</text:p>
          </table:table-cell>
          <table:table-cell table:formula="of:=([.$H585]/86400)+25569-(3/24)" office:value-type="float" office:value="44003.6024884259" calcext:value-type="float">
            <text:p>44003,6024884259</text:p>
          </table:table-cell>
          <table:table-cell table:number-columns-repeated="2"/>
        </table:table-row>
        <table:table-row table:style-name="ro1">
          <table:table-cell office:value-type="float" office:value="1590584189" calcext:value-type="float">
            <text:p>1590584189</text:p>
          </table:table-cell>
          <table:table-cell table:style-name="ce3" office:value-type="string" calcext:value-type="string">
            <text:p>2020-05-27 09:56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586]" office:value-type="date" office:date-value="2020-06-21T15:27:34" calcext:value-type="date">
            <text:p>21/06/20</text:p>
          </table:table-cell>
          <table:table-cell table:formula="of:=[.I586]" office:value-type="time" office:time-value="PT1056087H27M33.999999817S" calcext:value-type="time">
            <text:p>15:27:34</text:p>
          </table:table-cell>
          <table:table-cell table:formula="of:=[.A586]+[.$J$2]" office:value-type="float" office:value="1592764054" calcext:value-type="float">
            <text:p>1592764054</text:p>
          </table:table-cell>
          <table:table-cell table:formula="of:=([.$H586]/86400)+25569-(3/24)" office:value-type="float" office:value="44003.6441435185" calcext:value-type="float">
            <text:p>44003,6441435185</text:p>
          </table:table-cell>
          <table:table-cell table:number-columns-repeated="2"/>
        </table:table-row>
        <table:table-row table:style-name="ro1">
          <table:table-cell office:value-type="float" office:value="1590584189" calcext:value-type="float">
            <text:p>1590584189</text:p>
          </table:table-cell>
          <table:table-cell table:style-name="ce3" office:value-type="string" calcext:value-type="string">
            <text:p>2020-05-27 09:56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587]" office:value-type="date" office:date-value="2020-06-21T15:27:34" calcext:value-type="date">
            <text:p>21/06/20</text:p>
          </table:table-cell>
          <table:table-cell table:formula="of:=[.I587]" office:value-type="time" office:time-value="PT1056087H27M33.999999817S" calcext:value-type="time">
            <text:p>15:27:34</text:p>
          </table:table-cell>
          <table:table-cell table:formula="of:=[.A587]+[.$J$2]" office:value-type="float" office:value="1592764054" calcext:value-type="float">
            <text:p>1592764054</text:p>
          </table:table-cell>
          <table:table-cell table:formula="of:=([.$H587]/86400)+25569-(3/24)" office:value-type="float" office:value="44003.6441435185" calcext:value-type="float">
            <text:p>44003,6441435185</text:p>
          </table:table-cell>
          <table:table-cell table:number-columns-repeated="2"/>
        </table:table-row>
        <table:table-row table:style-name="ro1">
          <table:table-cell office:value-type="float" office:value="1590584189" calcext:value-type="float">
            <text:p>1590584189</text:p>
          </table:table-cell>
          <table:table-cell table:style-name="ce3" office:value-type="string" calcext:value-type="string">
            <text:p>2020-05-27 09:56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588]" office:value-type="date" office:date-value="2020-06-21T15:27:34" calcext:value-type="date">
            <text:p>21/06/20</text:p>
          </table:table-cell>
          <table:table-cell table:formula="of:=[.I588]" office:value-type="time" office:time-value="PT1056087H27M33.999999817S" calcext:value-type="time">
            <text:p>15:27:34</text:p>
          </table:table-cell>
          <table:table-cell table:formula="of:=[.A588]+[.$J$2]" office:value-type="float" office:value="1592764054" calcext:value-type="float">
            <text:p>1592764054</text:p>
          </table:table-cell>
          <table:table-cell table:formula="of:=([.$H588]/86400)+25569-(3/24)" office:value-type="float" office:value="44003.6441435185" calcext:value-type="float">
            <text:p>44003,6441435185</text:p>
          </table:table-cell>
          <table:table-cell table:number-columns-repeated="2"/>
        </table:table-row>
        <table:table-row table:style-name="ro1">
          <table:table-cell office:value-type="float" office:value="1590584189" calcext:value-type="float">
            <text:p>1590584189</text:p>
          </table:table-cell>
          <table:table-cell table:style-name="ce3" office:value-type="string" calcext:value-type="string">
            <text:p>2020-05-27 09:56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589]" office:value-type="date" office:date-value="2020-06-21T15:27:34" calcext:value-type="date">
            <text:p>21/06/20</text:p>
          </table:table-cell>
          <table:table-cell table:formula="of:=[.I589]" office:value-type="time" office:time-value="PT1056087H27M33.999999817S" calcext:value-type="time">
            <text:p>15:27:34</text:p>
          </table:table-cell>
          <table:table-cell table:formula="of:=[.A589]+[.$J$2]" office:value-type="float" office:value="1592764054" calcext:value-type="float">
            <text:p>1592764054</text:p>
          </table:table-cell>
          <table:table-cell table:formula="of:=([.$H589]/86400)+25569-(3/24)" office:value-type="float" office:value="44003.6441435185" calcext:value-type="float">
            <text:p>44003,6441435185</text:p>
          </table:table-cell>
          <table:table-cell table:number-columns-repeated="2"/>
        </table:table-row>
        <table:table-row table:style-name="ro1">
          <table:table-cell office:value-type="float" office:value="1590587788" calcext:value-type="float">
            <text:p>1590587788</text:p>
          </table:table-cell>
          <table:table-cell table:style-name="ce3" office:value-type="string" calcext:value-type="string">
            <text:p>2020-05-27 10:56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table:formula="of:=[.I590]" office:value-type="date" office:date-value="2020-06-21T16:27:33" calcext:value-type="date">
            <text:p>21/06/20</text:p>
          </table:table-cell>
          <table:table-cell table:formula="of:=[.I590]" office:value-type="time" office:time-value="PT1056088H27M33.000000212S" calcext:value-type="time">
            <text:p>16:27:33</text:p>
          </table:table-cell>
          <table:table-cell table:formula="of:=[.A590]+[.$J$2]" office:value-type="float" office:value="1592767653" calcext:value-type="float">
            <text:p>1592767653</text:p>
          </table:table-cell>
          <table:table-cell table:formula="of:=([.$H590]/86400)+25569-(3/24)" office:value-type="float" office:value="44003.6857986111" calcext:value-type="float">
            <text:p>44003,6857986111</text:p>
          </table:table-cell>
          <table:table-cell table:number-columns-repeated="2"/>
        </table:table-row>
        <table:table-row table:style-name="ro1">
          <table:table-cell office:value-type="float" office:value="1590587788" calcext:value-type="float">
            <text:p>1590587788</text:p>
          </table:table-cell>
          <table:table-cell table:style-name="ce3" office:value-type="string" calcext:value-type="string">
            <text:p>2020-05-27 10:56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table:formula="of:=[.I591]" office:value-type="date" office:date-value="2020-06-21T16:27:33" calcext:value-type="date">
            <text:p>21/06/20</text:p>
          </table:table-cell>
          <table:table-cell table:formula="of:=[.I591]" office:value-type="time" office:time-value="PT1056088H27M33.000000212S" calcext:value-type="time">
            <text:p>16:27:33</text:p>
          </table:table-cell>
          <table:table-cell table:formula="of:=[.A591]+[.$J$2]" office:value-type="float" office:value="1592767653" calcext:value-type="float">
            <text:p>1592767653</text:p>
          </table:table-cell>
          <table:table-cell table:formula="of:=([.$H591]/86400)+25569-(3/24)" office:value-type="float" office:value="44003.6857986111" calcext:value-type="float">
            <text:p>44003,6857986111</text:p>
          </table:table-cell>
          <table:table-cell table:number-columns-repeated="2"/>
        </table:table-row>
        <table:table-row table:style-name="ro1">
          <table:table-cell office:value-type="float" office:value="1590587788" calcext:value-type="float">
            <text:p>1590587788</text:p>
          </table:table-cell>
          <table:table-cell table:style-name="ce3" office:value-type="string" calcext:value-type="string">
            <text:p>2020-05-27 10:56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592]" office:value-type="date" office:date-value="2020-06-21T16:27:33" calcext:value-type="date">
            <text:p>21/06/20</text:p>
          </table:table-cell>
          <table:table-cell table:formula="of:=[.I592]" office:value-type="time" office:time-value="PT1056088H27M33.000000212S" calcext:value-type="time">
            <text:p>16:27:33</text:p>
          </table:table-cell>
          <table:table-cell table:formula="of:=[.A592]+[.$J$2]" office:value-type="float" office:value="1592767653" calcext:value-type="float">
            <text:p>1592767653</text:p>
          </table:table-cell>
          <table:table-cell table:formula="of:=([.$H592]/86400)+25569-(3/24)" office:value-type="float" office:value="44003.6857986111" calcext:value-type="float">
            <text:p>44003,6857986111</text:p>
          </table:table-cell>
          <table:table-cell table:number-columns-repeated="2"/>
        </table:table-row>
        <table:table-row table:style-name="ro1">
          <table:table-cell office:value-type="float" office:value="1590587788" calcext:value-type="float">
            <text:p>1590587788</text:p>
          </table:table-cell>
          <table:table-cell table:style-name="ce3" office:value-type="string" calcext:value-type="string">
            <text:p>2020-05-27 10:56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4.0</text:p>
          </table:table-cell>
          <table:table-cell table:formula="of:=[.I593]" office:value-type="date" office:date-value="2020-06-21T16:27:33" calcext:value-type="date">
            <text:p>21/06/20</text:p>
          </table:table-cell>
          <table:table-cell table:formula="of:=[.I593]" office:value-type="time" office:time-value="PT1056088H27M33.000000212S" calcext:value-type="time">
            <text:p>16:27:33</text:p>
          </table:table-cell>
          <table:table-cell table:formula="of:=[.A593]+[.$J$2]" office:value-type="float" office:value="1592767653" calcext:value-type="float">
            <text:p>1592767653</text:p>
          </table:table-cell>
          <table:table-cell table:formula="of:=([.$H593]/86400)+25569-(3/24)" office:value-type="float" office:value="44003.6857986111" calcext:value-type="float">
            <text:p>44003,6857986111</text:p>
          </table:table-cell>
          <table:table-cell table:number-columns-repeated="2"/>
        </table:table-row>
        <table:table-row table:style-name="ro1">
          <table:table-cell office:value-type="float" office:value="1590591387" calcext:value-type="float">
            <text:p>1590591387</text:p>
          </table:table-cell>
          <table:table-cell table:style-name="ce3" office:value-type="string" calcext:value-type="string">
            <text:p>2020-05-27 11:56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594]" office:value-type="date" office:date-value="2020-06-21T17:27:32" calcext:value-type="date">
            <text:p>21/06/20</text:p>
          </table:table-cell>
          <table:table-cell table:formula="of:=[.I594]" office:value-type="time" office:time-value="PT1056089H27M31.999999769S" calcext:value-type="time">
            <text:p>17:27:32</text:p>
          </table:table-cell>
          <table:table-cell table:formula="of:=[.A594]+[.$J$2]" office:value-type="float" office:value="1592771252" calcext:value-type="float">
            <text:p>1592771252</text:p>
          </table:table-cell>
          <table:table-cell table:formula="of:=([.$H594]/86400)+25569-(3/24)" office:value-type="float" office:value="44003.7274537037" calcext:value-type="float">
            <text:p>44003,7274537037</text:p>
          </table:table-cell>
          <table:table-cell table:number-columns-repeated="2"/>
        </table:table-row>
        <table:table-row table:style-name="ro1">
          <table:table-cell office:value-type="float" office:value="1590591387" calcext:value-type="float">
            <text:p>1590591387</text:p>
          </table:table-cell>
          <table:table-cell table:style-name="ce3" office:value-type="string" calcext:value-type="string">
            <text:p>2020-05-27 11:56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595]" office:value-type="date" office:date-value="2020-06-21T17:27:32" calcext:value-type="date">
            <text:p>21/06/20</text:p>
          </table:table-cell>
          <table:table-cell table:formula="of:=[.I595]" office:value-type="time" office:time-value="PT1056089H27M31.999999769S" calcext:value-type="time">
            <text:p>17:27:32</text:p>
          </table:table-cell>
          <table:table-cell table:formula="of:=[.A595]+[.$J$2]" office:value-type="float" office:value="1592771252" calcext:value-type="float">
            <text:p>1592771252</text:p>
          </table:table-cell>
          <table:table-cell table:formula="of:=([.$H595]/86400)+25569-(3/24)" office:value-type="float" office:value="44003.7274537037" calcext:value-type="float">
            <text:p>44003,7274537037</text:p>
          </table:table-cell>
          <table:table-cell table:number-columns-repeated="2"/>
        </table:table-row>
        <table:table-row table:style-name="ro1">
          <table:table-cell office:value-type="float" office:value="1590591387" calcext:value-type="float">
            <text:p>1590591387</text:p>
          </table:table-cell>
          <table:table-cell table:style-name="ce3" office:value-type="string" calcext:value-type="string">
            <text:p>2020-05-27 11:56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596]" office:value-type="date" office:date-value="2020-06-21T17:27:32" calcext:value-type="date">
            <text:p>21/06/20</text:p>
          </table:table-cell>
          <table:table-cell table:formula="of:=[.I596]" office:value-type="time" office:time-value="PT1056089H27M31.999999769S" calcext:value-type="time">
            <text:p>17:27:32</text:p>
          </table:table-cell>
          <table:table-cell table:formula="of:=[.A596]+[.$J$2]" office:value-type="float" office:value="1592771252" calcext:value-type="float">
            <text:p>1592771252</text:p>
          </table:table-cell>
          <table:table-cell table:formula="of:=([.$H596]/86400)+25569-(3/24)" office:value-type="float" office:value="44003.7274537037" calcext:value-type="float">
            <text:p>44003,7274537037</text:p>
          </table:table-cell>
          <table:table-cell table:number-columns-repeated="2"/>
        </table:table-row>
        <table:table-row table:style-name="ro1">
          <table:table-cell office:value-type="float" office:value="1590591387" calcext:value-type="float">
            <text:p>1590591387</text:p>
          </table:table-cell>
          <table:table-cell table:style-name="ce3" office:value-type="string" calcext:value-type="string">
            <text:p>2020-05-27 11:5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597]" office:value-type="date" office:date-value="2020-06-21T17:27:32" calcext:value-type="date">
            <text:p>21/06/20</text:p>
          </table:table-cell>
          <table:table-cell table:formula="of:=[.I597]" office:value-type="time" office:time-value="PT1056089H27M31.999999769S" calcext:value-type="time">
            <text:p>17:27:32</text:p>
          </table:table-cell>
          <table:table-cell table:formula="of:=[.A597]+[.$J$2]" office:value-type="float" office:value="1592771252" calcext:value-type="float">
            <text:p>1592771252</text:p>
          </table:table-cell>
          <table:table-cell table:formula="of:=([.$H597]/86400)+25569-(3/24)" office:value-type="float" office:value="44003.7274537037" calcext:value-type="float">
            <text:p>44003,7274537037</text:p>
          </table:table-cell>
          <table:table-cell table:number-columns-repeated="2"/>
        </table:table-row>
        <table:table-row table:style-name="ro1">
          <table:table-cell office:value-type="float" office:value="1590594986" calcext:value-type="float">
            <text:p>1590594986</text:p>
          </table:table-cell>
          <table:table-cell table:style-name="ce3" office:value-type="string" calcext:value-type="string">
            <text:p>2020-05-27 12:56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598]" office:value-type="date" office:date-value="2020-06-21T18:27:31" calcext:value-type="date">
            <text:p>21/06/20</text:p>
          </table:table-cell>
          <table:table-cell table:formula="of:=[.I598]" office:value-type="time" office:time-value="PT1056090H27M31.000000164S" calcext:value-type="time">
            <text:p>18:27:31</text:p>
          </table:table-cell>
          <table:table-cell table:formula="of:=[.A598]+[.$J$2]" office:value-type="float" office:value="1592774851" calcext:value-type="float">
            <text:p>1592774851</text:p>
          </table:table-cell>
          <table:table-cell table:formula="of:=([.$H598]/86400)+25569-(3/24)" office:value-type="float" office:value="44003.7691087963" calcext:value-type="float">
            <text:p>44003,7691087963</text:p>
          </table:table-cell>
          <table:table-cell table:number-columns-repeated="2"/>
        </table:table-row>
        <table:table-row table:style-name="ro1">
          <table:table-cell office:value-type="float" office:value="1590594986" calcext:value-type="float">
            <text:p>1590594986</text:p>
          </table:table-cell>
          <table:table-cell table:style-name="ce3" office:value-type="string" calcext:value-type="string">
            <text:p>2020-05-27 12:56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599]" office:value-type="date" office:date-value="2020-06-21T18:27:31" calcext:value-type="date">
            <text:p>21/06/20</text:p>
          </table:table-cell>
          <table:table-cell table:formula="of:=[.I599]" office:value-type="time" office:time-value="PT1056090H27M31.000000164S" calcext:value-type="time">
            <text:p>18:27:31</text:p>
          </table:table-cell>
          <table:table-cell table:formula="of:=[.A599]+[.$J$2]" office:value-type="float" office:value="1592774851" calcext:value-type="float">
            <text:p>1592774851</text:p>
          </table:table-cell>
          <table:table-cell table:formula="of:=([.$H599]/86400)+25569-(3/24)" office:value-type="float" office:value="44003.7691087963" calcext:value-type="float">
            <text:p>44003,7691087963</text:p>
          </table:table-cell>
          <table:table-cell table:number-columns-repeated="2"/>
        </table:table-row>
        <table:table-row table:style-name="ro1">
          <table:table-cell office:value-type="float" office:value="1590594986" calcext:value-type="float">
            <text:p>1590594986</text:p>
          </table:table-cell>
          <table:table-cell table:style-name="ce3" office:value-type="string" calcext:value-type="string">
            <text:p>2020-05-27 12:56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600]" office:value-type="date" office:date-value="2020-06-21T18:27:31" calcext:value-type="date">
            <text:p>21/06/20</text:p>
          </table:table-cell>
          <table:table-cell table:formula="of:=[.I600]" office:value-type="time" office:time-value="PT1056090H27M31.000000164S" calcext:value-type="time">
            <text:p>18:27:31</text:p>
          </table:table-cell>
          <table:table-cell table:formula="of:=[.A600]+[.$J$2]" office:value-type="float" office:value="1592774851" calcext:value-type="float">
            <text:p>1592774851</text:p>
          </table:table-cell>
          <table:table-cell table:formula="of:=([.$H600]/86400)+25569-(3/24)" office:value-type="float" office:value="44003.7691087963" calcext:value-type="float">
            <text:p>44003,7691087963</text:p>
          </table:table-cell>
          <table:table-cell table:number-columns-repeated="2"/>
        </table:table-row>
        <table:table-row table:style-name="ro1">
          <table:table-cell office:value-type="float" office:value="1590594986" calcext:value-type="float">
            <text:p>1590594986</text:p>
          </table:table-cell>
          <table:table-cell table:style-name="ce3" office:value-type="string" calcext:value-type="string">
            <text:p>2020-05-27 12:56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601]" office:value-type="date" office:date-value="2020-06-21T18:27:31" calcext:value-type="date">
            <text:p>21/06/20</text:p>
          </table:table-cell>
          <table:table-cell table:formula="of:=[.I601]" office:value-type="time" office:time-value="PT1056090H27M31.000000164S" calcext:value-type="time">
            <text:p>18:27:31</text:p>
          </table:table-cell>
          <table:table-cell table:formula="of:=[.A601]+[.$J$2]" office:value-type="float" office:value="1592774851" calcext:value-type="float">
            <text:p>1592774851</text:p>
          </table:table-cell>
          <table:table-cell table:formula="of:=([.$H601]/86400)+25569-(3/24)" office:value-type="float" office:value="44003.7691087963" calcext:value-type="float">
            <text:p>44003,7691087963</text:p>
          </table:table-cell>
          <table:table-cell table:number-columns-repeated="2"/>
        </table:table-row>
        <table:table-row table:style-name="ro1">
          <table:table-cell office:value-type="float" office:value="1590598585" calcext:value-type="float">
            <text:p>1590598585</text:p>
          </table:table-cell>
          <table:table-cell table:style-name="ce3" office:value-type="string" calcext:value-type="string">
            <text:p>2020-05-27 13:56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602]" office:value-type="date" office:date-value="2020-06-21T19:27:30" calcext:value-type="date">
            <text:p>21/06/20</text:p>
          </table:table-cell>
          <table:table-cell table:formula="of:=[.I602]" office:value-type="time" office:time-value="PT1056091H27M30.000000559S" calcext:value-type="time">
            <text:p>19:27:30</text:p>
          </table:table-cell>
          <table:table-cell table:formula="of:=[.A602]+[.$J$2]" office:value-type="float" office:value="1592778450" calcext:value-type="float">
            <text:p>1592778450</text:p>
          </table:table-cell>
          <table:table-cell table:formula="of:=([.$H602]/86400)+25569-(3/24)" office:value-type="float" office:value="44003.8107638889" calcext:value-type="float">
            <text:p>44003,8107638889</text:p>
          </table:table-cell>
          <table:table-cell table:number-columns-repeated="2"/>
        </table:table-row>
        <table:table-row table:style-name="ro1">
          <table:table-cell office:value-type="float" office:value="1590598585" calcext:value-type="float">
            <text:p>1590598585</text:p>
          </table:table-cell>
          <table:table-cell table:style-name="ce3" office:value-type="string" calcext:value-type="string">
            <text:p>2020-05-27 13:56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603]" office:value-type="date" office:date-value="2020-06-21T19:27:30" calcext:value-type="date">
            <text:p>21/06/20</text:p>
          </table:table-cell>
          <table:table-cell table:formula="of:=[.I603]" office:value-type="time" office:time-value="PT1056091H27M30.000000559S" calcext:value-type="time">
            <text:p>19:27:30</text:p>
          </table:table-cell>
          <table:table-cell table:formula="of:=[.A603]+[.$J$2]" office:value-type="float" office:value="1592778450" calcext:value-type="float">
            <text:p>1592778450</text:p>
          </table:table-cell>
          <table:table-cell table:formula="of:=([.$H603]/86400)+25569-(3/24)" office:value-type="float" office:value="44003.8107638889" calcext:value-type="float">
            <text:p>44003,8107638889</text:p>
          </table:table-cell>
          <table:table-cell table:number-columns-repeated="2"/>
        </table:table-row>
        <table:table-row table:style-name="ro1">
          <table:table-cell office:value-type="float" office:value="1590598585" calcext:value-type="float">
            <text:p>1590598585</text:p>
          </table:table-cell>
          <table:table-cell table:style-name="ce3" office:value-type="string" calcext:value-type="string">
            <text:p>2020-05-27 13:56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604]" office:value-type="date" office:date-value="2020-06-21T19:27:30" calcext:value-type="date">
            <text:p>21/06/20</text:p>
          </table:table-cell>
          <table:table-cell table:formula="of:=[.I604]" office:value-type="time" office:time-value="PT1056091H27M30.000000559S" calcext:value-type="time">
            <text:p>19:27:30</text:p>
          </table:table-cell>
          <table:table-cell table:formula="of:=[.A604]+[.$J$2]" office:value-type="float" office:value="1592778450" calcext:value-type="float">
            <text:p>1592778450</text:p>
          </table:table-cell>
          <table:table-cell table:formula="of:=([.$H604]/86400)+25569-(3/24)" office:value-type="float" office:value="44003.8107638889" calcext:value-type="float">
            <text:p>44003,8107638889</text:p>
          </table:table-cell>
          <table:table-cell table:number-columns-repeated="2"/>
        </table:table-row>
        <table:table-row table:style-name="ro1">
          <table:table-cell office:value-type="float" office:value="1590598585" calcext:value-type="float">
            <text:p>1590598585</text:p>
          </table:table-cell>
          <table:table-cell table:style-name="ce3" office:value-type="string" calcext:value-type="string">
            <text:p>2020-05-27 13:56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605]" office:value-type="date" office:date-value="2020-06-21T19:27:30" calcext:value-type="date">
            <text:p>21/06/20</text:p>
          </table:table-cell>
          <table:table-cell table:formula="of:=[.I605]" office:value-type="time" office:time-value="PT1056091H27M30.000000559S" calcext:value-type="time">
            <text:p>19:27:30</text:p>
          </table:table-cell>
          <table:table-cell table:formula="of:=[.A605]+[.$J$2]" office:value-type="float" office:value="1592778450" calcext:value-type="float">
            <text:p>1592778450</text:p>
          </table:table-cell>
          <table:table-cell table:formula="of:=([.$H605]/86400)+25569-(3/24)" office:value-type="float" office:value="44003.8107638889" calcext:value-type="float">
            <text:p>44003,8107638889</text:p>
          </table:table-cell>
          <table:table-cell table:number-columns-repeated="2"/>
        </table:table-row>
        <table:table-row table:style-name="ro1">
          <table:table-cell office:value-type="float" office:value="1590602184" calcext:value-type="float">
            <text:p>1590602184</text:p>
          </table:table-cell>
          <table:table-cell table:style-name="ce3" office:value-type="string" calcext:value-type="string">
            <text:p>2020-05-27 14:56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606]" office:value-type="date" office:date-value="2020-06-21T20:27:29" calcext:value-type="date">
            <text:p>21/06/20</text:p>
          </table:table-cell>
          <table:table-cell table:formula="of:=[.I606]" office:value-type="time" office:time-value="PT1056092H27M28.999999277S" calcext:value-type="time">
            <text:p>20:27:29</text:p>
          </table:table-cell>
          <table:table-cell table:formula="of:=[.A606]+[.$J$2]" office:value-type="float" office:value="1592782049" calcext:value-type="float">
            <text:p>1592782049</text:p>
          </table:table-cell>
          <table:table-cell table:formula="of:=([.$H606]/86400)+25569-(3/24)" office:value-type="float" office:value="44003.8524189815" calcext:value-type="float">
            <text:p>44003,8524189815</text:p>
          </table:table-cell>
          <table:table-cell table:number-columns-repeated="2"/>
        </table:table-row>
        <table:table-row table:style-name="ro1">
          <table:table-cell office:value-type="float" office:value="1590602184" calcext:value-type="float">
            <text:p>1590602184</text:p>
          </table:table-cell>
          <table:table-cell table:style-name="ce3" office:value-type="string" calcext:value-type="string">
            <text:p>2020-05-27 14:56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607]" office:value-type="date" office:date-value="2020-06-21T20:27:29" calcext:value-type="date">
            <text:p>21/06/20</text:p>
          </table:table-cell>
          <table:table-cell table:formula="of:=[.I607]" office:value-type="time" office:time-value="PT1056092H27M28.999999277S" calcext:value-type="time">
            <text:p>20:27:29</text:p>
          </table:table-cell>
          <table:table-cell table:formula="of:=[.A607]+[.$J$2]" office:value-type="float" office:value="1592782049" calcext:value-type="float">
            <text:p>1592782049</text:p>
          </table:table-cell>
          <table:table-cell table:formula="of:=([.$H607]/86400)+25569-(3/24)" office:value-type="float" office:value="44003.8524189815" calcext:value-type="float">
            <text:p>44003,8524189815</text:p>
          </table:table-cell>
          <table:table-cell table:number-columns-repeated="2"/>
        </table:table-row>
        <table:table-row table:style-name="ro1">
          <table:table-cell office:value-type="float" office:value="1590602184" calcext:value-type="float">
            <text:p>1590602184</text:p>
          </table:table-cell>
          <table:table-cell table:style-name="ce3" office:value-type="string" calcext:value-type="string">
            <text:p>2020-05-27 14:56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608]" office:value-type="date" office:date-value="2020-06-21T20:27:29" calcext:value-type="date">
            <text:p>21/06/20</text:p>
          </table:table-cell>
          <table:table-cell table:formula="of:=[.I608]" office:value-type="time" office:time-value="PT1056092H27M28.999999277S" calcext:value-type="time">
            <text:p>20:27:29</text:p>
          </table:table-cell>
          <table:table-cell table:formula="of:=[.A608]+[.$J$2]" office:value-type="float" office:value="1592782049" calcext:value-type="float">
            <text:p>1592782049</text:p>
          </table:table-cell>
          <table:table-cell table:formula="of:=([.$H608]/86400)+25569-(3/24)" office:value-type="float" office:value="44003.8524189815" calcext:value-type="float">
            <text:p>44003,8524189815</text:p>
          </table:table-cell>
          <table:table-cell table:number-columns-repeated="2"/>
        </table:table-row>
        <table:table-row table:style-name="ro1">
          <table:table-cell office:value-type="float" office:value="1590602184" calcext:value-type="float">
            <text:p>1590602184</text:p>
          </table:table-cell>
          <table:table-cell table:style-name="ce3" office:value-type="string" calcext:value-type="string">
            <text:p>2020-05-27 14:56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609]" office:value-type="date" office:date-value="2020-06-21T20:27:29" calcext:value-type="date">
            <text:p>21/06/20</text:p>
          </table:table-cell>
          <table:table-cell table:formula="of:=[.I609]" office:value-type="time" office:time-value="PT1056092H27M28.999999277S" calcext:value-type="time">
            <text:p>20:27:29</text:p>
          </table:table-cell>
          <table:table-cell table:formula="of:=[.A609]+[.$J$2]" office:value-type="float" office:value="1592782049" calcext:value-type="float">
            <text:p>1592782049</text:p>
          </table:table-cell>
          <table:table-cell table:formula="of:=([.$H609]/86400)+25569-(3/24)" office:value-type="float" office:value="44003.8524189815" calcext:value-type="float">
            <text:p>44003,8524189815</text:p>
          </table:table-cell>
          <table:table-cell table:number-columns-repeated="2"/>
        </table:table-row>
        <table:table-row table:style-name="ro1">
          <table:table-cell office:value-type="float" office:value="1590605783" calcext:value-type="float">
            <text:p>1590605783</text:p>
          </table:table-cell>
          <table:table-cell table:style-name="ce3" office:value-type="string" calcext:value-type="string">
            <text:p>2020-05-27 15:56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610]" office:value-type="date" office:date-value="2020-06-21T21:27:28" calcext:value-type="date">
            <text:p>21/06/20</text:p>
          </table:table-cell>
          <table:table-cell table:formula="of:=[.I610]" office:value-type="time" office:time-value="PT1056093H27M27.999999672S" calcext:value-type="time">
            <text:p>21:27:28</text:p>
          </table:table-cell>
          <table:table-cell table:formula="of:=[.A610]+[.$J$2]" office:value-type="float" office:value="1592785648" calcext:value-type="float">
            <text:p>1592785648</text:p>
          </table:table-cell>
          <table:table-cell table:formula="of:=([.$H610]/86400)+25569-(3/24)" office:value-type="float" office:value="44003.8940740741" calcext:value-type="float">
            <text:p>44003,8940740741</text:p>
          </table:table-cell>
          <table:table-cell table:number-columns-repeated="2"/>
        </table:table-row>
        <table:table-row table:style-name="ro1">
          <table:table-cell office:value-type="float" office:value="1590605783" calcext:value-type="float">
            <text:p>1590605783</text:p>
          </table:table-cell>
          <table:table-cell table:style-name="ce3" office:value-type="string" calcext:value-type="string">
            <text:p>2020-05-27 15:56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6.0</text:p>
          </table:table-cell>
          <table:table-cell table:formula="of:=[.I611]" office:value-type="date" office:date-value="2020-06-21T21:27:28" calcext:value-type="date">
            <text:p>21/06/20</text:p>
          </table:table-cell>
          <table:table-cell table:formula="of:=[.I611]" office:value-type="time" office:time-value="PT1056093H27M27.999999672S" calcext:value-type="time">
            <text:p>21:27:28</text:p>
          </table:table-cell>
          <table:table-cell table:formula="of:=[.A611]+[.$J$2]" office:value-type="float" office:value="1592785648" calcext:value-type="float">
            <text:p>1592785648</text:p>
          </table:table-cell>
          <table:table-cell table:formula="of:=([.$H611]/86400)+25569-(3/24)" office:value-type="float" office:value="44003.8940740741" calcext:value-type="float">
            <text:p>44003,8940740741</text:p>
          </table:table-cell>
          <table:table-cell table:number-columns-repeated="2"/>
        </table:table-row>
        <table:table-row table:style-name="ro1">
          <table:table-cell office:value-type="float" office:value="1590605783" calcext:value-type="float">
            <text:p>1590605783</text:p>
          </table:table-cell>
          <table:table-cell table:style-name="ce3" office:value-type="string" calcext:value-type="string">
            <text:p>2020-05-27 15:56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612]" office:value-type="date" office:date-value="2020-06-21T21:27:28" calcext:value-type="date">
            <text:p>21/06/20</text:p>
          </table:table-cell>
          <table:table-cell table:formula="of:=[.I612]" office:value-type="time" office:time-value="PT1056093H27M27.999999672S" calcext:value-type="time">
            <text:p>21:27:28</text:p>
          </table:table-cell>
          <table:table-cell table:formula="of:=[.A612]+[.$J$2]" office:value-type="float" office:value="1592785648" calcext:value-type="float">
            <text:p>1592785648</text:p>
          </table:table-cell>
          <table:table-cell table:formula="of:=([.$H612]/86400)+25569-(3/24)" office:value-type="float" office:value="44003.8940740741" calcext:value-type="float">
            <text:p>44003,8940740741</text:p>
          </table:table-cell>
          <table:table-cell table:number-columns-repeated="2"/>
        </table:table-row>
        <table:table-row table:style-name="ro1">
          <table:table-cell office:value-type="float" office:value="1590605783" calcext:value-type="float">
            <text:p>1590605783</text:p>
          </table:table-cell>
          <table:table-cell table:style-name="ce3" office:value-type="string" calcext:value-type="string">
            <text:p>2020-05-27 15:56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613]" office:value-type="date" office:date-value="2020-06-21T21:27:28" calcext:value-type="date">
            <text:p>21/06/20</text:p>
          </table:table-cell>
          <table:table-cell table:formula="of:=[.I613]" office:value-type="time" office:time-value="PT1056093H27M27.999999672S" calcext:value-type="time">
            <text:p>21:27:28</text:p>
          </table:table-cell>
          <table:table-cell table:formula="of:=[.A613]+[.$J$2]" office:value-type="float" office:value="1592785648" calcext:value-type="float">
            <text:p>1592785648</text:p>
          </table:table-cell>
          <table:table-cell table:formula="of:=([.$H613]/86400)+25569-(3/24)" office:value-type="float" office:value="44003.8940740741" calcext:value-type="float">
            <text:p>44003,8940740741</text:p>
          </table:table-cell>
          <table:table-cell table:number-columns-repeated="2"/>
        </table:table-row>
        <table:table-row table:style-name="ro1">
          <table:table-cell office:value-type="float" office:value="1590609382" calcext:value-type="float">
            <text:p>1590609382</text:p>
          </table:table-cell>
          <table:table-cell table:style-name="ce3" office:value-type="string" calcext:value-type="string">
            <text:p>2020-05-27 16:56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614]" office:value-type="date" office:date-value="2020-06-21T22:27:27" calcext:value-type="date">
            <text:p>21/06/20</text:p>
          </table:table-cell>
          <table:table-cell table:formula="of:=[.I614]" office:value-type="time" office:time-value="PT1056094H27M27.000000067S" calcext:value-type="time">
            <text:p>22:27:27</text:p>
          </table:table-cell>
          <table:table-cell table:formula="of:=[.A614]+[.$J$2]" office:value-type="float" office:value="1592789247" calcext:value-type="float">
            <text:p>1592789247</text:p>
          </table:table-cell>
          <table:table-cell table:formula="of:=([.$H614]/86400)+25569-(3/24)" office:value-type="float" office:value="44003.9357291667" calcext:value-type="float">
            <text:p>44003,9357291667</text:p>
          </table:table-cell>
          <table:table-cell table:number-columns-repeated="2"/>
        </table:table-row>
        <table:table-row table:style-name="ro1">
          <table:table-cell office:value-type="float" office:value="1590609382" calcext:value-type="float">
            <text:p>1590609382</text:p>
          </table:table-cell>
          <table:table-cell table:style-name="ce3" office:value-type="string" calcext:value-type="string">
            <text:p>2020-05-27 16:56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table:formula="of:=[.I615]" office:value-type="date" office:date-value="2020-06-21T22:27:27" calcext:value-type="date">
            <text:p>21/06/20</text:p>
          </table:table-cell>
          <table:table-cell table:formula="of:=[.I615]" office:value-type="time" office:time-value="PT1056094H27M27.000000067S" calcext:value-type="time">
            <text:p>22:27:27</text:p>
          </table:table-cell>
          <table:table-cell table:formula="of:=[.A615]+[.$J$2]" office:value-type="float" office:value="1592789247" calcext:value-type="float">
            <text:p>1592789247</text:p>
          </table:table-cell>
          <table:table-cell table:formula="of:=([.$H615]/86400)+25569-(3/24)" office:value-type="float" office:value="44003.9357291667" calcext:value-type="float">
            <text:p>44003,9357291667</text:p>
          </table:table-cell>
          <table:table-cell table:number-columns-repeated="2"/>
        </table:table-row>
        <table:table-row table:style-name="ro1">
          <table:table-cell office:value-type="float" office:value="1590609382" calcext:value-type="float">
            <text:p>1590609382</text:p>
          </table:table-cell>
          <table:table-cell table:style-name="ce3" office:value-type="string" calcext:value-type="string">
            <text:p>2020-05-27 16:56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616]" office:value-type="date" office:date-value="2020-06-21T22:27:27" calcext:value-type="date">
            <text:p>21/06/20</text:p>
          </table:table-cell>
          <table:table-cell table:formula="of:=[.I616]" office:value-type="time" office:time-value="PT1056094H27M27.000000067S" calcext:value-type="time">
            <text:p>22:27:27</text:p>
          </table:table-cell>
          <table:table-cell table:formula="of:=[.A616]+[.$J$2]" office:value-type="float" office:value="1592789247" calcext:value-type="float">
            <text:p>1592789247</text:p>
          </table:table-cell>
          <table:table-cell table:formula="of:=([.$H616]/86400)+25569-(3/24)" office:value-type="float" office:value="44003.9357291667" calcext:value-type="float">
            <text:p>44003,9357291667</text:p>
          </table:table-cell>
          <table:table-cell table:number-columns-repeated="2"/>
        </table:table-row>
        <table:table-row table:style-name="ro1">
          <table:table-cell office:value-type="float" office:value="1590609382" calcext:value-type="float">
            <text:p>1590609382</text:p>
          </table:table-cell>
          <table:table-cell table:style-name="ce3" office:value-type="string" calcext:value-type="string">
            <text:p>2020-05-27 16:56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617]" office:value-type="date" office:date-value="2020-06-21T22:27:27" calcext:value-type="date">
            <text:p>21/06/20</text:p>
          </table:table-cell>
          <table:table-cell table:formula="of:=[.I617]" office:value-type="time" office:time-value="PT1056094H27M27.000000067S" calcext:value-type="time">
            <text:p>22:27:27</text:p>
          </table:table-cell>
          <table:table-cell table:formula="of:=[.A617]+[.$J$2]" office:value-type="float" office:value="1592789247" calcext:value-type="float">
            <text:p>1592789247</text:p>
          </table:table-cell>
          <table:table-cell table:formula="of:=([.$H617]/86400)+25569-(3/24)" office:value-type="float" office:value="44003.9357291667" calcext:value-type="float">
            <text:p>44003,9357291667</text:p>
          </table:table-cell>
          <table:table-cell table:number-columns-repeated="2"/>
        </table:table-row>
        <table:table-row table:style-name="ro1">
          <table:table-cell office:value-type="float" office:value="1590612981" calcext:value-type="float">
            <text:p>1590612981</text:p>
          </table:table-cell>
          <table:table-cell table:style-name="ce3" office:value-type="string" calcext:value-type="string">
            <text:p>2020-05-27 17:56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9.0</text:p>
          </table:table-cell>
          <table:table-cell table:formula="of:=[.I618]" office:value-type="date" office:date-value="2020-06-21T23:27:26" calcext:value-type="date">
            <text:p>21/06/20</text:p>
          </table:table-cell>
          <table:table-cell table:formula="of:=[.I618]" office:value-type="time" office:time-value="PT1056095H27M25.999999624S" calcext:value-type="time">
            <text:p>23:27:26</text:p>
          </table:table-cell>
          <table:table-cell table:formula="of:=[.A618]+[.$J$2]" office:value-type="float" office:value="1592792846" calcext:value-type="float">
            <text:p>1592792846</text:p>
          </table:table-cell>
          <table:table-cell table:formula="of:=([.$H618]/86400)+25569-(3/24)" office:value-type="float" office:value="44003.9773842593" calcext:value-type="float">
            <text:p>44003,9773842593</text:p>
          </table:table-cell>
          <table:table-cell table:number-columns-repeated="2"/>
        </table:table-row>
        <table:table-row table:style-name="ro1">
          <table:table-cell office:value-type="float" office:value="1590612981" calcext:value-type="float">
            <text:p>1590612981</text:p>
          </table:table-cell>
          <table:table-cell table:style-name="ce3" office:value-type="string" calcext:value-type="string">
            <text:p>2020-05-27 17:56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table:formula="of:=[.I619]" office:value-type="date" office:date-value="2020-06-21T23:27:26" calcext:value-type="date">
            <text:p>21/06/20</text:p>
          </table:table-cell>
          <table:table-cell table:formula="of:=[.I619]" office:value-type="time" office:time-value="PT1056095H27M25.999999624S" calcext:value-type="time">
            <text:p>23:27:26</text:p>
          </table:table-cell>
          <table:table-cell table:formula="of:=[.A619]+[.$J$2]" office:value-type="float" office:value="1592792846" calcext:value-type="float">
            <text:p>1592792846</text:p>
          </table:table-cell>
          <table:table-cell table:formula="of:=([.$H619]/86400)+25569-(3/24)" office:value-type="float" office:value="44003.9773842593" calcext:value-type="float">
            <text:p>44003,9773842593</text:p>
          </table:table-cell>
          <table:table-cell table:number-columns-repeated="2"/>
        </table:table-row>
        <table:table-row table:style-name="ro1">
          <table:table-cell office:value-type="float" office:value="1590612981" calcext:value-type="float">
            <text:p>1590612981</text:p>
          </table:table-cell>
          <table:table-cell table:style-name="ce3" office:value-type="string" calcext:value-type="string">
            <text:p>2020-05-27 17:56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0.0</text:p>
          </table:table-cell>
          <table:table-cell table:formula="of:=[.I620]" office:value-type="date" office:date-value="2020-06-21T23:27:26" calcext:value-type="date">
            <text:p>21/06/20</text:p>
          </table:table-cell>
          <table:table-cell table:formula="of:=[.I620]" office:value-type="time" office:time-value="PT1056095H27M25.999999624S" calcext:value-type="time">
            <text:p>23:27:26</text:p>
          </table:table-cell>
          <table:table-cell table:formula="of:=[.A620]+[.$J$2]" office:value-type="float" office:value="1592792846" calcext:value-type="float">
            <text:p>1592792846</text:p>
          </table:table-cell>
          <table:table-cell table:formula="of:=([.$H620]/86400)+25569-(3/24)" office:value-type="float" office:value="44003.9773842593" calcext:value-type="float">
            <text:p>44003,9773842593</text:p>
          </table:table-cell>
          <table:table-cell table:number-columns-repeated="2"/>
        </table:table-row>
        <table:table-row table:style-name="ro1">
          <table:table-cell office:value-type="float" office:value="1590612981" calcext:value-type="float">
            <text:p>1590612981</text:p>
          </table:table-cell>
          <table:table-cell table:style-name="ce3" office:value-type="string" calcext:value-type="string">
            <text:p>2020-05-27 17:56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4.0</text:p>
          </table:table-cell>
          <table:table-cell table:formula="of:=[.I621]" office:value-type="date" office:date-value="2020-06-21T23:27:26" calcext:value-type="date">
            <text:p>21/06/20</text:p>
          </table:table-cell>
          <table:table-cell table:formula="of:=[.I621]" office:value-type="time" office:time-value="PT1056095H27M25.999999624S" calcext:value-type="time">
            <text:p>23:27:26</text:p>
          </table:table-cell>
          <table:table-cell table:formula="of:=[.A621]+[.$J$2]" office:value-type="float" office:value="1592792846" calcext:value-type="float">
            <text:p>1592792846</text:p>
          </table:table-cell>
          <table:table-cell table:formula="of:=([.$H621]/86400)+25569-(3/24)" office:value-type="float" office:value="44003.9773842593" calcext:value-type="float">
            <text:p>44003,9773842593</text:p>
          </table:table-cell>
          <table:table-cell table:number-columns-repeated="2"/>
        </table:table-row>
        <table:table-row table:style-name="ro1">
          <table:table-cell office:value-type="float" office:value="1590616580" calcext:value-type="float">
            <text:p>1590616580</text:p>
          </table:table-cell>
          <table:table-cell table:style-name="ce3" office:value-type="string" calcext:value-type="string">
            <text:p>2020-05-27 18:56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622]" office:value-type="date" office:date-value="2020-06-22T00:27:25" calcext:value-type="date">
            <text:p>22/06/20</text:p>
          </table:table-cell>
          <table:table-cell table:formula="of:=[.I622]" office:value-type="time" office:time-value="PT1056096H27M25.000000857S" calcext:value-type="time">
            <text:p>00:27:25</text:p>
          </table:table-cell>
          <table:table-cell table:formula="of:=[.A622]+[.$J$2]" office:value-type="float" office:value="1592796445" calcext:value-type="float">
            <text:p>1592796445</text:p>
          </table:table-cell>
          <table:table-cell table:formula="of:=([.$H622]/86400)+25569-(3/24)" office:value-type="float" office:value="44004.0190393519" calcext:value-type="float">
            <text:p>44004,0190393519</text:p>
          </table:table-cell>
          <table:table-cell table:number-columns-repeated="2"/>
        </table:table-row>
        <table:table-row table:style-name="ro1">
          <table:table-cell office:value-type="float" office:value="1590616580" calcext:value-type="float">
            <text:p>1590616580</text:p>
          </table:table-cell>
          <table:table-cell table:style-name="ce3" office:value-type="string" calcext:value-type="string">
            <text:p>2020-05-27 18:56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623]" office:value-type="date" office:date-value="2020-06-22T00:27:25" calcext:value-type="date">
            <text:p>22/06/20</text:p>
          </table:table-cell>
          <table:table-cell table:formula="of:=[.I623]" office:value-type="time" office:time-value="PT1056096H27M25.000000857S" calcext:value-type="time">
            <text:p>00:27:25</text:p>
          </table:table-cell>
          <table:table-cell table:formula="of:=[.A623]+[.$J$2]" office:value-type="float" office:value="1592796445" calcext:value-type="float">
            <text:p>1592796445</text:p>
          </table:table-cell>
          <table:table-cell table:formula="of:=([.$H623]/86400)+25569-(3/24)" office:value-type="float" office:value="44004.0190393519" calcext:value-type="float">
            <text:p>44004,0190393519</text:p>
          </table:table-cell>
          <table:table-cell table:number-columns-repeated="2"/>
        </table:table-row>
        <table:table-row table:style-name="ro1">
          <table:table-cell office:value-type="float" office:value="1590616580" calcext:value-type="float">
            <text:p>1590616580</text:p>
          </table:table-cell>
          <table:table-cell table:style-name="ce3" office:value-type="string" calcext:value-type="string">
            <text:p>2020-05-27 18:56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624]" office:value-type="date" office:date-value="2020-06-22T00:27:25" calcext:value-type="date">
            <text:p>22/06/20</text:p>
          </table:table-cell>
          <table:table-cell table:formula="of:=[.I624]" office:value-type="time" office:time-value="PT1056096H27M25.000000857S" calcext:value-type="time">
            <text:p>00:27:25</text:p>
          </table:table-cell>
          <table:table-cell table:formula="of:=[.A624]+[.$J$2]" office:value-type="float" office:value="1592796445" calcext:value-type="float">
            <text:p>1592796445</text:p>
          </table:table-cell>
          <table:table-cell table:formula="of:=([.$H624]/86400)+25569-(3/24)" office:value-type="float" office:value="44004.0190393519" calcext:value-type="float">
            <text:p>44004,0190393519</text:p>
          </table:table-cell>
          <table:table-cell table:number-columns-repeated="2"/>
        </table:table-row>
        <table:table-row table:style-name="ro1">
          <table:table-cell office:value-type="float" office:value="1590616580" calcext:value-type="float">
            <text:p>1590616580</text:p>
          </table:table-cell>
          <table:table-cell table:style-name="ce3" office:value-type="string" calcext:value-type="string">
            <text:p>2020-05-27 18:56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625]" office:value-type="date" office:date-value="2020-06-22T00:27:25" calcext:value-type="date">
            <text:p>22/06/20</text:p>
          </table:table-cell>
          <table:table-cell table:formula="of:=[.I625]" office:value-type="time" office:time-value="PT1056096H27M25.000000857S" calcext:value-type="time">
            <text:p>00:27:25</text:p>
          </table:table-cell>
          <table:table-cell table:formula="of:=[.A625]+[.$J$2]" office:value-type="float" office:value="1592796445" calcext:value-type="float">
            <text:p>1592796445</text:p>
          </table:table-cell>
          <table:table-cell table:formula="of:=([.$H625]/86400)+25569-(3/24)" office:value-type="float" office:value="44004.0190393519" calcext:value-type="float">
            <text:p>44004,0190393519</text:p>
          </table:table-cell>
          <table:table-cell table:number-columns-repeated="2"/>
        </table:table-row>
        <table:table-row table:style-name="ro1">
          <table:table-cell office:value-type="float" office:value="1590620179" calcext:value-type="float">
            <text:p>1590620179</text:p>
          </table:table-cell>
          <table:table-cell table:style-name="ce3" office:value-type="string" calcext:value-type="string">
            <text:p>2020-05-27 19:56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626]" office:value-type="date" office:date-value="2020-06-22T01:27:24" calcext:value-type="date">
            <text:p>22/06/20</text:p>
          </table:table-cell>
          <table:table-cell table:formula="of:=[.I626]" office:value-type="time" office:time-value="PT1056097H27M23.999999575S" calcext:value-type="time">
            <text:p>01:27:24</text:p>
          </table:table-cell>
          <table:table-cell table:formula="of:=[.A626]+[.$J$2]" office:value-type="float" office:value="1592800044" calcext:value-type="float">
            <text:p>1592800044</text:p>
          </table:table-cell>
          <table:table-cell table:formula="of:=([.$H626]/86400)+25569-(3/24)" office:value-type="float" office:value="44004.0606944444" calcext:value-type="float">
            <text:p>44004,0606944444</text:p>
          </table:table-cell>
          <table:table-cell table:number-columns-repeated="2"/>
        </table:table-row>
        <table:table-row table:style-name="ro1">
          <table:table-cell office:value-type="float" office:value="1590620179" calcext:value-type="float">
            <text:p>1590620179</text:p>
          </table:table-cell>
          <table:table-cell table:style-name="ce3" office:value-type="string" calcext:value-type="string">
            <text:p>2020-05-27 19:56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27]" office:value-type="date" office:date-value="2020-06-22T01:27:24" calcext:value-type="date">
            <text:p>22/06/20</text:p>
          </table:table-cell>
          <table:table-cell table:formula="of:=[.I627]" office:value-type="time" office:time-value="PT1056097H27M23.999999575S" calcext:value-type="time">
            <text:p>01:27:24</text:p>
          </table:table-cell>
          <table:table-cell table:formula="of:=[.A627]+[.$J$2]" office:value-type="float" office:value="1592800044" calcext:value-type="float">
            <text:p>1592800044</text:p>
          </table:table-cell>
          <table:table-cell table:formula="of:=([.$H627]/86400)+25569-(3/24)" office:value-type="float" office:value="44004.0606944444" calcext:value-type="float">
            <text:p>44004,0606944444</text:p>
          </table:table-cell>
          <table:table-cell table:number-columns-repeated="2"/>
        </table:table-row>
        <table:table-row table:style-name="ro1">
          <table:table-cell office:value-type="float" office:value="1590620179" calcext:value-type="float">
            <text:p>1590620179</text:p>
          </table:table-cell>
          <table:table-cell table:style-name="ce3" office:value-type="string" calcext:value-type="string">
            <text:p>2020-05-27 19:56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28]" office:value-type="date" office:date-value="2020-06-22T01:27:24" calcext:value-type="date">
            <text:p>22/06/20</text:p>
          </table:table-cell>
          <table:table-cell table:formula="of:=[.I628]" office:value-type="time" office:time-value="PT1056097H27M23.999999575S" calcext:value-type="time">
            <text:p>01:27:24</text:p>
          </table:table-cell>
          <table:table-cell table:formula="of:=[.A628]+[.$J$2]" office:value-type="float" office:value="1592800044" calcext:value-type="float">
            <text:p>1592800044</text:p>
          </table:table-cell>
          <table:table-cell table:formula="of:=([.$H628]/86400)+25569-(3/24)" office:value-type="float" office:value="44004.0606944444" calcext:value-type="float">
            <text:p>44004,0606944444</text:p>
          </table:table-cell>
          <table:table-cell table:number-columns-repeated="2"/>
        </table:table-row>
        <table:table-row table:style-name="ro1">
          <table:table-cell office:value-type="float" office:value="1590620179" calcext:value-type="float">
            <text:p>1590620179</text:p>
          </table:table-cell>
          <table:table-cell table:style-name="ce3" office:value-type="string" calcext:value-type="string">
            <text:p>2020-05-27 19:56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629]" office:value-type="date" office:date-value="2020-06-22T01:27:24" calcext:value-type="date">
            <text:p>22/06/20</text:p>
          </table:table-cell>
          <table:table-cell table:formula="of:=[.I629]" office:value-type="time" office:time-value="PT1056097H27M23.999999575S" calcext:value-type="time">
            <text:p>01:27:24</text:p>
          </table:table-cell>
          <table:table-cell table:formula="of:=[.A629]+[.$J$2]" office:value-type="float" office:value="1592800044" calcext:value-type="float">
            <text:p>1592800044</text:p>
          </table:table-cell>
          <table:table-cell table:formula="of:=([.$H629]/86400)+25569-(3/24)" office:value-type="float" office:value="44004.0606944444" calcext:value-type="float">
            <text:p>44004,0606944444</text:p>
          </table:table-cell>
          <table:table-cell table:number-columns-repeated="2"/>
        </table:table-row>
        <table:table-row table:style-name="ro1">
          <table:table-cell office:value-type="float" office:value="1590623778" calcext:value-type="float">
            <text:p>1590623778</text:p>
          </table:table-cell>
          <table:table-cell table:style-name="ce3" office:value-type="string" calcext:value-type="string">
            <text:p>2020-05-27 20:56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630]" office:value-type="date" office:date-value="2020-06-22T02:27:23" calcext:value-type="date">
            <text:p>22/06/20</text:p>
          </table:table-cell>
          <table:table-cell table:formula="of:=[.I630]" office:value-type="time" office:time-value="PT1056098H27M22.99999997S" calcext:value-type="time">
            <text:p>02:27:23</text:p>
          </table:table-cell>
          <table:table-cell table:formula="of:=[.A630]+[.$J$2]" office:value-type="float" office:value="1592803643" calcext:value-type="float">
            <text:p>1592803643</text:p>
          </table:table-cell>
          <table:table-cell table:formula="of:=([.$H630]/86400)+25569-(3/24)" office:value-type="float" office:value="44004.102349537" calcext:value-type="float">
            <text:p>44004,102349537</text:p>
          </table:table-cell>
          <table:table-cell table:number-columns-repeated="2"/>
        </table:table-row>
        <table:table-row table:style-name="ro1">
          <table:table-cell office:value-type="float" office:value="1590623778" calcext:value-type="float">
            <text:p>1590623778</text:p>
          </table:table-cell>
          <table:table-cell table:style-name="ce3" office:value-type="string" calcext:value-type="string">
            <text:p>2020-05-27 20:56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31]" office:value-type="date" office:date-value="2020-06-22T02:27:23" calcext:value-type="date">
            <text:p>22/06/20</text:p>
          </table:table-cell>
          <table:table-cell table:formula="of:=[.I631]" office:value-type="time" office:time-value="PT1056098H27M22.99999997S" calcext:value-type="time">
            <text:p>02:27:23</text:p>
          </table:table-cell>
          <table:table-cell table:formula="of:=[.A631]+[.$J$2]" office:value-type="float" office:value="1592803643" calcext:value-type="float">
            <text:p>1592803643</text:p>
          </table:table-cell>
          <table:table-cell table:formula="of:=([.$H631]/86400)+25569-(3/24)" office:value-type="float" office:value="44004.102349537" calcext:value-type="float">
            <text:p>44004,102349537</text:p>
          </table:table-cell>
          <table:table-cell table:number-columns-repeated="2"/>
        </table:table-row>
        <table:table-row table:style-name="ro1">
          <table:table-cell office:value-type="float" office:value="1590623778" calcext:value-type="float">
            <text:p>1590623778</text:p>
          </table:table-cell>
          <table:table-cell table:style-name="ce3" office:value-type="string" calcext:value-type="string">
            <text:p>2020-05-27 20:56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32]" office:value-type="date" office:date-value="2020-06-22T02:27:23" calcext:value-type="date">
            <text:p>22/06/20</text:p>
          </table:table-cell>
          <table:table-cell table:formula="of:=[.I632]" office:value-type="time" office:time-value="PT1056098H27M22.99999997S" calcext:value-type="time">
            <text:p>02:27:23</text:p>
          </table:table-cell>
          <table:table-cell table:formula="of:=[.A632]+[.$J$2]" office:value-type="float" office:value="1592803643" calcext:value-type="float">
            <text:p>1592803643</text:p>
          </table:table-cell>
          <table:table-cell table:formula="of:=([.$H632]/86400)+25569-(3/24)" office:value-type="float" office:value="44004.102349537" calcext:value-type="float">
            <text:p>44004,102349537</text:p>
          </table:table-cell>
          <table:table-cell table:number-columns-repeated="2"/>
        </table:table-row>
        <table:table-row table:style-name="ro1">
          <table:table-cell office:value-type="float" office:value="1590623778" calcext:value-type="float">
            <text:p>1590623778</text:p>
          </table:table-cell>
          <table:table-cell table:style-name="ce3" office:value-type="string" calcext:value-type="string">
            <text:p>2020-05-27 20:56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633]" office:value-type="date" office:date-value="2020-06-22T02:27:23" calcext:value-type="date">
            <text:p>22/06/20</text:p>
          </table:table-cell>
          <table:table-cell table:formula="of:=[.I633]" office:value-type="time" office:time-value="PT1056098H27M22.99999997S" calcext:value-type="time">
            <text:p>02:27:23</text:p>
          </table:table-cell>
          <table:table-cell table:formula="of:=[.A633]+[.$J$2]" office:value-type="float" office:value="1592803643" calcext:value-type="float">
            <text:p>1592803643</text:p>
          </table:table-cell>
          <table:table-cell table:formula="of:=([.$H633]/86400)+25569-(3/24)" office:value-type="float" office:value="44004.102349537" calcext:value-type="float">
            <text:p>44004,102349537</text:p>
          </table:table-cell>
          <table:table-cell table:number-columns-repeated="2"/>
        </table:table-row>
        <table:table-row table:style-name="ro1">
          <table:table-cell office:value-type="float" office:value="1590627377" calcext:value-type="float">
            <text:p>1590627377</text:p>
          </table:table-cell>
          <table:table-cell table:style-name="ce3" office:value-type="string" calcext:value-type="string">
            <text:p>2020-05-27 21:56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634]" office:value-type="date" office:date-value="2020-06-22T03:27:22" calcext:value-type="date">
            <text:p>22/06/20</text:p>
          </table:table-cell>
          <table:table-cell table:formula="of:=[.I634]" office:value-type="time" office:time-value="PT1056099H27M22.000000365S" calcext:value-type="time">
            <text:p>03:27:22</text:p>
          </table:table-cell>
          <table:table-cell table:formula="of:=[.A634]+[.$J$2]" office:value-type="float" office:value="1592807242" calcext:value-type="float">
            <text:p>1592807242</text:p>
          </table:table-cell>
          <table:table-cell table:formula="of:=([.$H634]/86400)+25569-(3/24)" office:value-type="float" office:value="44004.1440046296" calcext:value-type="float">
            <text:p>44004,1440046296</text:p>
          </table:table-cell>
          <table:table-cell table:number-columns-repeated="2"/>
        </table:table-row>
        <table:table-row table:style-name="ro1">
          <table:table-cell office:value-type="float" office:value="1590627377" calcext:value-type="float">
            <text:p>1590627377</text:p>
          </table:table-cell>
          <table:table-cell table:style-name="ce3" office:value-type="string" calcext:value-type="string">
            <text:p>2020-05-27 21:56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635]" office:value-type="date" office:date-value="2020-06-22T03:27:22" calcext:value-type="date">
            <text:p>22/06/20</text:p>
          </table:table-cell>
          <table:table-cell table:formula="of:=[.I635]" office:value-type="time" office:time-value="PT1056099H27M22.000000365S" calcext:value-type="time">
            <text:p>03:27:22</text:p>
          </table:table-cell>
          <table:table-cell table:formula="of:=[.A635]+[.$J$2]" office:value-type="float" office:value="1592807242" calcext:value-type="float">
            <text:p>1592807242</text:p>
          </table:table-cell>
          <table:table-cell table:formula="of:=([.$H635]/86400)+25569-(3/24)" office:value-type="float" office:value="44004.1440046296" calcext:value-type="float">
            <text:p>44004,1440046296</text:p>
          </table:table-cell>
          <table:table-cell table:number-columns-repeated="2"/>
        </table:table-row>
        <table:table-row table:style-name="ro1">
          <table:table-cell office:value-type="float" office:value="1590627377" calcext:value-type="float">
            <text:p>1590627377</text:p>
          </table:table-cell>
          <table:table-cell table:style-name="ce3" office:value-type="string" calcext:value-type="string">
            <text:p>2020-05-27 21:56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36]" office:value-type="date" office:date-value="2020-06-22T03:27:22" calcext:value-type="date">
            <text:p>22/06/20</text:p>
          </table:table-cell>
          <table:table-cell table:formula="of:=[.I636]" office:value-type="time" office:time-value="PT1056099H27M22.000000365S" calcext:value-type="time">
            <text:p>03:27:22</text:p>
          </table:table-cell>
          <table:table-cell table:formula="of:=[.A636]+[.$J$2]" office:value-type="float" office:value="1592807242" calcext:value-type="float">
            <text:p>1592807242</text:p>
          </table:table-cell>
          <table:table-cell table:formula="of:=([.$H636]/86400)+25569-(3/24)" office:value-type="float" office:value="44004.1440046296" calcext:value-type="float">
            <text:p>44004,1440046296</text:p>
          </table:table-cell>
          <table:table-cell table:number-columns-repeated="2"/>
        </table:table-row>
        <table:table-row table:style-name="ro1">
          <table:table-cell office:value-type="float" office:value="1590627377" calcext:value-type="float">
            <text:p>1590627377</text:p>
          </table:table-cell>
          <table:table-cell table:style-name="ce3" office:value-type="string" calcext:value-type="string">
            <text:p>2020-05-27 21:56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637]" office:value-type="date" office:date-value="2020-06-22T03:27:22" calcext:value-type="date">
            <text:p>22/06/20</text:p>
          </table:table-cell>
          <table:table-cell table:formula="of:=[.I637]" office:value-type="time" office:time-value="PT1056099H27M22.000000365S" calcext:value-type="time">
            <text:p>03:27:22</text:p>
          </table:table-cell>
          <table:table-cell table:formula="of:=[.A637]+[.$J$2]" office:value-type="float" office:value="1592807242" calcext:value-type="float">
            <text:p>1592807242</text:p>
          </table:table-cell>
          <table:table-cell table:formula="of:=([.$H637]/86400)+25569-(3/24)" office:value-type="float" office:value="44004.1440046296" calcext:value-type="float">
            <text:p>44004,1440046296</text:p>
          </table:table-cell>
          <table:table-cell table:number-columns-repeated="2"/>
        </table:table-row>
        <table:table-row table:style-name="ro1">
          <table:table-cell office:value-type="float" office:value="1590630976" calcext:value-type="float">
            <text:p>1590630976</text:p>
          </table:table-cell>
          <table:table-cell table:style-name="ce3" office:value-type="string" calcext:value-type="string">
            <text:p>2020-05-27 22:56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638]" office:value-type="date" office:date-value="2020-06-22T04:27:21" calcext:value-type="date">
            <text:p>22/06/20</text:p>
          </table:table-cell>
          <table:table-cell table:formula="of:=[.I638]" office:value-type="time" office:time-value="PT1056100H27M20.999999922S" calcext:value-type="time">
            <text:p>04:27:21</text:p>
          </table:table-cell>
          <table:table-cell table:formula="of:=[.A638]+[.$J$2]" office:value-type="float" office:value="1592810841" calcext:value-type="float">
            <text:p>1592810841</text:p>
          </table:table-cell>
          <table:table-cell table:formula="of:=([.$H638]/86400)+25569-(3/24)" office:value-type="float" office:value="44004.1856597222" calcext:value-type="float">
            <text:p>44004,1856597222</text:p>
          </table:table-cell>
          <table:table-cell table:number-columns-repeated="2"/>
        </table:table-row>
        <table:table-row table:style-name="ro1">
          <table:table-cell office:value-type="float" office:value="1590630976" calcext:value-type="float">
            <text:p>1590630976</text:p>
          </table:table-cell>
          <table:table-cell table:style-name="ce3" office:value-type="string" calcext:value-type="string">
            <text:p>2020-05-27 22:56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639]" office:value-type="date" office:date-value="2020-06-22T04:27:21" calcext:value-type="date">
            <text:p>22/06/20</text:p>
          </table:table-cell>
          <table:table-cell table:formula="of:=[.I639]" office:value-type="time" office:time-value="PT1056100H27M20.999999922S" calcext:value-type="time">
            <text:p>04:27:21</text:p>
          </table:table-cell>
          <table:table-cell table:formula="of:=[.A639]+[.$J$2]" office:value-type="float" office:value="1592810841" calcext:value-type="float">
            <text:p>1592810841</text:p>
          </table:table-cell>
          <table:table-cell table:formula="of:=([.$H639]/86400)+25569-(3/24)" office:value-type="float" office:value="44004.1856597222" calcext:value-type="float">
            <text:p>44004,1856597222</text:p>
          </table:table-cell>
          <table:table-cell table:number-columns-repeated="2"/>
        </table:table-row>
        <table:table-row table:style-name="ro1">
          <table:table-cell office:value-type="float" office:value="1590630976" calcext:value-type="float">
            <text:p>1590630976</text:p>
          </table:table-cell>
          <table:table-cell table:style-name="ce3" office:value-type="string" calcext:value-type="string">
            <text:p>2020-05-27 22:56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40]" office:value-type="date" office:date-value="2020-06-22T04:27:21" calcext:value-type="date">
            <text:p>22/06/20</text:p>
          </table:table-cell>
          <table:table-cell table:formula="of:=[.I640]" office:value-type="time" office:time-value="PT1056100H27M20.999999922S" calcext:value-type="time">
            <text:p>04:27:21</text:p>
          </table:table-cell>
          <table:table-cell table:formula="of:=[.A640]+[.$J$2]" office:value-type="float" office:value="1592810841" calcext:value-type="float">
            <text:p>1592810841</text:p>
          </table:table-cell>
          <table:table-cell table:formula="of:=([.$H640]/86400)+25569-(3/24)" office:value-type="float" office:value="44004.1856597222" calcext:value-type="float">
            <text:p>44004,1856597222</text:p>
          </table:table-cell>
          <table:table-cell table:number-columns-repeated="2"/>
        </table:table-row>
        <table:table-row table:style-name="ro1">
          <table:table-cell office:value-type="float" office:value="1590630976" calcext:value-type="float">
            <text:p>1590630976</text:p>
          </table:table-cell>
          <table:table-cell table:style-name="ce3" office:value-type="string" calcext:value-type="string">
            <text:p>2020-05-27 22:56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641]" office:value-type="date" office:date-value="2020-06-22T04:27:21" calcext:value-type="date">
            <text:p>22/06/20</text:p>
          </table:table-cell>
          <table:table-cell table:formula="of:=[.I641]" office:value-type="time" office:time-value="PT1056100H27M20.999999922S" calcext:value-type="time">
            <text:p>04:27:21</text:p>
          </table:table-cell>
          <table:table-cell table:formula="of:=[.A641]+[.$J$2]" office:value-type="float" office:value="1592810841" calcext:value-type="float">
            <text:p>1592810841</text:p>
          </table:table-cell>
          <table:table-cell table:formula="of:=([.$H641]/86400)+25569-(3/24)" office:value-type="float" office:value="44004.1856597222" calcext:value-type="float">
            <text:p>44004,1856597222</text:p>
          </table:table-cell>
          <table:table-cell table:number-columns-repeated="2"/>
        </table:table-row>
        <table:table-row table:style-name="ro1">
          <table:table-cell office:value-type="float" office:value="1590634575" calcext:value-type="float">
            <text:p>1590634575</text:p>
          </table:table-cell>
          <table:table-cell table:style-name="ce3" office:value-type="string" calcext:value-type="string">
            <text:p>2020-05-27 23:56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642]" office:value-type="date" office:date-value="2020-06-22T05:27:20" calcext:value-type="date">
            <text:p>22/06/20</text:p>
          </table:table-cell>
          <table:table-cell table:formula="of:=[.I642]" office:value-type="time" office:time-value="PT1056101H27M20.000000317S" calcext:value-type="time">
            <text:p>05:27:20</text:p>
          </table:table-cell>
          <table:table-cell table:formula="of:=[.A642]+[.$J$2]" office:value-type="float" office:value="1592814440" calcext:value-type="float">
            <text:p>1592814440</text:p>
          </table:table-cell>
          <table:table-cell table:formula="of:=([.$H642]/86400)+25569-(3/24)" office:value-type="float" office:value="44004.2273148148" calcext:value-type="float">
            <text:p>44004,2273148148</text:p>
          </table:table-cell>
          <table:table-cell table:number-columns-repeated="2"/>
        </table:table-row>
        <table:table-row table:style-name="ro1">
          <table:table-cell office:value-type="float" office:value="1590634575" calcext:value-type="float">
            <text:p>1590634575</text:p>
          </table:table-cell>
          <table:table-cell table:style-name="ce3" office:value-type="string" calcext:value-type="string">
            <text:p>2020-05-27 23:56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643]" office:value-type="date" office:date-value="2020-06-22T05:27:20" calcext:value-type="date">
            <text:p>22/06/20</text:p>
          </table:table-cell>
          <table:table-cell table:formula="of:=[.I643]" office:value-type="time" office:time-value="PT1056101H27M20.000000317S" calcext:value-type="time">
            <text:p>05:27:20</text:p>
          </table:table-cell>
          <table:table-cell table:formula="of:=[.A643]+[.$J$2]" office:value-type="float" office:value="1592814440" calcext:value-type="float">
            <text:p>1592814440</text:p>
          </table:table-cell>
          <table:table-cell table:formula="of:=([.$H643]/86400)+25569-(3/24)" office:value-type="float" office:value="44004.2273148148" calcext:value-type="float">
            <text:p>44004,2273148148</text:p>
          </table:table-cell>
          <table:table-cell table:number-columns-repeated="2"/>
        </table:table-row>
        <table:table-row table:style-name="ro1">
          <table:table-cell office:value-type="float" office:value="1590634575" calcext:value-type="float">
            <text:p>1590634575</text:p>
          </table:table-cell>
          <table:table-cell table:style-name="ce3" office:value-type="string" calcext:value-type="string">
            <text:p>2020-05-27 23:56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44]" office:value-type="date" office:date-value="2020-06-22T05:27:20" calcext:value-type="date">
            <text:p>22/06/20</text:p>
          </table:table-cell>
          <table:table-cell table:formula="of:=[.I644]" office:value-type="time" office:time-value="PT1056101H27M20.000000317S" calcext:value-type="time">
            <text:p>05:27:20</text:p>
          </table:table-cell>
          <table:table-cell table:formula="of:=[.A644]+[.$J$2]" office:value-type="float" office:value="1592814440" calcext:value-type="float">
            <text:p>1592814440</text:p>
          </table:table-cell>
          <table:table-cell table:formula="of:=([.$H644]/86400)+25569-(3/24)" office:value-type="float" office:value="44004.2273148148" calcext:value-type="float">
            <text:p>44004,2273148148</text:p>
          </table:table-cell>
          <table:table-cell table:number-columns-repeated="2"/>
        </table:table-row>
        <table:table-row table:style-name="ro1">
          <table:table-cell office:value-type="float" office:value="1590634575" calcext:value-type="float">
            <text:p>1590634575</text:p>
          </table:table-cell>
          <table:table-cell table:style-name="ce3" office:value-type="string" calcext:value-type="string">
            <text:p>2020-05-27 23:56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645]" office:value-type="date" office:date-value="2020-06-22T05:27:20" calcext:value-type="date">
            <text:p>22/06/20</text:p>
          </table:table-cell>
          <table:table-cell table:formula="of:=[.I645]" office:value-type="time" office:time-value="PT1056101H27M20.000000317S" calcext:value-type="time">
            <text:p>05:27:20</text:p>
          </table:table-cell>
          <table:table-cell table:formula="of:=[.A645]+[.$J$2]" office:value-type="float" office:value="1592814440" calcext:value-type="float">
            <text:p>1592814440</text:p>
          </table:table-cell>
          <table:table-cell table:formula="of:=([.$H645]/86400)+25569-(3/24)" office:value-type="float" office:value="44004.2273148148" calcext:value-type="float">
            <text:p>44004,2273148148</text:p>
          </table:table-cell>
          <table:table-cell table:number-columns-repeated="2"/>
        </table:table-row>
        <table:table-row table:style-name="ro1">
          <table:table-cell office:value-type="float" office:value="1590638174" calcext:value-type="float">
            <text:p>1590638174</text:p>
          </table:table-cell>
          <table:table-cell table:style-name="ce3" office:value-type="string" calcext:value-type="string">
            <text:p>2020-05-28 00:56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0.0</text:p>
          </table:table-cell>
          <table:table-cell table:formula="of:=[.I646]" office:value-type="date" office:date-value="2020-06-22T06:27:19" calcext:value-type="date">
            <text:p>22/06/20</text:p>
          </table:table-cell>
          <table:table-cell table:formula="of:=[.I646]" office:value-type="time" office:time-value="PT1056102H27M18.999999873S" calcext:value-type="time">
            <text:p>06:27:19</text:p>
          </table:table-cell>
          <table:table-cell table:formula="of:=[.A646]+[.$J$2]" office:value-type="float" office:value="1592818039" calcext:value-type="float">
            <text:p>1592818039</text:p>
          </table:table-cell>
          <table:table-cell table:formula="of:=([.$H646]/86400)+25569-(3/24)" office:value-type="float" office:value="44004.2689699074" calcext:value-type="float">
            <text:p>44004,2689699074</text:p>
          </table:table-cell>
          <table:table-cell table:number-columns-repeated="2"/>
        </table:table-row>
        <table:table-row table:style-name="ro1">
          <table:table-cell office:value-type="float" office:value="1590638174" calcext:value-type="float">
            <text:p>1590638174</text:p>
          </table:table-cell>
          <table:table-cell table:style-name="ce3" office:value-type="string" calcext:value-type="string">
            <text:p>2020-05-28 00:56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647]" office:value-type="date" office:date-value="2020-06-22T06:27:19" calcext:value-type="date">
            <text:p>22/06/20</text:p>
          </table:table-cell>
          <table:table-cell table:formula="of:=[.I647]" office:value-type="time" office:time-value="PT1056102H27M18.999999873S" calcext:value-type="time">
            <text:p>06:27:19</text:p>
          </table:table-cell>
          <table:table-cell table:formula="of:=[.A647]+[.$J$2]" office:value-type="float" office:value="1592818039" calcext:value-type="float">
            <text:p>1592818039</text:p>
          </table:table-cell>
          <table:table-cell table:formula="of:=([.$H647]/86400)+25569-(3/24)" office:value-type="float" office:value="44004.2689699074" calcext:value-type="float">
            <text:p>44004,2689699074</text:p>
          </table:table-cell>
          <table:table-cell table:number-columns-repeated="2"/>
        </table:table-row>
        <table:table-row table:style-name="ro1">
          <table:table-cell office:value-type="float" office:value="1590638174" calcext:value-type="float">
            <text:p>1590638174</text:p>
          </table:table-cell>
          <table:table-cell table:style-name="ce3" office:value-type="string" calcext:value-type="string">
            <text:p>2020-05-28 00:56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1.0</text:p>
          </table:table-cell>
          <table:table-cell table:formula="of:=[.I648]" office:value-type="date" office:date-value="2020-06-22T06:27:19" calcext:value-type="date">
            <text:p>22/06/20</text:p>
          </table:table-cell>
          <table:table-cell table:formula="of:=[.I648]" office:value-type="time" office:time-value="PT1056102H27M18.999999873S" calcext:value-type="time">
            <text:p>06:27:19</text:p>
          </table:table-cell>
          <table:table-cell table:formula="of:=[.A648]+[.$J$2]" office:value-type="float" office:value="1592818039" calcext:value-type="float">
            <text:p>1592818039</text:p>
          </table:table-cell>
          <table:table-cell table:formula="of:=([.$H648]/86400)+25569-(3/24)" office:value-type="float" office:value="44004.2689699074" calcext:value-type="float">
            <text:p>44004,2689699074</text:p>
          </table:table-cell>
          <table:table-cell table:number-columns-repeated="2"/>
        </table:table-row>
        <table:table-row table:style-name="ro1">
          <table:table-cell office:value-type="float" office:value="1590638174" calcext:value-type="float">
            <text:p>1590638174</text:p>
          </table:table-cell>
          <table:table-cell table:style-name="ce3" office:value-type="string" calcext:value-type="string">
            <text:p>2020-05-28 00:56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4.0</text:p>
          </table:table-cell>
          <table:table-cell table:formula="of:=[.I649]" office:value-type="date" office:date-value="2020-06-22T06:27:19" calcext:value-type="date">
            <text:p>22/06/20</text:p>
          </table:table-cell>
          <table:table-cell table:formula="of:=[.I649]" office:value-type="time" office:time-value="PT1056102H27M18.999999873S" calcext:value-type="time">
            <text:p>06:27:19</text:p>
          </table:table-cell>
          <table:table-cell table:formula="of:=[.A649]+[.$J$2]" office:value-type="float" office:value="1592818039" calcext:value-type="float">
            <text:p>1592818039</text:p>
          </table:table-cell>
          <table:table-cell table:formula="of:=([.$H649]/86400)+25569-(3/24)" office:value-type="float" office:value="44004.2689699074" calcext:value-type="float">
            <text:p>44004,2689699074</text:p>
          </table:table-cell>
          <table:table-cell table:number-columns-repeated="2"/>
        </table:table-row>
        <table:table-row table:style-name="ro1">
          <table:table-cell office:value-type="float" office:value="1590641773" calcext:value-type="float">
            <text:p>1590641773</text:p>
          </table:table-cell>
          <table:table-cell table:style-name="ce3" office:value-type="string" calcext:value-type="string">
            <text:p>2020-05-28 01:56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650]" office:value-type="date" office:date-value="2020-06-22T07:27:18" calcext:value-type="date">
            <text:p>22/06/20</text:p>
          </table:table-cell>
          <table:table-cell table:formula="of:=[.I650]" office:value-type="time" office:time-value="PT1056103H27M18.000000268S" calcext:value-type="time">
            <text:p>07:27:18</text:p>
          </table:table-cell>
          <table:table-cell table:formula="of:=[.A650]+[.$J$2]" office:value-type="float" office:value="1592821638" calcext:value-type="float">
            <text:p>1592821638</text:p>
          </table:table-cell>
          <table:table-cell table:formula="of:=([.$H650]/86400)+25569-(3/24)" office:value-type="float" office:value="44004.310625" calcext:value-type="float">
            <text:p>44004,310625</text:p>
          </table:table-cell>
          <table:table-cell table:number-columns-repeated="2"/>
        </table:table-row>
        <table:table-row table:style-name="ro1">
          <table:table-cell office:value-type="float" office:value="1590641773" calcext:value-type="float">
            <text:p>1590641773</text:p>
          </table:table-cell>
          <table:table-cell table:style-name="ce3" office:value-type="string" calcext:value-type="string">
            <text:p>2020-05-28 01:56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51]" office:value-type="date" office:date-value="2020-06-22T07:27:18" calcext:value-type="date">
            <text:p>22/06/20</text:p>
          </table:table-cell>
          <table:table-cell table:formula="of:=[.I651]" office:value-type="time" office:time-value="PT1056103H27M18.000000268S" calcext:value-type="time">
            <text:p>07:27:18</text:p>
          </table:table-cell>
          <table:table-cell table:formula="of:=[.A651]+[.$J$2]" office:value-type="float" office:value="1592821638" calcext:value-type="float">
            <text:p>1592821638</text:p>
          </table:table-cell>
          <table:table-cell table:formula="of:=([.$H651]/86400)+25569-(3/24)" office:value-type="float" office:value="44004.310625" calcext:value-type="float">
            <text:p>44004,310625</text:p>
          </table:table-cell>
          <table:table-cell table:number-columns-repeated="2"/>
        </table:table-row>
        <table:table-row table:style-name="ro1">
          <table:table-cell office:value-type="float" office:value="1590641773" calcext:value-type="float">
            <text:p>1590641773</text:p>
          </table:table-cell>
          <table:table-cell table:style-name="ce3" office:value-type="string" calcext:value-type="string">
            <text:p>2020-05-28 01:56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52]" office:value-type="date" office:date-value="2020-06-22T07:27:18" calcext:value-type="date">
            <text:p>22/06/20</text:p>
          </table:table-cell>
          <table:table-cell table:formula="of:=[.I652]" office:value-type="time" office:time-value="PT1056103H27M18.000000268S" calcext:value-type="time">
            <text:p>07:27:18</text:p>
          </table:table-cell>
          <table:table-cell table:formula="of:=[.A652]+[.$J$2]" office:value-type="float" office:value="1592821638" calcext:value-type="float">
            <text:p>1592821638</text:p>
          </table:table-cell>
          <table:table-cell table:formula="of:=([.$H652]/86400)+25569-(3/24)" office:value-type="float" office:value="44004.310625" calcext:value-type="float">
            <text:p>44004,310625</text:p>
          </table:table-cell>
          <table:table-cell table:number-columns-repeated="2"/>
        </table:table-row>
        <table:table-row table:style-name="ro1">
          <table:table-cell office:value-type="float" office:value="1590641773" calcext:value-type="float">
            <text:p>1590641773</text:p>
          </table:table-cell>
          <table:table-cell table:style-name="ce3" office:value-type="string" calcext:value-type="string">
            <text:p>2020-05-28 01:56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653]" office:value-type="date" office:date-value="2020-06-22T07:27:18" calcext:value-type="date">
            <text:p>22/06/20</text:p>
          </table:table-cell>
          <table:table-cell table:formula="of:=[.I653]" office:value-type="time" office:time-value="PT1056103H27M18.000000268S" calcext:value-type="time">
            <text:p>07:27:18</text:p>
          </table:table-cell>
          <table:table-cell table:formula="of:=[.A653]+[.$J$2]" office:value-type="float" office:value="1592821638" calcext:value-type="float">
            <text:p>1592821638</text:p>
          </table:table-cell>
          <table:table-cell table:formula="of:=([.$H653]/86400)+25569-(3/24)" office:value-type="float" office:value="44004.310625" calcext:value-type="float">
            <text:p>44004,310625</text:p>
          </table:table-cell>
          <table:table-cell table:number-columns-repeated="2"/>
        </table:table-row>
        <table:table-row table:style-name="ro1">
          <table:table-cell office:value-type="float" office:value="1590645372" calcext:value-type="float">
            <text:p>1590645372</text:p>
          </table:table-cell>
          <table:table-cell table:style-name="ce3" office:value-type="string" calcext:value-type="string">
            <text:p>2020-05-28 02:56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654]" office:value-type="date" office:date-value="2020-06-22T08:27:17" calcext:value-type="date">
            <text:p>22/06/20</text:p>
          </table:table-cell>
          <table:table-cell table:formula="of:=[.I654]" office:value-type="time" office:time-value="PT1056104H27M16.999999825S" calcext:value-type="time">
            <text:p>08:27:17</text:p>
          </table:table-cell>
          <table:table-cell table:formula="of:=[.A654]+[.$J$2]" office:value-type="float" office:value="1592825237" calcext:value-type="float">
            <text:p>1592825237</text:p>
          </table:table-cell>
          <table:table-cell table:formula="of:=([.$H654]/86400)+25569-(3/24)" office:value-type="float" office:value="44004.3522800926" calcext:value-type="float">
            <text:p>44004,3522800926</text:p>
          </table:table-cell>
          <table:table-cell table:number-columns-repeated="2"/>
        </table:table-row>
        <table:table-row table:style-name="ro1">
          <table:table-cell office:value-type="float" office:value="1590645372" calcext:value-type="float">
            <text:p>1590645372</text:p>
          </table:table-cell>
          <table:table-cell table:style-name="ce3" office:value-type="string" calcext:value-type="string">
            <text:p>2020-05-28 02:56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655]" office:value-type="date" office:date-value="2020-06-22T08:27:17" calcext:value-type="date">
            <text:p>22/06/20</text:p>
          </table:table-cell>
          <table:table-cell table:formula="of:=[.I655]" office:value-type="time" office:time-value="PT1056104H27M16.999999825S" calcext:value-type="time">
            <text:p>08:27:17</text:p>
          </table:table-cell>
          <table:table-cell table:formula="of:=[.A655]+[.$J$2]" office:value-type="float" office:value="1592825237" calcext:value-type="float">
            <text:p>1592825237</text:p>
          </table:table-cell>
          <table:table-cell table:formula="of:=([.$H655]/86400)+25569-(3/24)" office:value-type="float" office:value="44004.3522800926" calcext:value-type="float">
            <text:p>44004,3522800926</text:p>
          </table:table-cell>
          <table:table-cell table:number-columns-repeated="2"/>
        </table:table-row>
        <table:table-row table:style-name="ro1">
          <table:table-cell office:value-type="float" office:value="1590645372" calcext:value-type="float">
            <text:p>1590645372</text:p>
          </table:table-cell>
          <table:table-cell table:style-name="ce3" office:value-type="string" calcext:value-type="string">
            <text:p>2020-05-28 02:56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656]" office:value-type="date" office:date-value="2020-06-22T08:27:17" calcext:value-type="date">
            <text:p>22/06/20</text:p>
          </table:table-cell>
          <table:table-cell table:formula="of:=[.I656]" office:value-type="time" office:time-value="PT1056104H27M16.999999825S" calcext:value-type="time">
            <text:p>08:27:17</text:p>
          </table:table-cell>
          <table:table-cell table:formula="of:=[.A656]+[.$J$2]" office:value-type="float" office:value="1592825237" calcext:value-type="float">
            <text:p>1592825237</text:p>
          </table:table-cell>
          <table:table-cell table:formula="of:=([.$H656]/86400)+25569-(3/24)" office:value-type="float" office:value="44004.3522800926" calcext:value-type="float">
            <text:p>44004,3522800926</text:p>
          </table:table-cell>
          <table:table-cell table:number-columns-repeated="2"/>
        </table:table-row>
        <table:table-row table:style-name="ro1">
          <table:table-cell office:value-type="float" office:value="1590645372" calcext:value-type="float">
            <text:p>1590645372</text:p>
          </table:table-cell>
          <table:table-cell table:style-name="ce3" office:value-type="string" calcext:value-type="string">
            <text:p>2020-05-28 02:56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657]" office:value-type="date" office:date-value="2020-06-22T08:27:17" calcext:value-type="date">
            <text:p>22/06/20</text:p>
          </table:table-cell>
          <table:table-cell table:formula="of:=[.I657]" office:value-type="time" office:time-value="PT1056104H27M16.999999825S" calcext:value-type="time">
            <text:p>08:27:17</text:p>
          </table:table-cell>
          <table:table-cell table:formula="of:=[.A657]+[.$J$2]" office:value-type="float" office:value="1592825237" calcext:value-type="float">
            <text:p>1592825237</text:p>
          </table:table-cell>
          <table:table-cell table:formula="of:=([.$H657]/86400)+25569-(3/24)" office:value-type="float" office:value="44004.3522800926" calcext:value-type="float">
            <text:p>44004,3522800926</text:p>
          </table:table-cell>
          <table:table-cell table:number-columns-repeated="2"/>
        </table:table-row>
        <table:table-row table:style-name="ro1">
          <table:table-cell office:value-type="float" office:value="1590648971" calcext:value-type="float">
            <text:p>1590648971</text:p>
          </table:table-cell>
          <table:table-cell table:style-name="ce3" office:value-type="string" calcext:value-type="string">
            <text:p>2020-05-28 03:56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658]" office:value-type="date" office:date-value="2020-06-22T09:27:16" calcext:value-type="date">
            <text:p>22/06/20</text:p>
          </table:table-cell>
          <table:table-cell table:formula="of:=[.I658]" office:value-type="time" office:time-value="PT1056105H27M16.00000022S" calcext:value-type="time">
            <text:p>09:27:16</text:p>
          </table:table-cell>
          <table:table-cell table:formula="of:=[.A658]+[.$J$2]" office:value-type="float" office:value="1592828836" calcext:value-type="float">
            <text:p>1592828836</text:p>
          </table:table-cell>
          <table:table-cell table:formula="of:=([.$H658]/86400)+25569-(3/24)" office:value-type="float" office:value="44004.3939351852" calcext:value-type="float">
            <text:p>44004,3939351852</text:p>
          </table:table-cell>
          <table:table-cell table:number-columns-repeated="2"/>
        </table:table-row>
        <table:table-row table:style-name="ro1">
          <table:table-cell office:value-type="float" office:value="1590648971" calcext:value-type="float">
            <text:p>1590648971</text:p>
          </table:table-cell>
          <table:table-cell table:style-name="ce3" office:value-type="string" calcext:value-type="string">
            <text:p>2020-05-28 03:56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659]" office:value-type="date" office:date-value="2020-06-22T09:27:16" calcext:value-type="date">
            <text:p>22/06/20</text:p>
          </table:table-cell>
          <table:table-cell table:formula="of:=[.I659]" office:value-type="time" office:time-value="PT1056105H27M16.00000022S" calcext:value-type="time">
            <text:p>09:27:16</text:p>
          </table:table-cell>
          <table:table-cell table:formula="of:=[.A659]+[.$J$2]" office:value-type="float" office:value="1592828836" calcext:value-type="float">
            <text:p>1592828836</text:p>
          </table:table-cell>
          <table:table-cell table:formula="of:=([.$H659]/86400)+25569-(3/24)" office:value-type="float" office:value="44004.3939351852" calcext:value-type="float">
            <text:p>44004,3939351852</text:p>
          </table:table-cell>
          <table:table-cell table:number-columns-repeated="2"/>
        </table:table-row>
        <table:table-row table:style-name="ro1">
          <table:table-cell office:value-type="float" office:value="1590648971" calcext:value-type="float">
            <text:p>1590648971</text:p>
          </table:table-cell>
          <table:table-cell table:style-name="ce3" office:value-type="string" calcext:value-type="string">
            <text:p>2020-05-28 03:56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660]" office:value-type="date" office:date-value="2020-06-22T09:27:16" calcext:value-type="date">
            <text:p>22/06/20</text:p>
          </table:table-cell>
          <table:table-cell table:formula="of:=[.I660]" office:value-type="time" office:time-value="PT1056105H27M16.00000022S" calcext:value-type="time">
            <text:p>09:27:16</text:p>
          </table:table-cell>
          <table:table-cell table:formula="of:=[.A660]+[.$J$2]" office:value-type="float" office:value="1592828836" calcext:value-type="float">
            <text:p>1592828836</text:p>
          </table:table-cell>
          <table:table-cell table:formula="of:=([.$H660]/86400)+25569-(3/24)" office:value-type="float" office:value="44004.3939351852" calcext:value-type="float">
            <text:p>44004,3939351852</text:p>
          </table:table-cell>
          <table:table-cell table:number-columns-repeated="2"/>
        </table:table-row>
        <table:table-row table:style-name="ro1">
          <table:table-cell office:value-type="float" office:value="1590648971" calcext:value-type="float">
            <text:p>1590648971</text:p>
          </table:table-cell>
          <table:table-cell table:style-name="ce3" office:value-type="string" calcext:value-type="string">
            <text:p>2020-05-28 03:56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661]" office:value-type="date" office:date-value="2020-06-22T09:27:16" calcext:value-type="date">
            <text:p>22/06/20</text:p>
          </table:table-cell>
          <table:table-cell table:formula="of:=[.I661]" office:value-type="time" office:time-value="PT1056105H27M16.00000022S" calcext:value-type="time">
            <text:p>09:27:16</text:p>
          </table:table-cell>
          <table:table-cell table:formula="of:=[.A661]+[.$J$2]" office:value-type="float" office:value="1592828836" calcext:value-type="float">
            <text:p>1592828836</text:p>
          </table:table-cell>
          <table:table-cell table:formula="of:=([.$H661]/86400)+25569-(3/24)" office:value-type="float" office:value="44004.3939351852" calcext:value-type="float">
            <text:p>44004,3939351852</text:p>
          </table:table-cell>
          <table:table-cell table:number-columns-repeated="2"/>
        </table:table-row>
        <table:table-row table:style-name="ro1">
          <table:table-cell office:value-type="float" office:value="1590652570" calcext:value-type="float">
            <text:p>1590652570</text:p>
          </table:table-cell>
          <table:table-cell table:style-name="ce3" office:value-type="string" calcext:value-type="string">
            <text:p>2020-05-28 04:56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662]" office:value-type="date" office:date-value="2020-06-22T10:27:15" calcext:value-type="date">
            <text:p>22/06/20</text:p>
          </table:table-cell>
          <table:table-cell table:formula="of:=[.I662]" office:value-type="time" office:time-value="PT1056106H27M14.999999776S" calcext:value-type="time">
            <text:p>10:27:15</text:p>
          </table:table-cell>
          <table:table-cell table:formula="of:=[.A662]+[.$J$2]" office:value-type="float" office:value="1592832435" calcext:value-type="float">
            <text:p>1592832435</text:p>
          </table:table-cell>
          <table:table-cell table:formula="of:=([.$H662]/86400)+25569-(3/24)" office:value-type="float" office:value="44004.4355902778" calcext:value-type="float">
            <text:p>44004,4355902778</text:p>
          </table:table-cell>
          <table:table-cell table:number-columns-repeated="2"/>
        </table:table-row>
        <table:table-row table:style-name="ro1">
          <table:table-cell office:value-type="float" office:value="1590652570" calcext:value-type="float">
            <text:p>1590652570</text:p>
          </table:table-cell>
          <table:table-cell table:style-name="ce3" office:value-type="string" calcext:value-type="string">
            <text:p>2020-05-28 04:56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663]" office:value-type="date" office:date-value="2020-06-22T10:27:15" calcext:value-type="date">
            <text:p>22/06/20</text:p>
          </table:table-cell>
          <table:table-cell table:formula="of:=[.I663]" office:value-type="time" office:time-value="PT1056106H27M14.999999776S" calcext:value-type="time">
            <text:p>10:27:15</text:p>
          </table:table-cell>
          <table:table-cell table:formula="of:=[.A663]+[.$J$2]" office:value-type="float" office:value="1592832435" calcext:value-type="float">
            <text:p>1592832435</text:p>
          </table:table-cell>
          <table:table-cell table:formula="of:=([.$H663]/86400)+25569-(3/24)" office:value-type="float" office:value="44004.4355902778" calcext:value-type="float">
            <text:p>44004,4355902778</text:p>
          </table:table-cell>
          <table:table-cell table:number-columns-repeated="2"/>
        </table:table-row>
        <table:table-row table:style-name="ro1">
          <table:table-cell office:value-type="float" office:value="1590652570" calcext:value-type="float">
            <text:p>1590652570</text:p>
          </table:table-cell>
          <table:table-cell table:style-name="ce3" office:value-type="string" calcext:value-type="string">
            <text:p>2020-05-28 04:56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664]" office:value-type="date" office:date-value="2020-06-22T10:27:15" calcext:value-type="date">
            <text:p>22/06/20</text:p>
          </table:table-cell>
          <table:table-cell table:formula="of:=[.I664]" office:value-type="time" office:time-value="PT1056106H27M14.999999776S" calcext:value-type="time">
            <text:p>10:27:15</text:p>
          </table:table-cell>
          <table:table-cell table:formula="of:=[.A664]+[.$J$2]" office:value-type="float" office:value="1592832435" calcext:value-type="float">
            <text:p>1592832435</text:p>
          </table:table-cell>
          <table:table-cell table:formula="of:=([.$H664]/86400)+25569-(3/24)" office:value-type="float" office:value="44004.4355902778" calcext:value-type="float">
            <text:p>44004,4355902778</text:p>
          </table:table-cell>
          <table:table-cell table:number-columns-repeated="2"/>
        </table:table-row>
        <table:table-row table:style-name="ro1">
          <table:table-cell office:value-type="float" office:value="1590652570" calcext:value-type="float">
            <text:p>1590652570</text:p>
          </table:table-cell>
          <table:table-cell table:style-name="ce3" office:value-type="string" calcext:value-type="string">
            <text:p>2020-05-28 04:56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665]" office:value-type="date" office:date-value="2020-06-22T10:27:15" calcext:value-type="date">
            <text:p>22/06/20</text:p>
          </table:table-cell>
          <table:table-cell table:formula="of:=[.I665]" office:value-type="time" office:time-value="PT1056106H27M14.999999776S" calcext:value-type="time">
            <text:p>10:27:15</text:p>
          </table:table-cell>
          <table:table-cell table:formula="of:=[.A665]+[.$J$2]" office:value-type="float" office:value="1592832435" calcext:value-type="float">
            <text:p>1592832435</text:p>
          </table:table-cell>
          <table:table-cell table:formula="of:=([.$H665]/86400)+25569-(3/24)" office:value-type="float" office:value="44004.4355902778" calcext:value-type="float">
            <text:p>44004,4355902778</text:p>
          </table:table-cell>
          <table:table-cell table:number-columns-repeated="2"/>
        </table:table-row>
        <table:table-row table:style-name="ro1">
          <table:table-cell office:value-type="float" office:value="1590656169" calcext:value-type="float">
            <text:p>1590656169</text:p>
          </table:table-cell>
          <table:table-cell table:style-name="ce3" office:value-type="string" calcext:value-type="string">
            <text:p>2020-05-28 05:56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666]" office:value-type="date" office:date-value="2020-06-22T11:27:14" calcext:value-type="date">
            <text:p>22/06/20</text:p>
          </table:table-cell>
          <table:table-cell table:formula="of:=[.I666]" office:value-type="time" office:time-value="PT1056107H27M14.000000171S" calcext:value-type="time">
            <text:p>11:27:14</text:p>
          </table:table-cell>
          <table:table-cell table:formula="of:=[.A666]+[.$J$2]" office:value-type="float" office:value="1592836034" calcext:value-type="float">
            <text:p>1592836034</text:p>
          </table:table-cell>
          <table:table-cell table:formula="of:=([.$H666]/86400)+25569-(3/24)" office:value-type="float" office:value="44004.4772453704" calcext:value-type="float">
            <text:p>44004,4772453704</text:p>
          </table:table-cell>
          <table:table-cell table:number-columns-repeated="2"/>
        </table:table-row>
        <table:table-row table:style-name="ro1">
          <table:table-cell office:value-type="float" office:value="1590656169" calcext:value-type="float">
            <text:p>1590656169</text:p>
          </table:table-cell>
          <table:table-cell table:style-name="ce3" office:value-type="string" calcext:value-type="string">
            <text:p>2020-05-28 05:56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667]" office:value-type="date" office:date-value="2020-06-22T11:27:14" calcext:value-type="date">
            <text:p>22/06/20</text:p>
          </table:table-cell>
          <table:table-cell table:formula="of:=[.I667]" office:value-type="time" office:time-value="PT1056107H27M14.000000171S" calcext:value-type="time">
            <text:p>11:27:14</text:p>
          </table:table-cell>
          <table:table-cell table:formula="of:=[.A667]+[.$J$2]" office:value-type="float" office:value="1592836034" calcext:value-type="float">
            <text:p>1592836034</text:p>
          </table:table-cell>
          <table:table-cell table:formula="of:=([.$H667]/86400)+25569-(3/24)" office:value-type="float" office:value="44004.4772453704" calcext:value-type="float">
            <text:p>44004,4772453704</text:p>
          </table:table-cell>
          <table:table-cell table:number-columns-repeated="2"/>
        </table:table-row>
        <table:table-row table:style-name="ro1">
          <table:table-cell office:value-type="float" office:value="1590656169" calcext:value-type="float">
            <text:p>1590656169</text:p>
          </table:table-cell>
          <table:table-cell table:style-name="ce3" office:value-type="string" calcext:value-type="string">
            <text:p>2020-05-28 05:56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668]" office:value-type="date" office:date-value="2020-06-22T11:27:14" calcext:value-type="date">
            <text:p>22/06/20</text:p>
          </table:table-cell>
          <table:table-cell table:formula="of:=[.I668]" office:value-type="time" office:time-value="PT1056107H27M14.000000171S" calcext:value-type="time">
            <text:p>11:27:14</text:p>
          </table:table-cell>
          <table:table-cell table:formula="of:=[.A668]+[.$J$2]" office:value-type="float" office:value="1592836034" calcext:value-type="float">
            <text:p>1592836034</text:p>
          </table:table-cell>
          <table:table-cell table:formula="of:=([.$H668]/86400)+25569-(3/24)" office:value-type="float" office:value="44004.4772453704" calcext:value-type="float">
            <text:p>44004,4772453704</text:p>
          </table:table-cell>
          <table:table-cell table:number-columns-repeated="2"/>
        </table:table-row>
        <table:table-row table:style-name="ro1">
          <table:table-cell office:value-type="float" office:value="1590656169" calcext:value-type="float">
            <text:p>1590656169</text:p>
          </table:table-cell>
          <table:table-cell table:style-name="ce3" office:value-type="string" calcext:value-type="string">
            <text:p>2020-05-28 05:56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669]" office:value-type="date" office:date-value="2020-06-22T11:27:14" calcext:value-type="date">
            <text:p>22/06/20</text:p>
          </table:table-cell>
          <table:table-cell table:formula="of:=[.I669]" office:value-type="time" office:time-value="PT1056107H27M14.000000171S" calcext:value-type="time">
            <text:p>11:27:14</text:p>
          </table:table-cell>
          <table:table-cell table:formula="of:=[.A669]+[.$J$2]" office:value-type="float" office:value="1592836034" calcext:value-type="float">
            <text:p>1592836034</text:p>
          </table:table-cell>
          <table:table-cell table:formula="of:=([.$H669]/86400)+25569-(3/24)" office:value-type="float" office:value="44004.4772453704" calcext:value-type="float">
            <text:p>44004,4772453704</text:p>
          </table:table-cell>
          <table:table-cell table:number-columns-repeated="2"/>
        </table:table-row>
        <table:table-row table:style-name="ro1">
          <table:table-cell office:value-type="float" office:value="1590659768" calcext:value-type="float">
            <text:p>1590659768</text:p>
          </table:table-cell>
          <table:table-cell table:style-name="ce3" office:value-type="string" calcext:value-type="string">
            <text:p>2020-05-28 06:56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670]" office:value-type="date" office:date-value="2020-06-22T12:27:13" calcext:value-type="date">
            <text:p>22/06/20</text:p>
          </table:table-cell>
          <table:table-cell table:formula="of:=[.I670]" office:value-type="time" office:time-value="PT1056108H27M13.000000566S" calcext:value-type="time">
            <text:p>12:27:13</text:p>
          </table:table-cell>
          <table:table-cell table:formula="of:=[.A670]+[.$J$2]" office:value-type="float" office:value="1592839633" calcext:value-type="float">
            <text:p>1592839633</text:p>
          </table:table-cell>
          <table:table-cell table:formula="of:=([.$H670]/86400)+25569-(3/24)" office:value-type="float" office:value="44004.518900463" calcext:value-type="float">
            <text:p>44004,518900463</text:p>
          </table:table-cell>
          <table:table-cell table:number-columns-repeated="2"/>
        </table:table-row>
        <table:table-row table:style-name="ro1">
          <table:table-cell office:value-type="float" office:value="1590659768" calcext:value-type="float">
            <text:p>1590659768</text:p>
          </table:table-cell>
          <table:table-cell table:style-name="ce3" office:value-type="string" calcext:value-type="string">
            <text:p>2020-05-28 06:56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671]" office:value-type="date" office:date-value="2020-06-22T12:27:13" calcext:value-type="date">
            <text:p>22/06/20</text:p>
          </table:table-cell>
          <table:table-cell table:formula="of:=[.I671]" office:value-type="time" office:time-value="PT1056108H27M13.000000566S" calcext:value-type="time">
            <text:p>12:27:13</text:p>
          </table:table-cell>
          <table:table-cell table:formula="of:=[.A671]+[.$J$2]" office:value-type="float" office:value="1592839633" calcext:value-type="float">
            <text:p>1592839633</text:p>
          </table:table-cell>
          <table:table-cell table:formula="of:=([.$H671]/86400)+25569-(3/24)" office:value-type="float" office:value="44004.518900463" calcext:value-type="float">
            <text:p>44004,518900463</text:p>
          </table:table-cell>
          <table:table-cell table:number-columns-repeated="2"/>
        </table:table-row>
        <table:table-row table:style-name="ro1">
          <table:table-cell office:value-type="float" office:value="1590659768" calcext:value-type="float">
            <text:p>1590659768</text:p>
          </table:table-cell>
          <table:table-cell table:style-name="ce3" office:value-type="string" calcext:value-type="string">
            <text:p>2020-05-28 06:56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672]" office:value-type="date" office:date-value="2020-06-22T12:27:13" calcext:value-type="date">
            <text:p>22/06/20</text:p>
          </table:table-cell>
          <table:table-cell table:formula="of:=[.I672]" office:value-type="time" office:time-value="PT1056108H27M13.000000566S" calcext:value-type="time">
            <text:p>12:27:13</text:p>
          </table:table-cell>
          <table:table-cell table:formula="of:=[.A672]+[.$J$2]" office:value-type="float" office:value="1592839633" calcext:value-type="float">
            <text:p>1592839633</text:p>
          </table:table-cell>
          <table:table-cell table:formula="of:=([.$H672]/86400)+25569-(3/24)" office:value-type="float" office:value="44004.518900463" calcext:value-type="float">
            <text:p>44004,518900463</text:p>
          </table:table-cell>
          <table:table-cell table:number-columns-repeated="2"/>
        </table:table-row>
        <table:table-row table:style-name="ro1">
          <table:table-cell office:value-type="float" office:value="1590659768" calcext:value-type="float">
            <text:p>1590659768</text:p>
          </table:table-cell>
          <table:table-cell table:style-name="ce3" office:value-type="string" calcext:value-type="string">
            <text:p>2020-05-28 06:56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673]" office:value-type="date" office:date-value="2020-06-22T12:27:13" calcext:value-type="date">
            <text:p>22/06/20</text:p>
          </table:table-cell>
          <table:table-cell table:formula="of:=[.I673]" office:value-type="time" office:time-value="PT1056108H27M13.000000566S" calcext:value-type="time">
            <text:p>12:27:13</text:p>
          </table:table-cell>
          <table:table-cell table:formula="of:=[.A673]+[.$J$2]" office:value-type="float" office:value="1592839633" calcext:value-type="float">
            <text:p>1592839633</text:p>
          </table:table-cell>
          <table:table-cell table:formula="of:=([.$H673]/86400)+25569-(3/24)" office:value-type="float" office:value="44004.518900463" calcext:value-type="float">
            <text:p>44004,518900463</text:p>
          </table:table-cell>
          <table:table-cell table:number-columns-repeated="2"/>
        </table:table-row>
        <table:table-row table:style-name="ro1">
          <table:table-cell office:value-type="float" office:value="1590663367" calcext:value-type="float">
            <text:p>1590663367</text:p>
          </table:table-cell>
          <table:table-cell table:style-name="ce3" office:value-type="string" calcext:value-type="string">
            <text:p>2020-05-28 07:56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674]" office:value-type="date" office:date-value="2020-06-22T13:27:12" calcext:value-type="date">
            <text:p>22/06/20</text:p>
          </table:table-cell>
          <table:table-cell table:formula="of:=[.I674]" office:value-type="time" office:time-value="PT1056109H27M11.999999285S" calcext:value-type="time">
            <text:p>13:27:12</text:p>
          </table:table-cell>
          <table:table-cell table:formula="of:=[.A674]+[.$J$2]" office:value-type="float" office:value="1592843232" calcext:value-type="float">
            <text:p>1592843232</text:p>
          </table:table-cell>
          <table:table-cell table:formula="of:=([.$H674]/86400)+25569-(3/24)" office:value-type="float" office:value="44004.5605555556" calcext:value-type="float">
            <text:p>44004,5605555556</text:p>
          </table:table-cell>
          <table:table-cell table:number-columns-repeated="2"/>
        </table:table-row>
        <table:table-row table:style-name="ro1">
          <table:table-cell office:value-type="float" office:value="1590663367" calcext:value-type="float">
            <text:p>1590663367</text:p>
          </table:table-cell>
          <table:table-cell table:style-name="ce3" office:value-type="string" calcext:value-type="string">
            <text:p>2020-05-28 07:56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675]" office:value-type="date" office:date-value="2020-06-22T13:27:12" calcext:value-type="date">
            <text:p>22/06/20</text:p>
          </table:table-cell>
          <table:table-cell table:formula="of:=[.I675]" office:value-type="time" office:time-value="PT1056109H27M11.999999285S" calcext:value-type="time">
            <text:p>13:27:12</text:p>
          </table:table-cell>
          <table:table-cell table:formula="of:=[.A675]+[.$J$2]" office:value-type="float" office:value="1592843232" calcext:value-type="float">
            <text:p>1592843232</text:p>
          </table:table-cell>
          <table:table-cell table:formula="of:=([.$H675]/86400)+25569-(3/24)" office:value-type="float" office:value="44004.5605555556" calcext:value-type="float">
            <text:p>44004,5605555556</text:p>
          </table:table-cell>
          <table:table-cell table:number-columns-repeated="2"/>
        </table:table-row>
        <table:table-row table:style-name="ro1">
          <table:table-cell office:value-type="float" office:value="1590663367" calcext:value-type="float">
            <text:p>1590663367</text:p>
          </table:table-cell>
          <table:table-cell table:style-name="ce3" office:value-type="string" calcext:value-type="string">
            <text:p>2020-05-28 07:56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676]" office:value-type="date" office:date-value="2020-06-22T13:27:12" calcext:value-type="date">
            <text:p>22/06/20</text:p>
          </table:table-cell>
          <table:table-cell table:formula="of:=[.I676]" office:value-type="time" office:time-value="PT1056109H27M11.999999285S" calcext:value-type="time">
            <text:p>13:27:12</text:p>
          </table:table-cell>
          <table:table-cell table:formula="of:=[.A676]+[.$J$2]" office:value-type="float" office:value="1592843232" calcext:value-type="float">
            <text:p>1592843232</text:p>
          </table:table-cell>
          <table:table-cell table:formula="of:=([.$H676]/86400)+25569-(3/24)" office:value-type="float" office:value="44004.5605555556" calcext:value-type="float">
            <text:p>44004,5605555556</text:p>
          </table:table-cell>
          <table:table-cell table:number-columns-repeated="2"/>
        </table:table-row>
        <table:table-row table:style-name="ro1">
          <table:table-cell office:value-type="float" office:value="1590663367" calcext:value-type="float">
            <text:p>1590663367</text:p>
          </table:table-cell>
          <table:table-cell table:style-name="ce3" office:value-type="string" calcext:value-type="string">
            <text:p>2020-05-28 07:56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677]" office:value-type="date" office:date-value="2020-06-22T13:27:12" calcext:value-type="date">
            <text:p>22/06/20</text:p>
          </table:table-cell>
          <table:table-cell table:formula="of:=[.I677]" office:value-type="time" office:time-value="PT1056109H27M11.999999285S" calcext:value-type="time">
            <text:p>13:27:12</text:p>
          </table:table-cell>
          <table:table-cell table:formula="of:=[.A677]+[.$J$2]" office:value-type="float" office:value="1592843232" calcext:value-type="float">
            <text:p>1592843232</text:p>
          </table:table-cell>
          <table:table-cell table:formula="of:=([.$H677]/86400)+25569-(3/24)" office:value-type="float" office:value="44004.5605555556" calcext:value-type="float">
            <text:p>44004,5605555556</text:p>
          </table:table-cell>
          <table:table-cell table:number-columns-repeated="2"/>
        </table:table-row>
        <table:table-row table:style-name="ro1">
          <table:table-cell office:value-type="float" office:value="1590666966" calcext:value-type="float">
            <text:p>1590666966</text:p>
          </table:table-cell>
          <table:table-cell table:style-name="ce3" office:value-type="string" calcext:value-type="string">
            <text:p>2020-05-28 08:56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678]" office:value-type="date" office:date-value="2020-06-22T14:27:11" calcext:value-type="date">
            <text:p>22/06/20</text:p>
          </table:table-cell>
          <table:table-cell table:formula="of:=[.I678]" office:value-type="time" office:time-value="PT1056110H27M10.99999968S" calcext:value-type="time">
            <text:p>14:27:11</text:p>
          </table:table-cell>
          <table:table-cell table:formula="of:=[.A678]+[.$J$2]" office:value-type="float" office:value="1592846831" calcext:value-type="float">
            <text:p>1592846831</text:p>
          </table:table-cell>
          <table:table-cell table:formula="of:=([.$H678]/86400)+25569-(3/24)" office:value-type="float" office:value="44004.6022106481" calcext:value-type="float">
            <text:p>44004,6022106481</text:p>
          </table:table-cell>
          <table:table-cell table:number-columns-repeated="2"/>
        </table:table-row>
        <table:table-row table:style-name="ro1">
          <table:table-cell office:value-type="float" office:value="1590666966" calcext:value-type="float">
            <text:p>1590666966</text:p>
          </table:table-cell>
          <table:table-cell table:style-name="ce3" office:value-type="string" calcext:value-type="string">
            <text:p>2020-05-28 08:56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79]" office:value-type="date" office:date-value="2020-06-22T14:27:11" calcext:value-type="date">
            <text:p>22/06/20</text:p>
          </table:table-cell>
          <table:table-cell table:formula="of:=[.I679]" office:value-type="time" office:time-value="PT1056110H27M10.99999968S" calcext:value-type="time">
            <text:p>14:27:11</text:p>
          </table:table-cell>
          <table:table-cell table:formula="of:=[.A679]+[.$J$2]" office:value-type="float" office:value="1592846831" calcext:value-type="float">
            <text:p>1592846831</text:p>
          </table:table-cell>
          <table:table-cell table:formula="of:=([.$H679]/86400)+25569-(3/24)" office:value-type="float" office:value="44004.6022106481" calcext:value-type="float">
            <text:p>44004,6022106481</text:p>
          </table:table-cell>
          <table:table-cell table:number-columns-repeated="2"/>
        </table:table-row>
        <table:table-row table:style-name="ro1">
          <table:table-cell office:value-type="float" office:value="1590666966" calcext:value-type="float">
            <text:p>1590666966</text:p>
          </table:table-cell>
          <table:table-cell table:style-name="ce3" office:value-type="string" calcext:value-type="string">
            <text:p>2020-05-28 08:56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80]" office:value-type="date" office:date-value="2020-06-22T14:27:11" calcext:value-type="date">
            <text:p>22/06/20</text:p>
          </table:table-cell>
          <table:table-cell table:formula="of:=[.I680]" office:value-type="time" office:time-value="PT1056110H27M10.99999968S" calcext:value-type="time">
            <text:p>14:27:11</text:p>
          </table:table-cell>
          <table:table-cell table:formula="of:=[.A680]+[.$J$2]" office:value-type="float" office:value="1592846831" calcext:value-type="float">
            <text:p>1592846831</text:p>
          </table:table-cell>
          <table:table-cell table:formula="of:=([.$H680]/86400)+25569-(3/24)" office:value-type="float" office:value="44004.6022106481" calcext:value-type="float">
            <text:p>44004,6022106481</text:p>
          </table:table-cell>
          <table:table-cell table:number-columns-repeated="2"/>
        </table:table-row>
        <table:table-row table:style-name="ro1">
          <table:table-cell office:value-type="float" office:value="1590666966" calcext:value-type="float">
            <text:p>1590666966</text:p>
          </table:table-cell>
          <table:table-cell table:style-name="ce3" office:value-type="string" calcext:value-type="string">
            <text:p>2020-05-28 08:56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681]" office:value-type="date" office:date-value="2020-06-22T14:27:11" calcext:value-type="date">
            <text:p>22/06/20</text:p>
          </table:table-cell>
          <table:table-cell table:formula="of:=[.I681]" office:value-type="time" office:time-value="PT1056110H27M10.99999968S" calcext:value-type="time">
            <text:p>14:27:11</text:p>
          </table:table-cell>
          <table:table-cell table:formula="of:=[.A681]+[.$J$2]" office:value-type="float" office:value="1592846831" calcext:value-type="float">
            <text:p>1592846831</text:p>
          </table:table-cell>
          <table:table-cell table:formula="of:=([.$H681]/86400)+25569-(3/24)" office:value-type="float" office:value="44004.6022106481" calcext:value-type="float">
            <text:p>44004,6022106481</text:p>
          </table:table-cell>
          <table:table-cell table:number-columns-repeated="2"/>
        </table:table-row>
        <table:table-row table:style-name="ro1">
          <table:table-cell office:value-type="float" office:value="1590670565" calcext:value-type="float">
            <text:p>1590670565</text:p>
          </table:table-cell>
          <table:table-cell table:style-name="ce3" office:value-type="string" calcext:value-type="string">
            <text:p>2020-05-28 09:56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682]" office:value-type="date" office:date-value="2020-06-22T15:27:10" calcext:value-type="date">
            <text:p>22/06/20</text:p>
          </table:table-cell>
          <table:table-cell table:formula="of:=[.I682]" office:value-type="time" office:time-value="PT1056111H27M10.000000075S" calcext:value-type="time">
            <text:p>15:27:10</text:p>
          </table:table-cell>
          <table:table-cell table:formula="of:=[.A682]+[.$J$2]" office:value-type="float" office:value="1592850430" calcext:value-type="float">
            <text:p>1592850430</text:p>
          </table:table-cell>
          <table:table-cell table:formula="of:=([.$H682]/86400)+25569-(3/24)" office:value-type="float" office:value="44004.6438657407" calcext:value-type="float">
            <text:p>44004,6438657407</text:p>
          </table:table-cell>
          <table:table-cell table:number-columns-repeated="2"/>
        </table:table-row>
        <table:table-row table:style-name="ro1">
          <table:table-cell office:value-type="float" office:value="1590670565" calcext:value-type="float">
            <text:p>1590670565</text:p>
          </table:table-cell>
          <table:table-cell table:style-name="ce3" office:value-type="string" calcext:value-type="string">
            <text:p>2020-05-28 09:56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683]" office:value-type="date" office:date-value="2020-06-22T15:27:10" calcext:value-type="date">
            <text:p>22/06/20</text:p>
          </table:table-cell>
          <table:table-cell table:formula="of:=[.I683]" office:value-type="time" office:time-value="PT1056111H27M10.000000075S" calcext:value-type="time">
            <text:p>15:27:10</text:p>
          </table:table-cell>
          <table:table-cell table:formula="of:=[.A683]+[.$J$2]" office:value-type="float" office:value="1592850430" calcext:value-type="float">
            <text:p>1592850430</text:p>
          </table:table-cell>
          <table:table-cell table:formula="of:=([.$H683]/86400)+25569-(3/24)" office:value-type="float" office:value="44004.6438657407" calcext:value-type="float">
            <text:p>44004,6438657407</text:p>
          </table:table-cell>
          <table:table-cell table:number-columns-repeated="2"/>
        </table:table-row>
        <table:table-row table:style-name="ro1">
          <table:table-cell office:value-type="float" office:value="1590670565" calcext:value-type="float">
            <text:p>1590670565</text:p>
          </table:table-cell>
          <table:table-cell table:style-name="ce3" office:value-type="string" calcext:value-type="string">
            <text:p>2020-05-28 09:56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684]" office:value-type="date" office:date-value="2020-06-22T15:27:10" calcext:value-type="date">
            <text:p>22/06/20</text:p>
          </table:table-cell>
          <table:table-cell table:formula="of:=[.I684]" office:value-type="time" office:time-value="PT1056111H27M10.000000075S" calcext:value-type="time">
            <text:p>15:27:10</text:p>
          </table:table-cell>
          <table:table-cell table:formula="of:=[.A684]+[.$J$2]" office:value-type="float" office:value="1592850430" calcext:value-type="float">
            <text:p>1592850430</text:p>
          </table:table-cell>
          <table:table-cell table:formula="of:=([.$H684]/86400)+25569-(3/24)" office:value-type="float" office:value="44004.6438657407" calcext:value-type="float">
            <text:p>44004,6438657407</text:p>
          </table:table-cell>
          <table:table-cell table:number-columns-repeated="2"/>
        </table:table-row>
        <table:table-row table:style-name="ro1">
          <table:table-cell office:value-type="float" office:value="1590670565" calcext:value-type="float">
            <text:p>1590670565</text:p>
          </table:table-cell>
          <table:table-cell table:style-name="ce3" office:value-type="string" calcext:value-type="string">
            <text:p>2020-05-28 09:56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685]" office:value-type="date" office:date-value="2020-06-22T15:27:10" calcext:value-type="date">
            <text:p>22/06/20</text:p>
          </table:table-cell>
          <table:table-cell table:formula="of:=[.I685]" office:value-type="time" office:time-value="PT1056111H27M10.000000075S" calcext:value-type="time">
            <text:p>15:27:10</text:p>
          </table:table-cell>
          <table:table-cell table:formula="of:=[.A685]+[.$J$2]" office:value-type="float" office:value="1592850430" calcext:value-type="float">
            <text:p>1592850430</text:p>
          </table:table-cell>
          <table:table-cell table:formula="of:=([.$H685]/86400)+25569-(3/24)" office:value-type="float" office:value="44004.6438657407" calcext:value-type="float">
            <text:p>44004,6438657407</text:p>
          </table:table-cell>
          <table:table-cell table:number-columns-repeated="2"/>
        </table:table-row>
        <table:table-row table:style-name="ro1">
          <table:table-cell office:value-type="float" office:value="1590674164" calcext:value-type="float">
            <text:p>1590674164</text:p>
          </table:table-cell>
          <table:table-cell table:style-name="ce3" office:value-type="string" calcext:value-type="string">
            <text:p>2020-05-28 10:56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686]" office:value-type="date" office:date-value="2020-06-22T16:27:09" calcext:value-type="date">
            <text:p>22/06/20</text:p>
          </table:table-cell>
          <table:table-cell table:formula="of:=[.I686]" office:value-type="time" office:time-value="PT1056112H27M08.999999631S" calcext:value-type="time">
            <text:p>16:27:09</text:p>
          </table:table-cell>
          <table:table-cell table:formula="of:=[.A686]+[.$J$2]" office:value-type="float" office:value="1592854029" calcext:value-type="float">
            <text:p>1592854029</text:p>
          </table:table-cell>
          <table:table-cell table:formula="of:=([.$H686]/86400)+25569-(3/24)" office:value-type="float" office:value="44004.6855208333" calcext:value-type="float">
            <text:p>44004,6855208333</text:p>
          </table:table-cell>
          <table:table-cell table:number-columns-repeated="2"/>
        </table:table-row>
        <table:table-row table:style-name="ro1">
          <table:table-cell office:value-type="float" office:value="1590674164" calcext:value-type="float">
            <text:p>1590674164</text:p>
          </table:table-cell>
          <table:table-cell table:style-name="ce3" office:value-type="string" calcext:value-type="string">
            <text:p>2020-05-28 10:56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87]" office:value-type="date" office:date-value="2020-06-22T16:27:09" calcext:value-type="date">
            <text:p>22/06/20</text:p>
          </table:table-cell>
          <table:table-cell table:formula="of:=[.I687]" office:value-type="time" office:time-value="PT1056112H27M08.999999631S" calcext:value-type="time">
            <text:p>16:27:09</text:p>
          </table:table-cell>
          <table:table-cell table:formula="of:=[.A687]+[.$J$2]" office:value-type="float" office:value="1592854029" calcext:value-type="float">
            <text:p>1592854029</text:p>
          </table:table-cell>
          <table:table-cell table:formula="of:=([.$H687]/86400)+25569-(3/24)" office:value-type="float" office:value="44004.6855208333" calcext:value-type="float">
            <text:p>44004,6855208333</text:p>
          </table:table-cell>
          <table:table-cell table:number-columns-repeated="2"/>
        </table:table-row>
        <table:table-row table:style-name="ro1">
          <table:table-cell office:value-type="float" office:value="1590674164" calcext:value-type="float">
            <text:p>1590674164</text:p>
          </table:table-cell>
          <table:table-cell table:style-name="ce3" office:value-type="string" calcext:value-type="string">
            <text:p>2020-05-28 10:56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88]" office:value-type="date" office:date-value="2020-06-22T16:27:09" calcext:value-type="date">
            <text:p>22/06/20</text:p>
          </table:table-cell>
          <table:table-cell table:formula="of:=[.I688]" office:value-type="time" office:time-value="PT1056112H27M08.999999631S" calcext:value-type="time">
            <text:p>16:27:09</text:p>
          </table:table-cell>
          <table:table-cell table:formula="of:=[.A688]+[.$J$2]" office:value-type="float" office:value="1592854029" calcext:value-type="float">
            <text:p>1592854029</text:p>
          </table:table-cell>
          <table:table-cell table:formula="of:=([.$H688]/86400)+25569-(3/24)" office:value-type="float" office:value="44004.6855208333" calcext:value-type="float">
            <text:p>44004,6855208333</text:p>
          </table:table-cell>
          <table:table-cell table:number-columns-repeated="2"/>
        </table:table-row>
        <table:table-row table:style-name="ro1">
          <table:table-cell office:value-type="float" office:value="1590674164" calcext:value-type="float">
            <text:p>1590674164</text:p>
          </table:table-cell>
          <table:table-cell table:style-name="ce3" office:value-type="string" calcext:value-type="string">
            <text:p>2020-05-28 10:56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689]" office:value-type="date" office:date-value="2020-06-22T16:27:09" calcext:value-type="date">
            <text:p>22/06/20</text:p>
          </table:table-cell>
          <table:table-cell table:formula="of:=[.I689]" office:value-type="time" office:time-value="PT1056112H27M08.999999631S" calcext:value-type="time">
            <text:p>16:27:09</text:p>
          </table:table-cell>
          <table:table-cell table:formula="of:=[.A689]+[.$J$2]" office:value-type="float" office:value="1592854029" calcext:value-type="float">
            <text:p>1592854029</text:p>
          </table:table-cell>
          <table:table-cell table:formula="of:=([.$H689]/86400)+25569-(3/24)" office:value-type="float" office:value="44004.6855208333" calcext:value-type="float">
            <text:p>44004,6855208333</text:p>
          </table:table-cell>
          <table:table-cell table:number-columns-repeated="2"/>
        </table:table-row>
        <table:table-row table:style-name="ro1">
          <table:table-cell office:value-type="float" office:value="1590677763" calcext:value-type="float">
            <text:p>1590677763</text:p>
          </table:table-cell>
          <table:table-cell table:style-name="ce3" office:value-type="string" calcext:value-type="string">
            <text:p>2020-05-28 11:56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690]" office:value-type="date" office:date-value="2020-06-22T17:27:08" calcext:value-type="date">
            <text:p>22/06/20</text:p>
          </table:table-cell>
          <table:table-cell table:formula="of:=[.I690]" office:value-type="time" office:time-value="PT1056113H27M08.000000864S" calcext:value-type="time">
            <text:p>17:27:08</text:p>
          </table:table-cell>
          <table:table-cell table:formula="of:=[.A690]+[.$J$2]" office:value-type="float" office:value="1592857628" calcext:value-type="float">
            <text:p>1592857628</text:p>
          </table:table-cell>
          <table:table-cell table:formula="of:=([.$H690]/86400)+25569-(3/24)" office:value-type="float" office:value="44004.7271759259" calcext:value-type="float">
            <text:p>44004,7271759259</text:p>
          </table:table-cell>
          <table:table-cell table:number-columns-repeated="2"/>
        </table:table-row>
        <table:table-row table:style-name="ro1">
          <table:table-cell office:value-type="float" office:value="1590677763" calcext:value-type="float">
            <text:p>1590677763</text:p>
          </table:table-cell>
          <table:table-cell table:style-name="ce3" office:value-type="string" calcext:value-type="string">
            <text:p>2020-05-28 11:56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691]" office:value-type="date" office:date-value="2020-06-22T17:27:08" calcext:value-type="date">
            <text:p>22/06/20</text:p>
          </table:table-cell>
          <table:table-cell table:formula="of:=[.I691]" office:value-type="time" office:time-value="PT1056113H27M08.000000864S" calcext:value-type="time">
            <text:p>17:27:08</text:p>
          </table:table-cell>
          <table:table-cell table:formula="of:=[.A691]+[.$J$2]" office:value-type="float" office:value="1592857628" calcext:value-type="float">
            <text:p>1592857628</text:p>
          </table:table-cell>
          <table:table-cell table:formula="of:=([.$H691]/86400)+25569-(3/24)" office:value-type="float" office:value="44004.7271759259" calcext:value-type="float">
            <text:p>44004,7271759259</text:p>
          </table:table-cell>
          <table:table-cell table:number-columns-repeated="2"/>
        </table:table-row>
        <table:table-row table:style-name="ro1">
          <table:table-cell office:value-type="float" office:value="1590677763" calcext:value-type="float">
            <text:p>1590677763</text:p>
          </table:table-cell>
          <table:table-cell table:style-name="ce3" office:value-type="string" calcext:value-type="string">
            <text:p>2020-05-28 11:56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92]" office:value-type="date" office:date-value="2020-06-22T17:27:08" calcext:value-type="date">
            <text:p>22/06/20</text:p>
          </table:table-cell>
          <table:table-cell table:formula="of:=[.I692]" office:value-type="time" office:time-value="PT1056113H27M08.000000864S" calcext:value-type="time">
            <text:p>17:27:08</text:p>
          </table:table-cell>
          <table:table-cell table:formula="of:=[.A692]+[.$J$2]" office:value-type="float" office:value="1592857628" calcext:value-type="float">
            <text:p>1592857628</text:p>
          </table:table-cell>
          <table:table-cell table:formula="of:=([.$H692]/86400)+25569-(3/24)" office:value-type="float" office:value="44004.7271759259" calcext:value-type="float">
            <text:p>44004,7271759259</text:p>
          </table:table-cell>
          <table:table-cell table:number-columns-repeated="2"/>
        </table:table-row>
        <table:table-row table:style-name="ro1">
          <table:table-cell office:value-type="float" office:value="1590677763" calcext:value-type="float">
            <text:p>1590677763</text:p>
          </table:table-cell>
          <table:table-cell table:style-name="ce3" office:value-type="string" calcext:value-type="string">
            <text:p>2020-05-28 11:56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693]" office:value-type="date" office:date-value="2020-06-22T17:27:08" calcext:value-type="date">
            <text:p>22/06/20</text:p>
          </table:table-cell>
          <table:table-cell table:formula="of:=[.I693]" office:value-type="time" office:time-value="PT1056113H27M08.000000864S" calcext:value-type="time">
            <text:p>17:27:08</text:p>
          </table:table-cell>
          <table:table-cell table:formula="of:=[.A693]+[.$J$2]" office:value-type="float" office:value="1592857628" calcext:value-type="float">
            <text:p>1592857628</text:p>
          </table:table-cell>
          <table:table-cell table:formula="of:=([.$H693]/86400)+25569-(3/24)" office:value-type="float" office:value="44004.7271759259" calcext:value-type="float">
            <text:p>44004,7271759259</text:p>
          </table:table-cell>
          <table:table-cell table:number-columns-repeated="2"/>
        </table:table-row>
        <table:table-row table:style-name="ro1">
          <table:table-cell office:value-type="float" office:value="1590681362" calcext:value-type="float">
            <text:p>1590681362</text:p>
          </table:table-cell>
          <table:table-cell table:style-name="ce3" office:value-type="string" calcext:value-type="string">
            <text:p>2020-05-28 12:56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694]" office:value-type="date" office:date-value="2020-06-22T18:27:07" calcext:value-type="date">
            <text:p>22/06/20</text:p>
          </table:table-cell>
          <table:table-cell table:formula="of:=[.I694]" office:value-type="time" office:time-value="PT1056114H27M06.999999583S" calcext:value-type="time">
            <text:p>18:27:07</text:p>
          </table:table-cell>
          <table:table-cell table:formula="of:=[.A694]+[.$J$2]" office:value-type="float" office:value="1592861227" calcext:value-type="float">
            <text:p>1592861227</text:p>
          </table:table-cell>
          <table:table-cell table:formula="of:=([.$H694]/86400)+25569-(3/24)" office:value-type="float" office:value="44004.7688310185" calcext:value-type="float">
            <text:p>44004,7688310185</text:p>
          </table:table-cell>
          <table:table-cell table:number-columns-repeated="2"/>
        </table:table-row>
        <table:table-row table:style-name="ro1">
          <table:table-cell office:value-type="float" office:value="1590681362" calcext:value-type="float">
            <text:p>1590681362</text:p>
          </table:table-cell>
          <table:table-cell table:style-name="ce3" office:value-type="string" calcext:value-type="string">
            <text:p>2020-05-28 12:56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95]" office:value-type="date" office:date-value="2020-06-22T18:27:07" calcext:value-type="date">
            <text:p>22/06/20</text:p>
          </table:table-cell>
          <table:table-cell table:formula="of:=[.I695]" office:value-type="time" office:time-value="PT1056114H27M06.999999583S" calcext:value-type="time">
            <text:p>18:27:07</text:p>
          </table:table-cell>
          <table:table-cell table:formula="of:=[.A695]+[.$J$2]" office:value-type="float" office:value="1592861227" calcext:value-type="float">
            <text:p>1592861227</text:p>
          </table:table-cell>
          <table:table-cell table:formula="of:=([.$H695]/86400)+25569-(3/24)" office:value-type="float" office:value="44004.7688310185" calcext:value-type="float">
            <text:p>44004,7688310185</text:p>
          </table:table-cell>
          <table:table-cell table:number-columns-repeated="2"/>
        </table:table-row>
        <table:table-row table:style-name="ro1">
          <table:table-cell office:value-type="float" office:value="1590681362" calcext:value-type="float">
            <text:p>1590681362</text:p>
          </table:table-cell>
          <table:table-cell table:style-name="ce3" office:value-type="string" calcext:value-type="string">
            <text:p>2020-05-28 12:56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696]" office:value-type="date" office:date-value="2020-06-22T18:27:07" calcext:value-type="date">
            <text:p>22/06/20</text:p>
          </table:table-cell>
          <table:table-cell table:formula="of:=[.I696]" office:value-type="time" office:time-value="PT1056114H27M06.999999583S" calcext:value-type="time">
            <text:p>18:27:07</text:p>
          </table:table-cell>
          <table:table-cell table:formula="of:=[.A696]+[.$J$2]" office:value-type="float" office:value="1592861227" calcext:value-type="float">
            <text:p>1592861227</text:p>
          </table:table-cell>
          <table:table-cell table:formula="of:=([.$H696]/86400)+25569-(3/24)" office:value-type="float" office:value="44004.7688310185" calcext:value-type="float">
            <text:p>44004,7688310185</text:p>
          </table:table-cell>
          <table:table-cell table:number-columns-repeated="2"/>
        </table:table-row>
        <table:table-row table:style-name="ro1">
          <table:table-cell office:value-type="float" office:value="1590681362" calcext:value-type="float">
            <text:p>1590681362</text:p>
          </table:table-cell>
          <table:table-cell table:style-name="ce3" office:value-type="string" calcext:value-type="string">
            <text:p>2020-05-28 12:56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697]" office:value-type="date" office:date-value="2020-06-22T18:27:07" calcext:value-type="date">
            <text:p>22/06/20</text:p>
          </table:table-cell>
          <table:table-cell table:formula="of:=[.I697]" office:value-type="time" office:time-value="PT1056114H27M06.999999583S" calcext:value-type="time">
            <text:p>18:27:07</text:p>
          </table:table-cell>
          <table:table-cell table:formula="of:=[.A697]+[.$J$2]" office:value-type="float" office:value="1592861227" calcext:value-type="float">
            <text:p>1592861227</text:p>
          </table:table-cell>
          <table:table-cell table:formula="of:=([.$H697]/86400)+25569-(3/24)" office:value-type="float" office:value="44004.7688310185" calcext:value-type="float">
            <text:p>44004,7688310185</text:p>
          </table:table-cell>
          <table:table-cell table:number-columns-repeated="2"/>
        </table:table-row>
        <table:table-row table:style-name="ro1">
          <table:table-cell office:value-type="float" office:value="1590684961" calcext:value-type="float">
            <text:p>1590684961</text:p>
          </table:table-cell>
          <table:table-cell table:style-name="ce3" office:value-type="string" calcext:value-type="string">
            <text:p>2020-05-28 13:56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698]" office:value-type="date" office:date-value="2020-06-22T19:27:06" calcext:value-type="date">
            <text:p>22/06/20</text:p>
          </table:table-cell>
          <table:table-cell table:formula="of:=[.I698]" office:value-type="time" office:time-value="PT1056115H27M05.999999978S" calcext:value-type="time">
            <text:p>19:27:06</text:p>
          </table:table-cell>
          <table:table-cell table:formula="of:=[.A698]+[.$J$2]" office:value-type="float" office:value="1592864826" calcext:value-type="float">
            <text:p>1592864826</text:p>
          </table:table-cell>
          <table:table-cell table:formula="of:=([.$H698]/86400)+25569-(3/24)" office:value-type="float" office:value="44004.8104861111" calcext:value-type="float">
            <text:p>44004,8104861111</text:p>
          </table:table-cell>
          <table:table-cell table:number-columns-repeated="2"/>
        </table:table-row>
        <table:table-row table:style-name="ro1">
          <table:table-cell office:value-type="float" office:value="1590684961" calcext:value-type="float">
            <text:p>1590684961</text:p>
          </table:table-cell>
          <table:table-cell table:style-name="ce3" office:value-type="string" calcext:value-type="string">
            <text:p>2020-05-28 13:56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699]" office:value-type="date" office:date-value="2020-06-22T19:27:06" calcext:value-type="date">
            <text:p>22/06/20</text:p>
          </table:table-cell>
          <table:table-cell table:formula="of:=[.I699]" office:value-type="time" office:time-value="PT1056115H27M05.999999978S" calcext:value-type="time">
            <text:p>19:27:06</text:p>
          </table:table-cell>
          <table:table-cell table:formula="of:=[.A699]+[.$J$2]" office:value-type="float" office:value="1592864826" calcext:value-type="float">
            <text:p>1592864826</text:p>
          </table:table-cell>
          <table:table-cell table:formula="of:=([.$H699]/86400)+25569-(3/24)" office:value-type="float" office:value="44004.8104861111" calcext:value-type="float">
            <text:p>44004,8104861111</text:p>
          </table:table-cell>
          <table:table-cell table:number-columns-repeated="2"/>
        </table:table-row>
        <table:table-row table:style-name="ro1">
          <table:table-cell office:value-type="float" office:value="1590684961" calcext:value-type="float">
            <text:p>1590684961</text:p>
          </table:table-cell>
          <table:table-cell table:style-name="ce3" office:value-type="string" calcext:value-type="string">
            <text:p>2020-05-28 13:56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700]" office:value-type="date" office:date-value="2020-06-22T19:27:06" calcext:value-type="date">
            <text:p>22/06/20</text:p>
          </table:table-cell>
          <table:table-cell table:formula="of:=[.I700]" office:value-type="time" office:time-value="PT1056115H27M05.999999978S" calcext:value-type="time">
            <text:p>19:27:06</text:p>
          </table:table-cell>
          <table:table-cell table:formula="of:=[.A700]+[.$J$2]" office:value-type="float" office:value="1592864826" calcext:value-type="float">
            <text:p>1592864826</text:p>
          </table:table-cell>
          <table:table-cell table:formula="of:=([.$H700]/86400)+25569-(3/24)" office:value-type="float" office:value="44004.8104861111" calcext:value-type="float">
            <text:p>44004,8104861111</text:p>
          </table:table-cell>
          <table:table-cell table:number-columns-repeated="2"/>
        </table:table-row>
        <table:table-row table:style-name="ro1">
          <table:table-cell office:value-type="float" office:value="1590684961" calcext:value-type="float">
            <text:p>1590684961</text:p>
          </table:table-cell>
          <table:table-cell table:style-name="ce3" office:value-type="string" calcext:value-type="string">
            <text:p>2020-05-28 13:56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01]" office:value-type="date" office:date-value="2020-06-22T19:27:06" calcext:value-type="date">
            <text:p>22/06/20</text:p>
          </table:table-cell>
          <table:table-cell table:formula="of:=[.I701]" office:value-type="time" office:time-value="PT1056115H27M05.999999978S" calcext:value-type="time">
            <text:p>19:27:06</text:p>
          </table:table-cell>
          <table:table-cell table:formula="of:=[.A701]+[.$J$2]" office:value-type="float" office:value="1592864826" calcext:value-type="float">
            <text:p>1592864826</text:p>
          </table:table-cell>
          <table:table-cell table:formula="of:=([.$H701]/86400)+25569-(3/24)" office:value-type="float" office:value="44004.8104861111" calcext:value-type="float">
            <text:p>44004,8104861111</text:p>
          </table:table-cell>
          <table:table-cell table:number-columns-repeated="2"/>
        </table:table-row>
        <table:table-row table:style-name="ro1">
          <table:table-cell office:value-type="float" office:value="1590688560" calcext:value-type="float">
            <text:p>1590688560</text:p>
          </table:table-cell>
          <table:table-cell table:style-name="ce3" office:value-type="string" calcext:value-type="string">
            <text:p>2020-05-28 14:56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702]" office:value-type="date" office:date-value="2020-06-22T20:27:05" calcext:value-type="date">
            <text:p>22/06/20</text:p>
          </table:table-cell>
          <table:table-cell table:formula="of:=[.I702]" office:value-type="time" office:time-value="PT1056116H27M05.000000373S" calcext:value-type="time">
            <text:p>20:27:05</text:p>
          </table:table-cell>
          <table:table-cell table:formula="of:=[.A702]+[.$J$2]" office:value-type="float" office:value="1592868425" calcext:value-type="float">
            <text:p>1592868425</text:p>
          </table:table-cell>
          <table:table-cell table:formula="of:=([.$H702]/86400)+25569-(3/24)" office:value-type="float" office:value="44004.8521412037" calcext:value-type="float">
            <text:p>44004,8521412037</text:p>
          </table:table-cell>
          <table:table-cell table:number-columns-repeated="2"/>
        </table:table-row>
        <table:table-row table:style-name="ro1">
          <table:table-cell office:value-type="float" office:value="1590688560" calcext:value-type="float">
            <text:p>1590688560</text:p>
          </table:table-cell>
          <table:table-cell table:style-name="ce3" office:value-type="string" calcext:value-type="string">
            <text:p>2020-05-28 14:56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703]" office:value-type="date" office:date-value="2020-06-22T20:27:05" calcext:value-type="date">
            <text:p>22/06/20</text:p>
          </table:table-cell>
          <table:table-cell table:formula="of:=[.I703]" office:value-type="time" office:time-value="PT1056116H27M05.000000373S" calcext:value-type="time">
            <text:p>20:27:05</text:p>
          </table:table-cell>
          <table:table-cell table:formula="of:=[.A703]+[.$J$2]" office:value-type="float" office:value="1592868425" calcext:value-type="float">
            <text:p>1592868425</text:p>
          </table:table-cell>
          <table:table-cell table:formula="of:=([.$H703]/86400)+25569-(3/24)" office:value-type="float" office:value="44004.8521412037" calcext:value-type="float">
            <text:p>44004,8521412037</text:p>
          </table:table-cell>
          <table:table-cell table:number-columns-repeated="2"/>
        </table:table-row>
        <table:table-row table:style-name="ro1">
          <table:table-cell office:value-type="float" office:value="1590688560" calcext:value-type="float">
            <text:p>1590688560</text:p>
          </table:table-cell>
          <table:table-cell table:style-name="ce3" office:value-type="string" calcext:value-type="string">
            <text:p>2020-05-28 14:56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704]" office:value-type="date" office:date-value="2020-06-22T20:27:05" calcext:value-type="date">
            <text:p>22/06/20</text:p>
          </table:table-cell>
          <table:table-cell table:formula="of:=[.I704]" office:value-type="time" office:time-value="PT1056116H27M05.000000373S" calcext:value-type="time">
            <text:p>20:27:05</text:p>
          </table:table-cell>
          <table:table-cell table:formula="of:=[.A704]+[.$J$2]" office:value-type="float" office:value="1592868425" calcext:value-type="float">
            <text:p>1592868425</text:p>
          </table:table-cell>
          <table:table-cell table:formula="of:=([.$H704]/86400)+25569-(3/24)" office:value-type="float" office:value="44004.8521412037" calcext:value-type="float">
            <text:p>44004,8521412037</text:p>
          </table:table-cell>
          <table:table-cell table:number-columns-repeated="2"/>
        </table:table-row>
        <table:table-row table:style-name="ro1">
          <table:table-cell office:value-type="float" office:value="1590688560" calcext:value-type="float">
            <text:p>1590688560</text:p>
          </table:table-cell>
          <table:table-cell table:style-name="ce3" office:value-type="string" calcext:value-type="string">
            <text:p>2020-05-28 14:56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05]" office:value-type="date" office:date-value="2020-06-22T20:27:05" calcext:value-type="date">
            <text:p>22/06/20</text:p>
          </table:table-cell>
          <table:table-cell table:formula="of:=[.I705]" office:value-type="time" office:time-value="PT1056116H27M05.000000373S" calcext:value-type="time">
            <text:p>20:27:05</text:p>
          </table:table-cell>
          <table:table-cell table:formula="of:=[.A705]+[.$J$2]" office:value-type="float" office:value="1592868425" calcext:value-type="float">
            <text:p>1592868425</text:p>
          </table:table-cell>
          <table:table-cell table:formula="of:=([.$H705]/86400)+25569-(3/24)" office:value-type="float" office:value="44004.8521412037" calcext:value-type="float">
            <text:p>44004,8521412037</text:p>
          </table:table-cell>
          <table:table-cell table:number-columns-repeated="2"/>
        </table:table-row>
        <table:table-row table:style-name="ro1">
          <table:table-cell office:value-type="float" office:value="1590692159" calcext:value-type="float">
            <text:p>1590692159</text:p>
          </table:table-cell>
          <table:table-cell table:style-name="ce3" office:value-type="string" calcext:value-type="string">
            <text:p>2020-05-28 15:55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table:formula="of:=[.I706]" office:value-type="date" office:date-value="2020-06-22T21:27:04" calcext:value-type="date">
            <text:p>22/06/20</text:p>
          </table:table-cell>
          <table:table-cell table:formula="of:=[.I706]" office:value-type="time" office:time-value="PT1056117H27M03.999999929S" calcext:value-type="time">
            <text:p>21:27:04</text:p>
          </table:table-cell>
          <table:table-cell table:formula="of:=[.A706]+[.$J$2]" office:value-type="float" office:value="1592872024" calcext:value-type="float">
            <text:p>1592872024</text:p>
          </table:table-cell>
          <table:table-cell table:formula="of:=([.$H706]/86400)+25569-(3/24)" office:value-type="float" office:value="44004.8937962963" calcext:value-type="float">
            <text:p>44004,8937962963</text:p>
          </table:table-cell>
          <table:table-cell table:number-columns-repeated="2"/>
        </table:table-row>
        <table:table-row table:style-name="ro1">
          <table:table-cell office:value-type="float" office:value="1590692159" calcext:value-type="float">
            <text:p>1590692159</text:p>
          </table:table-cell>
          <table:table-cell table:style-name="ce3" office:value-type="string" calcext:value-type="string">
            <text:p>2020-05-28 15:55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.0</text:p>
          </table:table-cell>
          <table:table-cell table:formula="of:=[.I707]" office:value-type="date" office:date-value="2020-06-22T21:27:04" calcext:value-type="date">
            <text:p>22/06/20</text:p>
          </table:table-cell>
          <table:table-cell table:formula="of:=[.I707]" office:value-type="time" office:time-value="PT1056117H27M03.999999929S" calcext:value-type="time">
            <text:p>21:27:04</text:p>
          </table:table-cell>
          <table:table-cell table:formula="of:=[.A707]+[.$J$2]" office:value-type="float" office:value="1592872024" calcext:value-type="float">
            <text:p>1592872024</text:p>
          </table:table-cell>
          <table:table-cell table:formula="of:=([.$H707]/86400)+25569-(3/24)" office:value-type="float" office:value="44004.8937962963" calcext:value-type="float">
            <text:p>44004,8937962963</text:p>
          </table:table-cell>
          <table:table-cell table:number-columns-repeated="2"/>
        </table:table-row>
        <table:table-row table:style-name="ro1">
          <table:table-cell office:value-type="float" office:value="1590692159" calcext:value-type="float">
            <text:p>1590692159</text:p>
          </table:table-cell>
          <table:table-cell table:style-name="ce3" office:value-type="string" calcext:value-type="string">
            <text:p>2020-05-28 15:55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708]" office:value-type="date" office:date-value="2020-06-22T21:27:04" calcext:value-type="date">
            <text:p>22/06/20</text:p>
          </table:table-cell>
          <table:table-cell table:formula="of:=[.I708]" office:value-type="time" office:time-value="PT1056117H27M03.999999929S" calcext:value-type="time">
            <text:p>21:27:04</text:p>
          </table:table-cell>
          <table:table-cell table:formula="of:=[.A708]+[.$J$2]" office:value-type="float" office:value="1592872024" calcext:value-type="float">
            <text:p>1592872024</text:p>
          </table:table-cell>
          <table:table-cell table:formula="of:=([.$H708]/86400)+25569-(3/24)" office:value-type="float" office:value="44004.8937962963" calcext:value-type="float">
            <text:p>44004,8937962963</text:p>
          </table:table-cell>
          <table:table-cell table:number-columns-repeated="2"/>
        </table:table-row>
        <table:table-row table:style-name="ro1">
          <table:table-cell office:value-type="float" office:value="1590692159" calcext:value-type="float">
            <text:p>1590692159</text:p>
          </table:table-cell>
          <table:table-cell table:style-name="ce3" office:value-type="string" calcext:value-type="string">
            <text:p>2020-05-28 15:55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4.0</text:p>
          </table:table-cell>
          <table:table-cell table:formula="of:=[.I709]" office:value-type="date" office:date-value="2020-06-22T21:27:04" calcext:value-type="date">
            <text:p>22/06/20</text:p>
          </table:table-cell>
          <table:table-cell table:formula="of:=[.I709]" office:value-type="time" office:time-value="PT1056117H27M03.999999929S" calcext:value-type="time">
            <text:p>21:27:04</text:p>
          </table:table-cell>
          <table:table-cell table:formula="of:=[.A709]+[.$J$2]" office:value-type="float" office:value="1592872024" calcext:value-type="float">
            <text:p>1592872024</text:p>
          </table:table-cell>
          <table:table-cell table:formula="of:=([.$H709]/86400)+25569-(3/24)" office:value-type="float" office:value="44004.8937962963" calcext:value-type="float">
            <text:p>44004,8937962963</text:p>
          </table:table-cell>
          <table:table-cell table:number-columns-repeated="2"/>
        </table:table-row>
        <table:table-row table:style-name="ro1">
          <table:table-cell office:value-type="float" office:value="1590695758" calcext:value-type="float">
            <text:p>1590695758</text:p>
          </table:table-cell>
          <table:table-cell table:style-name="ce3" office:value-type="string" calcext:value-type="string">
            <text:p>2020-05-28 16:55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10]" office:value-type="date" office:date-value="2020-06-22T22:27:03" calcext:value-type="date">
            <text:p>22/06/20</text:p>
          </table:table-cell>
          <table:table-cell table:formula="of:=[.I710]" office:value-type="time" office:time-value="PT1056118H27M03.000000324S" calcext:value-type="time">
            <text:p>22:27:03</text:p>
          </table:table-cell>
          <table:table-cell table:formula="of:=[.A710]+[.$J$2]" office:value-type="float" office:value="1592875623" calcext:value-type="float">
            <text:p>1592875623</text:p>
          </table:table-cell>
          <table:table-cell table:formula="of:=([.$H710]/86400)+25569-(3/24)" office:value-type="float" office:value="44004.9354513889" calcext:value-type="float">
            <text:p>44004,9354513889</text:p>
          </table:table-cell>
          <table:table-cell table:number-columns-repeated="2"/>
        </table:table-row>
        <table:table-row table:style-name="ro1">
          <table:table-cell office:value-type="float" office:value="1590695758" calcext:value-type="float">
            <text:p>1590695758</text:p>
          </table:table-cell>
          <table:table-cell table:style-name="ce3" office:value-type="string" calcext:value-type="string">
            <text:p>2020-05-28 16:55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11]" office:value-type="date" office:date-value="2020-06-22T22:27:03" calcext:value-type="date">
            <text:p>22/06/20</text:p>
          </table:table-cell>
          <table:table-cell table:formula="of:=[.I711]" office:value-type="time" office:time-value="PT1056118H27M03.000000324S" calcext:value-type="time">
            <text:p>22:27:03</text:p>
          </table:table-cell>
          <table:table-cell table:formula="of:=[.A711]+[.$J$2]" office:value-type="float" office:value="1592875623" calcext:value-type="float">
            <text:p>1592875623</text:p>
          </table:table-cell>
          <table:table-cell table:formula="of:=([.$H711]/86400)+25569-(3/24)" office:value-type="float" office:value="44004.9354513889" calcext:value-type="float">
            <text:p>44004,9354513889</text:p>
          </table:table-cell>
          <table:table-cell table:number-columns-repeated="2"/>
        </table:table-row>
        <table:table-row table:style-name="ro1">
          <table:table-cell office:value-type="float" office:value="1590695758" calcext:value-type="float">
            <text:p>1590695758</text:p>
          </table:table-cell>
          <table:table-cell table:style-name="ce3" office:value-type="string" calcext:value-type="string">
            <text:p>2020-05-28 16:55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12]" office:value-type="date" office:date-value="2020-06-22T22:27:03" calcext:value-type="date">
            <text:p>22/06/20</text:p>
          </table:table-cell>
          <table:table-cell table:formula="of:=[.I712]" office:value-type="time" office:time-value="PT1056118H27M03.000000324S" calcext:value-type="time">
            <text:p>22:27:03</text:p>
          </table:table-cell>
          <table:table-cell table:formula="of:=[.A712]+[.$J$2]" office:value-type="float" office:value="1592875623" calcext:value-type="float">
            <text:p>1592875623</text:p>
          </table:table-cell>
          <table:table-cell table:formula="of:=([.$H712]/86400)+25569-(3/24)" office:value-type="float" office:value="44004.9354513889" calcext:value-type="float">
            <text:p>44004,9354513889</text:p>
          </table:table-cell>
          <table:table-cell table:number-columns-repeated="2"/>
        </table:table-row>
        <table:table-row table:style-name="ro1">
          <table:table-cell office:value-type="float" office:value="1590695758" calcext:value-type="float">
            <text:p>1590695758</text:p>
          </table:table-cell>
          <table:table-cell table:style-name="ce3" office:value-type="string" calcext:value-type="string">
            <text:p>2020-05-28 16:55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13]" office:value-type="date" office:date-value="2020-06-22T22:27:03" calcext:value-type="date">
            <text:p>22/06/20</text:p>
          </table:table-cell>
          <table:table-cell table:formula="of:=[.I713]" office:value-type="time" office:time-value="PT1056118H27M03.000000324S" calcext:value-type="time">
            <text:p>22:27:03</text:p>
          </table:table-cell>
          <table:table-cell table:formula="of:=[.A713]+[.$J$2]" office:value-type="float" office:value="1592875623" calcext:value-type="float">
            <text:p>1592875623</text:p>
          </table:table-cell>
          <table:table-cell table:formula="of:=([.$H713]/86400)+25569-(3/24)" office:value-type="float" office:value="44004.9354513889" calcext:value-type="float">
            <text:p>44004,9354513889</text:p>
          </table:table-cell>
          <table:table-cell table:number-columns-repeated="2"/>
        </table:table-row>
        <table:table-row table:style-name="ro1">
          <table:table-cell office:value-type="float" office:value="1590699357" calcext:value-type="float">
            <text:p>1590699357</text:p>
          </table:table-cell>
          <table:table-cell table:style-name="ce3" office:value-type="string" calcext:value-type="string">
            <text:p>2020-05-28 17:55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14]" office:value-type="date" office:date-value="2020-06-22T23:27:02" calcext:value-type="date">
            <text:p>22/06/20</text:p>
          </table:table-cell>
          <table:table-cell table:formula="of:=[.I714]" office:value-type="time" office:time-value="PT1056119H27M01.999999881S" calcext:value-type="time">
            <text:p>23:27:02</text:p>
          </table:table-cell>
          <table:table-cell table:formula="of:=[.A714]+[.$J$2]" office:value-type="float" office:value="1592879222" calcext:value-type="float">
            <text:p>1592879222</text:p>
          </table:table-cell>
          <table:table-cell table:formula="of:=([.$H714]/86400)+25569-(3/24)" office:value-type="float" office:value="44004.9771064815" calcext:value-type="float">
            <text:p>44004,9771064815</text:p>
          </table:table-cell>
          <table:table-cell table:number-columns-repeated="2"/>
        </table:table-row>
        <table:table-row table:style-name="ro1">
          <table:table-cell office:value-type="float" office:value="1590699357" calcext:value-type="float">
            <text:p>1590699357</text:p>
          </table:table-cell>
          <table:table-cell table:style-name="ce3" office:value-type="string" calcext:value-type="string">
            <text:p>2020-05-28 17:55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table:formula="of:=[.I715]" office:value-type="date" office:date-value="2020-06-22T23:27:02" calcext:value-type="date">
            <text:p>22/06/20</text:p>
          </table:table-cell>
          <table:table-cell table:formula="of:=[.I715]" office:value-type="time" office:time-value="PT1056119H27M01.999999881S" calcext:value-type="time">
            <text:p>23:27:02</text:p>
          </table:table-cell>
          <table:table-cell table:formula="of:=[.A715]+[.$J$2]" office:value-type="float" office:value="1592879222" calcext:value-type="float">
            <text:p>1592879222</text:p>
          </table:table-cell>
          <table:table-cell table:formula="of:=([.$H715]/86400)+25569-(3/24)" office:value-type="float" office:value="44004.9771064815" calcext:value-type="float">
            <text:p>44004,9771064815</text:p>
          </table:table-cell>
          <table:table-cell table:number-columns-repeated="2"/>
        </table:table-row>
        <table:table-row table:style-name="ro1">
          <table:table-cell office:value-type="float" office:value="1590699357" calcext:value-type="float">
            <text:p>1590699357</text:p>
          </table:table-cell>
          <table:table-cell table:style-name="ce3" office:value-type="string" calcext:value-type="string">
            <text:p>2020-05-28 17:55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716]" office:value-type="date" office:date-value="2020-06-22T23:27:02" calcext:value-type="date">
            <text:p>22/06/20</text:p>
          </table:table-cell>
          <table:table-cell table:formula="of:=[.I716]" office:value-type="time" office:time-value="PT1056119H27M01.999999881S" calcext:value-type="time">
            <text:p>23:27:02</text:p>
          </table:table-cell>
          <table:table-cell table:formula="of:=[.A716]+[.$J$2]" office:value-type="float" office:value="1592879222" calcext:value-type="float">
            <text:p>1592879222</text:p>
          </table:table-cell>
          <table:table-cell table:formula="of:=([.$H716]/86400)+25569-(3/24)" office:value-type="float" office:value="44004.9771064815" calcext:value-type="float">
            <text:p>44004,9771064815</text:p>
          </table:table-cell>
          <table:table-cell table:number-columns-repeated="2"/>
        </table:table-row>
        <table:table-row table:style-name="ro1">
          <table:table-cell office:value-type="float" office:value="1590699357" calcext:value-type="float">
            <text:p>1590699357</text:p>
          </table:table-cell>
          <table:table-cell table:style-name="ce3" office:value-type="string" calcext:value-type="string">
            <text:p>2020-05-28 17:55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717]" office:value-type="date" office:date-value="2020-06-22T23:27:02" calcext:value-type="date">
            <text:p>22/06/20</text:p>
          </table:table-cell>
          <table:table-cell table:formula="of:=[.I717]" office:value-type="time" office:time-value="PT1056119H27M01.999999881S" calcext:value-type="time">
            <text:p>23:27:02</text:p>
          </table:table-cell>
          <table:table-cell table:formula="of:=[.A717]+[.$J$2]" office:value-type="float" office:value="1592879222" calcext:value-type="float">
            <text:p>1592879222</text:p>
          </table:table-cell>
          <table:table-cell table:formula="of:=([.$H717]/86400)+25569-(3/24)" office:value-type="float" office:value="44004.9771064815" calcext:value-type="float">
            <text:p>44004,9771064815</text:p>
          </table:table-cell>
          <table:table-cell table:number-columns-repeated="2"/>
        </table:table-row>
        <table:table-row table:style-name="ro1">
          <table:table-cell office:value-type="float" office:value="1590702956" calcext:value-type="float">
            <text:p>1590702956</text:p>
          </table:table-cell>
          <table:table-cell table:style-name="ce3" office:value-type="string" calcext:value-type="string">
            <text:p>2020-05-28 18:55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18]" office:value-type="date" office:date-value="2020-06-23T00:27:01" calcext:value-type="date">
            <text:p>23/06/20</text:p>
          </table:table-cell>
          <table:table-cell table:formula="of:=[.I718]" office:value-type="time" office:time-value="PT1056120H27M01.000000276S" calcext:value-type="time">
            <text:p>00:27:01</text:p>
          </table:table-cell>
          <table:table-cell table:formula="of:=[.A718]+[.$J$2]" office:value-type="float" office:value="1592882821" calcext:value-type="float">
            <text:p>1592882821</text:p>
          </table:table-cell>
          <table:table-cell table:formula="of:=([.$H718]/86400)+25569-(3/24)" office:value-type="float" office:value="44005.0187615741" calcext:value-type="float">
            <text:p>44005,0187615741</text:p>
          </table:table-cell>
          <table:table-cell table:number-columns-repeated="2"/>
        </table:table-row>
        <table:table-row table:style-name="ro1">
          <table:table-cell office:value-type="float" office:value="1590702956" calcext:value-type="float">
            <text:p>1590702956</text:p>
          </table:table-cell>
          <table:table-cell table:style-name="ce3" office:value-type="string" calcext:value-type="string">
            <text:p>2020-05-28 18:55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19]" office:value-type="date" office:date-value="2020-06-23T00:27:01" calcext:value-type="date">
            <text:p>23/06/20</text:p>
          </table:table-cell>
          <table:table-cell table:formula="of:=[.I719]" office:value-type="time" office:time-value="PT1056120H27M01.000000276S" calcext:value-type="time">
            <text:p>00:27:01</text:p>
          </table:table-cell>
          <table:table-cell table:formula="of:=[.A719]+[.$J$2]" office:value-type="float" office:value="1592882821" calcext:value-type="float">
            <text:p>1592882821</text:p>
          </table:table-cell>
          <table:table-cell table:formula="of:=([.$H719]/86400)+25569-(3/24)" office:value-type="float" office:value="44005.0187615741" calcext:value-type="float">
            <text:p>44005,0187615741</text:p>
          </table:table-cell>
          <table:table-cell table:number-columns-repeated="2"/>
        </table:table-row>
        <table:table-row table:style-name="ro1">
          <table:table-cell office:value-type="float" office:value="1590702956" calcext:value-type="float">
            <text:p>1590702956</text:p>
          </table:table-cell>
          <table:table-cell table:style-name="ce3" office:value-type="string" calcext:value-type="string">
            <text:p>2020-05-28 18:55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720]" office:value-type="date" office:date-value="2020-06-23T00:27:01" calcext:value-type="date">
            <text:p>23/06/20</text:p>
          </table:table-cell>
          <table:table-cell table:formula="of:=[.I720]" office:value-type="time" office:time-value="PT1056120H27M01.000000276S" calcext:value-type="time">
            <text:p>00:27:01</text:p>
          </table:table-cell>
          <table:table-cell table:formula="of:=[.A720]+[.$J$2]" office:value-type="float" office:value="1592882821" calcext:value-type="float">
            <text:p>1592882821</text:p>
          </table:table-cell>
          <table:table-cell table:formula="of:=([.$H720]/86400)+25569-(3/24)" office:value-type="float" office:value="44005.0187615741" calcext:value-type="float">
            <text:p>44005,0187615741</text:p>
          </table:table-cell>
          <table:table-cell table:number-columns-repeated="2"/>
        </table:table-row>
        <table:table-row table:style-name="ro1">
          <table:table-cell office:value-type="float" office:value="1590702956" calcext:value-type="float">
            <text:p>1590702956</text:p>
          </table:table-cell>
          <table:table-cell table:style-name="ce3" office:value-type="string" calcext:value-type="string">
            <text:p>2020-05-28 18:55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21]" office:value-type="date" office:date-value="2020-06-23T00:27:01" calcext:value-type="date">
            <text:p>23/06/20</text:p>
          </table:table-cell>
          <table:table-cell table:formula="of:=[.I721]" office:value-type="time" office:time-value="PT1056120H27M01.000000276S" calcext:value-type="time">
            <text:p>00:27:01</text:p>
          </table:table-cell>
          <table:table-cell table:formula="of:=[.A721]+[.$J$2]" office:value-type="float" office:value="1592882821" calcext:value-type="float">
            <text:p>1592882821</text:p>
          </table:table-cell>
          <table:table-cell table:formula="of:=([.$H721]/86400)+25569-(3/24)" office:value-type="float" office:value="44005.0187615741" calcext:value-type="float">
            <text:p>44005,0187615741</text:p>
          </table:table-cell>
          <table:table-cell table:number-columns-repeated="2"/>
        </table:table-row>
        <table:table-row table:style-name="ro1">
          <table:table-cell office:value-type="float" office:value="1590706555" calcext:value-type="float">
            <text:p>1590706555</text:p>
          </table:table-cell>
          <table:table-cell table:style-name="ce3" office:value-type="string" calcext:value-type="string">
            <text:p>2020-05-28 19:55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22]" office:value-type="date" office:date-value="2020-06-23T01:27:00" calcext:value-type="date">
            <text:p>23/06/20</text:p>
          </table:table-cell>
          <table:table-cell table:formula="of:=[.I722]" office:value-type="time" office:time-value="PT1056121H26M59.999999832S" calcext:value-type="time">
            <text:p>01:27:00</text:p>
          </table:table-cell>
          <table:table-cell table:formula="of:=[.A722]+[.$J$2]" office:value-type="float" office:value="1592886420" calcext:value-type="float">
            <text:p>1592886420</text:p>
          </table:table-cell>
          <table:table-cell table:formula="of:=([.$H722]/86400)+25569-(3/24)" office:value-type="float" office:value="44005.0604166667" calcext:value-type="float">
            <text:p>44005,0604166667</text:p>
          </table:table-cell>
          <table:table-cell table:number-columns-repeated="2"/>
        </table:table-row>
        <table:table-row table:style-name="ro1">
          <table:table-cell office:value-type="float" office:value="1590706555" calcext:value-type="float">
            <text:p>1590706555</text:p>
          </table:table-cell>
          <table:table-cell table:style-name="ce3" office:value-type="string" calcext:value-type="string">
            <text:p>2020-05-28 19:55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23]" office:value-type="date" office:date-value="2020-06-23T01:27:00" calcext:value-type="date">
            <text:p>23/06/20</text:p>
          </table:table-cell>
          <table:table-cell table:formula="of:=[.I723]" office:value-type="time" office:time-value="PT1056121H26M59.999999832S" calcext:value-type="time">
            <text:p>01:27:00</text:p>
          </table:table-cell>
          <table:table-cell table:formula="of:=[.A723]+[.$J$2]" office:value-type="float" office:value="1592886420" calcext:value-type="float">
            <text:p>1592886420</text:p>
          </table:table-cell>
          <table:table-cell table:formula="of:=([.$H723]/86400)+25569-(3/24)" office:value-type="float" office:value="44005.0604166667" calcext:value-type="float">
            <text:p>44005,0604166667</text:p>
          </table:table-cell>
          <table:table-cell table:number-columns-repeated="2"/>
        </table:table-row>
        <table:table-row table:style-name="ro1">
          <table:table-cell office:value-type="float" office:value="1590706555" calcext:value-type="float">
            <text:p>1590706555</text:p>
          </table:table-cell>
          <table:table-cell table:style-name="ce3" office:value-type="string" calcext:value-type="string">
            <text:p>2020-05-28 19:55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24]" office:value-type="date" office:date-value="2020-06-23T01:27:00" calcext:value-type="date">
            <text:p>23/06/20</text:p>
          </table:table-cell>
          <table:table-cell table:formula="of:=[.I724]" office:value-type="time" office:time-value="PT1056121H26M59.999999832S" calcext:value-type="time">
            <text:p>01:27:00</text:p>
          </table:table-cell>
          <table:table-cell table:formula="of:=[.A724]+[.$J$2]" office:value-type="float" office:value="1592886420" calcext:value-type="float">
            <text:p>1592886420</text:p>
          </table:table-cell>
          <table:table-cell table:formula="of:=([.$H724]/86400)+25569-(3/24)" office:value-type="float" office:value="44005.0604166667" calcext:value-type="float">
            <text:p>44005,0604166667</text:p>
          </table:table-cell>
          <table:table-cell table:number-columns-repeated="2"/>
        </table:table-row>
        <table:table-row table:style-name="ro1">
          <table:table-cell office:value-type="float" office:value="1590706555" calcext:value-type="float">
            <text:p>1590706555</text:p>
          </table:table-cell>
          <table:table-cell table:style-name="ce3" office:value-type="string" calcext:value-type="string">
            <text:p>2020-05-28 19:55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25]" office:value-type="date" office:date-value="2020-06-23T01:27:00" calcext:value-type="date">
            <text:p>23/06/20</text:p>
          </table:table-cell>
          <table:table-cell table:formula="of:=[.I725]" office:value-type="time" office:time-value="PT1056121H26M59.999999832S" calcext:value-type="time">
            <text:p>01:27:00</text:p>
          </table:table-cell>
          <table:table-cell table:formula="of:=[.A725]+[.$J$2]" office:value-type="float" office:value="1592886420" calcext:value-type="float">
            <text:p>1592886420</text:p>
          </table:table-cell>
          <table:table-cell table:formula="of:=([.$H725]/86400)+25569-(3/24)" office:value-type="float" office:value="44005.0604166667" calcext:value-type="float">
            <text:p>44005,0604166667</text:p>
          </table:table-cell>
          <table:table-cell table:number-columns-repeated="2"/>
        </table:table-row>
        <table:table-row table:style-name="ro1">
          <table:table-cell office:value-type="float" office:value="1590710154" calcext:value-type="float">
            <text:p>1590710154</text:p>
          </table:table-cell>
          <table:table-cell table:style-name="ce3" office:value-type="string" calcext:value-type="string">
            <text:p>2020-05-28 20:55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26]" office:value-type="date" office:date-value="2020-06-23T02:26:59" calcext:value-type="date">
            <text:p>23/06/20</text:p>
          </table:table-cell>
          <table:table-cell table:formula="of:=[.I726]" office:value-type="time" office:time-value="PT1056122H26M59.000000227S" calcext:value-type="time">
            <text:p>02:26:59</text:p>
          </table:table-cell>
          <table:table-cell table:formula="of:=[.A726]+[.$J$2]" office:value-type="float" office:value="1592890019" calcext:value-type="float">
            <text:p>1592890019</text:p>
          </table:table-cell>
          <table:table-cell table:formula="of:=([.$H726]/86400)+25569-(3/24)" office:value-type="float" office:value="44005.1020717593" calcext:value-type="float">
            <text:p>44005,1020717593</text:p>
          </table:table-cell>
          <table:table-cell table:number-columns-repeated="2"/>
        </table:table-row>
        <table:table-row table:style-name="ro1">
          <table:table-cell office:value-type="float" office:value="1590710154" calcext:value-type="float">
            <text:p>1590710154</text:p>
          </table:table-cell>
          <table:table-cell table:style-name="ce3" office:value-type="string" calcext:value-type="string">
            <text:p>2020-05-28 20:55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table:formula="of:=[.I727]" office:value-type="date" office:date-value="2020-06-23T02:26:59" calcext:value-type="date">
            <text:p>23/06/20</text:p>
          </table:table-cell>
          <table:table-cell table:formula="of:=[.I727]" office:value-type="time" office:time-value="PT1056122H26M59.000000227S" calcext:value-type="time">
            <text:p>02:26:59</text:p>
          </table:table-cell>
          <table:table-cell table:formula="of:=[.A727]+[.$J$2]" office:value-type="float" office:value="1592890019" calcext:value-type="float">
            <text:p>1592890019</text:p>
          </table:table-cell>
          <table:table-cell table:formula="of:=([.$H727]/86400)+25569-(3/24)" office:value-type="float" office:value="44005.1020717593" calcext:value-type="float">
            <text:p>44005,1020717593</text:p>
          </table:table-cell>
          <table:table-cell table:number-columns-repeated="2"/>
        </table:table-row>
        <table:table-row table:style-name="ro1">
          <table:table-cell office:value-type="float" office:value="1590710154" calcext:value-type="float">
            <text:p>1590710154</text:p>
          </table:table-cell>
          <table:table-cell table:style-name="ce3" office:value-type="string" calcext:value-type="string">
            <text:p>2020-05-28 20:55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28]" office:value-type="date" office:date-value="2020-06-23T02:26:59" calcext:value-type="date">
            <text:p>23/06/20</text:p>
          </table:table-cell>
          <table:table-cell table:formula="of:=[.I728]" office:value-type="time" office:time-value="PT1056122H26M59.000000227S" calcext:value-type="time">
            <text:p>02:26:59</text:p>
          </table:table-cell>
          <table:table-cell table:formula="of:=[.A728]+[.$J$2]" office:value-type="float" office:value="1592890019" calcext:value-type="float">
            <text:p>1592890019</text:p>
          </table:table-cell>
          <table:table-cell table:formula="of:=([.$H728]/86400)+25569-(3/24)" office:value-type="float" office:value="44005.1020717593" calcext:value-type="float">
            <text:p>44005,1020717593</text:p>
          </table:table-cell>
          <table:table-cell table:number-columns-repeated="2"/>
        </table:table-row>
        <table:table-row table:style-name="ro1">
          <table:table-cell office:value-type="float" office:value="1590710154" calcext:value-type="float">
            <text:p>1590710154</text:p>
          </table:table-cell>
          <table:table-cell table:style-name="ce3" office:value-type="string" calcext:value-type="string">
            <text:p>2020-05-28 20:55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29]" office:value-type="date" office:date-value="2020-06-23T02:26:59" calcext:value-type="date">
            <text:p>23/06/20</text:p>
          </table:table-cell>
          <table:table-cell table:formula="of:=[.I729]" office:value-type="time" office:time-value="PT1056122H26M59.000000227S" calcext:value-type="time">
            <text:p>02:26:59</text:p>
          </table:table-cell>
          <table:table-cell table:formula="of:=[.A729]+[.$J$2]" office:value-type="float" office:value="1592890019" calcext:value-type="float">
            <text:p>1592890019</text:p>
          </table:table-cell>
          <table:table-cell table:formula="of:=([.$H729]/86400)+25569-(3/24)" office:value-type="float" office:value="44005.1020717593" calcext:value-type="float">
            <text:p>44005,1020717593</text:p>
          </table:table-cell>
          <table:table-cell table:number-columns-repeated="2"/>
        </table:table-row>
        <table:table-row table:style-name="ro1">
          <table:table-cell office:value-type="float" office:value="1590713753" calcext:value-type="float">
            <text:p>1590713753</text:p>
          </table:table-cell>
          <table:table-cell table:style-name="ce3" office:value-type="string" calcext:value-type="string">
            <text:p>2020-05-28 21:55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30]" office:value-type="date" office:date-value="2020-06-23T03:26:58" calcext:value-type="date">
            <text:p>23/06/20</text:p>
          </table:table-cell>
          <table:table-cell table:formula="of:=[.I730]" office:value-type="time" office:time-value="PT1056123H26M57.999999784S" calcext:value-type="time">
            <text:p>03:26:58</text:p>
          </table:table-cell>
          <table:table-cell table:formula="of:=[.A730]+[.$J$2]" office:value-type="float" office:value="1592893618" calcext:value-type="float">
            <text:p>1592893618</text:p>
          </table:table-cell>
          <table:table-cell table:formula="of:=([.$H730]/86400)+25569-(3/24)" office:value-type="float" office:value="44005.1437268519" calcext:value-type="float">
            <text:p>44005,1437268519</text:p>
          </table:table-cell>
          <table:table-cell table:number-columns-repeated="2"/>
        </table:table-row>
        <table:table-row table:style-name="ro1">
          <table:table-cell office:value-type="float" office:value="1590713753" calcext:value-type="float">
            <text:p>1590713753</text:p>
          </table:table-cell>
          <table:table-cell table:style-name="ce3" office:value-type="string" calcext:value-type="string">
            <text:p>2020-05-28 21:55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31]" office:value-type="date" office:date-value="2020-06-23T03:26:58" calcext:value-type="date">
            <text:p>23/06/20</text:p>
          </table:table-cell>
          <table:table-cell table:formula="of:=[.I731]" office:value-type="time" office:time-value="PT1056123H26M57.999999784S" calcext:value-type="time">
            <text:p>03:26:58</text:p>
          </table:table-cell>
          <table:table-cell table:formula="of:=[.A731]+[.$J$2]" office:value-type="float" office:value="1592893618" calcext:value-type="float">
            <text:p>1592893618</text:p>
          </table:table-cell>
          <table:table-cell table:formula="of:=([.$H731]/86400)+25569-(3/24)" office:value-type="float" office:value="44005.1437268519" calcext:value-type="float">
            <text:p>44005,1437268519</text:p>
          </table:table-cell>
          <table:table-cell table:number-columns-repeated="2"/>
        </table:table-row>
        <table:table-row table:style-name="ro1">
          <table:table-cell office:value-type="float" office:value="1590713753" calcext:value-type="float">
            <text:p>1590713753</text:p>
          </table:table-cell>
          <table:table-cell table:style-name="ce3" office:value-type="string" calcext:value-type="string">
            <text:p>2020-05-28 21:55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32]" office:value-type="date" office:date-value="2020-06-23T03:26:58" calcext:value-type="date">
            <text:p>23/06/20</text:p>
          </table:table-cell>
          <table:table-cell table:formula="of:=[.I732]" office:value-type="time" office:time-value="PT1056123H26M57.999999784S" calcext:value-type="time">
            <text:p>03:26:58</text:p>
          </table:table-cell>
          <table:table-cell table:formula="of:=[.A732]+[.$J$2]" office:value-type="float" office:value="1592893618" calcext:value-type="float">
            <text:p>1592893618</text:p>
          </table:table-cell>
          <table:table-cell table:formula="of:=([.$H732]/86400)+25569-(3/24)" office:value-type="float" office:value="44005.1437268519" calcext:value-type="float">
            <text:p>44005,1437268519</text:p>
          </table:table-cell>
          <table:table-cell table:number-columns-repeated="2"/>
        </table:table-row>
        <table:table-row table:style-name="ro1">
          <table:table-cell office:value-type="float" office:value="1590713753" calcext:value-type="float">
            <text:p>1590713753</text:p>
          </table:table-cell>
          <table:table-cell table:style-name="ce3" office:value-type="string" calcext:value-type="string">
            <text:p>2020-05-28 21:55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33]" office:value-type="date" office:date-value="2020-06-23T03:26:58" calcext:value-type="date">
            <text:p>23/06/20</text:p>
          </table:table-cell>
          <table:table-cell table:formula="of:=[.I733]" office:value-type="time" office:time-value="PT1056123H26M57.999999784S" calcext:value-type="time">
            <text:p>03:26:58</text:p>
          </table:table-cell>
          <table:table-cell table:formula="of:=[.A733]+[.$J$2]" office:value-type="float" office:value="1592893618" calcext:value-type="float">
            <text:p>1592893618</text:p>
          </table:table-cell>
          <table:table-cell table:formula="of:=([.$H733]/86400)+25569-(3/24)" office:value-type="float" office:value="44005.1437268519" calcext:value-type="float">
            <text:p>44005,1437268519</text:p>
          </table:table-cell>
          <table:table-cell table:number-columns-repeated="2"/>
        </table:table-row>
        <table:table-row table:style-name="ro1">
          <table:table-cell office:value-type="float" office:value="1590717352" calcext:value-type="float">
            <text:p>1590717352</text:p>
          </table:table-cell>
          <table:table-cell table:style-name="ce3" office:value-type="string" calcext:value-type="string">
            <text:p>2020-05-28 22:55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9.0</text:p>
          </table:table-cell>
          <table:table-cell table:formula="of:=[.I734]" office:value-type="date" office:date-value="2020-06-23T04:26:57" calcext:value-type="date">
            <text:p>23/06/20</text:p>
          </table:table-cell>
          <table:table-cell table:formula="of:=[.I734]" office:value-type="time" office:time-value="PT1056124H26M57.000000179S" calcext:value-type="time">
            <text:p>04:26:57</text:p>
          </table:table-cell>
          <table:table-cell table:formula="of:=[.A734]+[.$J$2]" office:value-type="float" office:value="1592897217" calcext:value-type="float">
            <text:p>1592897217</text:p>
          </table:table-cell>
          <table:table-cell table:formula="of:=([.$H734]/86400)+25569-(3/24)" office:value-type="float" office:value="44005.1853819444" calcext:value-type="float">
            <text:p>44005,1853819444</text:p>
          </table:table-cell>
          <table:table-cell table:number-columns-repeated="2"/>
        </table:table-row>
        <table:table-row table:style-name="ro1">
          <table:table-cell office:value-type="float" office:value="1590717352" calcext:value-type="float">
            <text:p>1590717352</text:p>
          </table:table-cell>
          <table:table-cell table:style-name="ce3" office:value-type="string" calcext:value-type="string">
            <text:p>2020-05-28 22:55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6.0</text:p>
          </table:table-cell>
          <table:table-cell table:formula="of:=[.I735]" office:value-type="date" office:date-value="2020-06-23T04:26:57" calcext:value-type="date">
            <text:p>23/06/20</text:p>
          </table:table-cell>
          <table:table-cell table:formula="of:=[.I735]" office:value-type="time" office:time-value="PT1056124H26M57.000000179S" calcext:value-type="time">
            <text:p>04:26:57</text:p>
          </table:table-cell>
          <table:table-cell table:formula="of:=[.A735]+[.$J$2]" office:value-type="float" office:value="1592897217" calcext:value-type="float">
            <text:p>1592897217</text:p>
          </table:table-cell>
          <table:table-cell table:formula="of:=([.$H735]/86400)+25569-(3/24)" office:value-type="float" office:value="44005.1853819444" calcext:value-type="float">
            <text:p>44005,1853819444</text:p>
          </table:table-cell>
          <table:table-cell table:number-columns-repeated="2"/>
        </table:table-row>
        <table:table-row table:style-name="ro1">
          <table:table-cell office:value-type="float" office:value="1590717352" calcext:value-type="float">
            <text:p>1590717352</text:p>
          </table:table-cell>
          <table:table-cell table:style-name="ce3" office:value-type="string" calcext:value-type="string">
            <text:p>2020-05-28 22:55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8</text:p>
          </table:table-cell>
          <table:table-cell office:value-type="string" calcext:value-type="string">
            <text:p>50.0</text:p>
          </table:table-cell>
          <table:table-cell table:formula="of:=[.I736]" office:value-type="date" office:date-value="2020-06-23T04:26:57" calcext:value-type="date">
            <text:p>23/06/20</text:p>
          </table:table-cell>
          <table:table-cell table:formula="of:=[.I736]" office:value-type="time" office:time-value="PT1056124H26M57.000000179S" calcext:value-type="time">
            <text:p>04:26:57</text:p>
          </table:table-cell>
          <table:table-cell table:formula="of:=[.A736]+[.$J$2]" office:value-type="float" office:value="1592897217" calcext:value-type="float">
            <text:p>1592897217</text:p>
          </table:table-cell>
          <table:table-cell table:formula="of:=([.$H736]/86400)+25569-(3/24)" office:value-type="float" office:value="44005.1853819444" calcext:value-type="float">
            <text:p>44005,1853819444</text:p>
          </table:table-cell>
          <table:table-cell table:number-columns-repeated="2"/>
        </table:table-row>
        <table:table-row table:style-name="ro1">
          <table:table-cell office:value-type="float" office:value="1590717352" calcext:value-type="float">
            <text:p>1590717352</text:p>
          </table:table-cell>
          <table:table-cell table:style-name="ce3" office:value-type="string" calcext:value-type="string">
            <text:p>2020-05-28 22:55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4.0</text:p>
          </table:table-cell>
          <table:table-cell table:formula="of:=[.I737]" office:value-type="date" office:date-value="2020-06-23T04:26:57" calcext:value-type="date">
            <text:p>23/06/20</text:p>
          </table:table-cell>
          <table:table-cell table:formula="of:=[.I737]" office:value-type="time" office:time-value="PT1056124H26M57.000000179S" calcext:value-type="time">
            <text:p>04:26:57</text:p>
          </table:table-cell>
          <table:table-cell table:formula="of:=[.A737]+[.$J$2]" office:value-type="float" office:value="1592897217" calcext:value-type="float">
            <text:p>1592897217</text:p>
          </table:table-cell>
          <table:table-cell table:formula="of:=([.$H737]/86400)+25569-(3/24)" office:value-type="float" office:value="44005.1853819444" calcext:value-type="float">
            <text:p>44005,1853819444</text:p>
          </table:table-cell>
          <table:table-cell table:number-columns-repeated="2"/>
        </table:table-row>
        <table:table-row table:style-name="ro1">
          <table:table-cell office:value-type="float" office:value="1590720951" calcext:value-type="float">
            <text:p>1590720951</text:p>
          </table:table-cell>
          <table:table-cell table:style-name="ce3" office:value-type="string" calcext:value-type="string">
            <text:p>2020-05-28 23:55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738]" office:value-type="date" office:date-value="2020-06-23T05:26:56" calcext:value-type="date">
            <text:p>23/06/20</text:p>
          </table:table-cell>
          <table:table-cell table:formula="of:=[.I738]" office:value-type="time" office:time-value="PT1056125H26M56.000000574S" calcext:value-type="time">
            <text:p>05:26:56</text:p>
          </table:table-cell>
          <table:table-cell table:formula="of:=[.A738]+[.$J$2]" office:value-type="float" office:value="1592900816" calcext:value-type="float">
            <text:p>1592900816</text:p>
          </table:table-cell>
          <table:table-cell table:formula="of:=([.$H738]/86400)+25569-(3/24)" office:value-type="float" office:value="44005.227037037" calcext:value-type="float">
            <text:p>44005,227037037</text:p>
          </table:table-cell>
          <table:table-cell table:number-columns-repeated="2"/>
        </table:table-row>
        <table:table-row table:style-name="ro1">
          <table:table-cell office:value-type="float" office:value="1590720951" calcext:value-type="float">
            <text:p>1590720951</text:p>
          </table:table-cell>
          <table:table-cell table:style-name="ce3" office:value-type="string" calcext:value-type="string">
            <text:p>2020-05-28 23:55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739]" office:value-type="date" office:date-value="2020-06-23T05:26:56" calcext:value-type="date">
            <text:p>23/06/20</text:p>
          </table:table-cell>
          <table:table-cell table:formula="of:=[.I739]" office:value-type="time" office:time-value="PT1056125H26M56.000000574S" calcext:value-type="time">
            <text:p>05:26:56</text:p>
          </table:table-cell>
          <table:table-cell table:formula="of:=[.A739]+[.$J$2]" office:value-type="float" office:value="1592900816" calcext:value-type="float">
            <text:p>1592900816</text:p>
          </table:table-cell>
          <table:table-cell table:formula="of:=([.$H739]/86400)+25569-(3/24)" office:value-type="float" office:value="44005.227037037" calcext:value-type="float">
            <text:p>44005,227037037</text:p>
          </table:table-cell>
          <table:table-cell table:number-columns-repeated="2"/>
        </table:table-row>
        <table:table-row table:style-name="ro1">
          <table:table-cell office:value-type="float" office:value="1590720951" calcext:value-type="float">
            <text:p>1590720951</text:p>
          </table:table-cell>
          <table:table-cell table:style-name="ce3" office:value-type="string" calcext:value-type="string">
            <text:p>2020-05-28 23:55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740]" office:value-type="date" office:date-value="2020-06-23T05:26:56" calcext:value-type="date">
            <text:p>23/06/20</text:p>
          </table:table-cell>
          <table:table-cell table:formula="of:=[.I740]" office:value-type="time" office:time-value="PT1056125H26M56.000000574S" calcext:value-type="time">
            <text:p>05:26:56</text:p>
          </table:table-cell>
          <table:table-cell table:formula="of:=[.A740]+[.$J$2]" office:value-type="float" office:value="1592900816" calcext:value-type="float">
            <text:p>1592900816</text:p>
          </table:table-cell>
          <table:table-cell table:formula="of:=([.$H740]/86400)+25569-(3/24)" office:value-type="float" office:value="44005.227037037" calcext:value-type="float">
            <text:p>44005,227037037</text:p>
          </table:table-cell>
          <table:table-cell table:number-columns-repeated="2"/>
        </table:table-row>
        <table:table-row table:style-name="ro1">
          <table:table-cell office:value-type="float" office:value="1590720951" calcext:value-type="float">
            <text:p>1590720951</text:p>
          </table:table-cell>
          <table:table-cell table:style-name="ce3" office:value-type="string" calcext:value-type="string">
            <text:p>2020-05-28 23:55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741]" office:value-type="date" office:date-value="2020-06-23T05:26:56" calcext:value-type="date">
            <text:p>23/06/20</text:p>
          </table:table-cell>
          <table:table-cell table:formula="of:=[.I741]" office:value-type="time" office:time-value="PT1056125H26M56.000000574S" calcext:value-type="time">
            <text:p>05:26:56</text:p>
          </table:table-cell>
          <table:table-cell table:formula="of:=[.A741]+[.$J$2]" office:value-type="float" office:value="1592900816" calcext:value-type="float">
            <text:p>1592900816</text:p>
          </table:table-cell>
          <table:table-cell table:formula="of:=([.$H741]/86400)+25569-(3/24)" office:value-type="float" office:value="44005.227037037" calcext:value-type="float">
            <text:p>44005,227037037</text:p>
          </table:table-cell>
          <table:table-cell table:number-columns-repeated="2"/>
        </table:table-row>
        <table:table-row table:style-name="ro1">
          <table:table-cell office:value-type="float" office:value="1590724550" calcext:value-type="float">
            <text:p>1590724550</text:p>
          </table:table-cell>
          <table:table-cell table:style-name="ce3" office:value-type="string" calcext:value-type="string">
            <text:p>2020-05-29 00:55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742]" office:value-type="date" office:date-value="2020-06-23T06:26:55" calcext:value-type="date">
            <text:p>23/06/20</text:p>
          </table:table-cell>
          <table:table-cell table:formula="of:=[.I742]" office:value-type="time" office:time-value="PT1056126H26M54.999999292S" calcext:value-type="time">
            <text:p>06:26:55</text:p>
          </table:table-cell>
          <table:table-cell table:formula="of:=[.A742]+[.$J$2]" office:value-type="float" office:value="1592904415" calcext:value-type="float">
            <text:p>1592904415</text:p>
          </table:table-cell>
          <table:table-cell table:formula="of:=([.$H742]/86400)+25569-(3/24)" office:value-type="float" office:value="44005.2686921296" calcext:value-type="float">
            <text:p>44005,2686921296</text:p>
          </table:table-cell>
          <table:table-cell table:number-columns-repeated="2"/>
        </table:table-row>
        <table:table-row table:style-name="ro1">
          <table:table-cell office:value-type="float" office:value="1590724550" calcext:value-type="float">
            <text:p>1590724550</text:p>
          </table:table-cell>
          <table:table-cell table:style-name="ce3" office:value-type="string" calcext:value-type="string">
            <text:p>2020-05-29 00:55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743]" office:value-type="date" office:date-value="2020-06-23T06:26:55" calcext:value-type="date">
            <text:p>23/06/20</text:p>
          </table:table-cell>
          <table:table-cell table:formula="of:=[.I743]" office:value-type="time" office:time-value="PT1056126H26M54.999999292S" calcext:value-type="time">
            <text:p>06:26:55</text:p>
          </table:table-cell>
          <table:table-cell table:formula="of:=[.A743]+[.$J$2]" office:value-type="float" office:value="1592904415" calcext:value-type="float">
            <text:p>1592904415</text:p>
          </table:table-cell>
          <table:table-cell table:formula="of:=([.$H743]/86400)+25569-(3/24)" office:value-type="float" office:value="44005.2686921296" calcext:value-type="float">
            <text:p>44005,2686921296</text:p>
          </table:table-cell>
          <table:table-cell table:number-columns-repeated="2"/>
        </table:table-row>
        <table:table-row table:style-name="ro1">
          <table:table-cell office:value-type="float" office:value="1590724550" calcext:value-type="float">
            <text:p>1590724550</text:p>
          </table:table-cell>
          <table:table-cell table:style-name="ce3" office:value-type="string" calcext:value-type="string">
            <text:p>2020-05-29 00:55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744]" office:value-type="date" office:date-value="2020-06-23T06:26:55" calcext:value-type="date">
            <text:p>23/06/20</text:p>
          </table:table-cell>
          <table:table-cell table:formula="of:=[.I744]" office:value-type="time" office:time-value="PT1056126H26M54.999999292S" calcext:value-type="time">
            <text:p>06:26:55</text:p>
          </table:table-cell>
          <table:table-cell table:formula="of:=[.A744]+[.$J$2]" office:value-type="float" office:value="1592904415" calcext:value-type="float">
            <text:p>1592904415</text:p>
          </table:table-cell>
          <table:table-cell table:formula="of:=([.$H744]/86400)+25569-(3/24)" office:value-type="float" office:value="44005.2686921296" calcext:value-type="float">
            <text:p>44005,2686921296</text:p>
          </table:table-cell>
          <table:table-cell table:number-columns-repeated="2"/>
        </table:table-row>
        <table:table-row table:style-name="ro1">
          <table:table-cell office:value-type="float" office:value="1590724550" calcext:value-type="float">
            <text:p>1590724550</text:p>
          </table:table-cell>
          <table:table-cell table:style-name="ce3" office:value-type="string" calcext:value-type="string">
            <text:p>2020-05-29 00:55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745]" office:value-type="date" office:date-value="2020-06-23T06:26:55" calcext:value-type="date">
            <text:p>23/06/20</text:p>
          </table:table-cell>
          <table:table-cell table:formula="of:=[.I745]" office:value-type="time" office:time-value="PT1056126H26M54.999999292S" calcext:value-type="time">
            <text:p>06:26:55</text:p>
          </table:table-cell>
          <table:table-cell table:formula="of:=[.A745]+[.$J$2]" office:value-type="float" office:value="1592904415" calcext:value-type="float">
            <text:p>1592904415</text:p>
          </table:table-cell>
          <table:table-cell table:formula="of:=([.$H745]/86400)+25569-(3/24)" office:value-type="float" office:value="44005.2686921296" calcext:value-type="float">
            <text:p>44005,2686921296</text:p>
          </table:table-cell>
          <table:table-cell table:number-columns-repeated="2"/>
        </table:table-row>
        <table:table-row table:style-name="ro1">
          <table:table-cell office:value-type="float" office:value="1590728149" calcext:value-type="float">
            <text:p>1590728149</text:p>
          </table:table-cell>
          <table:table-cell table:style-name="ce3" office:value-type="string" calcext:value-type="string">
            <text:p>2020-05-29 01:55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746]" office:value-type="date" office:date-value="2020-06-23T07:26:54" calcext:value-type="date">
            <text:p>23/06/20</text:p>
          </table:table-cell>
          <table:table-cell table:formula="of:=[.I746]" office:value-type="time" office:time-value="PT1056127H26M53.999999687S" calcext:value-type="time">
            <text:p>07:26:54</text:p>
          </table:table-cell>
          <table:table-cell table:formula="of:=[.A746]+[.$J$2]" office:value-type="float" office:value="1592908014" calcext:value-type="float">
            <text:p>1592908014</text:p>
          </table:table-cell>
          <table:table-cell table:formula="of:=([.$H746]/86400)+25569-(3/24)" office:value-type="float" office:value="44005.3103472222" calcext:value-type="float">
            <text:p>44005,3103472222</text:p>
          </table:table-cell>
          <table:table-cell table:number-columns-repeated="2"/>
        </table:table-row>
        <table:table-row table:style-name="ro1">
          <table:table-cell office:value-type="float" office:value="1590728149" calcext:value-type="float">
            <text:p>1590728149</text:p>
          </table:table-cell>
          <table:table-cell table:style-name="ce3" office:value-type="string" calcext:value-type="string">
            <text:p>2020-05-29 01:55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747]" office:value-type="date" office:date-value="2020-06-23T07:26:54" calcext:value-type="date">
            <text:p>23/06/20</text:p>
          </table:table-cell>
          <table:table-cell table:formula="of:=[.I747]" office:value-type="time" office:time-value="PT1056127H26M53.999999687S" calcext:value-type="time">
            <text:p>07:26:54</text:p>
          </table:table-cell>
          <table:table-cell table:formula="of:=[.A747]+[.$J$2]" office:value-type="float" office:value="1592908014" calcext:value-type="float">
            <text:p>1592908014</text:p>
          </table:table-cell>
          <table:table-cell table:formula="of:=([.$H747]/86400)+25569-(3/24)" office:value-type="float" office:value="44005.3103472222" calcext:value-type="float">
            <text:p>44005,3103472222</text:p>
          </table:table-cell>
          <table:table-cell table:number-columns-repeated="2"/>
        </table:table-row>
        <table:table-row table:style-name="ro1">
          <table:table-cell office:value-type="float" office:value="1590728149" calcext:value-type="float">
            <text:p>1590728149</text:p>
          </table:table-cell>
          <table:table-cell table:style-name="ce3" office:value-type="string" calcext:value-type="string">
            <text:p>2020-05-29 01:55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748]" office:value-type="date" office:date-value="2020-06-23T07:26:54" calcext:value-type="date">
            <text:p>23/06/20</text:p>
          </table:table-cell>
          <table:table-cell table:formula="of:=[.I748]" office:value-type="time" office:time-value="PT1056127H26M53.999999687S" calcext:value-type="time">
            <text:p>07:26:54</text:p>
          </table:table-cell>
          <table:table-cell table:formula="of:=[.A748]+[.$J$2]" office:value-type="float" office:value="1592908014" calcext:value-type="float">
            <text:p>1592908014</text:p>
          </table:table-cell>
          <table:table-cell table:formula="of:=([.$H748]/86400)+25569-(3/24)" office:value-type="float" office:value="44005.3103472222" calcext:value-type="float">
            <text:p>44005,3103472222</text:p>
          </table:table-cell>
          <table:table-cell table:number-columns-repeated="2"/>
        </table:table-row>
        <table:table-row table:style-name="ro1">
          <table:table-cell office:value-type="float" office:value="1590728149" calcext:value-type="float">
            <text:p>1590728149</text:p>
          </table:table-cell>
          <table:table-cell table:style-name="ce3" office:value-type="string" calcext:value-type="string">
            <text:p>2020-05-29 01:55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749]" office:value-type="date" office:date-value="2020-06-23T07:26:54" calcext:value-type="date">
            <text:p>23/06/20</text:p>
          </table:table-cell>
          <table:table-cell table:formula="of:=[.I749]" office:value-type="time" office:time-value="PT1056127H26M53.999999687S" calcext:value-type="time">
            <text:p>07:26:54</text:p>
          </table:table-cell>
          <table:table-cell table:formula="of:=[.A749]+[.$J$2]" office:value-type="float" office:value="1592908014" calcext:value-type="float">
            <text:p>1592908014</text:p>
          </table:table-cell>
          <table:table-cell table:formula="of:=([.$H749]/86400)+25569-(3/24)" office:value-type="float" office:value="44005.3103472222" calcext:value-type="float">
            <text:p>44005,3103472222</text:p>
          </table:table-cell>
          <table:table-cell table:number-columns-repeated="2"/>
        </table:table-row>
        <table:table-row table:style-name="ro1">
          <table:table-cell office:value-type="float" office:value="1590731748" calcext:value-type="float">
            <text:p>1590731748</text:p>
          </table:table-cell>
          <table:table-cell table:style-name="ce3" office:value-type="string" calcext:value-type="string">
            <text:p>2020-05-29 02:55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750]" office:value-type="date" office:date-value="2020-06-23T08:26:53" calcext:value-type="date">
            <text:p>23/06/20</text:p>
          </table:table-cell>
          <table:table-cell table:formula="of:=[.I750]" office:value-type="time" office:time-value="PT1056128H26M53.000000082S" calcext:value-type="time">
            <text:p>08:26:53</text:p>
          </table:table-cell>
          <table:table-cell table:formula="of:=[.A750]+[.$J$2]" office:value-type="float" office:value="1592911613" calcext:value-type="float">
            <text:p>1592911613</text:p>
          </table:table-cell>
          <table:table-cell table:formula="of:=([.$H750]/86400)+25569-(3/24)" office:value-type="float" office:value="44005.3520023148" calcext:value-type="float">
            <text:p>44005,3520023148</text:p>
          </table:table-cell>
          <table:table-cell table:number-columns-repeated="2"/>
        </table:table-row>
        <table:table-row table:style-name="ro1">
          <table:table-cell office:value-type="float" office:value="1590731748" calcext:value-type="float">
            <text:p>1590731748</text:p>
          </table:table-cell>
          <table:table-cell table:style-name="ce3" office:value-type="string" calcext:value-type="string">
            <text:p>2020-05-29 02:55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5.0</text:p>
          </table:table-cell>
          <table:table-cell table:formula="of:=[.I751]" office:value-type="date" office:date-value="2020-06-23T08:26:53" calcext:value-type="date">
            <text:p>23/06/20</text:p>
          </table:table-cell>
          <table:table-cell table:formula="of:=[.I751]" office:value-type="time" office:time-value="PT1056128H26M53.000000082S" calcext:value-type="time">
            <text:p>08:26:53</text:p>
          </table:table-cell>
          <table:table-cell table:formula="of:=[.A751]+[.$J$2]" office:value-type="float" office:value="1592911613" calcext:value-type="float">
            <text:p>1592911613</text:p>
          </table:table-cell>
          <table:table-cell table:formula="of:=([.$H751]/86400)+25569-(3/24)" office:value-type="float" office:value="44005.3520023148" calcext:value-type="float">
            <text:p>44005,3520023148</text:p>
          </table:table-cell>
          <table:table-cell table:number-columns-repeated="2"/>
        </table:table-row>
        <table:table-row table:style-name="ro1">
          <table:table-cell office:value-type="float" office:value="1590731748" calcext:value-type="float">
            <text:p>1590731748</text:p>
          </table:table-cell>
          <table:table-cell table:style-name="ce3" office:value-type="string" calcext:value-type="string">
            <text:p>2020-05-29 02:55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752]" office:value-type="date" office:date-value="2020-06-23T08:26:53" calcext:value-type="date">
            <text:p>23/06/20</text:p>
          </table:table-cell>
          <table:table-cell table:formula="of:=[.I752]" office:value-type="time" office:time-value="PT1056128H26M53.000000082S" calcext:value-type="time">
            <text:p>08:26:53</text:p>
          </table:table-cell>
          <table:table-cell table:formula="of:=[.A752]+[.$J$2]" office:value-type="float" office:value="1592911613" calcext:value-type="float">
            <text:p>1592911613</text:p>
          </table:table-cell>
          <table:table-cell table:formula="of:=([.$H752]/86400)+25569-(3/24)" office:value-type="float" office:value="44005.3520023148" calcext:value-type="float">
            <text:p>44005,3520023148</text:p>
          </table:table-cell>
          <table:table-cell table:number-columns-repeated="2"/>
        </table:table-row>
        <table:table-row table:style-name="ro1">
          <table:table-cell office:value-type="float" office:value="1590731748" calcext:value-type="float">
            <text:p>1590731748</text:p>
          </table:table-cell>
          <table:table-cell table:style-name="ce3" office:value-type="string" calcext:value-type="string">
            <text:p>2020-05-29 02:55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753]" office:value-type="date" office:date-value="2020-06-23T08:26:53" calcext:value-type="date">
            <text:p>23/06/20</text:p>
          </table:table-cell>
          <table:table-cell table:formula="of:=[.I753]" office:value-type="time" office:time-value="PT1056128H26M53.000000082S" calcext:value-type="time">
            <text:p>08:26:53</text:p>
          </table:table-cell>
          <table:table-cell table:formula="of:=[.A753]+[.$J$2]" office:value-type="float" office:value="1592911613" calcext:value-type="float">
            <text:p>1592911613</text:p>
          </table:table-cell>
          <table:table-cell table:formula="of:=([.$H753]/86400)+25569-(3/24)" office:value-type="float" office:value="44005.3520023148" calcext:value-type="float">
            <text:p>44005,3520023148</text:p>
          </table:table-cell>
          <table:table-cell table:number-columns-repeated="2"/>
        </table:table-row>
        <table:table-row table:style-name="ro1">
          <table:table-cell office:value-type="float" office:value="1590735347" calcext:value-type="float">
            <text:p>1590735347</text:p>
          </table:table-cell>
          <table:table-cell table:style-name="ce3" office:value-type="string" calcext:value-type="string">
            <text:p>2020-05-29 03:55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54]" office:value-type="date" office:date-value="2020-06-23T09:26:52" calcext:value-type="date">
            <text:p>23/06/20</text:p>
          </table:table-cell>
          <table:table-cell table:formula="of:=[.I754]" office:value-type="time" office:time-value="PT1056129H26M51.999999639S" calcext:value-type="time">
            <text:p>09:26:52</text:p>
          </table:table-cell>
          <table:table-cell table:formula="of:=[.A754]+[.$J$2]" office:value-type="float" office:value="1592915212" calcext:value-type="float">
            <text:p>1592915212</text:p>
          </table:table-cell>
          <table:table-cell table:formula="of:=([.$H754]/86400)+25569-(3/24)" office:value-type="float" office:value="44005.3936574074" calcext:value-type="float">
            <text:p>44005,3936574074</text:p>
          </table:table-cell>
          <table:table-cell table:number-columns-repeated="2"/>
        </table:table-row>
        <table:table-row table:style-name="ro1">
          <table:table-cell office:value-type="float" office:value="1590735347" calcext:value-type="float">
            <text:p>1590735347</text:p>
          </table:table-cell>
          <table:table-cell table:style-name="ce3" office:value-type="string" calcext:value-type="string">
            <text:p>2020-05-29 03:55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55]" office:value-type="date" office:date-value="2020-06-23T09:26:52" calcext:value-type="date">
            <text:p>23/06/20</text:p>
          </table:table-cell>
          <table:table-cell table:formula="of:=[.I755]" office:value-type="time" office:time-value="PT1056129H26M51.999999639S" calcext:value-type="time">
            <text:p>09:26:52</text:p>
          </table:table-cell>
          <table:table-cell table:formula="of:=[.A755]+[.$J$2]" office:value-type="float" office:value="1592915212" calcext:value-type="float">
            <text:p>1592915212</text:p>
          </table:table-cell>
          <table:table-cell table:formula="of:=([.$H755]/86400)+25569-(3/24)" office:value-type="float" office:value="44005.3936574074" calcext:value-type="float">
            <text:p>44005,3936574074</text:p>
          </table:table-cell>
          <table:table-cell table:number-columns-repeated="2"/>
        </table:table-row>
        <table:table-row table:style-name="ro1">
          <table:table-cell office:value-type="float" office:value="1590735347" calcext:value-type="float">
            <text:p>1590735347</text:p>
          </table:table-cell>
          <table:table-cell table:style-name="ce3" office:value-type="string" calcext:value-type="string">
            <text:p>2020-05-29 03:55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756]" office:value-type="date" office:date-value="2020-06-23T09:26:52" calcext:value-type="date">
            <text:p>23/06/20</text:p>
          </table:table-cell>
          <table:table-cell table:formula="of:=[.I756]" office:value-type="time" office:time-value="PT1056129H26M51.999999639S" calcext:value-type="time">
            <text:p>09:26:52</text:p>
          </table:table-cell>
          <table:table-cell table:formula="of:=[.A756]+[.$J$2]" office:value-type="float" office:value="1592915212" calcext:value-type="float">
            <text:p>1592915212</text:p>
          </table:table-cell>
          <table:table-cell table:formula="of:=([.$H756]/86400)+25569-(3/24)" office:value-type="float" office:value="44005.3936574074" calcext:value-type="float">
            <text:p>44005,3936574074</text:p>
          </table:table-cell>
          <table:table-cell table:number-columns-repeated="2"/>
        </table:table-row>
        <table:table-row table:style-name="ro1">
          <table:table-cell office:value-type="float" office:value="1590735347" calcext:value-type="float">
            <text:p>1590735347</text:p>
          </table:table-cell>
          <table:table-cell table:style-name="ce3" office:value-type="string" calcext:value-type="string">
            <text:p>2020-05-29 03:55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57]" office:value-type="date" office:date-value="2020-06-23T09:26:52" calcext:value-type="date">
            <text:p>23/06/20</text:p>
          </table:table-cell>
          <table:table-cell table:formula="of:=[.I757]" office:value-type="time" office:time-value="PT1056129H26M51.999999639S" calcext:value-type="time">
            <text:p>09:26:52</text:p>
          </table:table-cell>
          <table:table-cell table:formula="of:=[.A757]+[.$J$2]" office:value-type="float" office:value="1592915212" calcext:value-type="float">
            <text:p>1592915212</text:p>
          </table:table-cell>
          <table:table-cell table:formula="of:=([.$H757]/86400)+25569-(3/24)" office:value-type="float" office:value="44005.3936574074" calcext:value-type="float">
            <text:p>44005,3936574074</text:p>
          </table:table-cell>
          <table:table-cell table:number-columns-repeated="2"/>
        </table:table-row>
        <table:table-row table:style-name="ro1">
          <table:table-cell office:value-type="float" office:value="1590738946" calcext:value-type="float">
            <text:p>1590738946</text:p>
          </table:table-cell>
          <table:table-cell table:style-name="ce3" office:value-type="string" calcext:value-type="string">
            <text:p>2020-05-29 04:55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58]" office:value-type="date" office:date-value="2020-06-23T10:26:51" calcext:value-type="date">
            <text:p>23/06/20</text:p>
          </table:table-cell>
          <table:table-cell table:formula="of:=[.I758]" office:value-type="time" office:time-value="PT1056130H26M51.000000872S" calcext:value-type="time">
            <text:p>10:26:51</text:p>
          </table:table-cell>
          <table:table-cell table:formula="of:=[.A758]+[.$J$2]" office:value-type="float" office:value="1592918811" calcext:value-type="float">
            <text:p>1592918811</text:p>
          </table:table-cell>
          <table:table-cell table:formula="of:=([.$H758]/86400)+25569-(3/24)" office:value-type="float" office:value="44005.4353125" calcext:value-type="float">
            <text:p>44005,4353125</text:p>
          </table:table-cell>
          <table:table-cell table:number-columns-repeated="2"/>
        </table:table-row>
        <table:table-row table:style-name="ro1">
          <table:table-cell office:value-type="float" office:value="1590738946" calcext:value-type="float">
            <text:p>1590738946</text:p>
          </table:table-cell>
          <table:table-cell table:style-name="ce3" office:value-type="string" calcext:value-type="string">
            <text:p>2020-05-29 04:55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59]" office:value-type="date" office:date-value="2020-06-23T10:26:51" calcext:value-type="date">
            <text:p>23/06/20</text:p>
          </table:table-cell>
          <table:table-cell table:formula="of:=[.I759]" office:value-type="time" office:time-value="PT1056130H26M51.000000872S" calcext:value-type="time">
            <text:p>10:26:51</text:p>
          </table:table-cell>
          <table:table-cell table:formula="of:=[.A759]+[.$J$2]" office:value-type="float" office:value="1592918811" calcext:value-type="float">
            <text:p>1592918811</text:p>
          </table:table-cell>
          <table:table-cell table:formula="of:=([.$H759]/86400)+25569-(3/24)" office:value-type="float" office:value="44005.4353125" calcext:value-type="float">
            <text:p>44005,4353125</text:p>
          </table:table-cell>
          <table:table-cell table:number-columns-repeated="2"/>
        </table:table-row>
        <table:table-row table:style-name="ro1">
          <table:table-cell office:value-type="float" office:value="1590738946" calcext:value-type="float">
            <text:p>1590738946</text:p>
          </table:table-cell>
          <table:table-cell table:style-name="ce3" office:value-type="string" calcext:value-type="string">
            <text:p>2020-05-29 04:55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60]" office:value-type="date" office:date-value="2020-06-23T10:26:51" calcext:value-type="date">
            <text:p>23/06/20</text:p>
          </table:table-cell>
          <table:table-cell table:formula="of:=[.I760]" office:value-type="time" office:time-value="PT1056130H26M51.000000872S" calcext:value-type="time">
            <text:p>10:26:51</text:p>
          </table:table-cell>
          <table:table-cell table:formula="of:=[.A760]+[.$J$2]" office:value-type="float" office:value="1592918811" calcext:value-type="float">
            <text:p>1592918811</text:p>
          </table:table-cell>
          <table:table-cell table:formula="of:=([.$H760]/86400)+25569-(3/24)" office:value-type="float" office:value="44005.4353125" calcext:value-type="float">
            <text:p>44005,4353125</text:p>
          </table:table-cell>
          <table:table-cell table:number-columns-repeated="2"/>
        </table:table-row>
        <table:table-row table:style-name="ro1">
          <table:table-cell office:value-type="float" office:value="1590738946" calcext:value-type="float">
            <text:p>1590738946</text:p>
          </table:table-cell>
          <table:table-cell table:style-name="ce3" office:value-type="string" calcext:value-type="string">
            <text:p>2020-05-29 04:55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61]" office:value-type="date" office:date-value="2020-06-23T10:26:51" calcext:value-type="date">
            <text:p>23/06/20</text:p>
          </table:table-cell>
          <table:table-cell table:formula="of:=[.I761]" office:value-type="time" office:time-value="PT1056130H26M51.000000872S" calcext:value-type="time">
            <text:p>10:26:51</text:p>
          </table:table-cell>
          <table:table-cell table:formula="of:=[.A761]+[.$J$2]" office:value-type="float" office:value="1592918811" calcext:value-type="float">
            <text:p>1592918811</text:p>
          </table:table-cell>
          <table:table-cell table:formula="of:=([.$H761]/86400)+25569-(3/24)" office:value-type="float" office:value="44005.4353125" calcext:value-type="float">
            <text:p>44005,4353125</text:p>
          </table:table-cell>
          <table:table-cell table:number-columns-repeated="2"/>
        </table:table-row>
        <table:table-row table:style-name="ro1">
          <table:table-cell office:value-type="float" office:value="1590742545" calcext:value-type="float">
            <text:p>1590742545</text:p>
          </table:table-cell>
          <table:table-cell table:style-name="ce3" office:value-type="string" calcext:value-type="string">
            <text:p>2020-05-29 05:55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table:formula="of:=[.I762]" office:value-type="date" office:date-value="2020-06-23T11:26:50" calcext:value-type="date">
            <text:p>23/06/20</text:p>
          </table:table-cell>
          <table:table-cell table:formula="of:=[.I762]" office:value-type="time" office:time-value="PT1056131H26M49.99999959S" calcext:value-type="time">
            <text:p>11:26:50</text:p>
          </table:table-cell>
          <table:table-cell table:formula="of:=[.A762]+[.$J$2]" office:value-type="float" office:value="1592922410" calcext:value-type="float">
            <text:p>1592922410</text:p>
          </table:table-cell>
          <table:table-cell table:formula="of:=([.$H762]/86400)+25569-(3/24)" office:value-type="float" office:value="44005.4769675926" calcext:value-type="float">
            <text:p>44005,4769675926</text:p>
          </table:table-cell>
          <table:table-cell table:number-columns-repeated="2"/>
        </table:table-row>
        <table:table-row table:style-name="ro1">
          <table:table-cell office:value-type="float" office:value="1590742545" calcext:value-type="float">
            <text:p>1590742545</text:p>
          </table:table-cell>
          <table:table-cell table:style-name="ce3" office:value-type="string" calcext:value-type="string">
            <text:p>2020-05-29 05:55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763]" office:value-type="date" office:date-value="2020-06-23T11:26:50" calcext:value-type="date">
            <text:p>23/06/20</text:p>
          </table:table-cell>
          <table:table-cell table:formula="of:=[.I763]" office:value-type="time" office:time-value="PT1056131H26M49.99999959S" calcext:value-type="time">
            <text:p>11:26:50</text:p>
          </table:table-cell>
          <table:table-cell table:formula="of:=[.A763]+[.$J$2]" office:value-type="float" office:value="1592922410" calcext:value-type="float">
            <text:p>1592922410</text:p>
          </table:table-cell>
          <table:table-cell table:formula="of:=([.$H763]/86400)+25569-(3/24)" office:value-type="float" office:value="44005.4769675926" calcext:value-type="float">
            <text:p>44005,4769675926</text:p>
          </table:table-cell>
          <table:table-cell table:number-columns-repeated="2"/>
        </table:table-row>
        <table:table-row table:style-name="ro1">
          <table:table-cell office:value-type="float" office:value="1590742545" calcext:value-type="float">
            <text:p>1590742545</text:p>
          </table:table-cell>
          <table:table-cell table:style-name="ce3" office:value-type="string" calcext:value-type="string">
            <text:p>2020-05-29 05:55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1.0</text:p>
          </table:table-cell>
          <table:table-cell table:formula="of:=[.I764]" office:value-type="date" office:date-value="2020-06-23T11:26:50" calcext:value-type="date">
            <text:p>23/06/20</text:p>
          </table:table-cell>
          <table:table-cell table:formula="of:=[.I764]" office:value-type="time" office:time-value="PT1056131H26M49.99999959S" calcext:value-type="time">
            <text:p>11:26:50</text:p>
          </table:table-cell>
          <table:table-cell table:formula="of:=[.A764]+[.$J$2]" office:value-type="float" office:value="1592922410" calcext:value-type="float">
            <text:p>1592922410</text:p>
          </table:table-cell>
          <table:table-cell table:formula="of:=([.$H764]/86400)+25569-(3/24)" office:value-type="float" office:value="44005.4769675926" calcext:value-type="float">
            <text:p>44005,4769675926</text:p>
          </table:table-cell>
          <table:table-cell table:number-columns-repeated="2"/>
        </table:table-row>
        <table:table-row table:style-name="ro1">
          <table:table-cell office:value-type="float" office:value="1590742545" calcext:value-type="float">
            <text:p>1590742545</text:p>
          </table:table-cell>
          <table:table-cell table:style-name="ce3" office:value-type="string" calcext:value-type="string">
            <text:p>2020-05-29 05:55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4.0</text:p>
          </table:table-cell>
          <table:table-cell table:formula="of:=[.I765]" office:value-type="date" office:date-value="2020-06-23T11:26:50" calcext:value-type="date">
            <text:p>23/06/20</text:p>
          </table:table-cell>
          <table:table-cell table:formula="of:=[.I765]" office:value-type="time" office:time-value="PT1056131H26M49.99999959S" calcext:value-type="time">
            <text:p>11:26:50</text:p>
          </table:table-cell>
          <table:table-cell table:formula="of:=[.A765]+[.$J$2]" office:value-type="float" office:value="1592922410" calcext:value-type="float">
            <text:p>1592922410</text:p>
          </table:table-cell>
          <table:table-cell table:formula="of:=([.$H765]/86400)+25569-(3/24)" office:value-type="float" office:value="44005.4769675926" calcext:value-type="float">
            <text:p>44005,4769675926</text:p>
          </table:table-cell>
          <table:table-cell table:number-columns-repeated="2"/>
        </table:table-row>
        <table:table-row table:style-name="ro1">
          <table:table-cell office:value-type="float" office:value="1590746144" calcext:value-type="float">
            <text:p>1590746144</text:p>
          </table:table-cell>
          <table:table-cell table:style-name="ce3" office:value-type="string" calcext:value-type="string">
            <text:p>2020-05-29 06:55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766]" office:value-type="date" office:date-value="2020-06-23T12:26:49" calcext:value-type="date">
            <text:p>23/06/20</text:p>
          </table:table-cell>
          <table:table-cell table:formula="of:=[.I766]" office:value-type="time" office:time-value="PT1056132H26M48.999999985S" calcext:value-type="time">
            <text:p>12:26:49</text:p>
          </table:table-cell>
          <table:table-cell table:formula="of:=[.A766]+[.$J$2]" office:value-type="float" office:value="1592926009" calcext:value-type="float">
            <text:p>1592926009</text:p>
          </table:table-cell>
          <table:table-cell table:formula="of:=([.$H766]/86400)+25569-(3/24)" office:value-type="float" office:value="44005.5186226852" calcext:value-type="float">
            <text:p>44005,5186226852</text:p>
          </table:table-cell>
          <table:table-cell table:number-columns-repeated="2"/>
        </table:table-row>
        <table:table-row table:style-name="ro1">
          <table:table-cell office:value-type="float" office:value="1590746144" calcext:value-type="float">
            <text:p>1590746144</text:p>
          </table:table-cell>
          <table:table-cell table:style-name="ce3" office:value-type="string" calcext:value-type="string">
            <text:p>2020-05-29 06:55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767]" office:value-type="date" office:date-value="2020-06-23T12:26:49" calcext:value-type="date">
            <text:p>23/06/20</text:p>
          </table:table-cell>
          <table:table-cell table:formula="of:=[.I767]" office:value-type="time" office:time-value="PT1056132H26M48.999999985S" calcext:value-type="time">
            <text:p>12:26:49</text:p>
          </table:table-cell>
          <table:table-cell table:formula="of:=[.A767]+[.$J$2]" office:value-type="float" office:value="1592926009" calcext:value-type="float">
            <text:p>1592926009</text:p>
          </table:table-cell>
          <table:table-cell table:formula="of:=([.$H767]/86400)+25569-(3/24)" office:value-type="float" office:value="44005.5186226852" calcext:value-type="float">
            <text:p>44005,5186226852</text:p>
          </table:table-cell>
          <table:table-cell table:number-columns-repeated="2"/>
        </table:table-row>
        <table:table-row table:style-name="ro1">
          <table:table-cell office:value-type="float" office:value="1590746144" calcext:value-type="float">
            <text:p>1590746144</text:p>
          </table:table-cell>
          <table:table-cell table:style-name="ce3" office:value-type="string" calcext:value-type="string">
            <text:p>2020-05-29 06:55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0.0</text:p>
          </table:table-cell>
          <table:table-cell table:formula="of:=[.I768]" office:value-type="date" office:date-value="2020-06-23T12:26:49" calcext:value-type="date">
            <text:p>23/06/20</text:p>
          </table:table-cell>
          <table:table-cell table:formula="of:=[.I768]" office:value-type="time" office:time-value="PT1056132H26M48.999999985S" calcext:value-type="time">
            <text:p>12:26:49</text:p>
          </table:table-cell>
          <table:table-cell table:formula="of:=[.A768]+[.$J$2]" office:value-type="float" office:value="1592926009" calcext:value-type="float">
            <text:p>1592926009</text:p>
          </table:table-cell>
          <table:table-cell table:formula="of:=([.$H768]/86400)+25569-(3/24)" office:value-type="float" office:value="44005.5186226852" calcext:value-type="float">
            <text:p>44005,5186226852</text:p>
          </table:table-cell>
          <table:table-cell table:number-columns-repeated="2"/>
        </table:table-row>
        <table:table-row table:style-name="ro1">
          <table:table-cell office:value-type="float" office:value="1590746144" calcext:value-type="float">
            <text:p>1590746144</text:p>
          </table:table-cell>
          <table:table-cell table:style-name="ce3" office:value-type="string" calcext:value-type="string">
            <text:p>2020-05-29 06:55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769]" office:value-type="date" office:date-value="2020-06-23T12:26:49" calcext:value-type="date">
            <text:p>23/06/20</text:p>
          </table:table-cell>
          <table:table-cell table:formula="of:=[.I769]" office:value-type="time" office:time-value="PT1056132H26M48.999999985S" calcext:value-type="time">
            <text:p>12:26:49</text:p>
          </table:table-cell>
          <table:table-cell table:formula="of:=[.A769]+[.$J$2]" office:value-type="float" office:value="1592926009" calcext:value-type="float">
            <text:p>1592926009</text:p>
          </table:table-cell>
          <table:table-cell table:formula="of:=([.$H769]/86400)+25569-(3/24)" office:value-type="float" office:value="44005.5186226852" calcext:value-type="float">
            <text:p>44005,5186226852</text:p>
          </table:table-cell>
          <table:table-cell table:number-columns-repeated="2"/>
        </table:table-row>
        <table:table-row table:style-name="ro1">
          <table:table-cell office:value-type="float" office:value="1590749743" calcext:value-type="float">
            <text:p>1590749743</text:p>
          </table:table-cell>
          <table:table-cell table:style-name="ce3" office:value-type="string" calcext:value-type="string">
            <text:p>2020-05-29 07:55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70]" office:value-type="date" office:date-value="2020-06-23T13:26:48" calcext:value-type="date">
            <text:p>23/06/20</text:p>
          </table:table-cell>
          <table:table-cell table:formula="of:=[.I770]" office:value-type="time" office:time-value="PT1056133H26M48.00000038S" calcext:value-type="time">
            <text:p>13:26:48</text:p>
          </table:table-cell>
          <table:table-cell table:formula="of:=[.A770]+[.$J$2]" office:value-type="float" office:value="1592929608" calcext:value-type="float">
            <text:p>1592929608</text:p>
          </table:table-cell>
          <table:table-cell table:formula="of:=([.$H770]/86400)+25569-(3/24)" office:value-type="float" office:value="44005.5602777778" calcext:value-type="float">
            <text:p>44005,5602777778</text:p>
          </table:table-cell>
          <table:table-cell table:number-columns-repeated="2"/>
        </table:table-row>
        <table:table-row table:style-name="ro1">
          <table:table-cell office:value-type="float" office:value="1590749743" calcext:value-type="float">
            <text:p>1590749743</text:p>
          </table:table-cell>
          <table:table-cell table:style-name="ce3" office:value-type="string" calcext:value-type="string">
            <text:p>2020-05-29 07:55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71]" office:value-type="date" office:date-value="2020-06-23T13:26:48" calcext:value-type="date">
            <text:p>23/06/20</text:p>
          </table:table-cell>
          <table:table-cell table:formula="of:=[.I771]" office:value-type="time" office:time-value="PT1056133H26M48.00000038S" calcext:value-type="time">
            <text:p>13:26:48</text:p>
          </table:table-cell>
          <table:table-cell table:formula="of:=[.A771]+[.$J$2]" office:value-type="float" office:value="1592929608" calcext:value-type="float">
            <text:p>1592929608</text:p>
          </table:table-cell>
          <table:table-cell table:formula="of:=([.$H771]/86400)+25569-(3/24)" office:value-type="float" office:value="44005.5602777778" calcext:value-type="float">
            <text:p>44005,5602777778</text:p>
          </table:table-cell>
          <table:table-cell table:number-columns-repeated="2"/>
        </table:table-row>
        <table:table-row table:style-name="ro1">
          <table:table-cell office:value-type="float" office:value="1590749743" calcext:value-type="float">
            <text:p>1590749743</text:p>
          </table:table-cell>
          <table:table-cell table:style-name="ce3" office:value-type="string" calcext:value-type="string">
            <text:p>2020-05-29 07:55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72]" office:value-type="date" office:date-value="2020-06-23T13:26:48" calcext:value-type="date">
            <text:p>23/06/20</text:p>
          </table:table-cell>
          <table:table-cell table:formula="of:=[.I772]" office:value-type="time" office:time-value="PT1056133H26M48.00000038S" calcext:value-type="time">
            <text:p>13:26:48</text:p>
          </table:table-cell>
          <table:table-cell table:formula="of:=[.A772]+[.$J$2]" office:value-type="float" office:value="1592929608" calcext:value-type="float">
            <text:p>1592929608</text:p>
          </table:table-cell>
          <table:table-cell table:formula="of:=([.$H772]/86400)+25569-(3/24)" office:value-type="float" office:value="44005.5602777778" calcext:value-type="float">
            <text:p>44005,5602777778</text:p>
          </table:table-cell>
          <table:table-cell table:number-columns-repeated="2"/>
        </table:table-row>
        <table:table-row table:style-name="ro1">
          <table:table-cell office:value-type="float" office:value="1590749743" calcext:value-type="float">
            <text:p>1590749743</text:p>
          </table:table-cell>
          <table:table-cell table:style-name="ce3" office:value-type="string" calcext:value-type="string">
            <text:p>2020-05-29 07:55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773]" office:value-type="date" office:date-value="2020-06-23T13:26:48" calcext:value-type="date">
            <text:p>23/06/20</text:p>
          </table:table-cell>
          <table:table-cell table:formula="of:=[.I773]" office:value-type="time" office:time-value="PT1056133H26M48.00000038S" calcext:value-type="time">
            <text:p>13:26:48</text:p>
          </table:table-cell>
          <table:table-cell table:formula="of:=[.A773]+[.$J$2]" office:value-type="float" office:value="1592929608" calcext:value-type="float">
            <text:p>1592929608</text:p>
          </table:table-cell>
          <table:table-cell table:formula="of:=([.$H773]/86400)+25569-(3/24)" office:value-type="float" office:value="44005.5602777778" calcext:value-type="float">
            <text:p>44005,5602777778</text:p>
          </table:table-cell>
          <table:table-cell table:number-columns-repeated="2"/>
        </table:table-row>
        <table:table-row table:style-name="ro1">
          <table:table-cell office:value-type="float" office:value="1590753342" calcext:value-type="float">
            <text:p>1590753342</text:p>
          </table:table-cell>
          <table:table-cell table:style-name="ce3" office:value-type="string" calcext:value-type="string">
            <text:p>2020-05-29 08:55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774]" office:value-type="date" office:date-value="2020-06-23T14:26:47" calcext:value-type="date">
            <text:p>23/06/20</text:p>
          </table:table-cell>
          <table:table-cell table:formula="of:=[.I774]" office:value-type="time" office:time-value="PT1056134H26M46.999999937S" calcext:value-type="time">
            <text:p>14:26:47</text:p>
          </table:table-cell>
          <table:table-cell table:formula="of:=[.A774]+[.$J$2]" office:value-type="float" office:value="1592933207" calcext:value-type="float">
            <text:p>1592933207</text:p>
          </table:table-cell>
          <table:table-cell table:formula="of:=([.$H774]/86400)+25569-(3/24)" office:value-type="float" office:value="44005.6019328704" calcext:value-type="float">
            <text:p>44005,6019328704</text:p>
          </table:table-cell>
          <table:table-cell table:number-columns-repeated="2"/>
        </table:table-row>
        <table:table-row table:style-name="ro1">
          <table:table-cell office:value-type="float" office:value="1590753342" calcext:value-type="float">
            <text:p>1590753342</text:p>
          </table:table-cell>
          <table:table-cell table:style-name="ce3" office:value-type="string" calcext:value-type="string">
            <text:p>2020-05-29 08:55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75]" office:value-type="date" office:date-value="2020-06-23T14:26:47" calcext:value-type="date">
            <text:p>23/06/20</text:p>
          </table:table-cell>
          <table:table-cell table:formula="of:=[.I775]" office:value-type="time" office:time-value="PT1056134H26M46.999999937S" calcext:value-type="time">
            <text:p>14:26:47</text:p>
          </table:table-cell>
          <table:table-cell table:formula="of:=[.A775]+[.$J$2]" office:value-type="float" office:value="1592933207" calcext:value-type="float">
            <text:p>1592933207</text:p>
          </table:table-cell>
          <table:table-cell table:formula="of:=([.$H775]/86400)+25569-(3/24)" office:value-type="float" office:value="44005.6019328704" calcext:value-type="float">
            <text:p>44005,6019328704</text:p>
          </table:table-cell>
          <table:table-cell table:number-columns-repeated="2"/>
        </table:table-row>
        <table:table-row table:style-name="ro1">
          <table:table-cell office:value-type="float" office:value="1590753342" calcext:value-type="float">
            <text:p>1590753342</text:p>
          </table:table-cell>
          <table:table-cell table:style-name="ce3" office:value-type="string" calcext:value-type="string">
            <text:p>2020-05-29 08:55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76]" office:value-type="date" office:date-value="2020-06-23T14:26:47" calcext:value-type="date">
            <text:p>23/06/20</text:p>
          </table:table-cell>
          <table:table-cell table:formula="of:=[.I776]" office:value-type="time" office:time-value="PT1056134H26M46.999999937S" calcext:value-type="time">
            <text:p>14:26:47</text:p>
          </table:table-cell>
          <table:table-cell table:formula="of:=[.A776]+[.$J$2]" office:value-type="float" office:value="1592933207" calcext:value-type="float">
            <text:p>1592933207</text:p>
          </table:table-cell>
          <table:table-cell table:formula="of:=([.$H776]/86400)+25569-(3/24)" office:value-type="float" office:value="44005.6019328704" calcext:value-type="float">
            <text:p>44005,6019328704</text:p>
          </table:table-cell>
          <table:table-cell table:number-columns-repeated="2"/>
        </table:table-row>
        <table:table-row table:style-name="ro1">
          <table:table-cell office:value-type="float" office:value="1590753342" calcext:value-type="float">
            <text:p>1590753342</text:p>
          </table:table-cell>
          <table:table-cell table:style-name="ce3" office:value-type="string" calcext:value-type="string">
            <text:p>2020-05-29 08:55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77]" office:value-type="date" office:date-value="2020-06-23T14:26:47" calcext:value-type="date">
            <text:p>23/06/20</text:p>
          </table:table-cell>
          <table:table-cell table:formula="of:=[.I777]" office:value-type="time" office:time-value="PT1056134H26M46.999999937S" calcext:value-type="time">
            <text:p>14:26:47</text:p>
          </table:table-cell>
          <table:table-cell table:formula="of:=[.A777]+[.$J$2]" office:value-type="float" office:value="1592933207" calcext:value-type="float">
            <text:p>1592933207</text:p>
          </table:table-cell>
          <table:table-cell table:formula="of:=([.$H777]/86400)+25569-(3/24)" office:value-type="float" office:value="44005.6019328704" calcext:value-type="float">
            <text:p>44005,6019328704</text:p>
          </table:table-cell>
          <table:table-cell table:number-columns-repeated="2"/>
        </table:table-row>
        <table:table-row table:style-name="ro1">
          <table:table-cell office:value-type="float" office:value="1590756941" calcext:value-type="float">
            <text:p>1590756941</text:p>
          </table:table-cell>
          <table:table-cell table:style-name="ce3" office:value-type="string" calcext:value-type="string">
            <text:p>2020-05-29 09:55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778]" office:value-type="date" office:date-value="2020-06-23T15:26:46" calcext:value-type="date">
            <text:p>23/06/20</text:p>
          </table:table-cell>
          <table:table-cell table:formula="of:=[.I778]" office:value-type="time" office:time-value="PT1056135H26M46.000000332S" calcext:value-type="time">
            <text:p>15:26:46</text:p>
          </table:table-cell>
          <table:table-cell table:formula="of:=[.A778]+[.$J$2]" office:value-type="float" office:value="1592936806" calcext:value-type="float">
            <text:p>1592936806</text:p>
          </table:table-cell>
          <table:table-cell table:formula="of:=([.$H778]/86400)+25569-(3/24)" office:value-type="float" office:value="44005.643587963" calcext:value-type="float">
            <text:p>44005,643587963</text:p>
          </table:table-cell>
          <table:table-cell table:number-columns-repeated="2"/>
        </table:table-row>
        <table:table-row table:style-name="ro1">
          <table:table-cell office:value-type="float" office:value="1590756941" calcext:value-type="float">
            <text:p>1590756941</text:p>
          </table:table-cell>
          <table:table-cell table:style-name="ce3" office:value-type="string" calcext:value-type="string">
            <text:p>2020-05-29 09:55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779]" office:value-type="date" office:date-value="2020-06-23T15:26:46" calcext:value-type="date">
            <text:p>23/06/20</text:p>
          </table:table-cell>
          <table:table-cell table:formula="of:=[.I779]" office:value-type="time" office:time-value="PT1056135H26M46.000000332S" calcext:value-type="time">
            <text:p>15:26:46</text:p>
          </table:table-cell>
          <table:table-cell table:formula="of:=[.A779]+[.$J$2]" office:value-type="float" office:value="1592936806" calcext:value-type="float">
            <text:p>1592936806</text:p>
          </table:table-cell>
          <table:table-cell table:formula="of:=([.$H779]/86400)+25569-(3/24)" office:value-type="float" office:value="44005.643587963" calcext:value-type="float">
            <text:p>44005,643587963</text:p>
          </table:table-cell>
          <table:table-cell table:number-columns-repeated="2"/>
        </table:table-row>
        <table:table-row table:style-name="ro1">
          <table:table-cell office:value-type="float" office:value="1590756941" calcext:value-type="float">
            <text:p>1590756941</text:p>
          </table:table-cell>
          <table:table-cell table:style-name="ce3" office:value-type="string" calcext:value-type="string">
            <text:p>2020-05-29 09:55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780]" office:value-type="date" office:date-value="2020-06-23T15:26:46" calcext:value-type="date">
            <text:p>23/06/20</text:p>
          </table:table-cell>
          <table:table-cell table:formula="of:=[.I780]" office:value-type="time" office:time-value="PT1056135H26M46.000000332S" calcext:value-type="time">
            <text:p>15:26:46</text:p>
          </table:table-cell>
          <table:table-cell table:formula="of:=[.A780]+[.$J$2]" office:value-type="float" office:value="1592936806" calcext:value-type="float">
            <text:p>1592936806</text:p>
          </table:table-cell>
          <table:table-cell table:formula="of:=([.$H780]/86400)+25569-(3/24)" office:value-type="float" office:value="44005.643587963" calcext:value-type="float">
            <text:p>44005,643587963</text:p>
          </table:table-cell>
          <table:table-cell table:number-columns-repeated="2"/>
        </table:table-row>
        <table:table-row table:style-name="ro1">
          <table:table-cell office:value-type="float" office:value="1590756941" calcext:value-type="float">
            <text:p>1590756941</text:p>
          </table:table-cell>
          <table:table-cell table:style-name="ce3" office:value-type="string" calcext:value-type="string">
            <text:p>2020-05-29 09:55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81]" office:value-type="date" office:date-value="2020-06-23T15:26:46" calcext:value-type="date">
            <text:p>23/06/20</text:p>
          </table:table-cell>
          <table:table-cell table:formula="of:=[.I781]" office:value-type="time" office:time-value="PT1056135H26M46.000000332S" calcext:value-type="time">
            <text:p>15:26:46</text:p>
          </table:table-cell>
          <table:table-cell table:formula="of:=[.A781]+[.$J$2]" office:value-type="float" office:value="1592936806" calcext:value-type="float">
            <text:p>1592936806</text:p>
          </table:table-cell>
          <table:table-cell table:formula="of:=([.$H781]/86400)+25569-(3/24)" office:value-type="float" office:value="44005.643587963" calcext:value-type="float">
            <text:p>44005,643587963</text:p>
          </table:table-cell>
          <table:table-cell table:number-columns-repeated="2"/>
        </table:table-row>
        <table:table-row table:style-name="ro1">
          <table:table-cell office:value-type="float" office:value="1590760540" calcext:value-type="float">
            <text:p>1590760540</text:p>
          </table:table-cell>
          <table:table-cell table:style-name="ce3" office:value-type="string" calcext:value-type="string">
            <text:p>2020-05-29 10:55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782]" office:value-type="date" office:date-value="2020-06-23T16:26:45" calcext:value-type="date">
            <text:p>23/06/20</text:p>
          </table:table-cell>
          <table:table-cell table:formula="of:=[.I782]" office:value-type="time" office:time-value="PT1056136H26M44.999999888S" calcext:value-type="time">
            <text:p>16:26:45</text:p>
          </table:table-cell>
          <table:table-cell table:formula="of:=[.A782]+[.$J$2]" office:value-type="float" office:value="1592940405" calcext:value-type="float">
            <text:p>1592940405</text:p>
          </table:table-cell>
          <table:table-cell table:formula="of:=([.$H782]/86400)+25569-(3/24)" office:value-type="float" office:value="44005.6852430556" calcext:value-type="float">
            <text:p>44005,6852430556</text:p>
          </table:table-cell>
          <table:table-cell table:number-columns-repeated="2"/>
        </table:table-row>
        <table:table-row table:style-name="ro1">
          <table:table-cell office:value-type="float" office:value="1590760540" calcext:value-type="float">
            <text:p>1590760540</text:p>
          </table:table-cell>
          <table:table-cell table:style-name="ce3" office:value-type="string" calcext:value-type="string">
            <text:p>2020-05-29 10:55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783]" office:value-type="date" office:date-value="2020-06-23T16:26:45" calcext:value-type="date">
            <text:p>23/06/20</text:p>
          </table:table-cell>
          <table:table-cell table:formula="of:=[.I783]" office:value-type="time" office:time-value="PT1056136H26M44.999999888S" calcext:value-type="time">
            <text:p>16:26:45</text:p>
          </table:table-cell>
          <table:table-cell table:formula="of:=[.A783]+[.$J$2]" office:value-type="float" office:value="1592940405" calcext:value-type="float">
            <text:p>1592940405</text:p>
          </table:table-cell>
          <table:table-cell table:formula="of:=([.$H783]/86400)+25569-(3/24)" office:value-type="float" office:value="44005.6852430556" calcext:value-type="float">
            <text:p>44005,6852430556</text:p>
          </table:table-cell>
          <table:table-cell table:number-columns-repeated="2"/>
        </table:table-row>
        <table:table-row table:style-name="ro1">
          <table:table-cell office:value-type="float" office:value="1590760540" calcext:value-type="float">
            <text:p>1590760540</text:p>
          </table:table-cell>
          <table:table-cell table:style-name="ce3" office:value-type="string" calcext:value-type="string">
            <text:p>2020-05-29 10:55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784]" office:value-type="date" office:date-value="2020-06-23T16:26:45" calcext:value-type="date">
            <text:p>23/06/20</text:p>
          </table:table-cell>
          <table:table-cell table:formula="of:=[.I784]" office:value-type="time" office:time-value="PT1056136H26M44.999999888S" calcext:value-type="time">
            <text:p>16:26:45</text:p>
          </table:table-cell>
          <table:table-cell table:formula="of:=[.A784]+[.$J$2]" office:value-type="float" office:value="1592940405" calcext:value-type="float">
            <text:p>1592940405</text:p>
          </table:table-cell>
          <table:table-cell table:formula="of:=([.$H784]/86400)+25569-(3/24)" office:value-type="float" office:value="44005.6852430556" calcext:value-type="float">
            <text:p>44005,6852430556</text:p>
          </table:table-cell>
          <table:table-cell table:number-columns-repeated="2"/>
        </table:table-row>
        <table:table-row table:style-name="ro1">
          <table:table-cell office:value-type="float" office:value="1590760540" calcext:value-type="float">
            <text:p>1590760540</text:p>
          </table:table-cell>
          <table:table-cell table:style-name="ce3" office:value-type="string" calcext:value-type="string">
            <text:p>2020-05-29 10:55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85]" office:value-type="date" office:date-value="2020-06-23T16:26:45" calcext:value-type="date">
            <text:p>23/06/20</text:p>
          </table:table-cell>
          <table:table-cell table:formula="of:=[.I785]" office:value-type="time" office:time-value="PT1056136H26M44.999999888S" calcext:value-type="time">
            <text:p>16:26:45</text:p>
          </table:table-cell>
          <table:table-cell table:formula="of:=[.A785]+[.$J$2]" office:value-type="float" office:value="1592940405" calcext:value-type="float">
            <text:p>1592940405</text:p>
          </table:table-cell>
          <table:table-cell table:formula="of:=([.$H785]/86400)+25569-(3/24)" office:value-type="float" office:value="44005.6852430556" calcext:value-type="float">
            <text:p>44005,6852430556</text:p>
          </table:table-cell>
          <table:table-cell table:number-columns-repeated="2"/>
        </table:table-row>
        <table:table-row table:style-name="ro1">
          <table:table-cell office:value-type="float" office:value="1590764139" calcext:value-type="float">
            <text:p>1590764139</text:p>
          </table:table-cell>
          <table:table-cell table:style-name="ce3" office:value-type="string" calcext:value-type="string">
            <text:p>2020-05-29 11:55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786]" office:value-type="date" office:date-value="2020-06-23T17:26:44" calcext:value-type="date">
            <text:p>23/06/20</text:p>
          </table:table-cell>
          <table:table-cell table:formula="of:=[.I786]" office:value-type="time" office:time-value="PT1056137H26M44.000000283S" calcext:value-type="time">
            <text:p>17:26:44</text:p>
          </table:table-cell>
          <table:table-cell table:formula="of:=[.A786]+[.$J$2]" office:value-type="float" office:value="1592944004" calcext:value-type="float">
            <text:p>1592944004</text:p>
          </table:table-cell>
          <table:table-cell table:formula="of:=([.$H786]/86400)+25569-(3/24)" office:value-type="float" office:value="44005.7268981481" calcext:value-type="float">
            <text:p>44005,7268981481</text:p>
          </table:table-cell>
          <table:table-cell table:number-columns-repeated="2"/>
        </table:table-row>
        <table:table-row table:style-name="ro1">
          <table:table-cell office:value-type="float" office:value="1590764139" calcext:value-type="float">
            <text:p>1590764139</text:p>
          </table:table-cell>
          <table:table-cell table:style-name="ce3" office:value-type="string" calcext:value-type="string">
            <text:p>2020-05-29 11:55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787]" office:value-type="date" office:date-value="2020-06-23T17:26:44" calcext:value-type="date">
            <text:p>23/06/20</text:p>
          </table:table-cell>
          <table:table-cell table:formula="of:=[.I787]" office:value-type="time" office:time-value="PT1056137H26M44.000000283S" calcext:value-type="time">
            <text:p>17:26:44</text:p>
          </table:table-cell>
          <table:table-cell table:formula="of:=[.A787]+[.$J$2]" office:value-type="float" office:value="1592944004" calcext:value-type="float">
            <text:p>1592944004</text:p>
          </table:table-cell>
          <table:table-cell table:formula="of:=([.$H787]/86400)+25569-(3/24)" office:value-type="float" office:value="44005.7268981481" calcext:value-type="float">
            <text:p>44005,7268981481</text:p>
          </table:table-cell>
          <table:table-cell table:number-columns-repeated="2"/>
        </table:table-row>
        <table:table-row table:style-name="ro1">
          <table:table-cell office:value-type="float" office:value="1590764139" calcext:value-type="float">
            <text:p>1590764139</text:p>
          </table:table-cell>
          <table:table-cell table:style-name="ce3" office:value-type="string" calcext:value-type="string">
            <text:p>2020-05-29 11:55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788]" office:value-type="date" office:date-value="2020-06-23T17:26:44" calcext:value-type="date">
            <text:p>23/06/20</text:p>
          </table:table-cell>
          <table:table-cell table:formula="of:=[.I788]" office:value-type="time" office:time-value="PT1056137H26M44.000000283S" calcext:value-type="time">
            <text:p>17:26:44</text:p>
          </table:table-cell>
          <table:table-cell table:formula="of:=[.A788]+[.$J$2]" office:value-type="float" office:value="1592944004" calcext:value-type="float">
            <text:p>1592944004</text:p>
          </table:table-cell>
          <table:table-cell table:formula="of:=([.$H788]/86400)+25569-(3/24)" office:value-type="float" office:value="44005.7268981481" calcext:value-type="float">
            <text:p>44005,7268981481</text:p>
          </table:table-cell>
          <table:table-cell table:number-columns-repeated="2"/>
        </table:table-row>
        <table:table-row table:style-name="ro1">
          <table:table-cell office:value-type="float" office:value="1590764139" calcext:value-type="float">
            <text:p>1590764139</text:p>
          </table:table-cell>
          <table:table-cell table:style-name="ce3" office:value-type="string" calcext:value-type="string">
            <text:p>2020-05-29 11:55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89]" office:value-type="date" office:date-value="2020-06-23T17:26:44" calcext:value-type="date">
            <text:p>23/06/20</text:p>
          </table:table-cell>
          <table:table-cell table:formula="of:=[.I789]" office:value-type="time" office:time-value="PT1056137H26M44.000000283S" calcext:value-type="time">
            <text:p>17:26:44</text:p>
          </table:table-cell>
          <table:table-cell table:formula="of:=[.A789]+[.$J$2]" office:value-type="float" office:value="1592944004" calcext:value-type="float">
            <text:p>1592944004</text:p>
          </table:table-cell>
          <table:table-cell table:formula="of:=([.$H789]/86400)+25569-(3/24)" office:value-type="float" office:value="44005.7268981481" calcext:value-type="float">
            <text:p>44005,7268981481</text:p>
          </table:table-cell>
          <table:table-cell table:number-columns-repeated="2"/>
        </table:table-row>
        <table:table-row table:style-name="ro1">
          <table:table-cell office:value-type="float" office:value="1590767738" calcext:value-type="float">
            <text:p>1590767738</text:p>
          </table:table-cell>
          <table:table-cell table:style-name="ce3" office:value-type="string" calcext:value-type="string">
            <text:p>2020-05-29 12:55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790]" office:value-type="date" office:date-value="2020-06-23T18:26:43" calcext:value-type="date">
            <text:p>23/06/20</text:p>
          </table:table-cell>
          <table:table-cell table:formula="of:=[.I790]" office:value-type="time" office:time-value="PT1056138H26M42.99999984S" calcext:value-type="time">
            <text:p>18:26:43</text:p>
          </table:table-cell>
          <table:table-cell table:formula="of:=[.A790]+[.$J$2]" office:value-type="float" office:value="1592947603" calcext:value-type="float">
            <text:p>1592947603</text:p>
          </table:table-cell>
          <table:table-cell table:formula="of:=([.$H790]/86400)+25569-(3/24)" office:value-type="float" office:value="44005.7685532407" calcext:value-type="float">
            <text:p>44005,7685532407</text:p>
          </table:table-cell>
          <table:table-cell table:number-columns-repeated="2"/>
        </table:table-row>
        <table:table-row table:style-name="ro1">
          <table:table-cell office:value-type="float" office:value="1590767738" calcext:value-type="float">
            <text:p>1590767738</text:p>
          </table:table-cell>
          <table:table-cell table:style-name="ce3" office:value-type="string" calcext:value-type="string">
            <text:p>2020-05-29 12:55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791]" office:value-type="date" office:date-value="2020-06-23T18:26:43" calcext:value-type="date">
            <text:p>23/06/20</text:p>
          </table:table-cell>
          <table:table-cell table:formula="of:=[.I791]" office:value-type="time" office:time-value="PT1056138H26M42.99999984S" calcext:value-type="time">
            <text:p>18:26:43</text:p>
          </table:table-cell>
          <table:table-cell table:formula="of:=[.A791]+[.$J$2]" office:value-type="float" office:value="1592947603" calcext:value-type="float">
            <text:p>1592947603</text:p>
          </table:table-cell>
          <table:table-cell table:formula="of:=([.$H791]/86400)+25569-(3/24)" office:value-type="float" office:value="44005.7685532407" calcext:value-type="float">
            <text:p>44005,7685532407</text:p>
          </table:table-cell>
          <table:table-cell table:number-columns-repeated="2"/>
        </table:table-row>
        <table:table-row table:style-name="ro1">
          <table:table-cell office:value-type="float" office:value="1590767738" calcext:value-type="float">
            <text:p>1590767738</text:p>
          </table:table-cell>
          <table:table-cell table:style-name="ce3" office:value-type="string" calcext:value-type="string">
            <text:p>2020-05-29 12:55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792]" office:value-type="date" office:date-value="2020-06-23T18:26:43" calcext:value-type="date">
            <text:p>23/06/20</text:p>
          </table:table-cell>
          <table:table-cell table:formula="of:=[.I792]" office:value-type="time" office:time-value="PT1056138H26M42.99999984S" calcext:value-type="time">
            <text:p>18:26:43</text:p>
          </table:table-cell>
          <table:table-cell table:formula="of:=[.A792]+[.$J$2]" office:value-type="float" office:value="1592947603" calcext:value-type="float">
            <text:p>1592947603</text:p>
          </table:table-cell>
          <table:table-cell table:formula="of:=([.$H792]/86400)+25569-(3/24)" office:value-type="float" office:value="44005.7685532407" calcext:value-type="float">
            <text:p>44005,7685532407</text:p>
          </table:table-cell>
          <table:table-cell table:number-columns-repeated="2"/>
        </table:table-row>
        <table:table-row table:style-name="ro1">
          <table:table-cell office:value-type="float" office:value="1590767738" calcext:value-type="float">
            <text:p>1590767738</text:p>
          </table:table-cell>
          <table:table-cell table:style-name="ce3" office:value-type="string" calcext:value-type="string">
            <text:p>2020-05-29 12:55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793]" office:value-type="date" office:date-value="2020-06-23T18:26:43" calcext:value-type="date">
            <text:p>23/06/20</text:p>
          </table:table-cell>
          <table:table-cell table:formula="of:=[.I793]" office:value-type="time" office:time-value="PT1056138H26M42.99999984S" calcext:value-type="time">
            <text:p>18:26:43</text:p>
          </table:table-cell>
          <table:table-cell table:formula="of:=[.A793]+[.$J$2]" office:value-type="float" office:value="1592947603" calcext:value-type="float">
            <text:p>1592947603</text:p>
          </table:table-cell>
          <table:table-cell table:formula="of:=([.$H793]/86400)+25569-(3/24)" office:value-type="float" office:value="44005.7685532407" calcext:value-type="float">
            <text:p>44005,7685532407</text:p>
          </table:table-cell>
          <table:table-cell table:number-columns-repeated="2"/>
        </table:table-row>
        <table:table-row table:style-name="ro1">
          <table:table-cell office:value-type="float" office:value="1590771337" calcext:value-type="float">
            <text:p>1590771337</text:p>
          </table:table-cell>
          <table:table-cell table:style-name="ce3" office:value-type="string" calcext:value-type="string">
            <text:p>2020-05-29 13:55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794]" office:value-type="date" office:date-value="2020-06-23T19:26:42" calcext:value-type="date">
            <text:p>23/06/20</text:p>
          </table:table-cell>
          <table:table-cell table:formula="of:=[.I794]" office:value-type="time" office:time-value="PT1056139H26M42.000000235S" calcext:value-type="time">
            <text:p>19:26:42</text:p>
          </table:table-cell>
          <table:table-cell table:formula="of:=[.A794]+[.$J$2]" office:value-type="float" office:value="1592951202" calcext:value-type="float">
            <text:p>1592951202</text:p>
          </table:table-cell>
          <table:table-cell table:formula="of:=([.$H794]/86400)+25569-(3/24)" office:value-type="float" office:value="44005.8102083333" calcext:value-type="float">
            <text:p>44005,8102083333</text:p>
          </table:table-cell>
          <table:table-cell table:number-columns-repeated="2"/>
        </table:table-row>
        <table:table-row table:style-name="ro1">
          <table:table-cell office:value-type="float" office:value="1590771337" calcext:value-type="float">
            <text:p>1590771337</text:p>
          </table:table-cell>
          <table:table-cell table:style-name="ce3" office:value-type="string" calcext:value-type="string">
            <text:p>2020-05-29 13:55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5.0</text:p>
          </table:table-cell>
          <table:table-cell table:formula="of:=[.I795]" office:value-type="date" office:date-value="2020-06-23T19:26:42" calcext:value-type="date">
            <text:p>23/06/20</text:p>
          </table:table-cell>
          <table:table-cell table:formula="of:=[.I795]" office:value-type="time" office:time-value="PT1056139H26M42.000000235S" calcext:value-type="time">
            <text:p>19:26:42</text:p>
          </table:table-cell>
          <table:table-cell table:formula="of:=[.A795]+[.$J$2]" office:value-type="float" office:value="1592951202" calcext:value-type="float">
            <text:p>1592951202</text:p>
          </table:table-cell>
          <table:table-cell table:formula="of:=([.$H795]/86400)+25569-(3/24)" office:value-type="float" office:value="44005.8102083333" calcext:value-type="float">
            <text:p>44005,8102083333</text:p>
          </table:table-cell>
          <table:table-cell table:number-columns-repeated="2"/>
        </table:table-row>
        <table:table-row table:style-name="ro1">
          <table:table-cell office:value-type="float" office:value="1590771337" calcext:value-type="float">
            <text:p>1590771337</text:p>
          </table:table-cell>
          <table:table-cell table:style-name="ce3" office:value-type="string" calcext:value-type="string">
            <text:p>2020-05-29 13:55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796]" office:value-type="date" office:date-value="2020-06-23T19:26:42" calcext:value-type="date">
            <text:p>23/06/20</text:p>
          </table:table-cell>
          <table:table-cell table:formula="of:=[.I796]" office:value-type="time" office:time-value="PT1056139H26M42.000000235S" calcext:value-type="time">
            <text:p>19:26:42</text:p>
          </table:table-cell>
          <table:table-cell table:formula="of:=[.A796]+[.$J$2]" office:value-type="float" office:value="1592951202" calcext:value-type="float">
            <text:p>1592951202</text:p>
          </table:table-cell>
          <table:table-cell table:formula="of:=([.$H796]/86400)+25569-(3/24)" office:value-type="float" office:value="44005.8102083333" calcext:value-type="float">
            <text:p>44005,8102083333</text:p>
          </table:table-cell>
          <table:table-cell table:number-columns-repeated="2"/>
        </table:table-row>
        <table:table-row table:style-name="ro1">
          <table:table-cell office:value-type="float" office:value="1590771337" calcext:value-type="float">
            <text:p>1590771337</text:p>
          </table:table-cell>
          <table:table-cell table:style-name="ce3" office:value-type="string" calcext:value-type="string">
            <text:p>2020-05-29 13:55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4.0</text:p>
          </table:table-cell>
          <table:table-cell table:formula="of:=[.I797]" office:value-type="date" office:date-value="2020-06-23T19:26:42" calcext:value-type="date">
            <text:p>23/06/20</text:p>
          </table:table-cell>
          <table:table-cell table:formula="of:=[.I797]" office:value-type="time" office:time-value="PT1056139H26M42.000000235S" calcext:value-type="time">
            <text:p>19:26:42</text:p>
          </table:table-cell>
          <table:table-cell table:formula="of:=[.A797]+[.$J$2]" office:value-type="float" office:value="1592951202" calcext:value-type="float">
            <text:p>1592951202</text:p>
          </table:table-cell>
          <table:table-cell table:formula="of:=([.$H797]/86400)+25569-(3/24)" office:value-type="float" office:value="44005.8102083333" calcext:value-type="float">
            <text:p>44005,8102083333</text:p>
          </table:table-cell>
          <table:table-cell table:number-columns-repeated="2"/>
        </table:table-row>
        <table:table-row table:style-name="ro1">
          <table:table-cell office:value-type="float" office:value="1590774936" calcext:value-type="float">
            <text:p>1590774936</text:p>
          </table:table-cell>
          <table:table-cell table:style-name="ce3" office:value-type="string" calcext:value-type="string">
            <text:p>2020-05-29 14:55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798]" office:value-type="date" office:date-value="2020-06-23T20:26:41" calcext:value-type="date">
            <text:p>23/06/20</text:p>
          </table:table-cell>
          <table:table-cell table:formula="of:=[.I798]" office:value-type="time" office:time-value="PT1056140H26M40.999999791S" calcext:value-type="time">
            <text:p>20:26:41</text:p>
          </table:table-cell>
          <table:table-cell table:formula="of:=[.A798]+[.$J$2]" office:value-type="float" office:value="1592954801" calcext:value-type="float">
            <text:p>1592954801</text:p>
          </table:table-cell>
          <table:table-cell table:formula="of:=([.$H798]/86400)+25569-(3/24)" office:value-type="float" office:value="44005.8518634259" calcext:value-type="float">
            <text:p>44005,8518634259</text:p>
          </table:table-cell>
          <table:table-cell table:number-columns-repeated="2"/>
        </table:table-row>
        <table:table-row table:style-name="ro1">
          <table:table-cell office:value-type="float" office:value="1590774936" calcext:value-type="float">
            <text:p>1590774936</text:p>
          </table:table-cell>
          <table:table-cell table:style-name="ce3" office:value-type="string" calcext:value-type="string">
            <text:p>2020-05-29 14:55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799]" office:value-type="date" office:date-value="2020-06-23T20:26:41" calcext:value-type="date">
            <text:p>23/06/20</text:p>
          </table:table-cell>
          <table:table-cell table:formula="of:=[.I799]" office:value-type="time" office:time-value="PT1056140H26M40.999999791S" calcext:value-type="time">
            <text:p>20:26:41</text:p>
          </table:table-cell>
          <table:table-cell table:formula="of:=[.A799]+[.$J$2]" office:value-type="float" office:value="1592954801" calcext:value-type="float">
            <text:p>1592954801</text:p>
          </table:table-cell>
          <table:table-cell table:formula="of:=([.$H799]/86400)+25569-(3/24)" office:value-type="float" office:value="44005.8518634259" calcext:value-type="float">
            <text:p>44005,8518634259</text:p>
          </table:table-cell>
          <table:table-cell table:number-columns-repeated="2"/>
        </table:table-row>
        <table:table-row table:style-name="ro1">
          <table:table-cell office:value-type="float" office:value="1590774936" calcext:value-type="float">
            <text:p>1590774936</text:p>
          </table:table-cell>
          <table:table-cell table:style-name="ce3" office:value-type="string" calcext:value-type="string">
            <text:p>2020-05-29 14:55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800]" office:value-type="date" office:date-value="2020-06-23T20:26:41" calcext:value-type="date">
            <text:p>23/06/20</text:p>
          </table:table-cell>
          <table:table-cell table:formula="of:=[.I800]" office:value-type="time" office:time-value="PT1056140H26M40.999999791S" calcext:value-type="time">
            <text:p>20:26:41</text:p>
          </table:table-cell>
          <table:table-cell table:formula="of:=[.A800]+[.$J$2]" office:value-type="float" office:value="1592954801" calcext:value-type="float">
            <text:p>1592954801</text:p>
          </table:table-cell>
          <table:table-cell table:formula="of:=([.$H800]/86400)+25569-(3/24)" office:value-type="float" office:value="44005.8518634259" calcext:value-type="float">
            <text:p>44005,8518634259</text:p>
          </table:table-cell>
          <table:table-cell table:number-columns-repeated="2"/>
        </table:table-row>
        <table:table-row table:style-name="ro1">
          <table:table-cell office:value-type="float" office:value="1590774936" calcext:value-type="float">
            <text:p>1590774936</text:p>
          </table:table-cell>
          <table:table-cell table:style-name="ce3" office:value-type="string" calcext:value-type="string">
            <text:p>2020-05-29 14:55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801]" office:value-type="date" office:date-value="2020-06-23T20:26:41" calcext:value-type="date">
            <text:p>23/06/20</text:p>
          </table:table-cell>
          <table:table-cell table:formula="of:=[.I801]" office:value-type="time" office:time-value="PT1056140H26M40.999999791S" calcext:value-type="time">
            <text:p>20:26:41</text:p>
          </table:table-cell>
          <table:table-cell table:formula="of:=[.A801]+[.$J$2]" office:value-type="float" office:value="1592954801" calcext:value-type="float">
            <text:p>1592954801</text:p>
          </table:table-cell>
          <table:table-cell table:formula="of:=([.$H801]/86400)+25569-(3/24)" office:value-type="float" office:value="44005.8518634259" calcext:value-type="float">
            <text:p>44005,8518634259</text:p>
          </table:table-cell>
          <table:table-cell table:number-columns-repeated="2"/>
        </table:table-row>
        <table:table-row table:style-name="ro1">
          <table:table-cell office:value-type="float" office:value="1590778535" calcext:value-type="float">
            <text:p>1590778535</text:p>
          </table:table-cell>
          <table:table-cell table:style-name="ce3" office:value-type="string" calcext:value-type="string">
            <text:p>2020-05-29 15:55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02]" office:value-type="date" office:date-value="2020-06-23T21:26:40" calcext:value-type="date">
            <text:p>23/06/20</text:p>
          </table:table-cell>
          <table:table-cell table:formula="of:=[.I802]" office:value-type="time" office:time-value="PT1056141H26M40.000000186S" calcext:value-type="time">
            <text:p>21:26:40</text:p>
          </table:table-cell>
          <table:table-cell table:formula="of:=[.A802]+[.$J$2]" office:value-type="float" office:value="1592958400" calcext:value-type="float">
            <text:p>1592958400</text:p>
          </table:table-cell>
          <table:table-cell table:formula="of:=([.$H802]/86400)+25569-(3/24)" office:value-type="float" office:value="44005.8935185185" calcext:value-type="float">
            <text:p>44005,8935185185</text:p>
          </table:table-cell>
          <table:table-cell table:number-columns-repeated="2"/>
        </table:table-row>
        <table:table-row table:style-name="ro1">
          <table:table-cell office:value-type="float" office:value="1590778535" calcext:value-type="float">
            <text:p>1590778535</text:p>
          </table:table-cell>
          <table:table-cell table:style-name="ce3" office:value-type="string" calcext:value-type="string">
            <text:p>2020-05-29 15:55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03]" office:value-type="date" office:date-value="2020-06-23T21:26:40" calcext:value-type="date">
            <text:p>23/06/20</text:p>
          </table:table-cell>
          <table:table-cell table:formula="of:=[.I803]" office:value-type="time" office:time-value="PT1056141H26M40.000000186S" calcext:value-type="time">
            <text:p>21:26:40</text:p>
          </table:table-cell>
          <table:table-cell table:formula="of:=[.A803]+[.$J$2]" office:value-type="float" office:value="1592958400" calcext:value-type="float">
            <text:p>1592958400</text:p>
          </table:table-cell>
          <table:table-cell table:formula="of:=([.$H803]/86400)+25569-(3/24)" office:value-type="float" office:value="44005.8935185185" calcext:value-type="float">
            <text:p>44005,8935185185</text:p>
          </table:table-cell>
          <table:table-cell table:number-columns-repeated="2"/>
        </table:table-row>
        <table:table-row table:style-name="ro1">
          <table:table-cell office:value-type="float" office:value="1590778535" calcext:value-type="float">
            <text:p>1590778535</text:p>
          </table:table-cell>
          <table:table-cell table:style-name="ce3" office:value-type="string" calcext:value-type="string">
            <text:p>2020-05-29 15:55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804]" office:value-type="date" office:date-value="2020-06-23T21:26:40" calcext:value-type="date">
            <text:p>23/06/20</text:p>
          </table:table-cell>
          <table:table-cell table:formula="of:=[.I804]" office:value-type="time" office:time-value="PT1056141H26M40.000000186S" calcext:value-type="time">
            <text:p>21:26:40</text:p>
          </table:table-cell>
          <table:table-cell table:formula="of:=[.A804]+[.$J$2]" office:value-type="float" office:value="1592958400" calcext:value-type="float">
            <text:p>1592958400</text:p>
          </table:table-cell>
          <table:table-cell table:formula="of:=([.$H804]/86400)+25569-(3/24)" office:value-type="float" office:value="44005.8935185185" calcext:value-type="float">
            <text:p>44005,8935185185</text:p>
          </table:table-cell>
          <table:table-cell table:number-columns-repeated="2"/>
        </table:table-row>
        <table:table-row table:style-name="ro1">
          <table:table-cell office:value-type="float" office:value="1590778535" calcext:value-type="float">
            <text:p>1590778535</text:p>
          </table:table-cell>
          <table:table-cell table:style-name="ce3" office:value-type="string" calcext:value-type="string">
            <text:p>2020-05-29 15:55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05]" office:value-type="date" office:date-value="2020-06-23T21:26:40" calcext:value-type="date">
            <text:p>23/06/20</text:p>
          </table:table-cell>
          <table:table-cell table:formula="of:=[.I805]" office:value-type="time" office:time-value="PT1056141H26M40.000000186S" calcext:value-type="time">
            <text:p>21:26:40</text:p>
          </table:table-cell>
          <table:table-cell table:formula="of:=[.A805]+[.$J$2]" office:value-type="float" office:value="1592958400" calcext:value-type="float">
            <text:p>1592958400</text:p>
          </table:table-cell>
          <table:table-cell table:formula="of:=([.$H805]/86400)+25569-(3/24)" office:value-type="float" office:value="44005.8935185185" calcext:value-type="float">
            <text:p>44005,8935185185</text:p>
          </table:table-cell>
          <table:table-cell table:number-columns-repeated="2"/>
        </table:table-row>
        <table:table-row table:style-name="ro1">
          <table:table-cell office:value-type="float" office:value="1590782134" calcext:value-type="float">
            <text:p>1590782134</text:p>
          </table:table-cell>
          <table:table-cell table:style-name="ce3" office:value-type="string" calcext:value-type="string">
            <text:p>2020-05-29 16:55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06]" office:value-type="date" office:date-value="2020-06-23T22:26:39" calcext:value-type="date">
            <text:p>23/06/20</text:p>
          </table:table-cell>
          <table:table-cell table:formula="of:=[.I806]" office:value-type="time" office:time-value="PT1056142H26M39.000000581S" calcext:value-type="time">
            <text:p>22:26:39</text:p>
          </table:table-cell>
          <table:table-cell table:formula="of:=[.A806]+[.$J$2]" office:value-type="float" office:value="1592961999" calcext:value-type="float">
            <text:p>1592961999</text:p>
          </table:table-cell>
          <table:table-cell table:formula="of:=([.$H806]/86400)+25569-(3/24)" office:value-type="float" office:value="44005.9351736111" calcext:value-type="float">
            <text:p>44005,9351736111</text:p>
          </table:table-cell>
          <table:table-cell table:number-columns-repeated="2"/>
        </table:table-row>
        <table:table-row table:style-name="ro1">
          <table:table-cell office:value-type="float" office:value="1590782134" calcext:value-type="float">
            <text:p>1590782134</text:p>
          </table:table-cell>
          <table:table-cell table:style-name="ce3" office:value-type="string" calcext:value-type="string">
            <text:p>2020-05-29 16:55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07]" office:value-type="date" office:date-value="2020-06-23T22:26:39" calcext:value-type="date">
            <text:p>23/06/20</text:p>
          </table:table-cell>
          <table:table-cell table:formula="of:=[.I807]" office:value-type="time" office:time-value="PT1056142H26M39.000000581S" calcext:value-type="time">
            <text:p>22:26:39</text:p>
          </table:table-cell>
          <table:table-cell table:formula="of:=[.A807]+[.$J$2]" office:value-type="float" office:value="1592961999" calcext:value-type="float">
            <text:p>1592961999</text:p>
          </table:table-cell>
          <table:table-cell table:formula="of:=([.$H807]/86400)+25569-(3/24)" office:value-type="float" office:value="44005.9351736111" calcext:value-type="float">
            <text:p>44005,9351736111</text:p>
          </table:table-cell>
          <table:table-cell table:number-columns-repeated="2"/>
        </table:table-row>
        <table:table-row table:style-name="ro1">
          <table:table-cell office:value-type="float" office:value="1590782134" calcext:value-type="float">
            <text:p>1590782134</text:p>
          </table:table-cell>
          <table:table-cell table:style-name="ce3" office:value-type="string" calcext:value-type="string">
            <text:p>2020-05-29 16:55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808]" office:value-type="date" office:date-value="2020-06-23T22:26:39" calcext:value-type="date">
            <text:p>23/06/20</text:p>
          </table:table-cell>
          <table:table-cell table:formula="of:=[.I808]" office:value-type="time" office:time-value="PT1056142H26M39.000000581S" calcext:value-type="time">
            <text:p>22:26:39</text:p>
          </table:table-cell>
          <table:table-cell table:formula="of:=[.A808]+[.$J$2]" office:value-type="float" office:value="1592961999" calcext:value-type="float">
            <text:p>1592961999</text:p>
          </table:table-cell>
          <table:table-cell table:formula="of:=([.$H808]/86400)+25569-(3/24)" office:value-type="float" office:value="44005.9351736111" calcext:value-type="float">
            <text:p>44005,9351736111</text:p>
          </table:table-cell>
          <table:table-cell table:number-columns-repeated="2"/>
        </table:table-row>
        <table:table-row table:style-name="ro1">
          <table:table-cell office:value-type="float" office:value="1590782134" calcext:value-type="float">
            <text:p>1590782134</text:p>
          </table:table-cell>
          <table:table-cell table:style-name="ce3" office:value-type="string" calcext:value-type="string">
            <text:p>2020-05-29 16:55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09]" office:value-type="date" office:date-value="2020-06-23T22:26:39" calcext:value-type="date">
            <text:p>23/06/20</text:p>
          </table:table-cell>
          <table:table-cell table:formula="of:=[.I809]" office:value-type="time" office:time-value="PT1056142H26M39.000000581S" calcext:value-type="time">
            <text:p>22:26:39</text:p>
          </table:table-cell>
          <table:table-cell table:formula="of:=[.A809]+[.$J$2]" office:value-type="float" office:value="1592961999" calcext:value-type="float">
            <text:p>1592961999</text:p>
          </table:table-cell>
          <table:table-cell table:formula="of:=([.$H809]/86400)+25569-(3/24)" office:value-type="float" office:value="44005.9351736111" calcext:value-type="float">
            <text:p>44005,9351736111</text:p>
          </table:table-cell>
          <table:table-cell table:number-columns-repeated="2"/>
        </table:table-row>
        <table:table-row table:style-name="ro1">
          <table:table-cell office:value-type="float" office:value="1590785733" calcext:value-type="float">
            <text:p>1590785733</text:p>
          </table:table-cell>
          <table:table-cell table:style-name="ce3" office:value-type="string" calcext:value-type="string">
            <text:p>2020-05-29 17:55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10]" office:value-type="date" office:date-value="2020-06-23T23:26:38" calcext:value-type="date">
            <text:p>23/06/20</text:p>
          </table:table-cell>
          <table:table-cell table:formula="of:=[.I810]" office:value-type="time" office:time-value="PT1056143H26M37.9999993S" calcext:value-type="time">
            <text:p>23:26:38</text:p>
          </table:table-cell>
          <table:table-cell table:formula="of:=[.A810]+[.$J$2]" office:value-type="float" office:value="1592965598" calcext:value-type="float">
            <text:p>1592965598</text:p>
          </table:table-cell>
          <table:table-cell table:formula="of:=([.$H810]/86400)+25569-(3/24)" office:value-type="float" office:value="44005.9768287037" calcext:value-type="float">
            <text:p>44005,9768287037</text:p>
          </table:table-cell>
          <table:table-cell table:number-columns-repeated="2"/>
        </table:table-row>
        <table:table-row table:style-name="ro1">
          <table:table-cell office:value-type="float" office:value="1590785733" calcext:value-type="float">
            <text:p>1590785733</text:p>
          </table:table-cell>
          <table:table-cell table:style-name="ce3" office:value-type="string" calcext:value-type="string">
            <text:p>2020-05-29 17:55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11]" office:value-type="date" office:date-value="2020-06-23T23:26:38" calcext:value-type="date">
            <text:p>23/06/20</text:p>
          </table:table-cell>
          <table:table-cell table:formula="of:=[.I811]" office:value-type="time" office:time-value="PT1056143H26M37.9999993S" calcext:value-type="time">
            <text:p>23:26:38</text:p>
          </table:table-cell>
          <table:table-cell table:formula="of:=[.A811]+[.$J$2]" office:value-type="float" office:value="1592965598" calcext:value-type="float">
            <text:p>1592965598</text:p>
          </table:table-cell>
          <table:table-cell table:formula="of:=([.$H811]/86400)+25569-(3/24)" office:value-type="float" office:value="44005.9768287037" calcext:value-type="float">
            <text:p>44005,9768287037</text:p>
          </table:table-cell>
          <table:table-cell table:number-columns-repeated="2"/>
        </table:table-row>
        <table:table-row table:style-name="ro1">
          <table:table-cell office:value-type="float" office:value="1590785733" calcext:value-type="float">
            <text:p>1590785733</text:p>
          </table:table-cell>
          <table:table-cell table:style-name="ce3" office:value-type="string" calcext:value-type="string">
            <text:p>2020-05-29 17:55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812]" office:value-type="date" office:date-value="2020-06-23T23:26:38" calcext:value-type="date">
            <text:p>23/06/20</text:p>
          </table:table-cell>
          <table:table-cell table:formula="of:=[.I812]" office:value-type="time" office:time-value="PT1056143H26M37.9999993S" calcext:value-type="time">
            <text:p>23:26:38</text:p>
          </table:table-cell>
          <table:table-cell table:formula="of:=[.A812]+[.$J$2]" office:value-type="float" office:value="1592965598" calcext:value-type="float">
            <text:p>1592965598</text:p>
          </table:table-cell>
          <table:table-cell table:formula="of:=([.$H812]/86400)+25569-(3/24)" office:value-type="float" office:value="44005.9768287037" calcext:value-type="float">
            <text:p>44005,9768287037</text:p>
          </table:table-cell>
          <table:table-cell table:number-columns-repeated="2"/>
        </table:table-row>
        <table:table-row table:style-name="ro1">
          <table:table-cell office:value-type="float" office:value="1590785733" calcext:value-type="float">
            <text:p>1590785733</text:p>
          </table:table-cell>
          <table:table-cell table:style-name="ce3" office:value-type="string" calcext:value-type="string">
            <text:p>2020-05-29 17:55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13]" office:value-type="date" office:date-value="2020-06-23T23:26:38" calcext:value-type="date">
            <text:p>23/06/20</text:p>
          </table:table-cell>
          <table:table-cell table:formula="of:=[.I813]" office:value-type="time" office:time-value="PT1056143H26M37.9999993S" calcext:value-type="time">
            <text:p>23:26:38</text:p>
          </table:table-cell>
          <table:table-cell table:formula="of:=[.A813]+[.$J$2]" office:value-type="float" office:value="1592965598" calcext:value-type="float">
            <text:p>1592965598</text:p>
          </table:table-cell>
          <table:table-cell table:formula="of:=([.$H813]/86400)+25569-(3/24)" office:value-type="float" office:value="44005.9768287037" calcext:value-type="float">
            <text:p>44005,9768287037</text:p>
          </table:table-cell>
          <table:table-cell table:number-columns-repeated="2"/>
        </table:table-row>
        <table:table-row table:style-name="ro1">
          <table:table-cell office:value-type="float" office:value="1590789332" calcext:value-type="float">
            <text:p>1590789332</text:p>
          </table:table-cell>
          <table:table-cell table:style-name="ce3" office:value-type="string" calcext:value-type="string">
            <text:p>2020-05-29 18:55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14]" office:value-type="date" office:date-value="2020-06-24T00:26:37" calcext:value-type="date">
            <text:p>24/06/20</text:p>
          </table:table-cell>
          <table:table-cell table:formula="of:=[.I814]" office:value-type="time" office:time-value="PT1056144H26M36.999999695S" calcext:value-type="time">
            <text:p>00:26:37</text:p>
          </table:table-cell>
          <table:table-cell table:formula="of:=[.A814]+[.$J$2]" office:value-type="float" office:value="1592969197" calcext:value-type="float">
            <text:p>1592969197</text:p>
          </table:table-cell>
          <table:table-cell table:formula="of:=([.$H814]/86400)+25569-(3/24)" office:value-type="float" office:value="44006.0184837963" calcext:value-type="float">
            <text:p>44006,0184837963</text:p>
          </table:table-cell>
          <table:table-cell table:number-columns-repeated="2"/>
        </table:table-row>
        <table:table-row table:style-name="ro1">
          <table:table-cell office:value-type="float" office:value="1590789332" calcext:value-type="float">
            <text:p>1590789332</text:p>
          </table:table-cell>
          <table:table-cell table:style-name="ce3" office:value-type="string" calcext:value-type="string">
            <text:p>2020-05-29 18:55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15]" office:value-type="date" office:date-value="2020-06-24T00:26:37" calcext:value-type="date">
            <text:p>24/06/20</text:p>
          </table:table-cell>
          <table:table-cell table:formula="of:=[.I815]" office:value-type="time" office:time-value="PT1056144H26M36.999999695S" calcext:value-type="time">
            <text:p>00:26:37</text:p>
          </table:table-cell>
          <table:table-cell table:formula="of:=[.A815]+[.$J$2]" office:value-type="float" office:value="1592969197" calcext:value-type="float">
            <text:p>1592969197</text:p>
          </table:table-cell>
          <table:table-cell table:formula="of:=([.$H815]/86400)+25569-(3/24)" office:value-type="float" office:value="44006.0184837963" calcext:value-type="float">
            <text:p>44006,0184837963</text:p>
          </table:table-cell>
          <table:table-cell table:number-columns-repeated="2"/>
        </table:table-row>
        <table:table-row table:style-name="ro1">
          <table:table-cell office:value-type="float" office:value="1590789332" calcext:value-type="float">
            <text:p>1590789332</text:p>
          </table:table-cell>
          <table:table-cell table:style-name="ce3" office:value-type="string" calcext:value-type="string">
            <text:p>2020-05-29 18:55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16]" office:value-type="date" office:date-value="2020-06-24T00:26:37" calcext:value-type="date">
            <text:p>24/06/20</text:p>
          </table:table-cell>
          <table:table-cell table:formula="of:=[.I816]" office:value-type="time" office:time-value="PT1056144H26M36.999999695S" calcext:value-type="time">
            <text:p>00:26:37</text:p>
          </table:table-cell>
          <table:table-cell table:formula="of:=[.A816]+[.$J$2]" office:value-type="float" office:value="1592969197" calcext:value-type="float">
            <text:p>1592969197</text:p>
          </table:table-cell>
          <table:table-cell table:formula="of:=([.$H816]/86400)+25569-(3/24)" office:value-type="float" office:value="44006.0184837963" calcext:value-type="float">
            <text:p>44006,0184837963</text:p>
          </table:table-cell>
          <table:table-cell table:number-columns-repeated="2"/>
        </table:table-row>
        <table:table-row table:style-name="ro1">
          <table:table-cell office:value-type="float" office:value="1590789332" calcext:value-type="float">
            <text:p>1590789332</text:p>
          </table:table-cell>
          <table:table-cell table:style-name="ce3" office:value-type="string" calcext:value-type="string">
            <text:p>2020-05-29 18:55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17]" office:value-type="date" office:date-value="2020-06-24T00:26:37" calcext:value-type="date">
            <text:p>24/06/20</text:p>
          </table:table-cell>
          <table:table-cell table:formula="of:=[.I817]" office:value-type="time" office:time-value="PT1056144H26M36.999999695S" calcext:value-type="time">
            <text:p>00:26:37</text:p>
          </table:table-cell>
          <table:table-cell table:formula="of:=[.A817]+[.$J$2]" office:value-type="float" office:value="1592969197" calcext:value-type="float">
            <text:p>1592969197</text:p>
          </table:table-cell>
          <table:table-cell table:formula="of:=([.$H817]/86400)+25569-(3/24)" office:value-type="float" office:value="44006.0184837963" calcext:value-type="float">
            <text:p>44006,0184837963</text:p>
          </table:table-cell>
          <table:table-cell table:number-columns-repeated="2"/>
        </table:table-row>
        <table:table-row table:style-name="ro1">
          <table:table-cell office:value-type="float" office:value="1590792931" calcext:value-type="float">
            <text:p>1590792931</text:p>
          </table:table-cell>
          <table:table-cell table:style-name="ce3" office:value-type="string" calcext:value-type="string">
            <text:p>2020-05-29 19:55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18]" office:value-type="date" office:date-value="2020-06-24T01:26:36" calcext:value-type="date">
            <text:p>24/06/20</text:p>
          </table:table-cell>
          <table:table-cell table:formula="of:=[.I818]" office:value-type="time" office:time-value="PT1056145H26M36.000000089S" calcext:value-type="time">
            <text:p>01:26:36</text:p>
          </table:table-cell>
          <table:table-cell table:formula="of:=[.A818]+[.$J$2]" office:value-type="float" office:value="1592972796" calcext:value-type="float">
            <text:p>1592972796</text:p>
          </table:table-cell>
          <table:table-cell table:formula="of:=([.$H818]/86400)+25569-(3/24)" office:value-type="float" office:value="44006.0601388889" calcext:value-type="float">
            <text:p>44006,0601388889</text:p>
          </table:table-cell>
          <table:table-cell table:number-columns-repeated="2"/>
        </table:table-row>
        <table:table-row table:style-name="ro1">
          <table:table-cell office:value-type="float" office:value="1590792931" calcext:value-type="float">
            <text:p>1590792931</text:p>
          </table:table-cell>
          <table:table-cell table:style-name="ce3" office:value-type="string" calcext:value-type="string">
            <text:p>2020-05-29 19:55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19]" office:value-type="date" office:date-value="2020-06-24T01:26:36" calcext:value-type="date">
            <text:p>24/06/20</text:p>
          </table:table-cell>
          <table:table-cell table:formula="of:=[.I819]" office:value-type="time" office:time-value="PT1056145H26M36.000000089S" calcext:value-type="time">
            <text:p>01:26:36</text:p>
          </table:table-cell>
          <table:table-cell table:formula="of:=[.A819]+[.$J$2]" office:value-type="float" office:value="1592972796" calcext:value-type="float">
            <text:p>1592972796</text:p>
          </table:table-cell>
          <table:table-cell table:formula="of:=([.$H819]/86400)+25569-(3/24)" office:value-type="float" office:value="44006.0601388889" calcext:value-type="float">
            <text:p>44006,0601388889</text:p>
          </table:table-cell>
          <table:table-cell table:number-columns-repeated="2"/>
        </table:table-row>
        <table:table-row table:style-name="ro1">
          <table:table-cell office:value-type="float" office:value="1590792931" calcext:value-type="float">
            <text:p>1590792931</text:p>
          </table:table-cell>
          <table:table-cell table:style-name="ce3" office:value-type="string" calcext:value-type="string">
            <text:p>2020-05-29 19:55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20]" office:value-type="date" office:date-value="2020-06-24T01:26:36" calcext:value-type="date">
            <text:p>24/06/20</text:p>
          </table:table-cell>
          <table:table-cell table:formula="of:=[.I820]" office:value-type="time" office:time-value="PT1056145H26M36.000000089S" calcext:value-type="time">
            <text:p>01:26:36</text:p>
          </table:table-cell>
          <table:table-cell table:formula="of:=[.A820]+[.$J$2]" office:value-type="float" office:value="1592972796" calcext:value-type="float">
            <text:p>1592972796</text:p>
          </table:table-cell>
          <table:table-cell table:formula="of:=([.$H820]/86400)+25569-(3/24)" office:value-type="float" office:value="44006.0601388889" calcext:value-type="float">
            <text:p>44006,0601388889</text:p>
          </table:table-cell>
          <table:table-cell table:number-columns-repeated="2"/>
        </table:table-row>
        <table:table-row table:style-name="ro1">
          <table:table-cell office:value-type="float" office:value="1590792931" calcext:value-type="float">
            <text:p>1590792931</text:p>
          </table:table-cell>
          <table:table-cell table:style-name="ce3" office:value-type="string" calcext:value-type="string">
            <text:p>2020-05-29 19:55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21]" office:value-type="date" office:date-value="2020-06-24T01:26:36" calcext:value-type="date">
            <text:p>24/06/20</text:p>
          </table:table-cell>
          <table:table-cell table:formula="of:=[.I821]" office:value-type="time" office:time-value="PT1056145H26M36.000000089S" calcext:value-type="time">
            <text:p>01:26:36</text:p>
          </table:table-cell>
          <table:table-cell table:formula="of:=[.A821]+[.$J$2]" office:value-type="float" office:value="1592972796" calcext:value-type="float">
            <text:p>1592972796</text:p>
          </table:table-cell>
          <table:table-cell table:formula="of:=([.$H821]/86400)+25569-(3/24)" office:value-type="float" office:value="44006.0601388889" calcext:value-type="float">
            <text:p>44006,0601388889</text:p>
          </table:table-cell>
          <table:table-cell table:number-columns-repeated="2"/>
        </table:table-row>
        <table:table-row table:style-name="ro1">
          <table:table-cell office:value-type="float" office:value="1590796530" calcext:value-type="float">
            <text:p>1590796530</text:p>
          </table:table-cell>
          <table:table-cell table:style-name="ce3" office:value-type="string" calcext:value-type="string">
            <text:p>2020-05-29 20:55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table:formula="of:=[.I822]" office:value-type="date" office:date-value="2020-06-24T02:26:35" calcext:value-type="date">
            <text:p>24/06/20</text:p>
          </table:table-cell>
          <table:table-cell table:formula="of:=[.I822]" office:value-type="time" office:time-value="PT1056146H26M34.999999646S" calcext:value-type="time">
            <text:p>02:26:35</text:p>
          </table:table-cell>
          <table:table-cell table:formula="of:=[.A822]+[.$J$2]" office:value-type="float" office:value="1592976395" calcext:value-type="float">
            <text:p>1592976395</text:p>
          </table:table-cell>
          <table:table-cell table:formula="of:=([.$H822]/86400)+25569-(3/24)" office:value-type="float" office:value="44006.1017939815" calcext:value-type="float">
            <text:p>44006,1017939815</text:p>
          </table:table-cell>
          <table:table-cell table:number-columns-repeated="2"/>
        </table:table-row>
        <table:table-row table:style-name="ro1">
          <table:table-cell office:value-type="float" office:value="1590796530" calcext:value-type="float">
            <text:p>1590796530</text:p>
          </table:table-cell>
          <table:table-cell table:style-name="ce3" office:value-type="string" calcext:value-type="string">
            <text:p>2020-05-29 20:55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5.0</text:p>
          </table:table-cell>
          <table:table-cell table:formula="of:=[.I823]" office:value-type="date" office:date-value="2020-06-24T02:26:35" calcext:value-type="date">
            <text:p>24/06/20</text:p>
          </table:table-cell>
          <table:table-cell table:formula="of:=[.I823]" office:value-type="time" office:time-value="PT1056146H26M34.999999646S" calcext:value-type="time">
            <text:p>02:26:35</text:p>
          </table:table-cell>
          <table:table-cell table:formula="of:=[.A823]+[.$J$2]" office:value-type="float" office:value="1592976395" calcext:value-type="float">
            <text:p>1592976395</text:p>
          </table:table-cell>
          <table:table-cell table:formula="of:=([.$H823]/86400)+25569-(3/24)" office:value-type="float" office:value="44006.1017939815" calcext:value-type="float">
            <text:p>44006,1017939815</text:p>
          </table:table-cell>
          <table:table-cell table:number-columns-repeated="2"/>
        </table:table-row>
        <table:table-row table:style-name="ro1">
          <table:table-cell office:value-type="float" office:value="1590796530" calcext:value-type="float">
            <text:p>1590796530</text:p>
          </table:table-cell>
          <table:table-cell table:style-name="ce3" office:value-type="string" calcext:value-type="string">
            <text:p>2020-05-29 20:55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0.0</text:p>
          </table:table-cell>
          <table:table-cell table:formula="of:=[.I824]" office:value-type="date" office:date-value="2020-06-24T02:26:35" calcext:value-type="date">
            <text:p>24/06/20</text:p>
          </table:table-cell>
          <table:table-cell table:formula="of:=[.I824]" office:value-type="time" office:time-value="PT1056146H26M34.999999646S" calcext:value-type="time">
            <text:p>02:26:35</text:p>
          </table:table-cell>
          <table:table-cell table:formula="of:=[.A824]+[.$J$2]" office:value-type="float" office:value="1592976395" calcext:value-type="float">
            <text:p>1592976395</text:p>
          </table:table-cell>
          <table:table-cell table:formula="of:=([.$H824]/86400)+25569-(3/24)" office:value-type="float" office:value="44006.1017939815" calcext:value-type="float">
            <text:p>44006,1017939815</text:p>
          </table:table-cell>
          <table:table-cell table:number-columns-repeated="2"/>
        </table:table-row>
        <table:table-row table:style-name="ro1">
          <table:table-cell office:value-type="float" office:value="1590796530" calcext:value-type="float">
            <text:p>1590796530</text:p>
          </table:table-cell>
          <table:table-cell table:style-name="ce3" office:value-type="string" calcext:value-type="string">
            <text:p>2020-05-29 20:55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4.0</text:p>
          </table:table-cell>
          <table:table-cell table:formula="of:=[.I825]" office:value-type="date" office:date-value="2020-06-24T02:26:35" calcext:value-type="date">
            <text:p>24/06/20</text:p>
          </table:table-cell>
          <table:table-cell table:formula="of:=[.I825]" office:value-type="time" office:time-value="PT1056146H26M34.999999646S" calcext:value-type="time">
            <text:p>02:26:35</text:p>
          </table:table-cell>
          <table:table-cell table:formula="of:=[.A825]+[.$J$2]" office:value-type="float" office:value="1592976395" calcext:value-type="float">
            <text:p>1592976395</text:p>
          </table:table-cell>
          <table:table-cell table:formula="of:=([.$H825]/86400)+25569-(3/24)" office:value-type="float" office:value="44006.1017939815" calcext:value-type="float">
            <text:p>44006,1017939815</text:p>
          </table:table-cell>
          <table:table-cell table:number-columns-repeated="2"/>
        </table:table-row>
        <table:table-row table:style-name="ro1">
          <table:table-cell office:value-type="float" office:value="1590800129" calcext:value-type="float">
            <text:p>1590800129</text:p>
          </table:table-cell>
          <table:table-cell table:style-name="ce3" office:value-type="string" calcext:value-type="string">
            <text:p>2020-05-29 21:55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26]" office:value-type="date" office:date-value="2020-06-24T03:26:34" calcext:value-type="date">
            <text:p>24/06/20</text:p>
          </table:table-cell>
          <table:table-cell table:formula="of:=[.I826]" office:value-type="time" office:time-value="PT1056147H26M34.000000879S" calcext:value-type="time">
            <text:p>03:26:34</text:p>
          </table:table-cell>
          <table:table-cell table:formula="of:=[.A826]+[.$J$2]" office:value-type="float" office:value="1592979994" calcext:value-type="float">
            <text:p>1592979994</text:p>
          </table:table-cell>
          <table:table-cell table:formula="of:=([.$H826]/86400)+25569-(3/24)" office:value-type="float" office:value="44006.1434490741" calcext:value-type="float">
            <text:p>44006,1434490741</text:p>
          </table:table-cell>
          <table:table-cell table:number-columns-repeated="2"/>
        </table:table-row>
        <table:table-row table:style-name="ro1">
          <table:table-cell office:value-type="float" office:value="1590800129" calcext:value-type="float">
            <text:p>1590800129</text:p>
          </table:table-cell>
          <table:table-cell table:style-name="ce3" office:value-type="string" calcext:value-type="string">
            <text:p>2020-05-29 21:55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27]" office:value-type="date" office:date-value="2020-06-24T03:26:34" calcext:value-type="date">
            <text:p>24/06/20</text:p>
          </table:table-cell>
          <table:table-cell table:formula="of:=[.I827]" office:value-type="time" office:time-value="PT1056147H26M34.000000879S" calcext:value-type="time">
            <text:p>03:26:34</text:p>
          </table:table-cell>
          <table:table-cell table:formula="of:=[.A827]+[.$J$2]" office:value-type="float" office:value="1592979994" calcext:value-type="float">
            <text:p>1592979994</text:p>
          </table:table-cell>
          <table:table-cell table:formula="of:=([.$H827]/86400)+25569-(3/24)" office:value-type="float" office:value="44006.1434490741" calcext:value-type="float">
            <text:p>44006,1434490741</text:p>
          </table:table-cell>
          <table:table-cell table:number-columns-repeated="2"/>
        </table:table-row>
        <table:table-row table:style-name="ro1">
          <table:table-cell office:value-type="float" office:value="1590800129" calcext:value-type="float">
            <text:p>1590800129</text:p>
          </table:table-cell>
          <table:table-cell table:style-name="ce3" office:value-type="string" calcext:value-type="string">
            <text:p>2020-05-29 21:55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28]" office:value-type="date" office:date-value="2020-06-24T03:26:34" calcext:value-type="date">
            <text:p>24/06/20</text:p>
          </table:table-cell>
          <table:table-cell table:formula="of:=[.I828]" office:value-type="time" office:time-value="PT1056147H26M34.000000879S" calcext:value-type="time">
            <text:p>03:26:34</text:p>
          </table:table-cell>
          <table:table-cell table:formula="of:=[.A828]+[.$J$2]" office:value-type="float" office:value="1592979994" calcext:value-type="float">
            <text:p>1592979994</text:p>
          </table:table-cell>
          <table:table-cell table:formula="of:=([.$H828]/86400)+25569-(3/24)" office:value-type="float" office:value="44006.1434490741" calcext:value-type="float">
            <text:p>44006,1434490741</text:p>
          </table:table-cell>
          <table:table-cell table:number-columns-repeated="2"/>
        </table:table-row>
        <table:table-row table:style-name="ro1">
          <table:table-cell office:value-type="float" office:value="1590800129" calcext:value-type="float">
            <text:p>1590800129</text:p>
          </table:table-cell>
          <table:table-cell table:style-name="ce3" office:value-type="string" calcext:value-type="string">
            <text:p>2020-05-29 21:55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29]" office:value-type="date" office:date-value="2020-06-24T03:26:34" calcext:value-type="date">
            <text:p>24/06/20</text:p>
          </table:table-cell>
          <table:table-cell table:formula="of:=[.I829]" office:value-type="time" office:time-value="PT1056147H26M34.000000879S" calcext:value-type="time">
            <text:p>03:26:34</text:p>
          </table:table-cell>
          <table:table-cell table:formula="of:=[.A829]+[.$J$2]" office:value-type="float" office:value="1592979994" calcext:value-type="float">
            <text:p>1592979994</text:p>
          </table:table-cell>
          <table:table-cell table:formula="of:=([.$H829]/86400)+25569-(3/24)" office:value-type="float" office:value="44006.1434490741" calcext:value-type="float">
            <text:p>44006,1434490741</text:p>
          </table:table-cell>
          <table:table-cell table:number-columns-repeated="2"/>
        </table:table-row>
        <table:table-row table:style-name="ro1">
          <table:table-cell office:value-type="float" office:value="1590803728" calcext:value-type="float">
            <text:p>1590803728</text:p>
          </table:table-cell>
          <table:table-cell table:style-name="ce3" office:value-type="string" calcext:value-type="string">
            <text:p>2020-05-29 22:55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30]" office:value-type="date" office:date-value="2020-06-24T04:26:33" calcext:value-type="date">
            <text:p>24/06/20</text:p>
          </table:table-cell>
          <table:table-cell table:formula="of:=[.I830]" office:value-type="time" office:time-value="PT1056148H26M32.999999598S" calcext:value-type="time">
            <text:p>04:26:33</text:p>
          </table:table-cell>
          <table:table-cell table:formula="of:=[.A830]+[.$J$2]" office:value-type="float" office:value="1592983593" calcext:value-type="float">
            <text:p>1592983593</text:p>
          </table:table-cell>
          <table:table-cell table:formula="of:=([.$H830]/86400)+25569-(3/24)" office:value-type="float" office:value="44006.1851041667" calcext:value-type="float">
            <text:p>44006,1851041667</text:p>
          </table:table-cell>
          <table:table-cell table:number-columns-repeated="2"/>
        </table:table-row>
        <table:table-row table:style-name="ro1">
          <table:table-cell office:value-type="float" office:value="1590803728" calcext:value-type="float">
            <text:p>1590803728</text:p>
          </table:table-cell>
          <table:table-cell table:style-name="ce3" office:value-type="string" calcext:value-type="string">
            <text:p>2020-05-29 22:55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31]" office:value-type="date" office:date-value="2020-06-24T04:26:33" calcext:value-type="date">
            <text:p>24/06/20</text:p>
          </table:table-cell>
          <table:table-cell table:formula="of:=[.I831]" office:value-type="time" office:time-value="PT1056148H26M32.999999598S" calcext:value-type="time">
            <text:p>04:26:33</text:p>
          </table:table-cell>
          <table:table-cell table:formula="of:=[.A831]+[.$J$2]" office:value-type="float" office:value="1592983593" calcext:value-type="float">
            <text:p>1592983593</text:p>
          </table:table-cell>
          <table:table-cell table:formula="of:=([.$H831]/86400)+25569-(3/24)" office:value-type="float" office:value="44006.1851041667" calcext:value-type="float">
            <text:p>44006,1851041667</text:p>
          </table:table-cell>
          <table:table-cell table:number-columns-repeated="2"/>
        </table:table-row>
        <table:table-row table:style-name="ro1">
          <table:table-cell office:value-type="float" office:value="1590803728" calcext:value-type="float">
            <text:p>1590803728</text:p>
          </table:table-cell>
          <table:table-cell table:style-name="ce3" office:value-type="string" calcext:value-type="string">
            <text:p>2020-05-29 22:55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32]" office:value-type="date" office:date-value="2020-06-24T04:26:33" calcext:value-type="date">
            <text:p>24/06/20</text:p>
          </table:table-cell>
          <table:table-cell table:formula="of:=[.I832]" office:value-type="time" office:time-value="PT1056148H26M32.999999598S" calcext:value-type="time">
            <text:p>04:26:33</text:p>
          </table:table-cell>
          <table:table-cell table:formula="of:=[.A832]+[.$J$2]" office:value-type="float" office:value="1592983593" calcext:value-type="float">
            <text:p>1592983593</text:p>
          </table:table-cell>
          <table:table-cell table:formula="of:=([.$H832]/86400)+25569-(3/24)" office:value-type="float" office:value="44006.1851041667" calcext:value-type="float">
            <text:p>44006,1851041667</text:p>
          </table:table-cell>
          <table:table-cell table:number-columns-repeated="2"/>
        </table:table-row>
        <table:table-row table:style-name="ro1">
          <table:table-cell office:value-type="float" office:value="1590803728" calcext:value-type="float">
            <text:p>1590803728</text:p>
          </table:table-cell>
          <table:table-cell table:style-name="ce3" office:value-type="string" calcext:value-type="string">
            <text:p>2020-05-29 22:55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33]" office:value-type="date" office:date-value="2020-06-24T04:26:33" calcext:value-type="date">
            <text:p>24/06/20</text:p>
          </table:table-cell>
          <table:table-cell table:formula="of:=[.I833]" office:value-type="time" office:time-value="PT1056148H26M32.999999598S" calcext:value-type="time">
            <text:p>04:26:33</text:p>
          </table:table-cell>
          <table:table-cell table:formula="of:=[.A833]+[.$J$2]" office:value-type="float" office:value="1592983593" calcext:value-type="float">
            <text:p>1592983593</text:p>
          </table:table-cell>
          <table:table-cell table:formula="of:=([.$H833]/86400)+25569-(3/24)" office:value-type="float" office:value="44006.1851041667" calcext:value-type="float">
            <text:p>44006,1851041667</text:p>
          </table:table-cell>
          <table:table-cell table:number-columns-repeated="2"/>
        </table:table-row>
        <table:table-row table:style-name="ro1">
          <table:table-cell office:value-type="float" office:value="1590807327" calcext:value-type="float">
            <text:p>1590807327</text:p>
          </table:table-cell>
          <table:table-cell table:style-name="ce3" office:value-type="string" calcext:value-type="string">
            <text:p>2020-05-29 23:55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34]" office:value-type="date" office:date-value="2020-06-24T05:26:32" calcext:value-type="date">
            <text:p>24/06/20</text:p>
          </table:table-cell>
          <table:table-cell table:formula="of:=[.I834]" office:value-type="time" office:time-value="PT1056149H26M31.999999993S" calcext:value-type="time">
            <text:p>05:26:32</text:p>
          </table:table-cell>
          <table:table-cell table:formula="of:=[.A834]+[.$J$2]" office:value-type="float" office:value="1592987192" calcext:value-type="float">
            <text:p>1592987192</text:p>
          </table:table-cell>
          <table:table-cell table:formula="of:=([.$H834]/86400)+25569-(3/24)" office:value-type="float" office:value="44006.2267592593" calcext:value-type="float">
            <text:p>44006,2267592593</text:p>
          </table:table-cell>
          <table:table-cell table:number-columns-repeated="2"/>
        </table:table-row>
        <table:table-row table:style-name="ro1">
          <table:table-cell office:value-type="float" office:value="1590807327" calcext:value-type="float">
            <text:p>1590807327</text:p>
          </table:table-cell>
          <table:table-cell table:style-name="ce3" office:value-type="string" calcext:value-type="string">
            <text:p>2020-05-29 23:55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35]" office:value-type="date" office:date-value="2020-06-24T05:26:32" calcext:value-type="date">
            <text:p>24/06/20</text:p>
          </table:table-cell>
          <table:table-cell table:formula="of:=[.I835]" office:value-type="time" office:time-value="PT1056149H26M31.999999993S" calcext:value-type="time">
            <text:p>05:26:32</text:p>
          </table:table-cell>
          <table:table-cell table:formula="of:=[.A835]+[.$J$2]" office:value-type="float" office:value="1592987192" calcext:value-type="float">
            <text:p>1592987192</text:p>
          </table:table-cell>
          <table:table-cell table:formula="of:=([.$H835]/86400)+25569-(3/24)" office:value-type="float" office:value="44006.2267592593" calcext:value-type="float">
            <text:p>44006,2267592593</text:p>
          </table:table-cell>
          <table:table-cell table:number-columns-repeated="2"/>
        </table:table-row>
        <table:table-row table:style-name="ro1">
          <table:table-cell office:value-type="float" office:value="1590807327" calcext:value-type="float">
            <text:p>1590807327</text:p>
          </table:table-cell>
          <table:table-cell table:style-name="ce3" office:value-type="string" calcext:value-type="string">
            <text:p>2020-05-29 23:55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836]" office:value-type="date" office:date-value="2020-06-24T05:26:32" calcext:value-type="date">
            <text:p>24/06/20</text:p>
          </table:table-cell>
          <table:table-cell table:formula="of:=[.I836]" office:value-type="time" office:time-value="PT1056149H26M31.999999993S" calcext:value-type="time">
            <text:p>05:26:32</text:p>
          </table:table-cell>
          <table:table-cell table:formula="of:=[.A836]+[.$J$2]" office:value-type="float" office:value="1592987192" calcext:value-type="float">
            <text:p>1592987192</text:p>
          </table:table-cell>
          <table:table-cell table:formula="of:=([.$H836]/86400)+25569-(3/24)" office:value-type="float" office:value="44006.2267592593" calcext:value-type="float">
            <text:p>44006,2267592593</text:p>
          </table:table-cell>
          <table:table-cell table:number-columns-repeated="2"/>
        </table:table-row>
        <table:table-row table:style-name="ro1">
          <table:table-cell office:value-type="float" office:value="1590807327" calcext:value-type="float">
            <text:p>1590807327</text:p>
          </table:table-cell>
          <table:table-cell table:style-name="ce3" office:value-type="string" calcext:value-type="string">
            <text:p>2020-05-29 23:55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37]" office:value-type="date" office:date-value="2020-06-24T05:26:32" calcext:value-type="date">
            <text:p>24/06/20</text:p>
          </table:table-cell>
          <table:table-cell table:formula="of:=[.I837]" office:value-type="time" office:time-value="PT1056149H26M31.999999993S" calcext:value-type="time">
            <text:p>05:26:32</text:p>
          </table:table-cell>
          <table:table-cell table:formula="of:=[.A837]+[.$J$2]" office:value-type="float" office:value="1592987192" calcext:value-type="float">
            <text:p>1592987192</text:p>
          </table:table-cell>
          <table:table-cell table:formula="of:=([.$H837]/86400)+25569-(3/24)" office:value-type="float" office:value="44006.2267592593" calcext:value-type="float">
            <text:p>44006,2267592593</text:p>
          </table:table-cell>
          <table:table-cell table:number-columns-repeated="2"/>
        </table:table-row>
        <table:table-row table:style-name="ro1">
          <table:table-cell office:value-type="float" office:value="1590810926" calcext:value-type="float">
            <text:p>1590810926</text:p>
          </table:table-cell>
          <table:table-cell table:style-name="ce3" office:value-type="string" calcext:value-type="string">
            <text:p>2020-05-30 00:55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38]" office:value-type="date" office:date-value="2020-06-24T06:26:31" calcext:value-type="date">
            <text:p>24/06/20</text:p>
          </table:table-cell>
          <table:table-cell table:formula="of:=[.I838]" office:value-type="time" office:time-value="PT1056150H26M31.000000387S" calcext:value-type="time">
            <text:p>06:26:31</text:p>
          </table:table-cell>
          <table:table-cell table:formula="of:=[.A838]+[.$J$2]" office:value-type="float" office:value="1592990791" calcext:value-type="float">
            <text:p>1592990791</text:p>
          </table:table-cell>
          <table:table-cell table:formula="of:=([.$H838]/86400)+25569-(3/24)" office:value-type="float" office:value="44006.2684143519" calcext:value-type="float">
            <text:p>44006,2684143519</text:p>
          </table:table-cell>
          <table:table-cell table:number-columns-repeated="2"/>
        </table:table-row>
        <table:table-row table:style-name="ro1">
          <table:table-cell office:value-type="float" office:value="1590810926" calcext:value-type="float">
            <text:p>1590810926</text:p>
          </table:table-cell>
          <table:table-cell table:style-name="ce3" office:value-type="string" calcext:value-type="string">
            <text:p>2020-05-30 00:55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39]" office:value-type="date" office:date-value="2020-06-24T06:26:31" calcext:value-type="date">
            <text:p>24/06/20</text:p>
          </table:table-cell>
          <table:table-cell table:formula="of:=[.I839]" office:value-type="time" office:time-value="PT1056150H26M31.000000387S" calcext:value-type="time">
            <text:p>06:26:31</text:p>
          </table:table-cell>
          <table:table-cell table:formula="of:=[.A839]+[.$J$2]" office:value-type="float" office:value="1592990791" calcext:value-type="float">
            <text:p>1592990791</text:p>
          </table:table-cell>
          <table:table-cell table:formula="of:=([.$H839]/86400)+25569-(3/24)" office:value-type="float" office:value="44006.2684143519" calcext:value-type="float">
            <text:p>44006,2684143519</text:p>
          </table:table-cell>
          <table:table-cell table:number-columns-repeated="2"/>
        </table:table-row>
        <table:table-row table:style-name="ro1">
          <table:table-cell office:value-type="float" office:value="1590810926" calcext:value-type="float">
            <text:p>1590810926</text:p>
          </table:table-cell>
          <table:table-cell table:style-name="ce3" office:value-type="string" calcext:value-type="string">
            <text:p>2020-05-30 00:55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840]" office:value-type="date" office:date-value="2020-06-24T06:26:31" calcext:value-type="date">
            <text:p>24/06/20</text:p>
          </table:table-cell>
          <table:table-cell table:formula="of:=[.I840]" office:value-type="time" office:time-value="PT1056150H26M31.000000387S" calcext:value-type="time">
            <text:p>06:26:31</text:p>
          </table:table-cell>
          <table:table-cell table:formula="of:=[.A840]+[.$J$2]" office:value-type="float" office:value="1592990791" calcext:value-type="float">
            <text:p>1592990791</text:p>
          </table:table-cell>
          <table:table-cell table:formula="of:=([.$H840]/86400)+25569-(3/24)" office:value-type="float" office:value="44006.2684143519" calcext:value-type="float">
            <text:p>44006,2684143519</text:p>
          </table:table-cell>
          <table:table-cell table:number-columns-repeated="2"/>
        </table:table-row>
        <table:table-row table:style-name="ro1">
          <table:table-cell office:value-type="float" office:value="1590810926" calcext:value-type="float">
            <text:p>1590810926</text:p>
          </table:table-cell>
          <table:table-cell table:style-name="ce3" office:value-type="string" calcext:value-type="string">
            <text:p>2020-05-30 00:55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41]" office:value-type="date" office:date-value="2020-06-24T06:26:31" calcext:value-type="date">
            <text:p>24/06/20</text:p>
          </table:table-cell>
          <table:table-cell table:formula="of:=[.I841]" office:value-type="time" office:time-value="PT1056150H26M31.000000387S" calcext:value-type="time">
            <text:p>06:26:31</text:p>
          </table:table-cell>
          <table:table-cell table:formula="of:=[.A841]+[.$J$2]" office:value-type="float" office:value="1592990791" calcext:value-type="float">
            <text:p>1592990791</text:p>
          </table:table-cell>
          <table:table-cell table:formula="of:=([.$H841]/86400)+25569-(3/24)" office:value-type="float" office:value="44006.2684143519" calcext:value-type="float">
            <text:p>44006,2684143519</text:p>
          </table:table-cell>
          <table:table-cell table:number-columns-repeated="2"/>
        </table:table-row>
        <table:table-row table:style-name="ro1">
          <table:table-cell office:value-type="float" office:value="1590814525" calcext:value-type="float">
            <text:p>1590814525</text:p>
          </table:table-cell>
          <table:table-cell table:style-name="ce3" office:value-type="string" calcext:value-type="string">
            <text:p>2020-05-30 01:55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42]" office:value-type="date" office:date-value="2020-06-24T07:26:30" calcext:value-type="date">
            <text:p>24/06/20</text:p>
          </table:table-cell>
          <table:table-cell table:formula="of:=[.I842]" office:value-type="time" office:time-value="PT1056151H26M29.999999944S" calcext:value-type="time">
            <text:p>07:26:30</text:p>
          </table:table-cell>
          <table:table-cell table:formula="of:=[.A842]+[.$J$2]" office:value-type="float" office:value="1592994390" calcext:value-type="float">
            <text:p>1592994390</text:p>
          </table:table-cell>
          <table:table-cell table:formula="of:=([.$H842]/86400)+25569-(3/24)" office:value-type="float" office:value="44006.3100694445" calcext:value-type="float">
            <text:p>44006,3100694445</text:p>
          </table:table-cell>
          <table:table-cell table:number-columns-repeated="2"/>
        </table:table-row>
        <table:table-row table:style-name="ro1">
          <table:table-cell office:value-type="float" office:value="1590814525" calcext:value-type="float">
            <text:p>1590814525</text:p>
          </table:table-cell>
          <table:table-cell table:style-name="ce3" office:value-type="string" calcext:value-type="string">
            <text:p>2020-05-30 01:55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43]" office:value-type="date" office:date-value="2020-06-24T07:26:30" calcext:value-type="date">
            <text:p>24/06/20</text:p>
          </table:table-cell>
          <table:table-cell table:formula="of:=[.I843]" office:value-type="time" office:time-value="PT1056151H26M29.999999944S" calcext:value-type="time">
            <text:p>07:26:30</text:p>
          </table:table-cell>
          <table:table-cell table:formula="of:=[.A843]+[.$J$2]" office:value-type="float" office:value="1592994390" calcext:value-type="float">
            <text:p>1592994390</text:p>
          </table:table-cell>
          <table:table-cell table:formula="of:=([.$H843]/86400)+25569-(3/24)" office:value-type="float" office:value="44006.3100694445" calcext:value-type="float">
            <text:p>44006,3100694445</text:p>
          </table:table-cell>
          <table:table-cell table:number-columns-repeated="2"/>
        </table:table-row>
        <table:table-row table:style-name="ro1">
          <table:table-cell office:value-type="float" office:value="1590814525" calcext:value-type="float">
            <text:p>1590814525</text:p>
          </table:table-cell>
          <table:table-cell table:style-name="ce3" office:value-type="string" calcext:value-type="string">
            <text:p>2020-05-30 01:55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44]" office:value-type="date" office:date-value="2020-06-24T07:26:30" calcext:value-type="date">
            <text:p>24/06/20</text:p>
          </table:table-cell>
          <table:table-cell table:formula="of:=[.I844]" office:value-type="time" office:time-value="PT1056151H26M29.999999944S" calcext:value-type="time">
            <text:p>07:26:30</text:p>
          </table:table-cell>
          <table:table-cell table:formula="of:=[.A844]+[.$J$2]" office:value-type="float" office:value="1592994390" calcext:value-type="float">
            <text:p>1592994390</text:p>
          </table:table-cell>
          <table:table-cell table:formula="of:=([.$H844]/86400)+25569-(3/24)" office:value-type="float" office:value="44006.3100694445" calcext:value-type="float">
            <text:p>44006,3100694445</text:p>
          </table:table-cell>
          <table:table-cell table:number-columns-repeated="2"/>
        </table:table-row>
        <table:table-row table:style-name="ro1">
          <table:table-cell office:value-type="float" office:value="1590814525" calcext:value-type="float">
            <text:p>1590814525</text:p>
          </table:table-cell>
          <table:table-cell table:style-name="ce3" office:value-type="string" calcext:value-type="string">
            <text:p>2020-05-30 01:55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45]" office:value-type="date" office:date-value="2020-06-24T07:26:30" calcext:value-type="date">
            <text:p>24/06/20</text:p>
          </table:table-cell>
          <table:table-cell table:formula="of:=[.I845]" office:value-type="time" office:time-value="PT1056151H26M29.999999944S" calcext:value-type="time">
            <text:p>07:26:30</text:p>
          </table:table-cell>
          <table:table-cell table:formula="of:=[.A845]+[.$J$2]" office:value-type="float" office:value="1592994390" calcext:value-type="float">
            <text:p>1592994390</text:p>
          </table:table-cell>
          <table:table-cell table:formula="of:=([.$H845]/86400)+25569-(3/24)" office:value-type="float" office:value="44006.3100694445" calcext:value-type="float">
            <text:p>44006,3100694445</text:p>
          </table:table-cell>
          <table:table-cell table:number-columns-repeated="2"/>
        </table:table-row>
        <table:table-row table:style-name="ro1">
          <table:table-cell office:value-type="float" office:value="1590818124" calcext:value-type="float">
            <text:p>1590818124</text:p>
          </table:table-cell>
          <table:table-cell table:style-name="ce3" office:value-type="string" calcext:value-type="string">
            <text:p>2020-05-30 02:55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46]" office:value-type="date" office:date-value="2020-06-24T08:26:29" calcext:value-type="date">
            <text:p>24/06/20</text:p>
          </table:table-cell>
          <table:table-cell table:formula="of:=[.I846]" office:value-type="time" office:time-value="PT1056152H26M29.000000339S" calcext:value-type="time">
            <text:p>08:26:29</text:p>
          </table:table-cell>
          <table:table-cell table:formula="of:=[.A846]+[.$J$2]" office:value-type="float" office:value="1592997989" calcext:value-type="float">
            <text:p>1592997989</text:p>
          </table:table-cell>
          <table:table-cell table:formula="of:=([.$H846]/86400)+25569-(3/24)" office:value-type="float" office:value="44006.351724537" calcext:value-type="float">
            <text:p>44006,351724537</text:p>
          </table:table-cell>
          <table:table-cell table:number-columns-repeated="2"/>
        </table:table-row>
        <table:table-row table:style-name="ro1">
          <table:table-cell office:value-type="float" office:value="1590818124" calcext:value-type="float">
            <text:p>1590818124</text:p>
          </table:table-cell>
          <table:table-cell table:style-name="ce3" office:value-type="string" calcext:value-type="string">
            <text:p>2020-05-30 02:55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47]" office:value-type="date" office:date-value="2020-06-24T08:26:29" calcext:value-type="date">
            <text:p>24/06/20</text:p>
          </table:table-cell>
          <table:table-cell table:formula="of:=[.I847]" office:value-type="time" office:time-value="PT1056152H26M29.000000339S" calcext:value-type="time">
            <text:p>08:26:29</text:p>
          </table:table-cell>
          <table:table-cell table:formula="of:=[.A847]+[.$J$2]" office:value-type="float" office:value="1592997989" calcext:value-type="float">
            <text:p>1592997989</text:p>
          </table:table-cell>
          <table:table-cell table:formula="of:=([.$H847]/86400)+25569-(3/24)" office:value-type="float" office:value="44006.351724537" calcext:value-type="float">
            <text:p>44006,351724537</text:p>
          </table:table-cell>
          <table:table-cell table:number-columns-repeated="2"/>
        </table:table-row>
        <table:table-row table:style-name="ro1">
          <table:table-cell office:value-type="float" office:value="1590818124" calcext:value-type="float">
            <text:p>1590818124</text:p>
          </table:table-cell>
          <table:table-cell table:style-name="ce3" office:value-type="string" calcext:value-type="string">
            <text:p>2020-05-30 02:55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848]" office:value-type="date" office:date-value="2020-06-24T08:26:29" calcext:value-type="date">
            <text:p>24/06/20</text:p>
          </table:table-cell>
          <table:table-cell table:formula="of:=[.I848]" office:value-type="time" office:time-value="PT1056152H26M29.000000339S" calcext:value-type="time">
            <text:p>08:26:29</text:p>
          </table:table-cell>
          <table:table-cell table:formula="of:=[.A848]+[.$J$2]" office:value-type="float" office:value="1592997989" calcext:value-type="float">
            <text:p>1592997989</text:p>
          </table:table-cell>
          <table:table-cell table:formula="of:=([.$H848]/86400)+25569-(3/24)" office:value-type="float" office:value="44006.351724537" calcext:value-type="float">
            <text:p>44006,351724537</text:p>
          </table:table-cell>
          <table:table-cell table:number-columns-repeated="2"/>
        </table:table-row>
        <table:table-row table:style-name="ro1">
          <table:table-cell office:value-type="float" office:value="1590818124" calcext:value-type="float">
            <text:p>1590818124</text:p>
          </table:table-cell>
          <table:table-cell table:style-name="ce3" office:value-type="string" calcext:value-type="string">
            <text:p>2020-05-30 02:55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49]" office:value-type="date" office:date-value="2020-06-24T08:26:29" calcext:value-type="date">
            <text:p>24/06/20</text:p>
          </table:table-cell>
          <table:table-cell table:formula="of:=[.I849]" office:value-type="time" office:time-value="PT1056152H26M29.000000339S" calcext:value-type="time">
            <text:p>08:26:29</text:p>
          </table:table-cell>
          <table:table-cell table:formula="of:=[.A849]+[.$J$2]" office:value-type="float" office:value="1592997989" calcext:value-type="float">
            <text:p>1592997989</text:p>
          </table:table-cell>
          <table:table-cell table:formula="of:=([.$H849]/86400)+25569-(3/24)" office:value-type="float" office:value="44006.351724537" calcext:value-type="float">
            <text:p>44006,351724537</text:p>
          </table:table-cell>
          <table:table-cell table:number-columns-repeated="2"/>
        </table:table-row>
        <table:table-row table:style-name="ro1">
          <table:table-cell office:value-type="float" office:value="1590821723" calcext:value-type="float">
            <text:p>1590821723</text:p>
          </table:table-cell>
          <table:table-cell table:style-name="ce3" office:value-type="string" calcext:value-type="string">
            <text:p>2020-05-30 03:55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49.0</text:p>
          </table:table-cell>
          <table:table-cell table:formula="of:=[.I850]" office:value-type="date" office:date-value="2020-06-24T09:26:28" calcext:value-type="date">
            <text:p>24/06/20</text:p>
          </table:table-cell>
          <table:table-cell table:formula="of:=[.I850]" office:value-type="time" office:time-value="PT1056153H26M27.999999896S" calcext:value-type="time">
            <text:p>09:26:28</text:p>
          </table:table-cell>
          <table:table-cell table:formula="of:=[.A850]+[.$J$2]" office:value-type="float" office:value="1593001588" calcext:value-type="float">
            <text:p>1593001588</text:p>
          </table:table-cell>
          <table:table-cell table:formula="of:=([.$H850]/86400)+25569-(3/24)" office:value-type="float" office:value="44006.3933796296" calcext:value-type="float">
            <text:p>44006,3933796296</text:p>
          </table:table-cell>
          <table:table-cell table:number-columns-repeated="2"/>
        </table:table-row>
        <table:table-row table:style-name="ro1">
          <table:table-cell office:value-type="float" office:value="1590821723" calcext:value-type="float">
            <text:p>1590821723</text:p>
          </table:table-cell>
          <table:table-cell table:style-name="ce3" office:value-type="string" calcext:value-type="string">
            <text:p>2020-05-30 03:55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6.0</text:p>
          </table:table-cell>
          <table:table-cell table:formula="of:=[.I851]" office:value-type="date" office:date-value="2020-06-24T09:26:28" calcext:value-type="date">
            <text:p>24/06/20</text:p>
          </table:table-cell>
          <table:table-cell table:formula="of:=[.I851]" office:value-type="time" office:time-value="PT1056153H26M27.999999896S" calcext:value-type="time">
            <text:p>09:26:28</text:p>
          </table:table-cell>
          <table:table-cell table:formula="of:=[.A851]+[.$J$2]" office:value-type="float" office:value="1593001588" calcext:value-type="float">
            <text:p>1593001588</text:p>
          </table:table-cell>
          <table:table-cell table:formula="of:=([.$H851]/86400)+25569-(3/24)" office:value-type="float" office:value="44006.3933796296" calcext:value-type="float">
            <text:p>44006,3933796296</text:p>
          </table:table-cell>
          <table:table-cell table:number-columns-repeated="2"/>
        </table:table-row>
        <table:table-row table:style-name="ro1">
          <table:table-cell office:value-type="float" office:value="1590821723" calcext:value-type="float">
            <text:p>1590821723</text:p>
          </table:table-cell>
          <table:table-cell table:style-name="ce3" office:value-type="string" calcext:value-type="string">
            <text:p>2020-05-30 03:55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7</text:p>
          </table:table-cell>
          <table:table-cell office:value-type="string" calcext:value-type="string">
            <text:p>50.0</text:p>
          </table:table-cell>
          <table:table-cell table:formula="of:=[.I852]" office:value-type="date" office:date-value="2020-06-24T09:26:28" calcext:value-type="date">
            <text:p>24/06/20</text:p>
          </table:table-cell>
          <table:table-cell table:formula="of:=[.I852]" office:value-type="time" office:time-value="PT1056153H26M27.999999896S" calcext:value-type="time">
            <text:p>09:26:28</text:p>
          </table:table-cell>
          <table:table-cell table:formula="of:=[.A852]+[.$J$2]" office:value-type="float" office:value="1593001588" calcext:value-type="float">
            <text:p>1593001588</text:p>
          </table:table-cell>
          <table:table-cell table:formula="of:=([.$H852]/86400)+25569-(3/24)" office:value-type="float" office:value="44006.3933796296" calcext:value-type="float">
            <text:p>44006,3933796296</text:p>
          </table:table-cell>
          <table:table-cell table:number-columns-repeated="2"/>
        </table:table-row>
        <table:table-row table:style-name="ro1">
          <table:table-cell office:value-type="float" office:value="1590821723" calcext:value-type="float">
            <text:p>1590821723</text:p>
          </table:table-cell>
          <table:table-cell table:style-name="ce3" office:value-type="string" calcext:value-type="string">
            <text:p>2020-05-30 03:55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4</text:p>
          </table:table-cell>
          <table:table-cell office:value-type="string" calcext:value-type="string">
            <text:p>53.0</text:p>
          </table:table-cell>
          <table:table-cell table:formula="of:=[.I853]" office:value-type="date" office:date-value="2020-06-24T09:26:28" calcext:value-type="date">
            <text:p>24/06/20</text:p>
          </table:table-cell>
          <table:table-cell table:formula="of:=[.I853]" office:value-type="time" office:time-value="PT1056153H26M27.999999896S" calcext:value-type="time">
            <text:p>09:26:28</text:p>
          </table:table-cell>
          <table:table-cell table:formula="of:=[.A853]+[.$J$2]" office:value-type="float" office:value="1593001588" calcext:value-type="float">
            <text:p>1593001588</text:p>
          </table:table-cell>
          <table:table-cell table:formula="of:=([.$H853]/86400)+25569-(3/24)" office:value-type="float" office:value="44006.3933796296" calcext:value-type="float">
            <text:p>44006,3933796296</text:p>
          </table:table-cell>
          <table:table-cell table:number-columns-repeated="2"/>
        </table:table-row>
        <table:table-row table:style-name="ro1">
          <table:table-cell office:value-type="float" office:value="1590825322" calcext:value-type="float">
            <text:p>1590825322</text:p>
          </table:table-cell>
          <table:table-cell table:style-name="ce3" office:value-type="string" calcext:value-type="string">
            <text:p>2020-05-30 04:55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854]" office:value-type="date" office:date-value="2020-06-24T10:26:27" calcext:value-type="date">
            <text:p>24/06/20</text:p>
          </table:table-cell>
          <table:table-cell table:formula="of:=[.I854]" office:value-type="time" office:time-value="PT1056154H26M27.000000291S" calcext:value-type="time">
            <text:p>10:26:27</text:p>
          </table:table-cell>
          <table:table-cell table:formula="of:=[.A854]+[.$J$2]" office:value-type="float" office:value="1593005187" calcext:value-type="float">
            <text:p>1593005187</text:p>
          </table:table-cell>
          <table:table-cell table:formula="of:=([.$H854]/86400)+25569-(3/24)" office:value-type="float" office:value="44006.4350347222" calcext:value-type="float">
            <text:p>44006,4350347222</text:p>
          </table:table-cell>
          <table:table-cell table:number-columns-repeated="2"/>
        </table:table-row>
        <table:table-row table:style-name="ro1">
          <table:table-cell office:value-type="float" office:value="1590825322" calcext:value-type="float">
            <text:p>1590825322</text:p>
          </table:table-cell>
          <table:table-cell table:style-name="ce3" office:value-type="string" calcext:value-type="string">
            <text:p>2020-05-30 04:55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55]" office:value-type="date" office:date-value="2020-06-24T10:26:27" calcext:value-type="date">
            <text:p>24/06/20</text:p>
          </table:table-cell>
          <table:table-cell table:formula="of:=[.I855]" office:value-type="time" office:time-value="PT1056154H26M27.000000291S" calcext:value-type="time">
            <text:p>10:26:27</text:p>
          </table:table-cell>
          <table:table-cell table:formula="of:=[.A855]+[.$J$2]" office:value-type="float" office:value="1593005187" calcext:value-type="float">
            <text:p>1593005187</text:p>
          </table:table-cell>
          <table:table-cell table:formula="of:=([.$H855]/86400)+25569-(3/24)" office:value-type="float" office:value="44006.4350347222" calcext:value-type="float">
            <text:p>44006,4350347222</text:p>
          </table:table-cell>
          <table:table-cell table:number-columns-repeated="2"/>
        </table:table-row>
        <table:table-row table:style-name="ro1">
          <table:table-cell office:value-type="float" office:value="1590825322" calcext:value-type="float">
            <text:p>1590825322</text:p>
          </table:table-cell>
          <table:table-cell table:style-name="ce3" office:value-type="string" calcext:value-type="string">
            <text:p>2020-05-30 04:55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856]" office:value-type="date" office:date-value="2020-06-24T10:26:27" calcext:value-type="date">
            <text:p>24/06/20</text:p>
          </table:table-cell>
          <table:table-cell table:formula="of:=[.I856]" office:value-type="time" office:time-value="PT1056154H26M27.000000291S" calcext:value-type="time">
            <text:p>10:26:27</text:p>
          </table:table-cell>
          <table:table-cell table:formula="of:=[.A856]+[.$J$2]" office:value-type="float" office:value="1593005187" calcext:value-type="float">
            <text:p>1593005187</text:p>
          </table:table-cell>
          <table:table-cell table:formula="of:=([.$H856]/86400)+25569-(3/24)" office:value-type="float" office:value="44006.4350347222" calcext:value-type="float">
            <text:p>44006,4350347222</text:p>
          </table:table-cell>
          <table:table-cell table:number-columns-repeated="2"/>
        </table:table-row>
        <table:table-row table:style-name="ro1">
          <table:table-cell office:value-type="float" office:value="1590825322" calcext:value-type="float">
            <text:p>1590825322</text:p>
          </table:table-cell>
          <table:table-cell table:style-name="ce3" office:value-type="string" calcext:value-type="string">
            <text:p>2020-05-30 04:55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57]" office:value-type="date" office:date-value="2020-06-24T10:26:27" calcext:value-type="date">
            <text:p>24/06/20</text:p>
          </table:table-cell>
          <table:table-cell table:formula="of:=[.I857]" office:value-type="time" office:time-value="PT1056154H26M27.000000291S" calcext:value-type="time">
            <text:p>10:26:27</text:p>
          </table:table-cell>
          <table:table-cell table:formula="of:=[.A857]+[.$J$2]" office:value-type="float" office:value="1593005187" calcext:value-type="float">
            <text:p>1593005187</text:p>
          </table:table-cell>
          <table:table-cell table:formula="of:=([.$H857]/86400)+25569-(3/24)" office:value-type="float" office:value="44006.4350347222" calcext:value-type="float">
            <text:p>44006,4350347222</text:p>
          </table:table-cell>
          <table:table-cell table:number-columns-repeated="2"/>
        </table:table-row>
        <table:table-row table:style-name="ro1">
          <table:table-cell office:value-type="float" office:value="1590828921" calcext:value-type="float">
            <text:p>1590828921</text:p>
          </table:table-cell>
          <table:table-cell table:style-name="ce3" office:value-type="string" calcext:value-type="string">
            <text:p>2020-05-30 05:55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858]" office:value-type="date" office:date-value="2020-06-24T11:26:26" calcext:value-type="date">
            <text:p>24/06/20</text:p>
          </table:table-cell>
          <table:table-cell table:formula="of:=[.I858]" office:value-type="time" office:time-value="PT1056155H26M25.999999847S" calcext:value-type="time">
            <text:p>11:26:26</text:p>
          </table:table-cell>
          <table:table-cell table:formula="of:=[.A858]+[.$J$2]" office:value-type="float" office:value="1593008786" calcext:value-type="float">
            <text:p>1593008786</text:p>
          </table:table-cell>
          <table:table-cell table:formula="of:=([.$H858]/86400)+25569-(3/24)" office:value-type="float" office:value="44006.4766898148" calcext:value-type="float">
            <text:p>44006,4766898148</text:p>
          </table:table-cell>
          <table:table-cell table:number-columns-repeated="2"/>
        </table:table-row>
        <table:table-row table:style-name="ro1">
          <table:table-cell office:value-type="float" office:value="1590828921" calcext:value-type="float">
            <text:p>1590828921</text:p>
          </table:table-cell>
          <table:table-cell table:style-name="ce3" office:value-type="string" calcext:value-type="string">
            <text:p>2020-05-30 05:55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59]" office:value-type="date" office:date-value="2020-06-24T11:26:26" calcext:value-type="date">
            <text:p>24/06/20</text:p>
          </table:table-cell>
          <table:table-cell table:formula="of:=[.I859]" office:value-type="time" office:time-value="PT1056155H26M25.999999847S" calcext:value-type="time">
            <text:p>11:26:26</text:p>
          </table:table-cell>
          <table:table-cell table:formula="of:=[.A859]+[.$J$2]" office:value-type="float" office:value="1593008786" calcext:value-type="float">
            <text:p>1593008786</text:p>
          </table:table-cell>
          <table:table-cell table:formula="of:=([.$H859]/86400)+25569-(3/24)" office:value-type="float" office:value="44006.4766898148" calcext:value-type="float">
            <text:p>44006,4766898148</text:p>
          </table:table-cell>
          <table:table-cell table:number-columns-repeated="2"/>
        </table:table-row>
        <table:table-row table:style-name="ro1">
          <table:table-cell office:value-type="float" office:value="1590828921" calcext:value-type="float">
            <text:p>1590828921</text:p>
          </table:table-cell>
          <table:table-cell table:style-name="ce3" office:value-type="string" calcext:value-type="string">
            <text:p>2020-05-30 05:55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860]" office:value-type="date" office:date-value="2020-06-24T11:26:26" calcext:value-type="date">
            <text:p>24/06/20</text:p>
          </table:table-cell>
          <table:table-cell table:formula="of:=[.I860]" office:value-type="time" office:time-value="PT1056155H26M25.999999847S" calcext:value-type="time">
            <text:p>11:26:26</text:p>
          </table:table-cell>
          <table:table-cell table:formula="of:=[.A860]+[.$J$2]" office:value-type="float" office:value="1593008786" calcext:value-type="float">
            <text:p>1593008786</text:p>
          </table:table-cell>
          <table:table-cell table:formula="of:=([.$H860]/86400)+25569-(3/24)" office:value-type="float" office:value="44006.4766898148" calcext:value-type="float">
            <text:p>44006,4766898148</text:p>
          </table:table-cell>
          <table:table-cell table:number-columns-repeated="2"/>
        </table:table-row>
        <table:table-row table:style-name="ro1">
          <table:table-cell office:value-type="float" office:value="1590828921" calcext:value-type="float">
            <text:p>1590828921</text:p>
          </table:table-cell>
          <table:table-cell table:style-name="ce3" office:value-type="string" calcext:value-type="string">
            <text:p>2020-05-30 05:55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861]" office:value-type="date" office:date-value="2020-06-24T11:26:26" calcext:value-type="date">
            <text:p>24/06/20</text:p>
          </table:table-cell>
          <table:table-cell table:formula="of:=[.I861]" office:value-type="time" office:time-value="PT1056155H26M25.999999847S" calcext:value-type="time">
            <text:p>11:26:26</text:p>
          </table:table-cell>
          <table:table-cell table:formula="of:=[.A861]+[.$J$2]" office:value-type="float" office:value="1593008786" calcext:value-type="float">
            <text:p>1593008786</text:p>
          </table:table-cell>
          <table:table-cell table:formula="of:=([.$H861]/86400)+25569-(3/24)" office:value-type="float" office:value="44006.4766898148" calcext:value-type="float">
            <text:p>44006,4766898148</text:p>
          </table:table-cell>
          <table:table-cell table:number-columns-repeated="2"/>
        </table:table-row>
        <table:table-row table:style-name="ro1">
          <table:table-cell office:value-type="float" office:value="1590832520" calcext:value-type="float">
            <text:p>1590832520</text:p>
          </table:table-cell>
          <table:table-cell table:style-name="ce3" office:value-type="string" calcext:value-type="string">
            <text:p>2020-05-30 06:55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862]" office:value-type="date" office:date-value="2020-06-24T12:26:25" calcext:value-type="date">
            <text:p>24/06/20</text:p>
          </table:table-cell>
          <table:table-cell table:formula="of:=[.I862]" office:value-type="time" office:time-value="PT1056156H26M25.000000242S" calcext:value-type="time">
            <text:p>12:26:25</text:p>
          </table:table-cell>
          <table:table-cell table:formula="of:=[.A862]+[.$J$2]" office:value-type="float" office:value="1593012385" calcext:value-type="float">
            <text:p>1593012385</text:p>
          </table:table-cell>
          <table:table-cell table:formula="of:=([.$H862]/86400)+25569-(3/24)" office:value-type="float" office:value="44006.5183449074" calcext:value-type="float">
            <text:p>44006,5183449074</text:p>
          </table:table-cell>
          <table:table-cell table:number-columns-repeated="2"/>
        </table:table-row>
        <table:table-row table:style-name="ro1">
          <table:table-cell office:value-type="float" office:value="1590832520" calcext:value-type="float">
            <text:p>1590832520</text:p>
          </table:table-cell>
          <table:table-cell table:style-name="ce3" office:value-type="string" calcext:value-type="string">
            <text:p>2020-05-30 06:55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863]" office:value-type="date" office:date-value="2020-06-24T12:26:25" calcext:value-type="date">
            <text:p>24/06/20</text:p>
          </table:table-cell>
          <table:table-cell table:formula="of:=[.I863]" office:value-type="time" office:time-value="PT1056156H26M25.000000242S" calcext:value-type="time">
            <text:p>12:26:25</text:p>
          </table:table-cell>
          <table:table-cell table:formula="of:=[.A863]+[.$J$2]" office:value-type="float" office:value="1593012385" calcext:value-type="float">
            <text:p>1593012385</text:p>
          </table:table-cell>
          <table:table-cell table:formula="of:=([.$H863]/86400)+25569-(3/24)" office:value-type="float" office:value="44006.5183449074" calcext:value-type="float">
            <text:p>44006,5183449074</text:p>
          </table:table-cell>
          <table:table-cell table:number-columns-repeated="2"/>
        </table:table-row>
        <table:table-row table:style-name="ro1">
          <table:table-cell office:value-type="float" office:value="1590832520" calcext:value-type="float">
            <text:p>1590832520</text:p>
          </table:table-cell>
          <table:table-cell table:style-name="ce3" office:value-type="string" calcext:value-type="string">
            <text:p>2020-05-30 06:55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864]" office:value-type="date" office:date-value="2020-06-24T12:26:25" calcext:value-type="date">
            <text:p>24/06/20</text:p>
          </table:table-cell>
          <table:table-cell table:formula="of:=[.I864]" office:value-type="time" office:time-value="PT1056156H26M25.000000242S" calcext:value-type="time">
            <text:p>12:26:25</text:p>
          </table:table-cell>
          <table:table-cell table:formula="of:=[.A864]+[.$J$2]" office:value-type="float" office:value="1593012385" calcext:value-type="float">
            <text:p>1593012385</text:p>
          </table:table-cell>
          <table:table-cell table:formula="of:=([.$H864]/86400)+25569-(3/24)" office:value-type="float" office:value="44006.5183449074" calcext:value-type="float">
            <text:p>44006,5183449074</text:p>
          </table:table-cell>
          <table:table-cell table:number-columns-repeated="2"/>
        </table:table-row>
        <table:table-row table:style-name="ro1">
          <table:table-cell office:value-type="float" office:value="1590832520" calcext:value-type="float">
            <text:p>1590832520</text:p>
          </table:table-cell>
          <table:table-cell table:style-name="ce3" office:value-type="string" calcext:value-type="string">
            <text:p>2020-05-30 06:55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865]" office:value-type="date" office:date-value="2020-06-24T12:26:25" calcext:value-type="date">
            <text:p>24/06/20</text:p>
          </table:table-cell>
          <table:table-cell table:formula="of:=[.I865]" office:value-type="time" office:time-value="PT1056156H26M25.000000242S" calcext:value-type="time">
            <text:p>12:26:25</text:p>
          </table:table-cell>
          <table:table-cell table:formula="of:=[.A865]+[.$J$2]" office:value-type="float" office:value="1593012385" calcext:value-type="float">
            <text:p>1593012385</text:p>
          </table:table-cell>
          <table:table-cell table:formula="of:=([.$H865]/86400)+25569-(3/24)" office:value-type="float" office:value="44006.5183449074" calcext:value-type="float">
            <text:p>44006,5183449074</text:p>
          </table:table-cell>
          <table:table-cell table:number-columns-repeated="2"/>
        </table:table-row>
        <table:table-row table:style-name="ro1">
          <table:table-cell office:value-type="float" office:value="1590836119" calcext:value-type="float">
            <text:p>1590836119</text:p>
          </table:table-cell>
          <table:table-cell table:style-name="ce3" office:value-type="string" calcext:value-type="string">
            <text:p>2020-05-30 07:55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866]" office:value-type="date" office:date-value="2020-06-24T13:26:24" calcext:value-type="date">
            <text:p>24/06/20</text:p>
          </table:table-cell>
          <table:table-cell table:formula="of:=[.I866]" office:value-type="time" office:time-value="PT1056157H26M23.999999799S" calcext:value-type="time">
            <text:p>13:26:24</text:p>
          </table:table-cell>
          <table:table-cell table:formula="of:=[.A866]+[.$J$2]" office:value-type="float" office:value="1593015984" calcext:value-type="float">
            <text:p>1593015984</text:p>
          </table:table-cell>
          <table:table-cell table:formula="of:=([.$H866]/86400)+25569-(3/24)" office:value-type="float" office:value="44006.56" calcext:value-type="float">
            <text:p>44006,56</text:p>
          </table:table-cell>
          <table:table-cell table:number-columns-repeated="2"/>
        </table:table-row>
        <table:table-row table:style-name="ro1">
          <table:table-cell office:value-type="float" office:value="1590836119" calcext:value-type="float">
            <text:p>1590836119</text:p>
          </table:table-cell>
          <table:table-cell table:style-name="ce3" office:value-type="string" calcext:value-type="string">
            <text:p>2020-05-30 07:55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867]" office:value-type="date" office:date-value="2020-06-24T13:26:24" calcext:value-type="date">
            <text:p>24/06/20</text:p>
          </table:table-cell>
          <table:table-cell table:formula="of:=[.I867]" office:value-type="time" office:time-value="PT1056157H26M23.999999799S" calcext:value-type="time">
            <text:p>13:26:24</text:p>
          </table:table-cell>
          <table:table-cell table:formula="of:=[.A867]+[.$J$2]" office:value-type="float" office:value="1593015984" calcext:value-type="float">
            <text:p>1593015984</text:p>
          </table:table-cell>
          <table:table-cell table:formula="of:=([.$H867]/86400)+25569-(3/24)" office:value-type="float" office:value="44006.56" calcext:value-type="float">
            <text:p>44006,56</text:p>
          </table:table-cell>
          <table:table-cell table:number-columns-repeated="2"/>
        </table:table-row>
        <table:table-row table:style-name="ro1">
          <table:table-cell office:value-type="float" office:value="1590836119" calcext:value-type="float">
            <text:p>1590836119</text:p>
          </table:table-cell>
          <table:table-cell table:style-name="ce3" office:value-type="string" calcext:value-type="string">
            <text:p>2020-05-30 07:55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868]" office:value-type="date" office:date-value="2020-06-24T13:26:24" calcext:value-type="date">
            <text:p>24/06/20</text:p>
          </table:table-cell>
          <table:table-cell table:formula="of:=[.I868]" office:value-type="time" office:time-value="PT1056157H26M23.999999799S" calcext:value-type="time">
            <text:p>13:26:24</text:p>
          </table:table-cell>
          <table:table-cell table:formula="of:=[.A868]+[.$J$2]" office:value-type="float" office:value="1593015984" calcext:value-type="float">
            <text:p>1593015984</text:p>
          </table:table-cell>
          <table:table-cell table:formula="of:=([.$H868]/86400)+25569-(3/24)" office:value-type="float" office:value="44006.56" calcext:value-type="float">
            <text:p>44006,56</text:p>
          </table:table-cell>
          <table:table-cell table:number-columns-repeated="2"/>
        </table:table-row>
        <table:table-row table:style-name="ro1">
          <table:table-cell office:value-type="float" office:value="1590836119" calcext:value-type="float">
            <text:p>1590836119</text:p>
          </table:table-cell>
          <table:table-cell table:style-name="ce3" office:value-type="string" calcext:value-type="string">
            <text:p>2020-05-30 07:55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869]" office:value-type="date" office:date-value="2020-06-24T13:26:24" calcext:value-type="date">
            <text:p>24/06/20</text:p>
          </table:table-cell>
          <table:table-cell table:formula="of:=[.I869]" office:value-type="time" office:time-value="PT1056157H26M23.999999799S" calcext:value-type="time">
            <text:p>13:26:24</text:p>
          </table:table-cell>
          <table:table-cell table:formula="of:=[.A869]+[.$J$2]" office:value-type="float" office:value="1593015984" calcext:value-type="float">
            <text:p>1593015984</text:p>
          </table:table-cell>
          <table:table-cell table:formula="of:=([.$H869]/86400)+25569-(3/24)" office:value-type="float" office:value="44006.56" calcext:value-type="float">
            <text:p>44006,56</text:p>
          </table:table-cell>
          <table:table-cell table:number-columns-repeated="2"/>
        </table:table-row>
        <table:table-row table:style-name="ro1">
          <table:table-cell office:value-type="float" office:value="1590839718" calcext:value-type="float">
            <text:p>1590839718</text:p>
          </table:table-cell>
          <table:table-cell table:style-name="ce3" office:value-type="string" calcext:value-type="string">
            <text:p>2020-05-30 08:55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870]" office:value-type="date" office:date-value="2020-06-24T14:26:23" calcext:value-type="date">
            <text:p>24/06/20</text:p>
          </table:table-cell>
          <table:table-cell table:formula="of:=[.I870]" office:value-type="time" office:time-value="PT1056158H26M23.000000194S" calcext:value-type="time">
            <text:p>14:26:23</text:p>
          </table:table-cell>
          <table:table-cell table:formula="of:=[.A870]+[.$J$2]" office:value-type="float" office:value="1593019583" calcext:value-type="float">
            <text:p>1593019583</text:p>
          </table:table-cell>
          <table:table-cell table:formula="of:=([.$H870]/86400)+25569-(3/24)" office:value-type="float" office:value="44006.6016550926" calcext:value-type="float">
            <text:p>44006,6016550926</text:p>
          </table:table-cell>
          <table:table-cell table:number-columns-repeated="2"/>
        </table:table-row>
        <table:table-row table:style-name="ro1">
          <table:table-cell office:value-type="float" office:value="1590839718" calcext:value-type="float">
            <text:p>1590839718</text:p>
          </table:table-cell>
          <table:table-cell table:style-name="ce3" office:value-type="string" calcext:value-type="string">
            <text:p>2020-05-30 08:55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871]" office:value-type="date" office:date-value="2020-06-24T14:26:23" calcext:value-type="date">
            <text:p>24/06/20</text:p>
          </table:table-cell>
          <table:table-cell table:formula="of:=[.I871]" office:value-type="time" office:time-value="PT1056158H26M23.000000194S" calcext:value-type="time">
            <text:p>14:26:23</text:p>
          </table:table-cell>
          <table:table-cell table:formula="of:=[.A871]+[.$J$2]" office:value-type="float" office:value="1593019583" calcext:value-type="float">
            <text:p>1593019583</text:p>
          </table:table-cell>
          <table:table-cell table:formula="of:=([.$H871]/86400)+25569-(3/24)" office:value-type="float" office:value="44006.6016550926" calcext:value-type="float">
            <text:p>44006,6016550926</text:p>
          </table:table-cell>
          <table:table-cell table:number-columns-repeated="2"/>
        </table:table-row>
        <table:table-row table:style-name="ro1">
          <table:table-cell office:value-type="float" office:value="1590839718" calcext:value-type="float">
            <text:p>1590839718</text:p>
          </table:table-cell>
          <table:table-cell table:style-name="ce3" office:value-type="string" calcext:value-type="string">
            <text:p>2020-05-30 08:55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table:formula="of:=[.I872]" office:value-type="date" office:date-value="2020-06-24T14:26:23" calcext:value-type="date">
            <text:p>24/06/20</text:p>
          </table:table-cell>
          <table:table-cell table:formula="of:=[.I872]" office:value-type="time" office:time-value="PT1056158H26M23.000000194S" calcext:value-type="time">
            <text:p>14:26:23</text:p>
          </table:table-cell>
          <table:table-cell table:formula="of:=[.A872]+[.$J$2]" office:value-type="float" office:value="1593019583" calcext:value-type="float">
            <text:p>1593019583</text:p>
          </table:table-cell>
          <table:table-cell table:formula="of:=([.$H872]/86400)+25569-(3/24)" office:value-type="float" office:value="44006.6016550926" calcext:value-type="float">
            <text:p>44006,6016550926</text:p>
          </table:table-cell>
          <table:table-cell table:number-columns-repeated="2"/>
        </table:table-row>
        <table:table-row table:style-name="ro1">
          <table:table-cell office:value-type="float" office:value="1590839718" calcext:value-type="float">
            <text:p>1590839718</text:p>
          </table:table-cell>
          <table:table-cell table:style-name="ce3" office:value-type="string" calcext:value-type="string">
            <text:p>2020-05-30 08:55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873]" office:value-type="date" office:date-value="2020-06-24T14:26:23" calcext:value-type="date">
            <text:p>24/06/20</text:p>
          </table:table-cell>
          <table:table-cell table:formula="of:=[.I873]" office:value-type="time" office:time-value="PT1056158H26M23.000000194S" calcext:value-type="time">
            <text:p>14:26:23</text:p>
          </table:table-cell>
          <table:table-cell table:formula="of:=[.A873]+[.$J$2]" office:value-type="float" office:value="1593019583" calcext:value-type="float">
            <text:p>1593019583</text:p>
          </table:table-cell>
          <table:table-cell table:formula="of:=([.$H873]/86400)+25569-(3/24)" office:value-type="float" office:value="44006.6016550926" calcext:value-type="float">
            <text:p>44006,6016550926</text:p>
          </table:table-cell>
          <table:table-cell table:number-columns-repeated="2"/>
        </table:table-row>
        <table:table-row table:style-name="ro1">
          <table:table-cell office:value-type="float" office:value="1590843317" calcext:value-type="float">
            <text:p>1590843317</text:p>
          </table:table-cell>
          <table:table-cell table:style-name="ce3" office:value-type="string" calcext:value-type="string">
            <text:p>2020-05-30 09:55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874]" office:value-type="date" office:date-value="2020-06-24T15:26:22" calcext:value-type="date">
            <text:p>24/06/20</text:p>
          </table:table-cell>
          <table:table-cell table:formula="of:=[.I874]" office:value-type="time" office:time-value="PT1056159H26M22.000000589S" calcext:value-type="time">
            <text:p>15:26:22</text:p>
          </table:table-cell>
          <table:table-cell table:formula="of:=[.A874]+[.$J$2]" office:value-type="float" office:value="1593023182" calcext:value-type="float">
            <text:p>1593023182</text:p>
          </table:table-cell>
          <table:table-cell table:formula="of:=([.$H874]/86400)+25569-(3/24)" office:value-type="float" office:value="44006.6433101852" calcext:value-type="float">
            <text:p>44006,6433101852</text:p>
          </table:table-cell>
          <table:table-cell table:number-columns-repeated="2"/>
        </table:table-row>
        <table:table-row table:style-name="ro1">
          <table:table-cell office:value-type="float" office:value="1590843317" calcext:value-type="float">
            <text:p>1590843317</text:p>
          </table:table-cell>
          <table:table-cell table:style-name="ce3" office:value-type="string" calcext:value-type="string">
            <text:p>2020-05-30 09:55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875]" office:value-type="date" office:date-value="2020-06-24T15:26:22" calcext:value-type="date">
            <text:p>24/06/20</text:p>
          </table:table-cell>
          <table:table-cell table:formula="of:=[.I875]" office:value-type="time" office:time-value="PT1056159H26M22.000000589S" calcext:value-type="time">
            <text:p>15:26:22</text:p>
          </table:table-cell>
          <table:table-cell table:formula="of:=[.A875]+[.$J$2]" office:value-type="float" office:value="1593023182" calcext:value-type="float">
            <text:p>1593023182</text:p>
          </table:table-cell>
          <table:table-cell table:formula="of:=([.$H875]/86400)+25569-(3/24)" office:value-type="float" office:value="44006.6433101852" calcext:value-type="float">
            <text:p>44006,6433101852</text:p>
          </table:table-cell>
          <table:table-cell table:number-columns-repeated="2"/>
        </table:table-row>
        <table:table-row table:style-name="ro1">
          <table:table-cell office:value-type="float" office:value="1590843317" calcext:value-type="float">
            <text:p>1590843317</text:p>
          </table:table-cell>
          <table:table-cell table:style-name="ce3" office:value-type="string" calcext:value-type="string">
            <text:p>2020-05-30 09:55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876]" office:value-type="date" office:date-value="2020-06-24T15:26:22" calcext:value-type="date">
            <text:p>24/06/20</text:p>
          </table:table-cell>
          <table:table-cell table:formula="of:=[.I876]" office:value-type="time" office:time-value="PT1056159H26M22.000000589S" calcext:value-type="time">
            <text:p>15:26:22</text:p>
          </table:table-cell>
          <table:table-cell table:formula="of:=[.A876]+[.$J$2]" office:value-type="float" office:value="1593023182" calcext:value-type="float">
            <text:p>1593023182</text:p>
          </table:table-cell>
          <table:table-cell table:formula="of:=([.$H876]/86400)+25569-(3/24)" office:value-type="float" office:value="44006.6433101852" calcext:value-type="float">
            <text:p>44006,6433101852</text:p>
          </table:table-cell>
          <table:table-cell table:number-columns-repeated="2"/>
        </table:table-row>
        <table:table-row table:style-name="ro1">
          <table:table-cell office:value-type="float" office:value="1590843317" calcext:value-type="float">
            <text:p>1590843317</text:p>
          </table:table-cell>
          <table:table-cell table:style-name="ce3" office:value-type="string" calcext:value-type="string">
            <text:p>2020-05-30 09:55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877]" office:value-type="date" office:date-value="2020-06-24T15:26:22" calcext:value-type="date">
            <text:p>24/06/20</text:p>
          </table:table-cell>
          <table:table-cell table:formula="of:=[.I877]" office:value-type="time" office:time-value="PT1056159H26M22.000000589S" calcext:value-type="time">
            <text:p>15:26:22</text:p>
          </table:table-cell>
          <table:table-cell table:formula="of:=[.A877]+[.$J$2]" office:value-type="float" office:value="1593023182" calcext:value-type="float">
            <text:p>1593023182</text:p>
          </table:table-cell>
          <table:table-cell table:formula="of:=([.$H877]/86400)+25569-(3/24)" office:value-type="float" office:value="44006.6433101852" calcext:value-type="float">
            <text:p>44006,6433101852</text:p>
          </table:table-cell>
          <table:table-cell table:number-columns-repeated="2"/>
        </table:table-row>
        <table:table-row table:style-name="ro1">
          <table:table-cell office:value-type="float" office:value="1590846916" calcext:value-type="float">
            <text:p>1590846916</text:p>
          </table:table-cell>
          <table:table-cell table:style-name="ce3" office:value-type="string" calcext:value-type="string">
            <text:p>2020-05-30 10:55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878]" office:value-type="date" office:date-value="2020-06-24T16:26:21" calcext:value-type="date">
            <text:p>24/06/20</text:p>
          </table:table-cell>
          <table:table-cell table:formula="of:=[.I878]" office:value-type="time" office:time-value="PT1056160H26M20.999999307S" calcext:value-type="time">
            <text:p>16:26:21</text:p>
          </table:table-cell>
          <table:table-cell table:formula="of:=[.A878]+[.$J$2]" office:value-type="float" office:value="1593026781" calcext:value-type="float">
            <text:p>1593026781</text:p>
          </table:table-cell>
          <table:table-cell table:formula="of:=([.$H878]/86400)+25569-(3/24)" office:value-type="float" office:value="44006.6849652778" calcext:value-type="float">
            <text:p>44006,6849652778</text:p>
          </table:table-cell>
          <table:table-cell table:number-columns-repeated="2"/>
        </table:table-row>
        <table:table-row table:style-name="ro1">
          <table:table-cell office:value-type="float" office:value="1590846916" calcext:value-type="float">
            <text:p>1590846916</text:p>
          </table:table-cell>
          <table:table-cell table:style-name="ce3" office:value-type="string" calcext:value-type="string">
            <text:p>2020-05-30 10:55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6.0</text:p>
          </table:table-cell>
          <table:table-cell table:formula="of:=[.I879]" office:value-type="date" office:date-value="2020-06-24T16:26:21" calcext:value-type="date">
            <text:p>24/06/20</text:p>
          </table:table-cell>
          <table:table-cell table:formula="of:=[.I879]" office:value-type="time" office:time-value="PT1056160H26M20.999999307S" calcext:value-type="time">
            <text:p>16:26:21</text:p>
          </table:table-cell>
          <table:table-cell table:formula="of:=[.A879]+[.$J$2]" office:value-type="float" office:value="1593026781" calcext:value-type="float">
            <text:p>1593026781</text:p>
          </table:table-cell>
          <table:table-cell table:formula="of:=([.$H879]/86400)+25569-(3/24)" office:value-type="float" office:value="44006.6849652778" calcext:value-type="float">
            <text:p>44006,6849652778</text:p>
          </table:table-cell>
          <table:table-cell table:number-columns-repeated="2"/>
        </table:table-row>
        <table:table-row table:style-name="ro1">
          <table:table-cell office:value-type="float" office:value="1590846916" calcext:value-type="float">
            <text:p>1590846916</text:p>
          </table:table-cell>
          <table:table-cell table:style-name="ce3" office:value-type="string" calcext:value-type="string">
            <text:p>2020-05-30 10:55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0.0</text:p>
          </table:table-cell>
          <table:table-cell table:formula="of:=[.I880]" office:value-type="date" office:date-value="2020-06-24T16:26:21" calcext:value-type="date">
            <text:p>24/06/20</text:p>
          </table:table-cell>
          <table:table-cell table:formula="of:=[.I880]" office:value-type="time" office:time-value="PT1056160H26M20.999999307S" calcext:value-type="time">
            <text:p>16:26:21</text:p>
          </table:table-cell>
          <table:table-cell table:formula="of:=[.A880]+[.$J$2]" office:value-type="float" office:value="1593026781" calcext:value-type="float">
            <text:p>1593026781</text:p>
          </table:table-cell>
          <table:table-cell table:formula="of:=([.$H880]/86400)+25569-(3/24)" office:value-type="float" office:value="44006.6849652778" calcext:value-type="float">
            <text:p>44006,6849652778</text:p>
          </table:table-cell>
          <table:table-cell table:number-columns-repeated="2"/>
        </table:table-row>
        <table:table-row table:style-name="ro1">
          <table:table-cell office:value-type="float" office:value="1590846916" calcext:value-type="float">
            <text:p>1590846916</text:p>
          </table:table-cell>
          <table:table-cell table:style-name="ce3" office:value-type="string" calcext:value-type="string">
            <text:p>2020-05-30 10:55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881]" office:value-type="date" office:date-value="2020-06-24T16:26:21" calcext:value-type="date">
            <text:p>24/06/20</text:p>
          </table:table-cell>
          <table:table-cell table:formula="of:=[.I881]" office:value-type="time" office:time-value="PT1056160H26M20.999999307S" calcext:value-type="time">
            <text:p>16:26:21</text:p>
          </table:table-cell>
          <table:table-cell table:formula="of:=[.A881]+[.$J$2]" office:value-type="float" office:value="1593026781" calcext:value-type="float">
            <text:p>1593026781</text:p>
          </table:table-cell>
          <table:table-cell table:formula="of:=([.$H881]/86400)+25569-(3/24)" office:value-type="float" office:value="44006.6849652778" calcext:value-type="float">
            <text:p>44006,6849652778</text:p>
          </table:table-cell>
          <table:table-cell table:number-columns-repeated="2"/>
        </table:table-row>
        <table:table-row table:style-name="ro1">
          <table:table-cell office:value-type="float" office:value="1590850515" calcext:value-type="float">
            <text:p>1590850515</text:p>
          </table:table-cell>
          <table:table-cell table:style-name="ce3" office:value-type="string" calcext:value-type="string">
            <text:p>2020-05-30 11:55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82]" office:value-type="date" office:date-value="2020-06-24T17:26:20" calcext:value-type="date">
            <text:p>24/06/20</text:p>
          </table:table-cell>
          <table:table-cell table:formula="of:=[.I882]" office:value-type="time" office:time-value="PT1056161H26M19.999999702S" calcext:value-type="time">
            <text:p>17:26:20</text:p>
          </table:table-cell>
          <table:table-cell table:formula="of:=[.A882]+[.$J$2]" office:value-type="float" office:value="1593030380" calcext:value-type="float">
            <text:p>1593030380</text:p>
          </table:table-cell>
          <table:table-cell table:formula="of:=([.$H882]/86400)+25569-(3/24)" office:value-type="float" office:value="44006.7266203704" calcext:value-type="float">
            <text:p>44006,7266203704</text:p>
          </table:table-cell>
          <table:table-cell table:number-columns-repeated="2"/>
        </table:table-row>
        <table:table-row table:style-name="ro1">
          <table:table-cell office:value-type="float" office:value="1590850515" calcext:value-type="float">
            <text:p>1590850515</text:p>
          </table:table-cell>
          <table:table-cell table:style-name="ce3" office:value-type="string" calcext:value-type="string">
            <text:p>2020-05-30 11:55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83]" office:value-type="date" office:date-value="2020-06-24T17:26:20" calcext:value-type="date">
            <text:p>24/06/20</text:p>
          </table:table-cell>
          <table:table-cell table:formula="of:=[.I883]" office:value-type="time" office:time-value="PT1056161H26M19.999999702S" calcext:value-type="time">
            <text:p>17:26:20</text:p>
          </table:table-cell>
          <table:table-cell table:formula="of:=[.A883]+[.$J$2]" office:value-type="float" office:value="1593030380" calcext:value-type="float">
            <text:p>1593030380</text:p>
          </table:table-cell>
          <table:table-cell table:formula="of:=([.$H883]/86400)+25569-(3/24)" office:value-type="float" office:value="44006.7266203704" calcext:value-type="float">
            <text:p>44006,7266203704</text:p>
          </table:table-cell>
          <table:table-cell table:number-columns-repeated="2"/>
        </table:table-row>
        <table:table-row table:style-name="ro1">
          <table:table-cell office:value-type="float" office:value="1590850515" calcext:value-type="float">
            <text:p>1590850515</text:p>
          </table:table-cell>
          <table:table-cell table:style-name="ce3" office:value-type="string" calcext:value-type="string">
            <text:p>2020-05-30 11:55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84]" office:value-type="date" office:date-value="2020-06-24T17:26:20" calcext:value-type="date">
            <text:p>24/06/20</text:p>
          </table:table-cell>
          <table:table-cell table:formula="of:=[.I884]" office:value-type="time" office:time-value="PT1056161H26M19.999999702S" calcext:value-type="time">
            <text:p>17:26:20</text:p>
          </table:table-cell>
          <table:table-cell table:formula="of:=[.A884]+[.$J$2]" office:value-type="float" office:value="1593030380" calcext:value-type="float">
            <text:p>1593030380</text:p>
          </table:table-cell>
          <table:table-cell table:formula="of:=([.$H884]/86400)+25569-(3/24)" office:value-type="float" office:value="44006.7266203704" calcext:value-type="float">
            <text:p>44006,7266203704</text:p>
          </table:table-cell>
          <table:table-cell table:number-columns-repeated="2"/>
        </table:table-row>
        <table:table-row table:style-name="ro1">
          <table:table-cell office:value-type="float" office:value="1590850515" calcext:value-type="float">
            <text:p>1590850515</text:p>
          </table:table-cell>
          <table:table-cell table:style-name="ce3" office:value-type="string" calcext:value-type="string">
            <text:p>2020-05-30 11:55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885]" office:value-type="date" office:date-value="2020-06-24T17:26:20" calcext:value-type="date">
            <text:p>24/06/20</text:p>
          </table:table-cell>
          <table:table-cell table:formula="of:=[.I885]" office:value-type="time" office:time-value="PT1056161H26M19.999999702S" calcext:value-type="time">
            <text:p>17:26:20</text:p>
          </table:table-cell>
          <table:table-cell table:formula="of:=[.A885]+[.$J$2]" office:value-type="float" office:value="1593030380" calcext:value-type="float">
            <text:p>1593030380</text:p>
          </table:table-cell>
          <table:table-cell table:formula="of:=([.$H885]/86400)+25569-(3/24)" office:value-type="float" office:value="44006.7266203704" calcext:value-type="float">
            <text:p>44006,7266203704</text:p>
          </table:table-cell>
          <table:table-cell table:number-columns-repeated="2"/>
        </table:table-row>
        <table:table-row table:style-name="ro1">
          <table:table-cell office:value-type="float" office:value="1590854114" calcext:value-type="float">
            <text:p>1590854114</text:p>
          </table:table-cell>
          <table:table-cell table:style-name="ce3" office:value-type="string" calcext:value-type="string">
            <text:p>2020-05-30 12:55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886]" office:value-type="date" office:date-value="2020-06-24T18:26:19" calcext:value-type="date">
            <text:p>24/06/20</text:p>
          </table:table-cell>
          <table:table-cell table:formula="of:=[.I886]" office:value-type="time" office:time-value="PT1056162H26M19.000000097S" calcext:value-type="time">
            <text:p>18:26:19</text:p>
          </table:table-cell>
          <table:table-cell table:formula="of:=[.A886]+[.$J$2]" office:value-type="float" office:value="1593033979" calcext:value-type="float">
            <text:p>1593033979</text:p>
          </table:table-cell>
          <table:table-cell table:formula="of:=([.$H886]/86400)+25569-(3/24)" office:value-type="float" office:value="44006.768275463" calcext:value-type="float">
            <text:p>44006,768275463</text:p>
          </table:table-cell>
          <table:table-cell table:number-columns-repeated="2"/>
        </table:table-row>
        <table:table-row table:style-name="ro1">
          <table:table-cell office:value-type="float" office:value="1590854114" calcext:value-type="float">
            <text:p>1590854114</text:p>
          </table:table-cell>
          <table:table-cell table:style-name="ce3" office:value-type="string" calcext:value-type="string">
            <text:p>2020-05-30 12:55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887]" office:value-type="date" office:date-value="2020-06-24T18:26:19" calcext:value-type="date">
            <text:p>24/06/20</text:p>
          </table:table-cell>
          <table:table-cell table:formula="of:=[.I887]" office:value-type="time" office:time-value="PT1056162H26M19.000000097S" calcext:value-type="time">
            <text:p>18:26:19</text:p>
          </table:table-cell>
          <table:table-cell table:formula="of:=[.A887]+[.$J$2]" office:value-type="float" office:value="1593033979" calcext:value-type="float">
            <text:p>1593033979</text:p>
          </table:table-cell>
          <table:table-cell table:formula="of:=([.$H887]/86400)+25569-(3/24)" office:value-type="float" office:value="44006.768275463" calcext:value-type="float">
            <text:p>44006,768275463</text:p>
          </table:table-cell>
          <table:table-cell table:number-columns-repeated="2"/>
        </table:table-row>
        <table:table-row table:style-name="ro1">
          <table:table-cell office:value-type="float" office:value="1590854114" calcext:value-type="float">
            <text:p>1590854114</text:p>
          </table:table-cell>
          <table:table-cell table:style-name="ce3" office:value-type="string" calcext:value-type="string">
            <text:p>2020-05-30 12:55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888]" office:value-type="date" office:date-value="2020-06-24T18:26:19" calcext:value-type="date">
            <text:p>24/06/20</text:p>
          </table:table-cell>
          <table:table-cell table:formula="of:=[.I888]" office:value-type="time" office:time-value="PT1056162H26M19.000000097S" calcext:value-type="time">
            <text:p>18:26:19</text:p>
          </table:table-cell>
          <table:table-cell table:formula="of:=[.A888]+[.$J$2]" office:value-type="float" office:value="1593033979" calcext:value-type="float">
            <text:p>1593033979</text:p>
          </table:table-cell>
          <table:table-cell table:formula="of:=([.$H888]/86400)+25569-(3/24)" office:value-type="float" office:value="44006.768275463" calcext:value-type="float">
            <text:p>44006,768275463</text:p>
          </table:table-cell>
          <table:table-cell table:number-columns-repeated="2"/>
        </table:table-row>
        <table:table-row table:style-name="ro1">
          <table:table-cell office:value-type="float" office:value="1590854114" calcext:value-type="float">
            <text:p>1590854114</text:p>
          </table:table-cell>
          <table:table-cell table:style-name="ce3" office:value-type="string" calcext:value-type="string">
            <text:p>2020-05-30 12:55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89]" office:value-type="date" office:date-value="2020-06-24T18:26:19" calcext:value-type="date">
            <text:p>24/06/20</text:p>
          </table:table-cell>
          <table:table-cell table:formula="of:=[.I889]" office:value-type="time" office:time-value="PT1056162H26M19.000000097S" calcext:value-type="time">
            <text:p>18:26:19</text:p>
          </table:table-cell>
          <table:table-cell table:formula="of:=[.A889]+[.$J$2]" office:value-type="float" office:value="1593033979" calcext:value-type="float">
            <text:p>1593033979</text:p>
          </table:table-cell>
          <table:table-cell table:formula="of:=([.$H889]/86400)+25569-(3/24)" office:value-type="float" office:value="44006.768275463" calcext:value-type="float">
            <text:p>44006,768275463</text:p>
          </table:table-cell>
          <table:table-cell table:number-columns-repeated="2"/>
        </table:table-row>
        <table:table-row table:style-name="ro1">
          <table:table-cell office:value-type="float" office:value="1590857713" calcext:value-type="float">
            <text:p>1590857713</text:p>
          </table:table-cell>
          <table:table-cell table:style-name="ce3" office:value-type="string" calcext:value-type="string">
            <text:p>2020-05-30 13:55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890]" office:value-type="date" office:date-value="2020-06-24T19:26:18" calcext:value-type="date">
            <text:p>24/06/20</text:p>
          </table:table-cell>
          <table:table-cell table:formula="of:=[.I890]" office:value-type="time" office:time-value="PT1056163H26M17.999999654S" calcext:value-type="time">
            <text:p>19:26:18</text:p>
          </table:table-cell>
          <table:table-cell table:formula="of:=[.A890]+[.$J$2]" office:value-type="float" office:value="1593037578" calcext:value-type="float">
            <text:p>1593037578</text:p>
          </table:table-cell>
          <table:table-cell table:formula="of:=([.$H890]/86400)+25569-(3/24)" office:value-type="float" office:value="44006.8099305556" calcext:value-type="float">
            <text:p>44006,8099305556</text:p>
          </table:table-cell>
          <table:table-cell table:number-columns-repeated="2"/>
        </table:table-row>
        <table:table-row table:style-name="ro1">
          <table:table-cell office:value-type="float" office:value="1590857713" calcext:value-type="float">
            <text:p>1590857713</text:p>
          </table:table-cell>
          <table:table-cell table:style-name="ce3" office:value-type="string" calcext:value-type="string">
            <text:p>2020-05-30 13:55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91]" office:value-type="date" office:date-value="2020-06-24T19:26:18" calcext:value-type="date">
            <text:p>24/06/20</text:p>
          </table:table-cell>
          <table:table-cell table:formula="of:=[.I891]" office:value-type="time" office:time-value="PT1056163H26M17.999999654S" calcext:value-type="time">
            <text:p>19:26:18</text:p>
          </table:table-cell>
          <table:table-cell table:formula="of:=[.A891]+[.$J$2]" office:value-type="float" office:value="1593037578" calcext:value-type="float">
            <text:p>1593037578</text:p>
          </table:table-cell>
          <table:table-cell table:formula="of:=([.$H891]/86400)+25569-(3/24)" office:value-type="float" office:value="44006.8099305556" calcext:value-type="float">
            <text:p>44006,8099305556</text:p>
          </table:table-cell>
          <table:table-cell table:number-columns-repeated="2"/>
        </table:table-row>
        <table:table-row table:style-name="ro1">
          <table:table-cell office:value-type="float" office:value="1590857713" calcext:value-type="float">
            <text:p>1590857713</text:p>
          </table:table-cell>
          <table:table-cell table:style-name="ce3" office:value-type="string" calcext:value-type="string">
            <text:p>2020-05-30 13:55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92]" office:value-type="date" office:date-value="2020-06-24T19:26:18" calcext:value-type="date">
            <text:p>24/06/20</text:p>
          </table:table-cell>
          <table:table-cell table:formula="of:=[.I892]" office:value-type="time" office:time-value="PT1056163H26M17.999999654S" calcext:value-type="time">
            <text:p>19:26:18</text:p>
          </table:table-cell>
          <table:table-cell table:formula="of:=[.A892]+[.$J$2]" office:value-type="float" office:value="1593037578" calcext:value-type="float">
            <text:p>1593037578</text:p>
          </table:table-cell>
          <table:table-cell table:formula="of:=([.$H892]/86400)+25569-(3/24)" office:value-type="float" office:value="44006.8099305556" calcext:value-type="float">
            <text:p>44006,8099305556</text:p>
          </table:table-cell>
          <table:table-cell table:number-columns-repeated="2"/>
        </table:table-row>
        <table:table-row table:style-name="ro1">
          <table:table-cell office:value-type="float" office:value="1590857713" calcext:value-type="float">
            <text:p>1590857713</text:p>
          </table:table-cell>
          <table:table-cell table:style-name="ce3" office:value-type="string" calcext:value-type="string">
            <text:p>2020-05-30 13:55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893]" office:value-type="date" office:date-value="2020-06-24T19:26:18" calcext:value-type="date">
            <text:p>24/06/20</text:p>
          </table:table-cell>
          <table:table-cell table:formula="of:=[.I893]" office:value-type="time" office:time-value="PT1056163H26M17.999999654S" calcext:value-type="time">
            <text:p>19:26:18</text:p>
          </table:table-cell>
          <table:table-cell table:formula="of:=[.A893]+[.$J$2]" office:value-type="float" office:value="1593037578" calcext:value-type="float">
            <text:p>1593037578</text:p>
          </table:table-cell>
          <table:table-cell table:formula="of:=([.$H893]/86400)+25569-(3/24)" office:value-type="float" office:value="44006.8099305556" calcext:value-type="float">
            <text:p>44006,8099305556</text:p>
          </table:table-cell>
          <table:table-cell table:number-columns-repeated="2"/>
        </table:table-row>
        <table:table-row table:style-name="ro1">
          <table:table-cell office:value-type="float" office:value="1590861312" calcext:value-type="float">
            <text:p>1590861312</text:p>
          </table:table-cell>
          <table:table-cell table:style-name="ce3" office:value-type="string" calcext:value-type="string">
            <text:p>2020-05-30 14:55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94]" office:value-type="date" office:date-value="2020-06-24T20:26:17" calcext:value-type="date">
            <text:p>24/06/20</text:p>
          </table:table-cell>
          <table:table-cell table:formula="of:=[.I894]" office:value-type="time" office:time-value="PT1056164H26M17.000000887S" calcext:value-type="time">
            <text:p>20:26:17</text:p>
          </table:table-cell>
          <table:table-cell table:formula="of:=[.A894]+[.$J$2]" office:value-type="float" office:value="1593041177" calcext:value-type="float">
            <text:p>1593041177</text:p>
          </table:table-cell>
          <table:table-cell table:formula="of:=([.$H894]/86400)+25569-(3/24)" office:value-type="float" office:value="44006.8515856482" calcext:value-type="float">
            <text:p>44006,8515856482</text:p>
          </table:table-cell>
          <table:table-cell table:number-columns-repeated="2"/>
        </table:table-row>
        <table:table-row table:style-name="ro1">
          <table:table-cell office:value-type="float" office:value="1590861312" calcext:value-type="float">
            <text:p>1590861312</text:p>
          </table:table-cell>
          <table:table-cell table:style-name="ce3" office:value-type="string" calcext:value-type="string">
            <text:p>2020-05-30 14:55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95]" office:value-type="date" office:date-value="2020-06-24T20:26:17" calcext:value-type="date">
            <text:p>24/06/20</text:p>
          </table:table-cell>
          <table:table-cell table:formula="of:=[.I895]" office:value-type="time" office:time-value="PT1056164H26M17.000000887S" calcext:value-type="time">
            <text:p>20:26:17</text:p>
          </table:table-cell>
          <table:table-cell table:formula="of:=[.A895]+[.$J$2]" office:value-type="float" office:value="1593041177" calcext:value-type="float">
            <text:p>1593041177</text:p>
          </table:table-cell>
          <table:table-cell table:formula="of:=([.$H895]/86400)+25569-(3/24)" office:value-type="float" office:value="44006.8515856482" calcext:value-type="float">
            <text:p>44006,8515856482</text:p>
          </table:table-cell>
          <table:table-cell table:number-columns-repeated="2"/>
        </table:table-row>
        <table:table-row table:style-name="ro1">
          <table:table-cell office:value-type="float" office:value="1590861312" calcext:value-type="float">
            <text:p>1590861312</text:p>
          </table:table-cell>
          <table:table-cell table:style-name="ce3" office:value-type="string" calcext:value-type="string">
            <text:p>2020-05-30 14:55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896]" office:value-type="date" office:date-value="2020-06-24T20:26:17" calcext:value-type="date">
            <text:p>24/06/20</text:p>
          </table:table-cell>
          <table:table-cell table:formula="of:=[.I896]" office:value-type="time" office:time-value="PT1056164H26M17.000000887S" calcext:value-type="time">
            <text:p>20:26:17</text:p>
          </table:table-cell>
          <table:table-cell table:formula="of:=[.A896]+[.$J$2]" office:value-type="float" office:value="1593041177" calcext:value-type="float">
            <text:p>1593041177</text:p>
          </table:table-cell>
          <table:table-cell table:formula="of:=([.$H896]/86400)+25569-(3/24)" office:value-type="float" office:value="44006.8515856482" calcext:value-type="float">
            <text:p>44006,8515856482</text:p>
          </table:table-cell>
          <table:table-cell table:number-columns-repeated="2"/>
        </table:table-row>
        <table:table-row table:style-name="ro1">
          <table:table-cell office:value-type="float" office:value="1590861312" calcext:value-type="float">
            <text:p>1590861312</text:p>
          </table:table-cell>
          <table:table-cell table:style-name="ce3" office:value-type="string" calcext:value-type="string">
            <text:p>2020-05-30 14:55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table:formula="of:=[.I897]" office:value-type="date" office:date-value="2020-06-24T20:26:17" calcext:value-type="date">
            <text:p>24/06/20</text:p>
          </table:table-cell>
          <table:table-cell table:formula="of:=[.I897]" office:value-type="time" office:time-value="PT1056164H26M17.000000887S" calcext:value-type="time">
            <text:p>20:26:17</text:p>
          </table:table-cell>
          <table:table-cell table:formula="of:=[.A897]+[.$J$2]" office:value-type="float" office:value="1593041177" calcext:value-type="float">
            <text:p>1593041177</text:p>
          </table:table-cell>
          <table:table-cell table:formula="of:=([.$H897]/86400)+25569-(3/24)" office:value-type="float" office:value="44006.8515856482" calcext:value-type="float">
            <text:p>44006,8515856482</text:p>
          </table:table-cell>
          <table:table-cell table:number-columns-repeated="2"/>
        </table:table-row>
        <table:table-row table:style-name="ro1">
          <table:table-cell office:value-type="float" office:value="1590864911" calcext:value-type="float">
            <text:p>1590864911</text:p>
          </table:table-cell>
          <table:table-cell table:style-name="ce3" office:value-type="string" calcext:value-type="string">
            <text:p>2020-05-30 15:55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898]" office:value-type="date" office:date-value="2020-06-24T21:26:16" calcext:value-type="date">
            <text:p>24/06/20</text:p>
          </table:table-cell>
          <table:table-cell table:formula="of:=[.I898]" office:value-type="time" office:time-value="PT1056165H26M15.999999605S" calcext:value-type="time">
            <text:p>21:26:16</text:p>
          </table:table-cell>
          <table:table-cell table:formula="of:=[.A898]+[.$J$2]" office:value-type="float" office:value="1593044776" calcext:value-type="float">
            <text:p>1593044776</text:p>
          </table:table-cell>
          <table:table-cell table:formula="of:=([.$H898]/86400)+25569-(3/24)" office:value-type="float" office:value="44006.8932407407" calcext:value-type="float">
            <text:p>44006,8932407407</text:p>
          </table:table-cell>
          <table:table-cell table:number-columns-repeated="2"/>
        </table:table-row>
        <table:table-row table:style-name="ro1">
          <table:table-cell office:value-type="float" office:value="1590864911" calcext:value-type="float">
            <text:p>1590864911</text:p>
          </table:table-cell>
          <table:table-cell table:style-name="ce3" office:value-type="string" calcext:value-type="string">
            <text:p>2020-05-30 15:55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899]" office:value-type="date" office:date-value="2020-06-24T21:26:16" calcext:value-type="date">
            <text:p>24/06/20</text:p>
          </table:table-cell>
          <table:table-cell table:formula="of:=[.I899]" office:value-type="time" office:time-value="PT1056165H26M15.999999605S" calcext:value-type="time">
            <text:p>21:26:16</text:p>
          </table:table-cell>
          <table:table-cell table:formula="of:=[.A899]+[.$J$2]" office:value-type="float" office:value="1593044776" calcext:value-type="float">
            <text:p>1593044776</text:p>
          </table:table-cell>
          <table:table-cell table:formula="of:=([.$H899]/86400)+25569-(3/24)" office:value-type="float" office:value="44006.8932407407" calcext:value-type="float">
            <text:p>44006,8932407407</text:p>
          </table:table-cell>
          <table:table-cell table:number-columns-repeated="2"/>
        </table:table-row>
        <table:table-row table:style-name="ro1">
          <table:table-cell office:value-type="float" office:value="1590864911" calcext:value-type="float">
            <text:p>1590864911</text:p>
          </table:table-cell>
          <table:table-cell table:style-name="ce3" office:value-type="string" calcext:value-type="string">
            <text:p>2020-05-30 15:55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00]" office:value-type="date" office:date-value="2020-06-24T21:26:16" calcext:value-type="date">
            <text:p>24/06/20</text:p>
          </table:table-cell>
          <table:table-cell table:formula="of:=[.I900]" office:value-type="time" office:time-value="PT1056165H26M15.999999605S" calcext:value-type="time">
            <text:p>21:26:16</text:p>
          </table:table-cell>
          <table:table-cell table:formula="of:=[.A900]+[.$J$2]" office:value-type="float" office:value="1593044776" calcext:value-type="float">
            <text:p>1593044776</text:p>
          </table:table-cell>
          <table:table-cell table:formula="of:=([.$H900]/86400)+25569-(3/24)" office:value-type="float" office:value="44006.8932407407" calcext:value-type="float">
            <text:p>44006,8932407407</text:p>
          </table:table-cell>
          <table:table-cell table:number-columns-repeated="2"/>
        </table:table-row>
        <table:table-row table:style-name="ro1">
          <table:table-cell office:value-type="float" office:value="1590864911" calcext:value-type="float">
            <text:p>1590864911</text:p>
          </table:table-cell>
          <table:table-cell table:style-name="ce3" office:value-type="string" calcext:value-type="string">
            <text:p>2020-05-30 15:55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table:formula="of:=[.I901]" office:value-type="date" office:date-value="2020-06-24T21:26:16" calcext:value-type="date">
            <text:p>24/06/20</text:p>
          </table:table-cell>
          <table:table-cell table:formula="of:=[.I901]" office:value-type="time" office:time-value="PT1056165H26M15.999999605S" calcext:value-type="time">
            <text:p>21:26:16</text:p>
          </table:table-cell>
          <table:table-cell table:formula="of:=[.A901]+[.$J$2]" office:value-type="float" office:value="1593044776" calcext:value-type="float">
            <text:p>1593044776</text:p>
          </table:table-cell>
          <table:table-cell table:formula="of:=([.$H901]/86400)+25569-(3/24)" office:value-type="float" office:value="44006.8932407407" calcext:value-type="float">
            <text:p>44006,8932407407</text:p>
          </table:table-cell>
          <table:table-cell table:number-columns-repeated="2"/>
        </table:table-row>
        <table:table-row table:style-name="ro1">
          <table:table-cell office:value-type="float" office:value="1590868510" calcext:value-type="float">
            <text:p>1590868510</text:p>
          </table:table-cell>
          <table:table-cell table:style-name="ce3" office:value-type="string" calcext:value-type="string">
            <text:p>2020-05-30 16:55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902]" office:value-type="date" office:date-value="2020-06-24T22:26:15" calcext:value-type="date">
            <text:p>24/06/20</text:p>
          </table:table-cell>
          <table:table-cell table:formula="of:=[.I902]" office:value-type="time" office:time-value="PT1056166H26M15S" calcext:value-type="time">
            <text:p>22:26:15</text:p>
          </table:table-cell>
          <table:table-cell table:formula="of:=[.A902]+[.$J$2]" office:value-type="float" office:value="1593048375" calcext:value-type="float">
            <text:p>1593048375</text:p>
          </table:table-cell>
          <table:table-cell table:formula="of:=([.$H902]/86400)+25569-(3/24)" office:value-type="float" office:value="44006.9348958333" calcext:value-type="float">
            <text:p>44006,9348958333</text:p>
          </table:table-cell>
          <table:table-cell table:number-columns-repeated="2"/>
        </table:table-row>
        <table:table-row table:style-name="ro1">
          <table:table-cell office:value-type="float" office:value="1590868510" calcext:value-type="float">
            <text:p>1590868510</text:p>
          </table:table-cell>
          <table:table-cell table:style-name="ce3" office:value-type="string" calcext:value-type="string">
            <text:p>2020-05-30 16:55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903]" office:value-type="date" office:date-value="2020-06-24T22:26:15" calcext:value-type="date">
            <text:p>24/06/20</text:p>
          </table:table-cell>
          <table:table-cell table:formula="of:=[.I903]" office:value-type="time" office:time-value="PT1056166H26M15S" calcext:value-type="time">
            <text:p>22:26:15</text:p>
          </table:table-cell>
          <table:table-cell table:formula="of:=[.A903]+[.$J$2]" office:value-type="float" office:value="1593048375" calcext:value-type="float">
            <text:p>1593048375</text:p>
          </table:table-cell>
          <table:table-cell table:formula="of:=([.$H903]/86400)+25569-(3/24)" office:value-type="float" office:value="44006.9348958333" calcext:value-type="float">
            <text:p>44006,9348958333</text:p>
          </table:table-cell>
          <table:table-cell table:number-columns-repeated="2"/>
        </table:table-row>
        <table:table-row table:style-name="ro1">
          <table:table-cell office:value-type="float" office:value="1590868510" calcext:value-type="float">
            <text:p>1590868510</text:p>
          </table:table-cell>
          <table:table-cell table:style-name="ce3" office:value-type="string" calcext:value-type="string">
            <text:p>2020-05-30 16:55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04]" office:value-type="date" office:date-value="2020-06-24T22:26:15" calcext:value-type="date">
            <text:p>24/06/20</text:p>
          </table:table-cell>
          <table:table-cell table:formula="of:=[.I904]" office:value-type="time" office:time-value="PT1056166H26M15S" calcext:value-type="time">
            <text:p>22:26:15</text:p>
          </table:table-cell>
          <table:table-cell table:formula="of:=[.A904]+[.$J$2]" office:value-type="float" office:value="1593048375" calcext:value-type="float">
            <text:p>1593048375</text:p>
          </table:table-cell>
          <table:table-cell table:formula="of:=([.$H904]/86400)+25569-(3/24)" office:value-type="float" office:value="44006.9348958333" calcext:value-type="float">
            <text:p>44006,9348958333</text:p>
          </table:table-cell>
          <table:table-cell table:number-columns-repeated="2"/>
        </table:table-row>
        <table:table-row table:style-name="ro1">
          <table:table-cell office:value-type="float" office:value="1590868510" calcext:value-type="float">
            <text:p>1590868510</text:p>
          </table:table-cell>
          <table:table-cell table:style-name="ce3" office:value-type="string" calcext:value-type="string">
            <text:p>2020-05-30 16:55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table:formula="of:=[.I905]" office:value-type="date" office:date-value="2020-06-24T22:26:15" calcext:value-type="date">
            <text:p>24/06/20</text:p>
          </table:table-cell>
          <table:table-cell table:formula="of:=[.I905]" office:value-type="time" office:time-value="PT1056166H26M15S" calcext:value-type="time">
            <text:p>22:26:15</text:p>
          </table:table-cell>
          <table:table-cell table:formula="of:=[.A905]+[.$J$2]" office:value-type="float" office:value="1593048375" calcext:value-type="float">
            <text:p>1593048375</text:p>
          </table:table-cell>
          <table:table-cell table:formula="of:=([.$H905]/86400)+25569-(3/24)" office:value-type="float" office:value="44006.9348958333" calcext:value-type="float">
            <text:p>44006,9348958333</text:p>
          </table:table-cell>
          <table:table-cell table:number-columns-repeated="2"/>
        </table:table-row>
        <table:table-row table:style-name="ro1">
          <table:table-cell office:value-type="float" office:value="1590872109" calcext:value-type="float">
            <text:p>1590872109</text:p>
          </table:table-cell>
          <table:table-cell table:style-name="ce3" office:value-type="string" calcext:value-type="string">
            <text:p>2020-05-30 17:55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906]" office:value-type="date" office:date-value="2020-06-24T23:26:14" calcext:value-type="date">
            <text:p>24/06/20</text:p>
          </table:table-cell>
          <table:table-cell table:formula="of:=[.I906]" office:value-type="time" office:time-value="PT1056167H26M14.000000395S" calcext:value-type="time">
            <text:p>23:26:14</text:p>
          </table:table-cell>
          <table:table-cell table:formula="of:=[.A906]+[.$J$2]" office:value-type="float" office:value="1593051974" calcext:value-type="float">
            <text:p>1593051974</text:p>
          </table:table-cell>
          <table:table-cell table:formula="of:=([.$H906]/86400)+25569-(3/24)" office:value-type="float" office:value="44006.9765509259" calcext:value-type="float">
            <text:p>44006,9765509259</text:p>
          </table:table-cell>
          <table:table-cell table:number-columns-repeated="2"/>
        </table:table-row>
        <table:table-row table:style-name="ro1">
          <table:table-cell office:value-type="float" office:value="1590872109" calcext:value-type="float">
            <text:p>1590872109</text:p>
          </table:table-cell>
          <table:table-cell table:style-name="ce3" office:value-type="string" calcext:value-type="string">
            <text:p>2020-05-30 17:55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5.0</text:p>
          </table:table-cell>
          <table:table-cell table:formula="of:=[.I907]" office:value-type="date" office:date-value="2020-06-24T23:26:14" calcext:value-type="date">
            <text:p>24/06/20</text:p>
          </table:table-cell>
          <table:table-cell table:formula="of:=[.I907]" office:value-type="time" office:time-value="PT1056167H26M14.000000395S" calcext:value-type="time">
            <text:p>23:26:14</text:p>
          </table:table-cell>
          <table:table-cell table:formula="of:=[.A907]+[.$J$2]" office:value-type="float" office:value="1593051974" calcext:value-type="float">
            <text:p>1593051974</text:p>
          </table:table-cell>
          <table:table-cell table:formula="of:=([.$H907]/86400)+25569-(3/24)" office:value-type="float" office:value="44006.9765509259" calcext:value-type="float">
            <text:p>44006,9765509259</text:p>
          </table:table-cell>
          <table:table-cell table:number-columns-repeated="2"/>
        </table:table-row>
        <table:table-row table:style-name="ro1">
          <table:table-cell office:value-type="float" office:value="1590872109" calcext:value-type="float">
            <text:p>1590872109</text:p>
          </table:table-cell>
          <table:table-cell table:style-name="ce3" office:value-type="string" calcext:value-type="string">
            <text:p>2020-05-30 17:55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08]" office:value-type="date" office:date-value="2020-06-24T23:26:14" calcext:value-type="date">
            <text:p>24/06/20</text:p>
          </table:table-cell>
          <table:table-cell table:formula="of:=[.I908]" office:value-type="time" office:time-value="PT1056167H26M14.000000395S" calcext:value-type="time">
            <text:p>23:26:14</text:p>
          </table:table-cell>
          <table:table-cell table:formula="of:=[.A908]+[.$J$2]" office:value-type="float" office:value="1593051974" calcext:value-type="float">
            <text:p>1593051974</text:p>
          </table:table-cell>
          <table:table-cell table:formula="of:=([.$H908]/86400)+25569-(3/24)" office:value-type="float" office:value="44006.9765509259" calcext:value-type="float">
            <text:p>44006,9765509259</text:p>
          </table:table-cell>
          <table:table-cell table:number-columns-repeated="2"/>
        </table:table-row>
        <table:table-row table:style-name="ro1">
          <table:table-cell office:value-type="float" office:value="1590872109" calcext:value-type="float">
            <text:p>1590872109</text:p>
          </table:table-cell>
          <table:table-cell table:style-name="ce3" office:value-type="string" calcext:value-type="string">
            <text:p>2020-05-30 17:55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table:formula="of:=[.I909]" office:value-type="date" office:date-value="2020-06-24T23:26:14" calcext:value-type="date">
            <text:p>24/06/20</text:p>
          </table:table-cell>
          <table:table-cell table:formula="of:=[.I909]" office:value-type="time" office:time-value="PT1056167H26M14.000000395S" calcext:value-type="time">
            <text:p>23:26:14</text:p>
          </table:table-cell>
          <table:table-cell table:formula="of:=[.A909]+[.$J$2]" office:value-type="float" office:value="1593051974" calcext:value-type="float">
            <text:p>1593051974</text:p>
          </table:table-cell>
          <table:table-cell table:formula="of:=([.$H909]/86400)+25569-(3/24)" office:value-type="float" office:value="44006.9765509259" calcext:value-type="float">
            <text:p>44006,9765509259</text:p>
          </table:table-cell>
          <table:table-cell table:number-columns-repeated="2"/>
        </table:table-row>
        <table:table-row table:style-name="ro1">
          <table:table-cell office:value-type="float" office:value="1590875708" calcext:value-type="float">
            <text:p>1590875708</text:p>
          </table:table-cell>
          <table:table-cell table:style-name="ce3" office:value-type="string" calcext:value-type="string">
            <text:p>2020-05-30 18:55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910]" office:value-type="date" office:date-value="2020-06-25T00:26:13" calcext:value-type="date">
            <text:p>25/06/20</text:p>
          </table:table-cell>
          <table:table-cell table:formula="of:=[.I910]" office:value-type="time" office:time-value="PT1056168H26M12.999999952S" calcext:value-type="time">
            <text:p>00:26:13</text:p>
          </table:table-cell>
          <table:table-cell table:formula="of:=[.A910]+[.$J$2]" office:value-type="float" office:value="1593055573" calcext:value-type="float">
            <text:p>1593055573</text:p>
          </table:table-cell>
          <table:table-cell table:formula="of:=([.$H910]/86400)+25569-(3/24)" office:value-type="float" office:value="44007.0182060185" calcext:value-type="float">
            <text:p>44007,0182060185</text:p>
          </table:table-cell>
          <table:table-cell table:number-columns-repeated="2"/>
        </table:table-row>
        <table:table-row table:style-name="ro1">
          <table:table-cell office:value-type="float" office:value="1590875708" calcext:value-type="float">
            <text:p>1590875708</text:p>
          </table:table-cell>
          <table:table-cell table:style-name="ce3" office:value-type="string" calcext:value-type="string">
            <text:p>2020-05-30 18:55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55.0</text:p>
          </table:table-cell>
          <table:table-cell table:formula="of:=[.I911]" office:value-type="date" office:date-value="2020-06-25T00:26:13" calcext:value-type="date">
            <text:p>25/06/20</text:p>
          </table:table-cell>
          <table:table-cell table:formula="of:=[.I911]" office:value-type="time" office:time-value="PT1056168H26M12.999999952S" calcext:value-type="time">
            <text:p>00:26:13</text:p>
          </table:table-cell>
          <table:table-cell table:formula="of:=[.A911]+[.$J$2]" office:value-type="float" office:value="1593055573" calcext:value-type="float">
            <text:p>1593055573</text:p>
          </table:table-cell>
          <table:table-cell table:formula="of:=([.$H911]/86400)+25569-(3/24)" office:value-type="float" office:value="44007.0182060185" calcext:value-type="float">
            <text:p>44007,0182060185</text:p>
          </table:table-cell>
          <table:table-cell table:number-columns-repeated="2"/>
        </table:table-row>
        <table:table-row table:style-name="ro1">
          <table:table-cell office:value-type="float" office:value="1590875708" calcext:value-type="float">
            <text:p>1590875708</text:p>
          </table:table-cell>
          <table:table-cell table:style-name="ce3" office:value-type="string" calcext:value-type="string">
            <text:p>2020-05-30 18:55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0.0</text:p>
          </table:table-cell>
          <table:table-cell table:formula="of:=[.I912]" office:value-type="date" office:date-value="2020-06-25T00:26:13" calcext:value-type="date">
            <text:p>25/06/20</text:p>
          </table:table-cell>
          <table:table-cell table:formula="of:=[.I912]" office:value-type="time" office:time-value="PT1056168H26M12.999999952S" calcext:value-type="time">
            <text:p>00:26:13</text:p>
          </table:table-cell>
          <table:table-cell table:formula="of:=[.A912]+[.$J$2]" office:value-type="float" office:value="1593055573" calcext:value-type="float">
            <text:p>1593055573</text:p>
          </table:table-cell>
          <table:table-cell table:formula="of:=([.$H912]/86400)+25569-(3/24)" office:value-type="float" office:value="44007.0182060185" calcext:value-type="float">
            <text:p>44007,0182060185</text:p>
          </table:table-cell>
          <table:table-cell table:number-columns-repeated="2"/>
        </table:table-row>
        <table:table-row table:style-name="ro1">
          <table:table-cell office:value-type="float" office:value="1590875708" calcext:value-type="float">
            <text:p>1590875708</text:p>
          </table:table-cell>
          <table:table-cell table:style-name="ce3" office:value-type="string" calcext:value-type="string">
            <text:p>2020-05-30 18:55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913]" office:value-type="date" office:date-value="2020-06-25T00:26:13" calcext:value-type="date">
            <text:p>25/06/20</text:p>
          </table:table-cell>
          <table:table-cell table:formula="of:=[.I913]" office:value-type="time" office:time-value="PT1056168H26M12.999999952S" calcext:value-type="time">
            <text:p>00:26:13</text:p>
          </table:table-cell>
          <table:table-cell table:formula="of:=[.A913]+[.$J$2]" office:value-type="float" office:value="1593055573" calcext:value-type="float">
            <text:p>1593055573</text:p>
          </table:table-cell>
          <table:table-cell table:formula="of:=([.$H913]/86400)+25569-(3/24)" office:value-type="float" office:value="44007.0182060185" calcext:value-type="float">
            <text:p>44007,0182060185</text:p>
          </table:table-cell>
          <table:table-cell table:number-columns-repeated="2"/>
        </table:table-row>
        <table:table-row table:style-name="ro1">
          <table:table-cell office:value-type="float" office:value="1590879307" calcext:value-type="float">
            <text:p>1590879307</text:p>
          </table:table-cell>
          <table:table-cell table:style-name="ce3" office:value-type="string" calcext:value-type="string">
            <text:p>2020-05-30 19:55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914]" office:value-type="date" office:date-value="2020-06-25T01:26:12" calcext:value-type="date">
            <text:p>25/06/20</text:p>
          </table:table-cell>
          <table:table-cell table:formula="of:=[.I914]" office:value-type="time" office:time-value="PT1056169H26M12.000000346S" calcext:value-type="time">
            <text:p>01:26:12</text:p>
          </table:table-cell>
          <table:table-cell table:formula="of:=[.A914]+[.$J$2]" office:value-type="float" office:value="1593059172" calcext:value-type="float">
            <text:p>1593059172</text:p>
          </table:table-cell>
          <table:table-cell table:formula="of:=([.$H914]/86400)+25569-(3/24)" office:value-type="float" office:value="44007.0598611111" calcext:value-type="float">
            <text:p>44007,0598611111</text:p>
          </table:table-cell>
          <table:table-cell table:number-columns-repeated="2"/>
        </table:table-row>
        <table:table-row table:style-name="ro1">
          <table:table-cell office:value-type="float" office:value="1590879307" calcext:value-type="float">
            <text:p>1590879307</text:p>
          </table:table-cell>
          <table:table-cell table:style-name="ce3" office:value-type="string" calcext:value-type="string">
            <text:p>2020-05-30 19:55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15]" office:value-type="date" office:date-value="2020-06-25T01:26:12" calcext:value-type="date">
            <text:p>25/06/20</text:p>
          </table:table-cell>
          <table:table-cell table:formula="of:=[.I915]" office:value-type="time" office:time-value="PT1056169H26M12.000000346S" calcext:value-type="time">
            <text:p>01:26:12</text:p>
          </table:table-cell>
          <table:table-cell table:formula="of:=[.A915]+[.$J$2]" office:value-type="float" office:value="1593059172" calcext:value-type="float">
            <text:p>1593059172</text:p>
          </table:table-cell>
          <table:table-cell table:formula="of:=([.$H915]/86400)+25569-(3/24)" office:value-type="float" office:value="44007.0598611111" calcext:value-type="float">
            <text:p>44007,0598611111</text:p>
          </table:table-cell>
          <table:table-cell table:number-columns-repeated="2"/>
        </table:table-row>
        <table:table-row table:style-name="ro1">
          <table:table-cell office:value-type="float" office:value="1590879307" calcext:value-type="float">
            <text:p>1590879307</text:p>
          </table:table-cell>
          <table:table-cell table:style-name="ce3" office:value-type="string" calcext:value-type="string">
            <text:p>2020-05-30 19:55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916]" office:value-type="date" office:date-value="2020-06-25T01:26:12" calcext:value-type="date">
            <text:p>25/06/20</text:p>
          </table:table-cell>
          <table:table-cell table:formula="of:=[.I916]" office:value-type="time" office:time-value="PT1056169H26M12.000000346S" calcext:value-type="time">
            <text:p>01:26:12</text:p>
          </table:table-cell>
          <table:table-cell table:formula="of:=[.A916]+[.$J$2]" office:value-type="float" office:value="1593059172" calcext:value-type="float">
            <text:p>1593059172</text:p>
          </table:table-cell>
          <table:table-cell table:formula="of:=([.$H916]/86400)+25569-(3/24)" office:value-type="float" office:value="44007.0598611111" calcext:value-type="float">
            <text:p>44007,0598611111</text:p>
          </table:table-cell>
          <table:table-cell table:number-columns-repeated="2"/>
        </table:table-row>
        <table:table-row table:style-name="ro1">
          <table:table-cell office:value-type="float" office:value="1590879307" calcext:value-type="float">
            <text:p>1590879307</text:p>
          </table:table-cell>
          <table:table-cell table:style-name="ce3" office:value-type="string" calcext:value-type="string">
            <text:p>2020-05-30 19:55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917]" office:value-type="date" office:date-value="2020-06-25T01:26:12" calcext:value-type="date">
            <text:p>25/06/20</text:p>
          </table:table-cell>
          <table:table-cell table:formula="of:=[.I917]" office:value-type="time" office:time-value="PT1056169H26M12.000000346S" calcext:value-type="time">
            <text:p>01:26:12</text:p>
          </table:table-cell>
          <table:table-cell table:formula="of:=[.A917]+[.$J$2]" office:value-type="float" office:value="1593059172" calcext:value-type="float">
            <text:p>1593059172</text:p>
          </table:table-cell>
          <table:table-cell table:formula="of:=([.$H917]/86400)+25569-(3/24)" office:value-type="float" office:value="44007.0598611111" calcext:value-type="float">
            <text:p>44007,0598611111</text:p>
          </table:table-cell>
          <table:table-cell table:number-columns-repeated="2"/>
        </table:table-row>
        <table:table-row table:style-name="ro1">
          <table:table-cell office:value-type="float" office:value="1590882906" calcext:value-type="float">
            <text:p>1590882906</text:p>
          </table:table-cell>
          <table:table-cell table:style-name="ce3" office:value-type="string" calcext:value-type="string">
            <text:p>2020-05-30 20:55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918]" office:value-type="date" office:date-value="2020-06-25T02:26:11" calcext:value-type="date">
            <text:p>25/06/20</text:p>
          </table:table-cell>
          <table:table-cell table:formula="of:=[.I918]" office:value-type="time" office:time-value="PT1056170H26M10.999999903S" calcext:value-type="time">
            <text:p>02:26:11</text:p>
          </table:table-cell>
          <table:table-cell table:formula="of:=[.A918]+[.$J$2]" office:value-type="float" office:value="1593062771" calcext:value-type="float">
            <text:p>1593062771</text:p>
          </table:table-cell>
          <table:table-cell table:formula="of:=([.$H918]/86400)+25569-(3/24)" office:value-type="float" office:value="44007.1015162037" calcext:value-type="float">
            <text:p>44007,1015162037</text:p>
          </table:table-cell>
          <table:table-cell table:number-columns-repeated="2"/>
        </table:table-row>
        <table:table-row table:style-name="ro1">
          <table:table-cell office:value-type="float" office:value="1590882906" calcext:value-type="float">
            <text:p>1590882906</text:p>
          </table:table-cell>
          <table:table-cell table:style-name="ce3" office:value-type="string" calcext:value-type="string">
            <text:p>2020-05-30 20:55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19]" office:value-type="date" office:date-value="2020-06-25T02:26:11" calcext:value-type="date">
            <text:p>25/06/20</text:p>
          </table:table-cell>
          <table:table-cell table:formula="of:=[.I919]" office:value-type="time" office:time-value="PT1056170H26M10.999999903S" calcext:value-type="time">
            <text:p>02:26:11</text:p>
          </table:table-cell>
          <table:table-cell table:formula="of:=[.A919]+[.$J$2]" office:value-type="float" office:value="1593062771" calcext:value-type="float">
            <text:p>1593062771</text:p>
          </table:table-cell>
          <table:table-cell table:formula="of:=([.$H919]/86400)+25569-(3/24)" office:value-type="float" office:value="44007.1015162037" calcext:value-type="float">
            <text:p>44007,1015162037</text:p>
          </table:table-cell>
          <table:table-cell table:number-columns-repeated="2"/>
        </table:table-row>
        <table:table-row table:style-name="ro1">
          <table:table-cell office:value-type="float" office:value="1590882906" calcext:value-type="float">
            <text:p>1590882906</text:p>
          </table:table-cell>
          <table:table-cell table:style-name="ce3" office:value-type="string" calcext:value-type="string">
            <text:p>2020-05-30 20:55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20]" office:value-type="date" office:date-value="2020-06-25T02:26:11" calcext:value-type="date">
            <text:p>25/06/20</text:p>
          </table:table-cell>
          <table:table-cell table:formula="of:=[.I920]" office:value-type="time" office:time-value="PT1056170H26M10.999999903S" calcext:value-type="time">
            <text:p>02:26:11</text:p>
          </table:table-cell>
          <table:table-cell table:formula="of:=[.A920]+[.$J$2]" office:value-type="float" office:value="1593062771" calcext:value-type="float">
            <text:p>1593062771</text:p>
          </table:table-cell>
          <table:table-cell table:formula="of:=([.$H920]/86400)+25569-(3/24)" office:value-type="float" office:value="44007.1015162037" calcext:value-type="float">
            <text:p>44007,1015162037</text:p>
          </table:table-cell>
          <table:table-cell table:number-columns-repeated="2"/>
        </table:table-row>
        <table:table-row table:style-name="ro1">
          <table:table-cell office:value-type="float" office:value="1590882906" calcext:value-type="float">
            <text:p>1590882906</text:p>
          </table:table-cell>
          <table:table-cell table:style-name="ce3" office:value-type="string" calcext:value-type="string">
            <text:p>2020-05-30 20:55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921]" office:value-type="date" office:date-value="2020-06-25T02:26:11" calcext:value-type="date">
            <text:p>25/06/20</text:p>
          </table:table-cell>
          <table:table-cell table:formula="of:=[.I921]" office:value-type="time" office:time-value="PT1056170H26M10.999999903S" calcext:value-type="time">
            <text:p>02:26:11</text:p>
          </table:table-cell>
          <table:table-cell table:formula="of:=[.A921]+[.$J$2]" office:value-type="float" office:value="1593062771" calcext:value-type="float">
            <text:p>1593062771</text:p>
          </table:table-cell>
          <table:table-cell table:formula="of:=([.$H921]/86400)+25569-(3/24)" office:value-type="float" office:value="44007.1015162037" calcext:value-type="float">
            <text:p>44007,1015162037</text:p>
          </table:table-cell>
          <table:table-cell table:number-columns-repeated="2"/>
        </table:table-row>
        <table:table-row table:style-name="ro1">
          <table:table-cell office:value-type="float" office:value="1590886505" calcext:value-type="float">
            <text:p>1590886505</text:p>
          </table:table-cell>
          <table:table-cell table:style-name="ce3" office:value-type="string" calcext:value-type="string">
            <text:p>2020-05-30 21:55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922]" office:value-type="date" office:date-value="2020-06-25T03:26:10" calcext:value-type="date">
            <text:p>25/06/20</text:p>
          </table:table-cell>
          <table:table-cell table:formula="of:=[.I922]" office:value-type="time" office:time-value="PT1056171H26M10.000000298S" calcext:value-type="time">
            <text:p>03:26:10</text:p>
          </table:table-cell>
          <table:table-cell table:formula="of:=[.A922]+[.$J$2]" office:value-type="float" office:value="1593066370" calcext:value-type="float">
            <text:p>1593066370</text:p>
          </table:table-cell>
          <table:table-cell table:formula="of:=([.$H922]/86400)+25569-(3/24)" office:value-type="float" office:value="44007.1431712963" calcext:value-type="float">
            <text:p>44007,1431712963</text:p>
          </table:table-cell>
          <table:table-cell table:number-columns-repeated="2"/>
        </table:table-row>
        <table:table-row table:style-name="ro1">
          <table:table-cell office:value-type="float" office:value="1590886505" calcext:value-type="float">
            <text:p>1590886505</text:p>
          </table:table-cell>
          <table:table-cell table:style-name="ce3" office:value-type="string" calcext:value-type="string">
            <text:p>2020-05-30 21:55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23]" office:value-type="date" office:date-value="2020-06-25T03:26:10" calcext:value-type="date">
            <text:p>25/06/20</text:p>
          </table:table-cell>
          <table:table-cell table:formula="of:=[.I923]" office:value-type="time" office:time-value="PT1056171H26M10.000000298S" calcext:value-type="time">
            <text:p>03:26:10</text:p>
          </table:table-cell>
          <table:table-cell table:formula="of:=[.A923]+[.$J$2]" office:value-type="float" office:value="1593066370" calcext:value-type="float">
            <text:p>1593066370</text:p>
          </table:table-cell>
          <table:table-cell table:formula="of:=([.$H923]/86400)+25569-(3/24)" office:value-type="float" office:value="44007.1431712963" calcext:value-type="float">
            <text:p>44007,1431712963</text:p>
          </table:table-cell>
          <table:table-cell table:number-columns-repeated="2"/>
        </table:table-row>
        <table:table-row table:style-name="ro1">
          <table:table-cell office:value-type="float" office:value="1590886505" calcext:value-type="float">
            <text:p>1590886505</text:p>
          </table:table-cell>
          <table:table-cell table:style-name="ce3" office:value-type="string" calcext:value-type="string">
            <text:p>2020-05-30 21:55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924]" office:value-type="date" office:date-value="2020-06-25T03:26:10" calcext:value-type="date">
            <text:p>25/06/20</text:p>
          </table:table-cell>
          <table:table-cell table:formula="of:=[.I924]" office:value-type="time" office:time-value="PT1056171H26M10.000000298S" calcext:value-type="time">
            <text:p>03:26:10</text:p>
          </table:table-cell>
          <table:table-cell table:formula="of:=[.A924]+[.$J$2]" office:value-type="float" office:value="1593066370" calcext:value-type="float">
            <text:p>1593066370</text:p>
          </table:table-cell>
          <table:table-cell table:formula="of:=([.$H924]/86400)+25569-(3/24)" office:value-type="float" office:value="44007.1431712963" calcext:value-type="float">
            <text:p>44007,1431712963</text:p>
          </table:table-cell>
          <table:table-cell table:number-columns-repeated="2"/>
        </table:table-row>
        <table:table-row table:style-name="ro1">
          <table:table-cell office:value-type="float" office:value="1590886505" calcext:value-type="float">
            <text:p>1590886505</text:p>
          </table:table-cell>
          <table:table-cell table:style-name="ce3" office:value-type="string" calcext:value-type="string">
            <text:p>2020-05-30 21:55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925]" office:value-type="date" office:date-value="2020-06-25T03:26:10" calcext:value-type="date">
            <text:p>25/06/20</text:p>
          </table:table-cell>
          <table:table-cell table:formula="of:=[.I925]" office:value-type="time" office:time-value="PT1056171H26M10.000000298S" calcext:value-type="time">
            <text:p>03:26:10</text:p>
          </table:table-cell>
          <table:table-cell table:formula="of:=[.A925]+[.$J$2]" office:value-type="float" office:value="1593066370" calcext:value-type="float">
            <text:p>1593066370</text:p>
          </table:table-cell>
          <table:table-cell table:formula="of:=([.$H925]/86400)+25569-(3/24)" office:value-type="float" office:value="44007.1431712963" calcext:value-type="float">
            <text:p>44007,1431712963</text:p>
          </table:table-cell>
          <table:table-cell table:number-columns-repeated="2"/>
        </table:table-row>
        <table:table-row table:style-name="ro1">
          <table:table-cell office:value-type="float" office:value="1590890104" calcext:value-type="float">
            <text:p>1590890104</text:p>
          </table:table-cell>
          <table:table-cell table:style-name="ce3" office:value-type="string" calcext:value-type="string">
            <text:p>2020-05-30 22:55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926]" office:value-type="date" office:date-value="2020-06-25T04:26:09" calcext:value-type="date">
            <text:p>25/06/20</text:p>
          </table:table-cell>
          <table:table-cell table:formula="of:=[.I926]" office:value-type="time" office:time-value="PT1056172H26M08.999999855S" calcext:value-type="time">
            <text:p>04:26:09</text:p>
          </table:table-cell>
          <table:table-cell table:formula="of:=[.A926]+[.$J$2]" office:value-type="float" office:value="1593069969" calcext:value-type="float">
            <text:p>1593069969</text:p>
          </table:table-cell>
          <table:table-cell table:formula="of:=([.$H926]/86400)+25569-(3/24)" office:value-type="float" office:value="44007.1848263889" calcext:value-type="float">
            <text:p>44007,1848263889</text:p>
          </table:table-cell>
          <table:table-cell table:number-columns-repeated="2"/>
        </table:table-row>
        <table:table-row table:style-name="ro1">
          <table:table-cell office:value-type="float" office:value="1590890104" calcext:value-type="float">
            <text:p>1590890104</text:p>
          </table:table-cell>
          <table:table-cell table:style-name="ce3" office:value-type="string" calcext:value-type="string">
            <text:p>2020-05-30 22:55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27]" office:value-type="date" office:date-value="2020-06-25T04:26:09" calcext:value-type="date">
            <text:p>25/06/20</text:p>
          </table:table-cell>
          <table:table-cell table:formula="of:=[.I927]" office:value-type="time" office:time-value="PT1056172H26M08.999999855S" calcext:value-type="time">
            <text:p>04:26:09</text:p>
          </table:table-cell>
          <table:table-cell table:formula="of:=[.A927]+[.$J$2]" office:value-type="float" office:value="1593069969" calcext:value-type="float">
            <text:p>1593069969</text:p>
          </table:table-cell>
          <table:table-cell table:formula="of:=([.$H927]/86400)+25569-(3/24)" office:value-type="float" office:value="44007.1848263889" calcext:value-type="float">
            <text:p>44007,1848263889</text:p>
          </table:table-cell>
          <table:table-cell table:number-columns-repeated="2"/>
        </table:table-row>
        <table:table-row table:style-name="ro1">
          <table:table-cell office:value-type="float" office:value="1590890104" calcext:value-type="float">
            <text:p>1590890104</text:p>
          </table:table-cell>
          <table:table-cell table:style-name="ce3" office:value-type="string" calcext:value-type="string">
            <text:p>2020-05-30 22:55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28]" office:value-type="date" office:date-value="2020-06-25T04:26:09" calcext:value-type="date">
            <text:p>25/06/20</text:p>
          </table:table-cell>
          <table:table-cell table:formula="of:=[.I928]" office:value-type="time" office:time-value="PT1056172H26M08.999999855S" calcext:value-type="time">
            <text:p>04:26:09</text:p>
          </table:table-cell>
          <table:table-cell table:formula="of:=[.A928]+[.$J$2]" office:value-type="float" office:value="1593069969" calcext:value-type="float">
            <text:p>1593069969</text:p>
          </table:table-cell>
          <table:table-cell table:formula="of:=([.$H928]/86400)+25569-(3/24)" office:value-type="float" office:value="44007.1848263889" calcext:value-type="float">
            <text:p>44007,1848263889</text:p>
          </table:table-cell>
          <table:table-cell table:number-columns-repeated="2"/>
        </table:table-row>
        <table:table-row table:style-name="ro1">
          <table:table-cell office:value-type="float" office:value="1590890104" calcext:value-type="float">
            <text:p>1590890104</text:p>
          </table:table-cell>
          <table:table-cell table:style-name="ce3" office:value-type="string" calcext:value-type="string">
            <text:p>2020-05-30 22:55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929]" office:value-type="date" office:date-value="2020-06-25T04:26:09" calcext:value-type="date">
            <text:p>25/06/20</text:p>
          </table:table-cell>
          <table:table-cell table:formula="of:=[.I929]" office:value-type="time" office:time-value="PT1056172H26M08.999999855S" calcext:value-type="time">
            <text:p>04:26:09</text:p>
          </table:table-cell>
          <table:table-cell table:formula="of:=[.A929]+[.$J$2]" office:value-type="float" office:value="1593069969" calcext:value-type="float">
            <text:p>1593069969</text:p>
          </table:table-cell>
          <table:table-cell table:formula="of:=([.$H929]/86400)+25569-(3/24)" office:value-type="float" office:value="44007.1848263889" calcext:value-type="float">
            <text:p>44007,1848263889</text:p>
          </table:table-cell>
          <table:table-cell table:number-columns-repeated="2"/>
        </table:table-row>
        <table:table-row table:style-name="ro1">
          <table:table-cell office:value-type="float" office:value="1590893703" calcext:value-type="float">
            <text:p>1590893703</text:p>
          </table:table-cell>
          <table:table-cell table:style-name="ce3" office:value-type="string" calcext:value-type="string">
            <text:p>2020-05-30 23:55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930]" office:value-type="date" office:date-value="2020-06-25T05:26:08" calcext:value-type="date">
            <text:p>25/06/20</text:p>
          </table:table-cell>
          <table:table-cell table:formula="of:=[.I930]" office:value-type="time" office:time-value="PT1056173H26M08.00000025S" calcext:value-type="time">
            <text:p>05:26:08</text:p>
          </table:table-cell>
          <table:table-cell table:formula="of:=[.A930]+[.$J$2]" office:value-type="float" office:value="1593073568" calcext:value-type="float">
            <text:p>1593073568</text:p>
          </table:table-cell>
          <table:table-cell table:formula="of:=([.$H930]/86400)+25569-(3/24)" office:value-type="float" office:value="44007.2264814815" calcext:value-type="float">
            <text:p>44007,2264814815</text:p>
          </table:table-cell>
          <table:table-cell table:number-columns-repeated="2"/>
        </table:table-row>
        <table:table-row table:style-name="ro1">
          <table:table-cell office:value-type="float" office:value="1590893703" calcext:value-type="float">
            <text:p>1590893703</text:p>
          </table:table-cell>
          <table:table-cell table:style-name="ce3" office:value-type="string" calcext:value-type="string">
            <text:p>2020-05-30 23:55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931]" office:value-type="date" office:date-value="2020-06-25T05:26:08" calcext:value-type="date">
            <text:p>25/06/20</text:p>
          </table:table-cell>
          <table:table-cell table:formula="of:=[.I931]" office:value-type="time" office:time-value="PT1056173H26M08.00000025S" calcext:value-type="time">
            <text:p>05:26:08</text:p>
          </table:table-cell>
          <table:table-cell table:formula="of:=[.A931]+[.$J$2]" office:value-type="float" office:value="1593073568" calcext:value-type="float">
            <text:p>1593073568</text:p>
          </table:table-cell>
          <table:table-cell table:formula="of:=([.$H931]/86400)+25569-(3/24)" office:value-type="float" office:value="44007.2264814815" calcext:value-type="float">
            <text:p>44007,2264814815</text:p>
          </table:table-cell>
          <table:table-cell table:number-columns-repeated="2"/>
        </table:table-row>
        <table:table-row table:style-name="ro1">
          <table:table-cell office:value-type="float" office:value="1590893703" calcext:value-type="float">
            <text:p>1590893703</text:p>
          </table:table-cell>
          <table:table-cell table:style-name="ce3" office:value-type="string" calcext:value-type="string">
            <text:p>2020-05-30 23:55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932]" office:value-type="date" office:date-value="2020-06-25T05:26:08" calcext:value-type="date">
            <text:p>25/06/20</text:p>
          </table:table-cell>
          <table:table-cell table:formula="of:=[.I932]" office:value-type="time" office:time-value="PT1056173H26M08.00000025S" calcext:value-type="time">
            <text:p>05:26:08</text:p>
          </table:table-cell>
          <table:table-cell table:formula="of:=[.A932]+[.$J$2]" office:value-type="float" office:value="1593073568" calcext:value-type="float">
            <text:p>1593073568</text:p>
          </table:table-cell>
          <table:table-cell table:formula="of:=([.$H932]/86400)+25569-(3/24)" office:value-type="float" office:value="44007.2264814815" calcext:value-type="float">
            <text:p>44007,2264814815</text:p>
          </table:table-cell>
          <table:table-cell table:number-columns-repeated="2"/>
        </table:table-row>
        <table:table-row table:style-name="ro1">
          <table:table-cell office:value-type="float" office:value="1590893703" calcext:value-type="float">
            <text:p>1590893703</text:p>
          </table:table-cell>
          <table:table-cell table:style-name="ce3" office:value-type="string" calcext:value-type="string">
            <text:p>2020-05-30 23:55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933]" office:value-type="date" office:date-value="2020-06-25T05:26:08" calcext:value-type="date">
            <text:p>25/06/20</text:p>
          </table:table-cell>
          <table:table-cell table:formula="of:=[.I933]" office:value-type="time" office:time-value="PT1056173H26M08.00000025S" calcext:value-type="time">
            <text:p>05:26:08</text:p>
          </table:table-cell>
          <table:table-cell table:formula="of:=[.A933]+[.$J$2]" office:value-type="float" office:value="1593073568" calcext:value-type="float">
            <text:p>1593073568</text:p>
          </table:table-cell>
          <table:table-cell table:formula="of:=([.$H933]/86400)+25569-(3/24)" office:value-type="float" office:value="44007.2264814815" calcext:value-type="float">
            <text:p>44007,2264814815</text:p>
          </table:table-cell>
          <table:table-cell table:number-columns-repeated="2"/>
        </table:table-row>
        <table:table-row table:style-name="ro1">
          <table:table-cell office:value-type="float" office:value="1590897302" calcext:value-type="float">
            <text:p>1590897302</text:p>
          </table:table-cell>
          <table:table-cell table:style-name="ce3" office:value-type="string" calcext:value-type="string">
            <text:p>2020-05-31 00:55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934]" office:value-type="date" office:date-value="2020-06-25T06:26:07" calcext:value-type="date">
            <text:p>25/06/20</text:p>
          </table:table-cell>
          <table:table-cell table:formula="of:=[.I934]" office:value-type="time" office:time-value="PT1056174H26M06.999999806S" calcext:value-type="time">
            <text:p>06:26:07</text:p>
          </table:table-cell>
          <table:table-cell table:formula="of:=[.A934]+[.$J$2]" office:value-type="float" office:value="1593077167" calcext:value-type="float">
            <text:p>1593077167</text:p>
          </table:table-cell>
          <table:table-cell table:formula="of:=([.$H934]/86400)+25569-(3/24)" office:value-type="float" office:value="44007.2681365741" calcext:value-type="float">
            <text:p>44007,2681365741</text:p>
          </table:table-cell>
          <table:table-cell table:number-columns-repeated="2"/>
        </table:table-row>
        <table:table-row table:style-name="ro1">
          <table:table-cell office:value-type="float" office:value="1590897302" calcext:value-type="float">
            <text:p>1590897302</text:p>
          </table:table-cell>
          <table:table-cell table:style-name="ce3" office:value-type="string" calcext:value-type="string">
            <text:p>2020-05-31 00:55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935]" office:value-type="date" office:date-value="2020-06-25T06:26:07" calcext:value-type="date">
            <text:p>25/06/20</text:p>
          </table:table-cell>
          <table:table-cell table:formula="of:=[.I935]" office:value-type="time" office:time-value="PT1056174H26M06.999999806S" calcext:value-type="time">
            <text:p>06:26:07</text:p>
          </table:table-cell>
          <table:table-cell table:formula="of:=[.A935]+[.$J$2]" office:value-type="float" office:value="1593077167" calcext:value-type="float">
            <text:p>1593077167</text:p>
          </table:table-cell>
          <table:table-cell table:formula="of:=([.$H935]/86400)+25569-(3/24)" office:value-type="float" office:value="44007.2681365741" calcext:value-type="float">
            <text:p>44007,2681365741</text:p>
          </table:table-cell>
          <table:table-cell table:number-columns-repeated="2"/>
        </table:table-row>
        <table:table-row table:style-name="ro1">
          <table:table-cell office:value-type="float" office:value="1590897302" calcext:value-type="float">
            <text:p>1590897302</text:p>
          </table:table-cell>
          <table:table-cell table:style-name="ce3" office:value-type="string" calcext:value-type="string">
            <text:p>2020-05-31 00:55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936]" office:value-type="date" office:date-value="2020-06-25T06:26:07" calcext:value-type="date">
            <text:p>25/06/20</text:p>
          </table:table-cell>
          <table:table-cell table:formula="of:=[.I936]" office:value-type="time" office:time-value="PT1056174H26M06.999999806S" calcext:value-type="time">
            <text:p>06:26:07</text:p>
          </table:table-cell>
          <table:table-cell table:formula="of:=[.A936]+[.$J$2]" office:value-type="float" office:value="1593077167" calcext:value-type="float">
            <text:p>1593077167</text:p>
          </table:table-cell>
          <table:table-cell table:formula="of:=([.$H936]/86400)+25569-(3/24)" office:value-type="float" office:value="44007.2681365741" calcext:value-type="float">
            <text:p>44007,2681365741</text:p>
          </table:table-cell>
          <table:table-cell table:number-columns-repeated="2"/>
        </table:table-row>
        <table:table-row table:style-name="ro1">
          <table:table-cell office:value-type="float" office:value="1590897302" calcext:value-type="float">
            <text:p>1590897302</text:p>
          </table:table-cell>
          <table:table-cell table:style-name="ce3" office:value-type="string" calcext:value-type="string">
            <text:p>2020-05-31 00:55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937]" office:value-type="date" office:date-value="2020-06-25T06:26:07" calcext:value-type="date">
            <text:p>25/06/20</text:p>
          </table:table-cell>
          <table:table-cell table:formula="of:=[.I937]" office:value-type="time" office:time-value="PT1056174H26M06.999999806S" calcext:value-type="time">
            <text:p>06:26:07</text:p>
          </table:table-cell>
          <table:table-cell table:formula="of:=[.A937]+[.$J$2]" office:value-type="float" office:value="1593077167" calcext:value-type="float">
            <text:p>1593077167</text:p>
          </table:table-cell>
          <table:table-cell table:formula="of:=([.$H937]/86400)+25569-(3/24)" office:value-type="float" office:value="44007.2681365741" calcext:value-type="float">
            <text:p>44007,2681365741</text:p>
          </table:table-cell>
          <table:table-cell table:number-columns-repeated="2"/>
        </table:table-row>
        <table:table-row table:style-name="ro1">
          <table:table-cell office:value-type="float" office:value="1590900901" calcext:value-type="float">
            <text:p>1590900901</text:p>
          </table:table-cell>
          <table:table-cell table:style-name="ce3" office:value-type="string" calcext:value-type="string">
            <text:p>2020-05-31 01:55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9.0</text:p>
          </table:table-cell>
          <table:table-cell table:formula="of:=[.I938]" office:value-type="date" office:date-value="2020-06-25T07:26:06" calcext:value-type="date">
            <text:p>25/06/20</text:p>
          </table:table-cell>
          <table:table-cell table:formula="of:=[.I938]" office:value-type="time" office:time-value="PT1056175H26M06.000000201S" calcext:value-type="time">
            <text:p>07:26:06</text:p>
          </table:table-cell>
          <table:table-cell table:formula="of:=[.A938]+[.$J$2]" office:value-type="float" office:value="1593080766" calcext:value-type="float">
            <text:p>1593080766</text:p>
          </table:table-cell>
          <table:table-cell table:formula="of:=([.$H938]/86400)+25569-(3/24)" office:value-type="float" office:value="44007.3097916667" calcext:value-type="float">
            <text:p>44007,3097916667</text:p>
          </table:table-cell>
          <table:table-cell table:number-columns-repeated="2"/>
        </table:table-row>
        <table:table-row table:style-name="ro1">
          <table:table-cell office:value-type="float" office:value="1590900901" calcext:value-type="float">
            <text:p>1590900901</text:p>
          </table:table-cell>
          <table:table-cell table:style-name="ce3" office:value-type="string" calcext:value-type="string">
            <text:p>2020-05-31 01:55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939]" office:value-type="date" office:date-value="2020-06-25T07:26:06" calcext:value-type="date">
            <text:p>25/06/20</text:p>
          </table:table-cell>
          <table:table-cell table:formula="of:=[.I939]" office:value-type="time" office:time-value="PT1056175H26M06.000000201S" calcext:value-type="time">
            <text:p>07:26:06</text:p>
          </table:table-cell>
          <table:table-cell table:formula="of:=[.A939]+[.$J$2]" office:value-type="float" office:value="1593080766" calcext:value-type="float">
            <text:p>1593080766</text:p>
          </table:table-cell>
          <table:table-cell table:formula="of:=([.$H939]/86400)+25569-(3/24)" office:value-type="float" office:value="44007.3097916667" calcext:value-type="float">
            <text:p>44007,3097916667</text:p>
          </table:table-cell>
          <table:table-cell table:number-columns-repeated="2"/>
        </table:table-row>
        <table:table-row table:style-name="ro1">
          <table:table-cell office:value-type="float" office:value="1590900901" calcext:value-type="float">
            <text:p>1590900901</text:p>
          </table:table-cell>
          <table:table-cell table:style-name="ce3" office:value-type="string" calcext:value-type="string">
            <text:p>2020-05-31 01:55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0.0</text:p>
          </table:table-cell>
          <table:table-cell table:formula="of:=[.I940]" office:value-type="date" office:date-value="2020-06-25T07:26:06" calcext:value-type="date">
            <text:p>25/06/20</text:p>
          </table:table-cell>
          <table:table-cell table:formula="of:=[.I940]" office:value-type="time" office:time-value="PT1056175H26M06.000000201S" calcext:value-type="time">
            <text:p>07:26:06</text:p>
          </table:table-cell>
          <table:table-cell table:formula="of:=[.A940]+[.$J$2]" office:value-type="float" office:value="1593080766" calcext:value-type="float">
            <text:p>1593080766</text:p>
          </table:table-cell>
          <table:table-cell table:formula="of:=([.$H940]/86400)+25569-(3/24)" office:value-type="float" office:value="44007.3097916667" calcext:value-type="float">
            <text:p>44007,3097916667</text:p>
          </table:table-cell>
          <table:table-cell table:number-columns-repeated="2"/>
        </table:table-row>
        <table:table-row table:style-name="ro1">
          <table:table-cell office:value-type="float" office:value="1590900901" calcext:value-type="float">
            <text:p>1590900901</text:p>
          </table:table-cell>
          <table:table-cell table:style-name="ce3" office:value-type="string" calcext:value-type="string">
            <text:p>2020-05-31 01:55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54.0</text:p>
          </table:table-cell>
          <table:table-cell table:formula="of:=[.I941]" office:value-type="date" office:date-value="2020-06-25T07:26:06" calcext:value-type="date">
            <text:p>25/06/20</text:p>
          </table:table-cell>
          <table:table-cell table:formula="of:=[.I941]" office:value-type="time" office:time-value="PT1056175H26M06.000000201S" calcext:value-type="time">
            <text:p>07:26:06</text:p>
          </table:table-cell>
          <table:table-cell table:formula="of:=[.A941]+[.$J$2]" office:value-type="float" office:value="1593080766" calcext:value-type="float">
            <text:p>1593080766</text:p>
          </table:table-cell>
          <table:table-cell table:formula="of:=([.$H941]/86400)+25569-(3/24)" office:value-type="float" office:value="44007.3097916667" calcext:value-type="float">
            <text:p>44007,3097916667</text:p>
          </table:table-cell>
          <table:table-cell table:number-columns-repeated="2"/>
        </table:table-row>
        <table:table-row table:style-name="ro1">
          <table:table-cell office:value-type="float" office:value="1590904500" calcext:value-type="float">
            <text:p>1590904500</text:p>
          </table:table-cell>
          <table:table-cell table:style-name="ce3" office:value-type="string" calcext:value-type="string">
            <text:p>2020-05-31 02:55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942]" office:value-type="date" office:date-value="2020-06-25T08:26:05" calcext:value-type="date">
            <text:p>25/06/20</text:p>
          </table:table-cell>
          <table:table-cell table:formula="of:=[.I942]" office:value-type="time" office:time-value="PT1056176H26M05.000000596S" calcext:value-type="time">
            <text:p>08:26:05</text:p>
          </table:table-cell>
          <table:table-cell table:formula="of:=[.A942]+[.$J$2]" office:value-type="float" office:value="1593084365" calcext:value-type="float">
            <text:p>1593084365</text:p>
          </table:table-cell>
          <table:table-cell table:formula="of:=([.$H942]/86400)+25569-(3/24)" office:value-type="float" office:value="44007.3514467593" calcext:value-type="float">
            <text:p>44007,3514467593</text:p>
          </table:table-cell>
          <table:table-cell table:number-columns-repeated="2"/>
        </table:table-row>
        <table:table-row table:style-name="ro1">
          <table:table-cell office:value-type="float" office:value="1590904500" calcext:value-type="float">
            <text:p>1590904500</text:p>
          </table:table-cell>
          <table:table-cell table:style-name="ce3" office:value-type="string" calcext:value-type="string">
            <text:p>2020-05-31 02:55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943]" office:value-type="date" office:date-value="2020-06-25T08:26:05" calcext:value-type="date">
            <text:p>25/06/20</text:p>
          </table:table-cell>
          <table:table-cell table:formula="of:=[.I943]" office:value-type="time" office:time-value="PT1056176H26M05.000000596S" calcext:value-type="time">
            <text:p>08:26:05</text:p>
          </table:table-cell>
          <table:table-cell table:formula="of:=[.A943]+[.$J$2]" office:value-type="float" office:value="1593084365" calcext:value-type="float">
            <text:p>1593084365</text:p>
          </table:table-cell>
          <table:table-cell table:formula="of:=([.$H943]/86400)+25569-(3/24)" office:value-type="float" office:value="44007.3514467593" calcext:value-type="float">
            <text:p>44007,3514467593</text:p>
          </table:table-cell>
          <table:table-cell table:number-columns-repeated="2"/>
        </table:table-row>
        <table:table-row table:style-name="ro1">
          <table:table-cell office:value-type="float" office:value="1590904500" calcext:value-type="float">
            <text:p>1590904500</text:p>
          </table:table-cell>
          <table:table-cell table:style-name="ce3" office:value-type="string" calcext:value-type="string">
            <text:p>2020-05-31 02:55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table:formula="of:=[.I944]" office:value-type="date" office:date-value="2020-06-25T08:26:05" calcext:value-type="date">
            <text:p>25/06/20</text:p>
          </table:table-cell>
          <table:table-cell table:formula="of:=[.I944]" office:value-type="time" office:time-value="PT1056176H26M05.000000596S" calcext:value-type="time">
            <text:p>08:26:05</text:p>
          </table:table-cell>
          <table:table-cell table:formula="of:=[.A944]+[.$J$2]" office:value-type="float" office:value="1593084365" calcext:value-type="float">
            <text:p>1593084365</text:p>
          </table:table-cell>
          <table:table-cell table:formula="of:=([.$H944]/86400)+25569-(3/24)" office:value-type="float" office:value="44007.3514467593" calcext:value-type="float">
            <text:p>44007,3514467593</text:p>
          </table:table-cell>
          <table:table-cell table:number-columns-repeated="2"/>
        </table:table-row>
        <table:table-row table:style-name="ro1">
          <table:table-cell office:value-type="float" office:value="1590904500" calcext:value-type="float">
            <text:p>1590904500</text:p>
          </table:table-cell>
          <table:table-cell table:style-name="ce3" office:value-type="string" calcext:value-type="string">
            <text:p>2020-05-31 02:55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945]" office:value-type="date" office:date-value="2020-06-25T08:26:05" calcext:value-type="date">
            <text:p>25/06/20</text:p>
          </table:table-cell>
          <table:table-cell table:formula="of:=[.I945]" office:value-type="time" office:time-value="PT1056176H26M05.000000596S" calcext:value-type="time">
            <text:p>08:26:05</text:p>
          </table:table-cell>
          <table:table-cell table:formula="of:=[.A945]+[.$J$2]" office:value-type="float" office:value="1593084365" calcext:value-type="float">
            <text:p>1593084365</text:p>
          </table:table-cell>
          <table:table-cell table:formula="of:=([.$H945]/86400)+25569-(3/24)" office:value-type="float" office:value="44007.3514467593" calcext:value-type="float">
            <text:p>44007,3514467593</text:p>
          </table:table-cell>
          <table:table-cell table:number-columns-repeated="2"/>
        </table:table-row>
        <table:table-row table:style-name="ro1">
          <table:table-cell office:value-type="float" office:value="1590908099" calcext:value-type="float">
            <text:p>1590908099</text:p>
          </table:table-cell>
          <table:table-cell table:style-name="ce3" office:value-type="string" calcext:value-type="string">
            <text:p>2020-05-31 03:54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946]" office:value-type="date" office:date-value="2020-06-25T09:26:04" calcext:value-type="date">
            <text:p>25/06/20</text:p>
          </table:table-cell>
          <table:table-cell table:formula="of:=[.I946]" office:value-type="time" office:time-value="PT1056177H26M03.999999315S" calcext:value-type="time">
            <text:p>09:26:04</text:p>
          </table:table-cell>
          <table:table-cell table:formula="of:=[.A946]+[.$J$2]" office:value-type="float" office:value="1593087964" calcext:value-type="float">
            <text:p>1593087964</text:p>
          </table:table-cell>
          <table:table-cell table:formula="of:=([.$H946]/86400)+25569-(3/24)" office:value-type="float" office:value="44007.3931018519" calcext:value-type="float">
            <text:p>44007,3931018519</text:p>
          </table:table-cell>
          <table:table-cell table:number-columns-repeated="2"/>
        </table:table-row>
        <table:table-row table:style-name="ro1">
          <table:table-cell office:value-type="float" office:value="1590908099" calcext:value-type="float">
            <text:p>1590908099</text:p>
          </table:table-cell>
          <table:table-cell table:style-name="ce3" office:value-type="string" calcext:value-type="string">
            <text:p>2020-05-31 03:54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947]" office:value-type="date" office:date-value="2020-06-25T09:26:04" calcext:value-type="date">
            <text:p>25/06/20</text:p>
          </table:table-cell>
          <table:table-cell table:formula="of:=[.I947]" office:value-type="time" office:time-value="PT1056177H26M03.999999315S" calcext:value-type="time">
            <text:p>09:26:04</text:p>
          </table:table-cell>
          <table:table-cell table:formula="of:=[.A947]+[.$J$2]" office:value-type="float" office:value="1593087964" calcext:value-type="float">
            <text:p>1593087964</text:p>
          </table:table-cell>
          <table:table-cell table:formula="of:=([.$H947]/86400)+25569-(3/24)" office:value-type="float" office:value="44007.3931018519" calcext:value-type="float">
            <text:p>44007,3931018519</text:p>
          </table:table-cell>
          <table:table-cell table:number-columns-repeated="2"/>
        </table:table-row>
        <table:table-row table:style-name="ro1">
          <table:table-cell office:value-type="float" office:value="1590908099" calcext:value-type="float">
            <text:p>1590908099</text:p>
          </table:table-cell>
          <table:table-cell table:style-name="ce3" office:value-type="string" calcext:value-type="string">
            <text:p>2020-05-31 03:54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table:formula="of:=[.I948]" office:value-type="date" office:date-value="2020-06-25T09:26:04" calcext:value-type="date">
            <text:p>25/06/20</text:p>
          </table:table-cell>
          <table:table-cell table:formula="of:=[.I948]" office:value-type="time" office:time-value="PT1056177H26M03.999999315S" calcext:value-type="time">
            <text:p>09:26:04</text:p>
          </table:table-cell>
          <table:table-cell table:formula="of:=[.A948]+[.$J$2]" office:value-type="float" office:value="1593087964" calcext:value-type="float">
            <text:p>1593087964</text:p>
          </table:table-cell>
          <table:table-cell table:formula="of:=([.$H948]/86400)+25569-(3/24)" office:value-type="float" office:value="44007.3931018519" calcext:value-type="float">
            <text:p>44007,3931018519</text:p>
          </table:table-cell>
          <table:table-cell table:number-columns-repeated="2"/>
        </table:table-row>
        <table:table-row table:style-name="ro1">
          <table:table-cell office:value-type="float" office:value="1590908099" calcext:value-type="float">
            <text:p>1590908099</text:p>
          </table:table-cell>
          <table:table-cell table:style-name="ce3" office:value-type="string" calcext:value-type="string">
            <text:p>2020-05-31 03:54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949]" office:value-type="date" office:date-value="2020-06-25T09:26:04" calcext:value-type="date">
            <text:p>25/06/20</text:p>
          </table:table-cell>
          <table:table-cell table:formula="of:=[.I949]" office:value-type="time" office:time-value="PT1056177H26M03.999999315S" calcext:value-type="time">
            <text:p>09:26:04</text:p>
          </table:table-cell>
          <table:table-cell table:formula="of:=[.A949]+[.$J$2]" office:value-type="float" office:value="1593087964" calcext:value-type="float">
            <text:p>1593087964</text:p>
          </table:table-cell>
          <table:table-cell table:formula="of:=([.$H949]/86400)+25569-(3/24)" office:value-type="float" office:value="44007.3931018519" calcext:value-type="float">
            <text:p>44007,3931018519</text:p>
          </table:table-cell>
          <table:table-cell table:number-columns-repeated="2"/>
        </table:table-row>
        <table:table-row table:style-name="ro1">
          <table:table-cell office:value-type="float" office:value="1590911698" calcext:value-type="float">
            <text:p>1590911698</text:p>
          </table:table-cell>
          <table:table-cell table:style-name="ce3" office:value-type="string" calcext:value-type="string">
            <text:p>2020-05-31 04:54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950]" office:value-type="date" office:date-value="2020-06-25T10:26:03" calcext:value-type="date">
            <text:p>25/06/20</text:p>
          </table:table-cell>
          <table:table-cell table:formula="of:=[.I950]" office:value-type="time" office:time-value="PT1056178H26M02.999999709S" calcext:value-type="time">
            <text:p>10:26:03</text:p>
          </table:table-cell>
          <table:table-cell table:formula="of:=[.A950]+[.$J$2]" office:value-type="float" office:value="1593091563" calcext:value-type="float">
            <text:p>1593091563</text:p>
          </table:table-cell>
          <table:table-cell table:formula="of:=([.$H950]/86400)+25569-(3/24)" office:value-type="float" office:value="44007.4347569444" calcext:value-type="float">
            <text:p>44007,4347569444</text:p>
          </table:table-cell>
          <table:table-cell table:number-columns-repeated="2"/>
        </table:table-row>
        <table:table-row table:style-name="ro1">
          <table:table-cell office:value-type="float" office:value="1590911698" calcext:value-type="float">
            <text:p>1590911698</text:p>
          </table:table-cell>
          <table:table-cell table:style-name="ce3" office:value-type="string" calcext:value-type="string">
            <text:p>2020-05-31 04:54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951]" office:value-type="date" office:date-value="2020-06-25T10:26:03" calcext:value-type="date">
            <text:p>25/06/20</text:p>
          </table:table-cell>
          <table:table-cell table:formula="of:=[.I951]" office:value-type="time" office:time-value="PT1056178H26M02.999999709S" calcext:value-type="time">
            <text:p>10:26:03</text:p>
          </table:table-cell>
          <table:table-cell table:formula="of:=[.A951]+[.$J$2]" office:value-type="float" office:value="1593091563" calcext:value-type="float">
            <text:p>1593091563</text:p>
          </table:table-cell>
          <table:table-cell table:formula="of:=([.$H951]/86400)+25569-(3/24)" office:value-type="float" office:value="44007.4347569444" calcext:value-type="float">
            <text:p>44007,4347569444</text:p>
          </table:table-cell>
          <table:table-cell table:number-columns-repeated="2"/>
        </table:table-row>
        <table:table-row table:style-name="ro1">
          <table:table-cell office:value-type="float" office:value="1590911698" calcext:value-type="float">
            <text:p>1590911698</text:p>
          </table:table-cell>
          <table:table-cell table:style-name="ce3" office:value-type="string" calcext:value-type="string">
            <text:p>2020-05-31 04:54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952]" office:value-type="date" office:date-value="2020-06-25T10:26:03" calcext:value-type="date">
            <text:p>25/06/20</text:p>
          </table:table-cell>
          <table:table-cell table:formula="of:=[.I952]" office:value-type="time" office:time-value="PT1056178H26M02.999999709S" calcext:value-type="time">
            <text:p>10:26:03</text:p>
          </table:table-cell>
          <table:table-cell table:formula="of:=[.A952]+[.$J$2]" office:value-type="float" office:value="1593091563" calcext:value-type="float">
            <text:p>1593091563</text:p>
          </table:table-cell>
          <table:table-cell table:formula="of:=([.$H952]/86400)+25569-(3/24)" office:value-type="float" office:value="44007.4347569444" calcext:value-type="float">
            <text:p>44007,4347569444</text:p>
          </table:table-cell>
          <table:table-cell table:number-columns-repeated="2"/>
        </table:table-row>
        <table:table-row table:style-name="ro1">
          <table:table-cell office:value-type="float" office:value="1590911698" calcext:value-type="float">
            <text:p>1590911698</text:p>
          </table:table-cell>
          <table:table-cell table:style-name="ce3" office:value-type="string" calcext:value-type="string">
            <text:p>2020-05-31 04:54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953]" office:value-type="date" office:date-value="2020-06-25T10:26:03" calcext:value-type="date">
            <text:p>25/06/20</text:p>
          </table:table-cell>
          <table:table-cell table:formula="of:=[.I953]" office:value-type="time" office:time-value="PT1056178H26M02.999999709S" calcext:value-type="time">
            <text:p>10:26:03</text:p>
          </table:table-cell>
          <table:table-cell table:formula="of:=[.A953]+[.$J$2]" office:value-type="float" office:value="1593091563" calcext:value-type="float">
            <text:p>1593091563</text:p>
          </table:table-cell>
          <table:table-cell table:formula="of:=([.$H953]/86400)+25569-(3/24)" office:value-type="float" office:value="44007.4347569444" calcext:value-type="float">
            <text:p>44007,4347569444</text:p>
          </table:table-cell>
          <table:table-cell table:number-columns-repeated="2"/>
        </table:table-row>
        <table:table-row table:style-name="ro1">
          <table:table-cell office:value-type="float" office:value="1590915297" calcext:value-type="float">
            <text:p>1590915297</text:p>
          </table:table-cell>
          <table:table-cell table:style-name="ce3" office:value-type="string" calcext:value-type="string">
            <text:p>2020-05-31 05:54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954]" office:value-type="date" office:date-value="2020-06-25T11:26:02" calcext:value-type="date">
            <text:p>25/06/20</text:p>
          </table:table-cell>
          <table:table-cell table:formula="of:=[.I954]" office:value-type="time" office:time-value="PT1056179H26M02.000000104S" calcext:value-type="time">
            <text:p>11:26:02</text:p>
          </table:table-cell>
          <table:table-cell table:formula="of:=[.A954]+[.$J$2]" office:value-type="float" office:value="1593095162" calcext:value-type="float">
            <text:p>1593095162</text:p>
          </table:table-cell>
          <table:table-cell table:formula="of:=([.$H954]/86400)+25569-(3/24)" office:value-type="float" office:value="44007.476412037" calcext:value-type="float">
            <text:p>44007,476412037</text:p>
          </table:table-cell>
          <table:table-cell table:number-columns-repeated="2"/>
        </table:table-row>
        <table:table-row table:style-name="ro1">
          <table:table-cell office:value-type="float" office:value="1590915297" calcext:value-type="float">
            <text:p>1590915297</text:p>
          </table:table-cell>
          <table:table-cell table:style-name="ce3" office:value-type="string" calcext:value-type="string">
            <text:p>2020-05-31 05:54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955]" office:value-type="date" office:date-value="2020-06-25T11:26:02" calcext:value-type="date">
            <text:p>25/06/20</text:p>
          </table:table-cell>
          <table:table-cell table:formula="of:=[.I955]" office:value-type="time" office:time-value="PT1056179H26M02.000000104S" calcext:value-type="time">
            <text:p>11:26:02</text:p>
          </table:table-cell>
          <table:table-cell table:formula="of:=[.A955]+[.$J$2]" office:value-type="float" office:value="1593095162" calcext:value-type="float">
            <text:p>1593095162</text:p>
          </table:table-cell>
          <table:table-cell table:formula="of:=([.$H955]/86400)+25569-(3/24)" office:value-type="float" office:value="44007.476412037" calcext:value-type="float">
            <text:p>44007,476412037</text:p>
          </table:table-cell>
          <table:table-cell table:number-columns-repeated="2"/>
        </table:table-row>
        <table:table-row table:style-name="ro1">
          <table:table-cell office:value-type="float" office:value="1590915297" calcext:value-type="float">
            <text:p>1590915297</text:p>
          </table:table-cell>
          <table:table-cell table:style-name="ce3" office:value-type="string" calcext:value-type="string">
            <text:p>2020-05-31 05:54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956]" office:value-type="date" office:date-value="2020-06-25T11:26:02" calcext:value-type="date">
            <text:p>25/06/20</text:p>
          </table:table-cell>
          <table:table-cell table:formula="of:=[.I956]" office:value-type="time" office:time-value="PT1056179H26M02.000000104S" calcext:value-type="time">
            <text:p>11:26:02</text:p>
          </table:table-cell>
          <table:table-cell table:formula="of:=[.A956]+[.$J$2]" office:value-type="float" office:value="1593095162" calcext:value-type="float">
            <text:p>1593095162</text:p>
          </table:table-cell>
          <table:table-cell table:formula="of:=([.$H956]/86400)+25569-(3/24)" office:value-type="float" office:value="44007.476412037" calcext:value-type="float">
            <text:p>44007,476412037</text:p>
          </table:table-cell>
          <table:table-cell table:number-columns-repeated="2"/>
        </table:table-row>
        <table:table-row table:style-name="ro1">
          <table:table-cell office:value-type="float" office:value="1590915297" calcext:value-type="float">
            <text:p>1590915297</text:p>
          </table:table-cell>
          <table:table-cell table:style-name="ce3" office:value-type="string" calcext:value-type="string">
            <text:p>2020-05-31 05:54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957]" office:value-type="date" office:date-value="2020-06-25T11:26:02" calcext:value-type="date">
            <text:p>25/06/20</text:p>
          </table:table-cell>
          <table:table-cell table:formula="of:=[.I957]" office:value-type="time" office:time-value="PT1056179H26M02.000000104S" calcext:value-type="time">
            <text:p>11:26:02</text:p>
          </table:table-cell>
          <table:table-cell table:formula="of:=[.A957]+[.$J$2]" office:value-type="float" office:value="1593095162" calcext:value-type="float">
            <text:p>1593095162</text:p>
          </table:table-cell>
          <table:table-cell table:formula="of:=([.$H957]/86400)+25569-(3/24)" office:value-type="float" office:value="44007.476412037" calcext:value-type="float">
            <text:p>44007,476412037</text:p>
          </table:table-cell>
          <table:table-cell table:number-columns-repeated="2"/>
        </table:table-row>
        <table:table-row table:style-name="ro1">
          <table:table-cell office:value-type="float" office:value="1590918896" calcext:value-type="float">
            <text:p>1590918896</text:p>
          </table:table-cell>
          <table:table-cell table:style-name="ce3" office:value-type="string" calcext:value-type="string">
            <text:p>2020-05-31 06:54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958]" office:value-type="date" office:date-value="2020-06-25T12:26:01" calcext:value-type="date">
            <text:p>25/06/20</text:p>
          </table:table-cell>
          <table:table-cell table:formula="of:=[.I958]" office:value-type="time" office:time-value="PT1056180H26M00.999999661S" calcext:value-type="time">
            <text:p>12:26:01</text:p>
          </table:table-cell>
          <table:table-cell table:formula="of:=[.A958]+[.$J$2]" office:value-type="float" office:value="1593098761" calcext:value-type="float">
            <text:p>1593098761</text:p>
          </table:table-cell>
          <table:table-cell table:formula="of:=([.$H958]/86400)+25569-(3/24)" office:value-type="float" office:value="44007.5180671296" calcext:value-type="float">
            <text:p>44007,5180671296</text:p>
          </table:table-cell>
          <table:table-cell table:number-columns-repeated="2"/>
        </table:table-row>
        <table:table-row table:style-name="ro1">
          <table:table-cell office:value-type="float" office:value="1590918896" calcext:value-type="float">
            <text:p>1590918896</text:p>
          </table:table-cell>
          <table:table-cell table:style-name="ce3" office:value-type="string" calcext:value-type="string">
            <text:p>2020-05-31 06:54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959]" office:value-type="date" office:date-value="2020-06-25T12:26:01" calcext:value-type="date">
            <text:p>25/06/20</text:p>
          </table:table-cell>
          <table:table-cell table:formula="of:=[.I959]" office:value-type="time" office:time-value="PT1056180H26M00.999999661S" calcext:value-type="time">
            <text:p>12:26:01</text:p>
          </table:table-cell>
          <table:table-cell table:formula="of:=[.A959]+[.$J$2]" office:value-type="float" office:value="1593098761" calcext:value-type="float">
            <text:p>1593098761</text:p>
          </table:table-cell>
          <table:table-cell table:formula="of:=([.$H959]/86400)+25569-(3/24)" office:value-type="float" office:value="44007.5180671296" calcext:value-type="float">
            <text:p>44007,5180671296</text:p>
          </table:table-cell>
          <table:table-cell table:number-columns-repeated="2"/>
        </table:table-row>
        <table:table-row table:style-name="ro1">
          <table:table-cell office:value-type="float" office:value="1590918896" calcext:value-type="float">
            <text:p>1590918896</text:p>
          </table:table-cell>
          <table:table-cell table:style-name="ce3" office:value-type="string" calcext:value-type="string">
            <text:p>2020-05-31 06:54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960]" office:value-type="date" office:date-value="2020-06-25T12:26:01" calcext:value-type="date">
            <text:p>25/06/20</text:p>
          </table:table-cell>
          <table:table-cell table:formula="of:=[.I960]" office:value-type="time" office:time-value="PT1056180H26M00.999999661S" calcext:value-type="time">
            <text:p>12:26:01</text:p>
          </table:table-cell>
          <table:table-cell table:formula="of:=[.A960]+[.$J$2]" office:value-type="float" office:value="1593098761" calcext:value-type="float">
            <text:p>1593098761</text:p>
          </table:table-cell>
          <table:table-cell table:formula="of:=([.$H960]/86400)+25569-(3/24)" office:value-type="float" office:value="44007.5180671296" calcext:value-type="float">
            <text:p>44007,5180671296</text:p>
          </table:table-cell>
          <table:table-cell table:number-columns-repeated="2"/>
        </table:table-row>
        <table:table-row table:style-name="ro1">
          <table:table-cell office:value-type="float" office:value="1590918896" calcext:value-type="float">
            <text:p>1590918896</text:p>
          </table:table-cell>
          <table:table-cell table:style-name="ce3" office:value-type="string" calcext:value-type="string">
            <text:p>2020-05-31 06:54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961]" office:value-type="date" office:date-value="2020-06-25T12:26:01" calcext:value-type="date">
            <text:p>25/06/20</text:p>
          </table:table-cell>
          <table:table-cell table:formula="of:=[.I961]" office:value-type="time" office:time-value="PT1056180H26M00.999999661S" calcext:value-type="time">
            <text:p>12:26:01</text:p>
          </table:table-cell>
          <table:table-cell table:formula="of:=[.A961]+[.$J$2]" office:value-type="float" office:value="1593098761" calcext:value-type="float">
            <text:p>1593098761</text:p>
          </table:table-cell>
          <table:table-cell table:formula="of:=([.$H961]/86400)+25569-(3/24)" office:value-type="float" office:value="44007.5180671296" calcext:value-type="float">
            <text:p>44007,5180671296</text:p>
          </table:table-cell>
          <table:table-cell table:number-columns-repeated="2"/>
        </table:table-row>
        <table:table-row table:style-name="ro1">
          <table:table-cell office:value-type="float" office:value="1590922495" calcext:value-type="float">
            <text:p>1590922495</text:p>
          </table:table-cell>
          <table:table-cell table:style-name="ce3" office:value-type="string" calcext:value-type="string">
            <text:p>2020-05-31 07:54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962]" office:value-type="date" office:date-value="2020-06-25T13:26:00" calcext:value-type="date">
            <text:p>25/06/20</text:p>
          </table:table-cell>
          <table:table-cell table:formula="of:=[.I962]" office:value-type="time" office:time-value="PT1056181H26M00.000000056S" calcext:value-type="time">
            <text:p>13:26:00</text:p>
          </table:table-cell>
          <table:table-cell table:formula="of:=[.A962]+[.$J$2]" office:value-type="float" office:value="1593102360" calcext:value-type="float">
            <text:p>1593102360</text:p>
          </table:table-cell>
          <table:table-cell table:formula="of:=([.$H962]/86400)+25569-(3/24)" office:value-type="float" office:value="44007.5597222222" calcext:value-type="float">
            <text:p>44007,5597222222</text:p>
          </table:table-cell>
          <table:table-cell table:number-columns-repeated="2"/>
        </table:table-row>
        <table:table-row table:style-name="ro1">
          <table:table-cell office:value-type="float" office:value="1590922495" calcext:value-type="float">
            <text:p>1590922495</text:p>
          </table:table-cell>
          <table:table-cell table:style-name="ce3" office:value-type="string" calcext:value-type="string">
            <text:p>2020-05-31 07:54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963]" office:value-type="date" office:date-value="2020-06-25T13:26:00" calcext:value-type="date">
            <text:p>25/06/20</text:p>
          </table:table-cell>
          <table:table-cell table:formula="of:=[.I963]" office:value-type="time" office:time-value="PT1056181H26M00.000000056S" calcext:value-type="time">
            <text:p>13:26:00</text:p>
          </table:table-cell>
          <table:table-cell table:formula="of:=[.A963]+[.$J$2]" office:value-type="float" office:value="1593102360" calcext:value-type="float">
            <text:p>1593102360</text:p>
          </table:table-cell>
          <table:table-cell table:formula="of:=([.$H963]/86400)+25569-(3/24)" office:value-type="float" office:value="44007.5597222222" calcext:value-type="float">
            <text:p>44007,5597222222</text:p>
          </table:table-cell>
          <table:table-cell table:number-columns-repeated="2"/>
        </table:table-row>
        <table:table-row table:style-name="ro1">
          <table:table-cell office:value-type="float" office:value="1590922495" calcext:value-type="float">
            <text:p>1590922495</text:p>
          </table:table-cell>
          <table:table-cell table:style-name="ce3" office:value-type="string" calcext:value-type="string">
            <text:p>2020-05-31 07:54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964]" office:value-type="date" office:date-value="2020-06-25T13:26:00" calcext:value-type="date">
            <text:p>25/06/20</text:p>
          </table:table-cell>
          <table:table-cell table:formula="of:=[.I964]" office:value-type="time" office:time-value="PT1056181H26M00.000000056S" calcext:value-type="time">
            <text:p>13:26:00</text:p>
          </table:table-cell>
          <table:table-cell table:formula="of:=[.A964]+[.$J$2]" office:value-type="float" office:value="1593102360" calcext:value-type="float">
            <text:p>1593102360</text:p>
          </table:table-cell>
          <table:table-cell table:formula="of:=([.$H964]/86400)+25569-(3/24)" office:value-type="float" office:value="44007.5597222222" calcext:value-type="float">
            <text:p>44007,5597222222</text:p>
          </table:table-cell>
          <table:table-cell table:number-columns-repeated="2"/>
        </table:table-row>
        <table:table-row table:style-name="ro1">
          <table:table-cell office:value-type="float" office:value="1590922495" calcext:value-type="float">
            <text:p>1590922495</text:p>
          </table:table-cell>
          <table:table-cell table:style-name="ce3" office:value-type="string" calcext:value-type="string">
            <text:p>2020-05-31 07:54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965]" office:value-type="date" office:date-value="2020-06-25T13:26:00" calcext:value-type="date">
            <text:p>25/06/20</text:p>
          </table:table-cell>
          <table:table-cell table:formula="of:=[.I965]" office:value-type="time" office:time-value="PT1056181H26M00.000000056S" calcext:value-type="time">
            <text:p>13:26:00</text:p>
          </table:table-cell>
          <table:table-cell table:formula="of:=[.A965]+[.$J$2]" office:value-type="float" office:value="1593102360" calcext:value-type="float">
            <text:p>1593102360</text:p>
          </table:table-cell>
          <table:table-cell table:formula="of:=([.$H965]/86400)+25569-(3/24)" office:value-type="float" office:value="44007.5597222222" calcext:value-type="float">
            <text:p>44007,5597222222</text:p>
          </table:table-cell>
          <table:table-cell table:number-columns-repeated="2"/>
        </table:table-row>
        <table:table-row table:style-name="ro1">
          <table:table-cell office:value-type="float" office:value="1590926094" calcext:value-type="float">
            <text:p>1590926094</text:p>
          </table:table-cell>
          <table:table-cell table:style-name="ce3" office:value-type="string" calcext:value-type="string">
            <text:p>2020-05-31 08:54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.0</text:p>
          </table:table-cell>
          <table:table-cell table:formula="of:=[.I966]" office:value-type="date" office:date-value="2020-06-25T14:25:59" calcext:value-type="date">
            <text:p>25/06/20</text:p>
          </table:table-cell>
          <table:table-cell table:formula="of:=[.I966]" office:value-type="time" office:time-value="PT1056182H25M58.999999613S" calcext:value-type="time">
            <text:p>14:25:59</text:p>
          </table:table-cell>
          <table:table-cell table:formula="of:=[.A966]+[.$J$2]" office:value-type="float" office:value="1593105959" calcext:value-type="float">
            <text:p>1593105959</text:p>
          </table:table-cell>
          <table:table-cell table:formula="of:=([.$H966]/86400)+25569-(3/24)" office:value-type="float" office:value="44007.6013773148" calcext:value-type="float">
            <text:p>44007,6013773148</text:p>
          </table:table-cell>
          <table:table-cell table:number-columns-repeated="2"/>
        </table:table-row>
        <table:table-row table:style-name="ro1">
          <table:table-cell office:value-type="float" office:value="1590926094" calcext:value-type="float">
            <text:p>1590926094</text:p>
          </table:table-cell>
          <table:table-cell table:style-name="ce3" office:value-type="string" calcext:value-type="string">
            <text:p>2020-05-31 08:54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6.0</text:p>
          </table:table-cell>
          <table:table-cell table:formula="of:=[.I967]" office:value-type="date" office:date-value="2020-06-25T14:25:59" calcext:value-type="date">
            <text:p>25/06/20</text:p>
          </table:table-cell>
          <table:table-cell table:formula="of:=[.I967]" office:value-type="time" office:time-value="PT1056182H25M58.999999613S" calcext:value-type="time">
            <text:p>14:25:59</text:p>
          </table:table-cell>
          <table:table-cell table:formula="of:=[.A967]+[.$J$2]" office:value-type="float" office:value="1593105959" calcext:value-type="float">
            <text:p>1593105959</text:p>
          </table:table-cell>
          <table:table-cell table:formula="of:=([.$H967]/86400)+25569-(3/24)" office:value-type="float" office:value="44007.6013773148" calcext:value-type="float">
            <text:p>44007,6013773148</text:p>
          </table:table-cell>
          <table:table-cell table:number-columns-repeated="2"/>
        </table:table-row>
        <table:table-row table:style-name="ro1">
          <table:table-cell office:value-type="float" office:value="1590926094" calcext:value-type="float">
            <text:p>1590926094</text:p>
          </table:table-cell>
          <table:table-cell table:style-name="ce3" office:value-type="string" calcext:value-type="string">
            <text:p>2020-05-31 08:54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0.0</text:p>
          </table:table-cell>
          <table:table-cell table:formula="of:=[.I968]" office:value-type="date" office:date-value="2020-06-25T14:25:59" calcext:value-type="date">
            <text:p>25/06/20</text:p>
          </table:table-cell>
          <table:table-cell table:formula="of:=[.I968]" office:value-type="time" office:time-value="PT1056182H25M58.999999613S" calcext:value-type="time">
            <text:p>14:25:59</text:p>
          </table:table-cell>
          <table:table-cell table:formula="of:=[.A968]+[.$J$2]" office:value-type="float" office:value="1593105959" calcext:value-type="float">
            <text:p>1593105959</text:p>
          </table:table-cell>
          <table:table-cell table:formula="of:=([.$H968]/86400)+25569-(3/24)" office:value-type="float" office:value="44007.6013773148" calcext:value-type="float">
            <text:p>44007,6013773148</text:p>
          </table:table-cell>
          <table:table-cell table:number-columns-repeated="2"/>
        </table:table-row>
        <table:table-row table:style-name="ro1">
          <table:table-cell office:value-type="float" office:value="1590926094" calcext:value-type="float">
            <text:p>1590926094</text:p>
          </table:table-cell>
          <table:table-cell table:style-name="ce3" office:value-type="string" calcext:value-type="string">
            <text:p>2020-05-31 08:54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.0</text:p>
          </table:table-cell>
          <table:table-cell table:formula="of:=[.I969]" office:value-type="date" office:date-value="2020-06-25T14:25:59" calcext:value-type="date">
            <text:p>25/06/20</text:p>
          </table:table-cell>
          <table:table-cell table:formula="of:=[.I969]" office:value-type="time" office:time-value="PT1056182H25M58.999999613S" calcext:value-type="time">
            <text:p>14:25:59</text:p>
          </table:table-cell>
          <table:table-cell table:formula="of:=[.A969]+[.$J$2]" office:value-type="float" office:value="1593105959" calcext:value-type="float">
            <text:p>1593105959</text:p>
          </table:table-cell>
          <table:table-cell table:formula="of:=([.$H969]/86400)+25569-(3/24)" office:value-type="float" office:value="44007.6013773148" calcext:value-type="float">
            <text:p>44007,6013773148</text:p>
          </table:table-cell>
          <table:table-cell table:number-columns-repeated="2"/>
        </table:table-row>
        <table:table-row table:style-name="ro1">
          <table:table-cell office:value-type="float" office:value="1590929693" calcext:value-type="float">
            <text:p>1590929693</text:p>
          </table:table-cell>
          <table:table-cell table:style-name="ce3" office:value-type="string" calcext:value-type="string">
            <text:p>2020-05-31 09:54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970]" office:value-type="date" office:date-value="2020-06-25T15:25:58" calcext:value-type="date">
            <text:p>25/06/20</text:p>
          </table:table-cell>
          <table:table-cell table:formula="of:=[.I970]" office:value-type="time" office:time-value="PT1056183H25M58.000000007S" calcext:value-type="time">
            <text:p>15:25:58</text:p>
          </table:table-cell>
          <table:table-cell table:formula="of:=[.A970]+[.$J$2]" office:value-type="float" office:value="1593109558" calcext:value-type="float">
            <text:p>1593109558</text:p>
          </table:table-cell>
          <table:table-cell table:formula="of:=([.$H970]/86400)+25569-(3/24)" office:value-type="float" office:value="44007.6430324074" calcext:value-type="float">
            <text:p>44007,6430324074</text:p>
          </table:table-cell>
          <table:table-cell table:number-columns-repeated="2"/>
        </table:table-row>
        <table:table-row table:style-name="ro1">
          <table:table-cell office:value-type="float" office:value="1590929693" calcext:value-type="float">
            <text:p>1590929693</text:p>
          </table:table-cell>
          <table:table-cell table:style-name="ce3" office:value-type="string" calcext:value-type="string">
            <text:p>2020-05-31 09:54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971]" office:value-type="date" office:date-value="2020-06-25T15:25:58" calcext:value-type="date">
            <text:p>25/06/20</text:p>
          </table:table-cell>
          <table:table-cell table:formula="of:=[.I971]" office:value-type="time" office:time-value="PT1056183H25M58.000000007S" calcext:value-type="time">
            <text:p>15:25:58</text:p>
          </table:table-cell>
          <table:table-cell table:formula="of:=[.A971]+[.$J$2]" office:value-type="float" office:value="1593109558" calcext:value-type="float">
            <text:p>1593109558</text:p>
          </table:table-cell>
          <table:table-cell table:formula="of:=([.$H971]/86400)+25569-(3/24)" office:value-type="float" office:value="44007.6430324074" calcext:value-type="float">
            <text:p>44007,6430324074</text:p>
          </table:table-cell>
          <table:table-cell table:number-columns-repeated="2"/>
        </table:table-row>
        <table:table-row table:style-name="ro1">
          <table:table-cell office:value-type="float" office:value="1590929693" calcext:value-type="float">
            <text:p>1590929693</text:p>
          </table:table-cell>
          <table:table-cell table:style-name="ce3" office:value-type="string" calcext:value-type="string">
            <text:p>2020-05-31 09:54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972]" office:value-type="date" office:date-value="2020-06-25T15:25:58" calcext:value-type="date">
            <text:p>25/06/20</text:p>
          </table:table-cell>
          <table:table-cell table:formula="of:=[.I972]" office:value-type="time" office:time-value="PT1056183H25M58.000000007S" calcext:value-type="time">
            <text:p>15:25:58</text:p>
          </table:table-cell>
          <table:table-cell table:formula="of:=[.A972]+[.$J$2]" office:value-type="float" office:value="1593109558" calcext:value-type="float">
            <text:p>1593109558</text:p>
          </table:table-cell>
          <table:table-cell table:formula="of:=([.$H972]/86400)+25569-(3/24)" office:value-type="float" office:value="44007.6430324074" calcext:value-type="float">
            <text:p>44007,6430324074</text:p>
          </table:table-cell>
          <table:table-cell table:number-columns-repeated="2"/>
        </table:table-row>
        <table:table-row table:style-name="ro1">
          <table:table-cell office:value-type="float" office:value="1590929693" calcext:value-type="float">
            <text:p>1590929693</text:p>
          </table:table-cell>
          <table:table-cell table:style-name="ce3" office:value-type="string" calcext:value-type="string">
            <text:p>2020-05-31 09:54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973]" office:value-type="date" office:date-value="2020-06-25T15:25:58" calcext:value-type="date">
            <text:p>25/06/20</text:p>
          </table:table-cell>
          <table:table-cell table:formula="of:=[.I973]" office:value-type="time" office:time-value="PT1056183H25M58.000000007S" calcext:value-type="time">
            <text:p>15:25:58</text:p>
          </table:table-cell>
          <table:table-cell table:formula="of:=[.A973]+[.$J$2]" office:value-type="float" office:value="1593109558" calcext:value-type="float">
            <text:p>1593109558</text:p>
          </table:table-cell>
          <table:table-cell table:formula="of:=([.$H973]/86400)+25569-(3/24)" office:value-type="float" office:value="44007.6430324074" calcext:value-type="float">
            <text:p>44007,6430324074</text:p>
          </table:table-cell>
          <table:table-cell table:number-columns-repeated="2"/>
        </table:table-row>
        <table:table-row table:style-name="ro1">
          <table:table-cell office:value-type="float" office:value="1590933292" calcext:value-type="float">
            <text:p>1590933292</text:p>
          </table:table-cell>
          <table:table-cell table:style-name="ce3" office:value-type="string" calcext:value-type="string">
            <text:p>2020-05-31 10:54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974]" office:value-type="date" office:date-value="2020-06-25T16:25:57" calcext:value-type="date">
            <text:p>25/06/20</text:p>
          </table:table-cell>
          <table:table-cell table:formula="of:=[.I974]" office:value-type="time" office:time-value="PT1056184H25M57.000000402S" calcext:value-type="time">
            <text:p>16:25:57</text:p>
          </table:table-cell>
          <table:table-cell table:formula="of:=[.A974]+[.$J$2]" office:value-type="float" office:value="1593113157" calcext:value-type="float">
            <text:p>1593113157</text:p>
          </table:table-cell>
          <table:table-cell table:formula="of:=([.$H974]/86400)+25569-(3/24)" office:value-type="float" office:value="44007.6846875" calcext:value-type="float">
            <text:p>44007,6846875</text:p>
          </table:table-cell>
          <table:table-cell table:number-columns-repeated="2"/>
        </table:table-row>
        <table:table-row table:style-name="ro1">
          <table:table-cell office:value-type="float" office:value="1590933292" calcext:value-type="float">
            <text:p>1590933292</text:p>
          </table:table-cell>
          <table:table-cell table:style-name="ce3" office:value-type="string" calcext:value-type="string">
            <text:p>2020-05-31 10:54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975]" office:value-type="date" office:date-value="2020-06-25T16:25:57" calcext:value-type="date">
            <text:p>25/06/20</text:p>
          </table:table-cell>
          <table:table-cell table:formula="of:=[.I975]" office:value-type="time" office:time-value="PT1056184H25M57.000000402S" calcext:value-type="time">
            <text:p>16:25:57</text:p>
          </table:table-cell>
          <table:table-cell table:formula="of:=[.A975]+[.$J$2]" office:value-type="float" office:value="1593113157" calcext:value-type="float">
            <text:p>1593113157</text:p>
          </table:table-cell>
          <table:table-cell table:formula="of:=([.$H975]/86400)+25569-(3/24)" office:value-type="float" office:value="44007.6846875" calcext:value-type="float">
            <text:p>44007,6846875</text:p>
          </table:table-cell>
          <table:table-cell table:number-columns-repeated="2"/>
        </table:table-row>
        <table:table-row table:style-name="ro1">
          <table:table-cell office:value-type="float" office:value="1590933292" calcext:value-type="float">
            <text:p>1590933292</text:p>
          </table:table-cell>
          <table:table-cell table:style-name="ce3" office:value-type="string" calcext:value-type="string">
            <text:p>2020-05-31 10:54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976]" office:value-type="date" office:date-value="2020-06-25T16:25:57" calcext:value-type="date">
            <text:p>25/06/20</text:p>
          </table:table-cell>
          <table:table-cell table:formula="of:=[.I976]" office:value-type="time" office:time-value="PT1056184H25M57.000000402S" calcext:value-type="time">
            <text:p>16:25:57</text:p>
          </table:table-cell>
          <table:table-cell table:formula="of:=[.A976]+[.$J$2]" office:value-type="float" office:value="1593113157" calcext:value-type="float">
            <text:p>1593113157</text:p>
          </table:table-cell>
          <table:table-cell table:formula="of:=([.$H976]/86400)+25569-(3/24)" office:value-type="float" office:value="44007.6846875" calcext:value-type="float">
            <text:p>44007,6846875</text:p>
          </table:table-cell>
          <table:table-cell table:number-columns-repeated="2"/>
        </table:table-row>
        <table:table-row table:style-name="ro1">
          <table:table-cell office:value-type="float" office:value="1590933292" calcext:value-type="float">
            <text:p>1590933292</text:p>
          </table:table-cell>
          <table:table-cell table:style-name="ce3" office:value-type="string" calcext:value-type="string">
            <text:p>2020-05-31 10:54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977]" office:value-type="date" office:date-value="2020-06-25T16:25:57" calcext:value-type="date">
            <text:p>25/06/20</text:p>
          </table:table-cell>
          <table:table-cell table:formula="of:=[.I977]" office:value-type="time" office:time-value="PT1056184H25M57.000000402S" calcext:value-type="time">
            <text:p>16:25:57</text:p>
          </table:table-cell>
          <table:table-cell table:formula="of:=[.A977]+[.$J$2]" office:value-type="float" office:value="1593113157" calcext:value-type="float">
            <text:p>1593113157</text:p>
          </table:table-cell>
          <table:table-cell table:formula="of:=([.$H977]/86400)+25569-(3/24)" office:value-type="float" office:value="44007.6846875" calcext:value-type="float">
            <text:p>44007,6846875</text:p>
          </table:table-cell>
          <table:table-cell table:number-columns-repeated="2"/>
        </table:table-row>
        <table:table-row table:style-name="ro1">
          <table:table-cell office:value-type="float" office:value="1590936891" calcext:value-type="float">
            <text:p>1590936891</text:p>
          </table:table-cell>
          <table:table-cell table:style-name="ce3" office:value-type="string" calcext:value-type="string">
            <text:p>2020-05-31 11:54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978]" office:value-type="date" office:date-value="2020-06-25T17:25:56" calcext:value-type="date">
            <text:p>25/06/20</text:p>
          </table:table-cell>
          <table:table-cell table:formula="of:=[.I978]" office:value-type="time" office:time-value="PT1056185H25M55.999999959S" calcext:value-type="time">
            <text:p>17:25:56</text:p>
          </table:table-cell>
          <table:table-cell table:formula="of:=[.A978]+[.$J$2]" office:value-type="float" office:value="1593116756" calcext:value-type="float">
            <text:p>1593116756</text:p>
          </table:table-cell>
          <table:table-cell table:formula="of:=([.$H978]/86400)+25569-(3/24)" office:value-type="float" office:value="44007.7263425926" calcext:value-type="float">
            <text:p>44007,7263425926</text:p>
          </table:table-cell>
          <table:table-cell table:number-columns-repeated="2"/>
        </table:table-row>
        <table:table-row table:style-name="ro1">
          <table:table-cell office:value-type="float" office:value="1590936891" calcext:value-type="float">
            <text:p>1590936891</text:p>
          </table:table-cell>
          <table:table-cell table:style-name="ce3" office:value-type="string" calcext:value-type="string">
            <text:p>2020-05-31 11:54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55.0</text:p>
          </table:table-cell>
          <table:table-cell table:formula="of:=[.I979]" office:value-type="date" office:date-value="2020-06-25T17:25:56" calcext:value-type="date">
            <text:p>25/06/20</text:p>
          </table:table-cell>
          <table:table-cell table:formula="of:=[.I979]" office:value-type="time" office:time-value="PT1056185H25M55.999999959S" calcext:value-type="time">
            <text:p>17:25:56</text:p>
          </table:table-cell>
          <table:table-cell table:formula="of:=[.A979]+[.$J$2]" office:value-type="float" office:value="1593116756" calcext:value-type="float">
            <text:p>1593116756</text:p>
          </table:table-cell>
          <table:table-cell table:formula="of:=([.$H979]/86400)+25569-(3/24)" office:value-type="float" office:value="44007.7263425926" calcext:value-type="float">
            <text:p>44007,7263425926</text:p>
          </table:table-cell>
          <table:table-cell table:number-columns-repeated="2"/>
        </table:table-row>
        <table:table-row table:style-name="ro1">
          <table:table-cell office:value-type="float" office:value="1590936891" calcext:value-type="float">
            <text:p>1590936891</text:p>
          </table:table-cell>
          <table:table-cell table:style-name="ce3" office:value-type="string" calcext:value-type="string">
            <text:p>2020-05-31 11:54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980]" office:value-type="date" office:date-value="2020-06-25T17:25:56" calcext:value-type="date">
            <text:p>25/06/20</text:p>
          </table:table-cell>
          <table:table-cell table:formula="of:=[.I980]" office:value-type="time" office:time-value="PT1056185H25M55.999999959S" calcext:value-type="time">
            <text:p>17:25:56</text:p>
          </table:table-cell>
          <table:table-cell table:formula="of:=[.A980]+[.$J$2]" office:value-type="float" office:value="1593116756" calcext:value-type="float">
            <text:p>1593116756</text:p>
          </table:table-cell>
          <table:table-cell table:formula="of:=([.$H980]/86400)+25569-(3/24)" office:value-type="float" office:value="44007.7263425926" calcext:value-type="float">
            <text:p>44007,7263425926</text:p>
          </table:table-cell>
          <table:table-cell table:number-columns-repeated="2"/>
        </table:table-row>
        <table:table-row table:style-name="ro1">
          <table:table-cell office:value-type="float" office:value="1590936891" calcext:value-type="float">
            <text:p>1590936891</text:p>
          </table:table-cell>
          <table:table-cell table:style-name="ce3" office:value-type="string" calcext:value-type="string">
            <text:p>2020-05-31 11:54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981]" office:value-type="date" office:date-value="2020-06-25T17:25:56" calcext:value-type="date">
            <text:p>25/06/20</text:p>
          </table:table-cell>
          <table:table-cell table:formula="of:=[.I981]" office:value-type="time" office:time-value="PT1056185H25M55.999999959S" calcext:value-type="time">
            <text:p>17:25:56</text:p>
          </table:table-cell>
          <table:table-cell table:formula="of:=[.A981]+[.$J$2]" office:value-type="float" office:value="1593116756" calcext:value-type="float">
            <text:p>1593116756</text:p>
          </table:table-cell>
          <table:table-cell table:formula="of:=([.$H981]/86400)+25569-(3/24)" office:value-type="float" office:value="44007.7263425926" calcext:value-type="float">
            <text:p>44007,7263425926</text:p>
          </table:table-cell>
          <table:table-cell table:number-columns-repeated="2"/>
        </table:table-row>
        <table:table-row table:style-name="ro1">
          <table:table-cell office:value-type="float" office:value="1590940490" calcext:value-type="float">
            <text:p>1590940490</text:p>
          </table:table-cell>
          <table:table-cell table:style-name="ce3" office:value-type="string" calcext:value-type="string">
            <text:p>2020-05-31 12:54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982]" office:value-type="date" office:date-value="2020-06-25T18:25:55" calcext:value-type="date">
            <text:p>25/06/20</text:p>
          </table:table-cell>
          <table:table-cell table:formula="of:=[.I982]" office:value-type="time" office:time-value="PT1056186H25M55.000000354S" calcext:value-type="time">
            <text:p>18:25:55</text:p>
          </table:table-cell>
          <table:table-cell table:formula="of:=[.A982]+[.$J$2]" office:value-type="float" office:value="1593120355" calcext:value-type="float">
            <text:p>1593120355</text:p>
          </table:table-cell>
          <table:table-cell table:formula="of:=([.$H982]/86400)+25569-(3/24)" office:value-type="float" office:value="44007.7679976852" calcext:value-type="float">
            <text:p>44007,7679976852</text:p>
          </table:table-cell>
          <table:table-cell table:number-columns-repeated="2"/>
        </table:table-row>
        <table:table-row table:style-name="ro1">
          <table:table-cell office:value-type="float" office:value="1590940490" calcext:value-type="float">
            <text:p>1590940490</text:p>
          </table:table-cell>
          <table:table-cell table:style-name="ce3" office:value-type="string" calcext:value-type="string">
            <text:p>2020-05-31 12:54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83]" office:value-type="date" office:date-value="2020-06-25T18:25:55" calcext:value-type="date">
            <text:p>25/06/20</text:p>
          </table:table-cell>
          <table:table-cell table:formula="of:=[.I983]" office:value-type="time" office:time-value="PT1056186H25M55.000000354S" calcext:value-type="time">
            <text:p>18:25:55</text:p>
          </table:table-cell>
          <table:table-cell table:formula="of:=[.A983]+[.$J$2]" office:value-type="float" office:value="1593120355" calcext:value-type="float">
            <text:p>1593120355</text:p>
          </table:table-cell>
          <table:table-cell table:formula="of:=([.$H983]/86400)+25569-(3/24)" office:value-type="float" office:value="44007.7679976852" calcext:value-type="float">
            <text:p>44007,7679976852</text:p>
          </table:table-cell>
          <table:table-cell table:number-columns-repeated="2"/>
        </table:table-row>
        <table:table-row table:style-name="ro1">
          <table:table-cell office:value-type="float" office:value="1590940490" calcext:value-type="float">
            <text:p>1590940490</text:p>
          </table:table-cell>
          <table:table-cell table:style-name="ce3" office:value-type="string" calcext:value-type="string">
            <text:p>2020-05-31 12:54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984]" office:value-type="date" office:date-value="2020-06-25T18:25:55" calcext:value-type="date">
            <text:p>25/06/20</text:p>
          </table:table-cell>
          <table:table-cell table:formula="of:=[.I984]" office:value-type="time" office:time-value="PT1056186H25M55.000000354S" calcext:value-type="time">
            <text:p>18:25:55</text:p>
          </table:table-cell>
          <table:table-cell table:formula="of:=[.A984]+[.$J$2]" office:value-type="float" office:value="1593120355" calcext:value-type="float">
            <text:p>1593120355</text:p>
          </table:table-cell>
          <table:table-cell table:formula="of:=([.$H984]/86400)+25569-(3/24)" office:value-type="float" office:value="44007.7679976852" calcext:value-type="float">
            <text:p>44007,7679976852</text:p>
          </table:table-cell>
          <table:table-cell table:number-columns-repeated="2"/>
        </table:table-row>
        <table:table-row table:style-name="ro1">
          <table:table-cell office:value-type="float" office:value="1590940490" calcext:value-type="float">
            <text:p>1590940490</text:p>
          </table:table-cell>
          <table:table-cell table:style-name="ce3" office:value-type="string" calcext:value-type="string">
            <text:p>2020-05-31 12:54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985]" office:value-type="date" office:date-value="2020-06-25T18:25:55" calcext:value-type="date">
            <text:p>25/06/20</text:p>
          </table:table-cell>
          <table:table-cell table:formula="of:=[.I985]" office:value-type="time" office:time-value="PT1056186H25M55.000000354S" calcext:value-type="time">
            <text:p>18:25:55</text:p>
          </table:table-cell>
          <table:table-cell table:formula="of:=[.A985]+[.$J$2]" office:value-type="float" office:value="1593120355" calcext:value-type="float">
            <text:p>1593120355</text:p>
          </table:table-cell>
          <table:table-cell table:formula="of:=([.$H985]/86400)+25569-(3/24)" office:value-type="float" office:value="44007.7679976852" calcext:value-type="float">
            <text:p>44007,7679976852</text:p>
          </table:table-cell>
          <table:table-cell table:number-columns-repeated="2"/>
        </table:table-row>
        <table:table-row table:style-name="ro1">
          <table:table-cell office:value-type="float" office:value="1590944089" calcext:value-type="float">
            <text:p>1590944089</text:p>
          </table:table-cell>
          <table:table-cell table:style-name="ce3" office:value-type="string" calcext:value-type="string">
            <text:p>2020-05-31 13:54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986]" office:value-type="date" office:date-value="2020-06-25T19:25:54" calcext:value-type="date">
            <text:p>25/06/20</text:p>
          </table:table-cell>
          <table:table-cell table:formula="of:=[.I986]" office:value-type="time" office:time-value="PT1056187H25M53.999999911S" calcext:value-type="time">
            <text:p>19:25:54</text:p>
          </table:table-cell>
          <table:table-cell table:formula="of:=[.A986]+[.$J$2]" office:value-type="float" office:value="1593123954" calcext:value-type="float">
            <text:p>1593123954</text:p>
          </table:table-cell>
          <table:table-cell table:formula="of:=([.$H986]/86400)+25569-(3/24)" office:value-type="float" office:value="44007.8096527778" calcext:value-type="float">
            <text:p>44007,8096527778</text:p>
          </table:table-cell>
          <table:table-cell table:number-columns-repeated="2"/>
        </table:table-row>
        <table:table-row table:style-name="ro1">
          <table:table-cell office:value-type="float" office:value="1590944089" calcext:value-type="float">
            <text:p>1590944089</text:p>
          </table:table-cell>
          <table:table-cell table:style-name="ce3" office:value-type="string" calcext:value-type="string">
            <text:p>2020-05-31 13:54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87]" office:value-type="date" office:date-value="2020-06-25T19:25:54" calcext:value-type="date">
            <text:p>25/06/20</text:p>
          </table:table-cell>
          <table:table-cell table:formula="of:=[.I987]" office:value-type="time" office:time-value="PT1056187H25M53.999999911S" calcext:value-type="time">
            <text:p>19:25:54</text:p>
          </table:table-cell>
          <table:table-cell table:formula="of:=[.A987]+[.$J$2]" office:value-type="float" office:value="1593123954" calcext:value-type="float">
            <text:p>1593123954</text:p>
          </table:table-cell>
          <table:table-cell table:formula="of:=([.$H987]/86400)+25569-(3/24)" office:value-type="float" office:value="44007.8096527778" calcext:value-type="float">
            <text:p>44007,8096527778</text:p>
          </table:table-cell>
          <table:table-cell table:number-columns-repeated="2"/>
        </table:table-row>
        <table:table-row table:style-name="ro1">
          <table:table-cell office:value-type="float" office:value="1590944089" calcext:value-type="float">
            <text:p>1590944089</text:p>
          </table:table-cell>
          <table:table-cell table:style-name="ce3" office:value-type="string" calcext:value-type="string">
            <text:p>2020-05-31 13:54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988]" office:value-type="date" office:date-value="2020-06-25T19:25:54" calcext:value-type="date">
            <text:p>25/06/20</text:p>
          </table:table-cell>
          <table:table-cell table:formula="of:=[.I988]" office:value-type="time" office:time-value="PT1056187H25M53.999999911S" calcext:value-type="time">
            <text:p>19:25:54</text:p>
          </table:table-cell>
          <table:table-cell table:formula="of:=[.A988]+[.$J$2]" office:value-type="float" office:value="1593123954" calcext:value-type="float">
            <text:p>1593123954</text:p>
          </table:table-cell>
          <table:table-cell table:formula="of:=([.$H988]/86400)+25569-(3/24)" office:value-type="float" office:value="44007.8096527778" calcext:value-type="float">
            <text:p>44007,8096527778</text:p>
          </table:table-cell>
          <table:table-cell table:number-columns-repeated="2"/>
        </table:table-row>
        <table:table-row table:style-name="ro1">
          <table:table-cell office:value-type="float" office:value="1590944089" calcext:value-type="float">
            <text:p>1590944089</text:p>
          </table:table-cell>
          <table:table-cell table:style-name="ce3" office:value-type="string" calcext:value-type="string">
            <text:p>2020-05-31 13:54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989]" office:value-type="date" office:date-value="2020-06-25T19:25:54" calcext:value-type="date">
            <text:p>25/06/20</text:p>
          </table:table-cell>
          <table:table-cell table:formula="of:=[.I989]" office:value-type="time" office:time-value="PT1056187H25M53.999999911S" calcext:value-type="time">
            <text:p>19:25:54</text:p>
          </table:table-cell>
          <table:table-cell table:formula="of:=[.A989]+[.$J$2]" office:value-type="float" office:value="1593123954" calcext:value-type="float">
            <text:p>1593123954</text:p>
          </table:table-cell>
          <table:table-cell table:formula="of:=([.$H989]/86400)+25569-(3/24)" office:value-type="float" office:value="44007.8096527778" calcext:value-type="float">
            <text:p>44007,8096527778</text:p>
          </table:table-cell>
          <table:table-cell table:number-columns-repeated="2"/>
        </table:table-row>
        <table:table-row table:style-name="ro1">
          <table:table-cell office:value-type="float" office:value="1590947688" calcext:value-type="float">
            <text:p>1590947688</text:p>
          </table:table-cell>
          <table:table-cell table:style-name="ce3" office:value-type="string" calcext:value-type="string">
            <text:p>2020-05-31 14:54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990]" office:value-type="date" office:date-value="2020-06-25T20:25:53" calcext:value-type="date">
            <text:p>25/06/20</text:p>
          </table:table-cell>
          <table:table-cell table:formula="of:=[.I990]" office:value-type="time" office:time-value="PT1056188H25M53.000000305S" calcext:value-type="time">
            <text:p>20:25:53</text:p>
          </table:table-cell>
          <table:table-cell table:formula="of:=[.A990]+[.$J$2]" office:value-type="float" office:value="1593127553" calcext:value-type="float">
            <text:p>1593127553</text:p>
          </table:table-cell>
          <table:table-cell table:formula="of:=([.$H990]/86400)+25569-(3/24)" office:value-type="float" office:value="44007.8513078704" calcext:value-type="float">
            <text:p>44007,8513078704</text:p>
          </table:table-cell>
          <table:table-cell table:number-columns-repeated="2"/>
        </table:table-row>
        <table:table-row table:style-name="ro1">
          <table:table-cell office:value-type="float" office:value="1590947688" calcext:value-type="float">
            <text:p>1590947688</text:p>
          </table:table-cell>
          <table:table-cell table:style-name="ce3" office:value-type="string" calcext:value-type="string">
            <text:p>2020-05-31 14:54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991]" office:value-type="date" office:date-value="2020-06-25T20:25:53" calcext:value-type="date">
            <text:p>25/06/20</text:p>
          </table:table-cell>
          <table:table-cell table:formula="of:=[.I991]" office:value-type="time" office:time-value="PT1056188H25M53.000000305S" calcext:value-type="time">
            <text:p>20:25:53</text:p>
          </table:table-cell>
          <table:table-cell table:formula="of:=[.A991]+[.$J$2]" office:value-type="float" office:value="1593127553" calcext:value-type="float">
            <text:p>1593127553</text:p>
          </table:table-cell>
          <table:table-cell table:formula="of:=([.$H991]/86400)+25569-(3/24)" office:value-type="float" office:value="44007.8513078704" calcext:value-type="float">
            <text:p>44007,8513078704</text:p>
          </table:table-cell>
          <table:table-cell table:number-columns-repeated="2"/>
        </table:table-row>
        <table:table-row table:style-name="ro1">
          <table:table-cell office:value-type="float" office:value="1590947688" calcext:value-type="float">
            <text:p>1590947688</text:p>
          </table:table-cell>
          <table:table-cell table:style-name="ce3" office:value-type="string" calcext:value-type="string">
            <text:p>2020-05-31 14:54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992]" office:value-type="date" office:date-value="2020-06-25T20:25:53" calcext:value-type="date">
            <text:p>25/06/20</text:p>
          </table:table-cell>
          <table:table-cell table:formula="of:=[.I992]" office:value-type="time" office:time-value="PT1056188H25M53.000000305S" calcext:value-type="time">
            <text:p>20:25:53</text:p>
          </table:table-cell>
          <table:table-cell table:formula="of:=[.A992]+[.$J$2]" office:value-type="float" office:value="1593127553" calcext:value-type="float">
            <text:p>1593127553</text:p>
          </table:table-cell>
          <table:table-cell table:formula="of:=([.$H992]/86400)+25569-(3/24)" office:value-type="float" office:value="44007.8513078704" calcext:value-type="float">
            <text:p>44007,8513078704</text:p>
          </table:table-cell>
          <table:table-cell table:number-columns-repeated="2"/>
        </table:table-row>
        <table:table-row table:style-name="ro1">
          <table:table-cell office:value-type="float" office:value="1590947688" calcext:value-type="float">
            <text:p>1590947688</text:p>
          </table:table-cell>
          <table:table-cell table:style-name="ce3" office:value-type="string" calcext:value-type="string">
            <text:p>2020-05-31 14:54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993]" office:value-type="date" office:date-value="2020-06-25T20:25:53" calcext:value-type="date">
            <text:p>25/06/20</text:p>
          </table:table-cell>
          <table:table-cell table:formula="of:=[.I993]" office:value-type="time" office:time-value="PT1056188H25M53.000000305S" calcext:value-type="time">
            <text:p>20:25:53</text:p>
          </table:table-cell>
          <table:table-cell table:formula="of:=[.A993]+[.$J$2]" office:value-type="float" office:value="1593127553" calcext:value-type="float">
            <text:p>1593127553</text:p>
          </table:table-cell>
          <table:table-cell table:formula="of:=([.$H993]/86400)+25569-(3/24)" office:value-type="float" office:value="44007.8513078704" calcext:value-type="float">
            <text:p>44007,8513078704</text:p>
          </table:table-cell>
          <table:table-cell table:number-columns-repeated="2"/>
        </table:table-row>
        <table:table-row table:style-name="ro1">
          <table:table-cell office:value-type="float" office:value="1590951287" calcext:value-type="float">
            <text:p>1590951287</text:p>
          </table:table-cell>
          <table:table-cell table:style-name="ce3" office:value-type="string" calcext:value-type="string">
            <text:p>2020-05-31 15:54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994]" office:value-type="date" office:date-value="2020-06-25T21:25:52" calcext:value-type="date">
            <text:p>25/06/20</text:p>
          </table:table-cell>
          <table:table-cell table:formula="of:=[.I994]" office:value-type="time" office:time-value="PT1056189H25M51.999999862S" calcext:value-type="time">
            <text:p>21:25:52</text:p>
          </table:table-cell>
          <table:table-cell table:formula="of:=[.A994]+[.$J$2]" office:value-type="float" office:value="1593131152" calcext:value-type="float">
            <text:p>1593131152</text:p>
          </table:table-cell>
          <table:table-cell table:formula="of:=([.$H994]/86400)+25569-(3/24)" office:value-type="float" office:value="44007.892962963" calcext:value-type="float">
            <text:p>44007,892962963</text:p>
          </table:table-cell>
          <table:table-cell table:number-columns-repeated="2"/>
        </table:table-row>
        <table:table-row table:style-name="ro1">
          <table:table-cell office:value-type="float" office:value="1590951287" calcext:value-type="float">
            <text:p>1590951287</text:p>
          </table:table-cell>
          <table:table-cell table:style-name="ce3" office:value-type="string" calcext:value-type="string">
            <text:p>2020-05-31 15:54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95]" office:value-type="date" office:date-value="2020-06-25T21:25:52" calcext:value-type="date">
            <text:p>25/06/20</text:p>
          </table:table-cell>
          <table:table-cell table:formula="of:=[.I995]" office:value-type="time" office:time-value="PT1056189H25M51.999999862S" calcext:value-type="time">
            <text:p>21:25:52</text:p>
          </table:table-cell>
          <table:table-cell table:formula="of:=[.A995]+[.$J$2]" office:value-type="float" office:value="1593131152" calcext:value-type="float">
            <text:p>1593131152</text:p>
          </table:table-cell>
          <table:table-cell table:formula="of:=([.$H995]/86400)+25569-(3/24)" office:value-type="float" office:value="44007.892962963" calcext:value-type="float">
            <text:p>44007,892962963</text:p>
          </table:table-cell>
          <table:table-cell table:number-columns-repeated="2"/>
        </table:table-row>
        <table:table-row table:style-name="ro1">
          <table:table-cell office:value-type="float" office:value="1590951287" calcext:value-type="float">
            <text:p>1590951287</text:p>
          </table:table-cell>
          <table:table-cell table:style-name="ce3" office:value-type="string" calcext:value-type="string">
            <text:p>2020-05-31 15:54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0.0</text:p>
          </table:table-cell>
          <table:table-cell table:formula="of:=[.I996]" office:value-type="date" office:date-value="2020-06-25T21:25:52" calcext:value-type="date">
            <text:p>25/06/20</text:p>
          </table:table-cell>
          <table:table-cell table:formula="of:=[.I996]" office:value-type="time" office:time-value="PT1056189H25M51.999999862S" calcext:value-type="time">
            <text:p>21:25:52</text:p>
          </table:table-cell>
          <table:table-cell table:formula="of:=[.A996]+[.$J$2]" office:value-type="float" office:value="1593131152" calcext:value-type="float">
            <text:p>1593131152</text:p>
          </table:table-cell>
          <table:table-cell table:formula="of:=([.$H996]/86400)+25569-(3/24)" office:value-type="float" office:value="44007.892962963" calcext:value-type="float">
            <text:p>44007,892962963</text:p>
          </table:table-cell>
          <table:table-cell table:number-columns-repeated="2"/>
        </table:table-row>
        <table:table-row table:style-name="ro1">
          <table:table-cell office:value-type="float" office:value="1590951287" calcext:value-type="float">
            <text:p>1590951287</text:p>
          </table:table-cell>
          <table:table-cell table:style-name="ce3" office:value-type="string" calcext:value-type="string">
            <text:p>2020-05-31 15:54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997]" office:value-type="date" office:date-value="2020-06-25T21:25:52" calcext:value-type="date">
            <text:p>25/06/20</text:p>
          </table:table-cell>
          <table:table-cell table:formula="of:=[.I997]" office:value-type="time" office:time-value="PT1056189H25M51.999999862S" calcext:value-type="time">
            <text:p>21:25:52</text:p>
          </table:table-cell>
          <table:table-cell table:formula="of:=[.A997]+[.$J$2]" office:value-type="float" office:value="1593131152" calcext:value-type="float">
            <text:p>1593131152</text:p>
          </table:table-cell>
          <table:table-cell table:formula="of:=([.$H997]/86400)+25569-(3/24)" office:value-type="float" office:value="44007.892962963" calcext:value-type="float">
            <text:p>44007,892962963</text:p>
          </table:table-cell>
          <table:table-cell table:number-columns-repeated="2"/>
        </table:table-row>
        <table:table-row table:style-name="ro1">
          <table:table-cell office:value-type="float" office:value="1590954886" calcext:value-type="float">
            <text:p>1590954886</text:p>
          </table:table-cell>
          <table:table-cell table:style-name="ce3" office:value-type="string" calcext:value-type="string">
            <text:p>2020-05-31 16:54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998]" office:value-type="date" office:date-value="2020-06-25T22:25:51" calcext:value-type="date">
            <text:p>25/06/20</text:p>
          </table:table-cell>
          <table:table-cell table:formula="of:=[.I998]" office:value-type="time" office:time-value="PT1056190H25M51.000000257S" calcext:value-type="time">
            <text:p>22:25:51</text:p>
          </table:table-cell>
          <table:table-cell table:formula="of:=[.A998]+[.$J$2]" office:value-type="float" office:value="1593134751" calcext:value-type="float">
            <text:p>1593134751</text:p>
          </table:table-cell>
          <table:table-cell table:formula="of:=([.$H998]/86400)+25569-(3/24)" office:value-type="float" office:value="44007.9346180556" calcext:value-type="float">
            <text:p>44007,9346180556</text:p>
          </table:table-cell>
          <table:table-cell table:number-columns-repeated="2"/>
        </table:table-row>
        <table:table-row table:style-name="ro1">
          <table:table-cell office:value-type="float" office:value="1590954886" calcext:value-type="float">
            <text:p>1590954886</text:p>
          </table:table-cell>
          <table:table-cell table:style-name="ce3" office:value-type="string" calcext:value-type="string">
            <text:p>2020-05-31 16:54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999]" office:value-type="date" office:date-value="2020-06-25T22:25:51" calcext:value-type="date">
            <text:p>25/06/20</text:p>
          </table:table-cell>
          <table:table-cell table:formula="of:=[.I999]" office:value-type="time" office:time-value="PT1056190H25M51.000000257S" calcext:value-type="time">
            <text:p>22:25:51</text:p>
          </table:table-cell>
          <table:table-cell table:formula="of:=[.A999]+[.$J$2]" office:value-type="float" office:value="1593134751" calcext:value-type="float">
            <text:p>1593134751</text:p>
          </table:table-cell>
          <table:table-cell table:formula="of:=([.$H999]/86400)+25569-(3/24)" office:value-type="float" office:value="44007.9346180556" calcext:value-type="float">
            <text:p>44007,9346180556</text:p>
          </table:table-cell>
          <table:table-cell table:number-columns-repeated="2"/>
        </table:table-row>
        <table:table-row table:style-name="ro1">
          <table:table-cell office:value-type="float" office:value="1590954886" calcext:value-type="float">
            <text:p>1590954886</text:p>
          </table:table-cell>
          <table:table-cell table:style-name="ce3" office:value-type="string" calcext:value-type="string">
            <text:p>2020-05-31 16:54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0.0</text:p>
          </table:table-cell>
          <table:table-cell table:formula="of:=[.I1000]" office:value-type="date" office:date-value="2020-06-25T22:25:51" calcext:value-type="date">
            <text:p>25/06/20</text:p>
          </table:table-cell>
          <table:table-cell table:formula="of:=[.I1000]" office:value-type="time" office:time-value="PT1056190H25M51.000000257S" calcext:value-type="time">
            <text:p>22:25:51</text:p>
          </table:table-cell>
          <table:table-cell table:formula="of:=[.A1000]+[.$J$2]" office:value-type="float" office:value="1593134751" calcext:value-type="float">
            <text:p>1593134751</text:p>
          </table:table-cell>
          <table:table-cell table:formula="of:=([.$H1000]/86400)+25569-(3/24)" office:value-type="float" office:value="44007.9346180556" calcext:value-type="float">
            <text:p>44007,9346180556</text:p>
          </table:table-cell>
          <table:table-cell table:number-columns-repeated="2"/>
        </table:table-row>
        <table:table-row table:style-name="ro1">
          <table:table-cell office:value-type="float" office:value="1590954886" calcext:value-type="float">
            <text:p>1590954886</text:p>
          </table:table-cell>
          <table:table-cell table:style-name="ce3" office:value-type="string" calcext:value-type="string">
            <text:p>2020-05-31 16:54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001]" office:value-type="date" office:date-value="2020-06-25T22:25:51" calcext:value-type="date">
            <text:p>25/06/20</text:p>
          </table:table-cell>
          <table:table-cell table:formula="of:=[.I1001]" office:value-type="time" office:time-value="PT1056190H25M51.000000257S" calcext:value-type="time">
            <text:p>22:25:51</text:p>
          </table:table-cell>
          <table:table-cell table:formula="of:=[.A1001]+[.$J$2]" office:value-type="float" office:value="1593134751" calcext:value-type="float">
            <text:p>1593134751</text:p>
          </table:table-cell>
          <table:table-cell table:formula="of:=([.$H1001]/86400)+25569-(3/24)" office:value-type="float" office:value="44007.9346180556" calcext:value-type="float">
            <text:p>44007,9346180556</text:p>
          </table:table-cell>
          <table:table-cell table:number-columns-repeated="2"/>
        </table:table-row>
        <table:table-row table:style-name="ro1">
          <table:table-cell office:value-type="float" office:value="1590958485" calcext:value-type="float">
            <text:p>1590958485</text:p>
          </table:table-cell>
          <table:table-cell table:style-name="ce3" office:value-type="string" calcext:value-type="string">
            <text:p>2020-05-31 17:54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002]" office:value-type="date" office:date-value="2020-06-25T23:25:50" calcext:value-type="date">
            <text:p>25/06/20</text:p>
          </table:table-cell>
          <table:table-cell table:formula="of:=[.I1002]" office:value-type="time" office:time-value="PT1056191H25M49.999999814S" calcext:value-type="time">
            <text:p>23:25:50</text:p>
          </table:table-cell>
          <table:table-cell table:formula="of:=[.A1002]+[.$J$2]" office:value-type="float" office:value="1593138350" calcext:value-type="float">
            <text:p>1593138350</text:p>
          </table:table-cell>
          <table:table-cell table:formula="of:=([.$H1002]/86400)+25569-(3/24)" office:value-type="float" office:value="44007.9762731481" calcext:value-type="float">
            <text:p>44007,9762731481</text:p>
          </table:table-cell>
          <table:table-cell table:number-columns-repeated="2"/>
        </table:table-row>
        <table:table-row table:style-name="ro1">
          <table:table-cell office:value-type="float" office:value="1590958485" calcext:value-type="float">
            <text:p>1590958485</text:p>
          </table:table-cell>
          <table:table-cell table:style-name="ce3" office:value-type="string" calcext:value-type="string">
            <text:p>2020-05-31 17:54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003]" office:value-type="date" office:date-value="2020-06-25T23:25:50" calcext:value-type="date">
            <text:p>25/06/20</text:p>
          </table:table-cell>
          <table:table-cell table:formula="of:=[.I1003]" office:value-type="time" office:time-value="PT1056191H25M49.999999814S" calcext:value-type="time">
            <text:p>23:25:50</text:p>
          </table:table-cell>
          <table:table-cell table:formula="of:=[.A1003]+[.$J$2]" office:value-type="float" office:value="1593138350" calcext:value-type="float">
            <text:p>1593138350</text:p>
          </table:table-cell>
          <table:table-cell table:formula="of:=([.$H1003]/86400)+25569-(3/24)" office:value-type="float" office:value="44007.9762731481" calcext:value-type="float">
            <text:p>44007,9762731481</text:p>
          </table:table-cell>
          <table:table-cell table:number-columns-repeated="2"/>
        </table:table-row>
        <table:table-row table:style-name="ro1">
          <table:table-cell office:value-type="float" office:value="1590958485" calcext:value-type="float">
            <text:p>1590958485</text:p>
          </table:table-cell>
          <table:table-cell table:style-name="ce3" office:value-type="string" calcext:value-type="string">
            <text:p>2020-05-31 17:54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table:formula="of:=[.I1004]" office:value-type="date" office:date-value="2020-06-25T23:25:50" calcext:value-type="date">
            <text:p>25/06/20</text:p>
          </table:table-cell>
          <table:table-cell table:formula="of:=[.I1004]" office:value-type="time" office:time-value="PT1056191H25M49.999999814S" calcext:value-type="time">
            <text:p>23:25:50</text:p>
          </table:table-cell>
          <table:table-cell table:formula="of:=[.A1004]+[.$J$2]" office:value-type="float" office:value="1593138350" calcext:value-type="float">
            <text:p>1593138350</text:p>
          </table:table-cell>
          <table:table-cell table:formula="of:=([.$H1004]/86400)+25569-(3/24)" office:value-type="float" office:value="44007.9762731481" calcext:value-type="float">
            <text:p>44007,9762731481</text:p>
          </table:table-cell>
          <table:table-cell table:number-columns-repeated="2"/>
        </table:table-row>
        <table:table-row table:style-name="ro1">
          <table:table-cell office:value-type="float" office:value="1590958485" calcext:value-type="float">
            <text:p>1590958485</text:p>
          </table:table-cell>
          <table:table-cell table:style-name="ce3" office:value-type="string" calcext:value-type="string">
            <text:p>2020-05-31 17:54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005]" office:value-type="date" office:date-value="2020-06-25T23:25:50" calcext:value-type="date">
            <text:p>25/06/20</text:p>
          </table:table-cell>
          <table:table-cell table:formula="of:=[.I1005]" office:value-type="time" office:time-value="PT1056191H25M49.999999814S" calcext:value-type="time">
            <text:p>23:25:50</text:p>
          </table:table-cell>
          <table:table-cell table:formula="of:=[.A1005]+[.$J$2]" office:value-type="float" office:value="1593138350" calcext:value-type="float">
            <text:p>1593138350</text:p>
          </table:table-cell>
          <table:table-cell table:formula="of:=([.$H1005]/86400)+25569-(3/24)" office:value-type="float" office:value="44007.9762731481" calcext:value-type="float">
            <text:p>44007,9762731481</text:p>
          </table:table-cell>
          <table:table-cell table:number-columns-repeated="2"/>
        </table:table-row>
        <table:table-row table:style-name="ro1">
          <table:table-cell office:value-type="float" office:value="1590962084" calcext:value-type="float">
            <text:p>1590962084</text:p>
          </table:table-cell>
          <table:table-cell table:style-name="ce3" office:value-type="string" calcext:value-type="string">
            <text:p>2020-05-31 18:54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006]" office:value-type="date" office:date-value="2020-06-26T00:25:49" calcext:value-type="date">
            <text:p>26/06/20</text:p>
          </table:table-cell>
          <table:table-cell table:formula="of:=[.I1006]" office:value-type="time" office:time-value="PT1056192H25M49.000000209S" calcext:value-type="time">
            <text:p>00:25:49</text:p>
          </table:table-cell>
          <table:table-cell table:formula="of:=[.A1006]+[.$J$2]" office:value-type="float" office:value="1593141949" calcext:value-type="float">
            <text:p>1593141949</text:p>
          </table:table-cell>
          <table:table-cell table:formula="of:=([.$H1006]/86400)+25569-(3/24)" office:value-type="float" office:value="44008.0179282407" calcext:value-type="float">
            <text:p>44008,0179282407</text:p>
          </table:table-cell>
          <table:table-cell table:number-columns-repeated="2"/>
        </table:table-row>
        <table:table-row table:style-name="ro1">
          <table:table-cell office:value-type="float" office:value="1590962084" calcext:value-type="float">
            <text:p>1590962084</text:p>
          </table:table-cell>
          <table:table-cell table:style-name="ce3" office:value-type="string" calcext:value-type="string">
            <text:p>2020-05-31 18:54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1007]" office:value-type="date" office:date-value="2020-06-26T00:25:49" calcext:value-type="date">
            <text:p>26/06/20</text:p>
          </table:table-cell>
          <table:table-cell table:formula="of:=[.I1007]" office:value-type="time" office:time-value="PT1056192H25M49.000000209S" calcext:value-type="time">
            <text:p>00:25:49</text:p>
          </table:table-cell>
          <table:table-cell table:formula="of:=[.A1007]+[.$J$2]" office:value-type="float" office:value="1593141949" calcext:value-type="float">
            <text:p>1593141949</text:p>
          </table:table-cell>
          <table:table-cell table:formula="of:=([.$H1007]/86400)+25569-(3/24)" office:value-type="float" office:value="44008.0179282407" calcext:value-type="float">
            <text:p>44008,0179282407</text:p>
          </table:table-cell>
          <table:table-cell table:number-columns-repeated="2"/>
        </table:table-row>
        <table:table-row table:style-name="ro1">
          <table:table-cell office:value-type="float" office:value="1590962084" calcext:value-type="float">
            <text:p>1590962084</text:p>
          </table:table-cell>
          <table:table-cell table:style-name="ce3" office:value-type="string" calcext:value-type="string">
            <text:p>2020-05-31 18:54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0.0</text:p>
          </table:table-cell>
          <table:table-cell table:formula="of:=[.I1008]" office:value-type="date" office:date-value="2020-06-26T00:25:49" calcext:value-type="date">
            <text:p>26/06/20</text:p>
          </table:table-cell>
          <table:table-cell table:formula="of:=[.I1008]" office:value-type="time" office:time-value="PT1056192H25M49.000000209S" calcext:value-type="time">
            <text:p>00:25:49</text:p>
          </table:table-cell>
          <table:table-cell table:formula="of:=[.A1008]+[.$J$2]" office:value-type="float" office:value="1593141949" calcext:value-type="float">
            <text:p>1593141949</text:p>
          </table:table-cell>
          <table:table-cell table:formula="of:=([.$H1008]/86400)+25569-(3/24)" office:value-type="float" office:value="44008.0179282407" calcext:value-type="float">
            <text:p>44008,0179282407</text:p>
          </table:table-cell>
          <table:table-cell table:number-columns-repeated="2"/>
        </table:table-row>
        <table:table-row table:style-name="ro1">
          <table:table-cell office:value-type="float" office:value="1590962084" calcext:value-type="float">
            <text:p>1590962084</text:p>
          </table:table-cell>
          <table:table-cell table:style-name="ce3" office:value-type="string" calcext:value-type="string">
            <text:p>2020-05-31 18:54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009]" office:value-type="date" office:date-value="2020-06-26T00:25:49" calcext:value-type="date">
            <text:p>26/06/20</text:p>
          </table:table-cell>
          <table:table-cell table:formula="of:=[.I1009]" office:value-type="time" office:time-value="PT1056192H25M49.000000209S" calcext:value-type="time">
            <text:p>00:25:49</text:p>
          </table:table-cell>
          <table:table-cell table:formula="of:=[.A1009]+[.$J$2]" office:value-type="float" office:value="1593141949" calcext:value-type="float">
            <text:p>1593141949</text:p>
          </table:table-cell>
          <table:table-cell table:formula="of:=([.$H1009]/86400)+25569-(3/24)" office:value-type="float" office:value="44008.0179282407" calcext:value-type="float">
            <text:p>44008,0179282407</text:p>
          </table:table-cell>
          <table:table-cell table:number-columns-repeated="2"/>
        </table:table-row>
        <table:table-row table:style-name="ro1">
          <table:table-cell office:value-type="float" office:value="1590965683" calcext:value-type="float">
            <text:p>1590965683</text:p>
          </table:table-cell>
          <table:table-cell table:style-name="ce3" office:value-type="string" calcext:value-type="string">
            <text:p>2020-05-31 19:54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010]" office:value-type="date" office:date-value="2020-06-26T01:25:48" calcext:value-type="date">
            <text:p>26/06/20</text:p>
          </table:table-cell>
          <table:table-cell table:formula="of:=[.I1010]" office:value-type="time" office:time-value="PT1056193H25M48.000000603S" calcext:value-type="time">
            <text:p>01:25:48</text:p>
          </table:table-cell>
          <table:table-cell table:formula="of:=[.A1010]+[.$J$2]" office:value-type="float" office:value="1593145548" calcext:value-type="float">
            <text:p>1593145548</text:p>
          </table:table-cell>
          <table:table-cell table:formula="of:=([.$H1010]/86400)+25569-(3/24)" office:value-type="float" office:value="44008.0595833333" calcext:value-type="float">
            <text:p>44008,0595833333</text:p>
          </table:table-cell>
          <table:table-cell table:number-columns-repeated="2"/>
        </table:table-row>
        <table:table-row table:style-name="ro1">
          <table:table-cell office:value-type="float" office:value="1590965683" calcext:value-type="float">
            <text:p>1590965683</text:p>
          </table:table-cell>
          <table:table-cell table:style-name="ce3" office:value-type="string" calcext:value-type="string">
            <text:p>2020-05-31 19:54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011]" office:value-type="date" office:date-value="2020-06-26T01:25:48" calcext:value-type="date">
            <text:p>26/06/20</text:p>
          </table:table-cell>
          <table:table-cell table:formula="of:=[.I1011]" office:value-type="time" office:time-value="PT1056193H25M48.000000603S" calcext:value-type="time">
            <text:p>01:25:48</text:p>
          </table:table-cell>
          <table:table-cell table:formula="of:=[.A1011]+[.$J$2]" office:value-type="float" office:value="1593145548" calcext:value-type="float">
            <text:p>1593145548</text:p>
          </table:table-cell>
          <table:table-cell table:formula="of:=([.$H1011]/86400)+25569-(3/24)" office:value-type="float" office:value="44008.0595833333" calcext:value-type="float">
            <text:p>44008,0595833333</text:p>
          </table:table-cell>
          <table:table-cell table:number-columns-repeated="2"/>
        </table:table-row>
        <table:table-row table:style-name="ro1">
          <table:table-cell office:value-type="float" office:value="1590965683" calcext:value-type="float">
            <text:p>1590965683</text:p>
          </table:table-cell>
          <table:table-cell table:style-name="ce3" office:value-type="string" calcext:value-type="string">
            <text:p>2020-05-31 19:54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012]" office:value-type="date" office:date-value="2020-06-26T01:25:48" calcext:value-type="date">
            <text:p>26/06/20</text:p>
          </table:table-cell>
          <table:table-cell table:formula="of:=[.I1012]" office:value-type="time" office:time-value="PT1056193H25M48.000000603S" calcext:value-type="time">
            <text:p>01:25:48</text:p>
          </table:table-cell>
          <table:table-cell table:formula="of:=[.A1012]+[.$J$2]" office:value-type="float" office:value="1593145548" calcext:value-type="float">
            <text:p>1593145548</text:p>
          </table:table-cell>
          <table:table-cell table:formula="of:=([.$H1012]/86400)+25569-(3/24)" office:value-type="float" office:value="44008.0595833333" calcext:value-type="float">
            <text:p>44008,0595833333</text:p>
          </table:table-cell>
          <table:table-cell table:number-columns-repeated="2"/>
        </table:table-row>
        <table:table-row table:style-name="ro1">
          <table:table-cell office:value-type="float" office:value="1590965683" calcext:value-type="float">
            <text:p>1590965683</text:p>
          </table:table-cell>
          <table:table-cell table:style-name="ce3" office:value-type="string" calcext:value-type="string">
            <text:p>2020-05-31 19:54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013]" office:value-type="date" office:date-value="2020-06-26T01:25:48" calcext:value-type="date">
            <text:p>26/06/20</text:p>
          </table:table-cell>
          <table:table-cell table:formula="of:=[.I1013]" office:value-type="time" office:time-value="PT1056193H25M48.000000603S" calcext:value-type="time">
            <text:p>01:25:48</text:p>
          </table:table-cell>
          <table:table-cell table:formula="of:=[.A1013]+[.$J$2]" office:value-type="float" office:value="1593145548" calcext:value-type="float">
            <text:p>1593145548</text:p>
          </table:table-cell>
          <table:table-cell table:formula="of:=([.$H1013]/86400)+25569-(3/24)" office:value-type="float" office:value="44008.0595833333" calcext:value-type="float">
            <text:p>44008,0595833333</text:p>
          </table:table-cell>
          <table:table-cell table:number-columns-repeated="2"/>
        </table:table-row>
        <table:table-row table:style-name="ro1">
          <table:table-cell office:value-type="float" office:value="1590969282" calcext:value-type="float">
            <text:p>1590969282</text:p>
          </table:table-cell>
          <table:table-cell table:style-name="ce3" office:value-type="string" calcext:value-type="string">
            <text:p>2020-05-31 20:54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014]" office:value-type="date" office:date-value="2020-06-26T02:25:47" calcext:value-type="date">
            <text:p>26/06/20</text:p>
          </table:table-cell>
          <table:table-cell table:formula="of:=[.I1014]" office:value-type="time" office:time-value="PT1056194H25M46.999999322S" calcext:value-type="time">
            <text:p>02:25:47</text:p>
          </table:table-cell>
          <table:table-cell table:formula="of:=[.A1014]+[.$J$2]" office:value-type="float" office:value="1593149147" calcext:value-type="float">
            <text:p>1593149147</text:p>
          </table:table-cell>
          <table:table-cell table:formula="of:=([.$H1014]/86400)+25569-(3/24)" office:value-type="float" office:value="44008.1012384259" calcext:value-type="float">
            <text:p>44008,1012384259</text:p>
          </table:table-cell>
          <table:table-cell table:number-columns-repeated="2"/>
        </table:table-row>
        <table:table-row table:style-name="ro1">
          <table:table-cell office:value-type="float" office:value="1590969282" calcext:value-type="float">
            <text:p>1590969282</text:p>
          </table:table-cell>
          <table:table-cell table:style-name="ce3" office:value-type="string" calcext:value-type="string">
            <text:p>2020-05-31 20:54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015]" office:value-type="date" office:date-value="2020-06-26T02:25:47" calcext:value-type="date">
            <text:p>26/06/20</text:p>
          </table:table-cell>
          <table:table-cell table:formula="of:=[.I1015]" office:value-type="time" office:time-value="PT1056194H25M46.999999322S" calcext:value-type="time">
            <text:p>02:25:47</text:p>
          </table:table-cell>
          <table:table-cell table:formula="of:=[.A1015]+[.$J$2]" office:value-type="float" office:value="1593149147" calcext:value-type="float">
            <text:p>1593149147</text:p>
          </table:table-cell>
          <table:table-cell table:formula="of:=([.$H1015]/86400)+25569-(3/24)" office:value-type="float" office:value="44008.1012384259" calcext:value-type="float">
            <text:p>44008,1012384259</text:p>
          </table:table-cell>
          <table:table-cell table:number-columns-repeated="2"/>
        </table:table-row>
        <table:table-row table:style-name="ro1">
          <table:table-cell office:value-type="float" office:value="1590969282" calcext:value-type="float">
            <text:p>1590969282</text:p>
          </table:table-cell>
          <table:table-cell table:style-name="ce3" office:value-type="string" calcext:value-type="string">
            <text:p>2020-05-31 20:54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016]" office:value-type="date" office:date-value="2020-06-26T02:25:47" calcext:value-type="date">
            <text:p>26/06/20</text:p>
          </table:table-cell>
          <table:table-cell table:formula="of:=[.I1016]" office:value-type="time" office:time-value="PT1056194H25M46.999999322S" calcext:value-type="time">
            <text:p>02:25:47</text:p>
          </table:table-cell>
          <table:table-cell table:formula="of:=[.A1016]+[.$J$2]" office:value-type="float" office:value="1593149147" calcext:value-type="float">
            <text:p>1593149147</text:p>
          </table:table-cell>
          <table:table-cell table:formula="of:=([.$H1016]/86400)+25569-(3/24)" office:value-type="float" office:value="44008.1012384259" calcext:value-type="float">
            <text:p>44008,1012384259</text:p>
          </table:table-cell>
          <table:table-cell table:number-columns-repeated="2"/>
        </table:table-row>
        <table:table-row table:style-name="ro1">
          <table:table-cell office:value-type="float" office:value="1590969282" calcext:value-type="float">
            <text:p>1590969282</text:p>
          </table:table-cell>
          <table:table-cell table:style-name="ce3" office:value-type="string" calcext:value-type="string">
            <text:p>2020-05-31 20:54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017]" office:value-type="date" office:date-value="2020-06-26T02:25:47" calcext:value-type="date">
            <text:p>26/06/20</text:p>
          </table:table-cell>
          <table:table-cell table:formula="of:=[.I1017]" office:value-type="time" office:time-value="PT1056194H25M46.999999322S" calcext:value-type="time">
            <text:p>02:25:47</text:p>
          </table:table-cell>
          <table:table-cell table:formula="of:=[.A1017]+[.$J$2]" office:value-type="float" office:value="1593149147" calcext:value-type="float">
            <text:p>1593149147</text:p>
          </table:table-cell>
          <table:table-cell table:formula="of:=([.$H1017]/86400)+25569-(3/24)" office:value-type="float" office:value="44008.1012384259" calcext:value-type="float">
            <text:p>44008,1012384259</text:p>
          </table:table-cell>
          <table:table-cell table:number-columns-repeated="2"/>
        </table:table-row>
        <table:table-row table:style-name="ro1">
          <table:table-cell office:value-type="float" office:value="1590972881" calcext:value-type="float">
            <text:p>1590972881</text:p>
          </table:table-cell>
          <table:table-cell table:style-name="ce3" office:value-type="string" calcext:value-type="string">
            <text:p>2020-05-31 21:54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018]" office:value-type="date" office:date-value="2020-06-26T03:25:46" calcext:value-type="date">
            <text:p>26/06/20</text:p>
          </table:table-cell>
          <table:table-cell table:formula="of:=[.I1018]" office:value-type="time" office:time-value="PT1056195H25M45.999999717S" calcext:value-type="time">
            <text:p>03:25:46</text:p>
          </table:table-cell>
          <table:table-cell table:formula="of:=[.A1018]+[.$J$2]" office:value-type="float" office:value="1593152746" calcext:value-type="float">
            <text:p>1593152746</text:p>
          </table:table-cell>
          <table:table-cell table:formula="of:=([.$H1018]/86400)+25569-(3/24)" office:value-type="float" office:value="44008.1428935185" calcext:value-type="float">
            <text:p>44008,1428935185</text:p>
          </table:table-cell>
          <table:table-cell table:number-columns-repeated="2"/>
        </table:table-row>
        <table:table-row table:style-name="ro1">
          <table:table-cell office:value-type="float" office:value="1590972881" calcext:value-type="float">
            <text:p>1590972881</text:p>
          </table:table-cell>
          <table:table-cell table:style-name="ce3" office:value-type="string" calcext:value-type="string">
            <text:p>2020-05-31 21:54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019]" office:value-type="date" office:date-value="2020-06-26T03:25:46" calcext:value-type="date">
            <text:p>26/06/20</text:p>
          </table:table-cell>
          <table:table-cell table:formula="of:=[.I1019]" office:value-type="time" office:time-value="PT1056195H25M45.999999717S" calcext:value-type="time">
            <text:p>03:25:46</text:p>
          </table:table-cell>
          <table:table-cell table:formula="of:=[.A1019]+[.$J$2]" office:value-type="float" office:value="1593152746" calcext:value-type="float">
            <text:p>1593152746</text:p>
          </table:table-cell>
          <table:table-cell table:formula="of:=([.$H1019]/86400)+25569-(3/24)" office:value-type="float" office:value="44008.1428935185" calcext:value-type="float">
            <text:p>44008,1428935185</text:p>
          </table:table-cell>
          <table:table-cell table:number-columns-repeated="2"/>
        </table:table-row>
        <table:table-row table:style-name="ro1">
          <table:table-cell office:value-type="float" office:value="1590972881" calcext:value-type="float">
            <text:p>1590972881</text:p>
          </table:table-cell>
          <table:table-cell table:style-name="ce3" office:value-type="string" calcext:value-type="string">
            <text:p>2020-05-31 21:54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020]" office:value-type="date" office:date-value="2020-06-26T03:25:46" calcext:value-type="date">
            <text:p>26/06/20</text:p>
          </table:table-cell>
          <table:table-cell table:formula="of:=[.I1020]" office:value-type="time" office:time-value="PT1056195H25M45.999999717S" calcext:value-type="time">
            <text:p>03:25:46</text:p>
          </table:table-cell>
          <table:table-cell table:formula="of:=[.A1020]+[.$J$2]" office:value-type="float" office:value="1593152746" calcext:value-type="float">
            <text:p>1593152746</text:p>
          </table:table-cell>
          <table:table-cell table:formula="of:=([.$H1020]/86400)+25569-(3/24)" office:value-type="float" office:value="44008.1428935185" calcext:value-type="float">
            <text:p>44008,1428935185</text:p>
          </table:table-cell>
          <table:table-cell table:number-columns-repeated="2"/>
        </table:table-row>
        <table:table-row table:style-name="ro1">
          <table:table-cell office:value-type="float" office:value="1590972881" calcext:value-type="float">
            <text:p>1590972881</text:p>
          </table:table-cell>
          <table:table-cell table:style-name="ce3" office:value-type="string" calcext:value-type="string">
            <text:p>2020-05-31 21:54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021]" office:value-type="date" office:date-value="2020-06-26T03:25:46" calcext:value-type="date">
            <text:p>26/06/20</text:p>
          </table:table-cell>
          <table:table-cell table:formula="of:=[.I1021]" office:value-type="time" office:time-value="PT1056195H25M45.999999717S" calcext:value-type="time">
            <text:p>03:25:46</text:p>
          </table:table-cell>
          <table:table-cell table:formula="of:=[.A1021]+[.$J$2]" office:value-type="float" office:value="1593152746" calcext:value-type="float">
            <text:p>1593152746</text:p>
          </table:table-cell>
          <table:table-cell table:formula="of:=([.$H1021]/86400)+25569-(3/24)" office:value-type="float" office:value="44008.1428935185" calcext:value-type="float">
            <text:p>44008,1428935185</text:p>
          </table:table-cell>
          <table:table-cell table:number-columns-repeated="2"/>
        </table:table-row>
        <table:table-row table:style-name="ro1">
          <table:table-cell office:value-type="float" office:value="1590976480" calcext:value-type="float">
            <text:p>1590976480</text:p>
          </table:table-cell>
          <table:table-cell table:style-name="ce3" office:value-type="string" calcext:value-type="string">
            <text:p>2020-05-31 22:54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022]" office:value-type="date" office:date-value="2020-06-26T04:25:45" calcext:value-type="date">
            <text:p>26/06/20</text:p>
          </table:table-cell>
          <table:table-cell table:formula="of:=[.I1022]" office:value-type="time" office:time-value="PT1056196H25M45.000000112S" calcext:value-type="time">
            <text:p>04:25:45</text:p>
          </table:table-cell>
          <table:table-cell table:formula="of:=[.A1022]+[.$J$2]" office:value-type="float" office:value="1593156345" calcext:value-type="float">
            <text:p>1593156345</text:p>
          </table:table-cell>
          <table:table-cell table:formula="of:=([.$H1022]/86400)+25569-(3/24)" office:value-type="float" office:value="44008.1845486111" calcext:value-type="float">
            <text:p>44008,1845486111</text:p>
          </table:table-cell>
          <table:table-cell table:number-columns-repeated="2"/>
        </table:table-row>
        <table:table-row table:style-name="ro1">
          <table:table-cell office:value-type="float" office:value="1590976480" calcext:value-type="float">
            <text:p>1590976480</text:p>
          </table:table-cell>
          <table:table-cell table:style-name="ce3" office:value-type="string" calcext:value-type="string">
            <text:p>2020-05-31 22:54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023]" office:value-type="date" office:date-value="2020-06-26T04:25:45" calcext:value-type="date">
            <text:p>26/06/20</text:p>
          </table:table-cell>
          <table:table-cell table:formula="of:=[.I1023]" office:value-type="time" office:time-value="PT1056196H25M45.000000112S" calcext:value-type="time">
            <text:p>04:25:45</text:p>
          </table:table-cell>
          <table:table-cell table:formula="of:=[.A1023]+[.$J$2]" office:value-type="float" office:value="1593156345" calcext:value-type="float">
            <text:p>1593156345</text:p>
          </table:table-cell>
          <table:table-cell table:formula="of:=([.$H1023]/86400)+25569-(3/24)" office:value-type="float" office:value="44008.1845486111" calcext:value-type="float">
            <text:p>44008,1845486111</text:p>
          </table:table-cell>
          <table:table-cell table:number-columns-repeated="2"/>
        </table:table-row>
        <table:table-row table:style-name="ro1">
          <table:table-cell office:value-type="float" office:value="1590976480" calcext:value-type="float">
            <text:p>1590976480</text:p>
          </table:table-cell>
          <table:table-cell table:style-name="ce3" office:value-type="string" calcext:value-type="string">
            <text:p>2020-05-31 22:54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024]" office:value-type="date" office:date-value="2020-06-26T04:25:45" calcext:value-type="date">
            <text:p>26/06/20</text:p>
          </table:table-cell>
          <table:table-cell table:formula="of:=[.I1024]" office:value-type="time" office:time-value="PT1056196H25M45.000000112S" calcext:value-type="time">
            <text:p>04:25:45</text:p>
          </table:table-cell>
          <table:table-cell table:formula="of:=[.A1024]+[.$J$2]" office:value-type="float" office:value="1593156345" calcext:value-type="float">
            <text:p>1593156345</text:p>
          </table:table-cell>
          <table:table-cell table:formula="of:=([.$H1024]/86400)+25569-(3/24)" office:value-type="float" office:value="44008.1845486111" calcext:value-type="float">
            <text:p>44008,1845486111</text:p>
          </table:table-cell>
          <table:table-cell table:number-columns-repeated="2"/>
        </table:table-row>
        <table:table-row table:style-name="ro1">
          <table:table-cell office:value-type="float" office:value="1590976480" calcext:value-type="float">
            <text:p>1590976480</text:p>
          </table:table-cell>
          <table:table-cell table:style-name="ce3" office:value-type="string" calcext:value-type="string">
            <text:p>2020-05-31 22:54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025]" office:value-type="date" office:date-value="2020-06-26T04:25:45" calcext:value-type="date">
            <text:p>26/06/20</text:p>
          </table:table-cell>
          <table:table-cell table:formula="of:=[.I1025]" office:value-type="time" office:time-value="PT1056196H25M45.000000112S" calcext:value-type="time">
            <text:p>04:25:45</text:p>
          </table:table-cell>
          <table:table-cell table:formula="of:=[.A1025]+[.$J$2]" office:value-type="float" office:value="1593156345" calcext:value-type="float">
            <text:p>1593156345</text:p>
          </table:table-cell>
          <table:table-cell table:formula="of:=([.$H1025]/86400)+25569-(3/24)" office:value-type="float" office:value="44008.1845486111" calcext:value-type="float">
            <text:p>44008,1845486111</text:p>
          </table:table-cell>
          <table:table-cell table:number-columns-repeated="2"/>
        </table:table-row>
        <table:table-row table:style-name="ro1">
          <table:table-cell office:value-type="float" office:value="1590980079" calcext:value-type="float">
            <text:p>1590980079</text:p>
          </table:table-cell>
          <table:table-cell table:style-name="ce3" office:value-type="string" calcext:value-type="string">
            <text:p>2020-05-31 23:54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026]" office:value-type="date" office:date-value="2020-06-26T05:25:44" calcext:value-type="date">
            <text:p>26/06/20</text:p>
          </table:table-cell>
          <table:table-cell table:formula="of:=[.I1026]" office:value-type="time" office:time-value="PT1056197H25M43.999999668S" calcext:value-type="time">
            <text:p>05:25:44</text:p>
          </table:table-cell>
          <table:table-cell table:formula="of:=[.A1026]+[.$J$2]" office:value-type="float" office:value="1593159944" calcext:value-type="float">
            <text:p>1593159944</text:p>
          </table:table-cell>
          <table:table-cell table:formula="of:=([.$H1026]/86400)+25569-(3/24)" office:value-type="float" office:value="44008.2262037037" calcext:value-type="float">
            <text:p>44008,2262037037</text:p>
          </table:table-cell>
          <table:table-cell table:number-columns-repeated="2"/>
        </table:table-row>
        <table:table-row table:style-name="ro1">
          <table:table-cell office:value-type="float" office:value="1590980079" calcext:value-type="float">
            <text:p>1590980079</text:p>
          </table:table-cell>
          <table:table-cell table:style-name="ce3" office:value-type="string" calcext:value-type="string">
            <text:p>2020-05-31 23:54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1027]" office:value-type="date" office:date-value="2020-06-26T05:25:44" calcext:value-type="date">
            <text:p>26/06/20</text:p>
          </table:table-cell>
          <table:table-cell table:formula="of:=[.I1027]" office:value-type="time" office:time-value="PT1056197H25M43.999999668S" calcext:value-type="time">
            <text:p>05:25:44</text:p>
          </table:table-cell>
          <table:table-cell table:formula="of:=[.A1027]+[.$J$2]" office:value-type="float" office:value="1593159944" calcext:value-type="float">
            <text:p>1593159944</text:p>
          </table:table-cell>
          <table:table-cell table:formula="of:=([.$H1027]/86400)+25569-(3/24)" office:value-type="float" office:value="44008.2262037037" calcext:value-type="float">
            <text:p>44008,2262037037</text:p>
          </table:table-cell>
          <table:table-cell table:number-columns-repeated="2"/>
        </table:table-row>
        <table:table-row table:style-name="ro1">
          <table:table-cell office:value-type="float" office:value="1590980079" calcext:value-type="float">
            <text:p>1590980079</text:p>
          </table:table-cell>
          <table:table-cell table:style-name="ce3" office:value-type="string" calcext:value-type="string">
            <text:p>2020-05-31 23:54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028]" office:value-type="date" office:date-value="2020-06-26T05:25:44" calcext:value-type="date">
            <text:p>26/06/20</text:p>
          </table:table-cell>
          <table:table-cell table:formula="of:=[.I1028]" office:value-type="time" office:time-value="PT1056197H25M43.999999668S" calcext:value-type="time">
            <text:p>05:25:44</text:p>
          </table:table-cell>
          <table:table-cell table:formula="of:=[.A1028]+[.$J$2]" office:value-type="float" office:value="1593159944" calcext:value-type="float">
            <text:p>1593159944</text:p>
          </table:table-cell>
          <table:table-cell table:formula="of:=([.$H1028]/86400)+25569-(3/24)" office:value-type="float" office:value="44008.2262037037" calcext:value-type="float">
            <text:p>44008,2262037037</text:p>
          </table:table-cell>
          <table:table-cell table:number-columns-repeated="2"/>
        </table:table-row>
        <table:table-row table:style-name="ro1">
          <table:table-cell office:value-type="float" office:value="1590980079" calcext:value-type="float">
            <text:p>1590980079</text:p>
          </table:table-cell>
          <table:table-cell table:style-name="ce3" office:value-type="string" calcext:value-type="string">
            <text:p>2020-05-31 23:54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029]" office:value-type="date" office:date-value="2020-06-26T05:25:44" calcext:value-type="date">
            <text:p>26/06/20</text:p>
          </table:table-cell>
          <table:table-cell table:formula="of:=[.I1029]" office:value-type="time" office:time-value="PT1056197H25M43.999999668S" calcext:value-type="time">
            <text:p>05:25:44</text:p>
          </table:table-cell>
          <table:table-cell table:formula="of:=[.A1029]+[.$J$2]" office:value-type="float" office:value="1593159944" calcext:value-type="float">
            <text:p>1593159944</text:p>
          </table:table-cell>
          <table:table-cell table:formula="of:=([.$H1029]/86400)+25569-(3/24)" office:value-type="float" office:value="44008.2262037037" calcext:value-type="float">
            <text:p>44008,2262037037</text:p>
          </table:table-cell>
          <table:table-cell table:number-columns-repeated="2"/>
        </table:table-row>
        <table:table-row table:style-name="ro1">
          <table:table-cell office:value-type="float" office:value="1590983678" calcext:value-type="float">
            <text:p>1590983678</text:p>
          </table:table-cell>
          <table:table-cell table:style-name="ce3" office:value-type="string" calcext:value-type="string">
            <text:p>2020-06-01 00:54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030]" office:value-type="date" office:date-value="2020-06-26T06:25:43" calcext:value-type="date">
            <text:p>26/06/20</text:p>
          </table:table-cell>
          <table:table-cell table:formula="of:=[.I1030]" office:value-type="time" office:time-value="PT1056198H25M43.000000063S" calcext:value-type="time">
            <text:p>06:25:43</text:p>
          </table:table-cell>
          <table:table-cell table:formula="of:=[.A1030]+[.$J$2]" office:value-type="float" office:value="1593163543" calcext:value-type="float">
            <text:p>1593163543</text:p>
          </table:table-cell>
          <table:table-cell table:formula="of:=([.$H1030]/86400)+25569-(3/24)" office:value-type="float" office:value="44008.2678587963" calcext:value-type="float">
            <text:p>44008,2678587963</text:p>
          </table:table-cell>
          <table:table-cell table:number-columns-repeated="2"/>
        </table:table-row>
        <table:table-row table:style-name="ro1">
          <table:table-cell office:value-type="float" office:value="1590983678" calcext:value-type="float">
            <text:p>1590983678</text:p>
          </table:table-cell>
          <table:table-cell table:style-name="ce3" office:value-type="string" calcext:value-type="string">
            <text:p>2020-06-01 00:54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5.0</text:p>
          </table:table-cell>
          <table:table-cell table:formula="of:=[.I1031]" office:value-type="date" office:date-value="2020-06-26T06:25:43" calcext:value-type="date">
            <text:p>26/06/20</text:p>
          </table:table-cell>
          <table:table-cell table:formula="of:=[.I1031]" office:value-type="time" office:time-value="PT1056198H25M43.000000063S" calcext:value-type="time">
            <text:p>06:25:43</text:p>
          </table:table-cell>
          <table:table-cell table:formula="of:=[.A1031]+[.$J$2]" office:value-type="float" office:value="1593163543" calcext:value-type="float">
            <text:p>1593163543</text:p>
          </table:table-cell>
          <table:table-cell table:formula="of:=([.$H1031]/86400)+25569-(3/24)" office:value-type="float" office:value="44008.2678587963" calcext:value-type="float">
            <text:p>44008,2678587963</text:p>
          </table:table-cell>
          <table:table-cell table:number-columns-repeated="2"/>
        </table:table-row>
        <table:table-row table:style-name="ro1">
          <table:table-cell office:value-type="float" office:value="1590983678" calcext:value-type="float">
            <text:p>1590983678</text:p>
          </table:table-cell>
          <table:table-cell table:style-name="ce3" office:value-type="string" calcext:value-type="string">
            <text:p>2020-06-01 00:54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032]" office:value-type="date" office:date-value="2020-06-26T06:25:43" calcext:value-type="date">
            <text:p>26/06/20</text:p>
          </table:table-cell>
          <table:table-cell table:formula="of:=[.I1032]" office:value-type="time" office:time-value="PT1056198H25M43.000000063S" calcext:value-type="time">
            <text:p>06:25:43</text:p>
          </table:table-cell>
          <table:table-cell table:formula="of:=[.A1032]+[.$J$2]" office:value-type="float" office:value="1593163543" calcext:value-type="float">
            <text:p>1593163543</text:p>
          </table:table-cell>
          <table:table-cell table:formula="of:=([.$H1032]/86400)+25569-(3/24)" office:value-type="float" office:value="44008.2678587963" calcext:value-type="float">
            <text:p>44008,2678587963</text:p>
          </table:table-cell>
          <table:table-cell table:number-columns-repeated="2"/>
        </table:table-row>
        <table:table-row table:style-name="ro1">
          <table:table-cell office:value-type="float" office:value="1590983678" calcext:value-type="float">
            <text:p>1590983678</text:p>
          </table:table-cell>
          <table:table-cell table:style-name="ce3" office:value-type="string" calcext:value-type="string">
            <text:p>2020-06-01 00:54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033]" office:value-type="date" office:date-value="2020-06-26T06:25:43" calcext:value-type="date">
            <text:p>26/06/20</text:p>
          </table:table-cell>
          <table:table-cell table:formula="of:=[.I1033]" office:value-type="time" office:time-value="PT1056198H25M43.000000063S" calcext:value-type="time">
            <text:p>06:25:43</text:p>
          </table:table-cell>
          <table:table-cell table:formula="of:=[.A1033]+[.$J$2]" office:value-type="float" office:value="1593163543" calcext:value-type="float">
            <text:p>1593163543</text:p>
          </table:table-cell>
          <table:table-cell table:formula="of:=([.$H1033]/86400)+25569-(3/24)" office:value-type="float" office:value="44008.2678587963" calcext:value-type="float">
            <text:p>44008,2678587963</text:p>
          </table:table-cell>
          <table:table-cell table:number-columns-repeated="2"/>
        </table:table-row>
        <table:table-row table:style-name="ro1">
          <table:table-cell office:value-type="float" office:value="1590987277" calcext:value-type="float">
            <text:p>1590987277</text:p>
          </table:table-cell>
          <table:table-cell table:style-name="ce3" office:value-type="string" calcext:value-type="string">
            <text:p>2020-06-01 01:54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034]" office:value-type="date" office:date-value="2020-06-26T07:25:42" calcext:value-type="date">
            <text:p>26/06/20</text:p>
          </table:table-cell>
          <table:table-cell table:formula="of:=[.I1034]" office:value-type="time" office:time-value="PT1056199H25M41.99999962S" calcext:value-type="time">
            <text:p>07:25:42</text:p>
          </table:table-cell>
          <table:table-cell table:formula="of:=[.A1034]+[.$J$2]" office:value-type="float" office:value="1593167142" calcext:value-type="float">
            <text:p>1593167142</text:p>
          </table:table-cell>
          <table:table-cell table:formula="of:=([.$H1034]/86400)+25569-(3/24)" office:value-type="float" office:value="44008.3095138889" calcext:value-type="float">
            <text:p>44008,3095138889</text:p>
          </table:table-cell>
          <table:table-cell table:number-columns-repeated="2"/>
        </table:table-row>
        <table:table-row table:style-name="ro1">
          <table:table-cell office:value-type="float" office:value="1590987277" calcext:value-type="float">
            <text:p>1590987277</text:p>
          </table:table-cell>
          <table:table-cell table:style-name="ce3" office:value-type="string" calcext:value-type="string">
            <text:p>2020-06-01 01:54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5.0</text:p>
          </table:table-cell>
          <table:table-cell table:formula="of:=[.I1035]" office:value-type="date" office:date-value="2020-06-26T07:25:42" calcext:value-type="date">
            <text:p>26/06/20</text:p>
          </table:table-cell>
          <table:table-cell table:formula="of:=[.I1035]" office:value-type="time" office:time-value="PT1056199H25M41.99999962S" calcext:value-type="time">
            <text:p>07:25:42</text:p>
          </table:table-cell>
          <table:table-cell table:formula="of:=[.A1035]+[.$J$2]" office:value-type="float" office:value="1593167142" calcext:value-type="float">
            <text:p>1593167142</text:p>
          </table:table-cell>
          <table:table-cell table:formula="of:=([.$H1035]/86400)+25569-(3/24)" office:value-type="float" office:value="44008.3095138889" calcext:value-type="float">
            <text:p>44008,3095138889</text:p>
          </table:table-cell>
          <table:table-cell table:number-columns-repeated="2"/>
        </table:table-row>
        <table:table-row table:style-name="ro1">
          <table:table-cell office:value-type="float" office:value="1590987277" calcext:value-type="float">
            <text:p>1590987277</text:p>
          </table:table-cell>
          <table:table-cell table:style-name="ce3" office:value-type="string" calcext:value-type="string">
            <text:p>2020-06-01 01:54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036]" office:value-type="date" office:date-value="2020-06-26T07:25:42" calcext:value-type="date">
            <text:p>26/06/20</text:p>
          </table:table-cell>
          <table:table-cell table:formula="of:=[.I1036]" office:value-type="time" office:time-value="PT1056199H25M41.99999962S" calcext:value-type="time">
            <text:p>07:25:42</text:p>
          </table:table-cell>
          <table:table-cell table:formula="of:=[.A1036]+[.$J$2]" office:value-type="float" office:value="1593167142" calcext:value-type="float">
            <text:p>1593167142</text:p>
          </table:table-cell>
          <table:table-cell table:formula="of:=([.$H1036]/86400)+25569-(3/24)" office:value-type="float" office:value="44008.3095138889" calcext:value-type="float">
            <text:p>44008,3095138889</text:p>
          </table:table-cell>
          <table:table-cell table:number-columns-repeated="2"/>
        </table:table-row>
        <table:table-row table:style-name="ro1">
          <table:table-cell office:value-type="float" office:value="1590987277" calcext:value-type="float">
            <text:p>1590987277</text:p>
          </table:table-cell>
          <table:table-cell table:style-name="ce3" office:value-type="string" calcext:value-type="string">
            <text:p>2020-06-01 01:54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037]" office:value-type="date" office:date-value="2020-06-26T07:25:42" calcext:value-type="date">
            <text:p>26/06/20</text:p>
          </table:table-cell>
          <table:table-cell table:formula="of:=[.I1037]" office:value-type="time" office:time-value="PT1056199H25M41.99999962S" calcext:value-type="time">
            <text:p>07:25:42</text:p>
          </table:table-cell>
          <table:table-cell table:formula="of:=[.A1037]+[.$J$2]" office:value-type="float" office:value="1593167142" calcext:value-type="float">
            <text:p>1593167142</text:p>
          </table:table-cell>
          <table:table-cell table:formula="of:=([.$H1037]/86400)+25569-(3/24)" office:value-type="float" office:value="44008.3095138889" calcext:value-type="float">
            <text:p>44008,3095138889</text:p>
          </table:table-cell>
          <table:table-cell table:number-columns-repeated="2"/>
        </table:table-row>
        <table:table-row table:style-name="ro1">
          <table:table-cell office:value-type="float" office:value="1590990876" calcext:value-type="float">
            <text:p>1590990876</text:p>
          </table:table-cell>
          <table:table-cell table:style-name="ce3" office:value-type="string" calcext:value-type="string">
            <text:p>2020-06-01 02:54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038]" office:value-type="date" office:date-value="2020-06-26T08:25:41" calcext:value-type="date">
            <text:p>26/06/20</text:p>
          </table:table-cell>
          <table:table-cell table:formula="of:=[.I1038]" office:value-type="time" office:time-value="PT1056200H25M41.000000015S" calcext:value-type="time">
            <text:p>08:25:41</text:p>
          </table:table-cell>
          <table:table-cell table:formula="of:=[.A1038]+[.$J$2]" office:value-type="float" office:value="1593170741" calcext:value-type="float">
            <text:p>1593170741</text:p>
          </table:table-cell>
          <table:table-cell table:formula="of:=([.$H1038]/86400)+25569-(3/24)" office:value-type="float" office:value="44008.3511689815" calcext:value-type="float">
            <text:p>44008,3511689815</text:p>
          </table:table-cell>
          <table:table-cell table:number-columns-repeated="2"/>
        </table:table-row>
        <table:table-row table:style-name="ro1">
          <table:table-cell office:value-type="float" office:value="1590990876" calcext:value-type="float">
            <text:p>1590990876</text:p>
          </table:table-cell>
          <table:table-cell table:style-name="ce3" office:value-type="string" calcext:value-type="string">
            <text:p>2020-06-01 02:54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5.0</text:p>
          </table:table-cell>
          <table:table-cell table:formula="of:=[.I1039]" office:value-type="date" office:date-value="2020-06-26T08:25:41" calcext:value-type="date">
            <text:p>26/06/20</text:p>
          </table:table-cell>
          <table:table-cell table:formula="of:=[.I1039]" office:value-type="time" office:time-value="PT1056200H25M41.000000015S" calcext:value-type="time">
            <text:p>08:25:41</text:p>
          </table:table-cell>
          <table:table-cell table:formula="of:=[.A1039]+[.$J$2]" office:value-type="float" office:value="1593170741" calcext:value-type="float">
            <text:p>1593170741</text:p>
          </table:table-cell>
          <table:table-cell table:formula="of:=([.$H1039]/86400)+25569-(3/24)" office:value-type="float" office:value="44008.3511689815" calcext:value-type="float">
            <text:p>44008,3511689815</text:p>
          </table:table-cell>
          <table:table-cell table:number-columns-repeated="2"/>
        </table:table-row>
        <table:table-row table:style-name="ro1">
          <table:table-cell office:value-type="float" office:value="1590990876" calcext:value-type="float">
            <text:p>1590990876</text:p>
          </table:table-cell>
          <table:table-cell table:style-name="ce3" office:value-type="string" calcext:value-type="string">
            <text:p>2020-06-01 02:54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040]" office:value-type="date" office:date-value="2020-06-26T08:25:41" calcext:value-type="date">
            <text:p>26/06/20</text:p>
          </table:table-cell>
          <table:table-cell table:formula="of:=[.I1040]" office:value-type="time" office:time-value="PT1056200H25M41.000000015S" calcext:value-type="time">
            <text:p>08:25:41</text:p>
          </table:table-cell>
          <table:table-cell table:formula="of:=[.A1040]+[.$J$2]" office:value-type="float" office:value="1593170741" calcext:value-type="float">
            <text:p>1593170741</text:p>
          </table:table-cell>
          <table:table-cell table:formula="of:=([.$H1040]/86400)+25569-(3/24)" office:value-type="float" office:value="44008.3511689815" calcext:value-type="float">
            <text:p>44008,3511689815</text:p>
          </table:table-cell>
          <table:table-cell table:number-columns-repeated="2"/>
        </table:table-row>
        <table:table-row table:style-name="ro1">
          <table:table-cell office:value-type="float" office:value="1590990876" calcext:value-type="float">
            <text:p>1590990876</text:p>
          </table:table-cell>
          <table:table-cell table:style-name="ce3" office:value-type="string" calcext:value-type="string">
            <text:p>2020-06-01 02:54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041]" office:value-type="date" office:date-value="2020-06-26T08:25:41" calcext:value-type="date">
            <text:p>26/06/20</text:p>
          </table:table-cell>
          <table:table-cell table:formula="of:=[.I1041]" office:value-type="time" office:time-value="PT1056200H25M41.000000015S" calcext:value-type="time">
            <text:p>08:25:41</text:p>
          </table:table-cell>
          <table:table-cell table:formula="of:=[.A1041]+[.$J$2]" office:value-type="float" office:value="1593170741" calcext:value-type="float">
            <text:p>1593170741</text:p>
          </table:table-cell>
          <table:table-cell table:formula="of:=([.$H1041]/86400)+25569-(3/24)" office:value-type="float" office:value="44008.3511689815" calcext:value-type="float">
            <text:p>44008,3511689815</text:p>
          </table:table-cell>
          <table:table-cell table:number-columns-repeated="2"/>
        </table:table-row>
        <table:table-row table:style-name="ro1">
          <table:table-cell office:value-type="float" office:value="1590994475" calcext:value-type="float">
            <text:p>1590994475</text:p>
          </table:table-cell>
          <table:table-cell table:style-name="ce3" office:value-type="string" calcext:value-type="string">
            <text:p>2020-06-01 03:54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042]" office:value-type="date" office:date-value="2020-06-26T09:25:40" calcext:value-type="date">
            <text:p>26/06/20</text:p>
          </table:table-cell>
          <table:table-cell table:formula="of:=[.I1042]" office:value-type="time" office:time-value="PT1056201H25M40.00000041S" calcext:value-type="time">
            <text:p>09:25:40</text:p>
          </table:table-cell>
          <table:table-cell table:formula="of:=[.A1042]+[.$J$2]" office:value-type="float" office:value="1593174340" calcext:value-type="float">
            <text:p>1593174340</text:p>
          </table:table-cell>
          <table:table-cell table:formula="of:=([.$H1042]/86400)+25569-(3/24)" office:value-type="float" office:value="44008.3928240741" calcext:value-type="float">
            <text:p>44008,3928240741</text:p>
          </table:table-cell>
          <table:table-cell table:number-columns-repeated="2"/>
        </table:table-row>
        <table:table-row table:style-name="ro1">
          <table:table-cell office:value-type="float" office:value="1590994475" calcext:value-type="float">
            <text:p>1590994475</text:p>
          </table:table-cell>
          <table:table-cell table:style-name="ce3" office:value-type="string" calcext:value-type="string">
            <text:p>2020-06-01 03:54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5.0</text:p>
          </table:table-cell>
          <table:table-cell table:formula="of:=[.I1043]" office:value-type="date" office:date-value="2020-06-26T09:25:40" calcext:value-type="date">
            <text:p>26/06/20</text:p>
          </table:table-cell>
          <table:table-cell table:formula="of:=[.I1043]" office:value-type="time" office:time-value="PT1056201H25M40.00000041S" calcext:value-type="time">
            <text:p>09:25:40</text:p>
          </table:table-cell>
          <table:table-cell table:formula="of:=[.A1043]+[.$J$2]" office:value-type="float" office:value="1593174340" calcext:value-type="float">
            <text:p>1593174340</text:p>
          </table:table-cell>
          <table:table-cell table:formula="of:=([.$H1043]/86400)+25569-(3/24)" office:value-type="float" office:value="44008.3928240741" calcext:value-type="float">
            <text:p>44008,3928240741</text:p>
          </table:table-cell>
          <table:table-cell table:number-columns-repeated="2"/>
        </table:table-row>
        <table:table-row table:style-name="ro1">
          <table:table-cell office:value-type="float" office:value="1590994475" calcext:value-type="float">
            <text:p>1590994475</text:p>
          </table:table-cell>
          <table:table-cell table:style-name="ce3" office:value-type="string" calcext:value-type="string">
            <text:p>2020-06-01 03:54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044]" office:value-type="date" office:date-value="2020-06-26T09:25:40" calcext:value-type="date">
            <text:p>26/06/20</text:p>
          </table:table-cell>
          <table:table-cell table:formula="of:=[.I1044]" office:value-type="time" office:time-value="PT1056201H25M40.00000041S" calcext:value-type="time">
            <text:p>09:25:40</text:p>
          </table:table-cell>
          <table:table-cell table:formula="of:=[.A1044]+[.$J$2]" office:value-type="float" office:value="1593174340" calcext:value-type="float">
            <text:p>1593174340</text:p>
          </table:table-cell>
          <table:table-cell table:formula="of:=([.$H1044]/86400)+25569-(3/24)" office:value-type="float" office:value="44008.3928240741" calcext:value-type="float">
            <text:p>44008,3928240741</text:p>
          </table:table-cell>
          <table:table-cell table:number-columns-repeated="2"/>
        </table:table-row>
        <table:table-row table:style-name="ro1">
          <table:table-cell office:value-type="float" office:value="1590994475" calcext:value-type="float">
            <text:p>1590994475</text:p>
          </table:table-cell>
          <table:table-cell table:style-name="ce3" office:value-type="string" calcext:value-type="string">
            <text:p>2020-06-01 03:54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045]" office:value-type="date" office:date-value="2020-06-26T09:25:40" calcext:value-type="date">
            <text:p>26/06/20</text:p>
          </table:table-cell>
          <table:table-cell table:formula="of:=[.I1045]" office:value-type="time" office:time-value="PT1056201H25M40.00000041S" calcext:value-type="time">
            <text:p>09:25:40</text:p>
          </table:table-cell>
          <table:table-cell table:formula="of:=[.A1045]+[.$J$2]" office:value-type="float" office:value="1593174340" calcext:value-type="float">
            <text:p>1593174340</text:p>
          </table:table-cell>
          <table:table-cell table:formula="of:=([.$H1045]/86400)+25569-(3/24)" office:value-type="float" office:value="44008.3928240741" calcext:value-type="float">
            <text:p>44008,3928240741</text:p>
          </table:table-cell>
          <table:table-cell table:number-columns-repeated="2"/>
        </table:table-row>
        <table:table-row table:style-name="ro1">
          <table:table-cell office:value-type="float" office:value="1590998074" calcext:value-type="float">
            <text:p>1590998074</text:p>
          </table:table-cell>
          <table:table-cell table:style-name="ce3" office:value-type="string" calcext:value-type="string">
            <text:p>2020-06-01 04:54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046]" office:value-type="date" office:date-value="2020-06-26T10:25:39" calcext:value-type="date">
            <text:p>26/06/20</text:p>
          </table:table-cell>
          <table:table-cell table:formula="of:=[.I1046]" office:value-type="time" office:time-value="PT1056202H25M38.999999966S" calcext:value-type="time">
            <text:p>10:25:39</text:p>
          </table:table-cell>
          <table:table-cell table:formula="of:=[.A1046]+[.$J$2]" office:value-type="float" office:value="1593177939" calcext:value-type="float">
            <text:p>1593177939</text:p>
          </table:table-cell>
          <table:table-cell table:formula="of:=([.$H1046]/86400)+25569-(3/24)" office:value-type="float" office:value="44008.4344791667" calcext:value-type="float">
            <text:p>44008,4344791667</text:p>
          </table:table-cell>
          <table:table-cell table:number-columns-repeated="2"/>
        </table:table-row>
        <table:table-row table:style-name="ro1">
          <table:table-cell office:value-type="float" office:value="1590998074" calcext:value-type="float">
            <text:p>1590998074</text:p>
          </table:table-cell>
          <table:table-cell table:style-name="ce3" office:value-type="string" calcext:value-type="string">
            <text:p>2020-06-01 04:54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5.0</text:p>
          </table:table-cell>
          <table:table-cell table:formula="of:=[.I1047]" office:value-type="date" office:date-value="2020-06-26T10:25:39" calcext:value-type="date">
            <text:p>26/06/20</text:p>
          </table:table-cell>
          <table:table-cell table:formula="of:=[.I1047]" office:value-type="time" office:time-value="PT1056202H25M38.999999966S" calcext:value-type="time">
            <text:p>10:25:39</text:p>
          </table:table-cell>
          <table:table-cell table:formula="of:=[.A1047]+[.$J$2]" office:value-type="float" office:value="1593177939" calcext:value-type="float">
            <text:p>1593177939</text:p>
          </table:table-cell>
          <table:table-cell table:formula="of:=([.$H1047]/86400)+25569-(3/24)" office:value-type="float" office:value="44008.4344791667" calcext:value-type="float">
            <text:p>44008,4344791667</text:p>
          </table:table-cell>
          <table:table-cell table:number-columns-repeated="2"/>
        </table:table-row>
        <table:table-row table:style-name="ro1">
          <table:table-cell office:value-type="float" office:value="1590998074" calcext:value-type="float">
            <text:p>1590998074</text:p>
          </table:table-cell>
          <table:table-cell table:style-name="ce3" office:value-type="string" calcext:value-type="string">
            <text:p>2020-06-01 04:54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048]" office:value-type="date" office:date-value="2020-06-26T10:25:39" calcext:value-type="date">
            <text:p>26/06/20</text:p>
          </table:table-cell>
          <table:table-cell table:formula="of:=[.I1048]" office:value-type="time" office:time-value="PT1056202H25M38.999999966S" calcext:value-type="time">
            <text:p>10:25:39</text:p>
          </table:table-cell>
          <table:table-cell table:formula="of:=[.A1048]+[.$J$2]" office:value-type="float" office:value="1593177939" calcext:value-type="float">
            <text:p>1593177939</text:p>
          </table:table-cell>
          <table:table-cell table:formula="of:=([.$H1048]/86400)+25569-(3/24)" office:value-type="float" office:value="44008.4344791667" calcext:value-type="float">
            <text:p>44008,4344791667</text:p>
          </table:table-cell>
          <table:table-cell table:number-columns-repeated="2"/>
        </table:table-row>
        <table:table-row table:style-name="ro1">
          <table:table-cell office:value-type="float" office:value="1590998074" calcext:value-type="float">
            <text:p>1590998074</text:p>
          </table:table-cell>
          <table:table-cell table:style-name="ce3" office:value-type="string" calcext:value-type="string">
            <text:p>2020-06-01 04:54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table:formula="of:=[.I1049]" office:value-type="date" office:date-value="2020-06-26T10:25:39" calcext:value-type="date">
            <text:p>26/06/20</text:p>
          </table:table-cell>
          <table:table-cell table:formula="of:=[.I1049]" office:value-type="time" office:time-value="PT1056202H25M38.999999966S" calcext:value-type="time">
            <text:p>10:25:39</text:p>
          </table:table-cell>
          <table:table-cell table:formula="of:=[.A1049]+[.$J$2]" office:value-type="float" office:value="1593177939" calcext:value-type="float">
            <text:p>1593177939</text:p>
          </table:table-cell>
          <table:table-cell table:formula="of:=([.$H1049]/86400)+25569-(3/24)" office:value-type="float" office:value="44008.4344791667" calcext:value-type="float">
            <text:p>44008,4344791667</text:p>
          </table:table-cell>
          <table:table-cell table:number-columns-repeated="2"/>
        </table:table-row>
        <table:table-row table:style-name="ro1">
          <table:table-cell office:value-type="float" office:value="1591001673" calcext:value-type="float">
            <text:p>1591001673</text:p>
          </table:table-cell>
          <table:table-cell table:style-name="ce3" office:value-type="string" calcext:value-type="string">
            <text:p>2020-06-01 05:54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8.0</text:p>
          </table:table-cell>
          <table:table-cell table:formula="of:=[.I1050]" office:value-type="date" office:date-value="2020-06-26T11:25:38" calcext:value-type="date">
            <text:p>26/06/20</text:p>
          </table:table-cell>
          <table:table-cell table:formula="of:=[.I1050]" office:value-type="time" office:time-value="PT1056203H25M38.000000361S" calcext:value-type="time">
            <text:p>11:25:38</text:p>
          </table:table-cell>
          <table:table-cell table:formula="of:=[.A1050]+[.$J$2]" office:value-type="float" office:value="1593181538" calcext:value-type="float">
            <text:p>1593181538</text:p>
          </table:table-cell>
          <table:table-cell table:formula="of:=([.$H1050]/86400)+25569-(3/24)" office:value-type="float" office:value="44008.4761342593" calcext:value-type="float">
            <text:p>44008,4761342593</text:p>
          </table:table-cell>
          <table:table-cell table:number-columns-repeated="2"/>
        </table:table-row>
        <table:table-row table:style-name="ro1">
          <table:table-cell office:value-type="float" office:value="1591001673" calcext:value-type="float">
            <text:p>1591001673</text:p>
          </table:table-cell>
          <table:table-cell table:style-name="ce3" office:value-type="string" calcext:value-type="string">
            <text:p>2020-06-01 05:54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4.0</text:p>
          </table:table-cell>
          <table:table-cell table:formula="of:=[.I1051]" office:value-type="date" office:date-value="2020-06-26T11:25:38" calcext:value-type="date">
            <text:p>26/06/20</text:p>
          </table:table-cell>
          <table:table-cell table:formula="of:=[.I1051]" office:value-type="time" office:time-value="PT1056203H25M38.000000361S" calcext:value-type="time">
            <text:p>11:25:38</text:p>
          </table:table-cell>
          <table:table-cell table:formula="of:=[.A1051]+[.$J$2]" office:value-type="float" office:value="1593181538" calcext:value-type="float">
            <text:p>1593181538</text:p>
          </table:table-cell>
          <table:table-cell table:formula="of:=([.$H1051]/86400)+25569-(3/24)" office:value-type="float" office:value="44008.4761342593" calcext:value-type="float">
            <text:p>44008,4761342593</text:p>
          </table:table-cell>
          <table:table-cell table:number-columns-repeated="2"/>
        </table:table-row>
        <table:table-row table:style-name="ro1">
          <table:table-cell office:value-type="float" office:value="1591001673" calcext:value-type="float">
            <text:p>1591001673</text:p>
          </table:table-cell>
          <table:table-cell table:style-name="ce3" office:value-type="string" calcext:value-type="string">
            <text:p>2020-06-01 05:54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9.0</text:p>
          </table:table-cell>
          <table:table-cell table:formula="of:=[.I1052]" office:value-type="date" office:date-value="2020-06-26T11:25:38" calcext:value-type="date">
            <text:p>26/06/20</text:p>
          </table:table-cell>
          <table:table-cell table:formula="of:=[.I1052]" office:value-type="time" office:time-value="PT1056203H25M38.000000361S" calcext:value-type="time">
            <text:p>11:25:38</text:p>
          </table:table-cell>
          <table:table-cell table:formula="of:=[.A1052]+[.$J$2]" office:value-type="float" office:value="1593181538" calcext:value-type="float">
            <text:p>1593181538</text:p>
          </table:table-cell>
          <table:table-cell table:formula="of:=([.$H1052]/86400)+25569-(3/24)" office:value-type="float" office:value="44008.4761342593" calcext:value-type="float">
            <text:p>44008,4761342593</text:p>
          </table:table-cell>
          <table:table-cell table:number-columns-repeated="2"/>
        </table:table-row>
        <table:table-row table:style-name="ro1">
          <table:table-cell office:value-type="float" office:value="1591001673" calcext:value-type="float">
            <text:p>1591001673</text:p>
          </table:table-cell>
          <table:table-cell table:style-name="ce3" office:value-type="string" calcext:value-type="string">
            <text:p>2020-06-01 05:54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table:formula="of:=[.I1053]" office:value-type="date" office:date-value="2020-06-26T11:25:38" calcext:value-type="date">
            <text:p>26/06/20</text:p>
          </table:table-cell>
          <table:table-cell table:formula="of:=[.I1053]" office:value-type="time" office:time-value="PT1056203H25M38.000000361S" calcext:value-type="time">
            <text:p>11:25:38</text:p>
          </table:table-cell>
          <table:table-cell table:formula="of:=[.A1053]+[.$J$2]" office:value-type="float" office:value="1593181538" calcext:value-type="float">
            <text:p>1593181538</text:p>
          </table:table-cell>
          <table:table-cell table:formula="of:=([.$H1053]/86400)+25569-(3/24)" office:value-type="float" office:value="44008.4761342593" calcext:value-type="float">
            <text:p>44008,4761342593</text:p>
          </table:table-cell>
          <table:table-cell table:number-columns-repeated="2"/>
        </table:table-row>
        <table:table-row table:style-name="ro1">
          <table:table-cell office:value-type="float" office:value="1591005272" calcext:value-type="float">
            <text:p>1591005272</text:p>
          </table:table-cell>
          <table:table-cell table:style-name="ce3" office:value-type="string" calcext:value-type="string">
            <text:p>2020-06-01 06:54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8.0</text:p>
          </table:table-cell>
          <table:table-cell table:formula="of:=[.I1054]" office:value-type="date" office:date-value="2020-06-26T12:25:37" calcext:value-type="date">
            <text:p>26/06/20</text:p>
          </table:table-cell>
          <table:table-cell table:formula="of:=[.I1054]" office:value-type="time" office:time-value="PT1056204H25M36.999999918S" calcext:value-type="time">
            <text:p>12:25:37</text:p>
          </table:table-cell>
          <table:table-cell table:formula="of:=[.A1054]+[.$J$2]" office:value-type="float" office:value="1593185137" calcext:value-type="float">
            <text:p>1593185137</text:p>
          </table:table-cell>
          <table:table-cell table:formula="of:=([.$H1054]/86400)+25569-(3/24)" office:value-type="float" office:value="44008.5177893519" calcext:value-type="float">
            <text:p>44008,5177893519</text:p>
          </table:table-cell>
          <table:table-cell table:number-columns-repeated="2"/>
        </table:table-row>
        <table:table-row table:style-name="ro1">
          <table:table-cell office:value-type="float" office:value="1591005272" calcext:value-type="float">
            <text:p>1591005272</text:p>
          </table:table-cell>
          <table:table-cell table:style-name="ce3" office:value-type="string" calcext:value-type="string">
            <text:p>2020-06-01 06:54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1055]" office:value-type="date" office:date-value="2020-06-26T12:25:37" calcext:value-type="date">
            <text:p>26/06/20</text:p>
          </table:table-cell>
          <table:table-cell table:formula="of:=[.I1055]" office:value-type="time" office:time-value="PT1056204H25M36.999999918S" calcext:value-type="time">
            <text:p>12:25:37</text:p>
          </table:table-cell>
          <table:table-cell table:formula="of:=[.A1055]+[.$J$2]" office:value-type="float" office:value="1593185137" calcext:value-type="float">
            <text:p>1593185137</text:p>
          </table:table-cell>
          <table:table-cell table:formula="of:=([.$H1055]/86400)+25569-(3/24)" office:value-type="float" office:value="44008.5177893519" calcext:value-type="float">
            <text:p>44008,5177893519</text:p>
          </table:table-cell>
          <table:table-cell table:number-columns-repeated="2"/>
        </table:table-row>
        <table:table-row table:style-name="ro1">
          <table:table-cell office:value-type="float" office:value="1591005272" calcext:value-type="float">
            <text:p>1591005272</text:p>
          </table:table-cell>
          <table:table-cell table:style-name="ce3" office:value-type="string" calcext:value-type="string">
            <text:p>2020-06-01 06:54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1056]" office:value-type="date" office:date-value="2020-06-26T12:25:37" calcext:value-type="date">
            <text:p>26/06/20</text:p>
          </table:table-cell>
          <table:table-cell table:formula="of:=[.I1056]" office:value-type="time" office:time-value="PT1056204H25M36.999999918S" calcext:value-type="time">
            <text:p>12:25:37</text:p>
          </table:table-cell>
          <table:table-cell table:formula="of:=[.A1056]+[.$J$2]" office:value-type="float" office:value="1593185137" calcext:value-type="float">
            <text:p>1593185137</text:p>
          </table:table-cell>
          <table:table-cell table:formula="of:=([.$H1056]/86400)+25569-(3/24)" office:value-type="float" office:value="44008.5177893519" calcext:value-type="float">
            <text:p>44008,5177893519</text:p>
          </table:table-cell>
          <table:table-cell table:number-columns-repeated="2"/>
        </table:table-row>
        <table:table-row table:style-name="ro1">
          <table:table-cell office:value-type="float" office:value="1591005272" calcext:value-type="float">
            <text:p>1591005272</text:p>
          </table:table-cell>
          <table:table-cell table:style-name="ce3" office:value-type="string" calcext:value-type="string">
            <text:p>2020-06-01 06:54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057]" office:value-type="date" office:date-value="2020-06-26T12:25:37" calcext:value-type="date">
            <text:p>26/06/20</text:p>
          </table:table-cell>
          <table:table-cell table:formula="of:=[.I1057]" office:value-type="time" office:time-value="PT1056204H25M36.999999918S" calcext:value-type="time">
            <text:p>12:25:37</text:p>
          </table:table-cell>
          <table:table-cell table:formula="of:=[.A1057]+[.$J$2]" office:value-type="float" office:value="1593185137" calcext:value-type="float">
            <text:p>1593185137</text:p>
          </table:table-cell>
          <table:table-cell table:formula="of:=([.$H1057]/86400)+25569-(3/24)" office:value-type="float" office:value="44008.5177893519" calcext:value-type="float">
            <text:p>44008,5177893519</text:p>
          </table:table-cell>
          <table:table-cell table:number-columns-repeated="2"/>
        </table:table-row>
        <table:table-row table:style-name="ro1">
          <table:table-cell office:value-type="float" office:value="1591008871" calcext:value-type="float">
            <text:p>1591008871</text:p>
          </table:table-cell>
          <table:table-cell table:style-name="ce3" office:value-type="string" calcext:value-type="string">
            <text:p>2020-06-01 07:54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48.0</text:p>
          </table:table-cell>
          <table:table-cell table:formula="of:=[.I1058]" office:value-type="date" office:date-value="2020-06-26T13:25:36" calcext:value-type="date">
            <text:p>26/06/20</text:p>
          </table:table-cell>
          <table:table-cell table:formula="of:=[.I1058]" office:value-type="time" office:time-value="PT1056205H25M36.000000313S" calcext:value-type="time">
            <text:p>13:25:36</text:p>
          </table:table-cell>
          <table:table-cell table:formula="of:=[.A1058]+[.$J$2]" office:value-type="float" office:value="1593188736" calcext:value-type="float">
            <text:p>1593188736</text:p>
          </table:table-cell>
          <table:table-cell table:formula="of:=([.$H1058]/86400)+25569-(3/24)" office:value-type="float" office:value="44008.5594444444" calcext:value-type="float">
            <text:p>44008,5594444444</text:p>
          </table:table-cell>
          <table:table-cell table:number-columns-repeated="2"/>
        </table:table-row>
        <table:table-row table:style-name="ro1">
          <table:table-cell office:value-type="float" office:value="1591008871" calcext:value-type="float">
            <text:p>1591008871</text:p>
          </table:table-cell>
          <table:table-cell table:style-name="ce3" office:value-type="string" calcext:value-type="string">
            <text:p>2020-06-01 07:54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4.0</text:p>
          </table:table-cell>
          <table:table-cell table:formula="of:=[.I1059]" office:value-type="date" office:date-value="2020-06-26T13:25:36" calcext:value-type="date">
            <text:p>26/06/20</text:p>
          </table:table-cell>
          <table:table-cell table:formula="of:=[.I1059]" office:value-type="time" office:time-value="PT1056205H25M36.000000313S" calcext:value-type="time">
            <text:p>13:25:36</text:p>
          </table:table-cell>
          <table:table-cell table:formula="of:=[.A1059]+[.$J$2]" office:value-type="float" office:value="1593188736" calcext:value-type="float">
            <text:p>1593188736</text:p>
          </table:table-cell>
          <table:table-cell table:formula="of:=([.$H1059]/86400)+25569-(3/24)" office:value-type="float" office:value="44008.5594444444" calcext:value-type="float">
            <text:p>44008,5594444444</text:p>
          </table:table-cell>
          <table:table-cell table:number-columns-repeated="2"/>
        </table:table-row>
        <table:table-row table:style-name="ro1">
          <table:table-cell office:value-type="float" office:value="1591008871" calcext:value-type="float">
            <text:p>1591008871</text:p>
          </table:table-cell>
          <table:table-cell table:style-name="ce3" office:value-type="string" calcext:value-type="string">
            <text:p>2020-06-01 07:54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9.0</text:p>
          </table:table-cell>
          <table:table-cell table:formula="of:=[.I1060]" office:value-type="date" office:date-value="2020-06-26T13:25:36" calcext:value-type="date">
            <text:p>26/06/20</text:p>
          </table:table-cell>
          <table:table-cell table:formula="of:=[.I1060]" office:value-type="time" office:time-value="PT1056205H25M36.000000313S" calcext:value-type="time">
            <text:p>13:25:36</text:p>
          </table:table-cell>
          <table:table-cell table:formula="of:=[.A1060]+[.$J$2]" office:value-type="float" office:value="1593188736" calcext:value-type="float">
            <text:p>1593188736</text:p>
          </table:table-cell>
          <table:table-cell table:formula="of:=([.$H1060]/86400)+25569-(3/24)" office:value-type="float" office:value="44008.5594444444" calcext:value-type="float">
            <text:p>44008,5594444444</text:p>
          </table:table-cell>
          <table:table-cell table:number-columns-repeated="2"/>
        </table:table-row>
        <table:table-row table:style-name="ro1">
          <table:table-cell office:value-type="float" office:value="1591008871" calcext:value-type="float">
            <text:p>1591008871</text:p>
          </table:table-cell>
          <table:table-cell table:style-name="ce3" office:value-type="string" calcext:value-type="string">
            <text:p>2020-06-01 07:54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table:formula="of:=[.I1061]" office:value-type="date" office:date-value="2020-06-26T13:25:36" calcext:value-type="date">
            <text:p>26/06/20</text:p>
          </table:table-cell>
          <table:table-cell table:formula="of:=[.I1061]" office:value-type="time" office:time-value="PT1056205H25M36.000000313S" calcext:value-type="time">
            <text:p>13:25:36</text:p>
          </table:table-cell>
          <table:table-cell table:formula="of:=[.A1061]+[.$J$2]" office:value-type="float" office:value="1593188736" calcext:value-type="float">
            <text:p>1593188736</text:p>
          </table:table-cell>
          <table:table-cell table:formula="of:=([.$H1061]/86400)+25569-(3/24)" office:value-type="float" office:value="44008.5594444444" calcext:value-type="float">
            <text:p>44008,5594444444</text:p>
          </table:table-cell>
          <table:table-cell table:number-columns-repeated="2"/>
        </table:table-row>
        <table:table-row table:style-name="ro1">
          <table:table-cell office:value-type="float" office:value="1591012470" calcext:value-type="float">
            <text:p>1591012470</text:p>
          </table:table-cell>
          <table:table-cell table:style-name="ce3" office:value-type="string" calcext:value-type="string">
            <text:p>2020-06-01 08:54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062]" office:value-type="date" office:date-value="2020-06-26T14:25:35" calcext:value-type="date">
            <text:p>26/06/20</text:p>
          </table:table-cell>
          <table:table-cell table:formula="of:=[.I1062]" office:value-type="time" office:time-value="PT1056206H25M34.99999987S" calcext:value-type="time">
            <text:p>14:25:35</text:p>
          </table:table-cell>
          <table:table-cell table:formula="of:=[.A1062]+[.$J$2]" office:value-type="float" office:value="1593192335" calcext:value-type="float">
            <text:p>1593192335</text:p>
          </table:table-cell>
          <table:table-cell table:formula="of:=([.$H1062]/86400)+25569-(3/24)" office:value-type="float" office:value="44008.601099537" calcext:value-type="float">
            <text:p>44008,601099537</text:p>
          </table:table-cell>
          <table:table-cell table:number-columns-repeated="2"/>
        </table:table-row>
        <table:table-row table:style-name="ro1">
          <table:table-cell office:value-type="float" office:value="1591012470" calcext:value-type="float">
            <text:p>1591012470</text:p>
          </table:table-cell>
          <table:table-cell table:style-name="ce3" office:value-type="string" calcext:value-type="string">
            <text:p>2020-06-01 08:54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5.0</text:p>
          </table:table-cell>
          <table:table-cell table:formula="of:=[.I1063]" office:value-type="date" office:date-value="2020-06-26T14:25:35" calcext:value-type="date">
            <text:p>26/06/20</text:p>
          </table:table-cell>
          <table:table-cell table:formula="of:=[.I1063]" office:value-type="time" office:time-value="PT1056206H25M34.99999987S" calcext:value-type="time">
            <text:p>14:25:35</text:p>
          </table:table-cell>
          <table:table-cell table:formula="of:=[.A1063]+[.$J$2]" office:value-type="float" office:value="1593192335" calcext:value-type="float">
            <text:p>1593192335</text:p>
          </table:table-cell>
          <table:table-cell table:formula="of:=([.$H1063]/86400)+25569-(3/24)" office:value-type="float" office:value="44008.601099537" calcext:value-type="float">
            <text:p>44008,601099537</text:p>
          </table:table-cell>
          <table:table-cell table:number-columns-repeated="2"/>
        </table:table-row>
        <table:table-row table:style-name="ro1">
          <table:table-cell office:value-type="float" office:value="1591012470" calcext:value-type="float">
            <text:p>1591012470</text:p>
          </table:table-cell>
          <table:table-cell table:style-name="ce3" office:value-type="string" calcext:value-type="string">
            <text:p>2020-06-01 08:54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064]" office:value-type="date" office:date-value="2020-06-26T14:25:35" calcext:value-type="date">
            <text:p>26/06/20</text:p>
          </table:table-cell>
          <table:table-cell table:formula="of:=[.I1064]" office:value-type="time" office:time-value="PT1056206H25M34.99999987S" calcext:value-type="time">
            <text:p>14:25:35</text:p>
          </table:table-cell>
          <table:table-cell table:formula="of:=[.A1064]+[.$J$2]" office:value-type="float" office:value="1593192335" calcext:value-type="float">
            <text:p>1593192335</text:p>
          </table:table-cell>
          <table:table-cell table:formula="of:=([.$H1064]/86400)+25569-(3/24)" office:value-type="float" office:value="44008.601099537" calcext:value-type="float">
            <text:p>44008,601099537</text:p>
          </table:table-cell>
          <table:table-cell table:number-columns-repeated="2"/>
        </table:table-row>
        <table:table-row table:style-name="ro1">
          <table:table-cell office:value-type="float" office:value="1591012470" calcext:value-type="float">
            <text:p>1591012470</text:p>
          </table:table-cell>
          <table:table-cell table:style-name="ce3" office:value-type="string" calcext:value-type="string">
            <text:p>2020-06-01 08:54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065]" office:value-type="date" office:date-value="2020-06-26T14:25:35" calcext:value-type="date">
            <text:p>26/06/20</text:p>
          </table:table-cell>
          <table:table-cell table:formula="of:=[.I1065]" office:value-type="time" office:time-value="PT1056206H25M34.99999987S" calcext:value-type="time">
            <text:p>14:25:35</text:p>
          </table:table-cell>
          <table:table-cell table:formula="of:=[.A1065]+[.$J$2]" office:value-type="float" office:value="1593192335" calcext:value-type="float">
            <text:p>1593192335</text:p>
          </table:table-cell>
          <table:table-cell table:formula="of:=([.$H1065]/86400)+25569-(3/24)" office:value-type="float" office:value="44008.601099537" calcext:value-type="float">
            <text:p>44008,601099537</text:p>
          </table:table-cell>
          <table:table-cell table:number-columns-repeated="2"/>
        </table:table-row>
        <table:table-row table:style-name="ro1">
          <table:table-cell office:value-type="float" office:value="1591016069" calcext:value-type="float">
            <text:p>1591016069</text:p>
          </table:table-cell>
          <table:table-cell table:style-name="ce3" office:value-type="string" calcext:value-type="string">
            <text:p>2020-06-01 09:54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066]" office:value-type="date" office:date-value="2020-06-26T15:25:34" calcext:value-type="date">
            <text:p>26/06/20</text:p>
          </table:table-cell>
          <table:table-cell table:formula="of:=[.I1066]" office:value-type="time" office:time-value="PT1056207H25M34.000000264S" calcext:value-type="time">
            <text:p>15:25:34</text:p>
          </table:table-cell>
          <table:table-cell table:formula="of:=[.A1066]+[.$J$2]" office:value-type="float" office:value="1593195934" calcext:value-type="float">
            <text:p>1593195934</text:p>
          </table:table-cell>
          <table:table-cell table:formula="of:=([.$H1066]/86400)+25569-(3/24)" office:value-type="float" office:value="44008.6427546296" calcext:value-type="float">
            <text:p>44008,6427546296</text:p>
          </table:table-cell>
          <table:table-cell table:number-columns-repeated="2"/>
        </table:table-row>
        <table:table-row table:style-name="ro1">
          <table:table-cell office:value-type="float" office:value="1591016069" calcext:value-type="float">
            <text:p>1591016069</text:p>
          </table:table-cell>
          <table:table-cell table:style-name="ce3" office:value-type="string" calcext:value-type="string">
            <text:p>2020-06-01 09:54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067]" office:value-type="date" office:date-value="2020-06-26T15:25:34" calcext:value-type="date">
            <text:p>26/06/20</text:p>
          </table:table-cell>
          <table:table-cell table:formula="of:=[.I1067]" office:value-type="time" office:time-value="PT1056207H25M34.000000264S" calcext:value-type="time">
            <text:p>15:25:34</text:p>
          </table:table-cell>
          <table:table-cell table:formula="of:=[.A1067]+[.$J$2]" office:value-type="float" office:value="1593195934" calcext:value-type="float">
            <text:p>1593195934</text:p>
          </table:table-cell>
          <table:table-cell table:formula="of:=([.$H1067]/86400)+25569-(3/24)" office:value-type="float" office:value="44008.6427546296" calcext:value-type="float">
            <text:p>44008,6427546296</text:p>
          </table:table-cell>
          <table:table-cell table:number-columns-repeated="2"/>
        </table:table-row>
        <table:table-row table:style-name="ro1">
          <table:table-cell office:value-type="float" office:value="1591016069" calcext:value-type="float">
            <text:p>1591016069</text:p>
          </table:table-cell>
          <table:table-cell table:style-name="ce3" office:value-type="string" calcext:value-type="string">
            <text:p>2020-06-01 09:54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068]" office:value-type="date" office:date-value="2020-06-26T15:25:34" calcext:value-type="date">
            <text:p>26/06/20</text:p>
          </table:table-cell>
          <table:table-cell table:formula="of:=[.I1068]" office:value-type="time" office:time-value="PT1056207H25M34.000000264S" calcext:value-type="time">
            <text:p>15:25:34</text:p>
          </table:table-cell>
          <table:table-cell table:formula="of:=[.A1068]+[.$J$2]" office:value-type="float" office:value="1593195934" calcext:value-type="float">
            <text:p>1593195934</text:p>
          </table:table-cell>
          <table:table-cell table:formula="of:=([.$H1068]/86400)+25569-(3/24)" office:value-type="float" office:value="44008.6427546296" calcext:value-type="float">
            <text:p>44008,6427546296</text:p>
          </table:table-cell>
          <table:table-cell table:number-columns-repeated="2"/>
        </table:table-row>
        <table:table-row table:style-name="ro1">
          <table:table-cell office:value-type="float" office:value="1591016069" calcext:value-type="float">
            <text:p>1591016069</text:p>
          </table:table-cell>
          <table:table-cell table:style-name="ce3" office:value-type="string" calcext:value-type="string">
            <text:p>2020-06-01 09:54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069]" office:value-type="date" office:date-value="2020-06-26T15:25:34" calcext:value-type="date">
            <text:p>26/06/20</text:p>
          </table:table-cell>
          <table:table-cell table:formula="of:=[.I1069]" office:value-type="time" office:time-value="PT1056207H25M34.000000264S" calcext:value-type="time">
            <text:p>15:25:34</text:p>
          </table:table-cell>
          <table:table-cell table:formula="of:=[.A1069]+[.$J$2]" office:value-type="float" office:value="1593195934" calcext:value-type="float">
            <text:p>1593195934</text:p>
          </table:table-cell>
          <table:table-cell table:formula="of:=([.$H1069]/86400)+25569-(3/24)" office:value-type="float" office:value="44008.6427546296" calcext:value-type="float">
            <text:p>44008,6427546296</text:p>
          </table:table-cell>
          <table:table-cell table:number-columns-repeated="2"/>
        </table:table-row>
        <table:table-row table:style-name="ro1">
          <table:table-cell office:value-type="float" office:value="1591019668" calcext:value-type="float">
            <text:p>1591019668</text:p>
          </table:table-cell>
          <table:table-cell table:style-name="ce3" office:value-type="string" calcext:value-type="string">
            <text:p>2020-06-01 10:54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070]" office:value-type="date" office:date-value="2020-06-26T16:25:33" calcext:value-type="date">
            <text:p>26/06/20</text:p>
          </table:table-cell>
          <table:table-cell table:formula="of:=[.I1070]" office:value-type="time" office:time-value="PT1056208H25M32.999999821S" calcext:value-type="time">
            <text:p>16:25:33</text:p>
          </table:table-cell>
          <table:table-cell table:formula="of:=[.A1070]+[.$J$2]" office:value-type="float" office:value="1593199533" calcext:value-type="float">
            <text:p>1593199533</text:p>
          </table:table-cell>
          <table:table-cell table:formula="of:=([.$H1070]/86400)+25569-(3/24)" office:value-type="float" office:value="44008.6844097222" calcext:value-type="float">
            <text:p>44008,6844097222</text:p>
          </table:table-cell>
          <table:table-cell table:number-columns-repeated="2"/>
        </table:table-row>
        <table:table-row table:style-name="ro1">
          <table:table-cell office:value-type="float" office:value="1591019668" calcext:value-type="float">
            <text:p>1591019668</text:p>
          </table:table-cell>
          <table:table-cell table:style-name="ce3" office:value-type="string" calcext:value-type="string">
            <text:p>2020-06-01 10:54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071]" office:value-type="date" office:date-value="2020-06-26T16:25:33" calcext:value-type="date">
            <text:p>26/06/20</text:p>
          </table:table-cell>
          <table:table-cell table:formula="of:=[.I1071]" office:value-type="time" office:time-value="PT1056208H25M32.999999821S" calcext:value-type="time">
            <text:p>16:25:33</text:p>
          </table:table-cell>
          <table:table-cell table:formula="of:=[.A1071]+[.$J$2]" office:value-type="float" office:value="1593199533" calcext:value-type="float">
            <text:p>1593199533</text:p>
          </table:table-cell>
          <table:table-cell table:formula="of:=([.$H1071]/86400)+25569-(3/24)" office:value-type="float" office:value="44008.6844097222" calcext:value-type="float">
            <text:p>44008,6844097222</text:p>
          </table:table-cell>
          <table:table-cell table:number-columns-repeated="2"/>
        </table:table-row>
        <table:table-row table:style-name="ro1">
          <table:table-cell office:value-type="float" office:value="1591019668" calcext:value-type="float">
            <text:p>1591019668</text:p>
          </table:table-cell>
          <table:table-cell table:style-name="ce3" office:value-type="string" calcext:value-type="string">
            <text:p>2020-06-01 10:54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072]" office:value-type="date" office:date-value="2020-06-26T16:25:33" calcext:value-type="date">
            <text:p>26/06/20</text:p>
          </table:table-cell>
          <table:table-cell table:formula="of:=[.I1072]" office:value-type="time" office:time-value="PT1056208H25M32.999999821S" calcext:value-type="time">
            <text:p>16:25:33</text:p>
          </table:table-cell>
          <table:table-cell table:formula="of:=[.A1072]+[.$J$2]" office:value-type="float" office:value="1593199533" calcext:value-type="float">
            <text:p>1593199533</text:p>
          </table:table-cell>
          <table:table-cell table:formula="of:=([.$H1072]/86400)+25569-(3/24)" office:value-type="float" office:value="44008.6844097222" calcext:value-type="float">
            <text:p>44008,6844097222</text:p>
          </table:table-cell>
          <table:table-cell table:number-columns-repeated="2"/>
        </table:table-row>
        <table:table-row table:style-name="ro1">
          <table:table-cell office:value-type="float" office:value="1591019668" calcext:value-type="float">
            <text:p>1591019668</text:p>
          </table:table-cell>
          <table:table-cell table:style-name="ce3" office:value-type="string" calcext:value-type="string">
            <text:p>2020-06-01 10:54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073]" office:value-type="date" office:date-value="2020-06-26T16:25:33" calcext:value-type="date">
            <text:p>26/06/20</text:p>
          </table:table-cell>
          <table:table-cell table:formula="of:=[.I1073]" office:value-type="time" office:time-value="PT1056208H25M32.999999821S" calcext:value-type="time">
            <text:p>16:25:33</text:p>
          </table:table-cell>
          <table:table-cell table:formula="of:=[.A1073]+[.$J$2]" office:value-type="float" office:value="1593199533" calcext:value-type="float">
            <text:p>1593199533</text:p>
          </table:table-cell>
          <table:table-cell table:formula="of:=([.$H1073]/86400)+25569-(3/24)" office:value-type="float" office:value="44008.6844097222" calcext:value-type="float">
            <text:p>44008,6844097222</text:p>
          </table:table-cell>
          <table:table-cell table:number-columns-repeated="2"/>
        </table:table-row>
        <table:table-row table:style-name="ro1">
          <table:table-cell office:value-type="float" office:value="1591023267" calcext:value-type="float">
            <text:p>1591023267</text:p>
          </table:table-cell>
          <table:table-cell table:style-name="ce3" office:value-type="string" calcext:value-type="string">
            <text:p>2020-06-01 11:54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074]" office:value-type="date" office:date-value="2020-06-26T17:25:32" calcext:value-type="date">
            <text:p>26/06/20</text:p>
          </table:table-cell>
          <table:table-cell table:formula="of:=[.I1074]" office:value-type="time" office:time-value="PT1056209H25M32.000000216S" calcext:value-type="time">
            <text:p>17:25:32</text:p>
          </table:table-cell>
          <table:table-cell table:formula="of:=[.A1074]+[.$J$2]" office:value-type="float" office:value="1593203132" calcext:value-type="float">
            <text:p>1593203132</text:p>
          </table:table-cell>
          <table:table-cell table:formula="of:=([.$H1074]/86400)+25569-(3/24)" office:value-type="float" office:value="44008.7260648148" calcext:value-type="float">
            <text:p>44008,7260648148</text:p>
          </table:table-cell>
          <table:table-cell table:number-columns-repeated="2"/>
        </table:table-row>
        <table:table-row table:style-name="ro1">
          <table:table-cell office:value-type="float" office:value="1591023267" calcext:value-type="float">
            <text:p>1591023267</text:p>
          </table:table-cell>
          <table:table-cell table:style-name="ce3" office:value-type="string" calcext:value-type="string">
            <text:p>2020-06-01 11:54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1075]" office:value-type="date" office:date-value="2020-06-26T17:25:32" calcext:value-type="date">
            <text:p>26/06/20</text:p>
          </table:table-cell>
          <table:table-cell table:formula="of:=[.I1075]" office:value-type="time" office:time-value="PT1056209H25M32.000000216S" calcext:value-type="time">
            <text:p>17:25:32</text:p>
          </table:table-cell>
          <table:table-cell table:formula="of:=[.A1075]+[.$J$2]" office:value-type="float" office:value="1593203132" calcext:value-type="float">
            <text:p>1593203132</text:p>
          </table:table-cell>
          <table:table-cell table:formula="of:=([.$H1075]/86400)+25569-(3/24)" office:value-type="float" office:value="44008.7260648148" calcext:value-type="float">
            <text:p>44008,7260648148</text:p>
          </table:table-cell>
          <table:table-cell table:number-columns-repeated="2"/>
        </table:table-row>
        <table:table-row table:style-name="ro1">
          <table:table-cell office:value-type="float" office:value="1591023267" calcext:value-type="float">
            <text:p>1591023267</text:p>
          </table:table-cell>
          <table:table-cell table:style-name="ce3" office:value-type="string" calcext:value-type="string">
            <text:p>2020-06-01 11:54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076]" office:value-type="date" office:date-value="2020-06-26T17:25:32" calcext:value-type="date">
            <text:p>26/06/20</text:p>
          </table:table-cell>
          <table:table-cell table:formula="of:=[.I1076]" office:value-type="time" office:time-value="PT1056209H25M32.000000216S" calcext:value-type="time">
            <text:p>17:25:32</text:p>
          </table:table-cell>
          <table:table-cell table:formula="of:=[.A1076]+[.$J$2]" office:value-type="float" office:value="1593203132" calcext:value-type="float">
            <text:p>1593203132</text:p>
          </table:table-cell>
          <table:table-cell table:formula="of:=([.$H1076]/86400)+25569-(3/24)" office:value-type="float" office:value="44008.7260648148" calcext:value-type="float">
            <text:p>44008,7260648148</text:p>
          </table:table-cell>
          <table:table-cell table:number-columns-repeated="2"/>
        </table:table-row>
        <table:table-row table:style-name="ro1">
          <table:table-cell office:value-type="float" office:value="1591023267" calcext:value-type="float">
            <text:p>1591023267</text:p>
          </table:table-cell>
          <table:table-cell table:style-name="ce3" office:value-type="string" calcext:value-type="string">
            <text:p>2020-06-01 11:54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077]" office:value-type="date" office:date-value="2020-06-26T17:25:32" calcext:value-type="date">
            <text:p>26/06/20</text:p>
          </table:table-cell>
          <table:table-cell table:formula="of:=[.I1077]" office:value-type="time" office:time-value="PT1056209H25M32.000000216S" calcext:value-type="time">
            <text:p>17:25:32</text:p>
          </table:table-cell>
          <table:table-cell table:formula="of:=[.A1077]+[.$J$2]" office:value-type="float" office:value="1593203132" calcext:value-type="float">
            <text:p>1593203132</text:p>
          </table:table-cell>
          <table:table-cell table:formula="of:=([.$H1077]/86400)+25569-(3/24)" office:value-type="float" office:value="44008.7260648148" calcext:value-type="float">
            <text:p>44008,7260648148</text:p>
          </table:table-cell>
          <table:table-cell table:number-columns-repeated="2"/>
        </table:table-row>
        <table:table-row table:style-name="ro1">
          <table:table-cell office:value-type="float" office:value="1591026866" calcext:value-type="float">
            <text:p>1591026866</text:p>
          </table:table-cell>
          <table:table-cell table:style-name="ce3" office:value-type="string" calcext:value-type="string">
            <text:p>2020-06-01 12:54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078]" office:value-type="date" office:date-value="2020-06-26T18:25:31" calcext:value-type="date">
            <text:p>26/06/20</text:p>
          </table:table-cell>
          <table:table-cell table:formula="of:=[.I1078]" office:value-type="time" office:time-value="PT1056210H25M31.000000611S" calcext:value-type="time">
            <text:p>18:25:31</text:p>
          </table:table-cell>
          <table:table-cell table:formula="of:=[.A1078]+[.$J$2]" office:value-type="float" office:value="1593206731" calcext:value-type="float">
            <text:p>1593206731</text:p>
          </table:table-cell>
          <table:table-cell table:formula="of:=([.$H1078]/86400)+25569-(3/24)" office:value-type="float" office:value="44008.7677199074" calcext:value-type="float">
            <text:p>44008,7677199074</text:p>
          </table:table-cell>
          <table:table-cell table:number-columns-repeated="2"/>
        </table:table-row>
        <table:table-row table:style-name="ro1">
          <table:table-cell office:value-type="float" office:value="1591026866" calcext:value-type="float">
            <text:p>1591026866</text:p>
          </table:table-cell>
          <table:table-cell table:style-name="ce3" office:value-type="string" calcext:value-type="string">
            <text:p>2020-06-01 12:54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079]" office:value-type="date" office:date-value="2020-06-26T18:25:31" calcext:value-type="date">
            <text:p>26/06/20</text:p>
          </table:table-cell>
          <table:table-cell table:formula="of:=[.I1079]" office:value-type="time" office:time-value="PT1056210H25M31.000000611S" calcext:value-type="time">
            <text:p>18:25:31</text:p>
          </table:table-cell>
          <table:table-cell table:formula="of:=[.A1079]+[.$J$2]" office:value-type="float" office:value="1593206731" calcext:value-type="float">
            <text:p>1593206731</text:p>
          </table:table-cell>
          <table:table-cell table:formula="of:=([.$H1079]/86400)+25569-(3/24)" office:value-type="float" office:value="44008.7677199074" calcext:value-type="float">
            <text:p>44008,7677199074</text:p>
          </table:table-cell>
          <table:table-cell table:number-columns-repeated="2"/>
        </table:table-row>
        <table:table-row table:style-name="ro1">
          <table:table-cell office:value-type="float" office:value="1591026866" calcext:value-type="float">
            <text:p>1591026866</text:p>
          </table:table-cell>
          <table:table-cell table:style-name="ce3" office:value-type="string" calcext:value-type="string">
            <text:p>2020-06-01 12:54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080]" office:value-type="date" office:date-value="2020-06-26T18:25:31" calcext:value-type="date">
            <text:p>26/06/20</text:p>
          </table:table-cell>
          <table:table-cell table:formula="of:=[.I1080]" office:value-type="time" office:time-value="PT1056210H25M31.000000611S" calcext:value-type="time">
            <text:p>18:25:31</text:p>
          </table:table-cell>
          <table:table-cell table:formula="of:=[.A1080]+[.$J$2]" office:value-type="float" office:value="1593206731" calcext:value-type="float">
            <text:p>1593206731</text:p>
          </table:table-cell>
          <table:table-cell table:formula="of:=([.$H1080]/86400)+25569-(3/24)" office:value-type="float" office:value="44008.7677199074" calcext:value-type="float">
            <text:p>44008,7677199074</text:p>
          </table:table-cell>
          <table:table-cell table:number-columns-repeated="2"/>
        </table:table-row>
        <table:table-row table:style-name="ro1">
          <table:table-cell office:value-type="float" office:value="1591026866" calcext:value-type="float">
            <text:p>1591026866</text:p>
          </table:table-cell>
          <table:table-cell table:style-name="ce3" office:value-type="string" calcext:value-type="string">
            <text:p>2020-06-01 12:54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081]" office:value-type="date" office:date-value="2020-06-26T18:25:31" calcext:value-type="date">
            <text:p>26/06/20</text:p>
          </table:table-cell>
          <table:table-cell table:formula="of:=[.I1081]" office:value-type="time" office:time-value="PT1056210H25M31.000000611S" calcext:value-type="time">
            <text:p>18:25:31</text:p>
          </table:table-cell>
          <table:table-cell table:formula="of:=[.A1081]+[.$J$2]" office:value-type="float" office:value="1593206731" calcext:value-type="float">
            <text:p>1593206731</text:p>
          </table:table-cell>
          <table:table-cell table:formula="of:=([.$H1081]/86400)+25569-(3/24)" office:value-type="float" office:value="44008.7677199074" calcext:value-type="float">
            <text:p>44008,7677199074</text:p>
          </table:table-cell>
          <table:table-cell table:number-columns-repeated="2"/>
        </table:table-row>
        <table:table-row table:style-name="ro1">
          <table:table-cell office:value-type="float" office:value="1591030465" calcext:value-type="float">
            <text:p>1591030465</text:p>
          </table:table-cell>
          <table:table-cell table:style-name="ce3" office:value-type="string" calcext:value-type="string">
            <text:p>2020-06-01 13:54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9.0</text:p>
          </table:table-cell>
          <table:table-cell table:formula="of:=[.I1082]" office:value-type="date" office:date-value="2020-06-26T19:25:30" calcext:value-type="date">
            <text:p>26/06/20</text:p>
          </table:table-cell>
          <table:table-cell table:formula="of:=[.I1082]" office:value-type="time" office:time-value="PT1056211H25M29.999999329S" calcext:value-type="time">
            <text:p>19:25:30</text:p>
          </table:table-cell>
          <table:table-cell table:formula="of:=[.A1082]+[.$J$2]" office:value-type="float" office:value="1593210330" calcext:value-type="float">
            <text:p>1593210330</text:p>
          </table:table-cell>
          <table:table-cell table:formula="of:=([.$H1082]/86400)+25569-(3/24)" office:value-type="float" office:value="44008.809375" calcext:value-type="float">
            <text:p>44008,809375</text:p>
          </table:table-cell>
          <table:table-cell table:number-columns-repeated="2"/>
        </table:table-row>
        <table:table-row table:style-name="ro1">
          <table:table-cell office:value-type="float" office:value="1591030465" calcext:value-type="float">
            <text:p>1591030465</text:p>
          </table:table-cell>
          <table:table-cell table:style-name="ce3" office:value-type="string" calcext:value-type="string">
            <text:p>2020-06-01 13:54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6.0</text:p>
          </table:table-cell>
          <table:table-cell table:formula="of:=[.I1083]" office:value-type="date" office:date-value="2020-06-26T19:25:30" calcext:value-type="date">
            <text:p>26/06/20</text:p>
          </table:table-cell>
          <table:table-cell table:formula="of:=[.I1083]" office:value-type="time" office:time-value="PT1056211H25M29.999999329S" calcext:value-type="time">
            <text:p>19:25:30</text:p>
          </table:table-cell>
          <table:table-cell table:formula="of:=[.A1083]+[.$J$2]" office:value-type="float" office:value="1593210330" calcext:value-type="float">
            <text:p>1593210330</text:p>
          </table:table-cell>
          <table:table-cell table:formula="of:=([.$H1083]/86400)+25569-(3/24)" office:value-type="float" office:value="44008.809375" calcext:value-type="float">
            <text:p>44008,809375</text:p>
          </table:table-cell>
          <table:table-cell table:number-columns-repeated="2"/>
        </table:table-row>
        <table:table-row table:style-name="ro1">
          <table:table-cell office:value-type="float" office:value="1591030465" calcext:value-type="float">
            <text:p>1591030465</text:p>
          </table:table-cell>
          <table:table-cell table:style-name="ce3" office:value-type="string" calcext:value-type="string">
            <text:p>2020-06-01 13:54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50.0</text:p>
          </table:table-cell>
          <table:table-cell table:formula="of:=[.I1084]" office:value-type="date" office:date-value="2020-06-26T19:25:30" calcext:value-type="date">
            <text:p>26/06/20</text:p>
          </table:table-cell>
          <table:table-cell table:formula="of:=[.I1084]" office:value-type="time" office:time-value="PT1056211H25M29.999999329S" calcext:value-type="time">
            <text:p>19:25:30</text:p>
          </table:table-cell>
          <table:table-cell table:formula="of:=[.A1084]+[.$J$2]" office:value-type="float" office:value="1593210330" calcext:value-type="float">
            <text:p>1593210330</text:p>
          </table:table-cell>
          <table:table-cell table:formula="of:=([.$H1084]/86400)+25569-(3/24)" office:value-type="float" office:value="44008.809375" calcext:value-type="float">
            <text:p>44008,809375</text:p>
          </table:table-cell>
          <table:table-cell table:number-columns-repeated="2"/>
        </table:table-row>
        <table:table-row table:style-name="ro1">
          <table:table-cell office:value-type="float" office:value="1591030465" calcext:value-type="float">
            <text:p>1591030465</text:p>
          </table:table-cell>
          <table:table-cell table:style-name="ce3" office:value-type="string" calcext:value-type="string">
            <text:p>2020-06-01 13:54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4.0</text:p>
          </table:table-cell>
          <table:table-cell table:formula="of:=[.I1085]" office:value-type="date" office:date-value="2020-06-26T19:25:30" calcext:value-type="date">
            <text:p>26/06/20</text:p>
          </table:table-cell>
          <table:table-cell table:formula="of:=[.I1085]" office:value-type="time" office:time-value="PT1056211H25M29.999999329S" calcext:value-type="time">
            <text:p>19:25:30</text:p>
          </table:table-cell>
          <table:table-cell table:formula="of:=[.A1085]+[.$J$2]" office:value-type="float" office:value="1593210330" calcext:value-type="float">
            <text:p>1593210330</text:p>
          </table:table-cell>
          <table:table-cell table:formula="of:=([.$H1085]/86400)+25569-(3/24)" office:value-type="float" office:value="44008.809375" calcext:value-type="float">
            <text:p>44008,809375</text:p>
          </table:table-cell>
          <table:table-cell table:number-columns-repeated="2"/>
        </table:table-row>
        <table:table-row table:style-name="ro1">
          <table:table-cell office:value-type="float" office:value="1591034064" calcext:value-type="float">
            <text:p>1591034064</text:p>
          </table:table-cell>
          <table:table-cell table:style-name="ce3" office:value-type="string" calcext:value-type="string">
            <text:p>2020-06-01 14:54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086]" office:value-type="date" office:date-value="2020-06-26T20:25:29" calcext:value-type="date">
            <text:p>26/06/20</text:p>
          </table:table-cell>
          <table:table-cell table:formula="of:=[.I1086]" office:value-type="time" office:time-value="PT1056212H25M28.999999724S" calcext:value-type="time">
            <text:p>20:25:29</text:p>
          </table:table-cell>
          <table:table-cell table:formula="of:=[.A1086]+[.$J$2]" office:value-type="float" office:value="1593213929" calcext:value-type="float">
            <text:p>1593213929</text:p>
          </table:table-cell>
          <table:table-cell table:formula="of:=([.$H1086]/86400)+25569-(3/24)" office:value-type="float" office:value="44008.8510300926" calcext:value-type="float">
            <text:p>44008,8510300926</text:p>
          </table:table-cell>
          <table:table-cell table:number-columns-repeated="2"/>
        </table:table-row>
        <table:table-row table:style-name="ro1">
          <table:table-cell office:value-type="float" office:value="1591034064" calcext:value-type="float">
            <text:p>1591034064</text:p>
          </table:table-cell>
          <table:table-cell table:style-name="ce3" office:value-type="string" calcext:value-type="string">
            <text:p>2020-06-01 14:54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087]" office:value-type="date" office:date-value="2020-06-26T20:25:29" calcext:value-type="date">
            <text:p>26/06/20</text:p>
          </table:table-cell>
          <table:table-cell table:formula="of:=[.I1087]" office:value-type="time" office:time-value="PT1056212H25M28.999999724S" calcext:value-type="time">
            <text:p>20:25:29</text:p>
          </table:table-cell>
          <table:table-cell table:formula="of:=[.A1087]+[.$J$2]" office:value-type="float" office:value="1593213929" calcext:value-type="float">
            <text:p>1593213929</text:p>
          </table:table-cell>
          <table:table-cell table:formula="of:=([.$H1087]/86400)+25569-(3/24)" office:value-type="float" office:value="44008.8510300926" calcext:value-type="float">
            <text:p>44008,8510300926</text:p>
          </table:table-cell>
          <table:table-cell table:number-columns-repeated="2"/>
        </table:table-row>
        <table:table-row table:style-name="ro1">
          <table:table-cell office:value-type="float" office:value="1591034064" calcext:value-type="float">
            <text:p>1591034064</text:p>
          </table:table-cell>
          <table:table-cell table:style-name="ce3" office:value-type="string" calcext:value-type="string">
            <text:p>2020-06-01 14:54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088]" office:value-type="date" office:date-value="2020-06-26T20:25:29" calcext:value-type="date">
            <text:p>26/06/20</text:p>
          </table:table-cell>
          <table:table-cell table:formula="of:=[.I1088]" office:value-type="time" office:time-value="PT1056212H25M28.999999724S" calcext:value-type="time">
            <text:p>20:25:29</text:p>
          </table:table-cell>
          <table:table-cell table:formula="of:=[.A1088]+[.$J$2]" office:value-type="float" office:value="1593213929" calcext:value-type="float">
            <text:p>1593213929</text:p>
          </table:table-cell>
          <table:table-cell table:formula="of:=([.$H1088]/86400)+25569-(3/24)" office:value-type="float" office:value="44008.8510300926" calcext:value-type="float">
            <text:p>44008,8510300926</text:p>
          </table:table-cell>
          <table:table-cell table:number-columns-repeated="2"/>
        </table:table-row>
        <table:table-row table:style-name="ro1">
          <table:table-cell office:value-type="float" office:value="1591034064" calcext:value-type="float">
            <text:p>1591034064</text:p>
          </table:table-cell>
          <table:table-cell table:style-name="ce3" office:value-type="string" calcext:value-type="string">
            <text:p>2020-06-01 14:54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089]" office:value-type="date" office:date-value="2020-06-26T20:25:29" calcext:value-type="date">
            <text:p>26/06/20</text:p>
          </table:table-cell>
          <table:table-cell table:formula="of:=[.I1089]" office:value-type="time" office:time-value="PT1056212H25M28.999999724S" calcext:value-type="time">
            <text:p>20:25:29</text:p>
          </table:table-cell>
          <table:table-cell table:formula="of:=[.A1089]+[.$J$2]" office:value-type="float" office:value="1593213929" calcext:value-type="float">
            <text:p>1593213929</text:p>
          </table:table-cell>
          <table:table-cell table:formula="of:=([.$H1089]/86400)+25569-(3/24)" office:value-type="float" office:value="44008.8510300926" calcext:value-type="float">
            <text:p>44008,8510300926</text:p>
          </table:table-cell>
          <table:table-cell table:number-columns-repeated="2"/>
        </table:table-row>
        <table:table-row table:style-name="ro1">
          <table:table-cell office:value-type="float" office:value="1591037663" calcext:value-type="float">
            <text:p>1591037663</text:p>
          </table:table-cell>
          <table:table-cell table:style-name="ce3" office:value-type="string" calcext:value-type="string">
            <text:p>2020-06-01 15:54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090]" office:value-type="date" office:date-value="2020-06-26T21:25:28" calcext:value-type="date">
            <text:p>26/06/20</text:p>
          </table:table-cell>
          <table:table-cell table:formula="of:=[.I1090]" office:value-type="time" office:time-value="PT1056213H25M28.000000119S" calcext:value-type="time">
            <text:p>21:25:28</text:p>
          </table:table-cell>
          <table:table-cell table:formula="of:=[.A1090]+[.$J$2]" office:value-type="float" office:value="1593217528" calcext:value-type="float">
            <text:p>1593217528</text:p>
          </table:table-cell>
          <table:table-cell table:formula="of:=([.$H1090]/86400)+25569-(3/24)" office:value-type="float" office:value="44008.8926851852" calcext:value-type="float">
            <text:p>44008,8926851852</text:p>
          </table:table-cell>
          <table:table-cell table:number-columns-repeated="2"/>
        </table:table-row>
        <table:table-row table:style-name="ro1">
          <table:table-cell office:value-type="float" office:value="1591037663" calcext:value-type="float">
            <text:p>1591037663</text:p>
          </table:table-cell>
          <table:table-cell table:style-name="ce3" office:value-type="string" calcext:value-type="string">
            <text:p>2020-06-01 15:54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091]" office:value-type="date" office:date-value="2020-06-26T21:25:28" calcext:value-type="date">
            <text:p>26/06/20</text:p>
          </table:table-cell>
          <table:table-cell table:formula="of:=[.I1091]" office:value-type="time" office:time-value="PT1056213H25M28.000000119S" calcext:value-type="time">
            <text:p>21:25:28</text:p>
          </table:table-cell>
          <table:table-cell table:formula="of:=[.A1091]+[.$J$2]" office:value-type="float" office:value="1593217528" calcext:value-type="float">
            <text:p>1593217528</text:p>
          </table:table-cell>
          <table:table-cell table:formula="of:=([.$H1091]/86400)+25569-(3/24)" office:value-type="float" office:value="44008.8926851852" calcext:value-type="float">
            <text:p>44008,8926851852</text:p>
          </table:table-cell>
          <table:table-cell table:number-columns-repeated="2"/>
        </table:table-row>
        <table:table-row table:style-name="ro1">
          <table:table-cell office:value-type="float" office:value="1591037663" calcext:value-type="float">
            <text:p>1591037663</text:p>
          </table:table-cell>
          <table:table-cell table:style-name="ce3" office:value-type="string" calcext:value-type="string">
            <text:p>2020-06-01 15:54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092]" office:value-type="date" office:date-value="2020-06-26T21:25:28" calcext:value-type="date">
            <text:p>26/06/20</text:p>
          </table:table-cell>
          <table:table-cell table:formula="of:=[.I1092]" office:value-type="time" office:time-value="PT1056213H25M28.000000119S" calcext:value-type="time">
            <text:p>21:25:28</text:p>
          </table:table-cell>
          <table:table-cell table:formula="of:=[.A1092]+[.$J$2]" office:value-type="float" office:value="1593217528" calcext:value-type="float">
            <text:p>1593217528</text:p>
          </table:table-cell>
          <table:table-cell table:formula="of:=([.$H1092]/86400)+25569-(3/24)" office:value-type="float" office:value="44008.8926851852" calcext:value-type="float">
            <text:p>44008,8926851852</text:p>
          </table:table-cell>
          <table:table-cell table:number-columns-repeated="2"/>
        </table:table-row>
        <table:table-row table:style-name="ro1">
          <table:table-cell office:value-type="float" office:value="1591037663" calcext:value-type="float">
            <text:p>1591037663</text:p>
          </table:table-cell>
          <table:table-cell table:style-name="ce3" office:value-type="string" calcext:value-type="string">
            <text:p>2020-06-01 15:54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093]" office:value-type="date" office:date-value="2020-06-26T21:25:28" calcext:value-type="date">
            <text:p>26/06/20</text:p>
          </table:table-cell>
          <table:table-cell table:formula="of:=[.I1093]" office:value-type="time" office:time-value="PT1056213H25M28.000000119S" calcext:value-type="time">
            <text:p>21:25:28</text:p>
          </table:table-cell>
          <table:table-cell table:formula="of:=[.A1093]+[.$J$2]" office:value-type="float" office:value="1593217528" calcext:value-type="float">
            <text:p>1593217528</text:p>
          </table:table-cell>
          <table:table-cell table:formula="of:=([.$H1093]/86400)+25569-(3/24)" office:value-type="float" office:value="44008.8926851852" calcext:value-type="float">
            <text:p>44008,8926851852</text:p>
          </table:table-cell>
          <table:table-cell table:number-columns-repeated="2"/>
        </table:table-row>
        <table:table-row table:style-name="ro1">
          <table:table-cell office:value-type="float" office:value="1591041262" calcext:value-type="float">
            <text:p>1591041262</text:p>
          </table:table-cell>
          <table:table-cell table:style-name="ce3" office:value-type="string" calcext:value-type="string">
            <text:p>2020-06-01 16:54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094]" office:value-type="date" office:date-value="2020-06-26T22:25:27" calcext:value-type="date">
            <text:p>26/06/20</text:p>
          </table:table-cell>
          <table:table-cell table:formula="of:=[.I1094]" office:value-type="time" office:time-value="PT1056214H25M26.999999676S" calcext:value-type="time">
            <text:p>22:25:27</text:p>
          </table:table-cell>
          <table:table-cell table:formula="of:=[.A1094]+[.$J$2]" office:value-type="float" office:value="1593221127" calcext:value-type="float">
            <text:p>1593221127</text:p>
          </table:table-cell>
          <table:table-cell table:formula="of:=([.$H1094]/86400)+25569-(3/24)" office:value-type="float" office:value="44008.9343402778" calcext:value-type="float">
            <text:p>44008,9343402778</text:p>
          </table:table-cell>
          <table:table-cell table:number-columns-repeated="2"/>
        </table:table-row>
        <table:table-row table:style-name="ro1">
          <table:table-cell office:value-type="float" office:value="1591041262" calcext:value-type="float">
            <text:p>1591041262</text:p>
          </table:table-cell>
          <table:table-cell table:style-name="ce3" office:value-type="string" calcext:value-type="string">
            <text:p>2020-06-01 16:54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095]" office:value-type="date" office:date-value="2020-06-26T22:25:27" calcext:value-type="date">
            <text:p>26/06/20</text:p>
          </table:table-cell>
          <table:table-cell table:formula="of:=[.I1095]" office:value-type="time" office:time-value="PT1056214H25M26.999999676S" calcext:value-type="time">
            <text:p>22:25:27</text:p>
          </table:table-cell>
          <table:table-cell table:formula="of:=[.A1095]+[.$J$2]" office:value-type="float" office:value="1593221127" calcext:value-type="float">
            <text:p>1593221127</text:p>
          </table:table-cell>
          <table:table-cell table:formula="of:=([.$H1095]/86400)+25569-(3/24)" office:value-type="float" office:value="44008.9343402778" calcext:value-type="float">
            <text:p>44008,9343402778</text:p>
          </table:table-cell>
          <table:table-cell table:number-columns-repeated="2"/>
        </table:table-row>
        <table:table-row table:style-name="ro1">
          <table:table-cell office:value-type="float" office:value="1591041262" calcext:value-type="float">
            <text:p>1591041262</text:p>
          </table:table-cell>
          <table:table-cell table:style-name="ce3" office:value-type="string" calcext:value-type="string">
            <text:p>2020-06-01 16:54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096]" office:value-type="date" office:date-value="2020-06-26T22:25:27" calcext:value-type="date">
            <text:p>26/06/20</text:p>
          </table:table-cell>
          <table:table-cell table:formula="of:=[.I1096]" office:value-type="time" office:time-value="PT1056214H25M26.999999676S" calcext:value-type="time">
            <text:p>22:25:27</text:p>
          </table:table-cell>
          <table:table-cell table:formula="of:=[.A1096]+[.$J$2]" office:value-type="float" office:value="1593221127" calcext:value-type="float">
            <text:p>1593221127</text:p>
          </table:table-cell>
          <table:table-cell table:formula="of:=([.$H1096]/86400)+25569-(3/24)" office:value-type="float" office:value="44008.9343402778" calcext:value-type="float">
            <text:p>44008,9343402778</text:p>
          </table:table-cell>
          <table:table-cell table:number-columns-repeated="2"/>
        </table:table-row>
        <table:table-row table:style-name="ro1">
          <table:table-cell office:value-type="float" office:value="1591041262" calcext:value-type="float">
            <text:p>1591041262</text:p>
          </table:table-cell>
          <table:table-cell table:style-name="ce3" office:value-type="string" calcext:value-type="string">
            <text:p>2020-06-01 16:54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097]" office:value-type="date" office:date-value="2020-06-26T22:25:27" calcext:value-type="date">
            <text:p>26/06/20</text:p>
          </table:table-cell>
          <table:table-cell table:formula="of:=[.I1097]" office:value-type="time" office:time-value="PT1056214H25M26.999999676S" calcext:value-type="time">
            <text:p>22:25:27</text:p>
          </table:table-cell>
          <table:table-cell table:formula="of:=[.A1097]+[.$J$2]" office:value-type="float" office:value="1593221127" calcext:value-type="float">
            <text:p>1593221127</text:p>
          </table:table-cell>
          <table:table-cell table:formula="of:=([.$H1097]/86400)+25569-(3/24)" office:value-type="float" office:value="44008.9343402778" calcext:value-type="float">
            <text:p>44008,9343402778</text:p>
          </table:table-cell>
          <table:table-cell table:number-columns-repeated="2"/>
        </table:table-row>
        <table:table-row table:style-name="ro1">
          <table:table-cell office:value-type="float" office:value="1591044861" calcext:value-type="float">
            <text:p>1591044861</text:p>
          </table:table-cell>
          <table:table-cell table:style-name="ce3" office:value-type="string" calcext:value-type="string">
            <text:p>2020-06-01 17:54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098]" office:value-type="date" office:date-value="2020-06-26T23:25:26" calcext:value-type="date">
            <text:p>26/06/20</text:p>
          </table:table-cell>
          <table:table-cell table:formula="of:=[.I1098]" office:value-type="time" office:time-value="PT1056215H25M26.000000071S" calcext:value-type="time">
            <text:p>23:25:26</text:p>
          </table:table-cell>
          <table:table-cell table:formula="of:=[.A1098]+[.$J$2]" office:value-type="float" office:value="1593224726" calcext:value-type="float">
            <text:p>1593224726</text:p>
          </table:table-cell>
          <table:table-cell table:formula="of:=([.$H1098]/86400)+25569-(3/24)" office:value-type="float" office:value="44008.9759953704" calcext:value-type="float">
            <text:p>44008,9759953704</text:p>
          </table:table-cell>
          <table:table-cell table:number-columns-repeated="2"/>
        </table:table-row>
        <table:table-row table:style-name="ro1">
          <table:table-cell office:value-type="float" office:value="1591044861" calcext:value-type="float">
            <text:p>1591044861</text:p>
          </table:table-cell>
          <table:table-cell table:style-name="ce3" office:value-type="string" calcext:value-type="string">
            <text:p>2020-06-01 17:54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099]" office:value-type="date" office:date-value="2020-06-26T23:25:26" calcext:value-type="date">
            <text:p>26/06/20</text:p>
          </table:table-cell>
          <table:table-cell table:formula="of:=[.I1099]" office:value-type="time" office:time-value="PT1056215H25M26.000000071S" calcext:value-type="time">
            <text:p>23:25:26</text:p>
          </table:table-cell>
          <table:table-cell table:formula="of:=[.A1099]+[.$J$2]" office:value-type="float" office:value="1593224726" calcext:value-type="float">
            <text:p>1593224726</text:p>
          </table:table-cell>
          <table:table-cell table:formula="of:=([.$H1099]/86400)+25569-(3/24)" office:value-type="float" office:value="44008.9759953704" calcext:value-type="float">
            <text:p>44008,9759953704</text:p>
          </table:table-cell>
          <table:table-cell table:number-columns-repeated="2"/>
        </table:table-row>
        <table:table-row table:style-name="ro1">
          <table:table-cell office:value-type="float" office:value="1591044861" calcext:value-type="float">
            <text:p>1591044861</text:p>
          </table:table-cell>
          <table:table-cell table:style-name="ce3" office:value-type="string" calcext:value-type="string">
            <text:p>2020-06-01 17:54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100]" office:value-type="date" office:date-value="2020-06-26T23:25:26" calcext:value-type="date">
            <text:p>26/06/20</text:p>
          </table:table-cell>
          <table:table-cell table:formula="of:=[.I1100]" office:value-type="time" office:time-value="PT1056215H25M26.000000071S" calcext:value-type="time">
            <text:p>23:25:26</text:p>
          </table:table-cell>
          <table:table-cell table:formula="of:=[.A1100]+[.$J$2]" office:value-type="float" office:value="1593224726" calcext:value-type="float">
            <text:p>1593224726</text:p>
          </table:table-cell>
          <table:table-cell table:formula="of:=([.$H1100]/86400)+25569-(3/24)" office:value-type="float" office:value="44008.9759953704" calcext:value-type="float">
            <text:p>44008,9759953704</text:p>
          </table:table-cell>
          <table:table-cell table:number-columns-repeated="2"/>
        </table:table-row>
        <table:table-row table:style-name="ro1">
          <table:table-cell office:value-type="float" office:value="1591044861" calcext:value-type="float">
            <text:p>1591044861</text:p>
          </table:table-cell>
          <table:table-cell table:style-name="ce3" office:value-type="string" calcext:value-type="string">
            <text:p>2020-06-01 17:54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101]" office:value-type="date" office:date-value="2020-06-26T23:25:26" calcext:value-type="date">
            <text:p>26/06/20</text:p>
          </table:table-cell>
          <table:table-cell table:formula="of:=[.I1101]" office:value-type="time" office:time-value="PT1056215H25M26.000000071S" calcext:value-type="time">
            <text:p>23:25:26</text:p>
          </table:table-cell>
          <table:table-cell table:formula="of:=[.A1101]+[.$J$2]" office:value-type="float" office:value="1593224726" calcext:value-type="float">
            <text:p>1593224726</text:p>
          </table:table-cell>
          <table:table-cell table:formula="of:=([.$H1101]/86400)+25569-(3/24)" office:value-type="float" office:value="44008.9759953704" calcext:value-type="float">
            <text:p>44008,9759953704</text:p>
          </table:table-cell>
          <table:table-cell table:number-columns-repeated="2"/>
        </table:table-row>
        <table:table-row table:style-name="ro1">
          <table:table-cell office:value-type="float" office:value="1591048460" calcext:value-type="float">
            <text:p>1591048460</text:p>
          </table:table-cell>
          <table:table-cell table:style-name="ce3" office:value-type="string" calcext:value-type="string">
            <text:p>2020-06-01 18:54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102]" office:value-type="date" office:date-value="2020-06-27T00:25:25" calcext:value-type="date">
            <text:p>27/06/20</text:p>
          </table:table-cell>
          <table:table-cell table:formula="of:=[.I1102]" office:value-type="time" office:time-value="PT1056216H25M24.999999627S" calcext:value-type="time">
            <text:p>00:25:25</text:p>
          </table:table-cell>
          <table:table-cell table:formula="of:=[.A1102]+[.$J$2]" office:value-type="float" office:value="1593228325" calcext:value-type="float">
            <text:p>1593228325</text:p>
          </table:table-cell>
          <table:table-cell table:formula="of:=([.$H1102]/86400)+25569-(3/24)" office:value-type="float" office:value="44009.017650463" calcext:value-type="float">
            <text:p>44009,017650463</text:p>
          </table:table-cell>
          <table:table-cell table:number-columns-repeated="2"/>
        </table:table-row>
        <table:table-row table:style-name="ro1">
          <table:table-cell office:value-type="float" office:value="1591048460" calcext:value-type="float">
            <text:p>1591048460</text:p>
          </table:table-cell>
          <table:table-cell table:style-name="ce3" office:value-type="string" calcext:value-type="string">
            <text:p>2020-06-01 18:54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103]" office:value-type="date" office:date-value="2020-06-27T00:25:25" calcext:value-type="date">
            <text:p>27/06/20</text:p>
          </table:table-cell>
          <table:table-cell table:formula="of:=[.I1103]" office:value-type="time" office:time-value="PT1056216H25M24.999999627S" calcext:value-type="time">
            <text:p>00:25:25</text:p>
          </table:table-cell>
          <table:table-cell table:formula="of:=[.A1103]+[.$J$2]" office:value-type="float" office:value="1593228325" calcext:value-type="float">
            <text:p>1593228325</text:p>
          </table:table-cell>
          <table:table-cell table:formula="of:=([.$H1103]/86400)+25569-(3/24)" office:value-type="float" office:value="44009.017650463" calcext:value-type="float">
            <text:p>44009,017650463</text:p>
          </table:table-cell>
          <table:table-cell table:number-columns-repeated="2"/>
        </table:table-row>
        <table:table-row table:style-name="ro1">
          <table:table-cell office:value-type="float" office:value="1591048460" calcext:value-type="float">
            <text:p>1591048460</text:p>
          </table:table-cell>
          <table:table-cell table:style-name="ce3" office:value-type="string" calcext:value-type="string">
            <text:p>2020-06-01 18:54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104]" office:value-type="date" office:date-value="2020-06-27T00:25:25" calcext:value-type="date">
            <text:p>27/06/20</text:p>
          </table:table-cell>
          <table:table-cell table:formula="of:=[.I1104]" office:value-type="time" office:time-value="PT1056216H25M24.999999627S" calcext:value-type="time">
            <text:p>00:25:25</text:p>
          </table:table-cell>
          <table:table-cell table:formula="of:=[.A1104]+[.$J$2]" office:value-type="float" office:value="1593228325" calcext:value-type="float">
            <text:p>1593228325</text:p>
          </table:table-cell>
          <table:table-cell table:formula="of:=([.$H1104]/86400)+25569-(3/24)" office:value-type="float" office:value="44009.017650463" calcext:value-type="float">
            <text:p>44009,017650463</text:p>
          </table:table-cell>
          <table:table-cell table:number-columns-repeated="2"/>
        </table:table-row>
        <table:table-row table:style-name="ro1">
          <table:table-cell office:value-type="float" office:value="1591048460" calcext:value-type="float">
            <text:p>1591048460</text:p>
          </table:table-cell>
          <table:table-cell table:style-name="ce3" office:value-type="string" calcext:value-type="string">
            <text:p>2020-06-01 18:54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105]" office:value-type="date" office:date-value="2020-06-27T00:25:25" calcext:value-type="date">
            <text:p>27/06/20</text:p>
          </table:table-cell>
          <table:table-cell table:formula="of:=[.I1105]" office:value-type="time" office:time-value="PT1056216H25M24.999999627S" calcext:value-type="time">
            <text:p>00:25:25</text:p>
          </table:table-cell>
          <table:table-cell table:formula="of:=[.A1105]+[.$J$2]" office:value-type="float" office:value="1593228325" calcext:value-type="float">
            <text:p>1593228325</text:p>
          </table:table-cell>
          <table:table-cell table:formula="of:=([.$H1105]/86400)+25569-(3/24)" office:value-type="float" office:value="44009.017650463" calcext:value-type="float">
            <text:p>44009,017650463</text:p>
          </table:table-cell>
          <table:table-cell table:number-columns-repeated="2"/>
        </table:table-row>
        <table:table-row table:style-name="ro1">
          <table:table-cell office:value-type="float" office:value="1591052059" calcext:value-type="float">
            <text:p>1591052059</text:p>
          </table:table-cell>
          <table:table-cell table:style-name="ce3" office:value-type="string" calcext:value-type="string">
            <text:p>2020-06-01 19:54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106]" office:value-type="date" office:date-value="2020-06-27T01:25:24" calcext:value-type="date">
            <text:p>27/06/20</text:p>
          </table:table-cell>
          <table:table-cell table:formula="of:=[.I1106]" office:value-type="time" office:time-value="PT1056217H25M24.000000022S" calcext:value-type="time">
            <text:p>01:25:24</text:p>
          </table:table-cell>
          <table:table-cell table:formula="of:=[.A1106]+[.$J$2]" office:value-type="float" office:value="1593231924" calcext:value-type="float">
            <text:p>1593231924</text:p>
          </table:table-cell>
          <table:table-cell table:formula="of:=([.$H1106]/86400)+25569-(3/24)" office:value-type="float" office:value="44009.0593055556" calcext:value-type="float">
            <text:p>44009,0593055556</text:p>
          </table:table-cell>
          <table:table-cell table:number-columns-repeated="2"/>
        </table:table-row>
        <table:table-row table:style-name="ro1">
          <table:table-cell office:value-type="float" office:value="1591052059" calcext:value-type="float">
            <text:p>1591052059</text:p>
          </table:table-cell>
          <table:table-cell table:style-name="ce3" office:value-type="string" calcext:value-type="string">
            <text:p>2020-06-01 19:54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1107]" office:value-type="date" office:date-value="2020-06-27T01:25:24" calcext:value-type="date">
            <text:p>27/06/20</text:p>
          </table:table-cell>
          <table:table-cell table:formula="of:=[.I1107]" office:value-type="time" office:time-value="PT1056217H25M24.000000022S" calcext:value-type="time">
            <text:p>01:25:24</text:p>
          </table:table-cell>
          <table:table-cell table:formula="of:=[.A1107]+[.$J$2]" office:value-type="float" office:value="1593231924" calcext:value-type="float">
            <text:p>1593231924</text:p>
          </table:table-cell>
          <table:table-cell table:formula="of:=([.$H1107]/86400)+25569-(3/24)" office:value-type="float" office:value="44009.0593055556" calcext:value-type="float">
            <text:p>44009,0593055556</text:p>
          </table:table-cell>
          <table:table-cell table:number-columns-repeated="2"/>
        </table:table-row>
        <table:table-row table:style-name="ro1">
          <table:table-cell office:value-type="float" office:value="1591052059" calcext:value-type="float">
            <text:p>1591052059</text:p>
          </table:table-cell>
          <table:table-cell table:style-name="ce3" office:value-type="string" calcext:value-type="string">
            <text:p>2020-06-01 19:54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108]" office:value-type="date" office:date-value="2020-06-27T01:25:24" calcext:value-type="date">
            <text:p>27/06/20</text:p>
          </table:table-cell>
          <table:table-cell table:formula="of:=[.I1108]" office:value-type="time" office:time-value="PT1056217H25M24.000000022S" calcext:value-type="time">
            <text:p>01:25:24</text:p>
          </table:table-cell>
          <table:table-cell table:formula="of:=[.A1108]+[.$J$2]" office:value-type="float" office:value="1593231924" calcext:value-type="float">
            <text:p>1593231924</text:p>
          </table:table-cell>
          <table:table-cell table:formula="of:=([.$H1108]/86400)+25569-(3/24)" office:value-type="float" office:value="44009.0593055556" calcext:value-type="float">
            <text:p>44009,0593055556</text:p>
          </table:table-cell>
          <table:table-cell table:number-columns-repeated="2"/>
        </table:table-row>
        <table:table-row table:style-name="ro1">
          <table:table-cell office:value-type="float" office:value="1591052059" calcext:value-type="float">
            <text:p>1591052059</text:p>
          </table:table-cell>
          <table:table-cell table:style-name="ce3" office:value-type="string" calcext:value-type="string">
            <text:p>2020-06-01 19:54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109]" office:value-type="date" office:date-value="2020-06-27T01:25:24" calcext:value-type="date">
            <text:p>27/06/20</text:p>
          </table:table-cell>
          <table:table-cell table:formula="of:=[.I1109]" office:value-type="time" office:time-value="PT1056217H25M24.000000022S" calcext:value-type="time">
            <text:p>01:25:24</text:p>
          </table:table-cell>
          <table:table-cell table:formula="of:=[.A1109]+[.$J$2]" office:value-type="float" office:value="1593231924" calcext:value-type="float">
            <text:p>1593231924</text:p>
          </table:table-cell>
          <table:table-cell table:formula="of:=([.$H1109]/86400)+25569-(3/24)" office:value-type="float" office:value="44009.0593055556" calcext:value-type="float">
            <text:p>44009,0593055556</text:p>
          </table:table-cell>
          <table:table-cell table:number-columns-repeated="2"/>
        </table:table-row>
        <table:table-row table:style-name="ro1">
          <table:table-cell office:value-type="float" office:value="1591055658" calcext:value-type="float">
            <text:p>1591055658</text:p>
          </table:table-cell>
          <table:table-cell table:style-name="ce3" office:value-type="string" calcext:value-type="string">
            <text:p>2020-06-01 20:54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110]" office:value-type="date" office:date-value="2020-06-27T02:25:23" calcext:value-type="date">
            <text:p>27/06/20</text:p>
          </table:table-cell>
          <table:table-cell table:formula="of:=[.I1110]" office:value-type="time" office:time-value="PT1056218H25M23.000000417S" calcext:value-type="time">
            <text:p>02:25:23</text:p>
          </table:table-cell>
          <table:table-cell table:formula="of:=[.A1110]+[.$J$2]" office:value-type="float" office:value="1593235523" calcext:value-type="float">
            <text:p>1593235523</text:p>
          </table:table-cell>
          <table:table-cell table:formula="of:=([.$H1110]/86400)+25569-(3/24)" office:value-type="float" office:value="44009.1009606482" calcext:value-type="float">
            <text:p>44009,1009606482</text:p>
          </table:table-cell>
          <table:table-cell table:number-columns-repeated="2"/>
        </table:table-row>
        <table:table-row table:style-name="ro1">
          <table:table-cell office:value-type="float" office:value="1591055658" calcext:value-type="float">
            <text:p>1591055658</text:p>
          </table:table-cell>
          <table:table-cell table:style-name="ce3" office:value-type="string" calcext:value-type="string">
            <text:p>2020-06-01 20:54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111]" office:value-type="date" office:date-value="2020-06-27T02:25:23" calcext:value-type="date">
            <text:p>27/06/20</text:p>
          </table:table-cell>
          <table:table-cell table:formula="of:=[.I1111]" office:value-type="time" office:time-value="PT1056218H25M23.000000417S" calcext:value-type="time">
            <text:p>02:25:23</text:p>
          </table:table-cell>
          <table:table-cell table:formula="of:=[.A1111]+[.$J$2]" office:value-type="float" office:value="1593235523" calcext:value-type="float">
            <text:p>1593235523</text:p>
          </table:table-cell>
          <table:table-cell table:formula="of:=([.$H1111]/86400)+25569-(3/24)" office:value-type="float" office:value="44009.1009606482" calcext:value-type="float">
            <text:p>44009,1009606482</text:p>
          </table:table-cell>
          <table:table-cell table:number-columns-repeated="2"/>
        </table:table-row>
        <table:table-row table:style-name="ro1">
          <table:table-cell office:value-type="float" office:value="1591055658" calcext:value-type="float">
            <text:p>1591055658</text:p>
          </table:table-cell>
          <table:table-cell table:style-name="ce3" office:value-type="string" calcext:value-type="string">
            <text:p>2020-06-01 20:54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.0</text:p>
          </table:table-cell>
          <table:table-cell table:formula="of:=[.I1112]" office:value-type="date" office:date-value="2020-06-27T02:25:23" calcext:value-type="date">
            <text:p>27/06/20</text:p>
          </table:table-cell>
          <table:table-cell table:formula="of:=[.I1112]" office:value-type="time" office:time-value="PT1056218H25M23.000000417S" calcext:value-type="time">
            <text:p>02:25:23</text:p>
          </table:table-cell>
          <table:table-cell table:formula="of:=[.A1112]+[.$J$2]" office:value-type="float" office:value="1593235523" calcext:value-type="float">
            <text:p>1593235523</text:p>
          </table:table-cell>
          <table:table-cell table:formula="of:=([.$H1112]/86400)+25569-(3/24)" office:value-type="float" office:value="44009.1009606482" calcext:value-type="float">
            <text:p>44009,1009606482</text:p>
          </table:table-cell>
          <table:table-cell table:number-columns-repeated="2"/>
        </table:table-row>
        <table:table-row table:style-name="ro1">
          <table:table-cell office:value-type="float" office:value="1591055658" calcext:value-type="float">
            <text:p>1591055658</text:p>
          </table:table-cell>
          <table:table-cell table:style-name="ce3" office:value-type="string" calcext:value-type="string">
            <text:p>2020-06-01 20:54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113]" office:value-type="date" office:date-value="2020-06-27T02:25:23" calcext:value-type="date">
            <text:p>27/06/20</text:p>
          </table:table-cell>
          <table:table-cell table:formula="of:=[.I1113]" office:value-type="time" office:time-value="PT1056218H25M23.000000417S" calcext:value-type="time">
            <text:p>02:25:23</text:p>
          </table:table-cell>
          <table:table-cell table:formula="of:=[.A1113]+[.$J$2]" office:value-type="float" office:value="1593235523" calcext:value-type="float">
            <text:p>1593235523</text:p>
          </table:table-cell>
          <table:table-cell table:formula="of:=([.$H1113]/86400)+25569-(3/24)" office:value-type="float" office:value="44009.1009606482" calcext:value-type="float">
            <text:p>44009,1009606482</text:p>
          </table:table-cell>
          <table:table-cell table:number-columns-repeated="2"/>
        </table:table-row>
        <table:table-row table:style-name="ro1">
          <table:table-cell office:value-type="float" office:value="1591059257" calcext:value-type="float">
            <text:p>1591059257</text:p>
          </table:table-cell>
          <table:table-cell table:style-name="ce3" office:value-type="string" calcext:value-type="string">
            <text:p>2020-06-01 21:54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114]" office:value-type="date" office:date-value="2020-06-27T03:25:22" calcext:value-type="date">
            <text:p>27/06/20</text:p>
          </table:table-cell>
          <table:table-cell table:formula="of:=[.I1114]" office:value-type="time" office:time-value="PT1056219H25M21.999999974S" calcext:value-type="time">
            <text:p>03:25:22</text:p>
          </table:table-cell>
          <table:table-cell table:formula="of:=[.A1114]+[.$J$2]" office:value-type="float" office:value="1593239122" calcext:value-type="float">
            <text:p>1593239122</text:p>
          </table:table-cell>
          <table:table-cell table:formula="of:=([.$H1114]/86400)+25569-(3/24)" office:value-type="float" office:value="44009.1426157407" calcext:value-type="float">
            <text:p>44009,1426157407</text:p>
          </table:table-cell>
          <table:table-cell table:number-columns-repeated="2"/>
        </table:table-row>
        <table:table-row table:style-name="ro1">
          <table:table-cell office:value-type="float" office:value="1591059257" calcext:value-type="float">
            <text:p>1591059257</text:p>
          </table:table-cell>
          <table:table-cell table:style-name="ce3" office:value-type="string" calcext:value-type="string">
            <text:p>2020-06-01 21:54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115]" office:value-type="date" office:date-value="2020-06-27T03:25:22" calcext:value-type="date">
            <text:p>27/06/20</text:p>
          </table:table-cell>
          <table:table-cell table:formula="of:=[.I1115]" office:value-type="time" office:time-value="PT1056219H25M21.999999974S" calcext:value-type="time">
            <text:p>03:25:22</text:p>
          </table:table-cell>
          <table:table-cell table:formula="of:=[.A1115]+[.$J$2]" office:value-type="float" office:value="1593239122" calcext:value-type="float">
            <text:p>1593239122</text:p>
          </table:table-cell>
          <table:table-cell table:formula="of:=([.$H1115]/86400)+25569-(3/24)" office:value-type="float" office:value="44009.1426157407" calcext:value-type="float">
            <text:p>44009,1426157407</text:p>
          </table:table-cell>
          <table:table-cell table:number-columns-repeated="2"/>
        </table:table-row>
        <table:table-row table:style-name="ro1">
          <table:table-cell office:value-type="float" office:value="1591059257" calcext:value-type="float">
            <text:p>1591059257</text:p>
          </table:table-cell>
          <table:table-cell table:style-name="ce3" office:value-type="string" calcext:value-type="string">
            <text:p>2020-06-01 21:54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116]" office:value-type="date" office:date-value="2020-06-27T03:25:22" calcext:value-type="date">
            <text:p>27/06/20</text:p>
          </table:table-cell>
          <table:table-cell table:formula="of:=[.I1116]" office:value-type="time" office:time-value="PT1056219H25M21.999999974S" calcext:value-type="time">
            <text:p>03:25:22</text:p>
          </table:table-cell>
          <table:table-cell table:formula="of:=[.A1116]+[.$J$2]" office:value-type="float" office:value="1593239122" calcext:value-type="float">
            <text:p>1593239122</text:p>
          </table:table-cell>
          <table:table-cell table:formula="of:=([.$H1116]/86400)+25569-(3/24)" office:value-type="float" office:value="44009.1426157407" calcext:value-type="float">
            <text:p>44009,1426157407</text:p>
          </table:table-cell>
          <table:table-cell table:number-columns-repeated="2"/>
        </table:table-row>
        <table:table-row table:style-name="ro1">
          <table:table-cell office:value-type="float" office:value="1591059257" calcext:value-type="float">
            <text:p>1591059257</text:p>
          </table:table-cell>
          <table:table-cell table:style-name="ce3" office:value-type="string" calcext:value-type="string">
            <text:p>2020-06-01 21:54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117]" office:value-type="date" office:date-value="2020-06-27T03:25:22" calcext:value-type="date">
            <text:p>27/06/20</text:p>
          </table:table-cell>
          <table:table-cell table:formula="of:=[.I1117]" office:value-type="time" office:time-value="PT1056219H25M21.999999974S" calcext:value-type="time">
            <text:p>03:25:22</text:p>
          </table:table-cell>
          <table:table-cell table:formula="of:=[.A1117]+[.$J$2]" office:value-type="float" office:value="1593239122" calcext:value-type="float">
            <text:p>1593239122</text:p>
          </table:table-cell>
          <table:table-cell table:formula="of:=([.$H1117]/86400)+25569-(3/24)" office:value-type="float" office:value="44009.1426157407" calcext:value-type="float">
            <text:p>44009,1426157407</text:p>
          </table:table-cell>
          <table:table-cell table:number-columns-repeated="2"/>
        </table:table-row>
        <table:table-row table:style-name="ro1">
          <table:table-cell office:value-type="float" office:value="1591062856" calcext:value-type="float">
            <text:p>1591062856</text:p>
          </table:table-cell>
          <table:table-cell table:style-name="ce3" office:value-type="string" calcext:value-type="string">
            <text:p>2020-06-01 22:54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118]" office:value-type="date" office:date-value="2020-06-27T04:25:21" calcext:value-type="date">
            <text:p>27/06/20</text:p>
          </table:table-cell>
          <table:table-cell table:formula="of:=[.I1118]" office:value-type="time" office:time-value="PT1056220H25M20.999999531S" calcext:value-type="time">
            <text:p>04:25:21</text:p>
          </table:table-cell>
          <table:table-cell table:formula="of:=[.A1118]+[.$J$2]" office:value-type="float" office:value="1593242721" calcext:value-type="float">
            <text:p>1593242721</text:p>
          </table:table-cell>
          <table:table-cell table:formula="of:=([.$H1118]/86400)+25569-(3/24)" office:value-type="float" office:value="44009.1842708333" calcext:value-type="float">
            <text:p>44009,1842708333</text:p>
          </table:table-cell>
          <table:table-cell table:number-columns-repeated="2"/>
        </table:table-row>
        <table:table-row table:style-name="ro1">
          <table:table-cell office:value-type="float" office:value="1591062856" calcext:value-type="float">
            <text:p>1591062856</text:p>
          </table:table-cell>
          <table:table-cell table:style-name="ce3" office:value-type="string" calcext:value-type="string">
            <text:p>2020-06-01 22:54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1119]" office:value-type="date" office:date-value="2020-06-27T04:25:21" calcext:value-type="date">
            <text:p>27/06/20</text:p>
          </table:table-cell>
          <table:table-cell table:formula="of:=[.I1119]" office:value-type="time" office:time-value="PT1056220H25M20.999999531S" calcext:value-type="time">
            <text:p>04:25:21</text:p>
          </table:table-cell>
          <table:table-cell table:formula="of:=[.A1119]+[.$J$2]" office:value-type="float" office:value="1593242721" calcext:value-type="float">
            <text:p>1593242721</text:p>
          </table:table-cell>
          <table:table-cell table:formula="of:=([.$H1119]/86400)+25569-(3/24)" office:value-type="float" office:value="44009.1842708333" calcext:value-type="float">
            <text:p>44009,1842708333</text:p>
          </table:table-cell>
          <table:table-cell table:number-columns-repeated="2"/>
        </table:table-row>
        <table:table-row table:style-name="ro1">
          <table:table-cell office:value-type="float" office:value="1591062856" calcext:value-type="float">
            <text:p>1591062856</text:p>
          </table:table-cell>
          <table:table-cell table:style-name="ce3" office:value-type="string" calcext:value-type="string">
            <text:p>2020-06-01 22:54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120]" office:value-type="date" office:date-value="2020-06-27T04:25:21" calcext:value-type="date">
            <text:p>27/06/20</text:p>
          </table:table-cell>
          <table:table-cell table:formula="of:=[.I1120]" office:value-type="time" office:time-value="PT1056220H25M20.999999531S" calcext:value-type="time">
            <text:p>04:25:21</text:p>
          </table:table-cell>
          <table:table-cell table:formula="of:=[.A1120]+[.$J$2]" office:value-type="float" office:value="1593242721" calcext:value-type="float">
            <text:p>1593242721</text:p>
          </table:table-cell>
          <table:table-cell table:formula="of:=([.$H1120]/86400)+25569-(3/24)" office:value-type="float" office:value="44009.1842708333" calcext:value-type="float">
            <text:p>44009,1842708333</text:p>
          </table:table-cell>
          <table:table-cell table:number-columns-repeated="2"/>
        </table:table-row>
        <table:table-row table:style-name="ro1">
          <table:table-cell office:value-type="float" office:value="1591062856" calcext:value-type="float">
            <text:p>1591062856</text:p>
          </table:table-cell>
          <table:table-cell table:style-name="ce3" office:value-type="string" calcext:value-type="string">
            <text:p>2020-06-01 22:54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121]" office:value-type="date" office:date-value="2020-06-27T04:25:21" calcext:value-type="date">
            <text:p>27/06/20</text:p>
          </table:table-cell>
          <table:table-cell table:formula="of:=[.I1121]" office:value-type="time" office:time-value="PT1056220H25M20.999999531S" calcext:value-type="time">
            <text:p>04:25:21</text:p>
          </table:table-cell>
          <table:table-cell table:formula="of:=[.A1121]+[.$J$2]" office:value-type="float" office:value="1593242721" calcext:value-type="float">
            <text:p>1593242721</text:p>
          </table:table-cell>
          <table:table-cell table:formula="of:=([.$H1121]/86400)+25569-(3/24)" office:value-type="float" office:value="44009.1842708333" calcext:value-type="float">
            <text:p>44009,1842708333</text:p>
          </table:table-cell>
          <table:table-cell table:number-columns-repeated="2"/>
        </table:table-row>
        <table:table-row table:style-name="ro1">
          <table:table-cell office:value-type="float" office:value="1591066455" calcext:value-type="float">
            <text:p>1591066455</text:p>
          </table:table-cell>
          <table:table-cell table:style-name="ce3" office:value-type="string" calcext:value-type="string">
            <text:p>2020-06-01 23:54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122]" office:value-type="date" office:date-value="2020-06-27T05:25:20" calcext:value-type="date">
            <text:p>27/06/20</text:p>
          </table:table-cell>
          <table:table-cell table:formula="of:=[.I1122]" office:value-type="time" office:time-value="PT1056221H25M19.999999925S" calcext:value-type="time">
            <text:p>05:25:20</text:p>
          </table:table-cell>
          <table:table-cell table:formula="of:=[.A1122]+[.$J$2]" office:value-type="float" office:value="1593246320" calcext:value-type="float">
            <text:p>1593246320</text:p>
          </table:table-cell>
          <table:table-cell table:formula="of:=([.$H1122]/86400)+25569-(3/24)" office:value-type="float" office:value="44009.2259259259" calcext:value-type="float">
            <text:p>44009,2259259259</text:p>
          </table:table-cell>
          <table:table-cell table:number-columns-repeated="2"/>
        </table:table-row>
        <table:table-row table:style-name="ro1">
          <table:table-cell office:value-type="float" office:value="1591066455" calcext:value-type="float">
            <text:p>1591066455</text:p>
          </table:table-cell>
          <table:table-cell table:style-name="ce3" office:value-type="string" calcext:value-type="string">
            <text:p>2020-06-01 23:54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123]" office:value-type="date" office:date-value="2020-06-27T05:25:20" calcext:value-type="date">
            <text:p>27/06/20</text:p>
          </table:table-cell>
          <table:table-cell table:formula="of:=[.I1123]" office:value-type="time" office:time-value="PT1056221H25M19.999999925S" calcext:value-type="time">
            <text:p>05:25:20</text:p>
          </table:table-cell>
          <table:table-cell table:formula="of:=[.A1123]+[.$J$2]" office:value-type="float" office:value="1593246320" calcext:value-type="float">
            <text:p>1593246320</text:p>
          </table:table-cell>
          <table:table-cell table:formula="of:=([.$H1123]/86400)+25569-(3/24)" office:value-type="float" office:value="44009.2259259259" calcext:value-type="float">
            <text:p>44009,2259259259</text:p>
          </table:table-cell>
          <table:table-cell table:number-columns-repeated="2"/>
        </table:table-row>
        <table:table-row table:style-name="ro1">
          <table:table-cell office:value-type="float" office:value="1591066455" calcext:value-type="float">
            <text:p>1591066455</text:p>
          </table:table-cell>
          <table:table-cell table:style-name="ce3" office:value-type="string" calcext:value-type="string">
            <text:p>2020-06-01 23:54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124]" office:value-type="date" office:date-value="2020-06-27T05:25:20" calcext:value-type="date">
            <text:p>27/06/20</text:p>
          </table:table-cell>
          <table:table-cell table:formula="of:=[.I1124]" office:value-type="time" office:time-value="PT1056221H25M19.999999925S" calcext:value-type="time">
            <text:p>05:25:20</text:p>
          </table:table-cell>
          <table:table-cell table:formula="of:=[.A1124]+[.$J$2]" office:value-type="float" office:value="1593246320" calcext:value-type="float">
            <text:p>1593246320</text:p>
          </table:table-cell>
          <table:table-cell table:formula="of:=([.$H1124]/86400)+25569-(3/24)" office:value-type="float" office:value="44009.2259259259" calcext:value-type="float">
            <text:p>44009,2259259259</text:p>
          </table:table-cell>
          <table:table-cell table:number-columns-repeated="2"/>
        </table:table-row>
        <table:table-row table:style-name="ro1">
          <table:table-cell office:value-type="float" office:value="1591066455" calcext:value-type="float">
            <text:p>1591066455</text:p>
          </table:table-cell>
          <table:table-cell table:style-name="ce3" office:value-type="string" calcext:value-type="string">
            <text:p>2020-06-01 23:54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125]" office:value-type="date" office:date-value="2020-06-27T05:25:20" calcext:value-type="date">
            <text:p>27/06/20</text:p>
          </table:table-cell>
          <table:table-cell table:formula="of:=[.I1125]" office:value-type="time" office:time-value="PT1056221H25M19.999999925S" calcext:value-type="time">
            <text:p>05:25:20</text:p>
          </table:table-cell>
          <table:table-cell table:formula="of:=[.A1125]+[.$J$2]" office:value-type="float" office:value="1593246320" calcext:value-type="float">
            <text:p>1593246320</text:p>
          </table:table-cell>
          <table:table-cell table:formula="of:=([.$H1125]/86400)+25569-(3/24)" office:value-type="float" office:value="44009.2259259259" calcext:value-type="float">
            <text:p>44009,2259259259</text:p>
          </table:table-cell>
          <table:table-cell table:number-columns-repeated="2"/>
        </table:table-row>
        <table:table-row table:style-name="ro1">
          <table:table-cell office:value-type="float" office:value="1591070054" calcext:value-type="float">
            <text:p>1591070054</text:p>
          </table:table-cell>
          <table:table-cell table:style-name="ce3" office:value-type="string" calcext:value-type="string">
            <text:p>2020-06-02 00:54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126]" office:value-type="date" office:date-value="2020-06-27T06:25:19" calcext:value-type="date">
            <text:p>27/06/20</text:p>
          </table:table-cell>
          <table:table-cell table:formula="of:=[.I1126]" office:value-type="time" office:time-value="PT1056222H25M19.00000032S" calcext:value-type="time">
            <text:p>06:25:19</text:p>
          </table:table-cell>
          <table:table-cell table:formula="of:=[.A1126]+[.$J$2]" office:value-type="float" office:value="1593249919" calcext:value-type="float">
            <text:p>1593249919</text:p>
          </table:table-cell>
          <table:table-cell table:formula="of:=([.$H1126]/86400)+25569-(3/24)" office:value-type="float" office:value="44009.2675810185" calcext:value-type="float">
            <text:p>44009,2675810185</text:p>
          </table:table-cell>
          <table:table-cell table:number-columns-repeated="2"/>
        </table:table-row>
        <table:table-row table:style-name="ro1">
          <table:table-cell office:value-type="float" office:value="1591070054" calcext:value-type="float">
            <text:p>1591070054</text:p>
          </table:table-cell>
          <table:table-cell table:style-name="ce3" office:value-type="string" calcext:value-type="string">
            <text:p>2020-06-02 00:54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127]" office:value-type="date" office:date-value="2020-06-27T06:25:19" calcext:value-type="date">
            <text:p>27/06/20</text:p>
          </table:table-cell>
          <table:table-cell table:formula="of:=[.I1127]" office:value-type="time" office:time-value="PT1056222H25M19.00000032S" calcext:value-type="time">
            <text:p>06:25:19</text:p>
          </table:table-cell>
          <table:table-cell table:formula="of:=[.A1127]+[.$J$2]" office:value-type="float" office:value="1593249919" calcext:value-type="float">
            <text:p>1593249919</text:p>
          </table:table-cell>
          <table:table-cell table:formula="of:=([.$H1127]/86400)+25569-(3/24)" office:value-type="float" office:value="44009.2675810185" calcext:value-type="float">
            <text:p>44009,2675810185</text:p>
          </table:table-cell>
          <table:table-cell table:number-columns-repeated="2"/>
        </table:table-row>
        <table:table-row table:style-name="ro1">
          <table:table-cell office:value-type="float" office:value="1591070054" calcext:value-type="float">
            <text:p>1591070054</text:p>
          </table:table-cell>
          <table:table-cell table:style-name="ce3" office:value-type="string" calcext:value-type="string">
            <text:p>2020-06-02 00:54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128]" office:value-type="date" office:date-value="2020-06-27T06:25:19" calcext:value-type="date">
            <text:p>27/06/20</text:p>
          </table:table-cell>
          <table:table-cell table:formula="of:=[.I1128]" office:value-type="time" office:time-value="PT1056222H25M19.00000032S" calcext:value-type="time">
            <text:p>06:25:19</text:p>
          </table:table-cell>
          <table:table-cell table:formula="of:=[.A1128]+[.$J$2]" office:value-type="float" office:value="1593249919" calcext:value-type="float">
            <text:p>1593249919</text:p>
          </table:table-cell>
          <table:table-cell table:formula="of:=([.$H1128]/86400)+25569-(3/24)" office:value-type="float" office:value="44009.2675810185" calcext:value-type="float">
            <text:p>44009,2675810185</text:p>
          </table:table-cell>
          <table:table-cell table:number-columns-repeated="2"/>
        </table:table-row>
        <table:table-row table:style-name="ro1">
          <table:table-cell office:value-type="float" office:value="1591070054" calcext:value-type="float">
            <text:p>1591070054</text:p>
          </table:table-cell>
          <table:table-cell table:style-name="ce3" office:value-type="string" calcext:value-type="string">
            <text:p>2020-06-02 00:54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129]" office:value-type="date" office:date-value="2020-06-27T06:25:19" calcext:value-type="date">
            <text:p>27/06/20</text:p>
          </table:table-cell>
          <table:table-cell table:formula="of:=[.I1129]" office:value-type="time" office:time-value="PT1056222H25M19.00000032S" calcext:value-type="time">
            <text:p>06:25:19</text:p>
          </table:table-cell>
          <table:table-cell table:formula="of:=[.A1129]+[.$J$2]" office:value-type="float" office:value="1593249919" calcext:value-type="float">
            <text:p>1593249919</text:p>
          </table:table-cell>
          <table:table-cell table:formula="of:=([.$H1129]/86400)+25569-(3/24)" office:value-type="float" office:value="44009.2675810185" calcext:value-type="float">
            <text:p>44009,2675810185</text:p>
          </table:table-cell>
          <table:table-cell table:number-columns-repeated="2"/>
        </table:table-row>
        <table:table-row table:style-name="ro1">
          <table:table-cell office:value-type="float" office:value="1591073653" calcext:value-type="float">
            <text:p>1591073653</text:p>
          </table:table-cell>
          <table:table-cell table:style-name="ce3" office:value-type="string" calcext:value-type="string">
            <text:p>2020-06-02 01:54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130]" office:value-type="date" office:date-value="2020-06-27T07:25:18" calcext:value-type="date">
            <text:p>27/06/20</text:p>
          </table:table-cell>
          <table:table-cell table:formula="of:=[.I1130]" office:value-type="time" office:time-value="PT1056223H25M17.999999877S" calcext:value-type="time">
            <text:p>07:25:18</text:p>
          </table:table-cell>
          <table:table-cell table:formula="of:=[.A1130]+[.$J$2]" office:value-type="float" office:value="1593253518" calcext:value-type="float">
            <text:p>1593253518</text:p>
          </table:table-cell>
          <table:table-cell table:formula="of:=([.$H1130]/86400)+25569-(3/24)" office:value-type="float" office:value="44009.3092361111" calcext:value-type="float">
            <text:p>44009,3092361111</text:p>
          </table:table-cell>
          <table:table-cell table:number-columns-repeated="2"/>
        </table:table-row>
        <table:table-row table:style-name="ro1">
          <table:table-cell office:value-type="float" office:value="1591073653" calcext:value-type="float">
            <text:p>1591073653</text:p>
          </table:table-cell>
          <table:table-cell table:style-name="ce3" office:value-type="string" calcext:value-type="string">
            <text:p>2020-06-02 01:54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131]" office:value-type="date" office:date-value="2020-06-27T07:25:18" calcext:value-type="date">
            <text:p>27/06/20</text:p>
          </table:table-cell>
          <table:table-cell table:formula="of:=[.I1131]" office:value-type="time" office:time-value="PT1056223H25M17.999999877S" calcext:value-type="time">
            <text:p>07:25:18</text:p>
          </table:table-cell>
          <table:table-cell table:formula="of:=[.A1131]+[.$J$2]" office:value-type="float" office:value="1593253518" calcext:value-type="float">
            <text:p>1593253518</text:p>
          </table:table-cell>
          <table:table-cell table:formula="of:=([.$H1131]/86400)+25569-(3/24)" office:value-type="float" office:value="44009.3092361111" calcext:value-type="float">
            <text:p>44009,3092361111</text:p>
          </table:table-cell>
          <table:table-cell table:number-columns-repeated="2"/>
        </table:table-row>
        <table:table-row table:style-name="ro1">
          <table:table-cell office:value-type="float" office:value="1591073653" calcext:value-type="float">
            <text:p>1591073653</text:p>
          </table:table-cell>
          <table:table-cell table:style-name="ce3" office:value-type="string" calcext:value-type="string">
            <text:p>2020-06-02 01:54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132]" office:value-type="date" office:date-value="2020-06-27T07:25:18" calcext:value-type="date">
            <text:p>27/06/20</text:p>
          </table:table-cell>
          <table:table-cell table:formula="of:=[.I1132]" office:value-type="time" office:time-value="PT1056223H25M17.999999877S" calcext:value-type="time">
            <text:p>07:25:18</text:p>
          </table:table-cell>
          <table:table-cell table:formula="of:=[.A1132]+[.$J$2]" office:value-type="float" office:value="1593253518" calcext:value-type="float">
            <text:p>1593253518</text:p>
          </table:table-cell>
          <table:table-cell table:formula="of:=([.$H1132]/86400)+25569-(3/24)" office:value-type="float" office:value="44009.3092361111" calcext:value-type="float">
            <text:p>44009,3092361111</text:p>
          </table:table-cell>
          <table:table-cell table:number-columns-repeated="2"/>
        </table:table-row>
        <table:table-row table:style-name="ro1">
          <table:table-cell office:value-type="float" office:value="1591073653" calcext:value-type="float">
            <text:p>1591073653</text:p>
          </table:table-cell>
          <table:table-cell table:style-name="ce3" office:value-type="string" calcext:value-type="string">
            <text:p>2020-06-02 01:54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133]" office:value-type="date" office:date-value="2020-06-27T07:25:18" calcext:value-type="date">
            <text:p>27/06/20</text:p>
          </table:table-cell>
          <table:table-cell table:formula="of:=[.I1133]" office:value-type="time" office:time-value="PT1056223H25M17.999999877S" calcext:value-type="time">
            <text:p>07:25:18</text:p>
          </table:table-cell>
          <table:table-cell table:formula="of:=[.A1133]+[.$J$2]" office:value-type="float" office:value="1593253518" calcext:value-type="float">
            <text:p>1593253518</text:p>
          </table:table-cell>
          <table:table-cell table:formula="of:=([.$H1133]/86400)+25569-(3/24)" office:value-type="float" office:value="44009.3092361111" calcext:value-type="float">
            <text:p>44009,3092361111</text:p>
          </table:table-cell>
          <table:table-cell table:number-columns-repeated="2"/>
        </table:table-row>
        <table:table-row table:style-name="ro1">
          <table:table-cell office:value-type="float" office:value="1591077252" calcext:value-type="float">
            <text:p>1591077252</text:p>
          </table:table-cell>
          <table:table-cell table:style-name="ce3" office:value-type="string" calcext:value-type="string">
            <text:p>2020-06-02 02:54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134]" office:value-type="date" office:date-value="2020-06-27T08:25:17" calcext:value-type="date">
            <text:p>27/06/20</text:p>
          </table:table-cell>
          <table:table-cell table:formula="of:=[.I1134]" office:value-type="time" office:time-value="PT1056224H25M17.000000272S" calcext:value-type="time">
            <text:p>08:25:17</text:p>
          </table:table-cell>
          <table:table-cell table:formula="of:=[.A1134]+[.$J$2]" office:value-type="float" office:value="1593257117" calcext:value-type="float">
            <text:p>1593257117</text:p>
          </table:table-cell>
          <table:table-cell table:formula="of:=([.$H1134]/86400)+25569-(3/24)" office:value-type="float" office:value="44009.3508912037" calcext:value-type="float">
            <text:p>44009,3508912037</text:p>
          </table:table-cell>
          <table:table-cell table:number-columns-repeated="2"/>
        </table:table-row>
        <table:table-row table:style-name="ro1">
          <table:table-cell office:value-type="float" office:value="1591077252" calcext:value-type="float">
            <text:p>1591077252</text:p>
          </table:table-cell>
          <table:table-cell table:style-name="ce3" office:value-type="string" calcext:value-type="string">
            <text:p>2020-06-02 02:54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135]" office:value-type="date" office:date-value="2020-06-27T08:25:17" calcext:value-type="date">
            <text:p>27/06/20</text:p>
          </table:table-cell>
          <table:table-cell table:formula="of:=[.I1135]" office:value-type="time" office:time-value="PT1056224H25M17.000000272S" calcext:value-type="time">
            <text:p>08:25:17</text:p>
          </table:table-cell>
          <table:table-cell table:formula="of:=[.A1135]+[.$J$2]" office:value-type="float" office:value="1593257117" calcext:value-type="float">
            <text:p>1593257117</text:p>
          </table:table-cell>
          <table:table-cell table:formula="of:=([.$H1135]/86400)+25569-(3/24)" office:value-type="float" office:value="44009.3508912037" calcext:value-type="float">
            <text:p>44009,3508912037</text:p>
          </table:table-cell>
          <table:table-cell table:number-columns-repeated="2"/>
        </table:table-row>
        <table:table-row table:style-name="ro1">
          <table:table-cell office:value-type="float" office:value="1591077252" calcext:value-type="float">
            <text:p>1591077252</text:p>
          </table:table-cell>
          <table:table-cell table:style-name="ce3" office:value-type="string" calcext:value-type="string">
            <text:p>2020-06-02 02:54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136]" office:value-type="date" office:date-value="2020-06-27T08:25:17" calcext:value-type="date">
            <text:p>27/06/20</text:p>
          </table:table-cell>
          <table:table-cell table:formula="of:=[.I1136]" office:value-type="time" office:time-value="PT1056224H25M17.000000272S" calcext:value-type="time">
            <text:p>08:25:17</text:p>
          </table:table-cell>
          <table:table-cell table:formula="of:=[.A1136]+[.$J$2]" office:value-type="float" office:value="1593257117" calcext:value-type="float">
            <text:p>1593257117</text:p>
          </table:table-cell>
          <table:table-cell table:formula="of:=([.$H1136]/86400)+25569-(3/24)" office:value-type="float" office:value="44009.3508912037" calcext:value-type="float">
            <text:p>44009,3508912037</text:p>
          </table:table-cell>
          <table:table-cell table:number-columns-repeated="2"/>
        </table:table-row>
        <table:table-row table:style-name="ro1">
          <table:table-cell office:value-type="float" office:value="1591077252" calcext:value-type="float">
            <text:p>1591077252</text:p>
          </table:table-cell>
          <table:table-cell table:style-name="ce3" office:value-type="string" calcext:value-type="string">
            <text:p>2020-06-02 02:54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137]" office:value-type="date" office:date-value="2020-06-27T08:25:17" calcext:value-type="date">
            <text:p>27/06/20</text:p>
          </table:table-cell>
          <table:table-cell table:formula="of:=[.I1137]" office:value-type="time" office:time-value="PT1056224H25M17.000000272S" calcext:value-type="time">
            <text:p>08:25:17</text:p>
          </table:table-cell>
          <table:table-cell table:formula="of:=[.A1137]+[.$J$2]" office:value-type="float" office:value="1593257117" calcext:value-type="float">
            <text:p>1593257117</text:p>
          </table:table-cell>
          <table:table-cell table:formula="of:=([.$H1137]/86400)+25569-(3/24)" office:value-type="float" office:value="44009.3508912037" calcext:value-type="float">
            <text:p>44009,3508912037</text:p>
          </table:table-cell>
          <table:table-cell table:number-columns-repeated="2"/>
        </table:table-row>
        <table:table-row table:style-name="ro1">
          <table:table-cell office:value-type="float" office:value="1591080851" calcext:value-type="float">
            <text:p>1591080851</text:p>
          </table:table-cell>
          <table:table-cell table:style-name="ce3" office:value-type="string" calcext:value-type="string">
            <text:p>2020-06-02 03:54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138]" office:value-type="date" office:date-value="2020-06-27T09:25:16" calcext:value-type="date">
            <text:p>27/06/20</text:p>
          </table:table-cell>
          <table:table-cell table:formula="of:=[.I1138]" office:value-type="time" office:time-value="PT1056225H25M15.999999829S" calcext:value-type="time">
            <text:p>09:25:16</text:p>
          </table:table-cell>
          <table:table-cell table:formula="of:=[.A1138]+[.$J$2]" office:value-type="float" office:value="1593260716" calcext:value-type="float">
            <text:p>1593260716</text:p>
          </table:table-cell>
          <table:table-cell table:formula="of:=([.$H1138]/86400)+25569-(3/24)" office:value-type="float" office:value="44009.3925462963" calcext:value-type="float">
            <text:p>44009,3925462963</text:p>
          </table:table-cell>
          <table:table-cell table:number-columns-repeated="2"/>
        </table:table-row>
        <table:table-row table:style-name="ro1">
          <table:table-cell office:value-type="float" office:value="1591080851" calcext:value-type="float">
            <text:p>1591080851</text:p>
          </table:table-cell>
          <table:table-cell table:style-name="ce3" office:value-type="string" calcext:value-type="string">
            <text:p>2020-06-02 03:54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139]" office:value-type="date" office:date-value="2020-06-27T09:25:16" calcext:value-type="date">
            <text:p>27/06/20</text:p>
          </table:table-cell>
          <table:table-cell table:formula="of:=[.I1139]" office:value-type="time" office:time-value="PT1056225H25M15.999999829S" calcext:value-type="time">
            <text:p>09:25:16</text:p>
          </table:table-cell>
          <table:table-cell table:formula="of:=[.A1139]+[.$J$2]" office:value-type="float" office:value="1593260716" calcext:value-type="float">
            <text:p>1593260716</text:p>
          </table:table-cell>
          <table:table-cell table:formula="of:=([.$H1139]/86400)+25569-(3/24)" office:value-type="float" office:value="44009.3925462963" calcext:value-type="float">
            <text:p>44009,3925462963</text:p>
          </table:table-cell>
          <table:table-cell table:number-columns-repeated="2"/>
        </table:table-row>
        <table:table-row table:style-name="ro1">
          <table:table-cell office:value-type="float" office:value="1591080851" calcext:value-type="float">
            <text:p>1591080851</text:p>
          </table:table-cell>
          <table:table-cell table:style-name="ce3" office:value-type="string" calcext:value-type="string">
            <text:p>2020-06-02 03:54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140]" office:value-type="date" office:date-value="2020-06-27T09:25:16" calcext:value-type="date">
            <text:p>27/06/20</text:p>
          </table:table-cell>
          <table:table-cell table:formula="of:=[.I1140]" office:value-type="time" office:time-value="PT1056225H25M15.999999829S" calcext:value-type="time">
            <text:p>09:25:16</text:p>
          </table:table-cell>
          <table:table-cell table:formula="of:=[.A1140]+[.$J$2]" office:value-type="float" office:value="1593260716" calcext:value-type="float">
            <text:p>1593260716</text:p>
          </table:table-cell>
          <table:table-cell table:formula="of:=([.$H1140]/86400)+25569-(3/24)" office:value-type="float" office:value="44009.3925462963" calcext:value-type="float">
            <text:p>44009,3925462963</text:p>
          </table:table-cell>
          <table:table-cell table:number-columns-repeated="2"/>
        </table:table-row>
        <table:table-row table:style-name="ro1">
          <table:table-cell office:value-type="float" office:value="1591080851" calcext:value-type="float">
            <text:p>1591080851</text:p>
          </table:table-cell>
          <table:table-cell table:style-name="ce3" office:value-type="string" calcext:value-type="string">
            <text:p>2020-06-02 03:54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141]" office:value-type="date" office:date-value="2020-06-27T09:25:16" calcext:value-type="date">
            <text:p>27/06/20</text:p>
          </table:table-cell>
          <table:table-cell table:formula="of:=[.I1141]" office:value-type="time" office:time-value="PT1056225H25M15.999999829S" calcext:value-type="time">
            <text:p>09:25:16</text:p>
          </table:table-cell>
          <table:table-cell table:formula="of:=[.A1141]+[.$J$2]" office:value-type="float" office:value="1593260716" calcext:value-type="float">
            <text:p>1593260716</text:p>
          </table:table-cell>
          <table:table-cell table:formula="of:=([.$H1141]/86400)+25569-(3/24)" office:value-type="float" office:value="44009.3925462963" calcext:value-type="float">
            <text:p>44009,3925462963</text:p>
          </table:table-cell>
          <table:table-cell table:number-columns-repeated="2"/>
        </table:table-row>
        <table:table-row table:style-name="ro1">
          <table:table-cell office:value-type="float" office:value="1591084450" calcext:value-type="float">
            <text:p>1591084450</text:p>
          </table:table-cell>
          <table:table-cell table:style-name="ce3" office:value-type="string" calcext:value-type="string">
            <text:p>2020-06-02 04:54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142]" office:value-type="date" office:date-value="2020-06-27T10:25:15" calcext:value-type="date">
            <text:p>27/06/20</text:p>
          </table:table-cell>
          <table:table-cell table:formula="of:=[.I1142]" office:value-type="time" office:time-value="PT1056226H25M15.000000224S" calcext:value-type="time">
            <text:p>10:25:15</text:p>
          </table:table-cell>
          <table:table-cell table:formula="of:=[.A1142]+[.$J$2]" office:value-type="float" office:value="1593264315" calcext:value-type="float">
            <text:p>1593264315</text:p>
          </table:table-cell>
          <table:table-cell table:formula="of:=([.$H1142]/86400)+25569-(3/24)" office:value-type="float" office:value="44009.4342013889" calcext:value-type="float">
            <text:p>44009,4342013889</text:p>
          </table:table-cell>
          <table:table-cell table:number-columns-repeated="2"/>
        </table:table-row>
        <table:table-row table:style-name="ro1">
          <table:table-cell office:value-type="float" office:value="1591084450" calcext:value-type="float">
            <text:p>1591084450</text:p>
          </table:table-cell>
          <table:table-cell table:style-name="ce3" office:value-type="string" calcext:value-type="string">
            <text:p>2020-06-02 04:54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1143]" office:value-type="date" office:date-value="2020-06-27T10:25:15" calcext:value-type="date">
            <text:p>27/06/20</text:p>
          </table:table-cell>
          <table:table-cell table:formula="of:=[.I1143]" office:value-type="time" office:time-value="PT1056226H25M15.000000224S" calcext:value-type="time">
            <text:p>10:25:15</text:p>
          </table:table-cell>
          <table:table-cell table:formula="of:=[.A1143]+[.$J$2]" office:value-type="float" office:value="1593264315" calcext:value-type="float">
            <text:p>1593264315</text:p>
          </table:table-cell>
          <table:table-cell table:formula="of:=([.$H1143]/86400)+25569-(3/24)" office:value-type="float" office:value="44009.4342013889" calcext:value-type="float">
            <text:p>44009,4342013889</text:p>
          </table:table-cell>
          <table:table-cell table:number-columns-repeated="2"/>
        </table:table-row>
        <table:table-row table:style-name="ro1">
          <table:table-cell office:value-type="float" office:value="1591084450" calcext:value-type="float">
            <text:p>1591084450</text:p>
          </table:table-cell>
          <table:table-cell table:style-name="ce3" office:value-type="string" calcext:value-type="string">
            <text:p>2020-06-02 04:54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144]" office:value-type="date" office:date-value="2020-06-27T10:25:15" calcext:value-type="date">
            <text:p>27/06/20</text:p>
          </table:table-cell>
          <table:table-cell table:formula="of:=[.I1144]" office:value-type="time" office:time-value="PT1056226H25M15.000000224S" calcext:value-type="time">
            <text:p>10:25:15</text:p>
          </table:table-cell>
          <table:table-cell table:formula="of:=[.A1144]+[.$J$2]" office:value-type="float" office:value="1593264315" calcext:value-type="float">
            <text:p>1593264315</text:p>
          </table:table-cell>
          <table:table-cell table:formula="of:=([.$H1144]/86400)+25569-(3/24)" office:value-type="float" office:value="44009.4342013889" calcext:value-type="float">
            <text:p>44009,4342013889</text:p>
          </table:table-cell>
          <table:table-cell table:number-columns-repeated="2"/>
        </table:table-row>
        <table:table-row table:style-name="ro1">
          <table:table-cell office:value-type="float" office:value="1591084450" calcext:value-type="float">
            <text:p>1591084450</text:p>
          </table:table-cell>
          <table:table-cell table:style-name="ce3" office:value-type="string" calcext:value-type="string">
            <text:p>2020-06-02 04:54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145]" office:value-type="date" office:date-value="2020-06-27T10:25:15" calcext:value-type="date">
            <text:p>27/06/20</text:p>
          </table:table-cell>
          <table:table-cell table:formula="of:=[.I1145]" office:value-type="time" office:time-value="PT1056226H25M15.000000224S" calcext:value-type="time">
            <text:p>10:25:15</text:p>
          </table:table-cell>
          <table:table-cell table:formula="of:=[.A1145]+[.$J$2]" office:value-type="float" office:value="1593264315" calcext:value-type="float">
            <text:p>1593264315</text:p>
          </table:table-cell>
          <table:table-cell table:formula="of:=([.$H1145]/86400)+25569-(3/24)" office:value-type="float" office:value="44009.4342013889" calcext:value-type="float">
            <text:p>44009,4342013889</text:p>
          </table:table-cell>
          <table:table-cell table:number-columns-repeated="2"/>
        </table:table-row>
        <table:table-row table:style-name="ro1">
          <table:table-cell office:value-type="float" office:value="1591088049" calcext:value-type="float">
            <text:p>1591088049</text:p>
          </table:table-cell>
          <table:table-cell table:style-name="ce3" office:value-type="string" calcext:value-type="string">
            <text:p>2020-06-02 05:54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146]" office:value-type="date" office:date-value="2020-06-27T11:25:14" calcext:value-type="date">
            <text:p>27/06/20</text:p>
          </table:table-cell>
          <table:table-cell table:formula="of:=[.I1146]" office:value-type="time" office:time-value="PT1056227H25M14.000000618S" calcext:value-type="time">
            <text:p>11:25:14</text:p>
          </table:table-cell>
          <table:table-cell table:formula="of:=[.A1146]+[.$J$2]" office:value-type="float" office:value="1593267914" calcext:value-type="float">
            <text:p>1593267914</text:p>
          </table:table-cell>
          <table:table-cell table:formula="of:=([.$H1146]/86400)+25569-(3/24)" office:value-type="float" office:value="44009.4758564815" calcext:value-type="float">
            <text:p>44009,4758564815</text:p>
          </table:table-cell>
          <table:table-cell table:number-columns-repeated="2"/>
        </table:table-row>
        <table:table-row table:style-name="ro1">
          <table:table-cell office:value-type="float" office:value="1591088049" calcext:value-type="float">
            <text:p>1591088049</text:p>
          </table:table-cell>
          <table:table-cell table:style-name="ce3" office:value-type="string" calcext:value-type="string">
            <text:p>2020-06-02 05:54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147]" office:value-type="date" office:date-value="2020-06-27T11:25:14" calcext:value-type="date">
            <text:p>27/06/20</text:p>
          </table:table-cell>
          <table:table-cell table:formula="of:=[.I1147]" office:value-type="time" office:time-value="PT1056227H25M14.000000618S" calcext:value-type="time">
            <text:p>11:25:14</text:p>
          </table:table-cell>
          <table:table-cell table:formula="of:=[.A1147]+[.$J$2]" office:value-type="float" office:value="1593267914" calcext:value-type="float">
            <text:p>1593267914</text:p>
          </table:table-cell>
          <table:table-cell table:formula="of:=([.$H1147]/86400)+25569-(3/24)" office:value-type="float" office:value="44009.4758564815" calcext:value-type="float">
            <text:p>44009,4758564815</text:p>
          </table:table-cell>
          <table:table-cell table:number-columns-repeated="2"/>
        </table:table-row>
        <table:table-row table:style-name="ro1">
          <table:table-cell office:value-type="float" office:value="1591088049" calcext:value-type="float">
            <text:p>1591088049</text:p>
          </table:table-cell>
          <table:table-cell table:style-name="ce3" office:value-type="string" calcext:value-type="string">
            <text:p>2020-06-02 05:54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148]" office:value-type="date" office:date-value="2020-06-27T11:25:14" calcext:value-type="date">
            <text:p>27/06/20</text:p>
          </table:table-cell>
          <table:table-cell table:formula="of:=[.I1148]" office:value-type="time" office:time-value="PT1056227H25M14.000000618S" calcext:value-type="time">
            <text:p>11:25:14</text:p>
          </table:table-cell>
          <table:table-cell table:formula="of:=[.A1148]+[.$J$2]" office:value-type="float" office:value="1593267914" calcext:value-type="float">
            <text:p>1593267914</text:p>
          </table:table-cell>
          <table:table-cell table:formula="of:=([.$H1148]/86400)+25569-(3/24)" office:value-type="float" office:value="44009.4758564815" calcext:value-type="float">
            <text:p>44009,4758564815</text:p>
          </table:table-cell>
          <table:table-cell table:number-columns-repeated="2"/>
        </table:table-row>
        <table:table-row table:style-name="ro1">
          <table:table-cell office:value-type="float" office:value="1591088049" calcext:value-type="float">
            <text:p>1591088049</text:p>
          </table:table-cell>
          <table:table-cell table:style-name="ce3" office:value-type="string" calcext:value-type="string">
            <text:p>2020-06-02 05:54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149]" office:value-type="date" office:date-value="2020-06-27T11:25:14" calcext:value-type="date">
            <text:p>27/06/20</text:p>
          </table:table-cell>
          <table:table-cell table:formula="of:=[.I1149]" office:value-type="time" office:time-value="PT1056227H25M14.000000618S" calcext:value-type="time">
            <text:p>11:25:14</text:p>
          </table:table-cell>
          <table:table-cell table:formula="of:=[.A1149]+[.$J$2]" office:value-type="float" office:value="1593267914" calcext:value-type="float">
            <text:p>1593267914</text:p>
          </table:table-cell>
          <table:table-cell table:formula="of:=([.$H1149]/86400)+25569-(3/24)" office:value-type="float" office:value="44009.4758564815" calcext:value-type="float">
            <text:p>44009,4758564815</text:p>
          </table:table-cell>
          <table:table-cell table:number-columns-repeated="2"/>
        </table:table-row>
        <table:table-row table:style-name="ro1">
          <table:table-cell office:value-type="float" office:value="1591091648" calcext:value-type="float">
            <text:p>1591091648</text:p>
          </table:table-cell>
          <table:table-cell table:style-name="ce3" office:value-type="string" calcext:value-type="string">
            <text:p>2020-06-02 06:54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150]" office:value-type="date" office:date-value="2020-06-27T12:25:13" calcext:value-type="date">
            <text:p>27/06/20</text:p>
          </table:table-cell>
          <table:table-cell table:formula="of:=[.I1150]" office:value-type="time" office:time-value="PT1056228H25M12.999999337S" calcext:value-type="time">
            <text:p>12:25:13</text:p>
          </table:table-cell>
          <table:table-cell table:formula="of:=[.A1150]+[.$J$2]" office:value-type="float" office:value="1593271513" calcext:value-type="float">
            <text:p>1593271513</text:p>
          </table:table-cell>
          <table:table-cell table:formula="of:=([.$H1150]/86400)+25569-(3/24)" office:value-type="float" office:value="44009.5175115741" calcext:value-type="float">
            <text:p>44009,5175115741</text:p>
          </table:table-cell>
          <table:table-cell table:number-columns-repeated="2"/>
        </table:table-row>
        <table:table-row table:style-name="ro1">
          <table:table-cell office:value-type="float" office:value="1591091648" calcext:value-type="float">
            <text:p>1591091648</text:p>
          </table:table-cell>
          <table:table-cell table:style-name="ce3" office:value-type="string" calcext:value-type="string">
            <text:p>2020-06-02 06:54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151]" office:value-type="date" office:date-value="2020-06-27T12:25:13" calcext:value-type="date">
            <text:p>27/06/20</text:p>
          </table:table-cell>
          <table:table-cell table:formula="of:=[.I1151]" office:value-type="time" office:time-value="PT1056228H25M12.999999337S" calcext:value-type="time">
            <text:p>12:25:13</text:p>
          </table:table-cell>
          <table:table-cell table:formula="of:=[.A1151]+[.$J$2]" office:value-type="float" office:value="1593271513" calcext:value-type="float">
            <text:p>1593271513</text:p>
          </table:table-cell>
          <table:table-cell table:formula="of:=([.$H1151]/86400)+25569-(3/24)" office:value-type="float" office:value="44009.5175115741" calcext:value-type="float">
            <text:p>44009,5175115741</text:p>
          </table:table-cell>
          <table:table-cell table:number-columns-repeated="2"/>
        </table:table-row>
        <table:table-row table:style-name="ro1">
          <table:table-cell office:value-type="float" office:value="1591091648" calcext:value-type="float">
            <text:p>1591091648</text:p>
          </table:table-cell>
          <table:table-cell table:style-name="ce3" office:value-type="string" calcext:value-type="string">
            <text:p>2020-06-02 06:54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152]" office:value-type="date" office:date-value="2020-06-27T12:25:13" calcext:value-type="date">
            <text:p>27/06/20</text:p>
          </table:table-cell>
          <table:table-cell table:formula="of:=[.I1152]" office:value-type="time" office:time-value="PT1056228H25M12.999999337S" calcext:value-type="time">
            <text:p>12:25:13</text:p>
          </table:table-cell>
          <table:table-cell table:formula="of:=[.A1152]+[.$J$2]" office:value-type="float" office:value="1593271513" calcext:value-type="float">
            <text:p>1593271513</text:p>
          </table:table-cell>
          <table:table-cell table:formula="of:=([.$H1152]/86400)+25569-(3/24)" office:value-type="float" office:value="44009.5175115741" calcext:value-type="float">
            <text:p>44009,5175115741</text:p>
          </table:table-cell>
          <table:table-cell table:number-columns-repeated="2"/>
        </table:table-row>
        <table:table-row table:style-name="ro1">
          <table:table-cell office:value-type="float" office:value="1591091648" calcext:value-type="float">
            <text:p>1591091648</text:p>
          </table:table-cell>
          <table:table-cell table:style-name="ce3" office:value-type="string" calcext:value-type="string">
            <text:p>2020-06-02 06:54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153]" office:value-type="date" office:date-value="2020-06-27T12:25:13" calcext:value-type="date">
            <text:p>27/06/20</text:p>
          </table:table-cell>
          <table:table-cell table:formula="of:=[.I1153]" office:value-type="time" office:time-value="PT1056228H25M12.999999337S" calcext:value-type="time">
            <text:p>12:25:13</text:p>
          </table:table-cell>
          <table:table-cell table:formula="of:=[.A1153]+[.$J$2]" office:value-type="float" office:value="1593271513" calcext:value-type="float">
            <text:p>1593271513</text:p>
          </table:table-cell>
          <table:table-cell table:formula="of:=([.$H1153]/86400)+25569-(3/24)" office:value-type="float" office:value="44009.5175115741" calcext:value-type="float">
            <text:p>44009,5175115741</text:p>
          </table:table-cell>
          <table:table-cell table:number-columns-repeated="2"/>
        </table:table-row>
        <table:table-row table:style-name="ro1">
          <table:table-cell office:value-type="float" office:value="1591095247" calcext:value-type="float">
            <text:p>1591095247</text:p>
          </table:table-cell>
          <table:table-cell table:style-name="ce3" office:value-type="string" calcext:value-type="string">
            <text:p>2020-06-02 07:54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154]" office:value-type="date" office:date-value="2020-06-27T13:25:12" calcext:value-type="date">
            <text:p>27/06/20</text:p>
          </table:table-cell>
          <table:table-cell table:formula="of:=[.I1154]" office:value-type="time" office:time-value="PT1056229H25M11.999999732S" calcext:value-type="time">
            <text:p>13:25:12</text:p>
          </table:table-cell>
          <table:table-cell table:formula="of:=[.A1154]+[.$J$2]" office:value-type="float" office:value="1593275112" calcext:value-type="float">
            <text:p>1593275112</text:p>
          </table:table-cell>
          <table:table-cell table:formula="of:=([.$H1154]/86400)+25569-(3/24)" office:value-type="float" office:value="44009.5591666667" calcext:value-type="float">
            <text:p>44009,5591666667</text:p>
          </table:table-cell>
          <table:table-cell table:number-columns-repeated="2"/>
        </table:table-row>
        <table:table-row table:style-name="ro1">
          <table:table-cell office:value-type="float" office:value="1591095247" calcext:value-type="float">
            <text:p>1591095247</text:p>
          </table:table-cell>
          <table:table-cell table:style-name="ce3" office:value-type="string" calcext:value-type="string">
            <text:p>2020-06-02 07:54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155]" office:value-type="date" office:date-value="2020-06-27T13:25:12" calcext:value-type="date">
            <text:p>27/06/20</text:p>
          </table:table-cell>
          <table:table-cell table:formula="of:=[.I1155]" office:value-type="time" office:time-value="PT1056229H25M11.999999732S" calcext:value-type="time">
            <text:p>13:25:12</text:p>
          </table:table-cell>
          <table:table-cell table:formula="of:=[.A1155]+[.$J$2]" office:value-type="float" office:value="1593275112" calcext:value-type="float">
            <text:p>1593275112</text:p>
          </table:table-cell>
          <table:table-cell table:formula="of:=([.$H1155]/86400)+25569-(3/24)" office:value-type="float" office:value="44009.5591666667" calcext:value-type="float">
            <text:p>44009,5591666667</text:p>
          </table:table-cell>
          <table:table-cell table:number-columns-repeated="2"/>
        </table:table-row>
        <table:table-row table:style-name="ro1">
          <table:table-cell office:value-type="float" office:value="1591095247" calcext:value-type="float">
            <text:p>1591095247</text:p>
          </table:table-cell>
          <table:table-cell table:style-name="ce3" office:value-type="string" calcext:value-type="string">
            <text:p>2020-06-02 07:54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156]" office:value-type="date" office:date-value="2020-06-27T13:25:12" calcext:value-type="date">
            <text:p>27/06/20</text:p>
          </table:table-cell>
          <table:table-cell table:formula="of:=[.I1156]" office:value-type="time" office:time-value="PT1056229H25M11.999999732S" calcext:value-type="time">
            <text:p>13:25:12</text:p>
          </table:table-cell>
          <table:table-cell table:formula="of:=[.A1156]+[.$J$2]" office:value-type="float" office:value="1593275112" calcext:value-type="float">
            <text:p>1593275112</text:p>
          </table:table-cell>
          <table:table-cell table:formula="of:=([.$H1156]/86400)+25569-(3/24)" office:value-type="float" office:value="44009.5591666667" calcext:value-type="float">
            <text:p>44009,5591666667</text:p>
          </table:table-cell>
          <table:table-cell table:number-columns-repeated="2"/>
        </table:table-row>
        <table:table-row table:style-name="ro1">
          <table:table-cell office:value-type="float" office:value="1591095247" calcext:value-type="float">
            <text:p>1591095247</text:p>
          </table:table-cell>
          <table:table-cell table:style-name="ce3" office:value-type="string" calcext:value-type="string">
            <text:p>2020-06-02 07:54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157]" office:value-type="date" office:date-value="2020-06-27T13:25:12" calcext:value-type="date">
            <text:p>27/06/20</text:p>
          </table:table-cell>
          <table:table-cell table:formula="of:=[.I1157]" office:value-type="time" office:time-value="PT1056229H25M11.999999732S" calcext:value-type="time">
            <text:p>13:25:12</text:p>
          </table:table-cell>
          <table:table-cell table:formula="of:=[.A1157]+[.$J$2]" office:value-type="float" office:value="1593275112" calcext:value-type="float">
            <text:p>1593275112</text:p>
          </table:table-cell>
          <table:table-cell table:formula="of:=([.$H1157]/86400)+25569-(3/24)" office:value-type="float" office:value="44009.5591666667" calcext:value-type="float">
            <text:p>44009,5591666667</text:p>
          </table:table-cell>
          <table:table-cell table:number-columns-repeated="2"/>
        </table:table-row>
        <table:table-row table:style-name="ro1">
          <table:table-cell office:value-type="float" office:value="1591098846" calcext:value-type="float">
            <text:p>1591098846</text:p>
          </table:table-cell>
          <table:table-cell table:style-name="ce3" office:value-type="string" calcext:value-type="string">
            <text:p>2020-06-02 08:54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158]" office:value-type="date" office:date-value="2020-06-27T14:25:11" calcext:value-type="date">
            <text:p>27/06/20</text:p>
          </table:table-cell>
          <table:table-cell table:formula="of:=[.I1158]" office:value-type="time" office:time-value="PT1056230H25M11.000000127S" calcext:value-type="time">
            <text:p>14:25:11</text:p>
          </table:table-cell>
          <table:table-cell table:formula="of:=[.A1158]+[.$J$2]" office:value-type="float" office:value="1593278711" calcext:value-type="float">
            <text:p>1593278711</text:p>
          </table:table-cell>
          <table:table-cell table:formula="of:=([.$H1158]/86400)+25569-(3/24)" office:value-type="float" office:value="44009.6008217593" calcext:value-type="float">
            <text:p>44009,6008217593</text:p>
          </table:table-cell>
          <table:table-cell table:number-columns-repeated="2"/>
        </table:table-row>
        <table:table-row table:style-name="ro1">
          <table:table-cell office:value-type="float" office:value="1591098846" calcext:value-type="float">
            <text:p>1591098846</text:p>
          </table:table-cell>
          <table:table-cell table:style-name="ce3" office:value-type="string" calcext:value-type="string">
            <text:p>2020-06-02 08:54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5.0</text:p>
          </table:table-cell>
          <table:table-cell table:formula="of:=[.I1159]" office:value-type="date" office:date-value="2020-06-27T14:25:11" calcext:value-type="date">
            <text:p>27/06/20</text:p>
          </table:table-cell>
          <table:table-cell table:formula="of:=[.I1159]" office:value-type="time" office:time-value="PT1056230H25M11.000000127S" calcext:value-type="time">
            <text:p>14:25:11</text:p>
          </table:table-cell>
          <table:table-cell table:formula="of:=[.A1159]+[.$J$2]" office:value-type="float" office:value="1593278711" calcext:value-type="float">
            <text:p>1593278711</text:p>
          </table:table-cell>
          <table:table-cell table:formula="of:=([.$H1159]/86400)+25569-(3/24)" office:value-type="float" office:value="44009.6008217593" calcext:value-type="float">
            <text:p>44009,6008217593</text:p>
          </table:table-cell>
          <table:table-cell table:number-columns-repeated="2"/>
        </table:table-row>
        <table:table-row table:style-name="ro1">
          <table:table-cell office:value-type="float" office:value="1591098846" calcext:value-type="float">
            <text:p>1591098846</text:p>
          </table:table-cell>
          <table:table-cell table:style-name="ce3" office:value-type="string" calcext:value-type="string">
            <text:p>2020-06-02 08:54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160]" office:value-type="date" office:date-value="2020-06-27T14:25:11" calcext:value-type="date">
            <text:p>27/06/20</text:p>
          </table:table-cell>
          <table:table-cell table:formula="of:=[.I1160]" office:value-type="time" office:time-value="PT1056230H25M11.000000127S" calcext:value-type="time">
            <text:p>14:25:11</text:p>
          </table:table-cell>
          <table:table-cell table:formula="of:=[.A1160]+[.$J$2]" office:value-type="float" office:value="1593278711" calcext:value-type="float">
            <text:p>1593278711</text:p>
          </table:table-cell>
          <table:table-cell table:formula="of:=([.$H1160]/86400)+25569-(3/24)" office:value-type="float" office:value="44009.6008217593" calcext:value-type="float">
            <text:p>44009,6008217593</text:p>
          </table:table-cell>
          <table:table-cell table:number-columns-repeated="2"/>
        </table:table-row>
        <table:table-row table:style-name="ro1">
          <table:table-cell office:value-type="float" office:value="1591098846" calcext:value-type="float">
            <text:p>1591098846</text:p>
          </table:table-cell>
          <table:table-cell table:style-name="ce3" office:value-type="string" calcext:value-type="string">
            <text:p>2020-06-02 08:54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161]" office:value-type="date" office:date-value="2020-06-27T14:25:11" calcext:value-type="date">
            <text:p>27/06/20</text:p>
          </table:table-cell>
          <table:table-cell table:formula="of:=[.I1161]" office:value-type="time" office:time-value="PT1056230H25M11.000000127S" calcext:value-type="time">
            <text:p>14:25:11</text:p>
          </table:table-cell>
          <table:table-cell table:formula="of:=[.A1161]+[.$J$2]" office:value-type="float" office:value="1593278711" calcext:value-type="float">
            <text:p>1593278711</text:p>
          </table:table-cell>
          <table:table-cell table:formula="of:=([.$H1161]/86400)+25569-(3/24)" office:value-type="float" office:value="44009.6008217593" calcext:value-type="float">
            <text:p>44009,6008217593</text:p>
          </table:table-cell>
          <table:table-cell table:number-columns-repeated="2"/>
        </table:table-row>
        <table:table-row table:style-name="ro1">
          <table:table-cell office:value-type="float" office:value="1591102445" calcext:value-type="float">
            <text:p>1591102445</text:p>
          </table:table-cell>
          <table:table-cell table:style-name="ce3" office:value-type="string" calcext:value-type="string">
            <text:p>2020-06-02 09:54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162]" office:value-type="date" office:date-value="2020-06-27T15:25:10" calcext:value-type="date">
            <text:p>27/06/20</text:p>
          </table:table-cell>
          <table:table-cell table:formula="of:=[.I1162]" office:value-type="time" office:time-value="PT1056231H25M09.999999683S" calcext:value-type="time">
            <text:p>15:25:10</text:p>
          </table:table-cell>
          <table:table-cell table:formula="of:=[.A1162]+[.$J$2]" office:value-type="float" office:value="1593282310" calcext:value-type="float">
            <text:p>1593282310</text:p>
          </table:table-cell>
          <table:table-cell table:formula="of:=([.$H1162]/86400)+25569-(3/24)" office:value-type="float" office:value="44009.6424768518" calcext:value-type="float">
            <text:p>44009,6424768518</text:p>
          </table:table-cell>
          <table:table-cell table:number-columns-repeated="2"/>
        </table:table-row>
        <table:table-row table:style-name="ro1">
          <table:table-cell office:value-type="float" office:value="1591102445" calcext:value-type="float">
            <text:p>1591102445</text:p>
          </table:table-cell>
          <table:table-cell table:style-name="ce3" office:value-type="string" calcext:value-type="string">
            <text:p>2020-06-02 09:54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5.0</text:p>
          </table:table-cell>
          <table:table-cell table:formula="of:=[.I1163]" office:value-type="date" office:date-value="2020-06-27T15:25:10" calcext:value-type="date">
            <text:p>27/06/20</text:p>
          </table:table-cell>
          <table:table-cell table:formula="of:=[.I1163]" office:value-type="time" office:time-value="PT1056231H25M09.999999683S" calcext:value-type="time">
            <text:p>15:25:10</text:p>
          </table:table-cell>
          <table:table-cell table:formula="of:=[.A1163]+[.$J$2]" office:value-type="float" office:value="1593282310" calcext:value-type="float">
            <text:p>1593282310</text:p>
          </table:table-cell>
          <table:table-cell table:formula="of:=([.$H1163]/86400)+25569-(3/24)" office:value-type="float" office:value="44009.6424768518" calcext:value-type="float">
            <text:p>44009,6424768518</text:p>
          </table:table-cell>
          <table:table-cell table:number-columns-repeated="2"/>
        </table:table-row>
        <table:table-row table:style-name="ro1">
          <table:table-cell office:value-type="float" office:value="1591102445" calcext:value-type="float">
            <text:p>1591102445</text:p>
          </table:table-cell>
          <table:table-cell table:style-name="ce3" office:value-type="string" calcext:value-type="string">
            <text:p>2020-06-02 09:54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164]" office:value-type="date" office:date-value="2020-06-27T15:25:10" calcext:value-type="date">
            <text:p>27/06/20</text:p>
          </table:table-cell>
          <table:table-cell table:formula="of:=[.I1164]" office:value-type="time" office:time-value="PT1056231H25M09.999999683S" calcext:value-type="time">
            <text:p>15:25:10</text:p>
          </table:table-cell>
          <table:table-cell table:formula="of:=[.A1164]+[.$J$2]" office:value-type="float" office:value="1593282310" calcext:value-type="float">
            <text:p>1593282310</text:p>
          </table:table-cell>
          <table:table-cell table:formula="of:=([.$H1164]/86400)+25569-(3/24)" office:value-type="float" office:value="44009.6424768518" calcext:value-type="float">
            <text:p>44009,6424768518</text:p>
          </table:table-cell>
          <table:table-cell table:number-columns-repeated="2"/>
        </table:table-row>
        <table:table-row table:style-name="ro1">
          <table:table-cell office:value-type="float" office:value="1591102445" calcext:value-type="float">
            <text:p>1591102445</text:p>
          </table:table-cell>
          <table:table-cell table:style-name="ce3" office:value-type="string" calcext:value-type="string">
            <text:p>2020-06-02 09:54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165]" office:value-type="date" office:date-value="2020-06-27T15:25:10" calcext:value-type="date">
            <text:p>27/06/20</text:p>
          </table:table-cell>
          <table:table-cell table:formula="of:=[.I1165]" office:value-type="time" office:time-value="PT1056231H25M09.999999683S" calcext:value-type="time">
            <text:p>15:25:10</text:p>
          </table:table-cell>
          <table:table-cell table:formula="of:=[.A1165]+[.$J$2]" office:value-type="float" office:value="1593282310" calcext:value-type="float">
            <text:p>1593282310</text:p>
          </table:table-cell>
          <table:table-cell table:formula="of:=([.$H1165]/86400)+25569-(3/24)" office:value-type="float" office:value="44009.6424768518" calcext:value-type="float">
            <text:p>44009,6424768518</text:p>
          </table:table-cell>
          <table:table-cell table:number-columns-repeated="2"/>
        </table:table-row>
        <table:table-row table:style-name="ro1">
          <table:table-cell office:value-type="float" office:value="1591106044" calcext:value-type="float">
            <text:p>1591106044</text:p>
          </table:table-cell>
          <table:table-cell table:style-name="ce3" office:value-type="string" calcext:value-type="string">
            <text:p>2020-06-02 10:54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166]" office:value-type="date" office:date-value="2020-06-27T16:25:09" calcext:value-type="date">
            <text:p>27/06/20</text:p>
          </table:table-cell>
          <table:table-cell table:formula="of:=[.I1166]" office:value-type="time" office:time-value="PT1056232H25M09.000000078S" calcext:value-type="time">
            <text:p>16:25:09</text:p>
          </table:table-cell>
          <table:table-cell table:formula="of:=[.A1166]+[.$J$2]" office:value-type="float" office:value="1593285909" calcext:value-type="float">
            <text:p>1593285909</text:p>
          </table:table-cell>
          <table:table-cell table:formula="of:=([.$H1166]/86400)+25569-(3/24)" office:value-type="float" office:value="44009.6841319444" calcext:value-type="float">
            <text:p>44009,6841319444</text:p>
          </table:table-cell>
          <table:table-cell table:number-columns-repeated="2"/>
        </table:table-row>
        <table:table-row table:style-name="ro1">
          <table:table-cell office:value-type="float" office:value="1591106044" calcext:value-type="float">
            <text:p>1591106044</text:p>
          </table:table-cell>
          <table:table-cell table:style-name="ce3" office:value-type="string" calcext:value-type="string">
            <text:p>2020-06-02 10:54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167]" office:value-type="date" office:date-value="2020-06-27T16:25:09" calcext:value-type="date">
            <text:p>27/06/20</text:p>
          </table:table-cell>
          <table:table-cell table:formula="of:=[.I1167]" office:value-type="time" office:time-value="PT1056232H25M09.000000078S" calcext:value-type="time">
            <text:p>16:25:09</text:p>
          </table:table-cell>
          <table:table-cell table:formula="of:=[.A1167]+[.$J$2]" office:value-type="float" office:value="1593285909" calcext:value-type="float">
            <text:p>1593285909</text:p>
          </table:table-cell>
          <table:table-cell table:formula="of:=([.$H1167]/86400)+25569-(3/24)" office:value-type="float" office:value="44009.6841319444" calcext:value-type="float">
            <text:p>44009,6841319444</text:p>
          </table:table-cell>
          <table:table-cell table:number-columns-repeated="2"/>
        </table:table-row>
        <table:table-row table:style-name="ro1">
          <table:table-cell office:value-type="float" office:value="1591106044" calcext:value-type="float">
            <text:p>1591106044</text:p>
          </table:table-cell>
          <table:table-cell table:style-name="ce3" office:value-type="string" calcext:value-type="string">
            <text:p>2020-06-02 10:54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168]" office:value-type="date" office:date-value="2020-06-27T16:25:09" calcext:value-type="date">
            <text:p>27/06/20</text:p>
          </table:table-cell>
          <table:table-cell table:formula="of:=[.I1168]" office:value-type="time" office:time-value="PT1056232H25M09.000000078S" calcext:value-type="time">
            <text:p>16:25:09</text:p>
          </table:table-cell>
          <table:table-cell table:formula="of:=[.A1168]+[.$J$2]" office:value-type="float" office:value="1593285909" calcext:value-type="float">
            <text:p>1593285909</text:p>
          </table:table-cell>
          <table:table-cell table:formula="of:=([.$H1168]/86400)+25569-(3/24)" office:value-type="float" office:value="44009.6841319444" calcext:value-type="float">
            <text:p>44009,6841319444</text:p>
          </table:table-cell>
          <table:table-cell table:number-columns-repeated="2"/>
        </table:table-row>
        <table:table-row table:style-name="ro1">
          <table:table-cell office:value-type="float" office:value="1591106044" calcext:value-type="float">
            <text:p>1591106044</text:p>
          </table:table-cell>
          <table:table-cell table:style-name="ce3" office:value-type="string" calcext:value-type="string">
            <text:p>2020-06-02 10:54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169]" office:value-type="date" office:date-value="2020-06-27T16:25:09" calcext:value-type="date">
            <text:p>27/06/20</text:p>
          </table:table-cell>
          <table:table-cell table:formula="of:=[.I1169]" office:value-type="time" office:time-value="PT1056232H25M09.000000078S" calcext:value-type="time">
            <text:p>16:25:09</text:p>
          </table:table-cell>
          <table:table-cell table:formula="of:=[.A1169]+[.$J$2]" office:value-type="float" office:value="1593285909" calcext:value-type="float">
            <text:p>1593285909</text:p>
          </table:table-cell>
          <table:table-cell table:formula="of:=([.$H1169]/86400)+25569-(3/24)" office:value-type="float" office:value="44009.6841319444" calcext:value-type="float">
            <text:p>44009,6841319444</text:p>
          </table:table-cell>
          <table:table-cell table:number-columns-repeated="2"/>
        </table:table-row>
        <table:table-row table:style-name="ro1">
          <table:table-cell office:value-type="float" office:value="1591109643" calcext:value-type="float">
            <text:p>1591109643</text:p>
          </table:table-cell>
          <table:table-cell table:style-name="ce3" office:value-type="string" calcext:value-type="string">
            <text:p>2020-06-02 11:54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49.0</text:p>
          </table:table-cell>
          <table:table-cell table:formula="of:=[.I1170]" office:value-type="date" office:date-value="2020-06-27T17:25:08" calcext:value-type="date">
            <text:p>27/06/20</text:p>
          </table:table-cell>
          <table:table-cell table:formula="of:=[.I1170]" office:value-type="time" office:time-value="PT1056233H25M07.999999635S" calcext:value-type="time">
            <text:p>17:25:08</text:p>
          </table:table-cell>
          <table:table-cell table:formula="of:=[.A1170]+[.$J$2]" office:value-type="float" office:value="1593289508" calcext:value-type="float">
            <text:p>1593289508</text:p>
          </table:table-cell>
          <table:table-cell table:formula="of:=([.$H1170]/86400)+25569-(3/24)" office:value-type="float" office:value="44009.725787037" calcext:value-type="float">
            <text:p>44009,725787037</text:p>
          </table:table-cell>
          <table:table-cell table:number-columns-repeated="2"/>
        </table:table-row>
        <table:table-row table:style-name="ro1">
          <table:table-cell office:value-type="float" office:value="1591109643" calcext:value-type="float">
            <text:p>1591109643</text:p>
          </table:table-cell>
          <table:table-cell table:style-name="ce3" office:value-type="string" calcext:value-type="string">
            <text:p>2020-06-02 11:54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55.0</text:p>
          </table:table-cell>
          <table:table-cell table:formula="of:=[.I1171]" office:value-type="date" office:date-value="2020-06-27T17:25:08" calcext:value-type="date">
            <text:p>27/06/20</text:p>
          </table:table-cell>
          <table:table-cell table:formula="of:=[.I1171]" office:value-type="time" office:time-value="PT1056233H25M07.999999635S" calcext:value-type="time">
            <text:p>17:25:08</text:p>
          </table:table-cell>
          <table:table-cell table:formula="of:=[.A1171]+[.$J$2]" office:value-type="float" office:value="1593289508" calcext:value-type="float">
            <text:p>1593289508</text:p>
          </table:table-cell>
          <table:table-cell table:formula="of:=([.$H1171]/86400)+25569-(3/24)" office:value-type="float" office:value="44009.725787037" calcext:value-type="float">
            <text:p>44009,725787037</text:p>
          </table:table-cell>
          <table:table-cell table:number-columns-repeated="2"/>
        </table:table-row>
        <table:table-row table:style-name="ro1">
          <table:table-cell office:value-type="float" office:value="1591109643" calcext:value-type="float">
            <text:p>1591109643</text:p>
          </table:table-cell>
          <table:table-cell table:style-name="ce3" office:value-type="string" calcext:value-type="string">
            <text:p>2020-06-02 11:54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9.0</text:p>
          </table:table-cell>
          <table:table-cell table:formula="of:=[.I1172]" office:value-type="date" office:date-value="2020-06-27T17:25:08" calcext:value-type="date">
            <text:p>27/06/20</text:p>
          </table:table-cell>
          <table:table-cell table:formula="of:=[.I1172]" office:value-type="time" office:time-value="PT1056233H25M07.999999635S" calcext:value-type="time">
            <text:p>17:25:08</text:p>
          </table:table-cell>
          <table:table-cell table:formula="of:=[.A1172]+[.$J$2]" office:value-type="float" office:value="1593289508" calcext:value-type="float">
            <text:p>1593289508</text:p>
          </table:table-cell>
          <table:table-cell table:formula="of:=([.$H1172]/86400)+25569-(3/24)" office:value-type="float" office:value="44009.725787037" calcext:value-type="float">
            <text:p>44009,725787037</text:p>
          </table:table-cell>
          <table:table-cell table:number-columns-repeated="2"/>
        </table:table-row>
        <table:table-row table:style-name="ro1">
          <table:table-cell office:value-type="float" office:value="1591109643" calcext:value-type="float">
            <text:p>1591109643</text:p>
          </table:table-cell>
          <table:table-cell table:style-name="ce3" office:value-type="string" calcext:value-type="string">
            <text:p>2020-06-02 11:54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3.0</text:p>
          </table:table-cell>
          <table:table-cell table:formula="of:=[.I1173]" office:value-type="date" office:date-value="2020-06-27T17:25:08" calcext:value-type="date">
            <text:p>27/06/20</text:p>
          </table:table-cell>
          <table:table-cell table:formula="of:=[.I1173]" office:value-type="time" office:time-value="PT1056233H25M07.999999635S" calcext:value-type="time">
            <text:p>17:25:08</text:p>
          </table:table-cell>
          <table:table-cell table:formula="of:=[.A1173]+[.$J$2]" office:value-type="float" office:value="1593289508" calcext:value-type="float">
            <text:p>1593289508</text:p>
          </table:table-cell>
          <table:table-cell table:formula="of:=([.$H1173]/86400)+25569-(3/24)" office:value-type="float" office:value="44009.725787037" calcext:value-type="float">
            <text:p>44009,725787037</text:p>
          </table:table-cell>
          <table:table-cell table:number-columns-repeated="2"/>
        </table:table-row>
        <table:table-row table:style-name="ro1">
          <table:table-cell office:value-type="float" office:value="1591113242" calcext:value-type="float">
            <text:p>1591113242</text:p>
          </table:table-cell>
          <table:table-cell table:style-name="ce3" office:value-type="string" calcext:value-type="string">
            <text:p>2020-06-02 12:54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174]" office:value-type="date" office:date-value="2020-06-27T18:25:07" calcext:value-type="date">
            <text:p>27/06/20</text:p>
          </table:table-cell>
          <table:table-cell table:formula="of:=[.I1174]" office:value-type="time" office:time-value="PT1056234H25M07.00000003S" calcext:value-type="time">
            <text:p>18:25:07</text:p>
          </table:table-cell>
          <table:table-cell table:formula="of:=[.A1174]+[.$J$2]" office:value-type="float" office:value="1593293107" calcext:value-type="float">
            <text:p>1593293107</text:p>
          </table:table-cell>
          <table:table-cell table:formula="of:=([.$H1174]/86400)+25569-(3/24)" office:value-type="float" office:value="44009.7674421296" calcext:value-type="float">
            <text:p>44009,7674421296</text:p>
          </table:table-cell>
          <table:table-cell table:number-columns-repeated="2"/>
        </table:table-row>
        <table:table-row table:style-name="ro1">
          <table:table-cell office:value-type="float" office:value="1591113242" calcext:value-type="float">
            <text:p>1591113242</text:p>
          </table:table-cell>
          <table:table-cell table:style-name="ce3" office:value-type="string" calcext:value-type="string">
            <text:p>2020-06-02 12:54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175]" office:value-type="date" office:date-value="2020-06-27T18:25:07" calcext:value-type="date">
            <text:p>27/06/20</text:p>
          </table:table-cell>
          <table:table-cell table:formula="of:=[.I1175]" office:value-type="time" office:time-value="PT1056234H25M07.00000003S" calcext:value-type="time">
            <text:p>18:25:07</text:p>
          </table:table-cell>
          <table:table-cell table:formula="of:=[.A1175]+[.$J$2]" office:value-type="float" office:value="1593293107" calcext:value-type="float">
            <text:p>1593293107</text:p>
          </table:table-cell>
          <table:table-cell table:formula="of:=([.$H1175]/86400)+25569-(3/24)" office:value-type="float" office:value="44009.7674421296" calcext:value-type="float">
            <text:p>44009,7674421296</text:p>
          </table:table-cell>
          <table:table-cell table:number-columns-repeated="2"/>
        </table:table-row>
        <table:table-row table:style-name="ro1">
          <table:table-cell office:value-type="float" office:value="1591113242" calcext:value-type="float">
            <text:p>1591113242</text:p>
          </table:table-cell>
          <table:table-cell table:style-name="ce3" office:value-type="string" calcext:value-type="string">
            <text:p>2020-06-02 12:54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176]" office:value-type="date" office:date-value="2020-06-27T18:25:07" calcext:value-type="date">
            <text:p>27/06/20</text:p>
          </table:table-cell>
          <table:table-cell table:formula="of:=[.I1176]" office:value-type="time" office:time-value="PT1056234H25M07.00000003S" calcext:value-type="time">
            <text:p>18:25:07</text:p>
          </table:table-cell>
          <table:table-cell table:formula="of:=[.A1176]+[.$J$2]" office:value-type="float" office:value="1593293107" calcext:value-type="float">
            <text:p>1593293107</text:p>
          </table:table-cell>
          <table:table-cell table:formula="of:=([.$H1176]/86400)+25569-(3/24)" office:value-type="float" office:value="44009.7674421296" calcext:value-type="float">
            <text:p>44009,7674421296</text:p>
          </table:table-cell>
          <table:table-cell table:number-columns-repeated="2"/>
        </table:table-row>
        <table:table-row table:style-name="ro1">
          <table:table-cell office:value-type="float" office:value="1591113242" calcext:value-type="float">
            <text:p>1591113242</text:p>
          </table:table-cell>
          <table:table-cell table:style-name="ce3" office:value-type="string" calcext:value-type="string">
            <text:p>2020-06-02 12:54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177]" office:value-type="date" office:date-value="2020-06-27T18:25:07" calcext:value-type="date">
            <text:p>27/06/20</text:p>
          </table:table-cell>
          <table:table-cell table:formula="of:=[.I1177]" office:value-type="time" office:time-value="PT1056234H25M07.00000003S" calcext:value-type="time">
            <text:p>18:25:07</text:p>
          </table:table-cell>
          <table:table-cell table:formula="of:=[.A1177]+[.$J$2]" office:value-type="float" office:value="1593293107" calcext:value-type="float">
            <text:p>1593293107</text:p>
          </table:table-cell>
          <table:table-cell table:formula="of:=([.$H1177]/86400)+25569-(3/24)" office:value-type="float" office:value="44009.7674421296" calcext:value-type="float">
            <text:p>44009,7674421296</text:p>
          </table:table-cell>
          <table:table-cell table:number-columns-repeated="2"/>
        </table:table-row>
        <table:table-row table:style-name="ro1">
          <table:table-cell office:value-type="float" office:value="1591116841" calcext:value-type="float">
            <text:p>1591116841</text:p>
          </table:table-cell>
          <table:table-cell table:style-name="ce3" office:value-type="string" calcext:value-type="string">
            <text:p>2020-06-02 13:54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178]" office:value-type="date" office:date-value="2020-06-27T19:25:06" calcext:value-type="date">
            <text:p>27/06/20</text:p>
          </table:table-cell>
          <table:table-cell table:formula="of:=[.I1178]" office:value-type="time" office:time-value="PT1056235H25M06.000000425S" calcext:value-type="time">
            <text:p>19:25:06</text:p>
          </table:table-cell>
          <table:table-cell table:formula="of:=[.A1178]+[.$J$2]" office:value-type="float" office:value="1593296706" calcext:value-type="float">
            <text:p>1593296706</text:p>
          </table:table-cell>
          <table:table-cell table:formula="of:=([.$H1178]/86400)+25569-(3/24)" office:value-type="float" office:value="44009.8090972222" calcext:value-type="float">
            <text:p>44009,8090972222</text:p>
          </table:table-cell>
          <table:table-cell table:number-columns-repeated="2"/>
        </table:table-row>
        <table:table-row table:style-name="ro1">
          <table:table-cell office:value-type="float" office:value="1591116841" calcext:value-type="float">
            <text:p>1591116841</text:p>
          </table:table-cell>
          <table:table-cell table:style-name="ce3" office:value-type="string" calcext:value-type="string">
            <text:p>2020-06-02 13:54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179]" office:value-type="date" office:date-value="2020-06-27T19:25:06" calcext:value-type="date">
            <text:p>27/06/20</text:p>
          </table:table-cell>
          <table:table-cell table:formula="of:=[.I1179]" office:value-type="time" office:time-value="PT1056235H25M06.000000425S" calcext:value-type="time">
            <text:p>19:25:06</text:p>
          </table:table-cell>
          <table:table-cell table:formula="of:=[.A1179]+[.$J$2]" office:value-type="float" office:value="1593296706" calcext:value-type="float">
            <text:p>1593296706</text:p>
          </table:table-cell>
          <table:table-cell table:formula="of:=([.$H1179]/86400)+25569-(3/24)" office:value-type="float" office:value="44009.8090972222" calcext:value-type="float">
            <text:p>44009,8090972222</text:p>
          </table:table-cell>
          <table:table-cell table:number-columns-repeated="2"/>
        </table:table-row>
        <table:table-row table:style-name="ro1">
          <table:table-cell office:value-type="float" office:value="1591116841" calcext:value-type="float">
            <text:p>1591116841</text:p>
          </table:table-cell>
          <table:table-cell table:style-name="ce3" office:value-type="string" calcext:value-type="string">
            <text:p>2020-06-02 13:54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180]" office:value-type="date" office:date-value="2020-06-27T19:25:06" calcext:value-type="date">
            <text:p>27/06/20</text:p>
          </table:table-cell>
          <table:table-cell table:formula="of:=[.I1180]" office:value-type="time" office:time-value="PT1056235H25M06.000000425S" calcext:value-type="time">
            <text:p>19:25:06</text:p>
          </table:table-cell>
          <table:table-cell table:formula="of:=[.A1180]+[.$J$2]" office:value-type="float" office:value="1593296706" calcext:value-type="float">
            <text:p>1593296706</text:p>
          </table:table-cell>
          <table:table-cell table:formula="of:=([.$H1180]/86400)+25569-(3/24)" office:value-type="float" office:value="44009.8090972222" calcext:value-type="float">
            <text:p>44009,8090972222</text:p>
          </table:table-cell>
          <table:table-cell table:number-columns-repeated="2"/>
        </table:table-row>
        <table:table-row table:style-name="ro1">
          <table:table-cell office:value-type="float" office:value="1591116841" calcext:value-type="float">
            <text:p>1591116841</text:p>
          </table:table-cell>
          <table:table-cell table:style-name="ce3" office:value-type="string" calcext:value-type="string">
            <text:p>2020-06-02 13:54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181]" office:value-type="date" office:date-value="2020-06-27T19:25:06" calcext:value-type="date">
            <text:p>27/06/20</text:p>
          </table:table-cell>
          <table:table-cell table:formula="of:=[.I1181]" office:value-type="time" office:time-value="PT1056235H25M06.000000425S" calcext:value-type="time">
            <text:p>19:25:06</text:p>
          </table:table-cell>
          <table:table-cell table:formula="of:=[.A1181]+[.$J$2]" office:value-type="float" office:value="1593296706" calcext:value-type="float">
            <text:p>1593296706</text:p>
          </table:table-cell>
          <table:table-cell table:formula="of:=([.$H1181]/86400)+25569-(3/24)" office:value-type="float" office:value="44009.8090972222" calcext:value-type="float">
            <text:p>44009,8090972222</text:p>
          </table:table-cell>
          <table:table-cell table:number-columns-repeated="2"/>
        </table:table-row>
        <table:table-row table:style-name="ro1">
          <table:table-cell office:value-type="float" office:value="1591120440" calcext:value-type="float">
            <text:p>1591120440</text:p>
          </table:table-cell>
          <table:table-cell table:style-name="ce3" office:value-type="string" calcext:value-type="string">
            <text:p>2020-06-02 14:54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182]" office:value-type="date" office:date-value="2020-06-27T20:25:05" calcext:value-type="date">
            <text:p>27/06/20</text:p>
          </table:table-cell>
          <table:table-cell table:formula="of:=[.I1182]" office:value-type="time" office:time-value="PT1056236H25M04.999999981S" calcext:value-type="time">
            <text:p>20:25:05</text:p>
          </table:table-cell>
          <table:table-cell table:formula="of:=[.A1182]+[.$J$2]" office:value-type="float" office:value="1593300305" calcext:value-type="float">
            <text:p>1593300305</text:p>
          </table:table-cell>
          <table:table-cell table:formula="of:=([.$H1182]/86400)+25569-(3/24)" office:value-type="float" office:value="44009.8507523148" calcext:value-type="float">
            <text:p>44009,8507523148</text:p>
          </table:table-cell>
          <table:table-cell table:number-columns-repeated="2"/>
        </table:table-row>
        <table:table-row table:style-name="ro1">
          <table:table-cell office:value-type="float" office:value="1591120440" calcext:value-type="float">
            <text:p>1591120440</text:p>
          </table:table-cell>
          <table:table-cell table:style-name="ce3" office:value-type="string" calcext:value-type="string">
            <text:p>2020-06-02 14:54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183]" office:value-type="date" office:date-value="2020-06-27T20:25:05" calcext:value-type="date">
            <text:p>27/06/20</text:p>
          </table:table-cell>
          <table:table-cell table:formula="of:=[.I1183]" office:value-type="time" office:time-value="PT1056236H25M04.999999981S" calcext:value-type="time">
            <text:p>20:25:05</text:p>
          </table:table-cell>
          <table:table-cell table:formula="of:=[.A1183]+[.$J$2]" office:value-type="float" office:value="1593300305" calcext:value-type="float">
            <text:p>1593300305</text:p>
          </table:table-cell>
          <table:table-cell table:formula="of:=([.$H1183]/86400)+25569-(3/24)" office:value-type="float" office:value="44009.8507523148" calcext:value-type="float">
            <text:p>44009,8507523148</text:p>
          </table:table-cell>
          <table:table-cell table:number-columns-repeated="2"/>
        </table:table-row>
        <table:table-row table:style-name="ro1">
          <table:table-cell office:value-type="float" office:value="1591120440" calcext:value-type="float">
            <text:p>1591120440</text:p>
          </table:table-cell>
          <table:table-cell table:style-name="ce3" office:value-type="string" calcext:value-type="string">
            <text:p>2020-06-02 14:54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184]" office:value-type="date" office:date-value="2020-06-27T20:25:05" calcext:value-type="date">
            <text:p>27/06/20</text:p>
          </table:table-cell>
          <table:table-cell table:formula="of:=[.I1184]" office:value-type="time" office:time-value="PT1056236H25M04.999999981S" calcext:value-type="time">
            <text:p>20:25:05</text:p>
          </table:table-cell>
          <table:table-cell table:formula="of:=[.A1184]+[.$J$2]" office:value-type="float" office:value="1593300305" calcext:value-type="float">
            <text:p>1593300305</text:p>
          </table:table-cell>
          <table:table-cell table:formula="of:=([.$H1184]/86400)+25569-(3/24)" office:value-type="float" office:value="44009.8507523148" calcext:value-type="float">
            <text:p>44009,8507523148</text:p>
          </table:table-cell>
          <table:table-cell table:number-columns-repeated="2"/>
        </table:table-row>
        <table:table-row table:style-name="ro1">
          <table:table-cell office:value-type="float" office:value="1591120440" calcext:value-type="float">
            <text:p>1591120440</text:p>
          </table:table-cell>
          <table:table-cell table:style-name="ce3" office:value-type="string" calcext:value-type="string">
            <text:p>2020-06-02 14:54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185]" office:value-type="date" office:date-value="2020-06-27T20:25:05" calcext:value-type="date">
            <text:p>27/06/20</text:p>
          </table:table-cell>
          <table:table-cell table:formula="of:=[.I1185]" office:value-type="time" office:time-value="PT1056236H25M04.999999981S" calcext:value-type="time">
            <text:p>20:25:05</text:p>
          </table:table-cell>
          <table:table-cell table:formula="of:=[.A1185]+[.$J$2]" office:value-type="float" office:value="1593300305" calcext:value-type="float">
            <text:p>1593300305</text:p>
          </table:table-cell>
          <table:table-cell table:formula="of:=([.$H1185]/86400)+25569-(3/24)" office:value-type="float" office:value="44009.8507523148" calcext:value-type="float">
            <text:p>44009,8507523148</text:p>
          </table:table-cell>
          <table:table-cell table:number-columns-repeated="2"/>
        </table:table-row>
        <table:table-row table:style-name="ro1">
          <table:table-cell office:value-type="float" office:value="1591124039" calcext:value-type="float">
            <text:p>1591124039</text:p>
          </table:table-cell>
          <table:table-cell table:style-name="ce3" office:value-type="string" calcext:value-type="string">
            <text:p>2020-06-02 15:53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186]" office:value-type="date" office:date-value="2020-06-27T21:25:04" calcext:value-type="date">
            <text:p>27/06/20</text:p>
          </table:table-cell>
          <table:table-cell table:formula="of:=[.I1186]" office:value-type="time" office:time-value="PT1056237H25M03.999999538S" calcext:value-type="time">
            <text:p>21:25:04</text:p>
          </table:table-cell>
          <table:table-cell table:formula="of:=[.A1186]+[.$J$2]" office:value-type="float" office:value="1593303904" calcext:value-type="float">
            <text:p>1593303904</text:p>
          </table:table-cell>
          <table:table-cell table:formula="of:=([.$H1186]/86400)+25569-(3/24)" office:value-type="float" office:value="44009.8924074074" calcext:value-type="float">
            <text:p>44009,8924074074</text:p>
          </table:table-cell>
          <table:table-cell table:number-columns-repeated="2"/>
        </table:table-row>
        <table:table-row table:style-name="ro1">
          <table:table-cell office:value-type="float" office:value="1591124039" calcext:value-type="float">
            <text:p>1591124039</text:p>
          </table:table-cell>
          <table:table-cell table:style-name="ce3" office:value-type="string" calcext:value-type="string">
            <text:p>2020-06-02 15:53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187]" office:value-type="date" office:date-value="2020-06-27T21:25:04" calcext:value-type="date">
            <text:p>27/06/20</text:p>
          </table:table-cell>
          <table:table-cell table:formula="of:=[.I1187]" office:value-type="time" office:time-value="PT1056237H25M03.999999538S" calcext:value-type="time">
            <text:p>21:25:04</text:p>
          </table:table-cell>
          <table:table-cell table:formula="of:=[.A1187]+[.$J$2]" office:value-type="float" office:value="1593303904" calcext:value-type="float">
            <text:p>1593303904</text:p>
          </table:table-cell>
          <table:table-cell table:formula="of:=([.$H1187]/86400)+25569-(3/24)" office:value-type="float" office:value="44009.8924074074" calcext:value-type="float">
            <text:p>44009,8924074074</text:p>
          </table:table-cell>
          <table:table-cell table:number-columns-repeated="2"/>
        </table:table-row>
        <table:table-row table:style-name="ro1">
          <table:table-cell office:value-type="float" office:value="1591124039" calcext:value-type="float">
            <text:p>1591124039</text:p>
          </table:table-cell>
          <table:table-cell table:style-name="ce3" office:value-type="string" calcext:value-type="string">
            <text:p>2020-06-02 15:53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0.0</text:p>
          </table:table-cell>
          <table:table-cell table:formula="of:=[.I1188]" office:value-type="date" office:date-value="2020-06-27T21:25:04" calcext:value-type="date">
            <text:p>27/06/20</text:p>
          </table:table-cell>
          <table:table-cell table:formula="of:=[.I1188]" office:value-type="time" office:time-value="PT1056237H25M03.999999538S" calcext:value-type="time">
            <text:p>21:25:04</text:p>
          </table:table-cell>
          <table:table-cell table:formula="of:=[.A1188]+[.$J$2]" office:value-type="float" office:value="1593303904" calcext:value-type="float">
            <text:p>1593303904</text:p>
          </table:table-cell>
          <table:table-cell table:formula="of:=([.$H1188]/86400)+25569-(3/24)" office:value-type="float" office:value="44009.8924074074" calcext:value-type="float">
            <text:p>44009,8924074074</text:p>
          </table:table-cell>
          <table:table-cell table:number-columns-repeated="2"/>
        </table:table-row>
        <table:table-row table:style-name="ro1">
          <table:table-cell office:value-type="float" office:value="1591124039" calcext:value-type="float">
            <text:p>1591124039</text:p>
          </table:table-cell>
          <table:table-cell table:style-name="ce3" office:value-type="string" calcext:value-type="string">
            <text:p>2020-06-02 15:53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189]" office:value-type="date" office:date-value="2020-06-27T21:25:04" calcext:value-type="date">
            <text:p>27/06/20</text:p>
          </table:table-cell>
          <table:table-cell table:formula="of:=[.I1189]" office:value-type="time" office:time-value="PT1056237H25M03.999999538S" calcext:value-type="time">
            <text:p>21:25:04</text:p>
          </table:table-cell>
          <table:table-cell table:formula="of:=[.A1189]+[.$J$2]" office:value-type="float" office:value="1593303904" calcext:value-type="float">
            <text:p>1593303904</text:p>
          </table:table-cell>
          <table:table-cell table:formula="of:=([.$H1189]/86400)+25569-(3/24)" office:value-type="float" office:value="44009.8924074074" calcext:value-type="float">
            <text:p>44009,8924074074</text:p>
          </table:table-cell>
          <table:table-cell table:number-columns-repeated="2"/>
        </table:table-row>
        <table:table-row table:style-name="ro1">
          <table:table-cell office:value-type="float" office:value="1591127638" calcext:value-type="float">
            <text:p>1591127638</text:p>
          </table:table-cell>
          <table:table-cell table:style-name="ce3" office:value-type="string" calcext:value-type="string">
            <text:p>2020-06-02 16:53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190]" office:value-type="date" office:date-value="2020-06-27T22:25:03" calcext:value-type="date">
            <text:p>27/06/20</text:p>
          </table:table-cell>
          <table:table-cell table:formula="of:=[.I1190]" office:value-type="time" office:time-value="PT1056238H25M02.999999933S" calcext:value-type="time">
            <text:p>22:25:03</text:p>
          </table:table-cell>
          <table:table-cell table:formula="of:=[.A1190]+[.$J$2]" office:value-type="float" office:value="1593307503" calcext:value-type="float">
            <text:p>1593307503</text:p>
          </table:table-cell>
          <table:table-cell table:formula="of:=([.$H1190]/86400)+25569-(3/24)" office:value-type="float" office:value="44009.9340625" calcext:value-type="float">
            <text:p>44009,9340625</text:p>
          </table:table-cell>
          <table:table-cell table:number-columns-repeated="2"/>
        </table:table-row>
        <table:table-row table:style-name="ro1">
          <table:table-cell office:value-type="float" office:value="1591127638" calcext:value-type="float">
            <text:p>1591127638</text:p>
          </table:table-cell>
          <table:table-cell table:style-name="ce3" office:value-type="string" calcext:value-type="string">
            <text:p>2020-06-02 16:53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191]" office:value-type="date" office:date-value="2020-06-27T22:25:03" calcext:value-type="date">
            <text:p>27/06/20</text:p>
          </table:table-cell>
          <table:table-cell table:formula="of:=[.I1191]" office:value-type="time" office:time-value="PT1056238H25M02.999999933S" calcext:value-type="time">
            <text:p>22:25:03</text:p>
          </table:table-cell>
          <table:table-cell table:formula="of:=[.A1191]+[.$J$2]" office:value-type="float" office:value="1593307503" calcext:value-type="float">
            <text:p>1593307503</text:p>
          </table:table-cell>
          <table:table-cell table:formula="of:=([.$H1191]/86400)+25569-(3/24)" office:value-type="float" office:value="44009.9340625" calcext:value-type="float">
            <text:p>44009,9340625</text:p>
          </table:table-cell>
          <table:table-cell table:number-columns-repeated="2"/>
        </table:table-row>
        <table:table-row table:style-name="ro1">
          <table:table-cell office:value-type="float" office:value="1591127638" calcext:value-type="float">
            <text:p>1591127638</text:p>
          </table:table-cell>
          <table:table-cell table:style-name="ce3" office:value-type="string" calcext:value-type="string">
            <text:p>2020-06-02 16:53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192]" office:value-type="date" office:date-value="2020-06-27T22:25:03" calcext:value-type="date">
            <text:p>27/06/20</text:p>
          </table:table-cell>
          <table:table-cell table:formula="of:=[.I1192]" office:value-type="time" office:time-value="PT1056238H25M02.999999933S" calcext:value-type="time">
            <text:p>22:25:03</text:p>
          </table:table-cell>
          <table:table-cell table:formula="of:=[.A1192]+[.$J$2]" office:value-type="float" office:value="1593307503" calcext:value-type="float">
            <text:p>1593307503</text:p>
          </table:table-cell>
          <table:table-cell table:formula="of:=([.$H1192]/86400)+25569-(3/24)" office:value-type="float" office:value="44009.9340625" calcext:value-type="float">
            <text:p>44009,9340625</text:p>
          </table:table-cell>
          <table:table-cell table:number-columns-repeated="2"/>
        </table:table-row>
        <table:table-row table:style-name="ro1">
          <table:table-cell office:value-type="float" office:value="1591127638" calcext:value-type="float">
            <text:p>1591127638</text:p>
          </table:table-cell>
          <table:table-cell table:style-name="ce3" office:value-type="string" calcext:value-type="string">
            <text:p>2020-06-02 16:53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193]" office:value-type="date" office:date-value="2020-06-27T22:25:03" calcext:value-type="date">
            <text:p>27/06/20</text:p>
          </table:table-cell>
          <table:table-cell table:formula="of:=[.I1193]" office:value-type="time" office:time-value="PT1056238H25M02.999999933S" calcext:value-type="time">
            <text:p>22:25:03</text:p>
          </table:table-cell>
          <table:table-cell table:formula="of:=[.A1193]+[.$J$2]" office:value-type="float" office:value="1593307503" calcext:value-type="float">
            <text:p>1593307503</text:p>
          </table:table-cell>
          <table:table-cell table:formula="of:=([.$H1193]/86400)+25569-(3/24)" office:value-type="float" office:value="44009.9340625" calcext:value-type="float">
            <text:p>44009,9340625</text:p>
          </table:table-cell>
          <table:table-cell table:number-columns-repeated="2"/>
        </table:table-row>
        <table:table-row table:style-name="ro1">
          <table:table-cell office:value-type="float" office:value="1591131237" calcext:value-type="float">
            <text:p>1591131237</text:p>
          </table:table-cell>
          <table:table-cell table:style-name="ce3" office:value-type="string" calcext:value-type="string">
            <text:p>2020-06-02 17:53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194]" office:value-type="date" office:date-value="2020-06-27T23:25:02" calcext:value-type="date">
            <text:p>27/06/20</text:p>
          </table:table-cell>
          <table:table-cell table:formula="of:=[.I1194]" office:value-type="time" office:time-value="PT1056239H25M02.000000328S" calcext:value-type="time">
            <text:p>23:25:02</text:p>
          </table:table-cell>
          <table:table-cell table:formula="of:=[.A1194]+[.$J$2]" office:value-type="float" office:value="1593311102" calcext:value-type="float">
            <text:p>1593311102</text:p>
          </table:table-cell>
          <table:table-cell table:formula="of:=([.$H1194]/86400)+25569-(3/24)" office:value-type="float" office:value="44009.9757175926" calcext:value-type="float">
            <text:p>44009,9757175926</text:p>
          </table:table-cell>
          <table:table-cell table:number-columns-repeated="2"/>
        </table:table-row>
        <table:table-row table:style-name="ro1">
          <table:table-cell office:value-type="float" office:value="1591131237" calcext:value-type="float">
            <text:p>1591131237</text:p>
          </table:table-cell>
          <table:table-cell table:style-name="ce3" office:value-type="string" calcext:value-type="string">
            <text:p>2020-06-02 17:53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195]" office:value-type="date" office:date-value="2020-06-27T23:25:02" calcext:value-type="date">
            <text:p>27/06/20</text:p>
          </table:table-cell>
          <table:table-cell table:formula="of:=[.I1195]" office:value-type="time" office:time-value="PT1056239H25M02.000000328S" calcext:value-type="time">
            <text:p>23:25:02</text:p>
          </table:table-cell>
          <table:table-cell table:formula="of:=[.A1195]+[.$J$2]" office:value-type="float" office:value="1593311102" calcext:value-type="float">
            <text:p>1593311102</text:p>
          </table:table-cell>
          <table:table-cell table:formula="of:=([.$H1195]/86400)+25569-(3/24)" office:value-type="float" office:value="44009.9757175926" calcext:value-type="float">
            <text:p>44009,9757175926</text:p>
          </table:table-cell>
          <table:table-cell table:number-columns-repeated="2"/>
        </table:table-row>
        <table:table-row table:style-name="ro1">
          <table:table-cell office:value-type="float" office:value="1591131237" calcext:value-type="float">
            <text:p>1591131237</text:p>
          </table:table-cell>
          <table:table-cell table:style-name="ce3" office:value-type="string" calcext:value-type="string">
            <text:p>2020-06-02 17:53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196]" office:value-type="date" office:date-value="2020-06-27T23:25:02" calcext:value-type="date">
            <text:p>27/06/20</text:p>
          </table:table-cell>
          <table:table-cell table:formula="of:=[.I1196]" office:value-type="time" office:time-value="PT1056239H25M02.000000328S" calcext:value-type="time">
            <text:p>23:25:02</text:p>
          </table:table-cell>
          <table:table-cell table:formula="of:=[.A1196]+[.$J$2]" office:value-type="float" office:value="1593311102" calcext:value-type="float">
            <text:p>1593311102</text:p>
          </table:table-cell>
          <table:table-cell table:formula="of:=([.$H1196]/86400)+25569-(3/24)" office:value-type="float" office:value="44009.9757175926" calcext:value-type="float">
            <text:p>44009,9757175926</text:p>
          </table:table-cell>
          <table:table-cell table:number-columns-repeated="2"/>
        </table:table-row>
        <table:table-row table:style-name="ro1">
          <table:table-cell office:value-type="float" office:value="1591131237" calcext:value-type="float">
            <text:p>1591131237</text:p>
          </table:table-cell>
          <table:table-cell table:style-name="ce3" office:value-type="string" calcext:value-type="string">
            <text:p>2020-06-02 17:53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197]" office:value-type="date" office:date-value="2020-06-27T23:25:02" calcext:value-type="date">
            <text:p>27/06/20</text:p>
          </table:table-cell>
          <table:table-cell table:formula="of:=[.I1197]" office:value-type="time" office:time-value="PT1056239H25M02.000000328S" calcext:value-type="time">
            <text:p>23:25:02</text:p>
          </table:table-cell>
          <table:table-cell table:formula="of:=[.A1197]+[.$J$2]" office:value-type="float" office:value="1593311102" calcext:value-type="float">
            <text:p>1593311102</text:p>
          </table:table-cell>
          <table:table-cell table:formula="of:=([.$H1197]/86400)+25569-(3/24)" office:value-type="float" office:value="44009.9757175926" calcext:value-type="float">
            <text:p>44009,9757175926</text:p>
          </table:table-cell>
          <table:table-cell table:number-columns-repeated="2"/>
        </table:table-row>
        <table:table-row table:style-name="ro1">
          <table:table-cell office:value-type="float" office:value="1591134836" calcext:value-type="float">
            <text:p>1591134836</text:p>
          </table:table-cell>
          <table:table-cell table:style-name="ce3" office:value-type="string" calcext:value-type="string">
            <text:p>2020-06-02 18:53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.0</text:p>
          </table:table-cell>
          <table:table-cell table:formula="of:=[.I1198]" office:value-type="date" office:date-value="2020-06-28T00:25:01" calcext:value-type="date">
            <text:p>28/06/20</text:p>
          </table:table-cell>
          <table:table-cell table:formula="of:=[.I1198]" office:value-type="time" office:time-value="PT1056240H25M00.999999885S" calcext:value-type="time">
            <text:p>00:25:01</text:p>
          </table:table-cell>
          <table:table-cell table:formula="of:=[.A1198]+[.$J$2]" office:value-type="float" office:value="1593314701" calcext:value-type="float">
            <text:p>1593314701</text:p>
          </table:table-cell>
          <table:table-cell table:formula="of:=([.$H1198]/86400)+25569-(3/24)" office:value-type="float" office:value="44010.0173726852" calcext:value-type="float">
            <text:p>44010,0173726852</text:p>
          </table:table-cell>
          <table:table-cell table:number-columns-repeated="2"/>
        </table:table-row>
        <table:table-row table:style-name="ro1">
          <table:table-cell office:value-type="float" office:value="1591134836" calcext:value-type="float">
            <text:p>1591134836</text:p>
          </table:table-cell>
          <table:table-cell table:style-name="ce3" office:value-type="string" calcext:value-type="string">
            <text:p>2020-06-02 18:53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6.0</text:p>
          </table:table-cell>
          <table:table-cell table:formula="of:=[.I1199]" office:value-type="date" office:date-value="2020-06-28T00:25:01" calcext:value-type="date">
            <text:p>28/06/20</text:p>
          </table:table-cell>
          <table:table-cell table:formula="of:=[.I1199]" office:value-type="time" office:time-value="PT1056240H25M00.999999885S" calcext:value-type="time">
            <text:p>00:25:01</text:p>
          </table:table-cell>
          <table:table-cell table:formula="of:=[.A1199]+[.$J$2]" office:value-type="float" office:value="1593314701" calcext:value-type="float">
            <text:p>1593314701</text:p>
          </table:table-cell>
          <table:table-cell table:formula="of:=([.$H1199]/86400)+25569-(3/24)" office:value-type="float" office:value="44010.0173726852" calcext:value-type="float">
            <text:p>44010,0173726852</text:p>
          </table:table-cell>
          <table:table-cell table:number-columns-repeated="2"/>
        </table:table-row>
        <table:table-row table:style-name="ro1">
          <table:table-cell office:value-type="float" office:value="1591134836" calcext:value-type="float">
            <text:p>1591134836</text:p>
          </table:table-cell>
          <table:table-cell table:style-name="ce3" office:value-type="string" calcext:value-type="string">
            <text:p>2020-06-02 18:53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0.0</text:p>
          </table:table-cell>
          <table:table-cell table:formula="of:=[.I1200]" office:value-type="date" office:date-value="2020-06-28T00:25:01" calcext:value-type="date">
            <text:p>28/06/20</text:p>
          </table:table-cell>
          <table:table-cell table:formula="of:=[.I1200]" office:value-type="time" office:time-value="PT1056240H25M00.999999885S" calcext:value-type="time">
            <text:p>00:25:01</text:p>
          </table:table-cell>
          <table:table-cell table:formula="of:=[.A1200]+[.$J$2]" office:value-type="float" office:value="1593314701" calcext:value-type="float">
            <text:p>1593314701</text:p>
          </table:table-cell>
          <table:table-cell table:formula="of:=([.$H1200]/86400)+25569-(3/24)" office:value-type="float" office:value="44010.0173726852" calcext:value-type="float">
            <text:p>44010,0173726852</text:p>
          </table:table-cell>
          <table:table-cell table:number-columns-repeated="2"/>
        </table:table-row>
        <table:table-row table:style-name="ro1">
          <table:table-cell office:value-type="float" office:value="1591134836" calcext:value-type="float">
            <text:p>1591134836</text:p>
          </table:table-cell>
          <table:table-cell table:style-name="ce3" office:value-type="string" calcext:value-type="string">
            <text:p>2020-06-02 18:53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3.0</text:p>
          </table:table-cell>
          <table:table-cell table:formula="of:=[.I1201]" office:value-type="date" office:date-value="2020-06-28T00:25:01" calcext:value-type="date">
            <text:p>28/06/20</text:p>
          </table:table-cell>
          <table:table-cell table:formula="of:=[.I1201]" office:value-type="time" office:time-value="PT1056240H25M00.999999885S" calcext:value-type="time">
            <text:p>00:25:01</text:p>
          </table:table-cell>
          <table:table-cell table:formula="of:=[.A1201]+[.$J$2]" office:value-type="float" office:value="1593314701" calcext:value-type="float">
            <text:p>1593314701</text:p>
          </table:table-cell>
          <table:table-cell table:formula="of:=([.$H1201]/86400)+25569-(3/24)" office:value-type="float" office:value="44010.0173726852" calcext:value-type="float">
            <text:p>44010,0173726852</text:p>
          </table:table-cell>
          <table:table-cell table:number-columns-repeated="2"/>
        </table:table-row>
        <table:table-row table:style-name="ro1">
          <table:table-cell office:value-type="float" office:value="1591138435" calcext:value-type="float">
            <text:p>1591138435</text:p>
          </table:table-cell>
          <table:table-cell table:style-name="ce3" office:value-type="string" calcext:value-type="string">
            <text:p>2020-06-02 19:53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202]" office:value-type="date" office:date-value="2020-06-28T01:25:00" calcext:value-type="date">
            <text:p>28/06/20</text:p>
          </table:table-cell>
          <table:table-cell table:formula="of:=[.I1202]" office:value-type="time" office:time-value="PT1056241H25M00.000000279S" calcext:value-type="time">
            <text:p>01:25:00</text:p>
          </table:table-cell>
          <table:table-cell table:formula="of:=[.A1202]+[.$J$2]" office:value-type="float" office:value="1593318300" calcext:value-type="float">
            <text:p>1593318300</text:p>
          </table:table-cell>
          <table:table-cell table:formula="of:=([.$H1202]/86400)+25569-(3/24)" office:value-type="float" office:value="44010.0590277778" calcext:value-type="float">
            <text:p>44010,0590277778</text:p>
          </table:table-cell>
          <table:table-cell table:number-columns-repeated="2"/>
        </table:table-row>
        <table:table-row table:style-name="ro1">
          <table:table-cell office:value-type="float" office:value="1591138435" calcext:value-type="float">
            <text:p>1591138435</text:p>
          </table:table-cell>
          <table:table-cell table:style-name="ce3" office:value-type="string" calcext:value-type="string">
            <text:p>2020-06-02 19:53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1203]" office:value-type="date" office:date-value="2020-06-28T01:25:00" calcext:value-type="date">
            <text:p>28/06/20</text:p>
          </table:table-cell>
          <table:table-cell table:formula="of:=[.I1203]" office:value-type="time" office:time-value="PT1056241H25M00.000000279S" calcext:value-type="time">
            <text:p>01:25:00</text:p>
          </table:table-cell>
          <table:table-cell table:formula="of:=[.A1203]+[.$J$2]" office:value-type="float" office:value="1593318300" calcext:value-type="float">
            <text:p>1593318300</text:p>
          </table:table-cell>
          <table:table-cell table:formula="of:=([.$H1203]/86400)+25569-(3/24)" office:value-type="float" office:value="44010.0590277778" calcext:value-type="float">
            <text:p>44010,0590277778</text:p>
          </table:table-cell>
          <table:table-cell table:number-columns-repeated="2"/>
        </table:table-row>
        <table:table-row table:style-name="ro1">
          <table:table-cell office:value-type="float" office:value="1591138435" calcext:value-type="float">
            <text:p>1591138435</text:p>
          </table:table-cell>
          <table:table-cell table:style-name="ce3" office:value-type="string" calcext:value-type="string">
            <text:p>2020-06-02 19:53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204]" office:value-type="date" office:date-value="2020-06-28T01:25:00" calcext:value-type="date">
            <text:p>28/06/20</text:p>
          </table:table-cell>
          <table:table-cell table:formula="of:=[.I1204]" office:value-type="time" office:time-value="PT1056241H25M00.000000279S" calcext:value-type="time">
            <text:p>01:25:00</text:p>
          </table:table-cell>
          <table:table-cell table:formula="of:=[.A1204]+[.$J$2]" office:value-type="float" office:value="1593318300" calcext:value-type="float">
            <text:p>1593318300</text:p>
          </table:table-cell>
          <table:table-cell table:formula="of:=([.$H1204]/86400)+25569-(3/24)" office:value-type="float" office:value="44010.0590277778" calcext:value-type="float">
            <text:p>44010,0590277778</text:p>
          </table:table-cell>
          <table:table-cell table:number-columns-repeated="2"/>
        </table:table-row>
        <table:table-row table:style-name="ro1">
          <table:table-cell office:value-type="float" office:value="1591138435" calcext:value-type="float">
            <text:p>1591138435</text:p>
          </table:table-cell>
          <table:table-cell table:style-name="ce3" office:value-type="string" calcext:value-type="string">
            <text:p>2020-06-02 19:53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205]" office:value-type="date" office:date-value="2020-06-28T01:25:00" calcext:value-type="date">
            <text:p>28/06/20</text:p>
          </table:table-cell>
          <table:table-cell table:formula="of:=[.I1205]" office:value-type="time" office:time-value="PT1056241H25M00.000000279S" calcext:value-type="time">
            <text:p>01:25:00</text:p>
          </table:table-cell>
          <table:table-cell table:formula="of:=[.A1205]+[.$J$2]" office:value-type="float" office:value="1593318300" calcext:value-type="float">
            <text:p>1593318300</text:p>
          </table:table-cell>
          <table:table-cell table:formula="of:=([.$H1205]/86400)+25569-(3/24)" office:value-type="float" office:value="44010.0590277778" calcext:value-type="float">
            <text:p>44010,0590277778</text:p>
          </table:table-cell>
          <table:table-cell table:number-columns-repeated="2"/>
        </table:table-row>
        <table:table-row table:style-name="ro1">
          <table:table-cell office:value-type="float" office:value="1591142034" calcext:value-type="float">
            <text:p>1591142034</text:p>
          </table:table-cell>
          <table:table-cell table:style-name="ce3" office:value-type="string" calcext:value-type="string">
            <text:p>2020-06-02 20:53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206]" office:value-type="date" office:date-value="2020-06-28T02:24:59" calcext:value-type="date">
            <text:p>28/06/20</text:p>
          </table:table-cell>
          <table:table-cell table:formula="of:=[.I1206]" office:value-type="time" office:time-value="PT1056242H24M58.999999836S" calcext:value-type="time">
            <text:p>02:24:59</text:p>
          </table:table-cell>
          <table:table-cell table:formula="of:=[.A1206]+[.$J$2]" office:value-type="float" office:value="1593321899" calcext:value-type="float">
            <text:p>1593321899</text:p>
          </table:table-cell>
          <table:table-cell table:formula="of:=([.$H1206]/86400)+25569-(3/24)" office:value-type="float" office:value="44010.1006828704" calcext:value-type="float">
            <text:p>44010,1006828704</text:p>
          </table:table-cell>
          <table:table-cell table:number-columns-repeated="2"/>
        </table:table-row>
        <table:table-row table:style-name="ro1">
          <table:table-cell office:value-type="float" office:value="1591142034" calcext:value-type="float">
            <text:p>1591142034</text:p>
          </table:table-cell>
          <table:table-cell table:style-name="ce3" office:value-type="string" calcext:value-type="string">
            <text:p>2020-06-02 20:53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207]" office:value-type="date" office:date-value="2020-06-28T02:24:59" calcext:value-type="date">
            <text:p>28/06/20</text:p>
          </table:table-cell>
          <table:table-cell table:formula="of:=[.I1207]" office:value-type="time" office:time-value="PT1056242H24M58.999999836S" calcext:value-type="time">
            <text:p>02:24:59</text:p>
          </table:table-cell>
          <table:table-cell table:formula="of:=[.A1207]+[.$J$2]" office:value-type="float" office:value="1593321899" calcext:value-type="float">
            <text:p>1593321899</text:p>
          </table:table-cell>
          <table:table-cell table:formula="of:=([.$H1207]/86400)+25569-(3/24)" office:value-type="float" office:value="44010.1006828704" calcext:value-type="float">
            <text:p>44010,1006828704</text:p>
          </table:table-cell>
          <table:table-cell table:number-columns-repeated="2"/>
        </table:table-row>
        <table:table-row table:style-name="ro1">
          <table:table-cell office:value-type="float" office:value="1591142034" calcext:value-type="float">
            <text:p>1591142034</text:p>
          </table:table-cell>
          <table:table-cell table:style-name="ce3" office:value-type="string" calcext:value-type="string">
            <text:p>2020-06-02 20:53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08]" office:value-type="date" office:date-value="2020-06-28T02:24:59" calcext:value-type="date">
            <text:p>28/06/20</text:p>
          </table:table-cell>
          <table:table-cell table:formula="of:=[.I1208]" office:value-type="time" office:time-value="PT1056242H24M58.999999836S" calcext:value-type="time">
            <text:p>02:24:59</text:p>
          </table:table-cell>
          <table:table-cell table:formula="of:=[.A1208]+[.$J$2]" office:value-type="float" office:value="1593321899" calcext:value-type="float">
            <text:p>1593321899</text:p>
          </table:table-cell>
          <table:table-cell table:formula="of:=([.$H1208]/86400)+25569-(3/24)" office:value-type="float" office:value="44010.1006828704" calcext:value-type="float">
            <text:p>44010,1006828704</text:p>
          </table:table-cell>
          <table:table-cell table:number-columns-repeated="2"/>
        </table:table-row>
        <table:table-row table:style-name="ro1">
          <table:table-cell office:value-type="float" office:value="1591142034" calcext:value-type="float">
            <text:p>1591142034</text:p>
          </table:table-cell>
          <table:table-cell table:style-name="ce3" office:value-type="string" calcext:value-type="string">
            <text:p>2020-06-02 20:53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209]" office:value-type="date" office:date-value="2020-06-28T02:24:59" calcext:value-type="date">
            <text:p>28/06/20</text:p>
          </table:table-cell>
          <table:table-cell table:formula="of:=[.I1209]" office:value-type="time" office:time-value="PT1056242H24M58.999999836S" calcext:value-type="time">
            <text:p>02:24:59</text:p>
          </table:table-cell>
          <table:table-cell table:formula="of:=[.A1209]+[.$J$2]" office:value-type="float" office:value="1593321899" calcext:value-type="float">
            <text:p>1593321899</text:p>
          </table:table-cell>
          <table:table-cell table:formula="of:=([.$H1209]/86400)+25569-(3/24)" office:value-type="float" office:value="44010.1006828704" calcext:value-type="float">
            <text:p>44010,1006828704</text:p>
          </table:table-cell>
          <table:table-cell table:number-columns-repeated="2"/>
        </table:table-row>
        <table:table-row table:style-name="ro1">
          <table:table-cell office:value-type="float" office:value="1591145633" calcext:value-type="float">
            <text:p>1591145633</text:p>
          </table:table-cell>
          <table:table-cell table:style-name="ce3" office:value-type="string" calcext:value-type="string">
            <text:p>2020-06-02 21:53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210]" office:value-type="date" office:date-value="2020-06-28T03:24:58" calcext:value-type="date">
            <text:p>28/06/20</text:p>
          </table:table-cell>
          <table:table-cell table:formula="of:=[.I1210]" office:value-type="time" office:time-value="PT1056243H24M58.000000231S" calcext:value-type="time">
            <text:p>03:24:58</text:p>
          </table:table-cell>
          <table:table-cell table:formula="of:=[.A1210]+[.$J$2]" office:value-type="float" office:value="1593325498" calcext:value-type="float">
            <text:p>1593325498</text:p>
          </table:table-cell>
          <table:table-cell table:formula="of:=([.$H1210]/86400)+25569-(3/24)" office:value-type="float" office:value="44010.142337963" calcext:value-type="float">
            <text:p>44010,142337963</text:p>
          </table:table-cell>
          <table:table-cell table:number-columns-repeated="2"/>
        </table:table-row>
        <table:table-row table:style-name="ro1">
          <table:table-cell office:value-type="float" office:value="1591145633" calcext:value-type="float">
            <text:p>1591145633</text:p>
          </table:table-cell>
          <table:table-cell table:style-name="ce3" office:value-type="string" calcext:value-type="string">
            <text:p>2020-06-02 21:53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211]" office:value-type="date" office:date-value="2020-06-28T03:24:58" calcext:value-type="date">
            <text:p>28/06/20</text:p>
          </table:table-cell>
          <table:table-cell table:formula="of:=[.I1211]" office:value-type="time" office:time-value="PT1056243H24M58.000000231S" calcext:value-type="time">
            <text:p>03:24:58</text:p>
          </table:table-cell>
          <table:table-cell table:formula="of:=[.A1211]+[.$J$2]" office:value-type="float" office:value="1593325498" calcext:value-type="float">
            <text:p>1593325498</text:p>
          </table:table-cell>
          <table:table-cell table:formula="of:=([.$H1211]/86400)+25569-(3/24)" office:value-type="float" office:value="44010.142337963" calcext:value-type="float">
            <text:p>44010,142337963</text:p>
          </table:table-cell>
          <table:table-cell table:number-columns-repeated="2"/>
        </table:table-row>
        <table:table-row table:style-name="ro1">
          <table:table-cell office:value-type="float" office:value="1591145633" calcext:value-type="float">
            <text:p>1591145633</text:p>
          </table:table-cell>
          <table:table-cell table:style-name="ce3" office:value-type="string" calcext:value-type="string">
            <text:p>2020-06-02 21:53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12]" office:value-type="date" office:date-value="2020-06-28T03:24:58" calcext:value-type="date">
            <text:p>28/06/20</text:p>
          </table:table-cell>
          <table:table-cell table:formula="of:=[.I1212]" office:value-type="time" office:time-value="PT1056243H24M58.000000231S" calcext:value-type="time">
            <text:p>03:24:58</text:p>
          </table:table-cell>
          <table:table-cell table:formula="of:=[.A1212]+[.$J$2]" office:value-type="float" office:value="1593325498" calcext:value-type="float">
            <text:p>1593325498</text:p>
          </table:table-cell>
          <table:table-cell table:formula="of:=([.$H1212]/86400)+25569-(3/24)" office:value-type="float" office:value="44010.142337963" calcext:value-type="float">
            <text:p>44010,142337963</text:p>
          </table:table-cell>
          <table:table-cell table:number-columns-repeated="2"/>
        </table:table-row>
        <table:table-row table:style-name="ro1">
          <table:table-cell office:value-type="float" office:value="1591145633" calcext:value-type="float">
            <text:p>1591145633</text:p>
          </table:table-cell>
          <table:table-cell table:style-name="ce3" office:value-type="string" calcext:value-type="string">
            <text:p>2020-06-02 21:53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213]" office:value-type="date" office:date-value="2020-06-28T03:24:58" calcext:value-type="date">
            <text:p>28/06/20</text:p>
          </table:table-cell>
          <table:table-cell table:formula="of:=[.I1213]" office:value-type="time" office:time-value="PT1056243H24M58.000000231S" calcext:value-type="time">
            <text:p>03:24:58</text:p>
          </table:table-cell>
          <table:table-cell table:formula="of:=[.A1213]+[.$J$2]" office:value-type="float" office:value="1593325498" calcext:value-type="float">
            <text:p>1593325498</text:p>
          </table:table-cell>
          <table:table-cell table:formula="of:=([.$H1213]/86400)+25569-(3/24)" office:value-type="float" office:value="44010.142337963" calcext:value-type="float">
            <text:p>44010,142337963</text:p>
          </table:table-cell>
          <table:table-cell table:number-columns-repeated="2"/>
        </table:table-row>
        <table:table-row table:style-name="ro1">
          <table:table-cell office:value-type="float" office:value="1591149232" calcext:value-type="float">
            <text:p>1591149232</text:p>
          </table:table-cell>
          <table:table-cell table:style-name="ce3" office:value-type="string" calcext:value-type="string">
            <text:p>2020-06-02 22:53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214]" office:value-type="date" office:date-value="2020-06-28T04:24:57" calcext:value-type="date">
            <text:p>28/06/20</text:p>
          </table:table-cell>
          <table:table-cell table:formula="of:=[.I1214]" office:value-type="time" office:time-value="PT1056244H24M57.000000626S" calcext:value-type="time">
            <text:p>04:24:57</text:p>
          </table:table-cell>
          <table:table-cell table:formula="of:=[.A1214]+[.$J$2]" office:value-type="float" office:value="1593329097" calcext:value-type="float">
            <text:p>1593329097</text:p>
          </table:table-cell>
          <table:table-cell table:formula="of:=([.$H1214]/86400)+25569-(3/24)" office:value-type="float" office:value="44010.1839930556" calcext:value-type="float">
            <text:p>44010,1839930556</text:p>
          </table:table-cell>
          <table:table-cell table:number-columns-repeated="2"/>
        </table:table-row>
        <table:table-row table:style-name="ro1">
          <table:table-cell office:value-type="float" office:value="1591149232" calcext:value-type="float">
            <text:p>1591149232</text:p>
          </table:table-cell>
          <table:table-cell table:style-name="ce3" office:value-type="string" calcext:value-type="string">
            <text:p>2020-06-02 22:53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215]" office:value-type="date" office:date-value="2020-06-28T04:24:57" calcext:value-type="date">
            <text:p>28/06/20</text:p>
          </table:table-cell>
          <table:table-cell table:formula="of:=[.I1215]" office:value-type="time" office:time-value="PT1056244H24M57.000000626S" calcext:value-type="time">
            <text:p>04:24:57</text:p>
          </table:table-cell>
          <table:table-cell table:formula="of:=[.A1215]+[.$J$2]" office:value-type="float" office:value="1593329097" calcext:value-type="float">
            <text:p>1593329097</text:p>
          </table:table-cell>
          <table:table-cell table:formula="of:=([.$H1215]/86400)+25569-(3/24)" office:value-type="float" office:value="44010.1839930556" calcext:value-type="float">
            <text:p>44010,1839930556</text:p>
          </table:table-cell>
          <table:table-cell table:number-columns-repeated="2"/>
        </table:table-row>
        <table:table-row table:style-name="ro1">
          <table:table-cell office:value-type="float" office:value="1591149232" calcext:value-type="float">
            <text:p>1591149232</text:p>
          </table:table-cell>
          <table:table-cell table:style-name="ce3" office:value-type="string" calcext:value-type="string">
            <text:p>2020-06-02 22:53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16]" office:value-type="date" office:date-value="2020-06-28T04:24:57" calcext:value-type="date">
            <text:p>28/06/20</text:p>
          </table:table-cell>
          <table:table-cell table:formula="of:=[.I1216]" office:value-type="time" office:time-value="PT1056244H24M57.000000626S" calcext:value-type="time">
            <text:p>04:24:57</text:p>
          </table:table-cell>
          <table:table-cell table:formula="of:=[.A1216]+[.$J$2]" office:value-type="float" office:value="1593329097" calcext:value-type="float">
            <text:p>1593329097</text:p>
          </table:table-cell>
          <table:table-cell table:formula="of:=([.$H1216]/86400)+25569-(3/24)" office:value-type="float" office:value="44010.1839930556" calcext:value-type="float">
            <text:p>44010,1839930556</text:p>
          </table:table-cell>
          <table:table-cell table:number-columns-repeated="2"/>
        </table:table-row>
        <table:table-row table:style-name="ro1">
          <table:table-cell office:value-type="float" office:value="1591149232" calcext:value-type="float">
            <text:p>1591149232</text:p>
          </table:table-cell>
          <table:table-cell table:style-name="ce3" office:value-type="string" calcext:value-type="string">
            <text:p>2020-06-02 22:53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217]" office:value-type="date" office:date-value="2020-06-28T04:24:57" calcext:value-type="date">
            <text:p>28/06/20</text:p>
          </table:table-cell>
          <table:table-cell table:formula="of:=[.I1217]" office:value-type="time" office:time-value="PT1056244H24M57.000000626S" calcext:value-type="time">
            <text:p>04:24:57</text:p>
          </table:table-cell>
          <table:table-cell table:formula="of:=[.A1217]+[.$J$2]" office:value-type="float" office:value="1593329097" calcext:value-type="float">
            <text:p>1593329097</text:p>
          </table:table-cell>
          <table:table-cell table:formula="of:=([.$H1217]/86400)+25569-(3/24)" office:value-type="float" office:value="44010.1839930556" calcext:value-type="float">
            <text:p>44010,1839930556</text:p>
          </table:table-cell>
          <table:table-cell table:number-columns-repeated="2"/>
        </table:table-row>
        <table:table-row table:style-name="ro1">
          <table:table-cell office:value-type="float" office:value="1591152831" calcext:value-type="float">
            <text:p>1591152831</text:p>
          </table:table-cell>
          <table:table-cell table:style-name="ce3" office:value-type="string" calcext:value-type="string">
            <text:p>2020-06-02 23:53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218]" office:value-type="date" office:date-value="2020-06-28T05:24:56" calcext:value-type="date">
            <text:p>28/06/20</text:p>
          </table:table-cell>
          <table:table-cell table:formula="of:=[.I1218]" office:value-type="time" office:time-value="PT1056245H24M55.999999344S" calcext:value-type="time">
            <text:p>05:24:56</text:p>
          </table:table-cell>
          <table:table-cell table:formula="of:=[.A1218]+[.$J$2]" office:value-type="float" office:value="1593332696" calcext:value-type="float">
            <text:p>1593332696</text:p>
          </table:table-cell>
          <table:table-cell table:formula="of:=([.$H1218]/86400)+25569-(3/24)" office:value-type="float" office:value="44010.2256481482" calcext:value-type="float">
            <text:p>44010,2256481482</text:p>
          </table:table-cell>
          <table:table-cell table:number-columns-repeated="2"/>
        </table:table-row>
        <table:table-row table:style-name="ro1">
          <table:table-cell office:value-type="float" office:value="1591152831" calcext:value-type="float">
            <text:p>1591152831</text:p>
          </table:table-cell>
          <table:table-cell table:style-name="ce3" office:value-type="string" calcext:value-type="string">
            <text:p>2020-06-02 23:53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219]" office:value-type="date" office:date-value="2020-06-28T05:24:56" calcext:value-type="date">
            <text:p>28/06/20</text:p>
          </table:table-cell>
          <table:table-cell table:formula="of:=[.I1219]" office:value-type="time" office:time-value="PT1056245H24M55.999999344S" calcext:value-type="time">
            <text:p>05:24:56</text:p>
          </table:table-cell>
          <table:table-cell table:formula="of:=[.A1219]+[.$J$2]" office:value-type="float" office:value="1593332696" calcext:value-type="float">
            <text:p>1593332696</text:p>
          </table:table-cell>
          <table:table-cell table:formula="of:=([.$H1219]/86400)+25569-(3/24)" office:value-type="float" office:value="44010.2256481482" calcext:value-type="float">
            <text:p>44010,2256481482</text:p>
          </table:table-cell>
          <table:table-cell table:number-columns-repeated="2"/>
        </table:table-row>
        <table:table-row table:style-name="ro1">
          <table:table-cell office:value-type="float" office:value="1591152831" calcext:value-type="float">
            <text:p>1591152831</text:p>
          </table:table-cell>
          <table:table-cell table:style-name="ce3" office:value-type="string" calcext:value-type="string">
            <text:p>2020-06-02 23:53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20]" office:value-type="date" office:date-value="2020-06-28T05:24:56" calcext:value-type="date">
            <text:p>28/06/20</text:p>
          </table:table-cell>
          <table:table-cell table:formula="of:=[.I1220]" office:value-type="time" office:time-value="PT1056245H24M55.999999344S" calcext:value-type="time">
            <text:p>05:24:56</text:p>
          </table:table-cell>
          <table:table-cell table:formula="of:=[.A1220]+[.$J$2]" office:value-type="float" office:value="1593332696" calcext:value-type="float">
            <text:p>1593332696</text:p>
          </table:table-cell>
          <table:table-cell table:formula="of:=([.$H1220]/86400)+25569-(3/24)" office:value-type="float" office:value="44010.2256481482" calcext:value-type="float">
            <text:p>44010,2256481482</text:p>
          </table:table-cell>
          <table:table-cell table:number-columns-repeated="2"/>
        </table:table-row>
        <table:table-row table:style-name="ro1">
          <table:table-cell office:value-type="float" office:value="1591152831" calcext:value-type="float">
            <text:p>1591152831</text:p>
          </table:table-cell>
          <table:table-cell table:style-name="ce3" office:value-type="string" calcext:value-type="string">
            <text:p>2020-06-02 23:53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221]" office:value-type="date" office:date-value="2020-06-28T05:24:56" calcext:value-type="date">
            <text:p>28/06/20</text:p>
          </table:table-cell>
          <table:table-cell table:formula="of:=[.I1221]" office:value-type="time" office:time-value="PT1056245H24M55.999999344S" calcext:value-type="time">
            <text:p>05:24:56</text:p>
          </table:table-cell>
          <table:table-cell table:formula="of:=[.A1221]+[.$J$2]" office:value-type="float" office:value="1593332696" calcext:value-type="float">
            <text:p>1593332696</text:p>
          </table:table-cell>
          <table:table-cell table:formula="of:=([.$H1221]/86400)+25569-(3/24)" office:value-type="float" office:value="44010.2256481482" calcext:value-type="float">
            <text:p>44010,2256481482</text:p>
          </table:table-cell>
          <table:table-cell table:number-columns-repeated="2"/>
        </table:table-row>
        <table:table-row table:style-name="ro1">
          <table:table-cell office:value-type="float" office:value="1591156430" calcext:value-type="float">
            <text:p>1591156430</text:p>
          </table:table-cell>
          <table:table-cell table:style-name="ce3" office:value-type="string" calcext:value-type="string">
            <text:p>2020-06-03 00:53: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222]" office:value-type="date" office:date-value="2020-06-28T06:24:55" calcext:value-type="date">
            <text:p>28/06/20</text:p>
          </table:table-cell>
          <table:table-cell table:formula="of:=[.I1222]" office:value-type="time" office:time-value="PT1056246H24M54.999999739S" calcext:value-type="time">
            <text:p>06:24:55</text:p>
          </table:table-cell>
          <table:table-cell table:formula="of:=[.A1222]+[.$J$2]" office:value-type="float" office:value="1593336295" calcext:value-type="float">
            <text:p>1593336295</text:p>
          </table:table-cell>
          <table:table-cell table:formula="of:=([.$H1222]/86400)+25569-(3/24)" office:value-type="float" office:value="44010.2673032407" calcext:value-type="float">
            <text:p>44010,2673032407</text:p>
          </table:table-cell>
          <table:table-cell table:number-columns-repeated="2"/>
        </table:table-row>
        <table:table-row table:style-name="ro1">
          <table:table-cell office:value-type="float" office:value="1591156430" calcext:value-type="float">
            <text:p>1591156430</text:p>
          </table:table-cell>
          <table:table-cell table:style-name="ce3" office:value-type="string" calcext:value-type="string">
            <text:p>2020-06-03 00:53: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223]" office:value-type="date" office:date-value="2020-06-28T06:24:55" calcext:value-type="date">
            <text:p>28/06/20</text:p>
          </table:table-cell>
          <table:table-cell table:formula="of:=[.I1223]" office:value-type="time" office:time-value="PT1056246H24M54.999999739S" calcext:value-type="time">
            <text:p>06:24:55</text:p>
          </table:table-cell>
          <table:table-cell table:formula="of:=[.A1223]+[.$J$2]" office:value-type="float" office:value="1593336295" calcext:value-type="float">
            <text:p>1593336295</text:p>
          </table:table-cell>
          <table:table-cell table:formula="of:=([.$H1223]/86400)+25569-(3/24)" office:value-type="float" office:value="44010.2673032407" calcext:value-type="float">
            <text:p>44010,2673032407</text:p>
          </table:table-cell>
          <table:table-cell table:number-columns-repeated="2"/>
        </table:table-row>
        <table:table-row table:style-name="ro1">
          <table:table-cell office:value-type="float" office:value="1591156430" calcext:value-type="float">
            <text:p>1591156430</text:p>
          </table:table-cell>
          <table:table-cell table:style-name="ce3" office:value-type="string" calcext:value-type="string">
            <text:p>2020-06-03 00:53: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24]" office:value-type="date" office:date-value="2020-06-28T06:24:55" calcext:value-type="date">
            <text:p>28/06/20</text:p>
          </table:table-cell>
          <table:table-cell table:formula="of:=[.I1224]" office:value-type="time" office:time-value="PT1056246H24M54.999999739S" calcext:value-type="time">
            <text:p>06:24:55</text:p>
          </table:table-cell>
          <table:table-cell table:formula="of:=[.A1224]+[.$J$2]" office:value-type="float" office:value="1593336295" calcext:value-type="float">
            <text:p>1593336295</text:p>
          </table:table-cell>
          <table:table-cell table:formula="of:=([.$H1224]/86400)+25569-(3/24)" office:value-type="float" office:value="44010.2673032407" calcext:value-type="float">
            <text:p>44010,2673032407</text:p>
          </table:table-cell>
          <table:table-cell table:number-columns-repeated="2"/>
        </table:table-row>
        <table:table-row table:style-name="ro1">
          <table:table-cell office:value-type="float" office:value="1591156430" calcext:value-type="float">
            <text:p>1591156430</text:p>
          </table:table-cell>
          <table:table-cell table:style-name="ce3" office:value-type="string" calcext:value-type="string">
            <text:p>2020-06-03 00:53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225]" office:value-type="date" office:date-value="2020-06-28T06:24:55" calcext:value-type="date">
            <text:p>28/06/20</text:p>
          </table:table-cell>
          <table:table-cell table:formula="of:=[.I1225]" office:value-type="time" office:time-value="PT1056246H24M54.999999739S" calcext:value-type="time">
            <text:p>06:24:55</text:p>
          </table:table-cell>
          <table:table-cell table:formula="of:=[.A1225]+[.$J$2]" office:value-type="float" office:value="1593336295" calcext:value-type="float">
            <text:p>1593336295</text:p>
          </table:table-cell>
          <table:table-cell table:formula="of:=([.$H1225]/86400)+25569-(3/24)" office:value-type="float" office:value="44010.2673032407" calcext:value-type="float">
            <text:p>44010,2673032407</text:p>
          </table:table-cell>
          <table:table-cell table:number-columns-repeated="2"/>
        </table:table-row>
        <table:table-row table:style-name="ro1">
          <table:table-cell office:value-type="float" office:value="1591160029" calcext:value-type="float">
            <text:p>1591160029</text:p>
          </table:table-cell>
          <table:table-cell table:style-name="ce3" office:value-type="string" calcext:value-type="string">
            <text:p>2020-06-03 01:53: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48.0</text:p>
          </table:table-cell>
          <table:table-cell table:formula="of:=[.I1226]" office:value-type="date" office:date-value="2020-06-28T07:24:54" calcext:value-type="date">
            <text:p>28/06/20</text:p>
          </table:table-cell>
          <table:table-cell table:formula="of:=[.I1226]" office:value-type="time" office:time-value="PT1056247H24M54.000000134S" calcext:value-type="time">
            <text:p>07:24:54</text:p>
          </table:table-cell>
          <table:table-cell table:formula="of:=[.A1226]+[.$J$2]" office:value-type="float" office:value="1593339894" calcext:value-type="float">
            <text:p>1593339894</text:p>
          </table:table-cell>
          <table:table-cell table:formula="of:=([.$H1226]/86400)+25569-(3/24)" office:value-type="float" office:value="44010.3089583333" calcext:value-type="float">
            <text:p>44010,3089583333</text:p>
          </table:table-cell>
          <table:table-cell table:number-columns-repeated="2"/>
        </table:table-row>
        <table:table-row table:style-name="ro1">
          <table:table-cell office:value-type="float" office:value="1591160029" calcext:value-type="float">
            <text:p>1591160029</text:p>
          </table:table-cell>
          <table:table-cell table:style-name="ce3" office:value-type="string" calcext:value-type="string">
            <text:p>2020-06-03 01:53: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5.0</text:p>
          </table:table-cell>
          <table:table-cell table:formula="of:=[.I1227]" office:value-type="date" office:date-value="2020-06-28T07:24:54" calcext:value-type="date">
            <text:p>28/06/20</text:p>
          </table:table-cell>
          <table:table-cell table:formula="of:=[.I1227]" office:value-type="time" office:time-value="PT1056247H24M54.000000134S" calcext:value-type="time">
            <text:p>07:24:54</text:p>
          </table:table-cell>
          <table:table-cell table:formula="of:=[.A1227]+[.$J$2]" office:value-type="float" office:value="1593339894" calcext:value-type="float">
            <text:p>1593339894</text:p>
          </table:table-cell>
          <table:table-cell table:formula="of:=([.$H1227]/86400)+25569-(3/24)" office:value-type="float" office:value="44010.3089583333" calcext:value-type="float">
            <text:p>44010,3089583333</text:p>
          </table:table-cell>
          <table:table-cell table:number-columns-repeated="2"/>
        </table:table-row>
        <table:table-row table:style-name="ro1">
          <table:table-cell office:value-type="float" office:value="1591160029" calcext:value-type="float">
            <text:p>1591160029</text:p>
          </table:table-cell>
          <table:table-cell table:style-name="ce3" office:value-type="string" calcext:value-type="string">
            <text:p>2020-06-03 01:53: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228]" office:value-type="date" office:date-value="2020-06-28T07:24:54" calcext:value-type="date">
            <text:p>28/06/20</text:p>
          </table:table-cell>
          <table:table-cell table:formula="of:=[.I1228]" office:value-type="time" office:time-value="PT1056247H24M54.000000134S" calcext:value-type="time">
            <text:p>07:24:54</text:p>
          </table:table-cell>
          <table:table-cell table:formula="of:=[.A1228]+[.$J$2]" office:value-type="float" office:value="1593339894" calcext:value-type="float">
            <text:p>1593339894</text:p>
          </table:table-cell>
          <table:table-cell table:formula="of:=([.$H1228]/86400)+25569-(3/24)" office:value-type="float" office:value="44010.3089583333" calcext:value-type="float">
            <text:p>44010,3089583333</text:p>
          </table:table-cell>
          <table:table-cell table:number-columns-repeated="2"/>
        </table:table-row>
        <table:table-row table:style-name="ro1">
          <table:table-cell office:value-type="float" office:value="1591160029" calcext:value-type="float">
            <text:p>1591160029</text:p>
          </table:table-cell>
          <table:table-cell table:style-name="ce3" office:value-type="string" calcext:value-type="string">
            <text:p>2020-06-03 01:53: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229]" office:value-type="date" office:date-value="2020-06-28T07:24:54" calcext:value-type="date">
            <text:p>28/06/20</text:p>
          </table:table-cell>
          <table:table-cell table:formula="of:=[.I1229]" office:value-type="time" office:time-value="PT1056247H24M54.000000134S" calcext:value-type="time">
            <text:p>07:24:54</text:p>
          </table:table-cell>
          <table:table-cell table:formula="of:=[.A1229]+[.$J$2]" office:value-type="float" office:value="1593339894" calcext:value-type="float">
            <text:p>1593339894</text:p>
          </table:table-cell>
          <table:table-cell table:formula="of:=([.$H1229]/86400)+25569-(3/24)" office:value-type="float" office:value="44010.3089583333" calcext:value-type="float">
            <text:p>44010,3089583333</text:p>
          </table:table-cell>
          <table:table-cell table:number-columns-repeated="2"/>
        </table:table-row>
        <table:table-row table:style-name="ro1">
          <table:table-cell office:value-type="float" office:value="1591163628" calcext:value-type="float">
            <text:p>1591163628</text:p>
          </table:table-cell>
          <table:table-cell table:style-name="ce3" office:value-type="string" calcext:value-type="string">
            <text:p>2020-06-03 02:53: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230]" office:value-type="date" office:date-value="2020-06-28T08:24:53" calcext:value-type="date">
            <text:p>28/06/20</text:p>
          </table:table-cell>
          <table:table-cell table:formula="of:=[.I1230]" office:value-type="time" office:time-value="PT1056248H24M52.999999691S" calcext:value-type="time">
            <text:p>08:24:53</text:p>
          </table:table-cell>
          <table:table-cell table:formula="of:=[.A1230]+[.$J$2]" office:value-type="float" office:value="1593343493" calcext:value-type="float">
            <text:p>1593343493</text:p>
          </table:table-cell>
          <table:table-cell table:formula="of:=([.$H1230]/86400)+25569-(3/24)" office:value-type="float" office:value="44010.3506134259" calcext:value-type="float">
            <text:p>44010,3506134259</text:p>
          </table:table-cell>
          <table:table-cell table:number-columns-repeated="2"/>
        </table:table-row>
        <table:table-row table:style-name="ro1">
          <table:table-cell office:value-type="float" office:value="1591163628" calcext:value-type="float">
            <text:p>1591163628</text:p>
          </table:table-cell>
          <table:table-cell table:style-name="ce3" office:value-type="string" calcext:value-type="string">
            <text:p>2020-06-03 02:53: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1231]" office:value-type="date" office:date-value="2020-06-28T08:24:53" calcext:value-type="date">
            <text:p>28/06/20</text:p>
          </table:table-cell>
          <table:table-cell table:formula="of:=[.I1231]" office:value-type="time" office:time-value="PT1056248H24M52.999999691S" calcext:value-type="time">
            <text:p>08:24:53</text:p>
          </table:table-cell>
          <table:table-cell table:formula="of:=[.A1231]+[.$J$2]" office:value-type="float" office:value="1593343493" calcext:value-type="float">
            <text:p>1593343493</text:p>
          </table:table-cell>
          <table:table-cell table:formula="of:=([.$H1231]/86400)+25569-(3/24)" office:value-type="float" office:value="44010.3506134259" calcext:value-type="float">
            <text:p>44010,3506134259</text:p>
          </table:table-cell>
          <table:table-cell table:number-columns-repeated="2"/>
        </table:table-row>
        <table:table-row table:style-name="ro1">
          <table:table-cell office:value-type="float" office:value="1591163628" calcext:value-type="float">
            <text:p>1591163628</text:p>
          </table:table-cell>
          <table:table-cell table:style-name="ce3" office:value-type="string" calcext:value-type="string">
            <text:p>2020-06-03 02:53: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32]" office:value-type="date" office:date-value="2020-06-28T08:24:53" calcext:value-type="date">
            <text:p>28/06/20</text:p>
          </table:table-cell>
          <table:table-cell table:formula="of:=[.I1232]" office:value-type="time" office:time-value="PT1056248H24M52.999999691S" calcext:value-type="time">
            <text:p>08:24:53</text:p>
          </table:table-cell>
          <table:table-cell table:formula="of:=[.A1232]+[.$J$2]" office:value-type="float" office:value="1593343493" calcext:value-type="float">
            <text:p>1593343493</text:p>
          </table:table-cell>
          <table:table-cell table:formula="of:=([.$H1232]/86400)+25569-(3/24)" office:value-type="float" office:value="44010.3506134259" calcext:value-type="float">
            <text:p>44010,3506134259</text:p>
          </table:table-cell>
          <table:table-cell table:number-columns-repeated="2"/>
        </table:table-row>
        <table:table-row table:style-name="ro1">
          <table:table-cell office:value-type="float" office:value="1591163628" calcext:value-type="float">
            <text:p>1591163628</text:p>
          </table:table-cell>
          <table:table-cell table:style-name="ce3" office:value-type="string" calcext:value-type="string">
            <text:p>2020-06-03 02:53: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233]" office:value-type="date" office:date-value="2020-06-28T08:24:53" calcext:value-type="date">
            <text:p>28/06/20</text:p>
          </table:table-cell>
          <table:table-cell table:formula="of:=[.I1233]" office:value-type="time" office:time-value="PT1056248H24M52.999999691S" calcext:value-type="time">
            <text:p>08:24:53</text:p>
          </table:table-cell>
          <table:table-cell table:formula="of:=[.A1233]+[.$J$2]" office:value-type="float" office:value="1593343493" calcext:value-type="float">
            <text:p>1593343493</text:p>
          </table:table-cell>
          <table:table-cell table:formula="of:=([.$H1233]/86400)+25569-(3/24)" office:value-type="float" office:value="44010.3506134259" calcext:value-type="float">
            <text:p>44010,3506134259</text:p>
          </table:table-cell>
          <table:table-cell table:number-columns-repeated="2"/>
        </table:table-row>
        <table:table-row table:style-name="ro1">
          <table:table-cell office:value-type="float" office:value="1591167227" calcext:value-type="float">
            <text:p>1591167227</text:p>
          </table:table-cell>
          <table:table-cell table:style-name="ce3" office:value-type="string" calcext:value-type="string">
            <text:p>2020-06-03 03:53: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234]" office:value-type="date" office:date-value="2020-06-28T09:24:52" calcext:value-type="date">
            <text:p>28/06/20</text:p>
          </table:table-cell>
          <table:table-cell table:formula="of:=[.I1234]" office:value-type="time" office:time-value="PT1056249H24M52.000000086S" calcext:value-type="time">
            <text:p>09:24:52</text:p>
          </table:table-cell>
          <table:table-cell table:formula="of:=[.A1234]+[.$J$2]" office:value-type="float" office:value="1593347092" calcext:value-type="float">
            <text:p>1593347092</text:p>
          </table:table-cell>
          <table:table-cell table:formula="of:=([.$H1234]/86400)+25569-(3/24)" office:value-type="float" office:value="44010.3922685185" calcext:value-type="float">
            <text:p>44010,3922685185</text:p>
          </table:table-cell>
          <table:table-cell table:number-columns-repeated="2"/>
        </table:table-row>
        <table:table-row table:style-name="ro1">
          <table:table-cell office:value-type="float" office:value="1591167227" calcext:value-type="float">
            <text:p>1591167227</text:p>
          </table:table-cell>
          <table:table-cell table:style-name="ce3" office:value-type="string" calcext:value-type="string">
            <text:p>2020-06-03 03:53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4.0</text:p>
          </table:table-cell>
          <table:table-cell table:formula="of:=[.I1235]" office:value-type="date" office:date-value="2020-06-28T09:24:52" calcext:value-type="date">
            <text:p>28/06/20</text:p>
          </table:table-cell>
          <table:table-cell table:formula="of:=[.I1235]" office:value-type="time" office:time-value="PT1056249H24M52.000000086S" calcext:value-type="time">
            <text:p>09:24:52</text:p>
          </table:table-cell>
          <table:table-cell table:formula="of:=[.A1235]+[.$J$2]" office:value-type="float" office:value="1593347092" calcext:value-type="float">
            <text:p>1593347092</text:p>
          </table:table-cell>
          <table:table-cell table:formula="of:=([.$H1235]/86400)+25569-(3/24)" office:value-type="float" office:value="44010.3922685185" calcext:value-type="float">
            <text:p>44010,3922685185</text:p>
          </table:table-cell>
          <table:table-cell table:number-columns-repeated="2"/>
        </table:table-row>
        <table:table-row table:style-name="ro1">
          <table:table-cell office:value-type="float" office:value="1591167227" calcext:value-type="float">
            <text:p>1591167227</text:p>
          </table:table-cell>
          <table:table-cell table:style-name="ce3" office:value-type="string" calcext:value-type="string">
            <text:p>2020-06-03 03:53: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236]" office:value-type="date" office:date-value="2020-06-28T09:24:52" calcext:value-type="date">
            <text:p>28/06/20</text:p>
          </table:table-cell>
          <table:table-cell table:formula="of:=[.I1236]" office:value-type="time" office:time-value="PT1056249H24M52.000000086S" calcext:value-type="time">
            <text:p>09:24:52</text:p>
          </table:table-cell>
          <table:table-cell table:formula="of:=[.A1236]+[.$J$2]" office:value-type="float" office:value="1593347092" calcext:value-type="float">
            <text:p>1593347092</text:p>
          </table:table-cell>
          <table:table-cell table:formula="of:=([.$H1236]/86400)+25569-(3/24)" office:value-type="float" office:value="44010.3922685185" calcext:value-type="float">
            <text:p>44010,3922685185</text:p>
          </table:table-cell>
          <table:table-cell table:number-columns-repeated="2"/>
        </table:table-row>
        <table:table-row table:style-name="ro1">
          <table:table-cell office:value-type="float" office:value="1591167227" calcext:value-type="float">
            <text:p>1591167227</text:p>
          </table:table-cell>
          <table:table-cell table:style-name="ce3" office:value-type="string" calcext:value-type="string">
            <text:p>2020-06-03 03:53: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53.0</text:p>
          </table:table-cell>
          <table:table-cell table:formula="of:=[.I1237]" office:value-type="date" office:date-value="2020-06-28T09:24:52" calcext:value-type="date">
            <text:p>28/06/20</text:p>
          </table:table-cell>
          <table:table-cell table:formula="of:=[.I1237]" office:value-type="time" office:time-value="PT1056249H24M52.000000086S" calcext:value-type="time">
            <text:p>09:24:52</text:p>
          </table:table-cell>
          <table:table-cell table:formula="of:=[.A1237]+[.$J$2]" office:value-type="float" office:value="1593347092" calcext:value-type="float">
            <text:p>1593347092</text:p>
          </table:table-cell>
          <table:table-cell table:formula="of:=([.$H1237]/86400)+25569-(3/24)" office:value-type="float" office:value="44010.3922685185" calcext:value-type="float">
            <text:p>44010,3922685185</text:p>
          </table:table-cell>
          <table:table-cell table:number-columns-repeated="2"/>
        </table:table-row>
        <table:table-row table:style-name="ro1">
          <table:table-cell office:value-type="float" office:value="1591170826" calcext:value-type="float">
            <text:p>1591170826</text:p>
          </table:table-cell>
          <table:table-cell table:style-name="ce3" office:value-type="string" calcext:value-type="string">
            <text:p>2020-06-03 04:53: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table:formula="of:=[.I1238]" office:value-type="date" office:date-value="2020-06-28T10:24:51" calcext:value-type="date">
            <text:p>28/06/20</text:p>
          </table:table-cell>
          <table:table-cell table:formula="of:=[.I1238]" office:value-type="time" office:time-value="PT1056250H24M50.999999642S" calcext:value-type="time">
            <text:p>10:24:51</text:p>
          </table:table-cell>
          <table:table-cell table:formula="of:=[.A1238]+[.$J$2]" office:value-type="float" office:value="1593350691" calcext:value-type="float">
            <text:p>1593350691</text:p>
          </table:table-cell>
          <table:table-cell table:formula="of:=([.$H1238]/86400)+25569-(3/24)" office:value-type="float" office:value="44010.4339236111" calcext:value-type="float">
            <text:p>44010,4339236111</text:p>
          </table:table-cell>
          <table:table-cell table:number-columns-repeated="2"/>
        </table:table-row>
        <table:table-row table:style-name="ro1">
          <table:table-cell office:value-type="float" office:value="1591170826" calcext:value-type="float">
            <text:p>1591170826</text:p>
          </table:table-cell>
          <table:table-cell table:style-name="ce3" office:value-type="string" calcext:value-type="string">
            <text:p>2020-06-03 04:53: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4.0</text:p>
          </table:table-cell>
          <table:table-cell table:formula="of:=[.I1239]" office:value-type="date" office:date-value="2020-06-28T10:24:51" calcext:value-type="date">
            <text:p>28/06/20</text:p>
          </table:table-cell>
          <table:table-cell table:formula="of:=[.I1239]" office:value-type="time" office:time-value="PT1056250H24M50.999999642S" calcext:value-type="time">
            <text:p>10:24:51</text:p>
          </table:table-cell>
          <table:table-cell table:formula="of:=[.A1239]+[.$J$2]" office:value-type="float" office:value="1593350691" calcext:value-type="float">
            <text:p>1593350691</text:p>
          </table:table-cell>
          <table:table-cell table:formula="of:=([.$H1239]/86400)+25569-(3/24)" office:value-type="float" office:value="44010.4339236111" calcext:value-type="float">
            <text:p>44010,4339236111</text:p>
          </table:table-cell>
          <table:table-cell table:number-columns-repeated="2"/>
        </table:table-row>
        <table:table-row table:style-name="ro1">
          <table:table-cell office:value-type="float" office:value="1591170826" calcext:value-type="float">
            <text:p>1591170826</text:p>
          </table:table-cell>
          <table:table-cell table:style-name="ce3" office:value-type="string" calcext:value-type="string">
            <text:p>2020-06-03 04:53: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9.0</text:p>
          </table:table-cell>
          <table:table-cell table:formula="of:=[.I1240]" office:value-type="date" office:date-value="2020-06-28T10:24:51" calcext:value-type="date">
            <text:p>28/06/20</text:p>
          </table:table-cell>
          <table:table-cell table:formula="of:=[.I1240]" office:value-type="time" office:time-value="PT1056250H24M50.999999642S" calcext:value-type="time">
            <text:p>10:24:51</text:p>
          </table:table-cell>
          <table:table-cell table:formula="of:=[.A1240]+[.$J$2]" office:value-type="float" office:value="1593350691" calcext:value-type="float">
            <text:p>1593350691</text:p>
          </table:table-cell>
          <table:table-cell table:formula="of:=([.$H1240]/86400)+25569-(3/24)" office:value-type="float" office:value="44010.4339236111" calcext:value-type="float">
            <text:p>44010,4339236111</text:p>
          </table:table-cell>
          <table:table-cell table:number-columns-repeated="2"/>
        </table:table-row>
        <table:table-row table:style-name="ro1">
          <table:table-cell office:value-type="float" office:value="1591170826" calcext:value-type="float">
            <text:p>1591170826</text:p>
          </table:table-cell>
          <table:table-cell table:style-name="ce3" office:value-type="string" calcext:value-type="string">
            <text:p>2020-06-03 04:53: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241]" office:value-type="date" office:date-value="2020-06-28T10:24:51" calcext:value-type="date">
            <text:p>28/06/20</text:p>
          </table:table-cell>
          <table:table-cell table:formula="of:=[.I1241]" office:value-type="time" office:time-value="PT1056250H24M50.999999642S" calcext:value-type="time">
            <text:p>10:24:51</text:p>
          </table:table-cell>
          <table:table-cell table:formula="of:=[.A1241]+[.$J$2]" office:value-type="float" office:value="1593350691" calcext:value-type="float">
            <text:p>1593350691</text:p>
          </table:table-cell>
          <table:table-cell table:formula="of:=([.$H1241]/86400)+25569-(3/24)" office:value-type="float" office:value="44010.4339236111" calcext:value-type="float">
            <text:p>44010,4339236111</text:p>
          </table:table-cell>
          <table:table-cell table:number-columns-repeated="2"/>
        </table:table-row>
        <table:table-row table:style-name="ro1">
          <table:table-cell office:value-type="float" office:value="1591174425" calcext:value-type="float">
            <text:p>1591174425</text:p>
          </table:table-cell>
          <table:table-cell table:style-name="ce3" office:value-type="string" calcext:value-type="string">
            <text:p>2020-06-03 05:53:4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242]" office:value-type="date" office:date-value="2020-06-28T11:24:50" calcext:value-type="date">
            <text:p>28/06/20</text:p>
          </table:table-cell>
          <table:table-cell table:formula="of:=[.I1242]" office:value-type="time" office:time-value="PT1056251H24M50.000000037S" calcext:value-type="time">
            <text:p>11:24:50</text:p>
          </table:table-cell>
          <table:table-cell table:formula="of:=[.A1242]+[.$J$2]" office:value-type="float" office:value="1593354290" calcext:value-type="float">
            <text:p>1593354290</text:p>
          </table:table-cell>
          <table:table-cell table:formula="of:=([.$H1242]/86400)+25569-(3/24)" office:value-type="float" office:value="44010.4755787037" calcext:value-type="float">
            <text:p>44010,4755787037</text:p>
          </table:table-cell>
          <table:table-cell table:number-columns-repeated="2"/>
        </table:table-row>
        <table:table-row table:style-name="ro1">
          <table:table-cell office:value-type="float" office:value="1591174425" calcext:value-type="float">
            <text:p>1591174425</text:p>
          </table:table-cell>
          <table:table-cell table:style-name="ce3" office:value-type="string" calcext:value-type="string">
            <text:p>2020-06-03 05:53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table:formula="of:=[.I1243]" office:value-type="date" office:date-value="2020-06-28T11:24:50" calcext:value-type="date">
            <text:p>28/06/20</text:p>
          </table:table-cell>
          <table:table-cell table:formula="of:=[.I1243]" office:value-type="time" office:time-value="PT1056251H24M50.000000037S" calcext:value-type="time">
            <text:p>11:24:50</text:p>
          </table:table-cell>
          <table:table-cell table:formula="of:=[.A1243]+[.$J$2]" office:value-type="float" office:value="1593354290" calcext:value-type="float">
            <text:p>1593354290</text:p>
          </table:table-cell>
          <table:table-cell table:formula="of:=([.$H1243]/86400)+25569-(3/24)" office:value-type="float" office:value="44010.4755787037" calcext:value-type="float">
            <text:p>44010,4755787037</text:p>
          </table:table-cell>
          <table:table-cell table:number-columns-repeated="2"/>
        </table:table-row>
        <table:table-row table:style-name="ro1">
          <table:table-cell office:value-type="float" office:value="1591174425" calcext:value-type="float">
            <text:p>1591174425</text:p>
          </table:table-cell>
          <table:table-cell table:style-name="ce3" office:value-type="string" calcext:value-type="string">
            <text:p>2020-06-03 05:53: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244]" office:value-type="date" office:date-value="2020-06-28T11:24:50" calcext:value-type="date">
            <text:p>28/06/20</text:p>
          </table:table-cell>
          <table:table-cell table:formula="of:=[.I1244]" office:value-type="time" office:time-value="PT1056251H24M50.000000037S" calcext:value-type="time">
            <text:p>11:24:50</text:p>
          </table:table-cell>
          <table:table-cell table:formula="of:=[.A1244]+[.$J$2]" office:value-type="float" office:value="1593354290" calcext:value-type="float">
            <text:p>1593354290</text:p>
          </table:table-cell>
          <table:table-cell table:formula="of:=([.$H1244]/86400)+25569-(3/24)" office:value-type="float" office:value="44010.4755787037" calcext:value-type="float">
            <text:p>44010,4755787037</text:p>
          </table:table-cell>
          <table:table-cell table:number-columns-repeated="2"/>
        </table:table-row>
        <table:table-row table:style-name="ro1">
          <table:table-cell office:value-type="float" office:value="1591174425" calcext:value-type="float">
            <text:p>1591174425</text:p>
          </table:table-cell>
          <table:table-cell table:style-name="ce3" office:value-type="string" calcext:value-type="string">
            <text:p>2020-06-03 05:53: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245]" office:value-type="date" office:date-value="2020-06-28T11:24:50" calcext:value-type="date">
            <text:p>28/06/20</text:p>
          </table:table-cell>
          <table:table-cell table:formula="of:=[.I1245]" office:value-type="time" office:time-value="PT1056251H24M50.000000037S" calcext:value-type="time">
            <text:p>11:24:50</text:p>
          </table:table-cell>
          <table:table-cell table:formula="of:=[.A1245]+[.$J$2]" office:value-type="float" office:value="1593354290" calcext:value-type="float">
            <text:p>1593354290</text:p>
          </table:table-cell>
          <table:table-cell table:formula="of:=([.$H1245]/86400)+25569-(3/24)" office:value-type="float" office:value="44010.4755787037" calcext:value-type="float">
            <text:p>44010,4755787037</text:p>
          </table:table-cell>
          <table:table-cell table:number-columns-repeated="2"/>
        </table:table-row>
        <table:table-row table:style-name="ro1">
          <table:table-cell office:value-type="float" office:value="1591178024" calcext:value-type="float">
            <text:p>1591178024</text:p>
          </table:table-cell>
          <table:table-cell table:style-name="ce3" office:value-type="string" calcext:value-type="string">
            <text:p>2020-06-03 06:53: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246]" office:value-type="date" office:date-value="2020-06-28T12:24:49" calcext:value-type="date">
            <text:p>28/06/20</text:p>
          </table:table-cell>
          <table:table-cell table:formula="of:=[.I1246]" office:value-type="time" office:time-value="PT1056252H24M49.000000432S" calcext:value-type="time">
            <text:p>12:24:49</text:p>
          </table:table-cell>
          <table:table-cell table:formula="of:=[.A1246]+[.$J$2]" office:value-type="float" office:value="1593357889" calcext:value-type="float">
            <text:p>1593357889</text:p>
          </table:table-cell>
          <table:table-cell table:formula="of:=([.$H1246]/86400)+25569-(3/24)" office:value-type="float" office:value="44010.5172337963" calcext:value-type="float">
            <text:p>44010,5172337963</text:p>
          </table:table-cell>
          <table:table-cell table:number-columns-repeated="2"/>
        </table:table-row>
        <table:table-row table:style-name="ro1">
          <table:table-cell office:value-type="float" office:value="1591178024" calcext:value-type="float">
            <text:p>1591178024</text:p>
          </table:table-cell>
          <table:table-cell table:style-name="ce3" office:value-type="string" calcext:value-type="string">
            <text:p>2020-06-03 06:53:4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table:formula="of:=[.I1247]" office:value-type="date" office:date-value="2020-06-28T12:24:49" calcext:value-type="date">
            <text:p>28/06/20</text:p>
          </table:table-cell>
          <table:table-cell table:formula="of:=[.I1247]" office:value-type="time" office:time-value="PT1056252H24M49.000000432S" calcext:value-type="time">
            <text:p>12:24:49</text:p>
          </table:table-cell>
          <table:table-cell table:formula="of:=[.A1247]+[.$J$2]" office:value-type="float" office:value="1593357889" calcext:value-type="float">
            <text:p>1593357889</text:p>
          </table:table-cell>
          <table:table-cell table:formula="of:=([.$H1247]/86400)+25569-(3/24)" office:value-type="float" office:value="44010.5172337963" calcext:value-type="float">
            <text:p>44010,5172337963</text:p>
          </table:table-cell>
          <table:table-cell table:number-columns-repeated="2"/>
        </table:table-row>
        <table:table-row table:style-name="ro1">
          <table:table-cell office:value-type="float" office:value="1591178024" calcext:value-type="float">
            <text:p>1591178024</text:p>
          </table:table-cell>
          <table:table-cell table:style-name="ce3" office:value-type="string" calcext:value-type="string">
            <text:p>2020-06-03 06:53: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248]" office:value-type="date" office:date-value="2020-06-28T12:24:49" calcext:value-type="date">
            <text:p>28/06/20</text:p>
          </table:table-cell>
          <table:table-cell table:formula="of:=[.I1248]" office:value-type="time" office:time-value="PT1056252H24M49.000000432S" calcext:value-type="time">
            <text:p>12:24:49</text:p>
          </table:table-cell>
          <table:table-cell table:formula="of:=[.A1248]+[.$J$2]" office:value-type="float" office:value="1593357889" calcext:value-type="float">
            <text:p>1593357889</text:p>
          </table:table-cell>
          <table:table-cell table:formula="of:=([.$H1248]/86400)+25569-(3/24)" office:value-type="float" office:value="44010.5172337963" calcext:value-type="float">
            <text:p>44010,5172337963</text:p>
          </table:table-cell>
          <table:table-cell table:number-columns-repeated="2"/>
        </table:table-row>
        <table:table-row table:style-name="ro1">
          <table:table-cell office:value-type="float" office:value="1591178024" calcext:value-type="float">
            <text:p>1591178024</text:p>
          </table:table-cell>
          <table:table-cell table:style-name="ce3" office:value-type="string" calcext:value-type="string">
            <text:p>2020-06-03 06:53: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249]" office:value-type="date" office:date-value="2020-06-28T12:24:49" calcext:value-type="date">
            <text:p>28/06/20</text:p>
          </table:table-cell>
          <table:table-cell table:formula="of:=[.I1249]" office:value-type="time" office:time-value="PT1056252H24M49.000000432S" calcext:value-type="time">
            <text:p>12:24:49</text:p>
          </table:table-cell>
          <table:table-cell table:formula="of:=[.A1249]+[.$J$2]" office:value-type="float" office:value="1593357889" calcext:value-type="float">
            <text:p>1593357889</text:p>
          </table:table-cell>
          <table:table-cell table:formula="of:=([.$H1249]/86400)+25569-(3/24)" office:value-type="float" office:value="44010.5172337963" calcext:value-type="float">
            <text:p>44010,5172337963</text:p>
          </table:table-cell>
          <table:table-cell table:number-columns-repeated="2"/>
        </table:table-row>
        <table:table-row table:style-name="ro1">
          <table:table-cell office:value-type="float" office:value="1591181623" calcext:value-type="float">
            <text:p>1591181623</text:p>
          </table:table-cell>
          <table:table-cell table:style-name="ce3" office:value-type="string" calcext:value-type="string">
            <text:p>2020-06-03 07:53: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250]" office:value-type="date" office:date-value="2020-06-28T13:24:48" calcext:value-type="date">
            <text:p>28/06/20</text:p>
          </table:table-cell>
          <table:table-cell table:formula="of:=[.I1250]" office:value-type="time" office:time-value="PT1056253H24M47.999999989S" calcext:value-type="time">
            <text:p>13:24:48</text:p>
          </table:table-cell>
          <table:table-cell table:formula="of:=[.A1250]+[.$J$2]" office:value-type="float" office:value="1593361488" calcext:value-type="float">
            <text:p>1593361488</text:p>
          </table:table-cell>
          <table:table-cell table:formula="of:=([.$H1250]/86400)+25569-(3/24)" office:value-type="float" office:value="44010.5588888889" calcext:value-type="float">
            <text:p>44010,5588888889</text:p>
          </table:table-cell>
          <table:table-cell table:number-columns-repeated="2"/>
        </table:table-row>
        <table:table-row table:style-name="ro1">
          <table:table-cell office:value-type="float" office:value="1591181623" calcext:value-type="float">
            <text:p>1591181623</text:p>
          </table:table-cell>
          <table:table-cell table:style-name="ce3" office:value-type="string" calcext:value-type="string">
            <text:p>2020-06-03 07:53:4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table:formula="of:=[.I1251]" office:value-type="date" office:date-value="2020-06-28T13:24:48" calcext:value-type="date">
            <text:p>28/06/20</text:p>
          </table:table-cell>
          <table:table-cell table:formula="of:=[.I1251]" office:value-type="time" office:time-value="PT1056253H24M47.999999989S" calcext:value-type="time">
            <text:p>13:24:48</text:p>
          </table:table-cell>
          <table:table-cell table:formula="of:=[.A1251]+[.$J$2]" office:value-type="float" office:value="1593361488" calcext:value-type="float">
            <text:p>1593361488</text:p>
          </table:table-cell>
          <table:table-cell table:formula="of:=([.$H1251]/86400)+25569-(3/24)" office:value-type="float" office:value="44010.5588888889" calcext:value-type="float">
            <text:p>44010,5588888889</text:p>
          </table:table-cell>
          <table:table-cell table:number-columns-repeated="2"/>
        </table:table-row>
        <table:table-row table:style-name="ro1">
          <table:table-cell office:value-type="float" office:value="1591181623" calcext:value-type="float">
            <text:p>1591181623</text:p>
          </table:table-cell>
          <table:table-cell table:style-name="ce3" office:value-type="string" calcext:value-type="string">
            <text:p>2020-06-03 07:53: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252]" office:value-type="date" office:date-value="2020-06-28T13:24:48" calcext:value-type="date">
            <text:p>28/06/20</text:p>
          </table:table-cell>
          <table:table-cell table:formula="of:=[.I1252]" office:value-type="time" office:time-value="PT1056253H24M47.999999989S" calcext:value-type="time">
            <text:p>13:24:48</text:p>
          </table:table-cell>
          <table:table-cell table:formula="of:=[.A1252]+[.$J$2]" office:value-type="float" office:value="1593361488" calcext:value-type="float">
            <text:p>1593361488</text:p>
          </table:table-cell>
          <table:table-cell table:formula="of:=([.$H1252]/86400)+25569-(3/24)" office:value-type="float" office:value="44010.5588888889" calcext:value-type="float">
            <text:p>44010,5588888889</text:p>
          </table:table-cell>
          <table:table-cell table:number-columns-repeated="2"/>
        </table:table-row>
        <table:table-row table:style-name="ro1">
          <table:table-cell office:value-type="float" office:value="1591181623" calcext:value-type="float">
            <text:p>1591181623</text:p>
          </table:table-cell>
          <table:table-cell table:style-name="ce3" office:value-type="string" calcext:value-type="string">
            <text:p>2020-06-03 07:53: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1</text:p>
          </table:table-cell>
          <table:table-cell office:value-type="string" calcext:value-type="string">
            <text:p>53.0</text:p>
          </table:table-cell>
          <table:table-cell table:formula="of:=[.I1253]" office:value-type="date" office:date-value="2020-06-28T13:24:48" calcext:value-type="date">
            <text:p>28/06/20</text:p>
          </table:table-cell>
          <table:table-cell table:formula="of:=[.I1253]" office:value-type="time" office:time-value="PT1056253H24M47.999999989S" calcext:value-type="time">
            <text:p>13:24:48</text:p>
          </table:table-cell>
          <table:table-cell table:formula="of:=[.A1253]+[.$J$2]" office:value-type="float" office:value="1593361488" calcext:value-type="float">
            <text:p>1593361488</text:p>
          </table:table-cell>
          <table:table-cell table:formula="of:=([.$H1253]/86400)+25569-(3/24)" office:value-type="float" office:value="44010.5588888889" calcext:value-type="float">
            <text:p>44010,5588888889</text:p>
          </table:table-cell>
          <table:table-cell table:number-columns-repeated="2"/>
        </table:table-row>
        <table:table-row table:style-name="ro1">
          <table:table-cell office:value-type="float" office:value="1591185222" calcext:value-type="float">
            <text:p>1591185222</text:p>
          </table:table-cell>
          <table:table-cell table:style-name="ce3" office:value-type="string" calcext:value-type="string">
            <text:p>2020-06-03 08:53: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48.0</text:p>
          </table:table-cell>
          <table:table-cell table:formula="of:=[.I1254]" office:value-type="date" office:date-value="2020-06-28T14:24:47" calcext:value-type="date">
            <text:p>28/06/20</text:p>
          </table:table-cell>
          <table:table-cell table:formula="of:=[.I1254]" office:value-type="time" office:time-value="PT1056254H24M46.999999546S" calcext:value-type="time">
            <text:p>14:24:47</text:p>
          </table:table-cell>
          <table:table-cell table:formula="of:=[.A1254]+[.$J$2]" office:value-type="float" office:value="1593365087" calcext:value-type="float">
            <text:p>1593365087</text:p>
          </table:table-cell>
          <table:table-cell table:formula="of:=([.$H1254]/86400)+25569-(3/24)" office:value-type="float" office:value="44010.6005439815" calcext:value-type="float">
            <text:p>44010,6005439815</text:p>
          </table:table-cell>
          <table:table-cell table:number-columns-repeated="2"/>
        </table:table-row>
        <table:table-row table:style-name="ro1">
          <table:table-cell office:value-type="float" office:value="1591185222" calcext:value-type="float">
            <text:p>1591185222</text:p>
          </table:table-cell>
          <table:table-cell table:style-name="ce3" office:value-type="string" calcext:value-type="string">
            <text:p>2020-06-03 08:53: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4.0</text:p>
          </table:table-cell>
          <table:table-cell table:formula="of:=[.I1255]" office:value-type="date" office:date-value="2020-06-28T14:24:47" calcext:value-type="date">
            <text:p>28/06/20</text:p>
          </table:table-cell>
          <table:table-cell table:formula="of:=[.I1255]" office:value-type="time" office:time-value="PT1056254H24M46.999999546S" calcext:value-type="time">
            <text:p>14:24:47</text:p>
          </table:table-cell>
          <table:table-cell table:formula="of:=[.A1255]+[.$J$2]" office:value-type="float" office:value="1593365087" calcext:value-type="float">
            <text:p>1593365087</text:p>
          </table:table-cell>
          <table:table-cell table:formula="of:=([.$H1255]/86400)+25569-(3/24)" office:value-type="float" office:value="44010.6005439815" calcext:value-type="float">
            <text:p>44010,6005439815</text:p>
          </table:table-cell>
          <table:table-cell table:number-columns-repeated="2"/>
        </table:table-row>
        <table:table-row table:style-name="ro1">
          <table:table-cell office:value-type="float" office:value="1591185222" calcext:value-type="float">
            <text:p>1591185222</text:p>
          </table:table-cell>
          <table:table-cell table:style-name="ce3" office:value-type="string" calcext:value-type="string">
            <text:p>2020-06-03 08:53: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9.0</text:p>
          </table:table-cell>
          <table:table-cell table:formula="of:=[.I1256]" office:value-type="date" office:date-value="2020-06-28T14:24:47" calcext:value-type="date">
            <text:p>28/06/20</text:p>
          </table:table-cell>
          <table:table-cell table:formula="of:=[.I1256]" office:value-type="time" office:time-value="PT1056254H24M46.999999546S" calcext:value-type="time">
            <text:p>14:24:47</text:p>
          </table:table-cell>
          <table:table-cell table:formula="of:=[.A1256]+[.$J$2]" office:value-type="float" office:value="1593365087" calcext:value-type="float">
            <text:p>1593365087</text:p>
          </table:table-cell>
          <table:table-cell table:formula="of:=([.$H1256]/86400)+25569-(3/24)" office:value-type="float" office:value="44010.6005439815" calcext:value-type="float">
            <text:p>44010,6005439815</text:p>
          </table:table-cell>
          <table:table-cell table:number-columns-repeated="2"/>
        </table:table-row>
        <table:table-row table:style-name="ro1">
          <table:table-cell office:value-type="float" office:value="1591185222" calcext:value-type="float">
            <text:p>1591185222</text:p>
          </table:table-cell>
          <table:table-cell table:style-name="ce3" office:value-type="string" calcext:value-type="string">
            <text:p>2020-06-03 08:53: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53.0</text:p>
          </table:table-cell>
          <table:table-cell table:formula="of:=[.I1257]" office:value-type="date" office:date-value="2020-06-28T14:24:47" calcext:value-type="date">
            <text:p>28/06/20</text:p>
          </table:table-cell>
          <table:table-cell table:formula="of:=[.I1257]" office:value-type="time" office:time-value="PT1056254H24M46.999999546S" calcext:value-type="time">
            <text:p>14:24:47</text:p>
          </table:table-cell>
          <table:table-cell table:formula="of:=[.A1257]+[.$J$2]" office:value-type="float" office:value="1593365087" calcext:value-type="float">
            <text:p>1593365087</text:p>
          </table:table-cell>
          <table:table-cell table:formula="of:=([.$H1257]/86400)+25569-(3/24)" office:value-type="float" office:value="44010.6005439815" calcext:value-type="float">
            <text:p>44010,6005439815</text:p>
          </table:table-cell>
          <table:table-cell table:number-columns-repeated="2"/>
        </table:table-row>
        <table:table-row table:style-name="ro1">
          <table:table-cell office:value-type="float" office:value="1591188821" calcext:value-type="float">
            <text:p>1591188821</text:p>
          </table:table-cell>
          <table:table-cell table:style-name="ce3" office:value-type="string" calcext:value-type="string">
            <text:p>2020-06-03 09:53: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258]" office:value-type="date" office:date-value="2020-06-28T15:24:46" calcext:value-type="date">
            <text:p>28/06/20</text:p>
          </table:table-cell>
          <table:table-cell table:formula="of:=[.I1258]" office:value-type="time" office:time-value="PT1056255H24M45.99999994S" calcext:value-type="time">
            <text:p>15:24:46</text:p>
          </table:table-cell>
          <table:table-cell table:formula="of:=[.A1258]+[.$J$2]" office:value-type="float" office:value="1593368686" calcext:value-type="float">
            <text:p>1593368686</text:p>
          </table:table-cell>
          <table:table-cell table:formula="of:=([.$H1258]/86400)+25569-(3/24)" office:value-type="float" office:value="44010.6421990741" calcext:value-type="float">
            <text:p>44010,6421990741</text:p>
          </table:table-cell>
          <table:table-cell table:number-columns-repeated="2"/>
        </table:table-row>
        <table:table-row table:style-name="ro1">
          <table:table-cell office:value-type="float" office:value="1591188821" calcext:value-type="float">
            <text:p>1591188821</text:p>
          </table:table-cell>
          <table:table-cell table:style-name="ce3" office:value-type="string" calcext:value-type="string">
            <text:p>2020-06-03 09:53: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1259]" office:value-type="date" office:date-value="2020-06-28T15:24:46" calcext:value-type="date">
            <text:p>28/06/20</text:p>
          </table:table-cell>
          <table:table-cell table:formula="of:=[.I1259]" office:value-type="time" office:time-value="PT1056255H24M45.99999994S" calcext:value-type="time">
            <text:p>15:24:46</text:p>
          </table:table-cell>
          <table:table-cell table:formula="of:=[.A1259]+[.$J$2]" office:value-type="float" office:value="1593368686" calcext:value-type="float">
            <text:p>1593368686</text:p>
          </table:table-cell>
          <table:table-cell table:formula="of:=([.$H1259]/86400)+25569-(3/24)" office:value-type="float" office:value="44010.6421990741" calcext:value-type="float">
            <text:p>44010,6421990741</text:p>
          </table:table-cell>
          <table:table-cell table:number-columns-repeated="2"/>
        </table:table-row>
        <table:table-row table:style-name="ro1">
          <table:table-cell office:value-type="float" office:value="1591188821" calcext:value-type="float">
            <text:p>1591188821</text:p>
          </table:table-cell>
          <table:table-cell table:style-name="ce3" office:value-type="string" calcext:value-type="string">
            <text:p>2020-06-03 09:53: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260]" office:value-type="date" office:date-value="2020-06-28T15:24:46" calcext:value-type="date">
            <text:p>28/06/20</text:p>
          </table:table-cell>
          <table:table-cell table:formula="of:=[.I1260]" office:value-type="time" office:time-value="PT1056255H24M45.99999994S" calcext:value-type="time">
            <text:p>15:24:46</text:p>
          </table:table-cell>
          <table:table-cell table:formula="of:=[.A1260]+[.$J$2]" office:value-type="float" office:value="1593368686" calcext:value-type="float">
            <text:p>1593368686</text:p>
          </table:table-cell>
          <table:table-cell table:formula="of:=([.$H1260]/86400)+25569-(3/24)" office:value-type="float" office:value="44010.6421990741" calcext:value-type="float">
            <text:p>44010,6421990741</text:p>
          </table:table-cell>
          <table:table-cell table:number-columns-repeated="2"/>
        </table:table-row>
        <table:table-row table:style-name="ro1">
          <table:table-cell office:value-type="float" office:value="1591188821" calcext:value-type="float">
            <text:p>1591188821</text:p>
          </table:table-cell>
          <table:table-cell table:style-name="ce3" office:value-type="string" calcext:value-type="string">
            <text:p>2020-06-03 09:53: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261]" office:value-type="date" office:date-value="2020-06-28T15:24:46" calcext:value-type="date">
            <text:p>28/06/20</text:p>
          </table:table-cell>
          <table:table-cell table:formula="of:=[.I1261]" office:value-type="time" office:time-value="PT1056255H24M45.99999994S" calcext:value-type="time">
            <text:p>15:24:46</text:p>
          </table:table-cell>
          <table:table-cell table:formula="of:=[.A1261]+[.$J$2]" office:value-type="float" office:value="1593368686" calcext:value-type="float">
            <text:p>1593368686</text:p>
          </table:table-cell>
          <table:table-cell table:formula="of:=([.$H1261]/86400)+25569-(3/24)" office:value-type="float" office:value="44010.6421990741" calcext:value-type="float">
            <text:p>44010,6421990741</text:p>
          </table:table-cell>
          <table:table-cell table:number-columns-repeated="2"/>
        </table:table-row>
        <table:table-row table:style-name="ro1">
          <table:table-cell office:value-type="float" office:value="1591192420" calcext:value-type="float">
            <text:p>1591192420</text:p>
          </table:table-cell>
          <table:table-cell table:style-name="ce3" office:value-type="string" calcext:value-type="string">
            <text:p>2020-06-03 10:53: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262]" office:value-type="date" office:date-value="2020-06-28T16:24:45" calcext:value-type="date">
            <text:p>28/06/20</text:p>
          </table:table-cell>
          <table:table-cell table:formula="of:=[.I1262]" office:value-type="time" office:time-value="PT1056256H24M45.000000335S" calcext:value-type="time">
            <text:p>16:24:45</text:p>
          </table:table-cell>
          <table:table-cell table:formula="of:=[.A1262]+[.$J$2]" office:value-type="float" office:value="1593372285" calcext:value-type="float">
            <text:p>1593372285</text:p>
          </table:table-cell>
          <table:table-cell table:formula="of:=([.$H1262]/86400)+25569-(3/24)" office:value-type="float" office:value="44010.6838541667" calcext:value-type="float">
            <text:p>44010,6838541667</text:p>
          </table:table-cell>
          <table:table-cell table:number-columns-repeated="2"/>
        </table:table-row>
        <table:table-row table:style-name="ro1">
          <table:table-cell office:value-type="float" office:value="1591192420" calcext:value-type="float">
            <text:p>1591192420</text:p>
          </table:table-cell>
          <table:table-cell table:style-name="ce3" office:value-type="string" calcext:value-type="string">
            <text:p>2020-06-03 10:53: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263]" office:value-type="date" office:date-value="2020-06-28T16:24:45" calcext:value-type="date">
            <text:p>28/06/20</text:p>
          </table:table-cell>
          <table:table-cell table:formula="of:=[.I1263]" office:value-type="time" office:time-value="PT1056256H24M45.000000335S" calcext:value-type="time">
            <text:p>16:24:45</text:p>
          </table:table-cell>
          <table:table-cell table:formula="of:=[.A1263]+[.$J$2]" office:value-type="float" office:value="1593372285" calcext:value-type="float">
            <text:p>1593372285</text:p>
          </table:table-cell>
          <table:table-cell table:formula="of:=([.$H1263]/86400)+25569-(3/24)" office:value-type="float" office:value="44010.6838541667" calcext:value-type="float">
            <text:p>44010,6838541667</text:p>
          </table:table-cell>
          <table:table-cell table:number-columns-repeated="2"/>
        </table:table-row>
        <table:table-row table:style-name="ro1">
          <table:table-cell office:value-type="float" office:value="1591192420" calcext:value-type="float">
            <text:p>1591192420</text:p>
          </table:table-cell>
          <table:table-cell table:style-name="ce3" office:value-type="string" calcext:value-type="string">
            <text:p>2020-06-03 10:53: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264]" office:value-type="date" office:date-value="2020-06-28T16:24:45" calcext:value-type="date">
            <text:p>28/06/20</text:p>
          </table:table-cell>
          <table:table-cell table:formula="of:=[.I1264]" office:value-type="time" office:time-value="PT1056256H24M45.000000335S" calcext:value-type="time">
            <text:p>16:24:45</text:p>
          </table:table-cell>
          <table:table-cell table:formula="of:=[.A1264]+[.$J$2]" office:value-type="float" office:value="1593372285" calcext:value-type="float">
            <text:p>1593372285</text:p>
          </table:table-cell>
          <table:table-cell table:formula="of:=([.$H1264]/86400)+25569-(3/24)" office:value-type="float" office:value="44010.6838541667" calcext:value-type="float">
            <text:p>44010,6838541667</text:p>
          </table:table-cell>
          <table:table-cell table:number-columns-repeated="2"/>
        </table:table-row>
        <table:table-row table:style-name="ro1">
          <table:table-cell office:value-type="float" office:value="1591192420" calcext:value-type="float">
            <text:p>1591192420</text:p>
          </table:table-cell>
          <table:table-cell table:style-name="ce3" office:value-type="string" calcext:value-type="string">
            <text:p>2020-06-03 10:53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265]" office:value-type="date" office:date-value="2020-06-28T16:24:45" calcext:value-type="date">
            <text:p>28/06/20</text:p>
          </table:table-cell>
          <table:table-cell table:formula="of:=[.I1265]" office:value-type="time" office:time-value="PT1056256H24M45.000000335S" calcext:value-type="time">
            <text:p>16:24:45</text:p>
          </table:table-cell>
          <table:table-cell table:formula="of:=[.A1265]+[.$J$2]" office:value-type="float" office:value="1593372285" calcext:value-type="float">
            <text:p>1593372285</text:p>
          </table:table-cell>
          <table:table-cell table:formula="of:=([.$H1265]/86400)+25569-(3/24)" office:value-type="float" office:value="44010.6838541667" calcext:value-type="float">
            <text:p>44010,6838541667</text:p>
          </table:table-cell>
          <table:table-cell table:number-columns-repeated="2"/>
        </table:table-row>
        <table:table-row table:style-name="ro1">
          <table:table-cell office:value-type="float" office:value="1591196019" calcext:value-type="float">
            <text:p>1591196019</text:p>
          </table:table-cell>
          <table:table-cell table:style-name="ce3" office:value-type="string" calcext:value-type="string">
            <text:p>2020-06-03 11:53: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266]" office:value-type="date" office:date-value="2020-06-28T17:24:44" calcext:value-type="date">
            <text:p>28/06/20</text:p>
          </table:table-cell>
          <table:table-cell table:formula="of:=[.I1266]" office:value-type="time" office:time-value="PT1056257H24M43.999999892S" calcext:value-type="time">
            <text:p>17:24:44</text:p>
          </table:table-cell>
          <table:table-cell table:formula="of:=[.A1266]+[.$J$2]" office:value-type="float" office:value="1593375884" calcext:value-type="float">
            <text:p>1593375884</text:p>
          </table:table-cell>
          <table:table-cell table:formula="of:=([.$H1266]/86400)+25569-(3/24)" office:value-type="float" office:value="44010.7255092593" calcext:value-type="float">
            <text:p>44010,7255092593</text:p>
          </table:table-cell>
          <table:table-cell table:number-columns-repeated="2"/>
        </table:table-row>
        <table:table-row table:style-name="ro1">
          <table:table-cell office:value-type="float" office:value="1591196019" calcext:value-type="float">
            <text:p>1591196019</text:p>
          </table:table-cell>
          <table:table-cell table:style-name="ce3" office:value-type="string" calcext:value-type="string">
            <text:p>2020-06-03 11:53:3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5.0</text:p>
          </table:table-cell>
          <table:table-cell table:formula="of:=[.I1267]" office:value-type="date" office:date-value="2020-06-28T17:24:44" calcext:value-type="date">
            <text:p>28/06/20</text:p>
          </table:table-cell>
          <table:table-cell table:formula="of:=[.I1267]" office:value-type="time" office:time-value="PT1056257H24M43.999999892S" calcext:value-type="time">
            <text:p>17:24:44</text:p>
          </table:table-cell>
          <table:table-cell table:formula="of:=[.A1267]+[.$J$2]" office:value-type="float" office:value="1593375884" calcext:value-type="float">
            <text:p>1593375884</text:p>
          </table:table-cell>
          <table:table-cell table:formula="of:=([.$H1267]/86400)+25569-(3/24)" office:value-type="float" office:value="44010.7255092593" calcext:value-type="float">
            <text:p>44010,7255092593</text:p>
          </table:table-cell>
          <table:table-cell table:number-columns-repeated="2"/>
        </table:table-row>
        <table:table-row table:style-name="ro1">
          <table:table-cell office:value-type="float" office:value="1591196019" calcext:value-type="float">
            <text:p>1591196019</text:p>
          </table:table-cell>
          <table:table-cell table:style-name="ce3" office:value-type="string" calcext:value-type="string">
            <text:p>2020-06-03 11:53: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268]" office:value-type="date" office:date-value="2020-06-28T17:24:44" calcext:value-type="date">
            <text:p>28/06/20</text:p>
          </table:table-cell>
          <table:table-cell table:formula="of:=[.I1268]" office:value-type="time" office:time-value="PT1056257H24M43.999999892S" calcext:value-type="time">
            <text:p>17:24:44</text:p>
          </table:table-cell>
          <table:table-cell table:formula="of:=[.A1268]+[.$J$2]" office:value-type="float" office:value="1593375884" calcext:value-type="float">
            <text:p>1593375884</text:p>
          </table:table-cell>
          <table:table-cell table:formula="of:=([.$H1268]/86400)+25569-(3/24)" office:value-type="float" office:value="44010.7255092593" calcext:value-type="float">
            <text:p>44010,7255092593</text:p>
          </table:table-cell>
          <table:table-cell table:number-columns-repeated="2"/>
        </table:table-row>
        <table:table-row table:style-name="ro1">
          <table:table-cell office:value-type="float" office:value="1591196019" calcext:value-type="float">
            <text:p>1591196019</text:p>
          </table:table-cell>
          <table:table-cell table:style-name="ce3" office:value-type="string" calcext:value-type="string">
            <text:p>2020-06-03 11:53: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269]" office:value-type="date" office:date-value="2020-06-28T17:24:44" calcext:value-type="date">
            <text:p>28/06/20</text:p>
          </table:table-cell>
          <table:table-cell table:formula="of:=[.I1269]" office:value-type="time" office:time-value="PT1056257H24M43.999999892S" calcext:value-type="time">
            <text:p>17:24:44</text:p>
          </table:table-cell>
          <table:table-cell table:formula="of:=[.A1269]+[.$J$2]" office:value-type="float" office:value="1593375884" calcext:value-type="float">
            <text:p>1593375884</text:p>
          </table:table-cell>
          <table:table-cell table:formula="of:=([.$H1269]/86400)+25569-(3/24)" office:value-type="float" office:value="44010.7255092593" calcext:value-type="float">
            <text:p>44010,7255092593</text:p>
          </table:table-cell>
          <table:table-cell table:number-columns-repeated="2"/>
        </table:table-row>
        <table:table-row table:style-name="ro1">
          <table:table-cell office:value-type="float" office:value="1591199618" calcext:value-type="float">
            <text:p>1591199618</text:p>
          </table:table-cell>
          <table:table-cell table:style-name="ce3" office:value-type="string" calcext:value-type="string">
            <text:p>2020-06-03 12:53:3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270]" office:value-type="date" office:date-value="2020-06-28T18:24:43" calcext:value-type="date">
            <text:p>28/06/20</text:p>
          </table:table-cell>
          <table:table-cell table:formula="of:=[.I1270]" office:value-type="time" office:time-value="PT1056258H24M43.000000287S" calcext:value-type="time">
            <text:p>18:24:43</text:p>
          </table:table-cell>
          <table:table-cell table:formula="of:=[.A1270]+[.$J$2]" office:value-type="float" office:value="1593379483" calcext:value-type="float">
            <text:p>1593379483</text:p>
          </table:table-cell>
          <table:table-cell table:formula="of:=([.$H1270]/86400)+25569-(3/24)" office:value-type="float" office:value="44010.7671643519" calcext:value-type="float">
            <text:p>44010,7671643519</text:p>
          </table:table-cell>
          <table:table-cell table:number-columns-repeated="2"/>
        </table:table-row>
        <table:table-row table:style-name="ro1">
          <table:table-cell office:value-type="float" office:value="1591199618" calcext:value-type="float">
            <text:p>1591199618</text:p>
          </table:table-cell>
          <table:table-cell table:style-name="ce3" office:value-type="string" calcext:value-type="string">
            <text:p>2020-06-03 12:53:3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271]" office:value-type="date" office:date-value="2020-06-28T18:24:43" calcext:value-type="date">
            <text:p>28/06/20</text:p>
          </table:table-cell>
          <table:table-cell table:formula="of:=[.I1271]" office:value-type="time" office:time-value="PT1056258H24M43.000000287S" calcext:value-type="time">
            <text:p>18:24:43</text:p>
          </table:table-cell>
          <table:table-cell table:formula="of:=[.A1271]+[.$J$2]" office:value-type="float" office:value="1593379483" calcext:value-type="float">
            <text:p>1593379483</text:p>
          </table:table-cell>
          <table:table-cell table:formula="of:=([.$H1271]/86400)+25569-(3/24)" office:value-type="float" office:value="44010.7671643519" calcext:value-type="float">
            <text:p>44010,7671643519</text:p>
          </table:table-cell>
          <table:table-cell table:number-columns-repeated="2"/>
        </table:table-row>
        <table:table-row table:style-name="ro1">
          <table:table-cell office:value-type="float" office:value="1591199618" calcext:value-type="float">
            <text:p>1591199618</text:p>
          </table:table-cell>
          <table:table-cell table:style-name="ce3" office:value-type="string" calcext:value-type="string">
            <text:p>2020-06-03 12:53: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272]" office:value-type="date" office:date-value="2020-06-28T18:24:43" calcext:value-type="date">
            <text:p>28/06/20</text:p>
          </table:table-cell>
          <table:table-cell table:formula="of:=[.I1272]" office:value-type="time" office:time-value="PT1056258H24M43.000000287S" calcext:value-type="time">
            <text:p>18:24:43</text:p>
          </table:table-cell>
          <table:table-cell table:formula="of:=[.A1272]+[.$J$2]" office:value-type="float" office:value="1593379483" calcext:value-type="float">
            <text:p>1593379483</text:p>
          </table:table-cell>
          <table:table-cell table:formula="of:=([.$H1272]/86400)+25569-(3/24)" office:value-type="float" office:value="44010.7671643519" calcext:value-type="float">
            <text:p>44010,7671643519</text:p>
          </table:table-cell>
          <table:table-cell table:number-columns-repeated="2"/>
        </table:table-row>
        <table:table-row table:style-name="ro1">
          <table:table-cell office:value-type="float" office:value="1591199618" calcext:value-type="float">
            <text:p>1591199618</text:p>
          </table:table-cell>
          <table:table-cell table:style-name="ce3" office:value-type="string" calcext:value-type="string">
            <text:p>2020-06-03 12:53: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273]" office:value-type="date" office:date-value="2020-06-28T18:24:43" calcext:value-type="date">
            <text:p>28/06/20</text:p>
          </table:table-cell>
          <table:table-cell table:formula="of:=[.I1273]" office:value-type="time" office:time-value="PT1056258H24M43.000000287S" calcext:value-type="time">
            <text:p>18:24:43</text:p>
          </table:table-cell>
          <table:table-cell table:formula="of:=[.A1273]+[.$J$2]" office:value-type="float" office:value="1593379483" calcext:value-type="float">
            <text:p>1593379483</text:p>
          </table:table-cell>
          <table:table-cell table:formula="of:=([.$H1273]/86400)+25569-(3/24)" office:value-type="float" office:value="44010.7671643519" calcext:value-type="float">
            <text:p>44010,7671643519</text:p>
          </table:table-cell>
          <table:table-cell table:number-columns-repeated="2"/>
        </table:table-row>
        <table:table-row table:style-name="ro1">
          <table:table-cell office:value-type="float" office:value="1591203217" calcext:value-type="float">
            <text:p>1591203217</text:p>
          </table:table-cell>
          <table:table-cell table:style-name="ce3" office:value-type="string" calcext:value-type="string">
            <text:p>2020-06-03 13:53: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274]" office:value-type="date" office:date-value="2020-06-28T19:24:42" calcext:value-type="date">
            <text:p>28/06/20</text:p>
          </table:table-cell>
          <table:table-cell table:formula="of:=[.I1274]" office:value-type="time" office:time-value="PT1056259H24M41.999999844S" calcext:value-type="time">
            <text:p>19:24:42</text:p>
          </table:table-cell>
          <table:table-cell table:formula="of:=[.A1274]+[.$J$2]" office:value-type="float" office:value="1593383082" calcext:value-type="float">
            <text:p>1593383082</text:p>
          </table:table-cell>
          <table:table-cell table:formula="of:=([.$H1274]/86400)+25569-(3/24)" office:value-type="float" office:value="44010.8088194444" calcext:value-type="float">
            <text:p>44010,8088194444</text:p>
          </table:table-cell>
          <table:table-cell table:number-columns-repeated="2"/>
        </table:table-row>
        <table:table-row table:style-name="ro1">
          <table:table-cell office:value-type="float" office:value="1591203217" calcext:value-type="float">
            <text:p>1591203217</text:p>
          </table:table-cell>
          <table:table-cell table:style-name="ce3" office:value-type="string" calcext:value-type="string">
            <text:p>2020-06-03 13:53:3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275]" office:value-type="date" office:date-value="2020-06-28T19:24:42" calcext:value-type="date">
            <text:p>28/06/20</text:p>
          </table:table-cell>
          <table:table-cell table:formula="of:=[.I1275]" office:value-type="time" office:time-value="PT1056259H24M41.999999844S" calcext:value-type="time">
            <text:p>19:24:42</text:p>
          </table:table-cell>
          <table:table-cell table:formula="of:=[.A1275]+[.$J$2]" office:value-type="float" office:value="1593383082" calcext:value-type="float">
            <text:p>1593383082</text:p>
          </table:table-cell>
          <table:table-cell table:formula="of:=([.$H1275]/86400)+25569-(3/24)" office:value-type="float" office:value="44010.8088194444" calcext:value-type="float">
            <text:p>44010,8088194444</text:p>
          </table:table-cell>
          <table:table-cell table:number-columns-repeated="2"/>
        </table:table-row>
        <table:table-row table:style-name="ro1">
          <table:table-cell office:value-type="float" office:value="1591203217" calcext:value-type="float">
            <text:p>1591203217</text:p>
          </table:table-cell>
          <table:table-cell table:style-name="ce3" office:value-type="string" calcext:value-type="string">
            <text:p>2020-06-03 13:53: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276]" office:value-type="date" office:date-value="2020-06-28T19:24:42" calcext:value-type="date">
            <text:p>28/06/20</text:p>
          </table:table-cell>
          <table:table-cell table:formula="of:=[.I1276]" office:value-type="time" office:time-value="PT1056259H24M41.999999844S" calcext:value-type="time">
            <text:p>19:24:42</text:p>
          </table:table-cell>
          <table:table-cell table:formula="of:=[.A1276]+[.$J$2]" office:value-type="float" office:value="1593383082" calcext:value-type="float">
            <text:p>1593383082</text:p>
          </table:table-cell>
          <table:table-cell table:formula="of:=([.$H1276]/86400)+25569-(3/24)" office:value-type="float" office:value="44010.8088194444" calcext:value-type="float">
            <text:p>44010,8088194444</text:p>
          </table:table-cell>
          <table:table-cell table:number-columns-repeated="2"/>
        </table:table-row>
        <table:table-row table:style-name="ro1">
          <table:table-cell office:value-type="float" office:value="1591203217" calcext:value-type="float">
            <text:p>1591203217</text:p>
          </table:table-cell>
          <table:table-cell table:style-name="ce3" office:value-type="string" calcext:value-type="string">
            <text:p>2020-06-03 13:53: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277]" office:value-type="date" office:date-value="2020-06-28T19:24:42" calcext:value-type="date">
            <text:p>28/06/20</text:p>
          </table:table-cell>
          <table:table-cell table:formula="of:=[.I1277]" office:value-type="time" office:time-value="PT1056259H24M41.999999844S" calcext:value-type="time">
            <text:p>19:24:42</text:p>
          </table:table-cell>
          <table:table-cell table:formula="of:=[.A1277]+[.$J$2]" office:value-type="float" office:value="1593383082" calcext:value-type="float">
            <text:p>1593383082</text:p>
          </table:table-cell>
          <table:table-cell table:formula="of:=([.$H1277]/86400)+25569-(3/24)" office:value-type="float" office:value="44010.8088194444" calcext:value-type="float">
            <text:p>44010,8088194444</text:p>
          </table:table-cell>
          <table:table-cell table:number-columns-repeated="2"/>
        </table:table-row>
        <table:table-row table:style-name="ro1">
          <table:table-cell office:value-type="float" office:value="1591206816" calcext:value-type="float">
            <text:p>1591206816</text:p>
          </table:table-cell>
          <table:table-cell table:style-name="ce3" office:value-type="string" calcext:value-type="string">
            <text:p>2020-06-03 14:53: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278]" office:value-type="date" office:date-value="2020-06-28T20:24:41" calcext:value-type="date">
            <text:p>28/06/20</text:p>
          </table:table-cell>
          <table:table-cell table:formula="of:=[.I1278]" office:value-type="time" office:time-value="PT1056260H24M41.000000238S" calcext:value-type="time">
            <text:p>20:24:41</text:p>
          </table:table-cell>
          <table:table-cell table:formula="of:=[.A1278]+[.$J$2]" office:value-type="float" office:value="1593386681" calcext:value-type="float">
            <text:p>1593386681</text:p>
          </table:table-cell>
          <table:table-cell table:formula="of:=([.$H1278]/86400)+25569-(3/24)" office:value-type="float" office:value="44010.850474537" calcext:value-type="float">
            <text:p>44010,850474537</text:p>
          </table:table-cell>
          <table:table-cell table:number-columns-repeated="2"/>
        </table:table-row>
        <table:table-row table:style-name="ro1">
          <table:table-cell office:value-type="float" office:value="1591206816" calcext:value-type="float">
            <text:p>1591206816</text:p>
          </table:table-cell>
          <table:table-cell table:style-name="ce3" office:value-type="string" calcext:value-type="string">
            <text:p>2020-06-03 14:53: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5.0</text:p>
          </table:table-cell>
          <table:table-cell table:formula="of:=[.I1279]" office:value-type="date" office:date-value="2020-06-28T20:24:41" calcext:value-type="date">
            <text:p>28/06/20</text:p>
          </table:table-cell>
          <table:table-cell table:formula="of:=[.I1279]" office:value-type="time" office:time-value="PT1056260H24M41.000000238S" calcext:value-type="time">
            <text:p>20:24:41</text:p>
          </table:table-cell>
          <table:table-cell table:formula="of:=[.A1279]+[.$J$2]" office:value-type="float" office:value="1593386681" calcext:value-type="float">
            <text:p>1593386681</text:p>
          </table:table-cell>
          <table:table-cell table:formula="of:=([.$H1279]/86400)+25569-(3/24)" office:value-type="float" office:value="44010.850474537" calcext:value-type="float">
            <text:p>44010,850474537</text:p>
          </table:table-cell>
          <table:table-cell table:number-columns-repeated="2"/>
        </table:table-row>
        <table:table-row table:style-name="ro1">
          <table:table-cell office:value-type="float" office:value="1591206816" calcext:value-type="float">
            <text:p>1591206816</text:p>
          </table:table-cell>
          <table:table-cell table:style-name="ce3" office:value-type="string" calcext:value-type="string">
            <text:p>2020-06-03 14:53: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280]" office:value-type="date" office:date-value="2020-06-28T20:24:41" calcext:value-type="date">
            <text:p>28/06/20</text:p>
          </table:table-cell>
          <table:table-cell table:formula="of:=[.I1280]" office:value-type="time" office:time-value="PT1056260H24M41.000000238S" calcext:value-type="time">
            <text:p>20:24:41</text:p>
          </table:table-cell>
          <table:table-cell table:formula="of:=[.A1280]+[.$J$2]" office:value-type="float" office:value="1593386681" calcext:value-type="float">
            <text:p>1593386681</text:p>
          </table:table-cell>
          <table:table-cell table:formula="of:=([.$H1280]/86400)+25569-(3/24)" office:value-type="float" office:value="44010.850474537" calcext:value-type="float">
            <text:p>44010,850474537</text:p>
          </table:table-cell>
          <table:table-cell table:number-columns-repeated="2"/>
        </table:table-row>
        <table:table-row table:style-name="ro1">
          <table:table-cell office:value-type="float" office:value="1591206816" calcext:value-type="float">
            <text:p>1591206816</text:p>
          </table:table-cell>
          <table:table-cell table:style-name="ce3" office:value-type="string" calcext:value-type="string">
            <text:p>2020-06-03 14:53: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281]" office:value-type="date" office:date-value="2020-06-28T20:24:41" calcext:value-type="date">
            <text:p>28/06/20</text:p>
          </table:table-cell>
          <table:table-cell table:formula="of:=[.I1281]" office:value-type="time" office:time-value="PT1056260H24M41.000000238S" calcext:value-type="time">
            <text:p>20:24:41</text:p>
          </table:table-cell>
          <table:table-cell table:formula="of:=[.A1281]+[.$J$2]" office:value-type="float" office:value="1593386681" calcext:value-type="float">
            <text:p>1593386681</text:p>
          </table:table-cell>
          <table:table-cell table:formula="of:=([.$H1281]/86400)+25569-(3/24)" office:value-type="float" office:value="44010.850474537" calcext:value-type="float">
            <text:p>44010,850474537</text:p>
          </table:table-cell>
          <table:table-cell table:number-columns-repeated="2"/>
        </table:table-row>
        <table:table-row table:style-name="ro1">
          <table:table-cell office:value-type="float" office:value="1591210415" calcext:value-type="float">
            <text:p>1591210415</text:p>
          </table:table-cell>
          <table:table-cell table:style-name="ce3" office:value-type="string" calcext:value-type="string">
            <text:p>2020-06-03 15:53: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282]" office:value-type="date" office:date-value="2020-06-28T21:24:40" calcext:value-type="date">
            <text:p>28/06/20</text:p>
          </table:table-cell>
          <table:table-cell table:formula="of:=[.I1282]" office:value-type="time" office:time-value="PT1056261H24M40.000000633S" calcext:value-type="time">
            <text:p>21:24:40</text:p>
          </table:table-cell>
          <table:table-cell table:formula="of:=[.A1282]+[.$J$2]" office:value-type="float" office:value="1593390280" calcext:value-type="float">
            <text:p>1593390280</text:p>
          </table:table-cell>
          <table:table-cell table:formula="of:=([.$H1282]/86400)+25569-(3/24)" office:value-type="float" office:value="44010.8921296296" calcext:value-type="float">
            <text:p>44010,8921296296</text:p>
          </table:table-cell>
          <table:table-cell table:number-columns-repeated="2"/>
        </table:table-row>
        <table:table-row table:style-name="ro1">
          <table:table-cell office:value-type="float" office:value="1591210415" calcext:value-type="float">
            <text:p>1591210415</text:p>
          </table:table-cell>
          <table:table-cell table:style-name="ce3" office:value-type="string" calcext:value-type="string">
            <text:p>2020-06-03 15:53: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283]" office:value-type="date" office:date-value="2020-06-28T21:24:40" calcext:value-type="date">
            <text:p>28/06/20</text:p>
          </table:table-cell>
          <table:table-cell table:formula="of:=[.I1283]" office:value-type="time" office:time-value="PT1056261H24M40.000000633S" calcext:value-type="time">
            <text:p>21:24:40</text:p>
          </table:table-cell>
          <table:table-cell table:formula="of:=[.A1283]+[.$J$2]" office:value-type="float" office:value="1593390280" calcext:value-type="float">
            <text:p>1593390280</text:p>
          </table:table-cell>
          <table:table-cell table:formula="of:=([.$H1283]/86400)+25569-(3/24)" office:value-type="float" office:value="44010.8921296296" calcext:value-type="float">
            <text:p>44010,8921296296</text:p>
          </table:table-cell>
          <table:table-cell table:number-columns-repeated="2"/>
        </table:table-row>
        <table:table-row table:style-name="ro1">
          <table:table-cell office:value-type="float" office:value="1591210415" calcext:value-type="float">
            <text:p>1591210415</text:p>
          </table:table-cell>
          <table:table-cell table:style-name="ce3" office:value-type="string" calcext:value-type="string">
            <text:p>2020-06-03 15:53: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284]" office:value-type="date" office:date-value="2020-06-28T21:24:40" calcext:value-type="date">
            <text:p>28/06/20</text:p>
          </table:table-cell>
          <table:table-cell table:formula="of:=[.I1284]" office:value-type="time" office:time-value="PT1056261H24M40.000000633S" calcext:value-type="time">
            <text:p>21:24:40</text:p>
          </table:table-cell>
          <table:table-cell table:formula="of:=[.A1284]+[.$J$2]" office:value-type="float" office:value="1593390280" calcext:value-type="float">
            <text:p>1593390280</text:p>
          </table:table-cell>
          <table:table-cell table:formula="of:=([.$H1284]/86400)+25569-(3/24)" office:value-type="float" office:value="44010.8921296296" calcext:value-type="float">
            <text:p>44010,8921296296</text:p>
          </table:table-cell>
          <table:table-cell table:number-columns-repeated="2"/>
        </table:table-row>
        <table:table-row table:style-name="ro1">
          <table:table-cell office:value-type="float" office:value="1591210415" calcext:value-type="float">
            <text:p>1591210415</text:p>
          </table:table-cell>
          <table:table-cell table:style-name="ce3" office:value-type="string" calcext:value-type="string">
            <text:p>2020-06-03 15:53: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285]" office:value-type="date" office:date-value="2020-06-28T21:24:40" calcext:value-type="date">
            <text:p>28/06/20</text:p>
          </table:table-cell>
          <table:table-cell table:formula="of:=[.I1285]" office:value-type="time" office:time-value="PT1056261H24M40.000000633S" calcext:value-type="time">
            <text:p>21:24:40</text:p>
          </table:table-cell>
          <table:table-cell table:formula="of:=[.A1285]+[.$J$2]" office:value-type="float" office:value="1593390280" calcext:value-type="float">
            <text:p>1593390280</text:p>
          </table:table-cell>
          <table:table-cell table:formula="of:=([.$H1285]/86400)+25569-(3/24)" office:value-type="float" office:value="44010.8921296296" calcext:value-type="float">
            <text:p>44010,8921296296</text:p>
          </table:table-cell>
          <table:table-cell table:number-columns-repeated="2"/>
        </table:table-row>
        <table:table-row table:style-name="ro1">
          <table:table-cell office:value-type="float" office:value="1591214014" calcext:value-type="float">
            <text:p>1591214014</text:p>
          </table:table-cell>
          <table:table-cell table:style-name="ce3" office:value-type="string" calcext:value-type="string">
            <text:p>2020-06-03 16:53: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49.0</text:p>
          </table:table-cell>
          <table:table-cell table:formula="of:=[.I1286]" office:value-type="date" office:date-value="2020-06-28T22:24:39" calcext:value-type="date">
            <text:p>28/06/20</text:p>
          </table:table-cell>
          <table:table-cell table:formula="of:=[.I1286]" office:value-type="time" office:time-value="PT1056262H24M38.999999352S" calcext:value-type="time">
            <text:p>22:24:39</text:p>
          </table:table-cell>
          <table:table-cell table:formula="of:=[.A1286]+[.$J$2]" office:value-type="float" office:value="1593393879" calcext:value-type="float">
            <text:p>1593393879</text:p>
          </table:table-cell>
          <table:table-cell table:formula="of:=([.$H1286]/86400)+25569-(3/24)" office:value-type="float" office:value="44010.9337847222" calcext:value-type="float">
            <text:p>44010,9337847222</text:p>
          </table:table-cell>
          <table:table-cell table:number-columns-repeated="2"/>
        </table:table-row>
        <table:table-row table:style-name="ro1">
          <table:table-cell office:value-type="float" office:value="1591214014" calcext:value-type="float">
            <text:p>1591214014</text:p>
          </table:table-cell>
          <table:table-cell table:style-name="ce3" office:value-type="string" calcext:value-type="string">
            <text:p>2020-06-03 16:53: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55.0</text:p>
          </table:table-cell>
          <table:table-cell table:formula="of:=[.I1287]" office:value-type="date" office:date-value="2020-06-28T22:24:39" calcext:value-type="date">
            <text:p>28/06/20</text:p>
          </table:table-cell>
          <table:table-cell table:formula="of:=[.I1287]" office:value-type="time" office:time-value="PT1056262H24M38.999999352S" calcext:value-type="time">
            <text:p>22:24:39</text:p>
          </table:table-cell>
          <table:table-cell table:formula="of:=[.A1287]+[.$J$2]" office:value-type="float" office:value="1593393879" calcext:value-type="float">
            <text:p>1593393879</text:p>
          </table:table-cell>
          <table:table-cell table:formula="of:=([.$H1287]/86400)+25569-(3/24)" office:value-type="float" office:value="44010.9337847222" calcext:value-type="float">
            <text:p>44010,9337847222</text:p>
          </table:table-cell>
          <table:table-cell table:number-columns-repeated="2"/>
        </table:table-row>
        <table:table-row table:style-name="ro1">
          <table:table-cell office:value-type="float" office:value="1591214014" calcext:value-type="float">
            <text:p>1591214014</text:p>
          </table:table-cell>
          <table:table-cell table:style-name="ce3" office:value-type="string" calcext:value-type="string">
            <text:p>2020-06-03 16:53: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49.0</text:p>
          </table:table-cell>
          <table:table-cell table:formula="of:=[.I1288]" office:value-type="date" office:date-value="2020-06-28T22:24:39" calcext:value-type="date">
            <text:p>28/06/20</text:p>
          </table:table-cell>
          <table:table-cell table:formula="of:=[.I1288]" office:value-type="time" office:time-value="PT1056262H24M38.999999352S" calcext:value-type="time">
            <text:p>22:24:39</text:p>
          </table:table-cell>
          <table:table-cell table:formula="of:=[.A1288]+[.$J$2]" office:value-type="float" office:value="1593393879" calcext:value-type="float">
            <text:p>1593393879</text:p>
          </table:table-cell>
          <table:table-cell table:formula="of:=([.$H1288]/86400)+25569-(3/24)" office:value-type="float" office:value="44010.9337847222" calcext:value-type="float">
            <text:p>44010,9337847222</text:p>
          </table:table-cell>
          <table:table-cell table:number-columns-repeated="2"/>
        </table:table-row>
        <table:table-row table:style-name="ro1">
          <table:table-cell office:value-type="float" office:value="1591214014" calcext:value-type="float">
            <text:p>1591214014</text:p>
          </table:table-cell>
          <table:table-cell table:style-name="ce3" office:value-type="string" calcext:value-type="string">
            <text:p>2020-06-03 16:53: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3.0</text:p>
          </table:table-cell>
          <table:table-cell table:formula="of:=[.I1289]" office:value-type="date" office:date-value="2020-06-28T22:24:39" calcext:value-type="date">
            <text:p>28/06/20</text:p>
          </table:table-cell>
          <table:table-cell table:formula="of:=[.I1289]" office:value-type="time" office:time-value="PT1056262H24M38.999999352S" calcext:value-type="time">
            <text:p>22:24:39</text:p>
          </table:table-cell>
          <table:table-cell table:formula="of:=[.A1289]+[.$J$2]" office:value-type="float" office:value="1593393879" calcext:value-type="float">
            <text:p>1593393879</text:p>
          </table:table-cell>
          <table:table-cell table:formula="of:=([.$H1289]/86400)+25569-(3/24)" office:value-type="float" office:value="44010.9337847222" calcext:value-type="float">
            <text:p>44010,9337847222</text:p>
          </table:table-cell>
          <table:table-cell table:number-columns-repeated="2"/>
        </table:table-row>
        <table:table-row table:style-name="ro1">
          <table:table-cell office:value-type="float" office:value="1591217613" calcext:value-type="float">
            <text:p>1591217613</text:p>
          </table:table-cell>
          <table:table-cell table:style-name="ce3" office:value-type="string" calcext:value-type="string">
            <text:p>2020-06-03 17:53: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290]" office:value-type="date" office:date-value="2020-06-28T23:24:38" calcext:value-type="date">
            <text:p>28/06/20</text:p>
          </table:table-cell>
          <table:table-cell table:formula="of:=[.I1290]" office:value-type="time" office:time-value="PT1056263H24M37.999999747S" calcext:value-type="time">
            <text:p>23:24:38</text:p>
          </table:table-cell>
          <table:table-cell table:formula="of:=[.A1290]+[.$J$2]" office:value-type="float" office:value="1593397478" calcext:value-type="float">
            <text:p>1593397478</text:p>
          </table:table-cell>
          <table:table-cell table:formula="of:=([.$H1290]/86400)+25569-(3/24)" office:value-type="float" office:value="44010.9754398148" calcext:value-type="float">
            <text:p>44010,9754398148</text:p>
          </table:table-cell>
          <table:table-cell table:number-columns-repeated="2"/>
        </table:table-row>
        <table:table-row table:style-name="ro1">
          <table:table-cell office:value-type="float" office:value="1591217613" calcext:value-type="float">
            <text:p>1591217613</text:p>
          </table:table-cell>
          <table:table-cell table:style-name="ce3" office:value-type="string" calcext:value-type="string">
            <text:p>2020-06-03 17:53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5.0</text:p>
          </table:table-cell>
          <table:table-cell table:formula="of:=[.I1291]" office:value-type="date" office:date-value="2020-06-28T23:24:38" calcext:value-type="date">
            <text:p>28/06/20</text:p>
          </table:table-cell>
          <table:table-cell table:formula="of:=[.I1291]" office:value-type="time" office:time-value="PT1056263H24M37.999999747S" calcext:value-type="time">
            <text:p>23:24:38</text:p>
          </table:table-cell>
          <table:table-cell table:formula="of:=[.A1291]+[.$J$2]" office:value-type="float" office:value="1593397478" calcext:value-type="float">
            <text:p>1593397478</text:p>
          </table:table-cell>
          <table:table-cell table:formula="of:=([.$H1291]/86400)+25569-(3/24)" office:value-type="float" office:value="44010.9754398148" calcext:value-type="float">
            <text:p>44010,9754398148</text:p>
          </table:table-cell>
          <table:table-cell table:number-columns-repeated="2"/>
        </table:table-row>
        <table:table-row table:style-name="ro1">
          <table:table-cell office:value-type="float" office:value="1591217613" calcext:value-type="float">
            <text:p>1591217613</text:p>
          </table:table-cell>
          <table:table-cell table:style-name="ce3" office:value-type="string" calcext:value-type="string">
            <text:p>2020-06-03 17:53: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292]" office:value-type="date" office:date-value="2020-06-28T23:24:38" calcext:value-type="date">
            <text:p>28/06/20</text:p>
          </table:table-cell>
          <table:table-cell table:formula="of:=[.I1292]" office:value-type="time" office:time-value="PT1056263H24M37.999999747S" calcext:value-type="time">
            <text:p>23:24:38</text:p>
          </table:table-cell>
          <table:table-cell table:formula="of:=[.A1292]+[.$J$2]" office:value-type="float" office:value="1593397478" calcext:value-type="float">
            <text:p>1593397478</text:p>
          </table:table-cell>
          <table:table-cell table:formula="of:=([.$H1292]/86400)+25569-(3/24)" office:value-type="float" office:value="44010.9754398148" calcext:value-type="float">
            <text:p>44010,9754398148</text:p>
          </table:table-cell>
          <table:table-cell table:number-columns-repeated="2"/>
        </table:table-row>
        <table:table-row table:style-name="ro1">
          <table:table-cell office:value-type="float" office:value="1591217613" calcext:value-type="float">
            <text:p>1591217613</text:p>
          </table:table-cell>
          <table:table-cell table:style-name="ce3" office:value-type="string" calcext:value-type="string">
            <text:p>2020-06-03 17:53: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293]" office:value-type="date" office:date-value="2020-06-28T23:24:38" calcext:value-type="date">
            <text:p>28/06/20</text:p>
          </table:table-cell>
          <table:table-cell table:formula="of:=[.I1293]" office:value-type="time" office:time-value="PT1056263H24M37.999999747S" calcext:value-type="time">
            <text:p>23:24:38</text:p>
          </table:table-cell>
          <table:table-cell table:formula="of:=[.A1293]+[.$J$2]" office:value-type="float" office:value="1593397478" calcext:value-type="float">
            <text:p>1593397478</text:p>
          </table:table-cell>
          <table:table-cell table:formula="of:=([.$H1293]/86400)+25569-(3/24)" office:value-type="float" office:value="44010.9754398148" calcext:value-type="float">
            <text:p>44010,9754398148</text:p>
          </table:table-cell>
          <table:table-cell table:number-columns-repeated="2"/>
        </table:table-row>
        <table:table-row table:style-name="ro1">
          <table:table-cell office:value-type="float" office:value="1591221212" calcext:value-type="float">
            <text:p>1591221212</text:p>
          </table:table-cell>
          <table:table-cell table:style-name="ce3" office:value-type="string" calcext:value-type="string">
            <text:p>2020-06-03 18:53: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294]" office:value-type="date" office:date-value="2020-06-29T00:24:37" calcext:value-type="date">
            <text:p>29/06/20</text:p>
          </table:table-cell>
          <table:table-cell table:formula="of:=[.I1294]" office:value-type="time" office:time-value="PT1056264H24M37.000000142S" calcext:value-type="time">
            <text:p>00:24:37</text:p>
          </table:table-cell>
          <table:table-cell table:formula="of:=[.A1294]+[.$J$2]" office:value-type="float" office:value="1593401077" calcext:value-type="float">
            <text:p>1593401077</text:p>
          </table:table-cell>
          <table:table-cell table:formula="of:=([.$H1294]/86400)+25569-(3/24)" office:value-type="float" office:value="44011.0170949074" calcext:value-type="float">
            <text:p>44011,0170949074</text:p>
          </table:table-cell>
          <table:table-cell table:number-columns-repeated="2"/>
        </table:table-row>
        <table:table-row table:style-name="ro1">
          <table:table-cell office:value-type="float" office:value="1591221212" calcext:value-type="float">
            <text:p>1591221212</text:p>
          </table:table-cell>
          <table:table-cell table:style-name="ce3" office:value-type="string" calcext:value-type="string">
            <text:p>2020-06-03 18:53: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295]" office:value-type="date" office:date-value="2020-06-29T00:24:37" calcext:value-type="date">
            <text:p>29/06/20</text:p>
          </table:table-cell>
          <table:table-cell table:formula="of:=[.I1295]" office:value-type="time" office:time-value="PT1056264H24M37.000000142S" calcext:value-type="time">
            <text:p>00:24:37</text:p>
          </table:table-cell>
          <table:table-cell table:formula="of:=[.A1295]+[.$J$2]" office:value-type="float" office:value="1593401077" calcext:value-type="float">
            <text:p>1593401077</text:p>
          </table:table-cell>
          <table:table-cell table:formula="of:=([.$H1295]/86400)+25569-(3/24)" office:value-type="float" office:value="44011.0170949074" calcext:value-type="float">
            <text:p>44011,0170949074</text:p>
          </table:table-cell>
          <table:table-cell table:number-columns-repeated="2"/>
        </table:table-row>
        <table:table-row table:style-name="ro1">
          <table:table-cell office:value-type="float" office:value="1591221212" calcext:value-type="float">
            <text:p>1591221212</text:p>
          </table:table-cell>
          <table:table-cell table:style-name="ce3" office:value-type="string" calcext:value-type="string">
            <text:p>2020-06-03 18:53: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296]" office:value-type="date" office:date-value="2020-06-29T00:24:37" calcext:value-type="date">
            <text:p>29/06/20</text:p>
          </table:table-cell>
          <table:table-cell table:formula="of:=[.I1296]" office:value-type="time" office:time-value="PT1056264H24M37.000000142S" calcext:value-type="time">
            <text:p>00:24:37</text:p>
          </table:table-cell>
          <table:table-cell table:formula="of:=[.A1296]+[.$J$2]" office:value-type="float" office:value="1593401077" calcext:value-type="float">
            <text:p>1593401077</text:p>
          </table:table-cell>
          <table:table-cell table:formula="of:=([.$H1296]/86400)+25569-(3/24)" office:value-type="float" office:value="44011.0170949074" calcext:value-type="float">
            <text:p>44011,0170949074</text:p>
          </table:table-cell>
          <table:table-cell table:number-columns-repeated="2"/>
        </table:table-row>
        <table:table-row table:style-name="ro1">
          <table:table-cell office:value-type="float" office:value="1591221212" calcext:value-type="float">
            <text:p>1591221212</text:p>
          </table:table-cell>
          <table:table-cell table:style-name="ce3" office:value-type="string" calcext:value-type="string">
            <text:p>2020-06-03 18:53: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297]" office:value-type="date" office:date-value="2020-06-29T00:24:37" calcext:value-type="date">
            <text:p>29/06/20</text:p>
          </table:table-cell>
          <table:table-cell table:formula="of:=[.I1297]" office:value-type="time" office:time-value="PT1056264H24M37.000000142S" calcext:value-type="time">
            <text:p>00:24:37</text:p>
          </table:table-cell>
          <table:table-cell table:formula="of:=[.A1297]+[.$J$2]" office:value-type="float" office:value="1593401077" calcext:value-type="float">
            <text:p>1593401077</text:p>
          </table:table-cell>
          <table:table-cell table:formula="of:=([.$H1297]/86400)+25569-(3/24)" office:value-type="float" office:value="44011.0170949074" calcext:value-type="float">
            <text:p>44011,0170949074</text:p>
          </table:table-cell>
          <table:table-cell table:number-columns-repeated="2"/>
        </table:table-row>
        <table:table-row table:style-name="ro1">
          <table:table-cell office:value-type="float" office:value="1591224811" calcext:value-type="float">
            <text:p>1591224811</text:p>
          </table:table-cell>
          <table:table-cell table:style-name="ce3" office:value-type="string" calcext:value-type="string">
            <text:p>2020-06-03 19:53: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298]" office:value-type="date" office:date-value="2020-06-29T01:24:36" calcext:value-type="date">
            <text:p>29/06/20</text:p>
          </table:table-cell>
          <table:table-cell table:formula="of:=[.I1298]" office:value-type="time" office:time-value="PT1056265H24M35.999999698S" calcext:value-type="time">
            <text:p>01:24:36</text:p>
          </table:table-cell>
          <table:table-cell table:formula="of:=[.A1298]+[.$J$2]" office:value-type="float" office:value="1593404676" calcext:value-type="float">
            <text:p>1593404676</text:p>
          </table:table-cell>
          <table:table-cell table:formula="of:=([.$H1298]/86400)+25569-(3/24)" office:value-type="float" office:value="44011.05875" calcext:value-type="float">
            <text:p>44011,05875</text:p>
          </table:table-cell>
          <table:table-cell table:number-columns-repeated="2"/>
        </table:table-row>
        <table:table-row table:style-name="ro1">
          <table:table-cell office:value-type="float" office:value="1591224811" calcext:value-type="float">
            <text:p>1591224811</text:p>
          </table:table-cell>
          <table:table-cell table:style-name="ce3" office:value-type="string" calcext:value-type="string">
            <text:p>2020-06-03 19:53: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299]" office:value-type="date" office:date-value="2020-06-29T01:24:36" calcext:value-type="date">
            <text:p>29/06/20</text:p>
          </table:table-cell>
          <table:table-cell table:formula="of:=[.I1299]" office:value-type="time" office:time-value="PT1056265H24M35.999999698S" calcext:value-type="time">
            <text:p>01:24:36</text:p>
          </table:table-cell>
          <table:table-cell table:formula="of:=[.A1299]+[.$J$2]" office:value-type="float" office:value="1593404676" calcext:value-type="float">
            <text:p>1593404676</text:p>
          </table:table-cell>
          <table:table-cell table:formula="of:=([.$H1299]/86400)+25569-(3/24)" office:value-type="float" office:value="44011.05875" calcext:value-type="float">
            <text:p>44011,05875</text:p>
          </table:table-cell>
          <table:table-cell table:number-columns-repeated="2"/>
        </table:table-row>
        <table:table-row table:style-name="ro1">
          <table:table-cell office:value-type="float" office:value="1591224811" calcext:value-type="float">
            <text:p>1591224811</text:p>
          </table:table-cell>
          <table:table-cell table:style-name="ce3" office:value-type="string" calcext:value-type="string">
            <text:p>2020-06-03 19:53: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00]" office:value-type="date" office:date-value="2020-06-29T01:24:36" calcext:value-type="date">
            <text:p>29/06/20</text:p>
          </table:table-cell>
          <table:table-cell table:formula="of:=[.I1300]" office:value-type="time" office:time-value="PT1056265H24M35.999999698S" calcext:value-type="time">
            <text:p>01:24:36</text:p>
          </table:table-cell>
          <table:table-cell table:formula="of:=[.A1300]+[.$J$2]" office:value-type="float" office:value="1593404676" calcext:value-type="float">
            <text:p>1593404676</text:p>
          </table:table-cell>
          <table:table-cell table:formula="of:=([.$H1300]/86400)+25569-(3/24)" office:value-type="float" office:value="44011.05875" calcext:value-type="float">
            <text:p>44011,05875</text:p>
          </table:table-cell>
          <table:table-cell table:number-columns-repeated="2"/>
        </table:table-row>
        <table:table-row table:style-name="ro1">
          <table:table-cell office:value-type="float" office:value="1591224811" calcext:value-type="float">
            <text:p>1591224811</text:p>
          </table:table-cell>
          <table:table-cell table:style-name="ce3" office:value-type="string" calcext:value-type="string">
            <text:p>2020-06-03 19:53: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01]" office:value-type="date" office:date-value="2020-06-29T01:24:36" calcext:value-type="date">
            <text:p>29/06/20</text:p>
          </table:table-cell>
          <table:table-cell table:formula="of:=[.I1301]" office:value-type="time" office:time-value="PT1056265H24M35.999999698S" calcext:value-type="time">
            <text:p>01:24:36</text:p>
          </table:table-cell>
          <table:table-cell table:formula="of:=[.A1301]+[.$J$2]" office:value-type="float" office:value="1593404676" calcext:value-type="float">
            <text:p>1593404676</text:p>
          </table:table-cell>
          <table:table-cell table:formula="of:=([.$H1301]/86400)+25569-(3/24)" office:value-type="float" office:value="44011.05875" calcext:value-type="float">
            <text:p>44011,05875</text:p>
          </table:table-cell>
          <table:table-cell table:number-columns-repeated="2"/>
        </table:table-row>
        <table:table-row table:style-name="ro1">
          <table:table-cell office:value-type="float" office:value="1591228410" calcext:value-type="float">
            <text:p>1591228410</text:p>
          </table:table-cell>
          <table:table-cell table:style-name="ce3" office:value-type="string" calcext:value-type="string">
            <text:p>2020-06-03 20:53: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02]" office:value-type="date" office:date-value="2020-06-29T02:24:35" calcext:value-type="date">
            <text:p>29/06/20</text:p>
          </table:table-cell>
          <table:table-cell table:formula="of:=[.I1302]" office:value-type="time" office:time-value="PT1056266H24M35.000000093S" calcext:value-type="time">
            <text:p>02:24:35</text:p>
          </table:table-cell>
          <table:table-cell table:formula="of:=[.A1302]+[.$J$2]" office:value-type="float" office:value="1593408275" calcext:value-type="float">
            <text:p>1593408275</text:p>
          </table:table-cell>
          <table:table-cell table:formula="of:=([.$H1302]/86400)+25569-(3/24)" office:value-type="float" office:value="44011.1004050926" calcext:value-type="float">
            <text:p>44011,1004050926</text:p>
          </table:table-cell>
          <table:table-cell table:number-columns-repeated="2"/>
        </table:table-row>
        <table:table-row table:style-name="ro1">
          <table:table-cell office:value-type="float" office:value="1591228410" calcext:value-type="float">
            <text:p>1591228410</text:p>
          </table:table-cell>
          <table:table-cell table:style-name="ce3" office:value-type="string" calcext:value-type="string">
            <text:p>2020-06-03 20:53: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03]" office:value-type="date" office:date-value="2020-06-29T02:24:35" calcext:value-type="date">
            <text:p>29/06/20</text:p>
          </table:table-cell>
          <table:table-cell table:formula="of:=[.I1303]" office:value-type="time" office:time-value="PT1056266H24M35.000000093S" calcext:value-type="time">
            <text:p>02:24:35</text:p>
          </table:table-cell>
          <table:table-cell table:formula="of:=[.A1303]+[.$J$2]" office:value-type="float" office:value="1593408275" calcext:value-type="float">
            <text:p>1593408275</text:p>
          </table:table-cell>
          <table:table-cell table:formula="of:=([.$H1303]/86400)+25569-(3/24)" office:value-type="float" office:value="44011.1004050926" calcext:value-type="float">
            <text:p>44011,1004050926</text:p>
          </table:table-cell>
          <table:table-cell table:number-columns-repeated="2"/>
        </table:table-row>
        <table:table-row table:style-name="ro1">
          <table:table-cell office:value-type="float" office:value="1591228410" calcext:value-type="float">
            <text:p>1591228410</text:p>
          </table:table-cell>
          <table:table-cell table:style-name="ce3" office:value-type="string" calcext:value-type="string">
            <text:p>2020-06-03 20:53: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04]" office:value-type="date" office:date-value="2020-06-29T02:24:35" calcext:value-type="date">
            <text:p>29/06/20</text:p>
          </table:table-cell>
          <table:table-cell table:formula="of:=[.I1304]" office:value-type="time" office:time-value="PT1056266H24M35.000000093S" calcext:value-type="time">
            <text:p>02:24:35</text:p>
          </table:table-cell>
          <table:table-cell table:formula="of:=[.A1304]+[.$J$2]" office:value-type="float" office:value="1593408275" calcext:value-type="float">
            <text:p>1593408275</text:p>
          </table:table-cell>
          <table:table-cell table:formula="of:=([.$H1304]/86400)+25569-(3/24)" office:value-type="float" office:value="44011.1004050926" calcext:value-type="float">
            <text:p>44011,1004050926</text:p>
          </table:table-cell>
          <table:table-cell table:number-columns-repeated="2"/>
        </table:table-row>
        <table:table-row table:style-name="ro1">
          <table:table-cell office:value-type="float" office:value="1591228410" calcext:value-type="float">
            <text:p>1591228410</text:p>
          </table:table-cell>
          <table:table-cell table:style-name="ce3" office:value-type="string" calcext:value-type="string">
            <text:p>2020-06-03 20:53: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05]" office:value-type="date" office:date-value="2020-06-29T02:24:35" calcext:value-type="date">
            <text:p>29/06/20</text:p>
          </table:table-cell>
          <table:table-cell table:formula="of:=[.I1305]" office:value-type="time" office:time-value="PT1056266H24M35.000000093S" calcext:value-type="time">
            <text:p>02:24:35</text:p>
          </table:table-cell>
          <table:table-cell table:formula="of:=[.A1305]+[.$J$2]" office:value-type="float" office:value="1593408275" calcext:value-type="float">
            <text:p>1593408275</text:p>
          </table:table-cell>
          <table:table-cell table:formula="of:=([.$H1305]/86400)+25569-(3/24)" office:value-type="float" office:value="44011.1004050926" calcext:value-type="float">
            <text:p>44011,1004050926</text:p>
          </table:table-cell>
          <table:table-cell table:number-columns-repeated="2"/>
        </table:table-row>
        <table:table-row table:style-name="ro1">
          <table:table-cell office:value-type="float" office:value="1591232009" calcext:value-type="float">
            <text:p>1591232009</text:p>
          </table:table-cell>
          <table:table-cell table:style-name="ce3" office:value-type="string" calcext:value-type="string">
            <text:p>2020-06-03 21:53: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06]" office:value-type="date" office:date-value="2020-06-29T03:24:34" calcext:value-type="date">
            <text:p>29/06/20</text:p>
          </table:table-cell>
          <table:table-cell table:formula="of:=[.I1306]" office:value-type="time" office:time-value="PT1056267H24M33.99999965S" calcext:value-type="time">
            <text:p>03:24:34</text:p>
          </table:table-cell>
          <table:table-cell table:formula="of:=[.A1306]+[.$J$2]" office:value-type="float" office:value="1593411874" calcext:value-type="float">
            <text:p>1593411874</text:p>
          </table:table-cell>
          <table:table-cell table:formula="of:=([.$H1306]/86400)+25569-(3/24)" office:value-type="float" office:value="44011.1420601852" calcext:value-type="float">
            <text:p>44011,1420601852</text:p>
          </table:table-cell>
          <table:table-cell table:number-columns-repeated="2"/>
        </table:table-row>
        <table:table-row table:style-name="ro1">
          <table:table-cell office:value-type="float" office:value="1591232009" calcext:value-type="float">
            <text:p>1591232009</text:p>
          </table:table-cell>
          <table:table-cell table:style-name="ce3" office:value-type="string" calcext:value-type="string">
            <text:p>2020-06-03 21:53: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07]" office:value-type="date" office:date-value="2020-06-29T03:24:34" calcext:value-type="date">
            <text:p>29/06/20</text:p>
          </table:table-cell>
          <table:table-cell table:formula="of:=[.I1307]" office:value-type="time" office:time-value="PT1056267H24M33.99999965S" calcext:value-type="time">
            <text:p>03:24:34</text:p>
          </table:table-cell>
          <table:table-cell table:formula="of:=[.A1307]+[.$J$2]" office:value-type="float" office:value="1593411874" calcext:value-type="float">
            <text:p>1593411874</text:p>
          </table:table-cell>
          <table:table-cell table:formula="of:=([.$H1307]/86400)+25569-(3/24)" office:value-type="float" office:value="44011.1420601852" calcext:value-type="float">
            <text:p>44011,1420601852</text:p>
          </table:table-cell>
          <table:table-cell table:number-columns-repeated="2"/>
        </table:table-row>
        <table:table-row table:style-name="ro1">
          <table:table-cell office:value-type="float" office:value="1591232009" calcext:value-type="float">
            <text:p>1591232009</text:p>
          </table:table-cell>
          <table:table-cell table:style-name="ce3" office:value-type="string" calcext:value-type="string">
            <text:p>2020-06-03 21:53: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08]" office:value-type="date" office:date-value="2020-06-29T03:24:34" calcext:value-type="date">
            <text:p>29/06/20</text:p>
          </table:table-cell>
          <table:table-cell table:formula="of:=[.I1308]" office:value-type="time" office:time-value="PT1056267H24M33.99999965S" calcext:value-type="time">
            <text:p>03:24:34</text:p>
          </table:table-cell>
          <table:table-cell table:formula="of:=[.A1308]+[.$J$2]" office:value-type="float" office:value="1593411874" calcext:value-type="float">
            <text:p>1593411874</text:p>
          </table:table-cell>
          <table:table-cell table:formula="of:=([.$H1308]/86400)+25569-(3/24)" office:value-type="float" office:value="44011.1420601852" calcext:value-type="float">
            <text:p>44011,1420601852</text:p>
          </table:table-cell>
          <table:table-cell table:number-columns-repeated="2"/>
        </table:table-row>
        <table:table-row table:style-name="ro1">
          <table:table-cell office:value-type="float" office:value="1591232009" calcext:value-type="float">
            <text:p>1591232009</text:p>
          </table:table-cell>
          <table:table-cell table:style-name="ce3" office:value-type="string" calcext:value-type="string">
            <text:p>2020-06-03 21:53: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09]" office:value-type="date" office:date-value="2020-06-29T03:24:34" calcext:value-type="date">
            <text:p>29/06/20</text:p>
          </table:table-cell>
          <table:table-cell table:formula="of:=[.I1309]" office:value-type="time" office:time-value="PT1056267H24M33.99999965S" calcext:value-type="time">
            <text:p>03:24:34</text:p>
          </table:table-cell>
          <table:table-cell table:formula="of:=[.A1309]+[.$J$2]" office:value-type="float" office:value="1593411874" calcext:value-type="float">
            <text:p>1593411874</text:p>
          </table:table-cell>
          <table:table-cell table:formula="of:=([.$H1309]/86400)+25569-(3/24)" office:value-type="float" office:value="44011.1420601852" calcext:value-type="float">
            <text:p>44011,1420601852</text:p>
          </table:table-cell>
          <table:table-cell table:number-columns-repeated="2"/>
        </table:table-row>
        <table:table-row table:style-name="ro1">
          <table:table-cell office:value-type="float" office:value="1591235608" calcext:value-type="float">
            <text:p>1591235608</text:p>
          </table:table-cell>
          <table:table-cell table:style-name="ce3" office:value-type="string" calcext:value-type="string">
            <text:p>2020-06-03 22:53: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10]" office:value-type="date" office:date-value="2020-06-29T04:24:33" calcext:value-type="date">
            <text:p>29/06/20</text:p>
          </table:table-cell>
          <table:table-cell table:formula="of:=[.I1310]" office:value-type="time" office:time-value="PT1056268H24M33.000000045S" calcext:value-type="time">
            <text:p>04:24:33</text:p>
          </table:table-cell>
          <table:table-cell table:formula="of:=[.A1310]+[.$J$2]" office:value-type="float" office:value="1593415473" calcext:value-type="float">
            <text:p>1593415473</text:p>
          </table:table-cell>
          <table:table-cell table:formula="of:=([.$H1310]/86400)+25569-(3/24)" office:value-type="float" office:value="44011.1837152778" calcext:value-type="float">
            <text:p>44011,1837152778</text:p>
          </table:table-cell>
          <table:table-cell table:number-columns-repeated="2"/>
        </table:table-row>
        <table:table-row table:style-name="ro1">
          <table:table-cell office:value-type="float" office:value="1591235608" calcext:value-type="float">
            <text:p>1591235608</text:p>
          </table:table-cell>
          <table:table-cell table:style-name="ce3" office:value-type="string" calcext:value-type="string">
            <text:p>2020-06-03 22:53: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11]" office:value-type="date" office:date-value="2020-06-29T04:24:33" calcext:value-type="date">
            <text:p>29/06/20</text:p>
          </table:table-cell>
          <table:table-cell table:formula="of:=[.I1311]" office:value-type="time" office:time-value="PT1056268H24M33.000000045S" calcext:value-type="time">
            <text:p>04:24:33</text:p>
          </table:table-cell>
          <table:table-cell table:formula="of:=[.A1311]+[.$J$2]" office:value-type="float" office:value="1593415473" calcext:value-type="float">
            <text:p>1593415473</text:p>
          </table:table-cell>
          <table:table-cell table:formula="of:=([.$H1311]/86400)+25569-(3/24)" office:value-type="float" office:value="44011.1837152778" calcext:value-type="float">
            <text:p>44011,1837152778</text:p>
          </table:table-cell>
          <table:table-cell table:number-columns-repeated="2"/>
        </table:table-row>
        <table:table-row table:style-name="ro1">
          <table:table-cell office:value-type="float" office:value="1591235608" calcext:value-type="float">
            <text:p>1591235608</text:p>
          </table:table-cell>
          <table:table-cell table:style-name="ce3" office:value-type="string" calcext:value-type="string">
            <text:p>2020-06-03 22:53: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12]" office:value-type="date" office:date-value="2020-06-29T04:24:33" calcext:value-type="date">
            <text:p>29/06/20</text:p>
          </table:table-cell>
          <table:table-cell table:formula="of:=[.I1312]" office:value-type="time" office:time-value="PT1056268H24M33.000000045S" calcext:value-type="time">
            <text:p>04:24:33</text:p>
          </table:table-cell>
          <table:table-cell table:formula="of:=[.A1312]+[.$J$2]" office:value-type="float" office:value="1593415473" calcext:value-type="float">
            <text:p>1593415473</text:p>
          </table:table-cell>
          <table:table-cell table:formula="of:=([.$H1312]/86400)+25569-(3/24)" office:value-type="float" office:value="44011.1837152778" calcext:value-type="float">
            <text:p>44011,1837152778</text:p>
          </table:table-cell>
          <table:table-cell table:number-columns-repeated="2"/>
        </table:table-row>
        <table:table-row table:style-name="ro1">
          <table:table-cell office:value-type="float" office:value="1591235608" calcext:value-type="float">
            <text:p>1591235608</text:p>
          </table:table-cell>
          <table:table-cell table:style-name="ce3" office:value-type="string" calcext:value-type="string">
            <text:p>2020-06-03 22:53: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13]" office:value-type="date" office:date-value="2020-06-29T04:24:33" calcext:value-type="date">
            <text:p>29/06/20</text:p>
          </table:table-cell>
          <table:table-cell table:formula="of:=[.I1313]" office:value-type="time" office:time-value="PT1056268H24M33.000000045S" calcext:value-type="time">
            <text:p>04:24:33</text:p>
          </table:table-cell>
          <table:table-cell table:formula="of:=[.A1313]+[.$J$2]" office:value-type="float" office:value="1593415473" calcext:value-type="float">
            <text:p>1593415473</text:p>
          </table:table-cell>
          <table:table-cell table:formula="of:=([.$H1313]/86400)+25569-(3/24)" office:value-type="float" office:value="44011.1837152778" calcext:value-type="float">
            <text:p>44011,1837152778</text:p>
          </table:table-cell>
          <table:table-cell table:number-columns-repeated="2"/>
        </table:table-row>
        <table:table-row table:style-name="ro1">
          <table:table-cell office:value-type="float" office:value="1591239207" calcext:value-type="float">
            <text:p>1591239207</text:p>
          </table:table-cell>
          <table:table-cell table:style-name="ce3" office:value-type="string" calcext:value-type="string">
            <text:p>2020-06-03 23:53: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3</text:p>
          </table:table-cell>
          <table:table-cell office:value-type="string" calcext:value-type="string">
            <text:p>49.0</text:p>
          </table:table-cell>
          <table:table-cell table:formula="of:=[.I1314]" office:value-type="date" office:date-value="2020-06-29T05:24:32" calcext:value-type="date">
            <text:p>29/06/20</text:p>
          </table:table-cell>
          <table:table-cell table:formula="of:=[.I1314]" office:value-type="time" office:time-value="PT1056269H24M32.00000044S" calcext:value-type="time">
            <text:p>05:24:32</text:p>
          </table:table-cell>
          <table:table-cell table:formula="of:=[.A1314]+[.$J$2]" office:value-type="float" office:value="1593419072" calcext:value-type="float">
            <text:p>1593419072</text:p>
          </table:table-cell>
          <table:table-cell table:formula="of:=([.$H1314]/86400)+25569-(3/24)" office:value-type="float" office:value="44011.2253703704" calcext:value-type="float">
            <text:p>44011,2253703704</text:p>
          </table:table-cell>
          <table:table-cell table:number-columns-repeated="2"/>
        </table:table-row>
        <table:table-row table:style-name="ro1">
          <table:table-cell office:value-type="float" office:value="1591239207" calcext:value-type="float">
            <text:p>1591239207</text:p>
          </table:table-cell>
          <table:table-cell table:style-name="ce3" office:value-type="string" calcext:value-type="string">
            <text:p>2020-06-03 23:53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8</text:p>
          </table:table-cell>
          <table:table-cell office:value-type="string" calcext:value-type="string">
            <text:p>55.0</text:p>
          </table:table-cell>
          <table:table-cell table:formula="of:=[.I1315]" office:value-type="date" office:date-value="2020-06-29T05:24:32" calcext:value-type="date">
            <text:p>29/06/20</text:p>
          </table:table-cell>
          <table:table-cell table:formula="of:=[.I1315]" office:value-type="time" office:time-value="PT1056269H24M32.00000044S" calcext:value-type="time">
            <text:p>05:24:32</text:p>
          </table:table-cell>
          <table:table-cell table:formula="of:=[.A1315]+[.$J$2]" office:value-type="float" office:value="1593419072" calcext:value-type="float">
            <text:p>1593419072</text:p>
          </table:table-cell>
          <table:table-cell table:formula="of:=([.$H1315]/86400)+25569-(3/24)" office:value-type="float" office:value="44011.2253703704" calcext:value-type="float">
            <text:p>44011,2253703704</text:p>
          </table:table-cell>
          <table:table-cell table:number-columns-repeated="2"/>
        </table:table-row>
        <table:table-row table:style-name="ro1">
          <table:table-cell office:value-type="float" office:value="1591239207" calcext:value-type="float">
            <text:p>1591239207</text:p>
          </table:table-cell>
          <table:table-cell table:style-name="ce3" office:value-type="string" calcext:value-type="string">
            <text:p>2020-06-03 23:53: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0.0</text:p>
          </table:table-cell>
          <table:table-cell table:formula="of:=[.I1316]" office:value-type="date" office:date-value="2020-06-29T05:24:32" calcext:value-type="date">
            <text:p>29/06/20</text:p>
          </table:table-cell>
          <table:table-cell table:formula="of:=[.I1316]" office:value-type="time" office:time-value="PT1056269H24M32.00000044S" calcext:value-type="time">
            <text:p>05:24:32</text:p>
          </table:table-cell>
          <table:table-cell table:formula="of:=[.A1316]+[.$J$2]" office:value-type="float" office:value="1593419072" calcext:value-type="float">
            <text:p>1593419072</text:p>
          </table:table-cell>
          <table:table-cell table:formula="of:=([.$H1316]/86400)+25569-(3/24)" office:value-type="float" office:value="44011.2253703704" calcext:value-type="float">
            <text:p>44011,2253703704</text:p>
          </table:table-cell>
          <table:table-cell table:number-columns-repeated="2"/>
        </table:table-row>
        <table:table-row table:style-name="ro1">
          <table:table-cell office:value-type="float" office:value="1591239207" calcext:value-type="float">
            <text:p>1591239207</text:p>
          </table:table-cell>
          <table:table-cell table:style-name="ce3" office:value-type="string" calcext:value-type="string">
            <text:p>2020-06-03 23:53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3.0</text:p>
          </table:table-cell>
          <table:table-cell table:formula="of:=[.I1317]" office:value-type="date" office:date-value="2020-06-29T05:24:32" calcext:value-type="date">
            <text:p>29/06/20</text:p>
          </table:table-cell>
          <table:table-cell table:formula="of:=[.I1317]" office:value-type="time" office:time-value="PT1056269H24M32.00000044S" calcext:value-type="time">
            <text:p>05:24:32</text:p>
          </table:table-cell>
          <table:table-cell table:formula="of:=[.A1317]+[.$J$2]" office:value-type="float" office:value="1593419072" calcext:value-type="float">
            <text:p>1593419072</text:p>
          </table:table-cell>
          <table:table-cell table:formula="of:=([.$H1317]/86400)+25569-(3/24)" office:value-type="float" office:value="44011.2253703704" calcext:value-type="float">
            <text:p>44011,2253703704</text:p>
          </table:table-cell>
          <table:table-cell table:number-columns-repeated="2"/>
        </table:table-row>
        <table:table-row table:style-name="ro1">
          <table:table-cell office:value-type="float" office:value="1591242806" calcext:value-type="float">
            <text:p>1591242806</text:p>
          </table:table-cell>
          <table:table-cell table:style-name="ce3" office:value-type="string" calcext:value-type="string">
            <text:p>2020-06-04 00:53: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318]" office:value-type="date" office:date-value="2020-06-29T06:24:31" calcext:value-type="date">
            <text:p>29/06/20</text:p>
          </table:table-cell>
          <table:table-cell table:formula="of:=[.I1318]" office:value-type="time" office:time-value="PT1056270H24M30.999999996S" calcext:value-type="time">
            <text:p>06:24:31</text:p>
          </table:table-cell>
          <table:table-cell table:formula="of:=[.A1318]+[.$J$2]" office:value-type="float" office:value="1593422671" calcext:value-type="float">
            <text:p>1593422671</text:p>
          </table:table-cell>
          <table:table-cell table:formula="of:=([.$H1318]/86400)+25569-(3/24)" office:value-type="float" office:value="44011.267025463" calcext:value-type="float">
            <text:p>44011,267025463</text:p>
          </table:table-cell>
          <table:table-cell table:number-columns-repeated="2"/>
        </table:table-row>
        <table:table-row table:style-name="ro1">
          <table:table-cell office:value-type="float" office:value="1591242806" calcext:value-type="float">
            <text:p>1591242806</text:p>
          </table:table-cell>
          <table:table-cell table:style-name="ce3" office:value-type="string" calcext:value-type="string">
            <text:p>2020-06-04 00:53: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1319]" office:value-type="date" office:date-value="2020-06-29T06:24:31" calcext:value-type="date">
            <text:p>29/06/20</text:p>
          </table:table-cell>
          <table:table-cell table:formula="of:=[.I1319]" office:value-type="time" office:time-value="PT1056270H24M30.999999996S" calcext:value-type="time">
            <text:p>06:24:31</text:p>
          </table:table-cell>
          <table:table-cell table:formula="of:=[.A1319]+[.$J$2]" office:value-type="float" office:value="1593422671" calcext:value-type="float">
            <text:p>1593422671</text:p>
          </table:table-cell>
          <table:table-cell table:formula="of:=([.$H1319]/86400)+25569-(3/24)" office:value-type="float" office:value="44011.267025463" calcext:value-type="float">
            <text:p>44011,267025463</text:p>
          </table:table-cell>
          <table:table-cell table:number-columns-repeated="2"/>
        </table:table-row>
        <table:table-row table:style-name="ro1">
          <table:table-cell office:value-type="float" office:value="1591242806" calcext:value-type="float">
            <text:p>1591242806</text:p>
          </table:table-cell>
          <table:table-cell table:style-name="ce3" office:value-type="string" calcext:value-type="string">
            <text:p>2020-06-04 00:53: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20]" office:value-type="date" office:date-value="2020-06-29T06:24:31" calcext:value-type="date">
            <text:p>29/06/20</text:p>
          </table:table-cell>
          <table:table-cell table:formula="of:=[.I1320]" office:value-type="time" office:time-value="PT1056270H24M30.999999996S" calcext:value-type="time">
            <text:p>06:24:31</text:p>
          </table:table-cell>
          <table:table-cell table:formula="of:=[.A1320]+[.$J$2]" office:value-type="float" office:value="1593422671" calcext:value-type="float">
            <text:p>1593422671</text:p>
          </table:table-cell>
          <table:table-cell table:formula="of:=([.$H1320]/86400)+25569-(3/24)" office:value-type="float" office:value="44011.267025463" calcext:value-type="float">
            <text:p>44011,267025463</text:p>
          </table:table-cell>
          <table:table-cell table:number-columns-repeated="2"/>
        </table:table-row>
        <table:table-row table:style-name="ro1">
          <table:table-cell office:value-type="float" office:value="1591242806" calcext:value-type="float">
            <text:p>1591242806</text:p>
          </table:table-cell>
          <table:table-cell table:style-name="ce3" office:value-type="string" calcext:value-type="string">
            <text:p>2020-06-04 00:53: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321]" office:value-type="date" office:date-value="2020-06-29T06:24:31" calcext:value-type="date">
            <text:p>29/06/20</text:p>
          </table:table-cell>
          <table:table-cell table:formula="of:=[.I1321]" office:value-type="time" office:time-value="PT1056270H24M30.999999996S" calcext:value-type="time">
            <text:p>06:24:31</text:p>
          </table:table-cell>
          <table:table-cell table:formula="of:=[.A1321]+[.$J$2]" office:value-type="float" office:value="1593422671" calcext:value-type="float">
            <text:p>1593422671</text:p>
          </table:table-cell>
          <table:table-cell table:formula="of:=([.$H1321]/86400)+25569-(3/24)" office:value-type="float" office:value="44011.267025463" calcext:value-type="float">
            <text:p>44011,267025463</text:p>
          </table:table-cell>
          <table:table-cell table:number-columns-repeated="2"/>
        </table:table-row>
        <table:table-row table:style-name="ro1">
          <table:table-cell office:value-type="float" office:value="1591246405" calcext:value-type="float">
            <text:p>1591246405</text:p>
          </table:table-cell>
          <table:table-cell table:style-name="ce3" office:value-type="string" calcext:value-type="string">
            <text:p>2020-06-04 01:53: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22]" office:value-type="date" office:date-value="2020-06-29T07:24:30" calcext:value-type="date">
            <text:p>29/06/20</text:p>
          </table:table-cell>
          <table:table-cell table:formula="of:=[.I1322]" office:value-type="time" office:time-value="PT1056271H24M29.999999553S" calcext:value-type="time">
            <text:p>07:24:30</text:p>
          </table:table-cell>
          <table:table-cell table:formula="of:=[.A1322]+[.$J$2]" office:value-type="float" office:value="1593426270" calcext:value-type="float">
            <text:p>1593426270</text:p>
          </table:table-cell>
          <table:table-cell table:formula="of:=([.$H1322]/86400)+25569-(3/24)" office:value-type="float" office:value="44011.3086805556" calcext:value-type="float">
            <text:p>44011,3086805556</text:p>
          </table:table-cell>
          <table:table-cell table:number-columns-repeated="2"/>
        </table:table-row>
        <table:table-row table:style-name="ro1">
          <table:table-cell office:value-type="float" office:value="1591246405" calcext:value-type="float">
            <text:p>1591246405</text:p>
          </table:table-cell>
          <table:table-cell table:style-name="ce3" office:value-type="string" calcext:value-type="string">
            <text:p>2020-06-04 01:53: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23]" office:value-type="date" office:date-value="2020-06-29T07:24:30" calcext:value-type="date">
            <text:p>29/06/20</text:p>
          </table:table-cell>
          <table:table-cell table:formula="of:=[.I1323]" office:value-type="time" office:time-value="PT1056271H24M29.999999553S" calcext:value-type="time">
            <text:p>07:24:30</text:p>
          </table:table-cell>
          <table:table-cell table:formula="of:=[.A1323]+[.$J$2]" office:value-type="float" office:value="1593426270" calcext:value-type="float">
            <text:p>1593426270</text:p>
          </table:table-cell>
          <table:table-cell table:formula="of:=([.$H1323]/86400)+25569-(3/24)" office:value-type="float" office:value="44011.3086805556" calcext:value-type="float">
            <text:p>44011,3086805556</text:p>
          </table:table-cell>
          <table:table-cell table:number-columns-repeated="2"/>
        </table:table-row>
        <table:table-row table:style-name="ro1">
          <table:table-cell office:value-type="float" office:value="1591246405" calcext:value-type="float">
            <text:p>1591246405</text:p>
          </table:table-cell>
          <table:table-cell table:style-name="ce3" office:value-type="string" calcext:value-type="string">
            <text:p>2020-06-04 01:53: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24]" office:value-type="date" office:date-value="2020-06-29T07:24:30" calcext:value-type="date">
            <text:p>29/06/20</text:p>
          </table:table-cell>
          <table:table-cell table:formula="of:=[.I1324]" office:value-type="time" office:time-value="PT1056271H24M29.999999553S" calcext:value-type="time">
            <text:p>07:24:30</text:p>
          </table:table-cell>
          <table:table-cell table:formula="of:=[.A1324]+[.$J$2]" office:value-type="float" office:value="1593426270" calcext:value-type="float">
            <text:p>1593426270</text:p>
          </table:table-cell>
          <table:table-cell table:formula="of:=([.$H1324]/86400)+25569-(3/24)" office:value-type="float" office:value="44011.3086805556" calcext:value-type="float">
            <text:p>44011,3086805556</text:p>
          </table:table-cell>
          <table:table-cell table:number-columns-repeated="2"/>
        </table:table-row>
        <table:table-row table:style-name="ro1">
          <table:table-cell office:value-type="float" office:value="1591246405" calcext:value-type="float">
            <text:p>1591246405</text:p>
          </table:table-cell>
          <table:table-cell table:style-name="ce3" office:value-type="string" calcext:value-type="string">
            <text:p>2020-06-04 01:53: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25]" office:value-type="date" office:date-value="2020-06-29T07:24:30" calcext:value-type="date">
            <text:p>29/06/20</text:p>
          </table:table-cell>
          <table:table-cell table:formula="of:=[.I1325]" office:value-type="time" office:time-value="PT1056271H24M29.999999553S" calcext:value-type="time">
            <text:p>07:24:30</text:p>
          </table:table-cell>
          <table:table-cell table:formula="of:=[.A1325]+[.$J$2]" office:value-type="float" office:value="1593426270" calcext:value-type="float">
            <text:p>1593426270</text:p>
          </table:table-cell>
          <table:table-cell table:formula="of:=([.$H1325]/86400)+25569-(3/24)" office:value-type="float" office:value="44011.3086805556" calcext:value-type="float">
            <text:p>44011,3086805556</text:p>
          </table:table-cell>
          <table:table-cell table:number-columns-repeated="2"/>
        </table:table-row>
        <table:table-row table:style-name="ro1">
          <table:table-cell office:value-type="float" office:value="1591250004" calcext:value-type="float">
            <text:p>1591250004</text:p>
          </table:table-cell>
          <table:table-cell table:style-name="ce3" office:value-type="string" calcext:value-type="string">
            <text:p>2020-06-04 02:53: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26]" office:value-type="date" office:date-value="2020-06-29T08:24:29" calcext:value-type="date">
            <text:p>29/06/20</text:p>
          </table:table-cell>
          <table:table-cell table:formula="of:=[.I1326]" office:value-type="time" office:time-value="PT1056272H24M28.999999948S" calcext:value-type="time">
            <text:p>08:24:29</text:p>
          </table:table-cell>
          <table:table-cell table:formula="of:=[.A1326]+[.$J$2]" office:value-type="float" office:value="1593429869" calcext:value-type="float">
            <text:p>1593429869</text:p>
          </table:table-cell>
          <table:table-cell table:formula="of:=([.$H1326]/86400)+25569-(3/24)" office:value-type="float" office:value="44011.3503356482" calcext:value-type="float">
            <text:p>44011,3503356482</text:p>
          </table:table-cell>
          <table:table-cell table:number-columns-repeated="2"/>
        </table:table-row>
        <table:table-row table:style-name="ro1">
          <table:table-cell office:value-type="float" office:value="1591250004" calcext:value-type="float">
            <text:p>1591250004</text:p>
          </table:table-cell>
          <table:table-cell table:style-name="ce3" office:value-type="string" calcext:value-type="string">
            <text:p>2020-06-04 02:53: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27]" office:value-type="date" office:date-value="2020-06-29T08:24:29" calcext:value-type="date">
            <text:p>29/06/20</text:p>
          </table:table-cell>
          <table:table-cell table:formula="of:=[.I1327]" office:value-type="time" office:time-value="PT1056272H24M28.999999948S" calcext:value-type="time">
            <text:p>08:24:29</text:p>
          </table:table-cell>
          <table:table-cell table:formula="of:=[.A1327]+[.$J$2]" office:value-type="float" office:value="1593429869" calcext:value-type="float">
            <text:p>1593429869</text:p>
          </table:table-cell>
          <table:table-cell table:formula="of:=([.$H1327]/86400)+25569-(3/24)" office:value-type="float" office:value="44011.3503356482" calcext:value-type="float">
            <text:p>44011,3503356482</text:p>
          </table:table-cell>
          <table:table-cell table:number-columns-repeated="2"/>
        </table:table-row>
        <table:table-row table:style-name="ro1">
          <table:table-cell office:value-type="float" office:value="1591250004" calcext:value-type="float">
            <text:p>1591250004</text:p>
          </table:table-cell>
          <table:table-cell table:style-name="ce3" office:value-type="string" calcext:value-type="string">
            <text:p>2020-06-04 02:53: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328]" office:value-type="date" office:date-value="2020-06-29T08:24:29" calcext:value-type="date">
            <text:p>29/06/20</text:p>
          </table:table-cell>
          <table:table-cell table:formula="of:=[.I1328]" office:value-type="time" office:time-value="PT1056272H24M28.999999948S" calcext:value-type="time">
            <text:p>08:24:29</text:p>
          </table:table-cell>
          <table:table-cell table:formula="of:=[.A1328]+[.$J$2]" office:value-type="float" office:value="1593429869" calcext:value-type="float">
            <text:p>1593429869</text:p>
          </table:table-cell>
          <table:table-cell table:formula="of:=([.$H1328]/86400)+25569-(3/24)" office:value-type="float" office:value="44011.3503356482" calcext:value-type="float">
            <text:p>44011,3503356482</text:p>
          </table:table-cell>
          <table:table-cell table:number-columns-repeated="2"/>
        </table:table-row>
        <table:table-row table:style-name="ro1">
          <table:table-cell office:value-type="float" office:value="1591250004" calcext:value-type="float">
            <text:p>1591250004</text:p>
          </table:table-cell>
          <table:table-cell table:style-name="ce3" office:value-type="string" calcext:value-type="string">
            <text:p>2020-06-04 02:53: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329]" office:value-type="date" office:date-value="2020-06-29T08:24:29" calcext:value-type="date">
            <text:p>29/06/20</text:p>
          </table:table-cell>
          <table:table-cell table:formula="of:=[.I1329]" office:value-type="time" office:time-value="PT1056272H24M28.999999948S" calcext:value-type="time">
            <text:p>08:24:29</text:p>
          </table:table-cell>
          <table:table-cell table:formula="of:=[.A1329]+[.$J$2]" office:value-type="float" office:value="1593429869" calcext:value-type="float">
            <text:p>1593429869</text:p>
          </table:table-cell>
          <table:table-cell table:formula="of:=([.$H1329]/86400)+25569-(3/24)" office:value-type="float" office:value="44011.3503356482" calcext:value-type="float">
            <text:p>44011,3503356482</text:p>
          </table:table-cell>
          <table:table-cell table:number-columns-repeated="2"/>
        </table:table-row>
        <table:table-row table:style-name="ro1">
          <table:table-cell office:value-type="float" office:value="1591253603" calcext:value-type="float">
            <text:p>1591253603</text:p>
          </table:table-cell>
          <table:table-cell table:style-name="ce3" office:value-type="string" calcext:value-type="string">
            <text:p>2020-06-04 03:53: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330]" office:value-type="date" office:date-value="2020-06-29T09:24:28" calcext:value-type="date">
            <text:p>29/06/20</text:p>
          </table:table-cell>
          <table:table-cell table:formula="of:=[.I1330]" office:value-type="time" office:time-value="PT1056273H24M28.000000343S" calcext:value-type="time">
            <text:p>09:24:28</text:p>
          </table:table-cell>
          <table:table-cell table:formula="of:=[.A1330]+[.$J$2]" office:value-type="float" office:value="1593433468" calcext:value-type="float">
            <text:p>1593433468</text:p>
          </table:table-cell>
          <table:table-cell table:formula="of:=([.$H1330]/86400)+25569-(3/24)" office:value-type="float" office:value="44011.3919907407" calcext:value-type="float">
            <text:p>44011,3919907407</text:p>
          </table:table-cell>
          <table:table-cell table:number-columns-repeated="2"/>
        </table:table-row>
        <table:table-row table:style-name="ro1">
          <table:table-cell office:value-type="float" office:value="1591253603" calcext:value-type="float">
            <text:p>1591253603</text:p>
          </table:table-cell>
          <table:table-cell table:style-name="ce3" office:value-type="string" calcext:value-type="string">
            <text:p>2020-06-04 03:53: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1331]" office:value-type="date" office:date-value="2020-06-29T09:24:28" calcext:value-type="date">
            <text:p>29/06/20</text:p>
          </table:table-cell>
          <table:table-cell table:formula="of:=[.I1331]" office:value-type="time" office:time-value="PT1056273H24M28.000000343S" calcext:value-type="time">
            <text:p>09:24:28</text:p>
          </table:table-cell>
          <table:table-cell table:formula="of:=[.A1331]+[.$J$2]" office:value-type="float" office:value="1593433468" calcext:value-type="float">
            <text:p>1593433468</text:p>
          </table:table-cell>
          <table:table-cell table:formula="of:=([.$H1331]/86400)+25569-(3/24)" office:value-type="float" office:value="44011.3919907407" calcext:value-type="float">
            <text:p>44011,3919907407</text:p>
          </table:table-cell>
          <table:table-cell table:number-columns-repeated="2"/>
        </table:table-row>
        <table:table-row table:style-name="ro1">
          <table:table-cell office:value-type="float" office:value="1591253603" calcext:value-type="float">
            <text:p>1591253603</text:p>
          </table:table-cell>
          <table:table-cell table:style-name="ce3" office:value-type="string" calcext:value-type="string">
            <text:p>2020-06-04 03:53: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332]" office:value-type="date" office:date-value="2020-06-29T09:24:28" calcext:value-type="date">
            <text:p>29/06/20</text:p>
          </table:table-cell>
          <table:table-cell table:formula="of:=[.I1332]" office:value-type="time" office:time-value="PT1056273H24M28.000000343S" calcext:value-type="time">
            <text:p>09:24:28</text:p>
          </table:table-cell>
          <table:table-cell table:formula="of:=[.A1332]+[.$J$2]" office:value-type="float" office:value="1593433468" calcext:value-type="float">
            <text:p>1593433468</text:p>
          </table:table-cell>
          <table:table-cell table:formula="of:=([.$H1332]/86400)+25569-(3/24)" office:value-type="float" office:value="44011.3919907407" calcext:value-type="float">
            <text:p>44011,3919907407</text:p>
          </table:table-cell>
          <table:table-cell table:number-columns-repeated="2"/>
        </table:table-row>
        <table:table-row table:style-name="ro1">
          <table:table-cell office:value-type="float" office:value="1591253603" calcext:value-type="float">
            <text:p>1591253603</text:p>
          </table:table-cell>
          <table:table-cell table:style-name="ce3" office:value-type="string" calcext:value-type="string">
            <text:p>2020-06-04 03:53: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333]" office:value-type="date" office:date-value="2020-06-29T09:24:28" calcext:value-type="date">
            <text:p>29/06/20</text:p>
          </table:table-cell>
          <table:table-cell table:formula="of:=[.I1333]" office:value-type="time" office:time-value="PT1056273H24M28.000000343S" calcext:value-type="time">
            <text:p>09:24:28</text:p>
          </table:table-cell>
          <table:table-cell table:formula="of:=[.A1333]+[.$J$2]" office:value-type="float" office:value="1593433468" calcext:value-type="float">
            <text:p>1593433468</text:p>
          </table:table-cell>
          <table:table-cell table:formula="of:=([.$H1333]/86400)+25569-(3/24)" office:value-type="float" office:value="44011.3919907407" calcext:value-type="float">
            <text:p>44011,3919907407</text:p>
          </table:table-cell>
          <table:table-cell table:number-columns-repeated="2"/>
        </table:table-row>
        <table:table-row table:style-name="ro1">
          <table:table-cell office:value-type="float" office:value="1591257202" calcext:value-type="float">
            <text:p>1591257202</text:p>
          </table:table-cell>
          <table:table-cell table:style-name="ce3" office:value-type="string" calcext:value-type="string">
            <text:p>2020-06-04 04:53: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334]" office:value-type="date" office:date-value="2020-06-29T10:24:27" calcext:value-type="date">
            <text:p>29/06/20</text:p>
          </table:table-cell>
          <table:table-cell table:formula="of:=[.I1334]" office:value-type="time" office:time-value="PT1056274H24M26.999999899S" calcext:value-type="time">
            <text:p>10:24:27</text:p>
          </table:table-cell>
          <table:table-cell table:formula="of:=[.A1334]+[.$J$2]" office:value-type="float" office:value="1593437067" calcext:value-type="float">
            <text:p>1593437067</text:p>
          </table:table-cell>
          <table:table-cell table:formula="of:=([.$H1334]/86400)+25569-(3/24)" office:value-type="float" office:value="44011.4336458333" calcext:value-type="float">
            <text:p>44011,4336458333</text:p>
          </table:table-cell>
          <table:table-cell table:number-columns-repeated="2"/>
        </table:table-row>
        <table:table-row table:style-name="ro1">
          <table:table-cell office:value-type="float" office:value="1591257202" calcext:value-type="float">
            <text:p>1591257202</text:p>
          </table:table-cell>
          <table:table-cell table:style-name="ce3" office:value-type="string" calcext:value-type="string">
            <text:p>2020-06-04 04:53: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1335]" office:value-type="date" office:date-value="2020-06-29T10:24:27" calcext:value-type="date">
            <text:p>29/06/20</text:p>
          </table:table-cell>
          <table:table-cell table:formula="of:=[.I1335]" office:value-type="time" office:time-value="PT1056274H24M26.999999899S" calcext:value-type="time">
            <text:p>10:24:27</text:p>
          </table:table-cell>
          <table:table-cell table:formula="of:=[.A1335]+[.$J$2]" office:value-type="float" office:value="1593437067" calcext:value-type="float">
            <text:p>1593437067</text:p>
          </table:table-cell>
          <table:table-cell table:formula="of:=([.$H1335]/86400)+25569-(3/24)" office:value-type="float" office:value="44011.4336458333" calcext:value-type="float">
            <text:p>44011,4336458333</text:p>
          </table:table-cell>
          <table:table-cell table:number-columns-repeated="2"/>
        </table:table-row>
        <table:table-row table:style-name="ro1">
          <table:table-cell office:value-type="float" office:value="1591257202" calcext:value-type="float">
            <text:p>1591257202</text:p>
          </table:table-cell>
          <table:table-cell table:style-name="ce3" office:value-type="string" calcext:value-type="string">
            <text:p>2020-06-04 04:53: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336]" office:value-type="date" office:date-value="2020-06-29T10:24:27" calcext:value-type="date">
            <text:p>29/06/20</text:p>
          </table:table-cell>
          <table:table-cell table:formula="of:=[.I1336]" office:value-type="time" office:time-value="PT1056274H24M26.999999899S" calcext:value-type="time">
            <text:p>10:24:27</text:p>
          </table:table-cell>
          <table:table-cell table:formula="of:=[.A1336]+[.$J$2]" office:value-type="float" office:value="1593437067" calcext:value-type="float">
            <text:p>1593437067</text:p>
          </table:table-cell>
          <table:table-cell table:formula="of:=([.$H1336]/86400)+25569-(3/24)" office:value-type="float" office:value="44011.4336458333" calcext:value-type="float">
            <text:p>44011,4336458333</text:p>
          </table:table-cell>
          <table:table-cell table:number-columns-repeated="2"/>
        </table:table-row>
        <table:table-row table:style-name="ro1">
          <table:table-cell office:value-type="float" office:value="1591257202" calcext:value-type="float">
            <text:p>1591257202</text:p>
          </table:table-cell>
          <table:table-cell table:style-name="ce3" office:value-type="string" calcext:value-type="string">
            <text:p>2020-06-04 04:53: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337]" office:value-type="date" office:date-value="2020-06-29T10:24:27" calcext:value-type="date">
            <text:p>29/06/20</text:p>
          </table:table-cell>
          <table:table-cell table:formula="of:=[.I1337]" office:value-type="time" office:time-value="PT1056274H24M26.999999899S" calcext:value-type="time">
            <text:p>10:24:27</text:p>
          </table:table-cell>
          <table:table-cell table:formula="of:=[.A1337]+[.$J$2]" office:value-type="float" office:value="1593437067" calcext:value-type="float">
            <text:p>1593437067</text:p>
          </table:table-cell>
          <table:table-cell table:formula="of:=([.$H1337]/86400)+25569-(3/24)" office:value-type="float" office:value="44011.4336458333" calcext:value-type="float">
            <text:p>44011,4336458333</text:p>
          </table:table-cell>
          <table:table-cell table:number-columns-repeated="2"/>
        </table:table-row>
        <table:table-row table:style-name="ro1">
          <table:table-cell office:value-type="float" office:value="1591260801" calcext:value-type="float">
            <text:p>1591260801</text:p>
          </table:table-cell>
          <table:table-cell table:style-name="ce3" office:value-type="string" calcext:value-type="string">
            <text:p>2020-06-04 05:53: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338]" office:value-type="date" office:date-value="2020-06-29T11:24:26" calcext:value-type="date">
            <text:p>29/06/20</text:p>
          </table:table-cell>
          <table:table-cell table:formula="of:=[.I1338]" office:value-type="time" office:time-value="PT1056275H24M26.000000294S" calcext:value-type="time">
            <text:p>11:24:26</text:p>
          </table:table-cell>
          <table:table-cell table:formula="of:=[.A1338]+[.$J$2]" office:value-type="float" office:value="1593440666" calcext:value-type="float">
            <text:p>1593440666</text:p>
          </table:table-cell>
          <table:table-cell table:formula="of:=([.$H1338]/86400)+25569-(3/24)" office:value-type="float" office:value="44011.4753009259" calcext:value-type="float">
            <text:p>44011,4753009259</text:p>
          </table:table-cell>
          <table:table-cell table:number-columns-repeated="2"/>
        </table:table-row>
        <table:table-row table:style-name="ro1">
          <table:table-cell office:value-type="float" office:value="1591260801" calcext:value-type="float">
            <text:p>1591260801</text:p>
          </table:table-cell>
          <table:table-cell table:style-name="ce3" office:value-type="string" calcext:value-type="string">
            <text:p>2020-06-04 05:53: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339]" office:value-type="date" office:date-value="2020-06-29T11:24:26" calcext:value-type="date">
            <text:p>29/06/20</text:p>
          </table:table-cell>
          <table:table-cell table:formula="of:=[.I1339]" office:value-type="time" office:time-value="PT1056275H24M26.000000294S" calcext:value-type="time">
            <text:p>11:24:26</text:p>
          </table:table-cell>
          <table:table-cell table:formula="of:=[.A1339]+[.$J$2]" office:value-type="float" office:value="1593440666" calcext:value-type="float">
            <text:p>1593440666</text:p>
          </table:table-cell>
          <table:table-cell table:formula="of:=([.$H1339]/86400)+25569-(3/24)" office:value-type="float" office:value="44011.4753009259" calcext:value-type="float">
            <text:p>44011,4753009259</text:p>
          </table:table-cell>
          <table:table-cell table:number-columns-repeated="2"/>
        </table:table-row>
        <table:table-row table:style-name="ro1">
          <table:table-cell office:value-type="float" office:value="1591260801" calcext:value-type="float">
            <text:p>1591260801</text:p>
          </table:table-cell>
          <table:table-cell table:style-name="ce3" office:value-type="string" calcext:value-type="string">
            <text:p>2020-06-04 05:53: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340]" office:value-type="date" office:date-value="2020-06-29T11:24:26" calcext:value-type="date">
            <text:p>29/06/20</text:p>
          </table:table-cell>
          <table:table-cell table:formula="of:=[.I1340]" office:value-type="time" office:time-value="PT1056275H24M26.000000294S" calcext:value-type="time">
            <text:p>11:24:26</text:p>
          </table:table-cell>
          <table:table-cell table:formula="of:=[.A1340]+[.$J$2]" office:value-type="float" office:value="1593440666" calcext:value-type="float">
            <text:p>1593440666</text:p>
          </table:table-cell>
          <table:table-cell table:formula="of:=([.$H1340]/86400)+25569-(3/24)" office:value-type="float" office:value="44011.4753009259" calcext:value-type="float">
            <text:p>44011,4753009259</text:p>
          </table:table-cell>
          <table:table-cell table:number-columns-repeated="2"/>
        </table:table-row>
        <table:table-row table:style-name="ro1">
          <table:table-cell office:value-type="float" office:value="1591260801" calcext:value-type="float">
            <text:p>1591260801</text:p>
          </table:table-cell>
          <table:table-cell table:style-name="ce3" office:value-type="string" calcext:value-type="string">
            <text:p>2020-06-04 05:53: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341]" office:value-type="date" office:date-value="2020-06-29T11:24:26" calcext:value-type="date">
            <text:p>29/06/20</text:p>
          </table:table-cell>
          <table:table-cell table:formula="of:=[.I1341]" office:value-type="time" office:time-value="PT1056275H24M26.000000294S" calcext:value-type="time">
            <text:p>11:24:26</text:p>
          </table:table-cell>
          <table:table-cell table:formula="of:=[.A1341]+[.$J$2]" office:value-type="float" office:value="1593440666" calcext:value-type="float">
            <text:p>1593440666</text:p>
          </table:table-cell>
          <table:table-cell table:formula="of:=([.$H1341]/86400)+25569-(3/24)" office:value-type="float" office:value="44011.4753009259" calcext:value-type="float">
            <text:p>44011,4753009259</text:p>
          </table:table-cell>
          <table:table-cell table:number-columns-repeated="2"/>
        </table:table-row>
        <table:table-row table:style-name="ro1">
          <table:table-cell office:value-type="float" office:value="1591264400" calcext:value-type="float">
            <text:p>1591264400</text:p>
          </table:table-cell>
          <table:table-cell table:style-name="ce3" office:value-type="string" calcext:value-type="string">
            <text:p>2020-06-04 06:53: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342]" office:value-type="date" office:date-value="2020-06-29T12:24:25" calcext:value-type="date">
            <text:p>29/06/20</text:p>
          </table:table-cell>
          <table:table-cell table:formula="of:=[.I1342]" office:value-type="time" office:time-value="PT1056276H24M24.999999851S" calcext:value-type="time">
            <text:p>12:24:25</text:p>
          </table:table-cell>
          <table:table-cell table:formula="of:=[.A1342]+[.$J$2]" office:value-type="float" office:value="1593444265" calcext:value-type="float">
            <text:p>1593444265</text:p>
          </table:table-cell>
          <table:table-cell table:formula="of:=([.$H1342]/86400)+25569-(3/24)" office:value-type="float" office:value="44011.5169560185" calcext:value-type="float">
            <text:p>44011,5169560185</text:p>
          </table:table-cell>
          <table:table-cell table:number-columns-repeated="2"/>
        </table:table-row>
        <table:table-row table:style-name="ro1">
          <table:table-cell office:value-type="float" office:value="1591264400" calcext:value-type="float">
            <text:p>1591264400</text:p>
          </table:table-cell>
          <table:table-cell table:style-name="ce3" office:value-type="string" calcext:value-type="string">
            <text:p>2020-06-04 06:53: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343]" office:value-type="date" office:date-value="2020-06-29T12:24:25" calcext:value-type="date">
            <text:p>29/06/20</text:p>
          </table:table-cell>
          <table:table-cell table:formula="of:=[.I1343]" office:value-type="time" office:time-value="PT1056276H24M24.999999851S" calcext:value-type="time">
            <text:p>12:24:25</text:p>
          </table:table-cell>
          <table:table-cell table:formula="of:=[.A1343]+[.$J$2]" office:value-type="float" office:value="1593444265" calcext:value-type="float">
            <text:p>1593444265</text:p>
          </table:table-cell>
          <table:table-cell table:formula="of:=([.$H1343]/86400)+25569-(3/24)" office:value-type="float" office:value="44011.5169560185" calcext:value-type="float">
            <text:p>44011,5169560185</text:p>
          </table:table-cell>
          <table:table-cell table:number-columns-repeated="2"/>
        </table:table-row>
        <table:table-row table:style-name="ro1">
          <table:table-cell office:value-type="float" office:value="1591264400" calcext:value-type="float">
            <text:p>1591264400</text:p>
          </table:table-cell>
          <table:table-cell table:style-name="ce3" office:value-type="string" calcext:value-type="string">
            <text:p>2020-06-04 06:53: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9.0</text:p>
          </table:table-cell>
          <table:table-cell table:formula="of:=[.I1344]" office:value-type="date" office:date-value="2020-06-29T12:24:25" calcext:value-type="date">
            <text:p>29/06/20</text:p>
          </table:table-cell>
          <table:table-cell table:formula="of:=[.I1344]" office:value-type="time" office:time-value="PT1056276H24M24.999999851S" calcext:value-type="time">
            <text:p>12:24:25</text:p>
          </table:table-cell>
          <table:table-cell table:formula="of:=[.A1344]+[.$J$2]" office:value-type="float" office:value="1593444265" calcext:value-type="float">
            <text:p>1593444265</text:p>
          </table:table-cell>
          <table:table-cell table:formula="of:=([.$H1344]/86400)+25569-(3/24)" office:value-type="float" office:value="44011.5169560185" calcext:value-type="float">
            <text:p>44011,5169560185</text:p>
          </table:table-cell>
          <table:table-cell table:number-columns-repeated="2"/>
        </table:table-row>
        <table:table-row table:style-name="ro1">
          <table:table-cell office:value-type="float" office:value="1591264400" calcext:value-type="float">
            <text:p>1591264400</text:p>
          </table:table-cell>
          <table:table-cell table:style-name="ce3" office:value-type="string" calcext:value-type="string">
            <text:p>2020-06-04 06:53: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345]" office:value-type="date" office:date-value="2020-06-29T12:24:25" calcext:value-type="date">
            <text:p>29/06/20</text:p>
          </table:table-cell>
          <table:table-cell table:formula="of:=[.I1345]" office:value-type="time" office:time-value="PT1056276H24M24.999999851S" calcext:value-type="time">
            <text:p>12:24:25</text:p>
          </table:table-cell>
          <table:table-cell table:formula="of:=[.A1345]+[.$J$2]" office:value-type="float" office:value="1593444265" calcext:value-type="float">
            <text:p>1593444265</text:p>
          </table:table-cell>
          <table:table-cell table:formula="of:=([.$H1345]/86400)+25569-(3/24)" office:value-type="float" office:value="44011.5169560185" calcext:value-type="float">
            <text:p>44011,5169560185</text:p>
          </table:table-cell>
          <table:table-cell table:number-columns-repeated="2"/>
        </table:table-row>
        <table:table-row table:style-name="ro1">
          <table:table-cell office:value-type="float" office:value="1591267999" calcext:value-type="float">
            <text:p>1591267999</text:p>
          </table:table-cell>
          <table:table-cell table:style-name="ce3" office:value-type="string" calcext:value-type="string">
            <text:p>2020-06-04 07:53: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46]" office:value-type="date" office:date-value="2020-06-29T13:24:24" calcext:value-type="date">
            <text:p>29/06/20</text:p>
          </table:table-cell>
          <table:table-cell table:formula="of:=[.I1346]" office:value-type="time" office:time-value="PT1056277H24M24.000000246S" calcext:value-type="time">
            <text:p>13:24:24</text:p>
          </table:table-cell>
          <table:table-cell table:formula="of:=[.A1346]+[.$J$2]" office:value-type="float" office:value="1593447864" calcext:value-type="float">
            <text:p>1593447864</text:p>
          </table:table-cell>
          <table:table-cell table:formula="of:=([.$H1346]/86400)+25569-(3/24)" office:value-type="float" office:value="44011.5586111111" calcext:value-type="float">
            <text:p>44011,5586111111</text:p>
          </table:table-cell>
          <table:table-cell table:number-columns-repeated="2"/>
        </table:table-row>
        <table:table-row table:style-name="ro1">
          <table:table-cell office:value-type="float" office:value="1591267999" calcext:value-type="float">
            <text:p>1591267999</text:p>
          </table:table-cell>
          <table:table-cell table:style-name="ce3" office:value-type="string" calcext:value-type="string">
            <text:p>2020-06-04 07:53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47]" office:value-type="date" office:date-value="2020-06-29T13:24:24" calcext:value-type="date">
            <text:p>29/06/20</text:p>
          </table:table-cell>
          <table:table-cell table:formula="of:=[.I1347]" office:value-type="time" office:time-value="PT1056277H24M24.000000246S" calcext:value-type="time">
            <text:p>13:24:24</text:p>
          </table:table-cell>
          <table:table-cell table:formula="of:=[.A1347]+[.$J$2]" office:value-type="float" office:value="1593447864" calcext:value-type="float">
            <text:p>1593447864</text:p>
          </table:table-cell>
          <table:table-cell table:formula="of:=([.$H1347]/86400)+25569-(3/24)" office:value-type="float" office:value="44011.5586111111" calcext:value-type="float">
            <text:p>44011,5586111111</text:p>
          </table:table-cell>
          <table:table-cell table:number-columns-repeated="2"/>
        </table:table-row>
        <table:table-row table:style-name="ro1">
          <table:table-cell office:value-type="float" office:value="1591267999" calcext:value-type="float">
            <text:p>1591267999</text:p>
          </table:table-cell>
          <table:table-cell table:style-name="ce3" office:value-type="string" calcext:value-type="string">
            <text:p>2020-06-04 07:53: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348]" office:value-type="date" office:date-value="2020-06-29T13:24:24" calcext:value-type="date">
            <text:p>29/06/20</text:p>
          </table:table-cell>
          <table:table-cell table:formula="of:=[.I1348]" office:value-type="time" office:time-value="PT1056277H24M24.000000246S" calcext:value-type="time">
            <text:p>13:24:24</text:p>
          </table:table-cell>
          <table:table-cell table:formula="of:=[.A1348]+[.$J$2]" office:value-type="float" office:value="1593447864" calcext:value-type="float">
            <text:p>1593447864</text:p>
          </table:table-cell>
          <table:table-cell table:formula="of:=([.$H1348]/86400)+25569-(3/24)" office:value-type="float" office:value="44011.5586111111" calcext:value-type="float">
            <text:p>44011,5586111111</text:p>
          </table:table-cell>
          <table:table-cell table:number-columns-repeated="2"/>
        </table:table-row>
        <table:table-row table:style-name="ro1">
          <table:table-cell office:value-type="float" office:value="1591267999" calcext:value-type="float">
            <text:p>1591267999</text:p>
          </table:table-cell>
          <table:table-cell table:style-name="ce3" office:value-type="string" calcext:value-type="string">
            <text:p>2020-06-04 07:53: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349]" office:value-type="date" office:date-value="2020-06-29T13:24:24" calcext:value-type="date">
            <text:p>29/06/20</text:p>
          </table:table-cell>
          <table:table-cell table:formula="of:=[.I1349]" office:value-type="time" office:time-value="PT1056277H24M24.000000246S" calcext:value-type="time">
            <text:p>13:24:24</text:p>
          </table:table-cell>
          <table:table-cell table:formula="of:=[.A1349]+[.$J$2]" office:value-type="float" office:value="1593447864" calcext:value-type="float">
            <text:p>1593447864</text:p>
          </table:table-cell>
          <table:table-cell table:formula="of:=([.$H1349]/86400)+25569-(3/24)" office:value-type="float" office:value="44011.5586111111" calcext:value-type="float">
            <text:p>44011,5586111111</text:p>
          </table:table-cell>
          <table:table-cell table:number-columns-repeated="2"/>
        </table:table-row>
        <table:table-row table:style-name="ro1">
          <table:table-cell office:value-type="float" office:value="1591271598" calcext:value-type="float">
            <text:p>1591271598</text:p>
          </table:table-cell>
          <table:table-cell table:style-name="ce3" office:value-type="string" calcext:value-type="string">
            <text:p>2020-06-04 08:53: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350]" office:value-type="date" office:date-value="2020-06-29T14:24:23" calcext:value-type="date">
            <text:p>29/06/20</text:p>
          </table:table-cell>
          <table:table-cell table:formula="of:=[.I1350]" office:value-type="time" office:time-value="PT1056278H24M23.000000641S" calcext:value-type="time">
            <text:p>14:24:23</text:p>
          </table:table-cell>
          <table:table-cell table:formula="of:=[.A1350]+[.$J$2]" office:value-type="float" office:value="1593451463" calcext:value-type="float">
            <text:p>1593451463</text:p>
          </table:table-cell>
          <table:table-cell table:formula="of:=([.$H1350]/86400)+25569-(3/24)" office:value-type="float" office:value="44011.6002662037" calcext:value-type="float">
            <text:p>44011,6002662037</text:p>
          </table:table-cell>
          <table:table-cell table:number-columns-repeated="2"/>
        </table:table-row>
        <table:table-row table:style-name="ro1">
          <table:table-cell office:value-type="float" office:value="1591271598" calcext:value-type="float">
            <text:p>1591271598</text:p>
          </table:table-cell>
          <table:table-cell table:style-name="ce3" office:value-type="string" calcext:value-type="string">
            <text:p>2020-06-04 08:53: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351]" office:value-type="date" office:date-value="2020-06-29T14:24:23" calcext:value-type="date">
            <text:p>29/06/20</text:p>
          </table:table-cell>
          <table:table-cell table:formula="of:=[.I1351]" office:value-type="time" office:time-value="PT1056278H24M23.000000641S" calcext:value-type="time">
            <text:p>14:24:23</text:p>
          </table:table-cell>
          <table:table-cell table:formula="of:=[.A1351]+[.$J$2]" office:value-type="float" office:value="1593451463" calcext:value-type="float">
            <text:p>1593451463</text:p>
          </table:table-cell>
          <table:table-cell table:formula="of:=([.$H1351]/86400)+25569-(3/24)" office:value-type="float" office:value="44011.6002662037" calcext:value-type="float">
            <text:p>44011,6002662037</text:p>
          </table:table-cell>
          <table:table-cell table:number-columns-repeated="2"/>
        </table:table-row>
        <table:table-row table:style-name="ro1">
          <table:table-cell office:value-type="float" office:value="1591271598" calcext:value-type="float">
            <text:p>1591271598</text:p>
          </table:table-cell>
          <table:table-cell table:style-name="ce3" office:value-type="string" calcext:value-type="string">
            <text:p>2020-06-04 08:53: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352]" office:value-type="date" office:date-value="2020-06-29T14:24:23" calcext:value-type="date">
            <text:p>29/06/20</text:p>
          </table:table-cell>
          <table:table-cell table:formula="of:=[.I1352]" office:value-type="time" office:time-value="PT1056278H24M23.000000641S" calcext:value-type="time">
            <text:p>14:24:23</text:p>
          </table:table-cell>
          <table:table-cell table:formula="of:=[.A1352]+[.$J$2]" office:value-type="float" office:value="1593451463" calcext:value-type="float">
            <text:p>1593451463</text:p>
          </table:table-cell>
          <table:table-cell table:formula="of:=([.$H1352]/86400)+25569-(3/24)" office:value-type="float" office:value="44011.6002662037" calcext:value-type="float">
            <text:p>44011,6002662037</text:p>
          </table:table-cell>
          <table:table-cell table:number-columns-repeated="2"/>
        </table:table-row>
        <table:table-row table:style-name="ro1">
          <table:table-cell office:value-type="float" office:value="1591271598" calcext:value-type="float">
            <text:p>1591271598</text:p>
          </table:table-cell>
          <table:table-cell table:style-name="ce3" office:value-type="string" calcext:value-type="string">
            <text:p>2020-06-04 08:53: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53.0</text:p>
          </table:table-cell>
          <table:table-cell table:formula="of:=[.I1353]" office:value-type="date" office:date-value="2020-06-29T14:24:23" calcext:value-type="date">
            <text:p>29/06/20</text:p>
          </table:table-cell>
          <table:table-cell table:formula="of:=[.I1353]" office:value-type="time" office:time-value="PT1056278H24M23.000000641S" calcext:value-type="time">
            <text:p>14:24:23</text:p>
          </table:table-cell>
          <table:table-cell table:formula="of:=[.A1353]+[.$J$2]" office:value-type="float" office:value="1593451463" calcext:value-type="float">
            <text:p>1593451463</text:p>
          </table:table-cell>
          <table:table-cell table:formula="of:=([.$H1353]/86400)+25569-(3/24)" office:value-type="float" office:value="44011.6002662037" calcext:value-type="float">
            <text:p>44011,6002662037</text:p>
          </table:table-cell>
          <table:table-cell table:number-columns-repeated="2"/>
        </table:table-row>
        <table:table-row table:style-name="ro1">
          <table:table-cell office:value-type="float" office:value="1591275197" calcext:value-type="float">
            <text:p>1591275197</text:p>
          </table:table-cell>
          <table:table-cell table:style-name="ce3" office:value-type="string" calcext:value-type="string">
            <text:p>2020-06-04 09:53: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48.0</text:p>
          </table:table-cell>
          <table:table-cell table:formula="of:=[.I1354]" office:value-type="date" office:date-value="2020-06-29T15:24:22" calcext:value-type="date">
            <text:p>29/06/20</text:p>
          </table:table-cell>
          <table:table-cell table:formula="of:=[.I1354]" office:value-type="time" office:time-value="PT1056279H24M21.999999359S" calcext:value-type="time">
            <text:p>15:24:22</text:p>
          </table:table-cell>
          <table:table-cell table:formula="of:=[.A1354]+[.$J$2]" office:value-type="float" office:value="1593455062" calcext:value-type="float">
            <text:p>1593455062</text:p>
          </table:table-cell>
          <table:table-cell table:formula="of:=([.$H1354]/86400)+25569-(3/24)" office:value-type="float" office:value="44011.6419212963" calcext:value-type="float">
            <text:p>44011,6419212963</text:p>
          </table:table-cell>
          <table:table-cell table:number-columns-repeated="2"/>
        </table:table-row>
        <table:table-row table:style-name="ro1">
          <table:table-cell office:value-type="float" office:value="1591275197" calcext:value-type="float">
            <text:p>1591275197</text:p>
          </table:table-cell>
          <table:table-cell table:style-name="ce3" office:value-type="string" calcext:value-type="string">
            <text:p>2020-06-04 09:53: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4.0</text:p>
          </table:table-cell>
          <table:table-cell table:formula="of:=[.I1355]" office:value-type="date" office:date-value="2020-06-29T15:24:22" calcext:value-type="date">
            <text:p>29/06/20</text:p>
          </table:table-cell>
          <table:table-cell table:formula="of:=[.I1355]" office:value-type="time" office:time-value="PT1056279H24M21.999999359S" calcext:value-type="time">
            <text:p>15:24:22</text:p>
          </table:table-cell>
          <table:table-cell table:formula="of:=[.A1355]+[.$J$2]" office:value-type="float" office:value="1593455062" calcext:value-type="float">
            <text:p>1593455062</text:p>
          </table:table-cell>
          <table:table-cell table:formula="of:=([.$H1355]/86400)+25569-(3/24)" office:value-type="float" office:value="44011.6419212963" calcext:value-type="float">
            <text:p>44011,6419212963</text:p>
          </table:table-cell>
          <table:table-cell table:number-columns-repeated="2"/>
        </table:table-row>
        <table:table-row table:style-name="ro1">
          <table:table-cell office:value-type="float" office:value="1591275197" calcext:value-type="float">
            <text:p>1591275197</text:p>
          </table:table-cell>
          <table:table-cell table:style-name="ce3" office:value-type="string" calcext:value-type="string">
            <text:p>2020-06-04 09:53: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9.0</text:p>
          </table:table-cell>
          <table:table-cell table:formula="of:=[.I1356]" office:value-type="date" office:date-value="2020-06-29T15:24:22" calcext:value-type="date">
            <text:p>29/06/20</text:p>
          </table:table-cell>
          <table:table-cell table:formula="of:=[.I1356]" office:value-type="time" office:time-value="PT1056279H24M21.999999359S" calcext:value-type="time">
            <text:p>15:24:22</text:p>
          </table:table-cell>
          <table:table-cell table:formula="of:=[.A1356]+[.$J$2]" office:value-type="float" office:value="1593455062" calcext:value-type="float">
            <text:p>1593455062</text:p>
          </table:table-cell>
          <table:table-cell table:formula="of:=([.$H1356]/86400)+25569-(3/24)" office:value-type="float" office:value="44011.6419212963" calcext:value-type="float">
            <text:p>44011,6419212963</text:p>
          </table:table-cell>
          <table:table-cell table:number-columns-repeated="2"/>
        </table:table-row>
        <table:table-row table:style-name="ro1">
          <table:table-cell office:value-type="float" office:value="1591275197" calcext:value-type="float">
            <text:p>1591275197</text:p>
          </table:table-cell>
          <table:table-cell table:style-name="ce3" office:value-type="string" calcext:value-type="string">
            <text:p>2020-06-04 09:53: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53.0</text:p>
          </table:table-cell>
          <table:table-cell table:formula="of:=[.I1357]" office:value-type="date" office:date-value="2020-06-29T15:24:22" calcext:value-type="date">
            <text:p>29/06/20</text:p>
          </table:table-cell>
          <table:table-cell table:formula="of:=[.I1357]" office:value-type="time" office:time-value="PT1056279H24M21.999999359S" calcext:value-type="time">
            <text:p>15:24:22</text:p>
          </table:table-cell>
          <table:table-cell table:formula="of:=[.A1357]+[.$J$2]" office:value-type="float" office:value="1593455062" calcext:value-type="float">
            <text:p>1593455062</text:p>
          </table:table-cell>
          <table:table-cell table:formula="of:=([.$H1357]/86400)+25569-(3/24)" office:value-type="float" office:value="44011.6419212963" calcext:value-type="float">
            <text:p>44011,6419212963</text:p>
          </table:table-cell>
          <table:table-cell table:number-columns-repeated="2"/>
        </table:table-row>
        <table:table-row table:style-name="ro1">
          <table:table-cell office:value-type="float" office:value="1591278796" calcext:value-type="float">
            <text:p>1591278796</text:p>
          </table:table-cell>
          <table:table-cell table:style-name="ce3" office:value-type="string" calcext:value-type="string">
            <text:p>2020-06-04 10:53: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48.0</text:p>
          </table:table-cell>
          <table:table-cell table:formula="of:=[.I1358]" office:value-type="date" office:date-value="2020-06-29T16:24:21" calcext:value-type="date">
            <text:p>29/06/20</text:p>
          </table:table-cell>
          <table:table-cell table:formula="of:=[.I1358]" office:value-type="time" office:time-value="PT1056280H24M20.999999754S" calcext:value-type="time">
            <text:p>16:24:21</text:p>
          </table:table-cell>
          <table:table-cell table:formula="of:=[.A1358]+[.$J$2]" office:value-type="float" office:value="1593458661" calcext:value-type="float">
            <text:p>1593458661</text:p>
          </table:table-cell>
          <table:table-cell table:formula="of:=([.$H1358]/86400)+25569-(3/24)" office:value-type="float" office:value="44011.6835763889" calcext:value-type="float">
            <text:p>44011,6835763889</text:p>
          </table:table-cell>
          <table:table-cell table:number-columns-repeated="2"/>
        </table:table-row>
        <table:table-row table:style-name="ro1">
          <table:table-cell office:value-type="float" office:value="1591278796" calcext:value-type="float">
            <text:p>1591278796</text:p>
          </table:table-cell>
          <table:table-cell table:style-name="ce3" office:value-type="string" calcext:value-type="string">
            <text:p>2020-06-04 10:53: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1359]" office:value-type="date" office:date-value="2020-06-29T16:24:21" calcext:value-type="date">
            <text:p>29/06/20</text:p>
          </table:table-cell>
          <table:table-cell table:formula="of:=[.I1359]" office:value-type="time" office:time-value="PT1056280H24M20.999999754S" calcext:value-type="time">
            <text:p>16:24:21</text:p>
          </table:table-cell>
          <table:table-cell table:formula="of:=[.A1359]+[.$J$2]" office:value-type="float" office:value="1593458661" calcext:value-type="float">
            <text:p>1593458661</text:p>
          </table:table-cell>
          <table:table-cell table:formula="of:=([.$H1359]/86400)+25569-(3/24)" office:value-type="float" office:value="44011.6835763889" calcext:value-type="float">
            <text:p>44011,6835763889</text:p>
          </table:table-cell>
          <table:table-cell table:number-columns-repeated="2"/>
        </table:table-row>
        <table:table-row table:style-name="ro1">
          <table:table-cell office:value-type="float" office:value="1591278796" calcext:value-type="float">
            <text:p>1591278796</text:p>
          </table:table-cell>
          <table:table-cell table:style-name="ce3" office:value-type="string" calcext:value-type="string">
            <text:p>2020-06-04 10:53: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1360]" office:value-type="date" office:date-value="2020-06-29T16:24:21" calcext:value-type="date">
            <text:p>29/06/20</text:p>
          </table:table-cell>
          <table:table-cell table:formula="of:=[.I1360]" office:value-type="time" office:time-value="PT1056280H24M20.999999754S" calcext:value-type="time">
            <text:p>16:24:21</text:p>
          </table:table-cell>
          <table:table-cell table:formula="of:=[.A1360]+[.$J$2]" office:value-type="float" office:value="1593458661" calcext:value-type="float">
            <text:p>1593458661</text:p>
          </table:table-cell>
          <table:table-cell table:formula="of:=([.$H1360]/86400)+25569-(3/24)" office:value-type="float" office:value="44011.6835763889" calcext:value-type="float">
            <text:p>44011,6835763889</text:p>
          </table:table-cell>
          <table:table-cell table:number-columns-repeated="2"/>
        </table:table-row>
        <table:table-row table:style-name="ro1">
          <table:table-cell office:value-type="float" office:value="1591278796" calcext:value-type="float">
            <text:p>1591278796</text:p>
          </table:table-cell>
          <table:table-cell table:style-name="ce3" office:value-type="string" calcext:value-type="string">
            <text:p>2020-06-04 10:53: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table:formula="of:=[.I1361]" office:value-type="date" office:date-value="2020-06-29T16:24:21" calcext:value-type="date">
            <text:p>29/06/20</text:p>
          </table:table-cell>
          <table:table-cell table:formula="of:=[.I1361]" office:value-type="time" office:time-value="PT1056280H24M20.999999754S" calcext:value-type="time">
            <text:p>16:24:21</text:p>
          </table:table-cell>
          <table:table-cell table:formula="of:=[.A1361]+[.$J$2]" office:value-type="float" office:value="1593458661" calcext:value-type="float">
            <text:p>1593458661</text:p>
          </table:table-cell>
          <table:table-cell table:formula="of:=([.$H1361]/86400)+25569-(3/24)" office:value-type="float" office:value="44011.6835763889" calcext:value-type="float">
            <text:p>44011,6835763889</text:p>
          </table:table-cell>
          <table:table-cell table:number-columns-repeated="2"/>
        </table:table-row>
        <table:table-row table:style-name="ro1">
          <table:table-cell office:value-type="float" office:value="1591282395" calcext:value-type="float">
            <text:p>1591282395</text:p>
          </table:table-cell>
          <table:table-cell table:style-name="ce3" office:value-type="string" calcext:value-type="string">
            <text:p>2020-06-04 11:53: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62]" office:value-type="date" office:date-value="2020-06-29T17:24:20" calcext:value-type="date">
            <text:p>29/06/20</text:p>
          </table:table-cell>
          <table:table-cell table:formula="of:=[.I1362]" office:value-type="time" office:time-value="PT1056281H24M20.000000149S" calcext:value-type="time">
            <text:p>17:24:20</text:p>
          </table:table-cell>
          <table:table-cell table:formula="of:=[.A1362]+[.$J$2]" office:value-type="float" office:value="1593462260" calcext:value-type="float">
            <text:p>1593462260</text:p>
          </table:table-cell>
          <table:table-cell table:formula="of:=([.$H1362]/86400)+25569-(3/24)" office:value-type="float" office:value="44011.7252314815" calcext:value-type="float">
            <text:p>44011,7252314815</text:p>
          </table:table-cell>
          <table:table-cell table:number-columns-repeated="2"/>
        </table:table-row>
        <table:table-row table:style-name="ro1">
          <table:table-cell office:value-type="float" office:value="1591282395" calcext:value-type="float">
            <text:p>1591282395</text:p>
          </table:table-cell>
          <table:table-cell table:style-name="ce3" office:value-type="string" calcext:value-type="string">
            <text:p>2020-06-04 11:53: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63]" office:value-type="date" office:date-value="2020-06-29T17:24:20" calcext:value-type="date">
            <text:p>29/06/20</text:p>
          </table:table-cell>
          <table:table-cell table:formula="of:=[.I1363]" office:value-type="time" office:time-value="PT1056281H24M20.000000149S" calcext:value-type="time">
            <text:p>17:24:20</text:p>
          </table:table-cell>
          <table:table-cell table:formula="of:=[.A1363]+[.$J$2]" office:value-type="float" office:value="1593462260" calcext:value-type="float">
            <text:p>1593462260</text:p>
          </table:table-cell>
          <table:table-cell table:formula="of:=([.$H1363]/86400)+25569-(3/24)" office:value-type="float" office:value="44011.7252314815" calcext:value-type="float">
            <text:p>44011,7252314815</text:p>
          </table:table-cell>
          <table:table-cell table:number-columns-repeated="2"/>
        </table:table-row>
        <table:table-row table:style-name="ro1">
          <table:table-cell office:value-type="float" office:value="1591282395" calcext:value-type="float">
            <text:p>1591282395</text:p>
          </table:table-cell>
          <table:table-cell table:style-name="ce3" office:value-type="string" calcext:value-type="string">
            <text:p>2020-06-04 11:53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364]" office:value-type="date" office:date-value="2020-06-29T17:24:20" calcext:value-type="date">
            <text:p>29/06/20</text:p>
          </table:table-cell>
          <table:table-cell table:formula="of:=[.I1364]" office:value-type="time" office:time-value="PT1056281H24M20.000000149S" calcext:value-type="time">
            <text:p>17:24:20</text:p>
          </table:table-cell>
          <table:table-cell table:formula="of:=[.A1364]+[.$J$2]" office:value-type="float" office:value="1593462260" calcext:value-type="float">
            <text:p>1593462260</text:p>
          </table:table-cell>
          <table:table-cell table:formula="of:=([.$H1364]/86400)+25569-(3/24)" office:value-type="float" office:value="44011.7252314815" calcext:value-type="float">
            <text:p>44011,7252314815</text:p>
          </table:table-cell>
          <table:table-cell table:number-columns-repeated="2"/>
        </table:table-row>
        <table:table-row table:style-name="ro1">
          <table:table-cell office:value-type="float" office:value="1591282395" calcext:value-type="float">
            <text:p>1591282395</text:p>
          </table:table-cell>
          <table:table-cell table:style-name="ce3" office:value-type="string" calcext:value-type="string">
            <text:p>2020-06-04 11:53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365]" office:value-type="date" office:date-value="2020-06-29T17:24:20" calcext:value-type="date">
            <text:p>29/06/20</text:p>
          </table:table-cell>
          <table:table-cell table:formula="of:=[.I1365]" office:value-type="time" office:time-value="PT1056281H24M20.000000149S" calcext:value-type="time">
            <text:p>17:24:20</text:p>
          </table:table-cell>
          <table:table-cell table:formula="of:=[.A1365]+[.$J$2]" office:value-type="float" office:value="1593462260" calcext:value-type="float">
            <text:p>1593462260</text:p>
          </table:table-cell>
          <table:table-cell table:formula="of:=([.$H1365]/86400)+25569-(3/24)" office:value-type="float" office:value="44011.7252314815" calcext:value-type="float">
            <text:p>44011,7252314815</text:p>
          </table:table-cell>
          <table:table-cell table:number-columns-repeated="2"/>
        </table:table-row>
        <table:table-row table:style-name="ro1">
          <table:table-cell office:value-type="float" office:value="1591285994" calcext:value-type="float">
            <text:p>1591285994</text:p>
          </table:table-cell>
          <table:table-cell table:style-name="ce3" office:value-type="string" calcext:value-type="string">
            <text:p>2020-06-04 12:53: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66]" office:value-type="date" office:date-value="2020-06-29T18:24:19" calcext:value-type="date">
            <text:p>29/06/20</text:p>
          </table:table-cell>
          <table:table-cell table:formula="of:=[.I1366]" office:value-type="time" office:time-value="PT1056282H24M18.999999706S" calcext:value-type="time">
            <text:p>18:24:19</text:p>
          </table:table-cell>
          <table:table-cell table:formula="of:=[.A1366]+[.$J$2]" office:value-type="float" office:value="1593465859" calcext:value-type="float">
            <text:p>1593465859</text:p>
          </table:table-cell>
          <table:table-cell table:formula="of:=([.$H1366]/86400)+25569-(3/24)" office:value-type="float" office:value="44011.7668865741" calcext:value-type="float">
            <text:p>44011,7668865741</text:p>
          </table:table-cell>
          <table:table-cell table:number-columns-repeated="2"/>
        </table:table-row>
        <table:table-row table:style-name="ro1">
          <table:table-cell office:value-type="float" office:value="1591285994" calcext:value-type="float">
            <text:p>1591285994</text:p>
          </table:table-cell>
          <table:table-cell table:style-name="ce3" office:value-type="string" calcext:value-type="string">
            <text:p>2020-06-04 12:53: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67]" office:value-type="date" office:date-value="2020-06-29T18:24:19" calcext:value-type="date">
            <text:p>29/06/20</text:p>
          </table:table-cell>
          <table:table-cell table:formula="of:=[.I1367]" office:value-type="time" office:time-value="PT1056282H24M18.999999706S" calcext:value-type="time">
            <text:p>18:24:19</text:p>
          </table:table-cell>
          <table:table-cell table:formula="of:=[.A1367]+[.$J$2]" office:value-type="float" office:value="1593465859" calcext:value-type="float">
            <text:p>1593465859</text:p>
          </table:table-cell>
          <table:table-cell table:formula="of:=([.$H1367]/86400)+25569-(3/24)" office:value-type="float" office:value="44011.7668865741" calcext:value-type="float">
            <text:p>44011,7668865741</text:p>
          </table:table-cell>
          <table:table-cell table:number-columns-repeated="2"/>
        </table:table-row>
        <table:table-row table:style-name="ro1">
          <table:table-cell office:value-type="float" office:value="1591285994" calcext:value-type="float">
            <text:p>1591285994</text:p>
          </table:table-cell>
          <table:table-cell table:style-name="ce3" office:value-type="string" calcext:value-type="string">
            <text:p>2020-06-04 12:53: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368]" office:value-type="date" office:date-value="2020-06-29T18:24:19" calcext:value-type="date">
            <text:p>29/06/20</text:p>
          </table:table-cell>
          <table:table-cell table:formula="of:=[.I1368]" office:value-type="time" office:time-value="PT1056282H24M18.999999706S" calcext:value-type="time">
            <text:p>18:24:19</text:p>
          </table:table-cell>
          <table:table-cell table:formula="of:=[.A1368]+[.$J$2]" office:value-type="float" office:value="1593465859" calcext:value-type="float">
            <text:p>1593465859</text:p>
          </table:table-cell>
          <table:table-cell table:formula="of:=([.$H1368]/86400)+25569-(3/24)" office:value-type="float" office:value="44011.7668865741" calcext:value-type="float">
            <text:p>44011,7668865741</text:p>
          </table:table-cell>
          <table:table-cell table:number-columns-repeated="2"/>
        </table:table-row>
        <table:table-row table:style-name="ro1">
          <table:table-cell office:value-type="float" office:value="1591285994" calcext:value-type="float">
            <text:p>1591285994</text:p>
          </table:table-cell>
          <table:table-cell table:style-name="ce3" office:value-type="string" calcext:value-type="string">
            <text:p>2020-06-04 12:53: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369]" office:value-type="date" office:date-value="2020-06-29T18:24:19" calcext:value-type="date">
            <text:p>29/06/20</text:p>
          </table:table-cell>
          <table:table-cell table:formula="of:=[.I1369]" office:value-type="time" office:time-value="PT1056282H24M18.999999706S" calcext:value-type="time">
            <text:p>18:24:19</text:p>
          </table:table-cell>
          <table:table-cell table:formula="of:=[.A1369]+[.$J$2]" office:value-type="float" office:value="1593465859" calcext:value-type="float">
            <text:p>1593465859</text:p>
          </table:table-cell>
          <table:table-cell table:formula="of:=([.$H1369]/86400)+25569-(3/24)" office:value-type="float" office:value="44011.7668865741" calcext:value-type="float">
            <text:p>44011,7668865741</text:p>
          </table:table-cell>
          <table:table-cell table:number-columns-repeated="2"/>
        </table:table-row>
        <table:table-row table:style-name="ro1">
          <table:table-cell office:value-type="float" office:value="1591289593" calcext:value-type="float">
            <text:p>1591289593</text:p>
          </table:table-cell>
          <table:table-cell table:style-name="ce3" office:value-type="string" calcext:value-type="string">
            <text:p>2020-06-04 13:53: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70]" office:value-type="date" office:date-value="2020-06-29T19:24:18" calcext:value-type="date">
            <text:p>29/06/20</text:p>
          </table:table-cell>
          <table:table-cell table:formula="of:=[.I1370]" office:value-type="time" office:time-value="PT1056283H24M18.000000101S" calcext:value-type="time">
            <text:p>19:24:18</text:p>
          </table:table-cell>
          <table:table-cell table:formula="of:=[.A1370]+[.$J$2]" office:value-type="float" office:value="1593469458" calcext:value-type="float">
            <text:p>1593469458</text:p>
          </table:table-cell>
          <table:table-cell table:formula="of:=([.$H1370]/86400)+25569-(3/24)" office:value-type="float" office:value="44011.8085416667" calcext:value-type="float">
            <text:p>44011,8085416667</text:p>
          </table:table-cell>
          <table:table-cell table:number-columns-repeated="2"/>
        </table:table-row>
        <table:table-row table:style-name="ro1">
          <table:table-cell office:value-type="float" office:value="1591289593" calcext:value-type="float">
            <text:p>1591289593</text:p>
          </table:table-cell>
          <table:table-cell table:style-name="ce3" office:value-type="string" calcext:value-type="string">
            <text:p>2020-06-04 13:53: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71]" office:value-type="date" office:date-value="2020-06-29T19:24:18" calcext:value-type="date">
            <text:p>29/06/20</text:p>
          </table:table-cell>
          <table:table-cell table:formula="of:=[.I1371]" office:value-type="time" office:time-value="PT1056283H24M18.000000101S" calcext:value-type="time">
            <text:p>19:24:18</text:p>
          </table:table-cell>
          <table:table-cell table:formula="of:=[.A1371]+[.$J$2]" office:value-type="float" office:value="1593469458" calcext:value-type="float">
            <text:p>1593469458</text:p>
          </table:table-cell>
          <table:table-cell table:formula="of:=([.$H1371]/86400)+25569-(3/24)" office:value-type="float" office:value="44011.8085416667" calcext:value-type="float">
            <text:p>44011,8085416667</text:p>
          </table:table-cell>
          <table:table-cell table:number-columns-repeated="2"/>
        </table:table-row>
        <table:table-row table:style-name="ro1">
          <table:table-cell office:value-type="float" office:value="1591289593" calcext:value-type="float">
            <text:p>1591289593</text:p>
          </table:table-cell>
          <table:table-cell table:style-name="ce3" office:value-type="string" calcext:value-type="string">
            <text:p>2020-06-04 13:53: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372]" office:value-type="date" office:date-value="2020-06-29T19:24:18" calcext:value-type="date">
            <text:p>29/06/20</text:p>
          </table:table-cell>
          <table:table-cell table:formula="of:=[.I1372]" office:value-type="time" office:time-value="PT1056283H24M18.000000101S" calcext:value-type="time">
            <text:p>19:24:18</text:p>
          </table:table-cell>
          <table:table-cell table:formula="of:=[.A1372]+[.$J$2]" office:value-type="float" office:value="1593469458" calcext:value-type="float">
            <text:p>1593469458</text:p>
          </table:table-cell>
          <table:table-cell table:formula="of:=([.$H1372]/86400)+25569-(3/24)" office:value-type="float" office:value="44011.8085416667" calcext:value-type="float">
            <text:p>44011,8085416667</text:p>
          </table:table-cell>
          <table:table-cell table:number-columns-repeated="2"/>
        </table:table-row>
        <table:table-row table:style-name="ro1">
          <table:table-cell office:value-type="float" office:value="1591289593" calcext:value-type="float">
            <text:p>1591289593</text:p>
          </table:table-cell>
          <table:table-cell table:style-name="ce3" office:value-type="string" calcext:value-type="string">
            <text:p>2020-06-04 13:53: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373]" office:value-type="date" office:date-value="2020-06-29T19:24:18" calcext:value-type="date">
            <text:p>29/06/20</text:p>
          </table:table-cell>
          <table:table-cell table:formula="of:=[.I1373]" office:value-type="time" office:time-value="PT1056283H24M18.000000101S" calcext:value-type="time">
            <text:p>19:24:18</text:p>
          </table:table-cell>
          <table:table-cell table:formula="of:=[.A1373]+[.$J$2]" office:value-type="float" office:value="1593469458" calcext:value-type="float">
            <text:p>1593469458</text:p>
          </table:table-cell>
          <table:table-cell table:formula="of:=([.$H1373]/86400)+25569-(3/24)" office:value-type="float" office:value="44011.8085416667" calcext:value-type="float">
            <text:p>44011,8085416667</text:p>
          </table:table-cell>
          <table:table-cell table:number-columns-repeated="2"/>
        </table:table-row>
        <table:table-row table:style-name="ro1">
          <table:table-cell office:value-type="float" office:value="1591293192" calcext:value-type="float">
            <text:p>1591293192</text:p>
          </table:table-cell>
          <table:table-cell table:style-name="ce3" office:value-type="string" calcext:value-type="string">
            <text:p>2020-06-04 14:53: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8.0</text:p>
          </table:table-cell>
          <table:table-cell table:formula="of:=[.I1374]" office:value-type="date" office:date-value="2020-06-29T20:24:17" calcext:value-type="date">
            <text:p>29/06/20</text:p>
          </table:table-cell>
          <table:table-cell table:formula="of:=[.I1374]" office:value-type="time" office:time-value="PT1056284H24M16.999999657S" calcext:value-type="time">
            <text:p>20:24:17</text:p>
          </table:table-cell>
          <table:table-cell table:formula="of:=[.A1374]+[.$J$2]" office:value-type="float" office:value="1593473057" calcext:value-type="float">
            <text:p>1593473057</text:p>
          </table:table-cell>
          <table:table-cell table:formula="of:=([.$H1374]/86400)+25569-(3/24)" office:value-type="float" office:value="44011.8501967593" calcext:value-type="float">
            <text:p>44011,8501967593</text:p>
          </table:table-cell>
          <table:table-cell table:number-columns-repeated="2"/>
        </table:table-row>
        <table:table-row table:style-name="ro1">
          <table:table-cell office:value-type="float" office:value="1591293192" calcext:value-type="float">
            <text:p>1591293192</text:p>
          </table:table-cell>
          <table:table-cell table:style-name="ce3" office:value-type="string" calcext:value-type="string">
            <text:p>2020-06-04 14:53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6</text:p>
          </table:table-cell>
          <table:table-cell office:value-type="string" calcext:value-type="string">
            <text:p>54.0</text:p>
          </table:table-cell>
          <table:table-cell table:formula="of:=[.I1375]" office:value-type="date" office:date-value="2020-06-29T20:24:17" calcext:value-type="date">
            <text:p>29/06/20</text:p>
          </table:table-cell>
          <table:table-cell table:formula="of:=[.I1375]" office:value-type="time" office:time-value="PT1056284H24M16.999999657S" calcext:value-type="time">
            <text:p>20:24:17</text:p>
          </table:table-cell>
          <table:table-cell table:formula="of:=[.A1375]+[.$J$2]" office:value-type="float" office:value="1593473057" calcext:value-type="float">
            <text:p>1593473057</text:p>
          </table:table-cell>
          <table:table-cell table:formula="of:=([.$H1375]/86400)+25569-(3/24)" office:value-type="float" office:value="44011.8501967593" calcext:value-type="float">
            <text:p>44011,8501967593</text:p>
          </table:table-cell>
          <table:table-cell table:number-columns-repeated="2"/>
        </table:table-row>
        <table:table-row table:style-name="ro1">
          <table:table-cell office:value-type="float" office:value="1591293192" calcext:value-type="float">
            <text:p>1591293192</text:p>
          </table:table-cell>
          <table:table-cell table:style-name="ce3" office:value-type="string" calcext:value-type="string">
            <text:p>2020-06-04 14:53: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49.0</text:p>
          </table:table-cell>
          <table:table-cell table:formula="of:=[.I1376]" office:value-type="date" office:date-value="2020-06-29T20:24:17" calcext:value-type="date">
            <text:p>29/06/20</text:p>
          </table:table-cell>
          <table:table-cell table:formula="of:=[.I1376]" office:value-type="time" office:time-value="PT1056284H24M16.999999657S" calcext:value-type="time">
            <text:p>20:24:17</text:p>
          </table:table-cell>
          <table:table-cell table:formula="of:=[.A1376]+[.$J$2]" office:value-type="float" office:value="1593473057" calcext:value-type="float">
            <text:p>1593473057</text:p>
          </table:table-cell>
          <table:table-cell table:formula="of:=([.$H1376]/86400)+25569-(3/24)" office:value-type="float" office:value="44011.8501967593" calcext:value-type="float">
            <text:p>44011,8501967593</text:p>
          </table:table-cell>
          <table:table-cell table:number-columns-repeated="2"/>
        </table:table-row>
        <table:table-row table:style-name="ro1">
          <table:table-cell office:value-type="float" office:value="1591293192" calcext:value-type="float">
            <text:p>1591293192</text:p>
          </table:table-cell>
          <table:table-cell table:style-name="ce3" office:value-type="string" calcext:value-type="string">
            <text:p>2020-06-04 14:53: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3.0</text:p>
          </table:table-cell>
          <table:table-cell table:formula="of:=[.I1377]" office:value-type="date" office:date-value="2020-06-29T20:24:17" calcext:value-type="date">
            <text:p>29/06/20</text:p>
          </table:table-cell>
          <table:table-cell table:formula="of:=[.I1377]" office:value-type="time" office:time-value="PT1056284H24M16.999999657S" calcext:value-type="time">
            <text:p>20:24:17</text:p>
          </table:table-cell>
          <table:table-cell table:formula="of:=[.A1377]+[.$J$2]" office:value-type="float" office:value="1593473057" calcext:value-type="float">
            <text:p>1593473057</text:p>
          </table:table-cell>
          <table:table-cell table:formula="of:=([.$H1377]/86400)+25569-(3/24)" office:value-type="float" office:value="44011.8501967593" calcext:value-type="float">
            <text:p>44011,8501967593</text:p>
          </table:table-cell>
          <table:table-cell table:number-columns-repeated="2"/>
        </table:table-row>
        <table:table-row table:style-name="ro1">
          <table:table-cell office:value-type="float" office:value="1591296791" calcext:value-type="float">
            <text:p>1591296791</text:p>
          </table:table-cell>
          <table:table-cell table:style-name="ce3" office:value-type="string" calcext:value-type="string">
            <text:p>2020-06-04 15:53: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378]" office:value-type="date" office:date-value="2020-06-29T21:24:16" calcext:value-type="date">
            <text:p>29/06/20</text:p>
          </table:table-cell>
          <table:table-cell table:formula="of:=[.I1378]" office:value-type="time" office:time-value="PT1056285H24M16.000000052S" calcext:value-type="time">
            <text:p>21:24:16</text:p>
          </table:table-cell>
          <table:table-cell table:formula="of:=[.A1378]+[.$J$2]" office:value-type="float" office:value="1593476656" calcext:value-type="float">
            <text:p>1593476656</text:p>
          </table:table-cell>
          <table:table-cell table:formula="of:=([.$H1378]/86400)+25569-(3/24)" office:value-type="float" office:value="44011.8918518519" calcext:value-type="float">
            <text:p>44011,8918518519</text:p>
          </table:table-cell>
          <table:table-cell table:number-columns-repeated="2"/>
        </table:table-row>
        <table:table-row table:style-name="ro1">
          <table:table-cell office:value-type="float" office:value="1591296791" calcext:value-type="float">
            <text:p>1591296791</text:p>
          </table:table-cell>
          <table:table-cell table:style-name="ce3" office:value-type="string" calcext:value-type="string">
            <text:p>2020-06-04 15:53: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79]" office:value-type="date" office:date-value="2020-06-29T21:24:16" calcext:value-type="date">
            <text:p>29/06/20</text:p>
          </table:table-cell>
          <table:table-cell table:formula="of:=[.I1379]" office:value-type="time" office:time-value="PT1056285H24M16.000000052S" calcext:value-type="time">
            <text:p>21:24:16</text:p>
          </table:table-cell>
          <table:table-cell table:formula="of:=[.A1379]+[.$J$2]" office:value-type="float" office:value="1593476656" calcext:value-type="float">
            <text:p>1593476656</text:p>
          </table:table-cell>
          <table:table-cell table:formula="of:=([.$H1379]/86400)+25569-(3/24)" office:value-type="float" office:value="44011.8918518519" calcext:value-type="float">
            <text:p>44011,8918518519</text:p>
          </table:table-cell>
          <table:table-cell table:number-columns-repeated="2"/>
        </table:table-row>
        <table:table-row table:style-name="ro1">
          <table:table-cell office:value-type="float" office:value="1591296791" calcext:value-type="float">
            <text:p>1591296791</text:p>
          </table:table-cell>
          <table:table-cell table:style-name="ce3" office:value-type="string" calcext:value-type="string">
            <text:p>2020-06-04 15:53: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80]" office:value-type="date" office:date-value="2020-06-29T21:24:16" calcext:value-type="date">
            <text:p>29/06/20</text:p>
          </table:table-cell>
          <table:table-cell table:formula="of:=[.I1380]" office:value-type="time" office:time-value="PT1056285H24M16.000000052S" calcext:value-type="time">
            <text:p>21:24:16</text:p>
          </table:table-cell>
          <table:table-cell table:formula="of:=[.A1380]+[.$J$2]" office:value-type="float" office:value="1593476656" calcext:value-type="float">
            <text:p>1593476656</text:p>
          </table:table-cell>
          <table:table-cell table:formula="of:=([.$H1380]/86400)+25569-(3/24)" office:value-type="float" office:value="44011.8918518519" calcext:value-type="float">
            <text:p>44011,8918518519</text:p>
          </table:table-cell>
          <table:table-cell table:number-columns-repeated="2"/>
        </table:table-row>
        <table:table-row table:style-name="ro1">
          <table:table-cell office:value-type="float" office:value="1591296791" calcext:value-type="float">
            <text:p>1591296791</text:p>
          </table:table-cell>
          <table:table-cell table:style-name="ce3" office:value-type="string" calcext:value-type="string">
            <text:p>2020-06-04 15:53: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81]" office:value-type="date" office:date-value="2020-06-29T21:24:16" calcext:value-type="date">
            <text:p>29/06/20</text:p>
          </table:table-cell>
          <table:table-cell table:formula="of:=[.I1381]" office:value-type="time" office:time-value="PT1056285H24M16.000000052S" calcext:value-type="time">
            <text:p>21:24:16</text:p>
          </table:table-cell>
          <table:table-cell table:formula="of:=[.A1381]+[.$J$2]" office:value-type="float" office:value="1593476656" calcext:value-type="float">
            <text:p>1593476656</text:p>
          </table:table-cell>
          <table:table-cell table:formula="of:=([.$H1381]/86400)+25569-(3/24)" office:value-type="float" office:value="44011.8918518519" calcext:value-type="float">
            <text:p>44011,8918518519</text:p>
          </table:table-cell>
          <table:table-cell table:number-columns-repeated="2"/>
        </table:table-row>
        <table:table-row table:style-name="ro1">
          <table:table-cell office:value-type="float" office:value="1591300390" calcext:value-type="float">
            <text:p>1591300390</text:p>
          </table:table-cell>
          <table:table-cell table:style-name="ce3" office:value-type="string" calcext:value-type="string">
            <text:p>2020-06-04 16:53: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382]" office:value-type="date" office:date-value="2020-06-29T22:24:15" calcext:value-type="date">
            <text:p>29/06/20</text:p>
          </table:table-cell>
          <table:table-cell table:formula="of:=[.I1382]" office:value-type="time" office:time-value="PT1056286H24M15.000000447S" calcext:value-type="time">
            <text:p>22:24:15</text:p>
          </table:table-cell>
          <table:table-cell table:formula="of:=[.A1382]+[.$J$2]" office:value-type="float" office:value="1593480255" calcext:value-type="float">
            <text:p>1593480255</text:p>
          </table:table-cell>
          <table:table-cell table:formula="of:=([.$H1382]/86400)+25569-(3/24)" office:value-type="float" office:value="44011.9335069445" calcext:value-type="float">
            <text:p>44011,9335069445</text:p>
          </table:table-cell>
          <table:table-cell table:number-columns-repeated="2"/>
        </table:table-row>
        <table:table-row table:style-name="ro1">
          <table:table-cell office:value-type="float" office:value="1591300390" calcext:value-type="float">
            <text:p>1591300390</text:p>
          </table:table-cell>
          <table:table-cell table:style-name="ce3" office:value-type="string" calcext:value-type="string">
            <text:p>2020-06-04 16:53: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83]" office:value-type="date" office:date-value="2020-06-29T22:24:15" calcext:value-type="date">
            <text:p>29/06/20</text:p>
          </table:table-cell>
          <table:table-cell table:formula="of:=[.I1383]" office:value-type="time" office:time-value="PT1056286H24M15.000000447S" calcext:value-type="time">
            <text:p>22:24:15</text:p>
          </table:table-cell>
          <table:table-cell table:formula="of:=[.A1383]+[.$J$2]" office:value-type="float" office:value="1593480255" calcext:value-type="float">
            <text:p>1593480255</text:p>
          </table:table-cell>
          <table:table-cell table:formula="of:=([.$H1383]/86400)+25569-(3/24)" office:value-type="float" office:value="44011.9335069445" calcext:value-type="float">
            <text:p>44011,9335069445</text:p>
          </table:table-cell>
          <table:table-cell table:number-columns-repeated="2"/>
        </table:table-row>
        <table:table-row table:style-name="ro1">
          <table:table-cell office:value-type="float" office:value="1591300390" calcext:value-type="float">
            <text:p>1591300390</text:p>
          </table:table-cell>
          <table:table-cell table:style-name="ce3" office:value-type="string" calcext:value-type="string">
            <text:p>2020-06-04 16:53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84]" office:value-type="date" office:date-value="2020-06-29T22:24:15" calcext:value-type="date">
            <text:p>29/06/20</text:p>
          </table:table-cell>
          <table:table-cell table:formula="of:=[.I1384]" office:value-type="time" office:time-value="PT1056286H24M15.000000447S" calcext:value-type="time">
            <text:p>22:24:15</text:p>
          </table:table-cell>
          <table:table-cell table:formula="of:=[.A1384]+[.$J$2]" office:value-type="float" office:value="1593480255" calcext:value-type="float">
            <text:p>1593480255</text:p>
          </table:table-cell>
          <table:table-cell table:formula="of:=([.$H1384]/86400)+25569-(3/24)" office:value-type="float" office:value="44011.9335069445" calcext:value-type="float">
            <text:p>44011,9335069445</text:p>
          </table:table-cell>
          <table:table-cell table:number-columns-repeated="2"/>
        </table:table-row>
        <table:table-row table:style-name="ro1">
          <table:table-cell office:value-type="float" office:value="1591300390" calcext:value-type="float">
            <text:p>1591300390</text:p>
          </table:table-cell>
          <table:table-cell table:style-name="ce3" office:value-type="string" calcext:value-type="string">
            <text:p>2020-06-04 16:53: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85]" office:value-type="date" office:date-value="2020-06-29T22:24:15" calcext:value-type="date">
            <text:p>29/06/20</text:p>
          </table:table-cell>
          <table:table-cell table:formula="of:=[.I1385]" office:value-type="time" office:time-value="PT1056286H24M15.000000447S" calcext:value-type="time">
            <text:p>22:24:15</text:p>
          </table:table-cell>
          <table:table-cell table:formula="of:=[.A1385]+[.$J$2]" office:value-type="float" office:value="1593480255" calcext:value-type="float">
            <text:p>1593480255</text:p>
          </table:table-cell>
          <table:table-cell table:formula="of:=([.$H1385]/86400)+25569-(3/24)" office:value-type="float" office:value="44011.9335069445" calcext:value-type="float">
            <text:p>44011,9335069445</text:p>
          </table:table-cell>
          <table:table-cell table:number-columns-repeated="2"/>
        </table:table-row>
        <table:table-row table:style-name="ro1">
          <table:table-cell office:value-type="float" office:value="1591303989" calcext:value-type="float">
            <text:p>1591303989</text:p>
          </table:table-cell>
          <table:table-cell table:style-name="ce3" office:value-type="string" calcext:value-type="string">
            <text:p>2020-06-04 17:53: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386]" office:value-type="date" office:date-value="2020-06-29T23:24:14" calcext:value-type="date">
            <text:p>29/06/20</text:p>
          </table:table-cell>
          <table:table-cell table:formula="of:=[.I1386]" office:value-type="time" office:time-value="PT1056287H24M14.000000004S" calcext:value-type="time">
            <text:p>23:24:14</text:p>
          </table:table-cell>
          <table:table-cell table:formula="of:=[.A1386]+[.$J$2]" office:value-type="float" office:value="1593483854" calcext:value-type="float">
            <text:p>1593483854</text:p>
          </table:table-cell>
          <table:table-cell table:formula="of:=([.$H1386]/86400)+25569-(3/24)" office:value-type="float" office:value="44011.975162037" calcext:value-type="float">
            <text:p>44011,975162037</text:p>
          </table:table-cell>
          <table:table-cell table:number-columns-repeated="2"/>
        </table:table-row>
        <table:table-row table:style-name="ro1">
          <table:table-cell office:value-type="float" office:value="1591303989" calcext:value-type="float">
            <text:p>1591303989</text:p>
          </table:table-cell>
          <table:table-cell table:style-name="ce3" office:value-type="string" calcext:value-type="string">
            <text:p>2020-06-04 17:53: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1387]" office:value-type="date" office:date-value="2020-06-29T23:24:14" calcext:value-type="date">
            <text:p>29/06/20</text:p>
          </table:table-cell>
          <table:table-cell table:formula="of:=[.I1387]" office:value-type="time" office:time-value="PT1056287H24M14.000000004S" calcext:value-type="time">
            <text:p>23:24:14</text:p>
          </table:table-cell>
          <table:table-cell table:formula="of:=[.A1387]+[.$J$2]" office:value-type="float" office:value="1593483854" calcext:value-type="float">
            <text:p>1593483854</text:p>
          </table:table-cell>
          <table:table-cell table:formula="of:=([.$H1387]/86400)+25569-(3/24)" office:value-type="float" office:value="44011.975162037" calcext:value-type="float">
            <text:p>44011,975162037</text:p>
          </table:table-cell>
          <table:table-cell table:number-columns-repeated="2"/>
        </table:table-row>
        <table:table-row table:style-name="ro1">
          <table:table-cell office:value-type="float" office:value="1591303989" calcext:value-type="float">
            <text:p>1591303989</text:p>
          </table:table-cell>
          <table:table-cell table:style-name="ce3" office:value-type="string" calcext:value-type="string">
            <text:p>2020-06-04 17:53: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88]" office:value-type="date" office:date-value="2020-06-29T23:24:14" calcext:value-type="date">
            <text:p>29/06/20</text:p>
          </table:table-cell>
          <table:table-cell table:formula="of:=[.I1388]" office:value-type="time" office:time-value="PT1056287H24M14.000000004S" calcext:value-type="time">
            <text:p>23:24:14</text:p>
          </table:table-cell>
          <table:table-cell table:formula="of:=[.A1388]+[.$J$2]" office:value-type="float" office:value="1593483854" calcext:value-type="float">
            <text:p>1593483854</text:p>
          </table:table-cell>
          <table:table-cell table:formula="of:=([.$H1388]/86400)+25569-(3/24)" office:value-type="float" office:value="44011.975162037" calcext:value-type="float">
            <text:p>44011,975162037</text:p>
          </table:table-cell>
          <table:table-cell table:number-columns-repeated="2"/>
        </table:table-row>
        <table:table-row table:style-name="ro1">
          <table:table-cell office:value-type="float" office:value="1591303989" calcext:value-type="float">
            <text:p>1591303989</text:p>
          </table:table-cell>
          <table:table-cell table:style-name="ce3" office:value-type="string" calcext:value-type="string">
            <text:p>2020-06-04 17:53: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89]" office:value-type="date" office:date-value="2020-06-29T23:24:14" calcext:value-type="date">
            <text:p>29/06/20</text:p>
          </table:table-cell>
          <table:table-cell table:formula="of:=[.I1389]" office:value-type="time" office:time-value="PT1056287H24M14.000000004S" calcext:value-type="time">
            <text:p>23:24:14</text:p>
          </table:table-cell>
          <table:table-cell table:formula="of:=[.A1389]+[.$J$2]" office:value-type="float" office:value="1593483854" calcext:value-type="float">
            <text:p>1593483854</text:p>
          </table:table-cell>
          <table:table-cell table:formula="of:=([.$H1389]/86400)+25569-(3/24)" office:value-type="float" office:value="44011.975162037" calcext:value-type="float">
            <text:p>44011,975162037</text:p>
          </table:table-cell>
          <table:table-cell table:number-columns-repeated="2"/>
        </table:table-row>
        <table:table-row table:style-name="ro1">
          <table:table-cell office:value-type="float" office:value="1591307588" calcext:value-type="float">
            <text:p>1591307588</text:p>
          </table:table-cell>
          <table:table-cell table:style-name="ce3" office:value-type="string" calcext:value-type="string">
            <text:p>2020-06-04 18:53: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390]" office:value-type="date" office:date-value="2020-06-30T00:24:13" calcext:value-type="date">
            <text:p>30/06/20</text:p>
          </table:table-cell>
          <table:table-cell table:formula="of:=[.I1390]" office:value-type="time" office:time-value="PT1056288H24M12.99999956S" calcext:value-type="time">
            <text:p>00:24:13</text:p>
          </table:table-cell>
          <table:table-cell table:formula="of:=[.A1390]+[.$J$2]" office:value-type="float" office:value="1593487453" calcext:value-type="float">
            <text:p>1593487453</text:p>
          </table:table-cell>
          <table:table-cell table:formula="of:=([.$H1390]/86400)+25569-(3/24)" office:value-type="float" office:value="44012.0168171296" calcext:value-type="float">
            <text:p>44012,0168171296</text:p>
          </table:table-cell>
          <table:table-cell table:number-columns-repeated="2"/>
        </table:table-row>
        <table:table-row table:style-name="ro1">
          <table:table-cell office:value-type="float" office:value="1591307588" calcext:value-type="float">
            <text:p>1591307588</text:p>
          </table:table-cell>
          <table:table-cell table:style-name="ce3" office:value-type="string" calcext:value-type="string">
            <text:p>2020-06-04 18:53: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1391]" office:value-type="date" office:date-value="2020-06-30T00:24:13" calcext:value-type="date">
            <text:p>30/06/20</text:p>
          </table:table-cell>
          <table:table-cell table:formula="of:=[.I1391]" office:value-type="time" office:time-value="PT1056288H24M12.99999956S" calcext:value-type="time">
            <text:p>00:24:13</text:p>
          </table:table-cell>
          <table:table-cell table:formula="of:=[.A1391]+[.$J$2]" office:value-type="float" office:value="1593487453" calcext:value-type="float">
            <text:p>1593487453</text:p>
          </table:table-cell>
          <table:table-cell table:formula="of:=([.$H1391]/86400)+25569-(3/24)" office:value-type="float" office:value="44012.0168171296" calcext:value-type="float">
            <text:p>44012,0168171296</text:p>
          </table:table-cell>
          <table:table-cell table:number-columns-repeated="2"/>
        </table:table-row>
        <table:table-row table:style-name="ro1">
          <table:table-cell office:value-type="float" office:value="1591307588" calcext:value-type="float">
            <text:p>1591307588</text:p>
          </table:table-cell>
          <table:table-cell table:style-name="ce3" office:value-type="string" calcext:value-type="string">
            <text:p>2020-06-04 18:53: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92]" office:value-type="date" office:date-value="2020-06-30T00:24:13" calcext:value-type="date">
            <text:p>30/06/20</text:p>
          </table:table-cell>
          <table:table-cell table:formula="of:=[.I1392]" office:value-type="time" office:time-value="PT1056288H24M12.99999956S" calcext:value-type="time">
            <text:p>00:24:13</text:p>
          </table:table-cell>
          <table:table-cell table:formula="of:=[.A1392]+[.$J$2]" office:value-type="float" office:value="1593487453" calcext:value-type="float">
            <text:p>1593487453</text:p>
          </table:table-cell>
          <table:table-cell table:formula="of:=([.$H1392]/86400)+25569-(3/24)" office:value-type="float" office:value="44012.0168171296" calcext:value-type="float">
            <text:p>44012,0168171296</text:p>
          </table:table-cell>
          <table:table-cell table:number-columns-repeated="2"/>
        </table:table-row>
        <table:table-row table:style-name="ro1">
          <table:table-cell office:value-type="float" office:value="1591307588" calcext:value-type="float">
            <text:p>1591307588</text:p>
          </table:table-cell>
          <table:table-cell table:style-name="ce3" office:value-type="string" calcext:value-type="string">
            <text:p>2020-06-04 18:53: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93]" office:value-type="date" office:date-value="2020-06-30T00:24:13" calcext:value-type="date">
            <text:p>30/06/20</text:p>
          </table:table-cell>
          <table:table-cell table:formula="of:=[.I1393]" office:value-type="time" office:time-value="PT1056288H24M12.99999956S" calcext:value-type="time">
            <text:p>00:24:13</text:p>
          </table:table-cell>
          <table:table-cell table:formula="of:=[.A1393]+[.$J$2]" office:value-type="float" office:value="1593487453" calcext:value-type="float">
            <text:p>1593487453</text:p>
          </table:table-cell>
          <table:table-cell table:formula="of:=([.$H1393]/86400)+25569-(3/24)" office:value-type="float" office:value="44012.0168171296" calcext:value-type="float">
            <text:p>44012,0168171296</text:p>
          </table:table-cell>
          <table:table-cell table:number-columns-repeated="2"/>
        </table:table-row>
        <table:table-row table:style-name="ro1">
          <table:table-cell office:value-type="float" office:value="1591311187" calcext:value-type="float">
            <text:p>1591311187</text:p>
          </table:table-cell>
          <table:table-cell table:style-name="ce3" office:value-type="string" calcext:value-type="string">
            <text:p>2020-06-04 19:53: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394]" office:value-type="date" office:date-value="2020-06-30T01:24:12" calcext:value-type="date">
            <text:p>30/06/20</text:p>
          </table:table-cell>
          <table:table-cell table:formula="of:=[.I1394]" office:value-type="time" office:time-value="PT1056289H24M11.999999955S" calcext:value-type="time">
            <text:p>01:24:12</text:p>
          </table:table-cell>
          <table:table-cell table:formula="of:=[.A1394]+[.$J$2]" office:value-type="float" office:value="1593491052" calcext:value-type="float">
            <text:p>1593491052</text:p>
          </table:table-cell>
          <table:table-cell table:formula="of:=([.$H1394]/86400)+25569-(3/24)" office:value-type="float" office:value="44012.0584722222" calcext:value-type="float">
            <text:p>44012,0584722222</text:p>
          </table:table-cell>
          <table:table-cell table:number-columns-repeated="2"/>
        </table:table-row>
        <table:table-row table:style-name="ro1">
          <table:table-cell office:value-type="float" office:value="1591311187" calcext:value-type="float">
            <text:p>1591311187</text:p>
          </table:table-cell>
          <table:table-cell table:style-name="ce3" office:value-type="string" calcext:value-type="string">
            <text:p>2020-06-04 19:53: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395]" office:value-type="date" office:date-value="2020-06-30T01:24:12" calcext:value-type="date">
            <text:p>30/06/20</text:p>
          </table:table-cell>
          <table:table-cell table:formula="of:=[.I1395]" office:value-type="time" office:time-value="PT1056289H24M11.999999955S" calcext:value-type="time">
            <text:p>01:24:12</text:p>
          </table:table-cell>
          <table:table-cell table:formula="of:=[.A1395]+[.$J$2]" office:value-type="float" office:value="1593491052" calcext:value-type="float">
            <text:p>1593491052</text:p>
          </table:table-cell>
          <table:table-cell table:formula="of:=([.$H1395]/86400)+25569-(3/24)" office:value-type="float" office:value="44012.0584722222" calcext:value-type="float">
            <text:p>44012,0584722222</text:p>
          </table:table-cell>
          <table:table-cell table:number-columns-repeated="2"/>
        </table:table-row>
        <table:table-row table:style-name="ro1">
          <table:table-cell office:value-type="float" office:value="1591311187" calcext:value-type="float">
            <text:p>1591311187</text:p>
          </table:table-cell>
          <table:table-cell table:style-name="ce3" office:value-type="string" calcext:value-type="string">
            <text:p>2020-06-04 19:53: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396]" office:value-type="date" office:date-value="2020-06-30T01:24:12" calcext:value-type="date">
            <text:p>30/06/20</text:p>
          </table:table-cell>
          <table:table-cell table:formula="of:=[.I1396]" office:value-type="time" office:time-value="PT1056289H24M11.999999955S" calcext:value-type="time">
            <text:p>01:24:12</text:p>
          </table:table-cell>
          <table:table-cell table:formula="of:=[.A1396]+[.$J$2]" office:value-type="float" office:value="1593491052" calcext:value-type="float">
            <text:p>1593491052</text:p>
          </table:table-cell>
          <table:table-cell table:formula="of:=([.$H1396]/86400)+25569-(3/24)" office:value-type="float" office:value="44012.0584722222" calcext:value-type="float">
            <text:p>44012,0584722222</text:p>
          </table:table-cell>
          <table:table-cell table:number-columns-repeated="2"/>
        </table:table-row>
        <table:table-row table:style-name="ro1">
          <table:table-cell office:value-type="float" office:value="1591311187" calcext:value-type="float">
            <text:p>1591311187</text:p>
          </table:table-cell>
          <table:table-cell table:style-name="ce3" office:value-type="string" calcext:value-type="string">
            <text:p>2020-06-04 19:53: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397]" office:value-type="date" office:date-value="2020-06-30T01:24:12" calcext:value-type="date">
            <text:p>30/06/20</text:p>
          </table:table-cell>
          <table:table-cell table:formula="of:=[.I1397]" office:value-type="time" office:time-value="PT1056289H24M11.999999955S" calcext:value-type="time">
            <text:p>01:24:12</text:p>
          </table:table-cell>
          <table:table-cell table:formula="of:=[.A1397]+[.$J$2]" office:value-type="float" office:value="1593491052" calcext:value-type="float">
            <text:p>1593491052</text:p>
          </table:table-cell>
          <table:table-cell table:formula="of:=([.$H1397]/86400)+25569-(3/24)" office:value-type="float" office:value="44012.0584722222" calcext:value-type="float">
            <text:p>44012,0584722222</text:p>
          </table:table-cell>
          <table:table-cell table:number-columns-repeated="2"/>
        </table:table-row>
        <table:table-row table:style-name="ro1">
          <table:table-cell office:value-type="float" office:value="1591314786" calcext:value-type="float">
            <text:p>1591314786</text:p>
          </table:table-cell>
          <table:table-cell table:style-name="ce3" office:value-type="string" calcext:value-type="string">
            <text:p>2020-06-04 20:53: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398]" office:value-type="date" office:date-value="2020-06-30T02:24:11" calcext:value-type="date">
            <text:p>30/06/20</text:p>
          </table:table-cell>
          <table:table-cell table:formula="of:=[.I1398]" office:value-type="time" office:time-value="PT1056290H24M11.00000035S" calcext:value-type="time">
            <text:p>02:24:11</text:p>
          </table:table-cell>
          <table:table-cell table:formula="of:=[.A1398]+[.$J$2]" office:value-type="float" office:value="1593494651" calcext:value-type="float">
            <text:p>1593494651</text:p>
          </table:table-cell>
          <table:table-cell table:formula="of:=([.$H1398]/86400)+25569-(3/24)" office:value-type="float" office:value="44012.1001273148" calcext:value-type="float">
            <text:p>44012,1001273148</text:p>
          </table:table-cell>
          <table:table-cell table:number-columns-repeated="2"/>
        </table:table-row>
        <table:table-row table:style-name="ro1">
          <table:table-cell office:value-type="float" office:value="1591314786" calcext:value-type="float">
            <text:p>1591314786</text:p>
          </table:table-cell>
          <table:table-cell table:style-name="ce3" office:value-type="string" calcext:value-type="string">
            <text:p>2020-06-04 20:53: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1399]" office:value-type="date" office:date-value="2020-06-30T02:24:11" calcext:value-type="date">
            <text:p>30/06/20</text:p>
          </table:table-cell>
          <table:table-cell table:formula="of:=[.I1399]" office:value-type="time" office:time-value="PT1056290H24M11.00000035S" calcext:value-type="time">
            <text:p>02:24:11</text:p>
          </table:table-cell>
          <table:table-cell table:formula="of:=[.A1399]+[.$J$2]" office:value-type="float" office:value="1593494651" calcext:value-type="float">
            <text:p>1593494651</text:p>
          </table:table-cell>
          <table:table-cell table:formula="of:=([.$H1399]/86400)+25569-(3/24)" office:value-type="float" office:value="44012.1001273148" calcext:value-type="float">
            <text:p>44012,1001273148</text:p>
          </table:table-cell>
          <table:table-cell table:number-columns-repeated="2"/>
        </table:table-row>
        <table:table-row table:style-name="ro1">
          <table:table-cell office:value-type="float" office:value="1591314786" calcext:value-type="float">
            <text:p>1591314786</text:p>
          </table:table-cell>
          <table:table-cell table:style-name="ce3" office:value-type="string" calcext:value-type="string">
            <text:p>2020-06-04 20:53: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400]" office:value-type="date" office:date-value="2020-06-30T02:24:11" calcext:value-type="date">
            <text:p>30/06/20</text:p>
          </table:table-cell>
          <table:table-cell table:formula="of:=[.I1400]" office:value-type="time" office:time-value="PT1056290H24M11.00000035S" calcext:value-type="time">
            <text:p>02:24:11</text:p>
          </table:table-cell>
          <table:table-cell table:formula="of:=[.A1400]+[.$J$2]" office:value-type="float" office:value="1593494651" calcext:value-type="float">
            <text:p>1593494651</text:p>
          </table:table-cell>
          <table:table-cell table:formula="of:=([.$H1400]/86400)+25569-(3/24)" office:value-type="float" office:value="44012.1001273148" calcext:value-type="float">
            <text:p>44012,1001273148</text:p>
          </table:table-cell>
          <table:table-cell table:number-columns-repeated="2"/>
        </table:table-row>
        <table:table-row table:style-name="ro1">
          <table:table-cell office:value-type="float" office:value="1591314786" calcext:value-type="float">
            <text:p>1591314786</text:p>
          </table:table-cell>
          <table:table-cell table:style-name="ce3" office:value-type="string" calcext:value-type="string">
            <text:p>2020-06-04 20:53: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401]" office:value-type="date" office:date-value="2020-06-30T02:24:11" calcext:value-type="date">
            <text:p>30/06/20</text:p>
          </table:table-cell>
          <table:table-cell table:formula="of:=[.I1401]" office:value-type="time" office:time-value="PT1056290H24M11.00000035S" calcext:value-type="time">
            <text:p>02:24:11</text:p>
          </table:table-cell>
          <table:table-cell table:formula="of:=[.A1401]+[.$J$2]" office:value-type="float" office:value="1593494651" calcext:value-type="float">
            <text:p>1593494651</text:p>
          </table:table-cell>
          <table:table-cell table:formula="of:=([.$H1401]/86400)+25569-(3/24)" office:value-type="float" office:value="44012.1001273148" calcext:value-type="float">
            <text:p>44012,1001273148</text:p>
          </table:table-cell>
          <table:table-cell table:number-columns-repeated="2"/>
        </table:table-row>
        <table:table-row table:style-name="ro1">
          <table:table-cell office:value-type="float" office:value="1591318385" calcext:value-type="float">
            <text:p>1591318385</text:p>
          </table:table-cell>
          <table:table-cell table:style-name="ce3" office:value-type="string" calcext:value-type="string">
            <text:p>2020-06-04 21:53: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48.0</text:p>
          </table:table-cell>
          <table:table-cell table:formula="of:=[.I1402]" office:value-type="date" office:date-value="2020-06-30T03:24:10" calcext:value-type="date">
            <text:p>30/06/20</text:p>
          </table:table-cell>
          <table:table-cell table:formula="of:=[.I1402]" office:value-type="time" office:time-value="PT1056291H24M09.999999907S" calcext:value-type="time">
            <text:p>03:24:10</text:p>
          </table:table-cell>
          <table:table-cell table:formula="of:=[.A1402]+[.$J$2]" office:value-type="float" office:value="1593498250" calcext:value-type="float">
            <text:p>1593498250</text:p>
          </table:table-cell>
          <table:table-cell table:formula="of:=([.$H1402]/86400)+25569-(3/24)" office:value-type="float" office:value="44012.1417824074" calcext:value-type="float">
            <text:p>44012,1417824074</text:p>
          </table:table-cell>
          <table:table-cell table:number-columns-repeated="2"/>
        </table:table-row>
        <table:table-row table:style-name="ro1">
          <table:table-cell office:value-type="float" office:value="1591318385" calcext:value-type="float">
            <text:p>1591318385</text:p>
          </table:table-cell>
          <table:table-cell table:style-name="ce3" office:value-type="string" calcext:value-type="string">
            <text:p>2020-06-04 21:53: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.2</text:p>
          </table:table-cell>
          <table:table-cell office:value-type="string" calcext:value-type="string">
            <text:p>55.0</text:p>
          </table:table-cell>
          <table:table-cell table:formula="of:=[.I1403]" office:value-type="date" office:date-value="2020-06-30T03:24:10" calcext:value-type="date">
            <text:p>30/06/20</text:p>
          </table:table-cell>
          <table:table-cell table:formula="of:=[.I1403]" office:value-type="time" office:time-value="PT1056291H24M09.999999907S" calcext:value-type="time">
            <text:p>03:24:10</text:p>
          </table:table-cell>
          <table:table-cell table:formula="of:=[.A1403]+[.$J$2]" office:value-type="float" office:value="1593498250" calcext:value-type="float">
            <text:p>1593498250</text:p>
          </table:table-cell>
          <table:table-cell table:formula="of:=([.$H1403]/86400)+25569-(3/24)" office:value-type="float" office:value="44012.1417824074" calcext:value-type="float">
            <text:p>44012,1417824074</text:p>
          </table:table-cell>
          <table:table-cell table:number-columns-repeated="2"/>
        </table:table-row>
        <table:table-row table:style-name="ro1">
          <table:table-cell office:value-type="float" office:value="1591318385" calcext:value-type="float">
            <text:p>1591318385</text:p>
          </table:table-cell>
          <table:table-cell table:style-name="ce3" office:value-type="string" calcext:value-type="string">
            <text:p>2020-06-04 21:53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3</text:p>
          </table:table-cell>
          <table:table-cell office:value-type="string" calcext:value-type="string">
            <text:p>49.0</text:p>
          </table:table-cell>
          <table:table-cell table:formula="of:=[.I1404]" office:value-type="date" office:date-value="2020-06-30T03:24:10" calcext:value-type="date">
            <text:p>30/06/20</text:p>
          </table:table-cell>
          <table:table-cell table:formula="of:=[.I1404]" office:value-type="time" office:time-value="PT1056291H24M09.999999907S" calcext:value-type="time">
            <text:p>03:24:10</text:p>
          </table:table-cell>
          <table:table-cell table:formula="of:=[.A1404]+[.$J$2]" office:value-type="float" office:value="1593498250" calcext:value-type="float">
            <text:p>1593498250</text:p>
          </table:table-cell>
          <table:table-cell table:formula="of:=([.$H1404]/86400)+25569-(3/24)" office:value-type="float" office:value="44012.1417824074" calcext:value-type="float">
            <text:p>44012,1417824074</text:p>
          </table:table-cell>
          <table:table-cell table:number-columns-repeated="2"/>
        </table:table-row>
        <table:table-row table:style-name="ro1">
          <table:table-cell office:value-type="float" office:value="1591318385" calcext:value-type="float">
            <text:p>1591318385</text:p>
          </table:table-cell>
          <table:table-cell table:style-name="ce3" office:value-type="string" calcext:value-type="string">
            <text:p>2020-06-04 21:53: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3.0</text:p>
          </table:table-cell>
          <table:table-cell table:formula="of:=[.I1405]" office:value-type="date" office:date-value="2020-06-30T03:24:10" calcext:value-type="date">
            <text:p>30/06/20</text:p>
          </table:table-cell>
          <table:table-cell table:formula="of:=[.I1405]" office:value-type="time" office:time-value="PT1056291H24M09.999999907S" calcext:value-type="time">
            <text:p>03:24:10</text:p>
          </table:table-cell>
          <table:table-cell table:formula="of:=[.A1405]+[.$J$2]" office:value-type="float" office:value="1593498250" calcext:value-type="float">
            <text:p>1593498250</text:p>
          </table:table-cell>
          <table:table-cell table:formula="of:=([.$H1405]/86400)+25569-(3/24)" office:value-type="float" office:value="44012.1417824074" calcext:value-type="float">
            <text:p>44012,1417824074</text:p>
          </table:table-cell>
          <table:table-cell table:number-columns-repeated="2"/>
        </table:table-row>
        <table:table-row table:style-name="ro1">
          <table:table-cell office:value-type="float" office:value="1591321984" calcext:value-type="float">
            <text:p>1591321984</text:p>
          </table:table-cell>
          <table:table-cell table:style-name="ce3" office:value-type="string" calcext:value-type="string">
            <text:p>2020-06-04 22:53: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406]" office:value-type="date" office:date-value="2020-06-30T04:24:09" calcext:value-type="date">
            <text:p>30/06/20</text:p>
          </table:table-cell>
          <table:table-cell table:formula="of:=[.I1406]" office:value-type="time" office:time-value="PT1056292H24M09.000000302S" calcext:value-type="time">
            <text:p>04:24:09</text:p>
          </table:table-cell>
          <table:table-cell table:formula="of:=[.A1406]+[.$J$2]" office:value-type="float" office:value="1593501849" calcext:value-type="float">
            <text:p>1593501849</text:p>
          </table:table-cell>
          <table:table-cell table:formula="of:=([.$H1406]/86400)+25569-(3/24)" office:value-type="float" office:value="44012.1834375" calcext:value-type="float">
            <text:p>44012,1834375</text:p>
          </table:table-cell>
          <table:table-cell table:number-columns-repeated="2"/>
        </table:table-row>
        <table:table-row table:style-name="ro1">
          <table:table-cell office:value-type="float" office:value="1591321984" calcext:value-type="float">
            <text:p>1591321984</text:p>
          </table:table-cell>
          <table:table-cell table:style-name="ce3" office:value-type="string" calcext:value-type="string">
            <text:p>2020-06-04 22:53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407]" office:value-type="date" office:date-value="2020-06-30T04:24:09" calcext:value-type="date">
            <text:p>30/06/20</text:p>
          </table:table-cell>
          <table:table-cell table:formula="of:=[.I1407]" office:value-type="time" office:time-value="PT1056292H24M09.000000302S" calcext:value-type="time">
            <text:p>04:24:09</text:p>
          </table:table-cell>
          <table:table-cell table:formula="of:=[.A1407]+[.$J$2]" office:value-type="float" office:value="1593501849" calcext:value-type="float">
            <text:p>1593501849</text:p>
          </table:table-cell>
          <table:table-cell table:formula="of:=([.$H1407]/86400)+25569-(3/24)" office:value-type="float" office:value="44012.1834375" calcext:value-type="float">
            <text:p>44012,1834375</text:p>
          </table:table-cell>
          <table:table-cell table:number-columns-repeated="2"/>
        </table:table-row>
        <table:table-row table:style-name="ro1">
          <table:table-cell office:value-type="float" office:value="1591321984" calcext:value-type="float">
            <text:p>1591321984</text:p>
          </table:table-cell>
          <table:table-cell table:style-name="ce3" office:value-type="string" calcext:value-type="string">
            <text:p>2020-06-04 22:53: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408]" office:value-type="date" office:date-value="2020-06-30T04:24:09" calcext:value-type="date">
            <text:p>30/06/20</text:p>
          </table:table-cell>
          <table:table-cell table:formula="of:=[.I1408]" office:value-type="time" office:time-value="PT1056292H24M09.000000302S" calcext:value-type="time">
            <text:p>04:24:09</text:p>
          </table:table-cell>
          <table:table-cell table:formula="of:=[.A1408]+[.$J$2]" office:value-type="float" office:value="1593501849" calcext:value-type="float">
            <text:p>1593501849</text:p>
          </table:table-cell>
          <table:table-cell table:formula="of:=([.$H1408]/86400)+25569-(3/24)" office:value-type="float" office:value="44012.1834375" calcext:value-type="float">
            <text:p>44012,1834375</text:p>
          </table:table-cell>
          <table:table-cell table:number-columns-repeated="2"/>
        </table:table-row>
        <table:table-row table:style-name="ro1">
          <table:table-cell office:value-type="float" office:value="1591321984" calcext:value-type="float">
            <text:p>1591321984</text:p>
          </table:table-cell>
          <table:table-cell table:style-name="ce3" office:value-type="string" calcext:value-type="string">
            <text:p>2020-06-04 22:53: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409]" office:value-type="date" office:date-value="2020-06-30T04:24:09" calcext:value-type="date">
            <text:p>30/06/20</text:p>
          </table:table-cell>
          <table:table-cell table:formula="of:=[.I1409]" office:value-type="time" office:time-value="PT1056292H24M09.000000302S" calcext:value-type="time">
            <text:p>04:24:09</text:p>
          </table:table-cell>
          <table:table-cell table:formula="of:=[.A1409]+[.$J$2]" office:value-type="float" office:value="1593501849" calcext:value-type="float">
            <text:p>1593501849</text:p>
          </table:table-cell>
          <table:table-cell table:formula="of:=([.$H1409]/86400)+25569-(3/24)" office:value-type="float" office:value="44012.1834375" calcext:value-type="float">
            <text:p>44012,1834375</text:p>
          </table:table-cell>
          <table:table-cell table:number-columns-repeated="2"/>
        </table:table-row>
        <table:table-row table:style-name="ro1">
          <table:table-cell office:value-type="float" office:value="1591325583" calcext:value-type="float">
            <text:p>1591325583</text:p>
          </table:table-cell>
          <table:table-cell table:style-name="ce3" office:value-type="string" calcext:value-type="string">
            <text:p>2020-06-04 23:53: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3</text:p>
          </table:table-cell>
          <table:table-cell office:value-type="string" calcext:value-type="string">
            <text:p>48.0</text:p>
          </table:table-cell>
          <table:table-cell table:formula="of:=[.I1410]" office:value-type="date" office:date-value="2020-06-30T05:24:08" calcext:value-type="date">
            <text:p>30/06/20</text:p>
          </table:table-cell>
          <table:table-cell table:formula="of:=[.I1410]" office:value-type="time" office:time-value="PT1056293H24M07.999999858S" calcext:value-type="time">
            <text:p>05:24:08</text:p>
          </table:table-cell>
          <table:table-cell table:formula="of:=[.A1410]+[.$J$2]" office:value-type="float" office:value="1593505448" calcext:value-type="float">
            <text:p>1593505448</text:p>
          </table:table-cell>
          <table:table-cell table:formula="of:=([.$H1410]/86400)+25569-(3/24)" office:value-type="float" office:value="44012.2250925926" calcext:value-type="float">
            <text:p>44012,2250925926</text:p>
          </table:table-cell>
          <table:table-cell table:number-columns-repeated="2"/>
        </table:table-row>
        <table:table-row table:style-name="ro1">
          <table:table-cell office:value-type="float" office:value="1591325583" calcext:value-type="float">
            <text:p>1591325583</text:p>
          </table:table-cell>
          <table:table-cell table:style-name="ce3" office:value-type="string" calcext:value-type="string">
            <text:p>2020-06-04 23:53: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4.0</text:p>
          </table:table-cell>
          <table:table-cell table:formula="of:=[.I1411]" office:value-type="date" office:date-value="2020-06-30T05:24:08" calcext:value-type="date">
            <text:p>30/06/20</text:p>
          </table:table-cell>
          <table:table-cell table:formula="of:=[.I1411]" office:value-type="time" office:time-value="PT1056293H24M07.999999858S" calcext:value-type="time">
            <text:p>05:24:08</text:p>
          </table:table-cell>
          <table:table-cell table:formula="of:=[.A1411]+[.$J$2]" office:value-type="float" office:value="1593505448" calcext:value-type="float">
            <text:p>1593505448</text:p>
          </table:table-cell>
          <table:table-cell table:formula="of:=([.$H1411]/86400)+25569-(3/24)" office:value-type="float" office:value="44012.2250925926" calcext:value-type="float">
            <text:p>44012,2250925926</text:p>
          </table:table-cell>
          <table:table-cell table:number-columns-repeated="2"/>
        </table:table-row>
        <table:table-row table:style-name="ro1">
          <table:table-cell office:value-type="float" office:value="1591325583" calcext:value-type="float">
            <text:p>1591325583</text:p>
          </table:table-cell>
          <table:table-cell table:style-name="ce3" office:value-type="string" calcext:value-type="string">
            <text:p>2020-06-04 23:53: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412]" office:value-type="date" office:date-value="2020-06-30T05:24:08" calcext:value-type="date">
            <text:p>30/06/20</text:p>
          </table:table-cell>
          <table:table-cell table:formula="of:=[.I1412]" office:value-type="time" office:time-value="PT1056293H24M07.999999858S" calcext:value-type="time">
            <text:p>05:24:08</text:p>
          </table:table-cell>
          <table:table-cell table:formula="of:=[.A1412]+[.$J$2]" office:value-type="float" office:value="1593505448" calcext:value-type="float">
            <text:p>1593505448</text:p>
          </table:table-cell>
          <table:table-cell table:formula="of:=([.$H1412]/86400)+25569-(3/24)" office:value-type="float" office:value="44012.2250925926" calcext:value-type="float">
            <text:p>44012,2250925926</text:p>
          </table:table-cell>
          <table:table-cell table:number-columns-repeated="2"/>
        </table:table-row>
        <table:table-row table:style-name="ro1">
          <table:table-cell office:value-type="float" office:value="1591325583" calcext:value-type="float">
            <text:p>1591325583</text:p>
          </table:table-cell>
          <table:table-cell table:style-name="ce3" office:value-type="string" calcext:value-type="string">
            <text:p>2020-06-04 23:53: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413]" office:value-type="date" office:date-value="2020-06-30T05:24:08" calcext:value-type="date">
            <text:p>30/06/20</text:p>
          </table:table-cell>
          <table:table-cell table:formula="of:=[.I1413]" office:value-type="time" office:time-value="PT1056293H24M07.999999858S" calcext:value-type="time">
            <text:p>05:24:08</text:p>
          </table:table-cell>
          <table:table-cell table:formula="of:=[.A1413]+[.$J$2]" office:value-type="float" office:value="1593505448" calcext:value-type="float">
            <text:p>1593505448</text:p>
          </table:table-cell>
          <table:table-cell table:formula="of:=([.$H1413]/86400)+25569-(3/24)" office:value-type="float" office:value="44012.2250925926" calcext:value-type="float">
            <text:p>44012,2250925926</text:p>
          </table:table-cell>
          <table:table-cell table:number-columns-repeated="2"/>
        </table:table-row>
        <table:table-row table:style-name="ro1">
          <table:table-cell office:value-type="float" office:value="1591329182" calcext:value-type="float">
            <text:p>1591329182</text:p>
          </table:table-cell>
          <table:table-cell table:style-name="ce3" office:value-type="string" calcext:value-type="string">
            <text:p>2020-06-05 00:53: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414]" office:value-type="date" office:date-value="2020-06-30T06:24:07" calcext:value-type="date">
            <text:p>30/06/20</text:p>
          </table:table-cell>
          <table:table-cell table:formula="of:=[.I1414]" office:value-type="time" office:time-value="PT1056294H24M07.000000253S" calcext:value-type="time">
            <text:p>06:24:07</text:p>
          </table:table-cell>
          <table:table-cell table:formula="of:=[.A1414]+[.$J$2]" office:value-type="float" office:value="1593509047" calcext:value-type="float">
            <text:p>1593509047</text:p>
          </table:table-cell>
          <table:table-cell table:formula="of:=([.$H1414]/86400)+25569-(3/24)" office:value-type="float" office:value="44012.2667476852" calcext:value-type="float">
            <text:p>44012,2667476852</text:p>
          </table:table-cell>
          <table:table-cell table:number-columns-repeated="2"/>
        </table:table-row>
        <table:table-row table:style-name="ro1">
          <table:table-cell office:value-type="float" office:value="1591329182" calcext:value-type="float">
            <text:p>1591329182</text:p>
          </table:table-cell>
          <table:table-cell table:style-name="ce3" office:value-type="string" calcext:value-type="string">
            <text:p>2020-06-05 00:53: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415]" office:value-type="date" office:date-value="2020-06-30T06:24:07" calcext:value-type="date">
            <text:p>30/06/20</text:p>
          </table:table-cell>
          <table:table-cell table:formula="of:=[.I1415]" office:value-type="time" office:time-value="PT1056294H24M07.000000253S" calcext:value-type="time">
            <text:p>06:24:07</text:p>
          </table:table-cell>
          <table:table-cell table:formula="of:=[.A1415]+[.$J$2]" office:value-type="float" office:value="1593509047" calcext:value-type="float">
            <text:p>1593509047</text:p>
          </table:table-cell>
          <table:table-cell table:formula="of:=([.$H1415]/86400)+25569-(3/24)" office:value-type="float" office:value="44012.2667476852" calcext:value-type="float">
            <text:p>44012,2667476852</text:p>
          </table:table-cell>
          <table:table-cell table:number-columns-repeated="2"/>
        </table:table-row>
        <table:table-row table:style-name="ro1">
          <table:table-cell office:value-type="float" office:value="1591329182" calcext:value-type="float">
            <text:p>1591329182</text:p>
          </table:table-cell>
          <table:table-cell table:style-name="ce3" office:value-type="string" calcext:value-type="string">
            <text:p>2020-06-05 00:53: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9.0</text:p>
          </table:table-cell>
          <table:table-cell table:formula="of:=[.I1416]" office:value-type="date" office:date-value="2020-06-30T06:24:07" calcext:value-type="date">
            <text:p>30/06/20</text:p>
          </table:table-cell>
          <table:table-cell table:formula="of:=[.I1416]" office:value-type="time" office:time-value="PT1056294H24M07.000000253S" calcext:value-type="time">
            <text:p>06:24:07</text:p>
          </table:table-cell>
          <table:table-cell table:formula="of:=[.A1416]+[.$J$2]" office:value-type="float" office:value="1593509047" calcext:value-type="float">
            <text:p>1593509047</text:p>
          </table:table-cell>
          <table:table-cell table:formula="of:=([.$H1416]/86400)+25569-(3/24)" office:value-type="float" office:value="44012.2667476852" calcext:value-type="float">
            <text:p>44012,2667476852</text:p>
          </table:table-cell>
          <table:table-cell table:number-columns-repeated="2"/>
        </table:table-row>
        <table:table-row table:style-name="ro1">
          <table:table-cell office:value-type="float" office:value="1591329182" calcext:value-type="float">
            <text:p>1591329182</text:p>
          </table:table-cell>
          <table:table-cell table:style-name="ce3" office:value-type="string" calcext:value-type="string">
            <text:p>2020-06-05 00:53: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53.0</text:p>
          </table:table-cell>
          <table:table-cell table:formula="of:=[.I1417]" office:value-type="date" office:date-value="2020-06-30T06:24:07" calcext:value-type="date">
            <text:p>30/06/20</text:p>
          </table:table-cell>
          <table:table-cell table:formula="of:=[.I1417]" office:value-type="time" office:time-value="PT1056294H24M07.000000253S" calcext:value-type="time">
            <text:p>06:24:07</text:p>
          </table:table-cell>
          <table:table-cell table:formula="of:=[.A1417]+[.$J$2]" office:value-type="float" office:value="1593509047" calcext:value-type="float">
            <text:p>1593509047</text:p>
          </table:table-cell>
          <table:table-cell table:formula="of:=([.$H1417]/86400)+25569-(3/24)" office:value-type="float" office:value="44012.2667476852" calcext:value-type="float">
            <text:p>44012,2667476852</text:p>
          </table:table-cell>
          <table:table-cell table:number-columns-repeated="2"/>
        </table:table-row>
        <table:table-row table:style-name="ro1">
          <table:table-cell office:value-type="float" office:value="1591332781" calcext:value-type="float">
            <text:p>1591332781</text:p>
          </table:table-cell>
          <table:table-cell table:style-name="ce3" office:value-type="string" calcext:value-type="string">
            <text:p>2020-06-05 01:53: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418]" office:value-type="date" office:date-value="2020-06-30T07:24:06" calcext:value-type="date">
            <text:p>30/06/20</text:p>
          </table:table-cell>
          <table:table-cell table:formula="of:=[.I1418]" office:value-type="time" office:time-value="PT1056295H24M06.000000648S" calcext:value-type="time">
            <text:p>07:24:06</text:p>
          </table:table-cell>
          <table:table-cell table:formula="of:=[.A1418]+[.$J$2]" office:value-type="float" office:value="1593512646" calcext:value-type="float">
            <text:p>1593512646</text:p>
          </table:table-cell>
          <table:table-cell table:formula="of:=([.$H1418]/86400)+25569-(3/24)" office:value-type="float" office:value="44012.3084027778" calcext:value-type="float">
            <text:p>44012,3084027778</text:p>
          </table:table-cell>
          <table:table-cell table:number-columns-repeated="2"/>
        </table:table-row>
        <table:table-row table:style-name="ro1">
          <table:table-cell office:value-type="float" office:value="1591332781" calcext:value-type="float">
            <text:p>1591332781</text:p>
          </table:table-cell>
          <table:table-cell table:style-name="ce3" office:value-type="string" calcext:value-type="string">
            <text:p>2020-06-05 01:53: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419]" office:value-type="date" office:date-value="2020-06-30T07:24:06" calcext:value-type="date">
            <text:p>30/06/20</text:p>
          </table:table-cell>
          <table:table-cell table:formula="of:=[.I1419]" office:value-type="time" office:time-value="PT1056295H24M06.000000648S" calcext:value-type="time">
            <text:p>07:24:06</text:p>
          </table:table-cell>
          <table:table-cell table:formula="of:=[.A1419]+[.$J$2]" office:value-type="float" office:value="1593512646" calcext:value-type="float">
            <text:p>1593512646</text:p>
          </table:table-cell>
          <table:table-cell table:formula="of:=([.$H1419]/86400)+25569-(3/24)" office:value-type="float" office:value="44012.3084027778" calcext:value-type="float">
            <text:p>44012,3084027778</text:p>
          </table:table-cell>
          <table:table-cell table:number-columns-repeated="2"/>
        </table:table-row>
        <table:table-row table:style-name="ro1">
          <table:table-cell office:value-type="float" office:value="1591332781" calcext:value-type="float">
            <text:p>1591332781</text:p>
          </table:table-cell>
          <table:table-cell table:style-name="ce3" office:value-type="string" calcext:value-type="string">
            <text:p>2020-06-05 01:53: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420]" office:value-type="date" office:date-value="2020-06-30T07:24:06" calcext:value-type="date">
            <text:p>30/06/20</text:p>
          </table:table-cell>
          <table:table-cell table:formula="of:=[.I1420]" office:value-type="time" office:time-value="PT1056295H24M06.000000648S" calcext:value-type="time">
            <text:p>07:24:06</text:p>
          </table:table-cell>
          <table:table-cell table:formula="of:=[.A1420]+[.$J$2]" office:value-type="float" office:value="1593512646" calcext:value-type="float">
            <text:p>1593512646</text:p>
          </table:table-cell>
          <table:table-cell table:formula="of:=([.$H1420]/86400)+25569-(3/24)" office:value-type="float" office:value="44012.3084027778" calcext:value-type="float">
            <text:p>44012,3084027778</text:p>
          </table:table-cell>
          <table:table-cell table:number-columns-repeated="2"/>
        </table:table-row>
        <table:table-row table:style-name="ro1">
          <table:table-cell office:value-type="float" office:value="1591332781" calcext:value-type="float">
            <text:p>1591332781</text:p>
          </table:table-cell>
          <table:table-cell table:style-name="ce3" office:value-type="string" calcext:value-type="string">
            <text:p>2020-06-05 01:53: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421]" office:value-type="date" office:date-value="2020-06-30T07:24:06" calcext:value-type="date">
            <text:p>30/06/20</text:p>
          </table:table-cell>
          <table:table-cell table:formula="of:=[.I1421]" office:value-type="time" office:time-value="PT1056295H24M06.000000648S" calcext:value-type="time">
            <text:p>07:24:06</text:p>
          </table:table-cell>
          <table:table-cell table:formula="of:=[.A1421]+[.$J$2]" office:value-type="float" office:value="1593512646" calcext:value-type="float">
            <text:p>1593512646</text:p>
          </table:table-cell>
          <table:table-cell table:formula="of:=([.$H1421]/86400)+25569-(3/24)" office:value-type="float" office:value="44012.3084027778" calcext:value-type="float">
            <text:p>44012,3084027778</text:p>
          </table:table-cell>
          <table:table-cell table:number-columns-repeated="2"/>
        </table:table-row>
        <table:table-row table:style-name="ro1">
          <table:table-cell office:value-type="float" office:value="1591336380" calcext:value-type="float">
            <text:p>1591336380</text:p>
          </table:table-cell>
          <table:table-cell table:style-name="ce3" office:value-type="string" calcext:value-type="string">
            <text:p>2020-06-05 02:53: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4</text:p>
          </table:table-cell>
          <table:table-cell office:value-type="string" calcext:value-type="string">
            <text:p>48.0</text:p>
          </table:table-cell>
          <table:table-cell table:formula="of:=[.I1422]" office:value-type="date" office:date-value="2020-06-30T08:24:05" calcext:value-type="date">
            <text:p>30/06/20</text:p>
          </table:table-cell>
          <table:table-cell table:formula="of:=[.I1422]" office:value-type="time" office:time-value="PT1056296H24M04.999999367S" calcext:value-type="time">
            <text:p>08:24:05</text:p>
          </table:table-cell>
          <table:table-cell table:formula="of:=[.A1422]+[.$J$2]" office:value-type="float" office:value="1593516245" calcext:value-type="float">
            <text:p>1593516245</text:p>
          </table:table-cell>
          <table:table-cell table:formula="of:=([.$H1422]/86400)+25569-(3/24)" office:value-type="float" office:value="44012.3500578704" calcext:value-type="float">
            <text:p>44012,3500578704</text:p>
          </table:table-cell>
          <table:table-cell table:number-columns-repeated="2"/>
        </table:table-row>
        <table:table-row table:style-name="ro1">
          <table:table-cell office:value-type="float" office:value="1591336380" calcext:value-type="float">
            <text:p>1591336380</text:p>
          </table:table-cell>
          <table:table-cell table:style-name="ce3" office:value-type="string" calcext:value-type="string">
            <text:p>2020-06-05 02:53: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4.0</text:p>
          </table:table-cell>
          <table:table-cell table:formula="of:=[.I1423]" office:value-type="date" office:date-value="2020-06-30T08:24:05" calcext:value-type="date">
            <text:p>30/06/20</text:p>
          </table:table-cell>
          <table:table-cell table:formula="of:=[.I1423]" office:value-type="time" office:time-value="PT1056296H24M04.999999367S" calcext:value-type="time">
            <text:p>08:24:05</text:p>
          </table:table-cell>
          <table:table-cell table:formula="of:=[.A1423]+[.$J$2]" office:value-type="float" office:value="1593516245" calcext:value-type="float">
            <text:p>1593516245</text:p>
          </table:table-cell>
          <table:table-cell table:formula="of:=([.$H1423]/86400)+25569-(3/24)" office:value-type="float" office:value="44012.3500578704" calcext:value-type="float">
            <text:p>44012,3500578704</text:p>
          </table:table-cell>
          <table:table-cell table:number-columns-repeated="2"/>
        </table:table-row>
        <table:table-row table:style-name="ro1">
          <table:table-cell office:value-type="float" office:value="1591336380" calcext:value-type="float">
            <text:p>1591336380</text:p>
          </table:table-cell>
          <table:table-cell table:style-name="ce3" office:value-type="string" calcext:value-type="string">
            <text:p>2020-06-05 02:53: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424]" office:value-type="date" office:date-value="2020-06-30T08:24:05" calcext:value-type="date">
            <text:p>30/06/20</text:p>
          </table:table-cell>
          <table:table-cell table:formula="of:=[.I1424]" office:value-type="time" office:time-value="PT1056296H24M04.999999367S" calcext:value-type="time">
            <text:p>08:24:05</text:p>
          </table:table-cell>
          <table:table-cell table:formula="of:=[.A1424]+[.$J$2]" office:value-type="float" office:value="1593516245" calcext:value-type="float">
            <text:p>1593516245</text:p>
          </table:table-cell>
          <table:table-cell table:formula="of:=([.$H1424]/86400)+25569-(3/24)" office:value-type="float" office:value="44012.3500578704" calcext:value-type="float">
            <text:p>44012,3500578704</text:p>
          </table:table-cell>
          <table:table-cell table:number-columns-repeated="2"/>
        </table:table-row>
        <table:table-row table:style-name="ro1">
          <table:table-cell office:value-type="float" office:value="1591336380" calcext:value-type="float">
            <text:p>1591336380</text:p>
          </table:table-cell>
          <table:table-cell table:style-name="ce3" office:value-type="string" calcext:value-type="string">
            <text:p>2020-06-05 02:53: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53.0</text:p>
          </table:table-cell>
          <table:table-cell table:formula="of:=[.I1425]" office:value-type="date" office:date-value="2020-06-30T08:24:05" calcext:value-type="date">
            <text:p>30/06/20</text:p>
          </table:table-cell>
          <table:table-cell table:formula="of:=[.I1425]" office:value-type="time" office:time-value="PT1056296H24M04.999999367S" calcext:value-type="time">
            <text:p>08:24:05</text:p>
          </table:table-cell>
          <table:table-cell table:formula="of:=[.A1425]+[.$J$2]" office:value-type="float" office:value="1593516245" calcext:value-type="float">
            <text:p>1593516245</text:p>
          </table:table-cell>
          <table:table-cell table:formula="of:=([.$H1425]/86400)+25569-(3/24)" office:value-type="float" office:value="44012.3500578704" calcext:value-type="float">
            <text:p>44012,3500578704</text:p>
          </table:table-cell>
          <table:table-cell table:number-columns-repeated="2"/>
        </table:table-row>
        <table:table-row table:style-name="ro1">
          <table:table-cell office:value-type="float" office:value="1591339979" calcext:value-type="float">
            <text:p>1591339979</text:p>
          </table:table-cell>
          <table:table-cell table:style-name="ce3" office:value-type="string" calcext:value-type="string">
            <text:p>2020-06-05 03:52: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48.0</text:p>
          </table:table-cell>
          <table:table-cell table:formula="of:=[.I1426]" office:value-type="date" office:date-value="2020-06-30T09:24:04" calcext:value-type="date">
            <text:p>30/06/20</text:p>
          </table:table-cell>
          <table:table-cell table:formula="of:=[.I1426]" office:value-type="time" office:time-value="PT1056297H24M03.999999762S" calcext:value-type="time">
            <text:p>09:24:04</text:p>
          </table:table-cell>
          <table:table-cell table:formula="of:=[.A1426]+[.$J$2]" office:value-type="float" office:value="1593519844" calcext:value-type="float">
            <text:p>1593519844</text:p>
          </table:table-cell>
          <table:table-cell table:formula="of:=([.$H1426]/86400)+25569-(3/24)" office:value-type="float" office:value="44012.391712963" calcext:value-type="float">
            <text:p>44012,391712963</text:p>
          </table:table-cell>
          <table:table-cell table:number-columns-repeated="2"/>
        </table:table-row>
        <table:table-row table:style-name="ro1">
          <table:table-cell office:value-type="float" office:value="1591339979" calcext:value-type="float">
            <text:p>1591339979</text:p>
          </table:table-cell>
          <table:table-cell table:style-name="ce3" office:value-type="string" calcext:value-type="string">
            <text:p>2020-06-05 03:52:5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.0</text:p>
          </table:table-cell>
          <table:table-cell table:formula="of:=[.I1427]" office:value-type="date" office:date-value="2020-06-30T09:24:04" calcext:value-type="date">
            <text:p>30/06/20</text:p>
          </table:table-cell>
          <table:table-cell table:formula="of:=[.I1427]" office:value-type="time" office:time-value="PT1056297H24M03.999999762S" calcext:value-type="time">
            <text:p>09:24:04</text:p>
          </table:table-cell>
          <table:table-cell table:formula="of:=[.A1427]+[.$J$2]" office:value-type="float" office:value="1593519844" calcext:value-type="float">
            <text:p>1593519844</text:p>
          </table:table-cell>
          <table:table-cell table:formula="of:=([.$H1427]/86400)+25569-(3/24)" office:value-type="float" office:value="44012.391712963" calcext:value-type="float">
            <text:p>44012,391712963</text:p>
          </table:table-cell>
          <table:table-cell table:number-columns-repeated="2"/>
        </table:table-row>
        <table:table-row table:style-name="ro1">
          <table:table-cell office:value-type="float" office:value="1591339979" calcext:value-type="float">
            <text:p>1591339979</text:p>
          </table:table-cell>
          <table:table-cell table:style-name="ce3" office:value-type="string" calcext:value-type="string">
            <text:p>2020-06-05 03:52: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49.0</text:p>
          </table:table-cell>
          <table:table-cell table:formula="of:=[.I1428]" office:value-type="date" office:date-value="2020-06-30T09:24:04" calcext:value-type="date">
            <text:p>30/06/20</text:p>
          </table:table-cell>
          <table:table-cell table:formula="of:=[.I1428]" office:value-type="time" office:time-value="PT1056297H24M03.999999762S" calcext:value-type="time">
            <text:p>09:24:04</text:p>
          </table:table-cell>
          <table:table-cell table:formula="of:=[.A1428]+[.$J$2]" office:value-type="float" office:value="1593519844" calcext:value-type="float">
            <text:p>1593519844</text:p>
          </table:table-cell>
          <table:table-cell table:formula="of:=([.$H1428]/86400)+25569-(3/24)" office:value-type="float" office:value="44012.391712963" calcext:value-type="float">
            <text:p>44012,391712963</text:p>
          </table:table-cell>
          <table:table-cell table:number-columns-repeated="2"/>
        </table:table-row>
        <table:table-row table:style-name="ro1">
          <table:table-cell office:value-type="float" office:value="1591339979" calcext:value-type="float">
            <text:p>1591339979</text:p>
          </table:table-cell>
          <table:table-cell table:style-name="ce3" office:value-type="string" calcext:value-type="string">
            <text:p>2020-06-05 03:52: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53.0</text:p>
          </table:table-cell>
          <table:table-cell table:formula="of:=[.I1429]" office:value-type="date" office:date-value="2020-06-30T09:24:04" calcext:value-type="date">
            <text:p>30/06/20</text:p>
          </table:table-cell>
          <table:table-cell table:formula="of:=[.I1429]" office:value-type="time" office:time-value="PT1056297H24M03.999999762S" calcext:value-type="time">
            <text:p>09:24:04</text:p>
          </table:table-cell>
          <table:table-cell table:formula="of:=[.A1429]+[.$J$2]" office:value-type="float" office:value="1593519844" calcext:value-type="float">
            <text:p>1593519844</text:p>
          </table:table-cell>
          <table:table-cell table:formula="of:=([.$H1429]/86400)+25569-(3/24)" office:value-type="float" office:value="44012.391712963" calcext:value-type="float">
            <text:p>44012,391712963</text:p>
          </table:table-cell>
          <table:table-cell table:number-columns-repeated="2"/>
        </table:table-row>
        <table:table-row table:style-name="ro1">
          <table:table-cell office:value-type="float" office:value="1591343578" calcext:value-type="float">
            <text:p>1591343578</text:p>
          </table:table-cell>
          <table:table-cell table:style-name="ce3" office:value-type="string" calcext:value-type="string">
            <text:p>2020-06-05 04:52: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1430]" office:value-type="date" office:date-value="2020-06-30T10:24:03" calcext:value-type="date">
            <text:p>30/06/20</text:p>
          </table:table-cell>
          <table:table-cell table:formula="of:=[.I1430]" office:value-type="time" office:time-value="PT1056298H24M03.000000156S" calcext:value-type="time">
            <text:p>10:24:03</text:p>
          </table:table-cell>
          <table:table-cell table:formula="of:=[.A1430]+[.$J$2]" office:value-type="float" office:value="1593523443" calcext:value-type="float">
            <text:p>1593523443</text:p>
          </table:table-cell>
          <table:table-cell table:formula="of:=([.$H1430]/86400)+25569-(3/24)" office:value-type="float" office:value="44012.4333680556" calcext:value-type="float">
            <text:p>44012,4333680556</text:p>
          </table:table-cell>
          <table:table-cell table:number-columns-repeated="2"/>
        </table:table-row>
        <table:table-row table:style-name="ro1">
          <table:table-cell office:value-type="float" office:value="1591343578" calcext:value-type="float">
            <text:p>1591343578</text:p>
          </table:table-cell>
          <table:table-cell table:style-name="ce3" office:value-type="string" calcext:value-type="string">
            <text:p>2020-06-05 04:52:5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5.0</text:p>
          </table:table-cell>
          <table:table-cell table:formula="of:=[.I1431]" office:value-type="date" office:date-value="2020-06-30T10:24:03" calcext:value-type="date">
            <text:p>30/06/20</text:p>
          </table:table-cell>
          <table:table-cell table:formula="of:=[.I1431]" office:value-type="time" office:time-value="PT1056298H24M03.000000156S" calcext:value-type="time">
            <text:p>10:24:03</text:p>
          </table:table-cell>
          <table:table-cell table:formula="of:=[.A1431]+[.$J$2]" office:value-type="float" office:value="1593523443" calcext:value-type="float">
            <text:p>1593523443</text:p>
          </table:table-cell>
          <table:table-cell table:formula="of:=([.$H1431]/86400)+25569-(3/24)" office:value-type="float" office:value="44012.4333680556" calcext:value-type="float">
            <text:p>44012,4333680556</text:p>
          </table:table-cell>
          <table:table-cell table:number-columns-repeated="2"/>
        </table:table-row>
        <table:table-row table:style-name="ro1">
          <table:table-cell office:value-type="float" office:value="1591343578" calcext:value-type="float">
            <text:p>1591343578</text:p>
          </table:table-cell>
          <table:table-cell table:style-name="ce3" office:value-type="string" calcext:value-type="string">
            <text:p>2020-06-05 04:52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9</text:p>
          </table:table-cell>
          <table:table-cell office:value-type="string" calcext:value-type="string">
            <text:p>50.0</text:p>
          </table:table-cell>
          <table:table-cell table:formula="of:=[.I1432]" office:value-type="date" office:date-value="2020-06-30T10:24:03" calcext:value-type="date">
            <text:p>30/06/20</text:p>
          </table:table-cell>
          <table:table-cell table:formula="of:=[.I1432]" office:value-type="time" office:time-value="PT1056298H24M03.000000156S" calcext:value-type="time">
            <text:p>10:24:03</text:p>
          </table:table-cell>
          <table:table-cell table:formula="of:=[.A1432]+[.$J$2]" office:value-type="float" office:value="1593523443" calcext:value-type="float">
            <text:p>1593523443</text:p>
          </table:table-cell>
          <table:table-cell table:formula="of:=([.$H1432]/86400)+25569-(3/24)" office:value-type="float" office:value="44012.4333680556" calcext:value-type="float">
            <text:p>44012,4333680556</text:p>
          </table:table-cell>
          <table:table-cell table:number-columns-repeated="2"/>
        </table:table-row>
        <table:table-row table:style-name="ro1">
          <table:table-cell office:value-type="float" office:value="1591343578" calcext:value-type="float">
            <text:p>1591343578</text:p>
          </table:table-cell>
          <table:table-cell table:style-name="ce3" office:value-type="string" calcext:value-type="string">
            <text:p>2020-06-05 04:52: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53.0</text:p>
          </table:table-cell>
          <table:table-cell table:formula="of:=[.I1433]" office:value-type="date" office:date-value="2020-06-30T10:24:03" calcext:value-type="date">
            <text:p>30/06/20</text:p>
          </table:table-cell>
          <table:table-cell table:formula="of:=[.I1433]" office:value-type="time" office:time-value="PT1056298H24M03.000000156S" calcext:value-type="time">
            <text:p>10:24:03</text:p>
          </table:table-cell>
          <table:table-cell table:formula="of:=[.A1433]+[.$J$2]" office:value-type="float" office:value="1593523443" calcext:value-type="float">
            <text:p>1593523443</text:p>
          </table:table-cell>
          <table:table-cell table:formula="of:=([.$H1433]/86400)+25569-(3/24)" office:value-type="float" office:value="44012.4333680556" calcext:value-type="float">
            <text:p>44012,4333680556</text:p>
          </table:table-cell>
          <table:table-cell table:number-columns-repeated="2"/>
        </table:table-row>
        <table:table-row table:style-name="ro1">
          <table:table-cell office:value-type="float" office:value="1591347177" calcext:value-type="float">
            <text:p>1591347177</text:p>
          </table:table-cell>
          <table:table-cell table:style-name="ce3" office:value-type="string" calcext:value-type="string">
            <text:p>2020-06-05 05:52: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48.0</text:p>
          </table:table-cell>
          <table:table-cell table:formula="of:=[.I1434]" office:value-type="date" office:date-value="2020-06-30T11:24:02" calcext:value-type="date">
            <text:p>30/06/20</text:p>
          </table:table-cell>
          <table:table-cell table:formula="of:=[.I1434]" office:value-type="time" office:time-value="PT1056299H24M01.999999713S" calcext:value-type="time">
            <text:p>11:24:02</text:p>
          </table:table-cell>
          <table:table-cell table:formula="of:=[.A1434]+[.$J$2]" office:value-type="float" office:value="1593527042" calcext:value-type="float">
            <text:p>1593527042</text:p>
          </table:table-cell>
          <table:table-cell table:formula="of:=([.$H1434]/86400)+25569-(3/24)" office:value-type="float" office:value="44012.4750231481" calcext:value-type="float">
            <text:p>44012,4750231481</text:p>
          </table:table-cell>
          <table:table-cell table:number-columns-repeated="2"/>
        </table:table-row>
        <table:table-row table:style-name="ro1">
          <table:table-cell office:value-type="float" office:value="1591347177" calcext:value-type="float">
            <text:p>1591347177</text:p>
          </table:table-cell>
          <table:table-cell table:style-name="ce3" office:value-type="string" calcext:value-type="string">
            <text:p>2020-06-05 05:52:5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54.0</text:p>
          </table:table-cell>
          <table:table-cell table:formula="of:=[.I1435]" office:value-type="date" office:date-value="2020-06-30T11:24:02" calcext:value-type="date">
            <text:p>30/06/20</text:p>
          </table:table-cell>
          <table:table-cell table:formula="of:=[.I1435]" office:value-type="time" office:time-value="PT1056299H24M01.999999713S" calcext:value-type="time">
            <text:p>11:24:02</text:p>
          </table:table-cell>
          <table:table-cell table:formula="of:=[.A1435]+[.$J$2]" office:value-type="float" office:value="1593527042" calcext:value-type="float">
            <text:p>1593527042</text:p>
          </table:table-cell>
          <table:table-cell table:formula="of:=([.$H1435]/86400)+25569-(3/24)" office:value-type="float" office:value="44012.4750231481" calcext:value-type="float">
            <text:p>44012,4750231481</text:p>
          </table:table-cell>
          <table:table-cell table:number-columns-repeated="2"/>
        </table:table-row>
        <table:table-row table:style-name="ro1">
          <table:table-cell office:value-type="float" office:value="1591347177" calcext:value-type="float">
            <text:p>1591347177</text:p>
          </table:table-cell>
          <table:table-cell table:style-name="ce3" office:value-type="string" calcext:value-type="string">
            <text:p>2020-06-05 05:52: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2</text:p>
          </table:table-cell>
          <table:table-cell office:value-type="string" calcext:value-type="string">
            <text:p>49.0</text:p>
          </table:table-cell>
          <table:table-cell table:formula="of:=[.I1436]" office:value-type="date" office:date-value="2020-06-30T11:24:02" calcext:value-type="date">
            <text:p>30/06/20</text:p>
          </table:table-cell>
          <table:table-cell table:formula="of:=[.I1436]" office:value-type="time" office:time-value="PT1056299H24M01.999999713S" calcext:value-type="time">
            <text:p>11:24:02</text:p>
          </table:table-cell>
          <table:table-cell table:formula="of:=[.A1436]+[.$J$2]" office:value-type="float" office:value="1593527042" calcext:value-type="float">
            <text:p>1593527042</text:p>
          </table:table-cell>
          <table:table-cell table:formula="of:=([.$H1436]/86400)+25569-(3/24)" office:value-type="float" office:value="44012.4750231481" calcext:value-type="float">
            <text:p>44012,4750231481</text:p>
          </table:table-cell>
          <table:table-cell table:number-columns-repeated="2"/>
        </table:table-row>
        <table:table-row table:style-name="ro1">
          <table:table-cell office:value-type="float" office:value="1591347177" calcext:value-type="float">
            <text:p>1591347177</text:p>
          </table:table-cell>
          <table:table-cell table:style-name="ce3" office:value-type="string" calcext:value-type="string">
            <text:p>2020-06-05 05:52: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437]" office:value-type="date" office:date-value="2020-06-30T11:24:02" calcext:value-type="date">
            <text:p>30/06/20</text:p>
          </table:table-cell>
          <table:table-cell table:formula="of:=[.I1437]" office:value-type="time" office:time-value="PT1056299H24M01.999999713S" calcext:value-type="time">
            <text:p>11:24:02</text:p>
          </table:table-cell>
          <table:table-cell table:formula="of:=[.A1437]+[.$J$2]" office:value-type="float" office:value="1593527042" calcext:value-type="float">
            <text:p>1593527042</text:p>
          </table:table-cell>
          <table:table-cell table:formula="of:=([.$H1437]/86400)+25569-(3/24)" office:value-type="float" office:value="44012.4750231481" calcext:value-type="float">
            <text:p>44012,4750231481</text:p>
          </table:table-cell>
          <table:table-cell table:number-columns-repeated="2"/>
        </table:table-row>
        <table:table-row table:style-name="ro1">
          <table:table-cell office:value-type="float" office:value="1591350776" calcext:value-type="float">
            <text:p>1591350776</text:p>
          </table:table-cell>
          <table:table-cell table:style-name="ce3" office:value-type="string" calcext:value-type="string">
            <text:p>2020-06-05 06:52: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438]" office:value-type="date" office:date-value="2020-06-30T12:24:01" calcext:value-type="date">
            <text:p>30/06/20</text:p>
          </table:table-cell>
          <table:table-cell table:formula="of:=[.I1438]" office:value-type="time" office:time-value="PT1056300H24M01.000000108S" calcext:value-type="time">
            <text:p>12:24:01</text:p>
          </table:table-cell>
          <table:table-cell table:formula="of:=[.A1438]+[.$J$2]" office:value-type="float" office:value="1593530641" calcext:value-type="float">
            <text:p>1593530641</text:p>
          </table:table-cell>
          <table:table-cell table:formula="of:=([.$H1438]/86400)+25569-(3/24)" office:value-type="float" office:value="44012.5166782407" calcext:value-type="float">
            <text:p>44012,5166782407</text:p>
          </table:table-cell>
          <table:table-cell table:number-columns-repeated="2"/>
        </table:table-row>
        <table:table-row table:style-name="ro1">
          <table:table-cell office:value-type="float" office:value="1591350776" calcext:value-type="float">
            <text:p>1591350776</text:p>
          </table:table-cell>
          <table:table-cell table:style-name="ce3" office:value-type="string" calcext:value-type="string">
            <text:p>2020-06-05 06:52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1439]" office:value-type="date" office:date-value="2020-06-30T12:24:01" calcext:value-type="date">
            <text:p>30/06/20</text:p>
          </table:table-cell>
          <table:table-cell table:formula="of:=[.I1439]" office:value-type="time" office:time-value="PT1056300H24M01.000000108S" calcext:value-type="time">
            <text:p>12:24:01</text:p>
          </table:table-cell>
          <table:table-cell table:formula="of:=[.A1439]+[.$J$2]" office:value-type="float" office:value="1593530641" calcext:value-type="float">
            <text:p>1593530641</text:p>
          </table:table-cell>
          <table:table-cell table:formula="of:=([.$H1439]/86400)+25569-(3/24)" office:value-type="float" office:value="44012.5166782407" calcext:value-type="float">
            <text:p>44012,5166782407</text:p>
          </table:table-cell>
          <table:table-cell table:number-columns-repeated="2"/>
        </table:table-row>
        <table:table-row table:style-name="ro1">
          <table:table-cell office:value-type="float" office:value="1591350776" calcext:value-type="float">
            <text:p>1591350776</text:p>
          </table:table-cell>
          <table:table-cell table:style-name="ce3" office:value-type="string" calcext:value-type="string">
            <text:p>2020-06-05 06:52: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1440]" office:value-type="date" office:date-value="2020-06-30T12:24:01" calcext:value-type="date">
            <text:p>30/06/20</text:p>
          </table:table-cell>
          <table:table-cell table:formula="of:=[.I1440]" office:value-type="time" office:time-value="PT1056300H24M01.000000108S" calcext:value-type="time">
            <text:p>12:24:01</text:p>
          </table:table-cell>
          <table:table-cell table:formula="of:=[.A1440]+[.$J$2]" office:value-type="float" office:value="1593530641" calcext:value-type="float">
            <text:p>1593530641</text:p>
          </table:table-cell>
          <table:table-cell table:formula="of:=([.$H1440]/86400)+25569-(3/24)" office:value-type="float" office:value="44012.5166782407" calcext:value-type="float">
            <text:p>44012,5166782407</text:p>
          </table:table-cell>
          <table:table-cell table:number-columns-repeated="2"/>
        </table:table-row>
        <table:table-row table:style-name="ro1">
          <table:table-cell office:value-type="float" office:value="1591350776" calcext:value-type="float">
            <text:p>1591350776</text:p>
          </table:table-cell>
          <table:table-cell table:style-name="ce3" office:value-type="string" calcext:value-type="string">
            <text:p>2020-06-05 06:52: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441]" office:value-type="date" office:date-value="2020-06-30T12:24:01" calcext:value-type="date">
            <text:p>30/06/20</text:p>
          </table:table-cell>
          <table:table-cell table:formula="of:=[.I1441]" office:value-type="time" office:time-value="PT1056300H24M01.000000108S" calcext:value-type="time">
            <text:p>12:24:01</text:p>
          </table:table-cell>
          <table:table-cell table:formula="of:=[.A1441]+[.$J$2]" office:value-type="float" office:value="1593530641" calcext:value-type="float">
            <text:p>1593530641</text:p>
          </table:table-cell>
          <table:table-cell table:formula="of:=([.$H1441]/86400)+25569-(3/24)" office:value-type="float" office:value="44012.5166782407" calcext:value-type="float">
            <text:p>44012,5166782407</text:p>
          </table:table-cell>
          <table:table-cell table:number-columns-repeated="2"/>
        </table:table-row>
        <table:table-row table:style-name="ro1">
          <table:table-cell office:value-type="float" office:value="1591354375" calcext:value-type="float">
            <text:p>1591354375</text:p>
          </table:table-cell>
          <table:table-cell table:style-name="ce3" office:value-type="string" calcext:value-type="string">
            <text:p>2020-06-05 07:52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442]" office:value-type="date" office:date-value="2020-06-30T13:24:00" calcext:value-type="date">
            <text:p>30/06/20</text:p>
          </table:table-cell>
          <table:table-cell table:formula="of:=[.I1442]" office:value-type="time" office:time-value="PT1056301H23M59.999999665S" calcext:value-type="time">
            <text:p>13:24:00</text:p>
          </table:table-cell>
          <table:table-cell table:formula="of:=[.A1442]+[.$J$2]" office:value-type="float" office:value="1593534240" calcext:value-type="float">
            <text:p>1593534240</text:p>
          </table:table-cell>
          <table:table-cell table:formula="of:=([.$H1442]/86400)+25569-(3/24)" office:value-type="float" office:value="44012.5583333333" calcext:value-type="float">
            <text:p>44012,5583333333</text:p>
          </table:table-cell>
          <table:table-cell table:number-columns-repeated="2"/>
        </table:table-row>
        <table:table-row table:style-name="ro1">
          <table:table-cell office:value-type="float" office:value="1591354375" calcext:value-type="float">
            <text:p>1591354375</text:p>
          </table:table-cell>
          <table:table-cell table:style-name="ce3" office:value-type="string" calcext:value-type="string">
            <text:p>2020-06-05 07:52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1443]" office:value-type="date" office:date-value="2020-06-30T13:24:00" calcext:value-type="date">
            <text:p>30/06/20</text:p>
          </table:table-cell>
          <table:table-cell table:formula="of:=[.I1443]" office:value-type="time" office:time-value="PT1056301H23M59.999999665S" calcext:value-type="time">
            <text:p>13:24:00</text:p>
          </table:table-cell>
          <table:table-cell table:formula="of:=[.A1443]+[.$J$2]" office:value-type="float" office:value="1593534240" calcext:value-type="float">
            <text:p>1593534240</text:p>
          </table:table-cell>
          <table:table-cell table:formula="of:=([.$H1443]/86400)+25569-(3/24)" office:value-type="float" office:value="44012.5583333333" calcext:value-type="float">
            <text:p>44012,5583333333</text:p>
          </table:table-cell>
          <table:table-cell table:number-columns-repeated="2"/>
        </table:table-row>
        <table:table-row table:style-name="ro1">
          <table:table-cell office:value-type="float" office:value="1591354375" calcext:value-type="float">
            <text:p>1591354375</text:p>
          </table:table-cell>
          <table:table-cell table:style-name="ce3" office:value-type="string" calcext:value-type="string">
            <text:p>2020-06-05 07:52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1444]" office:value-type="date" office:date-value="2020-06-30T13:24:00" calcext:value-type="date">
            <text:p>30/06/20</text:p>
          </table:table-cell>
          <table:table-cell table:formula="of:=[.I1444]" office:value-type="time" office:time-value="PT1056301H23M59.999999665S" calcext:value-type="time">
            <text:p>13:24:00</text:p>
          </table:table-cell>
          <table:table-cell table:formula="of:=[.A1444]+[.$J$2]" office:value-type="float" office:value="1593534240" calcext:value-type="float">
            <text:p>1593534240</text:p>
          </table:table-cell>
          <table:table-cell table:formula="of:=([.$H1444]/86400)+25569-(3/24)" office:value-type="float" office:value="44012.5583333333" calcext:value-type="float">
            <text:p>44012,5583333333</text:p>
          </table:table-cell>
          <table:table-cell table:number-columns-repeated="2"/>
        </table:table-row>
        <table:table-row table:style-name="ro1">
          <table:table-cell office:value-type="float" office:value="1591354375" calcext:value-type="float">
            <text:p>1591354375</text:p>
          </table:table-cell>
          <table:table-cell table:style-name="ce3" office:value-type="string" calcext:value-type="string">
            <text:p>2020-06-05 07:52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445]" office:value-type="date" office:date-value="2020-06-30T13:24:00" calcext:value-type="date">
            <text:p>30/06/20</text:p>
          </table:table-cell>
          <table:table-cell table:formula="of:=[.I1445]" office:value-type="time" office:time-value="PT1056301H23M59.999999665S" calcext:value-type="time">
            <text:p>13:24:00</text:p>
          </table:table-cell>
          <table:table-cell table:formula="of:=[.A1445]+[.$J$2]" office:value-type="float" office:value="1593534240" calcext:value-type="float">
            <text:p>1593534240</text:p>
          </table:table-cell>
          <table:table-cell table:formula="of:=([.$H1445]/86400)+25569-(3/24)" office:value-type="float" office:value="44012.5583333333" calcext:value-type="float">
            <text:p>44012,5583333333</text:p>
          </table:table-cell>
          <table:table-cell table:number-columns-repeated="2"/>
        </table:table-row>
        <table:table-row table:style-name="ro1">
          <table:table-cell office:value-type="float" office:value="1591357974" calcext:value-type="float">
            <text:p>1591357974</text:p>
          </table:table-cell>
          <table:table-cell table:style-name="ce3" office:value-type="string" calcext:value-type="string">
            <text:p>2020-06-05 08:52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446]" office:value-type="date" office:date-value="2020-06-30T14:23:59" calcext:value-type="date">
            <text:p>30/06/20</text:p>
          </table:table-cell>
          <table:table-cell table:formula="of:=[.I1446]" office:value-type="time" office:time-value="PT1056302H23M59.00000006S" calcext:value-type="time">
            <text:p>14:23:59</text:p>
          </table:table-cell>
          <table:table-cell table:formula="of:=[.A1446]+[.$J$2]" office:value-type="float" office:value="1593537839" calcext:value-type="float">
            <text:p>1593537839</text:p>
          </table:table-cell>
          <table:table-cell table:formula="of:=([.$H1446]/86400)+25569-(3/24)" office:value-type="float" office:value="44012.5999884259" calcext:value-type="float">
            <text:p>44012,5999884259</text:p>
          </table:table-cell>
          <table:table-cell table:number-columns-repeated="2"/>
        </table:table-row>
        <table:table-row table:style-name="ro1">
          <table:table-cell office:value-type="float" office:value="1591357974" calcext:value-type="float">
            <text:p>1591357974</text:p>
          </table:table-cell>
          <table:table-cell table:style-name="ce3" office:value-type="string" calcext:value-type="string">
            <text:p>2020-06-05 08:52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1447]" office:value-type="date" office:date-value="2020-06-30T14:23:59" calcext:value-type="date">
            <text:p>30/06/20</text:p>
          </table:table-cell>
          <table:table-cell table:formula="of:=[.I1447]" office:value-type="time" office:time-value="PT1056302H23M59.00000006S" calcext:value-type="time">
            <text:p>14:23:59</text:p>
          </table:table-cell>
          <table:table-cell table:formula="of:=[.A1447]+[.$J$2]" office:value-type="float" office:value="1593537839" calcext:value-type="float">
            <text:p>1593537839</text:p>
          </table:table-cell>
          <table:table-cell table:formula="of:=([.$H1447]/86400)+25569-(3/24)" office:value-type="float" office:value="44012.5999884259" calcext:value-type="float">
            <text:p>44012,5999884259</text:p>
          </table:table-cell>
          <table:table-cell table:number-columns-repeated="2"/>
        </table:table-row>
        <table:table-row table:style-name="ro1">
          <table:table-cell office:value-type="float" office:value="1591357974" calcext:value-type="float">
            <text:p>1591357974</text:p>
          </table:table-cell>
          <table:table-cell table:style-name="ce3" office:value-type="string" calcext:value-type="string">
            <text:p>2020-06-05 08:52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1448]" office:value-type="date" office:date-value="2020-06-30T14:23:59" calcext:value-type="date">
            <text:p>30/06/20</text:p>
          </table:table-cell>
          <table:table-cell table:formula="of:=[.I1448]" office:value-type="time" office:time-value="PT1056302H23M59.00000006S" calcext:value-type="time">
            <text:p>14:23:59</text:p>
          </table:table-cell>
          <table:table-cell table:formula="of:=[.A1448]+[.$J$2]" office:value-type="float" office:value="1593537839" calcext:value-type="float">
            <text:p>1593537839</text:p>
          </table:table-cell>
          <table:table-cell table:formula="of:=([.$H1448]/86400)+25569-(3/24)" office:value-type="float" office:value="44012.5999884259" calcext:value-type="float">
            <text:p>44012,5999884259</text:p>
          </table:table-cell>
          <table:table-cell table:number-columns-repeated="2"/>
        </table:table-row>
        <table:table-row table:style-name="ro1">
          <table:table-cell office:value-type="float" office:value="1591357974" calcext:value-type="float">
            <text:p>1591357974</text:p>
          </table:table-cell>
          <table:table-cell table:style-name="ce3" office:value-type="string" calcext:value-type="string">
            <text:p>2020-06-05 08:52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449]" office:value-type="date" office:date-value="2020-06-30T14:23:59" calcext:value-type="date">
            <text:p>30/06/20</text:p>
          </table:table-cell>
          <table:table-cell table:formula="of:=[.I1449]" office:value-type="time" office:time-value="PT1056302H23M59.00000006S" calcext:value-type="time">
            <text:p>14:23:59</text:p>
          </table:table-cell>
          <table:table-cell table:formula="of:=[.A1449]+[.$J$2]" office:value-type="float" office:value="1593537839" calcext:value-type="float">
            <text:p>1593537839</text:p>
          </table:table-cell>
          <table:table-cell table:formula="of:=([.$H1449]/86400)+25569-(3/24)" office:value-type="float" office:value="44012.5999884259" calcext:value-type="float">
            <text:p>44012,5999884259</text:p>
          </table:table-cell>
          <table:table-cell table:number-columns-repeated="2"/>
        </table:table-row>
        <table:table-row table:style-name="ro1">
          <table:table-cell office:value-type="float" office:value="1591361573" calcext:value-type="float">
            <text:p>1591361573</text:p>
          </table:table-cell>
          <table:table-cell table:style-name="ce3" office:value-type="string" calcext:value-type="string">
            <text:p>2020-06-05 09:52: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450]" office:value-type="date" office:date-value="2020-06-30T15:23:58" calcext:value-type="date">
            <text:p>30/06/20</text:p>
          </table:table-cell>
          <table:table-cell table:formula="of:=[.I1450]" office:value-type="time" office:time-value="PT1056303H23M58.000000454S" calcext:value-type="time">
            <text:p>15:23:58</text:p>
          </table:table-cell>
          <table:table-cell table:formula="of:=[.A1450]+[.$J$2]" office:value-type="float" office:value="1593541438" calcext:value-type="float">
            <text:p>1593541438</text:p>
          </table:table-cell>
          <table:table-cell table:formula="of:=([.$H1450]/86400)+25569-(3/24)" office:value-type="float" office:value="44012.6416435185" calcext:value-type="float">
            <text:p>44012,6416435185</text:p>
          </table:table-cell>
          <table:table-cell table:number-columns-repeated="2"/>
        </table:table-row>
        <table:table-row table:style-name="ro1">
          <table:table-cell office:value-type="float" office:value="1591361573" calcext:value-type="float">
            <text:p>1591361573</text:p>
          </table:table-cell>
          <table:table-cell table:style-name="ce3" office:value-type="string" calcext:value-type="string">
            <text:p>2020-06-05 09:52: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1451]" office:value-type="date" office:date-value="2020-06-30T15:23:58" calcext:value-type="date">
            <text:p>30/06/20</text:p>
          </table:table-cell>
          <table:table-cell table:formula="of:=[.I1451]" office:value-type="time" office:time-value="PT1056303H23M58.000000454S" calcext:value-type="time">
            <text:p>15:23:58</text:p>
          </table:table-cell>
          <table:table-cell table:formula="of:=[.A1451]+[.$J$2]" office:value-type="float" office:value="1593541438" calcext:value-type="float">
            <text:p>1593541438</text:p>
          </table:table-cell>
          <table:table-cell table:formula="of:=([.$H1451]/86400)+25569-(3/24)" office:value-type="float" office:value="44012.6416435185" calcext:value-type="float">
            <text:p>44012,6416435185</text:p>
          </table:table-cell>
          <table:table-cell table:number-columns-repeated="2"/>
        </table:table-row>
        <table:table-row table:style-name="ro1">
          <table:table-cell office:value-type="float" office:value="1591361573" calcext:value-type="float">
            <text:p>1591361573</text:p>
          </table:table-cell>
          <table:table-cell table:style-name="ce3" office:value-type="string" calcext:value-type="string">
            <text:p>2020-06-05 09:52: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49.0</text:p>
          </table:table-cell>
          <table:table-cell table:formula="of:=[.I1452]" office:value-type="date" office:date-value="2020-06-30T15:23:58" calcext:value-type="date">
            <text:p>30/06/20</text:p>
          </table:table-cell>
          <table:table-cell table:formula="of:=[.I1452]" office:value-type="time" office:time-value="PT1056303H23M58.000000454S" calcext:value-type="time">
            <text:p>15:23:58</text:p>
          </table:table-cell>
          <table:table-cell table:formula="of:=[.A1452]+[.$J$2]" office:value-type="float" office:value="1593541438" calcext:value-type="float">
            <text:p>1593541438</text:p>
          </table:table-cell>
          <table:table-cell table:formula="of:=([.$H1452]/86400)+25569-(3/24)" office:value-type="float" office:value="44012.6416435185" calcext:value-type="float">
            <text:p>44012,6416435185</text:p>
          </table:table-cell>
          <table:table-cell table:number-columns-repeated="2"/>
        </table:table-row>
        <table:table-row table:style-name="ro1">
          <table:table-cell office:value-type="float" office:value="1591361573" calcext:value-type="float">
            <text:p>1591361573</text:p>
          </table:table-cell>
          <table:table-cell table:style-name="ce3" office:value-type="string" calcext:value-type="string">
            <text:p>2020-06-05 09:52: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453]" office:value-type="date" office:date-value="2020-06-30T15:23:58" calcext:value-type="date">
            <text:p>30/06/20</text:p>
          </table:table-cell>
          <table:table-cell table:formula="of:=[.I1453]" office:value-type="time" office:time-value="PT1056303H23M58.000000454S" calcext:value-type="time">
            <text:p>15:23:58</text:p>
          </table:table-cell>
          <table:table-cell table:formula="of:=[.A1453]+[.$J$2]" office:value-type="float" office:value="1593541438" calcext:value-type="float">
            <text:p>1593541438</text:p>
          </table:table-cell>
          <table:table-cell table:formula="of:=([.$H1453]/86400)+25569-(3/24)" office:value-type="float" office:value="44012.6416435185" calcext:value-type="float">
            <text:p>44012,6416435185</text:p>
          </table:table-cell>
          <table:table-cell table:number-columns-repeated="2"/>
        </table:table-row>
        <table:table-row table:style-name="ro1">
          <table:table-cell office:value-type="float" office:value="1591365172" calcext:value-type="float">
            <text:p>1591365172</text:p>
          </table:table-cell>
          <table:table-cell table:style-name="ce3" office:value-type="string" calcext:value-type="string">
            <text:p>2020-06-05 10:52: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48.0</text:p>
          </table:table-cell>
          <table:table-cell table:formula="of:=[.I1454]" office:value-type="date" office:date-value="2020-06-30T16:23:57" calcext:value-type="date">
            <text:p>30/06/20</text:p>
          </table:table-cell>
          <table:table-cell table:formula="of:=[.I1454]" office:value-type="time" office:time-value="PT1056304H23M57.000000011S" calcext:value-type="time">
            <text:p>16:23:57</text:p>
          </table:table-cell>
          <table:table-cell table:formula="of:=[.A1454]+[.$J$2]" office:value-type="float" office:value="1593545037" calcext:value-type="float">
            <text:p>1593545037</text:p>
          </table:table-cell>
          <table:table-cell table:formula="of:=([.$H1454]/86400)+25569-(3/24)" office:value-type="float" office:value="44012.6832986111" calcext:value-type="float">
            <text:p>44012,6832986111</text:p>
          </table:table-cell>
          <table:table-cell table:number-columns-repeated="2"/>
        </table:table-row>
        <table:table-row table:style-name="ro1">
          <table:table-cell office:value-type="float" office:value="1591365172" calcext:value-type="float">
            <text:p>1591365172</text:p>
          </table:table-cell>
          <table:table-cell table:style-name="ce3" office:value-type="string" calcext:value-type="string">
            <text:p>2020-06-05 10:52: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54.0</text:p>
          </table:table-cell>
          <table:table-cell table:formula="of:=[.I1455]" office:value-type="date" office:date-value="2020-06-30T16:23:57" calcext:value-type="date">
            <text:p>30/06/20</text:p>
          </table:table-cell>
          <table:table-cell table:formula="of:=[.I1455]" office:value-type="time" office:time-value="PT1056304H23M57.000000011S" calcext:value-type="time">
            <text:p>16:23:57</text:p>
          </table:table-cell>
          <table:table-cell table:formula="of:=[.A1455]+[.$J$2]" office:value-type="float" office:value="1593545037" calcext:value-type="float">
            <text:p>1593545037</text:p>
          </table:table-cell>
          <table:table-cell table:formula="of:=([.$H1455]/86400)+25569-(3/24)" office:value-type="float" office:value="44012.6832986111" calcext:value-type="float">
            <text:p>44012,6832986111</text:p>
          </table:table-cell>
          <table:table-cell table:number-columns-repeated="2"/>
        </table:table-row>
        <table:table-row table:style-name="ro1">
          <table:table-cell office:value-type="float" office:value="1591365172" calcext:value-type="float">
            <text:p>1591365172</text:p>
          </table:table-cell>
          <table:table-cell table:style-name="ce3" office:value-type="string" calcext:value-type="string">
            <text:p>2020-06-05 10:52: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9.0</text:p>
          </table:table-cell>
          <table:table-cell table:formula="of:=[.I1456]" office:value-type="date" office:date-value="2020-06-30T16:23:57" calcext:value-type="date">
            <text:p>30/06/20</text:p>
          </table:table-cell>
          <table:table-cell table:formula="of:=[.I1456]" office:value-type="time" office:time-value="PT1056304H23M57.000000011S" calcext:value-type="time">
            <text:p>16:23:57</text:p>
          </table:table-cell>
          <table:table-cell table:formula="of:=[.A1456]+[.$J$2]" office:value-type="float" office:value="1593545037" calcext:value-type="float">
            <text:p>1593545037</text:p>
          </table:table-cell>
          <table:table-cell table:formula="of:=([.$H1456]/86400)+25569-(3/24)" office:value-type="float" office:value="44012.6832986111" calcext:value-type="float">
            <text:p>44012,6832986111</text:p>
          </table:table-cell>
          <table:table-cell table:number-columns-repeated="2"/>
        </table:table-row>
        <table:table-row table:style-name="ro1">
          <table:table-cell office:value-type="float" office:value="1591365172" calcext:value-type="float">
            <text:p>1591365172</text:p>
          </table:table-cell>
          <table:table-cell table:style-name="ce3" office:value-type="string" calcext:value-type="string">
            <text:p>2020-06-05 10:52: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53.0</text:p>
          </table:table-cell>
          <table:table-cell table:formula="of:=[.I1457]" office:value-type="date" office:date-value="2020-06-30T16:23:57" calcext:value-type="date">
            <text:p>30/06/20</text:p>
          </table:table-cell>
          <table:table-cell table:formula="of:=[.I1457]" office:value-type="time" office:time-value="PT1056304H23M57.000000011S" calcext:value-type="time">
            <text:p>16:23:57</text:p>
          </table:table-cell>
          <table:table-cell table:formula="of:=[.A1457]+[.$J$2]" office:value-type="float" office:value="1593545037" calcext:value-type="float">
            <text:p>1593545037</text:p>
          </table:table-cell>
          <table:table-cell table:formula="of:=([.$H1457]/86400)+25569-(3/24)" office:value-type="float" office:value="44012.6832986111" calcext:value-type="float">
            <text:p>44012,6832986111</text:p>
          </table:table-cell>
          <table:table-cell table:number-columns-repeated="2"/>
        </table:table-row>
        <table:table-row table:style-name="ro1">
          <table:table-cell office:value-type="float" office:value="1591368771" calcext:value-type="float">
            <text:p>1591368771</text:p>
          </table:table-cell>
          <table:table-cell table:style-name="ce3" office:value-type="string" calcext:value-type="string">
            <text:p>2020-06-05 11:52:5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58]" office:value-type="date" office:date-value="2020-06-30T17:23:56" calcext:value-type="date">
            <text:p>30/06/20</text:p>
          </table:table-cell>
          <table:table-cell table:formula="of:=[.I1458]" office:value-type="time" office:time-value="PT1056305H23M55.999999568S" calcext:value-type="time">
            <text:p>17:23:56</text:p>
          </table:table-cell>
          <table:table-cell table:formula="of:=[.A1458]+[.$J$2]" office:value-type="float" office:value="1593548636" calcext:value-type="float">
            <text:p>1593548636</text:p>
          </table:table-cell>
          <table:table-cell table:formula="of:=([.$H1458]/86400)+25569-(3/24)" office:value-type="float" office:value="44012.7249537037" calcext:value-type="float">
            <text:p>44012,7249537037</text:p>
          </table:table-cell>
          <table:table-cell table:number-columns-repeated="2"/>
        </table:table-row>
        <table:table-row table:style-name="ro1">
          <table:table-cell office:value-type="float" office:value="1591368771" calcext:value-type="float">
            <text:p>1591368771</text:p>
          </table:table-cell>
          <table:table-cell table:style-name="ce3" office:value-type="string" calcext:value-type="string">
            <text:p>2020-06-05 11:52: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59]" office:value-type="date" office:date-value="2020-06-30T17:23:56" calcext:value-type="date">
            <text:p>30/06/20</text:p>
          </table:table-cell>
          <table:table-cell table:formula="of:=[.I1459]" office:value-type="time" office:time-value="PT1056305H23M55.999999568S" calcext:value-type="time">
            <text:p>17:23:56</text:p>
          </table:table-cell>
          <table:table-cell table:formula="of:=[.A1459]+[.$J$2]" office:value-type="float" office:value="1593548636" calcext:value-type="float">
            <text:p>1593548636</text:p>
          </table:table-cell>
          <table:table-cell table:formula="of:=([.$H1459]/86400)+25569-(3/24)" office:value-type="float" office:value="44012.7249537037" calcext:value-type="float">
            <text:p>44012,7249537037</text:p>
          </table:table-cell>
          <table:table-cell table:number-columns-repeated="2"/>
        </table:table-row>
        <table:table-row table:style-name="ro1">
          <table:table-cell office:value-type="float" office:value="1591368771" calcext:value-type="float">
            <text:p>1591368771</text:p>
          </table:table-cell>
          <table:table-cell table:style-name="ce3" office:value-type="string" calcext:value-type="string">
            <text:p>2020-06-05 11:52: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0]" office:value-type="date" office:date-value="2020-06-30T17:23:56" calcext:value-type="date">
            <text:p>30/06/20</text:p>
          </table:table-cell>
          <table:table-cell table:formula="of:=[.I1460]" office:value-type="time" office:time-value="PT1056305H23M55.999999568S" calcext:value-type="time">
            <text:p>17:23:56</text:p>
          </table:table-cell>
          <table:table-cell table:formula="of:=[.A1460]+[.$J$2]" office:value-type="float" office:value="1593548636" calcext:value-type="float">
            <text:p>1593548636</text:p>
          </table:table-cell>
          <table:table-cell table:formula="of:=([.$H1460]/86400)+25569-(3/24)" office:value-type="float" office:value="44012.7249537037" calcext:value-type="float">
            <text:p>44012,7249537037</text:p>
          </table:table-cell>
          <table:table-cell table:number-columns-repeated="2"/>
        </table:table-row>
        <table:table-row table:style-name="ro1">
          <table:table-cell office:value-type="float" office:value="1591368771" calcext:value-type="float">
            <text:p>1591368771</text:p>
          </table:table-cell>
          <table:table-cell table:style-name="ce3" office:value-type="string" calcext:value-type="string">
            <text:p>2020-06-05 11:52: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1]" office:value-type="date" office:date-value="2020-06-30T17:23:56" calcext:value-type="date">
            <text:p>30/06/20</text:p>
          </table:table-cell>
          <table:table-cell table:formula="of:=[.I1461]" office:value-type="time" office:time-value="PT1056305H23M55.999999568S" calcext:value-type="time">
            <text:p>17:23:56</text:p>
          </table:table-cell>
          <table:table-cell table:formula="of:=[.A1461]+[.$J$2]" office:value-type="float" office:value="1593548636" calcext:value-type="float">
            <text:p>1593548636</text:p>
          </table:table-cell>
          <table:table-cell table:formula="of:=([.$H1461]/86400)+25569-(3/24)" office:value-type="float" office:value="44012.7249537037" calcext:value-type="float">
            <text:p>44012,7249537037</text:p>
          </table:table-cell>
          <table:table-cell table:number-columns-repeated="2"/>
        </table:table-row>
        <table:table-row table:style-name="ro1">
          <table:table-cell office:value-type="float" office:value="1591372375" calcext:value-type="float">
            <text:p>1591372375</text:p>
          </table:table-cell>
          <table:table-cell table:style-name="ce3" office:value-type="string" calcext:value-type="string">
            <text:p>2020-06-05 12:52: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2]" office:value-type="date" office:date-value="2020-06-30T18:24:00" calcext:value-type="date">
            <text:p>30/06/20</text:p>
          </table:table-cell>
          <table:table-cell table:formula="of:=[.I1462]" office:value-type="time" office:time-value="PT1056306H23M59.999999665S" calcext:value-type="time">
            <text:p>18:24:00</text:p>
          </table:table-cell>
          <table:table-cell table:formula="of:=[.A1462]+[.$J$2]" office:value-type="float" office:value="1593552240" calcext:value-type="float">
            <text:p>1593552240</text:p>
          </table:table-cell>
          <table:table-cell table:formula="of:=([.$H1462]/86400)+25569-(3/24)" office:value-type="float" office:value="44012.7666666667" calcext:value-type="float">
            <text:p>44012,7666666667</text:p>
          </table:table-cell>
          <table:table-cell table:number-columns-repeated="2"/>
        </table:table-row>
        <table:table-row table:style-name="ro1">
          <table:table-cell office:value-type="float" office:value="1591372375" calcext:value-type="float">
            <text:p>1591372375</text:p>
          </table:table-cell>
          <table:table-cell table:style-name="ce3" office:value-type="string" calcext:value-type="string">
            <text:p>2020-06-05 12:52:5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3]" office:value-type="date" office:date-value="2020-06-30T18:24:00" calcext:value-type="date">
            <text:p>30/06/20</text:p>
          </table:table-cell>
          <table:table-cell table:formula="of:=[.I1463]" office:value-type="time" office:time-value="PT1056306H23M59.999999665S" calcext:value-type="time">
            <text:p>18:24:00</text:p>
          </table:table-cell>
          <table:table-cell table:formula="of:=[.A1463]+[.$J$2]" office:value-type="float" office:value="1593552240" calcext:value-type="float">
            <text:p>1593552240</text:p>
          </table:table-cell>
          <table:table-cell table:formula="of:=([.$H1463]/86400)+25569-(3/24)" office:value-type="float" office:value="44012.7666666667" calcext:value-type="float">
            <text:p>44012,7666666667</text:p>
          </table:table-cell>
          <table:table-cell table:number-columns-repeated="2"/>
        </table:table-row>
        <table:table-row table:style-name="ro1">
          <table:table-cell office:value-type="float" office:value="1591372375" calcext:value-type="float">
            <text:p>1591372375</text:p>
          </table:table-cell>
          <table:table-cell table:style-name="ce3" office:value-type="string" calcext:value-type="string">
            <text:p>2020-06-05 12:52: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4]" office:value-type="date" office:date-value="2020-06-30T18:24:00" calcext:value-type="date">
            <text:p>30/06/20</text:p>
          </table:table-cell>
          <table:table-cell table:formula="of:=[.I1464]" office:value-type="time" office:time-value="PT1056306H23M59.999999665S" calcext:value-type="time">
            <text:p>18:24:00</text:p>
          </table:table-cell>
          <table:table-cell table:formula="of:=[.A1464]+[.$J$2]" office:value-type="float" office:value="1593552240" calcext:value-type="float">
            <text:p>1593552240</text:p>
          </table:table-cell>
          <table:table-cell table:formula="of:=([.$H1464]/86400)+25569-(3/24)" office:value-type="float" office:value="44012.7666666667" calcext:value-type="float">
            <text:p>44012,7666666667</text:p>
          </table:table-cell>
          <table:table-cell table:number-columns-repeated="2"/>
        </table:table-row>
        <table:table-row table:style-name="ro1">
          <table:table-cell office:value-type="float" office:value="1591372375" calcext:value-type="float">
            <text:p>1591372375</text:p>
          </table:table-cell>
          <table:table-cell table:style-name="ce3" office:value-type="string" calcext:value-type="string">
            <text:p>2020-06-05 12:52: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5]" office:value-type="date" office:date-value="2020-06-30T18:24:00" calcext:value-type="date">
            <text:p>30/06/20</text:p>
          </table:table-cell>
          <table:table-cell table:formula="of:=[.I1465]" office:value-type="time" office:time-value="PT1056306H23M59.999999665S" calcext:value-type="time">
            <text:p>18:24:00</text:p>
          </table:table-cell>
          <table:table-cell table:formula="of:=[.A1465]+[.$J$2]" office:value-type="float" office:value="1593552240" calcext:value-type="float">
            <text:p>1593552240</text:p>
          </table:table-cell>
          <table:table-cell table:formula="of:=([.$H1465]/86400)+25569-(3/24)" office:value-type="float" office:value="44012.7666666667" calcext:value-type="float">
            <text:p>44012,7666666667</text:p>
          </table:table-cell>
          <table:table-cell table:number-columns-repeated="2"/>
        </table:table-row>
        <table:table-row table:style-name="ro1">
          <table:table-cell office:value-type="float" office:value="1591375974" calcext:value-type="float">
            <text:p>1591375974</text:p>
          </table:table-cell>
          <table:table-cell table:style-name="ce3" office:value-type="string" calcext:value-type="string">
            <text:p>2020-06-05 13:52: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6]" office:value-type="date" office:date-value="2020-06-30T19:23:59" calcext:value-type="date">
            <text:p>30/06/20</text:p>
          </table:table-cell>
          <table:table-cell table:formula="of:=[.I1466]" office:value-type="time" office:time-value="PT1056307H23M59.00000006S" calcext:value-type="time">
            <text:p>19:23:59</text:p>
          </table:table-cell>
          <table:table-cell table:formula="of:=[.A1466]+[.$J$2]" office:value-type="float" office:value="1593555839" calcext:value-type="float">
            <text:p>1593555839</text:p>
          </table:table-cell>
          <table:table-cell table:formula="of:=([.$H1466]/86400)+25569-(3/24)" office:value-type="float" office:value="44012.8083217593" calcext:value-type="float">
            <text:p>44012,8083217593</text:p>
          </table:table-cell>
          <table:table-cell table:number-columns-repeated="2"/>
        </table:table-row>
        <table:table-row table:style-name="ro1">
          <table:table-cell office:value-type="float" office:value="1591375974" calcext:value-type="float">
            <text:p>1591375974</text:p>
          </table:table-cell>
          <table:table-cell table:style-name="ce3" office:value-type="string" calcext:value-type="string">
            <text:p>2020-06-05 13:52: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7]" office:value-type="date" office:date-value="2020-06-30T19:23:59" calcext:value-type="date">
            <text:p>30/06/20</text:p>
          </table:table-cell>
          <table:table-cell table:formula="of:=[.I1467]" office:value-type="time" office:time-value="PT1056307H23M59.00000006S" calcext:value-type="time">
            <text:p>19:23:59</text:p>
          </table:table-cell>
          <table:table-cell table:formula="of:=[.A1467]+[.$J$2]" office:value-type="float" office:value="1593555839" calcext:value-type="float">
            <text:p>1593555839</text:p>
          </table:table-cell>
          <table:table-cell table:formula="of:=([.$H1467]/86400)+25569-(3/24)" office:value-type="float" office:value="44012.8083217593" calcext:value-type="float">
            <text:p>44012,8083217593</text:p>
          </table:table-cell>
          <table:table-cell table:number-columns-repeated="2"/>
        </table:table-row>
        <table:table-row table:style-name="ro1">
          <table:table-cell office:value-type="float" office:value="1591375974" calcext:value-type="float">
            <text:p>1591375974</text:p>
          </table:table-cell>
          <table:table-cell table:style-name="ce3" office:value-type="string" calcext:value-type="string">
            <text:p>2020-06-05 13:52: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8]" office:value-type="date" office:date-value="2020-06-30T19:23:59" calcext:value-type="date">
            <text:p>30/06/20</text:p>
          </table:table-cell>
          <table:table-cell table:formula="of:=[.I1468]" office:value-type="time" office:time-value="PT1056307H23M59.00000006S" calcext:value-type="time">
            <text:p>19:23:59</text:p>
          </table:table-cell>
          <table:table-cell table:formula="of:=[.A1468]+[.$J$2]" office:value-type="float" office:value="1593555839" calcext:value-type="float">
            <text:p>1593555839</text:p>
          </table:table-cell>
          <table:table-cell table:formula="of:=([.$H1468]/86400)+25569-(3/24)" office:value-type="float" office:value="44012.8083217593" calcext:value-type="float">
            <text:p>44012,8083217593</text:p>
          </table:table-cell>
          <table:table-cell table:number-columns-repeated="2"/>
        </table:table-row>
        <table:table-row table:style-name="ro1">
          <table:table-cell office:value-type="float" office:value="1591375974" calcext:value-type="float">
            <text:p>1591375974</text:p>
          </table:table-cell>
          <table:table-cell table:style-name="ce3" office:value-type="string" calcext:value-type="string">
            <text:p>2020-06-05 13:52: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0.1</text:p>
          </table:table-cell>
          <table:table-cell office:value-type="string" calcext:value-type="string">
            <text:p>255.0</text:p>
          </table:table-cell>
          <table:table-cell table:formula="of:=[.I1469]" office:value-type="date" office:date-value="2020-06-30T19:23:59" calcext:value-type="date">
            <text:p>30/06/20</text:p>
          </table:table-cell>
          <table:table-cell table:formula="of:=[.I1469]" office:value-type="time" office:time-value="PT1056307H23M59.00000006S" calcext:value-type="time">
            <text:p>19:23:59</text:p>
          </table:table-cell>
          <table:table-cell table:formula="of:=[.A1469]+[.$J$2]" office:value-type="float" office:value="1593555839" calcext:value-type="float">
            <text:p>1593555839</text:p>
          </table:table-cell>
          <table:table-cell table:formula="of:=([.$H1469]/86400)+25569-(3/24)" office:value-type="float" office:value="44012.8083217593" calcext:value-type="float">
            <text:p>44012,8083217593</text:p>
          </table:table-cell>
          <table:table-cell table:number-columns-repeated="2"/>
        </table:table-row>
        <table:table-row table:style-name="ro1" table:number-rows-repeated="1047106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data_1_v2.A1:data_1_v2.E1469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23T00:42:43.597000000</dc:date>
    <meta:editing-duration>PT7H39M7S</meta:editing-duration>
    <meta:editing-cycles>1</meta:editing-cycles>
    <meta:document-statistic meta:table-count="1" meta:cell-count="13223" meta:object-count="0"/>
    <meta:generator>LibreOffice/6.0.4.2$Windows_X86_64 LibreOffice_project/9b0d9b32d5dcda91d2f1a96dc04c645c450872bf</meta:generator>
  </office:meta>
</office:document-meta>
</file>